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0.9366in"/>
    </style:style>
    <style:style style:name="co3" style:family="table-column">
      <style:table-column-properties fo:break-before="auto" style:column-width="1.3866in"/>
    </style:style>
    <style:style style:name="co4" style:family="table-column">
      <style:table-column-properties fo:break-before="auto" style:column-width="0.9118in"/>
    </style:style>
    <style:style style:name="co5" style:family="table-column">
      <style:table-column-properties fo:break-before="auto" style:column-width="0.8744in"/>
    </style:style>
    <style:style style:name="co6" style:family="table-column">
      <style:table-column-properties fo:break-before="auto" style:column-width="0.9618in"/>
    </style:style>
    <style:style style:name="co7" style:family="table-column">
      <style:table-column-properties fo:break-before="auto" style:column-width="0.9244in"/>
    </style:style>
    <style:style style:name="co8" style:family="table-column">
      <style:table-column-properties fo:break-before="auto" style:column-width="0.8417in"/>
    </style:style>
    <style:style style:name="co9" style:family="table-column">
      <style:table-column-properties fo:break-before="auto" style:column-width="0.7846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8618in"/>
    </style:style>
    <style:style style:name="co12" style:family="table-column">
      <style:table-column-properties fo:break-before="auto" style:column-width="2.1992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Calculation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fo:padding="0.028in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ackground-color="#ffff00" fo:padding="0.028in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10121">
      <style:table-cell-properties fo:background-color="#ffff00" fo:padding="0.028in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0121">
      <style:table-cell-properties fo:padding="0.028in"/>
    </style:style>
    <style:style style:name="ce9" style:family="table-cell" style:parent-style-name="Default" style:data-style-name="N134">
      <style:table-cell-properties fo:padding="0.028in"/>
    </style:style>
    <style:style style:name="ce10" style:family="table-cell" style:parent-style-name="Default" style:data-style-name="N134">
      <style:table-cell-properties fo:background-color="#ffff00" fo:padding="0.028in"/>
    </style:style>
    <style:style style:name="ce11" style:family="table-cell" style:parent-style-name="Default" style:data-style-name="N2">
      <style:table-cell-properties fo:padding="0.028in"/>
    </style:style>
    <style:style style:name="ce12" style:family="table-cell" style:parent-style-name="Default" style:data-style-name="N2">
      <style:table-cell-properties fo:background-color="#ffff00" fo:padding="0.028in"/>
    </style:style>
    <style:style style:name="ce13" style:family="table-cell" style:parent-style-name="Default" style:data-style-name="N133">
      <style:table-cell-properties fo:padding="0.028in"/>
    </style:style>
    <style:style style:name="ce14" style:family="table-cell" style:parent-style-name="Default" style:data-style-name="N133">
      <style:table-cell-properties fo:background-color="#ffff00" fo:padding="0.028in"/>
    </style:style>
    <style:style style:name="ce15" style:family="table-cell" style:parent-style-name="Default" style:data-style-name="N0">
      <style:table-cell-properties fo:padding="0.028in"/>
    </style:style>
    <style:style style:name="ce16" style:family="table-cell" style:parent-style-name="Default" style:data-style-name="N0">
      <style:table-cell-properties fo:background-color="#ffff00" fo:padding="0.028in"/>
    </style:style>
    <style:style style:name="ce1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atio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3" table:default-cell-style-name="Default"/>
        <table:table-column table:style-name="co5" table:default-cell-style-name="ce3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ce3"/>
        <table:table-column table:style-name="co9" table:number-columns-repeated="5" table:default-cell-style-name="Default"/>
        <table:table-column table:style-name="co12" table:default-cell-style-name="Default"/>
        <table:table-column table:style-name="co9" table:number-columns-repeated="99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AA Solar Calculations - Change any of the highlighted cells to get solar position data for that location and date.</text:p>
          </table:table-cell>
          <table:covered-table-cell table:number-columns-repeated="2" table:style-name="ce5"/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ime (past local midnight)</text:p>
          </table:table-cell>
          <table:table-cell table:style-name="ce7" office:value-type="string" calcext:value-type="string">
            <text:p>Julian Day</text:p>
          </table:table-cell>
          <table:table-cell table:style-name="ce7" office:value-type="string" calcext:value-type="string">
            <text:p>Julian Century</text:p>
          </table:table-cell>
          <table:table-cell table:style-name="ce7"/>
          <table:table-cell table:style-name="ce7" office:value-type="string" calcext:value-type="string">
            <text:p>Geom Mean Long Sun (deg)</text:p>
          </table:table-cell>
          <table:table-cell table:style-name="ce7" office:value-type="string" calcext:value-type="string">
            <text:p>Geom Mean Anom Sun (deg)</text:p>
          </table:table-cell>
          <table:table-cell table:style-name="ce7" office:value-type="string" calcext:value-type="string">
            <text:p>Eccent Earth Orbit</text:p>
          </table:table-cell>
          <table:table-cell table:style-name="ce7" office:value-type="string" calcext:value-type="string">
            <text:p>Sun Eq of Ctr</text:p>
          </table:table-cell>
          <table:table-cell table:style-name="ce7" office:value-type="string" calcext:value-type="string">
            <text:p>Sun True Long (deg)</text:p>
          </table:table-cell>
          <table:table-cell table:style-name="ce7" office:value-type="string" calcext:value-type="string">
            <text:p>Sun True Anom (deg)</text:p>
          </table:table-cell>
          <table:table-cell table:style-name="ce7" office:value-type="string" calcext:value-type="string">
            <text:p>Sun Rad Vector (AUs)</text:p>
          </table:table-cell>
          <table:table-cell table:style-name="ce7" office:value-type="string" calcext:value-type="string">
            <text:p>Sun App Long (deg)</text:p>
          </table:table-cell>
          <table:table-cell table:style-name="ce7" office:value-type="string" calcext:value-type="string">
            <text:p>Mean Obliq Ecliptic (deg)</text:p>
          </table:table-cell>
          <table:table-cell table:style-name="ce7" office:value-type="string" calcext:value-type="string">
            <text:p>Obliq Corr (deg)</text:p>
          </table:table-cell>
          <table:table-cell table:style-name="ce7" office:value-type="string" calcext:value-type="string">
            <text:p>Sun Rt Ascen (deg)</text:p>
          </table:table-cell>
          <table:table-cell table:style-name="ce7" office:value-type="string" calcext:value-type="string">
            <text:p>Sun Declin (deg)</text:p>
          </table:table-cell>
          <table:table-cell table:style-name="ce7" office:value-type="string" calcext:value-type="string">
            <text:p>var y</text:p>
          </table:table-cell>
          <table:table-cell table:style-name="ce7" office:value-type="string" calcext:value-type="string">
            <text:p>Eq of Time (minutes)</text:p>
          </table:table-cell>
          <table:table-cell table:style-name="ce7" office:value-type="string" calcext:value-type="string">
            <text:p>HA Sunrise (deg)</text:p>
          </table:table-cell>
          <table:table-cell table:style-name="ce7" office:value-type="string" calcext:value-type="string">
            <text:p>Solar Noon (LST)</text:p>
          </table:table-cell>
          <table:table-cell table:style-name="ce7" office:value-type="string" calcext:value-type="string">
            <text:p>Sunrise Time (LST)</text:p>
          </table:table-cell>
          <table:table-cell table:style-name="ce7" office:value-type="string" calcext:value-type="string">
            <text:p>Sunset Time (LST)</text:p>
          </table:table-cell>
          <table:table-cell table:style-name="ce7" office:value-type="string" calcext:value-type="string">
            <text:p>Sunlight Duration (minutes)</text:p>
          </table:table-cell>
          <table:table-cell table:style-name="ce7" office:value-type="string" calcext:value-type="string">
            <text:p>True Solar Time (min)</text:p>
          </table:table-cell>
          <table:table-cell table:style-name="ce7" office:value-type="string" calcext:value-type="string">
            <text:p>Hour Angle (deg)</text:p>
          </table:table-cell>
          <table:table-cell table:style-name="ce7" office:value-type="string" calcext:value-type="string">
            <text:p>Solar Zenith Angle (deg)</text:p>
          </table:table-cell>
          <table:table-cell table:style-name="ce7" office:value-type="string" calcext:value-type="string">
            <text:p>Solar Elevation Angle (deg)</text:p>
          </table:table-cell>
          <table:table-cell table:style-name="ce7" office:value-type="string" calcext:value-type="string">
            <text:p>Approx Atmospheric Refraction (deg)</text:p>
          </table:table-cell>
          <table:table-cell table:style-name="ce7" office:value-type="string" calcext:value-type="string">
            <text:p>Solar Elevation corrected for atm refraction (deg)</text:p>
          </table:table-cell>
          <table:table-cell table:style-name="ce7" office:value-type="string" calcext:value-type="string">
            <text:p>Solar Azimuth Angle (deg cw from N)</text:p>
          </table:table-cell>
          <table:table-cell table:number-columns-repeated="990"/>
        </table:table-row>
        <table:table-row table:style-name="ro2">
          <table:table-cell table:style-name="ce2" table:number-columns-repeated="2"/>
          <table:table-cell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0.1/24" office:value-type="time" office:time-value="PT00H06M00S" calcext:value-type="time">
            <text:p>0:06:00</text:p>
          </table:table-cell>
          <table:table-cell table:style-name="ce11" table:formula="of:=[.D2]+2415018.5+[.E2]-[.$B$5]/24" office:value-type="float" office:value="2451775.4625" calcext:value-type="float">
            <text:p>2451775.46</text:p>
          </table:table-cell>
          <table:table-cell table:style-name="ce13" table:formula="of:=([.F2]-2451545)/36525" office:value-type="float" office:value="0.00630971937030452" calcext:value-type="float">
            <text:p>0.00630972</text:p>
          </table:table-cell>
          <table:table-cell/>
          <table:table-cell table:style-name="ce3" table:formula="of:=MOD(280.46646+[.G2]*(36000.76983+[.G2]*0.0003032);360)" office:value-type="float" office:value="147.621214754297" calcext:value-type="float">
            <text:p>147.621214754297</text:p>
          </table:table-cell>
          <table:table-cell table:style-name="ce3" table:formula="of:=357.52911+[.G2]*(35999.05029-0.0001537*[.G2])" office:value-type="float" office:value="584.67301492126" calcext:value-type="float">
            <text:p>584.67301492126</text:p>
          </table:table-cell>
          <table:table-cell table:style-name="ce3" table:formula="of:=0.016708634-[.G2]*(0.000042037+0.0000001267*[.G2])" office:value-type="float" office:value="0.0167083687532826" calcext:value-type="float">
            <text:p>0.016708368753283</text:p>
          </table:table-cell>
          <table:table-cell table:style-name="ce3" table:formula="of:=SIN(RADIANS([.J2]))*(1.914602-[.G2]*(0.004817+0.000014*[.G2]))+SIN(RADIANS(2*[.J2]))*(0.019993-0.000101*[.G2])+SIN(RADIANS(3*[.J2]))*0.000289" office:value-type="float" office:value="-1.32627519461625" calcext:value-type="float">
            <text:p>-1.32627519461625</text:p>
          </table:table-cell>
          <table:table-cell table:style-name="ce3" table:formula="of:=[.I2]+[.L2]" office:value-type="float" office:value="146.29493955968" calcext:value-type="float">
            <text:p>146.29493955968</text:p>
          </table:table-cell>
          <table:table-cell table:style-name="ce3" table:formula="of:=[.J2]+[.L2]" office:value-type="float" office:value="583.346739726644" calcext:value-type="float">
            <text:p>583.346739726644</text:p>
          </table:table-cell>
          <table:table-cell table:style-name="ce3" table:formula="of:=(1.000001018*(1-[.K2]*[.K2]))/(1+[.K2]*COS(RADIANS([.N2])))" office:value-type="float" office:value="1.01201842231348" calcext:value-type="float">
            <text:p>1.01201842231348</text:p>
          </table:table-cell>
          <table:table-cell table:style-name="ce3" table:formula="of:=[.M2]-0.00569-0.00478*SIN(RADIANS(125.04-1934.136*[.G2]))" office:value-type="float" office:value="146.284844223218" calcext:value-type="float">
            <text:p>146.284844223218</text:p>
          </table:table-cell>
          <table:table-cell table:style-name="ce3" table:formula="of:=23+(26+((21.448-[.G2]*(46.815+[.G2]*(0.00059-[.G2]*0.001813))))/60)/60" office:value-type="float" office:value="23.4392090584624" calcext:value-type="float">
            <text:p>23.4392090584624</text:p>
          </table:table-cell>
          <table:table-cell table:style-name="ce3" table:formula="of:=[.Q2]+0.00256*COS(RADIANS(125.04-1934.136*[.G2]))" office:value-type="float" office:value="23.4382155299893" calcext:value-type="float">
            <text:p>23.4382155299893</text:p>
          </table:table-cell>
          <table:table-cell table:style-name="ce3" table:formula="of:=DEGREES(ATAN2(COS(RADIANS([.P2]));COS(RADIANS([.R2]))*SIN(RADIANS([.P2]))))" office:value-type="float" office:value="148.523358445697" calcext:value-type="float">
            <text:p>148.523358445697</text:p>
          </table:table-cell>
          <table:table-cell table:style-name="ce3" table:formula="of:=DEGREES(ASIN(SIN(RADIANS([.R2]))*SIN(RADIANS([.P2]))))" office:value-type="float" office:value="12.7549917326289" calcext:value-type="float">
            <text:p>12.7549917326289</text:p>
          </table:table-cell>
          <table:table-cell table:style-name="ce3" table:formula="of:=TAN(RADIANS([.R2]/2))*TAN(RADIANS([.R2]/2))" office:value-type="float" office:value="0.0430304674906755" calcext:value-type="float">
            <text:p>0.043030467490676</text:p>
          </table:table-cell>
          <table:table-cell table:formula="of:=4*DEGREES([.U2]*SIN(2*RADIANS([.I2]))-2*[.K2]*SIN(RADIANS([.J2]))+4*[.K2]*[.U2]*SIN(RADIANS([.J2]))*COS(2*RADIANS([.I2]))-0.5*[.U2]*[.U2]*SIN(4*RADIANS([.I2]))-1.25*[.K2]*[.K2]*SIN(2*RADIANS([.J2])))" office:value-type="float" office:value="-3.64963709526898" calcext:value-type="float">
            <text:p>-3.64963709526898</text:p>
          </table:table-cell>
          <table:table-cell table:style-name="ce3" table:formula="of:=DEGREES(ACOS(COS(RADIANS(90.833))/(COS(RADIANS([.$B$3]))*COS(RADIANS([.T2])))-TAN(RADIANS([.$B$3]))*TAN(RADIANS([.T2]))))" office:value-type="float" office:value="104.860754923631" calcext:value-type="float">
            <text:p>104.860754923631</text:p>
          </table:table-cell>
          <table:table-cell table:style-name="ce9" table:formula="of:=(720-4*[.$B$4]-[.V2]+[.$B$5]*60)/1440" office:value-type="time" office:time-value="PT12H19M10.348625716S" calcext:value-type="time">
            <text:p>12:19:10</text:p>
          </table:table-cell>
          <table:table-cell table:style-name="ce9" table:formula="of:=[.X2]-[.W2]*4/1440" office:value-type="time" office:time-value="PT05H19M43.767444045S" calcext:value-type="time">
            <text:p>5:19:43</text:p>
          </table:table-cell>
          <table:table-cell table:style-name="ce9" table:formula="of:=[.X2]+[.W2]*4/1440" office:value-type="time" office:time-value="PT19H18M36.929807388S" calcext:value-type="time">
            <text:p>19:18:36</text:p>
          </table:table-cell>
          <table:table-cell table:style-name="ce15" table:formula="of:=8*[.W2]" office:value-type="float" office:value="838.886039389047" calcext:value-type="float">
            <text:p>838.886039389047</text:p>
          </table:table-cell>
          <table:table-cell table:style-name="ce3" table:formula="of:=MOD([.E2]*1440+[.V2]+4*[.$B$4]-60*[.$B$5];1440)" office:value-type="float" office:value="1426.82752290473" calcext:value-type="float">
            <text:p>1426.82752290473</text:p>
          </table:table-cell>
          <table:table-cell table:style-name="ce3" table:formula="of:=IF([.AB2]/4&lt;0;[.AB2]/4+180;[.AB2]/4-180)" office:value-type="float" office:value="176.706880726183" calcext:value-type="float">
            <text:p>176.706880726183</text:p>
          </table:table-cell>
          <table:table-cell table:style-name="ce3" table:formula="of:=DEGREES(ACOS(SIN(RADIANS([.$B$3]))*SIN(RADIANS([.T2]))+COS(RADIANS([.$B$3]))*COS(RADIANS([.T2]))*COS(RADIANS([.AC2]))))" office:value-type="float" office:value="121.100162907349" calcext:value-type="float">
            <text:p>121.100162907349</text:p>
          </table:table-cell>
          <table:table-cell table:style-name="ce3" table:formula="of:=90-[.AD2]" office:value-type="float" office:value="-31.1001629073489" calcext:value-type="float">
            <text:p>-31.1001629073489</text:p>
          </table:table-cell>
          <table:table-cell table:style-name="ce3" table:formula="of:=IF([.AE2]&gt;85;0;IF([.AE2]&gt;5;58.1/TAN(RADIANS([.AE2]))-0.07/POWER(TAN(RADIANS([.AE2]));3)+0.000086/POWER(TAN(RADIANS([.AE2]));5);IF([.AE2]&gt;-0.575;1735+[.AE2]*(-518.2+[.AE2]*(103.4+[.AE2]*(-12.79+[.AE2]*0.711)));-20.772/TAN(RADIANS([.AE2])))))/3600" office:value-type="float" office:value="0.00956497681966845" calcext:value-type="float">
            <text:p>0.009564976819668</text:p>
          </table:table-cell>
          <table:table-cell table:style-name="ce3" table:formula="of:=[.AE2]+[.AF2]" office:value-type="float" office:value="-31.0905979305292" calcext:value-type="float">
            <text:p>-31.0905979305292</text:p>
          </table:table-cell>
          <table:table-cell table:style-name="ce3" table:formula="of:=IF([.AC2]&gt;0;MOD(DEGREES(ACOS(((SIN(RADIANS([.$B$3]))*COS(RADIANS([.AD2])))-SIN(RADIANS([.T2])))/(COS(RADIANS([.$B$3]))*SIN(RADIANS([.AD2])))))+180;360);MOD(540-DEGREES(ACOS(((SIN(RADIANS([.$B$3]))*COS(RADIANS([.AD2])))-SIN(RADIANS([.T2])))/(COS(RADIANS([.$B$3]))*SIN(RADIANS([.AD2])))));360))" office:value-type="float" office:value="356.248381250397" calcext:value-type="float">
            <text:p>356.248381250397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Latitude (+ to N)</text:p>
          </table:table-cell>
          <table:table-cell table:style-name="ce4" office:value-type="float" office:value="46.07005" calcext:value-type="float">
            <text:p>46.07005</text:p>
          </table:table-cell>
          <table:table-cell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]+0.1/24" office:value-type="time" office:time-value="PT00H12M00S" calcext:value-type="time">
            <text:p>0:12:00</text:p>
          </table:table-cell>
          <table:table-cell table:style-name="ce11" table:formula="of:=[.D3]+2415018.5+[.E3]-[.$B$5]/24" office:value-type="float" office:value="2451775.46666667" calcext:value-type="float">
            <text:p>2451775.47</text:p>
          </table:table-cell>
          <table:table-cell table:style-name="ce13" table:formula="of:=([.F3]-2451545)/36525" office:value-type="float" office:value="0.00630983344741385" calcext:value-type="float">
            <text:p>0.00630983</text:p>
          </table:table-cell>
          <table:table-cell/>
          <table:table-cell table:style-name="ce3" table:formula="of:=MOD(280.46646+[.G3]*(36000.76983+[.G3]*0.0003032);360)" office:value-type="float" office:value="147.625321618053" calcext:value-type="float">
            <text:p>147.625321618053</text:p>
          </table:table-cell>
          <table:table-cell table:style-name="ce3" table:formula="of:=357.52911+[.G3]*(35999.05029-0.0001537*[.G3])" office:value-type="float" office:value="584.677121588856" calcext:value-type="float">
            <text:p>584.677121588856</text:p>
          </table:table-cell>
          <table:table-cell table:style-name="ce3" table:formula="of:=0.016708634-[.G3]*(0.000042037+0.0000001267*[.G3])" office:value-type="float" office:value="0.0167083687484869" calcext:value-type="float">
            <text:p>0.016708368748487</text:p>
          </table:table-cell>
          <table:table-cell table:style-name="ce3" table:formula="of:=SIN(RADIANS([.J3]))*(1.914602-[.G3]*(0.004817+0.000014*[.G3]))+SIN(RADIANS(2*[.J3]))*(0.019993-0.000101*[.G3])+SIN(RADIANS(3*[.J3]))*0.000289" office:value-type="float" office:value="-1.32637270118825" calcext:value-type="float">
            <text:p>-1.32637270118825</text:p>
          </table:table-cell>
          <table:table-cell table:style-name="ce3" table:formula="of:=[.I3]+[.L3]" office:value-type="float" office:value="146.298948916865" calcext:value-type="float">
            <text:p>146.298948916865</text:p>
          </table:table-cell>
          <table:table-cell table:style-name="ce3" table:formula="of:=[.J3]+[.L3]" office:value-type="float" office:value="583.350748887668" calcext:value-type="float">
            <text:p>583.350748887668</text:p>
          </table:table-cell>
          <table:table-cell table:style-name="ce3" table:formula="of:=(1.000001018*(1-[.K3]*[.K3]))/(1+[.K3]*COS(RADIANS([.N3])))" office:value-type="float" office:value="1.01201760013735" calcext:value-type="float">
            <text:p>1.01201760013735</text:p>
          </table:table-cell>
          <table:table-cell table:style-name="ce3" table:formula="of:=[.M3]-0.00569-0.00478*SIN(RADIANS(125.04-1934.136*[.G3]))" office:value-type="float" office:value="146.288853573258" calcext:value-type="float">
            <text:p>146.288853573258</text:p>
          </table:table-cell>
          <table:table-cell table:style-name="ce3" table:formula="of:=23+(26+((21.448-[.G3]*(46.815+[.G3]*(0.00059-[.G3]*0.001813))))/60)/60" office:value-type="float" office:value="23.4392090569789" calcext:value-type="float">
            <text:p>23.4392090569789</text:p>
          </table:table-cell>
          <table:table-cell table:style-name="ce3" table:formula="of:=[.Q3]+0.00256*COS(RADIANS(125.04-1934.136*[.G3]))" office:value-type="float" office:value="23.4382155375914" calcext:value-type="float">
            <text:p>23.4382155375914</text:p>
          </table:table-cell>
          <table:table-cell table:style-name="ce3" table:formula="of:=DEGREES(ATAN2(COS(RADIANS([.P3]));COS(RADIANS([.R3]))*SIN(RADIANS([.P3]))))" office:value-type="float" office:value="148.527225461181" calcext:value-type="float">
            <text:p>148.527225461181</text:p>
          </table:table-cell>
          <table:table-cell table:style-name="ce3" table:formula="of:=DEGREES(ASIN(SIN(RADIANS([.R3]))*SIN(RADIANS([.P3]))))" office:value-type="float" office:value="12.7536316135003" calcext:value-type="float">
            <text:p>12.7536316135003</text:p>
          </table:table-cell>
          <table:table-cell table:style-name="ce3" table:formula="of:=TAN(RADIANS([.R3]/2))*TAN(RADIANS([.R3]/2))" office:value-type="float" office:value="0.0430304675193832" calcext:value-type="float">
            <text:p>0.043030467519383</text:p>
          </table:table-cell>
          <table:table-cell table:formula="of:=4*DEGREES([.U3]*SIN(2*RADIANS([.I3]))-2*[.K3]*SIN(RADIANS([.J3]))+4*[.K3]*[.U3]*SIN(RADIANS([.J3]))*COS(2*RADIANS([.I3]))-0.5*[.U3]*[.U3]*SIN(4*RADIANS([.I3]))-1.25*[.K3]*[.K3]*SIN(2*RADIANS([.J3])))" office:value-type="float" office:value="-3.64867961235837" calcext:value-type="float">
            <text:p>-3.64867961235837</text:p>
          </table:table-cell>
          <table:table-cell table:style-name="ce3" table:formula="of:=DEGREES(ACOS(COS(RADIANS(90.833))/(COS(RADIANS([.$B$3]))*COS(RADIANS([.T3])))-TAN(RADIANS([.$B$3]))*TAN(RADIANS([.T3]))))" office:value-type="float" office:value="104.859212486537" calcext:value-type="float">
            <text:p>104.859212486537</text:p>
          </table:table-cell>
          <table:table-cell table:style-name="ce9" table:formula="of:=(720-4*[.$B$4]-[.V3]+[.$B$5]*60)/1440" office:value-type="time" office:time-value="PT12H19M10.291176741S" calcext:value-type="time">
            <text:p>12:19:10</text:p>
          </table:table-cell>
          <table:table-cell table:style-name="ce9" table:formula="of:=[.X3]-[.W3]*4/1440" office:value-type="time" office:time-value="PT05H19M44.080179973S" calcext:value-type="time">
            <text:p>5:19:44</text:p>
          </table:table-cell>
          <table:table-cell table:style-name="ce9" table:formula="of:=[.X3]+[.W3]*4/1440" office:value-type="time" office:time-value="PT19H18M36.50217351S" calcext:value-type="time">
            <text:p>19:18:36</text:p>
          </table:table-cell>
          <table:table-cell table:style-name="ce15" table:formula="of:=8*[.W3]" office:value-type="float" office:value="838.873699892293" calcext:value-type="float">
            <text:p>838.873699892293</text:p>
          </table:table-cell>
          <table:table-cell table:style-name="ce3" table:formula="of:=MOD([.E3]*1440+[.V3]+4*[.$B$4]-60*[.$B$5];1440)" office:value-type="float" office:value="1432.82848038764" calcext:value-type="float">
            <text:p>1432.82848038764</text:p>
          </table:table-cell>
          <table:table-cell table:style-name="ce3" table:formula="of:=IF([.AB3]/4&lt;0;[.AB3]/4+180;[.AB3]/4-180)" office:value-type="float" office:value="178.20712009691" calcext:value-type="float">
            <text:p>178.20712009691</text:p>
          </table:table-cell>
          <table:table-cell table:style-name="ce3" table:formula="of:=DEGREES(ACOS(SIN(RADIANS([.$B$3]))*SIN(RADIANS([.T3]))+COS(RADIANS([.$B$3]))*COS(RADIANS([.T3]))*COS(RADIANS([.AC3]))))" office:value-type="float" office:value="121.154137682483" calcext:value-type="float">
            <text:p>121.154137682483</text:p>
          </table:table-cell>
          <table:table-cell table:style-name="ce3" table:formula="of:=90-[.AD3]" office:value-type="float" office:value="-31.1541376824834" calcext:value-type="float">
            <text:p>-31.1541376824834</text:p>
          </table:table-cell>
          <table:table-cell table:style-name="ce3" table:formula="of:=IF([.AE3]&gt;85;0;IF([.AE3]&gt;5;58.1/TAN(RADIANS([.AE3]))-0.07/POWER(TAN(RADIANS([.AE3]));3)+0.000086/POWER(TAN(RADIANS([.AE3]));5);IF([.AE3]&gt;-0.575;1735+[.AE3]*(-518.2+[.AE3]*(103.4+[.AE3]*(-12.79+[.AE3]*0.711)));-20.772/TAN(RADIANS([.AE3])))))/3600" office:value-type="float" office:value="0.00954463612958393" calcext:value-type="float">
            <text:p>0.009544636129584</text:p>
          </table:table-cell>
          <table:table-cell table:style-name="ce3" table:formula="of:=[.AE3]+[.AF3]" office:value-type="float" office:value="-31.1445930463538" calcext:value-type="float">
            <text:p>-31.1445930463538</text:p>
          </table:table-cell>
          <table:table-cell table:style-name="ce3" table:formula="of:=IF([.AC3]&gt;0;MOD(DEGREES(ACOS(((SIN(RADIANS([.$B$3]))*COS(RADIANS([.AD3])))-SIN(RADIANS([.T3])))/(COS(RADIANS([.$B$3]))*SIN(RADIANS([.AD3])))))+180;360);MOD(540-DEGREES(ACOS(((SIN(RADIANS([.$B$3]))*COS(RADIANS([.AD3])))-SIN(RADIANS([.T3])))/(COS(RADIANS([.$B$3]))*SIN(RADIANS([.AD3])))));360))" office:value-type="float" office:value="357.956560465242" calcext:value-type="float">
            <text:p>357.956560465242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Longitude (+ to E)</text:p>
          </table:table-cell>
          <table:table-cell table:style-name="ce4" office:value-type="float" office:value="11.11929" calcext:value-type="float">
            <text:p>11.11929</text:p>
          </table:table-cell>
          <table:table-cell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]+0.1/24" office:value-type="time" office:time-value="PT00H18M00S" calcext:value-type="time">
            <text:p>0:18:00</text:p>
          </table:table-cell>
          <table:table-cell table:style-name="ce11" table:formula="of:=[.D4]+2415018.5+[.E4]-[.$B$5]/24" office:value-type="float" office:value="2451775.47083333" calcext:value-type="float">
            <text:p>2451775.47</text:p>
          </table:table-cell>
          <table:table-cell table:style-name="ce13" table:formula="of:=([.F4]-2451545)/36525" office:value-type="float" office:value="0.00630994752453593" calcext:value-type="float">
            <text:p>0.00630995</text:p>
          </table:table-cell>
          <table:table-cell/>
          <table:table-cell table:style-name="ce3" table:formula="of:=MOD(280.46646+[.G4]*(36000.76983+[.G4]*0.0003032);360)" office:value-type="float" office:value="147.629428482268" calcext:value-type="float">
            <text:p>147.629428482268</text:p>
          </table:table-cell>
          <table:table-cell table:style-name="ce3" table:formula="of:=357.52911+[.G4]*(35999.05029-0.0001537*[.G4])" office:value-type="float" office:value="584.68122825691" calcext:value-type="float">
            <text:p>584.68122825691</text:p>
          </table:table-cell>
          <table:table-cell table:style-name="ce3" table:formula="of:=0.016708634-[.G4]*(0.000042037+0.0000001267*[.G4])" office:value-type="float" office:value="0.0167083687436913" calcext:value-type="float">
            <text:p>0.016708368743691</text:p>
          </table:table-cell>
          <table:table-cell table:style-name="ce3" table:formula="of:=SIN(RADIANS([.J4]))*(1.914602-[.G4]*(0.004817+0.000014*[.G4]))+SIN(RADIANS(2*[.J4]))*(0.019993-0.000101*[.G4])+SIN(RADIANS(3*[.J4]))*0.000289" office:value-type="float" office:value="-1.32647020125671" calcext:value-type="float">
            <text:p>-1.32647020125671</text:p>
          </table:table-cell>
          <table:table-cell table:style-name="ce3" table:formula="of:=[.I4]+[.L4]" office:value-type="float" office:value="146.302958281012" calcext:value-type="float">
            <text:p>146.302958281012</text:p>
          </table:table-cell>
          <table:table-cell table:style-name="ce3" table:formula="of:=[.J4]+[.L4]" office:value-type="float" office:value="583.354758055654" calcext:value-type="float">
            <text:p>583.354758055654</text:p>
          </table:table-cell>
          <table:table-cell table:style-name="ce3" table:formula="of:=(1.000001018*(1-[.K4]*[.K4]))/(1+[.K4]*COS(RADIANS([.N4])))" office:value-type="float" office:value="1.01201677790018" calcext:value-type="float">
            <text:p>1.01201677790018</text:p>
          </table:table-cell>
          <table:table-cell table:style-name="ce3" table:formula="of:=[.M4]-0.00569-0.00478*SIN(RADIANS(125.04-1934.136*[.G4]))" office:value-type="float" office:value="146.292862930261" calcext:value-type="float">
            <text:p>146.292862930261</text:p>
          </table:table-cell>
          <table:table-cell table:style-name="ce3" table:formula="of:=23+(26+((21.448-[.G4]*(46.815+[.G4]*(0.00059-[.G4]*0.001813))))/60)/60" office:value-type="float" office:value="23.4392090554954" calcext:value-type="float">
            <text:p>23.4392090554954</text:p>
          </table:table-cell>
          <table:table-cell table:style-name="ce3" table:formula="of:=[.Q4]+0.00256*COS(RADIANS(125.04-1934.136*[.G4]))" office:value-type="float" office:value="23.4382155451936" calcext:value-type="float">
            <text:p>23.4382155451936</text:p>
          </table:table-cell>
          <table:table-cell table:style-name="ce3" table:formula="of:=DEGREES(ATAN2(COS(RADIANS([.P4]));COS(RADIANS([.R4]))*SIN(RADIANS([.P4]))))" office:value-type="float" office:value="148.531092441825" calcext:value-type="float">
            <text:p>148.531092441825</text:p>
          </table:table-cell>
          <table:table-cell table:style-name="ce3" table:formula="of:=DEGREES(ASIN(SIN(RADIANS([.R4]))*SIN(RADIANS([.P4]))))" office:value-type="float" office:value="12.7522714358141" calcext:value-type="float">
            <text:p>12.7522714358141</text:p>
          </table:table-cell>
          <table:table-cell table:style-name="ce3" table:formula="of:=TAN(RADIANS([.R4]/2))*TAN(RADIANS([.R4]/2))" office:value-type="float" office:value="0.043030467548091" calcext:value-type="float">
            <text:p>0.043030467548091</text:p>
          </table:table-cell>
          <table:table-cell table:formula="of:=4*DEGREES([.U4]*SIN(2*RADIANS([.I4]))-2*[.K4]*SIN(RADIANS([.J4]))+4*[.K4]*[.U4]*SIN(RADIANS([.J4]))*COS(2*RADIANS([.I4]))-0.5*[.U4]*[.U4]*SIN(4*RADIANS([.I4]))-1.25*[.K4]*[.K4]*SIN(2*RADIANS([.J4])))" office:value-type="float" office:value="-3.64772198914505" calcext:value-type="float">
            <text:p>-3.64772198914505</text:p>
          </table:table-cell>
          <table:table-cell table:style-name="ce3" table:formula="of:=DEGREES(ACOS(COS(RADIANS(90.833))/(COS(RADIANS([.$B$3]))*COS(RADIANS([.T4])))-TAN(RADIANS([.$B$3]))*TAN(RADIANS([.T4]))))" office:value-type="float" office:value="104.857670011347" calcext:value-type="float">
            <text:p>104.857670011347</text:p>
          </table:table-cell>
          <table:table-cell table:style-name="ce9" table:formula="of:=(720-4*[.$B$4]-[.V4]+[.$B$5]*60)/1440" office:value-type="time" office:time-value="PT12H19M10.233719349S" calcext:value-type="time">
            <text:p>12:19:10</text:p>
          </table:table-cell>
          <table:table-cell table:style-name="ce9" table:formula="of:=[.X4]-[.W4]*4/1440" office:value-type="time" office:time-value="PT05H19M44.392916626S" calcext:value-type="time">
            <text:p>5:19:44</text:p>
          </table:table-cell>
          <table:table-cell table:style-name="ce9" table:formula="of:=[.X4]+[.W4]*4/1440" office:value-type="time" office:time-value="PT19H18M36.074522072S" calcext:value-type="time">
            <text:p>19:18:36</text:p>
          </table:table-cell>
          <table:table-cell table:style-name="ce15" table:formula="of:=8*[.W4]" office:value-type="float" office:value="838.861360090773" calcext:value-type="float">
            <text:p>838.861360090773</text:p>
          </table:table-cell>
          <table:table-cell table:style-name="ce3" table:formula="of:=MOD([.E4]*1440+[.V4]+4*[.$B$4]-60*[.$B$5];1440)" office:value-type="float" office:value="1438.82943801086" calcext:value-type="float">
            <text:p>1438.82943801086</text:p>
          </table:table-cell>
          <table:table-cell table:style-name="ce3" table:formula="of:=IF([.AB4]/4&lt;0;[.AB4]/4+180;[.AB4]/4-180)" office:value-type="float" office:value="179.707359502714" calcext:value-type="float">
            <text:p>179.707359502714</text:p>
          </table:table-cell>
          <table:table-cell table:style-name="ce3" table:formula="of:=DEGREES(ACOS(SIN(RADIANS([.$B$3]))*SIN(RADIANS([.T4]))+COS(RADIANS([.$B$3]))*COS(RADIANS([.T4]))*COS(RADIANS([.AC4]))))" office:value-type="float" office:value="121.177087500416" calcext:value-type="float">
            <text:p>121.177087500416</text:p>
          </table:table-cell>
          <table:table-cell table:style-name="ce3" table:formula="of:=90-[.AD4]" office:value-type="float" office:value="-31.1770875004158" calcext:value-type="float">
            <text:p>-31.1770875004158</text:p>
          </table:table-cell>
          <table:table-cell table:style-name="ce3" table:formula="of:=IF([.AE4]&gt;85;0;IF([.AE4]&gt;5;58.1/TAN(RADIANS([.AE4]))-0.07/POWER(TAN(RADIANS([.AE4]));3)+0.000086/POWER(TAN(RADIANS([.AE4]));5);IF([.AE4]&gt;-0.575;1735+[.AE4]*(-518.2+[.AE4]*(103.4+[.AE4]*(-12.79+[.AE4]*0.711)));-20.772/TAN(RADIANS([.AE4])))))/3600" office:value-type="float" office:value="0.00953600656209845" calcext:value-type="float">
            <text:p>0.009536006562098</text:p>
          </table:table-cell>
          <table:table-cell table:style-name="ce3" table:formula="of:=[.AE4]+[.AF4]" office:value-type="float" office:value="-31.1675514938537" calcext:value-type="float">
            <text:p>-31.1675514938537</text:p>
          </table:table-cell>
          <table:table-cell table:style-name="ce3" table:formula="of:=IF([.AC4]&gt;0;MOD(DEGREES(ACOS(((SIN(RADIANS([.$B$3]))*COS(RADIANS([.AD4])))-SIN(RADIANS([.T4])))/(COS(RADIANS([.$B$3]))*SIN(RADIANS([.AD4])))))+180;360);MOD(540-DEGREES(ACOS(((SIN(RADIANS([.$B$3]))*COS(RADIANS([.AD4])))-SIN(RADIANS([.T4])))/(COS(RADIANS([.$B$3]))*SIN(RADIANS([.AD4])))));360))" office:value-type="float" office:value="359.666395476193" calcext:value-type="float">
            <text:p>359.666395476193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Time Zone (+ to E)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]+0.1/24" office:value-type="time" office:time-value="PT00H24M00S" calcext:value-type="time">
            <text:p>0:24:00</text:p>
          </table:table-cell>
          <table:table-cell table:style-name="ce11" table:formula="of:=[.D5]+2415018.5+[.E5]-[.$B$5]/24" office:value-type="float" office:value="2451775.475" calcext:value-type="float">
            <text:p>2451775.48</text:p>
          </table:table-cell>
          <table:table-cell table:style-name="ce13" table:formula="of:=([.F5]-2451545)/36525" office:value-type="float" office:value="0.00631006160164526" calcext:value-type="float">
            <text:p>0.00631006</text:p>
          </table:table-cell>
          <table:table-cell/>
          <table:table-cell table:style-name="ce3" table:formula="of:=MOD(280.46646+[.G5]*(36000.76983+[.G5]*0.0003032);360)" office:value-type="float" office:value="147.633535346025" calcext:value-type="float">
            <text:p>147.633535346025</text:p>
          </table:table-cell>
          <table:table-cell table:style-name="ce3" table:formula="of:=357.52911+[.G5]*(35999.05029-0.0001537*[.G5])" office:value-type="float" office:value="584.685334924506" calcext:value-type="float">
            <text:p>584.685334924506</text:p>
          </table:table-cell>
          <table:table-cell table:style-name="ce3" table:formula="of:=0.016708634-[.G5]*(0.000042037+0.0000001267*[.G5])" office:value-type="float" office:value="0.0167083687388957" calcext:value-type="float">
            <text:p>0.016708368738896</text:p>
          </table:table-cell>
          <table:table-cell table:style-name="ce3" table:formula="of:=SIN(RADIANS([.J5]))*(1.914602-[.G5]*(0.004817+0.000014*[.G5]))+SIN(RADIANS(2*[.J5]))*(0.019993-0.000101*[.G5])+SIN(RADIANS(3*[.J5]))*0.000289" office:value-type="float" office:value="-1.32656769479931" calcext:value-type="float">
            <text:p>-1.32656769479931</text:p>
          </table:table-cell>
          <table:table-cell table:style-name="ce3" table:formula="of:=[.I5]+[.L5]" office:value-type="float" office:value="146.306967651225" calcext:value-type="float">
            <text:p>146.306967651225</text:p>
          </table:table-cell>
          <table:table-cell table:style-name="ce3" table:formula="of:=[.J5]+[.L5]" office:value-type="float" office:value="583.358767229707" calcext:value-type="float">
            <text:p>583.358767229707</text:p>
          </table:table-cell>
          <table:table-cell table:style-name="ce3" table:formula="of:=(1.000001018*(1-[.K5]*[.K5]))/(1+[.K5]*COS(RADIANS([.N5])))" office:value-type="float" office:value="1.01201595560216" calcext:value-type="float">
            <text:p>1.01201595560216</text:p>
          </table:table-cell>
          <table:table-cell table:style-name="ce3" table:formula="of:=[.M5]-0.00569-0.00478*SIN(RADIANS(125.04-1934.136*[.G5]))" office:value-type="float" office:value="146.296872293331" calcext:value-type="float">
            <text:p>146.296872293331</text:p>
          </table:table-cell>
          <table:table-cell table:style-name="ce3" table:formula="of:=23+(26+((21.448-[.G5]*(46.815+[.G5]*(0.00059-[.G5]*0.001813))))/60)/60" office:value-type="float" office:value="23.439209054012" calcext:value-type="float">
            <text:p>23.439209054012</text:p>
          </table:table-cell>
          <table:table-cell table:style-name="ce3" table:formula="of:=[.Q5]+0.00256*COS(RADIANS(125.04-1934.136*[.G5]))" office:value-type="float" office:value="23.4382155527957" calcext:value-type="float">
            <text:p>23.4382155527957</text:p>
          </table:table-cell>
          <table:table-cell table:style-name="ce3" table:formula="of:=DEGREES(ATAN2(COS(RADIANS([.P5]));COS(RADIANS([.R5]))*SIN(RADIANS([.P5]))))" office:value-type="float" office:value="148.534959386766" calcext:value-type="float">
            <text:p>148.534959386766</text:p>
          </table:table-cell>
          <table:table-cell table:style-name="ce3" table:formula="of:=DEGREES(ASIN(SIN(RADIANS([.R5]))*SIN(RADIANS([.P5]))))" office:value-type="float" office:value="12.7509111998808" calcext:value-type="float">
            <text:p>12.7509111998808</text:p>
          </table:table-cell>
          <table:table-cell table:style-name="ce3" table:formula="of:=TAN(RADIANS([.R5]/2))*TAN(RADIANS([.R5]/2))" office:value-type="float" office:value="0.0430304675767988" calcext:value-type="float">
            <text:p>0.043030467576799</text:p>
          </table:table-cell>
          <table:table-cell table:formula="of:=4*DEGREES([.U5]*SIN(2*RADIANS([.I5]))-2*[.K5]*SIN(RADIANS([.J5]))+4*[.K5]*[.U5]*SIN(RADIANS([.J5]))*COS(2*RADIANS([.I5]))-0.5*[.U5]*[.U5]*SIN(4*RADIANS([.I5]))-1.25*[.K5]*[.K5]*SIN(2*RADIANS([.J5])))" office:value-type="float" office:value="-3.64676422585758" calcext:value-type="float">
            <text:p>-3.64676422585758</text:p>
          </table:table-cell>
          <table:table-cell table:style-name="ce3" table:formula="of:=DEGREES(ACOS(COS(RADIANS(90.833))/(COS(RADIANS([.$B$3]))*COS(RADIANS([.T5])))-TAN(RADIANS([.$B$3]))*TAN(RADIANS([.T5]))))" office:value-type="float" office:value="104.856127498413" calcext:value-type="float">
            <text:p>104.856127498413</text:p>
          </table:table-cell>
          <table:table-cell table:style-name="ce9" table:formula="of:=(720-4*[.$B$4]-[.V5]+[.$B$5]*60)/1440" office:value-type="time" office:time-value="PT12H19M10.176253551S" calcext:value-type="time">
            <text:p>12:19:10</text:p>
          </table:table-cell>
          <table:table-cell table:style-name="ce9" table:formula="of:=[.X5]-[.W5]*4/1440" office:value-type="time" office:time-value="PT05H19M44.705653932S" calcext:value-type="time">
            <text:p>5:19:44</text:p>
          </table:table-cell>
          <table:table-cell table:style-name="ce9" table:formula="of:=[.X5]+[.W5]*4/1440" office:value-type="time" office:time-value="PT19H18M35.646853171S" calcext:value-type="time">
            <text:p>19:18:35</text:p>
          </table:table-cell>
          <table:table-cell table:style-name="ce15" table:formula="of:=8*[.W5]" office:value-type="float" office:value="838.849019987304" calcext:value-type="float">
            <text:p>838.849019987304</text:p>
          </table:table-cell>
          <table:table-cell table:style-name="ce3" table:formula="of:=MOD([.E5]*1440+[.V5]+4*[.$B$4]-60*[.$B$5];1440)" office:value-type="float" office:value="4.83039577414243" calcext:value-type="float">
            <text:p>4.83039577414243</text:p>
          </table:table-cell>
          <table:table-cell table:style-name="ce3" table:formula="of:=IF([.AB5]/4&lt;0;[.AB5]/4+180;[.AB5]/4-180)" office:value-type="float" office:value="-178.792401056464" calcext:value-type="float">
            <text:p>-178.792401056464</text:p>
          </table:table-cell>
          <table:table-cell table:style-name="ce3" table:formula="of:=DEGREES(ACOS(SIN(RADIANS([.$B$3]))*SIN(RADIANS([.T5]))+COS(RADIANS([.$B$3]))*COS(RADIANS([.T5]))*COS(RADIANS([.AC5]))))" office:value-type="float" office:value="121.168974521467" calcext:value-type="float">
            <text:p>121.168974521467</text:p>
          </table:table-cell>
          <table:table-cell table:style-name="ce3" table:formula="of:=90-[.AD5]" office:value-type="float" office:value="-31.1689745214673" calcext:value-type="float">
            <text:p>-31.1689745214673</text:p>
          </table:table-cell>
          <table:table-cell table:style-name="ce3" table:formula="of:=IF([.AE5]&gt;85;0;IF([.AE5]&gt;5;58.1/TAN(RADIANS([.AE5]))-0.07/POWER(TAN(RADIANS([.AE5]));3)+0.000086/POWER(TAN(RADIANS([.AE5]));5);IF([.AE5]&gt;-0.575;1735+[.AE5]*(-518.2+[.AE5]*(103.4+[.AE5]*(-12.79+[.AE5]*0.711)));-20.772/TAN(RADIANS([.AE5])))))/3600" office:value-type="float" office:value="0.0095390558902763" calcext:value-type="float">
            <text:p>0.009539055890276</text:p>
          </table:table-cell>
          <table:table-cell table:style-name="ce3" table:formula="of:=[.AE5]+[.AF5]" office:value-type="float" office:value="-31.159435465577" calcext:value-type="float">
            <text:p>-31.159435465577</text:p>
          </table:table-cell>
          <table:table-cell table:style-name="ce3" table:formula="of:=IF([.AC5]&gt;0;MOD(DEGREES(ACOS(((SIN(RADIANS([.$B$3]))*COS(RADIANS([.AD5])))-SIN(RADIANS([.T5])))/(COS(RADIANS([.$B$3]))*SIN(RADIANS([.AD5])))))+180;360);MOD(540-DEGREES(ACOS(((SIN(RADIANS([.$B$3]))*COS(RADIANS([.AD5])))-SIN(RADIANS([.T5])))/(COS(RADIANS([.$B$3]))*SIN(RADIANS([.AD5])))));360))" office:value-type="float" office:value="1.37655770318634" calcext:value-type="float">
            <text:p>1.376557703186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]+0.1/24" office:value-type="time" office:time-value="PT00H30M00S" calcext:value-type="time">
            <text:p>0:30:00</text:p>
          </table:table-cell>
          <table:table-cell table:style-name="ce11" table:formula="of:=[.D6]+2415018.5+[.E6]-[.$B$5]/24" office:value-type="float" office:value="2451775.47916667" calcext:value-type="float">
            <text:p>2451775.48</text:p>
          </table:table-cell>
          <table:table-cell table:style-name="ce13" table:formula="of:=([.F6]-2451545)/36525" office:value-type="float" office:value="0.00631017567876734" calcext:value-type="float">
            <text:p>0.00631018</text:p>
          </table:table-cell>
          <table:table-cell/>
          <table:table-cell table:style-name="ce3" table:formula="of:=MOD(280.46646+[.G6]*(36000.76983+[.G6]*0.0003032);360)" office:value-type="float" office:value="147.63764221024" calcext:value-type="float">
            <text:p>147.63764221024</text:p>
          </table:table-cell>
          <table:table-cell table:style-name="ce3" table:formula="of:=357.52911+[.G6]*(35999.05029-0.0001537*[.G6])" office:value-type="float" office:value="584.68944159256" calcext:value-type="float">
            <text:p>584.68944159256</text:p>
          </table:table-cell>
          <table:table-cell table:style-name="ce3" table:formula="of:=0.016708634-[.G6]*(0.000042037+0.0000001267*[.G6])" office:value-type="float" office:value="0.0167083687341" calcext:value-type="float">
            <text:p>0.0167083687341</text:p>
          </table:table-cell>
          <table:table-cell table:style-name="ce3" table:formula="of:=SIN(RADIANS([.J6]))*(1.914602-[.G6]*(0.004817+0.000014*[.G6]))+SIN(RADIANS(2*[.J6]))*(0.019993-0.000101*[.G6])+SIN(RADIANS(3*[.J6]))*0.000289" office:value-type="float" office:value="-1.32666518183736" calcext:value-type="float">
            <text:p>-1.32666518183736</text:p>
          </table:table-cell>
          <table:table-cell table:style-name="ce3" table:formula="of:=[.I6]+[.L6]" office:value-type="float" office:value="146.310977028403" calcext:value-type="float">
            <text:p>146.310977028403</text:p>
          </table:table-cell>
          <table:table-cell table:style-name="ce3" table:formula="of:=[.J6]+[.L6]" office:value-type="float" office:value="583.362776410723" calcext:value-type="float">
            <text:p>583.362776410723</text:p>
          </table:table-cell>
          <table:table-cell table:style-name="ce3" table:formula="of:=(1.000001018*(1-[.K6]*[.K6]))/(1+[.K6]*COS(RADIANS([.N6])))" office:value-type="float" office:value="1.01201513324311" calcext:value-type="float">
            <text:p>1.01201513324311</text:p>
          </table:table-cell>
          <table:table-cell table:style-name="ce3" table:formula="of:=[.M6]-0.00569-0.00478*SIN(RADIANS(125.04-1934.136*[.G6]))" office:value-type="float" office:value="146.300881663365" calcext:value-type="float">
            <text:p>146.300881663365</text:p>
          </table:table-cell>
          <table:table-cell table:style-name="ce3" table:formula="of:=23+(26+((21.448-[.G6]*(46.815+[.G6]*(0.00059-[.G6]*0.001813))))/60)/60" office:value-type="float" office:value="23.4392090525285" calcext:value-type="float">
            <text:p>23.4392090525285</text:p>
          </table:table-cell>
          <table:table-cell table:style-name="ce3" table:formula="of:=[.Q6]+0.00256*COS(RADIANS(125.04-1934.136*[.G6]))" office:value-type="float" office:value="23.4382155603979" calcext:value-type="float">
            <text:p>23.4382155603979</text:p>
          </table:table-cell>
          <table:table-cell table:style-name="ce3" table:formula="of:=DEGREES(ATAN2(COS(RADIANS([.P6]));COS(RADIANS([.R6]))*SIN(RADIANS([.P6]))))" office:value-type="float" office:value="148.538826296874" calcext:value-type="float">
            <text:p>148.538826296874</text:p>
          </table:table-cell>
          <table:table-cell table:style-name="ce3" table:formula="of:=DEGREES(ASIN(SIN(RADIANS([.R6]))*SIN(RADIANS([.P6]))))" office:value-type="float" office:value="12.7495509054027" calcext:value-type="float">
            <text:p>12.7495509054027</text:p>
          </table:table-cell>
          <table:table-cell table:style-name="ce3" table:formula="of:=TAN(RADIANS([.R6]/2))*TAN(RADIANS([.R6]/2))" office:value-type="float" office:value="0.0430304676055066" calcext:value-type="float">
            <text:p>0.043030467605507</text:p>
          </table:table-cell>
          <table:table-cell table:formula="of:=4*DEGREES([.U6]*SIN(2*RADIANS([.I6]))-2*[.K6]*SIN(RADIANS([.J6]))+4*[.K6]*[.U6]*SIN(RADIANS([.J6]))*COS(2*RADIANS([.I6]))-0.5*[.U6]*[.U6]*SIN(4*RADIANS([.I6]))-1.25*[.K6]*[.K6]*SIN(2*RADIANS([.J6])))" office:value-type="float" office:value="-3.64580632229632" calcext:value-type="float">
            <text:p>-3.64580632229632</text:p>
          </table:table-cell>
          <table:table-cell table:style-name="ce3" table:formula="of:=DEGREES(ACOS(COS(RADIANS(90.833))/(COS(RADIANS([.$B$3]))*COS(RADIANS([.T6])))-TAN(RADIANS([.$B$3]))*TAN(RADIANS([.T6]))))" office:value-type="float" office:value="104.854584947398" calcext:value-type="float">
            <text:p>104.854584947398</text:p>
          </table:table-cell>
          <table:table-cell table:style-name="ce9" table:formula="of:=(720-4*[.$B$4]-[.V6]+[.$B$5]*60)/1440" office:value-type="time" office:time-value="PT12H19M10.118779338S" calcext:value-type="time">
            <text:p>12:19:10</text:p>
          </table:table-cell>
          <table:table-cell table:style-name="ce9" table:formula="of:=[.X6]-[.W6]*4/1440" office:value-type="time" office:time-value="PT05H19M45.018391962S" calcext:value-type="time">
            <text:p>5:19:45</text:p>
          </table:table-cell>
          <table:table-cell table:style-name="ce9" table:formula="of:=[.X6]+[.W6]*4/1440" office:value-type="time" office:time-value="PT19H18M35.219166713S" calcext:value-type="time">
            <text:p>19:18:35</text:p>
          </table:table-cell>
          <table:table-cell table:style-name="ce15" table:formula="of:=8*[.W6]" office:value-type="float" office:value="838.836679579183" calcext:value-type="float">
            <text:p>838.836679579183</text:p>
          </table:table-cell>
          <table:table-cell table:style-name="ce3" table:formula="of:=MOD([.E6]*1440+[.V6]+4*[.$B$4]-60*[.$B$5];1440)" office:value-type="float" office:value="10.8313536777037" calcext:value-type="float">
            <text:p>10.8313536777037</text:p>
          </table:table-cell>
          <table:table-cell table:style-name="ce3" table:formula="of:=IF([.AB6]/4&lt;0;[.AB6]/4+180;[.AB6]/4-180)" office:value-type="float" office:value="-177.292161580574" calcext:value-type="float">
            <text:p>-177.292161580574</text:p>
          </table:table-cell>
          <table:table-cell table:style-name="ce3" table:formula="of:=DEGREES(ACOS(SIN(RADIANS([.$B$3]))*SIN(RADIANS([.T6]))+COS(RADIANS([.$B$3]))*COS(RADIANS([.T6]))*COS(RADIANS([.AC6]))))" office:value-type="float" office:value="121.129812710353" calcext:value-type="float">
            <text:p>121.129812710353</text:p>
          </table:table-cell>
          <table:table-cell table:style-name="ce3" table:formula="of:=90-[.AD6]" office:value-type="float" office:value="-31.1298127103527" calcext:value-type="float">
            <text:p>-31.1298127103527</text:p>
          </table:table-cell>
          <table:table-cell table:style-name="ce3" table:formula="of:=IF([.AE6]&gt;85;0;IF([.AE6]&gt;5;58.1/TAN(RADIANS([.AE6]))-0.07/POWER(TAN(RADIANS([.AE6]));3)+0.000086/POWER(TAN(RADIANS([.AE6]));5);IF([.AE6]&gt;-0.575;1735+[.AE6]*(-518.2+[.AE6]*(103.4+[.AE6]*(-12.79+[.AE6]*0.711)));-20.772/TAN(RADIANS([.AE6])))))/3600" office:value-type="float" office:value="0.00955379527397317" calcext:value-type="float">
            <text:p>0.009553795273973</text:p>
          </table:table-cell>
          <table:table-cell table:style-name="ce3" table:formula="of:=[.AE6]+[.AF6]" office:value-type="float" office:value="-31.1202589150788" calcext:value-type="float">
            <text:p>-31.1202589150788</text:p>
          </table:table-cell>
          <table:table-cell table:style-name="ce3" table:formula="of:=IF([.AC6]&gt;0;MOD(DEGREES(ACOS(((SIN(RADIANS([.$B$3]))*COS(RADIANS([.AD6])))-SIN(RADIANS([.T6])))/(COS(RADIANS([.$B$3]))*SIN(RADIANS([.AD6])))))+180;360);MOD(540-DEGREES(ACOS(((SIN(RADIANS([.$B$3]))*COS(RADIANS([.AD6])))-SIN(RADIANS([.T6])))/(COS(RADIANS([.$B$3]))*SIN(RADIANS([.AD6])))));360))" office:value-type="float" office:value="3.0857164238214" calcext:value-type="float">
            <text:p>3.0857164238214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Date</text:p>
          </table:table-cell>
          <table:table-cell table:style-name="ce6" office:value-type="date" office:date-value="2000-08-19" calcext:value-type="date">
            <text:p>8/19/2000</text:p>
          </table:table-cell>
          <table:table-cell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]+0.1/24" office:value-type="time" office:time-value="PT00H36M00S" calcext:value-type="time">
            <text:p>0:36:00</text:p>
          </table:table-cell>
          <table:table-cell table:style-name="ce11" table:formula="of:=[.D7]+2415018.5+[.E7]-[.$B$5]/24" office:value-type="float" office:value="2451775.48333333" calcext:value-type="float">
            <text:p>2451775.48</text:p>
          </table:table-cell>
          <table:table-cell table:style-name="ce13" table:formula="of:=([.F7]-2451545)/36525" office:value-type="float" office:value="0.00631028975587667" calcext:value-type="float">
            <text:p>0.00631029</text:p>
          </table:table-cell>
          <table:table-cell/>
          <table:table-cell table:style-name="ce3" table:formula="of:=MOD(280.46646+[.G7]*(36000.76983+[.G7]*0.0003032);360)" office:value-type="float" office:value="147.641749073996" calcext:value-type="float">
            <text:p>147.641749073996</text:p>
          </table:table-cell>
          <table:table-cell table:style-name="ce3" table:formula="of:=357.52911+[.G7]*(35999.05029-0.0001537*[.G7])" office:value-type="float" office:value="584.693548260156" calcext:value-type="float">
            <text:p>584.693548260156</text:p>
          </table:table-cell>
          <table:table-cell table:style-name="ce3" table:formula="of:=0.016708634-[.G7]*(0.000042037+0.0000001267*[.G7])" office:value-type="float" office:value="0.0167083687293044" calcext:value-type="float">
            <text:p>0.016708368729304</text:p>
          </table:table-cell>
          <table:table-cell table:style-name="ce3" table:formula="of:=SIN(RADIANS([.J7]))*(1.914602-[.G7]*(0.004817+0.000014*[.G7]))+SIN(RADIANS(2*[.J7]))*(0.019993-0.000101*[.G7])+SIN(RADIANS(3*[.J7]))*0.000289" office:value-type="float" office:value="-1.32676266234856" calcext:value-type="float">
            <text:p>-1.32676266234856</text:p>
          </table:table-cell>
          <table:table-cell table:style-name="ce3" table:formula="of:=[.I7]+[.L7]" office:value-type="float" office:value="146.314986411648" calcext:value-type="float">
            <text:p>146.314986411648</text:p>
          </table:table-cell>
          <table:table-cell table:style-name="ce3" table:formula="of:=[.J7]+[.L7]" office:value-type="float" office:value="583.366785597807" calcext:value-type="float">
            <text:p>583.366785597807</text:p>
          </table:table-cell>
          <table:table-cell table:style-name="ce3" table:formula="of:=(1.000001018*(1-[.K7]*[.K7]))/(1+[.K7]*COS(RADIANS([.N7])))" office:value-type="float" office:value="1.01201431082323" calcext:value-type="float">
            <text:p>1.01201431082323</text:p>
          </table:table-cell>
          <table:table-cell table:style-name="ce3" table:formula="of:=[.M7]-0.00569-0.00478*SIN(RADIANS(125.04-1934.136*[.G7]))" office:value-type="float" office:value="146.304891039467" calcext:value-type="float">
            <text:p>146.304891039467</text:p>
          </table:table-cell>
          <table:table-cell table:style-name="ce3" table:formula="of:=23+(26+((21.448-[.G7]*(46.815+[.G7]*(0.00059-[.G7]*0.001813))))/60)/60" office:value-type="float" office:value="23.439209051045" calcext:value-type="float">
            <text:p>23.439209051045</text:p>
          </table:table-cell>
          <table:table-cell table:style-name="ce3" table:formula="of:=[.Q7]+0.00256*COS(RADIANS(125.04-1934.136*[.G7]))" office:value-type="float" office:value="23.4382155680001" calcext:value-type="float">
            <text:p>23.4382155680001</text:p>
          </table:table-cell>
          <table:table-cell table:style-name="ce3" table:formula="of:=DEGREES(ATAN2(COS(RADIANS([.P7]));COS(RADIANS([.R7]))*SIN(RADIANS([.P7]))))" office:value-type="float" office:value="148.542693171286" calcext:value-type="float">
            <text:p>148.542693171286</text:p>
          </table:table-cell>
          <table:table-cell table:style-name="ce3" table:formula="of:=DEGREES(ASIN(SIN(RADIANS([.R7]))*SIN(RADIANS([.P7]))))" office:value-type="float" office:value="12.7481905526902" calcext:value-type="float">
            <text:p>12.7481905526902</text:p>
          </table:table-cell>
          <table:table-cell table:style-name="ce3" table:formula="of:=TAN(RADIANS([.R7]/2))*TAN(RADIANS([.R7]/2))" office:value-type="float" office:value="0.0430304676342145" calcext:value-type="float">
            <text:p>0.043030467634215</text:p>
          </table:table-cell>
          <table:table-cell table:formula="of:=4*DEGREES([.U7]*SIN(2*RADIANS([.I7]))-2*[.K7]*SIN(RADIANS([.J7]))+4*[.K7]*[.U7]*SIN(RADIANS([.J7]))*COS(2*RADIANS([.I7]))-0.5*[.U7]*[.U7]*SIN(4*RADIANS([.I7]))-1.25*[.K7]*[.K7]*SIN(2*RADIANS([.J7])))" office:value-type="float" office:value="-3.64484827868986" calcext:value-type="float">
            <text:p>-3.64484827868986</text:p>
          </table:table-cell>
          <table:table-cell table:style-name="ce3" table:formula="of:=DEGREES(ACOS(COS(RADIANS(90.833))/(COS(RADIANS([.$B$3]))*COS(RADIANS([.T7])))-TAN(RADIANS([.$B$3]))*TAN(RADIANS([.T7]))))" office:value-type="float" office:value="104.853042358653" calcext:value-type="float">
            <text:p>104.853042358653</text:p>
          </table:table-cell>
          <table:table-cell table:style-name="ce9" table:formula="of:=(720-4*[.$B$4]-[.V7]+[.$B$5]*60)/1440" office:value-type="time" office:time-value="PT12H19M10.061296721S" calcext:value-type="time">
            <text:p>12:19:10</text:p>
          </table:table-cell>
          <table:table-cell table:style-name="ce9" table:formula="of:=[.X7]-[.W7]*4/1440" office:value-type="time" office:time-value="PT05H19M45.331130645S" calcext:value-type="time">
            <text:p>5:19:45</text:p>
          </table:table-cell>
          <table:table-cell table:style-name="ce9" table:formula="of:=[.X7]+[.W7]*4/1440" office:value-type="time" office:time-value="PT19H18M34.791462798S" calcext:value-type="time">
            <text:p>19:18:34</text:p>
          </table:table-cell>
          <table:table-cell table:style-name="ce15" table:formula="of:=8*[.W7]" office:value-type="float" office:value="838.824338869226" calcext:value-type="float">
            <text:p>838.824338869226</text:p>
          </table:table-cell>
          <table:table-cell table:style-name="ce3" table:formula="of:=MOD([.E7]*1440+[.V7]+4*[.$B$4]-60*[.$B$5];1440)" office:value-type="float" office:value="16.8323117213101" calcext:value-type="float">
            <text:p>16.8323117213101</text:p>
          </table:table-cell>
          <table:table-cell table:style-name="ce3" table:formula="of:=IF([.AB7]/4&lt;0;[.AB7]/4+180;[.AB7]/4-180)" office:value-type="float" office:value="-175.791922069672" calcext:value-type="float">
            <text:p>-175.791922069672</text:p>
          </table:table-cell>
          <table:table-cell table:style-name="ce3" table:formula="of:=DEGREES(ACOS(SIN(RADIANS([.$B$3]))*SIN(RADIANS([.T7]))+COS(RADIANS([.$B$3]))*COS(RADIANS([.T7]))*COS(RADIANS([.AC7]))))" office:value-type="float" office:value="121.059667727652" calcext:value-type="float">
            <text:p>121.059667727652</text:p>
          </table:table-cell>
          <table:table-cell table:style-name="ce3" table:formula="of:=90-[.AD7]" office:value-type="float" office:value="-31.0596677276524" calcext:value-type="float">
            <text:p>-31.0596677276524</text:p>
          </table:table-cell>
          <table:table-cell table:style-name="ce3" table:formula="of:=IF([.AE7]&gt;85;0;IF([.AE7]&gt;5;58.1/TAN(RADIANS([.AE7]))-0.07/POWER(TAN(RADIANS([.AE7]));3)+0.000086/POWER(TAN(RADIANS([.AE7]));5);IF([.AE7]&gt;-0.575;1735+[.AE7]*(-518.2+[.AE7]*(103.4+[.AE7]*(-12.79+[.AE7]*0.711)));-20.772/TAN(RADIANS([.AE7])))))/3600" office:value-type="float" office:value="0.0095802794088785" calcext:value-type="float">
            <text:p>0.009580279408879</text:p>
          </table:table-cell>
          <table:table-cell table:style-name="ce3" table:formula="of:=[.AE7]+[.AF7]" office:value-type="float" office:value="-31.0500874482435" calcext:value-type="float">
            <text:p>-31.0500874482435</text:p>
          </table:table-cell>
          <table:table-cell table:style-name="ce3" table:formula="of:=IF([.AC7]&gt;0;MOD(DEGREES(ACOS(((SIN(RADIANS([.$B$3]))*COS(RADIANS([.AD7])))-SIN(RADIANS([.T7])))/(COS(RADIANS([.$B$3]))*SIN(RADIANS([.AD7])))))+180;360);MOD(540-DEGREES(ACOS(((SIN(RADIANS([.$B$3]))*COS(RADIANS([.AD7])))-SIN(RADIANS([.T7])))/(COS(RADIANS([.$B$3]))*SIN(RADIANS([.AD7])))));360))" office:value-type="float" office:value="4.79254791371454" calcext:value-type="float">
            <text:p>4.7925479137145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]+0.1/24" office:value-type="time" office:time-value="PT00H42M00S" calcext:value-type="time">
            <text:p>0:42:00</text:p>
          </table:table-cell>
          <table:table-cell table:style-name="ce11" table:formula="of:=[.D8]+2415018.5+[.E8]-[.$B$5]/24" office:value-type="float" office:value="2451775.4875" calcext:value-type="float">
            <text:p>2451775.49</text:p>
          </table:table-cell>
          <table:table-cell table:style-name="ce13" table:formula="of:=([.F8]-2451545)/36525" office:value-type="float" office:value="0.00631040383299875" calcext:value-type="float">
            <text:p>0.00631040</text:p>
          </table:table-cell>
          <table:table-cell/>
          <table:table-cell table:style-name="ce3" table:formula="of:=MOD(280.46646+[.G8]*(36000.76983+[.G8]*0.0003032);360)" office:value-type="float" office:value="147.645855938212" calcext:value-type="float">
            <text:p>147.645855938212</text:p>
          </table:table-cell>
          <table:table-cell table:style-name="ce3" table:formula="of:=357.52911+[.G8]*(35999.05029-0.0001537*[.G8])" office:value-type="float" office:value="584.69765492821" calcext:value-type="float">
            <text:p>584.69765492821</text:p>
          </table:table-cell>
          <table:table-cell table:style-name="ce3" table:formula="of:=0.016708634-[.G8]*(0.000042037+0.0000001267*[.G8])" office:value-type="float" office:value="0.0167083687245087" calcext:value-type="float">
            <text:p>0.016708368724509</text:p>
          </table:table-cell>
          <table:table-cell table:style-name="ce3" table:formula="of:=SIN(RADIANS([.J8]))*(1.914602-[.G8]*(0.004817+0.000014*[.G8]))+SIN(RADIANS(2*[.J8]))*(0.019993-0.000101*[.G8])+SIN(RADIANS(3*[.J8]))*0.000289" office:value-type="float" office:value="-1.32686013635421" calcext:value-type="float">
            <text:p>-1.32686013635421</text:p>
          </table:table-cell>
          <table:table-cell table:style-name="ce3" table:formula="of:=[.I8]+[.L8]" office:value-type="float" office:value="146.318995801857" calcext:value-type="float">
            <text:p>146.318995801857</text:p>
          </table:table-cell>
          <table:table-cell table:style-name="ce3" table:formula="of:=[.J8]+[.L8]" office:value-type="float" office:value="583.370794791856" calcext:value-type="float">
            <text:p>583.370794791856</text:p>
          </table:table-cell>
          <table:table-cell table:style-name="ce3" table:formula="of:=(1.000001018*(1-[.K8]*[.K8]))/(1+[.K8]*COS(RADIANS([.N8])))" office:value-type="float" office:value="1.01201348834232" calcext:value-type="float">
            <text:p>1.01201348834232</text:p>
          </table:table-cell>
          <table:table-cell table:style-name="ce3" table:formula="of:=[.M8]-0.00569-0.00478*SIN(RADIANS(125.04-1934.136*[.G8]))" office:value-type="float" office:value="146.308900422533" calcext:value-type="float">
            <text:p>146.308900422533</text:p>
          </table:table-cell>
          <table:table-cell table:style-name="ce3" table:formula="of:=23+(26+((21.448-[.G8]*(46.815+[.G8]*(0.00059-[.G8]*0.001813))))/60)/60" office:value-type="float" office:value="23.4392090495615" calcext:value-type="float">
            <text:p>23.4392090495615</text:p>
          </table:table-cell>
          <table:table-cell table:style-name="ce3" table:formula="of:=[.Q8]+0.00256*COS(RADIANS(125.04-1934.136*[.G8]))" office:value-type="float" office:value="23.4382155756023" calcext:value-type="float">
            <text:p>23.4382155756023</text:p>
          </table:table-cell>
          <table:table-cell table:style-name="ce3" table:formula="of:=DEGREES(ATAN2(COS(RADIANS([.P8]));COS(RADIANS([.R8]))*SIN(RADIANS([.P8]))))" office:value-type="float" office:value="148.546560010873" calcext:value-type="float">
            <text:p>148.546560010873</text:p>
          </table:table-cell>
          <table:table-cell table:style-name="ce3" table:formula="of:=DEGREES(ASIN(SIN(RADIANS([.R8]))*SIN(RADIANS([.P8]))))" office:value-type="float" office:value="12.7468301414455" calcext:value-type="float">
            <text:p>12.7468301414455</text:p>
          </table:table-cell>
          <table:table-cell table:style-name="ce3" table:formula="of:=TAN(RADIANS([.R8]/2))*TAN(RADIANS([.R8]/2))" office:value-type="float" office:value="0.0430304676629225" calcext:value-type="float">
            <text:p>0.043030467662923</text:p>
          </table:table-cell>
          <table:table-cell table:formula="of:=4*DEGREES([.U8]*SIN(2*RADIANS([.I8]))-2*[.K8]*SIN(RADIANS([.J8]))+4*[.K8]*[.U8]*SIN(RADIANS([.J8]))*COS(2*RADIANS([.I8]))-0.5*[.U8]*[.U8]*SIN(4*RADIANS([.I8]))-1.25*[.K8]*[.K8]*SIN(2*RADIANS([.J8])))" office:value-type="float" office:value="-3.6438900948385" calcext:value-type="float">
            <text:p>-3.6438900948385</text:p>
          </table:table-cell>
          <table:table-cell table:style-name="ce3" table:formula="of:=DEGREES(ACOS(COS(RADIANS(90.833))/(COS(RADIANS([.$B$3]))*COS(RADIANS([.T8])))-TAN(RADIANS([.$B$3]))*TAN(RADIANS([.T8]))))" office:value-type="float" office:value="104.851499731842" calcext:value-type="float">
            <text:p>104.851499731842</text:p>
          </table:table-cell>
          <table:table-cell table:style-name="ce9" table:formula="of:=(720-4*[.$B$4]-[.V8]+[.$B$5]*60)/1440" office:value-type="time" office:time-value="PT12H19M10.00380569S" calcext:value-type="time">
            <text:p>12:19:10</text:p>
          </table:table-cell>
          <table:table-cell table:style-name="ce9" table:formula="of:=[.X8]-[.W8]*4/1440" office:value-type="time" office:time-value="PT05H19M45.643870048S" calcext:value-type="time">
            <text:p>5:19:45</text:p>
          </table:table-cell>
          <table:table-cell table:style-name="ce9" table:formula="of:=[.X8]+[.W8]*4/1440" office:value-type="time" office:time-value="PT19H18M34.363741332S" calcext:value-type="time">
            <text:p>19:18:34</text:p>
          </table:table-cell>
          <table:table-cell table:style-name="ce15" table:formula="of:=8*[.W8]" office:value-type="float" office:value="838.811997854732" calcext:value-type="float">
            <text:p>838.811997854732</text:p>
          </table:table-cell>
          <table:table-cell table:style-name="ce3" table:formula="of:=MOD([.E8]*1440+[.V8]+4*[.$B$4]-60*[.$B$5];1440)" office:value-type="float" office:value="22.8332699051615" calcext:value-type="float">
            <text:p>22.8332699051615</text:p>
          </table:table-cell>
          <table:table-cell table:style-name="ce3" table:formula="of:=IF([.AB8]/4&lt;0;[.AB8]/4+180;[.AB8]/4-180)" office:value-type="float" office:value="-174.29168252371" calcext:value-type="float">
            <text:p>-174.29168252371</text:p>
          </table:table-cell>
          <table:table-cell table:style-name="ce3" table:formula="of:=DEGREES(ACOS(SIN(RADIANS([.$B$3]))*SIN(RADIANS([.T8]))+COS(RADIANS([.$B$3]))*COS(RADIANS([.T8]))*COS(RADIANS([.AC8]))))" office:value-type="float" office:value="120.95865642084" calcext:value-type="float">
            <text:p>120.95865642084</text:p>
          </table:table-cell>
          <table:table-cell table:style-name="ce3" table:formula="of:=90-[.AD8]" office:value-type="float" office:value="-30.9586564208401" calcext:value-type="float">
            <text:p>-30.9586564208401</text:p>
          </table:table-cell>
          <table:table-cell table:style-name="ce3" table:formula="of:=IF([.AE8]&gt;85;0;IF([.AE8]&gt;5;58.1/TAN(RADIANS([.AE8]))-0.07/POWER(TAN(RADIANS([.AE8]));3)+0.000086/POWER(TAN(RADIANS([.AE8]));5);IF([.AE8]&gt;-0.575;1735+[.AE8]*(-518.2+[.AE8]*(103.4+[.AE8]*(-12.79+[.AE8]*0.711)));-20.772/TAN(RADIANS([.AE8])))))/3600" office:value-type="float" office:value="0.00961860725614666" calcext:value-type="float">
            <text:p>0.009618607256147</text:p>
          </table:table-cell>
          <table:table-cell table:style-name="ce3" table:formula="of:=[.AE8]+[.AF8]" office:value-type="float" office:value="-30.949037813584" calcext:value-type="float">
            <text:p>-30.949037813584</text:p>
          </table:table-cell>
          <table:table-cell table:style-name="ce3" table:formula="of:=IF([.AC8]&gt;0;MOD(DEGREES(ACOS(((SIN(RADIANS([.$B$3]))*COS(RADIANS([.AD8])))-SIN(RADIANS([.T8])))/(COS(RADIANS([.$B$3]))*SIN(RADIANS([.AD8])))))+180;360);MOD(540-DEGREES(ACOS(((SIN(RADIANS([.$B$3]))*COS(RADIANS([.AD8])))-SIN(RADIANS([.T8])))/(COS(RADIANS([.$B$3]))*SIN(RADIANS([.AD8])))));360))" office:value-type="float" office:value="6.4957444772607" calcext:value-type="float">
            <text:p>6.4957444772607</text:p>
          </table:table-cell>
          <table:table-cell table:number-columns-repeated="990"/>
        </table:table-row>
        <table:table-row table:style-name="ro3">
          <table:table-cell>
            <draw:frame draw:z-index="0" draw:name="Chart 3" draw:style-name="gr1" draw:text-style-name="P1" svg:width="3.7614in" svg:height="2.7087in" svg:x="0in" svg:y="0.0004in">
              <draw:object draw:notify-on-update-of-ranges="Calculations.AH1:Calculations.AH1 Calculations.AH2:Calculations.AH241 Calculations.AG2:Calculations.AG2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]+0.1/24" office:value-type="time" office:time-value="PT00H48M00S" calcext:value-type="time">
            <text:p>0:48:00</text:p>
          </table:table-cell>
          <table:table-cell table:style-name="ce11" table:formula="of:=[.D9]+2415018.5+[.E9]-[.$B$5]/24" office:value-type="float" office:value="2451775.49166667" calcext:value-type="float">
            <text:p>2451775.49</text:p>
          </table:table-cell>
          <table:table-cell table:style-name="ce13" table:formula="of:=([.F9]-2451545)/36525" office:value-type="float" office:value="0.00631051791010808" calcext:value-type="float">
            <text:p>0.00631052</text:p>
          </table:table-cell>
          <table:table-cell/>
          <table:table-cell table:style-name="ce3" table:formula="of:=MOD(280.46646+[.G9]*(36000.76983+[.G9]*0.0003032);360)" office:value-type="float" office:value="147.649962801968" calcext:value-type="float">
            <text:p>147.649962801968</text:p>
          </table:table-cell>
          <table:table-cell table:style-name="ce3" table:formula="of:=357.52911+[.G9]*(35999.05029-0.0001537*[.G9])" office:value-type="float" office:value="584.701761595806" calcext:value-type="float">
            <text:p>584.701761595806</text:p>
          </table:table-cell>
          <table:table-cell table:style-name="ce3" table:formula="of:=0.016708634-[.G9]*(0.000042037+0.0000001267*[.G9])" office:value-type="float" office:value="0.0167083687197131" calcext:value-type="float">
            <text:p>0.016708368719713</text:p>
          </table:table-cell>
          <table:table-cell table:style-name="ce3" table:formula="of:=SIN(RADIANS([.J9]))*(1.914602-[.G9]*(0.004817+0.000014*[.G9]))+SIN(RADIANS(2*[.J9]))*(0.019993-0.000101*[.G9])+SIN(RADIANS(3*[.J9]))*0.000289" office:value-type="float" office:value="-1.32695760383202" calcext:value-type="float">
            <text:p>-1.32695760383202</text:p>
          </table:table-cell>
          <table:table-cell table:style-name="ce3" table:formula="of:=[.I9]+[.L9]" office:value-type="float" office:value="146.323005198136" calcext:value-type="float">
            <text:p>146.323005198136</text:p>
          </table:table-cell>
          <table:table-cell table:style-name="ce3" table:formula="of:=[.J9]+[.L9]" office:value-type="float" office:value="583.374803991974" calcext:value-type="float">
            <text:p>583.374803991974</text:p>
          </table:table-cell>
          <table:table-cell table:style-name="ce3" table:formula="of:=(1.000001018*(1-[.K9]*[.K9]))/(1+[.K9]*COS(RADIANS([.N9])))" office:value-type="float" office:value="1.01201266580059" calcext:value-type="float">
            <text:p>1.01201266580059</text:p>
          </table:table-cell>
          <table:table-cell table:style-name="ce3" table:formula="of:=[.M9]-0.00569-0.00478*SIN(RADIANS(125.04-1934.136*[.G9]))" office:value-type="float" office:value="146.312909811668" calcext:value-type="float">
            <text:p>146.312909811668</text:p>
          </table:table-cell>
          <table:table-cell table:style-name="ce3" table:formula="of:=23+(26+((21.448-[.G9]*(46.815+[.G9]*(0.00059-[.G9]*0.001813))))/60)/60" office:value-type="float" office:value="23.4392090480781" calcext:value-type="float">
            <text:p>23.4392090480781</text:p>
          </table:table-cell>
          <table:table-cell table:style-name="ce3" table:formula="of:=[.Q9]+0.00256*COS(RADIANS(125.04-1934.136*[.G9]))" office:value-type="float" office:value="23.4382155832046" calcext:value-type="float">
            <text:p>23.4382155832046</text:p>
          </table:table-cell>
          <table:table-cell table:style-name="ce3" table:formula="of:=DEGREES(ATAN2(COS(RADIANS([.P9]));COS(RADIANS([.R9]))*SIN(RADIANS([.P9]))))" office:value-type="float" office:value="148.550426814771" calcext:value-type="float">
            <text:p>148.550426814771</text:p>
          </table:table-cell>
          <table:table-cell table:style-name="ce3" table:formula="of:=DEGREES(ASIN(SIN(RADIANS([.R9]))*SIN(RADIANS([.P9]))))" office:value-type="float" office:value="12.7454696719792" calcext:value-type="float">
            <text:p>12.7454696719792</text:p>
          </table:table-cell>
          <table:table-cell table:style-name="ce3" table:formula="of:=TAN(RADIANS([.R9]/2))*TAN(RADIANS([.R9]/2))" office:value-type="float" office:value="0.0430304676916305" calcext:value-type="float">
            <text:p>0.043030467691631</text:p>
          </table:table-cell>
          <table:table-cell table:formula="of:=4*DEGREES([.U9]*SIN(2*RADIANS([.I9]))-2*[.K9]*SIN(RADIANS([.J9]))+4*[.K9]*[.U9]*SIN(RADIANS([.J9]))*COS(2*RADIANS([.I9]))-0.5*[.U9]*[.U9]*SIN(4*RADIANS([.I9]))-1.25*[.K9]*[.K9]*SIN(2*RADIANS([.J9])))" office:value-type="float" office:value="-3.64293177097091" calcext:value-type="float">
            <text:p>-3.64293177097091</text:p>
          </table:table-cell>
          <table:table-cell table:style-name="ce3" table:formula="of:=DEGREES(ACOS(COS(RADIANS(90.833))/(COS(RADIANS([.$B$3]))*COS(RADIANS([.T9])))-TAN(RADIANS([.$B$3]))*TAN(RADIANS([.T9]))))" office:value-type="float" office:value="104.849957067314" calcext:value-type="float">
            <text:p>104.849957067314</text:p>
          </table:table-cell>
          <table:table-cell table:style-name="ce9" table:formula="of:=(720-4*[.$B$4]-[.V9]+[.$B$5]*60)/1440" office:value-type="time" office:time-value="PT12H19M09.946306258S" calcext:value-type="time">
            <text:p>12:19:09</text:p>
          </table:table-cell>
          <table:table-cell table:style-name="ce9" table:formula="of:=[.X9]-[.W9]*4/1440" office:value-type="time" office:time-value="PT05H19M45.956610103S" calcext:value-type="time">
            <text:p>5:19:45</text:p>
          </table:table-cell>
          <table:table-cell table:style-name="ce9" table:formula="of:=[.X9]+[.W9]*4/1440" office:value-type="time" office:time-value="PT19H18M33.936002414S" calcext:value-type="time">
            <text:p>19:18:33</text:p>
          </table:table-cell>
          <table:table-cell table:style-name="ce15" table:formula="of:=8*[.W9]" office:value-type="float" office:value="838.799656538516" calcext:value-type="float">
            <text:p>838.799656538516</text:p>
          </table:table-cell>
          <table:table-cell table:style-name="ce3" table:formula="of:=MOD([.E9]*1440+[.V9]+4*[.$B$4]-60*[.$B$5];1440)" office:value-type="float" office:value="28.8342282290291" calcext:value-type="float">
            <text:p>28.8342282290291</text:p>
          </table:table-cell>
          <table:table-cell table:style-name="ce3" table:formula="of:=IF([.AB9]/4&lt;0;[.AB9]/4+180;[.AB9]/4-180)" office:value-type="float" office:value="-172.791442942743" calcext:value-type="float">
            <text:p>-172.791442942743</text:p>
          </table:table-cell>
          <table:table-cell table:style-name="ce3" table:formula="of:=DEGREES(ACOS(SIN(RADIANS([.$B$3]))*SIN(RADIANS([.T9]))+COS(RADIANS([.$B$3]))*COS(RADIANS([.T9]))*COS(RADIANS([.AC9]))))" office:value-type="float" office:value="120.826945919509" calcext:value-type="float">
            <text:p>120.826945919509</text:p>
          </table:table-cell>
          <table:table-cell table:style-name="ce3" table:formula="of:=90-[.AD9]" office:value-type="float" office:value="-30.8269459195088" calcext:value-type="float">
            <text:p>-30.8269459195088</text:p>
          </table:table-cell>
          <table:table-cell table:style-name="ce3" table:formula="of:=IF([.AE9]&gt;85;0;IF([.AE9]&gt;5;58.1/TAN(RADIANS([.AE9]))-0.07/POWER(TAN(RADIANS([.AE9]));3)+0.000086/POWER(TAN(RADIANS([.AE9]));5);IF([.AE9]&gt;-0.575;1735+[.AE9]*(-518.2+[.AE9]*(103.4+[.AE9]*(-12.79+[.AE9]*0.711)));-20.772/TAN(RADIANS([.AE9])))))/3600" office:value-type="float" office:value="0.00966892336861659" calcext:value-type="float">
            <text:p>0.009668923368617</text:p>
          </table:table-cell>
          <table:table-cell table:style-name="ce3" table:formula="of:=[.AE9]+[.AF9]" office:value-type="float" office:value="-30.8172769961402" calcext:value-type="float">
            <text:p>-30.8172769961402</text:p>
          </table:table-cell>
          <table:table-cell table:style-name="ce3" table:formula="of:=IF([.AC9]&gt;0;MOD(DEGREES(ACOS(((SIN(RADIANS([.$B$3]))*COS(RADIANS([.AD9])))-SIN(RADIANS([.T9])))/(COS(RADIANS([.$B$3]))*SIN(RADIANS([.AD9])))))+180;360);MOD(540-DEGREES(ACOS(((SIN(RADIANS([.$B$3]))*COS(RADIANS([.AD9])))-SIN(RADIANS([.T9])))/(COS(RADIANS([.$B$3]))*SIN(RADIANS([.AD9])))));360))" office:value-type="float" office:value="8.19402322681151" calcext:value-type="float">
            <text:p>8.1940232268115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]+0.1/24" office:value-type="time" office:time-value="PT00H54M00S" calcext:value-type="time">
            <text:p>0:54:00</text:p>
          </table:table-cell>
          <table:table-cell table:style-name="ce11" table:formula="of:=[.D10]+2415018.5+[.E10]-[.$B$5]/24" office:value-type="float" office:value="2451775.49583333" calcext:value-type="float">
            <text:p>2451775.50</text:p>
          </table:table-cell>
          <table:table-cell table:style-name="ce13" table:formula="of:=([.F10]-2451545)/36525" office:value-type="float" office:value="0.00631063198723016" calcext:value-type="float">
            <text:p>0.00631063</text:p>
          </table:table-cell>
          <table:table-cell/>
          <table:table-cell table:style-name="ce3" table:formula="of:=MOD(280.46646+[.G10]*(36000.76983+[.G10]*0.0003032);360)" office:value-type="float" office:value="147.654069666183" calcext:value-type="float">
            <text:p>147.654069666183</text:p>
          </table:table-cell>
          <table:table-cell table:style-name="ce3" table:formula="of:=357.52911+[.G10]*(35999.05029-0.0001537*[.G10])" office:value-type="float" office:value="584.70586826386" calcext:value-type="float">
            <text:p>584.70586826386</text:p>
          </table:table-cell>
          <table:table-cell table:style-name="ce3" table:formula="of:=0.016708634-[.G10]*(0.000042037+0.0000001267*[.G10])" office:value-type="float" office:value="0.0167083687149174" calcext:value-type="float">
            <text:p>0.016708368714918</text:p>
          </table:table-cell>
          <table:table-cell table:style-name="ce3" table:formula="of:=SIN(RADIANS([.J10]))*(1.914602-[.G10]*(0.004817+0.000014*[.G10]))+SIN(RADIANS(2*[.J10]))*(0.019993-0.000101*[.G10])+SIN(RADIANS(3*[.J10]))*0.000289" office:value-type="float" office:value="-1.32705506480328" calcext:value-type="float">
            <text:p>-1.32705506480328</text:p>
          </table:table-cell>
          <table:table-cell table:style-name="ce3" table:formula="of:=[.I10]+[.L10]" office:value-type="float" office:value="146.32701460138" calcext:value-type="float">
            <text:p>146.32701460138</text:p>
          </table:table-cell>
          <table:table-cell table:style-name="ce3" table:formula="of:=[.J10]+[.L10]" office:value-type="float" office:value="583.378813199057" calcext:value-type="float">
            <text:p>583.378813199057</text:p>
          </table:table-cell>
          <table:table-cell table:style-name="ce3" table:formula="of:=(1.000001018*(1-[.K10]*[.K10]))/(1+[.K10]*COS(RADIANS([.N10])))" office:value-type="float" office:value="1.01201184319784" calcext:value-type="float">
            <text:p>1.01201184319784</text:p>
          </table:table-cell>
          <table:table-cell table:style-name="ce3" table:formula="of:=[.M10]-0.00569-0.00478*SIN(RADIANS(125.04-1934.136*[.G10]))" office:value-type="float" office:value="146.316919207769" calcext:value-type="float">
            <text:p>146.316919207769</text:p>
          </table:table-cell>
          <table:table-cell table:style-name="ce3" table:formula="of:=23+(26+((21.448-[.G10]*(46.815+[.G10]*(0.00059-[.G10]*0.001813))))/60)/60" office:value-type="float" office:value="23.4392090465946" calcext:value-type="float">
            <text:p>23.4392090465946</text:p>
          </table:table-cell>
          <table:table-cell table:style-name="ce3" table:formula="of:=[.Q10]+0.00256*COS(RADIANS(125.04-1934.136*[.G10]))" office:value-type="float" office:value="23.4382155908068" calcext:value-type="float">
            <text:p>23.4382155908068</text:p>
          </table:table-cell>
          <table:table-cell table:style-name="ce3" table:formula="of:=DEGREES(ATAN2(COS(RADIANS([.P10]));COS(RADIANS([.R10]))*SIN(RADIANS([.P10]))))" office:value-type="float" office:value="148.55429358385" calcext:value-type="float">
            <text:p>148.55429358385</text:p>
          </table:table-cell>
          <table:table-cell table:style-name="ce3" table:formula="of:=DEGREES(ASIN(SIN(RADIANS([.R10]))*SIN(RADIANS([.P10]))))" office:value-type="float" office:value="12.7441091439935" calcext:value-type="float">
            <text:p>12.7441091439935</text:p>
          </table:table-cell>
          <table:table-cell table:style-name="ce3" table:formula="of:=TAN(RADIANS([.R10]/2))*TAN(RADIANS([.R10]/2))" office:value-type="float" office:value="0.0430304677203386" calcext:value-type="float">
            <text:p>0.043030467720339</text:p>
          </table:table-cell>
          <table:table-cell table:formula="of:=4*DEGREES([.U10]*SIN(2*RADIANS([.I10]))-2*[.K10]*SIN(RADIANS([.J10]))+4*[.K10]*[.U10]*SIN(RADIANS([.J10]))*COS(2*RADIANS([.I10]))-0.5*[.U10]*[.U10]*SIN(4*RADIANS([.I10]))-1.25*[.K10]*[.K10]*SIN(2*RADIANS([.J10])))" office:value-type="float" office:value="-3.64197330688735" calcext:value-type="float">
            <text:p>-3.64197330688735</text:p>
          </table:table-cell>
          <table:table-cell table:style-name="ce3" table:formula="of:=DEGREES(ACOS(COS(RADIANS(90.833))/(COS(RADIANS([.$B$3]))*COS(RADIANS([.T10])))-TAN(RADIANS([.$B$3]))*TAN(RADIANS([.T10]))))" office:value-type="float" office:value="104.848414364734" calcext:value-type="float">
            <text:p>104.848414364734</text:p>
          </table:table-cell>
          <table:table-cell table:style-name="ce9" table:formula="of:=(720-4*[.$B$4]-[.V10]+[.$B$5]*60)/1440" office:value-type="time" office:time-value="PT12H19M09.888798413S" calcext:value-type="time">
            <text:p>12:19:09</text:p>
          </table:table-cell>
          <table:table-cell table:style-name="ce9" table:formula="of:=[.X10]-[.W10]*4/1440" office:value-type="time" office:time-value="PT05H19M46.269350877S" calcext:value-type="time">
            <text:p>5:19:46</text:p>
          </table:table-cell>
          <table:table-cell table:style-name="ce9" table:formula="of:=[.X10]+[.W10]*4/1440" office:value-type="time" office:time-value="PT19H18M33.50824595S" calcext:value-type="time">
            <text:p>19:18:33</text:p>
          </table:table-cell>
          <table:table-cell table:style-name="ce15" table:formula="of:=8*[.W10]" office:value-type="float" office:value="838.787314917876" calcext:value-type="float">
            <text:p>838.787314917876</text:p>
          </table:table-cell>
          <table:table-cell table:style-name="ce3" table:formula="of:=MOD([.E10]*1440+[.V10]+4*[.$B$4]-60*[.$B$5];1440)" office:value-type="float" office:value="34.8351866931127" calcext:value-type="float">
            <text:p>34.8351866931127</text:p>
          </table:table-cell>
          <table:table-cell table:style-name="ce3" table:formula="of:=IF([.AB10]/4&lt;0;[.AB10]/4+180;[.AB10]/4-180)" office:value-type="float" office:value="-171.291203326722" calcext:value-type="float">
            <text:p>-171.291203326722</text:p>
          </table:table-cell>
          <table:table-cell table:style-name="ce3" table:formula="of:=DEGREES(ACOS(SIN(RADIANS([.$B$3]))*SIN(RADIANS([.T10]))+COS(RADIANS([.$B$3]))*COS(RADIANS([.T10]))*COS(RADIANS([.AC10]))))" office:value-type="float" office:value="120.664752356247" calcext:value-type="float">
            <text:p>120.664752356247</text:p>
          </table:table-cell>
          <table:table-cell table:style-name="ce3" table:formula="of:=90-[.AD10]" office:value-type="float" office:value="-30.6647523562474" calcext:value-type="float">
            <text:p>-30.6647523562474</text:p>
          </table:table-cell>
          <table:table-cell table:style-name="ce3" table:formula="of:=IF([.AE10]&gt;85;0;IF([.AE10]&gt;5;58.1/TAN(RADIANS([.AE10]))-0.07/POWER(TAN(RADIANS([.AE10]));3)+0.000086/POWER(TAN(RADIANS([.AE10]));5);IF([.AE10]&gt;-0.575;1735+[.AE10]*(-518.2+[.AE10]*(103.4+[.AE10]*(-12.79+[.AE10]*0.711)));-20.772/TAN(RADIANS([.AE10])))))/3600" office:value-type="float" office:value="0.00973141983785336" calcext:value-type="float">
            <text:p>0.009731419837853</text:p>
          </table:table-cell>
          <table:table-cell table:style-name="ce3" table:formula="of:=[.AE10]+[.AF10]" office:value-type="float" office:value="-30.6550209364096" calcext:value-type="float">
            <text:p>-30.6550209364096</text:p>
          </table:table-cell>
          <table:table-cell table:style-name="ce3" table:formula="of:=IF([.AC10]&gt;0;MOD(DEGREES(ACOS(((SIN(RADIANS([.$B$3]))*COS(RADIANS([.AD10])))-SIN(RADIANS([.T10])))/(COS(RADIANS([.$B$3]))*SIN(RADIANS([.AD10])))))+180;360);MOD(540-DEGREES(ACOS(((SIN(RADIANS([.$B$3]))*COS(RADIANS([.AD10])))-SIN(RADIANS([.T10])))/(COS(RADIANS([.$B$3]))*SIN(RADIANS([.AD10])))));360))" office:value-type="float" office:value="9.88613447807688" calcext:value-type="float">
            <text:p>9.8861344780768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]+0.1/24" office:value-type="time" office:time-value="PT01H00M00S" calcext:value-type="time">
            <text:p>1:00:00</text:p>
          </table:table-cell>
          <table:table-cell table:style-name="ce11" table:formula="of:=[.D11]+2415018.5+[.E11]-[.$B$5]/24" office:value-type="float" office:value="2451775.5" calcext:value-type="float">
            <text:p>2451775.50</text:p>
          </table:table-cell>
          <table:table-cell table:style-name="ce13" table:formula="of:=([.F11]-2451545)/36525" office:value-type="float" office:value="0.00631074606433949" calcext:value-type="float">
            <text:p>0.00631075</text:p>
          </table:table-cell>
          <table:table-cell/>
          <table:table-cell table:style-name="ce3" table:formula="of:=MOD(280.46646+[.G11]*(36000.76983+[.G11]*0.0003032);360)" office:value-type="float" office:value="147.65817652994" calcext:value-type="float">
            <text:p>147.65817652994</text:p>
          </table:table-cell>
          <table:table-cell table:style-name="ce3" table:formula="of:=357.52911+[.G11]*(35999.05029-0.0001537*[.G11])" office:value-type="float" office:value="584.709974931456" calcext:value-type="float">
            <text:p>584.709974931456</text:p>
          </table:table-cell>
          <table:table-cell table:style-name="ce3" table:formula="of:=0.016708634-[.G11]*(0.000042037+0.0000001267*[.G11])" office:value-type="float" office:value="0.0167083687101218" calcext:value-type="float">
            <text:p>0.016708368710122</text:p>
          </table:table-cell>
          <table:table-cell table:style-name="ce3" table:formula="of:=SIN(RADIANS([.J11]))*(1.914602-[.G11]*(0.004817+0.000014*[.G11]))+SIN(RADIANS(2*[.J11]))*(0.019993-0.000101*[.G11])+SIN(RADIANS(3*[.J11]))*0.000289" office:value-type="float" office:value="-1.3271525192457" calcext:value-type="float">
            <text:p>-1.3271525192457</text:p>
          </table:table-cell>
          <table:table-cell table:style-name="ce3" table:formula="of:=[.I11]+[.L11]" office:value-type="float" office:value="146.331024010694" calcext:value-type="float">
            <text:p>146.331024010694</text:p>
          </table:table-cell>
          <table:table-cell table:style-name="ce3" table:formula="of:=[.J11]+[.L11]" office:value-type="float" office:value="583.38282241221" calcext:value-type="float">
            <text:p>583.38282241221</text:p>
          </table:table-cell>
          <table:table-cell table:style-name="ce3" table:formula="of:=(1.000001018*(1-[.K11]*[.K11]))/(1+[.K11]*COS(RADIANS([.N11])))" office:value-type="float" office:value="1.01201102053427" calcext:value-type="float">
            <text:p>1.01201102053427</text:p>
          </table:table-cell>
          <table:table-cell table:style-name="ce3" table:formula="of:=[.M11]-0.00569-0.00478*SIN(RADIANS(125.04-1934.136*[.G11]))" office:value-type="float" office:value="146.320928609939" calcext:value-type="float">
            <text:p>146.320928609939</text:p>
          </table:table-cell>
          <table:table-cell table:style-name="ce3" table:formula="of:=23+(26+((21.448-[.G11]*(46.815+[.G11]*(0.00059-[.G11]*0.001813))))/60)/60" office:value-type="float" office:value="23.4392090451111" calcext:value-type="float">
            <text:p>23.4392090451111</text:p>
          </table:table-cell>
          <table:table-cell table:style-name="ce3" table:formula="of:=[.Q11]+0.00256*COS(RADIANS(125.04-1934.136*[.G11]))" office:value-type="float" office:value="23.4382155984091" calcext:value-type="float">
            <text:p>23.4382155984091</text:p>
          </table:table-cell>
          <table:table-cell table:style-name="ce3" table:formula="of:=DEGREES(ATAN2(COS(RADIANS([.P11]));COS(RADIANS([.R11]))*SIN(RADIANS([.P11]))))" office:value-type="float" office:value="148.558160317249" calcext:value-type="float">
            <text:p>148.558160317249</text:p>
          </table:table-cell>
          <table:table-cell table:style-name="ce3" table:formula="of:=DEGREES(ASIN(SIN(RADIANS([.R11]))*SIN(RADIANS([.P11]))))" office:value-type="float" office:value="12.7427485577989" calcext:value-type="float">
            <text:p>12.7427485577989</text:p>
          </table:table-cell>
          <table:table-cell table:style-name="ce3" table:formula="of:=TAN(RADIANS([.R11]/2))*TAN(RADIANS([.R11]/2))" office:value-type="float" office:value="0.0430304677490467" calcext:value-type="float">
            <text:p>0.043030467749047</text:p>
          </table:table-cell>
          <table:table-cell table:formula="of:=4*DEGREES([.U11]*SIN(2*RADIANS([.I11]))-2*[.K11]*SIN(RADIANS([.J11]))+4*[.K11]*[.U11]*SIN(RADIANS([.J11]))*COS(2*RADIANS([.I11]))-0.5*[.U11]*[.U11]*SIN(4*RADIANS([.I11]))-1.25*[.K11]*[.K11]*SIN(2*RADIANS([.J11])))" office:value-type="float" office:value="-3.64101470281652" calcext:value-type="float">
            <text:p>-3.64101470281652</text:p>
          </table:table-cell>
          <table:table-cell table:style-name="ce3" table:formula="of:=DEGREES(ACOS(COS(RADIANS(90.833))/(COS(RADIANS([.$B$3]))*COS(RADIANS([.T11])))-TAN(RADIANS([.$B$3]))*TAN(RADIANS([.T11]))))" office:value-type="float" office:value="104.846871624453" calcext:value-type="float">
            <text:p>104.846871624453</text:p>
          </table:table-cell>
          <table:table-cell table:style-name="ce9" table:formula="of:=(720-4*[.$B$4]-[.V11]+[.$B$5]*60)/1440" office:value-type="time" office:time-value="PT12H19M09.831282169S" calcext:value-type="time">
            <text:p>12:19:09</text:p>
          </table:table-cell>
          <table:table-cell table:style-name="ce9" table:formula="of:=[.X11]-[.W11]*4/1440" office:value-type="time" office:time-value="PT05H19M46.5820923S" calcext:value-type="time">
            <text:p>5:19:46</text:p>
          </table:table-cell>
          <table:table-cell table:style-name="ce9" table:formula="of:=[.X11]+[.W11]*4/1440" office:value-type="time" office:time-value="PT19H18M33.080472038S" calcext:value-type="time">
            <text:p>19:18:33</text:p>
          </table:table-cell>
          <table:table-cell table:style-name="ce15" table:formula="of:=8*[.W11]" office:value-type="float" office:value="838.774972995627" calcext:value-type="float">
            <text:p>838.774972995627</text:p>
          </table:table-cell>
          <table:table-cell table:style-name="ce3" table:formula="of:=MOD([.E11]*1440+[.V11]+4*[.$B$4]-60*[.$B$5];1440)" office:value-type="float" office:value="40.8361452971835" calcext:value-type="float">
            <text:p>40.8361452971835</text:p>
          </table:table-cell>
          <table:table-cell table:style-name="ce3" table:formula="of:=IF([.AB11]/4&lt;0;[.AB11]/4+180;[.AB11]/4-180)" office:value-type="float" office:value="-169.790963675704" calcext:value-type="float">
            <text:p>-169.790963675704</text:p>
          </table:table-cell>
          <table:table-cell table:style-name="ce3" table:formula="of:=DEGREES(ACOS(SIN(RADIANS([.$B$3]))*SIN(RADIANS([.T11]))+COS(RADIANS([.$B$3]))*COS(RADIANS([.T11]))*COS(RADIANS([.AC11]))))" office:value-type="float" office:value="120.472339231634" calcext:value-type="float">
            <text:p>120.472339231634</text:p>
          </table:table-cell>
          <table:table-cell table:style-name="ce3" table:formula="of:=90-[.AD11]" office:value-type="float" office:value="-30.4723392316337" calcext:value-type="float">
            <text:p>-30.4723392316337</text:p>
          </table:table-cell>
          <table:table-cell table:style-name="ce3" table:formula="of:=IF([.AE11]&gt;85;0;IF([.AE11]&gt;5;58.1/TAN(RADIANS([.AE11]))-0.07/POWER(TAN(RADIANS([.AE11]));3)+0.000086/POWER(TAN(RADIANS([.AE11]));5);IF([.AE11]&gt;-0.575;1735+[.AE11]*(-518.2+[.AE11]*(103.4+[.AE11]*(-12.79+[.AE11]*0.711)));-20.772/TAN(RADIANS([.AE11])))))/3600" office:value-type="float" office:value="0.0098063389027867" calcext:value-type="float">
            <text:p>0.009806338902787</text:p>
          </table:table-cell>
          <table:table-cell table:style-name="ce3" table:formula="of:=[.AE11]+[.AF11]" office:value-type="float" office:value="-30.4625328927309" calcext:value-type="float">
            <text:p>-30.4625328927309</text:p>
          </table:table-cell>
          <table:table-cell table:style-name="ce3" table:formula="of:=IF([.AC11]&gt;0;MOD(DEGREES(ACOS(((SIN(RADIANS([.$B$3]))*COS(RADIANS([.AD11])))-SIN(RADIANS([.T11])))/(COS(RADIANS([.$B$3]))*SIN(RADIANS([.AD11])))))+180;360);MOD(540-DEGREES(ACOS(((SIN(RADIANS([.$B$3]))*COS(RADIANS([.AD11])))-SIN(RADIANS([.T11])))/(COS(RADIANS([.$B$3]))*SIN(RADIANS([.AD11])))));360))" office:value-type="float" office:value="11.5708696380814" calcext:value-type="float">
            <text:p>11.570869638081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]+0.1/24" office:value-type="time" office:time-value="PT01H06M00S" calcext:value-type="time">
            <text:p>1:06:00</text:p>
          </table:table-cell>
          <table:table-cell table:style-name="ce11" table:formula="of:=[.D12]+2415018.5+[.E12]-[.$B$5]/24" office:value-type="float" office:value="2451775.50416667" calcext:value-type="float">
            <text:p>2451775.50</text:p>
          </table:table-cell>
          <table:table-cell table:style-name="ce13" table:formula="of:=([.F12]-2451545)/36525" office:value-type="float" office:value="0.00631086014146157" calcext:value-type="float">
            <text:p>0.00631086</text:p>
          </table:table-cell>
          <table:table-cell/>
          <table:table-cell table:style-name="ce3" table:formula="of:=MOD(280.46646+[.G12]*(36000.76983+[.G12]*0.0003032);360)" office:value-type="float" office:value="147.662283394155" calcext:value-type="float">
            <text:p>147.662283394155</text:p>
          </table:table-cell>
          <table:table-cell table:style-name="ce3" table:formula="of:=357.52911+[.G12]*(35999.05029-0.0001537*[.G12])" office:value-type="float" office:value="584.71408159951" calcext:value-type="float">
            <text:p>584.71408159951</text:p>
          </table:table-cell>
          <table:table-cell table:style-name="ce3" table:formula="of:=0.016708634-[.G12]*(0.000042037+0.0000001267*[.G12])" office:value-type="float" office:value="0.0167083687053262" calcext:value-type="float">
            <text:p>0.016708368705326</text:p>
          </table:table-cell>
          <table:table-cell table:style-name="ce3" table:formula="of:=SIN(RADIANS([.J12]))*(1.914602-[.G12]*(0.004817+0.000014*[.G12]))+SIN(RADIANS(2*[.J12]))*(0.019993-0.000101*[.G12])+SIN(RADIANS(3*[.J12]))*0.000289" office:value-type="float" office:value="-1.32724996718057" calcext:value-type="float">
            <text:p>-1.32724996718057</text:p>
          </table:table-cell>
          <table:table-cell table:style-name="ce3" table:formula="of:=[.I12]+[.L12]" office:value-type="float" office:value="146.335033426974" calcext:value-type="float">
            <text:p>146.335033426974</text:p>
          </table:table-cell>
          <table:table-cell table:style-name="ce3" table:formula="of:=[.J12]+[.L12]" office:value-type="float" office:value="583.38683163233" calcext:value-type="float">
            <text:p>583.38683163233</text:p>
          </table:table-cell>
          <table:table-cell table:style-name="ce3" table:formula="of:=(1.000001018*(1-[.K12]*[.K12]))/(1+[.K12]*COS(RADIANS([.N12])))" office:value-type="float" office:value="1.0120101978097" calcext:value-type="float">
            <text:p>1.0120101978097</text:p>
          </table:table-cell>
          <table:table-cell table:style-name="ce3" table:formula="of:=[.M12]-0.00569-0.00478*SIN(RADIANS(125.04-1934.136*[.G12]))" office:value-type="float" office:value="146.324938019077" calcext:value-type="float">
            <text:p>146.324938019077</text:p>
          </table:table-cell>
          <table:table-cell table:style-name="ce3" table:formula="of:=23+(26+((21.448-[.G12]*(46.815+[.G12]*(0.00059-[.G12]*0.001813))))/60)/60" office:value-type="float" office:value="23.4392090436276" calcext:value-type="float">
            <text:p>23.4392090436276</text:p>
          </table:table-cell>
          <table:table-cell table:style-name="ce3" table:formula="of:=[.Q12]+0.00256*COS(RADIANS(125.04-1934.136*[.G12]))" office:value-type="float" office:value="23.4382156060113" calcext:value-type="float">
            <text:p>23.4382156060113</text:p>
          </table:table-cell>
          <table:table-cell table:style-name="ce3" table:formula="of:=DEGREES(ATAN2(COS(RADIANS([.P12]));COS(RADIANS([.R12]))*SIN(RADIANS([.P12]))))" office:value-type="float" office:value="148.562027015835" calcext:value-type="float">
            <text:p>148.562027015835</text:p>
          </table:table-cell>
          <table:table-cell table:style-name="ce3" table:formula="of:=DEGREES(ASIN(SIN(RADIANS([.R12]))*SIN(RADIANS([.P12]))))" office:value-type="float" office:value="12.7413879130975" calcext:value-type="float">
            <text:p>12.7413879130975</text:p>
          </table:table-cell>
          <table:table-cell table:style-name="ce3" table:formula="of:=TAN(RADIANS([.R12]/2))*TAN(RADIANS([.R12]/2))" office:value-type="float" office:value="0.0430304677777549" calcext:value-type="float">
            <text:p>0.043030467777755</text:p>
          </table:table-cell>
          <table:table-cell table:formula="of:=4*DEGREES([.U12]*SIN(2*RADIANS([.I12]))-2*[.K12]*SIN(RADIANS([.J12]))+4*[.K12]*[.U12]*SIN(RADIANS([.J12]))*COS(2*RADIANS([.I12]))-0.5*[.U12]*[.U12]*SIN(4*RADIANS([.I12]))-1.25*[.K12]*[.K12]*SIN(2*RADIANS([.J12])))" office:value-type="float" office:value="-3.64005595855863" calcext:value-type="float">
            <text:p>-3.64005595855863</text:p>
          </table:table-cell>
          <table:table-cell table:style-name="ce3" table:formula="of:=DEGREES(ACOS(COS(RADIANS(90.833))/(COS(RADIANS([.$B$3]))*COS(RADIANS([.T12])))-TAN(RADIANS([.$B$3]))*TAN(RADIANS([.T12]))))" office:value-type="float" office:value="104.845328846134" calcext:value-type="float">
            <text:p>104.845328846134</text:p>
          </table:table-cell>
          <table:table-cell table:style-name="ce9" table:formula="of:=(720-4*[.$B$4]-[.V12]+[.$B$5]*60)/1440" office:value-type="time" office:time-value="PT12H19M09.773757514S" calcext:value-type="time">
            <text:p>12:19:09</text:p>
          </table:table-cell>
          <table:table-cell table:style-name="ce9" table:formula="of:=[.X12]-[.W12]*4/1440" office:value-type="time" office:time-value="PT05H19M46.894834441S" calcext:value-type="time">
            <text:p>5:19:46</text:p>
          </table:table-cell>
          <table:table-cell table:style-name="ce9" table:formula="of:=[.X12]+[.W12]*4/1440" office:value-type="time" office:time-value="PT19H18M32.652680586S" calcext:value-type="time">
            <text:p>19:18:32</text:p>
          </table:table-cell>
          <table:table-cell table:style-name="ce15" table:formula="of:=8*[.W12]" office:value-type="float" office:value="838.762630769068" calcext:value-type="float">
            <text:p>838.762630769068</text:p>
          </table:table-cell>
          <table:table-cell table:style-name="ce3" table:formula="of:=MOD([.E12]*1440+[.V12]+4*[.$B$4]-60*[.$B$5];1440)" office:value-type="float" office:value="46.8371040414414" calcext:value-type="float">
            <text:p>46.8371040414414</text:p>
          </table:table-cell>
          <table:table-cell table:style-name="ce3" table:formula="of:=IF([.AB12]/4&lt;0;[.AB12]/4+180;[.AB12]/4-180)" office:value-type="float" office:value="-168.29072398964" calcext:value-type="float">
            <text:p>-168.29072398964</text:p>
          </table:table-cell>
          <table:table-cell table:style-name="ce3" table:formula="of:=DEGREES(ACOS(SIN(RADIANS([.$B$3]))*SIN(RADIANS([.T12]))+COS(RADIANS([.$B$3]))*COS(RADIANS([.T12]))*COS(RADIANS([.AC12]))))" office:value-type="float" office:value="120.250015457227" calcext:value-type="float">
            <text:p>120.250015457227</text:p>
          </table:table-cell>
          <table:table-cell table:style-name="ce3" table:formula="of:=90-[.AD12]" office:value-type="float" office:value="-30.2500154572271" calcext:value-type="float">
            <text:p>-30.2500154572271</text:p>
          </table:table-cell>
          <table:table-cell table:style-name="ce3" table:formula="of:=IF([.AE12]&gt;85;0;IF([.AE12]&gt;5;58.1/TAN(RADIANS([.AE12]))-0.07/POWER(TAN(RADIANS([.AE12]));3)+0.000086/POWER(TAN(RADIANS([.AE12]));5);IF([.AE12]&gt;-0.575;1735+[.AE12]*(-518.2+[.AE12]*(103.4+[.AE12]*(-12.79+[.AE12]*0.711)));-20.772/TAN(RADIANS([.AE12])))))/3600" office:value-type="float" office:value="0.00989397627152053" calcext:value-type="float">
            <text:p>0.009893976271521</text:p>
          </table:table-cell>
          <table:table-cell table:style-name="ce3" table:formula="of:=[.AE12]+[.AF12]" office:value-type="float" office:value="-30.2401214809556" calcext:value-type="float">
            <text:p>-30.2401214809556</text:p>
          </table:table-cell>
          <table:table-cell table:style-name="ce3" table:formula="of:=IF([.AC12]&gt;0;MOD(DEGREES(ACOS(((SIN(RADIANS([.$B$3]))*COS(RADIANS([.AD12])))-SIN(RADIANS([.T12])))/(COS(RADIANS([.$B$3]))*SIN(RADIANS([.AD12])))))+180;360);MOD(540-DEGREES(ACOS(((SIN(RADIANS([.$B$3]))*COS(RADIANS([.AD12])))-SIN(RADIANS([.T12])))/(COS(RADIANS([.$B$3]))*SIN(RADIANS([.AD12])))));360))" office:value-type="float" office:value="13.2470684793074" calcext:value-type="float">
            <text:p>13.247068479307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]+0.1/24" office:value-type="time" office:time-value="PT01H12M00S" calcext:value-type="time">
            <text:p>1:12:00</text:p>
          </table:table-cell>
          <table:table-cell table:style-name="ce11" table:formula="of:=[.D13]+2415018.5+[.E13]-[.$B$5]/24" office:value-type="float" office:value="2451775.50833333" calcext:value-type="float">
            <text:p>2451775.51</text:p>
          </table:table-cell>
          <table:table-cell table:style-name="ce13" table:formula="of:=([.F13]-2451545)/36525" office:value-type="float" office:value="0.0063109742185709" calcext:value-type="float">
            <text:p>0.00631097</text:p>
          </table:table-cell>
          <table:table-cell/>
          <table:table-cell table:style-name="ce3" table:formula="of:=MOD(280.46646+[.G13]*(36000.76983+[.G13]*0.0003032);360)" office:value-type="float" office:value="147.666390257911" calcext:value-type="float">
            <text:p>147.666390257911</text:p>
          </table:table-cell>
          <table:table-cell table:style-name="ce3" table:formula="of:=357.52911+[.G13]*(35999.05029-0.0001537*[.G13])" office:value-type="float" office:value="584.718188267106" calcext:value-type="float">
            <text:p>584.718188267106</text:p>
          </table:table-cell>
          <table:table-cell table:style-name="ce3" table:formula="of:=0.016708634-[.G13]*(0.000042037+0.0000001267*[.G13])" office:value-type="float" office:value="0.0167083687005305" calcext:value-type="float">
            <text:p>0.016708368700531</text:p>
          </table:table-cell>
          <table:table-cell table:style-name="ce3" table:formula="of:=SIN(RADIANS([.J13]))*(1.914602-[.G13]*(0.004817+0.000014*[.G13]))+SIN(RADIANS(2*[.J13]))*(0.019993-0.000101*[.G13])+SIN(RADIANS(3*[.J13]))*0.000289" office:value-type="float" office:value="-1.32734740858562" calcext:value-type="float">
            <text:p>-1.32734740858562</text:p>
          </table:table-cell>
          <table:table-cell table:style-name="ce3" table:formula="of:=[.I13]+[.L13]" office:value-type="float" office:value="146.339042849326" calcext:value-type="float">
            <text:p>146.339042849326</text:p>
          </table:table-cell>
          <table:table-cell table:style-name="ce3" table:formula="of:=[.J13]+[.L13]" office:value-type="float" office:value="583.39084085852" calcext:value-type="float">
            <text:p>583.39084085852</text:p>
          </table:table-cell>
          <table:table-cell table:style-name="ce3" table:formula="of:=(1.000001018*(1-[.K13]*[.K13]))/(1+[.K13]*COS(RADIANS([.N13])))" office:value-type="float" office:value="1.01200937502431" calcext:value-type="float">
            <text:p>1.01200937502431</text:p>
          </table:table-cell>
          <table:table-cell table:style-name="ce3" table:formula="of:=[.M13]-0.00569-0.00478*SIN(RADIANS(125.04-1934.136*[.G13]))" office:value-type="float" office:value="146.328947434285" calcext:value-type="float">
            <text:p>146.328947434285</text:p>
          </table:table-cell>
          <table:table-cell table:style-name="ce3" table:formula="of:=23+(26+((21.448-[.G13]*(46.815+[.G13]*(0.00059-[.G13]*0.001813))))/60)/60" office:value-type="float" office:value="23.4392090421441" calcext:value-type="float">
            <text:p>23.4392090421441</text:p>
          </table:table-cell>
          <table:table-cell table:style-name="ce3" table:formula="of:=[.Q13]+0.00256*COS(RADIANS(125.04-1934.136*[.G13]))" office:value-type="float" office:value="23.4382156136136" calcext:value-type="float">
            <text:p>23.4382156136136</text:p>
          </table:table-cell>
          <table:table-cell table:style-name="ce3" table:formula="of:=DEGREES(ATAN2(COS(RADIANS([.P13]));COS(RADIANS([.R13]))*SIN(RADIANS([.P13]))))" office:value-type="float" office:value="148.565893678748" calcext:value-type="float">
            <text:p>148.565893678748</text:p>
          </table:table-cell>
          <table:table-cell table:style-name="ce3" table:formula="of:=DEGREES(ASIN(SIN(RADIANS([.R13]))*SIN(RADIANS([.P13]))))" office:value-type="float" office:value="12.7400272101999" calcext:value-type="float">
            <text:p>12.7400272101999</text:p>
          </table:table-cell>
          <table:table-cell table:style-name="ce3" table:formula="of:=TAN(RADIANS([.R13]/2))*TAN(RADIANS([.R13]/2))" office:value-type="float" office:value="0.0430304678064631" calcext:value-type="float">
            <text:p>0.043030467806463</text:p>
          </table:table-cell>
          <table:table-cell table:formula="of:=4*DEGREES([.U13]*SIN(2*RADIANS([.I13]))-2*[.K13]*SIN(RADIANS([.J13]))+4*[.K13]*[.U13]*SIN(RADIANS([.J13]))*COS(2*RADIANS([.I13]))-0.5*[.U13]*[.U13]*SIN(4*RADIANS([.I13]))-1.25*[.K13]*[.K13]*SIN(2*RADIANS([.J13])))" office:value-type="float" office:value="-3.63909707434247" calcext:value-type="float">
            <text:p>-3.63909707434247</text:p>
          </table:table-cell>
          <table:table-cell table:style-name="ce3" table:formula="of:=DEGREES(ACOS(COS(RADIANS(90.833))/(COS(RADIANS([.$B$3]))*COS(RADIANS([.T13])))-TAN(RADIANS([.$B$3]))*TAN(RADIANS([.T13]))))" office:value-type="float" office:value="104.843786030127" calcext:value-type="float">
            <text:p>104.843786030127</text:p>
          </table:table-cell>
          <table:table-cell table:style-name="ce9" table:formula="of:=(720-4*[.$B$4]-[.V13]+[.$B$5]*60)/1440" office:value-type="time" office:time-value="PT12H19M09.716224461S" calcext:value-type="time">
            <text:p>12:19:09</text:p>
          </table:table-cell>
          <table:table-cell table:style-name="ce9" table:formula="of:=[.X13]-[.W13]*4/1440" office:value-type="time" office:time-value="PT05H19M47.20757723S" calcext:value-type="time">
            <text:p>5:19:47</text:p>
          </table:table-cell>
          <table:table-cell table:style-name="ce9" table:formula="of:=[.X13]+[.W13]*4/1440" office:value-type="time" office:time-value="PT19H18M32.224871691S" calcext:value-type="time">
            <text:p>19:18:32</text:p>
          </table:table-cell>
          <table:table-cell table:style-name="ce15" table:formula="of:=8*[.W13]" office:value-type="float" office:value="838.750288241015" calcext:value-type="float">
            <text:p>838.750288241015</text:p>
          </table:table-cell>
          <table:table-cell table:style-name="ce3" table:formula="of:=MOD([.E13]*1440+[.V13]+4*[.$B$4]-60*[.$B$5];1440)" office:value-type="float" office:value="52.8380629256575" calcext:value-type="float">
            <text:p>52.8380629256575</text:p>
          </table:table-cell>
          <table:table-cell table:style-name="ce3" table:formula="of:=IF([.AB13]/4&lt;0;[.AB13]/4+180;[.AB13]/4-180)" office:value-type="float" office:value="-166.790484268586" calcext:value-type="float">
            <text:p>-166.790484268586</text:p>
          </table:table-cell>
          <table:table-cell table:style-name="ce3" table:formula="of:=DEGREES(ACOS(SIN(RADIANS([.$B$3]))*SIN(RADIANS([.T13]))+COS(RADIANS([.$B$3]))*COS(RADIANS([.T13]))*COS(RADIANS([.AC13]))))" office:value-type="float" office:value="119.998133105901" calcext:value-type="float">
            <text:p>119.998133105901</text:p>
          </table:table-cell>
          <table:table-cell table:style-name="ce3" table:formula="of:=90-[.AD13]" office:value-type="float" office:value="-29.9981331059005" calcext:value-type="float">
            <text:p>-29.9981331059005</text:p>
          </table:table-cell>
          <table:table-cell table:style-name="ce3" table:formula="of:=IF([.AE13]&gt;85;0;IF([.AE13]&gt;5;58.1/TAN(RADIANS([.AE13]))-0.07/POWER(TAN(RADIANS([.AE13]));3)+0.000086/POWER(TAN(RADIANS([.AE13]));5);IF([.AE13]&gt;-0.575;1735+[.AE13]*(-518.2+[.AE13]*(103.4+[.AE13]*(-12.79+[.AE13]*0.711)));-20.772/TAN(RADIANS([.AE13])))))/3600" office:value-type="float" office:value="0.00999468522811538" calcext:value-type="float">
            <text:p>0.009994685228115</text:p>
          </table:table-cell>
          <table:table-cell table:style-name="ce3" table:formula="of:=[.AE13]+[.AF13]" office:value-type="float" office:value="-29.9881384206724" calcext:value-type="float">
            <text:p>-29.9881384206724</text:p>
          </table:table-cell>
          <table:table-cell table:style-name="ce3" table:formula="of:=IF([.AC13]&gt;0;MOD(DEGREES(ACOS(((SIN(RADIANS([.$B$3]))*COS(RADIANS([.AD13])))-SIN(RADIANS([.T13])))/(COS(RADIANS([.$B$3]))*SIN(RADIANS([.AD13])))))+180;360);MOD(540-DEGREES(ACOS(((SIN(RADIANS([.$B$3]))*COS(RADIANS([.AD13])))-SIN(RADIANS([.T13])))/(COS(RADIANS([.$B$3]))*SIN(RADIANS([.AD13])))));360))" office:value-type="float" office:value="14.9136257076075" calcext:value-type="float">
            <text:p>14.913625707607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]+0.1/24" office:value-type="time" office:time-value="PT01H18M00S" calcext:value-type="time">
            <text:p>1:18:00</text:p>
          </table:table-cell>
          <table:table-cell table:style-name="ce11" table:formula="of:=[.D14]+2415018.5+[.E14]-[.$B$5]/24" office:value-type="float" office:value="2451775.5125" calcext:value-type="float">
            <text:p>2451775.51</text:p>
          </table:table-cell>
          <table:table-cell table:style-name="ce13" table:formula="of:=([.F14]-2451545)/36525" office:value-type="float" office:value="0.00631108829569298" calcext:value-type="float">
            <text:p>0.00631109</text:p>
          </table:table-cell>
          <table:table-cell/>
          <table:table-cell table:style-name="ce3" table:formula="of:=MOD(280.46646+[.G14]*(36000.76983+[.G14]*0.0003032);360)" office:value-type="float" office:value="147.670497122126" calcext:value-type="float">
            <text:p>147.670497122126</text:p>
          </table:table-cell>
          <table:table-cell table:style-name="ce3" table:formula="of:=357.52911+[.G14]*(35999.05029-0.0001537*[.G14])" office:value-type="float" office:value="584.72229493516" calcext:value-type="float">
            <text:p>584.72229493516</text:p>
          </table:table-cell>
          <table:table-cell table:style-name="ce3" table:formula="of:=0.016708634-[.G14]*(0.000042037+0.0000001267*[.G14])" office:value-type="float" office:value="0.0167083686957349" calcext:value-type="float">
            <text:p>0.016708368695735</text:p>
          </table:table-cell>
          <table:table-cell table:style-name="ce3" table:formula="of:=SIN(RADIANS([.J14]))*(1.914602-[.G14]*(0.004817+0.000014*[.G14]))+SIN(RADIANS(2*[.J14]))*(0.019993-0.000101*[.G14])+SIN(RADIANS(3*[.J14]))*0.000289" office:value-type="float" office:value="-1.32744484348211" calcext:value-type="float">
            <text:p>-1.32744484348211</text:p>
          </table:table-cell>
          <table:table-cell table:style-name="ce3" table:formula="of:=[.I14]+[.L14]" office:value-type="float" office:value="146.343052278644" calcext:value-type="float">
            <text:p>146.343052278644</text:p>
          </table:table-cell>
          <table:table-cell table:style-name="ce3" table:formula="of:=[.J14]+[.L14]" office:value-type="float" office:value="583.394850091678" calcext:value-type="float">
            <text:p>583.394850091678</text:p>
          </table:table-cell>
          <table:table-cell table:style-name="ce3" table:formula="of:=(1.000001018*(1-[.K14]*[.K14]))/(1+[.K14]*COS(RADIANS([.N14])))" office:value-type="float" office:value="1.01200855217793" calcext:value-type="float">
            <text:p>1.01200855217793</text:p>
          </table:table-cell>
          <table:table-cell table:style-name="ce3" table:formula="of:=[.M14]-0.00569-0.00478*SIN(RADIANS(125.04-1934.136*[.G14]))" office:value-type="float" office:value="146.33295685646" calcext:value-type="float">
            <text:p>146.33295685646</text:p>
          </table:table-cell>
          <table:table-cell table:style-name="ce3" table:formula="of:=23+(26+((21.448-[.G14]*(46.815+[.G14]*(0.00059-[.G14]*0.001813))))/60)/60" office:value-type="float" office:value="23.4392090406607" calcext:value-type="float">
            <text:p>23.4392090406607</text:p>
          </table:table-cell>
          <table:table-cell table:style-name="ce3" table:formula="of:=[.Q14]+0.00256*COS(RADIANS(125.04-1934.136*[.G14]))" office:value-type="float" office:value="23.4382156212159" calcext:value-type="float">
            <text:p>23.4382156212159</text:p>
          </table:table-cell>
          <table:table-cell table:style-name="ce3" table:formula="of:=DEGREES(ATAN2(COS(RADIANS([.P14]));COS(RADIANS([.R14]))*SIN(RADIANS([.P14]))))" office:value-type="float" office:value="148.569760306856" calcext:value-type="float">
            <text:p>148.569760306856</text:p>
          </table:table-cell>
          <table:table-cell table:style-name="ce3" table:formula="of:=DEGREES(ASIN(SIN(RADIANS([.R14]))*SIN(RADIANS([.P14]))))" office:value-type="float" office:value="12.7386664488084" calcext:value-type="float">
            <text:p>12.7386664488084</text:p>
          </table:table-cell>
          <table:table-cell table:style-name="ce3" table:formula="of:=TAN(RADIANS([.R14]/2))*TAN(RADIANS([.R14]/2))" office:value-type="float" office:value="0.0430304678351714" calcext:value-type="float">
            <text:p>0.043030467835172</text:p>
          </table:table-cell>
          <table:table-cell table:formula="of:=4*DEGREES([.U14]*SIN(2*RADIANS([.I14]))-2*[.K14]*SIN(RADIANS([.J14]))+4*[.K14]*[.U14]*SIN(RADIANS([.J14]))*COS(2*RADIANS([.I14]))-0.5*[.U14]*[.U14]*SIN(4*RADIANS([.I14]))-1.25*[.K14]*[.K14]*SIN(2*RADIANS([.J14])))" office:value-type="float" office:value="-3.63813804996818" calcext:value-type="float">
            <text:p>-3.63813804996818</text:p>
          </table:table-cell>
          <table:table-cell table:style-name="ce3" table:formula="of:=DEGREES(ACOS(COS(RADIANS(90.833))/(COS(RADIANS([.$B$3]))*COS(RADIANS([.T14])))-TAN(RADIANS([.$B$3]))*TAN(RADIANS([.T14]))))" office:value-type="float" office:value="104.842243176096" calcext:value-type="float">
            <text:p>104.842243176096</text:p>
          </table:table-cell>
          <table:table-cell table:style-name="ce9" table:formula="of:=(720-4*[.$B$4]-[.V14]+[.$B$5]*60)/1440" office:value-type="time" office:time-value="PT12H19M09.658682998S" calcext:value-type="time">
            <text:p>12:19:09</text:p>
          </table:table-cell>
          <table:table-cell table:style-name="ce9" table:formula="of:=[.X14]-[.W14]*4/1440" office:value-type="time" office:time-value="PT05H19M47.520320735S" calcext:value-type="time">
            <text:p>5:19:47</text:p>
          </table:table-cell>
          <table:table-cell table:style-name="ce9" table:formula="of:=[.X14]+[.W14]*4/1440" office:value-type="time" office:time-value="PT19H18M31.797045261S" calcext:value-type="time">
            <text:p>19:18:31</text:p>
          </table:table-cell>
          <table:table-cell table:style-name="ce15" table:formula="of:=8*[.W14]" office:value-type="float" office:value="838.737945408765" calcext:value-type="float">
            <text:p>838.737945408765</text:p>
          </table:table-cell>
          <table:table-cell table:style-name="ce3" table:formula="of:=MOD([.E14]*1440+[.V14]+4*[.$B$4]-60*[.$B$5];1440)" office:value-type="float" office:value="58.8390219500318" calcext:value-type="float">
            <text:p>58.8390219500318</text:p>
          </table:table-cell>
          <table:table-cell table:style-name="ce3" table:formula="of:=IF([.AB14]/4&lt;0;[.AB14]/4+180;[.AB14]/4-180)" office:value-type="float" office:value="-165.290244512492" calcext:value-type="float">
            <text:p>-165.290244512492</text:p>
          </table:table-cell>
          <table:table-cell table:style-name="ce3" table:formula="of:=DEGREES(ACOS(SIN(RADIANS([.$B$3]))*SIN(RADIANS([.T14]))+COS(RADIANS([.$B$3]))*COS(RADIANS([.T14]))*COS(RADIANS([.AC14]))))" office:value-type="float" office:value="119.71708491221" calcext:value-type="float">
            <text:p>119.71708491221</text:p>
          </table:table-cell>
          <table:table-cell table:style-name="ce3" table:formula="of:=90-[.AD14]" office:value-type="float" office:value="-29.7170849122097" calcext:value-type="float">
            <text:p>-29.7170849122097</text:p>
          </table:table-cell>
          <table:table-cell table:style-name="ce3" table:formula="of:=IF([.AE14]&gt;85;0;IF([.AE14]&gt;5;58.1/TAN(RADIANS([.AE14]))-0.07/POWER(TAN(RADIANS([.AE14]));3)+0.000086/POWER(TAN(RADIANS([.AE14]));5);IF([.AE14]&gt;-0.575;1735+[.AE14]*(-518.2+[.AE14]*(103.4+[.AE14]*(-12.79+[.AE14]*0.711)));-20.772/TAN(RADIANS([.AE14])))))/3600" office:value-type="float" office:value="0.0101088816118916" calcext:value-type="float">
            <text:p>0.010108881611892</text:p>
          </table:table-cell>
          <table:table-cell table:style-name="ce3" table:formula="of:=[.AE14]+[.AF14]" office:value-type="float" office:value="-29.7069760305978" calcext:value-type="float">
            <text:p>-29.7069760305978</text:p>
          </table:table-cell>
          <table:table-cell table:style-name="ce3" table:formula="of:=IF([.AC14]&gt;0;MOD(DEGREES(ACOS(((SIN(RADIANS([.$B$3]))*COS(RADIANS([.AD14])))-SIN(RADIANS([.T14])))/(COS(RADIANS([.$B$3]))*SIN(RADIANS([.AD14])))))+180;360);MOD(540-DEGREES(ACOS(((SIN(RADIANS([.$B$3]))*COS(RADIANS([.AD14])))-SIN(RADIANS([.T14])))/(COS(RADIANS([.$B$3]))*SIN(RADIANS([.AD14])))));360))" office:value-type="float" office:value="16.5694967536981" calcext:value-type="float">
            <text:p>16.569496753698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]+0.1/24" office:value-type="time" office:time-value="PT01H24M00S" calcext:value-type="time">
            <text:p>1:24:00</text:p>
          </table:table-cell>
          <table:table-cell table:style-name="ce11" table:formula="of:=[.D15]+2415018.5+[.E15]-[.$B$5]/24" office:value-type="float" office:value="2451775.51666667" calcext:value-type="float">
            <text:p>2451775.52</text:p>
          </table:table-cell>
          <table:table-cell table:style-name="ce13" table:formula="of:=([.F15]-2451545)/36525" office:value-type="float" office:value="0.00631120237280232" calcext:value-type="float">
            <text:p>0.00631120</text:p>
          </table:table-cell>
          <table:table-cell/>
          <table:table-cell table:style-name="ce3" table:formula="of:=MOD(280.46646+[.G15]*(36000.76983+[.G15]*0.0003032);360)" office:value-type="float" office:value="147.674603985883" calcext:value-type="float">
            <text:p>147.674603985883</text:p>
          </table:table-cell>
          <table:table-cell table:style-name="ce3" table:formula="of:=357.52911+[.G15]*(35999.05029-0.0001537*[.G15])" office:value-type="float" office:value="584.726401602756" calcext:value-type="float">
            <text:p>584.726401602756</text:p>
          </table:table-cell>
          <table:table-cell table:style-name="ce3" table:formula="of:=0.016708634-[.G15]*(0.000042037+0.0000001267*[.G15])" office:value-type="float" office:value="0.0167083686909392" calcext:value-type="float">
            <text:p>0.016708368690939</text:p>
          </table:table-cell>
          <table:table-cell table:style-name="ce3" table:formula="of:=SIN(RADIANS([.J15]))*(1.914602-[.G15]*(0.004817+0.000014*[.G15]))+SIN(RADIANS(2*[.J15]))*(0.019993-0.000101*[.G15])+SIN(RADIANS(3*[.J15]))*0.000289" office:value-type="float" office:value="-1.32754227184778" calcext:value-type="float">
            <text:p>-1.32754227184778</text:p>
          </table:table-cell>
          <table:table-cell table:style-name="ce3" table:formula="of:=[.I15]+[.L15]" office:value-type="float" office:value="146.347061714035" calcext:value-type="float">
            <text:p>146.347061714035</text:p>
          </table:table-cell>
          <table:table-cell table:style-name="ce3" table:formula="of:=[.J15]+[.L15]" office:value-type="float" office:value="583.398859330908" calcext:value-type="float">
            <text:p>583.398859330908</text:p>
          </table:table-cell>
          <table:table-cell table:style-name="ce3" table:formula="of:=(1.000001018*(1-[.K15]*[.K15]))/(1+[.K15]*COS(RADIANS([.N15])))" office:value-type="float" office:value="1.01200772927074" calcext:value-type="float">
            <text:p>1.01200772927074</text:p>
          </table:table-cell>
          <table:table-cell table:style-name="ce3" table:formula="of:=[.M15]-0.00569-0.00478*SIN(RADIANS(125.04-1934.136*[.G15]))" office:value-type="float" office:value="146.336966284708" calcext:value-type="float">
            <text:p>146.336966284708</text:p>
          </table:table-cell>
          <table:table-cell table:style-name="ce3" table:formula="of:=23+(26+((21.448-[.G15]*(46.815+[.G15]*(0.00059-[.G15]*0.001813))))/60)/60" office:value-type="float" office:value="23.4392090391772" calcext:value-type="float">
            <text:p>23.4392090391772</text:p>
          </table:table-cell>
          <table:table-cell table:style-name="ce3" table:formula="of:=[.Q15]+0.00256*COS(RADIANS(125.04-1934.136*[.G15]))" office:value-type="float" office:value="23.4382156288182" calcext:value-type="float">
            <text:p>23.4382156288182</text:p>
          </table:table-cell>
          <table:table-cell table:style-name="ce3" table:formula="of:=DEGREES(ATAN2(COS(RADIANS([.P15]));COS(RADIANS([.R15]))*SIN(RADIANS([.P15]))))" office:value-type="float" office:value="148.573626899298" calcext:value-type="float">
            <text:p>148.573626899298</text:p>
          </table:table-cell>
          <table:table-cell table:style-name="ce3" table:formula="of:=DEGREES(ASIN(SIN(RADIANS([.R15]))*SIN(RADIANS([.P15]))))" office:value-type="float" office:value="12.7373056292333" calcext:value-type="float">
            <text:p>12.7373056292333</text:p>
          </table:table-cell>
          <table:table-cell table:style-name="ce3" table:formula="of:=TAN(RADIANS([.R15]/2))*TAN(RADIANS([.R15]/2))" office:value-type="float" office:value="0.0430304678638798" calcext:value-type="float">
            <text:p>0.04303046786388</text:p>
          </table:table-cell>
          <table:table-cell table:formula="of:=4*DEGREES([.U15]*SIN(2*RADIANS([.I15]))-2*[.K15]*SIN(RADIANS([.J15]))+4*[.K15]*[.U15]*SIN(RADIANS([.J15]))*COS(2*RADIANS([.I15]))-0.5*[.U15]*[.U15]*SIN(4*RADIANS([.I15]))-1.25*[.K15]*[.K15]*SIN(2*RADIANS([.J15])))" office:value-type="float" office:value="-3.63717888566461" calcext:value-type="float">
            <text:p>-3.63717888566461</text:p>
          </table:table-cell>
          <table:table-cell table:style-name="ce3" table:formula="of:=DEGREES(ACOS(COS(RADIANS(90.833))/(COS(RADIANS([.$B$3]))*COS(RADIANS([.T15])))-TAN(RADIANS([.$B$3]))*TAN(RADIANS([.T15]))))" office:value-type="float" office:value="104.840700284392" calcext:value-type="float">
            <text:p>104.840700284392</text:p>
          </table:table-cell>
          <table:table-cell table:style-name="ce9" table:formula="of:=(720-4*[.$B$4]-[.V15]+[.$B$5]*60)/1440" office:value-type="time" office:time-value="PT12H19M09.60113314S" calcext:value-type="time">
            <text:p>12:19:09</text:p>
          </table:table-cell>
          <table:table-cell table:style-name="ce9" table:formula="of:=[.X15]-[.W15]*4/1440" office:value-type="time" office:time-value="PT05H19M47.833064886S" calcext:value-type="time">
            <text:p>5:19:47</text:p>
          </table:table-cell>
          <table:table-cell table:style-name="ce9" table:formula="of:=[.X15]+[.W15]*4/1440" office:value-type="time" office:time-value="PT19H18M31.369201394S" calcext:value-type="time">
            <text:p>19:18:31</text:p>
          </table:table-cell>
          <table:table-cell table:style-name="ce15" table:formula="of:=8*[.W15]" office:value-type="float" office:value="838.725602275134" calcext:value-type="float">
            <text:p>838.725602275134</text:p>
          </table:table-cell>
          <table:table-cell table:style-name="ce3" table:formula="of:=MOD([.E15]*1440+[.V15]+4*[.$B$4]-60*[.$B$5];1440)" office:value-type="float" office:value="64.8399811143354" calcext:value-type="float">
            <text:p>64.8399811143354</text:p>
          </table:table-cell>
          <table:table-cell table:style-name="ce3" table:formula="of:=IF([.AB15]/4&lt;0;[.AB15]/4+180;[.AB15]/4-180)" office:value-type="float" office:value="-163.790004721416" calcext:value-type="float">
            <text:p>-163.790004721416</text:p>
          </table:table-cell>
          <table:table-cell table:style-name="ce3" table:formula="of:=DEGREES(ACOS(SIN(RADIANS([.$B$3]))*SIN(RADIANS([.T15]))+COS(RADIANS([.$B$3]))*COS(RADIANS([.T15]))*COS(RADIANS([.AC15]))))" office:value-type="float" office:value="119.407301558921" calcext:value-type="float">
            <text:p>119.407301558921</text:p>
          </table:table-cell>
          <table:table-cell table:style-name="ce3" table:formula="of:=90-[.AD15]" office:value-type="float" office:value="-29.4073015589208" calcext:value-type="float">
            <text:p>-29.4073015589208</text:p>
          </table:table-cell>
          <table:table-cell table:style-name="ce3" table:formula="of:=IF([.AE15]&gt;85;0;IF([.AE15]&gt;5;58.1/TAN(RADIANS([.AE15]))-0.07/POWER(TAN(RADIANS([.AE15]));3)+0.000086/POWER(TAN(RADIANS([.AE15]));5);IF([.AE15]&gt;-0.575;1735+[.AE15]*(-518.2+[.AE15]*(103.4+[.AE15]*(-12.79+[.AE15]*0.711)));-20.772/TAN(RADIANS([.AE15])))))/3600" office:value-type="float" office:value="0.0102370497835818" calcext:value-type="float">
            <text:p>0.010237049783582</text:p>
          </table:table-cell>
          <table:table-cell table:style-name="ce3" table:formula="of:=[.AE15]+[.AF15]" office:value-type="float" office:value="-29.3970645091372" calcext:value-type="float">
            <text:p>-29.3970645091372</text:p>
          </table:table-cell>
          <table:table-cell table:style-name="ce3" table:formula="of:=IF([.AC15]&gt;0;MOD(DEGREES(ACOS(((SIN(RADIANS([.$B$3]))*COS(RADIANS([.AD15])))-SIN(RADIANS([.T15])))/(COS(RADIANS([.$B$3]))*SIN(RADIANS([.AD15])))))+180;360);MOD(540-DEGREES(ACOS(((SIN(RADIANS([.$B$3]))*COS(RADIANS([.AD15])))-SIN(RADIANS([.T15])))/(COS(RADIANS([.$B$3]))*SIN(RADIANS([.AD15])))));360))" office:value-type="float" office:value="18.2137027345157" calcext:value-type="float">
            <text:p>18.213702734515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]+0.1/24" office:value-type="time" office:time-value="PT01H30M00S" calcext:value-type="time">
            <text:p>1:30:00</text:p>
          </table:table-cell>
          <table:table-cell table:style-name="ce11" table:formula="of:=[.D16]+2415018.5+[.E16]-[.$B$5]/24" office:value-type="float" office:value="2451775.52083333" calcext:value-type="float">
            <text:p>2451775.52</text:p>
          </table:table-cell>
          <table:table-cell table:style-name="ce13" table:formula="of:=([.F16]-2451545)/36525" office:value-type="float" office:value="0.0063113164499244" calcext:value-type="float">
            <text:p>0.00631132</text:p>
          </table:table-cell>
          <table:table-cell/>
          <table:table-cell table:style-name="ce3" table:formula="of:=MOD(280.46646+[.G16]*(36000.76983+[.G16]*0.0003032);360)" office:value-type="float" office:value="147.678710850098" calcext:value-type="float">
            <text:p>147.678710850098</text:p>
          </table:table-cell>
          <table:table-cell table:style-name="ce3" table:formula="of:=357.52911+[.G16]*(35999.05029-0.0001537*[.G16])" office:value-type="float" office:value="584.73050827081" calcext:value-type="float">
            <text:p>584.73050827081</text:p>
          </table:table-cell>
          <table:table-cell table:style-name="ce3" table:formula="of:=0.016708634-[.G16]*(0.000042037+0.0000001267*[.G16])" office:value-type="float" office:value="0.0167083686861436" calcext:value-type="float">
            <text:p>0.016708368686144</text:p>
          </table:table-cell>
          <table:table-cell table:style-name="ce3" table:formula="of:=SIN(RADIANS([.J16]))*(1.914602-[.G16]*(0.004817+0.000014*[.G16]))+SIN(RADIANS(2*[.J16]))*(0.019993-0.000101*[.G16])+SIN(RADIANS(3*[.J16]))*0.000289" office:value-type="float" office:value="-1.3276396937039" calcext:value-type="float">
            <text:p>-1.3276396937039</text:p>
          </table:table-cell>
          <table:table-cell table:style-name="ce3" table:formula="of:=[.I16]+[.L16]" office:value-type="float" office:value="146.351071156394" calcext:value-type="float">
            <text:p>146.351071156394</text:p>
          </table:table-cell>
          <table:table-cell table:style-name="ce3" table:formula="of:=[.J16]+[.L16]" office:value-type="float" office:value="583.402868577107" calcext:value-type="float">
            <text:p>583.402868577107</text:p>
          </table:table-cell>
          <table:table-cell table:style-name="ce3" table:formula="of:=(1.000001018*(1-[.K16]*[.K16]))/(1+[.K16]*COS(RADIANS([.N16])))" office:value-type="float" office:value="1.01200690630256" calcext:value-type="float">
            <text:p>1.01200690630256</text:p>
          </table:table-cell>
          <table:table-cell table:style-name="ce3" table:formula="of:=[.M16]-0.00569-0.00478*SIN(RADIANS(125.04-1934.136*[.G16]))" office:value-type="float" office:value="146.340975719924" calcext:value-type="float">
            <text:p>146.340975719924</text:p>
          </table:table-cell>
          <table:table-cell table:style-name="ce3" table:formula="of:=23+(26+((21.448-[.G16]*(46.815+[.G16]*(0.00059-[.G16]*0.001813))))/60)/60" office:value-type="float" office:value="23.4392090376937" calcext:value-type="float">
            <text:p>23.4392090376937</text:p>
          </table:table-cell>
          <table:table-cell table:style-name="ce3" table:formula="of:=[.Q16]+0.00256*COS(RADIANS(125.04-1934.136*[.G16]))" office:value-type="float" office:value="23.4382156364206" calcext:value-type="float">
            <text:p>23.4382156364206</text:p>
          </table:table-cell>
          <table:table-cell table:style-name="ce3" table:formula="of:=DEGREES(ATAN2(COS(RADIANS([.P16]));COS(RADIANS([.R16]))*SIN(RADIANS([.P16]))))" office:value-type="float" office:value="148.577493456942" calcext:value-type="float">
            <text:p>148.577493456942</text:p>
          </table:table-cell>
          <table:table-cell table:style-name="ce3" table:formula="of:=DEGREES(ASIN(SIN(RADIANS([.R16]))*SIN(RADIANS([.P16]))))" office:value-type="float" office:value="12.7359447511769" calcext:value-type="float">
            <text:p>12.7359447511769</text:p>
          </table:table-cell>
          <table:table-cell table:style-name="ce3" table:formula="of:=TAN(RADIANS([.R16]/2))*TAN(RADIANS([.R16]/2))" office:value-type="float" office:value="0.0430304678925882" calcext:value-type="float">
            <text:p>0.043030467892588</text:p>
          </table:table-cell>
          <table:table-cell table:formula="of:=4*DEGREES([.U16]*SIN(2*RADIANS([.I16]))-2*[.K16]*SIN(RADIANS([.J16]))+4*[.K16]*[.U16]*SIN(RADIANS([.J16]))*COS(2*RADIANS([.I16]))-0.5*[.U16]*[.U16]*SIN(4*RADIANS([.I16]))-1.25*[.K16]*[.K16]*SIN(2*RADIANS([.J16])))" office:value-type="float" office:value="-3.63621958123185" calcext:value-type="float">
            <text:p>-3.63621958123185</text:p>
          </table:table-cell>
          <table:table-cell table:style-name="ce3" table:formula="of:=DEGREES(ACOS(COS(RADIANS(90.833))/(COS(RADIANS([.$B$3]))*COS(RADIANS([.T16])))-TAN(RADIANS([.$B$3]))*TAN(RADIANS([.T16]))))" office:value-type="float" office:value="104.839157354678" calcext:value-type="float">
            <text:p>104.839157354678</text:p>
          </table:table-cell>
          <table:table-cell table:style-name="ce9" table:formula="of:=(720-4*[.$B$4]-[.V16]+[.$B$5]*60)/1440" office:value-type="time" office:time-value="PT12H19M09.543574874S" calcext:value-type="time">
            <text:p>12:19:09</text:p>
          </table:table-cell>
          <table:table-cell table:style-name="ce9" table:formula="of:=[.X16]-[.W16]*4/1440" office:value-type="time" office:time-value="PT05H19M48.145809751S" calcext:value-type="time">
            <text:p>5:19:48</text:p>
          </table:table-cell>
          <table:table-cell table:style-name="ce9" table:formula="of:=[.X16]+[.W16]*4/1440" office:value-type="time" office:time-value="PT19H18M30.941339997S" calcext:value-type="time">
            <text:p>19:18:30</text:p>
          </table:table-cell>
          <table:table-cell table:style-name="ce15" table:formula="of:=8*[.W16]" office:value-type="float" office:value="838.713258837421" calcext:value-type="float">
            <text:p>838.713258837421</text:p>
          </table:table-cell>
          <table:table-cell table:style-name="ce3" table:formula="of:=MOD([.E16]*1440+[.V16]+4*[.$B$4]-60*[.$B$5];1440)" office:value-type="float" office:value="70.8409404187681" calcext:value-type="float">
            <text:p>70.8409404187681</text:p>
          </table:table-cell>
          <table:table-cell table:style-name="ce3" table:formula="of:=IF([.AB16]/4&lt;0;[.AB16]/4+180;[.AB16]/4-180)" office:value-type="float" office:value="-162.289764895308" calcext:value-type="float">
            <text:p>-162.289764895308</text:p>
          </table:table-cell>
          <table:table-cell table:style-name="ce3" table:formula="of:=DEGREES(ACOS(SIN(RADIANS([.$B$3]))*SIN(RADIANS([.T16]))+COS(RADIANS([.$B$3]))*COS(RADIANS([.T16]))*COS(RADIANS([.AC16]))))" office:value-type="float" office:value="119.069248796817" calcext:value-type="float">
            <text:p>119.069248796817</text:p>
          </table:table-cell>
          <table:table-cell table:style-name="ce3" table:formula="of:=90-[.AD16]" office:value-type="float" office:value="-29.0692487968171" calcext:value-type="float">
            <text:p>-29.0692487968171</text:p>
          </table:table-cell>
          <table:table-cell table:style-name="ce3" table:formula="of:=IF([.AE16]&gt;85;0;IF([.AE16]&gt;5;58.1/TAN(RADIANS([.AE16]))-0.07/POWER(TAN(RADIANS([.AE16]));3)+0.000086/POWER(TAN(RADIANS([.AE16]));5);IF([.AE16]&gt;-0.575;1735+[.AE16]*(-518.2+[.AE16]*(103.4+[.AE16]*(-12.79+[.AE16]*0.711)));-20.772/TAN(RADIANS([.AE16])))))/3600" office:value-type="float" office:value="0.010379749716789" calcext:value-type="float">
            <text:p>0.010379749716789</text:p>
          </table:table-cell>
          <table:table-cell table:style-name="ce3" table:formula="of:=[.AE16]+[.AF16]" office:value-type="float" office:value="-29.0588690471003" calcext:value-type="float">
            <text:p>-29.0588690471003</text:p>
          </table:table-cell>
          <table:table-cell table:style-name="ce3" table:formula="of:=IF([.AC16]&gt;0;MOD(DEGREES(ACOS(((SIN(RADIANS([.$B$3]))*COS(RADIANS([.AD16])))-SIN(RADIANS([.T16])))/(COS(RADIANS([.$B$3]))*SIN(RADIANS([.AD16])))))+180;360);MOD(540-DEGREES(ACOS(((SIN(RADIANS([.$B$3]))*COS(RADIANS([.AD16])))-SIN(RADIANS([.T16])))/(COS(RADIANS([.$B$3]))*SIN(RADIANS([.AD16])))));360))" office:value-type="float" office:value="19.8453345547564" calcext:value-type="float">
            <text:p>19.845334554756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]+0.1/24" office:value-type="time" office:time-value="PT01H36M00S" calcext:value-type="time">
            <text:p>1:36:00</text:p>
          </table:table-cell>
          <table:table-cell table:style-name="ce11" table:formula="of:=[.D17]+2415018.5+[.E17]-[.$B$5]/24" office:value-type="float" office:value="2451775.525" calcext:value-type="float">
            <text:p>2451775.53</text:p>
          </table:table-cell>
          <table:table-cell table:style-name="ce13" table:formula="of:=([.F17]-2451545)/36525" office:value-type="float" office:value="0.00631143052704648" calcext:value-type="float">
            <text:p>0.00631143</text:p>
          </table:table-cell>
          <table:table-cell/>
          <table:table-cell table:style-name="ce3" table:formula="of:=MOD(280.46646+[.G17]*(36000.76983+[.G17]*0.0003032);360)" office:value-type="float" office:value="147.682817714314" calcext:value-type="float">
            <text:p>147.682817714314</text:p>
          </table:table-cell>
          <table:table-cell table:style-name="ce3" table:formula="of:=357.52911+[.G17]*(35999.05029-0.0001537*[.G17])" office:value-type="float" office:value="584.734614938865" calcext:value-type="float">
            <text:p>584.734614938865</text:p>
          </table:table-cell>
          <table:table-cell table:style-name="ce3" table:formula="of:=0.016708634-[.G17]*(0.000042037+0.0000001267*[.G17])" office:value-type="float" office:value="0.0167083686813479" calcext:value-type="float">
            <text:p>0.016708368681348</text:p>
          </table:table-cell>
          <table:table-cell table:style-name="ce3" table:formula="of:=SIN(RADIANS([.J17]))*(1.914602-[.G17]*(0.004817+0.000014*[.G17]))+SIN(RADIANS(2*[.J17]))*(0.019993-0.000101*[.G17])+SIN(RADIANS(3*[.J17]))*0.000289" office:value-type="float" office:value="-1.32773710903908" calcext:value-type="float">
            <text:p>-1.32773710903908</text:p>
          </table:table-cell>
          <table:table-cell table:style-name="ce3" table:formula="of:=[.I17]+[.L17]" office:value-type="float" office:value="146.355080605274" calcext:value-type="float">
            <text:p>146.355080605274</text:p>
          </table:table-cell>
          <table:table-cell table:style-name="ce3" table:formula="of:=[.J17]+[.L17]" office:value-type="float" office:value="583.406877829826" calcext:value-type="float">
            <text:p>583.406877829826</text:p>
          </table:table-cell>
          <table:table-cell table:style-name="ce3" table:formula="of:=(1.000001018*(1-[.K17]*[.K17]))/(1+[.K17]*COS(RADIANS([.N17])))" office:value-type="float" office:value="1.01200608327349" calcext:value-type="float">
            <text:p>1.01200608327349</text:p>
          </table:table-cell>
          <table:table-cell table:style-name="ce3" table:formula="of:=[.M17]-0.00569-0.00478*SIN(RADIANS(125.04-1934.136*[.G17]))" office:value-type="float" office:value="146.344985161662" calcext:value-type="float">
            <text:p>146.344985161662</text:p>
          </table:table-cell>
          <table:table-cell table:style-name="ce3" table:formula="of:=23+(26+((21.448-[.G17]*(46.815+[.G17]*(0.00059-[.G17]*0.001813))))/60)/60" office:value-type="float" office:value="23.4392090362102" calcext:value-type="float">
            <text:p>23.4392090362102</text:p>
          </table:table-cell>
          <table:table-cell table:style-name="ce3" table:formula="of:=[.Q17]+0.00256*COS(RADIANS(125.04-1934.136*[.G17]))" office:value-type="float" office:value="23.4382156440229" calcext:value-type="float">
            <text:p>23.4382156440229</text:p>
          </table:table-cell>
          <table:table-cell table:style-name="ce3" table:formula="of:=DEGREES(ATAN2(COS(RADIANS([.P17]));COS(RADIANS([.R17]))*SIN(RADIANS([.P17]))))" office:value-type="float" office:value="148.58135997936" calcext:value-type="float">
            <text:p>148.58135997936</text:p>
          </table:table-cell>
          <table:table-cell table:style-name="ce3" table:formula="of:=DEGREES(ASIN(SIN(RADIANS([.R17]))*SIN(RADIANS([.P17]))))" office:value-type="float" office:value="12.7345838147976" calcext:value-type="float">
            <text:p>12.7345838147976</text:p>
          </table:table-cell>
          <table:table-cell table:style-name="ce3" table:formula="of:=TAN(RADIANS([.R17]/2))*TAN(RADIANS([.R17]/2))" office:value-type="float" office:value="0.0430304679212967" calcext:value-type="float">
            <text:p>0.043030467921297</text:p>
          </table:table-cell>
          <table:table-cell table:formula="of:=4*DEGREES([.U17]*SIN(2*RADIANS([.I17]))-2*[.K17]*SIN(RADIANS([.J17]))+4*[.K17]*[.U17]*SIN(RADIANS([.J17]))*COS(2*RADIANS([.I17]))-0.5*[.U17]*[.U17]*SIN(4*RADIANS([.I17]))-1.25*[.K17]*[.K17]*SIN(2*RADIANS([.J17])))" office:value-type="float" office:value="-3.63526013679158" calcext:value-type="float">
            <text:p>-3.63526013679158</text:p>
          </table:table-cell>
          <table:table-cell table:style-name="ce3" table:formula="of:=DEGREES(ACOS(COS(RADIANS(90.833))/(COS(RADIANS([.$B$3]))*COS(RADIANS([.T17])))-TAN(RADIANS([.$B$3]))*TAN(RADIANS([.T17]))))" office:value-type="float" office:value="104.837614387133" calcext:value-type="float">
            <text:p>104.837614387133</text:p>
          </table:table-cell>
          <table:table-cell table:style-name="ce9" table:formula="of:=(720-4*[.$B$4]-[.V17]+[.$B$5]*60)/1440" office:value-type="time" office:time-value="PT12H19M09.486008207S" calcext:value-type="time">
            <text:p>12:19:09</text:p>
          </table:table-cell>
          <table:table-cell table:style-name="ce9" table:formula="of:=[.X17]-[.W17]*4/1440" office:value-type="time" office:time-value="PT05H19M48.458555296S" calcext:value-type="time">
            <text:p>5:19:48</text:p>
          </table:table-cell>
          <table:table-cell table:style-name="ce9" table:formula="of:=[.X17]+[.W17]*4/1440" office:value-type="time" office:time-value="PT19H18M30.513461119S" calcext:value-type="time">
            <text:p>19:18:30</text:p>
          </table:table-cell>
          <table:table-cell table:style-name="ce15" table:formula="of:=8*[.W17]" office:value-type="float" office:value="838.70091509706" calcext:value-type="float">
            <text:p>838.70091509706</text:p>
          </table:table-cell>
          <table:table-cell table:style-name="ce3" table:formula="of:=MOD([.E17]*1440+[.V17]+4*[.$B$4]-60*[.$B$5];1440)" office:value-type="float" office:value="76.8418998632084" calcext:value-type="float">
            <text:p>76.8418998632084</text:p>
          </table:table-cell>
          <table:table-cell table:style-name="ce3" table:formula="of:=IF([.AB17]/4&lt;0;[.AB17]/4+180;[.AB17]/4-180)" office:value-type="float" office:value="-160.789525034198" calcext:value-type="float">
            <text:p>-160.789525034198</text:p>
          </table:table-cell>
          <table:table-cell table:style-name="ce3" table:formula="of:=DEGREES(ACOS(SIN(RADIANS([.$B$3]))*SIN(RADIANS([.T17]))+COS(RADIANS([.$B$3]))*COS(RADIANS([.T17]))*COS(RADIANS([.AC17]))))" office:value-type="float" office:value="118.703424436348" calcext:value-type="float">
            <text:p>118.703424436348</text:p>
          </table:table-cell>
          <table:table-cell table:style-name="ce3" table:formula="of:=90-[.AD17]" office:value-type="float" office:value="-28.7034244363484" calcext:value-type="float">
            <text:p>-28.7034244363484</text:p>
          </table:table-cell>
          <table:table-cell table:style-name="ce3" table:formula="of:=IF([.AE17]&gt;85;0;IF([.AE17]&gt;5;58.1/TAN(RADIANS([.AE17]))-0.07/POWER(TAN(RADIANS([.AE17]));3)+0.000086/POWER(TAN(RADIANS([.AE17]));5);IF([.AE17]&gt;-0.575;1735+[.AE17]*(-518.2+[.AE17]*(103.4+[.AE17]*(-12.79+[.AE17]*0.711)));-20.772/TAN(RADIANS([.AE17])))))/3600" office:value-type="float" office:value="0.0105376253907835" calcext:value-type="float">
            <text:p>0.010537625390784</text:p>
          </table:table-cell>
          <table:table-cell table:style-name="ce3" table:formula="of:=[.AE17]+[.AF17]" office:value-type="float" office:value="-28.6928868109576" calcext:value-type="float">
            <text:p>-28.6928868109576</text:p>
          </table:table-cell>
          <table:table-cell table:style-name="ce3" table:formula="of:=IF([.AC17]&gt;0;MOD(DEGREES(ACOS(((SIN(RADIANS([.$B$3]))*COS(RADIANS([.AD17])))-SIN(RADIANS([.T17])))/(COS(RADIANS([.$B$3]))*SIN(RADIANS([.AD17])))))+180;360);MOD(540-DEGREES(ACOS(((SIN(RADIANS([.$B$3]))*COS(RADIANS([.AD17])))-SIN(RADIANS([.T17])))/(COS(RADIANS([.$B$3]))*SIN(RADIANS([.AD17])))));360))" office:value-type="float" office:value="21.4635561349003" calcext:value-type="float">
            <text:p>21.463556134900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]+0.1/24" office:value-type="time" office:time-value="PT01H42M00S" calcext:value-type="time">
            <text:p>1:42:00</text:p>
          </table:table-cell>
          <table:table-cell table:style-name="ce11" table:formula="of:=[.D18]+2415018.5+[.E18]-[.$B$5]/24" office:value-type="float" office:value="2451775.52916667" calcext:value-type="float">
            <text:p>2451775.53</text:p>
          </table:table-cell>
          <table:table-cell table:style-name="ce13" table:formula="of:=([.F18]-2451545)/36525" office:value-type="float" office:value="0.00631154460415581" calcext:value-type="float">
            <text:p>0.00631154</text:p>
          </table:table-cell>
          <table:table-cell/>
          <table:table-cell table:style-name="ce3" table:formula="of:=MOD(280.46646+[.G18]*(36000.76983+[.G18]*0.0003032);360)" office:value-type="float" office:value="147.68692457807" calcext:value-type="float">
            <text:p>147.68692457807</text:p>
          </table:table-cell>
          <table:table-cell table:style-name="ce3" table:formula="of:=357.52911+[.G18]*(35999.05029-0.0001537*[.G18])" office:value-type="float" office:value="584.73872160646" calcext:value-type="float">
            <text:p>584.73872160646</text:p>
          </table:table-cell>
          <table:table-cell table:style-name="ce3" table:formula="of:=0.016708634-[.G18]*(0.000042037+0.0000001267*[.G18])" office:value-type="float" office:value="0.0167083686765523" calcext:value-type="float">
            <text:p>0.016708368676552</text:p>
          </table:table-cell>
          <table:table-cell table:style-name="ce3" table:formula="of:=SIN(RADIANS([.J18]))*(1.914602-[.G18]*(0.004817+0.000014*[.G18]))+SIN(RADIANS(2*[.J18]))*(0.019993-0.000101*[.G18])+SIN(RADIANS(3*[.J18]))*0.000289" office:value-type="float" office:value="-1.32783451784195" calcext:value-type="float">
            <text:p>-1.32783451784195</text:p>
          </table:table-cell>
          <table:table-cell table:style-name="ce3" table:formula="of:=[.I18]+[.L18]" office:value-type="float" office:value="146.359090060228" calcext:value-type="float">
            <text:p>146.359090060228</text:p>
          </table:table-cell>
          <table:table-cell table:style-name="ce3" table:formula="of:=[.J18]+[.L18]" office:value-type="float" office:value="583.410887088618" calcext:value-type="float">
            <text:p>583.410887088618</text:p>
          </table:table-cell>
          <table:table-cell table:style-name="ce3" table:formula="of:=(1.000001018*(1-[.K18]*[.K18]))/(1+[.K18]*COS(RADIANS([.N18])))" office:value-type="float" office:value="1.01200526018362" calcext:value-type="float">
            <text:p>1.01200526018362</text:p>
          </table:table-cell>
          <table:table-cell table:style-name="ce3" table:formula="of:=[.M18]-0.00569-0.00478*SIN(RADIANS(125.04-1934.136*[.G18]))" office:value-type="float" office:value="146.348994609472" calcext:value-type="float">
            <text:p>146.348994609472</text:p>
          </table:table-cell>
          <table:table-cell table:style-name="ce3" table:formula="of:=23+(26+((21.448-[.G18]*(46.815+[.G18]*(0.00059-[.G18]*0.001813))))/60)/60" office:value-type="float" office:value="23.4392090347268" calcext:value-type="float">
            <text:p>23.4392090347268</text:p>
          </table:table-cell>
          <table:table-cell table:style-name="ce3" table:formula="of:=[.Q18]+0.00256*COS(RADIANS(125.04-1934.136*[.G18]))" office:value-type="float" office:value="23.4382156516253" calcext:value-type="float">
            <text:p>23.4382156516253</text:p>
          </table:table-cell>
          <table:table-cell table:style-name="ce3" table:formula="of:=DEGREES(ATAN2(COS(RADIANS([.P18]));COS(RADIANS([.R18]))*SIN(RADIANS([.P18]))))" office:value-type="float" office:value="148.585226466122" calcext:value-type="float">
            <text:p>148.585226466122</text:p>
          </table:table-cell>
          <table:table-cell table:style-name="ce3" table:formula="of:=DEGREES(ASIN(SIN(RADIANS([.R18]))*SIN(RADIANS([.P18]))))" office:value-type="float" office:value="12.733222820254" calcext:value-type="float">
            <text:p>12.733222820254</text:p>
          </table:table-cell>
          <table:table-cell table:style-name="ce3" table:formula="of:=TAN(RADIANS([.R18]/2))*TAN(RADIANS([.R18]/2))" office:value-type="float" office:value="0.0430304679500052" calcext:value-type="float">
            <text:p>0.043030467950005</text:p>
          </table:table-cell>
          <table:table-cell table:formula="of:=4*DEGREES([.U18]*SIN(2*RADIANS([.I18]))-2*[.K18]*SIN(RADIANS([.J18]))+4*[.K18]*[.U18]*SIN(RADIANS([.J18]))*COS(2*RADIANS([.I18]))-0.5*[.U18]*[.U18]*SIN(4*RADIANS([.I18]))-1.25*[.K18]*[.K18]*SIN(2*RADIANS([.J18])))" office:value-type="float" office:value="-3.63430055246556" calcext:value-type="float">
            <text:p>-3.63430055246556</text:p>
          </table:table-cell>
          <table:table-cell table:style-name="ce3" table:formula="of:=DEGREES(ACOS(COS(RADIANS(90.833))/(COS(RADIANS([.$B$3]))*COS(RADIANS([.T18])))-TAN(RADIANS([.$B$3]))*TAN(RADIANS([.T18]))))" office:value-type="float" office:value="104.836071381936" calcext:value-type="float">
            <text:p>104.836071381936</text:p>
          </table:table-cell>
          <table:table-cell table:style-name="ce9" table:formula="of:=(720-4*[.$B$4]-[.V18]+[.$B$5]*60)/1440" office:value-type="time" office:time-value="PT12H19M09.428433148S" calcext:value-type="time">
            <text:p>12:19:09</text:p>
          </table:table-cell>
          <table:table-cell table:style-name="ce9" table:formula="of:=[.X18]-[.W18]*4/1440" office:value-type="time" office:time-value="PT05H19M48.771301483S" calcext:value-type="time">
            <text:p>5:19:48</text:p>
          </table:table-cell>
          <table:table-cell table:style-name="ce9" table:formula="of:=[.X18]+[.W18]*4/1440" office:value-type="time" office:time-value="PT19H18M30.085564813S" calcext:value-type="time">
            <text:p>19:18:30</text:p>
          </table:table-cell>
          <table:table-cell table:style-name="ce15" table:formula="of:=8*[.W18]" office:value-type="float" office:value="838.68857105549" calcext:value-type="float">
            <text:p>838.68857105549</text:p>
          </table:table-cell>
          <table:table-cell table:style-name="ce3" table:formula="of:=MOD([.E18]*1440+[.V18]+4*[.$B$4]-60*[.$B$5];1440)" office:value-type="float" office:value="82.8428594475344" calcext:value-type="float">
            <text:p>82.8428594475344</text:p>
          </table:table-cell>
          <table:table-cell table:style-name="ce3" table:formula="of:=IF([.AB18]/4&lt;0;[.AB18]/4+180;[.AB18]/4-180)" office:value-type="float" office:value="-159.289285138116" calcext:value-type="float">
            <text:p>-159.289285138116</text:p>
          </table:table-cell>
          <table:table-cell table:style-name="ce3" table:formula="of:=DEGREES(ACOS(SIN(RADIANS([.$B$3]))*SIN(RADIANS([.T18]))+COS(RADIANS([.$B$3]))*COS(RADIANS([.T18]))*COS(RADIANS([.AC18]))))" office:value-type="float" office:value="118.310355257271" calcext:value-type="float">
            <text:p>118.310355257271</text:p>
          </table:table-cell>
          <table:table-cell table:style-name="ce3" table:formula="of:=90-[.AD18]" office:value-type="float" office:value="-28.3103552572706" calcext:value-type="float">
            <text:p>-28.3103552572706</text:p>
          </table:table-cell>
          <table:table-cell table:style-name="ce3" table:formula="of:=IF([.AE18]&gt;85;0;IF([.AE18]&gt;5;58.1/TAN(RADIANS([.AE18]))-0.07/POWER(TAN(RADIANS([.AE18]));3)+0.000086/POWER(TAN(RADIANS([.AE18]));5);IF([.AE18]&gt;-0.575;1735+[.AE18]*(-518.2+[.AE18]*(103.4+[.AE18]*(-12.79+[.AE18]*0.711)));-20.772/TAN(RADIANS([.AE18])))))/3600" office:value-type="float" office:value="0.0107114146990612" calcext:value-type="float">
            <text:p>0.010711414699061</text:p>
          </table:table-cell>
          <table:table-cell table:style-name="ce3" table:formula="of:=[.AE18]+[.AF18]" office:value-type="float" office:value="-28.2996438425716" calcext:value-type="float">
            <text:p>-28.2996438425716</text:p>
          </table:table-cell>
          <table:table-cell table:style-name="ce3" table:formula="of:=IF([.AC18]&gt;0;MOD(DEGREES(ACOS(((SIN(RADIANS([.$B$3]))*COS(RADIANS([.AD18])))-SIN(RADIANS([.T18])))/(COS(RADIANS([.$B$3]))*SIN(RADIANS([.AD18])))))+180;360);MOD(540-DEGREES(ACOS(((SIN(RADIANS([.$B$3]))*COS(RADIANS([.AD18])))-SIN(RADIANS([.T18])))/(COS(RADIANS([.$B$3]))*SIN(RADIANS([.AD18])))));360))" office:value-type="float" office:value="23.0676067743265" calcext:value-type="float">
            <text:p>23.067606774326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]+0.1/24" office:value-type="time" office:time-value="PT01H48M00S" calcext:value-type="time">
            <text:p>1:48:00</text:p>
          </table:table-cell>
          <table:table-cell table:style-name="ce11" table:formula="of:=[.D19]+2415018.5+[.E19]-[.$B$5]/24" office:value-type="float" office:value="2451775.53333333" calcext:value-type="float">
            <text:p>2451775.53</text:p>
          </table:table-cell>
          <table:table-cell table:style-name="ce13" table:formula="of:=([.F19]-2451545)/36525" office:value-type="float" office:value="0.00631165868127789" calcext:value-type="float">
            <text:p>0.00631166</text:p>
          </table:table-cell>
          <table:table-cell/>
          <table:table-cell table:style-name="ce3" table:formula="of:=MOD(280.46646+[.G19]*(36000.76983+[.G19]*0.0003032);360)" office:value-type="float" office:value="147.691031442285" calcext:value-type="float">
            <text:p>147.691031442285</text:p>
          </table:table-cell>
          <table:table-cell table:style-name="ce3" table:formula="of:=357.52911+[.G19]*(35999.05029-0.0001537*[.G19])" office:value-type="float" office:value="584.742828274515" calcext:value-type="float">
            <text:p>584.742828274515</text:p>
          </table:table-cell>
          <table:table-cell table:style-name="ce3" table:formula="of:=0.016708634-[.G19]*(0.000042037+0.0000001267*[.G19])" office:value-type="float" office:value="0.0167083686717567" calcext:value-type="float">
            <text:p>0.016708368671757</text:p>
          </table:table-cell>
          <table:table-cell table:style-name="ce3" table:formula="of:=SIN(RADIANS([.J19]))*(1.914602-[.G19]*(0.004817+0.000014*[.G19]))+SIN(RADIANS(2*[.J19]))*(0.019993-0.000101*[.G19])+SIN(RADIANS(3*[.J19]))*0.000289" office:value-type="float" office:value="-1.32793192013378" calcext:value-type="float">
            <text:p>-1.32793192013378</text:p>
          </table:table-cell>
          <table:table-cell table:style-name="ce3" table:formula="of:=[.I19]+[.L19]" office:value-type="float" office:value="146.363099522151" calcext:value-type="float">
            <text:p>146.363099522151</text:p>
          </table:table-cell>
          <table:table-cell table:style-name="ce3" table:formula="of:=[.J19]+[.L19]" office:value-type="float" office:value="583.414896354381" calcext:value-type="float">
            <text:p>583.414896354381</text:p>
          </table:table-cell>
          <table:table-cell table:style-name="ce3" table:formula="of:=(1.000001018*(1-[.K19]*[.K19]))/(1+[.K19]*COS(RADIANS([.N19])))" office:value-type="float" office:value="1.01200443703278" calcext:value-type="float">
            <text:p>1.01200443703278</text:p>
          </table:table-cell>
          <table:table-cell table:style-name="ce3" table:formula="of:=[.M19]-0.00569-0.00478*SIN(RADIANS(125.04-1934.136*[.G19]))" office:value-type="float" office:value="146.353004064253" calcext:value-type="float">
            <text:p>146.353004064253</text:p>
          </table:table-cell>
          <table:table-cell table:style-name="ce3" table:formula="of:=23+(26+((21.448-[.G19]*(46.815+[.G19]*(0.00059-[.G19]*0.001813))))/60)/60" office:value-type="float" office:value="23.4392090332433" calcext:value-type="float">
            <text:p>23.4392090332433</text:p>
          </table:table-cell>
          <table:table-cell table:style-name="ce3" table:formula="of:=[.Q19]+0.00256*COS(RADIANS(125.04-1934.136*[.G19]))" office:value-type="float" office:value="23.4382156592276" calcext:value-type="float">
            <text:p>23.4382156592276</text:p>
          </table:table-cell>
          <table:table-cell table:style-name="ce3" table:formula="of:=DEGREES(ATAN2(COS(RADIANS([.P19]));COS(RADIANS([.R19]))*SIN(RADIANS([.P19]))))" office:value-type="float" office:value="148.589092918098" calcext:value-type="float">
            <text:p>148.589092918098</text:p>
          </table:table-cell>
          <table:table-cell table:style-name="ce3" table:formula="of:=DEGREES(ASIN(SIN(RADIANS([.R19]))*SIN(RADIANS([.P19]))))" office:value-type="float" office:value="12.7318617672481" calcext:value-type="float">
            <text:p>12.7318617672481</text:p>
          </table:table-cell>
          <table:table-cell table:style-name="ce3" table:formula="of:=TAN(RADIANS([.R19]/2))*TAN(RADIANS([.R19]/2))" office:value-type="float" office:value="0.0430304679787138" calcext:value-type="float">
            <text:p>0.043030467978714</text:p>
          </table:table-cell>
          <table:table-cell table:formula="of:=4*DEGREES([.U19]*SIN(2*RADIANS([.I19]))-2*[.K19]*SIN(RADIANS([.J19]))+4*[.K19]*[.U19]*SIN(RADIANS([.J19]))*COS(2*RADIANS([.I19]))-0.5*[.U19]*[.U19]*SIN(4*RADIANS([.I19]))-1.25*[.K19]*[.K19]*SIN(2*RADIANS([.J19])))" office:value-type="float" office:value="-3.63334082805376" calcext:value-type="float">
            <text:p>-3.63334082805376</text:p>
          </table:table-cell>
          <table:table-cell table:style-name="ce3" table:formula="of:=DEGREES(ACOS(COS(RADIANS(90.833))/(COS(RADIANS([.$B$3]))*COS(RADIANS([.T19])))-TAN(RADIANS([.$B$3]))*TAN(RADIANS([.T19]))))" office:value-type="float" office:value="104.834528338751" calcext:value-type="float">
            <text:p>104.834528338751</text:p>
          </table:table-cell>
          <table:table-cell table:style-name="ce9" table:formula="of:=(720-4*[.$B$4]-[.V19]+[.$B$5]*60)/1440" office:value-type="time" office:time-value="PT12H19M09.370849683S" calcext:value-type="time">
            <text:p>12:19:09</text:p>
          </table:table-cell>
          <table:table-cell table:style-name="ce9" table:formula="of:=[.X19]-[.W19]*4/1440" office:value-type="time" office:time-value="PT05H19M49.084048383S" calcext:value-type="time">
            <text:p>5:19:49</text:p>
          </table:table-cell>
          <table:table-cell table:style-name="ce9" table:formula="of:=[.X19]+[.W19]*4/1440" office:value-type="time" office:time-value="PT19H18M29.657650983S" calcext:value-type="time">
            <text:p>19:18:29</text:p>
          </table:table-cell>
          <table:table-cell table:style-name="ce15" table:formula="of:=8*[.W19]" office:value-type="float" office:value="838.676226710006" calcext:value-type="float">
            <text:p>838.676226710006</text:p>
          </table:table-cell>
          <table:table-cell table:style-name="ce3" table:formula="of:=MOD([.E19]*1440+[.V19]+4*[.$B$4]-60*[.$B$5];1440)" office:value-type="float" office:value="88.8438191719462" calcext:value-type="float">
            <text:p>88.8438191719462</text:p>
          </table:table-cell>
          <table:table-cell table:style-name="ce3" table:formula="of:=IF([.AB19]/4&lt;0;[.AB19]/4+180;[.AB19]/4-180)" office:value-type="float" office:value="-157.789045207013" calcext:value-type="float">
            <text:p>-157.789045207013</text:p>
          </table:table-cell>
          <table:table-cell table:style-name="ce3" table:formula="of:=DEGREES(ACOS(SIN(RADIANS([.$B$3]))*SIN(RADIANS([.T19]))+COS(RADIANS([.$B$3]))*COS(RADIANS([.T19]))*COS(RADIANS([.AC19]))))" office:value-type="float" office:value="117.890593875934" calcext:value-type="float">
            <text:p>117.890593875934</text:p>
          </table:table-cell>
          <table:table-cell table:style-name="ce3" table:formula="of:=90-[.AD19]" office:value-type="float" office:value="-27.8905938759336" calcext:value-type="float">
            <text:p>-27.8905938759336</text:p>
          </table:table-cell>
          <table:table-cell table:style-name="ce3" table:formula="of:=IF([.AE19]&gt;85;0;IF([.AE19]&gt;5;58.1/TAN(RADIANS([.AE19]))-0.07/POWER(TAN(RADIANS([.AE19]));3)+0.000086/POWER(TAN(RADIANS([.AE19]));5);IF([.AE19]&gt;-0.575;1735+[.AE19]*(-518.2+[.AE19]*(103.4+[.AE19]*(-12.79+[.AE19]*0.711)));-20.772/TAN(RADIANS([.AE19])))))/3600" office:value-type="float" office:value="0.0109019611417514" calcext:value-type="float">
            <text:p>0.010901961141751</text:p>
          </table:table-cell>
          <table:table-cell table:style-name="ce3" table:formula="of:=[.AE19]+[.AF19]" office:value-type="float" office:value="-27.8796919147918" calcext:value-type="float">
            <text:p>-27.8796919147918</text:p>
          </table:table-cell>
          <table:table-cell table:style-name="ce3" table:formula="of:=IF([.AC19]&gt;0;MOD(DEGREES(ACOS(((SIN(RADIANS([.$B$3]))*COS(RADIANS([.AD19])))-SIN(RADIANS([.T19])))/(COS(RADIANS([.$B$3]))*SIN(RADIANS([.AD19])))))+180;360);MOD(540-DEGREES(ACOS(((SIN(RADIANS([.$B$3]))*COS(RADIANS([.AD19])))-SIN(RADIANS([.T19])))/(COS(RADIANS([.$B$3]))*SIN(RADIANS([.AD19])))));360))" office:value-type="float" office:value="24.6568026730068" calcext:value-type="float">
            <text:p>24.656802673006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]+0.1/24" office:value-type="time" office:time-value="PT01H54M00S" calcext:value-type="time">
            <text:p>1:54:00</text:p>
          </table:table-cell>
          <table:table-cell table:style-name="ce11" table:formula="of:=[.D20]+2415018.5+[.E20]-[.$B$5]/24" office:value-type="float" office:value="2451775.5375" calcext:value-type="float">
            <text:p>2451775.54</text:p>
          </table:table-cell>
          <table:table-cell table:style-name="ce13" table:formula="of:=([.F20]-2451545)/36525" office:value-type="float" office:value="0.00631177275838722" calcext:value-type="float">
            <text:p>0.00631177</text:p>
          </table:table-cell>
          <table:table-cell/>
          <table:table-cell table:style-name="ce3" table:formula="of:=MOD(280.46646+[.G20]*(36000.76983+[.G20]*0.0003032);360)" office:value-type="float" office:value="147.695138306041" calcext:value-type="float">
            <text:p>147.695138306041</text:p>
          </table:table-cell>
          <table:table-cell table:style-name="ce3" table:formula="of:=357.52911+[.G20]*(35999.05029-0.0001537*[.G20])" office:value-type="float" office:value="584.74693494211" calcext:value-type="float">
            <text:p>584.74693494211</text:p>
          </table:table-cell>
          <table:table-cell table:style-name="ce3" table:formula="of:=0.016708634-[.G20]*(0.000042037+0.0000001267*[.G20])" office:value-type="float" office:value="0.016708368666961" calcext:value-type="float">
            <text:p>0.016708368666961</text:p>
          </table:table-cell>
          <table:table-cell table:style-name="ce3" table:formula="of:=SIN(RADIANS([.J20]))*(1.914602-[.G20]*(0.004817+0.000014*[.G20]))+SIN(RADIANS(2*[.J20]))*(0.019993-0.000101*[.G20])+SIN(RADIANS(3*[.J20]))*0.000289" office:value-type="float" office:value="-1.32802931589229" calcext:value-type="float">
            <text:p>-1.32802931589229</text:p>
          </table:table-cell>
          <table:table-cell table:style-name="ce3" table:formula="of:=[.I20]+[.L20]" office:value-type="float" office:value="146.367108990149" calcext:value-type="float">
            <text:p>146.367108990149</text:p>
          </table:table-cell>
          <table:table-cell table:style-name="ce3" table:formula="of:=[.J20]+[.L20]" office:value-type="float" office:value="583.418905626218" calcext:value-type="float">
            <text:p>583.418905626218</text:p>
          </table:table-cell>
          <table:table-cell table:style-name="ce3" table:formula="of:=(1.000001018*(1-[.K20]*[.K20]))/(1+[.K20]*COS(RADIANS([.N20])))" office:value-type="float" office:value="1.01200361382115" calcext:value-type="float">
            <text:p>1.01200361382115</text:p>
          </table:table-cell>
          <table:table-cell table:style-name="ce3" table:formula="of:=[.M20]-0.00569-0.00478*SIN(RADIANS(125.04-1934.136*[.G20]))" office:value-type="float" office:value="146.357013525108" calcext:value-type="float">
            <text:p>146.357013525108</text:p>
          </table:table-cell>
          <table:table-cell table:style-name="ce3" table:formula="of:=23+(26+((21.448-[.G20]*(46.815+[.G20]*(0.00059-[.G20]*0.001813))))/60)/60" office:value-type="float" office:value="23.4392090317598" calcext:value-type="float">
            <text:p>23.4392090317598</text:p>
          </table:table-cell>
          <table:table-cell table:style-name="ce3" table:formula="of:=[.Q20]+0.00256*COS(RADIANS(125.04-1934.136*[.G20]))" office:value-type="float" office:value="23.43821566683" calcext:value-type="float">
            <text:p>23.43821566683</text:p>
          </table:table-cell>
          <table:table-cell table:style-name="ce3" table:formula="of:=DEGREES(ATAN2(COS(RADIANS([.P20]));COS(RADIANS([.R20]))*SIN(RADIANS([.P20]))))" office:value-type="float" office:value="148.592959334425" calcext:value-type="float">
            <text:p>148.592959334425</text:p>
          </table:table-cell>
          <table:table-cell table:style-name="ce3" table:formula="of:=DEGREES(ASIN(SIN(RADIANS([.R20]))*SIN(RADIANS([.P20]))))" office:value-type="float" office:value="12.7305006560904" calcext:value-type="float">
            <text:p>12.7305006560904</text:p>
          </table:table-cell>
          <table:table-cell table:style-name="ce3" table:formula="of:=TAN(RADIANS([.R20]/2))*TAN(RADIANS([.R20]/2))" office:value-type="float" office:value="0.0430304680074224" calcext:value-type="float">
            <text:p>0.043030468007423</text:p>
          </table:table-cell>
          <table:table-cell table:formula="of:=4*DEGREES([.U20]*SIN(2*RADIANS([.I20]))-2*[.K20]*SIN(RADIANS([.J20]))+4*[.K20]*[.U20]*SIN(RADIANS([.J20]))*COS(2*RADIANS([.I20]))-0.5*[.U20]*[.U20]*SIN(4*RADIANS([.I20]))-1.25*[.K20]*[.K20]*SIN(2*RADIANS([.J20])))" office:value-type="float" office:value="-3.6323809637852" calcext:value-type="float">
            <text:p>-3.6323809637852</text:p>
          </table:table-cell>
          <table:table-cell table:style-name="ce3" table:formula="of:=DEGREES(ACOS(COS(RADIANS(90.833))/(COS(RADIANS([.$B$3]))*COS(RADIANS([.T20])))-TAN(RADIANS([.$B$3]))*TAN(RADIANS([.T20]))))" office:value-type="float" office:value="104.832985257928" calcext:value-type="float">
            <text:p>104.832985257928</text:p>
          </table:table-cell>
          <table:table-cell table:style-name="ce9" table:formula="of:=(720-4*[.$B$4]-[.V20]+[.$B$5]*60)/1440" office:value-type="time" office:time-value="PT12H19M09.313257827S" calcext:value-type="time">
            <text:p>12:19:09</text:p>
          </table:table-cell>
          <table:table-cell table:style-name="ce9" table:formula="of:=[.X20]-[.W20]*4/1440" office:value-type="time" office:time-value="PT05H19M49.396795924S" calcext:value-type="time">
            <text:p>5:19:49</text:p>
          </table:table-cell>
          <table:table-cell table:style-name="ce9" table:formula="of:=[.X20]+[.W20]*4/1440" office:value-type="time" office:time-value="PT19H18M29.22971973S" calcext:value-type="time">
            <text:p>19:18:29</text:p>
          </table:table-cell>
          <table:table-cell table:style-name="ce15" table:formula="of:=8*[.W20]" office:value-type="float" office:value="838.663882063426" calcext:value-type="float">
            <text:p>838.663882063426</text:p>
          </table:table-cell>
          <table:table-cell table:style-name="ce3" table:formula="of:=MOD([.E20]*1440+[.V20]+4*[.$B$4]-60*[.$B$5];1440)" office:value-type="float" office:value="94.8447790362148" calcext:value-type="float">
            <text:p>94.8447790362148</text:p>
          </table:table-cell>
          <table:table-cell table:style-name="ce3" table:formula="of:=IF([.AB20]/4&lt;0;[.AB20]/4+180;[.AB20]/4-180)" office:value-type="float" office:value="-156.288805240946" calcext:value-type="float">
            <text:p>-156.288805240946</text:p>
          </table:table-cell>
          <table:table-cell table:style-name="ce3" table:formula="of:=DEGREES(ACOS(SIN(RADIANS([.$B$3]))*SIN(RADIANS([.T20]))+COS(RADIANS([.$B$3]))*COS(RADIANS([.T20]))*COS(RADIANS([.AC20]))))" office:value-type="float" office:value="117.444715607714" calcext:value-type="float">
            <text:p>117.444715607714</text:p>
          </table:table-cell>
          <table:table-cell table:style-name="ce3" table:formula="of:=90-[.AD20]" office:value-type="float" office:value="-27.4447156077142" calcext:value-type="float">
            <text:p>-27.4447156077142</text:p>
          </table:table-cell>
          <table:table-cell table:style-name="ce3" table:formula="of:=IF([.AE20]&gt;85;0;IF([.AE20]&gt;5;58.1/TAN(RADIANS([.AE20]))-0.07/POWER(TAN(RADIANS([.AE20]));3)+0.000086/POWER(TAN(RADIANS([.AE20]));5);IF([.AE20]&gt;-0.575;1735+[.AE20]*(-518.2+[.AE20]*(103.4+[.AE20]*(-12.79+[.AE20]*0.711)));-20.772/TAN(RADIANS([.AE20])))))/3600" office:value-type="float" office:value="0.0111102276344947" calcext:value-type="float">
            <text:p>0.011110227634495</text:p>
          </table:table-cell>
          <table:table-cell table:style-name="ce3" table:formula="of:=[.AE20]+[.AF20]" office:value-type="float" office:value="-27.4336053800797" calcext:value-type="float">
            <text:p>-27.4336053800797</text:p>
          </table:table-cell>
          <table:table-cell table:style-name="ce3" table:formula="of:=IF([.AC20]&gt;0;MOD(DEGREES(ACOS(((SIN(RADIANS([.$B$3]))*COS(RADIANS([.AD20])))-SIN(RADIANS([.T20])))/(COS(RADIANS([.$B$3]))*SIN(RADIANS([.AD20])))))+180;360);MOD(540-DEGREES(ACOS(((SIN(RADIANS([.$B$3]))*COS(RADIANS([.AD20])))-SIN(RADIANS([.T20])))/(COS(RADIANS([.$B$3]))*SIN(RADIANS([.AD20])))));360))" office:value-type="float" office:value="26.2305376500212" calcext:value-type="float">
            <text:p>26.230537650021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]+0.1/24" office:value-type="time" office:time-value="PT02H00M00S" calcext:value-type="time">
            <text:p>2:00:00</text:p>
          </table:table-cell>
          <table:table-cell table:style-name="ce11" table:formula="of:=[.D21]+2415018.5+[.E21]-[.$B$5]/24" office:value-type="float" office:value="2451775.54166667" calcext:value-type="float">
            <text:p>2451775.54</text:p>
          </table:table-cell>
          <table:table-cell table:style-name="ce13" table:formula="of:=([.F21]-2451545)/36525" office:value-type="float" office:value="0.0063118868355093" calcext:value-type="float">
            <text:p>0.00631189</text:p>
          </table:table-cell>
          <table:table-cell/>
          <table:table-cell table:style-name="ce3" table:formula="of:=MOD(280.46646+[.G21]*(36000.76983+[.G21]*0.0003032);360)" office:value-type="float" office:value="147.699245170257" calcext:value-type="float">
            <text:p>147.699245170257</text:p>
          </table:table-cell>
          <table:table-cell table:style-name="ce3" table:formula="of:=357.52911+[.G21]*(35999.05029-0.0001537*[.G21])" office:value-type="float" office:value="584.751041610165" calcext:value-type="float">
            <text:p>584.751041610165</text:p>
          </table:table-cell>
          <table:table-cell table:style-name="ce3" table:formula="of:=0.016708634-[.G21]*(0.000042037+0.0000001267*[.G21])" office:value-type="float" office:value="0.0167083686621654" calcext:value-type="float">
            <text:p>0.016708368662165</text:p>
          </table:table-cell>
          <table:table-cell table:style-name="ce3" table:formula="of:=SIN(RADIANS([.J21]))*(1.914602-[.G21]*(0.004817+0.000014*[.G21]))+SIN(RADIANS(2*[.J21]))*(0.019993-0.000101*[.G21])+SIN(RADIANS(3*[.J21]))*0.000289" office:value-type="float" office:value="-1.32812670513876" calcext:value-type="float">
            <text:p>-1.32812670513876</text:p>
          </table:table-cell>
          <table:table-cell table:style-name="ce3" table:formula="of:=[.I21]+[.L21]" office:value-type="float" office:value="146.371118465118" calcext:value-type="float">
            <text:p>146.371118465118</text:p>
          </table:table-cell>
          <table:table-cell table:style-name="ce3" table:formula="of:=[.J21]+[.L21]" office:value-type="float" office:value="583.422914905026" calcext:value-type="float">
            <text:p>583.422914905026</text:p>
          </table:table-cell>
          <table:table-cell table:style-name="ce3" table:formula="of:=(1.000001018*(1-[.K21]*[.K21]))/(1+[.K21]*COS(RADIANS([.N21])))" office:value-type="float" office:value="1.01200279054855" calcext:value-type="float">
            <text:p>1.01200279054855</text:p>
          </table:table-cell>
          <table:table-cell table:style-name="ce3" table:formula="of:=[.M21]-0.00569-0.00478*SIN(RADIANS(125.04-1934.136*[.G21]))" office:value-type="float" office:value="146.361022992934" calcext:value-type="float">
            <text:p>146.361022992934</text:p>
          </table:table-cell>
          <table:table-cell table:style-name="ce3" table:formula="of:=23+(26+((21.448-[.G21]*(46.815+[.G21]*(0.00059-[.G21]*0.001813))))/60)/60" office:value-type="float" office:value="23.4392090302763" calcext:value-type="float">
            <text:p>23.4392090302763</text:p>
          </table:table-cell>
          <table:table-cell table:style-name="ce3" table:formula="of:=[.Q21]+0.00256*COS(RADIANS(125.04-1934.136*[.G21]))" office:value-type="float" office:value="23.4382156744324" calcext:value-type="float">
            <text:p>23.4382156744324</text:p>
          </table:table-cell>
          <table:table-cell table:style-name="ce3" table:formula="of:=DEGREES(ATAN2(COS(RADIANS([.P21]));COS(RADIANS([.R21]))*SIN(RADIANS([.P21]))))" office:value-type="float" office:value="148.596825715972" calcext:value-type="float">
            <text:p>148.596825715972</text:p>
          </table:table-cell>
          <table:table-cell table:style-name="ce3" table:formula="of:=DEGREES(ASIN(SIN(RADIANS([.R21]))*SIN(RADIANS([.P21]))))" office:value-type="float" office:value="12.7291394864833" calcext:value-type="float">
            <text:p>12.7291394864833</text:p>
          </table:table-cell>
          <table:table-cell table:style-name="ce3" table:formula="of:=TAN(RADIANS([.R21]/2))*TAN(RADIANS([.R21]/2))" office:value-type="float" office:value="0.0430304680361311" calcext:value-type="float">
            <text:p>0.043030468036131</text:p>
          </table:table-cell>
          <table:table-cell table:formula="of:=4*DEGREES([.U21]*SIN(2*RADIANS([.I21]))-2*[.K21]*SIN(RADIANS([.J21]))+4*[.K21]*[.U21]*SIN(RADIANS([.J21]))*COS(2*RADIANS([.I21]))-0.5*[.U21]*[.U21]*SIN(4*RADIANS([.I21]))-1.25*[.K21]*[.K21]*SIN(2*RADIANS([.J21])))" office:value-type="float" office:value="-3.63142095945983" calcext:value-type="float">
            <text:p>-3.63142095945983</text:p>
          </table:table-cell>
          <table:table-cell table:style-name="ce3" table:formula="of:=DEGREES(ACOS(COS(RADIANS(90.833))/(COS(RADIANS([.$B$3]))*COS(RADIANS([.T21])))-TAN(RADIANS([.$B$3]))*TAN(RADIANS([.T21]))))" office:value-type="float" office:value="104.831442139131" calcext:value-type="float">
            <text:p>104.831442139131</text:p>
          </table:table-cell>
          <table:table-cell table:style-name="ce9" table:formula="of:=(720-4*[.$B$4]-[.V21]+[.$B$5]*60)/1440" office:value-type="time" office:time-value="PT12H19M09.255657568S" calcext:value-type="time">
            <text:p>12:19:09</text:p>
          </table:table-cell>
          <table:table-cell table:style-name="ce9" table:formula="of:=[.X21]-[.W21]*4/1440" office:value-type="time" office:time-value="PT05H19M49.709544176S" calcext:value-type="time">
            <text:p>5:19:49</text:p>
          </table:table-cell>
          <table:table-cell table:style-name="ce9" table:formula="of:=[.X21]+[.W21]*4/1440" office:value-type="time" office:time-value="PT19H18M28.801770959S" calcext:value-type="time">
            <text:p>19:18:28</text:p>
          </table:table-cell>
          <table:table-cell table:style-name="ce15" table:formula="of:=8*[.W21]" office:value-type="float" office:value="838.651537113047" calcext:value-type="float">
            <text:p>838.651537113047</text:p>
          </table:table-cell>
          <table:table-cell table:style-name="ce3" table:formula="of:=MOD([.E21]*1440+[.V21]+4*[.$B$4]-60*[.$B$5];1440)" office:value-type="float" office:value="100.84573904054" calcext:value-type="float">
            <text:p>100.84573904054</text:p>
          </table:table-cell>
          <table:table-cell table:style-name="ce3" table:formula="of:=IF([.AB21]/4&lt;0;[.AB21]/4+180;[.AB21]/4-180)" office:value-type="float" office:value="-154.788565239865" calcext:value-type="float">
            <text:p>-154.788565239865</text:p>
          </table:table-cell>
          <table:table-cell table:style-name="ce3" table:formula="of:=DEGREES(ACOS(SIN(RADIANS([.$B$3]))*SIN(RADIANS([.T21]))+COS(RADIANS([.$B$3]))*COS(RADIANS([.T21]))*COS(RADIANS([.AC21]))))" office:value-type="float" office:value="116.973315363986" calcext:value-type="float">
            <text:p>116.973315363986</text:p>
          </table:table-cell>
          <table:table-cell table:style-name="ce3" table:formula="of:=90-[.AD21]" office:value-type="float" office:value="-26.9733153639855" calcext:value-type="float">
            <text:p>-26.9733153639855</text:p>
          </table:table-cell>
          <table:table-cell table:style-name="ce3" table:formula="of:=IF([.AE21]&gt;85;0;IF([.AE21]&gt;5;58.1/TAN(RADIANS([.AE21]))-0.07/POWER(TAN(RADIANS([.AE21]));3)+0.000086/POWER(TAN(RADIANS([.AE21]));5);IF([.AE21]&gt;-0.575;1735+[.AE21]*(-518.2+[.AE21]*(103.4+[.AE21]*(-12.79+[.AE21]*0.711)));-20.772/TAN(RADIANS([.AE21])))))/3600" office:value-type="float" office:value="0.0113373128452894" calcext:value-type="float">
            <text:p>0.011337312845289</text:p>
          </table:table-cell>
          <table:table-cell table:style-name="ce3" table:formula="of:=[.AE21]+[.AF21]" office:value-type="float" office:value="-26.9619780511402" calcext:value-type="float">
            <text:p>-26.9619780511402</text:p>
          </table:table-cell>
          <table:table-cell table:style-name="ce3" table:formula="of:=IF([.AC21]&gt;0;MOD(DEGREES(ACOS(((SIN(RADIANS([.$B$3]))*COS(RADIANS([.AD21])))-SIN(RADIANS([.T21])))/(COS(RADIANS([.$B$3]))*SIN(RADIANS([.AD21])))))+180;360);MOD(540-DEGREES(ACOS(((SIN(RADIANS([.$B$3]))*COS(RADIANS([.AD21])))-SIN(RADIANS([.T21])))/(COS(RADIANS([.$B$3]))*SIN(RADIANS([.AD21])))));360))" office:value-type="float" office:value="27.788283112487" calcext:value-type="float">
            <text:p>27.788283112487</text:p>
          </table:table-cell>
          <table:table-cell table:number-columns-repeated="990"/>
        </table:table-row>
        <table:table-row table:style-name="ro3">
          <table:table-cell>
            <draw:frame draw:z-index="1" draw:name="Chart 4" draw:style-name="gr1" draw:text-style-name="P1" svg:width="3.7614in" svg:height="2.7083in" svg:x="0in" svg:y="0.0008in">
              <draw:object draw:notify-on-update-of-ranges="Calculations.T1:Calculations.T1 Calculations.T2:Calculations.T2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]+0.1/24" office:value-type="time" office:time-value="PT02H06M00S" calcext:value-type="time">
            <text:p>2:06:00</text:p>
          </table:table-cell>
          <table:table-cell table:style-name="ce11" table:formula="of:=[.D22]+2415018.5+[.E22]-[.$B$5]/24" office:value-type="float" office:value="2451775.54583333" calcext:value-type="float">
            <text:p>2451775.55</text:p>
          </table:table-cell>
          <table:table-cell table:style-name="ce13" table:formula="of:=([.F22]-2451545)/36525" office:value-type="float" office:value="0.00631200091261863" calcext:value-type="float">
            <text:p>0.00631200</text:p>
          </table:table-cell>
          <table:table-cell/>
          <table:table-cell table:style-name="ce3" table:formula="of:=MOD(280.46646+[.G22]*(36000.76983+[.G22]*0.0003032);360)" office:value-type="float" office:value="147.703352034013" calcext:value-type="float">
            <text:p>147.703352034013</text:p>
          </table:table-cell>
          <table:table-cell table:style-name="ce3" table:formula="of:=357.52911+[.G22]*(35999.05029-0.0001537*[.G22])" office:value-type="float" office:value="584.75514827776" calcext:value-type="float">
            <text:p>584.75514827776</text:p>
          </table:table-cell>
          <table:table-cell table:style-name="ce3" table:formula="of:=0.016708634-[.G22]*(0.000042037+0.0000001267*[.G22])" office:value-type="float" office:value="0.0167083686573697" calcext:value-type="float">
            <text:p>0.01670836865737</text:p>
          </table:table-cell>
          <table:table-cell table:style-name="ce3" table:formula="of:=SIN(RADIANS([.J22]))*(1.914602-[.G22]*(0.004817+0.000014*[.G22]))+SIN(RADIANS(2*[.J22]))*(0.019993-0.000101*[.G22])+SIN(RADIANS(3*[.J22]))*0.000289" office:value-type="float" office:value="-1.32822408785092" calcext:value-type="float">
            <text:p>-1.32822408785092</text:p>
          </table:table-cell>
          <table:table-cell table:style-name="ce3" table:formula="of:=[.I22]+[.L22]" office:value-type="float" office:value="146.375127946162" calcext:value-type="float">
            <text:p>146.375127946162</text:p>
          </table:table-cell>
          <table:table-cell table:style-name="ce3" table:formula="of:=[.J22]+[.L22]" office:value-type="float" office:value="583.426924189909" calcext:value-type="float">
            <text:p>583.426924189909</text:p>
          </table:table-cell>
          <table:table-cell table:style-name="ce3" table:formula="of:=(1.000001018*(1-[.K22]*[.K22]))/(1+[.K22]*COS(RADIANS([.N22])))" office:value-type="float" office:value="1.01200196721517" calcext:value-type="float">
            <text:p>1.01200196721517</text:p>
          </table:table-cell>
          <table:table-cell table:style-name="ce3" table:formula="of:=[.M22]-0.00569-0.00478*SIN(RADIANS(125.04-1934.136*[.G22]))" office:value-type="float" office:value="146.365032466836" calcext:value-type="float">
            <text:p>146.365032466836</text:p>
          </table:table-cell>
          <table:table-cell table:style-name="ce3" table:formula="of:=23+(26+((21.448-[.G22]*(46.815+[.G22]*(0.00059-[.G22]*0.001813))))/60)/60" office:value-type="float" office:value="23.4392090287928" calcext:value-type="float">
            <text:p>23.4392090287928</text:p>
          </table:table-cell>
          <table:table-cell table:style-name="ce3" table:formula="of:=[.Q22]+0.00256*COS(RADIANS(125.04-1934.136*[.G22]))" office:value-type="float" office:value="23.4382156820349" calcext:value-type="float">
            <text:p>23.4382156820349</text:p>
          </table:table-cell>
          <table:table-cell table:style-name="ce3" table:formula="of:=DEGREES(ATAN2(COS(RADIANS([.P22]));COS(RADIANS([.R22]))*SIN(RADIANS([.P22]))))" office:value-type="float" office:value="148.600692061879" calcext:value-type="float">
            <text:p>148.600692061879</text:p>
          </table:table-cell>
          <table:table-cell table:style-name="ce3" table:formula="of:=DEGREES(ASIN(SIN(RADIANS([.R22]))*SIN(RADIANS([.P22]))))" office:value-type="float" office:value="12.7277782587372" calcext:value-type="float">
            <text:p>12.7277782587372</text:p>
          </table:table-cell>
          <table:table-cell table:style-name="ce3" table:formula="of:=TAN(RADIANS([.R22]/2))*TAN(RADIANS([.R22]/2))" office:value-type="float" office:value="0.0430304680648398" calcext:value-type="float">
            <text:p>0.04303046806484</text:p>
          </table:table-cell>
          <table:table-cell table:formula="of:=4*DEGREES([.U22]*SIN(2*RADIANS([.I22]))-2*[.K22]*SIN(RADIANS([.J22]))+4*[.K22]*[.U22]*SIN(RADIANS([.J22]))*COS(2*RADIANS([.I22]))-0.5*[.U22]*[.U22]*SIN(4*RADIANS([.I22]))-1.25*[.K22]*[.K22]*SIN(2*RADIANS([.J22])))" office:value-type="float" office:value="-3.63046081530675" calcext:value-type="float">
            <text:p>-3.63046081530675</text:p>
          </table:table-cell>
          <table:table-cell table:style-name="ce3" table:formula="of:=DEGREES(ACOS(COS(RADIANS(90.833))/(COS(RADIANS([.$B$3]))*COS(RADIANS([.T22])))-TAN(RADIANS([.$B$3]))*TAN(RADIANS([.T22]))))" office:value-type="float" office:value="104.829898982711" calcext:value-type="float">
            <text:p>104.829898982711</text:p>
          </table:table-cell>
          <table:table-cell table:style-name="ce9" table:formula="of:=(720-4*[.$B$4]-[.V22]+[.$B$5]*60)/1440" office:value-type="time" office:time-value="PT12H19M09.198048918S" calcext:value-type="time">
            <text:p>12:19:09</text:p>
          </table:table-cell>
          <table:table-cell table:style-name="ce9" table:formula="of:=[.X22]-[.W22]*4/1440" office:value-type="time" office:time-value="PT05H19M50.022293068S" calcext:value-type="time">
            <text:p>5:19:50</text:p>
          </table:table-cell>
          <table:table-cell table:style-name="ce9" table:formula="of:=[.X22]+[.W22]*4/1440" office:value-type="time" office:time-value="PT19H18M28.373804769S" calcext:value-type="time">
            <text:p>19:18:28</text:p>
          </table:table-cell>
          <table:table-cell table:style-name="ce15" table:formula="of:=8*[.W22]" office:value-type="float" office:value="838.639191861684" calcext:value-type="float">
            <text:p>838.639191861684</text:p>
          </table:table-cell>
          <table:table-cell table:style-name="ce3" table:formula="of:=MOD([.E22]*1440+[.V22]+4*[.$B$4]-60*[.$B$5];1440)" office:value-type="float" office:value="106.846699184693" calcext:value-type="float">
            <text:p>106.846699184693</text:p>
          </table:table-cell>
          <table:table-cell table:style-name="ce3" table:formula="of:=IF([.AB22]/4&lt;0;[.AB22]/4+180;[.AB22]/4-180)" office:value-type="float" office:value="-153.288325203827" calcext:value-type="float">
            <text:p>-153.288325203827</text:p>
          </table:table-cell>
          <table:table-cell table:style-name="ce3" table:formula="of:=DEGREES(ACOS(SIN(RADIANS([.$B$3]))*SIN(RADIANS([.T22]))+COS(RADIANS([.$B$3]))*COS(RADIANS([.T22]))*COS(RADIANS([.AC22]))))" office:value-type="float" office:value="116.477004611811" calcext:value-type="float">
            <text:p>116.477004611811</text:p>
          </table:table-cell>
          <table:table-cell table:style-name="ce3" table:formula="of:=90-[.AD22]" office:value-type="float" office:value="-26.4770046118107" calcext:value-type="float">
            <text:p>-26.4770046118107</text:p>
          </table:table-cell>
          <table:table-cell table:style-name="ce3" table:formula="of:=IF([.AE22]&gt;85;0;IF([.AE22]&gt;5;58.1/TAN(RADIANS([.AE22]))-0.07/POWER(TAN(RADIANS([.AE22]));3)+0.000086/POWER(TAN(RADIANS([.AE22]));5);IF([.AE22]&gt;-0.575;1735+[.AE22]*(-518.2+[.AE22]*(103.4+[.AE22]*(-12.79+[.AE22]*0.711)));-20.772/TAN(RADIANS([.AE22])))))/3600" office:value-type="float" office:value="0.011584470577037" calcext:value-type="float">
            <text:p>0.011584470577037</text:p>
          </table:table-cell>
          <table:table-cell table:style-name="ce3" table:formula="of:=[.AE22]+[.AF22]" office:value-type="float" office:value="-26.4654201412336" calcext:value-type="float">
            <text:p>-26.4654201412336</text:p>
          </table:table-cell>
          <table:table-cell table:style-name="ce3" table:formula="of:=IF([.AC22]&gt;0;MOD(DEGREES(ACOS(((SIN(RADIANS([.$B$3]))*COS(RADIANS([.AD22])))-SIN(RADIANS([.T22])))/(COS(RADIANS([.$B$3]))*SIN(RADIANS([.AD22])))))+180;360);MOD(540-DEGREES(ACOS(((SIN(RADIANS([.$B$3]))*COS(RADIANS([.AD22])))-SIN(RADIANS([.T22])))/(COS(RADIANS([.$B$3]))*SIN(RADIANS([.AD22])))));360))" office:value-type="float" office:value="29.3295873341779" calcext:value-type="float">
            <text:p>29.329587334177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]+0.1/24" office:value-type="time" office:time-value="PT02H12M00S" calcext:value-type="time">
            <text:p>2:12:00</text:p>
          </table:table-cell>
          <table:table-cell table:style-name="ce11" table:formula="of:=[.D23]+2415018.5+[.E23]-[.$B$5]/24" office:value-type="float" office:value="2451775.55" calcext:value-type="float">
            <text:p>2451775.55</text:p>
          </table:table-cell>
          <table:table-cell table:style-name="ce13" table:formula="of:=([.F23]-2451545)/36525" office:value-type="float" office:value="0.00631211498974071" calcext:value-type="float">
            <text:p>0.00631211</text:p>
          </table:table-cell>
          <table:table-cell/>
          <table:table-cell table:style-name="ce3" table:formula="of:=MOD(280.46646+[.G23]*(36000.76983+[.G23]*0.0003032);360)" office:value-type="float" office:value="147.707458898228" calcext:value-type="float">
            <text:p>147.707458898228</text:p>
          </table:table-cell>
          <table:table-cell table:style-name="ce3" table:formula="of:=357.52911+[.G23]*(35999.05029-0.0001537*[.G23])" office:value-type="float" office:value="584.759254945815" calcext:value-type="float">
            <text:p>584.759254945815</text:p>
          </table:table-cell>
          <table:table-cell table:style-name="ce3" table:formula="of:=0.016708634-[.G23]*(0.000042037+0.0000001267*[.G23])" office:value-type="float" office:value="0.0167083686525741" calcext:value-type="float">
            <text:p>0.016708368652574</text:p>
          </table:table-cell>
          <table:table-cell table:style-name="ce3" table:formula="of:=SIN(RADIANS([.J23]))*(1.914602-[.G23]*(0.004817+0.000014*[.G23]))+SIN(RADIANS(2*[.J23]))*(0.019993-0.000101*[.G23])+SIN(RADIANS(3*[.J23]))*0.000289" office:value-type="float" office:value="-1.32832146405004" calcext:value-type="float">
            <text:p>-1.32832146405004</text:p>
          </table:table-cell>
          <table:table-cell table:style-name="ce3" table:formula="of:=[.I23]+[.L23]" office:value-type="float" office:value="146.379137434178" calcext:value-type="float">
            <text:p>146.379137434178</text:p>
          </table:table-cell>
          <table:table-cell table:style-name="ce3" table:formula="of:=[.J23]+[.L23]" office:value-type="float" office:value="583.430933481765" calcext:value-type="float">
            <text:p>583.430933481765</text:p>
          </table:table-cell>
          <table:table-cell table:style-name="ce3" table:formula="of:=(1.000001018*(1-[.K23]*[.K23]))/(1+[.K23]*COS(RADIANS([.N23])))" office:value-type="float" office:value="1.01200114382083" calcext:value-type="float">
            <text:p>1.01200114382083</text:p>
          </table:table-cell>
          <table:table-cell table:style-name="ce3" table:formula="of:=[.M23]-0.00569-0.00478*SIN(RADIANS(125.04-1934.136*[.G23]))" office:value-type="float" office:value="146.36904194771" calcext:value-type="float">
            <text:p>146.36904194771</text:p>
          </table:table-cell>
          <table:table-cell table:style-name="ce3" table:formula="of:=23+(26+((21.448-[.G23]*(46.815+[.G23]*(0.00059-[.G23]*0.001813))))/60)/60" office:value-type="float" office:value="23.4392090273094" calcext:value-type="float">
            <text:p>23.4392090273094</text:p>
          </table:table-cell>
          <table:table-cell table:style-name="ce3" table:formula="of:=[.Q23]+0.00256*COS(RADIANS(125.04-1934.136*[.G23]))" office:value-type="float" office:value="23.4382156896373" calcext:value-type="float">
            <text:p>23.4382156896373</text:p>
          </table:table-cell>
          <table:table-cell table:style-name="ce3" table:formula="of:=DEGREES(ATAN2(COS(RADIANS([.P23]));COS(RADIANS([.R23]))*SIN(RADIANS([.P23]))))" office:value-type="float" office:value="148.604558373012" calcext:value-type="float">
            <text:p>148.604558373012</text:p>
          </table:table-cell>
          <table:table-cell table:style-name="ce3" table:formula="of:=DEGREES(ASIN(SIN(RADIANS([.R23]))*SIN(RADIANS([.P23]))))" office:value-type="float" office:value="12.7264169725543" calcext:value-type="float">
            <text:p>12.7264169725543</text:p>
          </table:table-cell>
          <table:table-cell table:style-name="ce3" table:formula="of:=TAN(RADIANS([.R23]/2))*TAN(RADIANS([.R23]/2))" office:value-type="float" office:value="0.0430304680935486" calcext:value-type="float">
            <text:p>0.043030468093549</text:p>
          </table:table-cell>
          <table:table-cell table:formula="of:=4*DEGREES([.U23]*SIN(2*RADIANS([.I23]))-2*[.K23]*SIN(RADIANS([.J23]))+4*[.K23]*[.U23]*SIN(RADIANS([.J23]))*COS(2*RADIANS([.I23]))-0.5*[.U23]*[.U23]*SIN(4*RADIANS([.I23]))-1.25*[.K23]*[.K23]*SIN(2*RADIANS([.J23])))" office:value-type="float" office:value="-3.62950053112585" calcext:value-type="float">
            <text:p>-3.62950053112585</text:p>
          </table:table-cell>
          <table:table-cell table:style-name="ce3" table:formula="of:=DEGREES(ACOS(COS(RADIANS(90.833))/(COS(RADIANS([.$B$3]))*COS(RADIANS([.T23])))-TAN(RADIANS([.$B$3]))*TAN(RADIANS([.T23]))))" office:value-type="float" office:value="104.82835578833" calcext:value-type="float">
            <text:p>104.82835578833</text:p>
          </table:table-cell>
          <table:table-cell table:style-name="ce9" table:formula="of:=(720-4*[.$B$4]-[.V23]+[.$B$5]*60)/1440" office:value-type="time" office:time-value="PT12H19M09.140431868S" calcext:value-type="time">
            <text:p>12:19:09</text:p>
          </table:table-cell>
          <table:table-cell table:style-name="ce9" table:formula="of:=[.X23]-[.W23]*4/1440" office:value-type="time" office:time-value="PT05H19M50.335042668S" calcext:value-type="time">
            <text:p>5:19:50</text:p>
          </table:table-cell>
          <table:table-cell table:style-name="ce9" table:formula="of:=[.X23]+[.W23]*4/1440" office:value-type="time" office:time-value="PT19H18M27.945821067S" calcext:value-type="time">
            <text:p>19:18:27</text:p>
          </table:table-cell>
          <table:table-cell table:style-name="ce15" table:formula="of:=8*[.W23]" office:value-type="float" office:value="838.626846306637" calcext:value-type="float">
            <text:p>838.626846306637</text:p>
          </table:table-cell>
          <table:table-cell table:style-name="ce3" table:formula="of:=MOD([.E23]*1440+[.V23]+4*[.$B$4]-60*[.$B$5];1440)" office:value-type="float" office:value="112.847659468874" calcext:value-type="float">
            <text:p>112.847659468874</text:p>
          </table:table-cell>
          <table:table-cell table:style-name="ce3" table:formula="of:=IF([.AB23]/4&lt;0;[.AB23]/4+180;[.AB23]/4-180)" office:value-type="float" office:value="-151.788085132781" calcext:value-type="float">
            <text:p>-151.788085132781</text:p>
          </table:table-cell>
          <table:table-cell table:style-name="ce3" table:formula="of:=DEGREES(ACOS(SIN(RADIANS([.$B$3]))*SIN(RADIANS([.T23]))+COS(RADIANS([.$B$3]))*COS(RADIANS([.T23]))*COS(RADIANS([.AC23]))))" office:value-type="float" office:value="115.956408429378" calcext:value-type="float">
            <text:p>115.956408429378</text:p>
          </table:table-cell>
          <table:table-cell table:style-name="ce3" table:formula="of:=90-[.AD23]" office:value-type="float" office:value="-25.9564084293783" calcext:value-type="float">
            <text:p>-25.9564084293783</text:p>
          </table:table-cell>
          <table:table-cell table:style-name="ce3" table:formula="of:=IF([.AE23]&gt;85;0;IF([.AE23]&gt;5;58.1/TAN(RADIANS([.AE23]))-0.07/POWER(TAN(RADIANS([.AE23]));3)+0.000086/POWER(TAN(RADIANS([.AE23]));5);IF([.AE23]&gt;-0.575;1735+[.AE23]*(-518.2+[.AE23]*(103.4+[.AE23]*(-12.79+[.AE23]*0.711)));-20.772/TAN(RADIANS([.AE23])))))/3600" office:value-type="float" office:value="0.0118531328406283" calcext:value-type="float">
            <text:p>0.011853132840628</text:p>
          </table:table-cell>
          <table:table-cell table:style-name="ce3" table:formula="of:=[.AE23]+[.AF23]" office:value-type="float" office:value="-25.9445552965377" calcext:value-type="float">
            <text:p>-25.9445552965377</text:p>
          </table:table-cell>
          <table:table-cell table:style-name="ce3" table:formula="of:=IF([.AC23]&gt;0;MOD(DEGREES(ACOS(((SIN(RADIANS([.$B$3]))*COS(RADIANS([.AD23])))-SIN(RADIANS([.T23])))/(COS(RADIANS([.$B$3]))*SIN(RADIANS([.AD23])))))+180;360);MOD(540-DEGREES(ACOS(((SIN(RADIANS([.$B$3]))*COS(RADIANS([.AD23])))-SIN(RADIANS([.T23])))/(COS(RADIANS([.$B$3]))*SIN(RADIANS([.AD23])))));360))" office:value-type="float" office:value="30.8540741155534" calcext:value-type="float">
            <text:p>30.85407411555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]+0.1/24" office:value-type="time" office:time-value="PT02H18M00S" calcext:value-type="time">
            <text:p>2:18:00</text:p>
          </table:table-cell>
          <table:table-cell table:style-name="ce11" table:formula="of:=[.D24]+2415018.5+[.E24]-[.$B$5]/24" office:value-type="float" office:value="2451775.55416667" calcext:value-type="float">
            <text:p>2451775.55</text:p>
          </table:table-cell>
          <table:table-cell table:style-name="ce13" table:formula="of:=([.F24]-2451545)/36525" office:value-type="float" office:value="0.00631222906685004" calcext:value-type="float">
            <text:p>0.00631223</text:p>
          </table:table-cell>
          <table:table-cell/>
          <table:table-cell table:style-name="ce3" table:formula="of:=MOD(280.46646+[.G24]*(36000.76983+[.G24]*0.0003032);360)" office:value-type="float" office:value="147.711565761985" calcext:value-type="float">
            <text:p>147.711565761985</text:p>
          </table:table-cell>
          <table:table-cell table:style-name="ce3" table:formula="of:=357.52911+[.G24]*(35999.05029-0.0001537*[.G24])" office:value-type="float" office:value="584.76336161341" calcext:value-type="float">
            <text:p>584.76336161341</text:p>
          </table:table-cell>
          <table:table-cell table:style-name="ce3" table:formula="of:=0.016708634-[.G24]*(0.000042037+0.0000001267*[.G24])" office:value-type="float" office:value="0.0167083686477785" calcext:value-type="float">
            <text:p>0.016708368647779</text:p>
          </table:table-cell>
          <table:table-cell table:style-name="ce3" table:formula="of:=SIN(RADIANS([.J24]))*(1.914602-[.G24]*(0.004817+0.000014*[.G24]))+SIN(RADIANS(2*[.J24]))*(0.019993-0.000101*[.G24])+SIN(RADIANS(3*[.J24]))*0.000289" office:value-type="float" office:value="-1.32841883371386" calcext:value-type="float">
            <text:p>-1.32841883371386</text:p>
          </table:table-cell>
          <table:table-cell table:style-name="ce3" table:formula="of:=[.I24]+[.L24]" office:value-type="float" office:value="146.383146928271" calcext:value-type="float">
            <text:p>146.383146928271</text:p>
          </table:table-cell>
          <table:table-cell table:style-name="ce3" table:formula="of:=[.J24]+[.L24]" office:value-type="float" office:value="583.434942779696" calcext:value-type="float">
            <text:p>583.434942779696</text:p>
          </table:table-cell>
          <table:table-cell table:style-name="ce3" table:formula="of:=(1.000001018*(1-[.K24]*[.K24]))/(1+[.K24]*COS(RADIANS([.N24])))" office:value-type="float" office:value="1.01200032036571" calcext:value-type="float">
            <text:p>1.01200032036571</text:p>
          </table:table-cell>
          <table:table-cell table:style-name="ce3" table:formula="of:=[.M24]-0.00569-0.00478*SIN(RADIANS(125.04-1934.136*[.G24]))" office:value-type="float" office:value="146.37305143466" calcext:value-type="float">
            <text:p>146.37305143466</text:p>
          </table:table-cell>
          <table:table-cell table:style-name="ce3" table:formula="of:=23+(26+((21.448-[.G24]*(46.815+[.G24]*(0.00059-[.G24]*0.001813))))/60)/60" office:value-type="float" office:value="23.4392090258259" calcext:value-type="float">
            <text:p>23.4392090258259</text:p>
          </table:table-cell>
          <table:table-cell table:style-name="ce3" table:formula="of:=[.Q24]+0.00256*COS(RADIANS(125.04-1934.136*[.G24]))" office:value-type="float" office:value="23.4382156972397" calcext:value-type="float">
            <text:p>23.4382156972397</text:p>
          </table:table-cell>
          <table:table-cell table:style-name="ce3" table:formula="of:=DEGREES(ATAN2(COS(RADIANS([.P24]));COS(RADIANS([.R24]))*SIN(RADIANS([.P24]))))" office:value-type="float" office:value="148.608424648513" calcext:value-type="float">
            <text:p>148.608424648513</text:p>
          </table:table-cell>
          <table:table-cell table:style-name="ce3" table:formula="of:=DEGREES(ASIN(SIN(RADIANS([.R24]))*SIN(RADIANS([.P24]))))" office:value-type="float" office:value="12.7250556282451" calcext:value-type="float">
            <text:p>12.7250556282451</text:p>
          </table:table-cell>
          <table:table-cell table:style-name="ce3" table:formula="of:=TAN(RADIANS([.R24]/2))*TAN(RADIANS([.R24]/2))" office:value-type="float" office:value="0.0430304681222575" calcext:value-type="float">
            <text:p>0.043030468122258</text:p>
          </table:table-cell>
          <table:table-cell table:formula="of:=4*DEGREES([.U24]*SIN(2*RADIANS([.I24]))-2*[.K24]*SIN(RADIANS([.J24]))+4*[.K24]*[.U24]*SIN(RADIANS([.J24]))*COS(2*RADIANS([.I24]))-0.5*[.U24]*[.U24]*SIN(4*RADIANS([.I24]))-1.25*[.K24]*[.K24]*SIN(2*RADIANS([.J24])))" office:value-type="float" office:value="-3.62854010714624" calcext:value-type="float">
            <text:p>-3.62854010714624</text:p>
          </table:table-cell>
          <table:table-cell table:style-name="ce3" table:formula="of:=DEGREES(ACOS(COS(RADIANS(90.833))/(COS(RADIANS([.$B$3]))*COS(RADIANS([.T24])))-TAN(RADIANS([.$B$3]))*TAN(RADIANS([.T24]))))" office:value-type="float" office:value="104.82681255634" calcext:value-type="float">
            <text:p>104.82681255634</text:p>
          </table:table-cell>
          <table:table-cell table:style-name="ce9" table:formula="of:=(720-4*[.$B$4]-[.V24]+[.$B$5]*60)/1440" office:value-type="time" office:time-value="PT12H19M09.082806429S" calcext:value-type="time">
            <text:p>12:19:09</text:p>
          </table:table-cell>
          <table:table-cell table:style-name="ce9" table:formula="of:=[.X24]-[.W24]*4/1440" office:value-type="time" office:time-value="PT05H19M50.647792907S" calcext:value-type="time">
            <text:p>5:19:50</text:p>
          </table:table-cell>
          <table:table-cell table:style-name="ce9" table:formula="of:=[.X24]+[.W24]*4/1440" office:value-type="time" office:time-value="PT19H18M27.51781995S" calcext:value-type="time">
            <text:p>19:18:27</text:p>
          </table:table-cell>
          <table:table-cell table:style-name="ce15" table:formula="of:=8*[.W24]" office:value-type="float" office:value="838.614500450719" calcext:value-type="float">
            <text:p>838.614500450719</text:p>
          </table:table-cell>
          <table:table-cell table:style-name="ce3" table:formula="of:=MOD([.E24]*1440+[.V24]+4*[.$B$4]-60*[.$B$5];1440)" office:value-type="float" office:value="118.848619892854" calcext:value-type="float">
            <text:p>118.848619892854</text:p>
          </table:table-cell>
          <table:table-cell table:style-name="ce3" table:formula="of:=IF([.AB24]/4&lt;0;[.AB24]/4+180;[.AB24]/4-180)" office:value-type="float" office:value="-150.287845026787" calcext:value-type="float">
            <text:p>-150.287845026787</text:p>
          </table:table-cell>
          <table:table-cell table:style-name="ce3" table:formula="of:=DEGREES(ACOS(SIN(RADIANS([.$B$3]))*SIN(RADIANS([.T24]))+COS(RADIANS([.$B$3]))*COS(RADIANS([.T24]))*COS(RADIANS([.AC24]))))" office:value-type="float" office:value="115.412162677431" calcext:value-type="float">
            <text:p>115.412162677431</text:p>
          </table:table-cell>
          <table:table-cell table:style-name="ce3" table:formula="of:=90-[.AD24]" office:value-type="float" office:value="-25.4121626774312" calcext:value-type="float">
            <text:p>-25.4121626774312</text:p>
          </table:table-cell>
          <table:table-cell table:style-name="ce3" table:formula="of:=IF([.AE24]&gt;85;0;IF([.AE24]&gt;5;58.1/TAN(RADIANS([.AE24]))-0.07/POWER(TAN(RADIANS([.AE24]));3)+0.000086/POWER(TAN(RADIANS([.AE24]));5);IF([.AE24]&gt;-0.575;1735+[.AE24]*(-518.2+[.AE24]*(103.4+[.AE24]*(-12.79+[.AE24]*0.711)));-20.772/TAN(RADIANS([.AE24])))))/3600" office:value-type="float" office:value="0.0121449374361779" calcext:value-type="float">
            <text:p>0.012144937436178</text:p>
          </table:table-cell>
          <table:table-cell table:style-name="ce3" table:formula="of:=[.AE24]+[.AF24]" office:value-type="float" office:value="-25.400017739995" calcext:value-type="float">
            <text:p>-25.400017739995</text:p>
          </table:table-cell>
          <table:table-cell table:style-name="ce3" table:formula="of:=IF([.AC24]&gt;0;MOD(DEGREES(ACOS(((SIN(RADIANS([.$B$3]))*COS(RADIANS([.AD24])))-SIN(RADIANS([.T24])))/(COS(RADIANS([.$B$3]))*SIN(RADIANS([.AD24])))))+180;360);MOD(540-DEGREES(ACOS(((SIN(RADIANS([.$B$3]))*COS(RADIANS([.AD24])))-SIN(RADIANS([.T24])))/(COS(RADIANS([.$B$3]))*SIN(RADIANS([.AD24])))));360))" office:value-type="float" office:value="32.3614408966016" calcext:value-type="float">
            <text:p>32.361440896601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4]+0.1/24" office:value-type="time" office:time-value="PT02H24M00S" calcext:value-type="time">
            <text:p>2:24:00</text:p>
          </table:table-cell>
          <table:table-cell table:style-name="ce11" table:formula="of:=[.D25]+2415018.5+[.E25]-[.$B$5]/24" office:value-type="float" office:value="2451775.55833333" calcext:value-type="float">
            <text:p>2451775.56</text:p>
          </table:table-cell>
          <table:table-cell table:style-name="ce13" table:formula="of:=([.F25]-2451545)/36525" office:value-type="float" office:value="0.00631234314397212" calcext:value-type="float">
            <text:p>0.00631234</text:p>
          </table:table-cell>
          <table:table-cell/>
          <table:table-cell table:style-name="ce3" table:formula="of:=MOD(280.46646+[.G25]*(36000.76983+[.G25]*0.0003032);360)" office:value-type="float" office:value="147.7156726262" calcext:value-type="float">
            <text:p>147.7156726262</text:p>
          </table:table-cell>
          <table:table-cell table:style-name="ce3" table:formula="of:=357.52911+[.G25]*(35999.05029-0.0001537*[.G25])" office:value-type="float" office:value="584.767468281465" calcext:value-type="float">
            <text:p>584.767468281465</text:p>
          </table:table-cell>
          <table:table-cell table:style-name="ce3" table:formula="of:=0.016708634-[.G25]*(0.000042037+0.0000001267*[.G25])" office:value-type="float" office:value="0.0167083686429828" calcext:value-type="float">
            <text:p>0.016708368642983</text:p>
          </table:table-cell>
          <table:table-cell table:style-name="ce3" table:formula="of:=SIN(RADIANS([.J25]))*(1.914602-[.G25]*(0.004817+0.000014*[.G25]))+SIN(RADIANS(2*[.J25]))*(0.019993-0.000101*[.G25])+SIN(RADIANS(3*[.J25]))*0.000289" office:value-type="float" office:value="-1.32851619686364" calcext:value-type="float">
            <text:p>-1.32851619686364</text:p>
          </table:table-cell>
          <table:table-cell table:style-name="ce3" table:formula="of:=[.I25]+[.L25]" office:value-type="float" office:value="146.387156429336" calcext:value-type="float">
            <text:p>146.387156429336</text:p>
          </table:table-cell>
          <table:table-cell table:style-name="ce3" table:formula="of:=[.J25]+[.L25]" office:value-type="float" office:value="583.438952084601" calcext:value-type="float">
            <text:p>583.438952084601</text:p>
          </table:table-cell>
          <table:table-cell table:style-name="ce3" table:formula="of:=(1.000001018*(1-[.K25]*[.K25]))/(1+[.K25]*COS(RADIANS([.N25])))" office:value-type="float" office:value="1.01199949684965" calcext:value-type="float">
            <text:p>1.01199949684965</text:p>
          </table:table-cell>
          <table:table-cell table:style-name="ce3" table:formula="of:=[.M25]-0.00569-0.00478*SIN(RADIANS(125.04-1934.136*[.G25]))" office:value-type="float" office:value="146.377060928583" calcext:value-type="float">
            <text:p>146.377060928583</text:p>
          </table:table-cell>
          <table:table-cell table:style-name="ce3" table:formula="of:=23+(26+((21.448-[.G25]*(46.815+[.G25]*(0.00059-[.G25]*0.001813))))/60)/60" office:value-type="float" office:value="23.4392090243424" calcext:value-type="float">
            <text:p>23.4392090243424</text:p>
          </table:table-cell>
          <table:table-cell table:style-name="ce3" table:formula="of:=[.Q25]+0.00256*COS(RADIANS(125.04-1934.136*[.G25]))" office:value-type="float" office:value="23.4382157048422" calcext:value-type="float">
            <text:p>23.4382157048422</text:p>
          </table:table-cell>
          <table:table-cell table:style-name="ce3" table:formula="of:=DEGREES(ATAN2(COS(RADIANS([.P25]));COS(RADIANS([.R25]))*SIN(RADIANS([.P25]))))" office:value-type="float" office:value="148.612290889247" calcext:value-type="float">
            <text:p>148.612290889247</text:p>
          </table:table-cell>
          <table:table-cell table:style-name="ce3" table:formula="of:=DEGREES(ASIN(SIN(RADIANS([.R25]))*SIN(RADIANS([.P25]))))" office:value-type="float" office:value="12.7236942255118" calcext:value-type="float">
            <text:p>12.7236942255118</text:p>
          </table:table-cell>
          <table:table-cell table:style-name="ce3" table:formula="of:=TAN(RADIANS([.R25]/2))*TAN(RADIANS([.R25]/2))" office:value-type="float" office:value="0.0430304681509664" calcext:value-type="float">
            <text:p>0.043030468150966</text:p>
          </table:table-cell>
          <table:table-cell table:formula="of:=4*DEGREES([.U25]*SIN(2*RADIANS([.I25]))-2*[.K25]*SIN(RADIANS([.J25]))+4*[.K25]*[.U25]*SIN(RADIANS([.J25]))*COS(2*RADIANS([.I25]))-0.5*[.U25]*[.U25]*SIN(4*RADIANS([.I25]))-1.25*[.K25]*[.K25]*SIN(2*RADIANS([.J25])))" office:value-type="float" office:value="-3.62757954316779" calcext:value-type="float">
            <text:p>-3.62757954316779</text:p>
          </table:table-cell>
          <table:table-cell table:style-name="ce3" table:formula="of:=DEGREES(ACOS(COS(RADIANS(90.833))/(COS(RADIANS([.$B$3]))*COS(RADIANS([.T25])))-TAN(RADIANS([.$B$3]))*TAN(RADIANS([.T25]))))" office:value-type="float" office:value="104.825269286404" calcext:value-type="float">
            <text:p>104.825269286404</text:p>
          </table:table-cell>
          <table:table-cell table:style-name="ce9" table:formula="of:=(720-4*[.$B$4]-[.V25]+[.$B$5]*60)/1440" office:value-type="time" office:time-value="PT12H19M09.02517259S" calcext:value-type="time">
            <text:p>12:19:09</text:p>
          </table:table-cell>
          <table:table-cell table:style-name="ce9" table:formula="of:=[.X25]-[.W25]*4/1440" office:value-type="time" office:time-value="PT05H19M50.960543853S" calcext:value-type="time">
            <text:p>5:19:50</text:p>
          </table:table-cell>
          <table:table-cell table:style-name="ce9" table:formula="of:=[.X25]+[.W25]*4/1440" office:value-type="time" office:time-value="PT19H18M27.089801327S" calcext:value-type="time">
            <text:p>19:18:27</text:p>
          </table:table-cell>
          <table:table-cell table:style-name="ce15" table:formula="of:=8*[.W25]" office:value-type="float" office:value="838.602154291229" calcext:value-type="float">
            <text:p>838.602154291229</text:p>
          </table:table-cell>
          <table:table-cell table:style-name="ce3" table:formula="of:=MOD([.E25]*1440+[.V25]+4*[.$B$4]-60*[.$B$5];1440)" office:value-type="float" office:value="124.849580456832" calcext:value-type="float">
            <text:p>124.849580456832</text:p>
          </table:table-cell>
          <table:table-cell table:style-name="ce3" table:formula="of:=IF([.AB25]/4&lt;0;[.AB25]/4+180;[.AB25]/4-180)" office:value-type="float" office:value="-148.787604885792" calcext:value-type="float">
            <text:p>-148.787604885792</text:p>
          </table:table-cell>
          <table:table-cell table:style-name="ce3" table:formula="of:=DEGREES(ACOS(SIN(RADIANS([.$B$3]))*SIN(RADIANS([.T25]))+COS(RADIANS([.$B$3]))*COS(RADIANS([.T25]))*COS(RADIANS([.AC25]))))" office:value-type="float" office:value="114.84491131144" calcext:value-type="float">
            <text:p>114.84491131144</text:p>
          </table:table-cell>
          <table:table-cell table:style-name="ce3" table:formula="of:=90-[.AD25]" office:value-type="float" office:value="-24.8449113114402" calcext:value-type="float">
            <text:p>-24.8449113114402</text:p>
          </table:table-cell>
          <table:table-cell table:style-name="ce3" table:formula="of:=IF([.AE25]&gt;85;0;IF([.AE25]&gt;5;58.1/TAN(RADIANS([.AE25]))-0.07/POWER(TAN(RADIANS([.AE25]));3)+0.000086/POWER(TAN(RADIANS([.AE25]));5);IF([.AE25]&gt;-0.575;1735+[.AE25]*(-518.2+[.AE25]*(103.4+[.AE25]*(-12.79+[.AE25]*0.711)));-20.772/TAN(RADIANS([.AE25])))))/3600" office:value-type="float" office:value="0.0124617610743661" calcext:value-type="float">
            <text:p>0.012461761074366</text:p>
          </table:table-cell>
          <table:table-cell table:style-name="ce3" table:formula="of:=[.AE25]+[.AF25]" office:value-type="float" office:value="-24.8324495503658" calcext:value-type="float">
            <text:p>-24.8324495503658</text:p>
          </table:table-cell>
          <table:table-cell table:style-name="ce3" table:formula="of:=IF([.AC25]&gt;0;MOD(DEGREES(ACOS(((SIN(RADIANS([.$B$3]))*COS(RADIANS([.AD25])))-SIN(RADIANS([.T25])))/(COS(RADIANS([.$B$3]))*SIN(RADIANS([.AD25])))))+180;360);MOD(540-DEGREES(ACOS(((SIN(RADIANS([.$B$3]))*COS(RADIANS([.AD25])))-SIN(RADIANS([.T25])))/(COS(RADIANS([.$B$3]))*SIN(RADIANS([.AD25])))));360))" office:value-type="float" office:value="33.851456401834" calcext:value-type="float">
            <text:p>33.8514564018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5]+0.1/24" office:value-type="time" office:time-value="PT02H30M00S" calcext:value-type="time">
            <text:p>2:30:00</text:p>
          </table:table-cell>
          <table:table-cell table:style-name="ce11" table:formula="of:=[.D26]+2415018.5+[.E26]-[.$B$5]/24" office:value-type="float" office:value="2451775.5625" calcext:value-type="float">
            <text:p>2451775.56</text:p>
          </table:table-cell>
          <table:table-cell table:style-name="ce13" table:formula="of:=([.F26]-2451545)/36525" office:value-type="float" office:value="0.00631245722108145" calcext:value-type="float">
            <text:p>0.00631246</text:p>
          </table:table-cell>
          <table:table-cell/>
          <table:table-cell table:style-name="ce3" table:formula="of:=MOD(280.46646+[.G26]*(36000.76983+[.G26]*0.0003032);360)" office:value-type="float" office:value="147.719779489956" calcext:value-type="float">
            <text:p>147.719779489956</text:p>
          </table:table-cell>
          <table:table-cell table:style-name="ce3" table:formula="of:=357.52911+[.G26]*(35999.05029-0.0001537*[.G26])" office:value-type="float" office:value="584.77157494906" calcext:value-type="float">
            <text:p>584.77157494906</text:p>
          </table:table-cell>
          <table:table-cell table:style-name="ce3" table:formula="of:=0.016708634-[.G26]*(0.000042037+0.0000001267*[.G26])" office:value-type="float" office:value="0.0167083686381872" calcext:value-type="float">
            <text:p>0.016708368638187</text:p>
          </table:table-cell>
          <table:table-cell table:style-name="ce3" table:formula="of:=SIN(RADIANS([.J26]))*(1.914602-[.G26]*(0.004817+0.000014*[.G26]))+SIN(RADIANS(2*[.J26]))*(0.019993-0.000101*[.G26])+SIN(RADIANS(3*[.J26]))*0.000289" office:value-type="float" office:value="-1.32861355347713" calcext:value-type="float">
            <text:p>-1.32861355347713</text:p>
          </table:table-cell>
          <table:table-cell table:style-name="ce3" table:formula="of:=[.I26]+[.L26]" office:value-type="float" office:value="146.391165936479" calcext:value-type="float">
            <text:p>146.391165936479</text:p>
          </table:table-cell>
          <table:table-cell table:style-name="ce3" table:formula="of:=[.J26]+[.L26]" office:value-type="float" office:value="583.442961395583" calcext:value-type="float">
            <text:p>583.442961395583</text:p>
          </table:table-cell>
          <table:table-cell table:style-name="ce3" table:formula="of:=(1.000001018*(1-[.K26]*[.K26]))/(1+[.K26]*COS(RADIANS([.N26])))" office:value-type="float" office:value="1.01199867327282" calcext:value-type="float">
            <text:p>1.01199867327282</text:p>
          </table:table-cell>
          <table:table-cell table:style-name="ce3" table:formula="of:=[.M26]-0.00569-0.00478*SIN(RADIANS(125.04-1934.136*[.G26]))" office:value-type="float" office:value="146.381070428583" calcext:value-type="float">
            <text:p>146.381070428583</text:p>
          </table:table-cell>
          <table:table-cell table:style-name="ce3" table:formula="of:=23+(26+((21.448-[.G26]*(46.815+[.G26]*(0.00059-[.G26]*0.001813))))/60)/60" office:value-type="float" office:value="23.4392090228589" calcext:value-type="float">
            <text:p>23.4392090228589</text:p>
          </table:table-cell>
          <table:table-cell table:style-name="ce3" table:formula="of:=[.Q26]+0.00256*COS(RADIANS(125.04-1934.136*[.G26]))" office:value-type="float" office:value="23.4382157124447" calcext:value-type="float">
            <text:p>23.4382157124447</text:p>
          </table:table-cell>
          <table:table-cell table:style-name="ce3" table:formula="of:=DEGREES(ATAN2(COS(RADIANS([.P26]));COS(RADIANS([.R26]))*SIN(RADIANS([.P26]))))" office:value-type="float" office:value="148.616157094356" calcext:value-type="float">
            <text:p>148.616157094356</text:p>
          </table:table-cell>
          <table:table-cell table:style-name="ce3" table:formula="of:=DEGREES(ASIN(SIN(RADIANS([.R26]))*SIN(RADIANS([.P26]))))" office:value-type="float" office:value="12.722332764665" calcext:value-type="float">
            <text:p>12.722332764665</text:p>
          </table:table-cell>
          <table:table-cell table:style-name="ce3" table:formula="of:=TAN(RADIANS([.R26]/2))*TAN(RADIANS([.R26]/2))" office:value-type="float" office:value="0.0430304681796754" calcext:value-type="float">
            <text:p>0.043030468179675</text:p>
          </table:table-cell>
          <table:table-cell table:formula="of:=4*DEGREES([.U26]*SIN(2*RADIANS([.I26]))-2*[.K26]*SIN(RADIANS([.J26]))+4*[.K26]*[.U26]*SIN(RADIANS([.J26]))*COS(2*RADIANS([.I26]))-0.5*[.U26]*[.U26]*SIN(4*RADIANS([.I26]))-1.25*[.K26]*[.K26]*SIN(2*RADIANS([.J26])))" office:value-type="float" office:value="-3.62661883941969" calcext:value-type="float">
            <text:p>-3.62661883941969</text:p>
          </table:table-cell>
          <table:table-cell table:style-name="ce3" table:formula="of:=DEGREES(ACOS(COS(RADIANS(90.833))/(COS(RADIANS([.$B$3]))*COS(RADIANS([.T26])))-TAN(RADIANS([.$B$3]))*TAN(RADIANS([.T26]))))" office:value-type="float" office:value="104.823725978873" calcext:value-type="float">
            <text:p>104.823725978873</text:p>
          </table:table-cell>
          <table:table-cell table:style-name="ce9" table:formula="of:=(720-4*[.$B$4]-[.V26]+[.$B$5]*60)/1440" office:value-type="time" office:time-value="PT12H19M08.967530365S" calcext:value-type="time">
            <text:p>12:19:08</text:p>
          </table:table-cell>
          <table:table-cell table:style-name="ce9" table:formula="of:=[.X26]-[.W26]*4/1440" office:value-type="time" office:time-value="PT05H19M51.273295436S" calcext:value-type="time">
            <text:p>5:19:51</text:p>
          </table:table-cell>
          <table:table-cell table:style-name="ce9" table:formula="of:=[.X26]+[.W26]*4/1440" office:value-type="time" office:time-value="PT19H18M26.661765295S" calcext:value-type="time">
            <text:p>19:18:26</text:p>
          </table:table-cell>
          <table:table-cell table:style-name="ce15" table:formula="of:=8*[.W26]" office:value-type="float" office:value="838.589807830984" calcext:value-type="float">
            <text:p>838.589807830984</text:p>
          </table:table-cell>
          <table:table-cell table:style-name="ce3" table:formula="of:=MOD([.E26]*1440+[.V26]+4*[.$B$4]-60*[.$B$5];1440)" office:value-type="float" office:value="130.85054116058" calcext:value-type="float">
            <text:p>130.85054116058</text:p>
          </table:table-cell>
          <table:table-cell table:style-name="ce3" table:formula="of:=IF([.AB26]/4&lt;0;[.AB26]/4+180;[.AB26]/4-180)" office:value-type="float" office:value="-147.287364709855" calcext:value-type="float">
            <text:p>-147.287364709855</text:p>
          </table:table-cell>
          <table:table-cell table:style-name="ce3" table:formula="of:=DEGREES(ACOS(SIN(RADIANS([.$B$3]))*SIN(RADIANS([.T26]))+COS(RADIANS([.$B$3]))*COS(RADIANS([.T26]))*COS(RADIANS([.AC26]))))" office:value-type="float" office:value="114.255303846641" calcext:value-type="float">
            <text:p>114.255303846641</text:p>
          </table:table-cell>
          <table:table-cell table:style-name="ce3" table:formula="of:=90-[.AD26]" office:value-type="float" office:value="-24.2553038466413" calcext:value-type="float">
            <text:p>-24.2553038466413</text:p>
          </table:table-cell>
          <table:table-cell table:style-name="ce3" table:formula="of:=IF([.AE26]&gt;85;0;IF([.AE26]&gt;5;58.1/TAN(RADIANS([.AE26]))-0.07/POWER(TAN(RADIANS([.AE26]));3)+0.000086/POWER(TAN(RADIANS([.AE26]));5);IF([.AE26]&gt;-0.575;1735+[.AE26]*(-518.2+[.AE26]*(103.4+[.AE26]*(-12.79+[.AE26]*0.711)));-20.772/TAN(RADIANS([.AE26])))))/3600" office:value-type="float" office:value="0.0128057593598708" calcext:value-type="float">
            <text:p>0.012805759359871</text:p>
          </table:table-cell>
          <table:table-cell table:style-name="ce3" table:formula="of:=[.AE26]+[.AF26]" office:value-type="float" office:value="-24.2424980872814" calcext:value-type="float">
            <text:p>-24.2424980872814</text:p>
          </table:table-cell>
          <table:table-cell table:style-name="ce3" table:formula="of:=IF([.AC26]&gt;0;MOD(DEGREES(ACOS(((SIN(RADIANS([.$B$3]))*COS(RADIANS([.AD26])))-SIN(RADIANS([.T26])))/(COS(RADIANS([.$B$3]))*SIN(RADIANS([.AD26])))))+180;360);MOD(540-DEGREES(ACOS(((SIN(RADIANS([.$B$3]))*COS(RADIANS([.AD26])))-SIN(RADIANS([.T26])))/(COS(RADIANS([.$B$3]))*SIN(RADIANS([.AD26])))));360))" office:value-type="float" office:value="35.3239578916433" calcext:value-type="float">
            <text:p>35.32395789164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6]+0.1/24" office:value-type="time" office:time-value="PT02H36M00S" calcext:value-type="time">
            <text:p>2:36:00</text:p>
          </table:table-cell>
          <table:table-cell table:style-name="ce11" table:formula="of:=[.D27]+2415018.5+[.E27]-[.$B$5]/24" office:value-type="float" office:value="2451775.56666667" calcext:value-type="float">
            <text:p>2451775.57</text:p>
          </table:table-cell>
          <table:table-cell table:style-name="ce13" table:formula="of:=([.F27]-2451545)/36525" office:value-type="float" office:value="0.00631257129820353" calcext:value-type="float">
            <text:p>0.00631257</text:p>
          </table:table-cell>
          <table:table-cell/>
          <table:table-cell table:style-name="ce3" table:formula="of:=MOD(280.46646+[.G27]*(36000.76983+[.G27]*0.0003032);360)" office:value-type="float" office:value="147.723886354172" calcext:value-type="float">
            <text:p>147.723886354172</text:p>
          </table:table-cell>
          <table:table-cell table:style-name="ce3" table:formula="of:=357.52911+[.G27]*(35999.05029-0.0001537*[.G27])" office:value-type="float" office:value="584.775681617115" calcext:value-type="float">
            <text:p>584.775681617115</text:p>
          </table:table-cell>
          <table:table-cell table:style-name="ce3" table:formula="of:=0.016708634-[.G27]*(0.000042037+0.0000001267*[.G27])" office:value-type="float" office:value="0.0167083686333915" calcext:value-type="float">
            <text:p>0.016708368633392</text:p>
          </table:table-cell>
          <table:table-cell table:style-name="ce3" table:formula="of:=SIN(RADIANS([.J27]))*(1.914602-[.G27]*(0.004817+0.000014*[.G27]))+SIN(RADIANS(2*[.J27]))*(0.019993-0.000101*[.G27])+SIN(RADIANS(3*[.J27]))*0.000289" office:value-type="float" office:value="-1.32871090357558" calcext:value-type="float">
            <text:p>-1.32871090357558</text:p>
          </table:table-cell>
          <table:table-cell table:style-name="ce3" table:formula="of:=[.I27]+[.L27]" office:value-type="float" office:value="146.395175450596" calcext:value-type="float">
            <text:p>146.395175450596</text:p>
          </table:table-cell>
          <table:table-cell table:style-name="ce3" table:formula="of:=[.J27]+[.L27]" office:value-type="float" office:value="583.446970713539" calcext:value-type="float">
            <text:p>583.446970713539</text:p>
          </table:table-cell>
          <table:table-cell table:style-name="ce3" table:formula="of:=(1.000001018*(1-[.K27]*[.K27]))/(1+[.K27]*COS(RADIANS([.N27])))" office:value-type="float" office:value="1.01199784963505" calcext:value-type="float">
            <text:p>1.01199784963505</text:p>
          </table:table-cell>
          <table:table-cell table:style-name="ce3" table:formula="of:=[.M27]-0.00569-0.00478*SIN(RADIANS(125.04-1934.136*[.G27]))" office:value-type="float" office:value="146.385079935558" calcext:value-type="float">
            <text:p>146.385079935558</text:p>
          </table:table-cell>
          <table:table-cell table:style-name="ce3" table:formula="of:=23+(26+((21.448-[.G27]*(46.815+[.G27]*(0.00059-[.G27]*0.001813))))/60)/60" office:value-type="float" office:value="23.4392090213754" calcext:value-type="float">
            <text:p>23.4392090213754</text:p>
          </table:table-cell>
          <table:table-cell table:style-name="ce3" table:formula="of:=[.Q27]+0.00256*COS(RADIANS(125.04-1934.136*[.G27]))" office:value-type="float" office:value="23.4382157200472" calcext:value-type="float">
            <text:p>23.4382157200472</text:p>
          </table:table-cell>
          <table:table-cell table:style-name="ce3" table:formula="of:=DEGREES(ATAN2(COS(RADIANS([.P27]));COS(RADIANS([.R27]))*SIN(RADIANS([.P27]))))" office:value-type="float" office:value="148.620023264706" calcext:value-type="float">
            <text:p>148.620023264706</text:p>
          </table:table-cell>
          <table:table-cell table:style-name="ce3" table:formula="of:=DEGREES(ASIN(SIN(RADIANS([.R27]))*SIN(RADIANS([.P27]))))" office:value-type="float" office:value="12.7209712454067" calcext:value-type="float">
            <text:p>12.7209712454067</text:p>
          </table:table-cell>
          <table:table-cell table:style-name="ce3" table:formula="of:=TAN(RADIANS([.R27]/2))*TAN(RADIANS([.R27]/2))" office:value-type="float" office:value="0.0430304682083844" calcext:value-type="float">
            <text:p>0.043030468208384</text:p>
          </table:table-cell>
          <table:table-cell table:formula="of:=4*DEGREES([.U27]*SIN(2*RADIANS([.I27]))-2*[.K27]*SIN(RADIANS([.J27]))+4*[.K27]*[.U27]*SIN(RADIANS([.J27]))*COS(2*RADIANS([.I27]))-0.5*[.U27]*[.U27]*SIN(4*RADIANS([.I27]))-1.25*[.K27]*[.K27]*SIN(2*RADIANS([.J27])))" office:value-type="float" office:value="-3.62565799570176" calcext:value-type="float">
            <text:p>-3.62565799570176</text:p>
          </table:table-cell>
          <table:table-cell table:style-name="ce3" table:formula="of:=DEGREES(ACOS(COS(RADIANS(90.833))/(COS(RADIANS([.$B$3]))*COS(RADIANS([.T27])))-TAN(RADIANS([.$B$3]))*TAN(RADIANS([.T27]))))" office:value-type="float" office:value="104.82218263341" calcext:value-type="float">
            <text:p>104.82218263341</text:p>
          </table:table-cell>
          <table:table-cell table:style-name="ce9" table:formula="of:=(720-4*[.$B$4]-[.V27]+[.$B$5]*60)/1440" office:value-type="time" office:time-value="PT12H19M08.909879742S" calcext:value-type="time">
            <text:p>12:19:08</text:p>
          </table:table-cell>
          <table:table-cell table:style-name="ce9" table:formula="of:=[.X27]-[.W27]*4/1440" office:value-type="time" office:time-value="PT05H19M51.586047724S" calcext:value-type="time">
            <text:p>5:19:51</text:p>
          </table:table-cell>
          <table:table-cell table:style-name="ce9" table:formula="of:=[.X27]+[.W27]*4/1440" office:value-type="time" office:time-value="PT19H18M26.23371176S" calcext:value-type="time">
            <text:p>19:18:26</text:p>
          </table:table-cell>
          <table:table-cell table:style-name="ce15" table:formula="of:=8*[.W27]" office:value-type="float" office:value="838.577461067279" calcext:value-type="float">
            <text:p>838.577461067279</text:p>
          </table:table-cell>
          <table:table-cell table:style-name="ce3" table:formula="of:=MOD([.E27]*1440+[.V27]+4*[.$B$4]-60*[.$B$5];1440)" office:value-type="float" office:value="136.851502004298" calcext:value-type="float">
            <text:p>136.851502004298</text:p>
          </table:table-cell>
          <table:table-cell table:style-name="ce3" table:formula="of:=IF([.AB27]/4&lt;0;[.AB27]/4+180;[.AB27]/4-180)" office:value-type="float" office:value="-145.787124498925" calcext:value-type="float">
            <text:p>-145.787124498925</text:p>
          </table:table-cell>
          <table:table-cell table:style-name="ce3" table:formula="of:=DEGREES(ACOS(SIN(RADIANS([.$B$3]))*SIN(RADIANS([.T27]))+COS(RADIANS([.$B$3]))*COS(RADIANS([.T27]))*COS(RADIANS([.AC27]))))" office:value-type="float" office:value="113.643992992568" calcext:value-type="float">
            <text:p>113.643992992568</text:p>
          </table:table-cell>
          <table:table-cell table:style-name="ce3" table:formula="of:=90-[.AD27]" office:value-type="float" office:value="-23.6439929925676" calcext:value-type="float">
            <text:p>-23.6439929925676</text:p>
          </table:table-cell>
          <table:table-cell table:style-name="ce3" table:formula="of:=IF([.AE27]&gt;85;0;IF([.AE27]&gt;5;58.1/TAN(RADIANS([.AE27]))-0.07/POWER(TAN(RADIANS([.AE27]));3)+0.000086/POWER(TAN(RADIANS([.AE27]));5);IF([.AE27]&gt;-0.575;1735+[.AE27]*(-518.2+[.AE27]*(103.4+[.AE27]*(-12.79+[.AE27]*0.711)));-20.772/TAN(RADIANS([.AE27])))))/3600" office:value-type="float" office:value="0.0131794153310375" calcext:value-type="float">
            <text:p>0.013179415331038</text:p>
          </table:table-cell>
          <table:table-cell table:style-name="ce3" table:formula="of:=[.AE27]+[.AF27]" office:value-type="float" office:value="-23.6308135772366" calcext:value-type="float">
            <text:p>-23.6308135772366</text:p>
          </table:table-cell>
          <table:table-cell table:style-name="ce3" table:formula="of:=IF([.AC27]&gt;0;MOD(DEGREES(ACOS(((SIN(RADIANS([.$B$3]))*COS(RADIANS([.AD27])))-SIN(RADIANS([.T27])))/(COS(RADIANS([.$B$3]))*SIN(RADIANS([.AD27])))))+180;360);MOD(540-DEGREES(ACOS(((SIN(RADIANS([.$B$3]))*COS(RADIANS([.AD27])))-SIN(RADIANS([.T27])))/(COS(RADIANS([.$B$3]))*SIN(RADIANS([.AD27])))));360))" office:value-type="float" office:value="36.778848098462" calcext:value-type="float">
            <text:p>36.77884809846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7]+0.1/24" office:value-type="time" office:time-value="PT02H42M00S" calcext:value-type="time">
            <text:p>2:42:00</text:p>
          </table:table-cell>
          <table:table-cell table:style-name="ce11" table:formula="of:=[.D28]+2415018.5+[.E28]-[.$B$5]/24" office:value-type="float" office:value="2451775.57083333" calcext:value-type="float">
            <text:p>2451775.57</text:p>
          </table:table-cell>
          <table:table-cell table:style-name="ce13" table:formula="of:=([.F28]-2451545)/36525" office:value-type="float" office:value="0.00631268537531286" calcext:value-type="float">
            <text:p>0.00631269</text:p>
          </table:table-cell>
          <table:table-cell/>
          <table:table-cell table:style-name="ce3" table:formula="of:=MOD(280.46646+[.G28]*(36000.76983+[.G28]*0.0003032);360)" office:value-type="float" office:value="147.727993217928" calcext:value-type="float">
            <text:p>147.727993217928</text:p>
          </table:table-cell>
          <table:table-cell table:style-name="ce3" table:formula="of:=357.52911+[.G28]*(35999.05029-0.0001537*[.G28])" office:value-type="float" office:value="584.77978828471" calcext:value-type="float">
            <text:p>584.77978828471</text:p>
          </table:table-cell>
          <table:table-cell table:style-name="ce3" table:formula="of:=0.016708634-[.G28]*(0.000042037+0.0000001267*[.G28])" office:value-type="float" office:value="0.0167083686285959" calcext:value-type="float">
            <text:p>0.016708368628596</text:p>
          </table:table-cell>
          <table:table-cell table:style-name="ce3" table:formula="of:=SIN(RADIANS([.J28]))*(1.914602-[.G28]*(0.004817+0.000014*[.G28]))+SIN(RADIANS(2*[.J28]))*(0.019993-0.000101*[.G28])+SIN(RADIANS(3*[.J28]))*0.000289" office:value-type="float" office:value="-1.32880824713674" calcext:value-type="float">
            <text:p>-1.32880824713674</text:p>
          </table:table-cell>
          <table:table-cell table:style-name="ce3" table:formula="of:=[.I28]+[.L28]" office:value-type="float" office:value="146.399184970791" calcext:value-type="float">
            <text:p>146.399184970791</text:p>
          </table:table-cell>
          <table:table-cell table:style-name="ce3" table:formula="of:=[.J28]+[.L28]" office:value-type="float" office:value="583.450980037574" calcext:value-type="float">
            <text:p>583.450980037574</text:p>
          </table:table-cell>
          <table:table-cell table:style-name="ce3" table:formula="of:=(1.000001018*(1-[.K28]*[.K28]))/(1+[.K28]*COS(RADIANS([.N28])))" office:value-type="float" office:value="1.01199702593652" calcext:value-type="float">
            <text:p>1.01199702593652</text:p>
          </table:table-cell>
          <table:table-cell table:style-name="ce3" table:formula="of:=[.M28]-0.00569-0.00478*SIN(RADIANS(125.04-1934.136*[.G28]))" office:value-type="float" office:value="146.389089448611" calcext:value-type="float">
            <text:p>146.389089448611</text:p>
          </table:table-cell>
          <table:table-cell table:style-name="ce3" table:formula="of:=23+(26+((21.448-[.G28]*(46.815+[.G28]*(0.00059-[.G28]*0.001813))))/60)/60" office:value-type="float" office:value="23.439209019892" calcext:value-type="float">
            <text:p>23.439209019892</text:p>
          </table:table-cell>
          <table:table-cell table:style-name="ce3" table:formula="of:=[.Q28]+0.00256*COS(RADIANS(125.04-1934.136*[.G28]))" office:value-type="float" office:value="23.4382157276497" calcext:value-type="float">
            <text:p>23.4382157276497</text:p>
          </table:table-cell>
          <table:table-cell table:style-name="ce3" table:formula="of:=DEGREES(ATAN2(COS(RADIANS([.P28]));COS(RADIANS([.R28]))*SIN(RADIANS([.P28]))))" office:value-type="float" office:value="148.623889399436" calcext:value-type="float">
            <text:p>148.623889399436</text:p>
          </table:table-cell>
          <table:table-cell table:style-name="ce3" table:formula="of:=DEGREES(ASIN(SIN(RADIANS([.R28]))*SIN(RADIANS([.P28]))))" office:value-type="float" office:value="12.7196096680477" calcext:value-type="float">
            <text:p>12.7196096680477</text:p>
          </table:table-cell>
          <table:table-cell table:style-name="ce3" table:formula="of:=TAN(RADIANS([.R28]/2))*TAN(RADIANS([.R28]/2))" office:value-type="float" office:value="0.0430304682370935" calcext:value-type="float">
            <text:p>0.043030468237094</text:p>
          </table:table-cell>
          <table:table-cell table:formula="of:=4*DEGREES([.U28]*SIN(2*RADIANS([.I28]))-2*[.K28]*SIN(RADIANS([.J28]))+4*[.K28]*[.U28]*SIN(RADIANS([.J28]))*COS(2*RADIANS([.I28]))-0.5*[.U28]*[.U28]*SIN(4*RADIANS([.I28]))-1.25*[.K28]*[.K28]*SIN(2*RADIANS([.J28])))" office:value-type="float" office:value="-3.62469701224322" calcext:value-type="float">
            <text:p>-3.62469701224322</text:p>
          </table:table-cell>
          <table:table-cell table:style-name="ce3" table:formula="of:=DEGREES(ACOS(COS(RADIANS(90.833))/(COS(RADIANS([.$B$3]))*COS(RADIANS([.T28])))-TAN(RADIANS([.$B$3]))*TAN(RADIANS([.T28]))))" office:value-type="float" office:value="104.820639250367" calcext:value-type="float">
            <text:p>104.820639250367</text:p>
          </table:table-cell>
          <table:table-cell table:style-name="ce9" table:formula="of:=(720-4*[.$B$4]-[.V28]+[.$B$5]*60)/1440" office:value-type="time" office:time-value="PT12H19M08.852220735S" calcext:value-type="time">
            <text:p>12:19:08</text:p>
          </table:table-cell>
          <table:table-cell table:style-name="ce9" table:formula="of:=[.X28]-[.W28]*4/1440" office:value-type="time" office:time-value="PT05H19M51.898800647S" calcext:value-type="time">
            <text:p>5:19:51</text:p>
          </table:table-cell>
          <table:table-cell table:style-name="ce9" table:formula="of:=[.X28]+[.W28]*4/1440" office:value-type="time" office:time-value="PT19H18M25.805640823S" calcext:value-type="time">
            <text:p>19:18:25</text:p>
          </table:table-cell>
          <table:table-cell table:style-name="ce15" table:formula="of:=8*[.W28]" office:value-type="float" office:value="838.565114002933" calcext:value-type="float">
            <text:p>838.565114002933</text:p>
          </table:table-cell>
          <table:table-cell table:style-name="ce3" table:formula="of:=MOD([.E28]*1440+[.V28]+4*[.$B$4]-60*[.$B$5];1440)" office:value-type="float" office:value="142.852462987757" calcext:value-type="float">
            <text:p>142.852462987757</text:p>
          </table:table-cell>
          <table:table-cell table:style-name="ce3" table:formula="of:=IF([.AB28]/4&lt;0;[.AB28]/4+180;[.AB28]/4-180)" office:value-type="float" office:value="-144.286884253061" calcext:value-type="float">
            <text:p>-144.286884253061</text:p>
          </table:table-cell>
          <table:table-cell table:style-name="ce3" table:formula="of:=DEGREES(ACOS(SIN(RADIANS([.$B$3]))*SIN(RADIANS([.T28]))+COS(RADIANS([.$B$3]))*COS(RADIANS([.T28]))*COS(RADIANS([.AC28]))))" office:value-type="float" office:value="113.011632461625" calcext:value-type="float">
            <text:p>113.011632461625</text:p>
          </table:table-cell>
          <table:table-cell table:style-name="ce3" table:formula="of:=90-[.AD28]" office:value-type="float" office:value="-23.0116324616247" calcext:value-type="float">
            <text:p>-23.0116324616247</text:p>
          </table:table-cell>
          <table:table-cell table:style-name="ce3" table:formula="of:=IF([.AE28]&gt;85;0;IF([.AE28]&gt;5;58.1/TAN(RADIANS([.AE28]))-0.07/POWER(TAN(RADIANS([.AE28]));3)+0.000086/POWER(TAN(RADIANS([.AE28]));5);IF([.AE28]&gt;-0.575;1735+[.AE28]*(-518.2+[.AE28]*(103.4+[.AE28]*(-12.79+[.AE28]*0.711)));-20.772/TAN(RADIANS([.AE28])))))/3600" office:value-type="float" office:value="0.0135855987555548" calcext:value-type="float">
            <text:p>0.013585598755555</text:p>
          </table:table-cell>
          <table:table-cell table:style-name="ce3" table:formula="of:=[.AE28]+[.AF28]" office:value-type="float" office:value="-22.9980468628692" calcext:value-type="float">
            <text:p>-22.9980468628692</text:p>
          </table:table-cell>
          <table:table-cell table:style-name="ce3" table:formula="of:=IF([.AC28]&gt;0;MOD(DEGREES(ACOS(((SIN(RADIANS([.$B$3]))*COS(RADIANS([.AD28])))-SIN(RADIANS([.T28])))/(COS(RADIANS([.$B$3]))*SIN(RADIANS([.AD28])))))+180;360);MOD(540-DEGREES(ACOS(((SIN(RADIANS([.$B$3]))*COS(RADIANS([.AD28])))-SIN(RADIANS([.T28])))/(COS(RADIANS([.$B$3]))*SIN(RADIANS([.AD28])))));360))" office:value-type="float" office:value="38.2160919173346" calcext:value-type="float">
            <text:p>38.216091917334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8]+0.1/24" office:value-type="time" office:time-value="PT02H48M00S" calcext:value-type="time">
            <text:p>2:48:00</text:p>
          </table:table-cell>
          <table:table-cell table:style-name="ce11" table:formula="of:=[.D29]+2415018.5+[.E29]-[.$B$5]/24" office:value-type="float" office:value="2451775.575" calcext:value-type="float">
            <text:p>2451775.58</text:p>
          </table:table-cell>
          <table:table-cell table:style-name="ce13" table:formula="of:=([.F29]-2451545)/36525" office:value-type="float" office:value="0.00631279945243494" calcext:value-type="float">
            <text:p>0.00631280</text:p>
          </table:table-cell>
          <table:table-cell/>
          <table:table-cell table:style-name="ce3" table:formula="of:=MOD(280.46646+[.G29]*(36000.76983+[.G29]*0.0003032);360)" office:value-type="float" office:value="147.732100082143" calcext:value-type="float">
            <text:p>147.732100082143</text:p>
          </table:table-cell>
          <table:table-cell table:style-name="ce3" table:formula="of:=357.52911+[.G29]*(35999.05029-0.0001537*[.G29])" office:value-type="float" office:value="584.783894952765" calcext:value-type="float">
            <text:p>584.783894952765</text:p>
          </table:table-cell>
          <table:table-cell table:style-name="ce3" table:formula="of:=0.016708634-[.G29]*(0.000042037+0.0000001267*[.G29])" office:value-type="float" office:value="0.0167083686238002" calcext:value-type="float">
            <text:p>0.0167083686238</text:p>
          </table:table-cell>
          <table:table-cell table:style-name="ce3" table:formula="of:=SIN(RADIANS([.J29]))*(1.914602-[.G29]*(0.004817+0.000014*[.G29]))+SIN(RADIANS(2*[.J29]))*(0.019993-0.000101*[.G29])+SIN(RADIANS(3*[.J29]))*0.000289" office:value-type="float" office:value="-1.32890558418186" calcext:value-type="float">
            <text:p>-1.32890558418186</text:p>
          </table:table-cell>
          <table:table-cell table:style-name="ce3" table:formula="of:=[.I29]+[.L29]" office:value-type="float" office:value="146.403194497962" calcext:value-type="float">
            <text:p>146.403194497962</text:p>
          </table:table-cell>
          <table:table-cell table:style-name="ce3" table:formula="of:=[.J29]+[.L29]" office:value-type="float" office:value="583.454989368583" calcext:value-type="float">
            <text:p>583.454989368583</text:p>
          </table:table-cell>
          <table:table-cell table:style-name="ce3" table:formula="of:=(1.000001018*(1-[.K29]*[.K29]))/(1+[.K29]*COS(RADIANS([.N29])))" office:value-type="float" office:value="1.01199620217705" calcext:value-type="float">
            <text:p>1.01199620217705</text:p>
          </table:table-cell>
          <table:table-cell table:style-name="ce3" table:formula="of:=[.M29]-0.00569-0.00478*SIN(RADIANS(125.04-1934.136*[.G29]))" office:value-type="float" office:value="146.393098968639" calcext:value-type="float">
            <text:p>146.393098968639</text:p>
          </table:table-cell>
          <table:table-cell table:style-name="ce3" table:formula="of:=23+(26+((21.448-[.G29]*(46.815+[.G29]*(0.00059-[.G29]*0.001813))))/60)/60" office:value-type="float" office:value="23.4392090184085" calcext:value-type="float">
            <text:p>23.4392090184085</text:p>
          </table:table-cell>
          <table:table-cell table:style-name="ce3" table:formula="of:=[.Q29]+0.00256*COS(RADIANS(125.04-1934.136*[.G29]))" office:value-type="float" office:value="23.4382157352522" calcext:value-type="float">
            <text:p>23.4382157352522</text:p>
          </table:table-cell>
          <table:table-cell table:style-name="ce3" table:formula="of:=DEGREES(ATAN2(COS(RADIANS([.P29]));COS(RADIANS([.R29]))*SIN(RADIANS([.P29]))))" office:value-type="float" office:value="148.627755499416" calcext:value-type="float">
            <text:p>148.627755499416</text:p>
          </table:table-cell>
          <table:table-cell table:style-name="ce3" table:formula="of:=DEGREES(ASIN(SIN(RADIANS([.R29]))*SIN(RADIANS([.P29]))))" office:value-type="float" office:value="12.71824803229" calcext:value-type="float">
            <text:p>12.71824803229</text:p>
          </table:table-cell>
          <table:table-cell table:style-name="ce3" table:formula="of:=TAN(RADIANS([.R29]/2))*TAN(RADIANS([.R29]/2))" office:value-type="float" office:value="0.0430304682658026" calcext:value-type="float">
            <text:p>0.043030468265803</text:p>
          </table:table-cell>
          <table:table-cell table:formula="of:=4*DEGREES([.U29]*SIN(2*RADIANS([.I29]))-2*[.K29]*SIN(RADIANS([.J29]))+4*[.K29]*[.U29]*SIN(RADIANS([.J29]))*COS(2*RADIANS([.I29]))-0.5*[.U29]*[.U29]*SIN(4*RADIANS([.I29]))-1.25*[.K29]*[.K29]*SIN(2*RADIANS([.J29])))" office:value-type="float" office:value="-3.62373588884381" calcext:value-type="float">
            <text:p>-3.62373588884381</text:p>
          </table:table-cell>
          <table:table-cell table:style-name="ce3" table:formula="of:=DEGREES(ACOS(COS(RADIANS(90.833))/(COS(RADIANS([.$B$3]))*COS(RADIANS([.T29])))-TAN(RADIANS([.$B$3]))*TAN(RADIANS([.T29]))))" office:value-type="float" office:value="104.819095829405" calcext:value-type="float">
            <text:p>104.819095829405</text:p>
          </table:table-cell>
          <table:table-cell table:style-name="ce9" table:formula="of:=(720-4*[.$B$4]-[.V29]+[.$B$5]*60)/1440" office:value-type="time" office:time-value="PT12H19M08.794553331S" calcext:value-type="time">
            <text:p>12:19:08</text:p>
          </table:table-cell>
          <table:table-cell table:style-name="ce9" table:formula="of:=[.X29]-[.W29]*4/1440" office:value-type="time" office:time-value="PT05H19M52.211554273S" calcext:value-type="time">
            <text:p>5:19:52</text:p>
          </table:table-cell>
          <table:table-cell table:style-name="ce9" table:formula="of:=[.X29]+[.W29]*4/1440" office:value-type="time" office:time-value="PT19H18M25.377552388S" calcext:value-type="time">
            <text:p>19:18:25</text:p>
          </table:table-cell>
          <table:table-cell table:style-name="ce15" table:formula="of:=8*[.W29]" office:value-type="float" office:value="838.55276663524" calcext:value-type="float">
            <text:p>838.55276663524</text:p>
          </table:table-cell>
          <table:table-cell table:style-name="ce3" table:formula="of:=MOD([.E29]*1440+[.V29]+4*[.$B$4]-60*[.$B$5];1440)" office:value-type="float" office:value="148.853424111156" calcext:value-type="float">
            <text:p>148.853424111156</text:p>
          </table:table-cell>
          <table:table-cell table:style-name="ce3" table:formula="of:=IF([.AB29]/4&lt;0;[.AB29]/4+180;[.AB29]/4-180)" office:value-type="float" office:value="-142.786643972211" calcext:value-type="float">
            <text:p>-142.786643972211</text:p>
          </table:table-cell>
          <table:table-cell table:style-name="ce3" table:formula="of:=DEGREES(ACOS(SIN(RADIANS([.$B$3]))*SIN(RADIANS([.T29]))+COS(RADIANS([.$B$3]))*COS(RADIANS([.T29]))*COS(RADIANS([.AC29]))))" office:value-type="float" office:value="112.358874961117" calcext:value-type="float">
            <text:p>112.358874961117</text:p>
          </table:table-cell>
          <table:table-cell table:style-name="ce3" table:formula="of:=90-[.AD29]" office:value-type="float" office:value="-22.3588749611168" calcext:value-type="float">
            <text:p>-22.3588749611168</text:p>
          </table:table-cell>
          <table:table-cell table:style-name="ce3" table:formula="of:=IF([.AE29]&gt;85;0;IF([.AE29]&gt;5;58.1/TAN(RADIANS([.AE29]))-0.07/POWER(TAN(RADIANS([.AE29]));3)+0.000086/POWER(TAN(RADIANS([.AE29]));5);IF([.AE29]&gt;-0.575;1735+[.AE29]*(-518.2+[.AE29]*(103.4+[.AE29]*(-12.79+[.AE29]*0.711)));-20.772/TAN(RADIANS([.AE29])))))/3600" office:value-type="float" office:value="0.0140276390501569" calcext:value-type="float">
            <text:p>0.014027639050157</text:p>
          </table:table-cell>
          <table:table-cell table:style-name="ce3" table:formula="of:=[.AE29]+[.AF29]" office:value-type="float" office:value="-22.3448473220667" calcext:value-type="float">
            <text:p>-22.3448473220667</text:p>
          </table:table-cell>
          <table:table-cell table:style-name="ce3" table:formula="of:=IF([.AC29]&gt;0;MOD(DEGREES(ACOS(((SIN(RADIANS([.$B$3]))*COS(RADIANS([.AD29])))-SIN(RADIANS([.T29])))/(COS(RADIANS([.$B$3]))*SIN(RADIANS([.AD29])))))+180;360);MOD(540-DEGREES(ACOS(((SIN(RADIANS([.$B$3]))*COS(RADIANS([.AD29])))-SIN(RADIANS([.T29])))/(COS(RADIANS([.$B$3]))*SIN(RADIANS([.AD29])))));360))" office:value-type="float" office:value="39.6357129222085" calcext:value-type="float">
            <text:p>39.635712922208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9]+0.1/24" office:value-type="time" office:time-value="PT02H54M00S" calcext:value-type="time">
            <text:p>2:54:00</text:p>
          </table:table-cell>
          <table:table-cell table:style-name="ce11" table:formula="of:=[.D30]+2415018.5+[.E30]-[.$B$5]/24" office:value-type="float" office:value="2451775.57916667" calcext:value-type="float">
            <text:p>2451775.58</text:p>
          </table:table-cell>
          <table:table-cell table:style-name="ce13" table:formula="of:=([.F30]-2451545)/36525" office:value-type="float" office:value="0.00631291352954427" calcext:value-type="float">
            <text:p>0.00631291</text:p>
          </table:table-cell>
          <table:table-cell/>
          <table:table-cell table:style-name="ce3" table:formula="of:=MOD(280.46646+[.G30]*(36000.76983+[.G30]*0.0003032);360)" office:value-type="float" office:value="147.7362069459" calcext:value-type="float">
            <text:p>147.7362069459</text:p>
          </table:table-cell>
          <table:table-cell table:style-name="ce3" table:formula="of:=357.52911+[.G30]*(35999.05029-0.0001537*[.G30])" office:value-type="float" office:value="584.78800162036" calcext:value-type="float">
            <text:p>584.78800162036</text:p>
          </table:table-cell>
          <table:table-cell table:style-name="ce3" table:formula="of:=0.016708634-[.G30]*(0.000042037+0.0000001267*[.G30])" office:value-type="float" office:value="0.0167083686190046" calcext:value-type="float">
            <text:p>0.016708368619005</text:p>
          </table:table-cell>
          <table:table-cell table:style-name="ce3" table:formula="of:=SIN(RADIANS([.J30]))*(1.914602-[.G30]*(0.004817+0.000014*[.G30]))+SIN(RADIANS(2*[.J30]))*(0.019993-0.000101*[.G30])+SIN(RADIANS(3*[.J30]))*0.000289" office:value-type="float" office:value="-1.32900291468871" calcext:value-type="float">
            <text:p>-1.32900291468871</text:p>
          </table:table-cell>
          <table:table-cell table:style-name="ce3" table:formula="of:=[.I30]+[.L30]" office:value-type="float" office:value="146.407204031211" calcext:value-type="float">
            <text:p>146.407204031211</text:p>
          </table:table-cell>
          <table:table-cell table:style-name="ce3" table:formula="of:=[.J30]+[.L30]" office:value-type="float" office:value="583.458998705672" calcext:value-type="float">
            <text:p>583.458998705672</text:p>
          </table:table-cell>
          <table:table-cell table:style-name="ce3" table:formula="of:=(1.000001018*(1-[.K30]*[.K30]))/(1+[.K30]*COS(RADIANS([.N30])))" office:value-type="float" office:value="1.01199537835684" calcext:value-type="float">
            <text:p>1.01199537835684</text:p>
          </table:table-cell>
          <table:table-cell table:style-name="ce3" table:formula="of:=[.M30]-0.00569-0.00478*SIN(RADIANS(125.04-1934.136*[.G30]))" office:value-type="float" office:value="146.397108494747" calcext:value-type="float">
            <text:p>146.397108494747</text:p>
          </table:table-cell>
          <table:table-cell table:style-name="ce3" table:formula="of:=23+(26+((21.448-[.G30]*(46.815+[.G30]*(0.00059-[.G30]*0.001813))))/60)/60" office:value-type="float" office:value="23.439209016925" calcext:value-type="float">
            <text:p>23.439209016925</text:p>
          </table:table-cell>
          <table:table-cell table:style-name="ce3" table:formula="of:=[.Q30]+0.00256*COS(RADIANS(125.04-1934.136*[.G30]))" office:value-type="float" office:value="23.4382157428547" calcext:value-type="float">
            <text:p>23.4382157428547</text:p>
          </table:table-cell>
          <table:table-cell table:style-name="ce3" table:formula="of:=DEGREES(ATAN2(COS(RADIANS([.P30]));COS(RADIANS([.R30]))*SIN(RADIANS([.P30]))))" office:value-type="float" office:value="148.631621563784" calcext:value-type="float">
            <text:p>148.631621563784</text:p>
          </table:table-cell>
          <table:table-cell table:style-name="ce3" table:formula="of:=DEGREES(ASIN(SIN(RADIANS([.R30]))*SIN(RADIANS([.P30]))))" office:value-type="float" office:value="12.7168863384442" calcext:value-type="float">
            <text:p>12.7168863384442</text:p>
          </table:table-cell>
          <table:table-cell table:style-name="ce3" table:formula="of:=TAN(RADIANS([.R30]/2))*TAN(RADIANS([.R30]/2))" office:value-type="float" office:value="0.0430304682945118" calcext:value-type="float">
            <text:p>0.043030468294512</text:p>
          </table:table-cell>
          <table:table-cell table:formula="of:=4*DEGREES([.U30]*SIN(2*RADIANS([.I30]))-2*[.K30]*SIN(RADIANS([.J30]))+4*[.K30]*[.U30]*SIN(RADIANS([.J30]))*COS(2*RADIANS([.I30]))-0.5*[.U30]*[.U30]*SIN(4*RADIANS([.I30]))-1.25*[.K30]*[.K30]*SIN(2*RADIANS([.J30])))" office:value-type="float" office:value="-3.62277462573288" calcext:value-type="float">
            <text:p>-3.62277462573288</text:p>
          </table:table-cell>
          <table:table-cell table:style-name="ce3" table:formula="of:=DEGREES(ACOS(COS(RADIANS(90.833))/(COS(RADIANS([.$B$3]))*COS(RADIANS([.T30])))-TAN(RADIANS([.$B$3]))*TAN(RADIANS([.T30]))))" office:value-type="float" office:value="104.817552370877" calcext:value-type="float">
            <text:p>104.817552370877</text:p>
          </table:table-cell>
          <table:table-cell table:style-name="ce9" table:formula="of:=(720-4*[.$B$4]-[.V30]+[.$B$5]*60)/1440" office:value-type="time" office:time-value="PT12H19M08.736877544S" calcext:value-type="time">
            <text:p>12:19:08</text:p>
          </table:table-cell>
          <table:table-cell table:style-name="ce9" table:formula="of:=[.X30]-[.W30]*4/1440" office:value-type="time" office:time-value="PT05H19M52.524308533S" calcext:value-type="time">
            <text:p>5:19:52</text:p>
          </table:table-cell>
          <table:table-cell table:style-name="ce9" table:formula="of:=[.X30]+[.W30]*4/1440" office:value-type="time" office:time-value="PT19H18M24.949446555S" calcext:value-type="time">
            <text:p>19:18:24</text:p>
          </table:table-cell>
          <table:table-cell table:style-name="ce15" table:formula="of:=8*[.W30]" office:value-type="float" office:value="838.540418967019" calcext:value-type="float">
            <text:p>838.540418967019</text:p>
          </table:table-cell>
          <table:table-cell table:style-name="ce3" table:formula="of:=MOD([.E30]*1440+[.V30]+4*[.$B$4]-60*[.$B$5];1440)" office:value-type="float" office:value="154.854385374267" calcext:value-type="float">
            <text:p>154.854385374267</text:p>
          </table:table-cell>
          <table:table-cell table:style-name="ce3" table:formula="of:=IF([.AB30]/4&lt;0;[.AB30]/4+180;[.AB30]/4-180)" office:value-type="float" office:value="-141.286403656433" calcext:value-type="float">
            <text:p>-141.286403656433</text:p>
          </table:table-cell>
          <table:table-cell table:style-name="ce3" table:formula="of:=DEGREES(ACOS(SIN(RADIANS([.$B$3]))*SIN(RADIANS([.T30]))+COS(RADIANS([.$B$3]))*COS(RADIANS([.T30]))*COS(RADIANS([.AC30]))))" office:value-type="float" office:value="111.686370366863" calcext:value-type="float">
            <text:p>111.686370366863</text:p>
          </table:table-cell>
          <table:table-cell table:style-name="ce3" table:formula="of:=90-[.AD30]" office:value-type="float" office:value="-21.6863703668633" calcext:value-type="float">
            <text:p>-21.6863703668633</text:p>
          </table:table-cell>
          <table:table-cell table:style-name="ce3" table:formula="of:=IF([.AE30]&gt;85;0;IF([.AE30]&gt;5;58.1/TAN(RADIANS([.AE30]))-0.07/POWER(TAN(RADIANS([.AE30]));3)+0.000086/POWER(TAN(RADIANS([.AE30]));5);IF([.AE30]&gt;-0.575;1735+[.AE30]*(-518.2+[.AE30]*(103.4+[.AE30]*(-12.79+[.AE30]*0.711)));-20.772/TAN(RADIANS([.AE30])))))/3600" office:value-type="float" office:value="0.0145094156105429" calcext:value-type="float">
            <text:p>0.014509415610543</text:p>
          </table:table-cell>
          <table:table-cell table:style-name="ce3" table:formula="of:=[.AE30]+[.AF30]" office:value-type="float" office:value="-21.6718609512528" calcext:value-type="float">
            <text:p>-21.6718609512528</text:p>
          </table:table-cell>
          <table:table-cell table:style-name="ce3" table:formula="of:=IF([.AC30]&gt;0;MOD(DEGREES(ACOS(((SIN(RADIANS([.$B$3]))*COS(RADIANS([.AD30])))-SIN(RADIANS([.T30])))/(COS(RADIANS([.$B$3]))*SIN(RADIANS([.AD30])))))+180;360);MOD(540-DEGREES(ACOS(((SIN(RADIANS([.$B$3]))*COS(RADIANS([.AD30])))-SIN(RADIANS([.T30])))/(COS(RADIANS([.$B$3]))*SIN(RADIANS([.AD30])))));360))" office:value-type="float" office:value="41.0377897679938" calcext:value-type="float">
            <text:p>41.037789767993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0]+0.1/24" office:value-type="time" office:time-value="PT03H00M00S" calcext:value-type="time">
            <text:p>3:00:00</text:p>
          </table:table-cell>
          <table:table-cell table:style-name="ce11" table:formula="of:=[.D31]+2415018.5+[.E31]-[.$B$5]/24" office:value-type="float" office:value="2451775.58333333" calcext:value-type="float">
            <text:p>2451775.58</text:p>
          </table:table-cell>
          <table:table-cell table:style-name="ce13" table:formula="of:=([.F31]-2451545)/36525" office:value-type="float" office:value="0.00631302760666635" calcext:value-type="float">
            <text:p>0.00631303</text:p>
          </table:table-cell>
          <table:table-cell/>
          <table:table-cell table:style-name="ce3" table:formula="of:=MOD(280.46646+[.G31]*(36000.76983+[.G31]*0.0003032);360)" office:value-type="float" office:value="147.740313810115" calcext:value-type="float">
            <text:p>147.740313810115</text:p>
          </table:table-cell>
          <table:table-cell table:style-name="ce3" table:formula="of:=357.52911+[.G31]*(35999.05029-0.0001537*[.G31])" office:value-type="float" office:value="584.792108288415" calcext:value-type="float">
            <text:p>584.792108288415</text:p>
          </table:table-cell>
          <table:table-cell table:style-name="ce3" table:formula="of:=0.016708634-[.G31]*(0.000042037+0.0000001267*[.G31])" office:value-type="float" office:value="0.016708368614209" calcext:value-type="float">
            <text:p>0.016708368614209</text:p>
          </table:table-cell>
          <table:table-cell table:style-name="ce3" table:formula="of:=SIN(RADIANS([.J31]))*(1.914602-[.G31]*(0.004817+0.000014*[.G31]))+SIN(RADIANS(2*[.J31]))*(0.019993-0.000101*[.G31])+SIN(RADIANS(3*[.J31]))*0.000289" office:value-type="float" office:value="-1.32910023867852" calcext:value-type="float">
            <text:p>-1.32910023867852</text:p>
          </table:table-cell>
          <table:table-cell table:style-name="ce3" table:formula="of:=[.I31]+[.L31]" office:value-type="float" office:value="146.411213571436" calcext:value-type="float">
            <text:p>146.411213571436</text:p>
          </table:table-cell>
          <table:table-cell table:style-name="ce3" table:formula="of:=[.J31]+[.L31]" office:value-type="float" office:value="583.463008049736" calcext:value-type="float">
            <text:p>583.463008049736</text:p>
          </table:table-cell>
          <table:table-cell table:style-name="ce3" table:formula="of:=(1.000001018*(1-[.K31]*[.K31]))/(1+[.K31]*COS(RADIANS([.N31])))" office:value-type="float" office:value="1.01199455447569" calcext:value-type="float">
            <text:p>1.01199455447569</text:p>
          </table:table-cell>
          <table:table-cell table:style-name="ce3" table:formula="of:=[.M31]-0.00569-0.00478*SIN(RADIANS(125.04-1934.136*[.G31]))" office:value-type="float" office:value="146.40111802783" calcext:value-type="float">
            <text:p>146.40111802783</text:p>
          </table:table-cell>
          <table:table-cell table:style-name="ce3" table:formula="of:=23+(26+((21.448-[.G31]*(46.815+[.G31]*(0.00059-[.G31]*0.001813))))/60)/60" office:value-type="float" office:value="23.4392090154415" calcext:value-type="float">
            <text:p>23.4392090154415</text:p>
          </table:table-cell>
          <table:table-cell table:style-name="ce3" table:formula="of:=[.Q31]+0.00256*COS(RADIANS(125.04-1934.136*[.G31]))" office:value-type="float" office:value="23.4382157504573" calcext:value-type="float">
            <text:p>23.4382157504573</text:p>
          </table:table-cell>
          <table:table-cell table:style-name="ce3" table:formula="of:=DEGREES(ATAN2(COS(RADIANS([.P31]));COS(RADIANS([.R31]))*SIN(RADIANS([.P31]))))" office:value-type="float" office:value="148.635487593407" calcext:value-type="float">
            <text:p>148.635487593407</text:p>
          </table:table-cell>
          <table:table-cell table:style-name="ce3" table:formula="of:=DEGREES(ASIN(SIN(RADIANS([.R31]))*SIN(RADIANS([.P31]))))" office:value-type="float" office:value="12.7155245862124" calcext:value-type="float">
            <text:p>12.7155245862124</text:p>
          </table:table-cell>
          <table:table-cell table:style-name="ce3" table:formula="of:=TAN(RADIANS([.R31]/2))*TAN(RADIANS([.R31]/2))" office:value-type="float" office:value="0.043030468323221" calcext:value-type="float">
            <text:p>0.043030468323221</text:p>
          </table:table-cell>
          <table:table-cell table:formula="of:=4*DEGREES([.U31]*SIN(2*RADIANS([.I31]))-2*[.K31]*SIN(RADIANS([.J31]))+4*[.K31]*[.U31]*SIN(RADIANS([.J31]))*COS(2*RADIANS([.I31]))-0.5*[.U31]*[.U31]*SIN(4*RADIANS([.I31]))-1.25*[.K31]*[.K31]*SIN(2*RADIANS([.J31])))" office:value-type="float" office:value="-3.62181322271012" calcext:value-type="float">
            <text:p>-3.62181322271012</text:p>
          </table:table-cell>
          <table:table-cell table:style-name="ce3" table:formula="of:=DEGREES(ACOS(COS(RADIANS(90.833))/(COS(RADIANS([.$B$3]))*COS(RADIANS([.T31])))-TAN(RADIANS([.$B$3]))*TAN(RADIANS([.T31]))))" office:value-type="float" office:value="104.816008874446" calcext:value-type="float">
            <text:p>104.816008874446</text:p>
          </table:table-cell>
          <table:table-cell table:style-name="ce9" table:formula="of:=(720-4*[.$B$4]-[.V31]+[.$B$5]*60)/1440" office:value-type="time" office:time-value="PT12H19M08.679193363S" calcext:value-type="time">
            <text:p>12:19:08</text:p>
          </table:table-cell>
          <table:table-cell table:style-name="ce9" table:formula="of:=[.X31]-[.W31]*4/1440" office:value-type="time" office:time-value="PT05H19M52.837063496S" calcext:value-type="time">
            <text:p>5:19:52</text:p>
          </table:table-cell>
          <table:table-cell table:style-name="ce9" table:formula="of:=[.X31]+[.W31]*4/1440" office:value-type="time" office:time-value="PT19H18M24.52132323S" calcext:value-type="time">
            <text:p>19:18:24</text:p>
          </table:table-cell>
          <table:table-cell table:style-name="ce15" table:formula="of:=8*[.W31]" office:value-type="float" office:value="838.528070995566" calcext:value-type="float">
            <text:p>838.528070995566</text:p>
          </table:table-cell>
          <table:table-cell table:style-name="ce3" table:formula="of:=MOD([.E31]*1440+[.V31]+4*[.$B$4]-60*[.$B$5];1440)" office:value-type="float" office:value="160.85534677729" calcext:value-type="float">
            <text:p>160.85534677729</text:p>
          </table:table-cell>
          <table:table-cell table:style-name="ce3" table:formula="of:=IF([.AB31]/4&lt;0;[.AB31]/4+180;[.AB31]/4-180)" office:value-type="float" office:value="-139.786163305678" calcext:value-type="float">
            <text:p>-139.786163305678</text:p>
          </table:table-cell>
          <table:table-cell table:style-name="ce3" table:formula="of:=DEGREES(ACOS(SIN(RADIANS([.$B$3]))*SIN(RADIANS([.T31]))+COS(RADIANS([.$B$3]))*COS(RADIANS([.T31]))*COS(RADIANS([.AC31]))))" office:value-type="float" office:value="110.994764081928" calcext:value-type="float">
            <text:p>110.994764081928</text:p>
          </table:table-cell>
          <table:table-cell table:style-name="ce3" table:formula="of:=90-[.AD31]" office:value-type="float" office:value="-20.9947640819281" calcext:value-type="float">
            <text:p>-20.9947640819281</text:p>
          </table:table-cell>
          <table:table-cell table:style-name="ce3" table:formula="of:=IF([.AE31]&gt;85;0;IF([.AE31]&gt;5;58.1/TAN(RADIANS([.AE31]))-0.07/POWER(TAN(RADIANS([.AE31]));3)+0.000086/POWER(TAN(RADIANS([.AE31]));5);IF([.AE31]&gt;-0.575;1735+[.AE31]*(-518.2+[.AE31]*(103.4+[.AE31]*(-12.79+[.AE31]*0.711)));-20.772/TAN(RADIANS([.AE31])))))/3600" office:value-type="float" office:value="0.015035470585548" calcext:value-type="float">
            <text:p>0.015035470585548</text:p>
          </table:table-cell>
          <table:table-cell table:style-name="ce3" table:formula="of:=[.AE31]+[.AF31]" office:value-type="float" office:value="-20.9797286113426" calcext:value-type="float">
            <text:p>-20.9797286113426</text:p>
          </table:table-cell>
          <table:table-cell table:style-name="ce3" table:formula="of:=IF([.AC31]&gt;0;MOD(DEGREES(ACOS(((SIN(RADIANS([.$B$3]))*COS(RADIANS([.AD31])))-SIN(RADIANS([.T31])))/(COS(RADIANS([.$B$3]))*SIN(RADIANS([.AD31])))))+180;360);MOD(540-DEGREES(ACOS(((SIN(RADIANS([.$B$3]))*COS(RADIANS([.AD31])))-SIN(RADIANS([.T31])))/(COS(RADIANS([.$B$3]))*SIN(RADIANS([.AD31])))));360))" office:value-type="float" office:value="42.4224525387904" calcext:value-type="float">
            <text:p>42.422452538790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1]+0.1/24" office:value-type="time" office:time-value="PT03H06M00S" calcext:value-type="time">
            <text:p>3:06:00</text:p>
          </table:table-cell>
          <table:table-cell table:style-name="ce11" table:formula="of:=[.D32]+2415018.5+[.E32]-[.$B$5]/24" office:value-type="float" office:value="2451775.5875" calcext:value-type="float">
            <text:p>2451775.59</text:p>
          </table:table-cell>
          <table:table-cell table:style-name="ce13" table:formula="of:=([.F32]-2451545)/36525" office:value-type="float" office:value="0.00631314168378843" calcext:value-type="float">
            <text:p>0.00631314</text:p>
          </table:table-cell>
          <table:table-cell/>
          <table:table-cell table:style-name="ce3" table:formula="of:=MOD(280.46646+[.G32]*(36000.76983+[.G32]*0.0003032);360)" office:value-type="float" office:value="147.74442067433" calcext:value-type="float">
            <text:p>147.74442067433</text:p>
          </table:table-cell>
          <table:table-cell table:style-name="ce3" table:formula="of:=357.52911+[.G32]*(35999.05029-0.0001537*[.G32])" office:value-type="float" office:value="584.796214956469" calcext:value-type="float">
            <text:p>584.796214956469</text:p>
          </table:table-cell>
          <table:table-cell table:style-name="ce3" table:formula="of:=0.016708634-[.G32]*(0.000042037+0.0000001267*[.G32])" office:value-type="float" office:value="0.0167083686094133" calcext:value-type="float">
            <text:p>0.016708368609413</text:p>
          </table:table-cell>
          <table:table-cell table:style-name="ce3" table:formula="of:=SIN(RADIANS([.J32]))*(1.914602-[.G32]*(0.004817+0.000014*[.G32]))+SIN(RADIANS(2*[.J32]))*(0.019993-0.000101*[.G32])+SIN(RADIANS(3*[.J32]))*0.000289" office:value-type="float" office:value="-1.32919755613992" calcext:value-type="float">
            <text:p>-1.32919755613992</text:p>
          </table:table-cell>
          <table:table-cell table:style-name="ce3" table:formula="of:=[.I32]+[.L32]" office:value-type="float" office:value="146.41522311819" calcext:value-type="float">
            <text:p>146.41522311819</text:p>
          </table:table-cell>
          <table:table-cell table:style-name="ce3" table:formula="of:=[.J32]+[.L32]" office:value-type="float" office:value="583.467017400329" calcext:value-type="float">
            <text:p>583.467017400329</text:p>
          </table:table-cell>
          <table:table-cell table:style-name="ce3" table:formula="of:=(1.000001018*(1-[.K32]*[.K32]))/(1+[.K32]*COS(RADIANS([.N32])))" office:value-type="float" office:value="1.01199373053372" calcext:value-type="float">
            <text:p>1.01199373053372</text:p>
          </table:table-cell>
          <table:table-cell table:style-name="ce3" table:formula="of:=[.M32]-0.00569-0.00478*SIN(RADIANS(125.04-1934.136*[.G32]))" office:value-type="float" office:value="146.405127567442" calcext:value-type="float">
            <text:p>146.405127567442</text:p>
          </table:table-cell>
          <table:table-cell table:style-name="ce3" table:formula="of:=23+(26+((21.448-[.G32]*(46.815+[.G32]*(0.00059-[.G32]*0.001813))))/60)/60" office:value-type="float" office:value="23.4392090139581" calcext:value-type="float">
            <text:p>23.4392090139581</text:p>
          </table:table-cell>
          <table:table-cell table:style-name="ce3" table:formula="of:=[.Q32]+0.00256*COS(RADIANS(125.04-1934.136*[.G32]))" office:value-type="float" office:value="23.4382157580599" calcext:value-type="float">
            <text:p>23.4382157580599</text:p>
          </table:table-cell>
          <table:table-cell table:style-name="ce3" table:formula="of:=DEGREES(ATAN2(COS(RADIANS([.P32]));COS(RADIANS([.R32]))*SIN(RADIANS([.P32]))))" office:value-type="float" office:value="148.639353587859" calcext:value-type="float">
            <text:p>148.639353587859</text:p>
          </table:table-cell>
          <table:table-cell table:style-name="ce3" table:formula="of:=DEGREES(ASIN(SIN(RADIANS([.R32]))*SIN(RADIANS([.P32]))))" office:value-type="float" office:value="12.714162775753" calcext:value-type="float">
            <text:p>12.714162775753</text:p>
          </table:table-cell>
          <table:table-cell table:style-name="ce3" table:formula="of:=TAN(RADIANS([.R32]/2))*TAN(RADIANS([.R32]/2))" office:value-type="float" office:value="0.0430304683519303" calcext:value-type="float">
            <text:p>0.04303046835193</text:p>
          </table:table-cell>
          <table:table-cell table:formula="of:=4*DEGREES([.U32]*SIN(2*RADIANS([.I32]))-2*[.K32]*SIN(RADIANS([.J32]))+4*[.K32]*[.U32]*SIN(RADIANS([.J32]))*COS(2*RADIANS([.I32]))-0.5*[.U32]*[.U32]*SIN(4*RADIANS([.I32]))-1.25*[.K32]*[.K32]*SIN(2*RADIANS([.J32])))" office:value-type="float" office:value="-3.62085167989741" calcext:value-type="float">
            <text:p>-3.62085167989741</text:p>
          </table:table-cell>
          <table:table-cell table:style-name="ce3" table:formula="of:=DEGREES(ACOS(COS(RADIANS(90.833))/(COS(RADIANS([.$B$3]))*COS(RADIANS([.T32])))-TAN(RADIANS([.$B$3]))*TAN(RADIANS([.T32]))))" office:value-type="float" office:value="104.81446534029" calcext:value-type="float">
            <text:p>104.81446534029</text:p>
          </table:table-cell>
          <table:table-cell table:style-name="ce9" table:formula="of:=(720-4*[.$B$4]-[.V32]+[.$B$5]*60)/1440" office:value-type="time" office:time-value="PT12H19M08.621500794S" calcext:value-type="time">
            <text:p>12:19:08</text:p>
          </table:table-cell>
          <table:table-cell table:style-name="ce9" table:formula="of:=[.X32]-[.W32]*4/1440" office:value-type="time" office:time-value="PT05H19M53.149819124S" calcext:value-type="time">
            <text:p>5:19:53</text:p>
          </table:table-cell>
          <table:table-cell table:style-name="ce9" table:formula="of:=[.X32]+[.W32]*4/1440" office:value-type="time" office:time-value="PT19H18M24.093182463S" calcext:value-type="time">
            <text:p>19:18:24</text:p>
          </table:table-cell>
          <table:table-cell table:style-name="ce15" table:formula="of:=8*[.W32]" office:value-type="float" office:value="838.515722722318" calcext:value-type="float">
            <text:p>838.515722722318</text:p>
          </table:table-cell>
          <table:table-cell table:style-name="ce3" table:formula="of:=MOD([.E32]*1440+[.V32]+4*[.$B$4]-60*[.$B$5];1440)" office:value-type="float" office:value="166.856308320103" calcext:value-type="float">
            <text:p>166.856308320103</text:p>
          </table:table-cell>
          <table:table-cell table:style-name="ce3" table:formula="of:=IF([.AB32]/4&lt;0;[.AB32]/4+180;[.AB32]/4-180)" office:value-type="float" office:value="-138.285922919974" calcext:value-type="float">
            <text:p>-138.285922919974</text:p>
          </table:table-cell>
          <table:table-cell table:style-name="ce3" table:formula="of:=DEGREES(ACOS(SIN(RADIANS([.$B$3]))*SIN(RADIANS([.T32]))+COS(RADIANS([.$B$3]))*COS(RADIANS([.T32]))*COS(RADIANS([.AC32]))))" office:value-type="float" office:value="110.28469557376" calcext:value-type="float">
            <text:p>110.28469557376</text:p>
          </table:table-cell>
          <table:table-cell table:style-name="ce3" table:formula="of:=90-[.AD32]" office:value-type="float" office:value="-20.2846955737599" calcext:value-type="float">
            <text:p>-20.2846955737599</text:p>
          </table:table-cell>
          <table:table-cell table:style-name="ce3" table:formula="of:=IF([.AE32]&gt;85;0;IF([.AE32]&gt;5;58.1/TAN(RADIANS([.AE32]))-0.07/POWER(TAN(RADIANS([.AE32]));3)+0.000086/POWER(TAN(RADIANS([.AE32]));5);IF([.AE32]&gt;-0.575;1735+[.AE32]*(-518.2+[.AE32]*(103.4+[.AE32]*(-12.79+[.AE32]*0.711)));-20.772/TAN(RADIANS([.AE32])))))/3600" office:value-type="float" office:value="0.0156111508739732" calcext:value-type="float">
            <text:p>0.015611150873973</text:p>
          </table:table-cell>
          <table:table-cell table:style-name="ce3" table:formula="of:=[.AE32]+[.AF32]" office:value-type="float" office:value="-20.2690844228859" calcext:value-type="float">
            <text:p>-20.2690844228859</text:p>
          </table:table-cell>
          <table:table-cell table:style-name="ce3" table:formula="of:=IF([.AC32]&gt;0;MOD(DEGREES(ACOS(((SIN(RADIANS([.$B$3]))*COS(RADIANS([.AD32])))-SIN(RADIANS([.T32])))/(COS(RADIANS([.$B$3]))*SIN(RADIANS([.AD32])))))+180;360);MOD(540-DEGREES(ACOS(((SIN(RADIANS([.$B$3]))*COS(RADIANS([.AD32])))-SIN(RADIANS([.T32])))/(COS(RADIANS([.$B$3]))*SIN(RADIANS([.AD32])))));360))" office:value-type="float" office:value="43.789879090281" calcext:value-type="float">
            <text:p>43.78987909028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2]+0.1/24" office:value-type="time" office:time-value="PT03H12M00S" calcext:value-type="time">
            <text:p>3:12:00</text:p>
          </table:table-cell>
          <table:table-cell table:style-name="ce11" table:formula="of:=[.D33]+2415018.5+[.E33]-[.$B$5]/24" office:value-type="float" office:value="2451775.59166667" calcext:value-type="float">
            <text:p>2451775.59</text:p>
          </table:table-cell>
          <table:table-cell table:style-name="ce13" table:formula="of:=([.F33]-2451545)/36525" office:value-type="float" office:value="0.00631325576089776" calcext:value-type="float">
            <text:p>0.00631326</text:p>
          </table:table-cell>
          <table:table-cell/>
          <table:table-cell table:style-name="ce3" table:formula="of:=MOD(280.46646+[.G33]*(36000.76983+[.G33]*0.0003032);360)" office:value-type="float" office:value="147.748527538087" calcext:value-type="float">
            <text:p>147.748527538087</text:p>
          </table:table-cell>
          <table:table-cell table:style-name="ce3" table:formula="of:=357.52911+[.G33]*(35999.05029-0.0001537*[.G33])" office:value-type="float" office:value="584.800321624065" calcext:value-type="float">
            <text:p>584.800321624065</text:p>
          </table:table-cell>
          <table:table-cell table:style-name="ce3" table:formula="of:=0.016708634-[.G33]*(0.000042037+0.0000001267*[.G33])" office:value-type="float" office:value="0.0167083686046177" calcext:value-type="float">
            <text:p>0.016708368604618</text:p>
          </table:table-cell>
          <table:table-cell table:style-name="ce3" table:formula="of:=SIN(RADIANS([.J33]))*(1.914602-[.G33]*(0.004817+0.000014*[.G33]))+SIN(RADIANS(2*[.J33]))*(0.019993-0.000101*[.G33])+SIN(RADIANS(3*[.J33]))*0.000289" office:value-type="float" office:value="-1.32929486706155" calcext:value-type="float">
            <text:p>-1.32929486706155</text:p>
          </table:table-cell>
          <table:table-cell table:style-name="ce3" table:formula="of:=[.I33]+[.L33]" office:value-type="float" office:value="146.419232671025" calcext:value-type="float">
            <text:p>146.419232671025</text:p>
          </table:table-cell>
          <table:table-cell table:style-name="ce3" table:formula="of:=[.J33]+[.L33]" office:value-type="float" office:value="583.471026757003" calcext:value-type="float">
            <text:p>583.471026757003</text:p>
          </table:table-cell>
          <table:table-cell table:style-name="ce3" table:formula="of:=(1.000001018*(1-[.K33]*[.K33]))/(1+[.K33]*COS(RADIANS([.N33])))" office:value-type="float" office:value="1.011992906531" calcext:value-type="float">
            <text:p>1.011992906531</text:p>
          </table:table-cell>
          <table:table-cell table:style-name="ce3" table:formula="of:=[.M33]-0.00569-0.00478*SIN(RADIANS(125.04-1934.136*[.G33]))" office:value-type="float" office:value="146.409137113135" calcext:value-type="float">
            <text:p>146.409137113135</text:p>
          </table:table-cell>
          <table:table-cell table:style-name="ce3" table:formula="of:=23+(26+((21.448-[.G33]*(46.815+[.G33]*(0.00059-[.G33]*0.001813))))/60)/60" office:value-type="float" office:value="23.4392090124746" calcext:value-type="float">
            <text:p>23.4392090124746</text:p>
          </table:table-cell>
          <table:table-cell table:style-name="ce3" table:formula="of:=[.Q33]+0.00256*COS(RADIANS(125.04-1934.136*[.G33]))" office:value-type="float" office:value="23.4382157656624" calcext:value-type="float">
            <text:p>23.4382157656624</text:p>
          </table:table-cell>
          <table:table-cell table:style-name="ce3" table:formula="of:=DEGREES(ATAN2(COS(RADIANS([.P33]));COS(RADIANS([.R33]))*SIN(RADIANS([.P33]))))" office:value-type="float" office:value="148.643219546709" calcext:value-type="float">
            <text:p>148.643219546709</text:p>
          </table:table-cell>
          <table:table-cell table:style-name="ce3" table:formula="of:=DEGREES(ASIN(SIN(RADIANS([.R33]))*SIN(RADIANS([.P33]))))" office:value-type="float" office:value="12.7128009072247" calcext:value-type="float">
            <text:p>12.7128009072247</text:p>
          </table:table-cell>
          <table:table-cell table:style-name="ce3" table:formula="of:=TAN(RADIANS([.R33]/2))*TAN(RADIANS([.R33]/2))" office:value-type="float" office:value="0.0430304683806397" calcext:value-type="float">
            <text:p>0.04303046838064</text:p>
          </table:table-cell>
          <table:table-cell table:formula="of:=4*DEGREES([.U33]*SIN(2*RADIANS([.I33]))-2*[.K33]*SIN(RADIANS([.J33]))+4*[.K33]*[.U33]*SIN(RADIANS([.J33]))*COS(2*RADIANS([.I33]))-0.5*[.U33]*[.U33]*SIN(4*RADIANS([.I33]))-1.25*[.K33]*[.K33]*SIN(2*RADIANS([.J33])))" office:value-type="float" office:value="-3.61988999741683" calcext:value-type="float">
            <text:p>-3.61988999741683</text:p>
          </table:table-cell>
          <table:table-cell table:style-name="ce3" table:formula="of:=DEGREES(ACOS(COS(RADIANS(90.833))/(COS(RADIANS([.$B$3]))*COS(RADIANS([.T33])))-TAN(RADIANS([.$B$3]))*TAN(RADIANS([.T33]))))" office:value-type="float" office:value="104.812921768589" calcext:value-type="float">
            <text:p>104.812921768589</text:p>
          </table:table-cell>
          <table:table-cell table:style-name="ce9" table:formula="of:=(720-4*[.$B$4]-[.V33]+[.$B$5]*60)/1440" office:value-type="time" office:time-value="PT12H19M08.563799845S" calcext:value-type="time">
            <text:p>12:19:08</text:p>
          </table:table-cell>
          <table:table-cell table:style-name="ce9" table:formula="of:=[.X33]-[.W33]*4/1440" office:value-type="time" office:time-value="PT05H19M53.462575384S" calcext:value-type="time">
            <text:p>5:19:53</text:p>
          </table:table-cell>
          <table:table-cell table:style-name="ce9" table:formula="of:=[.X33]+[.W33]*4/1440" office:value-type="time" office:time-value="PT19H18M23.665024306S" calcext:value-type="time">
            <text:p>19:18:23</text:p>
          </table:table-cell>
          <table:table-cell table:style-name="ce15" table:formula="of:=8*[.W33]" office:value-type="float" office:value="838.50337414871" calcext:value-type="float">
            <text:p>838.50337414871</text:p>
          </table:table-cell>
          <table:table-cell table:style-name="ce3" table:formula="of:=MOD([.E33]*1440+[.V33]+4*[.$B$4]-60*[.$B$5];1440)" office:value-type="float" office:value="172.857270002583" calcext:value-type="float">
            <text:p>172.857270002583</text:p>
          </table:table-cell>
          <table:table-cell table:style-name="ce3" table:formula="of:=IF([.AB33]/4&lt;0;[.AB33]/4+180;[.AB33]/4-180)" office:value-type="float" office:value="-136.785682499354" calcext:value-type="float">
            <text:p>-136.785682499354</text:p>
          </table:table-cell>
          <table:table-cell table:style-name="ce3" table:formula="of:=DEGREES(ACOS(SIN(RADIANS([.$B$3]))*SIN(RADIANS([.T33]))+COS(RADIANS([.$B$3]))*COS(RADIANS([.T33]))*COS(RADIANS([.AC33]))))" office:value-type="float" office:value="109.556797088043" calcext:value-type="float">
            <text:p>109.556797088043</text:p>
          </table:table-cell>
          <table:table-cell table:style-name="ce3" table:formula="of:=90-[.AD33]" office:value-type="float" office:value="-19.5567970880433" calcext:value-type="float">
            <text:p>-19.5567970880433</text:p>
          </table:table-cell>
          <table:table-cell table:style-name="ce3" table:formula="of:=IF([.AE33]&gt;85;0;IF([.AE33]&gt;5;58.1/TAN(RADIANS([.AE33]))-0.07/POWER(TAN(RADIANS([.AE33]));3)+0.000086/POWER(TAN(RADIANS([.AE33]));5);IF([.AE33]&gt;-0.575;1735+[.AE33]*(-518.2+[.AE33]*(103.4+[.AE33]*(-12.79+[.AE33]*0.711)));-20.772/TAN(RADIANS([.AE33])))))/3600" office:value-type="float" office:value="0.0162427885623868" calcext:value-type="float">
            <text:p>0.016242788562387</text:p>
          </table:table-cell>
          <table:table-cell table:style-name="ce3" table:formula="of:=[.AE33]+[.AF33]" office:value-type="float" office:value="-19.5405542994809" calcext:value-type="float">
            <text:p>-19.5405542994809</text:p>
          </table:table-cell>
          <table:table-cell table:style-name="ce3" table:formula="of:=IF([.AC33]&gt;0;MOD(DEGREES(ACOS(((SIN(RADIANS([.$B$3]))*COS(RADIANS([.AD33])))-SIN(RADIANS([.T33])))/(COS(RADIANS([.$B$3]))*SIN(RADIANS([.AD33])))))+180;360);MOD(540-DEGREES(ACOS(((SIN(RADIANS([.$B$3]))*COS(RADIANS([.AD33])))-SIN(RADIANS([.T33])))/(COS(RADIANS([.$B$3]))*SIN(RADIANS([.AD33])))));360))" office:value-type="float" office:value="45.1402914334749" calcext:value-type="float">
            <text:p>45.140291433474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3]+0.1/24" office:value-type="time" office:time-value="PT03H18M00S" calcext:value-type="time">
            <text:p>3:18:00</text:p>
          </table:table-cell>
          <table:table-cell table:style-name="ce11" table:formula="of:=[.D34]+2415018.5+[.E34]-[.$B$5]/24" office:value-type="float" office:value="2451775.59583333" calcext:value-type="float">
            <text:p>2451775.60</text:p>
          </table:table-cell>
          <table:table-cell table:style-name="ce13" table:formula="of:=([.F34]-2451545)/36525" office:value-type="float" office:value="0.00631336983801984" calcext:value-type="float">
            <text:p>0.00631337</text:p>
          </table:table-cell>
          <table:table-cell/>
          <table:table-cell table:style-name="ce3" table:formula="of:=MOD(280.46646+[.G34]*(36000.76983+[.G34]*0.0003032);360)" office:value-type="float" office:value="147.752634402302" calcext:value-type="float">
            <text:p>147.752634402302</text:p>
          </table:table-cell>
          <table:table-cell table:style-name="ce3" table:formula="of:=357.52911+[.G34]*(35999.05029-0.0001537*[.G34])" office:value-type="float" office:value="584.804428292119" calcext:value-type="float">
            <text:p>584.804428292119</text:p>
          </table:table-cell>
          <table:table-cell table:style-name="ce3" table:formula="of:=0.016708634-[.G34]*(0.000042037+0.0000001267*[.G34])" office:value-type="float" office:value="0.016708368599822" calcext:value-type="float">
            <text:p>0.016708368599822</text:p>
          </table:table-cell>
          <table:table-cell table:style-name="ce3" table:formula="of:=SIN(RADIANS([.J34]))*(1.914602-[.G34]*(0.004817+0.000014*[.G34]))+SIN(RADIANS(2*[.J34]))*(0.019993-0.000101*[.G34])+SIN(RADIANS(3*[.J34]))*0.000289" office:value-type="float" office:value="-1.32939217146465" calcext:value-type="float">
            <text:p>-1.32939217146465</text:p>
          </table:table-cell>
          <table:table-cell table:style-name="ce3" table:formula="of:=[.I34]+[.L34]" office:value-type="float" office:value="146.423242230837" calcext:value-type="float">
            <text:p>146.423242230837</text:p>
          </table:table-cell>
          <table:table-cell table:style-name="ce3" table:formula="of:=[.J34]+[.L34]" office:value-type="float" office:value="583.475036120655" calcext:value-type="float">
            <text:p>583.475036120655</text:p>
          </table:table-cell>
          <table:table-cell table:style-name="ce3" table:formula="of:=(1.000001018*(1-[.K34]*[.K34]))/(1+[.K34]*COS(RADIANS([.N34])))" office:value-type="float" office:value="1.01199208246737" calcext:value-type="float">
            <text:p>1.01199208246737</text:p>
          </table:table-cell>
          <table:table-cell table:style-name="ce3" table:formula="of:=[.M34]-0.00569-0.00478*SIN(RADIANS(125.04-1934.136*[.G34]))" office:value-type="float" office:value="146.413146665805" calcext:value-type="float">
            <text:p>146.413146665805</text:p>
          </table:table-cell>
          <table:table-cell table:style-name="ce3" table:formula="of:=23+(26+((21.448-[.G34]*(46.815+[.G34]*(0.00059-[.G34]*0.001813))))/60)/60" office:value-type="float" office:value="23.4392090109911" calcext:value-type="float">
            <text:p>23.4392090109911</text:p>
          </table:table-cell>
          <table:table-cell table:style-name="ce3" table:formula="of:=[.Q34]+0.00256*COS(RADIANS(125.04-1934.136*[.G34]))" office:value-type="float" office:value="23.438215773265" calcext:value-type="float">
            <text:p>23.438215773265</text:p>
          </table:table-cell>
          <table:table-cell table:style-name="ce3" table:formula="of:=DEGREES(ATAN2(COS(RADIANS([.P34]));COS(RADIANS([.R34]))*SIN(RADIANS([.P34]))))" office:value-type="float" office:value="148.647085470826" calcext:value-type="float">
            <text:p>148.647085470826</text:p>
          </table:table-cell>
          <table:table-cell table:style-name="ce3" table:formula="of:=DEGREES(ASIN(SIN(RADIANS([.R34]))*SIN(RADIANS([.P34]))))" office:value-type="float" office:value="12.7114389803294" calcext:value-type="float">
            <text:p>12.7114389803294</text:p>
          </table:table-cell>
          <table:table-cell table:style-name="ce3" table:formula="of:=TAN(RADIANS([.R34]/2))*TAN(RADIANS([.R34]/2))" office:value-type="float" office:value="0.0430304684093491" calcext:value-type="float">
            <text:p>0.043030468409349</text:p>
          </table:table-cell>
          <table:table-cell table:formula="of:=4*DEGREES([.U34]*SIN(2*RADIANS([.I34]))-2*[.K34]*SIN(RADIANS([.J34]))+4*[.K34]*[.U34]*SIN(RADIANS([.J34]))*COS(2*RADIANS([.I34]))-0.5*[.U34]*[.U34]*SIN(4*RADIANS([.I34]))-1.25*[.K34]*[.K34]*SIN(2*RADIANS([.J34])))" office:value-type="float" office:value="-3.61892817506789" calcext:value-type="float">
            <text:p>-3.61892817506789</text:p>
          </table:table-cell>
          <table:table-cell table:style-name="ce3" table:formula="of:=DEGREES(ACOS(COS(RADIANS(90.833))/(COS(RADIANS([.$B$3]))*COS(RADIANS([.T34])))-TAN(RADIANS([.$B$3]))*TAN(RADIANS([.T34]))))" office:value-type="float" office:value="104.811378159005" calcext:value-type="float">
            <text:p>104.811378159005</text:p>
          </table:table-cell>
          <table:table-cell table:style-name="ce9" table:formula="of:=(720-4*[.$B$4]-[.V34]+[.$B$5]*60)/1440" office:value-type="time" office:time-value="PT12H19M08.506090504S" calcext:value-type="time">
            <text:p>12:19:08</text:p>
          </table:table-cell>
          <table:table-cell table:style-name="ce9" table:formula="of:=[.X34]-[.W34]*4/1440" office:value-type="time" office:time-value="PT05H19M53.775332343S" calcext:value-type="time">
            <text:p>5:19:53</text:p>
          </table:table-cell>
          <table:table-cell table:style-name="ce9" table:formula="of:=[.X34]+[.W34]*4/1440" office:value-type="time" office:time-value="PT19H18M23.236848665S" calcext:value-type="time">
            <text:p>19:18:23</text:p>
          </table:table-cell>
          <table:table-cell table:style-name="ce15" table:formula="of:=8*[.W34]" office:value-type="float" office:value="838.491025272041" calcext:value-type="float">
            <text:p>838.491025272041</text:p>
          </table:table-cell>
          <table:table-cell table:style-name="ce3" table:formula="of:=MOD([.E34]*1440+[.V34]+4*[.$B$4]-60*[.$B$5];1440)" office:value-type="float" office:value="178.858231824932" calcext:value-type="float">
            <text:p>178.858231824932</text:p>
          </table:table-cell>
          <table:table-cell table:style-name="ce3" table:formula="of:=IF([.AB34]/4&lt;0;[.AB34]/4+180;[.AB34]/4-180)" office:value-type="float" office:value="-135.285442043767" calcext:value-type="float">
            <text:p>-135.285442043767</text:p>
          </table:table-cell>
          <table:table-cell table:style-name="ce3" table:formula="of:=DEGREES(ACOS(SIN(RADIANS([.$B$3]))*SIN(RADIANS([.T34]))+COS(RADIANS([.$B$3]))*COS(RADIANS([.T34]))*COS(RADIANS([.AC34]))))" office:value-type="float" office:value="108.811692531603" calcext:value-type="float">
            <text:p>108.811692531603</text:p>
          </table:table-cell>
          <table:table-cell table:style-name="ce3" table:formula="of:=90-[.AD34]" office:value-type="float" office:value="-18.8116925316028" calcext:value-type="float">
            <text:p>-18.8116925316028</text:p>
          </table:table-cell>
          <table:table-cell table:style-name="ce3" table:formula="of:=IF([.AE34]&gt;85;0;IF([.AE34]&gt;5;58.1/TAN(RADIANS([.AE34]))-0.07/POWER(TAN(RADIANS([.AE34]));3)+0.000086/POWER(TAN(RADIANS([.AE34]));5);IF([.AE34]&gt;-0.575;1735+[.AE34]*(-518.2+[.AE34]*(103.4+[.AE34]*(-12.79+[.AE34]*0.711)));-20.772/TAN(RADIANS([.AE34])))))/3600" office:value-type="float" office:value="0.0169379325083404" calcext:value-type="float">
            <text:p>0.01693793250834</text:p>
          </table:table-cell>
          <table:table-cell table:style-name="ce3" table:formula="of:=[.AE34]+[.AF34]" office:value-type="float" office:value="-18.7947545990944" calcext:value-type="float">
            <text:p>-18.7947545990944</text:p>
          </table:table-cell>
          <table:table-cell table:style-name="ce3" table:formula="of:=IF([.AC34]&gt;0;MOD(DEGREES(ACOS(((SIN(RADIANS([.$B$3]))*COS(RADIANS([.AD34])))-SIN(RADIANS([.T34])))/(COS(RADIANS([.$B$3]))*SIN(RADIANS([.AD34])))))+180;360);MOD(540-DEGREES(ACOS(((SIN(RADIANS([.$B$3]))*COS(RADIANS([.AD34])))-SIN(RADIANS([.T34])))/(COS(RADIANS([.$B$3]))*SIN(RADIANS([.AD34])))));360))" office:value-type="float" office:value="46.4739521971995" calcext:value-type="float">
            <text:p>46.4739521971995</text:p>
          </table:table-cell>
          <table:table-cell table:number-columns-repeated="990"/>
        </table:table-row>
        <table:table-row table:style-name="ro3">
          <table:table-cell>
            <draw:frame draw:z-index="2" draw:name="Chart 5" draw:style-name="gr1" draw:text-style-name="P1" svg:width="3.7614in" svg:height="2.7189in" svg:x="0in" svg:y="0.0008in">
              <draw:object draw:notify-on-update-of-ranges="Calculations.AG1:Calculations.AG1 Calculations.AG2:Calculations.AG241 Calculations.E2:Calculations.E2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4]+0.1/24" office:value-type="time" office:time-value="PT03H24M00S" calcext:value-type="time">
            <text:p>3:24:00</text:p>
          </table:table-cell>
          <table:table-cell table:style-name="ce11" table:formula="of:=[.D35]+2415018.5+[.E35]-[.$B$5]/24" office:value-type="float" office:value="2451775.6" calcext:value-type="float">
            <text:p>2451775.60</text:p>
          </table:table-cell>
          <table:table-cell table:style-name="ce13" table:formula="of:=([.F35]-2451545)/36525" office:value-type="float" office:value="0.00631348391512918" calcext:value-type="float">
            <text:p>0.00631348</text:p>
          </table:table-cell>
          <table:table-cell/>
          <table:table-cell table:style-name="ce3" table:formula="of:=MOD(280.46646+[.G35]*(36000.76983+[.G35]*0.0003032);360)" office:value-type="float" office:value="147.756741266058" calcext:value-type="float">
            <text:p>147.756741266058</text:p>
          </table:table-cell>
          <table:table-cell table:style-name="ce3" table:formula="of:=357.52911+[.G35]*(35999.05029-0.0001537*[.G35])" office:value-type="float" office:value="584.808534959715" calcext:value-type="float">
            <text:p>584.808534959715</text:p>
          </table:table-cell>
          <table:table-cell table:style-name="ce3" table:formula="of:=0.016708634-[.G35]*(0.000042037+0.0000001267*[.G35])" office:value-type="float" office:value="0.0167083685950264" calcext:value-type="float">
            <text:p>0.016708368595026</text:p>
          </table:table-cell>
          <table:table-cell table:style-name="ce3" table:formula="of:=SIN(RADIANS([.J35]))*(1.914602-[.G35]*(0.004817+0.000014*[.G35]))+SIN(RADIANS(2*[.J35]))*(0.019993-0.000101*[.G35])+SIN(RADIANS(3*[.J35]))*0.000289" office:value-type="float" office:value="-1.32948946932698" calcext:value-type="float">
            <text:p>-1.32948946932698</text:p>
          </table:table-cell>
          <table:table-cell table:style-name="ce3" table:formula="of:=[.I35]+[.L35]" office:value-type="float" office:value="146.427251796731" calcext:value-type="float">
            <text:p>146.427251796731</text:p>
          </table:table-cell>
          <table:table-cell table:style-name="ce3" table:formula="of:=[.J35]+[.L35]" office:value-type="float" office:value="583.479045490388" calcext:value-type="float">
            <text:p>583.479045490388</text:p>
          </table:table-cell>
          <table:table-cell table:style-name="ce3" table:formula="of:=(1.000001018*(1-[.K35]*[.K35]))/(1+[.K35]*COS(RADIANS([.N35])))" office:value-type="float" office:value="1.01199125834301" calcext:value-type="float">
            <text:p>1.01199125834301</text:p>
          </table:table-cell>
          <table:table-cell table:style-name="ce3" table:formula="of:=[.M35]-0.00569-0.00478*SIN(RADIANS(125.04-1934.136*[.G35]))" office:value-type="float" office:value="146.417156224558" calcext:value-type="float">
            <text:p>146.417156224558</text:p>
          </table:table-cell>
          <table:table-cell table:style-name="ce3" table:formula="of:=23+(26+((21.448-[.G35]*(46.815+[.G35]*(0.00059-[.G35]*0.001813))))/60)/60" office:value-type="float" office:value="23.4392090095076" calcext:value-type="float">
            <text:p>23.4392090095076</text:p>
          </table:table-cell>
          <table:table-cell table:style-name="ce3" table:formula="of:=[.Q35]+0.00256*COS(RADIANS(125.04-1934.136*[.G35]))" office:value-type="float" office:value="23.4382157808676" calcext:value-type="float">
            <text:p>23.4382157808676</text:p>
          </table:table-cell>
          <table:table-cell table:style-name="ce3" table:formula="of:=DEGREES(ATAN2(COS(RADIANS([.P35]));COS(RADIANS([.R35]))*SIN(RADIANS([.P35]))))" office:value-type="float" office:value="148.650951359349" calcext:value-type="float">
            <text:p>148.650951359349</text:p>
          </table:table-cell>
          <table:table-cell table:style-name="ce3" table:formula="of:=DEGREES(ASIN(SIN(RADIANS([.R35]))*SIN(RADIANS([.P35]))))" office:value-type="float" office:value="12.710076995378" calcext:value-type="float">
            <text:p>12.710076995378</text:p>
          </table:table-cell>
          <table:table-cell table:style-name="ce3" table:formula="of:=TAN(RADIANS([.R35]/2))*TAN(RADIANS([.R35]/2))" office:value-type="float" office:value="0.0430304684380585" calcext:value-type="float">
            <text:p>0.043030468438059</text:p>
          </table:table-cell>
          <table:table-cell table:formula="of:=4*DEGREES([.U35]*SIN(2*RADIANS([.I35]))-2*[.K35]*SIN(RADIANS([.J35]))+4*[.K35]*[.U35]*SIN(RADIANS([.J35]))*COS(2*RADIANS([.I35]))-0.5*[.U35]*[.U35]*SIN(4*RADIANS([.I35]))-1.25*[.K35]*[.K35]*SIN(2*RADIANS([.J35])))" office:value-type="float" office:value="-3.61796621308017" calcext:value-type="float">
            <text:p>-3.61796621308017</text:p>
          </table:table-cell>
          <table:table-cell table:style-name="ce3" table:formula="of:=DEGREES(ACOS(COS(RADIANS(90.833))/(COS(RADIANS([.$B$3]))*COS(RADIANS([.T35])))-TAN(RADIANS([.$B$3]))*TAN(RADIANS([.T35]))))" office:value-type="float" office:value="104.809834511891" calcext:value-type="float">
            <text:p>104.809834511891</text:p>
          </table:table-cell>
          <table:table-cell table:style-name="ce9" table:formula="of:=(720-4*[.$B$4]-[.V35]+[.$B$5]*60)/1440" office:value-type="time" office:time-value="PT12H19M08.448372785S" calcext:value-type="time">
            <text:p>12:19:08</text:p>
          </table:table-cell>
          <table:table-cell table:style-name="ce9" table:formula="of:=[.X35]-[.W35]*4/1440" office:value-type="time" office:time-value="PT05H19M54.088089931S" calcext:value-type="time">
            <text:p>5:19:54</text:p>
          </table:table-cell>
          <table:table-cell table:style-name="ce9" table:formula="of:=[.X35]+[.W35]*4/1440" office:value-type="time" office:time-value="PT19H18M22.808655639S" calcext:value-type="time">
            <text:p>19:18:22</text:p>
          </table:table-cell>
          <table:table-cell table:style-name="ce15" table:formula="of:=8*[.W35]" office:value-type="float" office:value="838.478676095127" calcext:value-type="float">
            <text:p>838.478676095127</text:p>
          </table:table-cell>
          <table:table-cell table:style-name="ce3" table:formula="of:=MOD([.E35]*1440+[.V35]+4*[.$B$4]-60*[.$B$5];1440)" office:value-type="float" office:value="184.85919378692" calcext:value-type="float">
            <text:p>184.85919378692</text:p>
          </table:table-cell>
          <table:table-cell table:style-name="ce3" table:formula="of:=IF([.AB35]/4&lt;0;[.AB35]/4+180;[.AB35]/4-180)" office:value-type="float" office:value="-133.78520155327" calcext:value-type="float">
            <text:p>-133.78520155327</text:p>
          </table:table-cell>
          <table:table-cell table:style-name="ce3" table:formula="of:=DEGREES(ACOS(SIN(RADIANS([.$B$3]))*SIN(RADIANS([.T35]))+COS(RADIANS([.$B$3]))*COS(RADIANS([.T35]))*COS(RADIANS([.AC35]))))" office:value-type="float" office:value="108.049996515556" calcext:value-type="float">
            <text:p>108.049996515556</text:p>
          </table:table-cell>
          <table:table-cell table:style-name="ce3" table:formula="of:=90-[.AD35]" office:value-type="float" office:value="-18.0499965155557" calcext:value-type="float">
            <text:p>-18.0499965155557</text:p>
          </table:table-cell>
          <table:table-cell table:style-name="ce3" table:formula="of:=IF([.AE35]&gt;85;0;IF([.AE35]&gt;5;58.1/TAN(RADIANS([.AE35]))-0.07/POWER(TAN(RADIANS([.AE35]));3)+0.000086/POWER(TAN(RADIANS([.AE35]));5);IF([.AE35]&gt;-0.575;1735+[.AE35]*(-518.2+[.AE35]*(103.4+[.AE35]*(-12.79+[.AE35]*0.711)));-20.772/TAN(RADIANS([.AE35])))))/3600" office:value-type="float" office:value="0.0177056488103412" calcext:value-type="float">
            <text:p>0.017705648810341</text:p>
          </table:table-cell>
          <table:table-cell table:style-name="ce3" table:formula="of:=[.AE35]+[.AF35]" office:value-type="float" office:value="-18.0322908667454" calcext:value-type="float">
            <text:p>-18.0322908667454</text:p>
          </table:table-cell>
          <table:table-cell table:style-name="ce3" table:formula="of:=IF([.AC35]&gt;0;MOD(DEGREES(ACOS(((SIN(RADIANS([.$B$3]))*COS(RADIANS([.AD35])))-SIN(RADIANS([.T35])))/(COS(RADIANS([.$B$3]))*SIN(RADIANS([.AD35])))))+180;360);MOD(540-DEGREES(ACOS(((SIN(RADIANS([.$B$3]))*COS(RADIANS([.AD35])))-SIN(RADIANS([.T35])))/(COS(RADIANS([.$B$3]))*SIN(RADIANS([.AD35])))));360))" office:value-type="float" office:value="47.7911612004954" calcext:value-type="float">
            <text:p>47.791161200495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5]+0.1/24" office:value-type="time" office:time-value="PT03H30M00S" calcext:value-type="time">
            <text:p>3:30:00</text:p>
          </table:table-cell>
          <table:table-cell table:style-name="ce11" table:formula="of:=[.D36]+2415018.5+[.E36]-[.$B$5]/24" office:value-type="float" office:value="2451775.60416667" calcext:value-type="float">
            <text:p>2451775.60</text:p>
          </table:table-cell>
          <table:table-cell table:style-name="ce13" table:formula="of:=([.F36]-2451545)/36525" office:value-type="float" office:value="0.00631359799225126" calcext:value-type="float">
            <text:p>0.00631360</text:p>
          </table:table-cell>
          <table:table-cell/>
          <table:table-cell table:style-name="ce3" table:formula="of:=MOD(280.46646+[.G36]*(36000.76983+[.G36]*0.0003032);360)" office:value-type="float" office:value="147.760848130274" calcext:value-type="float">
            <text:p>147.760848130274</text:p>
          </table:table-cell>
          <table:table-cell table:style-name="ce3" table:formula="of:=357.52911+[.G36]*(35999.05029-0.0001537*[.G36])" office:value-type="float" office:value="584.812641627769" calcext:value-type="float">
            <text:p>584.812641627769</text:p>
          </table:table-cell>
          <table:table-cell table:style-name="ce3" table:formula="of:=0.016708634-[.G36]*(0.000042037+0.0000001267*[.G36])" office:value-type="float" office:value="0.0167083685902307" calcext:value-type="float">
            <text:p>0.016708368590231</text:p>
          </table:table-cell>
          <table:table-cell table:style-name="ce3" table:formula="of:=SIN(RADIANS([.J36]))*(1.914602-[.G36]*(0.004817+0.000014*[.G36]))+SIN(RADIANS(2*[.J36]))*(0.019993-0.000101*[.G36])+SIN(RADIANS(3*[.J36]))*0.000289" office:value-type="float" office:value="-1.3295867606698" calcext:value-type="float">
            <text:p>-1.3295867606698</text:p>
          </table:table-cell>
          <table:table-cell table:style-name="ce3" table:formula="of:=[.I36]+[.L36]" office:value-type="float" office:value="146.431261369604" calcext:value-type="float">
            <text:p>146.431261369604</text:p>
          </table:table-cell>
          <table:table-cell table:style-name="ce3" table:formula="of:=[.J36]+[.L36]" office:value-type="float" office:value="583.483054867099" calcext:value-type="float">
            <text:p>583.483054867099</text:p>
          </table:table-cell>
          <table:table-cell table:style-name="ce3" table:formula="of:=(1.000001018*(1-[.K36]*[.K36]))/(1+[.K36]*COS(RADIANS([.N36])))" office:value-type="float" office:value="1.01199043415774" calcext:value-type="float">
            <text:p>1.01199043415774</text:p>
          </table:table-cell>
          <table:table-cell table:style-name="ce3" table:formula="of:=[.M36]-0.00569-0.00478*SIN(RADIANS(125.04-1934.136*[.G36]))" office:value-type="float" office:value="146.421165790289" calcext:value-type="float">
            <text:p>146.421165790289</text:p>
          </table:table-cell>
          <table:table-cell table:style-name="ce3" table:formula="of:=23+(26+((21.448-[.G36]*(46.815+[.G36]*(0.00059-[.G36]*0.001813))))/60)/60" office:value-type="float" office:value="23.4392090080241" calcext:value-type="float">
            <text:p>23.4392090080241</text:p>
          </table:table-cell>
          <table:table-cell table:style-name="ce3" table:formula="of:=[.Q36]+0.00256*COS(RADIANS(125.04-1934.136*[.G36]))" office:value-type="float" office:value="23.4382157884703" calcext:value-type="float">
            <text:p>23.4382157884703</text:p>
          </table:table-cell>
          <table:table-cell table:style-name="ce3" table:formula="of:=DEGREES(ATAN2(COS(RADIANS([.P36]));COS(RADIANS([.R36]))*SIN(RADIANS([.P36]))))" office:value-type="float" office:value="148.654817213146" calcext:value-type="float">
            <text:p>148.654817213146</text:p>
          </table:table-cell>
          <table:table-cell table:style-name="ce3" table:formula="of:=DEGREES(ASIN(SIN(RADIANS([.R36]))*SIN(RADIANS([.P36]))))" office:value-type="float" office:value="12.7087149520722" calcext:value-type="float">
            <text:p>12.7087149520722</text:p>
          </table:table-cell>
          <table:table-cell table:style-name="ce3" table:formula="of:=TAN(RADIANS([.R36]/2))*TAN(RADIANS([.R36]/2))" office:value-type="float" office:value="0.0430304684667681" calcext:value-type="float">
            <text:p>0.043030468466768</text:p>
          </table:table-cell>
          <table:table-cell table:formula="of:=4*DEGREES([.U36]*SIN(2*RADIANS([.I36]))-2*[.K36]*SIN(RADIANS([.J36]))+4*[.K36]*[.U36]*SIN(RADIANS([.J36]))*COS(2*RADIANS([.I36]))-0.5*[.U36]*[.U36]*SIN(4*RADIANS([.I36]))-1.25*[.K36]*[.K36]*SIN(2*RADIANS([.J36])))" office:value-type="float" office:value="-3.61700411125312" calcext:value-type="float">
            <text:p>-3.61700411125312</text:p>
          </table:table-cell>
          <table:table-cell table:style-name="ce3" table:formula="of:=DEGREES(ACOS(COS(RADIANS(90.833))/(COS(RADIANS([.$B$3]))*COS(RADIANS([.T36])))-TAN(RADIANS([.$B$3]))*TAN(RADIANS([.T36]))))" office:value-type="float" office:value="104.808290826908" calcext:value-type="float">
            <text:p>104.808290826908</text:p>
          </table:table-cell>
          <table:table-cell table:style-name="ce9" table:formula="of:=(720-4*[.$B$4]-[.V36]+[.$B$5]*60)/1440" office:value-type="time" office:time-value="PT12H19M08.390646675S" calcext:value-type="time">
            <text:p>12:19:08</text:p>
          </table:table-cell>
          <table:table-cell table:style-name="ce9" table:formula="of:=[.X36]-[.W36]*4/1440" office:value-type="time" office:time-value="PT05H19M54.400848217S" calcext:value-type="time">
            <text:p>5:19:54</text:p>
          </table:table-cell>
          <table:table-cell table:style-name="ce9" table:formula="of:=[.X36]+[.W36]*4/1440" office:value-type="time" office:time-value="PT19H18M22.380445133S" calcext:value-type="time">
            <text:p>19:18:22</text:p>
          </table:table-cell>
          <table:table-cell table:style-name="ce15" table:formula="of:=8*[.W36]" office:value-type="float" office:value="838.466326615264" calcext:value-type="float">
            <text:p>838.466326615264</text:p>
          </table:table-cell>
          <table:table-cell table:style-name="ce3" table:formula="of:=MOD([.E36]*1440+[.V36]+4*[.$B$4]-60*[.$B$5];1440)" office:value-type="float" office:value="190.860155888747" calcext:value-type="float">
            <text:p>190.860155888747</text:p>
          </table:table-cell>
          <table:table-cell table:style-name="ce3" table:formula="of:=IF([.AB36]/4&lt;0;[.AB36]/4+180;[.AB36]/4-180)" office:value-type="float" office:value="-132.284961027813" calcext:value-type="float">
            <text:p>-132.284961027813</text:p>
          </table:table-cell>
          <table:table-cell table:style-name="ce3" table:formula="of:=DEGREES(ACOS(SIN(RADIANS([.$B$3]))*SIN(RADIANS([.T36]))+COS(RADIANS([.$B$3]))*COS(RADIANS([.T36]))*COS(RADIANS([.AC36]))))" office:value-type="float" office:value="107.27231355308" calcext:value-type="float">
            <text:p>107.27231355308</text:p>
          </table:table-cell>
          <table:table-cell table:style-name="ce3" table:formula="of:=90-[.AD36]" office:value-type="float" office:value="-17.2723135530804" calcext:value-type="float">
            <text:p>-17.2723135530804</text:p>
          </table:table-cell>
          <table:table-cell table:style-name="ce3" table:formula="of:=IF([.AE36]&gt;85;0;IF([.AE36]&gt;5;58.1/TAN(RADIANS([.AE36]))-0.07/POWER(TAN(RADIANS([.AE36]));3)+0.000086/POWER(TAN(RADIANS([.AE36]));5);IF([.AE36]&gt;-0.575;1735+[.AE36]*(-518.2+[.AE36]*(103.4+[.AE36]*(-12.79+[.AE36]*0.711)));-20.772/TAN(RADIANS([.AE36])))))/3600" office:value-type="float" office:value="0.0185569153016801" calcext:value-type="float">
            <text:p>0.01855691530168</text:p>
          </table:table-cell>
          <table:table-cell table:style-name="ce3" table:formula="of:=[.AE36]+[.AF36]" office:value-type="float" office:value="-17.2537566377788" calcext:value-type="float">
            <text:p>-17.2537566377788</text:p>
          </table:table-cell>
          <table:table-cell table:style-name="ce3" table:formula="of:=IF([.AC36]&gt;0;MOD(DEGREES(ACOS(((SIN(RADIANS([.$B$3]))*COS(RADIANS([.AD36])))-SIN(RADIANS([.T36])))/(COS(RADIANS([.$B$3]))*SIN(RADIANS([.AD36])))))+180;360);MOD(540-DEGREES(ACOS(((SIN(RADIANS([.$B$3]))*COS(RADIANS([.AD36])))-SIN(RADIANS([.T36])))/(COS(RADIANS([.$B$3]))*SIN(RADIANS([.AD36])))));360))" office:value-type="float" office:value="49.092252163991" calcext:value-type="float">
            <text:p>49.09225216399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6]+0.1/24" office:value-type="time" office:time-value="PT03H36M00S" calcext:value-type="time">
            <text:p>3:36:00</text:p>
          </table:table-cell>
          <table:table-cell table:style-name="ce11" table:formula="of:=[.D37]+2415018.5+[.E37]-[.$B$5]/24" office:value-type="float" office:value="2451775.60833333" calcext:value-type="float">
            <text:p>2451775.61</text:p>
          </table:table-cell>
          <table:table-cell table:style-name="ce13" table:formula="of:=([.F37]-2451545)/36525" office:value-type="float" office:value="0.00631371206936059" calcext:value-type="float">
            <text:p>0.00631371</text:p>
          </table:table-cell>
          <table:table-cell/>
          <table:table-cell table:style-name="ce3" table:formula="of:=MOD(280.46646+[.G37]*(36000.76983+[.G37]*0.0003032);360)" office:value-type="float" office:value="147.76495499403" calcext:value-type="float">
            <text:p>147.76495499403</text:p>
          </table:table-cell>
          <table:table-cell table:style-name="ce3" table:formula="of:=357.52911+[.G37]*(35999.05029-0.0001537*[.G37])" office:value-type="float" office:value="584.816748295365" calcext:value-type="float">
            <text:p>584.816748295365</text:p>
          </table:table-cell>
          <table:table-cell table:style-name="ce3" table:formula="of:=0.016708634-[.G37]*(0.000042037+0.0000001267*[.G37])" office:value-type="float" office:value="0.0167083685854351" calcext:value-type="float">
            <text:p>0.016708368585435</text:p>
          </table:table-cell>
          <table:table-cell table:style-name="ce3" table:formula="of:=SIN(RADIANS([.J37]))*(1.914602-[.G37]*(0.004817+0.000014*[.G37]))+SIN(RADIANS(2*[.J37]))*(0.019993-0.000101*[.G37])+SIN(RADIANS(3*[.J37]))*0.000289" office:value-type="float" office:value="-1.32968404547084" calcext:value-type="float">
            <text:p>-1.32968404547084</text:p>
          </table:table-cell>
          <table:table-cell table:style-name="ce3" table:formula="of:=[.I37]+[.L37]" office:value-type="float" office:value="146.435270948559" calcext:value-type="float">
            <text:p>146.435270948559</text:p>
          </table:table-cell>
          <table:table-cell table:style-name="ce3" table:formula="of:=[.J37]+[.L37]" office:value-type="float" office:value="583.487064249894" calcext:value-type="float">
            <text:p>583.487064249894</text:p>
          </table:table-cell>
          <table:table-cell table:style-name="ce3" table:formula="of:=(1.000001018*(1-[.K37]*[.K37]))/(1+[.K37]*COS(RADIANS([.N37])))" office:value-type="float" office:value="1.01198960991175" calcext:value-type="float">
            <text:p>1.01198960991175</text:p>
          </table:table-cell>
          <table:table-cell table:style-name="ce3" table:formula="of:=[.M37]-0.00569-0.00478*SIN(RADIANS(125.04-1934.136*[.G37]))" office:value-type="float" office:value="146.425175362102" calcext:value-type="float">
            <text:p>146.425175362102</text:p>
          </table:table-cell>
          <table:table-cell table:style-name="ce3" table:formula="of:=23+(26+((21.448-[.G37]*(46.815+[.G37]*(0.00059-[.G37]*0.001813))))/60)/60" office:value-type="float" office:value="23.4392090065407" calcext:value-type="float">
            <text:p>23.4392090065407</text:p>
          </table:table-cell>
          <table:table-cell table:style-name="ce3" table:formula="of:=[.Q37]+0.00256*COS(RADIANS(125.04-1934.136*[.G37]))" office:value-type="float" office:value="23.4382157960729" calcext:value-type="float">
            <text:p>23.4382157960729</text:p>
          </table:table-cell>
          <table:table-cell table:style-name="ce3" table:formula="of:=DEGREES(ATAN2(COS(RADIANS([.P37]));COS(RADIANS([.R37]))*SIN(RADIANS([.P37]))))" office:value-type="float" office:value="148.658683031357" calcext:value-type="float">
            <text:p>148.658683031357</text:p>
          </table:table-cell>
          <table:table-cell table:style-name="ce3" table:formula="of:=DEGREES(ASIN(SIN(RADIANS([.R37]))*SIN(RADIANS([.P37]))))" office:value-type="float" office:value="12.707352850723" calcext:value-type="float">
            <text:p>12.707352850723</text:p>
          </table:table-cell>
          <table:table-cell table:style-name="ce3" table:formula="of:=TAN(RADIANS([.R37]/2))*TAN(RADIANS([.R37]/2))" office:value-type="float" office:value="0.0430304684954776" calcext:value-type="float">
            <text:p>0.043030468495478</text:p>
          </table:table-cell>
          <table:table-cell table:formula="of:=4*DEGREES([.U37]*SIN(2*RADIANS([.I37]))-2*[.K37]*SIN(RADIANS([.J37]))+4*[.K37]*[.U37]*SIN(RADIANS([.J37]))*COS(2*RADIANS([.I37]))-0.5*[.U37]*[.U37]*SIN(4*RADIANS([.I37]))-1.25*[.K37]*[.K37]*SIN(2*RADIANS([.J37])))" office:value-type="float" office:value="-3.61604186981638" calcext:value-type="float">
            <text:p>-3.61604186981638</text:p>
          </table:table-cell>
          <table:table-cell table:style-name="ce3" table:formula="of:=DEGREES(ACOS(COS(RADIANS(90.833))/(COS(RADIANS([.$B$3]))*COS(RADIANS([.T37])))-TAN(RADIANS([.$B$3]))*TAN(RADIANS([.T37]))))" office:value-type="float" office:value="104.806747104409" calcext:value-type="float">
            <text:p>104.806747104409</text:p>
          </table:table-cell>
          <table:table-cell table:style-name="ce9" table:formula="of:=(720-4*[.$B$4]-[.V37]+[.$B$5]*60)/1440" office:value-type="time" office:time-value="PT12H19M08.332912189S" calcext:value-type="time">
            <text:p>12:19:08</text:p>
          </table:table-cell>
          <table:table-cell table:style-name="ce9" table:formula="of:=[.X37]-[.W37]*4/1440" office:value-type="time" office:time-value="PT05H19M54.713607131S" calcext:value-type="time">
            <text:p>5:19:54</text:p>
          </table:table-cell>
          <table:table-cell table:style-name="ce9" table:formula="of:=[.X37]+[.W37]*4/1440" office:value-type="time" office:time-value="PT19H18M21.952217247S" calcext:value-type="time">
            <text:p>19:18:21</text:p>
          </table:table-cell>
          <table:table-cell table:style-name="ce15" table:formula="of:=8*[.W37]" office:value-type="float" office:value="838.453976835268" calcext:value-type="float">
            <text:p>838.453976835268</text:p>
          </table:table-cell>
          <table:table-cell table:style-name="ce3" table:formula="of:=MOD([.E37]*1440+[.V37]+4*[.$B$4]-60*[.$B$5];1440)" office:value-type="float" office:value="196.861118130184" calcext:value-type="float">
            <text:p>196.861118130184</text:p>
          </table:table-cell>
          <table:table-cell table:style-name="ce3" table:formula="of:=IF([.AB37]/4&lt;0;[.AB37]/4+180;[.AB37]/4-180)" office:value-type="float" office:value="-130.784720467454" calcext:value-type="float">
            <text:p>-130.784720467454</text:p>
          </table:table-cell>
          <table:table-cell table:style-name="ce3" table:formula="of:=DEGREES(ACOS(SIN(RADIANS([.$B$3]))*SIN(RADIANS([.T37]))+COS(RADIANS([.$B$3]))*COS(RADIANS([.T37]))*COS(RADIANS([.AC37]))))" office:value-type="float" office:value="106.479237398927" calcext:value-type="float">
            <text:p>106.479237398927</text:p>
          </table:table-cell>
          <table:table-cell table:style-name="ce3" table:formula="of:=90-[.AD37]" office:value-type="float" office:value="-16.4792373989275" calcext:value-type="float">
            <text:p>-16.4792373989275</text:p>
          </table:table-cell>
          <table:table-cell table:style-name="ce3" table:formula="of:=IF([.AE37]&gt;85;0;IF([.AE37]&gt;5;58.1/TAN(RADIANS([.AE37]))-0.07/POWER(TAN(RADIANS([.AE37]));3)+0.000086/POWER(TAN(RADIANS([.AE37]));5);IF([.AE37]&gt;-0.575;1735+[.AE37]*(-518.2+[.AE37]*(103.4+[.AE37]*(-12.79+[.AE37]*0.711)));-20.772/TAN(RADIANS([.AE37])))))/3600" office:value-type="float" office:value="0.0195051462738898" calcext:value-type="float">
            <text:p>0.01950514627389</text:p>
          </table:table-cell>
          <table:table-cell table:style-name="ce3" table:formula="of:=[.AE37]+[.AF37]" office:value-type="float" office:value="-16.4597322526536" calcext:value-type="float">
            <text:p>-16.4597322526536</text:p>
          </table:table-cell>
          <table:table-cell table:style-name="ce3" table:formula="of:=IF([.AC37]&gt;0;MOD(DEGREES(ACOS(((SIN(RADIANS([.$B$3]))*COS(RADIANS([.AD37])))-SIN(RADIANS([.T37])))/(COS(RADIANS([.$B$3]))*SIN(RADIANS([.AD37])))))+180;360);MOD(540-DEGREES(ACOS(((SIN(RADIANS([.$B$3]))*COS(RADIANS([.AD37])))-SIN(RADIANS([.T37])))/(COS(RADIANS([.$B$3]))*SIN(RADIANS([.AD37])))));360))" office:value-type="float" office:value="50.3775895780007" calcext:value-type="float">
            <text:p>50.377589578000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7]+0.1/24" office:value-type="time" office:time-value="PT03H42M00S" calcext:value-type="time">
            <text:p>3:42:00</text:p>
          </table:table-cell>
          <table:table-cell table:style-name="ce11" table:formula="of:=[.D38]+2415018.5+[.E38]-[.$B$5]/24" office:value-type="float" office:value="2451775.6125" calcext:value-type="float">
            <text:p>2451775.61</text:p>
          </table:table-cell>
          <table:table-cell table:style-name="ce13" table:formula="of:=([.F38]-2451545)/36525" office:value-type="float" office:value="0.00631382614648267" calcext:value-type="float">
            <text:p>0.00631383</text:p>
          </table:table-cell>
          <table:table-cell/>
          <table:table-cell table:style-name="ce3" table:formula="of:=MOD(280.46646+[.G38]*(36000.76983+[.G38]*0.0003032);360)" office:value-type="float" office:value="147.769061858245" calcext:value-type="float">
            <text:p>147.769061858245</text:p>
          </table:table-cell>
          <table:table-cell table:style-name="ce3" table:formula="of:=357.52911+[.G38]*(35999.05029-0.0001537*[.G38])" office:value-type="float" office:value="584.820854963419" calcext:value-type="float">
            <text:p>584.820854963419</text:p>
          </table:table-cell>
          <table:table-cell table:style-name="ce3" table:formula="of:=0.016708634-[.G38]*(0.000042037+0.0000001267*[.G38])" office:value-type="float" office:value="0.0167083685806395" calcext:value-type="float">
            <text:p>0.01670836858064</text:p>
          </table:table-cell>
          <table:table-cell table:style-name="ce3" table:formula="of:=SIN(RADIANS([.J38]))*(1.914602-[.G38]*(0.004817+0.000014*[.G38]))+SIN(RADIANS(2*[.J38]))*(0.019993-0.000101*[.G38])+SIN(RADIANS(3*[.J38]))*0.000289" office:value-type="float" office:value="-1.32978132375136" calcext:value-type="float">
            <text:p>-1.32978132375136</text:p>
          </table:table-cell>
          <table:table-cell table:style-name="ce3" table:formula="of:=[.I38]+[.L38]" office:value-type="float" office:value="146.439280534494" calcext:value-type="float">
            <text:p>146.439280534494</text:p>
          </table:table-cell>
          <table:table-cell table:style-name="ce3" table:formula="of:=[.J38]+[.L38]" office:value-type="float" office:value="583.491073639668" calcext:value-type="float">
            <text:p>583.491073639668</text:p>
          </table:table-cell>
          <table:table-cell table:style-name="ce3" table:formula="of:=(1.000001018*(1-[.K38]*[.K38]))/(1+[.K38]*COS(RADIANS([.N38])))" office:value-type="float" office:value="1.01198878560486" calcext:value-type="float">
            <text:p>1.01198878560486</text:p>
          </table:table-cell>
          <table:table-cell table:style-name="ce3" table:formula="of:=[.M38]-0.00569-0.00478*SIN(RADIANS(125.04-1934.136*[.G38]))" office:value-type="float" office:value="146.429184940896" calcext:value-type="float">
            <text:p>146.429184940896</text:p>
          </table:table-cell>
          <table:table-cell table:style-name="ce3" table:formula="of:=23+(26+((21.448-[.G38]*(46.815+[.G38]*(0.00059-[.G38]*0.001813))))/60)/60" office:value-type="float" office:value="23.4392090050572" calcext:value-type="float">
            <text:p>23.4392090050572</text:p>
          </table:table-cell>
          <table:table-cell table:style-name="ce3" table:formula="of:=[.Q38]+0.00256*COS(RADIANS(125.04-1934.136*[.G38]))" office:value-type="float" office:value="23.4382158036756" calcext:value-type="float">
            <text:p>23.4382158036756</text:p>
          </table:table-cell>
          <table:table-cell table:style-name="ce3" table:formula="of:=DEGREES(ATAN2(COS(RADIANS([.P38]));COS(RADIANS([.R38]))*SIN(RADIANS([.P38]))))" office:value-type="float" office:value="148.662548814848" calcext:value-type="float">
            <text:p>148.662548814848</text:p>
          </table:table-cell>
          <table:table-cell table:style-name="ce3" table:formula="of:=DEGREES(ASIN(SIN(RADIANS([.R38]))*SIN(RADIANS([.P38]))))" office:value-type="float" office:value="12.7059906910322" calcext:value-type="float">
            <text:p>12.7059906910322</text:p>
          </table:table-cell>
          <table:table-cell table:style-name="ce3" table:formula="of:=TAN(RADIANS([.R38]/2))*TAN(RADIANS([.R38]/2))" office:value-type="float" office:value="0.0430304685241873" calcext:value-type="float">
            <text:p>0.043030468524187</text:p>
          </table:table-cell>
          <table:table-cell table:formula="of:=4*DEGREES([.U38]*SIN(2*RADIANS([.I38]))-2*[.K38]*SIN(RADIANS([.J38]))+4*[.K38]*[.U38]*SIN(RADIANS([.J38]))*COS(2*RADIANS([.I38]))-0.5*[.U38]*[.U38]*SIN(4*RADIANS([.I38]))-1.25*[.K38]*[.K38]*SIN(2*RADIANS([.J38])))" office:value-type="float" office:value="-3.61507948856935" calcext:value-type="float">
            <text:p>-3.61507948856935</text:p>
          </table:table-cell>
          <table:table-cell table:style-name="ce3" table:formula="of:=DEGREES(ACOS(COS(RADIANS(90.833))/(COS(RADIANS([.$B$3]))*COS(RADIANS([.T38])))-TAN(RADIANS([.$B$3]))*TAN(RADIANS([.T38]))))" office:value-type="float" office:value="104.805203344055" calcext:value-type="float">
            <text:p>104.805203344055</text:p>
          </table:table-cell>
          <table:table-cell table:style-name="ce9" table:formula="of:=(720-4*[.$B$4]-[.V38]+[.$B$5]*60)/1440" office:value-type="time" office:time-value="PT12H19M08.275169314S" calcext:value-type="time">
            <text:p>12:19:08</text:p>
          </table:table-cell>
          <table:table-cell table:style-name="ce9" table:formula="of:=[.X38]-[.W38]*4/1440" office:value-type="time" office:time-value="PT05H19M55.026366741S" calcext:value-type="time">
            <text:p>5:19:55</text:p>
          </table:table-cell>
          <table:table-cell table:style-name="ce9" table:formula="of:=[.X38]+[.W38]*4/1440" office:value-type="time" office:time-value="PT19H18M21.523971887S" calcext:value-type="time">
            <text:p>19:18:21</text:p>
          </table:table-cell>
          <table:table-cell table:style-name="ce15" table:formula="of:=8*[.W38]" office:value-type="float" office:value="838.441626752438" calcext:value-type="float">
            <text:p>838.441626752438</text:p>
          </table:table-cell>
          <table:table-cell table:style-name="ce3" table:formula="of:=MOD([.E38]*1440+[.V38]+4*[.$B$4]-60*[.$B$5];1440)" office:value-type="float" office:value="202.862080511431" calcext:value-type="float">
            <text:p>202.862080511431</text:p>
          </table:table-cell>
          <table:table-cell table:style-name="ce3" table:formula="of:=IF([.AB38]/4&lt;0;[.AB38]/4+180;[.AB38]/4-180)" office:value-type="float" office:value="-129.284479872142" calcext:value-type="float">
            <text:p>-129.284479872142</text:p>
          </table:table-cell>
          <table:table-cell table:style-name="ce3" table:formula="of:=DEGREES(ACOS(SIN(RADIANS([.$B$3]))*SIN(RADIANS([.T38]))+COS(RADIANS([.$B$3]))*COS(RADIANS([.T38]))*COS(RADIANS([.AC38]))))" office:value-type="float" office:value="105.671350524762" calcext:value-type="float">
            <text:p>105.671350524762</text:p>
          </table:table-cell>
          <table:table-cell table:style-name="ce3" table:formula="of:=90-[.AD38]" office:value-type="float" office:value="-15.6713505247616" calcext:value-type="float">
            <text:p>-15.6713505247616</text:p>
          </table:table-cell>
          <table:table-cell table:style-name="ce3" table:formula="of:=IF([.AE38]&gt;85;0;IF([.AE38]&gt;5;58.1/TAN(RADIANS([.AE38]))-0.07/POWER(TAN(RADIANS([.AE38]));3)+0.000086/POWER(TAN(RADIANS([.AE38]));5);IF([.AE38]&gt;-0.575;1735+[.AE38]*(-518.2+[.AE38]*(103.4+[.AE38]*(-12.79+[.AE38]*0.711)));-20.772/TAN(RADIANS([.AE38])))))/3600" office:value-type="float" office:value="0.0205669004859117" calcext:value-type="float">
            <text:p>0.020566900485912</text:p>
          </table:table-cell>
          <table:table-cell table:style-name="ce3" table:formula="of:=[.AE38]+[.AF38]" office:value-type="float" office:value="-15.6507836242757" calcext:value-type="float">
            <text:p>-15.6507836242757</text:p>
          </table:table-cell>
          <table:table-cell table:style-name="ce3" table:formula="of:=IF([.AC38]&gt;0;MOD(DEGREES(ACOS(((SIN(RADIANS([.$B$3]))*COS(RADIANS([.AD38])))-SIN(RADIANS([.T38])))/(COS(RADIANS([.$B$3]))*SIN(RADIANS([.AD38])))))+180;360);MOD(540-DEGREES(ACOS(((SIN(RADIANS([.$B$3]))*COS(RADIANS([.AD38])))-SIN(RADIANS([.T38])))/(COS(RADIANS([.$B$3]))*SIN(RADIANS([.AD38])))));360))" office:value-type="float" office:value="51.6475657468887" calcext:value-type="float">
            <text:p>51.647565746888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8]+0.1/24" office:value-type="time" office:time-value="PT03H48M00S" calcext:value-type="time">
            <text:p>3:48:00</text:p>
          </table:table-cell>
          <table:table-cell table:style-name="ce11" table:formula="of:=[.D39]+2415018.5+[.E39]-[.$B$5]/24" office:value-type="float" office:value="2451775.61666667" calcext:value-type="float">
            <text:p>2451775.62</text:p>
          </table:table-cell>
          <table:table-cell table:style-name="ce13" table:formula="of:=([.F39]-2451545)/36525" office:value-type="float" office:value="0.006313940223592" calcext:value-type="float">
            <text:p>0.00631394</text:p>
          </table:table-cell>
          <table:table-cell/>
          <table:table-cell table:style-name="ce3" table:formula="of:=MOD(280.46646+[.G39]*(36000.76983+[.G39]*0.0003032);360)" office:value-type="float" office:value="147.773168722002" calcext:value-type="float">
            <text:p>147.773168722002</text:p>
          </table:table-cell>
          <table:table-cell table:style-name="ce3" table:formula="of:=357.52911+[.G39]*(35999.05029-0.0001537*[.G39])" office:value-type="float" office:value="584.824961631015" calcext:value-type="float">
            <text:p>584.824961631015</text:p>
          </table:table-cell>
          <table:table-cell table:style-name="ce3" table:formula="of:=0.016708634-[.G39]*(0.000042037+0.0000001267*[.G39])" office:value-type="float" office:value="0.0167083685758438" calcext:value-type="float">
            <text:p>0.016708368575844</text:p>
          </table:table-cell>
          <table:table-cell table:style-name="ce3" table:formula="of:=SIN(RADIANS([.J39]))*(1.914602-[.G39]*(0.004817+0.000014*[.G39]))+SIN(RADIANS(2*[.J39]))*(0.019993-0.000101*[.G39])+SIN(RADIANS(3*[.J39]))*0.000289" office:value-type="float" office:value="-1.32987859548913" calcext:value-type="float">
            <text:p>-1.32987859548913</text:p>
          </table:table-cell>
          <table:table-cell table:style-name="ce3" table:formula="of:=[.I39]+[.L39]" office:value-type="float" office:value="146.443290126512" calcext:value-type="float">
            <text:p>146.443290126512</text:p>
          </table:table-cell>
          <table:table-cell table:style-name="ce3" table:formula="of:=[.J39]+[.L39]" office:value-type="float" office:value="583.495083035526" calcext:value-type="float">
            <text:p>583.495083035526</text:p>
          </table:table-cell>
          <table:table-cell table:style-name="ce3" table:formula="of:=(1.000001018*(1-[.K39]*[.K39]))/(1+[.K39]*COS(RADIANS([.N39])))" office:value-type="float" office:value="1.01198796123726" calcext:value-type="float">
            <text:p>1.01198796123726</text:p>
          </table:table-cell>
          <table:table-cell table:style-name="ce3" table:formula="of:=[.M39]-0.00569-0.00478*SIN(RADIANS(125.04-1934.136*[.G39]))" office:value-type="float" office:value="146.433194525773" calcext:value-type="float">
            <text:p>146.433194525773</text:p>
          </table:table-cell>
          <table:table-cell table:style-name="ce3" table:formula="of:=23+(26+((21.448-[.G39]*(46.815+[.G39]*(0.00059-[.G39]*0.001813))))/60)/60" office:value-type="float" office:value="23.4392090035737" calcext:value-type="float">
            <text:p>23.4392090035737</text:p>
          </table:table-cell>
          <table:table-cell table:style-name="ce3" table:formula="of:=[.Q39]+0.00256*COS(RADIANS(125.04-1934.136*[.G39]))" office:value-type="float" office:value="23.4382158112782" calcext:value-type="float">
            <text:p>23.4382158112782</text:p>
          </table:table-cell>
          <table:table-cell table:style-name="ce3" table:formula="of:=DEGREES(ATAN2(COS(RADIANS([.P39]));COS(RADIANS([.R39]))*SIN(RADIANS([.P39]))))" office:value-type="float" office:value="148.666414562761" calcext:value-type="float">
            <text:p>148.666414562761</text:p>
          </table:table-cell>
          <table:table-cell table:style-name="ce3" table:formula="of:=DEGREES(ASIN(SIN(RADIANS([.R39]))*SIN(RADIANS([.P39]))))" office:value-type="float" office:value="12.7046284733106" calcext:value-type="float">
            <text:p>12.7046284733106</text:p>
          </table:table-cell>
          <table:table-cell table:style-name="ce3" table:formula="of:=TAN(RADIANS([.R39]/2))*TAN(RADIANS([.R39]/2))" office:value-type="float" office:value="0.043030468552897" calcext:value-type="float">
            <text:p>0.043030468552897</text:p>
          </table:table-cell>
          <table:table-cell table:formula="of:=4*DEGREES([.U39]*SIN(2*RADIANS([.I39]))-2*[.K39]*SIN(RADIANS([.J39]))+4*[.K39]*[.U39]*SIN(RADIANS([.J39]))*COS(2*RADIANS([.I39]))-0.5*[.U39]*[.U39]*SIN(4*RADIANS([.I39]))-1.25*[.K39]*[.K39]*SIN(2*RADIANS([.J39])))" office:value-type="float" office:value="-3.61411696774173" calcext:value-type="float">
            <text:p>-3.61411696774173</text:p>
          </table:table-cell>
          <table:table-cell table:style-name="ce3" table:formula="of:=DEGREES(ACOS(COS(RADIANS(90.833))/(COS(RADIANS([.$B$3]))*COS(RADIANS([.T39])))-TAN(RADIANS([.$B$3]))*TAN(RADIANS([.T39]))))" office:value-type="float" office:value="104.803659546199" calcext:value-type="float">
            <text:p>104.803659546199</text:p>
          </table:table-cell>
          <table:table-cell table:style-name="ce9" table:formula="of:=(720-4*[.$B$4]-[.V39]+[.$B$5]*60)/1440" office:value-type="time" office:time-value="PT12H19M08.217418065S" calcext:value-type="time">
            <text:p>12:19:08</text:p>
          </table:table-cell>
          <table:table-cell table:style-name="ce9" table:formula="of:=[.X39]-[.W39]*4/1440" office:value-type="time" office:time-value="PT05H19M55.339126977S" calcext:value-type="time">
            <text:p>5:19:55</text:p>
          </table:table-cell>
          <table:table-cell table:style-name="ce9" table:formula="of:=[.X39]+[.W39]*4/1440" office:value-type="time" office:time-value="PT19H18M21.095709152S" calcext:value-type="time">
            <text:p>19:18:21</text:p>
          </table:table-cell>
          <table:table-cell table:style-name="ce15" table:formula="of:=8*[.W39]" office:value-type="float" office:value="838.429276369588" calcext:value-type="float">
            <text:p>838.429276369588</text:p>
          </table:table-cell>
          <table:table-cell table:style-name="ce3" table:formula="of:=MOD([.E39]*1440+[.V39]+4*[.$B$4]-60*[.$B$5];1440)" office:value-type="float" office:value="208.863043032258" calcext:value-type="float">
            <text:p>208.863043032258</text:p>
          </table:table-cell>
          <table:table-cell table:style-name="ce3" table:formula="of:=IF([.AB39]/4&lt;0;[.AB39]/4+180;[.AB39]/4-180)" office:value-type="float" office:value="-127.784239241935" calcext:value-type="float">
            <text:p>-127.784239241935</text:p>
          </table:table-cell>
          <table:table-cell table:style-name="ce3" table:formula="of:=DEGREES(ACOS(SIN(RADIANS([.$B$3]))*SIN(RADIANS([.T39]))+COS(RADIANS([.$B$3]))*COS(RADIANS([.T39]))*COS(RADIANS([.AC39]))))" office:value-type="float" office:value="104.849223716852" calcext:value-type="float">
            <text:p>104.849223716852</text:p>
          </table:table-cell>
          <table:table-cell table:style-name="ce3" table:formula="of:=90-[.AD39]" office:value-type="float" office:value="-14.8492237168519" calcext:value-type="float">
            <text:p>-14.8492237168519</text:p>
          </table:table-cell>
          <table:table-cell table:style-name="ce3" table:formula="of:=IF([.AE39]&gt;85;0;IF([.AE39]&gt;5;58.1/TAN(RADIANS([.AE39]))-0.07/POWER(TAN(RADIANS([.AE39]));3)+0.000086/POWER(TAN(RADIANS([.AE39]));5);IF([.AE39]&gt;-0.575;1735+[.AE39]*(-518.2+[.AE39]*(103.4+[.AE39]*(-12.79+[.AE39]*0.711)));-20.772/TAN(RADIANS([.AE39])))))/3600" office:value-type="float" office:value="0.0217628517568737" calcext:value-type="float">
            <text:p>0.021762851756874</text:p>
          </table:table-cell>
          <table:table-cell table:style-name="ce3" table:formula="of:=[.AE39]+[.AF39]" office:value-type="float" office:value="-14.827460865095" calcext:value-type="float">
            <text:p>-14.827460865095</text:p>
          </table:table-cell>
          <table:table-cell table:style-name="ce3" table:formula="of:=IF([.AC39]&gt;0;MOD(DEGREES(ACOS(((SIN(RADIANS([.$B$3]))*COS(RADIANS([.AD39])))-SIN(RADIANS([.T39])))/(COS(RADIANS([.$B$3]))*SIN(RADIANS([.AD39])))))+180;360);MOD(540-DEGREES(ACOS(((SIN(RADIANS([.$B$3]))*COS(RADIANS([.AD39])))-SIN(RADIANS([.T39])))/(COS(RADIANS([.$B$3]))*SIN(RADIANS([.AD39])))));360))" office:value-type="float" office:value="52.9025980179276" calcext:value-type="float">
            <text:p>52.902598017927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39]+0.1/24" office:value-type="time" office:time-value="PT03H54M00S" calcext:value-type="time">
            <text:p>3:54:00</text:p>
          </table:table-cell>
          <table:table-cell table:style-name="ce11" table:formula="of:=[.D40]+2415018.5+[.E40]-[.$B$5]/24" office:value-type="float" office:value="2451775.62083333" calcext:value-type="float">
            <text:p>2451775.62</text:p>
          </table:table-cell>
          <table:table-cell table:style-name="ce13" table:formula="of:=([.F40]-2451545)/36525" office:value-type="float" office:value="0.00631405430071408" calcext:value-type="float">
            <text:p>0.00631405</text:p>
          </table:table-cell>
          <table:table-cell/>
          <table:table-cell table:style-name="ce3" table:formula="of:=MOD(280.46646+[.G40]*(36000.76983+[.G40]*0.0003032);360)" office:value-type="float" office:value="147.777275586217" calcext:value-type="float">
            <text:p>147.777275586217</text:p>
          </table:table-cell>
          <table:table-cell table:style-name="ce3" table:formula="of:=357.52911+[.G40]*(35999.05029-0.0001537*[.G40])" office:value-type="float" office:value="584.829068299069" calcext:value-type="float">
            <text:p>584.829068299069</text:p>
          </table:table-cell>
          <table:table-cell table:style-name="ce3" table:formula="of:=0.016708634-[.G40]*(0.000042037+0.0000001267*[.G40])" office:value-type="float" office:value="0.0167083685710482" calcext:value-type="float">
            <text:p>0.016708368571048</text:p>
          </table:table-cell>
          <table:table-cell table:style-name="ce3" table:formula="of:=SIN(RADIANS([.J40]))*(1.914602-[.G40]*(0.004817+0.000014*[.G40]))+SIN(RADIANS(2*[.J40]))*(0.019993-0.000101*[.G40])+SIN(RADIANS(3*[.J40]))*0.000289" office:value-type="float" office:value="-1.32997586070538" calcext:value-type="float">
            <text:p>-1.32997586070538</text:p>
          </table:table-cell>
          <table:table-cell table:style-name="ce3" table:formula="of:=[.I40]+[.L40]" office:value-type="float" office:value="146.447299725511" calcext:value-type="float">
            <text:p>146.447299725511</text:p>
          </table:table-cell>
          <table:table-cell table:style-name="ce3" table:formula="of:=[.J40]+[.L40]" office:value-type="float" office:value="583.499092438364" calcext:value-type="float">
            <text:p>583.499092438364</text:p>
          </table:table-cell>
          <table:table-cell table:style-name="ce3" table:formula="of:=(1.000001018*(1-[.K40]*[.K40]))/(1+[.K40]*COS(RADIANS([.N40])))" office:value-type="float" office:value="1.01198713680876" calcext:value-type="float">
            <text:p>1.01198713680876</text:p>
          </table:table-cell>
          <table:table-cell table:style-name="ce3" table:formula="of:=[.M40]-0.00569-0.00478*SIN(RADIANS(125.04-1934.136*[.G40]))" office:value-type="float" office:value="146.43720411763" calcext:value-type="float">
            <text:p>146.43720411763</text:p>
          </table:table-cell>
          <table:table-cell table:style-name="ce3" table:formula="of:=23+(26+((21.448-[.G40]*(46.815+[.G40]*(0.00059-[.G40]*0.001813))))/60)/60" office:value-type="float" office:value="23.4392090020902" calcext:value-type="float">
            <text:p>23.4392090020902</text:p>
          </table:table-cell>
          <table:table-cell table:style-name="ce3" table:formula="of:=[.Q40]+0.00256*COS(RADIANS(125.04-1934.136*[.G40]))" office:value-type="float" office:value="23.4382158188809" calcext:value-type="float">
            <text:p>23.4382158188809</text:p>
          </table:table-cell>
          <table:table-cell table:style-name="ce3" table:formula="of:=DEGREES(ATAN2(COS(RADIANS([.P40]));COS(RADIANS([.R40]))*SIN(RADIANS([.P40]))))" office:value-type="float" office:value="148.670280275962" calcext:value-type="float">
            <text:p>148.670280275962</text:p>
          </table:table-cell>
          <table:table-cell table:style-name="ce3" table:formula="of:=DEGREES(ASIN(SIN(RADIANS([.R40]))*SIN(RADIANS([.P40]))))" office:value-type="float" office:value="12.7032661972601" calcext:value-type="float">
            <text:p>12.7032661972601</text:p>
          </table:table-cell>
          <table:table-cell table:style-name="ce3" table:formula="of:=TAN(RADIANS([.R40]/2))*TAN(RADIANS([.R40]/2))" office:value-type="float" office:value="0.0430304685816067" calcext:value-type="float">
            <text:p>0.043030468581607</text:p>
          </table:table-cell>
          <table:table-cell table:formula="of:=4*DEGREES([.U40]*SIN(2*RADIANS([.I40]))-2*[.K40]*SIN(RADIANS([.J40]))+4*[.K40]*[.U40]*SIN(RADIANS([.J40]))*COS(2*RADIANS([.I40]))-0.5*[.U40]*[.U40]*SIN(4*RADIANS([.I40]))-1.25*[.K40]*[.K40]*SIN(2*RADIANS([.J40])))" office:value-type="float" office:value="-3.61315430713288" calcext:value-type="float">
            <text:p>-3.61315430713288</text:p>
          </table:table-cell>
          <table:table-cell table:style-name="ce3" table:formula="of:=DEGREES(ACOS(COS(RADIANS(90.833))/(COS(RADIANS([.$B$3]))*COS(RADIANS([.T40])))-TAN(RADIANS([.$B$3]))*TAN(RADIANS([.T40]))))" office:value-type="float" office:value="104.802115710502" calcext:value-type="float">
            <text:p>104.802115710502</text:p>
          </table:table-cell>
          <table:table-cell table:style-name="ce9" table:formula="of:=(720-4*[.$B$4]-[.V40]+[.$B$5]*60)/1440" office:value-type="time" office:time-value="PT12H19M08.159658428S" calcext:value-type="time">
            <text:p>12:19:08</text:p>
          </table:table-cell>
          <table:table-cell table:style-name="ce9" table:formula="of:=[.X40]-[.W40]*4/1440" office:value-type="time" office:time-value="PT05H19M55.651887907S" calcext:value-type="time">
            <text:p>5:19:55</text:p>
          </table:table-cell>
          <table:table-cell table:style-name="ce9" table:formula="of:=[.X40]+[.W40]*4/1440" office:value-type="time" office:time-value="PT19H18M20.667428948S" calcext:value-type="time">
            <text:p>19:18:20</text:p>
          </table:table-cell>
          <table:table-cell table:style-name="ce15" table:formula="of:=8*[.W40]" office:value-type="float" office:value="838.416925684017" calcext:value-type="float">
            <text:p>838.416925684017</text:p>
          </table:table-cell>
          <table:table-cell table:style-name="ce3" table:formula="of:=MOD([.E40]*1440+[.V40]+4*[.$B$4]-60*[.$B$5];1440)" office:value-type="float" office:value="214.864005692867" calcext:value-type="float">
            <text:p>214.864005692867</text:p>
          </table:table-cell>
          <table:table-cell table:style-name="ce3" table:formula="of:=IF([.AB40]/4&lt;0;[.AB40]/4+180;[.AB40]/4-180)" office:value-type="float" office:value="-126.283998576783" calcext:value-type="float">
            <text:p>-126.283998576783</text:p>
          </table:table-cell>
          <table:table-cell table:style-name="ce3" table:formula="of:=DEGREES(ACOS(SIN(RADIANS([.$B$3]))*SIN(RADIANS([.T40]))+COS(RADIANS([.$B$3]))*COS(RADIANS([.T40]))*COS(RADIANS([.AC40]))))" office:value-type="float" office:value="104.013415789948" calcext:value-type="float">
            <text:p>104.013415789948</text:p>
          </table:table-cell>
          <table:table-cell table:style-name="ce3" table:formula="of:=90-[.AD40]" office:value-type="float" office:value="-14.0134157899481" calcext:value-type="float">
            <text:p>-14.0134157899481</text:p>
          </table:table-cell>
          <table:table-cell table:style-name="ce3" table:formula="of:=IF([.AE40]&gt;85;0;IF([.AE40]&gt;5;58.1/TAN(RADIANS([.AE40]))-0.07/POWER(TAN(RADIANS([.AE40]));3)+0.000086/POWER(TAN(RADIANS([.AE40]));5);IF([.AE40]&gt;-0.575;1735+[.AE40]*(-518.2+[.AE40]*(103.4+[.AE40]*(-12.79+[.AE40]*0.711)));-20.772/TAN(RADIANS([.AE40])))))/3600" office:value-type="float" office:value="0.0231191432190263" calcext:value-type="float">
            <text:p>0.023119143219026</text:p>
          </table:table-cell>
          <table:table-cell table:style-name="ce3" table:formula="of:=[.AE40]+[.AF40]" office:value-type="float" office:value="-13.9902966467291" calcext:value-type="float">
            <text:p>-13.9902966467291</text:p>
          </table:table-cell>
          <table:table-cell table:style-name="ce3" table:formula="of:=IF([.AC40]&gt;0;MOD(DEGREES(ACOS(((SIN(RADIANS([.$B$3]))*COS(RADIANS([.AD40])))-SIN(RADIANS([.T40])))/(COS(RADIANS([.$B$3]))*SIN(RADIANS([.AD40])))))+180;360);MOD(540-DEGREES(ACOS(((SIN(RADIANS([.$B$3]))*COS(RADIANS([.AD40])))-SIN(RADIANS([.T40])))/(COS(RADIANS([.$B$3]))*SIN(RADIANS([.AD40])))));360))" office:value-type="float" office:value="54.1431262059427" calcext:value-type="float">
            <text:p>54.143126205942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0]+0.1/24" office:value-type="time" office:time-value="PT04H00M00S" calcext:value-type="time">
            <text:p>4:00:00</text:p>
          </table:table-cell>
          <table:table-cell table:style-name="ce11" table:formula="of:=[.D41]+2415018.5+[.E41]-[.$B$5]/24" office:value-type="float" office:value="2451775.625" calcext:value-type="float">
            <text:p>2451775.63</text:p>
          </table:table-cell>
          <table:table-cell table:style-name="ce13" table:formula="of:=([.F41]-2451545)/36525" office:value-type="float" office:value="0.00631416837782341" calcext:value-type="float">
            <text:p>0.00631417</text:p>
          </table:table-cell>
          <table:table-cell/>
          <table:table-cell table:style-name="ce3" table:formula="of:=MOD(280.46646+[.G41]*(36000.76983+[.G41]*0.0003032);360)" office:value-type="float" office:value="147.781382449973" calcext:value-type="float">
            <text:p>147.781382449973</text:p>
          </table:table-cell>
          <table:table-cell table:style-name="ce3" table:formula="of:=357.52911+[.G41]*(35999.05029-0.0001537*[.G41])" office:value-type="float" office:value="584.833174966665" calcext:value-type="float">
            <text:p>584.833174966665</text:p>
          </table:table-cell>
          <table:table-cell table:style-name="ce3" table:formula="of:=0.016708634-[.G41]*(0.000042037+0.0000001267*[.G41])" office:value-type="float" office:value="0.0167083685662525" calcext:value-type="float">
            <text:p>0.016708368566253</text:p>
          </table:table-cell>
          <table:table-cell table:style-name="ce3" table:formula="of:=SIN(RADIANS([.J41]))*(1.914602-[.G41]*(0.004817+0.000014*[.G41]))+SIN(RADIANS(2*[.J41]))*(0.019993-0.000101*[.G41])+SIN(RADIANS(3*[.J41]))*0.000289" office:value-type="float" office:value="-1.33007311937787" calcext:value-type="float">
            <text:p>-1.33007311937787</text:p>
          </table:table-cell>
          <table:table-cell table:style-name="ce3" table:formula="of:=[.I41]+[.L41]" office:value-type="float" office:value="146.451309330595" calcext:value-type="float">
            <text:p>146.451309330595</text:p>
          </table:table-cell>
          <table:table-cell table:style-name="ce3" table:formula="of:=[.J41]+[.L41]" office:value-type="float" office:value="583.503101847287" calcext:value-type="float">
            <text:p>583.503101847287</text:p>
          </table:table-cell>
          <table:table-cell table:style-name="ce3" table:formula="of:=(1.000001018*(1-[.K41]*[.K41]))/(1+[.K41]*COS(RADIANS([.N41])))" office:value-type="float" office:value="1.01198631231956" calcext:value-type="float">
            <text:p>1.01198631231956</text:p>
          </table:table-cell>
          <table:table-cell table:style-name="ce3" table:formula="of:=[.M41]-0.00569-0.00478*SIN(RADIANS(125.04-1934.136*[.G41]))" office:value-type="float" office:value="146.441213715573" calcext:value-type="float">
            <text:p>146.441213715573</text:p>
          </table:table-cell>
          <table:table-cell table:style-name="ce3" table:formula="of:=23+(26+((21.448-[.G41]*(46.815+[.G41]*(0.00059-[.G41]*0.001813))))/60)/60" office:value-type="float" office:value="23.4392090006068" calcext:value-type="float">
            <text:p>23.4392090006068</text:p>
          </table:table-cell>
          <table:table-cell table:style-name="ce3" table:formula="of:=[.Q41]+0.00256*COS(RADIANS(125.04-1934.136*[.G41]))" office:value-type="float" office:value="23.4382158264836" calcext:value-type="float">
            <text:p>23.4382158264836</text:p>
          </table:table-cell>
          <table:table-cell table:style-name="ce3" table:formula="of:=DEGREES(ATAN2(COS(RADIANS([.P41]));COS(RADIANS([.R41]))*SIN(RADIANS([.P41]))))" office:value-type="float" office:value="148.674145953591" calcext:value-type="float">
            <text:p>148.674145953591</text:p>
          </table:table-cell>
          <table:table-cell table:style-name="ce3" table:formula="of:=DEGREES(ASIN(SIN(RADIANS([.R41]))*SIN(RADIANS([.P41]))))" office:value-type="float" office:value="12.7019038631917" calcext:value-type="float">
            <text:p>12.7019038631917</text:p>
          </table:table-cell>
          <table:table-cell table:style-name="ce3" table:formula="of:=TAN(RADIANS([.R41]/2))*TAN(RADIANS([.R41]/2))" office:value-type="float" office:value="0.0430304686103165" calcext:value-type="float">
            <text:p>0.043030468610317</text:p>
          </table:table-cell>
          <table:table-cell table:formula="of:=4*DEGREES([.U41]*SIN(2*RADIANS([.I41]))-2*[.K41]*SIN(RADIANS([.J41]))+4*[.K41]*[.U41]*SIN(RADIANS([.J41]))*COS(2*RADIANS([.I41]))-0.5*[.U41]*[.U41]*SIN(4*RADIANS([.I41]))-1.25*[.K41]*[.K41]*SIN(2*RADIANS([.J41])))" office:value-type="float" office:value="-3.61219150697256" calcext:value-type="float">
            <text:p>-3.61219150697256</text:p>
          </table:table-cell>
          <table:table-cell table:style-name="ce3" table:formula="of:=DEGREES(ACOS(COS(RADIANS(90.833))/(COS(RADIANS([.$B$3]))*COS(RADIANS([.T41])))-TAN(RADIANS([.$B$3]))*TAN(RADIANS([.T41]))))" office:value-type="float" office:value="104.800571837318" calcext:value-type="float">
            <text:p>104.800571837318</text:p>
          </table:table-cell>
          <table:table-cell table:style-name="ce9" table:formula="of:=(720-4*[.$B$4]-[.V41]+[.$B$5]*60)/1440" office:value-type="time" office:time-value="PT12H19M08.101890418S" calcext:value-type="time">
            <text:p>12:19:08</text:p>
          </table:table-cell>
          <table:table-cell table:style-name="ce9" table:formula="of:=[.X41]-[.W41]*4/1440" office:value-type="time" office:time-value="PT05H19M55.964649462S" calcext:value-type="time">
            <text:p>5:19:55</text:p>
          </table:table-cell>
          <table:table-cell table:style-name="ce9" table:formula="of:=[.X41]+[.W41]*4/1440" office:value-type="time" office:time-value="PT19H18M20.239131375S" calcext:value-type="time">
            <text:p>19:18:20</text:p>
          </table:table-cell>
          <table:table-cell table:style-name="ce15" table:formula="of:=8*[.W41]" office:value-type="float" office:value="838.40457469854" calcext:value-type="float">
            <text:p>838.40457469854</text:p>
          </table:table-cell>
          <table:table-cell table:style-name="ce3" table:formula="of:=MOD([.E41]*1440+[.V41]+4*[.$B$4]-60*[.$B$5];1440)" office:value-type="float" office:value="220.864968493028" calcext:value-type="float">
            <text:p>220.864968493028</text:p>
          </table:table-cell>
          <table:table-cell table:style-name="ce3" table:formula="of:=IF([.AB41]/4&lt;0;[.AB41]/4+180;[.AB41]/4-180)" office:value-type="float" office:value="-124.783757876743" calcext:value-type="float">
            <text:p>-124.783757876743</text:p>
          </table:table-cell>
          <table:table-cell table:style-name="ce3" table:formula="of:=DEGREES(ACOS(SIN(RADIANS([.$B$3]))*SIN(RADIANS([.T41]))+COS(RADIANS([.$B$3]))*COS(RADIANS([.T41]))*COS(RADIANS([.AC41]))))" office:value-type="float" office:value="103.164473404116" calcext:value-type="float">
            <text:p>103.164473404116</text:p>
          </table:table-cell>
          <table:table-cell table:style-name="ce3" table:formula="of:=90-[.AD41]" office:value-type="float" office:value="-13.1644734041163" calcext:value-type="float">
            <text:p>-13.1644734041163</text:p>
          </table:table-cell>
          <table:table-cell table:style-name="ce3" table:formula="of:=IF([.AE41]&gt;85;0;IF([.AE41]&gt;5;58.1/TAN(RADIANS([.AE41]))-0.07/POWER(TAN(RADIANS([.AE41]));3)+0.000086/POWER(TAN(RADIANS([.AE41]));5);IF([.AE41]&gt;-0.575;1735+[.AE41]*(-518.2+[.AE41]*(103.4+[.AE41]*(-12.79+[.AE41]*0.711)));-20.772/TAN(RADIANS([.AE41])))))/3600" office:value-type="float" office:value="0.0246693146247015" calcext:value-type="float">
            <text:p>0.024669314624702</text:p>
          </table:table-cell>
          <table:table-cell table:style-name="ce3" table:formula="of:=[.AE41]+[.AF41]" office:value-type="float" office:value="-13.1398040894916" calcext:value-type="float">
            <text:p>-13.1398040894916</text:p>
          </table:table-cell>
          <table:table-cell table:style-name="ce3" table:formula="of:=IF([.AC41]&gt;0;MOD(DEGREES(ACOS(((SIN(RADIANS([.$B$3]))*COS(RADIANS([.AD41])))-SIN(RADIANS([.T41])))/(COS(RADIANS([.$B$3]))*SIN(RADIANS([.AD41])))))+180;360);MOD(540-DEGREES(ACOS(((SIN(RADIANS([.$B$3]))*COS(RADIANS([.AD41])))-SIN(RADIANS([.T41])))/(COS(RADIANS([.$B$3]))*SIN(RADIANS([.AD41])))));360))" office:value-type="float" office:value="55.3696102146274" calcext:value-type="float">
            <text:p>55.369610214627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1]+0.1/24" office:value-type="time" office:time-value="PT04H06M00S" calcext:value-type="time">
            <text:p>4:06:00</text:p>
          </table:table-cell>
          <table:table-cell table:style-name="ce11" table:formula="of:=[.D42]+2415018.5+[.E42]-[.$B$5]/24" office:value-type="float" office:value="2451775.62916667" calcext:value-type="float">
            <text:p>2451775.63</text:p>
          </table:table-cell>
          <table:table-cell table:style-name="ce13" table:formula="of:=([.F42]-2451545)/36525" office:value-type="float" office:value="0.00631428245494549" calcext:value-type="float">
            <text:p>0.00631428</text:p>
          </table:table-cell>
          <table:table-cell/>
          <table:table-cell table:style-name="ce3" table:formula="of:=MOD(280.46646+[.G42]*(36000.76983+[.G42]*0.0003032);360)" office:value-type="float" office:value="147.785489314189" calcext:value-type="float">
            <text:p>147.785489314189</text:p>
          </table:table-cell>
          <table:table-cell table:style-name="ce3" table:formula="of:=357.52911+[.G42]*(35999.05029-0.0001537*[.G42])" office:value-type="float" office:value="584.837281634719" calcext:value-type="float">
            <text:p>584.837281634719</text:p>
          </table:table-cell>
          <table:table-cell table:style-name="ce3" table:formula="of:=0.016708634-[.G42]*(0.000042037+0.0000001267*[.G42])" office:value-type="float" office:value="0.0167083685614569" calcext:value-type="float">
            <text:p>0.016708368561457</text:p>
          </table:table-cell>
          <table:table-cell table:style-name="ce3" table:formula="of:=SIN(RADIANS([.J42]))*(1.914602-[.G42]*(0.004817+0.000014*[.G42]))+SIN(RADIANS(2*[.J42]))*(0.019993-0.000101*[.G42])+SIN(RADIANS(3*[.J42]))*0.000289" office:value-type="float" office:value="-1.33017037152786" calcext:value-type="float">
            <text:p>-1.33017037152786</text:p>
          </table:table-cell>
          <table:table-cell table:style-name="ce3" table:formula="of:=[.I42]+[.L42]" office:value-type="float" office:value="146.455318942661" calcext:value-type="float">
            <text:p>146.455318942661</text:p>
          </table:table-cell>
          <table:table-cell table:style-name="ce3" table:formula="of:=[.J42]+[.L42]" office:value-type="float" office:value="583.507111263191" calcext:value-type="float">
            <text:p>583.507111263191</text:p>
          </table:table-cell>
          <table:table-cell table:style-name="ce3" table:formula="of:=(1.000001018*(1-[.K42]*[.K42]))/(1+[.K42]*COS(RADIANS([.N42])))" office:value-type="float" office:value="1.01198548776947" calcext:value-type="float">
            <text:p>1.01198548776947</text:p>
          </table:table-cell>
          <table:table-cell table:style-name="ce3" table:formula="of:=[.M42]-0.00569-0.00478*SIN(RADIANS(125.04-1934.136*[.G42]))" office:value-type="float" office:value="146.445223320497" calcext:value-type="float">
            <text:p>146.445223320497</text:p>
          </table:table-cell>
          <table:table-cell table:style-name="ce3" table:formula="of:=23+(26+((21.448-[.G42]*(46.815+[.G42]*(0.00059-[.G42]*0.001813))))/60)/60" office:value-type="float" office:value="23.4392089991233" calcext:value-type="float">
            <text:p>23.4392089991233</text:p>
          </table:table-cell>
          <table:table-cell table:style-name="ce3" table:formula="of:=[.Q42]+0.00256*COS(RADIANS(125.04-1934.136*[.G42]))" office:value-type="float" office:value="23.4382158340863" calcext:value-type="float">
            <text:p>23.4382158340863</text:p>
          </table:table-cell>
          <table:table-cell table:style-name="ce3" table:formula="of:=DEGREES(ATAN2(COS(RADIANS([.P42]));COS(RADIANS([.R42]))*SIN(RADIANS([.P42]))))" office:value-type="float" office:value="148.678011596515" calcext:value-type="float">
            <text:p>148.678011596515</text:p>
          </table:table-cell>
          <table:table-cell table:style-name="ce3" table:formula="of:=DEGREES(ASIN(SIN(RADIANS([.R42]))*SIN(RADIANS([.P42]))))" office:value-type="float" office:value="12.700541470807" calcext:value-type="float">
            <text:p>12.700541470807</text:p>
          </table:table-cell>
          <table:table-cell table:style-name="ce3" table:formula="of:=TAN(RADIANS([.R42]/2))*TAN(RADIANS([.R42]/2))" office:value-type="float" office:value="0.0430304686390264" calcext:value-type="float">
            <text:p>0.043030468639026</text:p>
          </table:table-cell>
          <table:table-cell table:formula="of:=4*DEGREES([.U42]*SIN(2*RADIANS([.I42]))-2*[.K42]*SIN(RADIANS([.J42]))+4*[.K42]*[.U42]*SIN(RADIANS([.J42]))*COS(2*RADIANS([.I42]))-0.5*[.U42]*[.U42]*SIN(4*RADIANS([.I42]))-1.25*[.K42]*[.K42]*SIN(2*RADIANS([.J42])))" office:value-type="float" office:value="-3.61122856706006" calcext:value-type="float">
            <text:p>-3.61122856706006</text:p>
          </table:table-cell>
          <table:table-cell table:style-name="ce3" table:formula="of:=DEGREES(ACOS(COS(RADIANS(90.833))/(COS(RADIANS([.$B$3]))*COS(RADIANS([.T42])))-TAN(RADIANS([.$B$3]))*TAN(RADIANS([.T42]))))" office:value-type="float" office:value="104.799027926307" calcext:value-type="float">
            <text:p>104.799027926307</text:p>
          </table:table-cell>
          <table:table-cell table:style-name="ce9" table:formula="of:=(720-4*[.$B$4]-[.V42]+[.$B$5]*60)/1440" office:value-type="time" office:time-value="PT12H19M08.044114024S" calcext:value-type="time">
            <text:p>12:19:08</text:p>
          </table:table-cell>
          <table:table-cell table:style-name="ce9" table:formula="of:=[.X42]-[.W42]*4/1440" office:value-type="time" office:time-value="PT05H19M56.27741171S" calcext:value-type="time">
            <text:p>5:19:56</text:p>
          </table:table-cell>
          <table:table-cell table:style-name="ce9" table:formula="of:=[.X42]+[.W42]*4/1440" office:value-type="time" office:time-value="PT19H18M19.810816337S" calcext:value-type="time">
            <text:p>19:18:19</text:p>
          </table:table-cell>
          <table:table-cell table:style-name="ce15" table:formula="of:=8*[.W42]" office:value-type="float" office:value="838.392223410454" calcext:value-type="float">
            <text:p>838.392223410454</text:p>
          </table:table-cell>
          <table:table-cell table:style-name="ce3" table:formula="of:=MOD([.E42]*1440+[.V42]+4*[.$B$4]-60*[.$B$5];1440)" office:value-type="float" office:value="226.86593143294" calcext:value-type="float">
            <text:p>226.86593143294</text:p>
          </table:table-cell>
          <table:table-cell table:style-name="ce3" table:formula="of:=IF([.AB42]/4&lt;0;[.AB42]/4+180;[.AB42]/4-180)" office:value-type="float" office:value="-123.283517141765" calcext:value-type="float">
            <text:p>-123.283517141765</text:p>
          </table:table-cell>
          <table:table-cell table:style-name="ce3" table:formula="of:=DEGREES(ACOS(SIN(RADIANS([.$B$3]))*SIN(RADIANS([.T42]))+COS(RADIANS([.$B$3]))*COS(RADIANS([.T42]))*COS(RADIANS([.AC42]))))" office:value-type="float" office:value="102.302930978752" calcext:value-type="float">
            <text:p>102.302930978752</text:p>
          </table:table-cell>
          <table:table-cell table:style-name="ce3" table:formula="of:=90-[.AD42]" office:value-type="float" office:value="-12.3029309787517" calcext:value-type="float">
            <text:p>-12.3029309787517</text:p>
          </table:table-cell>
          <table:table-cell table:style-name="ce3" table:formula="of:=IF([.AE42]&gt;85;0;IF([.AE42]&gt;5;58.1/TAN(RADIANS([.AE42]))-0.07/POWER(TAN(RADIANS([.AE42]));3)+0.000086/POWER(TAN(RADIANS([.AE42]));5);IF([.AE42]&gt;-0.575;1735+[.AE42]*(-518.2+[.AE42]*(103.4+[.AE42]*(-12.79+[.AE42]*0.711)));-20.772/TAN(RADIANS([.AE42])))))/3600" office:value-type="float" office:value="0.0264571070417101" calcext:value-type="float">
            <text:p>0.02645710704171</text:p>
          </table:table-cell>
          <table:table-cell table:style-name="ce3" table:formula="of:=[.AE42]+[.AF42]" office:value-type="float" office:value="-12.27647387171" calcext:value-type="float">
            <text:p>-12.27647387171</text:p>
          </table:table-cell>
          <table:table-cell table:style-name="ce3" table:formula="of:=IF([.AC42]&gt;0;MOD(DEGREES(ACOS(((SIN(RADIANS([.$B$3]))*COS(RADIANS([.AD42])))-SIN(RADIANS([.T42])))/(COS(RADIANS([.$B$3]))*SIN(RADIANS([.AD42])))))+180;360);MOD(540-DEGREES(ACOS(((SIN(RADIANS([.$B$3]))*COS(RADIANS([.AD42])))-SIN(RADIANS([.T42])))/(COS(RADIANS([.$B$3]))*SIN(RADIANS([.AD42])))));360))" office:value-type="float" office:value="56.5825278596172" calcext:value-type="float">
            <text:p>56.582527859617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2]+0.1/24" office:value-type="time" office:time-value="PT04H12M00S" calcext:value-type="time">
            <text:p>4:12:00</text:p>
          </table:table-cell>
          <table:table-cell table:style-name="ce11" table:formula="of:=[.D43]+2415018.5+[.E43]-[.$B$5]/24" office:value-type="float" office:value="2451775.63333333" calcext:value-type="float">
            <text:p>2451775.63</text:p>
          </table:table-cell>
          <table:table-cell table:style-name="ce13" table:formula="of:=([.F43]-2451545)/36525" office:value-type="float" office:value="0.00631439653205482" calcext:value-type="float">
            <text:p>0.00631440</text:p>
          </table:table-cell>
          <table:table-cell/>
          <table:table-cell table:style-name="ce3" table:formula="of:=MOD(280.46646+[.G43]*(36000.76983+[.G43]*0.0003032);360)" office:value-type="float" office:value="147.789596177945" calcext:value-type="float">
            <text:p>147.789596177945</text:p>
          </table:table-cell>
          <table:table-cell table:style-name="ce3" table:formula="of:=357.52911+[.G43]*(35999.05029-0.0001537*[.G43])" office:value-type="float" office:value="584.841388302315" calcext:value-type="float">
            <text:p>584.841388302315</text:p>
          </table:table-cell>
          <table:table-cell table:style-name="ce3" table:formula="of:=0.016708634-[.G43]*(0.000042037+0.0000001267*[.G43])" office:value-type="float" office:value="0.0167083685566612" calcext:value-type="float">
            <text:p>0.016708368556661</text:p>
          </table:table-cell>
          <table:table-cell table:style-name="ce3" table:formula="of:=SIN(RADIANS([.J43]))*(1.914602-[.G43]*(0.004817+0.000014*[.G43]))+SIN(RADIANS(2*[.J43]))*(0.019993-0.000101*[.G43])+SIN(RADIANS(3*[.J43]))*0.000289" office:value-type="float" office:value="-1.33026761713309" calcext:value-type="float">
            <text:p>-1.33026761713309</text:p>
          </table:table-cell>
          <table:table-cell table:style-name="ce3" table:formula="of:=[.I43]+[.L43]" office:value-type="float" office:value="146.459328560812" calcext:value-type="float">
            <text:p>146.459328560812</text:p>
          </table:table-cell>
          <table:table-cell table:style-name="ce3" table:formula="of:=[.J43]+[.L43]" office:value-type="float" office:value="583.511120685182" calcext:value-type="float">
            <text:p>583.511120685182</text:p>
          </table:table-cell>
          <table:table-cell table:style-name="ce3" table:formula="of:=(1.000001018*(1-[.K43]*[.K43]))/(1+[.K43]*COS(RADIANS([.N43])))" office:value-type="float" office:value="1.01198466315868" calcext:value-type="float">
            <text:p>1.01198466315868</text:p>
          </table:table-cell>
          <table:table-cell table:style-name="ce3" table:formula="of:=[.M43]-0.00569-0.00478*SIN(RADIANS(125.04-1934.136*[.G43]))" office:value-type="float" office:value="146.449232931507" calcext:value-type="float">
            <text:p>146.449232931507</text:p>
          </table:table-cell>
          <table:table-cell table:style-name="ce3" table:formula="of:=23+(26+((21.448-[.G43]*(46.815+[.G43]*(0.00059-[.G43]*0.001813))))/60)/60" office:value-type="float" office:value="23.4392089976398" calcext:value-type="float">
            <text:p>23.4392089976398</text:p>
          </table:table-cell>
          <table:table-cell table:style-name="ce3" table:formula="of:=[.Q43]+0.00256*COS(RADIANS(125.04-1934.136*[.G43]))" office:value-type="float" office:value="23.438215841689" calcext:value-type="float">
            <text:p>23.438215841689</text:p>
          </table:table-cell>
          <table:table-cell table:style-name="ce3" table:formula="of:=DEGREES(ATAN2(COS(RADIANS([.P43]));COS(RADIANS([.R43]))*SIN(RADIANS([.P43]))))" office:value-type="float" office:value="148.681877203874" calcext:value-type="float">
            <text:p>148.681877203874</text:p>
          </table:table-cell>
          <table:table-cell table:style-name="ce3" table:formula="of:=DEGREES(ASIN(SIN(RADIANS([.R43]))*SIN(RADIANS([.P43]))))" office:value-type="float" office:value="12.6991790204171" calcext:value-type="float">
            <text:p>12.6991790204171</text:p>
          </table:table-cell>
          <table:table-cell table:style-name="ce3" table:formula="of:=TAN(RADIANS([.R43]/2))*TAN(RADIANS([.R43]/2))" office:value-type="float" office:value="0.0430304686677363" calcext:value-type="float">
            <text:p>0.043030468667736</text:p>
          </table:table-cell>
          <table:table-cell table:formula="of:=4*DEGREES([.U43]*SIN(2*RADIANS([.I43]))-2*[.K43]*SIN(RADIANS([.J43]))+4*[.K43]*[.U43]*SIN(RADIANS([.J43]))*COS(2*RADIANS([.I43]))-0.5*[.U43]*[.U43]*SIN(4*RADIANS([.I43]))-1.25*[.K43]*[.K43]*SIN(2*RADIANS([.J43])))" office:value-type="float" office:value="-3.61026548762524" calcext:value-type="float">
            <text:p>-3.61026548762524</text:p>
          </table:table-cell>
          <table:table-cell table:style-name="ce3" table:formula="of:=DEGREES(ACOS(COS(RADIANS(90.833))/(COS(RADIANS([.$B$3]))*COS(RADIANS([.T43])))-TAN(RADIANS([.$B$3]))*TAN(RADIANS([.T43]))))" office:value-type="float" office:value="104.797483977822" calcext:value-type="float">
            <text:p>104.797483977822</text:p>
          </table:table-cell>
          <table:table-cell table:style-name="ce9" table:formula="of:=(720-4*[.$B$4]-[.V43]+[.$B$5]*60)/1440" office:value-type="time" office:time-value="PT12H19M07.986329258S" calcext:value-type="time">
            <text:p>12:19:07</text:p>
          </table:table-cell>
          <table:table-cell table:style-name="ce9" table:formula="of:=[.X43]-[.W43]*4/1440" office:value-type="time" office:time-value="PT05H19M56.59017458S" calcext:value-type="time">
            <text:p>5:19:56</text:p>
          </table:table-cell>
          <table:table-cell table:style-name="ce9" table:formula="of:=[.X43]+[.W43]*4/1440" office:value-type="time" office:time-value="PT19H18M19.382483935S" calcext:value-type="time">
            <text:p>19:18:19</text:p>
          </table:table-cell>
          <table:table-cell table:style-name="ce15" table:formula="of:=8*[.W43]" office:value-type="float" office:value="838.379871822577" calcext:value-type="float">
            <text:p>838.379871822577</text:p>
          </table:table-cell>
          <table:table-cell table:style-name="ce3" table:formula="of:=MOD([.E43]*1440+[.V43]+4*[.$B$4]-60*[.$B$5];1440)" office:value-type="float" office:value="232.866894512375" calcext:value-type="float">
            <text:p>232.866894512375</text:p>
          </table:table-cell>
          <table:table-cell table:style-name="ce3" table:formula="of:=IF([.AB43]/4&lt;0;[.AB43]/4+180;[.AB43]/4-180)" office:value-type="float" office:value="-121.783276371906" calcext:value-type="float">
            <text:p>-121.783276371906</text:p>
          </table:table-cell>
          <table:table-cell table:style-name="ce3" table:formula="of:=DEGREES(ACOS(SIN(RADIANS([.$B$3]))*SIN(RADIANS([.T43]))+COS(RADIANS([.$B$3]))*COS(RADIANS([.T43]))*COS(RADIANS([.AC43]))))" office:value-type="float" office:value="101.429310691304" calcext:value-type="float">
            <text:p>101.429310691304</text:p>
          </table:table-cell>
          <table:table-cell table:style-name="ce3" table:formula="of:=90-[.AD43]" office:value-type="float" office:value="-11.4293106913038" calcext:value-type="float">
            <text:p>-11.4293106913038</text:p>
          </table:table-cell>
          <table:table-cell table:style-name="ce3" table:formula="of:=IF([.AE43]&gt;85;0;IF([.AE43]&gt;5;58.1/TAN(RADIANS([.AE43]))-0.07/POWER(TAN(RADIANS([.AE43]));3)+0.000086/POWER(TAN(RADIANS([.AE43]));5);IF([.AE43]&gt;-0.575;1735+[.AE43]*(-518.2+[.AE43]*(103.4+[.AE43]*(-12.79+[.AE43]*0.711)));-20.772/TAN(RADIANS([.AE43])))))/3600" office:value-type="float" office:value="0.0285406491681991" calcext:value-type="float">
            <text:p>0.028540649168199</text:p>
          </table:table-cell>
          <table:table-cell table:style-name="ce3" table:formula="of:=[.AE43]+[.AF43]" office:value-type="float" office:value="-11.4007700421356" calcext:value-type="float">
            <text:p>-11.4007700421356</text:p>
          </table:table-cell>
          <table:table-cell table:style-name="ce3" table:formula="of:=IF([.AC43]&gt;0;MOD(DEGREES(ACOS(((SIN(RADIANS([.$B$3]))*COS(RADIANS([.AD43])))-SIN(RADIANS([.T43])))/(COS(RADIANS([.$B$3]))*SIN(RADIANS([.AD43])))))+180;360);MOD(540-DEGREES(ACOS(((SIN(RADIANS([.$B$3]))*COS(RADIANS([.AD43])))-SIN(RADIANS([.T43])))/(COS(RADIANS([.$B$3]))*SIN(RADIANS([.AD43])))));360))" office:value-type="float" office:value="57.7823728888548" calcext:value-type="float">
            <text:p>57.782372888854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3]+0.1/24" office:value-type="time" office:time-value="PT04H18M00S" calcext:value-type="time">
            <text:p>4:18:00</text:p>
          </table:table-cell>
          <table:table-cell table:style-name="ce11" table:formula="of:=[.D44]+2415018.5+[.E44]-[.$B$5]/24" office:value-type="float" office:value="2451775.6375" calcext:value-type="float">
            <text:p>2451775.64</text:p>
          </table:table-cell>
          <table:table-cell table:style-name="ce13" table:formula="of:=([.F44]-2451545)/36525" office:value-type="float" office:value="0.0063145106091769" calcext:value-type="float">
            <text:p>0.00631451</text:p>
          </table:table-cell>
          <table:table-cell/>
          <table:table-cell table:style-name="ce3" table:formula="of:=MOD(280.46646+[.G44]*(36000.76983+[.G44]*0.0003032);360)" office:value-type="float" office:value="147.79370304216" calcext:value-type="float">
            <text:p>147.79370304216</text:p>
          </table:table-cell>
          <table:table-cell table:style-name="ce3" table:formula="of:=357.52911+[.G44]*(35999.05029-0.0001537*[.G44])" office:value-type="float" office:value="584.845494970369" calcext:value-type="float">
            <text:p>584.845494970369</text:p>
          </table:table-cell>
          <table:table-cell table:style-name="ce3" table:formula="of:=0.016708634-[.G44]*(0.000042037+0.0000001267*[.G44])" office:value-type="float" office:value="0.0167083685518656" calcext:value-type="float">
            <text:p>0.016708368551866</text:p>
          </table:table-cell>
          <table:table-cell table:style-name="ce3" table:formula="of:=SIN(RADIANS([.J44]))*(1.914602-[.G44]*(0.004817+0.000014*[.G44]))+SIN(RADIANS(2*[.J44]))*(0.019993-0.000101*[.G44])+SIN(RADIANS(3*[.J44]))*0.000289" office:value-type="float" office:value="-1.33036485621482" calcext:value-type="float">
            <text:p>-1.33036485621482</text:p>
          </table:table-cell>
          <table:table-cell table:style-name="ce3" table:formula="of:=[.I44]+[.L44]" office:value-type="float" office:value="146.463338185945" calcext:value-type="float">
            <text:p>146.463338185945</text:p>
          </table:table-cell>
          <table:table-cell table:style-name="ce3" table:formula="of:=[.J44]+[.L44]" office:value-type="float" office:value="583.515130114154" calcext:value-type="float">
            <text:p>583.515130114154</text:p>
          </table:table-cell>
          <table:table-cell table:style-name="ce3" table:formula="of:=(1.000001018*(1-[.K44]*[.K44]))/(1+[.K44]*COS(RADIANS([.N44])))" office:value-type="float" office:value="1.01198383848702" calcext:value-type="float">
            <text:p>1.01198383848702</text:p>
          </table:table-cell>
          <table:table-cell table:style-name="ce3" table:formula="of:=[.M44]-0.00569-0.00478*SIN(RADIANS(125.04-1934.136*[.G44]))" office:value-type="float" office:value="146.453242549499" calcext:value-type="float">
            <text:p>146.453242549499</text:p>
          </table:table-cell>
          <table:table-cell table:style-name="ce3" table:formula="of:=23+(26+((21.448-[.G44]*(46.815+[.G44]*(0.00059-[.G44]*0.001813))))/60)/60" office:value-type="float" office:value="23.4392089961563" calcext:value-type="float">
            <text:p>23.4392089961563</text:p>
          </table:table-cell>
          <table:table-cell table:style-name="ce3" table:formula="of:=[.Q44]+0.00256*COS(RADIANS(125.04-1934.136*[.G44]))" office:value-type="float" office:value="23.4382158492918" calcext:value-type="float">
            <text:p>23.4382158492918</text:p>
          </table:table-cell>
          <table:table-cell table:style-name="ce3" table:formula="of:=DEGREES(ATAN2(COS(RADIANS([.P44]));COS(RADIANS([.R44]))*SIN(RADIANS([.P44]))))" office:value-type="float" office:value="148.685742776537" calcext:value-type="float">
            <text:p>148.685742776537</text:p>
          </table:table-cell>
          <table:table-cell table:style-name="ce3" table:formula="of:=DEGREES(ASIN(SIN(RADIANS([.R44]))*SIN(RADIANS([.P44]))))" office:value-type="float" office:value="12.6978165117237" calcext:value-type="float">
            <text:p>12.6978165117237</text:p>
          </table:table-cell>
          <table:table-cell table:style-name="ce3" table:formula="of:=TAN(RADIANS([.R44]/2))*TAN(RADIANS([.R44]/2))" office:value-type="float" office:value="0.0430304686964463" calcext:value-type="float">
            <text:p>0.043030468696446</text:p>
          </table:table-cell>
          <table:table-cell table:formula="of:=4*DEGREES([.U44]*SIN(2*RADIANS([.I44]))-2*[.K44]*SIN(RADIANS([.J44]))+4*[.K44]*[.U44]*SIN(RADIANS([.J44]))*COS(2*RADIANS([.I44]))-0.5*[.U44]*[.U44]*SIN(4*RADIANS([.I44]))-1.25*[.K44]*[.K44]*SIN(2*RADIANS([.J44])))" office:value-type="float" office:value="-3.60930226846728" calcext:value-type="float">
            <text:p>-3.60930226846728</text:p>
          </table:table-cell>
          <table:table-cell table:style-name="ce3" table:formula="of:=DEGREES(ACOS(COS(RADIANS(90.833))/(COS(RADIANS([.$B$3]))*COS(RADIANS([.T44])))-TAN(RADIANS([.$B$3]))*TAN(RADIANS([.T44]))))" office:value-type="float" office:value="104.795939991525" calcext:value-type="float">
            <text:p>104.795939991525</text:p>
          </table:table-cell>
          <table:table-cell table:style-name="ce9" table:formula="of:=(720-4*[.$B$4]-[.V44]+[.$B$5]*60)/1440" office:value-type="time" office:time-value="PT12H19M07.928536108S" calcext:value-type="time">
            <text:p>12:19:07</text:p>
          </table:table-cell>
          <table:table-cell table:style-name="ce9" table:formula="of:=[.X44]-[.W44]*4/1440" office:value-type="time" office:time-value="PT05H19M56.902938142S" calcext:value-type="time">
            <text:p>5:19:56</text:p>
          </table:table-cell>
          <table:table-cell table:style-name="ce9" table:formula="of:=[.X44]+[.W44]*4/1440" office:value-type="time" office:time-value="PT19H18M18.954134074S" calcext:value-type="time">
            <text:p>19:18:18</text:p>
          </table:table-cell>
          <table:table-cell table:style-name="ce15" table:formula="of:=8*[.W44]" office:value-type="float" office:value="838.367519932203" calcext:value-type="float">
            <text:p>838.367519932203</text:p>
          </table:table-cell>
          <table:table-cell table:style-name="ce3" table:formula="of:=MOD([.E44]*1440+[.V44]+4*[.$B$4]-60*[.$B$5];1440)" office:value-type="float" office:value="238.867857731533" calcext:value-type="float">
            <text:p>238.867857731533</text:p>
          </table:table-cell>
          <table:table-cell table:style-name="ce3" table:formula="of:=IF([.AB44]/4&lt;0;[.AB44]/4+180;[.AB44]/4-180)" office:value-type="float" office:value="-120.283035567117" calcext:value-type="float">
            <text:p>-120.283035567117</text:p>
          </table:table-cell>
          <table:table-cell table:style-name="ce3" table:formula="of:=DEGREES(ACOS(SIN(RADIANS([.$B$3]))*SIN(RADIANS([.T44]))+COS(RADIANS([.$B$3]))*COS(RADIANS([.T44]))*COS(RADIANS([.AC44]))))" office:value-type="float" office:value="100.544122555717" calcext:value-type="float">
            <text:p>100.544122555717</text:p>
          </table:table-cell>
          <table:table-cell table:style-name="ce3" table:formula="of:=90-[.AD44]" office:value-type="float" office:value="-10.5441225557167" calcext:value-type="float">
            <text:p>-10.5441225557167</text:p>
          </table:table-cell>
          <table:table-cell table:style-name="ce3" table:formula="of:=IF([.AE44]&gt;85;0;IF([.AE44]&gt;5;58.1/TAN(RADIANS([.AE44]))-0.07/POWER(TAN(RADIANS([.AE44]));3)+0.000086/POWER(TAN(RADIANS([.AE44]));5);IF([.AE44]&gt;-0.575;1735+[.AE44]*(-518.2+[.AE44]*(103.4+[.AE44]*(-12.79+[.AE44]*0.711)));-20.772/TAN(RADIANS([.AE44])))))/3600" office:value-type="float" office:value="0.0309988902730493" calcext:value-type="float">
            <text:p>0.030998890273049</text:p>
          </table:table-cell>
          <table:table-cell table:style-name="ce3" table:formula="of:=[.AE44]+[.AF44]" office:value-type="float" office:value="-10.5131236654436" calcext:value-type="float">
            <text:p>-10.5131236654436</text:p>
          </table:table-cell>
          <table:table-cell table:style-name="ce3" table:formula="of:=IF([.AC44]&gt;0;MOD(DEGREES(ACOS(((SIN(RADIANS([.$B$3]))*COS(RADIANS([.AD44])))-SIN(RADIANS([.T44])))/(COS(RADIANS([.$B$3]))*SIN(RADIANS([.AD44])))))+180;360);MOD(540-DEGREES(ACOS(((SIN(RADIANS([.$B$3]))*COS(RADIANS([.AD44])))-SIN(RADIANS([.T44])))/(COS(RADIANS([.$B$3]))*SIN(RADIANS([.AD44])))));360))" office:value-type="float" office:value="58.9696532010044" calcext:value-type="float">
            <text:p>58.969653201004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4]+0.1/24" office:value-type="time" office:time-value="PT04H24M00S" calcext:value-type="time">
            <text:p>4:24:00</text:p>
          </table:table-cell>
          <table:table-cell table:style-name="ce11" table:formula="of:=[.D45]+2415018.5+[.E45]-[.$B$5]/24" office:value-type="float" office:value="2451775.64166667" calcext:value-type="float">
            <text:p>2451775.64</text:p>
          </table:table-cell>
          <table:table-cell table:style-name="ce13" table:formula="of:=([.F45]-2451545)/36525" office:value-type="float" office:value="0.00631462468628623" calcext:value-type="float">
            <text:p>0.00631462</text:p>
          </table:table-cell>
          <table:table-cell/>
          <table:table-cell table:style-name="ce3" table:formula="of:=MOD(280.46646+[.G45]*(36000.76983+[.G45]*0.0003032);360)" office:value-type="float" office:value="147.797809905916" calcext:value-type="float">
            <text:p>147.797809905916</text:p>
          </table:table-cell>
          <table:table-cell table:style-name="ce3" table:formula="of:=357.52911+[.G45]*(35999.05029-0.0001537*[.G45])" office:value-type="float" office:value="584.849601637965" calcext:value-type="float">
            <text:p>584.849601637965</text:p>
          </table:table-cell>
          <table:table-cell table:style-name="ce3" table:formula="of:=0.016708634-[.G45]*(0.000042037+0.0000001267*[.G45])" office:value-type="float" office:value="0.01670836854707" calcext:value-type="float">
            <text:p>0.01670836854707</text:p>
          </table:table-cell>
          <table:table-cell table:style-name="ce3" table:formula="of:=SIN(RADIANS([.J45]))*(1.914602-[.G45]*(0.004817+0.000014*[.G45]))+SIN(RADIANS(2*[.J45]))*(0.019993-0.000101*[.G45])+SIN(RADIANS(3*[.J45]))*0.000289" office:value-type="float" office:value="-1.33046208875081" calcext:value-type="float">
            <text:p>-1.33046208875081</text:p>
          </table:table-cell>
          <table:table-cell table:style-name="ce3" table:formula="of:=[.I45]+[.L45]" office:value-type="float" office:value="146.467347817166" calcext:value-type="float">
            <text:p>146.467347817166</text:p>
          </table:table-cell>
          <table:table-cell table:style-name="ce3" table:formula="of:=[.J45]+[.L45]" office:value-type="float" office:value="583.519139549214" calcext:value-type="float">
            <text:p>583.519139549214</text:p>
          </table:table-cell>
          <table:table-cell table:style-name="ce3" table:formula="of:=(1.000001018*(1-[.K45]*[.K45]))/(1+[.K45]*COS(RADIANS([.N45])))" office:value-type="float" office:value="1.01198301375467" calcext:value-type="float">
            <text:p>1.01198301375467</text:p>
          </table:table-cell>
          <table:table-cell table:style-name="ce3" table:formula="of:=[.M45]-0.00569-0.00478*SIN(RADIANS(125.04-1934.136*[.G45]))" office:value-type="float" office:value="146.457252173579" calcext:value-type="float">
            <text:p>146.457252173579</text:p>
          </table:table-cell>
          <table:table-cell table:style-name="ce3" table:formula="of:=23+(26+((21.448-[.G45]*(46.815+[.G45]*(0.00059-[.G45]*0.001813))))/60)/60" office:value-type="float" office:value="23.4392089946728" calcext:value-type="float">
            <text:p>23.4392089946728</text:p>
          </table:table-cell>
          <table:table-cell table:style-name="ce3" table:formula="of:=[.Q45]+0.00256*COS(RADIANS(125.04-1934.136*[.G45]))" office:value-type="float" office:value="23.4382158568946" calcext:value-type="float">
            <text:p>23.4382158568946</text:p>
          </table:table-cell>
          <table:table-cell table:style-name="ce3" table:formula="of:=DEGREES(ATAN2(COS(RADIANS([.P45]));COS(RADIANS([.R45]))*SIN(RADIANS([.P45]))))" office:value-type="float" office:value="148.689608313642" calcext:value-type="float">
            <text:p>148.689608313642</text:p>
          </table:table-cell>
          <table:table-cell table:style-name="ce3" table:formula="of:=DEGREES(ASIN(SIN(RADIANS([.R45]))*SIN(RADIANS([.P45]))))" office:value-type="float" office:value="12.6964539450377" calcext:value-type="float">
            <text:p>12.6964539450377</text:p>
          </table:table-cell>
          <table:table-cell table:style-name="ce3" table:formula="of:=TAN(RADIANS([.R45]/2))*TAN(RADIANS([.R45]/2))" office:value-type="float" office:value="0.0430304687251563" calcext:value-type="float">
            <text:p>0.043030468725156</text:p>
          </table:table-cell>
          <table:table-cell table:formula="of:=4*DEGREES([.U45]*SIN(2*RADIANS([.I45]))-2*[.K45]*SIN(RADIANS([.J45]))+4*[.K45]*[.U45]*SIN(RADIANS([.J45]))*COS(2*RADIANS([.I45]))-0.5*[.U45]*[.U45]*SIN(4*RADIANS([.I45]))-1.25*[.K45]*[.K45]*SIN(2*RADIANS([.J45])))" office:value-type="float" office:value="-3.6083389098161" calcext:value-type="float">
            <text:p>-3.6083389098161</text:p>
          </table:table-cell>
          <table:table-cell table:style-name="ce3" table:formula="of:=DEGREES(ACOS(COS(RADIANS(90.833))/(COS(RADIANS([.$B$3]))*COS(RADIANS([.T45])))-TAN(RADIANS([.$B$3]))*TAN(RADIANS([.T45]))))" office:value-type="float" office:value="104.794395967769" calcext:value-type="float">
            <text:p>104.794395967769</text:p>
          </table:table-cell>
          <table:table-cell table:style-name="ce9" table:formula="of:=(720-4*[.$B$4]-[.V45]+[.$B$5]*60)/1440" office:value-type="time" office:time-value="PT12H19M07.870734589S" calcext:value-type="time">
            <text:p>12:19:07</text:p>
          </table:table-cell>
          <table:table-cell table:style-name="ce9" table:formula="of:=[.X45]-[.W45]*4/1440" office:value-type="time" office:time-value="PT05H19M57.215702324S" calcext:value-type="time">
            <text:p>5:19:57</text:p>
          </table:table-cell>
          <table:table-cell table:style-name="ce9" table:formula="of:=[.X45]+[.W45]*4/1440" office:value-type="time" office:time-value="PT19H18M18.525766853S" calcext:value-type="time">
            <text:p>19:18:18</text:p>
          </table:table-cell>
          <table:table-cell table:style-name="ce15" table:formula="of:=8*[.W45]" office:value-type="float" office:value="838.355167742151" calcext:value-type="float">
            <text:p>838.355167742151</text:p>
          </table:table-cell>
          <table:table-cell table:style-name="ce3" table:formula="of:=MOD([.E45]*1440+[.V45]+4*[.$B$4]-60*[.$B$5];1440)" office:value-type="float" office:value="244.868821090184" calcext:value-type="float">
            <text:p>244.868821090184</text:p>
          </table:table-cell>
          <table:table-cell table:style-name="ce3" table:formula="of:=IF([.AB45]/4&lt;0;[.AB45]/4+180;[.AB45]/4-180)" office:value-type="float" office:value="-118.782794727454" calcext:value-type="float">
            <text:p>-118.782794727454</text:p>
          </table:table-cell>
          <table:table-cell table:style-name="ce3" table:formula="of:=DEGREES(ACOS(SIN(RADIANS([.$B$3]))*SIN(RADIANS([.T45]))+COS(RADIANS([.$B$3]))*COS(RADIANS([.T45]))*COS(RADIANS([.AC45]))))" office:value-type="float" office:value="99.6478645691873" calcext:value-type="float">
            <text:p>99.6478645691873</text:p>
          </table:table-cell>
          <table:table-cell table:style-name="ce3" table:formula="of:=90-[.AD45]" office:value-type="float" office:value="-9.64786456918729" calcext:value-type="float">
            <text:p>-9.64786456918729</text:p>
          </table:table-cell>
          <table:table-cell table:style-name="ce3" table:formula="of:=IF([.AE45]&gt;85;0;IF([.AE45]&gt;5;58.1/TAN(RADIANS([.AE45]))-0.07/POWER(TAN(RADIANS([.AE45]));3)+0.000086/POWER(TAN(RADIANS([.AE45]));5);IF([.AE45]&gt;-0.575;1735+[.AE45]*(-518.2+[.AE45]*(103.4+[.AE45]*(-12.79+[.AE45]*0.711)));-20.772/TAN(RADIANS([.AE45])))))/3600" office:value-type="float" office:value="0.0339418245189959" calcext:value-type="float">
            <text:p>0.033941824518996</text:p>
          </table:table-cell>
          <table:table-cell table:style-name="ce3" table:formula="of:=[.AE45]+[.AF45]" office:value-type="float" office:value="-9.6139227446683" calcext:value-type="float">
            <text:p>-9.6139227446683</text:p>
          </table:table-cell>
          <table:table-cell table:style-name="ce3" table:formula="of:=IF([.AC45]&gt;0;MOD(DEGREES(ACOS(((SIN(RADIANS([.$B$3]))*COS(RADIANS([.AD45])))-SIN(RADIANS([.T45])))/(COS(RADIANS([.$B$3]))*SIN(RADIANS([.AD45])))))+180;360);MOD(540-DEGREES(ACOS(((SIN(RADIANS([.$B$3]))*COS(RADIANS([.AD45])))-SIN(RADIANS([.T45])))/(COS(RADIANS([.$B$3]))*SIN(RADIANS([.AD45])))));360))" office:value-type="float" office:value="60.1448892538483" calcext:value-type="float">
            <text:p>60.144889253848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5]+0.1/24" office:value-type="time" office:time-value="PT04H30M00S" calcext:value-type="time">
            <text:p>4:30:00</text:p>
          </table:table-cell>
          <table:table-cell table:style-name="ce11" table:formula="of:=[.D46]+2415018.5+[.E46]-[.$B$5]/24" office:value-type="float" office:value="2451775.64583333" calcext:value-type="float">
            <text:p>2451775.65</text:p>
          </table:table-cell>
          <table:table-cell table:style-name="ce13" table:formula="of:=([.F46]-2451545)/36525" office:value-type="float" office:value="0.00631473876340831" calcext:value-type="float">
            <text:p>0.00631474</text:p>
          </table:table-cell>
          <table:table-cell/>
          <table:table-cell table:style-name="ce3" table:formula="of:=MOD(280.46646+[.G46]*(36000.76983+[.G46]*0.0003032);360)" office:value-type="float" office:value="147.801916770132" calcext:value-type="float">
            <text:p>147.801916770132</text:p>
          </table:table-cell>
          <table:table-cell table:style-name="ce3" table:formula="of:=357.52911+[.G46]*(35999.05029-0.0001537*[.G46])" office:value-type="float" office:value="584.853708306019" calcext:value-type="float">
            <text:p>584.853708306019</text:p>
          </table:table-cell>
          <table:table-cell table:style-name="ce3" table:formula="of:=0.016708634-[.G46]*(0.000042037+0.0000001267*[.G46])" office:value-type="float" office:value="0.0167083685422743" calcext:value-type="float">
            <text:p>0.016708368542274</text:p>
          </table:table-cell>
          <table:table-cell table:style-name="ce3" table:formula="of:=SIN(RADIANS([.J46]))*(1.914602-[.G46]*(0.004817+0.000014*[.G46]))+SIN(RADIANS(2*[.J46]))*(0.019993-0.000101*[.G46])+SIN(RADIANS(3*[.J46]))*0.000289" office:value-type="float" office:value="-1.33055931476229" calcext:value-type="float">
            <text:p>-1.33055931476229</text:p>
          </table:table-cell>
          <table:table-cell table:style-name="ce3" table:formula="of:=[.I46]+[.L46]" office:value-type="float" office:value="146.47135745537" calcext:value-type="float">
            <text:p>146.47135745537</text:p>
          </table:table-cell>
          <table:table-cell table:style-name="ce3" table:formula="of:=[.J46]+[.L46]" office:value-type="float" office:value="583.523148991257" calcext:value-type="float">
            <text:p>583.523148991257</text:p>
          </table:table-cell>
          <table:table-cell table:style-name="ce3" table:formula="of:=(1.000001018*(1-[.K46]*[.K46]))/(1+[.K46]*COS(RADIANS([.N46])))" office:value-type="float" office:value="1.01198218896144" calcext:value-type="float">
            <text:p>1.01198218896144</text:p>
          </table:table-cell>
          <table:table-cell table:style-name="ce3" table:formula="of:=[.M46]-0.00569-0.00478*SIN(RADIANS(125.04-1934.136*[.G46]))" office:value-type="float" office:value="146.461261804641" calcext:value-type="float">
            <text:p>146.461261804641</text:p>
          </table:table-cell>
          <table:table-cell table:style-name="ce3" table:formula="of:=23+(26+((21.448-[.G46]*(46.815+[.G46]*(0.00059-[.G46]*0.001813))))/60)/60" office:value-type="float" office:value="23.4392089931894" calcext:value-type="float">
            <text:p>23.4392089931894</text:p>
          </table:table-cell>
          <table:table-cell table:style-name="ce3" table:formula="of:=[.Q46]+0.00256*COS(RADIANS(125.04-1934.136*[.G46]))" office:value-type="float" office:value="23.4382158644973" calcext:value-type="float">
            <text:p>23.4382158644973</text:p>
          </table:table-cell>
          <table:table-cell table:style-name="ce3" table:formula="of:=DEGREES(ATAN2(COS(RADIANS([.P46]));COS(RADIANS([.R46]))*SIN(RADIANS([.P46]))))" office:value-type="float" office:value="148.693473816056" calcext:value-type="float">
            <text:p>148.693473816056</text:p>
          </table:table-cell>
          <table:table-cell table:style-name="ce3" table:formula="of:=DEGREES(ASIN(SIN(RADIANS([.R46]))*SIN(RADIANS([.P46]))))" office:value-type="float" office:value="12.695091320061" calcext:value-type="float">
            <text:p>12.695091320061</text:p>
          </table:table-cell>
          <table:table-cell table:style-name="ce3" table:formula="of:=TAN(RADIANS([.R46]/2))*TAN(RADIANS([.R46]/2))" office:value-type="float" office:value="0.0430304687538664" calcext:value-type="float">
            <text:p>0.043030468753866</text:p>
          </table:table-cell>
          <table:table-cell table:formula="of:=4*DEGREES([.U46]*SIN(2*RADIANS([.I46]))-2*[.K46]*SIN(RADIANS([.J46]))+4*[.K46]*[.U46]*SIN(RADIANS([.J46]))*COS(2*RADIANS([.I46]))-0.5*[.U46]*[.U46]*SIN(4*RADIANS([.I46]))-1.25*[.K46]*[.K46]*SIN(2*RADIANS([.J46])))" office:value-type="float" office:value="-3.60737541147092" calcext:value-type="float">
            <text:p>-3.60737541147092</text:p>
          </table:table-cell>
          <table:table-cell table:style-name="ce3" table:formula="of:=DEGREES(ACOS(COS(RADIANS(90.833))/(COS(RADIANS([.$B$3]))*COS(RADIANS([.T46])))-TAN(RADIANS([.$B$3]))*TAN(RADIANS([.T46]))))" office:value-type="float" office:value="104.792851906214" calcext:value-type="float">
            <text:p>104.792851906214</text:p>
          </table:table-cell>
          <table:table-cell table:style-name="ce9" table:formula="of:=(720-4*[.$B$4]-[.V46]+[.$B$5]*60)/1440" office:value-type="time" office:time-value="PT12H19M07.812924688S" calcext:value-type="time">
            <text:p>12:19:07</text:p>
          </table:table-cell>
          <table:table-cell table:style-name="ce9" table:formula="of:=[.X46]-[.W46]*4/1440" office:value-type="time" office:time-value="PT05H19M57.528467197S" calcext:value-type="time">
            <text:p>5:19:57</text:p>
          </table:table-cell>
          <table:table-cell table:style-name="ce9" table:formula="of:=[.X46]+[.W46]*4/1440" office:value-type="time" office:time-value="PT19H18M18.09738218S" calcext:value-type="time">
            <text:p>19:18:18</text:p>
          </table:table-cell>
          <table:table-cell table:style-name="ce15" table:formula="of:=8*[.W46]" office:value-type="float" office:value="838.342815249716" calcext:value-type="float">
            <text:p>838.342815249716</text:p>
          </table:table-cell>
          <table:table-cell table:style-name="ce3" table:formula="of:=MOD([.E46]*1440+[.V46]+4*[.$B$4]-60*[.$B$5];1440)" office:value-type="float" office:value="250.869784588529" calcext:value-type="float">
            <text:p>250.869784588529</text:p>
          </table:table-cell>
          <table:table-cell table:style-name="ce3" table:formula="of:=IF([.AB46]/4&lt;0;[.AB46]/4+180;[.AB46]/4-180)" office:value-type="float" office:value="-117.282553852868" calcext:value-type="float">
            <text:p>-117.282553852868</text:p>
          </table:table-cell>
          <table:table-cell table:style-name="ce3" table:formula="of:=DEGREES(ACOS(SIN(RADIANS([.$B$3]))*SIN(RADIANS([.T46]))+COS(RADIANS([.$B$3]))*COS(RADIANS([.T46]))*COS(RADIANS([.AC46]))))" office:value-type="float" office:value="98.7410229232571" calcext:value-type="float">
            <text:p>98.7410229232571</text:p>
          </table:table-cell>
          <table:table-cell table:style-name="ce3" table:formula="of:=90-[.AD46]" office:value-type="float" office:value="-8.74102292325711" calcext:value-type="float">
            <text:p>-8.74102292325711</text:p>
          </table:table-cell>
          <table:table-cell table:style-name="ce3" table:formula="of:=IF([.AE46]&gt;85;0;IF([.AE46]&gt;5;58.1/TAN(RADIANS([.AE46]))-0.07/POWER(TAN(RADIANS([.AE46]));3)+0.000086/POWER(TAN(RADIANS([.AE46]));5);IF([.AE46]&gt;-0.575;1735+[.AE46]*(-518.2+[.AE46]*(103.4+[.AE46]*(-12.79+[.AE46]*0.711)));-20.772/TAN(RADIANS([.AE46])))))/3600" office:value-type="float" office:value="0.0375273975166999" calcext:value-type="float">
            <text:p>0.0375273975167</text:p>
          </table:table-cell>
          <table:table-cell table:style-name="ce3" table:formula="of:=[.AE46]+[.AF46]" office:value-type="float" office:value="-8.70349552574041" calcext:value-type="float">
            <text:p>-8.70349552574041</text:p>
          </table:table-cell>
          <table:table-cell table:style-name="ce3" table:formula="of:=IF([.AC46]&gt;0;MOD(DEGREES(ACOS(((SIN(RADIANS([.$B$3]))*COS(RADIANS([.AD46])))-SIN(RADIANS([.T46])))/(COS(RADIANS([.$B$3]))*SIN(RADIANS([.AD46])))))+180;360);MOD(540-DEGREES(ACOS(((SIN(RADIANS([.$B$3]))*COS(RADIANS([.AD46])))-SIN(RADIANS([.T46])))/(COS(RADIANS([.$B$3]))*SIN(RADIANS([.AD46])))));360))" office:value-type="float" office:value="61.3086126606881" calcext:value-type="float">
            <text:p>61.308612660688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6]+0.1/24" office:value-type="time" office:time-value="PT04H36M00S" calcext:value-type="time">
            <text:p>4:36:00</text:p>
          </table:table-cell>
          <table:table-cell table:style-name="ce11" table:formula="of:=[.D47]+2415018.5+[.E47]-[.$B$5]/24" office:value-type="float" office:value="2451775.65" calcext:value-type="float">
            <text:p>2451775.65</text:p>
          </table:table-cell>
          <table:table-cell table:style-name="ce13" table:formula="of:=([.F47]-2451545)/36525" office:value-type="float" office:value="0.00631485284053039" calcext:value-type="float">
            <text:p>0.00631485</text:p>
          </table:table-cell>
          <table:table-cell/>
          <table:table-cell table:style-name="ce3" table:formula="of:=MOD(280.46646+[.G47]*(36000.76983+[.G47]*0.0003032);360)" office:value-type="float" office:value="147.806023634347" calcext:value-type="float">
            <text:p>147.806023634347</text:p>
          </table:table-cell>
          <table:table-cell table:style-name="ce3" table:formula="of:=357.52911+[.G47]*(35999.05029-0.0001537*[.G47])" office:value-type="float" office:value="584.857814974074" calcext:value-type="float">
            <text:p>584.857814974074</text:p>
          </table:table-cell>
          <table:table-cell table:style-name="ce3" table:formula="of:=0.016708634-[.G47]*(0.000042037+0.0000001267*[.G47])" office:value-type="float" office:value="0.0167083685374787" calcext:value-type="float">
            <text:p>0.016708368537479</text:p>
          </table:table-cell>
          <table:table-cell table:style-name="ce3" table:formula="of:=SIN(RADIANS([.J47]))*(1.914602-[.G47]*(0.004817+0.000014*[.G47]))+SIN(RADIANS(2*[.J47]))*(0.019993-0.000101*[.G47])+SIN(RADIANS(3*[.J47]))*0.000289" office:value-type="float" office:value="-1.3306565342379" calcext:value-type="float">
            <text:p>-1.3306565342379</text:p>
          </table:table-cell>
          <table:table-cell table:style-name="ce3" table:formula="of:=[.I47]+[.L47]" office:value-type="float" office:value="146.475367100109" calcext:value-type="float">
            <text:p>146.475367100109</text:p>
          </table:table-cell>
          <table:table-cell table:style-name="ce3" table:formula="of:=[.J47]+[.L47]" office:value-type="float" office:value="583.527158439836" calcext:value-type="float">
            <text:p>583.527158439836</text:p>
          </table:table-cell>
          <table:table-cell table:style-name="ce3" table:formula="of:=(1.000001018*(1-[.K47]*[.K47]))/(1+[.K47]*COS(RADIANS([.N47])))" office:value-type="float" office:value="1.01198136410745" calcext:value-type="float">
            <text:p>1.01198136410745</text:p>
          </table:table-cell>
          <table:table-cell table:style-name="ce3" table:formula="of:=[.M47]-0.00569-0.00478*SIN(RADIANS(125.04-1934.136*[.G47]))" office:value-type="float" office:value="146.46527144224" calcext:value-type="float">
            <text:p>146.46527144224</text:p>
          </table:table-cell>
          <table:table-cell table:style-name="ce3" table:formula="of:=23+(26+((21.448-[.G47]*(46.815+[.G47]*(0.00059-[.G47]*0.001813))))/60)/60" office:value-type="float" office:value="23.4392089917059" calcext:value-type="float">
            <text:p>23.4392089917059</text:p>
          </table:table-cell>
          <table:table-cell table:style-name="ce3" table:formula="of:=[.Q47]+0.00256*COS(RADIANS(125.04-1934.136*[.G47]))" office:value-type="float" office:value="23.4382158721001" calcext:value-type="float">
            <text:p>23.4382158721001</text:p>
          </table:table-cell>
          <table:table-cell table:style-name="ce3" table:formula="of:=DEGREES(ATAN2(COS(RADIANS([.P47]));COS(RADIANS([.R47]))*SIN(RADIANS([.P47]))))" office:value-type="float" office:value="148.697339283353" calcext:value-type="float">
            <text:p>148.697339283353</text:p>
          </table:table-cell>
          <table:table-cell table:style-name="ce3" table:formula="of:=DEGREES(ASIN(SIN(RADIANS([.R47]))*SIN(RADIANS([.P47]))))" office:value-type="float" office:value="12.6937286369521" calcext:value-type="float">
            <text:p>12.6937286369521</text:p>
          </table:table-cell>
          <table:table-cell table:style-name="ce3" table:formula="of:=TAN(RADIANS([.R47]/2))*TAN(RADIANS([.R47]/2))" office:value-type="float" office:value="0.0430304687825765" calcext:value-type="float">
            <text:p>0.043030468782577</text:p>
          </table:table-cell>
          <table:table-cell table:formula="of:=4*DEGREES([.U47]*SIN(2*RADIANS([.I47]))-2*[.K47]*SIN(RADIANS([.J47]))+4*[.K47]*[.U47]*SIN(RADIANS([.J47]))*COS(2*RADIANS([.I47]))-0.5*[.U47]*[.U47]*SIN(4*RADIANS([.I47]))-1.25*[.K47]*[.K47]*SIN(2*RADIANS([.J47])))" office:value-type="float" office:value="-3.60641177355394" calcext:value-type="float">
            <text:p>-3.60641177355394</text:p>
          </table:table-cell>
          <table:table-cell table:style-name="ce3" table:formula="of:=DEGREES(ACOS(COS(RADIANS(90.833))/(COS(RADIANS([.$B$3]))*COS(RADIANS([.T47])))-TAN(RADIANS([.$B$3]))*TAN(RADIANS([.T47]))))" office:value-type="float" office:value="104.791307807042" calcext:value-type="float">
            <text:p>104.791307807042</text:p>
          </table:table-cell>
          <table:table-cell table:style-name="ce9" table:formula="of:=(720-4*[.$B$4]-[.V47]+[.$B$5]*60)/1440" office:value-type="time" office:time-value="PT12H19M07.755106413S" calcext:value-type="time">
            <text:p>12:19:07</text:p>
          </table:table-cell>
          <table:table-cell table:style-name="ce9" table:formula="of:=[.X47]-[.W47]*4/1440" office:value-type="time" office:time-value="PT05H19M57.841232723S" calcext:value-type="time">
            <text:p>5:19:57</text:p>
          </table:table-cell>
          <table:table-cell table:style-name="ce9" table:formula="of:=[.X47]+[.W47]*4/1440" office:value-type="time" office:time-value="PT19H18M17.668980103S" calcext:value-type="time">
            <text:p>19:18:17</text:p>
          </table:table-cell>
          <table:table-cell table:style-name="ce15" table:formula="of:=8*[.W47]" office:value-type="float" office:value="838.330462456335" calcext:value-type="float">
            <text:p>838.330462456335</text:p>
          </table:table-cell>
          <table:table-cell table:style-name="ce3" table:formula="of:=MOD([.E47]*1440+[.V47]+4*[.$B$4]-60*[.$B$5];1440)" office:value-type="float" office:value="256.870748226446" calcext:value-type="float">
            <text:p>256.870748226446</text:p>
          </table:table-cell>
          <table:table-cell table:style-name="ce3" table:formula="of:=IF([.AB47]/4&lt;0;[.AB47]/4+180;[.AB47]/4-180)" office:value-type="float" office:value="-115.782312943388" calcext:value-type="float">
            <text:p>-115.782312943388</text:p>
          </table:table-cell>
          <table:table-cell table:style-name="ce3" table:formula="of:=DEGREES(ACOS(SIN(RADIANS([.$B$3]))*SIN(RADIANS([.T47]))+COS(RADIANS([.$B$3]))*COS(RADIANS([.T47]))*COS(RADIANS([.AC47]))))" office:value-type="float" office:value="97.8240722691592" calcext:value-type="float">
            <text:p>97.8240722691592</text:p>
          </table:table-cell>
          <table:table-cell table:style-name="ce3" table:formula="of:=90-[.AD47]" office:value-type="float" office:value="-7.82407226915923" calcext:value-type="float">
            <text:p>-7.82407226915923</text:p>
          </table:table-cell>
          <table:table-cell table:style-name="ce3" table:formula="of:=IF([.AE47]&gt;85;0;IF([.AE47]&gt;5;58.1/TAN(RADIANS([.AE47]))-0.07/POWER(TAN(RADIANS([.AE47]));3)+0.000086/POWER(TAN(RADIANS([.AE47]));5);IF([.AE47]&gt;-0.575;1735+[.AE47]*(-518.2+[.AE47]*(103.4+[.AE47]*(-12.79+[.AE47]*0.711)));-20.772/TAN(RADIANS([.AE47])))))/3600" office:value-type="float" office:value="0.0419908130293829" calcext:value-type="float">
            <text:p>0.041990813029383</text:p>
          </table:table-cell>
          <table:table-cell table:style-name="ce3" table:formula="of:=[.AE47]+[.AF47]" office:value-type="float" office:value="-7.78208145612985" calcext:value-type="float">
            <text:p>-7.78208145612985</text:p>
          </table:table-cell>
          <table:table-cell table:style-name="ce3" table:formula="of:=IF([.AC47]&gt;0;MOD(DEGREES(ACOS(((SIN(RADIANS([.$B$3]))*COS(RADIANS([.AD47])))-SIN(RADIANS([.T47])))/(COS(RADIANS([.$B$3]))*SIN(RADIANS([.AD47])))))+180;360);MOD(540-DEGREES(ACOS(((SIN(RADIANS([.$B$3]))*COS(RADIANS([.AD47])))-SIN(RADIANS([.T47])))/(COS(RADIANS([.$B$3]))*SIN(RADIANS([.AD47])))));360))" office:value-type="float" office:value="62.4613649646408" calcext:value-type="float">
            <text:p>62.461364964640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7]+0.1/24" office:value-type="time" office:time-value="PT04H42M00S" calcext:value-type="time">
            <text:p>4:42:00</text:p>
          </table:table-cell>
          <table:table-cell table:style-name="ce11" table:formula="of:=[.D48]+2415018.5+[.E48]-[.$B$5]/24" office:value-type="float" office:value="2451775.65416667" calcext:value-type="float">
            <text:p>2451775.65</text:p>
          </table:table-cell>
          <table:table-cell table:style-name="ce13" table:formula="of:=([.F48]-2451545)/36525" office:value-type="float" office:value="0.00631496691763972" calcext:value-type="float">
            <text:p>0.00631497</text:p>
          </table:table-cell>
          <table:table-cell/>
          <table:table-cell table:style-name="ce3" table:formula="of:=MOD(280.46646+[.G48]*(36000.76983+[.G48]*0.0003032);360)" office:value-type="float" office:value="147.810130498103" calcext:value-type="float">
            <text:p>147.810130498103</text:p>
          </table:table-cell>
          <table:table-cell table:style-name="ce3" table:formula="of:=357.52911+[.G48]*(35999.05029-0.0001537*[.G48])" office:value-type="float" office:value="584.861921641669" calcext:value-type="float">
            <text:p>584.861921641669</text:p>
          </table:table-cell>
          <table:table-cell table:style-name="ce3" table:formula="of:=0.016708634-[.G48]*(0.000042037+0.0000001267*[.G48])" office:value-type="float" office:value="0.016708368532683" calcext:value-type="float">
            <text:p>0.016708368532683</text:p>
          </table:table-cell>
          <table:table-cell table:style-name="ce3" table:formula="of:=SIN(RADIANS([.J48]))*(1.914602-[.G48]*(0.004817+0.000014*[.G48]))+SIN(RADIANS(2*[.J48]))*(0.019993-0.000101*[.G48])+SIN(RADIANS(3*[.J48]))*0.000289" office:value-type="float" office:value="-1.33075374716628" calcext:value-type="float">
            <text:p>-1.33075374716628</text:p>
          </table:table-cell>
          <table:table-cell table:style-name="ce3" table:formula="of:=[.I48]+[.L48]" office:value-type="float" office:value="146.479376750937" calcext:value-type="float">
            <text:p>146.479376750937</text:p>
          </table:table-cell>
          <table:table-cell table:style-name="ce3" table:formula="of:=[.J48]+[.L48]" office:value-type="float" office:value="583.531167894503" calcext:value-type="float">
            <text:p>583.531167894503</text:p>
          </table:table-cell>
          <table:table-cell table:style-name="ce3" table:formula="of:=(1.000001018*(1-[.K48]*[.K48]))/(1+[.K48]*COS(RADIANS([.N48])))" office:value-type="float" office:value="1.01198053919277" calcext:value-type="float">
            <text:p>1.01198053919277</text:p>
          </table:table-cell>
          <table:table-cell table:style-name="ce3" table:formula="of:=[.M48]-0.00569-0.00478*SIN(RADIANS(125.04-1934.136*[.G48]))" office:value-type="float" office:value="146.469281085927" calcext:value-type="float">
            <text:p>146.469281085927</text:p>
          </table:table-cell>
          <table:table-cell table:style-name="ce3" table:formula="of:=23+(26+((21.448-[.G48]*(46.815+[.G48]*(0.00059-[.G48]*0.001813))))/60)/60" office:value-type="float" office:value="23.4392089902224" calcext:value-type="float">
            <text:p>23.4392089902224</text:p>
          </table:table-cell>
          <table:table-cell table:style-name="ce3" table:formula="of:=[.Q48]+0.00256*COS(RADIANS(125.04-1934.136*[.G48]))" office:value-type="float" office:value="23.4382158797029" calcext:value-type="float">
            <text:p>23.4382158797029</text:p>
          </table:table-cell>
          <table:table-cell table:style-name="ce3" table:formula="of:=DEGREES(ATAN2(COS(RADIANS([.P48]));COS(RADIANS([.R48]))*SIN(RADIANS([.P48]))))" office:value-type="float" office:value="148.701204715102" calcext:value-type="float">
            <text:p>148.701204715102</text:p>
          </table:table-cell>
          <table:table-cell table:style-name="ce3" table:formula="of:=DEGREES(ASIN(SIN(RADIANS([.R48]))*SIN(RADIANS([.P48]))))" office:value-type="float" office:value="12.6923658958698" calcext:value-type="float">
            <text:p>12.6923658958698</text:p>
          </table:table-cell>
          <table:table-cell table:style-name="ce3" table:formula="of:=TAN(RADIANS([.R48]/2))*TAN(RADIANS([.R48]/2))" office:value-type="float" office:value="0.0430304688112867" calcext:value-type="float">
            <text:p>0.043030468811287</text:p>
          </table:table-cell>
          <table:table-cell table:formula="of:=4*DEGREES([.U48]*SIN(2*RADIANS([.I48]))-2*[.K48]*SIN(RADIANS([.J48]))+4*[.K48]*[.U48]*SIN(RADIANS([.J48]))*COS(2*RADIANS([.I48]))-0.5*[.U48]*[.U48]*SIN(4*RADIANS([.I48]))-1.25*[.K48]*[.K48]*SIN(2*RADIANS([.J48])))" office:value-type="float" office:value="-3.60544799618745" calcext:value-type="float">
            <text:p>-3.60544799618745</text:p>
          </table:table-cell>
          <table:table-cell table:style-name="ce3" table:formula="of:=DEGREES(ACOS(COS(RADIANS(90.833))/(COS(RADIANS([.$B$3]))*COS(RADIANS([.T48])))-TAN(RADIANS([.$B$3]))*TAN(RADIANS([.T48]))))" office:value-type="float" office:value="104.789763670431" calcext:value-type="float">
            <text:p>104.789763670431</text:p>
          </table:table-cell>
          <table:table-cell table:style-name="ce9" table:formula="of:=(720-4*[.$B$4]-[.V48]+[.$B$5]*60)/1440" office:value-type="time" office:time-value="PT12H19M07.697279771S" calcext:value-type="time">
            <text:p>12:19:07</text:p>
          </table:table-cell>
          <table:table-cell table:style-name="ce9" table:formula="of:=[.X48]-[.W48]*4/1440" office:value-type="time" office:time-value="PT05H19M58.153998868S" calcext:value-type="time">
            <text:p>5:19:58</text:p>
          </table:table-cell>
          <table:table-cell table:style-name="ce9" table:formula="of:=[.X48]+[.W48]*4/1440" office:value-type="time" office:time-value="PT19H18M17.240560675S" calcext:value-type="time">
            <text:p>19:18:17</text:p>
          </table:table-cell>
          <table:table-cell table:style-name="ce15" table:formula="of:=8*[.W48]" office:value-type="float" office:value="838.318109363445" calcext:value-type="float">
            <text:p>838.318109363445</text:p>
          </table:table-cell>
          <table:table-cell table:style-name="ce3" table:formula="of:=MOD([.E48]*1440+[.V48]+4*[.$B$4]-60*[.$B$5];1440)" office:value-type="float" office:value="262.871712003813" calcext:value-type="float">
            <text:p>262.871712003813</text:p>
          </table:table-cell>
          <table:table-cell table:style-name="ce3" table:formula="of:=IF([.AB48]/4&lt;0;[.AB48]/4+180;[.AB48]/4-180)" office:value-type="float" office:value="-114.282071999047" calcext:value-type="float">
            <text:p>-114.282071999047</text:p>
          </table:table-cell>
          <table:table-cell table:style-name="ce3" table:formula="of:=DEGREES(ACOS(SIN(RADIANS([.$B$3]))*SIN(RADIANS([.T48]))+COS(RADIANS([.$B$3]))*COS(RADIANS([.T48]))*COS(RADIANS([.AC48]))))" office:value-type="float" office:value="96.8974760338332" calcext:value-type="float">
            <text:p>96.8974760338332</text:p>
          </table:table-cell>
          <table:table-cell table:style-name="ce3" table:formula="of:=90-[.AD48]" office:value-type="float" office:value="-6.89747603383316" calcext:value-type="float">
            <text:p>-6.89747603383316</text:p>
          </table:table-cell>
          <table:table-cell table:style-name="ce3" table:formula="of:=IF([.AE48]&gt;85;0;IF([.AE48]&gt;5;58.1/TAN(RADIANS([.AE48]))-0.07/POWER(TAN(RADIANS([.AE48]));3)+0.000086/POWER(TAN(RADIANS([.AE48]));5);IF([.AE48]&gt;-0.575;1735+[.AE48]*(-518.2+[.AE48]*(103.4+[.AE48]*(-12.79+[.AE48]*0.711)));-20.772/TAN(RADIANS([.AE48])))))/3600" office:value-type="float" office:value="0.047698328175322" calcext:value-type="float">
            <text:p>0.047698328175322</text:p>
          </table:table-cell>
          <table:table-cell table:style-name="ce3" table:formula="of:=[.AE48]+[.AF48]" office:value-type="float" office:value="-6.84977770565784" calcext:value-type="float">
            <text:p>-6.84977770565784</text:p>
          </table:table-cell>
          <table:table-cell table:style-name="ce3" table:formula="of:=IF([.AC48]&gt;0;MOD(DEGREES(ACOS(((SIN(RADIANS([.$B$3]))*COS(RADIANS([.AD48])))-SIN(RADIANS([.T48])))/(COS(RADIANS([.$B$3]))*SIN(RADIANS([.AD48])))))+180;360);MOD(540-DEGREES(ACOS(((SIN(RADIANS([.$B$3]))*COS(RADIANS([.AD48])))-SIN(RADIANS([.T48])))/(COS(RADIANS([.$B$3]))*SIN(RADIANS([.AD48])))));360))" office:value-type="float" office:value="63.6036965865602" calcext:value-type="float">
            <text:p>63.603696586560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8]+0.1/24" office:value-type="time" office:time-value="PT04H48M00S" calcext:value-type="time">
            <text:p>4:48:00</text:p>
          </table:table-cell>
          <table:table-cell table:style-name="ce11" table:formula="of:=[.D49]+2415018.5+[.E49]-[.$B$5]/24" office:value-type="float" office:value="2451775.65833333" calcext:value-type="float">
            <text:p>2451775.66</text:p>
          </table:table-cell>
          <table:table-cell table:style-name="ce13" table:formula="of:=([.F49]-2451545)/36525" office:value-type="float" office:value="0.0063150809947618" calcext:value-type="float">
            <text:p>0.00631508</text:p>
          </table:table-cell>
          <table:table-cell/>
          <table:table-cell table:style-name="ce3" table:formula="of:=MOD(280.46646+[.G49]*(36000.76983+[.G49]*0.0003032);360)" office:value-type="float" office:value="147.814237362319" calcext:value-type="float">
            <text:p>147.814237362319</text:p>
          </table:table-cell>
          <table:table-cell table:style-name="ce3" table:formula="of:=357.52911+[.G49]*(35999.05029-0.0001537*[.G49])" office:value-type="float" office:value="584.866028309724" calcext:value-type="float">
            <text:p>584.866028309724</text:p>
          </table:table-cell>
          <table:table-cell table:style-name="ce3" table:formula="of:=0.016708634-[.G49]*(0.000042037+0.0000001267*[.G49])" office:value-type="float" office:value="0.0167083685278874" calcext:value-type="float">
            <text:p>0.016708368527887</text:p>
          </table:table-cell>
          <table:table-cell table:style-name="ce3" table:formula="of:=SIN(RADIANS([.J49]))*(1.914602-[.G49]*(0.004817+0.000014*[.G49]))+SIN(RADIANS(2*[.J49]))*(0.019993-0.000101*[.G49])+SIN(RADIANS(3*[.J49]))*0.000289" office:value-type="float" office:value="-1.33085095356866" calcext:value-type="float">
            <text:p>-1.33085095356866</text:p>
          </table:table-cell>
          <table:table-cell table:style-name="ce3" table:formula="of:=[.I49]+[.L49]" office:value-type="float" office:value="146.48338640875" calcext:value-type="float">
            <text:p>146.48338640875</text:p>
          </table:table-cell>
          <table:table-cell table:style-name="ce3" table:formula="of:=[.J49]+[.L49]" office:value-type="float" office:value="583.535177356155" calcext:value-type="float">
            <text:p>583.535177356155</text:p>
          </table:table-cell>
          <table:table-cell table:style-name="ce3" table:formula="of:=(1.000001018*(1-[.K49]*[.K49]))/(1+[.K49]*COS(RADIANS([.N49])))" office:value-type="float" office:value="1.01197971421724" calcext:value-type="float">
            <text:p>1.01197971421724</text:p>
          </table:table-cell>
          <table:table-cell table:style-name="ce3" table:formula="of:=[.M49]-0.00569-0.00478*SIN(RADIANS(125.04-1934.136*[.G49]))" office:value-type="float" office:value="146.473290736599" calcext:value-type="float">
            <text:p>146.473290736599</text:p>
          </table:table-cell>
          <table:table-cell table:style-name="ce3" table:formula="of:=23+(26+((21.448-[.G49]*(46.815+[.G49]*(0.00059-[.G49]*0.001813))))/60)/60" office:value-type="float" office:value="23.4392089887389" calcext:value-type="float">
            <text:p>23.4392089887389</text:p>
          </table:table-cell>
          <table:table-cell table:style-name="ce3" table:formula="of:=[.Q49]+0.00256*COS(RADIANS(125.04-1934.136*[.G49]))" office:value-type="float" office:value="23.4382158873057" calcext:value-type="float">
            <text:p>23.4382158873057</text:p>
          </table:table-cell>
          <table:table-cell table:style-name="ce3" table:formula="of:=DEGREES(ATAN2(COS(RADIANS([.P49]));COS(RADIANS([.R49]))*SIN(RADIANS([.P49]))))" office:value-type="float" office:value="148.705070112173" calcext:value-type="float">
            <text:p>148.705070112173</text:p>
          </table:table-cell>
          <table:table-cell table:style-name="ce3" table:formula="of:=DEGREES(ASIN(SIN(RADIANS([.R49]))*SIN(RADIANS([.P49]))))" office:value-type="float" office:value="12.6910030965158" calcext:value-type="float">
            <text:p>12.6910030965158</text:p>
          </table:table-cell>
          <table:table-cell table:style-name="ce3" table:formula="of:=TAN(RADIANS([.R49]/2))*TAN(RADIANS([.R49]/2))" office:value-type="float" office:value="0.0430304688399969" calcext:value-type="float">
            <text:p>0.043030468839997</text:p>
          </table:table-cell>
          <table:table-cell table:formula="of:=4*DEGREES([.U49]*SIN(2*RADIANS([.I49]))-2*[.K49]*SIN(RADIANS([.J49]))+4*[.K49]*[.U49]*SIN(RADIANS([.J49]))*COS(2*RADIANS([.I49]))-0.5*[.U49]*[.U49]*SIN(4*RADIANS([.I49]))-1.25*[.K49]*[.K49]*SIN(2*RADIANS([.J49])))" office:value-type="float" office:value="-3.60448407917056" calcext:value-type="float">
            <text:p>-3.60448407917056</text:p>
          </table:table-cell>
          <table:table-cell table:style-name="ce3" table:formula="of:=DEGREES(ACOS(COS(RADIANS(90.833))/(COS(RADIANS([.$B$3]))*COS(RADIANS([.T49])))-TAN(RADIANS([.$B$3]))*TAN(RADIANS([.T49]))))" office:value-type="float" office:value="104.788219496043" calcext:value-type="float">
            <text:p>104.788219496043</text:p>
          </table:table-cell>
          <table:table-cell table:style-name="ce9" table:formula="of:=(720-4*[.$B$4]-[.V49]+[.$B$5]*60)/1440" office:value-type="time" office:time-value="PT12H19M07.63944475S" calcext:value-type="time">
            <text:p>12:19:07</text:p>
          </table:table-cell>
          <table:table-cell table:style-name="ce9" table:formula="of:=[.X49]-[.W49]*4/1440" office:value-type="time" office:time-value="PT05H19M58.4667657S" calcext:value-type="time">
            <text:p>5:19:58</text:p>
          </table:table-cell>
          <table:table-cell table:style-name="ce9" table:formula="of:=[.X49]+[.W49]*4/1440" office:value-type="time" office:time-value="PT19H18M16.8121238S" calcext:value-type="time">
            <text:p>19:18:16</text:p>
          </table:table-cell>
          <table:table-cell table:style-name="ce15" table:formula="of:=8*[.W49]" office:value-type="float" office:value="838.305755968342" calcext:value-type="float">
            <text:p>838.305755968342</text:p>
          </table:table-cell>
          <table:table-cell table:style-name="ce3" table:formula="of:=MOD([.E49]*1440+[.V49]+4*[.$B$4]-60*[.$B$5];1440)" office:value-type="float" office:value="268.87267592083" calcext:value-type="float">
            <text:p>268.87267592083</text:p>
          </table:table-cell>
          <table:table-cell table:style-name="ce3" table:formula="of:=IF([.AB49]/4&lt;0;[.AB49]/4+180;[.AB49]/4-180)" office:value-type="float" office:value="-112.781831019793" calcext:value-type="float">
            <text:p>-112.781831019793</text:p>
          </table:table-cell>
          <table:table-cell table:style-name="ce3" table:formula="of:=DEGREES(ACOS(SIN(RADIANS([.$B$3]))*SIN(RADIANS([.T49]))+COS(RADIANS([.$B$3]))*COS(RADIANS([.T49]))*COS(RADIANS([.AC49]))))" office:value-type="float" office:value="95.9616867799175" calcext:value-type="float">
            <text:p>95.9616867799175</text:p>
          </table:table-cell>
          <table:table-cell table:style-name="ce3" table:formula="of:=90-[.AD49]" office:value-type="float" office:value="-5.96168677991746" calcext:value-type="float">
            <text:p>-5.96168677991746</text:p>
          </table:table-cell>
          <table:table-cell table:style-name="ce3" table:formula="of:=IF([.AE49]&gt;85;0;IF([.AE49]&gt;5;58.1/TAN(RADIANS([.AE49]))-0.07/POWER(TAN(RADIANS([.AE49]));3)+0.000086/POWER(TAN(RADIANS([.AE49]));5);IF([.AE49]&gt;-0.575;1735+[.AE49]*(-518.2+[.AE49]*(103.4+[.AE49]*(-12.79+[.AE49]*0.711)));-20.772/TAN(RADIANS([.AE49])))))/3600" office:value-type="float" office:value="0.0552532724518352" calcext:value-type="float">
            <text:p>0.055253272451835</text:p>
          </table:table-cell>
          <table:table-cell table:style-name="ce3" table:formula="of:=[.AE49]+[.AF49]" office:value-type="float" office:value="-5.90643350746562" calcext:value-type="float">
            <text:p>-5.90643350746562</text:p>
          </table:table-cell>
          <table:table-cell table:style-name="ce3" table:formula="of:=IF([.AC49]&gt;0;MOD(DEGREES(ACOS(((SIN(RADIANS([.$B$3]))*COS(RADIANS([.AD49])))-SIN(RADIANS([.T49])))/(COS(RADIANS([.$B$3]))*SIN(RADIANS([.AD49])))))+180;360);MOD(540-DEGREES(ACOS(((SIN(RADIANS([.$B$3]))*COS(RADIANS([.AD49])))-SIN(RADIANS([.T49])))/(COS(RADIANS([.$B$3]))*SIN(RADIANS([.AD49])))));360))" office:value-type="float" office:value="64.7361659379033" calcext:value-type="float">
            <text:p>64.73616593790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49]+0.1/24" office:value-type="time" office:time-value="PT04H54M00S" calcext:value-type="time">
            <text:p>4:54:00</text:p>
          </table:table-cell>
          <table:table-cell table:style-name="ce11" table:formula="of:=[.D50]+2415018.5+[.E50]-[.$B$5]/24" office:value-type="float" office:value="2451775.6625" calcext:value-type="float">
            <text:p>2451775.66</text:p>
          </table:table-cell>
          <table:table-cell table:style-name="ce13" table:formula="of:=([.F50]-2451545)/36525" office:value-type="float" office:value="0.00631519507187113" calcext:value-type="float">
            <text:p>0.00631520</text:p>
          </table:table-cell>
          <table:table-cell/>
          <table:table-cell table:style-name="ce3" table:formula="of:=MOD(280.46646+[.G50]*(36000.76983+[.G50]*0.0003032);360)" office:value-type="float" office:value="147.818344226075" calcext:value-type="float">
            <text:p>147.818344226075</text:p>
          </table:table-cell>
          <table:table-cell table:style-name="ce3" table:formula="of:=357.52911+[.G50]*(35999.05029-0.0001537*[.G50])" office:value-type="float" office:value="584.870134977319" calcext:value-type="float">
            <text:p>584.870134977319</text:p>
          </table:table-cell>
          <table:table-cell table:style-name="ce3" table:formula="of:=0.016708634-[.G50]*(0.000042037+0.0000001267*[.G50])" office:value-type="float" office:value="0.0167083685230918" calcext:value-type="float">
            <text:p>0.016708368523092</text:p>
          </table:table-cell>
          <table:table-cell table:style-name="ce3" table:formula="of:=SIN(RADIANS([.J50]))*(1.914602-[.G50]*(0.004817+0.000014*[.G50]))+SIN(RADIANS(2*[.J50]))*(0.019993-0.000101*[.G50])+SIN(RADIANS(3*[.J50]))*0.000289" office:value-type="float" office:value="-1.33094815342281" calcext:value-type="float">
            <text:p>-1.33094815342281</text:p>
          </table:table-cell>
          <table:table-cell table:style-name="ce3" table:formula="of:=[.I50]+[.L50]" office:value-type="float" office:value="146.487396072652" calcext:value-type="float">
            <text:p>146.487396072652</text:p>
          </table:table-cell>
          <table:table-cell table:style-name="ce3" table:formula="of:=[.J50]+[.L50]" office:value-type="float" office:value="583.539186823897" calcext:value-type="float">
            <text:p>583.539186823897</text:p>
          </table:table-cell>
          <table:table-cell table:style-name="ce3" table:formula="of:=(1.000001018*(1-[.K50]*[.K50]))/(1+[.K50]*COS(RADIANS([.N50])))" office:value-type="float" office:value="1.01197888918104" calcext:value-type="float">
            <text:p>1.01197888918104</text:p>
          </table:table-cell>
          <table:table-cell table:style-name="ce3" table:formula="of:=[.M50]-0.00569-0.00478*SIN(RADIANS(125.04-1934.136*[.G50]))" office:value-type="float" office:value="146.477300393361" calcext:value-type="float">
            <text:p>146.477300393361</text:p>
          </table:table-cell>
          <table:table-cell table:style-name="ce3" table:formula="of:=23+(26+((21.448-[.G50]*(46.815+[.G50]*(0.00059-[.G50]*0.001813))))/60)/60" office:value-type="float" office:value="23.4392089872555" calcext:value-type="float">
            <text:p>23.4392089872555</text:p>
          </table:table-cell>
          <table:table-cell table:style-name="ce3" table:formula="of:=[.Q50]+0.00256*COS(RADIANS(125.04-1934.136*[.G50]))" office:value-type="float" office:value="23.4382158949086" calcext:value-type="float">
            <text:p>23.4382158949086</text:p>
          </table:table-cell>
          <table:table-cell table:style-name="ce3" table:formula="of:=DEGREES(ATAN2(COS(RADIANS([.P50]));COS(RADIANS([.R50]))*SIN(RADIANS([.P50]))))" office:value-type="float" office:value="148.708935473704" calcext:value-type="float">
            <text:p>148.708935473704</text:p>
          </table:table-cell>
          <table:table-cell table:style-name="ce3" table:formula="of:=DEGREES(ASIN(SIN(RADIANS([.R50]))*SIN(RADIANS([.P50]))))" office:value-type="float" office:value="12.689640239201" calcext:value-type="float">
            <text:p>12.689640239201</text:p>
          </table:table-cell>
          <table:table-cell table:style-name="ce3" table:formula="of:=TAN(RADIANS([.R50]/2))*TAN(RADIANS([.R50]/2))" office:value-type="float" office:value="0.0430304688687072" calcext:value-type="float">
            <text:p>0.043030468868707</text:p>
          </table:table-cell>
          <table:table-cell table:formula="of:=4*DEGREES([.U50]*SIN(2*RADIANS([.I50]))-2*[.K50]*SIN(RADIANS([.J50]))+4*[.K50]*[.U50]*SIN(RADIANS([.J50]))*COS(2*RADIANS([.I50]))-0.5*[.U50]*[.U50]*SIN(4*RADIANS([.I50]))-1.25*[.K50]*[.K50]*SIN(2*RADIANS([.J50])))" office:value-type="float" office:value="-3.60352002273334" calcext:value-type="float">
            <text:p>-3.60352002273334</text:p>
          </table:table-cell>
          <table:table-cell table:style-name="ce3" table:formula="of:=DEGREES(ACOS(COS(RADIANS(90.833))/(COS(RADIANS([.$B$3]))*COS(RADIANS([.T50])))-TAN(RADIANS([.$B$3]))*TAN(RADIANS([.T50]))))" office:value-type="float" office:value="104.78667528423" calcext:value-type="float">
            <text:p>104.78667528423</text:p>
          </table:table-cell>
          <table:table-cell table:style-name="ce9" table:formula="of:=(720-4*[.$B$4]-[.V50]+[.$B$5]*60)/1440" office:value-type="time" office:time-value="PT12H19M07.581601364S" calcext:value-type="time">
            <text:p>12:19:07</text:p>
          </table:table-cell>
          <table:table-cell table:style-name="ce9" table:formula="of:=[.X50]-[.W50]*4/1440" office:value-type="time" office:time-value="PT05H19M58.779533149S" calcext:value-type="time">
            <text:p>5:19:58</text:p>
          </table:table-cell>
          <table:table-cell table:style-name="ce9" table:formula="of:=[.X50]+[.W50]*4/1440" office:value-type="time" office:time-value="PT19H18M16.383669579S" calcext:value-type="time">
            <text:p>19:18:16</text:p>
          </table:table-cell>
          <table:table-cell table:style-name="ce15" table:formula="of:=8*[.W50]" office:value-type="float" office:value="838.293402273844" calcext:value-type="float">
            <text:p>838.293402273844</text:p>
          </table:table-cell>
          <table:table-cell table:style-name="ce3" table:formula="of:=MOD([.E50]*1440+[.V50]+4*[.$B$4]-60*[.$B$5];1440)" office:value-type="float" office:value="274.873639977267" calcext:value-type="float">
            <text:p>274.873639977267</text:p>
          </table:table-cell>
          <table:table-cell table:style-name="ce3" table:formula="of:=IF([.AB50]/4&lt;0;[.AB50]/4+180;[.AB50]/4-180)" office:value-type="float" office:value="-111.281590005683" calcext:value-type="float">
            <text:p>-111.281590005683</text:p>
          </table:table-cell>
          <table:table-cell table:style-name="ce3" table:formula="of:=DEGREES(ACOS(SIN(RADIANS([.$B$3]))*SIN(RADIANS([.T50]))+COS(RADIANS([.$B$3]))*COS(RADIANS([.T50]))*COS(RADIANS([.AC50]))))" office:value-type="float" office:value="95.0171466037007" calcext:value-type="float">
            <text:p>95.0171466037007</text:p>
          </table:table-cell>
          <table:table-cell table:style-name="ce3" table:formula="of:=90-[.AD50]" office:value-type="float" office:value="-5.01714660370067" calcext:value-type="float">
            <text:p>-5.01714660370067</text:p>
          </table:table-cell>
          <table:table-cell table:style-name="ce3" table:formula="of:=IF([.AE50]&gt;85;0;IF([.AE50]&gt;5;58.1/TAN(RADIANS([.AE50]))-0.07/POWER(TAN(RADIANS([.AE50]));3)+0.000086/POWER(TAN(RADIANS([.AE50]));5);IF([.AE50]&gt;-0.575;1735+[.AE50]*(-518.2+[.AE50]*(103.4+[.AE50]*(-12.79+[.AE50]*0.711)));-20.772/TAN(RADIANS([.AE50])))))/3600" office:value-type="float" office:value="0.0657248558540342" calcext:value-type="float">
            <text:p>0.065724855854034</text:p>
          </table:table-cell>
          <table:table-cell table:style-name="ce3" table:formula="of:=[.AE50]+[.AF50]" office:value-type="float" office:value="-4.95142174784663" calcext:value-type="float">
            <text:p>-4.95142174784663</text:p>
          </table:table-cell>
          <table:table-cell table:style-name="ce3" table:formula="of:=IF([.AC50]&gt;0;MOD(DEGREES(ACOS(((SIN(RADIANS([.$B$3]))*COS(RADIANS([.AD50])))-SIN(RADIANS([.T50])))/(COS(RADIANS([.$B$3]))*SIN(RADIANS([.AD50])))))+180;360);MOD(540-DEGREES(ACOS(((SIN(RADIANS([.$B$3]))*COS(RADIANS([.AD50])))-SIN(RADIANS([.T50])))/(COS(RADIANS([.$B$3]))*SIN(RADIANS([.AD50])))));360))" office:value-type="float" office:value="65.8593386896356" calcext:value-type="float">
            <text:p>65.859338689635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0]+0.1/24" office:value-type="time" office:time-value="PT05H00M00S" calcext:value-type="time">
            <text:p>5:00:00</text:p>
          </table:table-cell>
          <table:table-cell table:style-name="ce11" table:formula="of:=[.D51]+2415018.5+[.E51]-[.$B$5]/24" office:value-type="float" office:value="2451775.66666667" calcext:value-type="float">
            <text:p>2451775.67</text:p>
          </table:table-cell>
          <table:table-cell table:style-name="ce13" table:formula="of:=([.F51]-2451545)/36525" office:value-type="float" office:value="0.00631530914899321" calcext:value-type="float">
            <text:p>0.00631531</text:p>
          </table:table-cell>
          <table:table-cell/>
          <table:table-cell table:style-name="ce3" table:formula="of:=MOD(280.46646+[.G51]*(36000.76983+[.G51]*0.0003032);360)" office:value-type="float" office:value="147.82245109029" calcext:value-type="float">
            <text:p>147.82245109029</text:p>
          </table:table-cell>
          <table:table-cell table:style-name="ce3" table:formula="of:=357.52911+[.G51]*(35999.05029-0.0001537*[.G51])" office:value-type="float" office:value="584.874241645374" calcext:value-type="float">
            <text:p>584.874241645374</text:p>
          </table:table-cell>
          <table:table-cell table:style-name="ce3" table:formula="of:=0.016708634-[.G51]*(0.000042037+0.0000001267*[.G51])" office:value-type="float" office:value="0.0167083685182961" calcext:value-type="float">
            <text:p>0.016708368518296</text:p>
          </table:table-cell>
          <table:table-cell table:style-name="ce3" table:formula="of:=SIN(RADIANS([.J51]))*(1.914602-[.G51]*(0.004817+0.000014*[.G51]))+SIN(RADIANS(2*[.J51]))*(0.019993-0.000101*[.G51])+SIN(RADIANS(3*[.J51]))*0.000289" office:value-type="float" office:value="-1.33104534674997" calcext:value-type="float">
            <text:p>-1.33104534674997</text:p>
          </table:table-cell>
          <table:table-cell table:style-name="ce3" table:formula="of:=[.I51]+[.L51]" office:value-type="float" office:value="146.49140574354" calcext:value-type="float">
            <text:p>146.49140574354</text:p>
          </table:table-cell>
          <table:table-cell table:style-name="ce3" table:formula="of:=[.J51]+[.L51]" office:value-type="float" office:value="583.543196298624" calcext:value-type="float">
            <text:p>583.543196298624</text:p>
          </table:table-cell>
          <table:table-cell table:style-name="ce3" table:formula="of:=(1.000001018*(1-[.K51]*[.K51]))/(1+[.K51]*COS(RADIANS([.N51])))" office:value-type="float" office:value="1.01197806408399" calcext:value-type="float">
            <text:p>1.01197806408399</text:p>
          </table:table-cell>
          <table:table-cell table:style-name="ce3" table:formula="of:=[.M51]-0.00569-0.00478*SIN(RADIANS(125.04-1934.136*[.G51]))" office:value-type="float" office:value="146.481310057108" calcext:value-type="float">
            <text:p>146.481310057108</text:p>
          </table:table-cell>
          <table:table-cell table:style-name="ce3" table:formula="of:=23+(26+((21.448-[.G51]*(46.815+[.G51]*(0.00059-[.G51]*0.001813))))/60)/60" office:value-type="float" office:value="23.439208985772" calcext:value-type="float">
            <text:p>23.439208985772</text:p>
          </table:table-cell>
          <table:table-cell table:style-name="ce3" table:formula="of:=[.Q51]+0.00256*COS(RADIANS(125.04-1934.136*[.G51]))" office:value-type="float" office:value="23.4382159025114" calcext:value-type="float">
            <text:p>23.4382159025114</text:p>
          </table:table-cell>
          <table:table-cell table:style-name="ce3" table:formula="of:=DEGREES(ATAN2(COS(RADIANS([.P51]));COS(RADIANS([.R51]))*SIN(RADIANS([.P51]))))" office:value-type="float" office:value="148.712800800563" calcext:value-type="float">
            <text:p>148.712800800563</text:p>
          </table:table-cell>
          <table:table-cell table:style-name="ce3" table:formula="of:=DEGREES(ASIN(SIN(RADIANS([.R51]))*SIN(RADIANS([.P51]))))" office:value-type="float" office:value="12.6882773236273" calcext:value-type="float">
            <text:p>12.6882773236273</text:p>
          </table:table-cell>
          <table:table-cell table:style-name="ce3" table:formula="of:=TAN(RADIANS([.R51]/2))*TAN(RADIANS([.R51]/2))" office:value-type="float" office:value="0.0430304688974176" calcext:value-type="float">
            <text:p>0.043030468897418</text:p>
          </table:table-cell>
          <table:table-cell table:formula="of:=4*DEGREES([.U51]*SIN(2*RADIANS([.I51]))-2*[.K51]*SIN(RADIANS([.J51]))+4*[.K51]*[.U51]*SIN(RADIANS([.J51]))*COS(2*RADIANS([.I51]))-0.5*[.U51]*[.U51]*SIN(4*RADIANS([.I51]))-1.25*[.K51]*[.K51]*SIN(2*RADIANS([.J51])))" office:value-type="float" office:value="-3.60255582667483" calcext:value-type="float">
            <text:p>-3.60255582667483</text:p>
          </table:table-cell>
          <table:table-cell table:style-name="ce3" table:formula="of:=DEGREES(ACOS(COS(RADIANS(90.833))/(COS(RADIANS([.$B$3]))*COS(RADIANS([.T51])))-TAN(RADIANS([.$B$3]))*TAN(RADIANS([.T51]))))" office:value-type="float" office:value="104.785131034656" calcext:value-type="float">
            <text:p>104.785131034656</text:p>
          </table:table-cell>
          <table:table-cell table:style-name="ce9" table:formula="of:=(720-4*[.$B$4]-[.V51]+[.$B$5]*60)/1440" office:value-type="time" office:time-value="PT12H19M07.5237496S" calcext:value-type="time">
            <text:p>12:19:07</text:p>
          </table:table-cell>
          <table:table-cell table:style-name="ce9" table:formula="of:=[.X51]-[.W51]*4/1440" office:value-type="time" office:time-value="PT05H19M59.092301283S" calcext:value-type="time">
            <text:p>5:19:59</text:p>
          </table:table-cell>
          <table:table-cell table:style-name="ce9" table:formula="of:=[.X51]+[.W51]*4/1440" office:value-type="time" office:time-value="PT19H18M15.955197918S" calcext:value-type="time">
            <text:p>19:18:15</text:p>
          </table:table-cell>
          <table:table-cell table:style-name="ce15" table:formula="of:=8*[.W51]" office:value-type="float" office:value="838.281048277245" calcext:value-type="float">
            <text:p>838.281048277245</text:p>
          </table:table-cell>
          <table:table-cell table:style-name="ce3" table:formula="of:=MOD([.E51]*1440+[.V51]+4*[.$B$4]-60*[.$B$5];1440)" office:value-type="float" office:value="280.874604173325" calcext:value-type="float">
            <text:p>280.874604173325</text:p>
          </table:table-cell>
          <table:table-cell table:style-name="ce3" table:formula="of:=IF([.AB51]/4&lt;0;[.AB51]/4+180;[.AB51]/4-180)" office:value-type="float" office:value="-109.781348956669" calcext:value-type="float">
            <text:p>-109.781348956669</text:p>
          </table:table-cell>
          <table:table-cell table:style-name="ce3" table:formula="of:=DEGREES(ACOS(SIN(RADIANS([.$B$3]))*SIN(RADIANS([.T51]))+COS(RADIANS([.$B$3]))*COS(RADIANS([.T51]))*COS(RADIANS([.AC51]))))" office:value-type="float" office:value="94.0642875690773" calcext:value-type="float">
            <text:p>94.0642875690773</text:p>
          </table:table-cell>
          <table:table-cell table:style-name="ce3" table:formula="of:=90-[.AD51]" office:value-type="float" office:value="-4.06428756907728" calcext:value-type="float">
            <text:p>-4.06428756907728</text:p>
          </table:table-cell>
          <table:table-cell table:style-name="ce3" table:formula="of:=IF([.AE51]&gt;85;0;IF([.AE51]&gt;5;58.1/TAN(RADIANS([.AE51]))-0.07/POWER(TAN(RADIANS([.AE51]));3)+0.000086/POWER(TAN(RADIANS([.AE51]));5);IF([.AE51]&gt;-0.575;1735+[.AE51]*(-518.2+[.AE51]*(103.4+[.AE51]*(-12.79+[.AE51]*0.711)));-20.772/TAN(RADIANS([.AE51])))))/3600" office:value-type="float" office:value="0.0812053667615881" calcext:value-type="float">
            <text:p>0.081205366761588</text:p>
          </table:table-cell>
          <table:table-cell table:style-name="ce3" table:formula="of:=[.AE51]+[.AF51]" office:value-type="float" office:value="-3.98308220231569" calcext:value-type="float">
            <text:p>-3.98308220231569</text:p>
          </table:table-cell>
          <table:table-cell table:style-name="ce3" table:formula="of:=IF([.AC51]&gt;0;MOD(DEGREES(ACOS(((SIN(RADIANS([.$B$3]))*COS(RADIANS([.AD51])))-SIN(RADIANS([.T51])))/(COS(RADIANS([.$B$3]))*SIN(RADIANS([.AD51])))))+180;360);MOD(540-DEGREES(ACOS(((SIN(RADIANS([.$B$3]))*COS(RADIANS([.AD51])))-SIN(RADIANS([.T51])))/(COS(RADIANS([.$B$3]))*SIN(RADIANS([.AD51])))));360))" office:value-type="float" office:value="66.9737871924118" calcext:value-type="float">
            <text:p>66.973787192411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1]+0.1/24" office:value-type="time" office:time-value="PT05H06M00S" calcext:value-type="time">
            <text:p>5:06:00</text:p>
          </table:table-cell>
          <table:table-cell table:style-name="ce11" table:formula="of:=[.D52]+2415018.5+[.E52]-[.$B$5]/24" office:value-type="float" office:value="2451775.67083333" calcext:value-type="float">
            <text:p>2451775.67</text:p>
          </table:table-cell>
          <table:table-cell table:style-name="ce13" table:formula="of:=([.F52]-2451545)/36525" office:value-type="float" office:value="0.00631542322610254" calcext:value-type="float">
            <text:p>0.00631542</text:p>
          </table:table-cell>
          <table:table-cell/>
          <table:table-cell table:style-name="ce3" table:formula="of:=MOD(280.46646+[.G52]*(36000.76983+[.G52]*0.0003032);360)" office:value-type="float" office:value="147.826557954047" calcext:value-type="float">
            <text:p>147.826557954047</text:p>
          </table:table-cell>
          <table:table-cell table:style-name="ce3" table:formula="of:=357.52911+[.G52]*(35999.05029-0.0001537*[.G52])" office:value-type="float" office:value="584.878348312969" calcext:value-type="float">
            <text:p>584.878348312969</text:p>
          </table:table-cell>
          <table:table-cell table:style-name="ce3" table:formula="of:=0.016708634-[.G52]*(0.000042037+0.0000001267*[.G52])" office:value-type="float" office:value="0.0167083685135005" calcext:value-type="float">
            <text:p>0.016708368513501</text:p>
          </table:table-cell>
          <table:table-cell table:style-name="ce3" table:formula="of:=SIN(RADIANS([.J52]))*(1.914602-[.G52]*(0.004817+0.000014*[.G52]))+SIN(RADIANS(2*[.J52]))*(0.019993-0.000101*[.G52])+SIN(RADIANS(3*[.J52]))*0.000289" office:value-type="float" office:value="-1.33114253352791" calcext:value-type="float">
            <text:p>-1.33114253352791</text:p>
          </table:table-cell>
          <table:table-cell table:style-name="ce3" table:formula="of:=[.I52]+[.L52]" office:value-type="float" office:value="146.495415420519" calcext:value-type="float">
            <text:p>146.495415420519</text:p>
          </table:table-cell>
          <table:table-cell table:style-name="ce3" table:formula="of:=[.J52]+[.L52]" office:value-type="float" office:value="583.547205779441" calcext:value-type="float">
            <text:p>583.547205779441</text:p>
          </table:table-cell>
          <table:table-cell table:style-name="ce3" table:formula="of:=(1.000001018*(1-[.K52]*[.K52]))/(1+[.K52]*COS(RADIANS([.N52])))" office:value-type="float" office:value="1.01197723892627" calcext:value-type="float">
            <text:p>1.01197723892627</text:p>
          </table:table-cell>
          <table:table-cell table:style-name="ce3" table:formula="of:=[.M52]-0.00569-0.00478*SIN(RADIANS(125.04-1934.136*[.G52]))" office:value-type="float" office:value="146.485319726946" calcext:value-type="float">
            <text:p>146.485319726946</text:p>
          </table:table-cell>
          <table:table-cell table:style-name="ce3" table:formula="of:=23+(26+((21.448-[.G52]*(46.815+[.G52]*(0.00059-[.G52]*0.001813))))/60)/60" office:value-type="float" office:value="23.4392089842885" calcext:value-type="float">
            <text:p>23.4392089842885</text:p>
          </table:table-cell>
          <table:table-cell table:style-name="ce3" table:formula="of:=[.Q52]+0.00256*COS(RADIANS(125.04-1934.136*[.G52]))" office:value-type="float" office:value="23.4382159101143" calcext:value-type="float">
            <text:p>23.4382159101143</text:p>
          </table:table-cell>
          <table:table-cell table:style-name="ce3" table:formula="of:=DEGREES(ATAN2(COS(RADIANS([.P52]));COS(RADIANS([.R52]))*SIN(RADIANS([.P52]))))" office:value-type="float" office:value="148.71666609189" calcext:value-type="float">
            <text:p>148.71666609189</text:p>
          </table:table-cell>
          <table:table-cell table:style-name="ce3" table:formula="of:=DEGREES(ASIN(SIN(RADIANS([.R52]))*SIN(RADIANS([.P52]))))" office:value-type="float" office:value="12.6869143501055" calcext:value-type="float">
            <text:p>12.6869143501055</text:p>
          </table:table-cell>
          <table:table-cell table:style-name="ce3" table:formula="of:=TAN(RADIANS([.R52]/2))*TAN(RADIANS([.R52]/2))" office:value-type="float" office:value="0.043030468926128" calcext:value-type="float">
            <text:p>0.043030468926128</text:p>
          </table:table-cell>
          <table:table-cell table:formula="of:=4*DEGREES([.U52]*SIN(2*RADIANS([.I52]))-2*[.K52]*SIN(RADIANS([.J52]))+4*[.K52]*[.U52]*SIN(RADIANS([.J52]))*COS(2*RADIANS([.I52]))-0.5*[.U52]*[.U52]*SIN(4*RADIANS([.I52]))-1.25*[.K52]*[.K52]*SIN(2*RADIANS([.J52])))" office:value-type="float" office:value="-3.60159149122513" calcext:value-type="float">
            <text:p>-3.60159149122513</text:p>
          </table:table-cell>
          <table:table-cell table:style-name="ce3" table:formula="of:=DEGREES(ACOS(COS(RADIANS(90.833))/(COS(RADIANS([.$B$3]))*COS(RADIANS([.T52])))-TAN(RADIANS([.$B$3]))*TAN(RADIANS([.T52]))))" office:value-type="float" office:value="104.78358674767" calcext:value-type="float">
            <text:p>104.78358674767</text:p>
          </table:table-cell>
          <table:table-cell table:style-name="ce9" table:formula="of:=(720-4*[.$B$4]-[.V52]+[.$B$5]*60)/1440" office:value-type="time" office:time-value="PT12H19M07.465889474S" calcext:value-type="time">
            <text:p>12:19:07</text:p>
          </table:table-cell>
          <table:table-cell table:style-name="ce9" table:formula="of:=[.X52]-[.W52]*4/1440" office:value-type="time" office:time-value="PT05H19M59.405070033S" calcext:value-type="time">
            <text:p>5:19:59</text:p>
          </table:table-cell>
          <table:table-cell table:style-name="ce9" table:formula="of:=[.X52]+[.W52]*4/1440" office:value-type="time" office:time-value="PT19H18M15.526708914S" calcext:value-type="time">
            <text:p>19:18:15</text:p>
          </table:table-cell>
          <table:table-cell table:style-name="ce15" table:formula="of:=8*[.W52]" office:value-type="float" office:value="838.268693981364" calcext:value-type="float">
            <text:p>838.268693981364</text:p>
          </table:table-cell>
          <table:table-cell table:style-name="ce3" table:formula="of:=MOD([.E52]*1440+[.V52]+4*[.$B$4]-60*[.$B$5];1440)" office:value-type="float" office:value="286.875568508775" calcext:value-type="float">
            <text:p>286.875568508775</text:p>
          </table:table-cell>
          <table:table-cell table:style-name="ce3" table:formula="of:=IF([.AB52]/4&lt;0;[.AB52]/4+180;[.AB52]/4-180)" office:value-type="float" office:value="-108.281107872806" calcext:value-type="float">
            <text:p>-108.281107872806</text:p>
          </table:table-cell>
          <table:table-cell table:style-name="ce3" table:formula="of:=DEGREES(ACOS(SIN(RADIANS([.$B$3]))*SIN(RADIANS([.T52]))+COS(RADIANS([.$B$3]))*COS(RADIANS([.T52]))*COS(RADIANS([.AC52]))))" office:value-type="float" office:value="93.1035321704923" calcext:value-type="float">
            <text:p>93.1035321704923</text:p>
          </table:table-cell>
          <table:table-cell table:style-name="ce3" table:formula="of:=90-[.AD52]" office:value-type="float" office:value="-3.1035321704923" calcext:value-type="float">
            <text:p>-3.1035321704923</text:p>
          </table:table-cell>
          <table:table-cell table:style-name="ce3" table:formula="of:=IF([.AE52]&gt;85;0;IF([.AE52]&gt;5;58.1/TAN(RADIANS([.AE52]))-0.07/POWER(TAN(RADIANS([.AE52]));3)+0.000086/POWER(TAN(RADIANS([.AE52]));5);IF([.AE52]&gt;-0.575;1735+[.AE52]*(-518.2+[.AE52]*(103.4+[.AE52]*(-12.79+[.AE52]*0.711)));-20.772/TAN(RADIANS([.AE52])))))/3600" office:value-type="float" office:value="0.106418505611128" calcext:value-type="float">
            <text:p>0.106418505611128</text:p>
          </table:table-cell>
          <table:table-cell table:style-name="ce3" table:formula="of:=[.AE52]+[.AF52]" office:value-type="float" office:value="-2.99711366488117" calcext:value-type="float">
            <text:p>-2.99711366488117</text:p>
          </table:table-cell>
          <table:table-cell table:style-name="ce3" table:formula="of:=IF([.AC52]&gt;0;MOD(DEGREES(ACOS(((SIN(RADIANS([.$B$3]))*COS(RADIANS([.AD52])))-SIN(RADIANS([.T52])))/(COS(RADIANS([.$B$3]))*SIN(RADIANS([.AD52])))))+180;360);MOD(540-DEGREES(ACOS(((SIN(RADIANS([.$B$3]))*COS(RADIANS([.AD52])))-SIN(RADIANS([.T52])))/(COS(RADIANS([.$B$3]))*SIN(RADIANS([.AD52])))));360))" office:value-type="float" office:value="68.0800900367755" calcext:value-type="float">
            <text:p>68.080090036775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2]+0.1/24" office:value-type="time" office:time-value="PT05H12M00S" calcext:value-type="time">
            <text:p>5:12:00</text:p>
          </table:table-cell>
          <table:table-cell table:style-name="ce11" table:formula="of:=[.D53]+2415018.5+[.E53]-[.$B$5]/24" office:value-type="float" office:value="2451775.675" calcext:value-type="float">
            <text:p>2451775.68</text:p>
          </table:table-cell>
          <table:table-cell table:style-name="ce13" table:formula="of:=([.F53]-2451545)/36525" office:value-type="float" office:value="0.00631553730322462" calcext:value-type="float">
            <text:p>0.00631554</text:p>
          </table:table-cell>
          <table:table-cell/>
          <table:table-cell table:style-name="ce3" table:formula="of:=MOD(280.46646+[.G53]*(36000.76983+[.G53]*0.0003032);360)" office:value-type="float" office:value="147.830664818262" calcext:value-type="float">
            <text:p>147.830664818262</text:p>
          </table:table-cell>
          <table:table-cell table:style-name="ce3" table:formula="of:=357.52911+[.G53]*(35999.05029-0.0001537*[.G53])" office:value-type="float" office:value="584.882454981024" calcext:value-type="float">
            <text:p>584.882454981024</text:p>
          </table:table-cell>
          <table:table-cell table:style-name="ce3" table:formula="of:=0.016708634-[.G53]*(0.000042037+0.0000001267*[.G53])" office:value-type="float" office:value="0.0167083685087048" calcext:value-type="float">
            <text:p>0.016708368508705</text:p>
          </table:table-cell>
          <table:table-cell table:style-name="ce3" table:formula="of:=SIN(RADIANS([.J53]))*(1.914602-[.G53]*(0.004817+0.000014*[.G53]))+SIN(RADIANS(2*[.J53]))*(0.019993-0.000101*[.G53])+SIN(RADIANS(3*[.J53]))*0.000289" office:value-type="float" office:value="-1.33123971377787" calcext:value-type="float">
            <text:p>-1.33123971377787</text:p>
          </table:table-cell>
          <table:table-cell table:style-name="ce3" table:formula="of:=[.I53]+[.L53]" office:value-type="float" office:value="146.499425104484" calcext:value-type="float">
            <text:p>146.499425104484</text:p>
          </table:table-cell>
          <table:table-cell table:style-name="ce3" table:formula="of:=[.J53]+[.L53]" office:value-type="float" office:value="583.551215267246" calcext:value-type="float">
            <text:p>583.551215267246</text:p>
          </table:table-cell>
          <table:table-cell table:style-name="ce3" table:formula="of:=(1.000001018*(1-[.K53]*[.K53]))/(1+[.K53]*COS(RADIANS([.N53])))" office:value-type="float" office:value="1.01197641370772" calcext:value-type="float">
            <text:p>1.01197641370772</text:p>
          </table:table-cell>
          <table:table-cell table:style-name="ce3" table:formula="of:=[.M53]-0.00569-0.00478*SIN(RADIANS(125.04-1934.136*[.G53]))" office:value-type="float" office:value="146.489329403771" calcext:value-type="float">
            <text:p>146.489329403771</text:p>
          </table:table-cell>
          <table:table-cell table:style-name="ce3" table:formula="of:=23+(26+((21.448-[.G53]*(46.815+[.G53]*(0.00059-[.G53]*0.001813))))/60)/60" office:value-type="float" office:value="23.439208982805" calcext:value-type="float">
            <text:p>23.439208982805</text:p>
          </table:table-cell>
          <table:table-cell table:style-name="ce3" table:formula="of:=[.Q53]+0.00256*COS(RADIANS(125.04-1934.136*[.G53]))" office:value-type="float" office:value="23.4382159177171" calcext:value-type="float">
            <text:p>23.4382159177171</text:p>
          </table:table-cell>
          <table:table-cell table:style-name="ce3" table:formula="of:=DEGREES(ATAN2(COS(RADIANS([.P53]));COS(RADIANS([.R53]))*SIN(RADIANS([.P53]))))" office:value-type="float" office:value="148.720531348553" calcext:value-type="float">
            <text:p>148.720531348553</text:p>
          </table:table-cell>
          <table:table-cell table:style-name="ce3" table:formula="of:=DEGREES(ASIN(SIN(RADIANS([.R53]))*SIN(RADIANS([.P53]))))" office:value-type="float" office:value="12.6855513183374" calcext:value-type="float">
            <text:p>12.6855513183374</text:p>
          </table:table-cell>
          <table:table-cell table:style-name="ce3" table:formula="of:=TAN(RADIANS([.R53]/2))*TAN(RADIANS([.R53]/2))" office:value-type="float" office:value="0.0430304689548384" calcext:value-type="float">
            <text:p>0.043030468954839</text:p>
          </table:table-cell>
          <table:table-cell table:formula="of:=4*DEGREES([.U53]*SIN(2*RADIANS([.I53]))-2*[.K53]*SIN(RADIANS([.J53]))+4*[.K53]*[.U53]*SIN(RADIANS([.J53]))*COS(2*RADIANS([.I53]))-0.5*[.U53]*[.U53]*SIN(4*RADIANS([.I53]))-1.25*[.K53]*[.K53]*SIN(2*RADIANS([.J53])))" office:value-type="float" office:value="-3.60062701618326" calcext:value-type="float">
            <text:p>-3.60062701618326</text:p>
          </table:table-cell>
          <table:table-cell table:style-name="ce3" table:formula="of:=DEGREES(ACOS(COS(RADIANS(90.833))/(COS(RADIANS([.$B$3]))*COS(RADIANS([.T53])))-TAN(RADIANS([.$B$3]))*TAN(RADIANS([.T53]))))" office:value-type="float" office:value="104.782042422937" calcext:value-type="float">
            <text:p>104.782042422937</text:p>
          </table:table-cell>
          <table:table-cell table:style-name="ce9" table:formula="of:=(720-4*[.$B$4]-[.V53]+[.$B$5]*60)/1440" office:value-type="time" office:time-value="PT12H19M07.408020971S" calcext:value-type="time">
            <text:p>12:19:07</text:p>
          </table:table-cell>
          <table:table-cell table:style-name="ce9" table:formula="of:=[.X53]-[.W53]*4/1440" office:value-type="time" office:time-value="PT05H19M59.717839466S" calcext:value-type="time">
            <text:p>5:19:59</text:p>
          </table:table-cell>
          <table:table-cell table:style-name="ce9" table:formula="of:=[.X53]+[.W53]*4/1440" office:value-type="time" office:time-value="PT19H18M15.098202476S" calcext:value-type="time">
            <text:p>19:18:15</text:p>
          </table:table-cell>
          <table:table-cell table:style-name="ce15" table:formula="of:=8*[.W53]" office:value-type="float" office:value="838.256339383496" calcext:value-type="float">
            <text:p>838.256339383496</text:p>
          </table:table-cell>
          <table:table-cell table:style-name="ce3" table:formula="of:=MOD([.E53]*1440+[.V53]+4*[.$B$4]-60*[.$B$5];1440)" office:value-type="float" office:value="292.876532983817" calcext:value-type="float">
            <text:p>292.876532983817</text:p>
          </table:table-cell>
          <table:table-cell table:style-name="ce3" table:formula="of:=IF([.AB53]/4&lt;0;[.AB53]/4+180;[.AB53]/4-180)" office:value-type="float" office:value="-106.780866754046" calcext:value-type="float">
            <text:p>-106.780866754046</text:p>
          </table:table-cell>
          <table:table-cell table:style-name="ce3" table:formula="of:=DEGREES(ACOS(SIN(RADIANS([.$B$3]))*SIN(RADIANS([.T53]))+COS(RADIANS([.$B$3]))*COS(RADIANS([.T53]))*COS(RADIANS([.AC53]))))" office:value-type="float" office:value="92.1352938246695" calcext:value-type="float">
            <text:p>92.1352938246695</text:p>
          </table:table-cell>
          <table:table-cell table:style-name="ce3" table:formula="of:=90-[.AD53]" office:value-type="float" office:value="-2.13529382466947" calcext:value-type="float">
            <text:p>-2.13529382466947</text:p>
          </table:table-cell>
          <table:table-cell table:style-name="ce3" table:formula="of:=IF([.AE53]&gt;85;0;IF([.AE53]&gt;5;58.1/TAN(RADIANS([.AE53]))-0.07/POWER(TAN(RADIANS([.AE53]));3)+0.000086/POWER(TAN(RADIANS([.AE53]));5);IF([.AE53]&gt;-0.575;1735+[.AE53]*(-518.2+[.AE53]*(103.4+[.AE53]*(-12.79+[.AE53]*0.711)));-20.772/TAN(RADIANS([.AE53])))))/3600" office:value-type="float" office:value="0.154753212371749" calcext:value-type="float">
            <text:p>0.154753212371749</text:p>
          </table:table-cell>
          <table:table-cell table:style-name="ce3" table:formula="of:=[.AE53]+[.AF53]" office:value-type="float" office:value="-1.98054061229773" calcext:value-type="float">
            <text:p>-1.98054061229773</text:p>
          </table:table-cell>
          <table:table-cell table:style-name="ce3" table:formula="of:=IF([.AC53]&gt;0;MOD(DEGREES(ACOS(((SIN(RADIANS([.$B$3]))*COS(RADIANS([.AD53])))-SIN(RADIANS([.T53])))/(COS(RADIANS([.$B$3]))*SIN(RADIANS([.AD53])))))+180;360);MOD(540-DEGREES(ACOS(((SIN(RADIANS([.$B$3]))*COS(RADIANS([.AD53])))-SIN(RADIANS([.T53])))/(COS(RADIANS([.$B$3]))*SIN(RADIANS([.AD53])))));360))" office:value-type="float" office:value="69.1788317498468" calcext:value-type="float">
            <text:p>69.178831749846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3]+0.1/24" office:value-type="time" office:time-value="PT05H18M00S" calcext:value-type="time">
            <text:p>5:18:00</text:p>
          </table:table-cell>
          <table:table-cell table:style-name="ce11" table:formula="of:=[.D54]+2415018.5+[.E54]-[.$B$5]/24" office:value-type="float" office:value="2451775.67916667" calcext:value-type="float">
            <text:p>2451775.68</text:p>
          </table:table-cell>
          <table:table-cell table:style-name="ce13" table:formula="of:=([.F54]-2451545)/36525" office:value-type="float" office:value="0.00631565138033396" calcext:value-type="float">
            <text:p>0.00631565</text:p>
          </table:table-cell>
          <table:table-cell/>
          <table:table-cell table:style-name="ce3" table:formula="of:=MOD(280.46646+[.G54]*(36000.76983+[.G54]*0.0003032);360)" office:value-type="float" office:value="147.834771682018" calcext:value-type="float">
            <text:p>147.834771682018</text:p>
          </table:table-cell>
          <table:table-cell table:style-name="ce3" table:formula="of:=357.52911+[.G54]*(35999.05029-0.0001537*[.G54])" office:value-type="float" office:value="584.886561648619" calcext:value-type="float">
            <text:p>584.886561648619</text:p>
          </table:table-cell>
          <table:table-cell table:style-name="ce3" table:formula="of:=0.016708634-[.G54]*(0.000042037+0.0000001267*[.G54])" office:value-type="float" office:value="0.0167083685039092" calcext:value-type="float">
            <text:p>0.016708368503909</text:p>
          </table:table-cell>
          <table:table-cell table:style-name="ce3" table:formula="of:=SIN(RADIANS([.J54]))*(1.914602-[.G54]*(0.004817+0.000014*[.G54]))+SIN(RADIANS(2*[.J54]))*(0.019993-0.000101*[.G54])+SIN(RADIANS(3*[.J54]))*0.000289" office:value-type="float" office:value="-1.3313368874776" calcext:value-type="float">
            <text:p>-1.3313368874776</text:p>
          </table:table-cell>
          <table:table-cell table:style-name="ce3" table:formula="of:=[.I54]+[.L54]" office:value-type="float" office:value="146.503434794541" calcext:value-type="float">
            <text:p>146.503434794541</text:p>
          </table:table-cell>
          <table:table-cell table:style-name="ce3" table:formula="of:=[.J54]+[.L54]" office:value-type="float" office:value="583.555224761142" calcext:value-type="float">
            <text:p>583.555224761142</text:p>
          </table:table-cell>
          <table:table-cell table:style-name="ce3" table:formula="of:=(1.000001018*(1-[.K54]*[.K54]))/(1+[.K54]*COS(RADIANS([.N54])))" office:value-type="float" office:value="1.0119755884285" calcext:value-type="float">
            <text:p>1.0119755884285</text:p>
          </table:table-cell>
          <table:table-cell table:style-name="ce3" table:formula="of:=[.M54]-0.00569-0.00478*SIN(RADIANS(125.04-1934.136*[.G54]))" office:value-type="float" office:value="146.493339086687" calcext:value-type="float">
            <text:p>146.493339086687</text:p>
          </table:table-cell>
          <table:table-cell table:style-name="ce3" table:formula="of:=23+(26+((21.448-[.G54]*(46.815+[.G54]*(0.00059-[.G54]*0.001813))))/60)/60" office:value-type="float" office:value="23.4392089813215" calcext:value-type="float">
            <text:p>23.4392089813215</text:p>
          </table:table-cell>
          <table:table-cell table:style-name="ce3" table:formula="of:=[.Q54]+0.00256*COS(RADIANS(125.04-1934.136*[.G54]))" office:value-type="float" office:value="23.43821592532" calcext:value-type="float">
            <text:p>23.43821592532</text:p>
          </table:table-cell>
          <table:table-cell table:style-name="ce3" table:formula="of:=DEGREES(ATAN2(COS(RADIANS([.P54]));COS(RADIANS([.R54]))*SIN(RADIANS([.P54]))))" office:value-type="float" office:value="148.72439656969" calcext:value-type="float">
            <text:p>148.72439656969</text:p>
          </table:table-cell>
          <table:table-cell table:style-name="ce3" table:formula="of:=DEGREES(ASIN(SIN(RADIANS([.R54]))*SIN(RADIANS([.P54]))))" office:value-type="float" office:value="12.6841882286341" calcext:value-type="float">
            <text:p>12.6841882286341</text:p>
          </table:table-cell>
          <table:table-cell table:style-name="ce3" table:formula="of:=TAN(RADIANS([.R54]/2))*TAN(RADIANS([.R54]/2))" office:value-type="float" office:value="0.043030468983549" calcext:value-type="float">
            <text:p>0.043030468983549</text:p>
          </table:table-cell>
          <table:table-cell table:formula="of:=4*DEGREES([.U54]*SIN(2*RADIANS([.I54]))-2*[.K54]*SIN(RADIANS([.J54]))+4*[.K54]*[.U54]*SIN(RADIANS([.J54]))*COS(2*RADIANS([.I54]))-0.5*[.U54]*[.U54]*SIN(4*RADIANS([.I54]))-1.25*[.K54]*[.K54]*SIN(2*RADIANS([.J54])))" office:value-type="float" office:value="-3.59966240177937" calcext:value-type="float">
            <text:p>-3.59966240177937</text:p>
          </table:table-cell>
          <table:table-cell table:style-name="ce3" table:formula="of:=DEGREES(ACOS(COS(RADIANS(90.833))/(COS(RADIANS([.$B$3]))*COS(RADIANS([.T54])))-TAN(RADIANS([.$B$3]))*TAN(RADIANS([.T54]))))" office:value-type="float" office:value="104.780498060807" calcext:value-type="float">
            <text:p>104.780498060807</text:p>
          </table:table-cell>
          <table:table-cell table:style-name="ce9" table:formula="of:=(720-4*[.$B$4]-[.V54]+[.$B$5]*60)/1440" office:value-type="time" office:time-value="PT12H19M07.350144107S" calcext:value-type="time">
            <text:p>12:19:07</text:p>
          </table:table-cell>
          <table:table-cell table:style-name="ce9" table:formula="of:=[.X54]-[.W54]*4/1440" office:value-type="time" office:time-value="PT05H20M00.030609513S" calcext:value-type="time">
            <text:p>5:20:00</text:p>
          </table:table-cell>
          <table:table-cell table:style-name="ce9" table:formula="of:=[.X54]+[.W54]*4/1440" office:value-type="time" office:time-value="PT19H18M14.6696787S" calcext:value-type="time">
            <text:p>19:18:14</text:p>
          </table:table-cell>
          <table:table-cell table:style-name="ce15" table:formula="of:=8*[.W54]" office:value-type="float" office:value="838.243984486458" calcext:value-type="float">
            <text:p>838.243984486458</text:p>
          </table:table-cell>
          <table:table-cell table:style-name="ce3" table:formula="of:=MOD([.E54]*1440+[.V54]+4*[.$B$4]-60*[.$B$5];1440)" office:value-type="float" office:value="298.877497598221" calcext:value-type="float">
            <text:p>298.877497598221</text:p>
          </table:table-cell>
          <table:table-cell table:style-name="ce3" table:formula="of:=IF([.AB54]/4&lt;0;[.AB54]/4+180;[.AB54]/4-180)" office:value-type="float" office:value="-105.280625600445" calcext:value-type="float">
            <text:p>-105.280625600445</text:p>
          </table:table-cell>
          <table:table-cell table:style-name="ce3" table:formula="of:=DEGREES(ACOS(SIN(RADIANS([.$B$3]))*SIN(RADIANS([.T54]))+COS(RADIANS([.$B$3]))*COS(RADIANS([.T54]))*COS(RADIANS([.AC54]))))" office:value-type="float" office:value="91.1599773850943" calcext:value-type="float">
            <text:p>91.1599773850943</text:p>
          </table:table-cell>
          <table:table-cell table:style-name="ce3" table:formula="of:=90-[.AD54]" office:value-type="float" office:value="-1.15997738509432" calcext:value-type="float">
            <text:p>-1.15997738509432</text:p>
          </table:table-cell>
          <table:table-cell table:style-name="ce3" table:formula="of:=IF([.AE54]&gt;85;0;IF([.AE54]&gt;5;58.1/TAN(RADIANS([.AE54]))-0.07/POWER(TAN(RADIANS([.AE54]));3)+0.000086/POWER(TAN(RADIANS([.AE54]));5);IF([.AE54]&gt;-0.575;1735+[.AE54]*(-518.2+[.AE54]*(103.4+[.AE54]*(-12.79+[.AE54]*0.711)));-20.772/TAN(RADIANS([.AE54])))))/3600" office:value-type="float" office:value="0.28496372670051" calcext:value-type="float">
            <text:p>0.28496372670051</text:p>
          </table:table-cell>
          <table:table-cell table:style-name="ce3" table:formula="of:=[.AE54]+[.AF54]" office:value-type="float" office:value="-0.875013658393813" calcext:value-type="float">
            <text:p>-0.875013658393813</text:p>
          </table:table-cell>
          <table:table-cell table:style-name="ce3" table:formula="of:=IF([.AC54]&gt;0;MOD(DEGREES(ACOS(((SIN(RADIANS([.$B$3]))*COS(RADIANS([.AD54])))-SIN(RADIANS([.T54])))/(COS(RADIANS([.$B$3]))*SIN(RADIANS([.AD54])))))+180;360);MOD(540-DEGREES(ACOS(((SIN(RADIANS([.$B$3]))*COS(RADIANS([.AD54])))-SIN(RADIANS([.T54])))/(COS(RADIANS([.$B$3]))*SIN(RADIANS([.AD54])))));360))" office:value-type="float" office:value="70.2706026176675" calcext:value-type="float">
            <text:p>70.270602617667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4]+0.1/24" office:value-type="time" office:time-value="PT05H24M00S" calcext:value-type="time">
            <text:p>5:24:00</text:p>
          </table:table-cell>
          <table:table-cell table:style-name="ce11" table:formula="of:=[.D55]+2415018.5+[.E55]-[.$B$5]/24" office:value-type="float" office:value="2451775.68333333" calcext:value-type="float">
            <text:p>2451775.68</text:p>
          </table:table-cell>
          <table:table-cell table:style-name="ce13" table:formula="of:=([.F55]-2451545)/36525" office:value-type="float" office:value="0.00631576545745604" calcext:value-type="float">
            <text:p>0.00631577</text:p>
          </table:table-cell>
          <table:table-cell/>
          <table:table-cell table:style-name="ce3" table:formula="of:=MOD(280.46646+[.G55]*(36000.76983+[.G55]*0.0003032);360)" office:value-type="float" office:value="147.838878546234" calcext:value-type="float">
            <text:p>147.838878546234</text:p>
          </table:table-cell>
          <table:table-cell table:style-name="ce3" table:formula="of:=357.52911+[.G55]*(35999.05029-0.0001537*[.G55])" office:value-type="float" office:value="584.890668316674" calcext:value-type="float">
            <text:p>584.890668316674</text:p>
          </table:table-cell>
          <table:table-cell table:style-name="ce3" table:formula="of:=0.016708634-[.G55]*(0.000042037+0.0000001267*[.G55])" office:value-type="float" office:value="0.0167083684991135" calcext:value-type="float">
            <text:p>0.016708368499114</text:p>
          </table:table-cell>
          <table:table-cell table:style-name="ce3" table:formula="of:=SIN(RADIANS([.J55]))*(1.914602-[.G55]*(0.004817+0.000014*[.G55]))+SIN(RADIANS(2*[.J55]))*(0.019993-0.000101*[.G55])+SIN(RADIANS(3*[.J55]))*0.000289" office:value-type="float" office:value="-1.33143405464836" calcext:value-type="float">
            <text:p>-1.33143405464836</text:p>
          </table:table-cell>
          <table:table-cell table:style-name="ce3" table:formula="of:=[.I55]+[.L55]" office:value-type="float" office:value="146.507444491585" calcext:value-type="float">
            <text:p>146.507444491585</text:p>
          </table:table-cell>
          <table:table-cell table:style-name="ce3" table:formula="of:=[.J55]+[.L55]" office:value-type="float" office:value="583.559234262025" calcext:value-type="float">
            <text:p>583.559234262025</text:p>
          </table:table-cell>
          <table:table-cell table:style-name="ce3" table:formula="of:=(1.000001018*(1-[.K55]*[.K55]))/(1+[.K55]*COS(RADIANS([.N55])))" office:value-type="float" office:value="1.01197476308846" calcext:value-type="float">
            <text:p>1.01197476308846</text:p>
          </table:table-cell>
          <table:table-cell table:style-name="ce3" table:formula="of:=[.M55]-0.00569-0.00478*SIN(RADIANS(125.04-1934.136*[.G55]))" office:value-type="float" office:value="146.497348776591" calcext:value-type="float">
            <text:p>146.497348776591</text:p>
          </table:table-cell>
          <table:table-cell table:style-name="ce3" table:formula="of:=23+(26+((21.448-[.G55]*(46.815+[.G55]*(0.00059-[.G55]*0.001813))))/60)/60" office:value-type="float" office:value="23.4392089798381" calcext:value-type="float">
            <text:p>23.4392089798381</text:p>
          </table:table-cell>
          <table:table-cell table:style-name="ce3" table:formula="of:=[.Q55]+0.00256*COS(RADIANS(125.04-1934.136*[.G55]))" office:value-type="float" office:value="23.4382159329229" calcext:value-type="float">
            <text:p>23.4382159329229</text:p>
          </table:table-cell>
          <table:table-cell table:style-name="ce3" table:formula="of:=DEGREES(ATAN2(COS(RADIANS([.P55]));COS(RADIANS([.R55]))*SIN(RADIANS([.P55]))))" office:value-type="float" office:value="148.72826175617" calcext:value-type="float">
            <text:p>148.72826175617</text:p>
          </table:table-cell>
          <table:table-cell table:style-name="ce3" table:formula="of:=DEGREES(ASIN(SIN(RADIANS([.R55]))*SIN(RADIANS([.P55]))))" office:value-type="float" office:value="12.6828250806972" calcext:value-type="float">
            <text:p>12.6828250806972</text:p>
          </table:table-cell>
          <table:table-cell table:style-name="ce3" table:formula="of:=TAN(RADIANS([.R55]/2))*TAN(RADIANS([.R55]/2))" office:value-type="float" office:value="0.0430304690122595" calcext:value-type="float">
            <text:p>0.04303046901226</text:p>
          </table:table-cell>
          <table:table-cell table:formula="of:=4*DEGREES([.U55]*SIN(2*RADIANS([.I55]))-2*[.K55]*SIN(RADIANS([.J55]))+4*[.K55]*[.U55]*SIN(RADIANS([.J55]))*COS(2*RADIANS([.I55]))-0.5*[.U55]*[.U55]*SIN(4*RADIANS([.I55]))-1.25*[.K55]*[.K55]*SIN(2*RADIANS([.J55])))" office:value-type="float" office:value="-3.59869764781244" calcext:value-type="float">
            <text:p>-3.59869764781244</text:p>
          </table:table-cell>
          <table:table-cell table:style-name="ce3" table:formula="of:=DEGREES(ACOS(COS(RADIANS(90.833))/(COS(RADIANS([.$B$3]))*COS(RADIANS([.T55])))-TAN(RADIANS([.$B$3]))*TAN(RADIANS([.T55]))))" office:value-type="float" office:value="104.778953660943" calcext:value-type="float">
            <text:p>104.778953660943</text:p>
          </table:table-cell>
          <table:table-cell table:style-name="ce9" table:formula="of:=(720-4*[.$B$4]-[.V55]+[.$B$5]*60)/1440" office:value-type="time" office:time-value="PT12H19M07.292258869S" calcext:value-type="time">
            <text:p>12:19:07</text:p>
          </table:table-cell>
          <table:table-cell table:style-name="ce9" table:formula="of:=[.X55]-[.W55]*4/1440" office:value-type="time" office:time-value="PT05H20M00.343380242S" calcext:value-type="time">
            <text:p>5:20:00</text:p>
          </table:table-cell>
          <table:table-cell table:style-name="ce9" table:formula="of:=[.X55]+[.W55]*4/1440" office:value-type="time" office:time-value="PT19H18M14.241137495S" calcext:value-type="time">
            <text:p>19:18:14</text:p>
          </table:table-cell>
          <table:table-cell table:style-name="ce15" table:formula="of:=8*[.W55]" office:value-type="float" office:value="838.231629287547" calcext:value-type="float">
            <text:p>838.231629287547</text:p>
          </table:table-cell>
          <table:table-cell table:style-name="ce3" table:formula="of:=MOD([.E55]*1440+[.V55]+4*[.$B$4]-60*[.$B$5];1440)" office:value-type="float" office:value="304.878462352188" calcext:value-type="float">
            <text:p>304.878462352188</text:p>
          </table:table-cell>
          <table:table-cell table:style-name="ce3" table:formula="of:=IF([.AB55]/4&lt;0;[.AB55]/4+180;[.AB55]/4-180)" office:value-type="float" office:value="-103.780384411953" calcext:value-type="float">
            <text:p>-103.780384411953</text:p>
          </table:table-cell>
          <table:table-cell table:style-name="ce3" table:formula="of:=DEGREES(ACOS(SIN(RADIANS([.$B$3]))*SIN(RADIANS([.T55]))+COS(RADIANS([.$B$3]))*COS(RADIANS([.T55]))*COS(RADIANS([.AC55]))))" office:value-type="float" office:value="90.1779796799761" calcext:value-type="float">
            <text:p>90.1779796799761</text:p>
          </table:table-cell>
          <table:table-cell table:style-name="ce3" table:formula="of:=90-[.AD55]" office:value-type="float" office:value="-0.177979679976104" calcext:value-type="float">
            <text:p>-0.177979679976104</text:p>
          </table:table-cell>
          <table:table-cell table:style-name="ce3" table:formula="of:=IF([.AE55]&gt;85;0;IF([.AE55]&gt;5;58.1/TAN(RADIANS([.AE55]))-0.07/POWER(TAN(RADIANS([.AE55]));3)+0.000086/POWER(TAN(RADIANS([.AE55]));5);IF([.AE55]&gt;-0.575;1735+[.AE55]*(-518.2+[.AE55]*(103.4+[.AE55]*(-12.79+[.AE55]*0.711)));-20.772/TAN(RADIANS([.AE55])))))/3600" office:value-type="float" office:value="0.508493685826531" calcext:value-type="float">
            <text:p>0.508493685826531</text:p>
          </table:table-cell>
          <table:table-cell table:style-name="ce3" table:formula="of:=[.AE55]+[.AF55]" office:value-type="float" office:value="0.330514005850427" calcext:value-type="float">
            <text:p>0.330514005850427</text:p>
          </table:table-cell>
          <table:table-cell table:style-name="ce3" table:formula="of:=IF([.AC55]&gt;0;MOD(DEGREES(ACOS(((SIN(RADIANS([.$B$3]))*COS(RADIANS([.AD55])))-SIN(RADIANS([.T55])))/(COS(RADIANS([.$B$3]))*SIN(RADIANS([.AD55])))))+180;360);MOD(540-DEGREES(ACOS(((SIN(RADIANS([.$B$3]))*COS(RADIANS([.AD55])))-SIN(RADIANS([.T55])))/(COS(RADIANS([.$B$3]))*SIN(RADIANS([.AD55])))));360))" office:value-type="float" office:value="71.3559986304503" calcext:value-type="float">
            <text:p>71.355998630450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5]+0.1/24" office:value-type="time" office:time-value="PT05H30M00S" calcext:value-type="time">
            <text:p>5:30:00</text:p>
          </table:table-cell>
          <table:table-cell table:style-name="ce11" table:formula="of:=[.D56]+2415018.5+[.E56]-[.$B$5]/24" office:value-type="float" office:value="2451775.6875" calcext:value-type="float">
            <text:p>2451775.69</text:p>
          </table:table-cell>
          <table:table-cell table:style-name="ce13" table:formula="of:=([.F56]-2451545)/36525" office:value-type="float" office:value="0.00631587953456537" calcext:value-type="float">
            <text:p>0.00631588</text:p>
          </table:table-cell>
          <table:table-cell/>
          <table:table-cell table:style-name="ce3" table:formula="of:=MOD(280.46646+[.G56]*(36000.76983+[.G56]*0.0003032);360)" office:value-type="float" office:value="147.84298540999" calcext:value-type="float">
            <text:p>147.84298540999</text:p>
          </table:table-cell>
          <table:table-cell table:style-name="ce3" table:formula="of:=357.52911+[.G56]*(35999.05029-0.0001537*[.G56])" office:value-type="float" office:value="584.894774984269" calcext:value-type="float">
            <text:p>584.894774984269</text:p>
          </table:table-cell>
          <table:table-cell table:style-name="ce3" table:formula="of:=0.016708634-[.G56]*(0.000042037+0.0000001267*[.G56])" office:value-type="float" office:value="0.0167083684943179" calcext:value-type="float">
            <text:p>0.016708368494318</text:p>
          </table:table-cell>
          <table:table-cell table:style-name="ce3" table:formula="of:=SIN(RADIANS([.J56]))*(1.914602-[.G56]*(0.004817+0.000014*[.G56]))+SIN(RADIANS(2*[.J56]))*(0.019993-0.000101*[.G56])+SIN(RADIANS(3*[.J56]))*0.000289" office:value-type="float" office:value="-1.3315312152679" calcext:value-type="float">
            <text:p>-1.3315312152679</text:p>
          </table:table-cell>
          <table:table-cell table:style-name="ce3" table:formula="of:=[.I56]+[.L56]" office:value-type="float" office:value="146.511454194722" calcext:value-type="float">
            <text:p>146.511454194722</text:p>
          </table:table-cell>
          <table:table-cell table:style-name="ce3" table:formula="of:=[.J56]+[.L56]" office:value-type="float" office:value="583.563243769001" calcext:value-type="float">
            <text:p>583.563243769001</text:p>
          </table:table-cell>
          <table:table-cell table:style-name="ce3" table:formula="of:=(1.000001018*(1-[.K56]*[.K56]))/(1+[.K56]*COS(RADIANS([.N56])))" office:value-type="float" office:value="1.01197393768777" calcext:value-type="float">
            <text:p>1.01197393768777</text:p>
          </table:table-cell>
          <table:table-cell table:style-name="ce3" table:formula="of:=[.M56]-0.00569-0.00478*SIN(RADIANS(125.04-1934.136*[.G56]))" office:value-type="float" office:value="146.501358472588" calcext:value-type="float">
            <text:p>146.501358472588</text:p>
          </table:table-cell>
          <table:table-cell table:style-name="ce3" table:formula="of:=23+(26+((21.448-[.G56]*(46.815+[.G56]*(0.00059-[.G56]*0.001813))))/60)/60" office:value-type="float" office:value="23.4392089783546" calcext:value-type="float">
            <text:p>23.4392089783546</text:p>
          </table:table-cell>
          <table:table-cell table:style-name="ce3" table:formula="of:=[.Q56]+0.00256*COS(RADIANS(125.04-1934.136*[.G56]))" office:value-type="float" office:value="23.4382159405258" calcext:value-type="float">
            <text:p>23.4382159405258</text:p>
          </table:table-cell>
          <table:table-cell table:style-name="ce3" table:formula="of:=DEGREES(ATAN2(COS(RADIANS([.P56]));COS(RADIANS([.R56]))*SIN(RADIANS([.P56]))))" office:value-type="float" office:value="148.732126907132" calcext:value-type="float">
            <text:p>148.732126907132</text:p>
          </table:table-cell>
          <table:table-cell table:style-name="ce3" table:formula="of:=DEGREES(ASIN(SIN(RADIANS([.R56]))*SIN(RADIANS([.P56]))))" office:value-type="float" office:value="12.6814618748377" calcext:value-type="float">
            <text:p>12.6814618748377</text:p>
          </table:table-cell>
          <table:table-cell table:style-name="ce3" table:formula="of:=TAN(RADIANS([.R56]/2))*TAN(RADIANS([.R56]/2))" office:value-type="float" office:value="0.0430304690409702" calcext:value-type="float">
            <text:p>0.04303046904097</text:p>
          </table:table-cell>
          <table:table-cell table:formula="of:=4*DEGREES([.U56]*SIN(2*RADIANS([.I56]))-2*[.K56]*SIN(RADIANS([.J56]))+4*[.K56]*[.U56]*SIN(RADIANS([.J56]))*COS(2*RADIANS([.I56]))-0.5*[.U56]*[.U56]*SIN(4*RADIANS([.I56]))-1.25*[.K56]*[.K56]*SIN(2*RADIANS([.J56])))" office:value-type="float" office:value="-3.59773275451268" calcext:value-type="float">
            <text:p>-3.59773275451268</text:p>
          </table:table-cell>
          <table:table-cell table:style-name="ce3" table:formula="of:=DEGREES(ACOS(COS(RADIANS(90.833))/(COS(RADIANS([.$B$3]))*COS(RADIANS([.T56])))-TAN(RADIANS([.$B$3]))*TAN(RADIANS([.T56]))))" office:value-type="float" office:value="104.777409223697" calcext:value-type="float">
            <text:p>104.777409223697</text:p>
          </table:table-cell>
          <table:table-cell table:style-name="ce9" table:formula="of:=(720-4*[.$B$4]-[.V56]+[.$B$5]*60)/1440" office:value-type="time" office:time-value="PT12H19M07.234365271S" calcext:value-type="time">
            <text:p>12:19:07</text:p>
          </table:table-cell>
          <table:table-cell table:style-name="ce9" table:formula="of:=[.X56]-[.W56]*4/1440" office:value-type="time" office:time-value="PT05H20M00.656151583S" calcext:value-type="time">
            <text:p>5:20:00</text:p>
          </table:table-cell>
          <table:table-cell table:style-name="ce9" table:formula="of:=[.X56]+[.W56]*4/1440" office:value-type="time" office:time-value="PT19H18M13.812578958S" calcext:value-type="time">
            <text:p>19:18:13</text:p>
          </table:table-cell>
          <table:table-cell table:style-name="ce15" table:formula="of:=8*[.W56]" office:value-type="float" office:value="838.219273789579" calcext:value-type="float">
            <text:p>838.219273789579</text:p>
          </table:table-cell>
          <table:table-cell table:style-name="ce3" table:formula="of:=MOD([.E56]*1440+[.V56]+4*[.$B$4]-60*[.$B$5];1440)" office:value-type="float" office:value="310.879427245488" calcext:value-type="float">
            <text:p>310.879427245488</text:p>
          </table:table-cell>
          <table:table-cell table:style-name="ce3" table:formula="of:=IF([.AB56]/4&lt;0;[.AB56]/4+180;[.AB56]/4-180)" office:value-type="float" office:value="-102.280143188628" calcext:value-type="float">
            <text:p>-102.280143188628</text:p>
          </table:table-cell>
          <table:table-cell table:style-name="ce3" table:formula="of:=DEGREES(ACOS(SIN(RADIANS([.$B$3]))*SIN(RADIANS([.T56]))+COS(RADIANS([.$B$3]))*COS(RADIANS([.T56]))*COS(RADIANS([.AC56]))))" office:value-type="float" office:value="89.18969006865" calcext:value-type="float">
            <text:p>89.18969006865</text:p>
          </table:table-cell>
          <table:table-cell table:style-name="ce3" table:formula="of:=90-[.AD56]" office:value-type="float" office:value="0.810309931350034" calcext:value-type="float">
            <text:p>0.810309931350034</text:p>
          </table:table-cell>
          <table:table-cell table:style-name="ce3" table:formula="of:=IF([.AE56]&gt;85;0;IF([.AE56]&gt;5;58.1/TAN(RADIANS([.AE56]))-0.07/POWER(TAN(RADIANS([.AE56]));3)+0.000086/POWER(TAN(RADIANS([.AE56]));5);IF([.AE56]&gt;-0.575;1735+[.AE56]*(-518.2+[.AE56]*(103.4+[.AE56]*(-12.79+[.AE56]*0.711)));-20.772/TAN(RADIANS([.AE56])))))/3600" office:value-type="float" office:value="0.3823587929495" calcext:value-type="float">
            <text:p>0.3823587929495</text:p>
          </table:table-cell>
          <table:table-cell table:style-name="ce3" table:formula="of:=[.AE56]+[.AF56]" office:value-type="float" office:value="1.19266872429953" calcext:value-type="float">
            <text:p>1.19266872429953</text:p>
          </table:table-cell>
          <table:table-cell table:style-name="ce3" table:formula="of:=IF([.AC56]&gt;0;MOD(DEGREES(ACOS(((SIN(RADIANS([.$B$3]))*COS(RADIANS([.AD56])))-SIN(RADIANS([.T56])))/(COS(RADIANS([.$B$3]))*SIN(RADIANS([.AD56])))))+180;360);MOD(540-DEGREES(ACOS(((SIN(RADIANS([.$B$3]))*COS(RADIANS([.AD56])))-SIN(RADIANS([.T56])))/(COS(RADIANS([.$B$3]))*SIN(RADIANS([.AD56])))));360))" office:value-type="float" office:value="72.43562154072" calcext:value-type="float">
            <text:p>72.4356215407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6]+0.1/24" office:value-type="time" office:time-value="PT05H36M00S" calcext:value-type="time">
            <text:p>5:36:00</text:p>
          </table:table-cell>
          <table:table-cell table:style-name="ce11" table:formula="of:=[.D57]+2415018.5+[.E57]-[.$B$5]/24" office:value-type="float" office:value="2451775.69166667" calcext:value-type="float">
            <text:p>2451775.69</text:p>
          </table:table-cell>
          <table:table-cell table:style-name="ce13" table:formula="of:=([.F57]-2451545)/36525" office:value-type="float" office:value="0.00631599361168745" calcext:value-type="float">
            <text:p>0.00631599</text:p>
          </table:table-cell>
          <table:table-cell/>
          <table:table-cell table:style-name="ce3" table:formula="of:=MOD(280.46646+[.G57]*(36000.76983+[.G57]*0.0003032);360)" office:value-type="float" office:value="147.847092274205" calcext:value-type="float">
            <text:p>147.847092274205</text:p>
          </table:table-cell>
          <table:table-cell table:style-name="ce3" table:formula="of:=357.52911+[.G57]*(35999.05029-0.0001537*[.G57])" office:value-type="float" office:value="584.898881652324" calcext:value-type="float">
            <text:p>584.898881652324</text:p>
          </table:table-cell>
          <table:table-cell table:style-name="ce3" table:formula="of:=0.016708634-[.G57]*(0.000042037+0.0000001267*[.G57])" office:value-type="float" office:value="0.0167083684895223" calcext:value-type="float">
            <text:p>0.016708368489522</text:p>
          </table:table-cell>
          <table:table-cell table:style-name="ce3" table:formula="of:=SIN(RADIANS([.J57]))*(1.914602-[.G57]*(0.004817+0.000014*[.G57]))+SIN(RADIANS(2*[.J57]))*(0.019993-0.000101*[.G57])+SIN(RADIANS(3*[.J57]))*0.000289" office:value-type="float" office:value="-1.33162836935747" calcext:value-type="float">
            <text:p>-1.33162836935747</text:p>
          </table:table-cell>
          <table:table-cell table:style-name="ce3" table:formula="of:=[.I57]+[.L57]" office:value-type="float" office:value="146.515463904848" calcext:value-type="float">
            <text:p>146.515463904848</text:p>
          </table:table-cell>
          <table:table-cell table:style-name="ce3" table:formula="of:=[.J57]+[.L57]" office:value-type="float" office:value="583.567253282966" calcext:value-type="float">
            <text:p>583.567253282966</text:p>
          </table:table-cell>
          <table:table-cell table:style-name="ce3" table:formula="of:=(1.000001018*(1-[.K57]*[.K57]))/(1+[.K57]*COS(RADIANS([.N57])))" office:value-type="float" office:value="1.01197311222625" calcext:value-type="float">
            <text:p>1.01197311222625</text:p>
          </table:table-cell>
          <table:table-cell table:style-name="ce3" table:formula="of:=[.M57]-0.00569-0.00478*SIN(RADIANS(125.04-1934.136*[.G57]))" office:value-type="float" office:value="146.505368175573" calcext:value-type="float">
            <text:p>146.505368175573</text:p>
          </table:table-cell>
          <table:table-cell table:style-name="ce3" table:formula="of:=23+(26+((21.448-[.G57]*(46.815+[.G57]*(0.00059-[.G57]*0.001813))))/60)/60" office:value-type="float" office:value="23.4392089768711" calcext:value-type="float">
            <text:p>23.4392089768711</text:p>
          </table:table-cell>
          <table:table-cell table:style-name="ce3" table:formula="of:=[.Q57]+0.00256*COS(RADIANS(125.04-1934.136*[.G57]))" office:value-type="float" office:value="23.4382159481288" calcext:value-type="float">
            <text:p>23.4382159481288</text:p>
          </table:table-cell>
          <table:table-cell table:style-name="ce3" table:formula="of:=DEGREES(ATAN2(COS(RADIANS([.P57]));COS(RADIANS([.R57]))*SIN(RADIANS([.P57]))))" office:value-type="float" office:value="148.735992023444" calcext:value-type="float">
            <text:p>148.735992023444</text:p>
          </table:table-cell>
          <table:table-cell table:style-name="ce3" table:formula="of:=DEGREES(ASIN(SIN(RADIANS([.R57]))*SIN(RADIANS([.P57]))))" office:value-type="float" office:value="12.6800986107573" calcext:value-type="float">
            <text:p>12.6800986107573</text:p>
          </table:table-cell>
          <table:table-cell table:style-name="ce3" table:formula="of:=TAN(RADIANS([.R57]/2))*TAN(RADIANS([.R57]/2))" office:value-type="float" office:value="0.0430304690696809" calcext:value-type="float">
            <text:p>0.043030469069681</text:p>
          </table:table-cell>
          <table:table-cell table:formula="of:=4*DEGREES([.U57]*SIN(2*RADIANS([.I57]))-2*[.K57]*SIN(RADIANS([.J57]))+4*[.K57]*[.U57]*SIN(RADIANS([.J57]))*COS(2*RADIANS([.I57]))-0.5*[.U57]*[.U57]*SIN(4*RADIANS([.I57]))-1.25*[.K57]*[.K57]*SIN(2*RADIANS([.J57])))" office:value-type="float" office:value="-3.59676772167899" calcext:value-type="float">
            <text:p>-3.59676772167899</text:p>
          </table:table-cell>
          <table:table-cell table:style-name="ce3" table:formula="of:=DEGREES(ACOS(COS(RADIANS(90.833))/(COS(RADIANS([.$B$3]))*COS(RADIANS([.T57])))-TAN(RADIANS([.$B$3]))*TAN(RADIANS([.T57]))))" office:value-type="float" office:value="104.775864748731" calcext:value-type="float">
            <text:p>104.775864748731</text:p>
          </table:table-cell>
          <table:table-cell table:style-name="ce9" table:formula="of:=(720-4*[.$B$4]-[.V57]+[.$B$5]*60)/1440" office:value-type="time" office:time-value="PT12H19M07.176463301S" calcext:value-type="time">
            <text:p>12:19:07</text:p>
          </table:table-cell>
          <table:table-cell table:style-name="ce9" table:formula="of:=[.X57]-[.W57]*4/1440" office:value-type="time" office:time-value="PT05H20M00.968923605S" calcext:value-type="time">
            <text:p>5:20:00</text:p>
          </table:table-cell>
          <table:table-cell table:style-name="ce9" table:formula="of:=[.X57]+[.W57]*4/1440" office:value-type="time" office:time-value="PT19H18M13.384002996S" calcext:value-type="time">
            <text:p>19:18:13</text:p>
          </table:table-cell>
          <table:table-cell table:style-name="ce15" table:formula="of:=8*[.W57]" office:value-type="float" office:value="838.20691798985" calcext:value-type="float">
            <text:p>838.20691798985</text:p>
          </table:table-cell>
          <table:table-cell table:style-name="ce3" table:formula="of:=MOD([.E57]*1440+[.V57]+4*[.$B$4]-60*[.$B$5];1440)" office:value-type="float" office:value="316.880392278321" calcext:value-type="float">
            <text:p>316.880392278321</text:p>
          </table:table-cell>
          <table:table-cell table:style-name="ce3" table:formula="of:=IF([.AB57]/4&lt;0;[.AB57]/4+180;[.AB57]/4-180)" office:value-type="float" office:value="-100.77990193042" calcext:value-type="float">
            <text:p>-100.77990193042</text:p>
          </table:table-cell>
          <table:table-cell table:style-name="ce3" table:formula="of:=DEGREES(ACOS(SIN(RADIANS([.$B$3]))*SIN(RADIANS([.T57]))+COS(RADIANS([.$B$3]))*COS(RADIANS([.T57]))*COS(RADIANS([.AC57]))))" office:value-type="float" office:value="88.195491017976" calcext:value-type="float">
            <text:p>88.195491017976</text:p>
          </table:table-cell>
          <table:table-cell table:style-name="ce3" table:formula="of:=90-[.AD57]" office:value-type="float" office:value="1.804508982024" calcext:value-type="float">
            <text:p>1.804508982024</text:p>
          </table:table-cell>
          <table:table-cell table:style-name="ce3" table:formula="of:=IF([.AE57]&gt;85;0;IF([.AE57]&gt;5;58.1/TAN(RADIANS([.AE57]))-0.07/POWER(TAN(RADIANS([.AE57]));3)+0.000086/POWER(TAN(RADIANS([.AE57]));5);IF([.AE57]&gt;-0.575;1735+[.AE57]*(-518.2+[.AE57]*(103.4+[.AE57]*(-12.79+[.AE57]*0.711)));-20.772/TAN(RADIANS([.AE57])))))/3600" office:value-type="float" office:value="0.296940443503507" calcext:value-type="float">
            <text:p>0.296940443503507</text:p>
          </table:table-cell>
          <table:table-cell table:style-name="ce3" table:formula="of:=[.AE57]+[.AF57]" office:value-type="float" office:value="2.10144942552751" calcext:value-type="float">
            <text:p>2.10144942552751</text:p>
          </table:table-cell>
          <table:table-cell table:style-name="ce3" table:formula="of:=IF([.AC57]&gt;0;MOD(DEGREES(ACOS(((SIN(RADIANS([.$B$3]))*COS(RADIANS([.AD57])))-SIN(RADIANS([.T57])))/(COS(RADIANS([.$B$3]))*SIN(RADIANS([.AD57])))))+180;360);MOD(540-DEGREES(ACOS(((SIN(RADIANS([.$B$3]))*COS(RADIANS([.AD57])))-SIN(RADIANS([.T57])))/(COS(RADIANS([.$B$3]))*SIN(RADIANS([.AD57])))));360))" office:value-type="float" office:value="73.5100790325678" calcext:value-type="float">
            <text:p>73.510079032567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7]+0.1/24" office:value-type="time" office:time-value="PT05H42M00S" calcext:value-type="time">
            <text:p>5:42:00</text:p>
          </table:table-cell>
          <table:table-cell table:style-name="ce11" table:formula="of:=[.D58]+2415018.5+[.E58]-[.$B$5]/24" office:value-type="float" office:value="2451775.69583333" calcext:value-type="float">
            <text:p>2451775.70</text:p>
          </table:table-cell>
          <table:table-cell table:style-name="ce13" table:formula="of:=([.F58]-2451545)/36525" office:value-type="float" office:value="0.00631610768879678" calcext:value-type="float">
            <text:p>0.00631611</text:p>
          </table:table-cell>
          <table:table-cell/>
          <table:table-cell table:style-name="ce3" table:formula="of:=MOD(280.46646+[.G58]*(36000.76983+[.G58]*0.0003032);360)" office:value-type="float" office:value="147.851199137962" calcext:value-type="float">
            <text:p>147.851199137962</text:p>
          </table:table-cell>
          <table:table-cell table:style-name="ce3" table:formula="of:=357.52911+[.G58]*(35999.05029-0.0001537*[.G58])" office:value-type="float" office:value="584.902988319919" calcext:value-type="float">
            <text:p>584.902988319919</text:p>
          </table:table-cell>
          <table:table-cell table:style-name="ce3" table:formula="of:=0.016708634-[.G58]*(0.000042037+0.0000001267*[.G58])" office:value-type="float" office:value="0.0167083684847266" calcext:value-type="float">
            <text:p>0.016708368484727</text:p>
          </table:table-cell>
          <table:table-cell table:style-name="ce3" table:formula="of:=SIN(RADIANS([.J58]))*(1.914602-[.G58]*(0.004817+0.000014*[.G58]))+SIN(RADIANS(2*[.J58]))*(0.019993-0.000101*[.G58])+SIN(RADIANS(3*[.J58]))*0.000289" office:value-type="float" office:value="-1.33172551689484" calcext:value-type="float">
            <text:p>-1.33172551689484</text:p>
          </table:table-cell>
          <table:table-cell table:style-name="ce3" table:formula="of:=[.I58]+[.L58]" office:value-type="float" office:value="146.519473621067" calcext:value-type="float">
            <text:p>146.519473621067</text:p>
          </table:table-cell>
          <table:table-cell table:style-name="ce3" table:formula="of:=[.J58]+[.L58]" office:value-type="float" office:value="583.571262803024" calcext:value-type="float">
            <text:p>583.571262803024</text:p>
          </table:table-cell>
          <table:table-cell table:style-name="ce3" table:formula="of:=(1.000001018*(1-[.K58]*[.K58]))/(1+[.K58]*COS(RADIANS([.N58])))" office:value-type="float" office:value="1.0119722867041" calcext:value-type="float">
            <text:p>1.0119722867041</text:p>
          </table:table-cell>
          <table:table-cell table:style-name="ce3" table:formula="of:=[.M58]-0.00569-0.00478*SIN(RADIANS(125.04-1934.136*[.G58]))" office:value-type="float" office:value="146.509377884652" calcext:value-type="float">
            <text:p>146.509377884652</text:p>
          </table:table-cell>
          <table:table-cell table:style-name="ce3" table:formula="of:=23+(26+((21.448-[.G58]*(46.815+[.G58]*(0.00059-[.G58]*0.001813))))/60)/60" office:value-type="float" office:value="23.4392089753876" calcext:value-type="float">
            <text:p>23.4392089753876</text:p>
          </table:table-cell>
          <table:table-cell table:style-name="ce3" table:formula="of:=[.Q58]+0.00256*COS(RADIANS(125.04-1934.136*[.G58]))" office:value-type="float" office:value="23.4382159557317" calcext:value-type="float">
            <text:p>23.4382159557317</text:p>
          </table:table-cell>
          <table:table-cell table:style-name="ce3" table:formula="of:=DEGREES(ATAN2(COS(RADIANS([.P58]));COS(RADIANS([.R58]))*SIN(RADIANS([.P58]))))" office:value-type="float" office:value="148.739857104245" calcext:value-type="float">
            <text:p>148.739857104245</text:p>
          </table:table-cell>
          <table:table-cell table:style-name="ce3" table:formula="of:=DEGREES(ASIN(SIN(RADIANS([.R58]))*SIN(RADIANS([.P58]))))" office:value-type="float" office:value="12.6787352887672" calcext:value-type="float">
            <text:p>12.6787352887672</text:p>
          </table:table-cell>
          <table:table-cell table:style-name="ce3" table:formula="of:=TAN(RADIANS([.R58]/2))*TAN(RADIANS([.R58]/2))" office:value-type="float" office:value="0.0430304690983916" calcext:value-type="float">
            <text:p>0.043030469098392</text:p>
          </table:table-cell>
          <table:table-cell table:formula="of:=4*DEGREES([.U58]*SIN(2*RADIANS([.I58]))-2*[.K58]*SIN(RADIANS([.J58]))+4*[.K58]*[.U58]*SIN(RADIANS([.J58]))*COS(2*RADIANS([.I58]))-0.5*[.U58]*[.U58]*SIN(4*RADIANS([.I58]))-1.25*[.K58]*[.K58]*SIN(2*RADIANS([.J58])))" office:value-type="float" office:value="-3.59580254954166" calcext:value-type="float">
            <text:p>-3.59580254954166</text:p>
          </table:table-cell>
          <table:table-cell table:style-name="ce3" table:formula="of:=DEGREES(ACOS(COS(RADIANS(90.833))/(COS(RADIANS([.$B$3]))*COS(RADIANS([.T58])))-TAN(RADIANS([.$B$3]))*TAN(RADIANS([.T58]))))" office:value-type="float" office:value="104.774320236397" calcext:value-type="float">
            <text:p>104.774320236397</text:p>
          </table:table-cell>
          <table:table-cell table:style-name="ce9" table:formula="of:=(720-4*[.$B$4]-[.V58]+[.$B$5]*60)/1440" office:value-type="time" office:time-value="PT12H19M07.118552972S" calcext:value-type="time">
            <text:p>12:19:07</text:p>
          </table:table-cell>
          <table:table-cell table:style-name="ce9" table:formula="of:=[.X58]-[.W58]*4/1440" office:value-type="time" office:time-value="PT05H20M01.281696237S" calcext:value-type="time">
            <text:p>5:20:01</text:p>
          </table:table-cell>
          <table:table-cell table:style-name="ce9" table:formula="of:=[.X58]+[.W58]*4/1440" office:value-type="time" office:time-value="PT19H18M12.955409708S" calcext:value-type="time">
            <text:p>19:18:12</text:p>
          </table:table-cell>
          <table:table-cell table:style-name="ce15" table:formula="of:=8*[.W58]" office:value-type="float" office:value="838.194561891178" calcext:value-type="float">
            <text:p>838.194561891178</text:p>
          </table:table-cell>
          <table:table-cell table:style-name="ce3" table:formula="of:=MOD([.E58]*1440+[.V58]+4*[.$B$4]-60*[.$B$5];1440)" office:value-type="float" office:value="322.881357450459" calcext:value-type="float">
            <text:p>322.881357450459</text:p>
          </table:table-cell>
          <table:table-cell table:style-name="ce3" table:formula="of:=IF([.AB58]/4&lt;0;[.AB58]/4+180;[.AB58]/4-180)" office:value-type="float" office:value="-99.2796606373853" calcext:value-type="float">
            <text:p>-99.2796606373853</text:p>
          </table:table-cell>
          <table:table-cell table:style-name="ce3" table:formula="of:=DEGREES(ACOS(SIN(RADIANS([.$B$3]))*SIN(RADIANS([.T58]))+COS(RADIANS([.$B$3]))*COS(RADIANS([.T58]))*COS(RADIANS([.AC58]))))" office:value-type="float" office:value="87.1957586945819" calcext:value-type="float">
            <text:p>87.1957586945819</text:p>
          </table:table-cell>
          <table:table-cell table:style-name="ce3" table:formula="of:=90-[.AD58]" office:value-type="float" office:value="2.80424130541815" calcext:value-type="float">
            <text:p>2.80424130541815</text:p>
          </table:table-cell>
          <table:table-cell table:style-name="ce3" table:formula="of:=IF([.AE58]&gt;85;0;IF([.AE58]&gt;5;58.1/TAN(RADIANS([.AE58]))-0.07/POWER(TAN(RADIANS([.AE58]));3)+0.000086/POWER(TAN(RADIANS([.AE58]));5);IF([.AE58]&gt;-0.575;1735+[.AE58]*(-518.2+[.AE58]*(103.4+[.AE58]*(-12.79+[.AE58]*0.711)));-20.772/TAN(RADIANS([.AE58])))))/3600" office:value-type="float" office:value="0.238022069280487" calcext:value-type="float">
            <text:p>0.238022069280487</text:p>
          </table:table-cell>
          <table:table-cell table:style-name="ce3" table:formula="of:=[.AE58]+[.AF58]" office:value-type="float" office:value="3.04226337469863" calcext:value-type="float">
            <text:p>3.04226337469863</text:p>
          </table:table-cell>
          <table:table-cell table:style-name="ce3" table:formula="of:=IF([.AC58]&gt;0;MOD(DEGREES(ACOS(((SIN(RADIANS([.$B$3]))*COS(RADIANS([.AD58])))-SIN(RADIANS([.T58])))/(COS(RADIANS([.$B$3]))*SIN(RADIANS([.AD58])))))+180;360);MOD(540-DEGREES(ACOS(((SIN(RADIANS([.$B$3]))*COS(RADIANS([.AD58])))-SIN(RADIANS([.T58])))/(COS(RADIANS([.$B$3]))*SIN(RADIANS([.AD58])))));360))" office:value-type="float" office:value="74.5799849929615" calcext:value-type="float">
            <text:p>74.579984992961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8]+0.1/24" office:value-type="time" office:time-value="PT05H48M00S" calcext:value-type="time">
            <text:p>5:48:00</text:p>
          </table:table-cell>
          <table:table-cell table:style-name="ce11" table:formula="of:=[.D59]+2415018.5+[.E59]-[.$B$5]/24" office:value-type="float" office:value="2451775.7" calcext:value-type="float">
            <text:p>2451775.70</text:p>
          </table:table-cell>
          <table:table-cell table:style-name="ce13" table:formula="of:=([.F59]-2451545)/36525" office:value-type="float" office:value="0.00631622176591886" calcext:value-type="float">
            <text:p>0.00631622</text:p>
          </table:table-cell>
          <table:table-cell/>
          <table:table-cell table:style-name="ce3" table:formula="of:=MOD(280.46646+[.G59]*(36000.76983+[.G59]*0.0003032);360)" office:value-type="float" office:value="147.855306002177" calcext:value-type="float">
            <text:p>147.855306002177</text:p>
          </table:table-cell>
          <table:table-cell table:style-name="ce3" table:formula="of:=357.52911+[.G59]*(35999.05029-0.0001537*[.G59])" office:value-type="float" office:value="584.907094987974" calcext:value-type="float">
            <text:p>584.907094987974</text:p>
          </table:table-cell>
          <table:table-cell table:style-name="ce3" table:formula="of:=0.016708634-[.G59]*(0.000042037+0.0000001267*[.G59])" office:value-type="float" office:value="0.016708368479931" calcext:value-type="float">
            <text:p>0.016708368479931</text:p>
          </table:table-cell>
          <table:table-cell table:style-name="ce3" table:formula="of:=SIN(RADIANS([.J59]))*(1.914602-[.G59]*(0.004817+0.000014*[.G59]))+SIN(RADIANS(2*[.J59]))*(0.019993-0.000101*[.G59])+SIN(RADIANS(3*[.J59]))*0.000289" office:value-type="float" office:value="-1.33182265790122" calcext:value-type="float">
            <text:p>-1.33182265790122</text:p>
          </table:table-cell>
          <table:table-cell table:style-name="ce3" table:formula="of:=[.I59]+[.L59]" office:value-type="float" office:value="146.523483344276" calcext:value-type="float">
            <text:p>146.523483344276</text:p>
          </table:table-cell>
          <table:table-cell table:style-name="ce3" table:formula="of:=[.J59]+[.L59]" office:value-type="float" office:value="583.575272330073" calcext:value-type="float">
            <text:p>583.575272330073</text:p>
          </table:table-cell>
          <table:table-cell table:style-name="ce3" table:formula="of:=(1.000001018*(1-[.K59]*[.K59]))/(1+[.K59]*COS(RADIANS([.N59])))" office:value-type="float" office:value="1.01197146112112" calcext:value-type="float">
            <text:p>1.01197146112112</text:p>
          </table:table-cell>
          <table:table-cell table:style-name="ce3" table:formula="of:=[.M59]-0.00569-0.00478*SIN(RADIANS(125.04-1934.136*[.G59]))" office:value-type="float" office:value="146.513387600721" calcext:value-type="float">
            <text:p>146.513387600721</text:p>
          </table:table-cell>
          <table:table-cell table:style-name="ce3" table:formula="of:=23+(26+((21.448-[.G59]*(46.815+[.G59]*(0.00059-[.G59]*0.001813))))/60)/60" office:value-type="float" office:value="23.4392089739041" calcext:value-type="float">
            <text:p>23.4392089739041</text:p>
          </table:table-cell>
          <table:table-cell table:style-name="ce3" table:formula="of:=[.Q59]+0.00256*COS(RADIANS(125.04-1934.136*[.G59]))" office:value-type="float" office:value="23.4382159633347" calcext:value-type="float">
            <text:p>23.4382159633347</text:p>
          </table:table-cell>
          <table:table-cell table:style-name="ce3" table:formula="of:=DEGREES(ATAN2(COS(RADIANS([.P59]));COS(RADIANS([.R59]))*SIN(RADIANS([.P59]))))" office:value-type="float" office:value="148.743722150403" calcext:value-type="float">
            <text:p>148.743722150403</text:p>
          </table:table-cell>
          <table:table-cell table:style-name="ce3" table:formula="of:=DEGREES(ASIN(SIN(RADIANS([.R59]))*SIN(RADIANS([.P59]))))" office:value-type="float" office:value="12.6773719085688" calcext:value-type="float">
            <text:p>12.6773719085688</text:p>
          </table:table-cell>
          <table:table-cell table:style-name="ce3" table:formula="of:=TAN(RADIANS([.R59]/2))*TAN(RADIANS([.R59]/2))" office:value-type="float" office:value="0.0430304691271024" calcext:value-type="float">
            <text:p>0.043030469127103</text:p>
          </table:table-cell>
          <table:table-cell table:formula="of:=4*DEGREES([.U59]*SIN(2*RADIANS([.I59]))-2*[.K59]*SIN(RADIANS([.J59]))+4*[.K59]*[.U59]*SIN(RADIANS([.J59]))*COS(2*RADIANS([.I59]))-0.5*[.U59]*[.U59]*SIN(4*RADIANS([.I59]))-1.25*[.K59]*[.K59]*SIN(2*RADIANS([.J59])))" office:value-type="float" office:value="-3.59483723789954" calcext:value-type="float">
            <text:p>-3.59483723789954</text:p>
          </table:table-cell>
          <table:table-cell table:style-name="ce3" table:formula="of:=DEGREES(ACOS(COS(RADIANS(90.833))/(COS(RADIANS([.$B$3]))*COS(RADIANS([.T59])))-TAN(RADIANS([.$B$3]))*TAN(RADIANS([.T59]))))" office:value-type="float" office:value="104.772775686357" calcext:value-type="float">
            <text:p>104.772775686357</text:p>
          </table:table-cell>
          <table:table-cell table:style-name="ce9" table:formula="of:=(720-4*[.$B$4]-[.V59]+[.$B$5]*60)/1440" office:value-type="time" office:time-value="PT12H19M07.060634274S" calcext:value-type="time">
            <text:p>12:19:07</text:p>
          </table:table-cell>
          <table:table-cell table:style-name="ce9" table:formula="of:=[.X59]-[.W59]*4/1440" office:value-type="time" office:time-value="PT05H20M01.594469548S" calcext:value-type="time">
            <text:p>5:20:01</text:p>
          </table:table-cell>
          <table:table-cell table:style-name="ce9" table:formula="of:=[.X59]+[.W59]*4/1440" office:value-type="time" office:time-value="PT19H18M12.526799S" calcext:value-type="time">
            <text:p>19:18:12</text:p>
          </table:table-cell>
          <table:table-cell table:style-name="ce15" table:formula="of:=8*[.W59]" office:value-type="float" office:value="838.182205490858" calcext:value-type="float">
            <text:p>838.182205490858</text:p>
          </table:table-cell>
          <table:table-cell table:style-name="ce3" table:formula="of:=MOD([.E59]*1440+[.V59]+4*[.$B$4]-60*[.$B$5];1440)" office:value-type="float" office:value="328.882322762101" calcext:value-type="float">
            <text:p>328.882322762101</text:p>
          </table:table-cell>
          <table:table-cell table:style-name="ce3" table:formula="of:=IF([.AB59]/4&lt;0;[.AB59]/4+180;[.AB59]/4-180)" office:value-type="float" office:value="-97.7794193094748" calcext:value-type="float">
            <text:p>-97.7794193094748</text:p>
          </table:table-cell>
          <table:table-cell table:style-name="ce3" table:formula="of:=DEGREES(ACOS(SIN(RADIANS([.$B$3]))*SIN(RADIANS([.T59]))+COS(RADIANS([.$B$3]))*COS(RADIANS([.T59]))*COS(RADIANS([.AC59]))))" office:value-type="float" office:value="86.1908635752518" calcext:value-type="float">
            <text:p>86.1908635752518</text:p>
          </table:table-cell>
          <table:table-cell table:style-name="ce3" table:formula="of:=90-[.AD59]" office:value-type="float" office:value="3.80913642474819" calcext:value-type="float">
            <text:p>3.80913642474819</text:p>
          </table:table-cell>
          <table:table-cell table:style-name="ce3" table:formula="of:=IF([.AE59]&gt;85;0;IF([.AE59]&gt;5;58.1/TAN(RADIANS([.AE59]))-0.07/POWER(TAN(RADIANS([.AE59]));3)+0.000086/POWER(TAN(RADIANS([.AE59]));5);IF([.AE59]&gt;-0.575;1735+[.AE59]*(-518.2+[.AE59]*(103.4+[.AE59]*(-12.79+[.AE59]*0.711)));-20.772/TAN(RADIANS([.AE59])))))/3600" office:value-type="float" office:value="0.195607445453955" calcext:value-type="float">
            <text:p>0.195607445453955</text:p>
          </table:table-cell>
          <table:table-cell table:style-name="ce3" table:formula="of:=[.AE59]+[.AF59]" office:value-type="float" office:value="4.00474387020214" calcext:value-type="float">
            <text:p>4.00474387020214</text:p>
          </table:table-cell>
          <table:table-cell table:style-name="ce3" table:formula="of:=IF([.AC59]&gt;0;MOD(DEGREES(ACOS(((SIN(RADIANS([.$B$3]))*COS(RADIANS([.AD59])))-SIN(RADIANS([.T59])))/(COS(RADIANS([.$B$3]))*SIN(RADIANS([.AD59])))))+180;360);MOD(540-DEGREES(ACOS(((SIN(RADIANS([.$B$3]))*COS(RADIANS([.AD59])))-SIN(RADIANS([.T59])))/(COS(RADIANS([.$B$3]))*SIN(RADIANS([.AD59])))));360))" office:value-type="float" office:value="75.6459598843888" calcext:value-type="float">
            <text:p>75.645959884388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59]+0.1/24" office:value-type="time" office:time-value="PT05H54M00S" calcext:value-type="time">
            <text:p>5:54:00</text:p>
          </table:table-cell>
          <table:table-cell table:style-name="ce11" table:formula="of:=[.D60]+2415018.5+[.E60]-[.$B$5]/24" office:value-type="float" office:value="2451775.70416667" calcext:value-type="float">
            <text:p>2451775.70</text:p>
          </table:table-cell>
          <table:table-cell table:style-name="ce13" table:formula="of:=([.F60]-2451545)/36525" office:value-type="float" office:value="0.00631633584302819" calcext:value-type="float">
            <text:p>0.00631634</text:p>
          </table:table-cell>
          <table:table-cell/>
          <table:table-cell table:style-name="ce3" table:formula="of:=MOD(280.46646+[.G60]*(36000.76983+[.G60]*0.0003032);360)" office:value-type="float" office:value="147.859412865933" calcext:value-type="float">
            <text:p>147.859412865933</text:p>
          </table:table-cell>
          <table:table-cell table:style-name="ce3" table:formula="of:=357.52911+[.G60]*(35999.05029-0.0001537*[.G60])" office:value-type="float" office:value="584.911201655569" calcext:value-type="float">
            <text:p>584.911201655569</text:p>
          </table:table-cell>
          <table:table-cell table:style-name="ce3" table:formula="of:=0.016708634-[.G60]*(0.000042037+0.0000001267*[.G60])" office:value-type="float" office:value="0.0167083684751353" calcext:value-type="float">
            <text:p>0.016708368475135</text:p>
          </table:table-cell>
          <table:table-cell table:style-name="ce3" table:formula="of:=SIN(RADIANS([.J60]))*(1.914602-[.G60]*(0.004817+0.000014*[.G60]))+SIN(RADIANS(2*[.J60]))*(0.019993-0.000101*[.G60])+SIN(RADIANS(3*[.J60]))*0.000289" office:value-type="float" office:value="-1.33191979235442" calcext:value-type="float">
            <text:p>-1.33191979235442</text:p>
          </table:table-cell>
          <table:table-cell table:style-name="ce3" table:formula="of:=[.I60]+[.L60]" office:value-type="float" office:value="146.527493073579" calcext:value-type="float">
            <text:p>146.527493073579</text:p>
          </table:table-cell>
          <table:table-cell table:style-name="ce3" table:formula="of:=[.J60]+[.L60]" office:value-type="float" office:value="583.579281863215" calcext:value-type="float">
            <text:p>583.579281863215</text:p>
          </table:table-cell>
          <table:table-cell table:style-name="ce3" table:formula="of:=(1.000001018*(1-[.K60]*[.K60]))/(1+[.K60]*COS(RADIANS([.N60])))" office:value-type="float" office:value="1.01197063547752" calcext:value-type="float">
            <text:p>1.01197063547752</text:p>
          </table:table-cell>
          <table:table-cell table:style-name="ce3" table:formula="of:=[.M60]-0.00569-0.00478*SIN(RADIANS(125.04-1934.136*[.G60]))" office:value-type="float" office:value="146.517397322884" calcext:value-type="float">
            <text:p>146.517397322884</text:p>
          </table:table-cell>
          <table:table-cell table:style-name="ce3" table:formula="of:=23+(26+((21.448-[.G60]*(46.815+[.G60]*(0.00059-[.G60]*0.001813))))/60)/60" office:value-type="float" office:value="23.4392089724207" calcext:value-type="float">
            <text:p>23.4392089724207</text:p>
          </table:table-cell>
          <table:table-cell table:style-name="ce3" table:formula="of:=[.Q60]+0.00256*COS(RADIANS(125.04-1934.136*[.G60]))" office:value-type="float" office:value="23.4382159709377" calcext:value-type="float">
            <text:p>23.4382159709377</text:p>
          </table:table-cell>
          <table:table-cell table:style-name="ce3" table:formula="of:=DEGREES(ATAN2(COS(RADIANS([.P60]));COS(RADIANS([.R60]))*SIN(RADIANS([.P60]))))" office:value-type="float" office:value="148.747587161058" calcext:value-type="float">
            <text:p>148.747587161058</text:p>
          </table:table-cell>
          <table:table-cell table:style-name="ce3" table:formula="of:=DEGREES(ASIN(SIN(RADIANS([.R60]))*SIN(RADIANS([.P60]))))" office:value-type="float" office:value="12.6760084704734" calcext:value-type="float">
            <text:p>12.6760084704734</text:p>
          </table:table-cell>
          <table:table-cell table:style-name="ce3" table:formula="of:=TAN(RADIANS([.R60]/2))*TAN(RADIANS([.R60]/2))" office:value-type="float" office:value="0.0430304691558133" calcext:value-type="float">
            <text:p>0.043030469155813</text:p>
          </table:table-cell>
          <table:table-cell table:formula="of:=4*DEGREES([.U60]*SIN(2*RADIANS([.I60]))-2*[.K60]*SIN(RADIANS([.J60]))+4*[.K60]*[.U60]*SIN(RADIANS([.J60]))*COS(2*RADIANS([.I60]))-0.5*[.U60]*[.U60]*SIN(4*RADIANS([.I60]))-1.25*[.K60]*[.K60]*SIN(2*RADIANS([.J60])))" office:value-type="float" office:value="-3.59387178698299" calcext:value-type="float">
            <text:p>-3.59387178698299</text:p>
          </table:table-cell>
          <table:table-cell table:style-name="ce3" table:formula="of:=DEGREES(ACOS(COS(RADIANS(90.833))/(COS(RADIANS([.$B$3]))*COS(RADIANS([.T60])))-TAN(RADIANS([.$B$3]))*TAN(RADIANS([.T60]))))" office:value-type="float" office:value="104.771231098963" calcext:value-type="float">
            <text:p>104.771231098963</text:p>
          </table:table-cell>
          <table:table-cell table:style-name="ce9" table:formula="of:=(720-4*[.$B$4]-[.V60]+[.$B$5]*60)/1440" office:value-type="time" office:time-value="PT12H19M07.002707219S" calcext:value-type="time">
            <text:p>12:19:07</text:p>
          </table:table-cell>
          <table:table-cell table:style-name="ce9" table:formula="of:=[.X60]-[.W60]*4/1440" office:value-type="time" office:time-value="PT05H20M01.907243468S" calcext:value-type="time">
            <text:p>5:20:01</text:p>
          </table:table-cell>
          <table:table-cell table:style-name="ce9" table:formula="of:=[.X60]+[.W60]*4/1440" office:value-type="time" office:time-value="PT19H18M12.09817097S" calcext:value-type="time">
            <text:p>19:18:12</text:p>
          </table:table-cell>
          <table:table-cell table:style-name="ce15" table:formula="of:=8*[.W60]" office:value-type="float" office:value="838.169848791708" calcext:value-type="float">
            <text:p>838.169848791708</text:p>
          </table:table-cell>
          <table:table-cell table:style-name="ce3" table:formula="of:=MOD([.E60]*1440+[.V60]+4*[.$B$4]-60*[.$B$5];1440)" office:value-type="float" office:value="334.883288213018" calcext:value-type="float">
            <text:p>334.883288213018</text:p>
          </table:table-cell>
          <table:table-cell table:style-name="ce3" table:formula="of:=IF([.AB60]/4&lt;0;[.AB60]/4+180;[.AB60]/4-180)" office:value-type="float" office:value="-96.2791779467456" calcext:value-type="float">
            <text:p>-96.2791779467456</text:p>
          </table:table-cell>
          <table:table-cell table:style-name="ce3" table:formula="of:=DEGREES(ACOS(SIN(RADIANS([.$B$3]))*SIN(RADIANS([.T60]))+COS(RADIANS([.$B$3]))*COS(RADIANS([.T60]))*COS(RADIANS([.AC60]))))" office:value-type="float" office:value="85.1811710720997" calcext:value-type="float">
            <text:p>85.1811710720997</text:p>
          </table:table-cell>
          <table:table-cell table:style-name="ce3" table:formula="of:=90-[.AD60]" office:value-type="float" office:value="4.81882892790033" calcext:value-type="float">
            <text:p>4.81882892790033</text:p>
          </table:table-cell>
          <table:table-cell table:style-name="ce3" table:formula="of:=IF([.AE60]&gt;85;0;IF([.AE60]&gt;5;58.1/TAN(RADIANS([.AE60]))-0.07/POWER(TAN(RADIANS([.AE60]));3)+0.000086/POWER(TAN(RADIANS([.AE60]));5);IF([.AE60]&gt;-0.575;1735+[.AE60]*(-518.2+[.AE60]*(103.4+[.AE60]*(-12.79+[.AE60]*0.711)));-20.772/TAN(RADIANS([.AE60])))))/3600" office:value-type="float" office:value="0.164207954448047" calcext:value-type="float">
            <text:p>0.164207954448047</text:p>
          </table:table-cell>
          <table:table-cell table:style-name="ce3" table:formula="of:=[.AE60]+[.AF60]" office:value-type="float" office:value="4.98303688234837" calcext:value-type="float">
            <text:p>4.98303688234837</text:p>
          </table:table-cell>
          <table:table-cell table:style-name="ce3" table:formula="of:=IF([.AC60]&gt;0;MOD(DEGREES(ACOS(((SIN(RADIANS([.$B$3]))*COS(RADIANS([.AD60])))-SIN(RADIANS([.T60])))/(COS(RADIANS([.$B$3]))*SIN(RADIANS([.AD60])))))+180;360);MOD(540-DEGREES(ACOS(((SIN(RADIANS([.$B$3]))*COS(RADIANS([.AD60])))-SIN(RADIANS([.T60])))/(COS(RADIANS([.$B$3]))*SIN(RADIANS([.AD60])))));360))" office:value-type="float" office:value="76.7086312107648" calcext:value-type="float">
            <text:p>76.708631210764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0]+0.1/24" office:value-type="time" office:time-value="PT06H00M00S" calcext:value-type="time">
            <text:p>6:00:00</text:p>
          </table:table-cell>
          <table:table-cell table:style-name="ce11" table:formula="of:=[.D61]+2415018.5+[.E61]-[.$B$5]/24" office:value-type="float" office:value="2451775.70833333" calcext:value-type="float">
            <text:p>2451775.71</text:p>
          </table:table-cell>
          <table:table-cell table:style-name="ce13" table:formula="of:=([.F61]-2451545)/36525" office:value-type="float" office:value="0.00631644992015027" calcext:value-type="float">
            <text:p>0.00631645</text:p>
          </table:table-cell>
          <table:table-cell/>
          <table:table-cell table:style-name="ce3" table:formula="of:=MOD(280.46646+[.G61]*(36000.76983+[.G61]*0.0003032);360)" office:value-type="float" office:value="147.863519730149" calcext:value-type="float">
            <text:p>147.863519730149</text:p>
          </table:table-cell>
          <table:table-cell table:style-name="ce3" table:formula="of:=357.52911+[.G61]*(35999.05029-0.0001537*[.G61])" office:value-type="float" office:value="584.915308323624" calcext:value-type="float">
            <text:p>584.915308323624</text:p>
          </table:table-cell>
          <table:table-cell table:style-name="ce3" table:formula="of:=0.016708634-[.G61]*(0.000042037+0.0000001267*[.G61])" office:value-type="float" office:value="0.0167083684703397" calcext:value-type="float">
            <text:p>0.01670836847034</text:p>
          </table:table-cell>
          <table:table-cell table:style-name="ce3" table:formula="of:=SIN(RADIANS([.J61]))*(1.914602-[.G61]*(0.004817+0.000014*[.G61]))+SIN(RADIANS(2*[.J61]))*(0.019993-0.000101*[.G61])+SIN(RADIANS(3*[.J61]))*0.000289" office:value-type="float" office:value="-1.33201692027565" calcext:value-type="float">
            <text:p>-1.33201692027565</text:p>
          </table:table-cell>
          <table:table-cell table:style-name="ce3" table:formula="of:=[.I61]+[.L61]" office:value-type="float" office:value="146.531502809873" calcext:value-type="float">
            <text:p>146.531502809873</text:p>
          </table:table-cell>
          <table:table-cell table:style-name="ce3" table:formula="of:=[.J61]+[.L61]" office:value-type="float" office:value="583.583291403348" calcext:value-type="float">
            <text:p>583.583291403348</text:p>
          </table:table-cell>
          <table:table-cell table:style-name="ce3" table:formula="of:=(1.000001018*(1-[.K61]*[.K61]))/(1+[.K61]*COS(RADIANS([.N61])))" office:value-type="float" office:value="1.0119698097731" calcext:value-type="float">
            <text:p>1.0119698097731</text:p>
          </table:table-cell>
          <table:table-cell table:style-name="ce3" table:formula="of:=[.M61]-0.00569-0.00478*SIN(RADIANS(125.04-1934.136*[.G61]))" office:value-type="float" office:value="146.521407052038" calcext:value-type="float">
            <text:p>146.521407052038</text:p>
          </table:table-cell>
          <table:table-cell table:style-name="ce3" table:formula="of:=23+(26+((21.448-[.G61]*(46.815+[.G61]*(0.00059-[.G61]*0.001813))))/60)/60" office:value-type="float" office:value="23.4392089709372" calcext:value-type="float">
            <text:p>23.4392089709372</text:p>
          </table:table-cell>
          <table:table-cell table:style-name="ce3" table:formula="of:=[.Q61]+0.00256*COS(RADIANS(125.04-1934.136*[.G61]))" office:value-type="float" office:value="23.4382159785407" calcext:value-type="float">
            <text:p>23.4382159785407</text:p>
          </table:table-cell>
          <table:table-cell table:style-name="ce3" table:formula="of:=DEGREES(ATAN2(COS(RADIANS([.P61]));COS(RADIANS([.R61]))*SIN(RADIANS([.P61]))))" office:value-type="float" office:value="148.751452137078" calcext:value-type="float">
            <text:p>148.751452137078</text:p>
          </table:table-cell>
          <table:table-cell table:style-name="ce3" table:formula="of:=DEGREES(ASIN(SIN(RADIANS([.R61]))*SIN(RADIANS([.P61]))))" office:value-type="float" office:value="12.6746449741825" calcext:value-type="float">
            <text:p>12.6746449741825</text:p>
          </table:table-cell>
          <table:table-cell table:style-name="ce3" table:formula="of:=TAN(RADIANS([.R61]/2))*TAN(RADIANS([.R61]/2))" office:value-type="float" office:value="0.0430304691845242" calcext:value-type="float">
            <text:p>0.043030469184524</text:p>
          </table:table-cell>
          <table:table-cell table:formula="of:=4*DEGREES([.U61]*SIN(2*RADIANS([.I61]))-2*[.K61]*SIN(RADIANS([.J61]))+4*[.K61]*[.U61]*SIN(RADIANS([.J61]))*COS(2*RADIANS([.I61]))-0.5*[.U61]*[.U61]*SIN(4*RADIANS([.I61]))-1.25*[.K61]*[.K61]*SIN(2*RADIANS([.J61])))" office:value-type="float" office:value="-3.5929061965908" calcext:value-type="float">
            <text:p>-3.5929061965908</text:p>
          </table:table-cell>
          <table:table-cell table:style-name="ce3" table:formula="of:=DEGREES(ACOS(COS(RADIANS(90.833))/(COS(RADIANS([.$B$3]))*COS(RADIANS([.T61])))-TAN(RADIANS([.$B$3]))*TAN(RADIANS([.T61]))))" office:value-type="float" office:value="104.769686473878" calcext:value-type="float">
            <text:p>104.769686473878</text:p>
          </table:table-cell>
          <table:table-cell table:style-name="ce9" table:formula="of:=(720-4*[.$B$4]-[.V61]+[.$B$5]*60)/1440" office:value-type="time" office:time-value="PT12H19M06.944771795S" calcext:value-type="time">
            <text:p>12:19:06</text:p>
          </table:table-cell>
          <table:table-cell table:style-name="ce9" table:formula="of:=[.X61]-[.W61]*4/1440" office:value-type="time" office:time-value="PT05H20M02.220018065S" calcext:value-type="time">
            <text:p>5:20:02</text:p>
          </table:table-cell>
          <table:table-cell table:style-name="ce9" table:formula="of:=[.X61]+[.W61]*4/1440" office:value-type="time" office:time-value="PT19H18M11.669525526S" calcext:value-type="time">
            <text:p>19:18:11</text:p>
          </table:table-cell>
          <table:table-cell table:style-name="ce15" table:formula="of:=8*[.W61]" office:value-type="float" office:value="838.157491791022" calcext:value-type="float">
            <text:p>838.157491791022</text:p>
          </table:table-cell>
          <table:table-cell table:style-name="ce3" table:formula="of:=MOD([.E61]*1440+[.V61]+4*[.$B$4]-60*[.$B$5];1440)" office:value-type="float" office:value="340.88425380341" calcext:value-type="float">
            <text:p>340.88425380341</text:p>
          </table:table-cell>
          <table:table-cell table:style-name="ce3" table:formula="of:=IF([.AB61]/4&lt;0;[.AB61]/4+180;[.AB61]/4-180)" office:value-type="float" office:value="-94.7789365491476" calcext:value-type="float">
            <text:p>-94.7789365491476</text:p>
          </table:table-cell>
          <table:table-cell table:style-name="ce3" table:formula="of:=DEGREES(ACOS(SIN(RADIANS([.$B$3]))*SIN(RADIANS([.T61]))+COS(RADIANS([.$B$3]))*COS(RADIANS([.T61]))*COS(RADIANS([.AC61]))))" office:value-type="float" office:value="84.1670421754965" calcext:value-type="float">
            <text:p>84.1670421754965</text:p>
          </table:table-cell>
          <table:table-cell table:style-name="ce3" table:formula="of:=90-[.AD61]" office:value-type="float" office:value="5.83295782450355" calcext:value-type="float">
            <text:p>5.83295782450355</text:p>
          </table:table-cell>
          <table:table-cell table:style-name="ce3" table:formula="of:=IF([.AE61]&gt;85;0;IF([.AE61]&gt;5;58.1/TAN(RADIANS([.AE61]))-0.07/POWER(TAN(RADIANS([.AE61]));3)+0.000086/POWER(TAN(RADIANS([.AE61]));5);IF([.AE61]&gt;-0.575;1735+[.AE61]*(-518.2+[.AE61]*(103.4+[.AE61]*(-12.79+[.AE61]*0.711)));-20.772/TAN(RADIANS([.AE61])))))/3600" office:value-type="float" office:value="0.141889219501858" calcext:value-type="float">
            <text:p>0.141889219501858</text:p>
          </table:table-cell>
          <table:table-cell table:style-name="ce3" table:formula="of:=[.AE61]+[.AF61]" office:value-type="float" office:value="5.97484704400541" calcext:value-type="float">
            <text:p>5.97484704400541</text:p>
          </table:table-cell>
          <table:table-cell table:style-name="ce3" table:formula="of:=IF([.AC61]&gt;0;MOD(DEGREES(ACOS(((SIN(RADIANS([.$B$3]))*COS(RADIANS([.AD61])))-SIN(RADIANS([.T61])))/(COS(RADIANS([.$B$3]))*SIN(RADIANS([.AD61])))))+180;360);MOD(540-DEGREES(ACOS(((SIN(RADIANS([.$B$3]))*COS(RADIANS([.AD61])))-SIN(RADIANS([.T61])))/(COS(RADIANS([.$B$3]))*SIN(RADIANS([.AD61])))));360))" office:value-type="float" office:value="77.7686340769241" calcext:value-type="float">
            <text:p>77.768634076924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1]+0.1/24" office:value-type="time" office:time-value="PT06H06M00S" calcext:value-type="time">
            <text:p>6:06:00</text:p>
          </table:table-cell>
          <table:table-cell table:style-name="ce11" table:formula="of:=[.D62]+2415018.5+[.E62]-[.$B$5]/24" office:value-type="float" office:value="2451775.7125" calcext:value-type="float">
            <text:p>2451775.71</text:p>
          </table:table-cell>
          <table:table-cell table:style-name="ce13" table:formula="of:=([.F62]-2451545)/36525" office:value-type="float" office:value="0.00631656399727235" calcext:value-type="float">
            <text:p>0.00631656</text:p>
          </table:table-cell>
          <table:table-cell/>
          <table:table-cell table:style-name="ce3" table:formula="of:=MOD(280.46646+[.G62]*(36000.76983+[.G62]*0.0003032);360)" office:value-type="float" office:value="147.867626594364" calcext:value-type="float">
            <text:p>147.867626594364</text:p>
          </table:table-cell>
          <table:table-cell table:style-name="ce3" table:formula="of:=357.52911+[.G62]*(35999.05029-0.0001537*[.G62])" office:value-type="float" office:value="584.919414991678" calcext:value-type="float">
            <text:p>584.919414991678</text:p>
          </table:table-cell>
          <table:table-cell table:style-name="ce3" table:formula="of:=0.016708634-[.G62]*(0.000042037+0.0000001267*[.G62])" office:value-type="float" office:value="0.016708368465544" calcext:value-type="float">
            <text:p>0.016708368465544</text:p>
          </table:table-cell>
          <table:table-cell table:style-name="ce3" table:formula="of:=SIN(RADIANS([.J62]))*(1.914602-[.G62]*(0.004817+0.000014*[.G62]))+SIN(RADIANS(2*[.J62]))*(0.019993-0.000101*[.G62])+SIN(RADIANS(3*[.J62]))*0.000289" office:value-type="float" office:value="-1.33211404165354" calcext:value-type="float">
            <text:p>-1.33211404165354</text:p>
          </table:table-cell>
          <table:table-cell table:style-name="ce3" table:formula="of:=[.I62]+[.L62]" office:value-type="float" office:value="146.53551255271" calcext:value-type="float">
            <text:p>146.53551255271</text:p>
          </table:table-cell>
          <table:table-cell table:style-name="ce3" table:formula="of:=[.J62]+[.L62]" office:value-type="float" office:value="583.587300950025" calcext:value-type="float">
            <text:p>583.587300950025</text:p>
          </table:table-cell>
          <table:table-cell table:style-name="ce3" table:formula="of:=(1.000001018*(1-[.K62]*[.K62]))/(1+[.K62]*COS(RADIANS([.N62])))" office:value-type="float" office:value="1.01196898400797" calcext:value-type="float">
            <text:p>1.01196898400797</text:p>
          </table:table-cell>
          <table:table-cell table:style-name="ce3" table:formula="of:=[.M62]-0.00569-0.00478*SIN(RADIANS(125.04-1934.136*[.G62]))" office:value-type="float" office:value="146.525416787735" calcext:value-type="float">
            <text:p>146.525416787735</text:p>
          </table:table-cell>
          <table:table-cell table:style-name="ce3" table:formula="of:=23+(26+((21.448-[.G62]*(46.815+[.G62]*(0.00059-[.G62]*0.001813))))/60)/60" office:value-type="float" office:value="23.4392089694537" calcext:value-type="float">
            <text:p>23.4392089694537</text:p>
          </table:table-cell>
          <table:table-cell table:style-name="ce3" table:formula="of:=[.Q62]+0.00256*COS(RADIANS(125.04-1934.136*[.G62]))" office:value-type="float" office:value="23.4382159861437" calcext:value-type="float">
            <text:p>23.4382159861437</text:p>
          </table:table-cell>
          <table:table-cell table:style-name="ce3" table:formula="of:=DEGREES(ATAN2(COS(RADIANS([.P62]));COS(RADIANS([.R62]))*SIN(RADIANS([.P62]))))" office:value-type="float" office:value="148.755317078033" calcext:value-type="float">
            <text:p>148.755317078033</text:p>
          </table:table-cell>
          <table:table-cell table:style-name="ce3" table:formula="of:=DEGREES(ASIN(SIN(RADIANS([.R62]))*SIN(RADIANS([.P62]))))" office:value-type="float" office:value="12.6732814198548" calcext:value-type="float">
            <text:p>12.6732814198548</text:p>
          </table:table-cell>
          <table:table-cell table:style-name="ce3" table:formula="of:=TAN(RADIANS([.R62]/2))*TAN(RADIANS([.R62]/2))" office:value-type="float" office:value="0.0430304692132352" calcext:value-type="float">
            <text:p>0.043030469213235</text:p>
          </table:table-cell>
          <table:table-cell table:formula="of:=4*DEGREES([.U62]*SIN(2*RADIANS([.I62]))-2*[.K62]*SIN(RADIANS([.J62]))+4*[.K62]*[.U62]*SIN(RADIANS([.J62]))*COS(2*RADIANS([.I62]))-0.5*[.U62]*[.U62]*SIN(4*RADIANS([.I62]))-1.25*[.K62]*[.K62]*SIN(2*RADIANS([.J62])))" office:value-type="float" office:value="-3.59194046684545" calcext:value-type="float">
            <text:p>-3.59194046684545</text:p>
          </table:table-cell>
          <table:table-cell table:style-name="ce3" table:formula="of:=DEGREES(ACOS(COS(RADIANS(90.833))/(COS(RADIANS([.$B$3]))*COS(RADIANS([.T62])))-TAN(RADIANS([.$B$3]))*TAN(RADIANS([.T62]))))" office:value-type="float" office:value="104.76814181128" calcext:value-type="float">
            <text:p>104.76814181128</text:p>
          </table:table-cell>
          <table:table-cell table:style-name="ce9" table:formula="of:=(720-4*[.$B$4]-[.V62]+[.$B$5]*60)/1440" office:value-type="time" office:time-value="PT12H19M06.886828011S" calcext:value-type="time">
            <text:p>12:19:06</text:p>
          </table:table-cell>
          <table:table-cell table:style-name="ce9" table:formula="of:=[.X62]-[.W62]*4/1440" office:value-type="time" office:time-value="PT05H20M02.532793304S" calcext:value-type="time">
            <text:p>5:20:02</text:p>
          </table:table-cell>
          <table:table-cell table:style-name="ce9" table:formula="of:=[.X62]+[.W62]*4/1440" office:value-type="time" office:time-value="PT19H18M11.240862718S" calcext:value-type="time">
            <text:p>19:18:11</text:p>
          </table:table-cell>
          <table:table-cell table:style-name="ce15" table:formula="of:=8*[.W62]" office:value-type="float" office:value="838.145134490238" calcext:value-type="float">
            <text:p>838.145134490238</text:p>
          </table:table-cell>
          <table:table-cell table:style-name="ce3" table:formula="of:=MOD([.E62]*1440+[.V62]+4*[.$B$4]-60*[.$B$5];1440)" office:value-type="float" office:value="346.885219533155" calcext:value-type="float">
            <text:p>346.885219533155</text:p>
          </table:table-cell>
          <table:table-cell table:style-name="ce3" table:formula="of:=IF([.AB62]/4&lt;0;[.AB62]/4+180;[.AB62]/4-180)" office:value-type="float" office:value="-93.2786951167113" calcext:value-type="float">
            <text:p>-93.2786951167113</text:p>
          </table:table-cell>
          <table:table-cell table:style-name="ce3" table:formula="of:=DEGREES(ACOS(SIN(RADIANS([.$B$3]))*SIN(RADIANS([.T62]))+COS(RADIANS([.$B$3]))*COS(RADIANS([.T62]))*COS(RADIANS([.AC62]))))" office:value-type="float" office:value="83.1488341121944" calcext:value-type="float">
            <text:p>83.1488341121944</text:p>
          </table:table-cell>
          <table:table-cell table:style-name="ce3" table:formula="of:=90-[.AD62]" office:value-type="float" office:value="6.85116588780559" calcext:value-type="float">
            <text:p>6.85116588780559</text:p>
          </table:table-cell>
          <table:table-cell table:style-name="ce3" table:formula="of:=IF([.AE62]&gt;85;0;IF([.AE62]&gt;5;58.1/TAN(RADIANS([.AE62]))-0.07/POWER(TAN(RADIANS([.AE62]));3)+0.000086/POWER(TAN(RADIANS([.AE62]));5);IF([.AE62]&gt;-0.575;1735+[.AE62]*(-518.2+[.AE62]*(103.4+[.AE62]*(-12.79+[.AE62]*0.711)));-20.772/TAN(RADIANS([.AE62])))))/3600" office:value-type="float" office:value="0.124067659318622" calcext:value-type="float">
            <text:p>0.124067659318622</text:p>
          </table:table-cell>
          <table:table-cell table:style-name="ce3" table:formula="of:=[.AE62]+[.AF62]" office:value-type="float" office:value="6.97523354712421" calcext:value-type="float">
            <text:p>6.97523354712421</text:p>
          </table:table-cell>
          <table:table-cell table:style-name="ce3" table:formula="of:=IF([.AC62]&gt;0;MOD(DEGREES(ACOS(((SIN(RADIANS([.$B$3]))*COS(RADIANS([.AD62])))-SIN(RADIANS([.T62])))/(COS(RADIANS([.$B$3]))*SIN(RADIANS([.AD62])))))+180;360);MOD(540-DEGREES(ACOS(((SIN(RADIANS([.$B$3]))*COS(RADIANS([.AD62])))-SIN(RADIANS([.T62])))/(COS(RADIANS([.$B$3]))*SIN(RADIANS([.AD62])))));360))" office:value-type="float" office:value="78.8266118346975" calcext:value-type="float">
            <text:p>78.826611834697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2]+0.1/24" office:value-type="time" office:time-value="PT06H12M00S" calcext:value-type="time">
            <text:p>6:12:00</text:p>
          </table:table-cell>
          <table:table-cell table:style-name="ce11" table:formula="of:=[.D63]+2415018.5+[.E63]-[.$B$5]/24" office:value-type="float" office:value="2451775.71666667" calcext:value-type="float">
            <text:p>2451775.72</text:p>
          </table:table-cell>
          <table:table-cell table:style-name="ce13" table:formula="of:=([.F63]-2451545)/36525" office:value-type="float" office:value="0.00631667807438168" calcext:value-type="float">
            <text:p>0.00631668</text:p>
          </table:table-cell>
          <table:table-cell/>
          <table:table-cell table:style-name="ce3" table:formula="of:=MOD(280.46646+[.G63]*(36000.76983+[.G63]*0.0003032);360)" office:value-type="float" office:value="147.87173345812" calcext:value-type="float">
            <text:p>147.87173345812</text:p>
          </table:table-cell>
          <table:table-cell table:style-name="ce3" table:formula="of:=357.52911+[.G63]*(35999.05029-0.0001537*[.G63])" office:value-type="float" office:value="584.923521659274" calcext:value-type="float">
            <text:p>584.923521659274</text:p>
          </table:table-cell>
          <table:table-cell table:style-name="ce3" table:formula="of:=0.016708634-[.G63]*(0.000042037+0.0000001267*[.G63])" office:value-type="float" office:value="0.0167083684607484" calcext:value-type="float">
            <text:p>0.016708368460748</text:p>
          </table:table-cell>
          <table:table-cell table:style-name="ce3" table:formula="of:=SIN(RADIANS([.J63]))*(1.914602-[.G63]*(0.004817+0.000014*[.G63]))+SIN(RADIANS(2*[.J63]))*(0.019993-0.000101*[.G63])+SIN(RADIANS(3*[.J63]))*0.000289" office:value-type="float" office:value="-1.33221115647676" calcext:value-type="float">
            <text:p>-1.33221115647676</text:p>
          </table:table-cell>
          <table:table-cell table:style-name="ce3" table:formula="of:=[.I63]+[.L63]" office:value-type="float" office:value="146.539522301643" calcext:value-type="float">
            <text:p>146.539522301643</text:p>
          </table:table-cell>
          <table:table-cell table:style-name="ce3" table:formula="of:=[.J63]+[.L63]" office:value-type="float" office:value="583.591310502797" calcext:value-type="float">
            <text:p>583.591310502797</text:p>
          </table:table-cell>
          <table:table-cell table:style-name="ce3" table:formula="of:=(1.000001018*(1-[.K63]*[.K63]))/(1+[.K63]*COS(RADIANS([.N63])))" office:value-type="float" office:value="1.01196815818222" calcext:value-type="float">
            <text:p>1.01196815818222</text:p>
          </table:table-cell>
          <table:table-cell table:style-name="ce3" table:formula="of:=[.M63]-0.00569-0.00478*SIN(RADIANS(125.04-1934.136*[.G63]))" office:value-type="float" office:value="146.529426529529" calcext:value-type="float">
            <text:p>146.529426529529</text:p>
          </table:table-cell>
          <table:table-cell table:style-name="ce3" table:formula="of:=23+(26+((21.448-[.G63]*(46.815+[.G63]*(0.00059-[.G63]*0.001813))))/60)/60" office:value-type="float" office:value="23.4392089679702" calcext:value-type="float">
            <text:p>23.4392089679702</text:p>
          </table:table-cell>
          <table:table-cell table:style-name="ce3" table:formula="of:=[.Q63]+0.00256*COS(RADIANS(125.04-1934.136*[.G63]))" office:value-type="float" office:value="23.4382159937467" calcext:value-type="float">
            <text:p>23.4382159937467</text:p>
          </table:table-cell>
          <table:table-cell table:style-name="ce3" table:formula="of:=DEGREES(ATAN2(COS(RADIANS([.P63]));COS(RADIANS([.R63]))*SIN(RADIANS([.P63]))))" office:value-type="float" office:value="148.759181983496" calcext:value-type="float">
            <text:p>148.759181983496</text:p>
          </table:table-cell>
          <table:table-cell table:style-name="ce3" table:formula="of:=DEGREES(ASIN(SIN(RADIANS([.R63]))*SIN(RADIANS([.P63]))))" office:value-type="float" office:value="12.6719178076492" calcext:value-type="float">
            <text:p>12.6719178076492</text:p>
          </table:table-cell>
          <table:table-cell table:style-name="ce3" table:formula="of:=TAN(RADIANS([.R63]/2))*TAN(RADIANS([.R63]/2))" office:value-type="float" office:value="0.0430304692419462" calcext:value-type="float">
            <text:p>0.043030469241946</text:p>
          </table:table-cell>
          <table:table-cell table:formula="of:=4*DEGREES([.U63]*SIN(2*RADIANS([.I63]))-2*[.K63]*SIN(RADIANS([.J63]))+4*[.K63]*[.U63]*SIN(RADIANS([.J63]))*COS(2*RADIANS([.I63]))-0.5*[.U63]*[.U63]*SIN(4*RADIANS([.I63]))-1.25*[.K63]*[.K63]*SIN(2*RADIANS([.J63])))" office:value-type="float" office:value="-3.5909745978695" calcext:value-type="float">
            <text:p>-3.5909745978695</text:p>
          </table:table-cell>
          <table:table-cell table:style-name="ce3" table:formula="of:=DEGREES(ACOS(COS(RADIANS(90.833))/(COS(RADIANS([.$B$3]))*COS(RADIANS([.T63])))-TAN(RADIANS([.$B$3]))*TAN(RADIANS([.T63]))))" office:value-type="float" office:value="104.766597111349" calcext:value-type="float">
            <text:p>104.766597111349</text:p>
          </table:table-cell>
          <table:table-cell table:style-name="ce9" table:formula="of:=(720-4*[.$B$4]-[.V63]+[.$B$5]*60)/1440" office:value-type="time" office:time-value="PT12H19M06.828875872S" calcext:value-type="time">
            <text:p>12:19:06</text:p>
          </table:table-cell>
          <table:table-cell table:style-name="ce9" table:formula="of:=[.X63]-[.W63]*4/1440" office:value-type="time" office:time-value="PT05H20M02.845569148S" calcext:value-type="time">
            <text:p>5:20:02</text:p>
          </table:table-cell>
          <table:table-cell table:style-name="ce9" table:formula="of:=[.X63]+[.W63]*4/1440" office:value-type="time" office:time-value="PT19H18M10.812182596S" calcext:value-type="time">
            <text:p>19:18:10</text:p>
          </table:table-cell>
          <table:table-cell table:style-name="ce15" table:formula="of:=8*[.W63]" office:value-type="float" office:value="838.132776890794" calcext:value-type="float">
            <text:p>838.132776890794</text:p>
          </table:table-cell>
          <table:table-cell table:style-name="ce3" table:formula="of:=MOD([.E63]*1440+[.V63]+4*[.$B$4]-60*[.$B$5];1440)" office:value-type="float" office:value="352.886185402131" calcext:value-type="float">
            <text:p>352.886185402131</text:p>
          </table:table-cell>
          <table:table-cell table:style-name="ce3" table:formula="of:=IF([.AB63]/4&lt;0;[.AB63]/4+180;[.AB63]/4-180)" office:value-type="float" office:value="-91.7784536494673" calcext:value-type="float">
            <text:p>-91.7784536494673</text:p>
          </table:table-cell>
          <table:table-cell table:style-name="ce3" table:formula="of:=DEGREES(ACOS(SIN(RADIANS([.$B$3]))*SIN(RADIANS([.T63]))+COS(RADIANS([.$B$3]))*COS(RADIANS([.T63]))*COS(RADIANS([.AC63]))))" office:value-type="float" office:value="82.1269010215883" calcext:value-type="float">
            <text:p>82.1269010215883</text:p>
          </table:table-cell>
          <table:table-cell table:style-name="ce3" table:formula="of:=90-[.AD63]" office:value-type="float" office:value="7.87309897841165" calcext:value-type="float">
            <text:p>7.87309897841165</text:p>
          </table:table-cell>
          <table:table-cell table:style-name="ce3" table:formula="of:=IF([.AE63]&gt;85;0;IF([.AE63]&gt;5;58.1/TAN(RADIANS([.AE63]))-0.07/POWER(TAN(RADIANS([.AE63]));3)+0.000086/POWER(TAN(RADIANS([.AE63]));5);IF([.AE63]&gt;-0.575;1735+[.AE63]*(-518.2+[.AE63]*(103.4+[.AE63]*(-12.79+[.AE63]*0.711)));-20.772/TAN(RADIANS([.AE63])))))/3600" office:value-type="float" office:value="0.10982819898838" calcext:value-type="float">
            <text:p>0.10982819898838</text:p>
          </table:table-cell>
          <table:table-cell table:style-name="ce3" table:formula="of:=[.AE63]+[.AF63]" office:value-type="float" office:value="7.98292717740003" calcext:value-type="float">
            <text:p>7.98292717740003</text:p>
          </table:table-cell>
          <table:table-cell table:style-name="ce3" table:formula="of:=IF([.AC63]&gt;0;MOD(DEGREES(ACOS(((SIN(RADIANS([.$B$3]))*COS(RADIANS([.AD63])))-SIN(RADIANS([.T63])))/(COS(RADIANS([.$B$3]))*SIN(RADIANS([.AD63])))))+180;360);MOD(540-DEGREES(ACOS(((SIN(RADIANS([.$B$3]))*COS(RADIANS([.AD63])))-SIN(RADIANS([.T63])))/(COS(RADIANS([.$B$3]))*SIN(RADIANS([.AD63])))));360))" office:value-type="float" office:value="79.883216815975" calcext:value-type="float">
            <text:p>79.88321681597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3]+0.1/24" office:value-type="time" office:time-value="PT06H18M00S" calcext:value-type="time">
            <text:p>6:18:00</text:p>
          </table:table-cell>
          <table:table-cell table:style-name="ce11" table:formula="of:=[.D64]+2415018.5+[.E64]-[.$B$5]/24" office:value-type="float" office:value="2451775.72083333" calcext:value-type="float">
            <text:p>2451775.72</text:p>
          </table:table-cell>
          <table:table-cell table:style-name="ce13" table:formula="of:=([.F64]-2451545)/36525" office:value-type="float" office:value="0.00631679215150376" calcext:value-type="float">
            <text:p>0.00631679</text:p>
          </table:table-cell>
          <table:table-cell/>
          <table:table-cell table:style-name="ce3" table:formula="of:=MOD(280.46646+[.G64]*(36000.76983+[.G64]*0.0003032);360)" office:value-type="float" office:value="147.875840322336" calcext:value-type="float">
            <text:p>147.875840322336</text:p>
          </table:table-cell>
          <table:table-cell table:style-name="ce3" table:formula="of:=357.52911+[.G64]*(35999.05029-0.0001537*[.G64])" office:value-type="float" office:value="584.927628327328" calcext:value-type="float">
            <text:p>584.927628327328</text:p>
          </table:table-cell>
          <table:table-cell table:style-name="ce3" table:formula="of:=0.016708634-[.G64]*(0.000042037+0.0000001267*[.G64])" office:value-type="float" office:value="0.0167083684559528" calcext:value-type="float">
            <text:p>0.016708368455953</text:p>
          </table:table-cell>
          <table:table-cell table:style-name="ce3" table:formula="of:=SIN(RADIANS([.J64]))*(1.914602-[.G64]*(0.004817+0.000014*[.G64]))+SIN(RADIANS(2*[.J64]))*(0.019993-0.000101*[.G64])+SIN(RADIANS(3*[.J64]))*0.000289" office:value-type="float" office:value="-1.3323082647665" calcext:value-type="float">
            <text:p>-1.3323082647665</text:p>
          </table:table-cell>
          <table:table-cell table:style-name="ce3" table:formula="of:=[.I64]+[.L64]" office:value-type="float" office:value="146.543532057569" calcext:value-type="float">
            <text:p>146.543532057569</text:p>
          </table:table-cell>
          <table:table-cell table:style-name="ce3" table:formula="of:=[.J64]+[.L64]" office:value-type="float" office:value="583.595320062562" calcext:value-type="float">
            <text:p>583.595320062562</text:p>
          </table:table-cell>
          <table:table-cell table:style-name="ce3" table:formula="of:=(1.000001018*(1-[.K64]*[.K64]))/(1+[.K64]*COS(RADIANS([.N64])))" office:value-type="float" office:value="1.01196733229567" calcext:value-type="float">
            <text:p>1.01196733229567</text:p>
          </table:table-cell>
          <table:table-cell table:style-name="ce3" table:formula="of:=[.M64]-0.00569-0.00478*SIN(RADIANS(125.04-1934.136*[.G64]))" office:value-type="float" office:value="146.533436278314" calcext:value-type="float">
            <text:p>146.533436278314</text:p>
          </table:table-cell>
          <table:table-cell table:style-name="ce3" table:formula="of:=23+(26+((21.448-[.G64]*(46.815+[.G64]*(0.00059-[.G64]*0.001813))))/60)/60" office:value-type="float" office:value="23.4392089664868" calcext:value-type="float">
            <text:p>23.4392089664868</text:p>
          </table:table-cell>
          <table:table-cell table:style-name="ce3" table:formula="of:=[.Q64]+0.00256*COS(RADIANS(125.04-1934.136*[.G64]))" office:value-type="float" office:value="23.4382160013497" calcext:value-type="float">
            <text:p>23.4382160013497</text:p>
          </table:table-cell>
          <table:table-cell table:style-name="ce3" table:formula="of:=DEGREES(ATAN2(COS(RADIANS([.P64]));COS(RADIANS([.R64]))*SIN(RADIANS([.P64]))))" office:value-type="float" office:value="148.763046854335" calcext:value-type="float">
            <text:p>148.763046854335</text:p>
          </table:table-cell>
          <table:table-cell table:style-name="ce3" table:formula="of:=DEGREES(ASIN(SIN(RADIANS([.R64]))*SIN(RADIANS([.P64]))))" office:value-type="float" office:value="12.6705541372672" calcext:value-type="float">
            <text:p>12.6705541372672</text:p>
          </table:table-cell>
          <table:table-cell table:style-name="ce3" table:formula="of:=TAN(RADIANS([.R64]/2))*TAN(RADIANS([.R64]/2))" office:value-type="float" office:value="0.0430304692706573" calcext:value-type="float">
            <text:p>0.043030469270657</text:p>
          </table:table-cell>
          <table:table-cell table:formula="of:=4*DEGREES([.U64]*SIN(2*RADIANS([.I64]))-2*[.K64]*SIN(RADIANS([.J64]))+4*[.K64]*[.U64]*SIN(RADIANS([.J64]))*COS(2*RADIANS([.I64]))-0.5*[.U64]*[.U64]*SIN(4*RADIANS([.I64]))-1.25*[.K64]*[.K64]*SIN(2*RADIANS([.J64])))" office:value-type="float" office:value="-3.59000858946164" calcext:value-type="float">
            <text:p>-3.59000858946164</text:p>
          </table:table-cell>
          <table:table-cell table:style-name="ce3" table:formula="of:=DEGREES(ACOS(COS(RADIANS(90.833))/(COS(RADIANS([.$B$3]))*COS(RADIANS([.T64])))-TAN(RADIANS([.$B$3]))*TAN(RADIANS([.T64]))))" office:value-type="float" office:value="104.765052373748" calcext:value-type="float">
            <text:p>104.765052373748</text:p>
          </table:table-cell>
          <table:table-cell table:style-name="ce9" table:formula="of:=(720-4*[.$B$4]-[.V64]+[.$B$5]*60)/1440" office:value-type="time" office:time-value="PT12H19M06.770915368S" calcext:value-type="time">
            <text:p>12:19:06</text:p>
          </table:table-cell>
          <table:table-cell table:style-name="ce9" table:formula="of:=[.X64]-[.W64]*4/1440" office:value-type="time" office:time-value="PT05H20M03.158345668S" calcext:value-type="time">
            <text:p>5:20:03</text:p>
          </table:table-cell>
          <table:table-cell table:style-name="ce9" table:formula="of:=[.X64]+[.W64]*4/1440" office:value-type="time" office:time-value="PT19H18M10.383485067S" calcext:value-type="time">
            <text:p>19:18:10</text:p>
          </table:table-cell>
          <table:table-cell table:style-name="ce15" table:formula="of:=8*[.W64]" office:value-type="float" office:value="838.120418989984" calcext:value-type="float">
            <text:p>838.120418989984</text:p>
          </table:table-cell>
          <table:table-cell table:style-name="ce3" table:formula="of:=MOD([.E64]*1440+[.V64]+4*[.$B$4]-60*[.$B$5];1440)" office:value-type="float" office:value="358.887151410539" calcext:value-type="float">
            <text:p>358.887151410539</text:p>
          </table:table-cell>
          <table:table-cell table:style-name="ce3" table:formula="of:=IF([.AB64]/4&lt;0;[.AB64]/4+180;[.AB64]/4-180)" office:value-type="float" office:value="-90.2782121473653" calcext:value-type="float">
            <text:p>-90.2782121473653</text:p>
          </table:table-cell>
          <table:table-cell table:style-name="ce3" table:formula="of:=DEGREES(ACOS(SIN(RADIANS([.$B$3]))*SIN(RADIANS([.T64]))+COS(RADIANS([.$B$3]))*COS(RADIANS([.T64]))*COS(RADIANS([.AC64]))))" office:value-type="float" office:value="81.1015946501121" calcext:value-type="float">
            <text:p>81.1015946501121</text:p>
          </table:table-cell>
          <table:table-cell table:style-name="ce3" table:formula="of:=90-[.AD64]" office:value-type="float" office:value="8.89840534988794" calcext:value-type="float">
            <text:p>8.89840534988794</text:p>
          </table:table-cell>
          <table:table-cell table:style-name="ce3" table:formula="of:=IF([.AE64]&gt;85;0;IF([.AE64]&gt;5;58.1/TAN(RADIANS([.AE64]))-0.07/POWER(TAN(RADIANS([.AE64]));3)+0.000086/POWER(TAN(RADIANS([.AE64]));5);IF([.AE64]&gt;-0.575;1735+[.AE64]*(-518.2+[.AE64]*(103.4+[.AE64]*(-12.79+[.AE64]*0.711)));-20.772/TAN(RADIANS([.AE64])))))/3600" office:value-type="float" office:value="0.0982671587476539" calcext:value-type="float">
            <text:p>0.098267158747654</text:p>
          </table:table-cell>
          <table:table-cell table:style-name="ce3" table:formula="of:=[.AE64]+[.AF64]" office:value-type="float" office:value="8.99667250863559" calcext:value-type="float">
            <text:p>8.99667250863559</text:p>
          </table:table-cell>
          <table:table-cell table:style-name="ce3" table:formula="of:=IF([.AC64]&gt;0;MOD(DEGREES(ACOS(((SIN(RADIANS([.$B$3]))*COS(RADIANS([.AD64])))-SIN(RADIANS([.T64])))/(COS(RADIANS([.$B$3]))*SIN(RADIANS([.AD64])))))+180;360);MOD(540-DEGREES(ACOS(((SIN(RADIANS([.$B$3]))*COS(RADIANS([.AD64])))-SIN(RADIANS([.T64])))/(COS(RADIANS([.$B$3]))*SIN(RADIANS([.AD64])))));360))" office:value-type="float" office:value="80.9391111492318" calcext:value-type="float">
            <text:p>80.939111149231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4]+0.1/24" office:value-type="time" office:time-value="PT06H24M00S" calcext:value-type="time">
            <text:p>6:24:00</text:p>
          </table:table-cell>
          <table:table-cell table:style-name="ce11" table:formula="of:=[.D65]+2415018.5+[.E65]-[.$B$5]/24" office:value-type="float" office:value="2451775.725" calcext:value-type="float">
            <text:p>2451775.73</text:p>
          </table:table-cell>
          <table:table-cell table:style-name="ce13" table:formula="of:=([.F65]-2451545)/36525" office:value-type="float" office:value="0.00631690622861309" calcext:value-type="float">
            <text:p>0.00631691</text:p>
          </table:table-cell>
          <table:table-cell/>
          <table:table-cell table:style-name="ce3" table:formula="of:=MOD(280.46646+[.G65]*(36000.76983+[.G65]*0.0003032);360)" office:value-type="float" office:value="147.879947186092" calcext:value-type="float">
            <text:p>147.879947186092</text:p>
          </table:table-cell>
          <table:table-cell table:style-name="ce3" table:formula="of:=357.52911+[.G65]*(35999.05029-0.0001537*[.G65])" office:value-type="float" office:value="584.931734994924" calcext:value-type="float">
            <text:p>584.931734994924</text:p>
          </table:table-cell>
          <table:table-cell table:style-name="ce3" table:formula="of:=0.016708634-[.G65]*(0.000042037+0.0000001267*[.G65])" office:value-type="float" office:value="0.0167083684511571" calcext:value-type="float">
            <text:p>0.016708368451157</text:p>
          </table:table-cell>
          <table:table-cell table:style-name="ce3" table:formula="of:=SIN(RADIANS([.J65]))*(1.914602-[.G65]*(0.004817+0.000014*[.G65]))+SIN(RADIANS(2*[.J65]))*(0.019993-0.000101*[.G65])+SIN(RADIANS(3*[.J65]))*0.000289" office:value-type="float" office:value="-1.33240536650058" calcext:value-type="float">
            <text:p>-1.33240536650058</text:p>
          </table:table-cell>
          <table:table-cell table:style-name="ce3" table:formula="of:=[.I65]+[.L65]" office:value-type="float" office:value="146.547541819591" calcext:value-type="float">
            <text:p>146.547541819591</text:p>
          </table:table-cell>
          <table:table-cell table:style-name="ce3" table:formula="of:=[.J65]+[.L65]" office:value-type="float" office:value="583.599329628423" calcext:value-type="float">
            <text:p>583.599329628423</text:p>
          </table:table-cell>
          <table:table-cell table:style-name="ce3" table:formula="of:=(1.000001018*(1-[.K65]*[.K65]))/(1+[.K65]*COS(RADIANS([.N65])))" office:value-type="float" office:value="1.01196650634852" calcext:value-type="float">
            <text:p>1.01196650634852</text:p>
          </table:table-cell>
          <table:table-cell table:style-name="ce3" table:formula="of:=[.M65]-0.00569-0.00478*SIN(RADIANS(125.04-1934.136*[.G65]))" office:value-type="float" office:value="146.537446033197" calcext:value-type="float">
            <text:p>146.537446033197</text:p>
          </table:table-cell>
          <table:table-cell table:style-name="ce3" table:formula="of:=23+(26+((21.448-[.G65]*(46.815+[.G65]*(0.00059-[.G65]*0.001813))))/60)/60" office:value-type="float" office:value="23.4392089650033" calcext:value-type="float">
            <text:p>23.4392089650033</text:p>
          </table:table-cell>
          <table:table-cell table:style-name="ce3" table:formula="of:=[.Q65]+0.00256*COS(RADIANS(125.04-1934.136*[.G65]))" office:value-type="float" office:value="23.4382160089528" calcext:value-type="float">
            <text:p>23.4382160089528</text:p>
          </table:table-cell>
          <table:table-cell table:style-name="ce3" table:formula="of:=DEGREES(ATAN2(COS(RADIANS([.P65]));COS(RADIANS([.R65]))*SIN(RADIANS([.P65]))))" office:value-type="float" office:value="148.766911689688" calcext:value-type="float">
            <text:p>148.766911689688</text:p>
          </table:table-cell>
          <table:table-cell table:style-name="ce3" table:formula="of:=DEGREES(ASIN(SIN(RADIANS([.R65]))*SIN(RADIANS([.P65]))))" office:value-type="float" office:value="12.6691904090199" calcext:value-type="float">
            <text:p>12.6691904090199</text:p>
          </table:table-cell>
          <table:table-cell table:style-name="ce3" table:formula="of:=TAN(RADIANS([.R65]/2))*TAN(RADIANS([.R65]/2))" office:value-type="float" office:value="0.0430304692993684" calcext:value-type="float">
            <text:p>0.043030469299368</text:p>
          </table:table-cell>
          <table:table-cell table:formula="of:=4*DEGREES([.U65]*SIN(2*RADIANS([.I65]))-2*[.K65]*SIN(RADIANS([.J65]))+4*[.K65]*[.U65]*SIN(RADIANS([.J65]))*COS(2*RADIANS([.I65]))-0.5*[.U65]*[.U65]*SIN(4*RADIANS([.I65]))-1.25*[.K65]*[.K65]*SIN(2*RADIANS([.J65])))" office:value-type="float" office:value="-3.58904244185237" calcext:value-type="float">
            <text:p>-3.58904244185237</text:p>
          </table:table-cell>
          <table:table-cell table:style-name="ce3" table:formula="of:=DEGREES(ACOS(COS(RADIANS(90.833))/(COS(RADIANS([.$B$3]))*COS(RADIANS([.T65])))-TAN(RADIANS([.$B$3]))*TAN(RADIANS([.T65]))))" office:value-type="float" office:value="104.763507598828" calcext:value-type="float">
            <text:p>104.763507598828</text:p>
          </table:table-cell>
          <table:table-cell table:style-name="ce9" table:formula="of:=(720-4*[.$B$4]-[.V65]+[.$B$5]*60)/1440" office:value-type="time" office:time-value="PT12H19M06.712946511S" calcext:value-type="time">
            <text:p>12:19:06</text:p>
          </table:table-cell>
          <table:table-cell table:style-name="ce9" table:formula="of:=[.X65]-[.W65]*4/1440" office:value-type="time" office:time-value="PT05H20M03.471122792S" calcext:value-type="time">
            <text:p>5:20:03</text:p>
          </table:table-cell>
          <table:table-cell table:style-name="ce9" table:formula="of:=[.X65]+[.W65]*4/1440" office:value-type="time" office:time-value="PT19H18M09.95477023S" calcext:value-type="time">
            <text:p>19:18:09</text:p>
          </table:table-cell>
          <table:table-cell table:style-name="ce15" table:formula="of:=8*[.W65]" office:value-type="float" office:value="838.108060790626" calcext:value-type="float">
            <text:p>838.108060790626</text:p>
          </table:table-cell>
          <table:table-cell table:style-name="ce3" table:formula="of:=MOD([.E65]*1440+[.V65]+4*[.$B$4]-60*[.$B$5];1440)" office:value-type="float" office:value="364.888117558148" calcext:value-type="float">
            <text:p>364.888117558148</text:p>
          </table:table-cell>
          <table:table-cell table:style-name="ce3" table:formula="of:=IF([.AB65]/4&lt;0;[.AB65]/4+180;[.AB65]/4-180)" office:value-type="float" office:value="-88.777970610463" calcext:value-type="float">
            <text:p>-88.777970610463</text:p>
          </table:table-cell>
          <table:table-cell table:style-name="ce3" table:formula="of:=DEGREES(ACOS(SIN(RADIANS([.$B$3]))*SIN(RADIANS([.T65]))+COS(RADIANS([.$B$3]))*COS(RADIANS([.T65]))*COS(RADIANS([.AC65]))))" office:value-type="float" office:value="80.0732650640981" calcext:value-type="float">
            <text:p>80.0732650640981</text:p>
          </table:table-cell>
          <table:table-cell table:style-name="ce3" table:formula="of:=90-[.AD65]" office:value-type="float" office:value="9.92673493590191" calcext:value-type="float">
            <text:p>9.92673493590191</text:p>
          </table:table-cell>
          <table:table-cell table:style-name="ce3" table:formula="of:=IF([.AE65]&gt;85;0;IF([.AE65]&gt;5;58.1/TAN(RADIANS([.AE65]))-0.07/POWER(TAN(RADIANS([.AE65]));3)+0.000086/POWER(TAN(RADIANS([.AE65]));5);IF([.AE65]&gt;-0.575;1735+[.AE65]*(-518.2+[.AE65]*(103.4+[.AE65]*(-12.79+[.AE65]*0.711)));-20.772/TAN(RADIANS([.AE65])))))/3600" office:value-type="float" office:value="0.0887355238180072" calcext:value-type="float">
            <text:p>0.088735523818007</text:p>
          </table:table-cell>
          <table:table-cell table:style-name="ce3" table:formula="of:=[.AE65]+[.AF65]" office:value-type="float" office:value="10.0154704597199" calcext:value-type="float">
            <text:p>10.0154704597199</text:p>
          </table:table-cell>
          <table:table-cell table:style-name="ce3" table:formula="of:=IF([.AC65]&gt;0;MOD(DEGREES(ACOS(((SIN(RADIANS([.$B$3]))*COS(RADIANS([.AD65])))-SIN(RADIANS([.T65])))/(COS(RADIANS([.$B$3]))*SIN(RADIANS([.AD65])))))+180;360);MOD(540-DEGREES(ACOS(((SIN(RADIANS([.$B$3]))*COS(RADIANS([.AD65])))-SIN(RADIANS([.T65])))/(COS(RADIANS([.$B$3]))*SIN(RADIANS([.AD65])))));360))" office:value-type="float" office:value="81.9949676563195" calcext:value-type="float">
            <text:p>81.994967656319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5]+0.1/24" office:value-type="time" office:time-value="PT06H30M00S" calcext:value-type="time">
            <text:p>6:30:00</text:p>
          </table:table-cell>
          <table:table-cell table:style-name="ce11" table:formula="of:=[.D66]+2415018.5+[.E66]-[.$B$5]/24" office:value-type="float" office:value="2451775.72916667" calcext:value-type="float">
            <text:p>2451775.73</text:p>
          </table:table-cell>
          <table:table-cell table:style-name="ce13" table:formula="of:=([.F66]-2451545)/36525" office:value-type="float" office:value="0.00631702030573517" calcext:value-type="float">
            <text:p>0.00631702</text:p>
          </table:table-cell>
          <table:table-cell/>
          <table:table-cell table:style-name="ce3" table:formula="of:=MOD(280.46646+[.G66]*(36000.76983+[.G66]*0.0003032);360)" office:value-type="float" office:value="147.884054050307" calcext:value-type="float">
            <text:p>147.884054050307</text:p>
          </table:table-cell>
          <table:table-cell table:style-name="ce3" table:formula="of:=357.52911+[.G66]*(35999.05029-0.0001537*[.G66])" office:value-type="float" office:value="584.935841662978" calcext:value-type="float">
            <text:p>584.935841662978</text:p>
          </table:table-cell>
          <table:table-cell table:style-name="ce3" table:formula="of:=0.016708634-[.G66]*(0.000042037+0.0000001267*[.G66])" office:value-type="float" office:value="0.0167083684463615" calcext:value-type="float">
            <text:p>0.016708368446362</text:p>
          </table:table-cell>
          <table:table-cell table:style-name="ce3" table:formula="of:=SIN(RADIANS([.J66]))*(1.914602-[.G66]*(0.004817+0.000014*[.G66]))+SIN(RADIANS(2*[.J66]))*(0.019993-0.000101*[.G66])+SIN(RADIANS(3*[.J66]))*0.000289" office:value-type="float" office:value="-1.3325024617002" calcext:value-type="float">
            <text:p>-1.3325024617002</text:p>
          </table:table-cell>
          <table:table-cell table:style-name="ce3" table:formula="of:=[.I66]+[.L66]" office:value-type="float" office:value="146.551551588607" calcext:value-type="float">
            <text:p>146.551551588607</text:p>
          </table:table-cell>
          <table:table-cell table:style-name="ce3" table:formula="of:=[.J66]+[.L66]" office:value-type="float" office:value="583.603339201278" calcext:value-type="float">
            <text:p>583.603339201278</text:p>
          </table:table-cell>
          <table:table-cell table:style-name="ce3" table:formula="of:=(1.000001018*(1-[.K66]*[.K66]))/(1+[.K66]*COS(RADIANS([.N66])))" office:value-type="float" office:value="1.01196568034057" calcext:value-type="float">
            <text:p>1.01196568034057</text:p>
          </table:table-cell>
          <table:table-cell table:style-name="ce3" table:formula="of:=[.M66]-0.00569-0.00478*SIN(RADIANS(125.04-1934.136*[.G66]))" office:value-type="float" office:value="146.541455795073" calcext:value-type="float">
            <text:p>146.541455795073</text:p>
          </table:table-cell>
          <table:table-cell table:style-name="ce3" table:formula="of:=23+(26+((21.448-[.G66]*(46.815+[.G66]*(0.00059-[.G66]*0.001813))))/60)/60" office:value-type="float" office:value="23.4392089635198" calcext:value-type="float">
            <text:p>23.4392089635198</text:p>
          </table:table-cell>
          <table:table-cell table:style-name="ce3" table:formula="of:=[.Q66]+0.00256*COS(RADIANS(125.04-1934.136*[.G66]))" office:value-type="float" office:value="23.4382160165559" calcext:value-type="float">
            <text:p>23.4382160165559</text:p>
          </table:table-cell>
          <table:table-cell table:style-name="ce3" table:formula="of:=DEGREES(ATAN2(COS(RADIANS([.P66]));COS(RADIANS([.R66]))*SIN(RADIANS([.P66]))))" office:value-type="float" office:value="148.770776490423" calcext:value-type="float">
            <text:p>148.770776490423</text:p>
          </table:table-cell>
          <table:table-cell table:style-name="ce3" table:formula="of:=DEGREES(ASIN(SIN(RADIANS([.R66]))*SIN(RADIANS([.P66]))))" office:value-type="float" office:value="12.6678266226089" calcext:value-type="float">
            <text:p>12.6678266226089</text:p>
          </table:table-cell>
          <table:table-cell table:style-name="ce3" table:formula="of:=TAN(RADIANS([.R66]/2))*TAN(RADIANS([.R66]/2))" office:value-type="float" office:value="0.0430304693280796" calcext:value-type="float">
            <text:p>0.04303046932808</text:p>
          </table:table-cell>
          <table:table-cell table:formula="of:=4*DEGREES([.U66]*SIN(2*RADIANS([.I66]))-2*[.K66]*SIN(RADIANS([.J66]))+4*[.K66]*[.U66]*SIN(RADIANS([.J66]))*COS(2*RADIANS([.I66]))-0.5*[.U66]*[.U66]*SIN(4*RADIANS([.I66]))-1.25*[.K66]*[.K66]*SIN(2*RADIANS([.J66])))" office:value-type="float" office:value="-3.58807615484038" calcext:value-type="float">
            <text:p>-3.58807615484038</text:p>
          </table:table-cell>
          <table:table-cell table:style-name="ce3" table:formula="of:=DEGREES(ACOS(COS(RADIANS(90.833))/(COS(RADIANS([.$B$3]))*COS(RADIANS([.T66])))-TAN(RADIANS([.$B$3]))*TAN(RADIANS([.T66]))))" office:value-type="float" office:value="104.761962786252" calcext:value-type="float">
            <text:p>104.761962786252</text:p>
          </table:table-cell>
          <table:table-cell table:style-name="ce9" table:formula="of:=(720-4*[.$B$4]-[.V66]+[.$B$5]*60)/1440" office:value-type="time" office:time-value="PT12H19M06.65496929S" calcext:value-type="time">
            <text:p>12:19:06</text:p>
          </table:table-cell>
          <table:table-cell table:style-name="ce9" table:formula="of:=[.X66]-[.W66]*4/1440" office:value-type="time" office:time-value="PT05H20M03.78390059S" calcext:value-type="time">
            <text:p>5:20:03</text:p>
          </table:table-cell>
          <table:table-cell table:style-name="ce9" table:formula="of:=[.X66]+[.W66]*4/1440" office:value-type="time" office:time-value="PT19H18M09.526037991S" calcext:value-type="time">
            <text:p>19:18:09</text:p>
          </table:table-cell>
          <table:table-cell table:style-name="ce15" table:formula="of:=8*[.W66]" office:value-type="float" office:value="838.095702290015" calcext:value-type="float">
            <text:p>838.095702290015</text:p>
          </table:table-cell>
          <table:table-cell table:style-name="ce3" table:formula="of:=MOD([.E66]*1440+[.V66]+4*[.$B$4]-60*[.$B$5];1440)" office:value-type="float" office:value="370.88908384516" calcext:value-type="float">
            <text:p>370.88908384516</text:p>
          </table:table-cell>
          <table:table-cell table:style-name="ce3" table:formula="of:=IF([.AB66]/4&lt;0;[.AB66]/4+180;[.AB66]/4-180)" office:value-type="float" office:value="-87.27772903871" calcext:value-type="float">
            <text:p>-87.27772903871</text:p>
          </table:table-cell>
          <table:table-cell table:style-name="ce3" table:formula="of:=DEGREES(ACOS(SIN(RADIANS([.$B$3]))*SIN(RADIANS([.T66]))+COS(RADIANS([.$B$3]))*COS(RADIANS([.T66]))*COS(RADIANS([.AC66]))))" office:value-type="float" office:value="79.0422613848632" calcext:value-type="float">
            <text:p>79.0422613848632</text:p>
          </table:table-cell>
          <table:table-cell table:style-name="ce3" table:formula="of:=90-[.AD66]" office:value-type="float" office:value="10.9577386151368" calcext:value-type="float">
            <text:p>10.9577386151368</text:p>
          </table:table-cell>
          <table:table-cell table:style-name="ce3" table:formula="of:=IF([.AE66]&gt;85;0;IF([.AE66]&gt;5;58.1/TAN(RADIANS([.AE66]))-0.07/POWER(TAN(RADIANS([.AE66]));3)+0.000086/POWER(TAN(RADIANS([.AE66]));5);IF([.AE66]&gt;-0.575;1735+[.AE66]*(-518.2+[.AE66]*(103.4+[.AE66]*(-12.79+[.AE66]*0.711)));-20.772/TAN(RADIANS([.AE66])))))/3600" office:value-type="float" office:value="0.08076435632114" calcext:value-type="float">
            <text:p>0.08076435632114</text:p>
          </table:table-cell>
          <table:table-cell table:style-name="ce3" table:formula="of:=[.AE66]+[.AF66]" office:value-type="float" office:value="11.038502971458" calcext:value-type="float">
            <text:p>11.038502971458</text:p>
          </table:table-cell>
          <table:table-cell table:style-name="ce3" table:formula="of:=IF([.AC66]&gt;0;MOD(DEGREES(ACOS(((SIN(RADIANS([.$B$3]))*COS(RADIANS([.AD66])))-SIN(RADIANS([.T66])))/(COS(RADIANS([.$B$3]))*SIN(RADIANS([.AD66])))))+180;360);MOD(540-DEGREES(ACOS(((SIN(RADIANS([.$B$3]))*COS(RADIANS([.AD66])))-SIN(RADIANS([.T66])))/(COS(RADIANS([.$B$3]))*SIN(RADIANS([.AD66])))));360))" office:value-type="float" office:value="83.0514708310904" calcext:value-type="float">
            <text:p>83.051470831090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6]+0.1/24" office:value-type="time" office:time-value="PT06H36M00S" calcext:value-type="time">
            <text:p>6:36:00</text:p>
          </table:table-cell>
          <table:table-cell table:style-name="ce11" table:formula="of:=[.D67]+2415018.5+[.E67]-[.$B$5]/24" office:value-type="float" office:value="2451775.73333333" calcext:value-type="float">
            <text:p>2451775.73</text:p>
          </table:table-cell>
          <table:table-cell table:style-name="ce13" table:formula="of:=([.F67]-2451545)/36525" office:value-type="float" office:value="0.0063171343828445" calcext:value-type="float">
            <text:p>0.00631713</text:p>
          </table:table-cell>
          <table:table-cell/>
          <table:table-cell table:style-name="ce3" table:formula="of:=MOD(280.46646+[.G67]*(36000.76983+[.G67]*0.0003032);360)" office:value-type="float" office:value="147.888160914064" calcext:value-type="float">
            <text:p>147.888160914064</text:p>
          </table:table-cell>
          <table:table-cell table:style-name="ce3" table:formula="of:=357.52911+[.G67]*(35999.05029-0.0001537*[.G67])" office:value-type="float" office:value="584.939948330574" calcext:value-type="float">
            <text:p>584.939948330574</text:p>
          </table:table-cell>
          <table:table-cell table:style-name="ce3" table:formula="of:=0.016708634-[.G67]*(0.000042037+0.0000001267*[.G67])" office:value-type="float" office:value="0.0167083684415658" calcext:value-type="float">
            <text:p>0.016708368441566</text:p>
          </table:table-cell>
          <table:table-cell table:style-name="ce3" table:formula="of:=SIN(RADIANS([.J67]))*(1.914602-[.G67]*(0.004817+0.000014*[.G67]))+SIN(RADIANS(2*[.J67]))*(0.019993-0.000101*[.G67])+SIN(RADIANS(3*[.J67]))*0.000289" office:value-type="float" office:value="-1.33259955034315" calcext:value-type="float">
            <text:p>-1.33259955034315</text:p>
          </table:table-cell>
          <table:table-cell table:style-name="ce3" table:formula="of:=[.I67]+[.L67]" office:value-type="float" office:value="146.55556136372" calcext:value-type="float">
            <text:p>146.55556136372</text:p>
          </table:table-cell>
          <table:table-cell table:style-name="ce3" table:formula="of:=[.J67]+[.L67]" office:value-type="float" office:value="583.607348780231" calcext:value-type="float">
            <text:p>583.607348780231</text:p>
          </table:table-cell>
          <table:table-cell table:style-name="ce3" table:formula="of:=(1.000001018*(1-[.K67]*[.K67]))/(1+[.K67]*COS(RADIANS([.N67])))" office:value-type="float" office:value="1.01196485427202" calcext:value-type="float">
            <text:p>1.01196485427202</text:p>
          </table:table-cell>
          <table:table-cell table:style-name="ce3" table:formula="of:=[.M67]-0.00569-0.00478*SIN(RADIANS(125.04-1934.136*[.G67]))" office:value-type="float" office:value="146.545465563047" calcext:value-type="float">
            <text:p>146.545465563047</text:p>
          </table:table-cell>
          <table:table-cell table:style-name="ce3" table:formula="of:=23+(26+((21.448-[.G67]*(46.815+[.G67]*(0.00059-[.G67]*0.001813))))/60)/60" office:value-type="float" office:value="23.4392089620363" calcext:value-type="float">
            <text:p>23.4392089620363</text:p>
          </table:table-cell>
          <table:table-cell table:style-name="ce3" table:formula="of:=[.Q67]+0.00256*COS(RADIANS(125.04-1934.136*[.G67]))" office:value-type="float" office:value="23.4382160241589" calcext:value-type="float">
            <text:p>23.4382160241589</text:p>
          </table:table-cell>
          <table:table-cell table:style-name="ce3" table:formula="of:=DEGREES(ATAN2(COS(RADIANS([.P67]));COS(RADIANS([.R67]))*SIN(RADIANS([.P67]))))" office:value-type="float" office:value="148.774641255681" calcext:value-type="float">
            <text:p>148.774641255681</text:p>
          </table:table-cell>
          <table:table-cell table:style-name="ce3" table:formula="of:=DEGREES(ASIN(SIN(RADIANS([.R67]))*SIN(RADIANS([.P67]))))" office:value-type="float" office:value="12.6664627783455" calcext:value-type="float">
            <text:p>12.6664627783455</text:p>
          </table:table-cell>
          <table:table-cell table:style-name="ce3" table:formula="of:=TAN(RADIANS([.R67]/2))*TAN(RADIANS([.R67]/2))" office:value-type="float" office:value="0.0430304693567909" calcext:value-type="float">
            <text:p>0.043030469356791</text:p>
          </table:table-cell>
          <table:table-cell table:formula="of:=4*DEGREES([.U67]*SIN(2*RADIANS([.I67]))-2*[.K67]*SIN(RADIANS([.J67]))+4*[.K67]*[.U67]*SIN(RADIANS([.J67]))*COS(2*RADIANS([.I67]))-0.5*[.U67]*[.U67]*SIN(4*RADIANS([.I67]))-1.25*[.K67]*[.K67]*SIN(2*RADIANS([.J67])))" office:value-type="float" office:value="-3.58710972865624" calcext:value-type="float">
            <text:p>-3.58710972865624</text:p>
          </table:table-cell>
          <table:table-cell table:style-name="ce3" table:formula="of:=DEGREES(ACOS(COS(RADIANS(90.833))/(COS(RADIANS([.$B$3]))*COS(RADIANS([.T67])))-TAN(RADIANS([.$B$3]))*TAN(RADIANS([.T67]))))" office:value-type="float" office:value="104.760417936371" calcext:value-type="float">
            <text:p>104.760417936371</text:p>
          </table:table-cell>
          <table:table-cell table:style-name="ce9" table:formula="of:=(720-4*[.$B$4]-[.V67]+[.$B$5]*60)/1440" office:value-type="time" office:time-value="PT12H19M06.596983719S" calcext:value-type="time">
            <text:p>12:19:06</text:p>
          </table:table-cell>
          <table:table-cell table:style-name="ce9" table:formula="of:=[.X67]-[.W67]*4/1440" office:value-type="time" office:time-value="PT05H20M04.09667899S" calcext:value-type="time">
            <text:p>5:20:04</text:p>
          </table:table-cell>
          <table:table-cell table:style-name="ce9" table:formula="of:=[.X67]+[.W67]*4/1440" office:value-type="time" office:time-value="PT19H18M09.097288448S" calcext:value-type="time">
            <text:p>19:18:09</text:p>
          </table:table-cell>
          <table:table-cell table:style-name="ce15" table:formula="of:=8*[.W67]" office:value-type="float" office:value="838.08334349097" calcext:value-type="float">
            <text:p>838.08334349097</text:p>
          </table:table-cell>
          <table:table-cell table:style-name="ce3" table:formula="of:=MOD([.E67]*1440+[.V67]+4*[.$B$4]-60*[.$B$5];1440)" office:value-type="float" office:value="376.890050271344" calcext:value-type="float">
            <text:p>376.890050271344</text:p>
          </table:table-cell>
          <table:table-cell table:style-name="ce3" table:formula="of:=IF([.AB67]/4&lt;0;[.AB67]/4+180;[.AB67]/4-180)" office:value-type="float" office:value="-85.777487432164" calcext:value-type="float">
            <text:p>-85.777487432164</text:p>
          </table:table-cell>
          <table:table-cell table:style-name="ce3" table:formula="of:=DEGREES(ACOS(SIN(RADIANS([.$B$3]))*SIN(RADIANS([.T67]))+COS(RADIANS([.$B$3]))*COS(RADIANS([.T67]))*COS(RADIANS([.AC67]))))" office:value-type="float" office:value="78.0089325450026" calcext:value-type="float">
            <text:p>78.0089325450026</text:p>
          </table:table-cell>
          <table:table-cell table:style-name="ce3" table:formula="of:=90-[.AD67]" office:value-type="float" office:value="11.9910674549974" calcext:value-type="float">
            <text:p>11.9910674549974</text:p>
          </table:table-cell>
          <table:table-cell table:style-name="ce3" table:formula="of:=IF([.AE67]&gt;85;0;IF([.AE67]&gt;5;58.1/TAN(RADIANS([.AE67]))-0.07/POWER(TAN(RADIANS([.AE67]));3)+0.000086/POWER(TAN(RADIANS([.AE67]));5);IF([.AE67]&gt;-0.575;1735+[.AE67]*(-518.2+[.AE67]*(103.4+[.AE67]*(-12.79+[.AE67]*0.711)));-20.772/TAN(RADIANS([.AE67])))))/3600" office:value-type="float" office:value="0.0740116050579014" calcext:value-type="float">
            <text:p>0.074011605057902</text:p>
          </table:table-cell>
          <table:table-cell table:style-name="ce3" table:formula="of:=[.AE67]+[.AF67]" office:value-type="float" office:value="12.0650790600553" calcext:value-type="float">
            <text:p>12.0650790600553</text:p>
          </table:table-cell>
          <table:table-cell table:style-name="ce3" table:formula="of:=IF([.AC67]&gt;0;MOD(DEGREES(ACOS(((SIN(RADIANS([.$B$3]))*COS(RADIANS([.AD67])))-SIN(RADIANS([.T67])))/(COS(RADIANS([.$B$3]))*SIN(RADIANS([.AD67])))))+180;360);MOD(540-DEGREES(ACOS(((SIN(RADIANS([.$B$3]))*COS(RADIANS([.AD67])))-SIN(RADIANS([.T67])))/(COS(RADIANS([.$B$3]))*SIN(RADIANS([.AD67])))));360))" office:value-type="float" office:value="84.1093178945746" calcext:value-type="float">
            <text:p>84.109317894574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7]+0.1/24" office:value-type="time" office:time-value="PT06H42M00S" calcext:value-type="time">
            <text:p>6:42:00</text:p>
          </table:table-cell>
          <table:table-cell table:style-name="ce11" table:formula="of:=[.D68]+2415018.5+[.E68]-[.$B$5]/24" office:value-type="float" office:value="2451775.7375" calcext:value-type="float">
            <text:p>2451775.74</text:p>
          </table:table-cell>
          <table:table-cell table:style-name="ce13" table:formula="of:=([.F68]-2451545)/36525" office:value-type="float" office:value="0.00631724845996658" calcext:value-type="float">
            <text:p>0.00631725</text:p>
          </table:table-cell>
          <table:table-cell/>
          <table:table-cell table:style-name="ce3" table:formula="of:=MOD(280.46646+[.G68]*(36000.76983+[.G68]*0.0003032);360)" office:value-type="float" office:value="147.892267778279" calcext:value-type="float">
            <text:p>147.892267778279</text:p>
          </table:table-cell>
          <table:table-cell table:style-name="ce3" table:formula="of:=357.52911+[.G68]*(35999.05029-0.0001537*[.G68])" office:value-type="float" office:value="584.944054998628" calcext:value-type="float">
            <text:p>584.944054998628</text:p>
          </table:table-cell>
          <table:table-cell table:style-name="ce3" table:formula="of:=0.016708634-[.G68]*(0.000042037+0.0000001267*[.G68])" office:value-type="float" office:value="0.0167083684367702" calcext:value-type="float">
            <text:p>0.01670836843677</text:p>
          </table:table-cell>
          <table:table-cell table:style-name="ce3" table:formula="of:=SIN(RADIANS([.J68]))*(1.914602-[.G68]*(0.004817+0.000014*[.G68]))+SIN(RADIANS(2*[.J68]))*(0.019993-0.000101*[.G68])+SIN(RADIANS(3*[.J68]))*0.000289" office:value-type="float" office:value="-1.33269663245064" calcext:value-type="float">
            <text:p>-1.33269663245064</text:p>
          </table:table-cell>
          <table:table-cell table:style-name="ce3" table:formula="of:=[.I68]+[.L68]" office:value-type="float" office:value="146.559571145828" calcext:value-type="float">
            <text:p>146.559571145828</text:p>
          </table:table-cell>
          <table:table-cell table:style-name="ce3" table:formula="of:=[.J68]+[.L68]" office:value-type="float" office:value="583.611358366178" calcext:value-type="float">
            <text:p>583.611358366178</text:p>
          </table:table-cell>
          <table:table-cell table:style-name="ce3" table:formula="of:=(1.000001018*(1-[.K68]*[.K68]))/(1+[.K68]*COS(RADIANS([.N68])))" office:value-type="float" office:value="1.01196402814268" calcext:value-type="float">
            <text:p>1.01196402814268</text:p>
          </table:table-cell>
          <table:table-cell table:style-name="ce3" table:formula="of:=[.M68]-0.00569-0.00478*SIN(RADIANS(125.04-1934.136*[.G68]))" office:value-type="float" office:value="146.549475338015" calcext:value-type="float">
            <text:p>146.549475338015</text:p>
          </table:table-cell>
          <table:table-cell table:style-name="ce3" table:formula="of:=23+(26+((21.448-[.G68]*(46.815+[.G68]*(0.00059-[.G68]*0.001813))))/60)/60" office:value-type="float" office:value="23.4392089605528" calcext:value-type="float">
            <text:p>23.4392089605528</text:p>
          </table:table-cell>
          <table:table-cell table:style-name="ce3" table:formula="of:=[.Q68]+0.00256*COS(RADIANS(125.04-1934.136*[.G68]))" office:value-type="float" office:value="23.438216031762" calcext:value-type="float">
            <text:p>23.438216031762</text:p>
          </table:table-cell>
          <table:table-cell table:style-name="ce3" table:formula="of:=DEGREES(ATAN2(COS(RADIANS([.P68]));COS(RADIANS([.R68]))*SIN(RADIANS([.P68]))))" office:value-type="float" office:value="148.778505986328" calcext:value-type="float">
            <text:p>148.778505986328</text:p>
          </table:table-cell>
          <table:table-cell table:style-name="ce3" table:formula="of:=DEGREES(ASIN(SIN(RADIANS([.R68]))*SIN(RADIANS([.P68]))))" office:value-type="float" office:value="12.665098875931" calcext:value-type="float">
            <text:p>12.665098875931</text:p>
          </table:table-cell>
          <table:table-cell table:style-name="ce3" table:formula="of:=TAN(RADIANS([.R68]/2))*TAN(RADIANS([.R68]/2))" office:value-type="float" office:value="0.0430304693855021" calcext:value-type="float">
            <text:p>0.043030469385502</text:p>
          </table:table-cell>
          <table:table-cell table:formula="of:=4*DEGREES([.U68]*SIN(2*RADIANS([.I68]))-2*[.K68]*SIN(RADIANS([.J68]))+4*[.K68]*[.U68]*SIN(RADIANS([.J68]))*COS(2*RADIANS([.I68]))-0.5*[.U68]*[.U68]*SIN(4*RADIANS([.I68]))-1.25*[.K68]*[.K68]*SIN(2*RADIANS([.J68])))" office:value-type="float" office:value="-3.58614316309855" calcext:value-type="float">
            <text:p>-3.58614316309855</text:p>
          </table:table-cell>
          <table:table-cell table:style-name="ce3" table:formula="of:=DEGREES(ACOS(COS(RADIANS(90.833))/(COS(RADIANS([.$B$3]))*COS(RADIANS([.T68])))-TAN(RADIANS([.$B$3]))*TAN(RADIANS([.T68]))))" office:value-type="float" office:value="104.758873048848" calcext:value-type="float">
            <text:p>104.758873048848</text:p>
          </table:table-cell>
          <table:table-cell table:style-name="ce9" table:formula="of:=(720-4*[.$B$4]-[.V68]+[.$B$5]*60)/1440" office:value-type="time" office:time-value="PT12H19M06.538989786S" calcext:value-type="time">
            <text:p>12:19:06</text:p>
          </table:table-cell>
          <table:table-cell table:style-name="ce9" table:formula="of:=[.X68]-[.W68]*4/1440" office:value-type="time" office:time-value="PT05H20M04.409458062S" calcext:value-type="time">
            <text:p>5:20:04</text:p>
          </table:table-cell>
          <table:table-cell table:style-name="ce9" table:formula="of:=[.X68]+[.W68]*4/1440" office:value-type="time" office:time-value="PT19H18M08.668521509S" calcext:value-type="time">
            <text:p>19:18:08</text:p>
          </table:table-cell>
          <table:table-cell table:style-name="ce15" table:formula="of:=8*[.W68]" office:value-type="float" office:value="838.070984390783" calcext:value-type="float">
            <text:p>838.070984390783</text:p>
          </table:table-cell>
          <table:table-cell table:style-name="ce3" table:formula="of:=MOD([.E68]*1440+[.V68]+4*[.$B$4]-60*[.$B$5];1440)" office:value-type="float" office:value="382.891016836902" calcext:value-type="float">
            <text:p>382.891016836902</text:p>
          </table:table-cell>
          <table:table-cell table:style-name="ce3" table:formula="of:=IF([.AB68]/4&lt;0;[.AB68]/4+180;[.AB68]/4-180)" office:value-type="float" office:value="-84.2772457907745" calcext:value-type="float">
            <text:p>-84.2772457907745</text:p>
          </table:table-cell>
          <table:table-cell table:style-name="ce3" table:formula="of:=DEGREES(ACOS(SIN(RADIANS([.$B$3]))*SIN(RADIANS([.T68]))+COS(RADIANS([.$B$3]))*COS(RADIANS([.T68]))*COS(RADIANS([.AC68]))))" office:value-type="float" office:value="76.9736280708182" calcext:value-type="float">
            <text:p>76.9736280708182</text:p>
          </table:table-cell>
          <table:table-cell table:style-name="ce3" table:formula="of:=90-[.AD68]" office:value-type="float" office:value="13.0263719291818" calcext:value-type="float">
            <text:p>13.0263719291818</text:p>
          </table:table-cell>
          <table:table-cell table:style-name="ce3" table:formula="of:=IF([.AE68]&gt;85;0;IF([.AE68]&gt;5;58.1/TAN(RADIANS([.AE68]))-0.07/POWER(TAN(RADIANS([.AE68]));3)+0.000086/POWER(TAN(RADIANS([.AE68]));5);IF([.AE68]&gt;-0.575;1735+[.AE68]*(-518.2+[.AE68]*(103.4+[.AE68]*(-12.79+[.AE68]*0.711)));-20.772/TAN(RADIANS([.AE68])))))/3600" office:value-type="float" office:value="0.0682244922118574" calcext:value-type="float">
            <text:p>0.068224492211858</text:p>
          </table:table-cell>
          <table:table-cell table:style-name="ce3" table:formula="of:=[.AE68]+[.AF68]" office:value-type="float" office:value="13.0945964213937" calcext:value-type="float">
            <text:p>13.0945964213937</text:p>
          </table:table-cell>
          <table:table-cell table:style-name="ce3" table:formula="of:=IF([.AC68]&gt;0;MOD(DEGREES(ACOS(((SIN(RADIANS([.$B$3]))*COS(RADIANS([.AD68])))-SIN(RADIANS([.T68])))/(COS(RADIANS([.$B$3]))*SIN(RADIANS([.AD68])))))+180;360);MOD(540-DEGREES(ACOS(((SIN(RADIANS([.$B$3]))*COS(RADIANS([.AD68])))-SIN(RADIANS([.T68])))/(COS(RADIANS([.$B$3]))*SIN(RADIANS([.AD68])))));360))" office:value-type="float" office:value="85.1692199296385" calcext:value-type="float">
            <text:p>85.169219929638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8]+0.1/24" office:value-type="time" office:time-value="PT06H48M00S" calcext:value-type="time">
            <text:p>6:48:00</text:p>
          </table:table-cell>
          <table:table-cell table:style-name="ce11" table:formula="of:=[.D69]+2415018.5+[.E69]-[.$B$5]/24" office:value-type="float" office:value="2451775.74166667" calcext:value-type="float">
            <text:p>2451775.74</text:p>
          </table:table-cell>
          <table:table-cell table:style-name="ce13" table:formula="of:=([.F69]-2451545)/36525" office:value-type="float" office:value="0.00631736253707591" calcext:value-type="float">
            <text:p>0.00631736</text:p>
          </table:table-cell>
          <table:table-cell/>
          <table:table-cell table:style-name="ce3" table:formula="of:=MOD(280.46646+[.G69]*(36000.76983+[.G69]*0.0003032);360)" office:value-type="float" office:value="147.896374642035" calcext:value-type="float">
            <text:p>147.896374642035</text:p>
          </table:table-cell>
          <table:table-cell table:style-name="ce3" table:formula="of:=357.52911+[.G69]*(35999.05029-0.0001537*[.G69])" office:value-type="float" office:value="584.948161666224" calcext:value-type="float">
            <text:p>584.948161666224</text:p>
          </table:table-cell>
          <table:table-cell table:style-name="ce3" table:formula="of:=0.016708634-[.G69]*(0.000042037+0.0000001267*[.G69])" office:value-type="float" office:value="0.0167083684319746" calcext:value-type="float">
            <text:p>0.016708368431975</text:p>
          </table:table-cell>
          <table:table-cell table:style-name="ce3" table:formula="of:=SIN(RADIANS([.J69]))*(1.914602-[.G69]*(0.004817+0.000014*[.G69]))+SIN(RADIANS(2*[.J69]))*(0.019993-0.000101*[.G69])+SIN(RADIANS(3*[.J69]))*0.000289" office:value-type="float" office:value="-1.33279370800048" calcext:value-type="float">
            <text:p>-1.33279370800048</text:p>
          </table:table-cell>
          <table:table-cell table:style-name="ce3" table:formula="of:=[.I69]+[.L69]" office:value-type="float" office:value="146.563580934035" calcext:value-type="float">
            <text:p>146.563580934035</text:p>
          </table:table-cell>
          <table:table-cell table:style-name="ce3" table:formula="of:=[.J69]+[.L69]" office:value-type="float" office:value="583.615367958223" calcext:value-type="float">
            <text:p>583.615367958223</text:p>
          </table:table-cell>
          <table:table-cell table:style-name="ce3" table:formula="of:=(1.000001018*(1-[.K69]*[.K69]))/(1+[.K69]*COS(RADIANS([.N69])))" office:value-type="float" office:value="1.01196320195275" calcext:value-type="float">
            <text:p>1.01196320195275</text:p>
          </table:table-cell>
          <table:table-cell table:style-name="ce3" table:formula="of:=[.M69]-0.00569-0.00478*SIN(RADIANS(125.04-1934.136*[.G69]))" office:value-type="float" office:value="146.553485119082" calcext:value-type="float">
            <text:p>146.553485119082</text:p>
          </table:table-cell>
          <table:table-cell table:style-name="ce3" table:formula="of:=23+(26+((21.448-[.G69]*(46.815+[.G69]*(0.00059-[.G69]*0.001813))))/60)/60" office:value-type="float" office:value="23.4392089590694" calcext:value-type="float">
            <text:p>23.4392089590694</text:p>
          </table:table-cell>
          <table:table-cell table:style-name="ce3" table:formula="of:=[.Q69]+0.00256*COS(RADIANS(125.04-1934.136*[.G69]))" office:value-type="float" office:value="23.4382160393651" calcext:value-type="float">
            <text:p>23.4382160393651</text:p>
          </table:table-cell>
          <table:table-cell table:style-name="ce3" table:formula="of:=DEGREES(ATAN2(COS(RADIANS([.P69]));COS(RADIANS([.R69]))*SIN(RADIANS([.P69]))))" office:value-type="float" office:value="148.782370681505" calcext:value-type="float">
            <text:p>148.782370681505</text:p>
          </table:table-cell>
          <table:table-cell table:style-name="ce3" table:formula="of:=DEGREES(ASIN(SIN(RADIANS([.R69]))*SIN(RADIANS([.P69]))))" office:value-type="float" office:value="12.6637349156767" calcext:value-type="float">
            <text:p>12.6637349156767</text:p>
          </table:table-cell>
          <table:table-cell table:style-name="ce3" table:formula="of:=TAN(RADIANS([.R69]/2))*TAN(RADIANS([.R69]/2))" office:value-type="float" office:value="0.0430304694142135" calcext:value-type="float">
            <text:p>0.043030469414214</text:p>
          </table:table-cell>
          <table:table-cell table:formula="of:=4*DEGREES([.U69]*SIN(2*RADIANS([.I69]))-2*[.K69]*SIN(RADIANS([.J69]))+4*[.K69]*[.U69]*SIN(RADIANS([.J69]))*COS(2*RADIANS([.I69]))-0.5*[.U69]*[.U69]*SIN(4*RADIANS([.I69]))-1.25*[.K69]*[.K69]*SIN(2*RADIANS([.J69])))" office:value-type="float" office:value="-3.58517645839792" calcext:value-type="float">
            <text:p>-3.58517645839792</text:p>
          </table:table-cell>
          <table:table-cell table:style-name="ce3" table:formula="of:=DEGREES(ACOS(COS(RADIANS(90.833))/(COS(RADIANS([.$B$3]))*COS(RADIANS([.T69])))-TAN(RADIANS([.$B$3]))*TAN(RADIANS([.T69]))))" office:value-type="float" office:value="104.757328124034" calcext:value-type="float">
            <text:p>104.757328124034</text:p>
          </table:table-cell>
          <table:table-cell table:style-name="ce9" table:formula="of:=(720-4*[.$B$4]-[.V69]+[.$B$5]*60)/1440" office:value-type="time" office:time-value="PT12H19M06.480987504S" calcext:value-type="time">
            <text:p>12:19:06</text:p>
          </table:table-cell>
          <table:table-cell table:style-name="ce9" table:formula="of:=[.X69]-[.W69]*4/1440" office:value-type="time" office:time-value="PT05H20M04.722237736S" calcext:value-type="time">
            <text:p>5:20:04</text:p>
          </table:table-cell>
          <table:table-cell table:style-name="ce9" table:formula="of:=[.X69]+[.W69]*4/1440" office:value-type="time" office:time-value="PT19H18M08.239737272S" calcext:value-type="time">
            <text:p>19:18:08</text:p>
          </table:table-cell>
          <table:table-cell table:style-name="ce15" table:formula="of:=8*[.W69]" office:value-type="float" office:value="838.058624992275" calcext:value-type="float">
            <text:p>838.058624992275</text:p>
          </table:table-cell>
          <table:table-cell table:style-name="ce3" table:formula="of:=MOD([.E69]*1440+[.V69]+4*[.$B$4]-60*[.$B$5];1440)" office:value-type="float" office:value="388.891983541602" calcext:value-type="float">
            <text:p>388.891983541602</text:p>
          </table:table-cell>
          <table:table-cell table:style-name="ce3" table:formula="of:=IF([.AB69]/4&lt;0;[.AB69]/4+180;[.AB69]/4-180)" office:value-type="float" office:value="-82.7770041145994" calcext:value-type="float">
            <text:p>-82.7770041145994</text:p>
          </table:table-cell>
          <table:table-cell table:style-name="ce3" table:formula="of:=DEGREES(ACOS(SIN(RADIANS([.$B$3]))*SIN(RADIANS([.T69]))+COS(RADIANS([.$B$3]))*COS(RADIANS([.T69]))*COS(RADIANS([.AC69]))))" office:value-type="float" office:value="75.9366988903282" calcext:value-type="float">
            <text:p>75.9366988903282</text:p>
          </table:table-cell>
          <table:table-cell table:style-name="ce3" table:formula="of:=90-[.AD69]" office:value-type="float" office:value="14.0633011096719" calcext:value-type="float">
            <text:p>14.0633011096719</text:p>
          </table:table-cell>
          <table:table-cell table:style-name="ce3" table:formula="of:=IF([.AE69]&gt;85;0;IF([.AE69]&gt;5;58.1/TAN(RADIANS([.AE69]))-0.07/POWER(TAN(RADIANS([.AE69]));3)+0.000086/POWER(TAN(RADIANS([.AE69]));5);IF([.AE69]&gt;-0.575;1735+[.AE69]*(-518.2+[.AE69]*(103.4+[.AE69]*(-12.79+[.AE69]*0.711)));-20.772/TAN(RADIANS([.AE69])))))/3600" office:value-type="float" office:value="0.063213471777042" calcext:value-type="float">
            <text:p>0.063213471777042</text:p>
          </table:table-cell>
          <table:table-cell table:style-name="ce3" table:formula="of:=[.AE69]+[.AF69]" office:value-type="float" office:value="14.1265145814489" calcext:value-type="float">
            <text:p>14.1265145814489</text:p>
          </table:table-cell>
          <table:table-cell table:style-name="ce3" table:formula="of:=IF([.AC69]&gt;0;MOD(DEGREES(ACOS(((SIN(RADIANS([.$B$3]))*COS(RADIANS([.AD69])))-SIN(RADIANS([.T69])))/(COS(RADIANS([.$B$3]))*SIN(RADIANS([.AD69])))))+180;360);MOD(540-DEGREES(ACOS(((SIN(RADIANS([.$B$3]))*COS(RADIANS([.AD69])))-SIN(RADIANS([.T69])))/(COS(RADIANS([.$B$3]))*SIN(RADIANS([.AD69])))));360))" office:value-type="float" office:value="86.2319030899697" calcext:value-type="float">
            <text:p>86.231903089969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69]+0.1/24" office:value-type="time" office:time-value="PT06H54M00S" calcext:value-type="time">
            <text:p>6:54:00</text:p>
          </table:table-cell>
          <table:table-cell table:style-name="ce11" table:formula="of:=[.D70]+2415018.5+[.E70]-[.$B$5]/24" office:value-type="float" office:value="2451775.74583333" calcext:value-type="float">
            <text:p>2451775.75</text:p>
          </table:table-cell>
          <table:table-cell table:style-name="ce13" table:formula="of:=([.F70]-2451545)/36525" office:value-type="float" office:value="0.00631747661419799" calcext:value-type="float">
            <text:p>0.00631748</text:p>
          </table:table-cell>
          <table:table-cell/>
          <table:table-cell table:style-name="ce3" table:formula="of:=MOD(280.46646+[.G70]*(36000.76983+[.G70]*0.0003032);360)" office:value-type="float" office:value="147.90048150625" calcext:value-type="float">
            <text:p>147.90048150625</text:p>
          </table:table-cell>
          <table:table-cell table:style-name="ce3" table:formula="of:=357.52911+[.G70]*(35999.05029-0.0001537*[.G70])" office:value-type="float" office:value="584.952268334278" calcext:value-type="float">
            <text:p>584.952268334278</text:p>
          </table:table-cell>
          <table:table-cell table:style-name="ce3" table:formula="of:=0.016708634-[.G70]*(0.000042037+0.0000001267*[.G70])" office:value-type="float" office:value="0.0167083684271789" calcext:value-type="float">
            <text:p>0.016708368427179</text:p>
          </table:table-cell>
          <table:table-cell table:style-name="ce3" table:formula="of:=SIN(RADIANS([.J70]))*(1.914602-[.G70]*(0.004817+0.000014*[.G70]))+SIN(RADIANS(2*[.J70]))*(0.019993-0.000101*[.G70])+SIN(RADIANS(3*[.J70]))*0.000289" office:value-type="float" office:value="-1.33289077701386" calcext:value-type="float">
            <text:p>-1.33289077701386</text:p>
          </table:table-cell>
          <table:table-cell table:style-name="ce3" table:formula="of:=[.I70]+[.L70]" office:value-type="float" office:value="146.567590729237" calcext:value-type="float">
            <text:p>146.567590729237</text:p>
          </table:table-cell>
          <table:table-cell table:style-name="ce3" table:formula="of:=[.J70]+[.L70]" office:value-type="float" office:value="583.619377557264" calcext:value-type="float">
            <text:p>583.619377557264</text:p>
          </table:table-cell>
          <table:table-cell table:style-name="ce3" table:formula="of:=(1.000001018*(1-[.K70]*[.K70]))/(1+[.K70]*COS(RADIANS([.N70])))" office:value-type="float" office:value="1.01196237570205" calcext:value-type="float">
            <text:p>1.01196237570205</text:p>
          </table:table-cell>
          <table:table-cell table:style-name="ce3" table:formula="of:=[.M70]-0.00569-0.00478*SIN(RADIANS(125.04-1934.136*[.G70]))" office:value-type="float" office:value="146.557494907144" calcext:value-type="float">
            <text:p>146.557494907144</text:p>
          </table:table-cell>
          <table:table-cell table:style-name="ce3" table:formula="of:=23+(26+((21.448-[.G70]*(46.815+[.G70]*(0.00059-[.G70]*0.001813))))/60)/60" office:value-type="float" office:value="23.4392089575859" calcext:value-type="float">
            <text:p>23.4392089575859</text:p>
          </table:table-cell>
          <table:table-cell table:style-name="ce3" table:formula="of:=[.Q70]+0.00256*COS(RADIANS(125.04-1934.136*[.G70]))" office:value-type="float" office:value="23.4382160469683" calcext:value-type="float">
            <text:p>23.4382160469683</text:p>
          </table:table-cell>
          <table:table-cell table:style-name="ce3" table:formula="of:=DEGREES(ATAN2(COS(RADIANS([.P70]));COS(RADIANS([.R70]))*SIN(RADIANS([.P70]))))" office:value-type="float" office:value="148.786235342078" calcext:value-type="float">
            <text:p>148.786235342078</text:p>
          </table:table-cell>
          <table:table-cell table:style-name="ce3" table:formula="of:=DEGREES(ASIN(SIN(RADIANS([.R70]))*SIN(RADIANS([.P70]))))" office:value-type="float" office:value="12.6623708972841" calcext:value-type="float">
            <text:p>12.6623708972841</text:p>
          </table:table-cell>
          <table:table-cell table:style-name="ce3" table:formula="of:=TAN(RADIANS([.R70]/2))*TAN(RADIANS([.R70]/2))" office:value-type="float" office:value="0.0430304694429249" calcext:value-type="float">
            <text:p>0.043030469442925</text:p>
          </table:table-cell>
          <table:table-cell table:formula="of:=4*DEGREES([.U70]*SIN(2*RADIANS([.I70]))-2*[.K70]*SIN(RADIANS([.J70]))+4*[.K70]*[.U70]*SIN(RADIANS([.J70]))*COS(2*RADIANS([.I70]))-0.5*[.U70]*[.U70]*SIN(4*RADIANS([.I70]))-1.25*[.K70]*[.K70]*SIN(2*RADIANS([.J70])))" office:value-type="float" office:value="-3.58420961435297" calcext:value-type="float">
            <text:p>-3.58420961435297</text:p>
          </table:table-cell>
          <table:table-cell table:style-name="ce3" table:formula="of:=DEGREES(ACOS(COS(RADIANS(90.833))/(COS(RADIANS([.$B$3]))*COS(RADIANS([.T70])))-TAN(RADIANS([.$B$3]))*TAN(RADIANS([.T70]))))" office:value-type="float" office:value="104.755783161593" calcext:value-type="float">
            <text:p>104.755783161593</text:p>
          </table:table-cell>
          <table:table-cell table:style-name="ce9" table:formula="of:=(720-4*[.$B$4]-[.V70]+[.$B$5]*60)/1440" office:value-type="time" office:time-value="PT12H19M06.422976861S" calcext:value-type="time">
            <text:p>12:19:06</text:p>
          </table:table-cell>
          <table:table-cell table:style-name="ce9" table:formula="of:=[.X70]-[.W70]*4/1440" office:value-type="time" office:time-value="PT05H20M05.035018079S" calcext:value-type="time">
            <text:p>5:20:05</text:p>
          </table:table-cell>
          <table:table-cell table:style-name="ce9" table:formula="of:=[.X70]+[.W70]*4/1440" office:value-type="time" office:time-value="PT19H18M07.810935643S" calcext:value-type="time">
            <text:p>19:18:07</text:p>
          </table:table-cell>
          <table:table-cell table:style-name="ce15" table:formula="of:=8*[.W70]" office:value-type="float" office:value="838.04626529274" calcext:value-type="float">
            <text:p>838.04626529274</text:p>
          </table:table-cell>
          <table:table-cell table:style-name="ce3" table:formula="of:=MOD([.E70]*1440+[.V70]+4*[.$B$4]-60*[.$B$5];1440)" office:value-type="float" office:value="394.892950385647" calcext:value-type="float">
            <text:p>394.892950385647</text:p>
          </table:table-cell>
          <table:table-cell table:style-name="ce3" table:formula="of:=IF([.AB70]/4&lt;0;[.AB70]/4+180;[.AB70]/4-180)" office:value-type="float" office:value="-81.2767624035882" calcext:value-type="float">
            <text:p>-81.2767624035882</text:p>
          </table:table-cell>
          <table:table-cell table:style-name="ce3" table:formula="of:=DEGREES(ACOS(SIN(RADIANS([.$B$3]))*SIN(RADIANS([.T70]))+COS(RADIANS([.$B$3]))*COS(RADIANS([.T70]))*COS(RADIANS([.AC70]))))" office:value-type="float" office:value="74.898498172289" calcext:value-type="float">
            <text:p>74.898498172289</text:p>
          </table:table-cell>
          <table:table-cell table:style-name="ce3" table:formula="of:=90-[.AD70]" office:value-type="float" office:value="15.101501827711" calcext:value-type="float">
            <text:p>15.101501827711</text:p>
          </table:table-cell>
          <table:table-cell table:style-name="ce3" table:formula="of:=IF([.AE70]&gt;85;0;IF([.AE70]&gt;5;58.1/TAN(RADIANS([.AE70]))-0.07/POWER(TAN(RADIANS([.AE70]));3)+0.000086/POWER(TAN(RADIANS([.AE70]));5);IF([.AE70]&gt;-0.575;1735+[.AE70]*(-518.2+[.AE70]*(103.4+[.AE70]*(-12.79+[.AE70]*0.711)));-20.772/TAN(RADIANS([.AE70])))))/3600" office:value-type="float" office:value="0.0588343022681975" calcext:value-type="float">
            <text:p>0.058834302268198</text:p>
          </table:table-cell>
          <table:table-cell table:style-name="ce3" table:formula="of:=[.AE70]+[.AF70]" office:value-type="float" office:value="15.1603361299792" calcext:value-type="float">
            <text:p>15.1603361299792</text:p>
          </table:table-cell>
          <table:table-cell table:style-name="ce3" table:formula="of:=IF([.AC70]&gt;0;MOD(DEGREES(ACOS(((SIN(RADIANS([.$B$3]))*COS(RADIANS([.AD70])))-SIN(RADIANS([.T70])))/(COS(RADIANS([.$B$3]))*SIN(RADIANS([.AD70])))))+180;360);MOD(540-DEGREES(ACOS(((SIN(RADIANS([.$B$3]))*COS(RADIANS([.AD70])))-SIN(RADIANS([.T70])))/(COS(RADIANS([.$B$3]))*SIN(RADIANS([.AD70])))));360))" office:value-type="float" office:value="87.2981098864745" calcext:value-type="float">
            <text:p>87.298109886474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0]+0.1/24" office:value-type="time" office:time-value="PT07H00M00S" calcext:value-type="time">
            <text:p>7:00:00</text:p>
          </table:table-cell>
          <table:table-cell table:style-name="ce11" table:formula="of:=[.D71]+2415018.5+[.E71]-[.$B$5]/24" office:value-type="float" office:value="2451775.75" calcext:value-type="float">
            <text:p>2451775.75</text:p>
          </table:table-cell>
          <table:table-cell table:style-name="ce13" table:formula="of:=([.F71]-2451545)/36525" office:value-type="float" office:value="0.00631759069130732" calcext:value-type="float">
            <text:p>0.00631759</text:p>
          </table:table-cell>
          <table:table-cell/>
          <table:table-cell table:style-name="ce3" table:formula="of:=MOD(280.46646+[.G71]*(36000.76983+[.G71]*0.0003032);360)" office:value-type="float" office:value="147.904588370007" calcext:value-type="float">
            <text:p>147.904588370007</text:p>
          </table:table-cell>
          <table:table-cell table:style-name="ce3" table:formula="of:=357.52911+[.G71]*(35999.05029-0.0001537*[.G71])" office:value-type="float" office:value="584.956375001874" calcext:value-type="float">
            <text:p>584.956375001874</text:p>
          </table:table-cell>
          <table:table-cell table:style-name="ce3" table:formula="of:=0.016708634-[.G71]*(0.000042037+0.0000001267*[.G71])" office:value-type="float" office:value="0.0167083684223833" calcext:value-type="float">
            <text:p>0.016708368422383</text:p>
          </table:table-cell>
          <table:table-cell table:style-name="ce3" table:formula="of:=SIN(RADIANS([.J71]))*(1.914602-[.G71]*(0.004817+0.000014*[.G71]))+SIN(RADIANS(2*[.J71]))*(0.019993-0.000101*[.G71])+SIN(RADIANS(3*[.J71]))*0.000289" office:value-type="float" office:value="-1.3329878394686" calcext:value-type="float">
            <text:p>-1.3329878394686</text:p>
          </table:table-cell>
          <table:table-cell table:style-name="ce3" table:formula="of:=[.I71]+[.L71]" office:value-type="float" office:value="146.571600530538" calcext:value-type="float">
            <text:p>146.571600530538</text:p>
          </table:table-cell>
          <table:table-cell table:style-name="ce3" table:formula="of:=[.J71]+[.L71]" office:value-type="float" office:value="583.623387162405" calcext:value-type="float">
            <text:p>583.623387162405</text:p>
          </table:table-cell>
          <table:table-cell table:style-name="ce3" table:formula="of:=(1.000001018*(1-[.K71]*[.K71]))/(1+[.K71]*COS(RADIANS([.N71])))" office:value-type="float" office:value="1.01196154939075" calcext:value-type="float">
            <text:p>1.01196154939075</text:p>
          </table:table-cell>
          <table:table-cell table:style-name="ce3" table:formula="of:=[.M71]-0.00569-0.00478*SIN(RADIANS(125.04-1934.136*[.G71]))" office:value-type="float" office:value="146.561504701307" calcext:value-type="float">
            <text:p>146.561504701307</text:p>
          </table:table-cell>
          <table:table-cell table:style-name="ce3" table:formula="of:=23+(26+((21.448-[.G71]*(46.815+[.G71]*(0.00059-[.G71]*0.001813))))/60)/60" office:value-type="float" office:value="23.4392089561024" calcext:value-type="float">
            <text:p>23.4392089561024</text:p>
          </table:table-cell>
          <table:table-cell table:style-name="ce3" table:formula="of:=[.Q71]+0.00256*COS(RADIANS(125.04-1934.136*[.G71]))" office:value-type="float" office:value="23.4382160545714" calcext:value-type="float">
            <text:p>23.4382160545714</text:p>
          </table:table-cell>
          <table:table-cell table:style-name="ce3" table:formula="of:=DEGREES(ATAN2(COS(RADIANS([.P71]));COS(RADIANS([.R71]))*SIN(RADIANS([.P71]))))" office:value-type="float" office:value="148.790099967188" calcext:value-type="float">
            <text:p>148.790099967188</text:p>
          </table:table-cell>
          <table:table-cell table:style-name="ce3" table:formula="of:=DEGREES(ASIN(SIN(RADIANS([.R71]))*SIN(RADIANS([.P71]))))" office:value-type="float" office:value="12.6610068210645" calcext:value-type="float">
            <text:p>12.6610068210645</text:p>
          </table:table-cell>
          <table:table-cell table:style-name="ce3" table:formula="of:=TAN(RADIANS([.R71]/2))*TAN(RADIANS([.R71]/2))" office:value-type="float" office:value="0.0430304694716364" calcext:value-type="float">
            <text:p>0.043030469471636</text:p>
          </table:table-cell>
          <table:table-cell table:formula="of:=4*DEGREES([.U71]*SIN(2*RADIANS([.I71]))-2*[.K71]*SIN(RADIANS([.J71]))+4*[.K71]*[.U71]*SIN(RADIANS([.J71]))*COS(2*RADIANS([.I71]))-0.5*[.U71]*[.U71]*SIN(4*RADIANS([.I71]))-1.25*[.K71]*[.K71]*SIN(2*RADIANS([.J71])))" office:value-type="float" office:value="-3.58324263119434" calcext:value-type="float">
            <text:p>-3.58324263119434</text:p>
          </table:table-cell>
          <table:table-cell table:style-name="ce3" table:formula="of:=DEGREES(ACOS(COS(RADIANS(90.833))/(COS(RADIANS([.$B$3]))*COS(RADIANS([.T71])))-TAN(RADIANS([.$B$3]))*TAN(RADIANS([.T71]))))" office:value-type="float" office:value="104.754238161874" calcext:value-type="float">
            <text:p>104.754238161874</text:p>
          </table:table-cell>
          <table:table-cell table:style-name="ce9" table:formula="of:=(720-4*[.$B$4]-[.V71]+[.$B$5]*60)/1440" office:value-type="time" office:time-value="PT12H19M06.364957872S" calcext:value-type="time">
            <text:p>12:19:06</text:p>
          </table:table-cell>
          <table:table-cell table:style-name="ce9" table:formula="of:=[.X71]-[.W71]*4/1440" office:value-type="time" office:time-value="PT05H20M05.347799022S" calcext:value-type="time">
            <text:p>5:20:05</text:p>
          </table:table-cell>
          <table:table-cell table:style-name="ce9" table:formula="of:=[.X71]+[.W71]*4/1440" office:value-type="time" office:time-value="PT19H18M07.382116722S" calcext:value-type="time">
            <text:p>19:18:07</text:p>
          </table:table-cell>
          <table:table-cell table:style-name="ce15" table:formula="of:=8*[.W71]" office:value-type="float" office:value="838.033905294996" calcext:value-type="float">
            <text:p>838.033905294996</text:p>
          </table:table-cell>
          <table:table-cell table:style-name="ce3" table:formula="of:=MOD([.E71]*1440+[.V71]+4*[.$B$4]-60*[.$B$5];1440)" office:value-type="float" office:value="400.893917368806" calcext:value-type="float">
            <text:p>400.893917368806</text:p>
          </table:table-cell>
          <table:table-cell table:style-name="ce3" table:formula="of:=IF([.AB71]/4&lt;0;[.AB71]/4+180;[.AB71]/4-180)" office:value-type="float" office:value="-79.7765206577985" calcext:value-type="float">
            <text:p>-79.7765206577985</text:p>
          </table:table-cell>
          <table:table-cell table:style-name="ce3" table:formula="of:=DEGREES(ACOS(SIN(RADIANS([.$B$3]))*SIN(RADIANS([.T71]))+COS(RADIANS([.$B$3]))*COS(RADIANS([.T71]))*COS(RADIANS([.AC71]))))" office:value-type="float" office:value="73.8593821962141" calcext:value-type="float">
            <text:p>73.8593821962141</text:p>
          </table:table-cell>
          <table:table-cell table:style-name="ce3" table:formula="of:=90-[.AD71]" office:value-type="float" office:value="16.1406178037859" calcext:value-type="float">
            <text:p>16.1406178037859</text:p>
          </table:table-cell>
          <table:table-cell table:style-name="ce3" table:formula="of:=IF([.AE71]&gt;85;0;IF([.AE71]&gt;5;58.1/TAN(RADIANS([.AE71]))-0.07/POWER(TAN(RADIANS([.AE71]));3)+0.000086/POWER(TAN(RADIANS([.AE71]));5);IF([.AE71]&gt;-0.575;1735+[.AE71]*(-518.2+[.AE71]*(103.4+[.AE71]*(-12.79+[.AE71]*0.711)));-20.772/TAN(RADIANS([.AE71])))))/3600" office:value-type="float" office:value="0.0549756472949382" calcext:value-type="float">
            <text:p>0.054975647294938</text:p>
          </table:table-cell>
          <table:table-cell table:style-name="ce3" table:formula="of:=[.AE71]+[.AF71]" office:value-type="float" office:value="16.1955934510808" calcext:value-type="float">
            <text:p>16.1955934510808</text:p>
          </table:table-cell>
          <table:table-cell table:style-name="ce3" table:formula="of:=IF([.AC71]&gt;0;MOD(DEGREES(ACOS(((SIN(RADIANS([.$B$3]))*COS(RADIANS([.AD71])))-SIN(RADIANS([.T71])))/(COS(RADIANS([.$B$3]))*SIN(RADIANS([.AD71])))))+180;360);MOD(540-DEGREES(ACOS(((SIN(RADIANS([.$B$3]))*COS(RADIANS([.AD71])))-SIN(RADIANS([.T71])))/(COS(RADIANS([.$B$3]))*SIN(RADIANS([.AD71])))));360))" office:value-type="float" office:value="88.3686005457963" calcext:value-type="float">
            <text:p>88.368600545796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1]+0.1/24" office:value-type="time" office:time-value="PT07H06M00S" calcext:value-type="time">
            <text:p>7:06:00</text:p>
          </table:table-cell>
          <table:table-cell table:style-name="ce11" table:formula="of:=[.D72]+2415018.5+[.E72]-[.$B$5]/24" office:value-type="float" office:value="2451775.75416667" calcext:value-type="float">
            <text:p>2451775.75</text:p>
          </table:table-cell>
          <table:table-cell table:style-name="ce13" table:formula="of:=([.F72]-2451545)/36525" office:value-type="float" office:value="0.0063177047684294" calcext:value-type="float">
            <text:p>0.00631770</text:p>
          </table:table-cell>
          <table:table-cell/>
          <table:table-cell table:style-name="ce3" table:formula="of:=MOD(280.46646+[.G72]*(36000.76983+[.G72]*0.0003032);360)" office:value-type="float" office:value="147.908695234222" calcext:value-type="float">
            <text:p>147.908695234222</text:p>
          </table:table-cell>
          <table:table-cell table:style-name="ce3" table:formula="of:=357.52911+[.G72]*(35999.05029-0.0001537*[.G72])" office:value-type="float" office:value="584.960481669928" calcext:value-type="float">
            <text:p>584.960481669928</text:p>
          </table:table-cell>
          <table:table-cell table:style-name="ce3" table:formula="of:=0.016708634-[.G72]*(0.000042037+0.0000001267*[.G72])" office:value-type="float" office:value="0.0167083684175876" calcext:value-type="float">
            <text:p>0.016708368417588</text:p>
          </table:table-cell>
          <table:table-cell table:style-name="ce3" table:formula="of:=SIN(RADIANS([.J72]))*(1.914602-[.G72]*(0.004817+0.000014*[.G72]))+SIN(RADIANS(2*[.J72]))*(0.019993-0.000101*[.G72])+SIN(RADIANS(3*[.J72]))*0.000289" office:value-type="float" office:value="-1.33308489538588" calcext:value-type="float">
            <text:p>-1.33308489538588</text:p>
          </table:table-cell>
          <table:table-cell table:style-name="ce3" table:formula="of:=[.I72]+[.L72]" office:value-type="float" office:value="146.575610338836" calcext:value-type="float">
            <text:p>146.575610338836</text:p>
          </table:table-cell>
          <table:table-cell table:style-name="ce3" table:formula="of:=[.J72]+[.L72]" office:value-type="float" office:value="583.627396774542" calcext:value-type="float">
            <text:p>583.627396774542</text:p>
          </table:table-cell>
          <table:table-cell table:style-name="ce3" table:formula="of:=(1.000001018*(1-[.K72]*[.K72]))/(1+[.K72]*COS(RADIANS([.N72])))" office:value-type="float" office:value="1.01196072301869" calcext:value-type="float">
            <text:p>1.01196072301869</text:p>
          </table:table-cell>
          <table:table-cell table:style-name="ce3" table:formula="of:=[.M72]-0.00569-0.00478*SIN(RADIANS(125.04-1934.136*[.G72]))" office:value-type="float" office:value="146.565514502465" calcext:value-type="float">
            <text:p>146.565514502465</text:p>
          </table:table-cell>
          <table:table-cell table:style-name="ce3" table:formula="of:=23+(26+((21.448-[.G72]*(46.815+[.G72]*(0.00059-[.G72]*0.001813))))/60)/60" office:value-type="float" office:value="23.4392089546189" calcext:value-type="float">
            <text:p>23.4392089546189</text:p>
          </table:table-cell>
          <table:table-cell table:style-name="ce3" table:formula="of:=[.Q72]+0.00256*COS(RADIANS(125.04-1934.136*[.G72]))" office:value-type="float" office:value="23.4382160621746" calcext:value-type="float">
            <text:p>23.4382160621746</text:p>
          </table:table-cell>
          <table:table-cell table:style-name="ce3" table:formula="of:=DEGREES(ATAN2(COS(RADIANS([.P72]));COS(RADIANS([.R72]))*SIN(RADIANS([.P72]))))" office:value-type="float" office:value="148.793964557703" calcext:value-type="float">
            <text:p>148.793964557703</text:p>
          </table:table-cell>
          <table:table-cell table:style-name="ce3" table:formula="of:=DEGREES(ASIN(SIN(RADIANS([.R72]))*SIN(RADIANS([.P72]))))" office:value-type="float" office:value="12.6596426867193" calcext:value-type="float">
            <text:p>12.6596426867193</text:p>
          </table:table-cell>
          <table:table-cell table:style-name="ce3" table:formula="of:=TAN(RADIANS([.R72]/2))*TAN(RADIANS([.R72]/2))" office:value-type="float" office:value="0.0430304695003479" calcext:value-type="float">
            <text:p>0.043030469500348</text:p>
          </table:table-cell>
          <table:table-cell table:formula="of:=4*DEGREES([.U72]*SIN(2*RADIANS([.I72]))-2*[.K72]*SIN(RADIANS([.J72]))+4*[.K72]*[.U72]*SIN(RADIANS([.J72]))*COS(2*RADIANS([.I72]))-0.5*[.U72]*[.U72]*SIN(4*RADIANS([.I72]))-1.25*[.K72]*[.K72]*SIN(2*RADIANS([.J72])))" office:value-type="float" office:value="-3.58227550872053" calcext:value-type="float">
            <text:p>-3.58227550872053</text:p>
          </table:table-cell>
          <table:table-cell table:style-name="ce3" table:formula="of:=DEGREES(ACOS(COS(RADIANS(90.833))/(COS(RADIANS([.$B$3]))*COS(RADIANS([.T72])))-TAN(RADIANS([.$B$3]))*TAN(RADIANS([.T72]))))" office:value-type="float" office:value="104.752693124542" calcext:value-type="float">
            <text:p>104.752693124542</text:p>
          </table:table-cell>
          <table:table-cell table:style-name="ce9" table:formula="of:=(720-4*[.$B$4]-[.V72]+[.$B$5]*60)/1440" office:value-type="time" office:time-value="PT12H19M06.306930523S" calcext:value-type="time">
            <text:p>12:19:06</text:p>
          </table:table-cell>
          <table:table-cell table:style-name="ce9" table:formula="of:=[.X72]-[.W72]*4/1440" office:value-type="time" office:time-value="PT05H20M05.660580633S" calcext:value-type="time">
            <text:p>5:20:05</text:p>
          </table:table-cell>
          <table:table-cell table:style-name="ce9" table:formula="of:=[.X72]+[.W72]*4/1440" office:value-type="time" office:time-value="PT19H18M06.953280413S" calcext:value-type="time">
            <text:p>19:18:06</text:p>
          </table:table-cell>
          <table:table-cell table:style-name="ce15" table:formula="of:=8*[.W72]" office:value-type="float" office:value="838.021544996336" calcext:value-type="float">
            <text:p>838.021544996336</text:p>
          </table:table-cell>
          <table:table-cell table:style-name="ce3" table:formula="of:=MOD([.E72]*1440+[.V72]+4*[.$B$4]-60*[.$B$5];1440)" office:value-type="float" office:value="406.89488449128" calcext:value-type="float">
            <text:p>406.89488449128</text:p>
          </table:table-cell>
          <table:table-cell table:style-name="ce3" table:formula="of:=IF([.AB72]/4&lt;0;[.AB72]/4+180;[.AB72]/4-180)" office:value-type="float" office:value="-78.2762788771801" calcext:value-type="float">
            <text:p>-78.2762788771801</text:p>
          </table:table-cell>
          <table:table-cell table:style-name="ce3" table:formula="of:=DEGREES(ACOS(SIN(RADIANS([.$B$3]))*SIN(RADIANS([.T72]))+COS(RADIANS([.$B$3]))*COS(RADIANS([.T72]))*COS(RADIANS([.AC72]))))" office:value-type="float" office:value="72.8197112593154" calcext:value-type="float">
            <text:p>72.8197112593154</text:p>
          </table:table-cell>
          <table:table-cell table:style-name="ce3" table:formula="of:=90-[.AD72]" office:value-type="float" office:value="17.1802887406846" calcext:value-type="float">
            <text:p>17.1802887406846</text:p>
          </table:table-cell>
          <table:table-cell table:style-name="ce3" table:formula="of:=IF([.AE72]&gt;85;0;IF([.AE72]&gt;5;58.1/TAN(RADIANS([.AE72]))-0.07/POWER(TAN(RADIANS([.AE72]));3)+0.000086/POWER(TAN(RADIANS([.AE72]));5);IF([.AE72]&gt;-0.575;1735+[.AE72]*(-518.2+[.AE72]*(103.4+[.AE72]*(-12.79+[.AE72]*0.711)));-20.772/TAN(RADIANS([.AE72])))))/3600" office:value-type="float" office:value="0.0515504122502178" calcext:value-type="float">
            <text:p>0.051550412250218</text:p>
          </table:table-cell>
          <table:table-cell table:style-name="ce3" table:formula="of:=[.AE72]+[.AF72]" office:value-type="float" office:value="17.2318391529349" calcext:value-type="float">
            <text:p>17.2318391529349</text:p>
          </table:table-cell>
          <table:table-cell table:style-name="ce3" table:formula="of:=IF([.AC72]&gt;0;MOD(DEGREES(ACOS(((SIN(RADIANS([.$B$3]))*COS(RADIANS([.AD72])))-SIN(RADIANS([.T72])))/(COS(RADIANS([.$B$3]))*SIN(RADIANS([.AD72])))))+180;360);MOD(540-DEGREES(ACOS(((SIN(RADIANS([.$B$3]))*COS(RADIANS([.AD72])))-SIN(RADIANS([.T72])))/(COS(RADIANS([.$B$3]))*SIN(RADIANS([.AD72])))));360))" office:value-type="float" office:value="89.4441544437468" calcext:value-type="float">
            <text:p>89.444154443746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2]+0.1/24" office:value-type="time" office:time-value="PT07H12M00S" calcext:value-type="time">
            <text:p>7:12:00</text:p>
          </table:table-cell>
          <table:table-cell table:style-name="ce11" table:formula="of:=[.D73]+2415018.5+[.E73]-[.$B$5]/24" office:value-type="float" office:value="2451775.75833333" calcext:value-type="float">
            <text:p>2451775.76</text:p>
          </table:table-cell>
          <table:table-cell table:style-name="ce13" table:formula="of:=([.F73]-2451545)/36525" office:value-type="float" office:value="0.00631781884553874" calcext:value-type="float">
            <text:p>0.00631782</text:p>
          </table:table-cell>
          <table:table-cell/>
          <table:table-cell table:style-name="ce3" table:formula="of:=MOD(280.46646+[.G73]*(36000.76983+[.G73]*0.0003032);360)" office:value-type="float" office:value="147.912802097978" calcext:value-type="float">
            <text:p>147.912802097978</text:p>
          </table:table-cell>
          <table:table-cell table:style-name="ce3" table:formula="of:=357.52911+[.G73]*(35999.05029-0.0001537*[.G73])" office:value-type="float" office:value="584.964588337524" calcext:value-type="float">
            <text:p>584.964588337524</text:p>
          </table:table-cell>
          <table:table-cell table:style-name="ce3" table:formula="of:=0.016708634-[.G73]*(0.000042037+0.0000001267*[.G73])" office:value-type="float" office:value="0.016708368412792" calcext:value-type="float">
            <text:p>0.016708368412792</text:p>
          </table:table-cell>
          <table:table-cell table:style-name="ce3" table:formula="of:=SIN(RADIANS([.J73]))*(1.914602-[.G73]*(0.004817+0.000014*[.G73]))+SIN(RADIANS(2*[.J73]))*(0.019993-0.000101*[.G73])+SIN(RADIANS(3*[.J73]))*0.000289" office:value-type="float" office:value="-1.33318194474353" calcext:value-type="float">
            <text:p>-1.33318194474353</text:p>
          </table:table-cell>
          <table:table-cell table:style-name="ce3" table:formula="of:=[.I73]+[.L73]" office:value-type="float" office:value="146.579620153235" calcext:value-type="float">
            <text:p>146.579620153235</text:p>
          </table:table-cell>
          <table:table-cell table:style-name="ce3" table:formula="of:=[.J73]+[.L73]" office:value-type="float" office:value="583.63140639278" calcext:value-type="float">
            <text:p>583.63140639278</text:p>
          </table:table-cell>
          <table:table-cell table:style-name="ce3" table:formula="of:=(1.000001018*(1-[.K73]*[.K73]))/(1+[.K73]*COS(RADIANS([.N73])))" office:value-type="float" office:value="1.01195989658606" calcext:value-type="float">
            <text:p>1.01195989658606</text:p>
          </table:table-cell>
          <table:table-cell table:style-name="ce3" table:formula="of:=[.M73]-0.00569-0.00478*SIN(RADIANS(125.04-1934.136*[.G73]))" office:value-type="float" office:value="146.569524309725" calcext:value-type="float">
            <text:p>146.569524309725</text:p>
          </table:table-cell>
          <table:table-cell table:style-name="ce3" table:formula="of:=23+(26+((21.448-[.G73]*(46.815+[.G73]*(0.00059-[.G73]*0.001813))))/60)/60" office:value-type="float" office:value="23.4392089531355" calcext:value-type="float">
            <text:p>23.4392089531355</text:p>
          </table:table-cell>
          <table:table-cell table:style-name="ce3" table:formula="of:=[.Q73]+0.00256*COS(RADIANS(125.04-1934.136*[.G73]))" office:value-type="float" office:value="23.4382160697777" calcext:value-type="float">
            <text:p>23.4382160697777</text:p>
          </table:table-cell>
          <table:table-cell table:style-name="ce3" table:formula="of:=DEGREES(ATAN2(COS(RADIANS([.P73]));COS(RADIANS([.R73]))*SIN(RADIANS([.P73]))))" office:value-type="float" office:value="148.797829112761" calcext:value-type="float">
            <text:p>148.797829112761</text:p>
          </table:table-cell>
          <table:table-cell table:style-name="ce3" table:formula="of:=DEGREES(ASIN(SIN(RADIANS([.R73]))*SIN(RADIANS([.P73]))))" office:value-type="float" office:value="12.6582784945598" calcext:value-type="float">
            <text:p>12.6582784945598</text:p>
          </table:table-cell>
          <table:table-cell table:style-name="ce3" table:formula="of:=TAN(RADIANS([.R73]/2))*TAN(RADIANS([.R73]/2))" office:value-type="float" office:value="0.0430304695290595" calcext:value-type="float">
            <text:p>0.04303046952906</text:p>
          </table:table-cell>
          <table:table-cell table:formula="of:=4*DEGREES([.U73]*SIN(2*RADIANS([.I73]))-2*[.K73]*SIN(RADIANS([.J73]))+4*[.K73]*[.U73]*SIN(RADIANS([.J73]))*COS(2*RADIANS([.I73]))-0.5*[.U73]*[.U73]*SIN(4*RADIANS([.I73]))-1.25*[.K73]*[.K73]*SIN(2*RADIANS([.J73])))" office:value-type="float" office:value="-3.58130824716233" calcext:value-type="float">
            <text:p>-3.58130824716233</text:p>
          </table:table-cell>
          <table:table-cell table:style-name="ce3" table:formula="of:=DEGREES(ACOS(COS(RADIANS(90.833))/(COS(RADIANS([.$B$3]))*COS(RADIANS([.T73])))-TAN(RADIANS([.$B$3]))*TAN(RADIANS([.T73]))))" office:value-type="float" office:value="104.751148049948" calcext:value-type="float">
            <text:p>104.751148049948</text:p>
          </table:table-cell>
          <table:table-cell table:style-name="ce9" table:formula="of:=(720-4*[.$B$4]-[.V73]+[.$B$5]*60)/1440" office:value-type="time" office:time-value="PT12H19M06.24889483S" calcext:value-type="time">
            <text:p>12:19:06</text:p>
          </table:table-cell>
          <table:table-cell table:style-name="ce9" table:formula="of:=[.X73]-[.W73]*4/1440" office:value-type="time" office:time-value="PT05H20M05.973362842S" calcext:value-type="time">
            <text:p>5:20:05</text:p>
          </table:table-cell>
          <table:table-cell table:style-name="ce9" table:formula="of:=[.X73]+[.W73]*4/1440" office:value-type="time" office:time-value="PT19H18M06.524426817S" calcext:value-type="time">
            <text:p>19:18:06</text:p>
          </table:table-cell>
          <table:table-cell table:style-name="ce15" table:formula="of:=8*[.W73]" office:value-type="float" office:value="838.009184399581" calcext:value-type="float">
            <text:p>838.009184399581</text:p>
          </table:table-cell>
          <table:table-cell table:style-name="ce3" table:formula="of:=MOD([.E73]*1440+[.V73]+4*[.$B$4]-60*[.$B$5];1440)" office:value-type="float" office:value="412.895851752838" calcext:value-type="float">
            <text:p>412.895851752838</text:p>
          </table:table-cell>
          <table:table-cell table:style-name="ce3" table:formula="of:=IF([.AB73]/4&lt;0;[.AB73]/4+180;[.AB73]/4-180)" office:value-type="float" office:value="-76.7760370617905" calcext:value-type="float">
            <text:p>-76.7760370617905</text:p>
          </table:table-cell>
          <table:table-cell table:style-name="ce3" table:formula="of:=DEGREES(ACOS(SIN(RADIANS([.$B$3]))*SIN(RADIANS([.T73]))+COS(RADIANS([.$B$3]))*COS(RADIANS([.T73]))*COS(RADIANS([.AC73]))))" office:value-type="float" office:value="71.7798506208664" calcext:value-type="float">
            <text:p>71.7798506208664</text:p>
          </table:table-cell>
          <table:table-cell table:style-name="ce3" table:formula="of:=90-[.AD73]" office:value-type="float" office:value="18.2201493791336" calcext:value-type="float">
            <text:p>18.2201493791336</text:p>
          </table:table-cell>
          <table:table-cell table:style-name="ce3" table:formula="of:=IF([.AE73]&gt;85;0;IF([.AE73]&gt;5;58.1/TAN(RADIANS([.AE73]))-0.07/POWER(TAN(RADIANS([.AE73]));3)+0.000086/POWER(TAN(RADIANS([.AE73]));5);IF([.AE73]&gt;-0.575;1735+[.AE73]*(-518.2+[.AE73]*(103.4+[.AE73]*(-12.79+[.AE73]*0.711)));-20.772/TAN(RADIANS([.AE73])))))/3600" office:value-type="float" office:value="0.0484896144506271" calcext:value-type="float">
            <text:p>0.048489614450627</text:p>
          </table:table-cell>
          <table:table-cell table:style-name="ce3" table:formula="of:=[.AE73]+[.AF73]" office:value-type="float" office:value="18.2686389935842" calcext:value-type="float">
            <text:p>18.2686389935842</text:p>
          </table:table-cell>
          <table:table-cell table:style-name="ce3" table:formula="of:=IF([.AC73]&gt;0;MOD(DEGREES(ACOS(((SIN(RADIANS([.$B$3]))*COS(RADIANS([.AD73])))-SIN(RADIANS([.T73])))/(COS(RADIANS([.$B$3]))*SIN(RADIANS([.AD73])))))+180;360);MOD(540-DEGREES(ACOS(((SIN(RADIANS([.$B$3]))*COS(RADIANS([.AD73])))-SIN(RADIANS([.T73])))/(COS(RADIANS([.$B$3]))*SIN(RADIANS([.AD73])))));360))" office:value-type="float" office:value="90.5255716076894" calcext:value-type="float">
            <text:p>90.525571607689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3]+0.1/24" office:value-type="time" office:time-value="PT07H18M00S" calcext:value-type="time">
            <text:p>7:18:00</text:p>
          </table:table-cell>
          <table:table-cell table:style-name="ce11" table:formula="of:=[.D74]+2415018.5+[.E74]-[.$B$5]/24" office:value-type="float" office:value="2451775.7625" calcext:value-type="float">
            <text:p>2451775.76</text:p>
          </table:table-cell>
          <table:table-cell table:style-name="ce13" table:formula="of:=([.F74]-2451545)/36525" office:value-type="float" office:value="0.00631793292266082" calcext:value-type="float">
            <text:p>0.00631793</text:p>
          </table:table-cell>
          <table:table-cell/>
          <table:table-cell table:style-name="ce3" table:formula="of:=MOD(280.46646+[.G74]*(36000.76983+[.G74]*0.0003032);360)" office:value-type="float" office:value="147.916908962194" calcext:value-type="float">
            <text:p>147.916908962194</text:p>
          </table:table-cell>
          <table:table-cell table:style-name="ce3" table:formula="of:=357.52911+[.G74]*(35999.05029-0.0001537*[.G74])" office:value-type="float" office:value="584.968695005578" calcext:value-type="float">
            <text:p>584.968695005578</text:p>
          </table:table-cell>
          <table:table-cell table:style-name="ce3" table:formula="of:=0.016708634-[.G74]*(0.000042037+0.0000001267*[.G74])" office:value-type="float" office:value="0.0167083684079963" calcext:value-type="float">
            <text:p>0.016708368407996</text:p>
          </table:table-cell>
          <table:table-cell table:style-name="ce3" table:formula="of:=SIN(RADIANS([.J74]))*(1.914602-[.G74]*(0.004817+0.000014*[.G74]))+SIN(RADIANS(2*[.J74]))*(0.019993-0.000101*[.G74])+SIN(RADIANS(3*[.J74]))*0.000289" office:value-type="float" office:value="-1.33327898756273" calcext:value-type="float">
            <text:p>-1.33327898756273</text:p>
          </table:table-cell>
          <table:table-cell table:style-name="ce3" table:formula="of:=[.I74]+[.L74]" office:value-type="float" office:value="146.583629974631" calcext:value-type="float">
            <text:p>146.583629974631</text:p>
          </table:table-cell>
          <table:table-cell table:style-name="ce3" table:formula="of:=[.J74]+[.L74]" office:value-type="float" office:value="583.635416018015" calcext:value-type="float">
            <text:p>583.635416018015</text:p>
          </table:table-cell>
          <table:table-cell table:style-name="ce3" table:formula="of:=(1.000001018*(1-[.K74]*[.K74]))/(1+[.K74]*COS(RADIANS([.N74])))" office:value-type="float" office:value="1.01195907009266" calcext:value-type="float">
            <text:p>1.01195907009266</text:p>
          </table:table-cell>
          <table:table-cell table:style-name="ce3" table:formula="of:=[.M74]-0.00569-0.00478*SIN(RADIANS(125.04-1934.136*[.G74]))" office:value-type="float" office:value="146.573534123982" calcext:value-type="float">
            <text:p>146.573534123982</text:p>
          </table:table-cell>
          <table:table-cell table:style-name="ce3" table:formula="of:=23+(26+((21.448-[.G74]*(46.815+[.G74]*(0.00059-[.G74]*0.001813))))/60)/60" office:value-type="float" office:value="23.439208951652" calcext:value-type="float">
            <text:p>23.439208951652</text:p>
          </table:table-cell>
          <table:table-cell table:style-name="ce3" table:formula="of:=[.Q74]+0.00256*COS(RADIANS(125.04-1934.136*[.G74]))" office:value-type="float" office:value="23.4382160773809" calcext:value-type="float">
            <text:p>23.4382160773809</text:p>
          </table:table-cell>
          <table:table-cell table:style-name="ce3" table:formula="of:=DEGREES(ATAN2(COS(RADIANS([.P74]));COS(RADIANS([.R74]))*SIN(RADIANS([.P74]))))" office:value-type="float" office:value="148.801693633231" calcext:value-type="float">
            <text:p>148.801693633231</text:p>
          </table:table-cell>
          <table:table-cell table:style-name="ce3" table:formula="of:=DEGREES(ASIN(SIN(RADIANS([.R74]))*SIN(RADIANS([.P74]))))" office:value-type="float" office:value="12.6569142442873" calcext:value-type="float">
            <text:p>12.6569142442873</text:p>
          </table:table-cell>
          <table:table-cell table:style-name="ce3" table:formula="of:=TAN(RADIANS([.R74]/2))*TAN(RADIANS([.R74]/2))" office:value-type="float" office:value="0.0430304695577711" calcext:value-type="float">
            <text:p>0.043030469557771</text:p>
          </table:table-cell>
          <table:table-cell table:formula="of:=4*DEGREES([.U74]*SIN(2*RADIANS([.I74]))-2*[.K74]*SIN(RADIANS([.J74]))+4*[.K74]*[.U74]*SIN(RADIANS([.J74]))*COS(2*RADIANS([.I74]))-0.5*[.U74]*[.U74]*SIN(4*RADIANS([.I74]))-1.25*[.K74]*[.K74]*SIN(2*RADIANS([.J74])))" office:value-type="float" office:value="-3.58034084631815" calcext:value-type="float">
            <text:p>-3.58034084631815</text:p>
          </table:table-cell>
          <table:table-cell table:style-name="ce3" table:formula="of:=DEGREES(ACOS(COS(RADIANS(90.833))/(COS(RADIANS([.$B$3]))*COS(RADIANS([.T74])))-TAN(RADIANS([.$B$3]))*TAN(RADIANS([.T74]))))" office:value-type="float" office:value="104.749602937753" calcext:value-type="float">
            <text:p>104.749602937753</text:p>
          </table:table-cell>
          <table:table-cell table:style-name="ce9" table:formula="of:=(720-4*[.$B$4]-[.V74]+[.$B$5]*60)/1440" office:value-type="time" office:time-value="PT12H19M06.190850779S" calcext:value-type="time">
            <text:p>12:19:06</text:p>
          </table:table-cell>
          <table:table-cell table:style-name="ce9" table:formula="of:=[.X74]-[.W74]*4/1440" office:value-type="time" office:time-value="PT05H20M06.286145718S" calcext:value-type="time">
            <text:p>5:20:06</text:p>
          </table:table-cell>
          <table:table-cell table:style-name="ce9" table:formula="of:=[.X74]+[.W74]*4/1440" office:value-type="time" office:time-value="PT19H18M06.09555584S" calcext:value-type="time">
            <text:p>19:18:06</text:p>
          </table:table-cell>
          <table:table-cell table:style-name="ce15" table:formula="of:=8*[.W74]" office:value-type="float" office:value="837.996823502023" calcext:value-type="float">
            <text:p>837.996823502023</text:p>
          </table:table-cell>
          <table:table-cell table:style-name="ce3" table:formula="of:=MOD([.E74]*1440+[.V74]+4*[.$B$4]-60*[.$B$5];1440)" office:value-type="float" office:value="418.896819153682" calcext:value-type="float">
            <text:p>418.896819153682</text:p>
          </table:table-cell>
          <table:table-cell table:style-name="ce3" table:formula="of:=IF([.AB74]/4&lt;0;[.AB74]/4+180;[.AB74]/4-180)" office:value-type="float" office:value="-75.2757952115795" calcext:value-type="float">
            <text:p>-75.2757952115795</text:p>
          </table:table-cell>
          <table:table-cell table:style-name="ce3" table:formula="of:=DEGREES(ACOS(SIN(RADIANS([.$B$3]))*SIN(RADIANS([.T74]))+COS(RADIANS([.$B$3]))*COS(RADIANS([.T74]))*COS(RADIANS([.AC74]))))" office:value-type="float" office:value="70.7401714903986" calcext:value-type="float">
            <text:p>70.7401714903986</text:p>
          </table:table-cell>
          <table:table-cell table:style-name="ce3" table:formula="of:=90-[.AD74]" office:value-type="float" office:value="19.2598285096014" calcext:value-type="float">
            <text:p>19.2598285096014</text:p>
          </table:table-cell>
          <table:table-cell table:style-name="ce3" table:formula="of:=IF([.AE74]&gt;85;0;IF([.AE74]&gt;5;58.1/TAN(RADIANS([.AE74]))-0.07/POWER(TAN(RADIANS([.AE74]));3)+0.000086/POWER(TAN(RADIANS([.AE74]));5);IF([.AE74]&gt;-0.575;1735+[.AE74]*(-518.2+[.AE74]*(103.4+[.AE74]*(-12.79+[.AE74]*0.711)));-20.772/TAN(RADIANS([.AE74])))))/3600" office:value-type="float" office:value="0.0457379867343244" calcext:value-type="float">
            <text:p>0.045737986734324</text:p>
          </table:table-cell>
          <table:table-cell table:style-name="ce3" table:formula="of:=[.AE74]+[.AF74]" office:value-type="float" office:value="19.3055664963357" calcext:value-type="float">
            <text:p>19.3055664963357</text:p>
          </table:table-cell>
          <table:table-cell table:style-name="ce3" table:formula="of:=IF([.AC74]&gt;0;MOD(DEGREES(ACOS(((SIN(RADIANS([.$B$3]))*COS(RADIANS([.AD74])))-SIN(RADIANS([.T74])))/(COS(RADIANS([.$B$3]))*SIN(RADIANS([.AD74])))))+180;360);MOD(540-DEGREES(ACOS(((SIN(RADIANS([.$B$3]))*COS(RADIANS([.AD74])))-SIN(RADIANS([.T74])))/(COS(RADIANS([.$B$3]))*SIN(RADIANS([.AD74])))));360))" office:value-type="float" office:value="91.6136742897552" calcext:value-type="float">
            <text:p>91.613674289755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4]+0.1/24" office:value-type="time" office:time-value="PT07H24M00S" calcext:value-type="time">
            <text:p>7:24:00</text:p>
          </table:table-cell>
          <table:table-cell table:style-name="ce11" table:formula="of:=[.D75]+2415018.5+[.E75]-[.$B$5]/24" office:value-type="float" office:value="2451775.76666667" calcext:value-type="float">
            <text:p>2451775.77</text:p>
          </table:table-cell>
          <table:table-cell table:style-name="ce13" table:formula="of:=([.F75]-2451545)/36525" office:value-type="float" office:value="0.00631804699977015" calcext:value-type="float">
            <text:p>0.00631805</text:p>
          </table:table-cell>
          <table:table-cell/>
          <table:table-cell table:style-name="ce3" table:formula="of:=MOD(280.46646+[.G75]*(36000.76983+[.G75]*0.0003032);360)" office:value-type="float" office:value="147.92101582595" calcext:value-type="float">
            <text:p>147.92101582595</text:p>
          </table:table-cell>
          <table:table-cell table:style-name="ce3" table:formula="of:=357.52911+[.G75]*(35999.05029-0.0001537*[.G75])" office:value-type="float" office:value="584.972801673174" calcext:value-type="float">
            <text:p>584.972801673174</text:p>
          </table:table-cell>
          <table:table-cell table:style-name="ce3" table:formula="of:=0.016708634-[.G75]*(0.000042037+0.0000001267*[.G75])" office:value-type="float" office:value="0.0167083684032007" calcext:value-type="float">
            <text:p>0.016708368403201</text:p>
          </table:table-cell>
          <table:table-cell table:style-name="ce3" table:formula="of:=SIN(RADIANS([.J75]))*(1.914602-[.G75]*(0.004817+0.000014*[.G75]))+SIN(RADIANS(2*[.J75]))*(0.019993-0.000101*[.G75])+SIN(RADIANS(3*[.J75]))*0.000289" office:value-type="float" office:value="-1.3333760238213" calcext:value-type="float">
            <text:p>-1.3333760238213</text:p>
          </table:table-cell>
          <table:table-cell table:style-name="ce3" table:formula="of:=[.I75]+[.L75]" office:value-type="float" office:value="146.587639802129" calcext:value-type="float">
            <text:p>146.587639802129</text:p>
          </table:table-cell>
          <table:table-cell table:style-name="ce3" table:formula="of:=[.J75]+[.L75]" office:value-type="float" office:value="583.639425649352" calcext:value-type="float">
            <text:p>583.639425649352</text:p>
          </table:table-cell>
          <table:table-cell table:style-name="ce3" table:formula="of:=(1.000001018*(1-[.K75]*[.K75]))/(1+[.K75]*COS(RADIANS([.N75])))" office:value-type="float" office:value="1.01195824353869" calcext:value-type="float">
            <text:p>1.01195824353869</text:p>
          </table:table-cell>
          <table:table-cell table:style-name="ce3" table:formula="of:=[.M75]-0.00569-0.00478*SIN(RADIANS(125.04-1934.136*[.G75]))" office:value-type="float" office:value="146.577543944341" calcext:value-type="float">
            <text:p>146.577543944341</text:p>
          </table:table-cell>
          <table:table-cell table:style-name="ce3" table:formula="of:=23+(26+((21.448-[.G75]*(46.815+[.G75]*(0.00059-[.G75]*0.001813))))/60)/60" office:value-type="float" office:value="23.4392089501685" calcext:value-type="float">
            <text:p>23.4392089501685</text:p>
          </table:table-cell>
          <table:table-cell table:style-name="ce3" table:formula="of:=[.Q75]+0.00256*COS(RADIANS(125.04-1934.136*[.G75]))" office:value-type="float" office:value="23.4382160849841" calcext:value-type="float">
            <text:p>23.4382160849841</text:p>
          </table:table-cell>
          <table:table-cell table:style-name="ce3" table:formula="of:=DEGREES(ATAN2(COS(RADIANS([.P75]));COS(RADIANS([.R75]))*SIN(RADIANS([.P75]))))" office:value-type="float" office:value="148.805558118252" calcext:value-type="float">
            <text:p>148.805558118252</text:p>
          </table:table-cell>
          <table:table-cell table:style-name="ce3" table:formula="of:=DEGREES(ASIN(SIN(RADIANS([.R75]))*SIN(RADIANS([.P75]))))" office:value-type="float" office:value="12.6555499362134" calcext:value-type="float">
            <text:p>12.6555499362134</text:p>
          </table:table-cell>
          <table:table-cell table:style-name="ce3" table:formula="of:=TAN(RADIANS([.R75]/2))*TAN(RADIANS([.R75]/2))" office:value-type="float" office:value="0.0430304695864828" calcext:value-type="float">
            <text:p>0.043030469586483</text:p>
          </table:table-cell>
          <table:table-cell table:formula="of:=4*DEGREES([.U75]*SIN(2*RADIANS([.I75]))-2*[.K75]*SIN(RADIANS([.J75]))+4*[.K75]*[.U75]*SIN(RADIANS([.J75]))*COS(2*RADIANS([.I75]))-0.5*[.U75]*[.U75]*SIN(4*RADIANS([.I75]))-1.25*[.K75]*[.K75]*SIN(2*RADIANS([.J75])))" office:value-type="float" office:value="-3.57937330641887" calcext:value-type="float">
            <text:p>-3.57937330641887</text:p>
          </table:table-cell>
          <table:table-cell table:style-name="ce3" table:formula="of:=DEGREES(ACOS(COS(RADIANS(90.833))/(COS(RADIANS([.$B$3]))*COS(RADIANS([.T75])))-TAN(RADIANS([.$B$3]))*TAN(RADIANS([.T75]))))" office:value-type="float" office:value="104.74805778831" calcext:value-type="float">
            <text:p>104.74805778831</text:p>
          </table:table-cell>
          <table:table-cell table:style-name="ce9" table:formula="of:=(720-4*[.$B$4]-[.V75]+[.$B$5]*60)/1440" office:value-type="time" office:time-value="PT12H19M06.132798385S" calcext:value-type="time">
            <text:p>12:19:06</text:p>
          </table:table-cell>
          <table:table-cell table:style-name="ce9" table:formula="of:=[.X75]-[.W75]*4/1440" office:value-type="time" office:time-value="PT05H20M06.598929191S" calcext:value-type="time">
            <text:p>5:20:06</text:p>
          </table:table-cell>
          <table:table-cell table:style-name="ce9" table:formula="of:=[.X75]+[.W75]*4/1440" office:value-type="time" office:time-value="PT19H18M05.66666758S" calcext:value-type="time">
            <text:p>19:18:05</text:p>
          </table:table-cell>
          <table:table-cell table:style-name="ce15" table:formula="of:=8*[.W75]" office:value-type="float" office:value="837.984462306482" calcext:value-type="float">
            <text:p>837.984462306482</text:p>
          </table:table-cell>
          <table:table-cell table:style-name="ce3" table:formula="of:=MOD([.E75]*1440+[.V75]+4*[.$B$4]-60*[.$B$5];1440)" office:value-type="float" office:value="424.897786693581" calcext:value-type="float">
            <text:p>424.897786693581</text:p>
          </table:table-cell>
          <table:table-cell table:style-name="ce3" table:formula="of:=IF([.AB75]/4&lt;0;[.AB75]/4+180;[.AB75]/4-180)" office:value-type="float" office:value="-73.7755533266047" calcext:value-type="float">
            <text:p>-73.7755533266047</text:p>
          </table:table-cell>
          <table:table-cell table:style-name="ce3" table:formula="of:=DEGREES(ACOS(SIN(RADIANS([.$B$3]))*SIN(RADIANS([.T75]))+COS(RADIANS([.$B$3]))*COS(RADIANS([.T75]))*COS(RADIANS([.AC75]))))" office:value-type="float" office:value="69.7010520607082" calcext:value-type="float">
            <text:p>69.7010520607082</text:p>
          </table:table-cell>
          <table:table-cell table:style-name="ce3" table:formula="of:=90-[.AD75]" office:value-type="float" office:value="20.2989479392918" calcext:value-type="float">
            <text:p>20.2989479392918</text:p>
          </table:table-cell>
          <table:table-cell table:style-name="ce3" table:formula="of:=IF([.AE75]&gt;85;0;IF([.AE75]&gt;5;58.1/TAN(RADIANS([.AE75]))-0.07/POWER(TAN(RADIANS([.AE75]));3)+0.000086/POWER(TAN(RADIANS([.AE75]));5);IF([.AE75]&gt;-0.575;1735+[.AE75]*(-518.2+[.AE75]*(103.4+[.AE75]*(-12.79+[.AE75]*0.711)));-20.772/TAN(RADIANS([.AE75])))))/3600" office:value-type="float" office:value="0.043250781099844" calcext:value-type="float">
            <text:p>0.043250781099844</text:p>
          </table:table-cell>
          <table:table-cell table:style-name="ce3" table:formula="of:=[.AE75]+[.AF75]" office:value-type="float" office:value="20.3421987203916" calcext:value-type="float">
            <text:p>20.3421987203916</text:p>
          </table:table-cell>
          <table:table-cell table:style-name="ce3" table:formula="of:=IF([.AC75]&gt;0;MOD(DEGREES(ACOS(((SIN(RADIANS([.$B$3]))*COS(RADIANS([.AD75])))-SIN(RADIANS([.T75])))/(COS(RADIANS([.$B$3]))*SIN(RADIANS([.AD75])))))+180;360);MOD(540-DEGREES(ACOS(((SIN(RADIANS([.$B$3]))*COS(RADIANS([.AD75])))-SIN(RADIANS([.T75])))/(COS(RADIANS([.$B$3]))*SIN(RADIANS([.AD75])))));360))" office:value-type="float" office:value="92.7093086035282" calcext:value-type="float">
            <text:p>92.709308603528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5]+0.1/24" office:value-type="time" office:time-value="PT07H30M00S" calcext:value-type="time">
            <text:p>7:30:00</text:p>
          </table:table-cell>
          <table:table-cell table:style-name="ce11" table:formula="of:=[.D76]+2415018.5+[.E76]-[.$B$5]/24" office:value-type="float" office:value="2451775.77083333" calcext:value-type="float">
            <text:p>2451775.77</text:p>
          </table:table-cell>
          <table:table-cell table:style-name="ce13" table:formula="of:=([.F76]-2451545)/36525" office:value-type="float" office:value="0.00631816107689223" calcext:value-type="float">
            <text:p>0.00631816</text:p>
          </table:table-cell>
          <table:table-cell/>
          <table:table-cell table:style-name="ce3" table:formula="of:=MOD(280.46646+[.G76]*(36000.76983+[.G76]*0.0003032);360)" office:value-type="float" office:value="147.925122690165" calcext:value-type="float">
            <text:p>147.925122690165</text:p>
          </table:table-cell>
          <table:table-cell table:style-name="ce3" table:formula="of:=357.52911+[.G76]*(35999.05029-0.0001537*[.G76])" office:value-type="float" office:value="584.976908341228" calcext:value-type="float">
            <text:p>584.976908341228</text:p>
          </table:table-cell>
          <table:table-cell table:style-name="ce3" table:formula="of:=0.016708634-[.G76]*(0.000042037+0.0000001267*[.G76])" office:value-type="float" office:value="0.0167083683984051" calcext:value-type="float">
            <text:p>0.016708368398405</text:p>
          </table:table-cell>
          <table:table-cell table:style-name="ce3" table:formula="of:=SIN(RADIANS([.J76]))*(1.914602-[.G76]*(0.004817+0.000014*[.G76]))+SIN(RADIANS(2*[.J76]))*(0.019993-0.000101*[.G76])+SIN(RADIANS(3*[.J76]))*0.000289" office:value-type="float" office:value="-1.33347305354043" calcext:value-type="float">
            <text:p>-1.33347305354043</text:p>
          </table:table-cell>
          <table:table-cell table:style-name="ce3" table:formula="of:=[.I76]+[.L76]" office:value-type="float" office:value="146.591649636625" calcext:value-type="float">
            <text:p>146.591649636625</text:p>
          </table:table-cell>
          <table:table-cell table:style-name="ce3" table:formula="of:=[.J76]+[.L76]" office:value-type="float" office:value="583.643435287688" calcext:value-type="float">
            <text:p>583.643435287688</text:p>
          </table:table-cell>
          <table:table-cell table:style-name="ce3" table:formula="of:=(1.000001018*(1-[.K76]*[.K76]))/(1+[.K76]*COS(RADIANS([.N76])))" office:value-type="float" office:value="1.01195741692397" calcext:value-type="float">
            <text:p>1.01195741692397</text:p>
          </table:table-cell>
          <table:table-cell table:style-name="ce3" table:formula="of:=[.M76]-0.00569-0.00478*SIN(RADIANS(125.04-1934.136*[.G76]))" office:value-type="float" office:value="146.581553771698" calcext:value-type="float">
            <text:p>146.581553771698</text:p>
          </table:table-cell>
          <table:table-cell table:style-name="ce3" table:formula="of:=23+(26+((21.448-[.G76]*(46.815+[.G76]*(0.00059-[.G76]*0.001813))))/60)/60" office:value-type="float" office:value="23.439208948685" calcext:value-type="float">
            <text:p>23.439208948685</text:p>
          </table:table-cell>
          <table:table-cell table:style-name="ce3" table:formula="of:=[.Q76]+0.00256*COS(RADIANS(125.04-1934.136*[.G76]))" office:value-type="float" office:value="23.4382160925873" calcext:value-type="float">
            <text:p>23.4382160925873</text:p>
          </table:table-cell>
          <table:table-cell table:style-name="ce3" table:formula="of:=DEGREES(ATAN2(COS(RADIANS([.P76]));COS(RADIANS([.R76]))*SIN(RADIANS([.P76]))))" office:value-type="float" office:value="148.809422568692" calcext:value-type="float">
            <text:p>148.809422568692</text:p>
          </table:table-cell>
          <table:table-cell table:style-name="ce3" table:formula="of:=DEGREES(ASIN(SIN(RADIANS([.R76]))*SIN(RADIANS([.P76]))))" office:value-type="float" office:value="12.6541855700392" calcext:value-type="float">
            <text:p>12.6541855700392</text:p>
          </table:table-cell>
          <table:table-cell table:style-name="ce3" table:formula="of:=TAN(RADIANS([.R76]/2))*TAN(RADIANS([.R76]/2))" office:value-type="float" office:value="0.0430304696151946" calcext:value-type="float">
            <text:p>0.043030469615195</text:p>
          </table:table-cell>
          <table:table-cell table:formula="of:=4*DEGREES([.U76]*SIN(2*RADIANS([.I76]))-2*[.K76]*SIN(RADIANS([.J76]))+4*[.K76]*[.U76]*SIN(RADIANS([.J76]))*COS(2*RADIANS([.I76]))-0.5*[.U76]*[.U76]*SIN(4*RADIANS([.I76]))-1.25*[.K76]*[.K76]*SIN(2*RADIANS([.J76])))" office:value-type="float" office:value="-3.57840562726285" calcext:value-type="float">
            <text:p>-3.57840562726285</text:p>
          </table:table-cell>
          <table:table-cell table:style-name="ce3" table:formula="of:=DEGREES(ACOS(COS(RADIANS(90.833))/(COS(RADIANS([.$B$3]))*COS(RADIANS([.T76])))-TAN(RADIANS([.$B$3]))*TAN(RADIANS([.T76]))))" office:value-type="float" office:value="104.746512601282" calcext:value-type="float">
            <text:p>104.746512601282</text:p>
          </table:table-cell>
          <table:table-cell table:style-name="ce9" table:formula="of:=(720-4*[.$B$4]-[.V76]+[.$B$5]*60)/1440" office:value-type="time" office:time-value="PT12H19M06.074737636S" calcext:value-type="time">
            <text:p>12:19:06</text:p>
          </table:table-cell>
          <table:table-cell table:style-name="ce9" table:formula="of:=[.X76]-[.W76]*4/1440" office:value-type="time" office:time-value="PT05H20M06.911713328S" calcext:value-type="time">
            <text:p>5:20:06</text:p>
          </table:table-cell>
          <table:table-cell table:style-name="ce9" table:formula="of:=[.X76]+[.W76]*4/1440" office:value-type="time" office:time-value="PT19H18M05.237761943S" calcext:value-type="time">
            <text:p>19:18:05</text:p>
          </table:table-cell>
          <table:table-cell table:style-name="ce15" table:formula="of:=8*[.W76]" office:value-type="float" office:value="837.972100810252" calcext:value-type="float">
            <text:p>837.972100810252</text:p>
          </table:table-cell>
          <table:table-cell table:style-name="ce3" table:formula="of:=MOD([.E76]*1440+[.V76]+4*[.$B$4]-60*[.$B$5];1440)" office:value-type="float" office:value="430.898754372737" calcext:value-type="float">
            <text:p>430.898754372737</text:p>
          </table:table-cell>
          <table:table-cell table:style-name="ce3" table:formula="of:=IF([.AB76]/4&lt;0;[.AB76]/4+180;[.AB76]/4-180)" office:value-type="float" office:value="-72.2753114068157" calcext:value-type="float">
            <text:p>-72.2753114068157</text:p>
          </table:table-cell>
          <table:table-cell table:style-name="ce3" table:formula="of:=DEGREES(ACOS(SIN(RADIANS([.$B$3]))*SIN(RADIANS([.T76]))+COS(RADIANS([.$B$3]))*COS(RADIANS([.T76]))*COS(RADIANS([.AC76]))))" office:value-type="float" office:value="68.6628785925382" calcext:value-type="float">
            <text:p>68.6628785925382</text:p>
          </table:table-cell>
          <table:table-cell table:style-name="ce3" table:formula="of:=90-[.AD76]" office:value-type="float" office:value="21.3371214074618" calcext:value-type="float">
            <text:p>21.3371214074618</text:p>
          </table:table-cell>
          <table:table-cell table:style-name="ce3" table:formula="of:=IF([.AE76]&gt;85;0;IF([.AE76]&gt;5;58.1/TAN(RADIANS([.AE76]))-0.07/POWER(TAN(RADIANS([.AE76]));3)+0.000086/POWER(TAN(RADIANS([.AE76]));5);IF([.AE76]&gt;-0.575;1735+[.AE76]*(-518.2+[.AE76]*(103.4+[.AE76]*(-12.79+[.AE76]*0.711)));-20.772/TAN(RADIANS([.AE76])))))/3600" office:value-type="float" office:value="0.0409914138651726" calcext:value-type="float">
            <text:p>0.040991413865173</text:p>
          </table:table-cell>
          <table:table-cell table:style-name="ce3" table:formula="of:=[.AE76]+[.AF76]" office:value-type="float" office:value="21.378112821327" calcext:value-type="float">
            <text:p>21.378112821327</text:p>
          </table:table-cell>
          <table:table-cell table:style-name="ce3" table:formula="of:=IF([.AC76]&gt;0;MOD(DEGREES(ACOS(((SIN(RADIANS([.$B$3]))*COS(RADIANS([.AD76])))-SIN(RADIANS([.T76])))/(COS(RADIANS([.$B$3]))*SIN(RADIANS([.AD76])))))+180;360);MOD(540-DEGREES(ACOS(((SIN(RADIANS([.$B$3]))*COS(RADIANS([.AD76])))-SIN(RADIANS([.T76])))/(COS(RADIANS([.$B$3]))*SIN(RADIANS([.AD76])))));360))" office:value-type="float" office:value="93.8133462243096" calcext:value-type="float">
            <text:p>93.813346224309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6]+0.1/24" office:value-type="time" office:time-value="PT07H36M00S" calcext:value-type="time">
            <text:p>7:36:00</text:p>
          </table:table-cell>
          <table:table-cell table:style-name="ce11" table:formula="of:=[.D77]+2415018.5+[.E77]-[.$B$5]/24" office:value-type="float" office:value="2451775.775" calcext:value-type="float">
            <text:p>2451775.78</text:p>
          </table:table-cell>
          <table:table-cell table:style-name="ce13" table:formula="of:=([.F77]-2451545)/36525" office:value-type="float" office:value="0.00631827515401431" calcext:value-type="float">
            <text:p>0.00631828</text:p>
          </table:table-cell>
          <table:table-cell/>
          <table:table-cell table:style-name="ce3" table:formula="of:=MOD(280.46646+[.G77]*(36000.76983+[.G77]*0.0003032);360)" office:value-type="float" office:value="147.929229554381" calcext:value-type="float">
            <text:p>147.929229554381</text:p>
          </table:table-cell>
          <table:table-cell table:style-name="ce3" table:formula="of:=357.52911+[.G77]*(35999.05029-0.0001537*[.G77])" office:value-type="float" office:value="584.981015009283" calcext:value-type="float">
            <text:p>584.981015009283</text:p>
          </table:table-cell>
          <table:table-cell table:style-name="ce3" table:formula="of:=0.016708634-[.G77]*(0.000042037+0.0000001267*[.G77])" office:value-type="float" office:value="0.0167083683936094" calcext:value-type="float">
            <text:p>0.016708368393609</text:p>
          </table:table-cell>
          <table:table-cell table:style-name="ce3" table:formula="of:=SIN(RADIANS([.J77]))*(1.914602-[.G77]*(0.004817+0.000014*[.G77]))+SIN(RADIANS(2*[.J77]))*(0.019993-0.000101*[.G77])+SIN(RADIANS(3*[.J77]))*0.000289" office:value-type="float" office:value="-1.33357007670879" calcext:value-type="float">
            <text:p>-1.33357007670879</text:p>
          </table:table-cell>
          <table:table-cell table:style-name="ce3" table:formula="of:=[.I77]+[.L77]" office:value-type="float" office:value="146.595659477672" calcext:value-type="float">
            <text:p>146.595659477672</text:p>
          </table:table-cell>
          <table:table-cell table:style-name="ce3" table:formula="of:=[.J77]+[.L77]" office:value-type="float" office:value="583.647444932574" calcext:value-type="float">
            <text:p>583.647444932574</text:p>
          </table:table-cell>
          <table:table-cell table:style-name="ce3" table:formula="of:=(1.000001018*(1-[.K77]*[.K77]))/(1+[.K77]*COS(RADIANS([.N77])))" office:value-type="float" office:value="1.01195659024859" calcext:value-type="float">
            <text:p>1.01195659024859</text:p>
          </table:table-cell>
          <table:table-cell table:style-name="ce3" table:formula="of:=[.M77]-0.00569-0.00478*SIN(RADIANS(125.04-1934.136*[.G77]))" office:value-type="float" office:value="146.585563605606" calcext:value-type="float">
            <text:p>146.585563605606</text:p>
          </table:table-cell>
          <table:table-cell table:style-name="ce3" table:formula="of:=23+(26+((21.448-[.G77]*(46.815+[.G77]*(0.00059-[.G77]*0.001813))))/60)/60" office:value-type="float" office:value="23.4392089472015" calcext:value-type="float">
            <text:p>23.4392089472015</text:p>
          </table:table-cell>
          <table:table-cell table:style-name="ce3" table:formula="of:=[.Q77]+0.00256*COS(RADIANS(125.04-1934.136*[.G77]))" office:value-type="float" office:value="23.4382161001906" calcext:value-type="float">
            <text:p>23.4382161001906</text:p>
          </table:table-cell>
          <table:table-cell table:style-name="ce3" table:formula="of:=DEGREES(ATAN2(COS(RADIANS([.P77]));COS(RADIANS([.R77]))*SIN(RADIANS([.P77]))))" office:value-type="float" office:value="148.813286984122" calcext:value-type="float">
            <text:p>148.813286984122</text:p>
          </table:table-cell>
          <table:table-cell table:style-name="ce3" table:formula="of:=DEGREES(ASIN(SIN(RADIANS([.R77]))*SIN(RADIANS([.P77]))))" office:value-type="float" office:value="12.6528211459237" calcext:value-type="float">
            <text:p>12.6528211459237</text:p>
          </table:table-cell>
          <table:table-cell table:style-name="ce3" table:formula="of:=TAN(RADIANS([.R77]/2))*TAN(RADIANS([.R77]/2))" office:value-type="float" office:value="0.0430304696439064" calcext:value-type="float">
            <text:p>0.043030469643906</text:p>
          </table:table-cell>
          <table:table-cell table:formula="of:=4*DEGREES([.U77]*SIN(2*RADIANS([.I77]))-2*[.K77]*SIN(RADIANS([.J77]))+4*[.K77]*[.U77]*SIN(RADIANS([.J77]))*COS(2*RADIANS([.I77]))-0.5*[.U77]*[.U77]*SIN(4*RADIANS([.I77]))-1.25*[.K77]*[.K77]*SIN(2*RADIANS([.J77])))" office:value-type="float" office:value="-3.57743780897279" calcext:value-type="float">
            <text:p>-3.57743780897279</text:p>
          </table:table-cell>
          <table:table-cell table:style-name="ce3" table:formula="of:=DEGREES(ACOS(COS(RADIANS(90.833))/(COS(RADIANS([.$B$3]))*COS(RADIANS([.T77])))-TAN(RADIANS([.$B$3]))*TAN(RADIANS([.T77]))))" office:value-type="float" office:value="104.744967376846" calcext:value-type="float">
            <text:p>104.744967376846</text:p>
          </table:table-cell>
          <table:table-cell table:style-name="ce9" table:formula="of:=(720-4*[.$B$4]-[.V77]+[.$B$5]*60)/1440" office:value-type="time" office:time-value="PT12H19M06.016668538S" calcext:value-type="time">
            <text:p>12:19:06</text:p>
          </table:table-cell>
          <table:table-cell table:style-name="ce9" table:formula="of:=[.X77]-[.W77]*4/1440" office:value-type="time" office:time-value="PT05H20M07.224498095S" calcext:value-type="time">
            <text:p>5:20:07</text:p>
          </table:table-cell>
          <table:table-cell table:style-name="ce9" table:formula="of:=[.X77]+[.W77]*4/1440" office:value-type="time" office:time-value="PT19H18M04.808838981S" calcext:value-type="time">
            <text:p>19:18:04</text:p>
          </table:table-cell>
          <table:table-cell table:style-name="ce15" table:formula="of:=8*[.W77]" office:value-type="float" office:value="837.95973901477" calcext:value-type="float">
            <text:p>837.95973901477</text:p>
          </table:table-cell>
          <table:table-cell table:style-name="ce3" table:formula="of:=MOD([.E77]*1440+[.V77]+4*[.$B$4]-60*[.$B$5];1440)" office:value-type="float" office:value="436.899722191027" calcext:value-type="float">
            <text:p>436.899722191027</text:p>
          </table:table-cell>
          <table:table-cell table:style-name="ce3" table:formula="of:=IF([.AB77]/4&lt;0;[.AB77]/4+180;[.AB77]/4-180)" office:value-type="float" office:value="-70.7750694522432" calcext:value-type="float">
            <text:p>-70.7750694522432</text:p>
          </table:table-cell>
          <table:table-cell table:style-name="ce3" table:formula="of:=DEGREES(ACOS(SIN(RADIANS([.$B$3]))*SIN(RADIANS([.T77]))+COS(RADIANS([.$B$3]))*COS(RADIANS([.T77]))*COS(RADIANS([.AC77]))))" office:value-type="float" office:value="67.6260465524244" calcext:value-type="float">
            <text:p>67.6260465524244</text:p>
          </table:table-cell>
          <table:table-cell table:style-name="ce3" table:formula="of:=90-[.AD77]" office:value-type="float" office:value="22.3739534475756" calcext:value-type="float">
            <text:p>22.3739534475756</text:p>
          </table:table-cell>
          <table:table-cell table:style-name="ce3" table:formula="of:=IF([.AE77]&gt;85;0;IF([.AE77]&gt;5;58.1/TAN(RADIANS([.AE77]))-0.07/POWER(TAN(RADIANS([.AE77]));3)+0.000086/POWER(TAN(RADIANS([.AE77]));5);IF([.AE77]&gt;-0.575;1735+[.AE77]*(-518.2+[.AE77]*(103.4+[.AE77]*(-12.79+[.AE77]*0.711)));-20.772/TAN(RADIANS([.AE77])))))/3600" office:value-type="float" office:value="0.0389297087168833" calcext:value-type="float">
            <text:p>0.038929708716883</text:p>
          </table:table-cell>
          <table:table-cell table:style-name="ce3" table:formula="of:=[.AE77]+[.AF77]" office:value-type="float" office:value="22.4128831562925" calcext:value-type="float">
            <text:p>22.4128831562925</text:p>
          </table:table-cell>
          <table:table-cell table:style-name="ce3" table:formula="of:=IF([.AC77]&gt;0;MOD(DEGREES(ACOS(((SIN(RADIANS([.$B$3]))*COS(RADIANS([.AD77])))-SIN(RADIANS([.T77])))/(COS(RADIANS([.$B$3]))*SIN(RADIANS([.AD77])))))+180;360);MOD(540-DEGREES(ACOS(((SIN(RADIANS([.$B$3]))*COS(RADIANS([.AD77])))-SIN(RADIANS([.T77])))/(COS(RADIANS([.$B$3]))*SIN(RADIANS([.AD77])))));360))" office:value-type="float" office:value="94.9266861433217" calcext:value-type="float">
            <text:p>94.926686143321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7]+0.1/24" office:value-type="time" office:time-value="PT07H42M00S" calcext:value-type="time">
            <text:p>7:42:00</text:p>
          </table:table-cell>
          <table:table-cell table:style-name="ce11" table:formula="of:=[.D78]+2415018.5+[.E78]-[.$B$5]/24" office:value-type="float" office:value="2451775.77916667" calcext:value-type="float">
            <text:p>2451775.78</text:p>
          </table:table-cell>
          <table:table-cell table:style-name="ce13" table:formula="of:=([.F78]-2451545)/36525" office:value-type="float" office:value="0.00631838923112364" calcext:value-type="float">
            <text:p>0.00631839</text:p>
          </table:table-cell>
          <table:table-cell/>
          <table:table-cell table:style-name="ce3" table:formula="of:=MOD(280.46646+[.G78]*(36000.76983+[.G78]*0.0003032);360)" office:value-type="float" office:value="147.933336418137" calcext:value-type="float">
            <text:p>147.933336418137</text:p>
          </table:table-cell>
          <table:table-cell table:style-name="ce3" table:formula="of:=357.52911+[.G78]*(35999.05029-0.0001537*[.G78])" office:value-type="float" office:value="584.985121676878" calcext:value-type="float">
            <text:p>584.985121676878</text:p>
          </table:table-cell>
          <table:table-cell table:style-name="ce3" table:formula="of:=0.016708634-[.G78]*(0.000042037+0.0000001267*[.G78])" office:value-type="float" office:value="0.0167083683888138" calcext:value-type="float">
            <text:p>0.016708368388814</text:p>
          </table:table-cell>
          <table:table-cell table:style-name="ce3" table:formula="of:=SIN(RADIANS([.J78]))*(1.914602-[.G78]*(0.004817+0.000014*[.G78]))+SIN(RADIANS(2*[.J78]))*(0.019993-0.000101*[.G78])+SIN(RADIANS(3*[.J78]))*0.000289" office:value-type="float" office:value="-1.33366709331502" calcext:value-type="float">
            <text:p>-1.33366709331502</text:p>
          </table:table-cell>
          <table:table-cell table:style-name="ce3" table:formula="of:=[.I78]+[.L78]" office:value-type="float" office:value="146.599669324822" calcext:value-type="float">
            <text:p>146.599669324822</text:p>
          </table:table-cell>
          <table:table-cell table:style-name="ce3" table:formula="of:=[.J78]+[.L78]" office:value-type="float" office:value="583.651454583563" calcext:value-type="float">
            <text:p>583.651454583563</text:p>
          </table:table-cell>
          <table:table-cell table:style-name="ce3" table:formula="of:=(1.000001018*(1-[.K78]*[.K78]))/(1+[.K78]*COS(RADIANS([.N78])))" office:value-type="float" office:value="1.01195576351266" calcext:value-type="float">
            <text:p>1.01195576351266</text:p>
          </table:table-cell>
          <table:table-cell table:style-name="ce3" table:formula="of:=[.M78]-0.00569-0.00478*SIN(RADIANS(125.04-1934.136*[.G78]))" office:value-type="float" office:value="146.589573445617" calcext:value-type="float">
            <text:p>146.589573445617</text:p>
          </table:table-cell>
          <table:table-cell table:style-name="ce3" table:formula="of:=23+(26+((21.448-[.G78]*(46.815+[.G78]*(0.00059-[.G78]*0.001813))))/60)/60" office:value-type="float" office:value="23.4392089457181" calcext:value-type="float">
            <text:p>23.4392089457181</text:p>
          </table:table-cell>
          <table:table-cell table:style-name="ce3" table:formula="of:=[.Q78]+0.00256*COS(RADIANS(125.04-1934.136*[.G78]))" office:value-type="float" office:value="23.4382161077938" calcext:value-type="float">
            <text:p>23.4382161077938</text:p>
          </table:table-cell>
          <table:table-cell table:style-name="ce3" table:formula="of:=DEGREES(ATAN2(COS(RADIANS([.P78]));COS(RADIANS([.R78]))*SIN(RADIANS([.P78]))))" office:value-type="float" office:value="148.817151364114" calcext:value-type="float">
            <text:p>148.817151364114</text:p>
          </table:table-cell>
          <table:table-cell table:style-name="ce3" table:formula="of:=DEGREES(ASIN(SIN(RADIANS([.R78]))*SIN(RADIANS([.P78]))))" office:value-type="float" office:value="12.6514566640258" calcext:value-type="float">
            <text:p>12.6514566640258</text:p>
          </table:table-cell>
          <table:table-cell table:style-name="ce3" table:formula="of:=TAN(RADIANS([.R78]/2))*TAN(RADIANS([.R78]/2))" office:value-type="float" office:value="0.0430304696726182" calcext:value-type="float">
            <text:p>0.043030469672618</text:p>
          </table:table-cell>
          <table:table-cell table:formula="of:=4*DEGREES([.U78]*SIN(2*RADIANS([.I78]))-2*[.K78]*SIN(RADIANS([.J78]))+4*[.K78]*[.U78]*SIN(RADIANS([.J78]))*COS(2*RADIANS([.I78]))-0.5*[.U78]*[.U78]*SIN(4*RADIANS([.I78]))-1.25*[.K78]*[.K78]*SIN(2*RADIANS([.J78])))" office:value-type="float" office:value="-3.57646985167157" calcext:value-type="float">
            <text:p>-3.57646985167157</text:p>
          </table:table-cell>
          <table:table-cell table:style-name="ce3" table:formula="of:=DEGREES(ACOS(COS(RADIANS(90.833))/(COS(RADIANS([.$B$3]))*COS(RADIANS([.T78])))-TAN(RADIANS([.$B$3]))*TAN(RADIANS([.T78]))))" office:value-type="float" office:value="104.743422115184" calcext:value-type="float">
            <text:p>104.743422115184</text:p>
          </table:table-cell>
          <table:table-cell table:style-name="ce9" table:formula="of:=(720-4*[.$B$4]-[.V78]+[.$B$5]*60)/1440" office:value-type="time" office:time-value="PT12H19M05.9585911S" calcext:value-type="time">
            <text:p>12:19:05</text:p>
          </table:table-cell>
          <table:table-cell table:style-name="ce9" table:formula="of:=[.X78]-[.W78]*4/1440" office:value-type="time" office:time-value="PT05H20M07.537283456S" calcext:value-type="time">
            <text:p>5:20:07</text:p>
          </table:table-cell>
          <table:table-cell table:style-name="ce9" table:formula="of:=[.X78]+[.W78]*4/1440" office:value-type="time" office:time-value="PT19H18M04.379898745S" calcext:value-type="time">
            <text:p>19:18:04</text:p>
          </table:table-cell>
          <table:table-cell table:style-name="ce15" table:formula="of:=8*[.W78]" office:value-type="float" office:value="837.947376921474" calcext:value-type="float">
            <text:p>837.947376921474</text:p>
          </table:table-cell>
          <table:table-cell table:style-name="ce3" table:formula="of:=MOD([.E78]*1440+[.V78]+4*[.$B$4]-60*[.$B$5];1440)" office:value-type="float" office:value="442.900690148329" calcext:value-type="float">
            <text:p>442.900690148329</text:p>
          </table:table-cell>
          <table:table-cell table:style-name="ce3" table:formula="of:=IF([.AB78]/4&lt;0;[.AB78]/4+180;[.AB78]/4-180)" office:value-type="float" office:value="-69.2748274629179" calcext:value-type="float">
            <text:p>-69.2748274629179</text:p>
          </table:table-cell>
          <table:table-cell table:style-name="ce3" table:formula="of:=DEGREES(ACOS(SIN(RADIANS([.$B$3]))*SIN(RADIANS([.T78]))+COS(RADIANS([.$B$3]))*COS(RADIANS([.T78]))*COS(RADIANS([.AC78]))))" office:value-type="float" office:value="66.5909618103274" calcext:value-type="float">
            <text:p>66.5909618103274</text:p>
          </table:table-cell>
          <table:table-cell table:style-name="ce3" table:formula="of:=90-[.AD78]" office:value-type="float" office:value="23.4090381896726" calcext:value-type="float">
            <text:p>23.4090381896726</text:p>
          </table:table-cell>
          <table:table-cell table:style-name="ce3" table:formula="of:=IF([.AE78]&gt;85;0;IF([.AE78]&gt;5;58.1/TAN(RADIANS([.AE78]))-0.07/POWER(TAN(RADIANS([.AE78]));3)+0.000086/POWER(TAN(RADIANS([.AE78]));5);IF([.AE78]&gt;-0.575;1735+[.AE78]*(-518.2+[.AE78]*(103.4+[.AE78]*(-12.79+[.AE78]*0.711)));-20.772/TAN(RADIANS([.AE78])))))/3600" office:value-type="float" office:value="0.0370405700862792" calcext:value-type="float">
            <text:p>0.037040570086279</text:p>
          </table:table-cell>
          <table:table-cell table:style-name="ce3" table:formula="of:=[.AE78]+[.AF78]" office:value-type="float" office:value="23.4460787597588" calcext:value-type="float">
            <text:p>23.4460787597588</text:p>
          </table:table-cell>
          <table:table-cell table:style-name="ce3" table:formula="of:=IF([.AC78]&gt;0;MOD(DEGREES(ACOS(((SIN(RADIANS([.$B$3]))*COS(RADIANS([.AD78])))-SIN(RADIANS([.T78])))/(COS(RADIANS([.$B$3]))*SIN(RADIANS([.AD78])))))+180;360);MOD(540-DEGREES(ACOS(((SIN(RADIANS([.$B$3]))*COS(RADIANS([.AD78])))-SIN(RADIANS([.T78])))/(COS(RADIANS([.$B$3]))*SIN(RADIANS([.AD78])))));360))" office:value-type="float" office:value="96.0502564720409" calcext:value-type="float">
            <text:p>96.050256472040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8]+0.1/24" office:value-type="time" office:time-value="PT07H48M00S" calcext:value-type="time">
            <text:p>7:48:00</text:p>
          </table:table-cell>
          <table:table-cell table:style-name="ce11" table:formula="of:=[.D79]+2415018.5+[.E79]-[.$B$5]/24" office:value-type="float" office:value="2451775.78333333" calcext:value-type="float">
            <text:p>2451775.78</text:p>
          </table:table-cell>
          <table:table-cell table:style-name="ce13" table:formula="of:=([.F79]-2451545)/36525" office:value-type="float" office:value="0.00631850330824572" calcext:value-type="float">
            <text:p>0.00631850</text:p>
          </table:table-cell>
          <table:table-cell/>
          <table:table-cell table:style-name="ce3" table:formula="of:=MOD(280.46646+[.G79]*(36000.76983+[.G79]*0.0003032);360)" office:value-type="float" office:value="147.937443282352" calcext:value-type="float">
            <text:p>147.937443282352</text:p>
          </table:table-cell>
          <table:table-cell table:style-name="ce3" table:formula="of:=357.52911+[.G79]*(35999.05029-0.0001537*[.G79])" office:value-type="float" office:value="584.989228344933" calcext:value-type="float">
            <text:p>584.989228344933</text:p>
          </table:table-cell>
          <table:table-cell table:style-name="ce3" table:formula="of:=0.016708634-[.G79]*(0.000042037+0.0000001267*[.G79])" office:value-type="float" office:value="0.0167083683840181" calcext:value-type="float">
            <text:p>0.016708368384018</text:p>
          </table:table-cell>
          <table:table-cell table:style-name="ce3" table:formula="of:=SIN(RADIANS([.J79]))*(1.914602-[.G79]*(0.004817+0.000014*[.G79]))+SIN(RADIANS(2*[.J79]))*(0.019993-0.000101*[.G79])+SIN(RADIANS(3*[.J79]))*0.000289" office:value-type="float" office:value="-1.33376410338032" calcext:value-type="float">
            <text:p>-1.33376410338032</text:p>
          </table:table-cell>
          <table:table-cell table:style-name="ce3" table:formula="of:=[.I79]+[.L79]" office:value-type="float" office:value="146.603679178972" calcext:value-type="float">
            <text:p>146.603679178972</text:p>
          </table:table-cell>
          <table:table-cell table:style-name="ce3" table:formula="of:=[.J79]+[.L79]" office:value-type="float" office:value="583.655464241552" calcext:value-type="float">
            <text:p>583.655464241552</text:p>
          </table:table-cell>
          <table:table-cell table:style-name="ce3" table:formula="of:=(1.000001018*(1-[.K79]*[.K79]))/(1+[.K79]*COS(RADIANS([.N79])))" office:value-type="float" office:value="1.01195493671598" calcext:value-type="float">
            <text:p>1.01195493671598</text:p>
          </table:table-cell>
          <table:table-cell table:style-name="ce3" table:formula="of:=[.M79]-0.00569-0.00478*SIN(RADIANS(125.04-1934.136*[.G79]))" office:value-type="float" office:value="146.593583292628" calcext:value-type="float">
            <text:p>146.593583292628</text:p>
          </table:table-cell>
          <table:table-cell table:style-name="ce3" table:formula="of:=23+(26+((21.448-[.G79]*(46.815+[.G79]*(0.00059-[.G79]*0.001813))))/60)/60" office:value-type="float" office:value="23.4392089442346" calcext:value-type="float">
            <text:p>23.4392089442346</text:p>
          </table:table-cell>
          <table:table-cell table:style-name="ce3" table:formula="of:=[.Q79]+0.00256*COS(RADIANS(125.04-1934.136*[.G79]))" office:value-type="float" office:value="23.4382161153971" calcext:value-type="float">
            <text:p>23.4382161153971</text:p>
          </table:table-cell>
          <table:table-cell table:style-name="ce3" table:formula="of:=DEGREES(ATAN2(COS(RADIANS([.P79]));COS(RADIANS([.R79]))*SIN(RADIANS([.P79]))))" office:value-type="float" office:value="148.821015709536" calcext:value-type="float">
            <text:p>148.821015709536</text:p>
          </table:table-cell>
          <table:table-cell table:style-name="ce3" table:formula="of:=DEGREES(ASIN(SIN(RADIANS([.R79]))*SIN(RADIANS([.P79]))))" office:value-type="float" office:value="12.6500921240467" calcext:value-type="float">
            <text:p>12.6500921240467</text:p>
          </table:table-cell>
          <table:table-cell table:style-name="ce3" table:formula="of:=TAN(RADIANS([.R79]/2))*TAN(RADIANS([.R79]/2))" office:value-type="float" office:value="0.0430304697013301" calcext:value-type="float">
            <text:p>0.04303046970133</text:p>
          </table:table-cell>
          <table:table-cell table:formula="of:=4*DEGREES([.U79]*SIN(2*RADIANS([.I79]))-2*[.K79]*SIN(RADIANS([.J79]))+4*[.K79]*[.U79]*SIN(RADIANS([.J79]))*COS(2*RADIANS([.I79]))-0.5*[.U79]*[.U79]*SIN(4*RADIANS([.I79]))-1.25*[.K79]*[.K79]*SIN(2*RADIANS([.J79])))" office:value-type="float" office:value="-3.57550175515741" calcext:value-type="float">
            <text:p>-3.57550175515741</text:p>
          </table:table-cell>
          <table:table-cell table:style-name="ce3" table:formula="of:=DEGREES(ACOS(COS(RADIANS(90.833))/(COS(RADIANS([.$B$3]))*COS(RADIANS([.T79])))-TAN(RADIANS([.$B$3]))*TAN(RADIANS([.T79]))))" office:value-type="float" office:value="104.741876815957" calcext:value-type="float">
            <text:p>104.741876815957</text:p>
          </table:table-cell>
          <table:table-cell table:style-name="ce9" table:formula="of:=(720-4*[.$B$4]-[.V79]+[.$B$5]*60)/1440" office:value-type="time" office:time-value="PT12H19M05.900505309S" calcext:value-type="time">
            <text:p>12:19:05</text:p>
          </table:table-cell>
          <table:table-cell table:style-name="ce9" table:formula="of:=[.X79]-[.W79]*4/1440" office:value-type="time" office:time-value="PT05H20M07.85006948S" calcext:value-type="time">
            <text:p>5:20:07</text:p>
          </table:table-cell>
          <table:table-cell table:style-name="ce9" table:formula="of:=[.X79]+[.W79]*4/1440" office:value-type="time" office:time-value="PT19H18M03.950941139S" calcext:value-type="time">
            <text:p>19:18:03</text:p>
          </table:table-cell>
          <table:table-cell table:style-name="ce15" table:formula="of:=8*[.W79]" office:value-type="float" office:value="837.935014527657" calcext:value-type="float">
            <text:p>837.935014527657</text:p>
          </table:table-cell>
          <table:table-cell table:style-name="ce3" table:formula="of:=MOD([.E79]*1440+[.V79]+4*[.$B$4]-60*[.$B$5];1440)" office:value-type="float" office:value="448.901658244843" calcext:value-type="float">
            <text:p>448.901658244843</text:p>
          </table:table-cell>
          <table:table-cell table:style-name="ce3" table:formula="of:=IF([.AB79]/4&lt;0;[.AB79]/4+180;[.AB79]/4-180)" office:value-type="float" office:value="-67.7745854387893" calcext:value-type="float">
            <text:p>-67.7745854387893</text:p>
          </table:table-cell>
          <table:table-cell table:style-name="ce3" table:formula="of:=DEGREES(ACOS(SIN(RADIANS([.$B$3]))*SIN(RADIANS([.T79]))+COS(RADIANS([.$B$3]))*COS(RADIANS([.T79]))*COS(RADIANS([.AC79]))))" office:value-type="float" office:value="65.5580419007213" calcext:value-type="float">
            <text:p>65.5580419007213</text:p>
          </table:table-cell>
          <table:table-cell table:style-name="ce3" table:formula="of:=90-[.AD79]" office:value-type="float" office:value="24.4419580992787" calcext:value-type="float">
            <text:p>24.4419580992787</text:p>
          </table:table-cell>
          <table:table-cell table:style-name="ce3" table:formula="of:=IF([.AE79]&gt;85;0;IF([.AE79]&gt;5;58.1/TAN(RADIANS([.AE79]))-0.07/POWER(TAN(RADIANS([.AE79]));3)+0.000086/POWER(TAN(RADIANS([.AE79]));5);IF([.AE79]&gt;-0.575;1735+[.AE79]*(-518.2+[.AE79]*(103.4+[.AE79]*(-12.79+[.AE79]*0.711)));-20.772/TAN(RADIANS([.AE79])))))/3600" office:value-type="float" office:value="0.0353029701337687" calcext:value-type="float">
            <text:p>0.035302970133769</text:p>
          </table:table-cell>
          <table:table-cell table:style-name="ce3" table:formula="of:=[.AE79]+[.AF79]" office:value-type="float" office:value="24.4772610694125" calcext:value-type="float">
            <text:p>24.4772610694125</text:p>
          </table:table-cell>
          <table:table-cell table:style-name="ce3" table:formula="of:=IF([.AC79]&gt;0;MOD(DEGREES(ACOS(((SIN(RADIANS([.$B$3]))*COS(RADIANS([.AD79])))-SIN(RADIANS([.T79])))/(COS(RADIANS([.$B$3]))*SIN(RADIANS([.AD79])))))+180;360);MOD(540-DEGREES(ACOS(((SIN(RADIANS([.$B$3]))*COS(RADIANS([.AD79])))-SIN(RADIANS([.T79])))/(COS(RADIANS([.$B$3]))*SIN(RADIANS([.AD79])))));360))" office:value-type="float" office:value="97.1850162860803" calcext:value-type="float">
            <text:p>97.185016286080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79]+0.1/24" office:value-type="time" office:time-value="PT07H54M00S" calcext:value-type="time">
            <text:p>7:54:00</text:p>
          </table:table-cell>
          <table:table-cell table:style-name="ce11" table:formula="of:=[.D80]+2415018.5+[.E80]-[.$B$5]/24" office:value-type="float" office:value="2451775.7875" calcext:value-type="float">
            <text:p>2451775.79</text:p>
          </table:table-cell>
          <table:table-cell table:style-name="ce13" table:formula="of:=([.F80]-2451545)/36525" office:value-type="float" office:value="0.00631861738535505" calcext:value-type="float">
            <text:p>0.00631862</text:p>
          </table:table-cell>
          <table:table-cell/>
          <table:table-cell table:style-name="ce3" table:formula="of:=MOD(280.46646+[.G80]*(36000.76983+[.G80]*0.0003032);360)" office:value-type="float" office:value="147.941550146109" calcext:value-type="float">
            <text:p>147.941550146109</text:p>
          </table:table-cell>
          <table:table-cell table:style-name="ce3" table:formula="of:=357.52911+[.G80]*(35999.05029-0.0001537*[.G80])" office:value-type="float" office:value="584.993335012528" calcext:value-type="float">
            <text:p>584.993335012528</text:p>
          </table:table-cell>
          <table:table-cell table:style-name="ce3" table:formula="of:=0.016708634-[.G80]*(0.000042037+0.0000001267*[.G80])" office:value-type="float" office:value="0.0167083683792225" calcext:value-type="float">
            <text:p>0.016708368379223</text:p>
          </table:table-cell>
          <table:table-cell table:style-name="ce3" table:formula="of:=SIN(RADIANS([.J80]))*(1.914602-[.G80]*(0.004817+0.000014*[.G80]))+SIN(RADIANS(2*[.J80]))*(0.019993-0.000101*[.G80])+SIN(RADIANS(3*[.J80]))*0.000289" office:value-type="float" office:value="-1.33386110688251" calcext:value-type="float">
            <text:p>-1.33386110688251</text:p>
          </table:table-cell>
          <table:table-cell table:style-name="ce3" table:formula="of:=[.I80]+[.L80]" office:value-type="float" office:value="146.607689039226" calcext:value-type="float">
            <text:p>146.607689039226</text:p>
          </table:table-cell>
          <table:table-cell table:style-name="ce3" table:formula="of:=[.J80]+[.L80]" office:value-type="float" office:value="583.659473905646" calcext:value-type="float">
            <text:p>583.659473905646</text:p>
          </table:table-cell>
          <table:table-cell table:style-name="ce3" table:formula="of:=(1.000001018*(1-[.K80]*[.K80]))/(1+[.K80]*COS(RADIANS([.N80])))" office:value-type="float" office:value="1.01195410985876" calcext:value-type="float">
            <text:p>1.01195410985876</text:p>
          </table:table-cell>
          <table:table-cell table:style-name="ce3" table:formula="of:=[.M80]-0.00569-0.00478*SIN(RADIANS(125.04-1934.136*[.G80]))" office:value-type="float" office:value="146.597593145743" calcext:value-type="float">
            <text:p>146.597593145743</text:p>
          </table:table-cell>
          <table:table-cell table:style-name="ce3" table:formula="of:=23+(26+((21.448-[.G80]*(46.815+[.G80]*(0.00059-[.G80]*0.001813))))/60)/60" office:value-type="float" office:value="23.4392089427511" calcext:value-type="float">
            <text:p>23.4392089427511</text:p>
          </table:table-cell>
          <table:table-cell table:style-name="ce3" table:formula="of:=[.Q80]+0.00256*COS(RADIANS(125.04-1934.136*[.G80]))" office:value-type="float" office:value="23.4382161230003" calcext:value-type="float">
            <text:p>23.4382161230003</text:p>
          </table:table-cell>
          <table:table-cell table:style-name="ce3" table:formula="of:=DEGREES(ATAN2(COS(RADIANS([.P80]));COS(RADIANS([.R80]))*SIN(RADIANS([.P80]))))" office:value-type="float" office:value="148.824880019527" calcext:value-type="float">
            <text:p>148.824880019527</text:p>
          </table:table-cell>
          <table:table-cell table:style-name="ce3" table:formula="of:=DEGREES(ASIN(SIN(RADIANS([.R80]))*SIN(RADIANS([.P80]))))" office:value-type="float" office:value="12.6487275262979" calcext:value-type="float">
            <text:p>12.6487275262979</text:p>
          </table:table-cell>
          <table:table-cell table:style-name="ce3" table:formula="of:=TAN(RADIANS([.R80]/2))*TAN(RADIANS([.R80]/2))" office:value-type="float" office:value="0.0430304697300421" calcext:value-type="float">
            <text:p>0.043030469730042</text:p>
          </table:table-cell>
          <table:table-cell table:formula="of:=4*DEGREES([.U80]*SIN(2*RADIANS([.I80]))-2*[.K80]*SIN(RADIANS([.J80]))+4*[.K80]*[.U80]*SIN(RADIANS([.J80]))*COS(2*RADIANS([.I80]))-0.5*[.U80]*[.U80]*SIN(4*RADIANS([.I80]))-1.25*[.K80]*[.K80]*SIN(2*RADIANS([.J80])))" office:value-type="float" office:value="-3.57453351966137" calcext:value-type="float">
            <text:p>-3.57453351966137</text:p>
          </table:table-cell>
          <table:table-cell table:style-name="ce3" table:formula="of:=DEGREES(ACOS(COS(RADIANS(90.833))/(COS(RADIANS([.$B$3]))*COS(RADIANS([.T80])))-TAN(RADIANS([.$B$3]))*TAN(RADIANS([.T80]))))" office:value-type="float" office:value="104.740331479517" calcext:value-type="float">
            <text:p>104.740331479517</text:p>
          </table:table-cell>
          <table:table-cell table:style-name="ce9" table:formula="of:=(720-4*[.$B$4]-[.V80]+[.$B$5]*60)/1440" office:value-type="time" office:time-value="PT12H19M05.84241118S" calcext:value-type="time">
            <text:p>12:19:05</text:p>
          </table:table-cell>
          <table:table-cell table:style-name="ce9" table:formula="of:=[.X80]-[.W80]*4/1440" office:value-type="time" office:time-value="PT05H20M08.162856096S" calcext:value-type="time">
            <text:p>5:20:08</text:p>
          </table:table-cell>
          <table:table-cell table:style-name="ce9" table:formula="of:=[.X80]+[.W80]*4/1440" office:value-type="time" office:time-value="PT19H18M03.521966264S" calcext:value-type="time">
            <text:p>19:18:03</text:p>
          </table:table-cell>
          <table:table-cell table:style-name="ce15" table:formula="of:=8*[.W80]" office:value-type="float" office:value="837.922651836138" calcext:value-type="float">
            <text:p>837.922651836138</text:p>
          </table:table-cell>
          <table:table-cell table:style-name="ce3" table:formula="of:=MOD([.E80]*1440+[.V80]+4*[.$B$4]-60*[.$B$5];1440)" office:value-type="float" office:value="454.902626480339" calcext:value-type="float">
            <text:p>454.902626480339</text:p>
          </table:table-cell>
          <table:table-cell table:style-name="ce3" table:formula="of:=IF([.AB80]/4&lt;0;[.AB80]/4+180;[.AB80]/4-180)" office:value-type="float" office:value="-66.2743433799153" calcext:value-type="float">
            <text:p>-66.2743433799153</text:p>
          </table:table-cell>
          <table:table-cell table:style-name="ce3" table:formula="of:=DEGREES(ACOS(SIN(RADIANS([.$B$3]))*SIN(RADIANS([.T80]))+COS(RADIANS([.$B$3]))*COS(RADIANS([.T80]))*COS(RADIANS([.AC80]))))" office:value-type="float" office:value="64.5277173508866" calcext:value-type="float">
            <text:p>64.5277173508866</text:p>
          </table:table-cell>
          <table:table-cell table:style-name="ce3" table:formula="of:=90-[.AD80]" office:value-type="float" office:value="25.4722826491134" calcext:value-type="float">
            <text:p>25.4722826491134</text:p>
          </table:table-cell>
          <table:table-cell table:style-name="ce3" table:formula="of:=IF([.AE80]&gt;85;0;IF([.AE80]&gt;5;58.1/TAN(RADIANS([.AE80]))-0.07/POWER(TAN(RADIANS([.AE80]));3)+0.000086/POWER(TAN(RADIANS([.AE80]));5);IF([.AE80]&gt;-0.575;1735+[.AE80]*(-518.2+[.AE80]*(103.4+[.AE80]*(-12.79+[.AE80]*0.711)));-20.772/TAN(RADIANS([.AE80])))))/3600" office:value-type="float" office:value="0.0336991670199288" calcext:value-type="float">
            <text:p>0.033699167019929</text:p>
          </table:table-cell>
          <table:table-cell table:style-name="ce3" table:formula="of:=[.AE80]+[.AF80]" office:value-type="float" office:value="25.5059818161333" calcext:value-type="float">
            <text:p>25.5059818161333</text:p>
          </table:table-cell>
          <table:table-cell table:style-name="ce3" table:formula="of:=IF([.AC80]&gt;0;MOD(DEGREES(ACOS(((SIN(RADIANS([.$B$3]))*COS(RADIANS([.AD80])))-SIN(RADIANS([.T80])))/(COS(RADIANS([.$B$3]))*SIN(RADIANS([.AD80])))))+180;360);MOD(540-DEGREES(ACOS(((SIN(RADIANS([.$B$3]))*COS(RADIANS([.AD80])))-SIN(RADIANS([.T80])))/(COS(RADIANS([.$B$3]))*SIN(RADIANS([.AD80])))));360))" office:value-type="float" office:value="98.3319574954037" calcext:value-type="float">
            <text:p>98.331957495403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0]+0.1/24" office:value-type="time" office:time-value="PT08H00M00S" calcext:value-type="time">
            <text:p>8:00:00</text:p>
          </table:table-cell>
          <table:table-cell table:style-name="ce11" table:formula="of:=[.D81]+2415018.5+[.E81]-[.$B$5]/24" office:value-type="float" office:value="2451775.79166667" calcext:value-type="float">
            <text:p>2451775.79</text:p>
          </table:table-cell>
          <table:table-cell table:style-name="ce13" table:formula="of:=([.F81]-2451545)/36525" office:value-type="float" office:value="0.00631873146247713" calcext:value-type="float">
            <text:p>0.00631873</text:p>
          </table:table-cell>
          <table:table-cell/>
          <table:table-cell table:style-name="ce3" table:formula="of:=MOD(280.46646+[.G81]*(36000.76983+[.G81]*0.0003032);360)" office:value-type="float" office:value="147.945657010324" calcext:value-type="float">
            <text:p>147.945657010324</text:p>
          </table:table-cell>
          <table:table-cell table:style-name="ce3" table:formula="of:=357.52911+[.G81]*(35999.05029-0.0001537*[.G81])" office:value-type="float" office:value="584.997441680583" calcext:value-type="float">
            <text:p>584.997441680583</text:p>
          </table:table-cell>
          <table:table-cell table:style-name="ce3" table:formula="of:=0.016708634-[.G81]*(0.000042037+0.0000001267*[.G81])" office:value-type="float" office:value="0.0167083683744268" calcext:value-type="float">
            <text:p>0.016708368374427</text:p>
          </table:table-cell>
          <table:table-cell table:style-name="ce3" table:formula="of:=SIN(RADIANS([.J81]))*(1.914602-[.G81]*(0.004817+0.000014*[.G81]))+SIN(RADIANS(2*[.J81]))*(0.019993-0.000101*[.G81])+SIN(RADIANS(3*[.J81]))*0.000289" office:value-type="float" office:value="-1.33395810384278" calcext:value-type="float">
            <text:p>-1.33395810384278</text:p>
          </table:table-cell>
          <table:table-cell table:style-name="ce3" table:formula="of:=[.I81]+[.L81]" office:value-type="float" office:value="146.611698906481" calcext:value-type="float">
            <text:p>146.611698906481</text:p>
          </table:table-cell>
          <table:table-cell table:style-name="ce3" table:formula="of:=[.J81]+[.L81]" office:value-type="float" office:value="583.66348357674" calcext:value-type="float">
            <text:p>583.66348357674</text:p>
          </table:table-cell>
          <table:table-cell table:style-name="ce3" table:formula="of:=(1.000001018*(1-[.K81]*[.K81]))/(1+[.K81]*COS(RADIANS([.N81])))" office:value-type="float" office:value="1.0119532829408" calcext:value-type="float">
            <text:p>1.0119532829408</text:p>
          </table:table-cell>
          <table:table-cell table:style-name="ce3" table:formula="of:=[.M81]-0.00569-0.00478*SIN(RADIANS(125.04-1934.136*[.G81]))" office:value-type="float" office:value="146.60160300586" calcext:value-type="float">
            <text:p>146.60160300586</text:p>
          </table:table-cell>
          <table:table-cell table:style-name="ce3" table:formula="of:=23+(26+((21.448-[.G81]*(46.815+[.G81]*(0.00059-[.G81]*0.001813))))/60)/60" office:value-type="float" office:value="23.4392089412676" calcext:value-type="float">
            <text:p>23.4392089412676</text:p>
          </table:table-cell>
          <table:table-cell table:style-name="ce3" table:formula="of:=[.Q81]+0.00256*COS(RADIANS(125.04-1934.136*[.G81]))" office:value-type="float" office:value="23.4382161306036" calcext:value-type="float">
            <text:p>23.4382161306036</text:p>
          </table:table-cell>
          <table:table-cell table:style-name="ce3" table:formula="of:=DEGREES(ATAN2(COS(RADIANS([.P81]));COS(RADIANS([.R81]))*SIN(RADIANS([.P81]))))" office:value-type="float" office:value="148.828744294955" calcext:value-type="float">
            <text:p>148.828744294955</text:p>
          </table:table-cell>
          <table:table-cell table:style-name="ce3" table:formula="of:=DEGREES(ASIN(SIN(RADIANS([.R81]))*SIN(RADIANS([.P81]))))" office:value-type="float" office:value="12.6473628704806" calcext:value-type="float">
            <text:p>12.6473628704806</text:p>
          </table:table-cell>
          <table:table-cell table:style-name="ce3" table:formula="of:=TAN(RADIANS([.R81]/2))*TAN(RADIANS([.R81]/2))" office:value-type="float" office:value="0.0430304697587541" calcext:value-type="float">
            <text:p>0.043030469758754</text:p>
          </table:table-cell>
          <table:table-cell table:formula="of:=4*DEGREES([.U81]*SIN(2*RADIANS([.I81]))-2*[.K81]*SIN(RADIANS([.J81]))+4*[.K81]*[.U81]*SIN(RADIANS([.J81]))*COS(2*RADIANS([.I81]))-0.5*[.U81]*[.U81]*SIN(4*RADIANS([.I81]))-1.25*[.K81]*[.K81]*SIN(2*RADIANS([.J81])))" office:value-type="float" office:value="-3.57356514498162" calcext:value-type="float">
            <text:p>-3.57356514498162</text:p>
          </table:table-cell>
          <table:table-cell table:style-name="ce3" table:formula="of:=DEGREES(ACOS(COS(RADIANS(90.833))/(COS(RADIANS([.$B$3]))*COS(RADIANS([.T81])))-TAN(RADIANS([.$B$3]))*TAN(RADIANS([.T81]))))" office:value-type="float" office:value="104.738786105527" calcext:value-type="float">
            <text:p>104.738786105527</text:p>
          </table:table-cell>
          <table:table-cell table:style-name="ce9" table:formula="of:=(720-4*[.$B$4]-[.V81]+[.$B$5]*60)/1440" office:value-type="time" office:time-value="PT12H19M05.784308699S" calcext:value-type="time">
            <text:p>12:19:05</text:p>
          </table:table-cell>
          <table:table-cell table:style-name="ce9" table:formula="of:=[.X81]-[.W81]*4/1440" office:value-type="time" office:time-value="PT05H20M08.475643373S" calcext:value-type="time">
            <text:p>5:20:08</text:p>
          </table:table-cell>
          <table:table-cell table:style-name="ce9" table:formula="of:=[.X81]+[.W81]*4/1440" office:value-type="time" office:time-value="PT19H18M03.092974025S" calcext:value-type="time">
            <text:p>19:18:03</text:p>
          </table:table-cell>
          <table:table-cell table:style-name="ce15" table:formula="of:=8*[.W81]" office:value-type="float" office:value="837.910288844212" calcext:value-type="float">
            <text:p>837.910288844212</text:p>
          </table:table-cell>
          <table:table-cell table:style-name="ce3" table:formula="of:=MOD([.E81]*1440+[.V81]+4*[.$B$4]-60*[.$B$5];1440)" office:value-type="float" office:value="460.903594855018" calcext:value-type="float">
            <text:p>460.903594855018</text:p>
          </table:table-cell>
          <table:table-cell table:style-name="ce3" table:formula="of:=IF([.AB81]/4&lt;0;[.AB81]/4+180;[.AB81]/4-180)" office:value-type="float" office:value="-64.7741012862454" calcext:value-type="float">
            <text:p>-64.7741012862454</text:p>
          </table:table-cell>
          <table:table-cell table:style-name="ce3" table:formula="of:=DEGREES(ACOS(SIN(RADIANS([.$B$3]))*SIN(RADIANS([.T81]))+COS(RADIANS([.$B$3]))*COS(RADIANS([.T81]))*COS(RADIANS([.AC81]))))" office:value-type="float" office:value="63.5004330833183" calcext:value-type="float">
            <text:p>63.5004330833183</text:p>
          </table:table-cell>
          <table:table-cell table:style-name="ce3" table:formula="of:=90-[.AD81]" office:value-type="float" office:value="26.4995669166817" calcext:value-type="float">
            <text:p>26.4995669166817</text:p>
          </table:table-cell>
          <table:table-cell table:style-name="ce3" table:formula="of:=IF([.AE81]&gt;85;0;IF([.AE81]&gt;5;58.1/TAN(RADIANS([.AE81]))-0.07/POWER(TAN(RADIANS([.AE81]));3)+0.000086/POWER(TAN(RADIANS([.AE81]));5);IF([.AE81]&gt;-0.575;1735+[.AE81]*(-518.2+[.AE81]*(103.4+[.AE81]*(-12.79+[.AE81]*0.711)));-20.772/TAN(RADIANS([.AE81])))))/3600" office:value-type="float" office:value="0.032214095693757" calcext:value-type="float">
            <text:p>0.032214095693757</text:p>
          </table:table-cell>
          <table:table-cell table:style-name="ce3" table:formula="of:=[.AE81]+[.AF81]" office:value-type="float" office:value="26.5317810123754" calcext:value-type="float">
            <text:p>26.5317810123754</text:p>
          </table:table-cell>
          <table:table-cell table:style-name="ce3" table:formula="of:=IF([.AC81]&gt;0;MOD(DEGREES(ACOS(((SIN(RADIANS([.$B$3]))*COS(RADIANS([.AD81])))-SIN(RADIANS([.T81])))/(COS(RADIANS([.$B$3]))*SIN(RADIANS([.AD81])))))+180;360);MOD(540-DEGREES(ACOS(((SIN(RADIANS([.$B$3]))*COS(RADIANS([.AD81])))-SIN(RADIANS([.T81])))/(COS(RADIANS([.$B$3]))*SIN(RADIANS([.AD81])))));360))" office:value-type="float" office:value="99.4921067293753" calcext:value-type="float">
            <text:p>99.492106729375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1]+0.1/24" office:value-type="time" office:time-value="PT08H06M00S" calcext:value-type="time">
            <text:p>8:06:00</text:p>
          </table:table-cell>
          <table:table-cell table:style-name="ce11" table:formula="of:=[.D82]+2415018.5+[.E82]-[.$B$5]/24" office:value-type="float" office:value="2451775.79583333" calcext:value-type="float">
            <text:p>2451775.80</text:p>
          </table:table-cell>
          <table:table-cell table:style-name="ce13" table:formula="of:=([.F82]-2451545)/36525" office:value-type="float" office:value="0.00631884553958646" calcext:value-type="float">
            <text:p>0.00631885</text:p>
          </table:table-cell>
          <table:table-cell/>
          <table:table-cell table:style-name="ce3" table:formula="of:=MOD(280.46646+[.G82]*(36000.76983+[.G82]*0.0003032);360)" office:value-type="float" office:value="147.94976387408" calcext:value-type="float">
            <text:p>147.94976387408</text:p>
          </table:table-cell>
          <table:table-cell table:style-name="ce3" table:formula="of:=357.52911+[.G82]*(35999.05029-0.0001537*[.G82])" office:value-type="float" office:value="585.001548348178" calcext:value-type="float">
            <text:p>585.001548348178</text:p>
          </table:table-cell>
          <table:table-cell table:style-name="ce3" table:formula="of:=0.016708634-[.G82]*(0.000042037+0.0000001267*[.G82])" office:value-type="float" office:value="0.0167083683696312" calcext:value-type="float">
            <text:p>0.016708368369631</text:p>
          </table:table-cell>
          <table:table-cell table:style-name="ce3" table:formula="of:=SIN(RADIANS([.J82]))*(1.914602-[.G82]*(0.004817+0.000014*[.G82]))+SIN(RADIANS(2*[.J82]))*(0.019993-0.000101*[.G82])+SIN(RADIANS(3*[.J82]))*0.000289" office:value-type="float" office:value="-1.33405509423894" calcext:value-type="float">
            <text:p>-1.33405509423894</text:p>
          </table:table-cell>
          <table:table-cell table:style-name="ce3" table:formula="of:=[.I82]+[.L82]" office:value-type="float" office:value="146.615708779841" calcext:value-type="float">
            <text:p>146.615708779841</text:p>
          </table:table-cell>
          <table:table-cell table:style-name="ce3" table:formula="of:=[.J82]+[.L82]" office:value-type="float" office:value="583.667493253939" calcext:value-type="float">
            <text:p>583.667493253939</text:p>
          </table:table-cell>
          <table:table-cell table:style-name="ce3" table:formula="of:=(1.000001018*(1-[.K82]*[.K82]))/(1+[.K82]*COS(RADIANS([.N82])))" office:value-type="float" office:value="1.0119524559623" calcext:value-type="float">
            <text:p>1.0119524559623</text:p>
          </table:table-cell>
          <table:table-cell table:style-name="ce3" table:formula="of:=[.M82]-0.00569-0.00478*SIN(RADIANS(125.04-1934.136*[.G82]))" office:value-type="float" office:value="146.605612872081" calcext:value-type="float">
            <text:p>146.605612872081</text:p>
          </table:table-cell>
          <table:table-cell table:style-name="ce3" table:formula="of:=23+(26+((21.448-[.G82]*(46.815+[.G82]*(0.00059-[.G82]*0.001813))))/60)/60" office:value-type="float" office:value="23.4392089397842" calcext:value-type="float">
            <text:p>23.4392089397842</text:p>
          </table:table-cell>
          <table:table-cell table:style-name="ce3" table:formula="of:=[.Q82]+0.00256*COS(RADIANS(125.04-1934.136*[.G82]))" office:value-type="float" office:value="23.4382161382069" calcext:value-type="float">
            <text:p>23.4382161382069</text:p>
          </table:table-cell>
          <table:table-cell table:style-name="ce3" table:formula="of:=DEGREES(ATAN2(COS(RADIANS([.P82]));COS(RADIANS([.R82]))*SIN(RADIANS([.P82]))))" office:value-type="float" office:value="148.83260853496" calcext:value-type="float">
            <text:p>148.83260853496</text:p>
          </table:table-cell>
          <table:table-cell table:style-name="ce3" table:formula="of:=DEGREES(ASIN(SIN(RADIANS([.R82]))*SIN(RADIANS([.P82]))))" office:value-type="float" office:value="12.6459981569064" calcext:value-type="float">
            <text:p>12.6459981569064</text:p>
          </table:table-cell>
          <table:table-cell table:style-name="ce3" table:formula="of:=TAN(RADIANS([.R82]/2))*TAN(RADIANS([.R82]/2))" office:value-type="float" office:value="0.0430304697874662" calcext:value-type="float">
            <text:p>0.043030469787466</text:p>
          </table:table-cell>
          <table:table-cell table:formula="of:=4*DEGREES([.U82]*SIN(2*RADIANS([.I82]))-2*[.K82]*SIN(RADIANS([.J82]))+4*[.K82]*[.U82]*SIN(RADIANS([.J82]))*COS(2*RADIANS([.I82]))-0.5*[.U82]*[.U82]*SIN(4*RADIANS([.I82]))-1.25*[.K82]*[.K82]*SIN(2*RADIANS([.J82])))" office:value-type="float" office:value="-3.5725966313493" calcext:value-type="float">
            <text:p>-3.5725966313493</text:p>
          </table:table-cell>
          <table:table-cell table:style-name="ce3" table:formula="of:=DEGREES(ACOS(COS(RADIANS(90.833))/(COS(RADIANS([.$B$3]))*COS(RADIANS([.T82])))-TAN(RADIANS([.$B$3]))*TAN(RADIANS([.T82]))))" office:value-type="float" office:value="104.737240694337" calcext:value-type="float">
            <text:p>104.737240694337</text:p>
          </table:table-cell>
          <table:table-cell table:style-name="ce9" table:formula="of:=(720-4*[.$B$4]-[.V82]+[.$B$5]*60)/1440" office:value-type="time" office:time-value="PT12H19M05.726197881S" calcext:value-type="time">
            <text:p>12:19:05</text:p>
          </table:table-cell>
          <table:table-cell table:style-name="ce9" table:formula="of:=[.X82]-[.W82]*4/1440" office:value-type="time" office:time-value="PT05H20M08.78843124S" calcext:value-type="time">
            <text:p>5:20:08</text:p>
          </table:table-cell>
          <table:table-cell table:style-name="ce9" table:formula="of:=[.X82]+[.W82]*4/1440" office:value-type="time" office:time-value="PT19H18M02.663964522S" calcext:value-type="time">
            <text:p>19:18:02</text:p>
          </table:table-cell>
          <table:table-cell table:style-name="ce15" table:formula="of:=8*[.W82]" office:value-type="float" office:value="837.897925554697" calcext:value-type="float">
            <text:p>837.897925554697</text:p>
          </table:table-cell>
          <table:table-cell table:style-name="ce3" table:formula="of:=MOD([.E82]*1440+[.V82]+4*[.$B$4]-60*[.$B$5];1440)" office:value-type="float" office:value="466.904563368651" calcext:value-type="float">
            <text:p>466.904563368651</text:p>
          </table:table-cell>
          <table:table-cell table:style-name="ce3" table:formula="of:=IF([.AB82]/4&lt;0;[.AB82]/4+180;[.AB82]/4-180)" office:value-type="float" office:value="-63.2738591578373" calcext:value-type="float">
            <text:p>-63.2738591578373</text:p>
          </table:table-cell>
          <table:table-cell table:style-name="ce3" table:formula="of:=DEGREES(ACOS(SIN(RADIANS([.$B$3]))*SIN(RADIANS([.T82]))+COS(RADIANS([.$B$3]))*COS(RADIANS([.T82]))*COS(RADIANS([.AC82]))))" office:value-type="float" office:value="62.4766498941043" calcext:value-type="float">
            <text:p>62.4766498941043</text:p>
          </table:table-cell>
          <table:table-cell table:style-name="ce3" table:formula="of:=90-[.AD82]" office:value-type="float" office:value="27.5233501058957" calcext:value-type="float">
            <text:p>27.5233501058957</text:p>
          </table:table-cell>
          <table:table-cell table:style-name="ce3" table:formula="of:=IF([.AE82]&gt;85;0;IF([.AE82]&gt;5;58.1/TAN(RADIANS([.AE82]))-0.07/POWER(TAN(RADIANS([.AE82]));3)+0.000086/POWER(TAN(RADIANS([.AE82]));5);IF([.AE82]&gt;-0.575;1735+[.AE82]*(-518.2+[.AE82]*(103.4+[.AE82]*(-12.79+[.AE82]*0.711)));-20.772/TAN(RADIANS([.AE82])))))/3600" office:value-type="float" office:value="0.0308348887363882" calcext:value-type="float">
            <text:p>0.030834888736388</text:p>
          </table:table-cell>
          <table:table-cell table:style-name="ce3" table:formula="of:=[.AE82]+[.AF82]" office:value-type="float" office:value="27.5541849946321" calcext:value-type="float">
            <text:p>27.5541849946321</text:p>
          </table:table-cell>
          <table:table-cell table:style-name="ce3" table:formula="of:=IF([.AC82]&gt;0;MOD(DEGREES(ACOS(((SIN(RADIANS([.$B$3]))*COS(RADIANS([.AD82])))-SIN(RADIANS([.T82])))/(COS(RADIANS([.$B$3]))*SIN(RADIANS([.AD82])))))+180;360);MOD(540-DEGREES(ACOS(((SIN(RADIANS([.$B$3]))*COS(RADIANS([.AD82])))-SIN(RADIANS([.T82])))/(COS(RADIANS([.$B$3]))*SIN(RADIANS([.AD82])))));360))" office:value-type="float" office:value="100.666527213625" calcext:value-type="float">
            <text:p>100.66652721362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2]+0.1/24" office:value-type="time" office:time-value="PT08H12M00S" calcext:value-type="time">
            <text:p>8:12:00</text:p>
          </table:table-cell>
          <table:table-cell table:style-name="ce11" table:formula="of:=[.D83]+2415018.5+[.E83]-[.$B$5]/24" office:value-type="float" office:value="2451775.8" calcext:value-type="float">
            <text:p>2451775.80</text:p>
          </table:table-cell>
          <table:table-cell table:style-name="ce13" table:formula="of:=([.F83]-2451545)/36525" office:value-type="float" office:value="0.00631895961670854" calcext:value-type="float">
            <text:p>0.00631896</text:p>
          </table:table-cell>
          <table:table-cell/>
          <table:table-cell table:style-name="ce3" table:formula="of:=MOD(280.46646+[.G83]*(36000.76983+[.G83]*0.0003032);360)" office:value-type="float" office:value="147.953870738296" calcext:value-type="float">
            <text:p>147.953870738296</text:p>
          </table:table-cell>
          <table:table-cell table:style-name="ce3" table:formula="of:=357.52911+[.G83]*(35999.05029-0.0001537*[.G83])" office:value-type="float" office:value="585.005655016233" calcext:value-type="float">
            <text:p>585.005655016233</text:p>
          </table:table-cell>
          <table:table-cell table:style-name="ce3" table:formula="of:=0.016708634-[.G83]*(0.000042037+0.0000001267*[.G83])" office:value-type="float" office:value="0.0167083683648356" calcext:value-type="float">
            <text:p>0.016708368364836</text:p>
          </table:table-cell>
          <table:table-cell table:style-name="ce3" table:formula="of:=SIN(RADIANS([.J83]))*(1.914602-[.G83]*(0.004817+0.000014*[.G83]))+SIN(RADIANS(2*[.J83]))*(0.019993-0.000101*[.G83])+SIN(RADIANS(3*[.J83]))*0.000289" office:value-type="float" office:value="-1.33415207809219" calcext:value-type="float">
            <text:p>-1.33415207809219</text:p>
          </table:table-cell>
          <table:table-cell table:style-name="ce3" table:formula="of:=[.I83]+[.L83]" office:value-type="float" office:value="146.619718660203" calcext:value-type="float">
            <text:p>146.619718660203</text:p>
          </table:table-cell>
          <table:table-cell table:style-name="ce3" table:formula="of:=[.J83]+[.L83]" office:value-type="float" office:value="583.671502938141" calcext:value-type="float">
            <text:p>583.671502938141</text:p>
          </table:table-cell>
          <table:table-cell table:style-name="ce3" table:formula="of:=(1.000001018*(1-[.K83]*[.K83]))/(1+[.K83]*COS(RADIANS([.N83])))" office:value-type="float" office:value="1.01195162892307" calcext:value-type="float">
            <text:p>1.01195162892307</text:p>
          </table:table-cell>
          <table:table-cell table:style-name="ce3" table:formula="of:=[.M83]-0.00569-0.00478*SIN(RADIANS(125.04-1934.136*[.G83]))" office:value-type="float" office:value="146.609622745305" calcext:value-type="float">
            <text:p>146.609622745305</text:p>
          </table:table-cell>
          <table:table-cell table:style-name="ce3" table:formula="of:=23+(26+((21.448-[.G83]*(46.815+[.G83]*(0.00059-[.G83]*0.001813))))/60)/60" office:value-type="float" office:value="23.4392089383007" calcext:value-type="float">
            <text:p>23.4392089383007</text:p>
          </table:table-cell>
          <table:table-cell table:style-name="ce3" table:formula="of:=[.Q83]+0.00256*COS(RADIANS(125.04-1934.136*[.G83]))" office:value-type="float" office:value="23.4382161458102" calcext:value-type="float">
            <text:p>23.4382161458102</text:p>
          </table:table-cell>
          <table:table-cell table:style-name="ce3" table:formula="of:=DEGREES(ATAN2(COS(RADIANS([.P83]));COS(RADIANS([.R83]))*SIN(RADIANS([.P83]))))" office:value-type="float" office:value="148.836472740409" calcext:value-type="float">
            <text:p>148.836472740409</text:p>
          </table:table-cell>
          <table:table-cell table:style-name="ce3" table:formula="of:=DEGREES(ASIN(SIN(RADIANS([.R83]))*SIN(RADIANS([.P83]))))" office:value-type="float" office:value="12.6446333852765" calcext:value-type="float">
            <text:p>12.6446333852765</text:p>
          </table:table-cell>
          <table:table-cell table:style-name="ce3" table:formula="of:=TAN(RADIANS([.R83]/2))*TAN(RADIANS([.R83]/2))" office:value-type="float" office:value="0.0430304698161783" calcext:value-type="float">
            <text:p>0.043030469816178</text:p>
          </table:table-cell>
          <table:table-cell table:formula="of:=4*DEGREES([.U83]*SIN(2*RADIANS([.I83]))-2*[.K83]*SIN(RADIANS([.J83]))+4*[.K83]*[.U83]*SIN(RADIANS([.J83]))*COS(2*RADIANS([.I83]))-0.5*[.U83]*[.U83]*SIN(4*RADIANS([.I83]))-1.25*[.K83]*[.K83]*SIN(2*RADIANS([.J83])))" office:value-type="float" office:value="-3.57162797856255" calcext:value-type="float">
            <text:p>-3.57162797856255</text:p>
          </table:table-cell>
          <table:table-cell table:style-name="ce3" table:formula="of:=DEGREES(ACOS(COS(RADIANS(90.833))/(COS(RADIANS([.$B$3]))*COS(RADIANS([.T83])))-TAN(RADIANS([.$B$3]))*TAN(RADIANS([.T83]))))" office:value-type="float" office:value="104.735695245611" calcext:value-type="float">
            <text:p>104.735695245611</text:p>
          </table:table-cell>
          <table:table-cell table:style-name="ce9" table:formula="of:=(720-4*[.$B$4]-[.V83]+[.$B$5]*60)/1440" office:value-type="time" office:time-value="PT12H19M05.668078714S" calcext:value-type="time">
            <text:p>12:19:05</text:p>
          </table:table-cell>
          <table:table-cell table:style-name="ce9" table:formula="of:=[.X83]-[.W83]*4/1440" office:value-type="time" office:time-value="PT05H20M09.101219767S" calcext:value-type="time">
            <text:p>5:20:09</text:p>
          </table:table-cell>
          <table:table-cell table:style-name="ce9" table:formula="of:=[.X83]+[.W83]*4/1440" office:value-type="time" office:time-value="PT19H18M02.23493766S" calcext:value-type="time">
            <text:p>19:18:02</text:p>
          </table:table-cell>
          <table:table-cell table:style-name="ce15" table:formula="of:=8*[.W83]" office:value-type="float" office:value="837.885561964887" calcext:value-type="float">
            <text:p>837.885561964887</text:p>
          </table:table-cell>
          <table:table-cell table:style-name="ce3" table:formula="of:=MOD([.E83]*1440+[.V83]+4*[.$B$4]-60*[.$B$5];1440)" office:value-type="float" office:value="472.905532021438" calcext:value-type="float">
            <text:p>472.905532021438</text:p>
          </table:table-cell>
          <table:table-cell table:style-name="ce3" table:formula="of:=IF([.AB83]/4&lt;0;[.AB83]/4+180;[.AB83]/4-180)" office:value-type="float" office:value="-61.7736169946406" calcext:value-type="float">
            <text:p>-61.7736169946406</text:p>
          </table:table-cell>
          <table:table-cell table:style-name="ce3" table:formula="of:=DEGREES(ACOS(SIN(RADIANS([.$B$3]))*SIN(RADIANS([.T83]))+COS(RADIANS([.$B$3]))*COS(RADIANS([.T83]))*COS(RADIANS([.AC83]))))" office:value-type="float" office:value="61.4568460146187" calcext:value-type="float">
            <text:p>61.4568460146187</text:p>
          </table:table-cell>
          <table:table-cell table:style-name="ce3" table:formula="of:=90-[.AD83]" office:value-type="float" office:value="28.5431539853813" calcext:value-type="float">
            <text:p>28.5431539853813</text:p>
          </table:table-cell>
          <table:table-cell table:style-name="ce3" table:formula="of:=IF([.AE83]&gt;85;0;IF([.AE83]&gt;5;58.1/TAN(RADIANS([.AE83]))-0.07/POWER(TAN(RADIANS([.AE83]));3)+0.000086/POWER(TAN(RADIANS([.AE83]));5);IF([.AE83]&gt;-0.575;1735+[.AE83]*(-518.2+[.AE83]*(103.4+[.AE83]*(-12.79+[.AE83]*0.711)));-20.772/TAN(RADIANS([.AE83])))))/3600" office:value-type="float" office:value="0.0295504962487696" calcext:value-type="float">
            <text:p>0.02955049624877</text:p>
          </table:table-cell>
          <table:table-cell table:style-name="ce3" table:formula="of:=[.AE83]+[.AF83]" office:value-type="float" office:value="28.5727044816301" calcext:value-type="float">
            <text:p>28.5727044816301</text:p>
          </table:table-cell>
          <table:table-cell table:style-name="ce3" table:formula="of:=IF([.AC83]&gt;0;MOD(DEGREES(ACOS(((SIN(RADIANS([.$B$3]))*COS(RADIANS([.AD83])))-SIN(RADIANS([.T83])))/(COS(RADIANS([.$B$3]))*SIN(RADIANS([.AD83])))))+180;360);MOD(540-DEGREES(ACOS(((SIN(RADIANS([.$B$3]))*COS(RADIANS([.AD83])))-SIN(RADIANS([.T83])))/(COS(RADIANS([.$B$3]))*SIN(RADIANS([.AD83])))));360))" office:value-type="float" office:value="101.856320619917" calcext:value-type="float">
            <text:p>101.85632061991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3]+0.1/24" office:value-type="time" office:time-value="PT08H18M00S" calcext:value-type="time">
            <text:p>8:18:00</text:p>
          </table:table-cell>
          <table:table-cell table:style-name="ce11" table:formula="of:=[.D84]+2415018.5+[.E84]-[.$B$5]/24" office:value-type="float" office:value="2451775.80416667" calcext:value-type="float">
            <text:p>2451775.80</text:p>
          </table:table-cell>
          <table:table-cell table:style-name="ce13" table:formula="of:=([.F84]-2451545)/36525" office:value-type="float" office:value="0.00631907369381787" calcext:value-type="float">
            <text:p>0.00631907</text:p>
          </table:table-cell>
          <table:table-cell/>
          <table:table-cell table:style-name="ce3" table:formula="of:=MOD(280.46646+[.G84]*(36000.76983+[.G84]*0.0003032);360)" office:value-type="float" office:value="147.957977602052" calcext:value-type="float">
            <text:p>147.957977602052</text:p>
          </table:table-cell>
          <table:table-cell table:style-name="ce3" table:formula="of:=357.52911+[.G84]*(35999.05029-0.0001537*[.G84])" office:value-type="float" office:value="585.009761683828" calcext:value-type="float">
            <text:p>585.009761683828</text:p>
          </table:table-cell>
          <table:table-cell table:style-name="ce3" table:formula="of:=0.016708634-[.G84]*(0.000042037+0.0000001267*[.G84])" office:value-type="float" office:value="0.0167083683600399" calcext:value-type="float">
            <text:p>0.01670836836004</text:p>
          </table:table-cell>
          <table:table-cell table:style-name="ce3" table:formula="of:=SIN(RADIANS([.J84]))*(1.914602-[.G84]*(0.004817+0.000014*[.G84]))+SIN(RADIANS(2*[.J84]))*(0.019993-0.000101*[.G84])+SIN(RADIANS(3*[.J84]))*0.000289" office:value-type="float" office:value="-1.33424905538033" calcext:value-type="float">
            <text:p>-1.33424905538033</text:p>
          </table:table-cell>
          <table:table-cell table:style-name="ce3" table:formula="of:=[.I84]+[.L84]" office:value-type="float" office:value="146.623728546672" calcext:value-type="float">
            <text:p>146.623728546672</text:p>
          </table:table-cell>
          <table:table-cell table:style-name="ce3" table:formula="of:=[.J84]+[.L84]" office:value-type="float" office:value="583.675512628448" calcext:value-type="float">
            <text:p>583.675512628448</text:p>
          </table:table-cell>
          <table:table-cell table:style-name="ce3" table:formula="of:=(1.000001018*(1-[.K84]*[.K84]))/(1+[.K84]*COS(RADIANS([.N84])))" office:value-type="float" office:value="1.01195080182331" calcext:value-type="float">
            <text:p>1.01195080182331</text:p>
          </table:table-cell>
          <table:table-cell table:style-name="ce3" table:formula="of:=[.M84]-0.00569-0.00478*SIN(RADIANS(125.04-1934.136*[.G84]))" office:value-type="float" office:value="146.613632624634" calcext:value-type="float">
            <text:p>146.613632624634</text:p>
          </table:table-cell>
          <table:table-cell table:style-name="ce3" table:formula="of:=23+(26+((21.448-[.G84]*(46.815+[.G84]*(0.00059-[.G84]*0.001813))))/60)/60" office:value-type="float" office:value="23.4392089368172" calcext:value-type="float">
            <text:p>23.4392089368172</text:p>
          </table:table-cell>
          <table:table-cell table:style-name="ce3" table:formula="of:=[.Q84]+0.00256*COS(RADIANS(125.04-1934.136*[.G84]))" office:value-type="float" office:value="23.4382161534136" calcext:value-type="float">
            <text:p>23.4382161534136</text:p>
          </table:table-cell>
          <table:table-cell table:style-name="ce3" table:formula="of:=DEGREES(ATAN2(COS(RADIANS([.P84]));COS(RADIANS([.R84]))*SIN(RADIANS([.P84]))))" office:value-type="float" office:value="148.840336910441" calcext:value-type="float">
            <text:p>148.840336910441</text:p>
          </table:table-cell>
          <table:table-cell table:style-name="ce3" table:formula="of:=DEGREES(ASIN(SIN(RADIANS([.R84]))*SIN(RADIANS([.P84]))))" office:value-type="float" office:value="12.6432685559023" calcext:value-type="float">
            <text:p>12.6432685559023</text:p>
          </table:table-cell>
          <table:table-cell table:style-name="ce3" table:formula="of:=TAN(RADIANS([.R84]/2))*TAN(RADIANS([.R84]/2))" office:value-type="float" office:value="0.0430304698448905" calcext:value-type="float">
            <text:p>0.043030469844891</text:p>
          </table:table-cell>
          <table:table-cell table:formula="of:=4*DEGREES([.U84]*SIN(2*RADIANS([.I84]))-2*[.K84]*SIN(RADIANS([.J84]))+4*[.K84]*[.U84]*SIN(RADIANS([.J84]))*COS(2*RADIANS([.I84]))-0.5*[.U84]*[.U84]*SIN(4*RADIANS([.I84]))-1.25*[.K84]*[.K84]*SIN(2*RADIANS([.J84])))" office:value-type="float" office:value="-3.57065918685251" calcext:value-type="float">
            <text:p>-3.57065918685251</text:p>
          </table:table-cell>
          <table:table-cell table:style-name="ce3" table:formula="of:=DEGREES(ACOS(COS(RADIANS(90.833))/(COS(RADIANS([.$B$3]))*COS(RADIANS([.T84])))-TAN(RADIANS([.$B$3]))*TAN(RADIANS([.T84]))))" office:value-type="float" office:value="104.7341497597" calcext:value-type="float">
            <text:p>104.7341497597</text:p>
          </table:table-cell>
          <table:table-cell table:style-name="ce9" table:formula="of:=(720-4*[.$B$4]-[.V84]+[.$B$5]*60)/1440" office:value-type="time" office:time-value="PT12H19M05.609951211S" calcext:value-type="time">
            <text:p>12:19:05</text:p>
          </table:table-cell>
          <table:table-cell table:style-name="ce9" table:formula="of:=[.X84]-[.W84]*4/1440" office:value-type="time" office:time-value="PT05H20M09.414008883S" calcext:value-type="time">
            <text:p>5:20:09</text:p>
          </table:table-cell>
          <table:table-cell table:style-name="ce9" table:formula="of:=[.X84]+[.W84]*4/1440" office:value-type="time" office:time-value="PT19H18M01.805893539S" calcext:value-type="time">
            <text:p>19:18:01</text:p>
          </table:table-cell>
          <table:table-cell table:style-name="ce15" table:formula="of:=8*[.W84]" office:value-type="float" office:value="837.8731980776" calcext:value-type="float">
            <text:p>837.8731980776</text:p>
          </table:table-cell>
          <table:table-cell table:style-name="ce3" table:formula="of:=MOD([.E84]*1440+[.V84]+4*[.$B$4]-60*[.$B$5];1440)" office:value-type="float" office:value="478.906500813147" calcext:value-type="float">
            <text:p>478.906500813147</text:p>
          </table:table-cell>
          <table:table-cell table:style-name="ce3" table:formula="of:=IF([.AB84]/4&lt;0;[.AB84]/4+180;[.AB84]/4-180)" office:value-type="float" office:value="-60.2733747967131" calcext:value-type="float">
            <text:p>-60.2733747967131</text:p>
          </table:table-cell>
          <table:table-cell table:style-name="ce3" table:formula="of:=DEGREES(ACOS(SIN(RADIANS([.$B$3]))*SIN(RADIANS([.T84]))+COS(RADIANS([.$B$3]))*COS(RADIANS([.T84]))*COS(RADIANS([.AC84]))))" office:value-type="float" office:value="60.4415187578371" calcext:value-type="float">
            <text:p>60.4415187578371</text:p>
          </table:table-cell>
          <table:table-cell table:style-name="ce3" table:formula="of:=90-[.AD84]" office:value-type="float" office:value="29.5584812421629" calcext:value-type="float">
            <text:p>29.5584812421629</text:p>
          </table:table-cell>
          <table:table-cell table:style-name="ce3" table:formula="of:=IF([.AE84]&gt;85;0;IF([.AE84]&gt;5;58.1/TAN(RADIANS([.AE84]))-0.07/POWER(TAN(RADIANS([.AE84]));3)+0.000086/POWER(TAN(RADIANS([.AE84]));5);IF([.AE84]&gt;-0.575;1735+[.AE84]*(-518.2+[.AE84]*(103.4+[.AE84]*(-12.79+[.AE84]*0.711)));-20.772/TAN(RADIANS([.AE84])))))/3600" office:value-type="float" office:value="0.0283513818785376" calcext:value-type="float">
            <text:p>0.028351381878538</text:p>
          </table:table-cell>
          <table:table-cell table:style-name="ce3" table:formula="of:=[.AE84]+[.AF84]" office:value-type="float" office:value="29.5868326240414" calcext:value-type="float">
            <text:p>29.5868326240414</text:p>
          </table:table-cell>
          <table:table-cell table:style-name="ce3" table:formula="of:=IF([.AC84]&gt;0;MOD(DEGREES(ACOS(((SIN(RADIANS([.$B$3]))*COS(RADIANS([.AD84])))-SIN(RADIANS([.T84])))/(COS(RADIANS([.$B$3]))*SIN(RADIANS([.AD84])))))+180;360);MOD(540-DEGREES(ACOS(((SIN(RADIANS([.$B$3]))*COS(RADIANS([.AD84])))-SIN(RADIANS([.T84])))/(COS(RADIANS([.$B$3]))*SIN(RADIANS([.AD84])))));360))" office:value-type="float" office:value="103.062628855863" calcext:value-type="float">
            <text:p>103.06262885586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4]+0.1/24" office:value-type="time" office:time-value="PT08H24M00S" calcext:value-type="time">
            <text:p>8:24:00</text:p>
          </table:table-cell>
          <table:table-cell table:style-name="ce11" table:formula="of:=[.D85]+2415018.5+[.E85]-[.$B$5]/24" office:value-type="float" office:value="2451775.80833333" calcext:value-type="float">
            <text:p>2451775.81</text:p>
          </table:table-cell>
          <table:table-cell table:style-name="ce13" table:formula="of:=([.F85]-2451545)/36525" office:value-type="float" office:value="0.00631918777093995" calcext:value-type="float">
            <text:p>0.00631919</text:p>
          </table:table-cell>
          <table:table-cell/>
          <table:table-cell table:style-name="ce3" table:formula="of:=MOD(280.46646+[.G85]*(36000.76983+[.G85]*0.0003032);360)" office:value-type="float" office:value="147.962084466267" calcext:value-type="float">
            <text:p>147.962084466267</text:p>
          </table:table-cell>
          <table:table-cell table:style-name="ce3" table:formula="of:=357.52911+[.G85]*(35999.05029-0.0001537*[.G85])" office:value-type="float" office:value="585.013868351883" calcext:value-type="float">
            <text:p>585.013868351883</text:p>
          </table:table-cell>
          <table:table-cell table:style-name="ce3" table:formula="of:=0.016708634-[.G85]*(0.000042037+0.0000001267*[.G85])" office:value-type="float" office:value="0.0167083683552443" calcext:value-type="float">
            <text:p>0.016708368355244</text:p>
          </table:table-cell>
          <table:table-cell table:style-name="ce3" table:formula="of:=SIN(RADIANS([.J85]))*(1.914602-[.G85]*(0.004817+0.000014*[.G85]))+SIN(RADIANS(2*[.J85]))*(0.019993-0.000101*[.G85])+SIN(RADIANS(3*[.J85]))*0.000289" office:value-type="float" office:value="-1.33434602612457" calcext:value-type="float">
            <text:p>-1.33434602612457</text:p>
          </table:table-cell>
          <table:table-cell table:style-name="ce3" table:formula="of:=[.I85]+[.L85]" office:value-type="float" office:value="146.627738440143" calcext:value-type="float">
            <text:p>146.627738440143</text:p>
          </table:table-cell>
          <table:table-cell table:style-name="ce3" table:formula="of:=[.J85]+[.L85]" office:value-type="float" office:value="583.679522325758" calcext:value-type="float">
            <text:p>583.679522325758</text:p>
          </table:table-cell>
          <table:table-cell table:style-name="ce3" table:formula="of:=(1.000001018*(1-[.K85]*[.K85]))/(1+[.K85]*COS(RADIANS([.N85])))" office:value-type="float" office:value="1.01194997466283" calcext:value-type="float">
            <text:p>1.01194997466283</text:p>
          </table:table-cell>
          <table:table-cell table:style-name="ce3" table:formula="of:=[.M85]-0.00569-0.00478*SIN(RADIANS(125.04-1934.136*[.G85]))" office:value-type="float" office:value="146.617642510967" calcext:value-type="float">
            <text:p>146.617642510967</text:p>
          </table:table-cell>
          <table:table-cell table:style-name="ce3" table:formula="of:=23+(26+((21.448-[.G85]*(46.815+[.G85]*(0.00059-[.G85]*0.001813))))/60)/60" office:value-type="float" office:value="23.4392089353337" calcext:value-type="float">
            <text:p>23.4392089353337</text:p>
          </table:table-cell>
          <table:table-cell table:style-name="ce3" table:formula="of:=[.Q85]+0.00256*COS(RADIANS(125.04-1934.136*[.G85]))" office:value-type="float" office:value="23.4382161610169" calcext:value-type="float">
            <text:p>23.4382161610169</text:p>
          </table:table-cell>
          <table:table-cell table:style-name="ce3" table:formula="of:=DEGREES(ATAN2(COS(RADIANS([.P85]));COS(RADIANS([.R85]))*SIN(RADIANS([.P85]))))" office:value-type="float" office:value="148.844201045926" calcext:value-type="float">
            <text:p>148.844201045926</text:p>
          </table:table-cell>
          <table:table-cell table:style-name="ce3" table:formula="of:=DEGREES(ASIN(SIN(RADIANS([.R85]))*SIN(RADIANS([.P85]))))" office:value-type="float" office:value="12.6419036684851" calcext:value-type="float">
            <text:p>12.6419036684851</text:p>
          </table:table-cell>
          <table:table-cell table:style-name="ce3" table:formula="of:=TAN(RADIANS([.R85]/2))*TAN(RADIANS([.R85]/2))" office:value-type="float" office:value="0.0430304698736028" calcext:value-type="float">
            <text:p>0.043030469873603</text:p>
          </table:table-cell>
          <table:table-cell table:formula="of:=4*DEGREES([.U85]*SIN(2*RADIANS([.I85]))-2*[.K85]*SIN(RADIANS([.J85]))+4*[.K85]*[.U85]*SIN(RADIANS([.J85]))*COS(2*RADIANS([.I85]))-0.5*[.U85]*[.U85]*SIN(4*RADIANS([.I85]))-1.25*[.K85]*[.K85]*SIN(2*RADIANS([.J85])))" office:value-type="float" office:value="-3.56969025601729" calcext:value-type="float">
            <text:p>-3.56969025601729</text:p>
          </table:table-cell>
          <table:table-cell table:style-name="ce3" table:formula="of:=DEGREES(ACOS(COS(RADIANS(90.833))/(COS(RADIANS([.$B$3]))*COS(RADIANS([.T85])))-TAN(RADIANS([.$B$3]))*TAN(RADIANS([.T85]))))" office:value-type="float" office:value="104.732604236266" calcext:value-type="float">
            <text:p>104.732604236266</text:p>
          </table:table-cell>
          <table:table-cell table:style-name="ce9" table:formula="of:=(720-4*[.$B$4]-[.V85]+[.$B$5]*60)/1440" office:value-type="time" office:time-value="PT12H19M05.551815361S" calcext:value-type="time">
            <text:p>12:19:05</text:p>
          </table:table-cell>
          <table:table-cell table:style-name="ce9" table:formula="of:=[.X85]-[.W85]*4/1440" office:value-type="time" office:time-value="PT05H20M09.726798657S" calcext:value-type="time">
            <text:p>5:20:09</text:p>
          </table:table-cell>
          <table:table-cell table:style-name="ce9" table:formula="of:=[.X85]+[.W85]*4/1440" office:value-type="time" office:time-value="PT19H18M01.376832065S" calcext:value-type="time">
            <text:p>19:18:01</text:p>
          </table:table-cell>
          <table:table-cell table:style-name="ce15" table:formula="of:=8*[.W85]" office:value-type="float" office:value="837.860833890131" calcext:value-type="float">
            <text:p>837.860833890131</text:p>
          </table:table-cell>
          <table:table-cell table:style-name="ce3" table:formula="of:=MOD([.E85]*1440+[.V85]+4*[.$B$4]-60*[.$B$5];1440)" office:value-type="float" office:value="484.907469743983" calcext:value-type="float">
            <text:p>484.907469743983</text:p>
          </table:table-cell>
          <table:table-cell table:style-name="ce3" table:formula="of:=IF([.AB85]/4&lt;0;[.AB85]/4+180;[.AB85]/4-180)" office:value-type="float" office:value="-58.7731325640043" calcext:value-type="float">
            <text:p>-58.7731325640043</text:p>
          </table:table-cell>
          <table:table-cell table:style-name="ce3" table:formula="of:=DEGREES(ACOS(SIN(RADIANS([.$B$3]))*SIN(RADIANS([.T85]))+COS(RADIANS([.$B$3]))*COS(RADIANS([.T85]))*COS(RADIANS([.AC85]))))" office:value-type="float" office:value="59.4311862559009" calcext:value-type="float">
            <text:p>59.4311862559009</text:p>
          </table:table-cell>
          <table:table-cell table:style-name="ce3" table:formula="of:=90-[.AD85]" office:value-type="float" office:value="30.5688137440991" calcext:value-type="float">
            <text:p>30.5688137440991</text:p>
          </table:table-cell>
          <table:table-cell table:style-name="ce3" table:formula="of:=IF([.AE85]&gt;85;0;IF([.AE85]&gt;5;58.1/TAN(RADIANS([.AE85]))-0.07/POWER(TAN(RADIANS([.AE85]));3)+0.000086/POWER(TAN(RADIANS([.AE85]));5);IF([.AE85]&gt;-0.575;1735+[.AE85]*(-518.2+[.AE85]*(103.4+[.AE85]*(-12.79+[.AE85]*0.711)));-20.772/TAN(RADIANS([.AE85])))))/3600" office:value-type="float" office:value="0.02722927790993" calcext:value-type="float">
            <text:p>0.02722927790993</text:p>
          </table:table-cell>
          <table:table-cell table:style-name="ce3" table:formula="of:=[.AE85]+[.AF85]" office:value-type="float" office:value="30.596043022009" calcext:value-type="float">
            <text:p>30.596043022009</text:p>
          </table:table-cell>
          <table:table-cell table:style-name="ce3" table:formula="of:=IF([.AC85]&gt;0;MOD(DEGREES(ACOS(((SIN(RADIANS([.$B$3]))*COS(RADIANS([.AD85])))-SIN(RADIANS([.T85])))/(COS(RADIANS([.$B$3]))*SIN(RADIANS([.AD85])))))+180;360);MOD(540-DEGREES(ACOS(((SIN(RADIANS([.$B$3]))*COS(RADIANS([.AD85])))-SIN(RADIANS([.T85])))/(COS(RADIANS([.$B$3]))*SIN(RADIANS([.AD85])))));360))" office:value-type="float" office:value="104.2866357639" calcext:value-type="float">
            <text:p>104.286635763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5]+0.1/24" office:value-type="time" office:time-value="PT08H30M00S" calcext:value-type="time">
            <text:p>8:30:00</text:p>
          </table:table-cell>
          <table:table-cell table:style-name="ce11" table:formula="of:=[.D86]+2415018.5+[.E86]-[.$B$5]/24" office:value-type="float" office:value="2451775.8125" calcext:value-type="float">
            <text:p>2451775.81</text:p>
          </table:table-cell>
          <table:table-cell table:style-name="ce13" table:formula="of:=([.F86]-2451545)/36525" office:value-type="float" office:value="0.00631930184804928" calcext:value-type="float">
            <text:p>0.00631930</text:p>
          </table:table-cell>
          <table:table-cell/>
          <table:table-cell table:style-name="ce3" table:formula="of:=MOD(280.46646+[.G86]*(36000.76983+[.G86]*0.0003032);360)" office:value-type="float" office:value="147.966191330024" calcext:value-type="float">
            <text:p>147.966191330024</text:p>
          </table:table-cell>
          <table:table-cell table:style-name="ce3" table:formula="of:=357.52911+[.G86]*(35999.05029-0.0001537*[.G86])" office:value-type="float" office:value="585.017975019478" calcext:value-type="float">
            <text:p>585.017975019478</text:p>
          </table:table-cell>
          <table:table-cell table:style-name="ce3" table:formula="of:=0.016708634-[.G86]*(0.000042037+0.0000001267*[.G86])" office:value-type="float" office:value="0.0167083683504486" calcext:value-type="float">
            <text:p>0.016708368350449</text:p>
          </table:table-cell>
          <table:table-cell table:style-name="ce3" table:formula="of:=SIN(RADIANS([.J86]))*(1.914602-[.G86]*(0.004817+0.000014*[.G86]))+SIN(RADIANS(2*[.J86]))*(0.019993-0.000101*[.G86])+SIN(RADIANS(3*[.J86]))*0.000289" office:value-type="float" office:value="-1.33444299030272" calcext:value-type="float">
            <text:p>-1.33444299030272</text:p>
          </table:table-cell>
          <table:table-cell table:style-name="ce3" table:formula="of:=[.I86]+[.L86]" office:value-type="float" office:value="146.631748339721" calcext:value-type="float">
            <text:p>146.631748339721</text:p>
          </table:table-cell>
          <table:table-cell table:style-name="ce3" table:formula="of:=[.J86]+[.L86]" office:value-type="float" office:value="583.683532029175" calcext:value-type="float">
            <text:p>583.683532029175</text:p>
          </table:table-cell>
          <table:table-cell table:style-name="ce3" table:formula="of:=(1.000001018*(1-[.K86]*[.K86]))/(1+[.K86]*COS(RADIANS([.N86])))" office:value-type="float" office:value="1.01194914744183" calcext:value-type="float">
            <text:p>1.01194914744183</text:p>
          </table:table-cell>
          <table:table-cell table:style-name="ce3" table:formula="of:=[.M86]-0.00569-0.00478*SIN(RADIANS(125.04-1934.136*[.G86]))" office:value-type="float" office:value="146.621652403407" calcext:value-type="float">
            <text:p>146.621652403407</text:p>
          </table:table-cell>
          <table:table-cell table:style-name="ce3" table:formula="of:=23+(26+((21.448-[.G86]*(46.815+[.G86]*(0.00059-[.G86]*0.001813))))/60)/60" office:value-type="float" office:value="23.4392089338502" calcext:value-type="float">
            <text:p>23.4392089338502</text:p>
          </table:table-cell>
          <table:table-cell table:style-name="ce3" table:formula="of:=[.Q86]+0.00256*COS(RADIANS(125.04-1934.136*[.G86]))" office:value-type="float" office:value="23.4382161686203" calcext:value-type="float">
            <text:p>23.4382161686203</text:p>
          </table:table-cell>
          <table:table-cell table:style-name="ce3" table:formula="of:=DEGREES(ATAN2(COS(RADIANS([.P86]));COS(RADIANS([.R86]))*SIN(RADIANS([.P86]))))" office:value-type="float" office:value="148.848065146001" calcext:value-type="float">
            <text:p>148.848065146001</text:p>
          </table:table-cell>
          <table:table-cell table:style-name="ce3" table:formula="of:=DEGREES(ASIN(SIN(RADIANS([.R86]))*SIN(RADIANS([.P86]))))" office:value-type="float" office:value="12.6405387233363" calcext:value-type="float">
            <text:p>12.6405387233363</text:p>
          </table:table-cell>
          <table:table-cell table:style-name="ce3" table:formula="of:=TAN(RADIANS([.R86]/2))*TAN(RADIANS([.R86]/2))" office:value-type="float" office:value="0.0430304699023151" calcext:value-type="float">
            <text:p>0.043030469902315</text:p>
          </table:table-cell>
          <table:table-cell table:formula="of:=4*DEGREES([.U86]*SIN(2*RADIANS([.I86]))-2*[.K86]*SIN(RADIANS([.J86]))+4*[.K86]*[.U86]*SIN(RADIANS([.J86]))*COS(2*RADIANS([.I86]))-0.5*[.U86]*[.U86]*SIN(4*RADIANS([.I86]))-1.25*[.K86]*[.K86]*SIN(2*RADIANS([.J86])))" office:value-type="float" office:value="-3.56872118628813" calcext:value-type="float">
            <text:p>-3.56872118628813</text:p>
          </table:table-cell>
          <table:table-cell table:style-name="ce3" table:formula="of:=DEGREES(ACOS(COS(RADIANS(90.833))/(COS(RADIANS([.$B$3]))*COS(RADIANS([.T86])))-TAN(RADIANS([.$B$3]))*TAN(RADIANS([.T86]))))" office:value-type="float" office:value="104.731058675662" calcext:value-type="float">
            <text:p>104.731058675662</text:p>
          </table:table-cell>
          <table:table-cell table:style-name="ce9" table:formula="of:=(720-4*[.$B$4]-[.V86]+[.$B$5]*60)/1440" office:value-type="time" office:time-value="PT12H19M05.493671177S" calcext:value-type="time">
            <text:p>12:19:05</text:p>
          </table:table-cell>
          <table:table-cell table:style-name="ce9" table:formula="of:=[.X86]-[.W86]*4/1440" office:value-type="time" office:time-value="PT05H20M10.039589018S" calcext:value-type="time">
            <text:p>5:20:10</text:p>
          </table:table-cell>
          <table:table-cell table:style-name="ce9" table:formula="of:=[.X86]+[.W86]*4/1440" office:value-type="time" office:time-value="PT19H18M00.947753336S" calcext:value-type="time">
            <text:p>19:18:00</text:p>
          </table:table-cell>
          <table:table-cell table:style-name="ce15" table:formula="of:=8*[.W86]" office:value-type="float" office:value="837.848469405299" calcext:value-type="float">
            <text:p>837.848469405299</text:p>
          </table:table-cell>
          <table:table-cell table:style-name="ce3" table:formula="of:=MOD([.E86]*1440+[.V86]+4*[.$B$4]-60*[.$B$5];1440)" office:value-type="float" office:value="490.908438813712" calcext:value-type="float">
            <text:p>490.908438813712</text:p>
          </table:table-cell>
          <table:table-cell table:style-name="ce3" table:formula="of:=IF([.AB86]/4&lt;0;[.AB86]/4+180;[.AB86]/4-180)" office:value-type="float" office:value="-57.2728902965721" calcext:value-type="float">
            <text:p>-57.2728902965721</text:p>
          </table:table-cell>
          <table:table-cell table:style-name="ce3" table:formula="of:=DEGREES(ACOS(SIN(RADIANS([.$B$3]))*SIN(RADIANS([.T86]))+COS(RADIANS([.$B$3]))*COS(RADIANS([.T86]))*COS(RADIANS([.AC86]))))" office:value-type="float" office:value="58.4263892890882" calcext:value-type="float">
            <text:p>58.4263892890882</text:p>
          </table:table-cell>
          <table:table-cell table:style-name="ce3" table:formula="of:=90-[.AD86]" office:value-type="float" office:value="31.5736107109118" calcext:value-type="float">
            <text:p>31.5736107109118</text:p>
          </table:table-cell>
          <table:table-cell table:style-name="ce3" table:formula="of:=IF([.AE86]&gt;85;0;IF([.AE86]&gt;5;58.1/TAN(RADIANS([.AE86]))-0.07/POWER(TAN(RADIANS([.AE86]));3)+0.000086/POWER(TAN(RADIANS([.AE86]));5);IF([.AE86]&gt;-0.575;1735+[.AE86]*(-518.2+[.AE86]*(103.4+[.AE86]*(-12.79+[.AE86]*0.711)));-20.772/TAN(RADIANS([.AE86])))))/3600" office:value-type="float" office:value="0.0261769865517955" calcext:value-type="float">
            <text:p>0.026176986551796</text:p>
          </table:table-cell>
          <table:table-cell table:style-name="ce3" table:formula="of:=[.AE86]+[.AF86]" office:value-type="float" office:value="31.5997876974636" calcext:value-type="float">
            <text:p>31.5997876974636</text:p>
          </table:table-cell>
          <table:table-cell table:style-name="ce3" table:formula="of:=IF([.AC86]&gt;0;MOD(DEGREES(ACOS(((SIN(RADIANS([.$B$3]))*COS(RADIANS([.AD86])))-SIN(RADIANS([.T86])))/(COS(RADIANS([.$B$3]))*SIN(RADIANS([.AD86])))))+180;360);MOD(540-DEGREES(ACOS(((SIN(RADIANS([.$B$3]))*COS(RADIANS([.AD86])))-SIN(RADIANS([.T86])))/(COS(RADIANS([.$B$3]))*SIN(RADIANS([.AD86])))));360))" office:value-type="float" office:value="105.529568682335" calcext:value-type="float">
            <text:p>105.52956868233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6]+0.1/24" office:value-type="time" office:time-value="PT08H36M00S" calcext:value-type="time">
            <text:p>8:36:00</text:p>
          </table:table-cell>
          <table:table-cell table:style-name="ce11" table:formula="of:=[.D87]+2415018.5+[.E87]-[.$B$5]/24" office:value-type="float" office:value="2451775.81666667" calcext:value-type="float">
            <text:p>2451775.82</text:p>
          </table:table-cell>
          <table:table-cell table:style-name="ce13" table:formula="of:=([.F87]-2451545)/36525" office:value-type="float" office:value="0.00631941592517136" calcext:value-type="float">
            <text:p>0.00631942</text:p>
          </table:table-cell>
          <table:table-cell/>
          <table:table-cell table:style-name="ce3" table:formula="of:=MOD(280.46646+[.G87]*(36000.76983+[.G87]*0.0003032);360)" office:value-type="float" office:value="147.970298194239" calcext:value-type="float">
            <text:p>147.970298194239</text:p>
          </table:table-cell>
          <table:table-cell table:style-name="ce3" table:formula="of:=357.52911+[.G87]*(35999.05029-0.0001537*[.G87])" office:value-type="float" office:value="585.022081687533" calcext:value-type="float">
            <text:p>585.022081687533</text:p>
          </table:table-cell>
          <table:table-cell table:style-name="ce3" table:formula="of:=0.016708634-[.G87]*(0.000042037+0.0000001267*[.G87])" office:value-type="float" office:value="0.016708368345653" calcext:value-type="float">
            <text:p>0.016708368345653</text:p>
          </table:table-cell>
          <table:table-cell table:style-name="ce3" table:formula="of:=SIN(RADIANS([.J87]))*(1.914602-[.G87]*(0.004817+0.000014*[.G87]))+SIN(RADIANS(2*[.J87]))*(0.019993-0.000101*[.G87])+SIN(RADIANS(3*[.J87]))*0.000289" office:value-type="float" office:value="-1.33453994793597" calcext:value-type="float">
            <text:p>-1.33453994793597</text:p>
          </table:table-cell>
          <table:table-cell table:style-name="ce3" table:formula="of:=[.I87]+[.L87]" office:value-type="float" office:value="146.635758246303" calcext:value-type="float">
            <text:p>146.635758246303</text:p>
          </table:table-cell>
          <table:table-cell table:style-name="ce3" table:formula="of:=[.J87]+[.L87]" office:value-type="float" office:value="583.687541739597" calcext:value-type="float">
            <text:p>583.687541739597</text:p>
          </table:table-cell>
          <table:table-cell table:style-name="ce3" table:formula="of:=(1.000001018*(1-[.K87]*[.K87]))/(1+[.K87]*COS(RADIANS([.N87])))" office:value-type="float" office:value="1.01194832016011" calcext:value-type="float">
            <text:p>1.01194832016011</text:p>
          </table:table-cell>
          <table:table-cell table:style-name="ce3" table:formula="of:=[.M87]-0.00569-0.00478*SIN(RADIANS(125.04-1934.136*[.G87]))" office:value-type="float" office:value="146.625662302851" calcext:value-type="float">
            <text:p>146.625662302851</text:p>
          </table:table-cell>
          <table:table-cell table:style-name="ce3" table:formula="of:=23+(26+((21.448-[.G87]*(46.815+[.G87]*(0.00059-[.G87]*0.001813))))/60)/60" office:value-type="float" office:value="23.4392089323668" calcext:value-type="float">
            <text:p>23.4392089323668</text:p>
          </table:table-cell>
          <table:table-cell table:style-name="ce3" table:formula="of:=[.Q87]+0.00256*COS(RADIANS(125.04-1934.136*[.G87]))" office:value-type="float" office:value="23.4382161762237" calcext:value-type="float">
            <text:p>23.4382161762237</text:p>
          </table:table-cell>
          <table:table-cell table:style-name="ce3" table:formula="of:=DEGREES(ATAN2(COS(RADIANS([.P87]));COS(RADIANS([.R87]))*SIN(RADIANS([.P87]))))" office:value-type="float" office:value="148.851929211535" calcext:value-type="float">
            <text:p>148.851929211535</text:p>
          </table:table-cell>
          <table:table-cell table:style-name="ce3" table:formula="of:=DEGREES(ASIN(SIN(RADIANS([.R87]))*SIN(RADIANS([.P87]))))" office:value-type="float" office:value="12.6391737201573" calcext:value-type="float">
            <text:p>12.6391737201573</text:p>
          </table:table-cell>
          <table:table-cell table:style-name="ce3" table:formula="of:=TAN(RADIANS([.R87]/2))*TAN(RADIANS([.R87]/2))" office:value-type="float" office:value="0.0430304699310274" calcext:value-type="float">
            <text:p>0.043030469931028</text:p>
          </table:table-cell>
          <table:table-cell table:formula="of:=4*DEGREES([.U87]*SIN(2*RADIANS([.I87]))-2*[.K87]*SIN(RADIANS([.J87]))+4*[.K87]*[.U87]*SIN(RADIANS([.J87]))*COS(2*RADIANS([.I87]))-0.5*[.U87]*[.U87]*SIN(4*RADIANS([.I87]))-1.25*[.K87]*[.K87]*SIN(2*RADIANS([.J87])))" office:value-type="float" office:value="-3.56775197746305" calcext:value-type="float">
            <text:p>-3.56775197746305</text:p>
          </table:table-cell>
          <table:table-cell table:style-name="ce3" table:formula="of:=DEGREES(ACOS(COS(RADIANS(90.833))/(COS(RADIANS([.$B$3]))*COS(RADIANS([.T87])))-TAN(RADIANS([.$B$3]))*TAN(RADIANS([.T87]))))" office:value-type="float" office:value="104.72951307755" calcext:value-type="float">
            <text:p>104.72951307755</text:p>
          </table:table-cell>
          <table:table-cell table:style-name="ce9" table:formula="of:=(720-4*[.$B$4]-[.V87]+[.$B$5]*60)/1440" office:value-type="time" office:time-value="PT12H19M05.435518648S" calcext:value-type="time">
            <text:p>12:19:05</text:p>
          </table:table-cell>
          <table:table-cell table:style-name="ce9" table:formula="of:=[.X87]-[.W87]*4/1440" office:value-type="time" office:time-value="PT05H20M10.352380036S" calcext:value-type="time">
            <text:p>5:20:10</text:p>
          </table:table-cell>
          <table:table-cell table:style-name="ce9" table:formula="of:=[.X87]+[.W87]*4/1440" office:value-type="time" office:time-value="PT19H18M00.51865726S" calcext:value-type="time">
            <text:p>19:18:00</text:p>
          </table:table-cell>
          <table:table-cell table:style-name="ce15" table:formula="of:=8*[.W87]" office:value-type="float" office:value="837.836104620396" calcext:value-type="float">
            <text:p>837.836104620396</text:p>
          </table:table-cell>
          <table:table-cell table:style-name="ce3" table:formula="of:=MOD([.E87]*1440+[.V87]+4*[.$B$4]-60*[.$B$5];1440)" office:value-type="float" office:value="496.909408022537" calcext:value-type="float">
            <text:p>496.909408022537</text:p>
          </table:table-cell>
          <table:table-cell table:style-name="ce3" table:formula="of:=IF([.AB87]/4&lt;0;[.AB87]/4+180;[.AB87]/4-180)" office:value-type="float" office:value="-55.7726479943658" calcext:value-type="float">
            <text:p>-55.7726479943658</text:p>
          </table:table-cell>
          <table:table-cell table:style-name="ce3" table:formula="of:=DEGREES(ACOS(SIN(RADIANS([.$B$3]))*SIN(RADIANS([.T87]))+COS(RADIANS([.$B$3]))*COS(RADIANS([.T87]))*COS(RADIANS([.AC87]))))" office:value-type="float" office:value="57.4276932112596" calcext:value-type="float">
            <text:p>57.4276932112596</text:p>
          </table:table-cell>
          <table:table-cell table:style-name="ce3" table:formula="of:=90-[.AD87]" office:value-type="float" office:value="32.5723067887404" calcext:value-type="float">
            <text:p>32.5723067887404</text:p>
          </table:table-cell>
          <table:table-cell table:style-name="ce3" table:formula="of:=IF([.AE87]&gt;85;0;IF([.AE87]&gt;5;58.1/TAN(RADIANS([.AE87]))-0.07/POWER(TAN(RADIANS([.AE87]));3)+0.000086/POWER(TAN(RADIANS([.AE87]));5);IF([.AE87]&gt;-0.575;1735+[.AE87]*(-518.2+[.AE87]*(103.4+[.AE87]*(-12.79+[.AE87]*0.711)));-20.772/TAN(RADIANS([.AE87])))))/3600" office:value-type="float" office:value="0.0251882176547437" calcext:value-type="float">
            <text:p>0.025188217654744</text:p>
          </table:table-cell>
          <table:table-cell table:style-name="ce3" table:formula="of:=[.AE87]+[.AF87]" office:value-type="float" office:value="32.5974950063952" calcext:value-type="float">
            <text:p>32.5974950063952</text:p>
          </table:table-cell>
          <table:table-cell table:style-name="ce3" table:formula="of:=IF([.AC87]&gt;0;MOD(DEGREES(ACOS(((SIN(RADIANS([.$B$3]))*COS(RADIANS([.AD87])))-SIN(RADIANS([.T87])))/(COS(RADIANS([.$B$3]))*SIN(RADIANS([.AD87])))))+180;360);MOD(540-DEGREES(ACOS(((SIN(RADIANS([.$B$3]))*COS(RADIANS([.AD87])))-SIN(RADIANS([.T87])))/(COS(RADIANS([.$B$3]))*SIN(RADIANS([.AD87])))));360))" office:value-type="float" office:value="106.792699821534" calcext:value-type="float">
            <text:p>106.7926998215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7]+0.1/24" office:value-type="time" office:time-value="PT08H42M00S" calcext:value-type="time">
            <text:p>8:42:00</text:p>
          </table:table-cell>
          <table:table-cell table:style-name="ce11" table:formula="of:=[.D88]+2415018.5+[.E88]-[.$B$5]/24" office:value-type="float" office:value="2451775.82083333" calcext:value-type="float">
            <text:p>2451775.82</text:p>
          </table:table-cell>
          <table:table-cell table:style-name="ce13" table:formula="of:=([.F88]-2451545)/36525" office:value-type="float" office:value="0.00631953000228069" calcext:value-type="float">
            <text:p>0.00631953</text:p>
          </table:table-cell>
          <table:table-cell/>
          <table:table-cell table:style-name="ce3" table:formula="of:=MOD(280.46646+[.G88]*(36000.76983+[.G88]*0.0003032);360)" office:value-type="float" office:value="147.974405057995" calcext:value-type="float">
            <text:p>147.974405057995</text:p>
          </table:table-cell>
          <table:table-cell table:style-name="ce3" table:formula="of:=357.52911+[.G88]*(35999.05029-0.0001537*[.G88])" office:value-type="float" office:value="585.026188355128" calcext:value-type="float">
            <text:p>585.026188355128</text:p>
          </table:table-cell>
          <table:table-cell table:style-name="ce3" table:formula="of:=0.016708634-[.G88]*(0.000042037+0.0000001267*[.G88])" office:value-type="float" office:value="0.0167083683408573" calcext:value-type="float">
            <text:p>0.016708368340857</text:p>
          </table:table-cell>
          <table:table-cell table:style-name="ce3" table:formula="of:=SIN(RADIANS([.J88]))*(1.914602-[.G88]*(0.004817+0.000014*[.G88]))+SIN(RADIANS(2*[.J88]))*(0.019993-0.000101*[.G88])+SIN(RADIANS(3*[.J88]))*0.000289" office:value-type="float" office:value="-1.33463689900213" calcext:value-type="float">
            <text:p>-1.33463689900213</text:p>
          </table:table-cell>
          <table:table-cell table:style-name="ce3" table:formula="of:=[.I88]+[.L88]" office:value-type="float" office:value="146.639768158993" calcext:value-type="float">
            <text:p>146.639768158993</text:p>
          </table:table-cell>
          <table:table-cell table:style-name="ce3" table:formula="of:=[.J88]+[.L88]" office:value-type="float" office:value="583.691551456126" calcext:value-type="float">
            <text:p>583.691551456126</text:p>
          </table:table-cell>
          <table:table-cell table:style-name="ce3" table:formula="of:=(1.000001018*(1-[.K88]*[.K88]))/(1+[.K88]*COS(RADIANS([.N88])))" office:value-type="float" office:value="1.01194749281788" calcext:value-type="float">
            <text:p>1.01194749281788</text:p>
          </table:table-cell>
          <table:table-cell table:style-name="ce3" table:formula="of:=[.M88]-0.00569-0.00478*SIN(RADIANS(125.04-1934.136*[.G88]))" office:value-type="float" office:value="146.629672208403" calcext:value-type="float">
            <text:p>146.629672208403</text:p>
          </table:table-cell>
          <table:table-cell table:style-name="ce3" table:formula="of:=23+(26+((21.448-[.G88]*(46.815+[.G88]*(0.00059-[.G88]*0.001813))))/60)/60" office:value-type="float" office:value="23.4392089308833" calcext:value-type="float">
            <text:p>23.4392089308833</text:p>
          </table:table-cell>
          <table:table-cell table:style-name="ce3" table:formula="of:=[.Q88]+0.00256*COS(RADIANS(125.04-1934.136*[.G88]))" office:value-type="float" office:value="23.438216183827" calcext:value-type="float">
            <text:p>23.438216183827</text:p>
          </table:table-cell>
          <table:table-cell table:style-name="ce3" table:formula="of:=DEGREES(ATAN2(COS(RADIANS([.P88]));COS(RADIANS([.R88]))*SIN(RADIANS([.P88]))))" office:value-type="float" office:value="148.855793241668" calcext:value-type="float">
            <text:p>148.855793241668</text:p>
          </table:table-cell>
          <table:table-cell table:style-name="ce3" table:formula="of:=DEGREES(ASIN(SIN(RADIANS([.R88]))*SIN(RADIANS([.P88]))))" office:value-type="float" office:value="12.6378086592595" calcext:value-type="float">
            <text:p>12.6378086592595</text:p>
          </table:table-cell>
          <table:table-cell table:style-name="ce3" table:formula="of:=TAN(RADIANS([.R88]/2))*TAN(RADIANS([.R88]/2))" office:value-type="float" office:value="0.0430304699597399" calcext:value-type="float">
            <text:p>0.04303046995974</text:p>
          </table:table-cell>
          <table:table-cell table:formula="of:=4*DEGREES([.U88]*SIN(2*RADIANS([.I88]))-2*[.K88]*SIN(RADIANS([.J88]))+4*[.K88]*[.U88]*SIN(RADIANS([.J88]))*COS(2*RADIANS([.I88]))-0.5*[.U88]*[.U88]*SIN(4*RADIANS([.I88]))-1.25*[.K88]*[.K88]*SIN(2*RADIANS([.J88])))" office:value-type="float" office:value="-3.56678262977335" calcext:value-type="float">
            <text:p>-3.56678262977335</text:p>
          </table:table-cell>
          <table:table-cell table:style-name="ce3" table:formula="of:=DEGREES(ACOS(COS(RADIANS(90.833))/(COS(RADIANS([.$B$3]))*COS(RADIANS([.T88])))-TAN(RADIANS([.$B$3]))*TAN(RADIANS([.T88]))))" office:value-type="float" office:value="104.72796744228" calcext:value-type="float">
            <text:p>104.72796744228</text:p>
          </table:table-cell>
          <table:table-cell table:style-name="ce9" table:formula="of:=(720-4*[.$B$4]-[.V88]+[.$B$5]*60)/1440" office:value-type="time" office:time-value="PT12H19M05.377357786S" calcext:value-type="time">
            <text:p>12:19:05</text:p>
          </table:table-cell>
          <table:table-cell table:style-name="ce9" table:formula="of:=[.X88]-[.W88]*4/1440" office:value-type="time" office:time-value="PT05H20M10.665171639S" calcext:value-type="time">
            <text:p>5:20:10</text:p>
          </table:table-cell>
          <table:table-cell table:style-name="ce9" table:formula="of:=[.X88]+[.W88]*4/1440" office:value-type="time" office:time-value="PT19H18M00.089543934S" calcext:value-type="time">
            <text:p>19:18:00</text:p>
          </table:table-cell>
          <table:table-cell table:style-name="ce15" table:formula="of:=8*[.W88]" office:value-type="float" office:value="837.823739538242" calcext:value-type="float">
            <text:p>837.823739538242</text:p>
          </table:table-cell>
          <table:table-cell table:style-name="ce3" table:formula="of:=MOD([.E88]*1440+[.V88]+4*[.$B$4]-60*[.$B$5];1440)" office:value-type="float" office:value="502.910377370227" calcext:value-type="float">
            <text:p>502.910377370227</text:p>
          </table:table-cell>
          <table:table-cell table:style-name="ce3" table:formula="of:=IF([.AB88]/4&lt;0;[.AB88]/4+180;[.AB88]/4-180)" office:value-type="float" office:value="-54.2724056574434" calcext:value-type="float">
            <text:p>-54.2724056574434</text:p>
          </table:table-cell>
          <table:table-cell table:style-name="ce3" table:formula="of:=DEGREES(ACOS(SIN(RADIANS([.$B$3]))*SIN(RADIANS([.T88]))+COS(RADIANS([.$B$3]))*COS(RADIANS([.T88]))*COS(RADIANS([.AC88]))))" office:value-type="float" office:value="56.4356899697267" calcext:value-type="float">
            <text:p>56.4356899697267</text:p>
          </table:table-cell>
          <table:table-cell table:style-name="ce3" table:formula="of:=90-[.AD88]" office:value-type="float" office:value="33.5643100302733" calcext:value-type="float">
            <text:p>33.5643100302733</text:p>
          </table:table-cell>
          <table:table-cell table:style-name="ce3" table:formula="of:=IF([.AE88]&gt;85;0;IF([.AE88]&gt;5;58.1/TAN(RADIANS([.AE88]))-0.07/POWER(TAN(RADIANS([.AE88]));3)+0.000086/POWER(TAN(RADIANS([.AE88]));5);IF([.AE88]&gt;-0.575;1735+[.AE88]*(-518.2+[.AE88]*(103.4+[.AE88]*(-12.79+[.AE88]*0.711)));-20.772/TAN(RADIANS([.AE88])))))/3600" office:value-type="float" office:value="0.0242574553649061" calcext:value-type="float">
            <text:p>0.024257455364906</text:p>
          </table:table-cell>
          <table:table-cell table:style-name="ce3" table:formula="of:=[.AE88]+[.AF88]" office:value-type="float" office:value="33.5885674856382" calcext:value-type="float">
            <text:p>33.5885674856382</text:p>
          </table:table-cell>
          <table:table-cell table:style-name="ce3" table:formula="of:=IF([.AC88]&gt;0;MOD(DEGREES(ACOS(((SIN(RADIANS([.$B$3]))*COS(RADIANS([.AD88])))-SIN(RADIANS([.T88])))/(COS(RADIANS([.$B$3]))*SIN(RADIANS([.AD88])))))+180;360);MOD(540-DEGREES(ACOS(((SIN(RADIANS([.$B$3]))*COS(RADIANS([.AD88])))-SIN(RADIANS([.T88])))/(COS(RADIANS([.$B$3]))*SIN(RADIANS([.AD88])))));360))" office:value-type="float" office:value="108.077347388862" calcext:value-type="float">
            <text:p>108.07734738886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8]+0.1/24" office:value-type="time" office:time-value="PT08H48M00S" calcext:value-type="time">
            <text:p>8:48:00</text:p>
          </table:table-cell>
          <table:table-cell table:style-name="ce11" table:formula="of:=[.D89]+2415018.5+[.E89]-[.$B$5]/24" office:value-type="float" office:value="2451775.825" calcext:value-type="float">
            <text:p>2451775.83</text:p>
          </table:table-cell>
          <table:table-cell table:style-name="ce13" table:formula="of:=([.F89]-2451545)/36525" office:value-type="float" office:value="0.00631964407940277" calcext:value-type="float">
            <text:p>0.00631964</text:p>
          </table:table-cell>
          <table:table-cell/>
          <table:table-cell table:style-name="ce3" table:formula="of:=MOD(280.46646+[.G89]*(36000.76983+[.G89]*0.0003032);360)" office:value-type="float" office:value="147.978511922211" calcext:value-type="float">
            <text:p>147.978511922211</text:p>
          </table:table-cell>
          <table:table-cell table:style-name="ce3" table:formula="of:=357.52911+[.G89]*(35999.05029-0.0001537*[.G89])" office:value-type="float" office:value="585.030295023183" calcext:value-type="float">
            <text:p>585.030295023183</text:p>
          </table:table-cell>
          <table:table-cell table:style-name="ce3" table:formula="of:=0.016708634-[.G89]*(0.000042037+0.0000001267*[.G89])" office:value-type="float" office:value="0.0167083683360617" calcext:value-type="float">
            <text:p>0.016708368336062</text:p>
          </table:table-cell>
          <table:table-cell table:style-name="ce3" table:formula="of:=SIN(RADIANS([.J89]))*(1.914602-[.G89]*(0.004817+0.000014*[.G89]))+SIN(RADIANS(2*[.J89]))*(0.019993-0.000101*[.G89])+SIN(RADIANS(3*[.J89]))*0.000289" office:value-type="float" office:value="-1.3347338435224" calcext:value-type="float">
            <text:p>-1.3347338435224</text:p>
          </table:table-cell>
          <table:table-cell table:style-name="ce3" table:formula="of:=[.I89]+[.L89]" office:value-type="float" office:value="146.643778078688" calcext:value-type="float">
            <text:p>146.643778078688</text:p>
          </table:table-cell>
          <table:table-cell table:style-name="ce3" table:formula="of:=[.J89]+[.L89]" office:value-type="float" office:value="583.69556117966" calcext:value-type="float">
            <text:p>583.69556117966</text:p>
          </table:table-cell>
          <table:table-cell table:style-name="ce3" table:formula="of:=(1.000001018*(1-[.K89]*[.K89]))/(1+[.K89]*COS(RADIANS([.N89])))" office:value-type="float" office:value="1.01194666541495" calcext:value-type="float">
            <text:p>1.01194666541495</text:p>
          </table:table-cell>
          <table:table-cell table:style-name="ce3" table:formula="of:=[.M89]-0.00569-0.00478*SIN(RADIANS(125.04-1934.136*[.G89]))" office:value-type="float" office:value="146.633682120959" calcext:value-type="float">
            <text:p>146.633682120959</text:p>
          </table:table-cell>
          <table:table-cell table:style-name="ce3" table:formula="of:=23+(26+((21.448-[.G89]*(46.815+[.G89]*(0.00059-[.G89]*0.001813))))/60)/60" office:value-type="float" office:value="23.4392089293998" calcext:value-type="float">
            <text:p>23.4392089293998</text:p>
          </table:table-cell>
          <table:table-cell table:style-name="ce3" table:formula="of:=[.Q89]+0.00256*COS(RADIANS(125.04-1934.136*[.G89]))" office:value-type="float" office:value="23.4382161914305" calcext:value-type="float">
            <text:p>23.4382161914305</text:p>
          </table:table-cell>
          <table:table-cell table:style-name="ce3" table:formula="of:=DEGREES(ATAN2(COS(RADIANS([.P89]));COS(RADIANS([.R89]))*SIN(RADIANS([.P89]))))" office:value-type="float" office:value="148.859657237266" calcext:value-type="float">
            <text:p>148.859657237266</text:p>
          </table:table-cell>
          <table:table-cell table:style-name="ce3" table:formula="of:=DEGREES(ASIN(SIN(RADIANS([.R89]))*SIN(RADIANS([.P89]))))" office:value-type="float" office:value="12.6364435403441" calcext:value-type="float">
            <text:p>12.6364435403441</text:p>
          </table:table-cell>
          <table:table-cell table:style-name="ce3" table:formula="of:=TAN(RADIANS([.R89]/2))*TAN(RADIANS([.R89]/2))" office:value-type="float" office:value="0.0430304699884523" calcext:value-type="float">
            <text:p>0.043030469988452</text:p>
          </table:table-cell>
          <table:table-cell table:formula="of:=4*DEGREES([.U89]*SIN(2*RADIANS([.I89]))-2*[.K89]*SIN(RADIANS([.J89]))+4*[.K89]*[.U89]*SIN(RADIANS([.J89]))*COS(2*RADIANS([.I89]))-0.5*[.U89]*[.U89]*SIN(4*RADIANS([.I89]))-1.25*[.K89]*[.K89]*SIN(2*RADIANS([.J89])))" office:value-type="float" office:value="-3.56581314301699" calcext:value-type="float">
            <text:p>-3.56581314301699</text:p>
          </table:table-cell>
          <table:table-cell table:style-name="ce3" table:formula="of:=DEGREES(ACOS(COS(RADIANS(90.833))/(COS(RADIANS([.$B$3]))*COS(RADIANS([.T89])))-TAN(RADIANS([.$B$3]))*TAN(RADIANS([.T89]))))" office:value-type="float" office:value="104.726421769516" calcext:value-type="float">
            <text:p>104.726421769516</text:p>
          </table:table-cell>
          <table:table-cell table:style-name="ce9" table:formula="of:=(720-4*[.$B$4]-[.V89]+[.$B$5]*60)/1440" office:value-type="time" office:time-value="PT12H19M05.319188581S" calcext:value-type="time">
            <text:p>12:19:05</text:p>
          </table:table-cell>
          <table:table-cell table:style-name="ce9" table:formula="of:=[.X89]-[.W89]*4/1440" office:value-type="time" office:time-value="PT05H20M10.977963897S" calcext:value-type="time">
            <text:p>5:20:10</text:p>
          </table:table-cell>
          <table:table-cell table:style-name="ce9" table:formula="of:=[.X89]+[.W89]*4/1440" office:value-type="time" office:time-value="PT19H17M59.660413265S" calcext:value-type="time">
            <text:p>19:17:59</text:p>
          </table:table-cell>
          <table:table-cell table:style-name="ce15" table:formula="of:=8*[.W89]" office:value-type="float" office:value="837.811374156131" calcext:value-type="float">
            <text:p>837.811374156131</text:p>
          </table:table-cell>
          <table:table-cell table:style-name="ce3" table:formula="of:=MOD([.E89]*1440+[.V89]+4*[.$B$4]-60*[.$B$5];1440)" office:value-type="float" office:value="508.911346856983" calcext:value-type="float">
            <text:p>508.911346856983</text:p>
          </table:table-cell>
          <table:table-cell table:style-name="ce3" table:formula="of:=IF([.AB89]/4&lt;0;[.AB89]/4+180;[.AB89]/4-180)" office:value-type="float" office:value="-52.7721632857543" calcext:value-type="float">
            <text:p>-52.7721632857543</text:p>
          </table:table-cell>
          <table:table-cell table:style-name="ce3" table:formula="of:=DEGREES(ACOS(SIN(RADIANS([.$B$3]))*SIN(RADIANS([.T89]))+COS(RADIANS([.$B$3]))*COS(RADIANS([.T89]))*COS(RADIANS([.AC89]))))" office:value-type="float" office:value="55.4510002217643" calcext:value-type="float">
            <text:p>55.4510002217643</text:p>
          </table:table-cell>
          <table:table-cell table:style-name="ce3" table:formula="of:=90-[.AD89]" office:value-type="float" office:value="34.5489997782357" calcext:value-type="float">
            <text:p>34.5489997782357</text:p>
          </table:table-cell>
          <table:table-cell table:style-name="ce3" table:formula="of:=IF([.AE89]&gt;85;0;IF([.AE89]&gt;5;58.1/TAN(RADIANS([.AE89]))-0.07/POWER(TAN(RADIANS([.AE89]));3)+0.000086/POWER(TAN(RADIANS([.AE89]));5);IF([.AE89]&gt;-0.575;1735+[.AE89]*(-518.2+[.AE89]*(103.4+[.AE89]*(-12.79+[.AE89]*0.711)));-20.772/TAN(RADIANS([.AE89])))))/3600" office:value-type="float" office:value="0.0233798479312122" calcext:value-type="float">
            <text:p>0.023379847931212</text:p>
          </table:table-cell>
          <table:table-cell table:style-name="ce3" table:formula="of:=[.AE89]+[.AF89]" office:value-type="float" office:value="34.5723796261669" calcext:value-type="float">
            <text:p>34.5723796261669</text:p>
          </table:table-cell>
          <table:table-cell table:style-name="ce3" table:formula="of:=IF([.AC89]&gt;0;MOD(DEGREES(ACOS(((SIN(RADIANS([.$B$3]))*COS(RADIANS([.AD89])))-SIN(RADIANS([.T89])))/(COS(RADIANS([.$B$3]))*SIN(RADIANS([.AD89])))))+180;360);MOD(540-DEGREES(ACOS(((SIN(RADIANS([.$B$3]))*COS(RADIANS([.AD89])))-SIN(RADIANS([.T89])))/(COS(RADIANS([.$B$3]))*SIN(RADIANS([.AD89])))));360))" office:value-type="float" office:value="109.38487639331" calcext:value-type="float">
            <text:p>109.3848763933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89]+0.1/24" office:value-type="time" office:time-value="PT08H54M00S" calcext:value-type="time">
            <text:p>8:54:00</text:p>
          </table:table-cell>
          <table:table-cell table:style-name="ce11" table:formula="of:=[.D90]+2415018.5+[.E90]-[.$B$5]/24" office:value-type="float" office:value="2451775.82916667" calcext:value-type="float">
            <text:p>2451775.83</text:p>
          </table:table-cell>
          <table:table-cell table:style-name="ce13" table:formula="of:=([.F90]-2451545)/36525" office:value-type="float" office:value="0.0063197581565121" calcext:value-type="float">
            <text:p>0.00631976</text:p>
          </table:table-cell>
          <table:table-cell/>
          <table:table-cell table:style-name="ce3" table:formula="of:=MOD(280.46646+[.G90]*(36000.76983+[.G90]*0.0003032);360)" office:value-type="float" office:value="147.982618785967" calcext:value-type="float">
            <text:p>147.982618785967</text:p>
          </table:table-cell>
          <table:table-cell table:style-name="ce3" table:formula="of:=357.52911+[.G90]*(35999.05029-0.0001537*[.G90])" office:value-type="float" office:value="585.034401690778" calcext:value-type="float">
            <text:p>585.034401690778</text:p>
          </table:table-cell>
          <table:table-cell table:style-name="ce3" table:formula="of:=0.016708634-[.G90]*(0.000042037+0.0000001267*[.G90])" office:value-type="float" office:value="0.0167083683312661" calcext:value-type="float">
            <text:p>0.016708368331266</text:p>
          </table:table-cell>
          <table:table-cell table:style-name="ce3" table:formula="of:=SIN(RADIANS([.J90]))*(1.914602-[.G90]*(0.004817+0.000014*[.G90]))+SIN(RADIANS(2*[.J90]))*(0.019993-0.000101*[.G90])+SIN(RADIANS(3*[.J90]))*0.000289" office:value-type="float" office:value="-1.33483078147459" calcext:value-type="float">
            <text:p>-1.33483078147459</text:p>
          </table:table-cell>
          <table:table-cell table:style-name="ce3" table:formula="of:=[.I90]+[.L90]" office:value-type="float" office:value="146.647788004492" calcext:value-type="float">
            <text:p>146.647788004492</text:p>
          </table:table-cell>
          <table:table-cell table:style-name="ce3" table:formula="of:=[.J90]+[.L90]" office:value-type="float" office:value="583.699570909304" calcext:value-type="float">
            <text:p>583.699570909304</text:p>
          </table:table-cell>
          <table:table-cell table:style-name="ce3" table:formula="of:=(1.000001018*(1-[.K90]*[.K90]))/(1+[.K90]*COS(RADIANS([.N90])))" office:value-type="float" office:value="1.01194583795151" calcext:value-type="float">
            <text:p>1.01194583795151</text:p>
          </table:table-cell>
          <table:table-cell table:style-name="ce3" table:formula="of:=[.M90]-0.00569-0.00478*SIN(RADIANS(125.04-1934.136*[.G90]))" office:value-type="float" office:value="146.637692039625" calcext:value-type="float">
            <text:p>146.637692039625</text:p>
          </table:table-cell>
          <table:table-cell table:style-name="ce3" table:formula="of:=23+(26+((21.448-[.G90]*(46.815+[.G90]*(0.00059-[.G90]*0.001813))))/60)/60" office:value-type="float" office:value="23.4392089279163" calcext:value-type="float">
            <text:p>23.4392089279163</text:p>
          </table:table-cell>
          <table:table-cell table:style-name="ce3" table:formula="of:=[.Q90]+0.00256*COS(RADIANS(125.04-1934.136*[.G90]))" office:value-type="float" office:value="23.4382161990339" calcext:value-type="float">
            <text:p>23.4382161990339</text:p>
          </table:table-cell>
          <table:table-cell table:style-name="ce3" table:formula="of:=DEGREES(ATAN2(COS(RADIANS([.P90]));COS(RADIANS([.R90]))*SIN(RADIANS([.P90]))))" office:value-type="float" office:value="148.863521197471" calcext:value-type="float">
            <text:p>148.863521197471</text:p>
          </table:table-cell>
          <table:table-cell table:style-name="ce3" table:formula="of:=DEGREES(ASIN(SIN(RADIANS([.R90]))*SIN(RADIANS([.P90]))))" office:value-type="float" office:value="12.6350783637227" calcext:value-type="float">
            <text:p>12.6350783637227</text:p>
          </table:table-cell>
          <table:table-cell table:style-name="ce3" table:formula="of:=TAN(RADIANS([.R90]/2))*TAN(RADIANS([.R90]/2))" office:value-type="float" office:value="0.0430304700171649" calcext:value-type="float">
            <text:p>0.043030470017165</text:p>
          </table:table-cell>
          <table:table-cell table:formula="of:=4*DEGREES([.U90]*SIN(2*RADIANS([.I90]))-2*[.K90]*SIN(RADIANS([.J90]))+4*[.K90]*[.U90]*SIN(RADIANS([.J90]))*COS(2*RADIANS([.I90]))-0.5*[.U90]*[.U90]*SIN(4*RADIANS([.I90]))-1.25*[.K90]*[.K90]*SIN(2*RADIANS([.J90])))" office:value-type="float" office:value="-3.56484351742537" calcext:value-type="float">
            <text:p>-3.56484351742537</text:p>
          </table:table-cell>
          <table:table-cell table:style-name="ce3" table:formula="of:=DEGREES(ACOS(COS(RADIANS(90.833))/(COS(RADIANS([.$B$3]))*COS(RADIANS([.T90])))-TAN(RADIANS([.$B$3]))*TAN(RADIANS([.T90]))))" office:value-type="float" office:value="104.72487605961" calcext:value-type="float">
            <text:p>104.72487605961</text:p>
          </table:table-cell>
          <table:table-cell table:style-name="ce9" table:formula="of:=(720-4*[.$B$4]-[.V90]+[.$B$5]*60)/1440" office:value-type="time" office:time-value="PT12H19M05.261011046S" calcext:value-type="time">
            <text:p>12:19:05</text:p>
          </table:table-cell>
          <table:table-cell table:style-name="ce9" table:formula="of:=[.X90]-[.W90]*4/1440" office:value-type="time" office:time-value="PT05H20M11.290756739S" calcext:value-type="time">
            <text:p>5:20:11</text:p>
          </table:table-cell>
          <table:table-cell table:style-name="ce9" table:formula="of:=[.X90]+[.W90]*4/1440" office:value-type="time" office:time-value="PT19H17M59.231265352S" calcext:value-type="time">
            <text:p>19:17:59</text:p>
          </table:table-cell>
          <table:table-cell table:style-name="ce15" table:formula="of:=8*[.W90]" office:value-type="float" office:value="837.799008476881" calcext:value-type="float">
            <text:p>837.799008476881</text:p>
          </table:table-cell>
          <table:table-cell table:style-name="ce3" table:formula="of:=MOD([.E90]*1440+[.V90]+4*[.$B$4]-60*[.$B$5];1440)" office:value-type="float" office:value="514.912316482575" calcext:value-type="float">
            <text:p>514.912316482575</text:p>
          </table:table-cell>
          <table:table-cell table:style-name="ce3" table:formula="of:=IF([.AB90]/4&lt;0;[.AB90]/4+180;[.AB90]/4-180)" office:value-type="float" office:value="-51.2719208793564" calcext:value-type="float">
            <text:p>-51.2719208793564</text:p>
          </table:table-cell>
          <table:table-cell table:style-name="ce3" table:formula="of:=DEGREES(ACOS(SIN(RADIANS([.$B$3]))*SIN(RADIANS([.T90]))+COS(RADIANS([.$B$3]))*COS(RADIANS([.T90]))*COS(RADIANS([.AC90]))))" office:value-type="float" office:value="54.4742755419174" calcext:value-type="float">
            <text:p>54.4742755419174</text:p>
          </table:table-cell>
          <table:table-cell table:style-name="ce3" table:formula="of:=90-[.AD90]" office:value-type="float" office:value="35.5257244580826" calcext:value-type="float">
            <text:p>35.5257244580826</text:p>
          </table:table-cell>
          <table:table-cell table:style-name="ce3" table:formula="of:=IF([.AE90]&gt;85;0;IF([.AE90]&gt;5;58.1/TAN(RADIANS([.AE90]))-0.07/POWER(TAN(RADIANS([.AE90]));3)+0.000086/POWER(TAN(RADIANS([.AE90]));5);IF([.AE90]&gt;-0.575;1735+[.AE90]*(-518.2+[.AE90]*(103.4+[.AE90]*(-12.79+[.AE90]*0.711)));-20.772/TAN(RADIANS([.AE90])))))/3600" office:value-type="float" office:value="0.0225511161582091" calcext:value-type="float">
            <text:p>0.022551116158209</text:p>
          </table:table-cell>
          <table:table-cell table:style-name="ce3" table:formula="of:=[.AE90]+[.AF90]" office:value-type="float" office:value="35.5482755742408" calcext:value-type="float">
            <text:p>35.5482755742408</text:p>
          </table:table-cell>
          <table:table-cell table:style-name="ce3" table:formula="of:=IF([.AC90]&gt;0;MOD(DEGREES(ACOS(((SIN(RADIANS([.$B$3]))*COS(RADIANS([.AD90])))-SIN(RADIANS([.T90])))/(COS(RADIANS([.$B$3]))*SIN(RADIANS([.AD90])))))+180;360);MOD(540-DEGREES(ACOS(((SIN(RADIANS([.$B$3]))*COS(RADIANS([.AD90])))-SIN(RADIANS([.T90])))/(COS(RADIANS([.$B$3]))*SIN(RADIANS([.AD90])))));360))" office:value-type="float" office:value="110.716699037867" calcext:value-type="float">
            <text:p>110.71669903786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0]+0.1/24" office:value-type="time" office:time-value="PT09H00M00S" calcext:value-type="time">
            <text:p>9:00:00</text:p>
          </table:table-cell>
          <table:table-cell table:style-name="ce11" table:formula="of:=[.D91]+2415018.5+[.E91]-[.$B$5]/24" office:value-type="float" office:value="2451775.83333333" calcext:value-type="float">
            <text:p>2451775.83</text:p>
          </table:table-cell>
          <table:table-cell table:style-name="ce13" table:formula="of:=([.F91]-2451545)/36525" office:value-type="float" office:value="0.00631987223363418" calcext:value-type="float">
            <text:p>0.00631987</text:p>
          </table:table-cell>
          <table:table-cell/>
          <table:table-cell table:style-name="ce3" table:formula="of:=MOD(280.46646+[.G91]*(36000.76983+[.G91]*0.0003032);360)" office:value-type="float" office:value="147.986725650182" calcext:value-type="float">
            <text:p>147.986725650182</text:p>
          </table:table-cell>
          <table:table-cell table:style-name="ce3" table:formula="of:=357.52911+[.G91]*(35999.05029-0.0001537*[.G91])" office:value-type="float" office:value="585.038508358833" calcext:value-type="float">
            <text:p>585.038508358833</text:p>
          </table:table-cell>
          <table:table-cell table:style-name="ce3" table:formula="of:=0.016708634-[.G91]*(0.000042037+0.0000001267*[.G91])" office:value-type="float" office:value="0.0167083683264704" calcext:value-type="float">
            <text:p>0.016708368326471</text:p>
          </table:table-cell>
          <table:table-cell table:style-name="ce3" table:formula="of:=SIN(RADIANS([.J91]))*(1.914602-[.G91]*(0.004817+0.000014*[.G91]))+SIN(RADIANS(2*[.J91]))*(0.019993-0.000101*[.G91])+SIN(RADIANS(3*[.J91]))*0.000289" office:value-type="float" office:value="-1.33492771287989" calcext:value-type="float">
            <text:p>-1.33492771287989</text:p>
          </table:table-cell>
          <table:table-cell table:style-name="ce3" table:formula="of:=[.I91]+[.L91]" office:value-type="float" office:value="146.651797937302" calcext:value-type="float">
            <text:p>146.651797937302</text:p>
          </table:table-cell>
          <table:table-cell table:style-name="ce3" table:formula="of:=[.J91]+[.L91]" office:value-type="float" office:value="583.703580645953" calcext:value-type="float">
            <text:p>583.703580645953</text:p>
          </table:table-cell>
          <table:table-cell table:style-name="ce3" table:formula="of:=(1.000001018*(1-[.K91]*[.K91]))/(1+[.K91]*COS(RADIANS([.N91])))" office:value-type="float" office:value="1.01194501042737" calcext:value-type="float">
            <text:p>1.01194501042737</text:p>
          </table:table-cell>
          <table:table-cell table:style-name="ce3" table:formula="of:=[.M91]-0.00569-0.00478*SIN(RADIANS(125.04-1934.136*[.G91]))" office:value-type="float" office:value="146.641701965297" calcext:value-type="float">
            <text:p>146.641701965297</text:p>
          </table:table-cell>
          <table:table-cell table:style-name="ce3" table:formula="of:=23+(26+((21.448-[.G91]*(46.815+[.G91]*(0.00059-[.G91]*0.001813))))/60)/60" office:value-type="float" office:value="23.4392089264329" calcext:value-type="float">
            <text:p>23.4392089264329</text:p>
          </table:table-cell>
          <table:table-cell table:style-name="ce3" table:formula="of:=[.Q91]+0.00256*COS(RADIANS(125.04-1934.136*[.G91]))" office:value-type="float" office:value="23.4382162066373" calcext:value-type="float">
            <text:p>23.4382162066373</text:p>
          </table:table-cell>
          <table:table-cell table:style-name="ce3" table:formula="of:=DEGREES(ATAN2(COS(RADIANS([.P91]));COS(RADIANS([.R91]))*SIN(RADIANS([.P91]))))" office:value-type="float" office:value="148.867385123148" calcext:value-type="float">
            <text:p>148.867385123148</text:p>
          </table:table-cell>
          <table:table-cell table:style-name="ce3" table:formula="of:=DEGREES(ASIN(SIN(RADIANS([.R91]))*SIN(RADIANS([.P91]))))" office:value-type="float" office:value="12.6337131290964" calcext:value-type="float">
            <text:p>12.6337131290964</text:p>
          </table:table-cell>
          <table:table-cell table:style-name="ce3" table:formula="of:=TAN(RADIANS([.R91]/2))*TAN(RADIANS([.R91]/2))" office:value-type="float" office:value="0.0430304700458774" calcext:value-type="float">
            <text:p>0.043030470045878</text:p>
          </table:table-cell>
          <table:table-cell table:formula="of:=4*DEGREES([.U91]*SIN(2*RADIANS([.I91]))-2*[.K91]*SIN(RADIANS([.J91]))+4*[.K91]*[.U91]*SIN(RADIANS([.J91]))*COS(2*RADIANS([.I91]))-0.5*[.U91]*[.U91]*SIN(4*RADIANS([.I91]))-1.25*[.K91]*[.K91]*SIN(2*RADIANS([.J91])))" office:value-type="float" office:value="-3.56387375279638" calcext:value-type="float">
            <text:p>-3.56387375279638</text:p>
          </table:table-cell>
          <table:table-cell table:style-name="ce3" table:formula="of:=DEGREES(ACOS(COS(RADIANS(90.833))/(COS(RADIANS([.$B$3]))*COS(RADIANS([.T91])))-TAN(RADIANS([.$B$3]))*TAN(RADIANS([.T91]))))" office:value-type="float" office:value="104.723330312223" calcext:value-type="float">
            <text:p>104.723330312223</text:p>
          </table:table-cell>
          <table:table-cell table:style-name="ce9" table:formula="of:=(720-4*[.$B$4]-[.V91]+[.$B$5]*60)/1440" office:value-type="time" office:time-value="PT12H19M05.202825168S" calcext:value-type="time">
            <text:p>12:19:05</text:p>
          </table:table-cell>
          <table:table-cell table:style-name="ce9" table:formula="of:=[.X91]-[.W91]*4/1440" office:value-type="time" office:time-value="PT05H20M11.603550234S" calcext:value-type="time">
            <text:p>5:20:11</text:p>
          </table:table-cell>
          <table:table-cell table:style-name="ce9" table:formula="of:=[.X91]+[.W91]*4/1440" office:value-type="time" office:time-value="PT19H17M58.802100101S" calcext:value-type="time">
            <text:p>19:17:58</text:p>
          </table:table-cell>
          <table:table-cell table:style-name="ce15" table:formula="of:=8*[.W91]" office:value-type="float" office:value="837.786642497786" calcext:value-type="float">
            <text:p>837.786642497786</text:p>
          </table:table-cell>
          <table:table-cell table:style-name="ce3" table:formula="of:=MOD([.E91]*1440+[.V91]+4*[.$B$4]-60*[.$B$5];1440)" office:value-type="float" office:value="520.913286247204" calcext:value-type="float">
            <text:p>520.913286247204</text:p>
          </table:table-cell>
          <table:table-cell table:style-name="ce3" table:formula="of:=IF([.AB91]/4&lt;0;[.AB91]/4+180;[.AB91]/4-180)" office:value-type="float" office:value="-49.7716784381991" calcext:value-type="float">
            <text:p>-49.7716784381991</text:p>
          </table:table-cell>
          <table:table-cell table:style-name="ce3" table:formula="of:=DEGREES(ACOS(SIN(RADIANS([.$B$3]))*SIN(RADIANS([.T91]))+COS(RADIANS([.$B$3]))*COS(RADIANS([.T91]))*COS(RADIANS([.AC91]))))" office:value-type="float" office:value="53.5062007175748" calcext:value-type="float">
            <text:p>53.5062007175748</text:p>
          </table:table-cell>
          <table:table-cell table:style-name="ce3" table:formula="of:=90-[.AD91]" office:value-type="float" office:value="36.4937992824252" calcext:value-type="float">
            <text:p>36.4937992824252</text:p>
          </table:table-cell>
          <table:table-cell table:style-name="ce3" table:formula="of:=IF([.AE91]&gt;85;0;IF([.AE91]&gt;5;58.1/TAN(RADIANS([.AE91]))-0.07/POWER(TAN(RADIANS([.AE91]));3)+0.000086/POWER(TAN(RADIANS([.AE91]));5);IF([.AE91]&gt;-0.575;1735+[.AE91]*(-518.2+[.AE91]*(103.4+[.AE91]*(-12.79+[.AE91]*0.711)));-20.772/TAN(RADIANS([.AE91])))))/3600" office:value-type="float" office:value="0.0217674769739697" calcext:value-type="float">
            <text:p>0.02176747697397</text:p>
          </table:table-cell>
          <table:table-cell table:style-name="ce3" table:formula="of:=[.AE91]+[.AF91]" office:value-type="float" office:value="36.5155667593992" calcext:value-type="float">
            <text:p>36.5155667593992</text:p>
          </table:table-cell>
          <table:table-cell table:style-name="ce3" table:formula="of:=IF([.AC91]&gt;0;MOD(DEGREES(ACOS(((SIN(RADIANS([.$B$3]))*COS(RADIANS([.AD91])))-SIN(RADIANS([.T91])))/(COS(RADIANS([.$B$3]))*SIN(RADIANS([.AD91])))))+180;360);MOD(540-DEGREES(ACOS(((SIN(RADIANS([.$B$3]))*COS(RADIANS([.AD91])))-SIN(RADIANS([.T91])))/(COS(RADIANS([.$B$3]))*SIN(RADIANS([.AD91])))));360))" office:value-type="float" office:value="112.074274601548" calcext:value-type="float">
            <text:p>112.07427460154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1]+0.1/24" office:value-type="time" office:time-value="PT09H06M00S" calcext:value-type="time">
            <text:p>9:06:00</text:p>
          </table:table-cell>
          <table:table-cell table:style-name="ce11" table:formula="of:=[.D92]+2415018.5+[.E92]-[.$B$5]/24" office:value-type="float" office:value="2451775.8375" calcext:value-type="float">
            <text:p>2451775.84</text:p>
          </table:table-cell>
          <table:table-cell table:style-name="ce13" table:formula="of:=([.F92]-2451545)/36525" office:value-type="float" office:value="0.00631998631075626" calcext:value-type="float">
            <text:p>0.00631999</text:p>
          </table:table-cell>
          <table:table-cell/>
          <table:table-cell table:style-name="ce3" table:formula="of:=MOD(280.46646+[.G92]*(36000.76983+[.G92]*0.0003032);360)" office:value-type="float" office:value="147.990832514398" calcext:value-type="float">
            <text:p>147.990832514398</text:p>
          </table:table-cell>
          <table:table-cell table:style-name="ce3" table:formula="of:=357.52911+[.G92]*(35999.05029-0.0001537*[.G92])" office:value-type="float" office:value="585.042615026887" calcext:value-type="float">
            <text:p>585.042615026887</text:p>
          </table:table-cell>
          <table:table-cell table:style-name="ce3" table:formula="of:=0.016708634-[.G92]*(0.000042037+0.0000001267*[.G92])" office:value-type="float" office:value="0.0167083683216748" calcext:value-type="float">
            <text:p>0.016708368321675</text:p>
          </table:table-cell>
          <table:table-cell table:style-name="ce3" table:formula="of:=SIN(RADIANS([.J92]))*(1.914602-[.G92]*(0.004817+0.000014*[.G92]))+SIN(RADIANS(2*[.J92]))*(0.019993-0.000101*[.G92])+SIN(RADIANS(3*[.J92]))*0.000289" office:value-type="float" office:value="-1.33502463772697" calcext:value-type="float">
            <text:p>-1.33502463772697</text:p>
          </table:table-cell>
          <table:table-cell table:style-name="ce3" table:formula="of:=[.I92]+[.L92]" office:value-type="float" office:value="146.655807876671" calcext:value-type="float">
            <text:p>146.655807876671</text:p>
          </table:table-cell>
          <table:table-cell table:style-name="ce3" table:formula="of:=[.J92]+[.L92]" office:value-type="float" office:value="583.70759038916" calcext:value-type="float">
            <text:p>583.70759038916</text:p>
          </table:table-cell>
          <table:table-cell table:style-name="ce3" table:formula="of:=(1.000001018*(1-[.K92]*[.K92]))/(1+[.K92]*COS(RADIANS([.N92])))" office:value-type="float" office:value="1.01194418284263" calcext:value-type="float">
            <text:p>1.01194418284263</text:p>
          </table:table-cell>
          <table:table-cell table:style-name="ce3" table:formula="of:=[.M92]-0.00569-0.00478*SIN(RADIANS(125.04-1934.136*[.G92]))" office:value-type="float" office:value="146.645711897528" calcext:value-type="float">
            <text:p>146.645711897528</text:p>
          </table:table-cell>
          <table:table-cell table:style-name="ce3" table:formula="of:=23+(26+((21.448-[.G92]*(46.815+[.G92]*(0.00059-[.G92]*0.001813))))/60)/60" office:value-type="float" office:value="23.4392089249494" calcext:value-type="float">
            <text:p>23.4392089249494</text:p>
          </table:table-cell>
          <table:table-cell table:style-name="ce3" table:formula="of:=[.Q92]+0.00256*COS(RADIANS(125.04-1934.136*[.G92]))" office:value-type="float" office:value="23.4382162142408" calcext:value-type="float">
            <text:p>23.4382162142408</text:p>
          </table:table-cell>
          <table:table-cell table:style-name="ce3" table:formula="of:=DEGREES(ATAN2(COS(RADIANS([.P92]));COS(RADIANS([.R92]))*SIN(RADIANS([.P92]))))" office:value-type="float" office:value="148.871249013871" calcext:value-type="float">
            <text:p>148.871249013871</text:p>
          </table:table-cell>
          <table:table-cell table:style-name="ce3" table:formula="of:=DEGREES(ASIN(SIN(RADIANS([.R92]))*SIN(RADIANS([.P92]))))" office:value-type="float" office:value="12.6323478366241" calcext:value-type="float">
            <text:p>12.6323478366241</text:p>
          </table:table-cell>
          <table:table-cell table:style-name="ce3" table:formula="of:=TAN(RADIANS([.R92]/2))*TAN(RADIANS([.R92]/2))" office:value-type="float" office:value="0.0430304700745901" calcext:value-type="float">
            <text:p>0.04303047007459</text:p>
          </table:table-cell>
          <table:table-cell table:formula="of:=4*DEGREES([.U92]*SIN(2*RADIANS([.I92]))-2*[.K92]*SIN(RADIANS([.J92]))+4*[.K92]*[.U92]*SIN(RADIANS([.J92]))*COS(2*RADIANS([.I92]))-0.5*[.U92]*[.U92]*SIN(4*RADIANS([.I92]))-1.25*[.K92]*[.K92]*SIN(2*RADIANS([.J92])))" office:value-type="float" office:value="-3.56290384925305" calcext:value-type="float">
            <text:p>-3.56290384925305</text:p>
          </table:table-cell>
          <table:table-cell table:style-name="ce3" table:formula="of:=DEGREES(ACOS(COS(RADIANS(90.833))/(COS(RADIANS([.$B$3]))*COS(RADIANS([.T92])))-TAN(RADIANS([.$B$3]))*TAN(RADIANS([.T92]))))" office:value-type="float" office:value="104.721784527535" calcext:value-type="float">
            <text:p>104.721784527535</text:p>
          </table:table-cell>
          <table:table-cell table:style-name="ce9" table:formula="of:=(720-4*[.$B$4]-[.V92]+[.$B$5]*60)/1440" office:value-type="time" office:time-value="PT12H19M05.144630955S" calcext:value-type="time">
            <text:p>12:19:05</text:p>
          </table:table-cell>
          <table:table-cell table:style-name="ce9" table:formula="of:=[.X92]-[.W92]*4/1440" office:value-type="time" office:time-value="PT05H20M11.916344347S" calcext:value-type="time">
            <text:p>5:20:11</text:p>
          </table:table-cell>
          <table:table-cell table:style-name="ce9" table:formula="of:=[.X92]+[.W92]*4/1440" office:value-type="time" office:time-value="PT19H17M58.372917564S" calcext:value-type="time">
            <text:p>19:17:58</text:p>
          </table:table-cell>
          <table:table-cell table:style-name="ce15" table:formula="of:=8*[.W92]" office:value-type="float" office:value="837.774276220283" calcext:value-type="float">
            <text:p>837.774276220283</text:p>
          </table:table-cell>
          <table:table-cell table:style-name="ce3" table:formula="of:=MOD([.E92]*1440+[.V92]+4*[.$B$4]-60*[.$B$5];1440)" office:value-type="float" office:value="526.914256150747" calcext:value-type="float">
            <text:p>526.914256150747</text:p>
          </table:table-cell>
          <table:table-cell table:style-name="ce3" table:formula="of:=IF([.AB92]/4&lt;0;[.AB92]/4+180;[.AB92]/4-180)" office:value-type="float" office:value="-48.2714359623133" calcext:value-type="float">
            <text:p>-48.2714359623133</text:p>
          </table:table-cell>
          <table:table-cell table:style-name="ce3" table:formula="of:=DEGREES(ACOS(SIN(RADIANS([.$B$3]))*SIN(RADIANS([.T92]))+COS(RADIANS([.$B$3]))*COS(RADIANS([.T92]))*COS(RADIANS([.AC92]))))" office:value-type="float" office:value="52.5474961209649" calcext:value-type="float">
            <text:p>52.5474961209649</text:p>
          </table:table-cell>
          <table:table-cell table:style-name="ce3" table:formula="of:=90-[.AD92]" office:value-type="float" office:value="37.4525038790351" calcext:value-type="float">
            <text:p>37.4525038790351</text:p>
          </table:table-cell>
          <table:table-cell table:style-name="ce3" table:formula="of:=IF([.AE92]&gt;85;0;IF([.AE92]&gt;5;58.1/TAN(RADIANS([.AE92]))-0.07/POWER(TAN(RADIANS([.AE92]));3)+0.000086/POWER(TAN(RADIANS([.AE92]));5);IF([.AE92]&gt;-0.575;1735+[.AE92]*(-518.2+[.AE92]*(103.4+[.AE92]*(-12.79+[.AE92]*0.711)));-20.772/TAN(RADIANS([.AE92])))))/3600" office:value-type="float" office:value="0.0210255793197591" calcext:value-type="float">
            <text:p>0.021025579319759</text:p>
          </table:table-cell>
          <table:table-cell table:style-name="ce3" table:formula="of:=[.AE92]+[.AF92]" office:value-type="float" office:value="37.4735294583549" calcext:value-type="float">
            <text:p>37.4735294583549</text:p>
          </table:table-cell>
          <table:table-cell table:style-name="ce3" table:formula="of:=IF([.AC92]&gt;0;MOD(DEGREES(ACOS(((SIN(RADIANS([.$B$3]))*COS(RADIANS([.AD92])))-SIN(RADIANS([.T92])))/(COS(RADIANS([.$B$3]))*SIN(RADIANS([.AD92])))))+180;360);MOD(540-DEGREES(ACOS(((SIN(RADIANS([.$B$3]))*COS(RADIANS([.AD92])))-SIN(RADIANS([.T92])))/(COS(RADIANS([.$B$3]))*SIN(RADIANS([.AD92])))));360))" office:value-type="float" office:value="113.459108686393" calcext:value-type="float">
            <text:p>113.45910868639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2]+0.1/24" office:value-type="time" office:time-value="PT09H12M00S" calcext:value-type="time">
            <text:p>9:12:00</text:p>
          </table:table-cell>
          <table:table-cell table:style-name="ce11" table:formula="of:=[.D93]+2415018.5+[.E93]-[.$B$5]/24" office:value-type="float" office:value="2451775.84166667" calcext:value-type="float">
            <text:p>2451775.84</text:p>
          </table:table-cell>
          <table:table-cell table:style-name="ce13" table:formula="of:=([.F93]-2451545)/36525" office:value-type="float" office:value="0.00632010038786559" calcext:value-type="float">
            <text:p>0.00632010</text:p>
          </table:table-cell>
          <table:table-cell/>
          <table:table-cell table:style-name="ce3" table:formula="of:=MOD(280.46646+[.G93]*(36000.76983+[.G93]*0.0003032);360)" office:value-type="float" office:value="147.994939378154" calcext:value-type="float">
            <text:p>147.994939378154</text:p>
          </table:table-cell>
          <table:table-cell table:style-name="ce3" table:formula="of:=357.52911+[.G93]*(35999.05029-0.0001537*[.G93])" office:value-type="float" office:value="585.046721694483" calcext:value-type="float">
            <text:p>585.046721694483</text:p>
          </table:table-cell>
          <table:table-cell table:style-name="ce3" table:formula="of:=0.016708634-[.G93]*(0.000042037+0.0000001267*[.G93])" office:value-type="float" office:value="0.0167083683168791" calcext:value-type="float">
            <text:p>0.016708368316879</text:p>
          </table:table-cell>
          <table:table-cell table:style-name="ce3" table:formula="of:=SIN(RADIANS([.J93]))*(1.914602-[.G93]*(0.004817+0.000014*[.G93]))+SIN(RADIANS(2*[.J93]))*(0.019993-0.000101*[.G93])+SIN(RADIANS(3*[.J93]))*0.000289" office:value-type="float" office:value="-1.33512155600449" calcext:value-type="float">
            <text:p>-1.33512155600449</text:p>
          </table:table-cell>
          <table:table-cell table:style-name="ce3" table:formula="of:=[.I93]+[.L93]" office:value-type="float" office:value="146.659817822149" calcext:value-type="float">
            <text:p>146.659817822149</text:p>
          </table:table-cell>
          <table:table-cell table:style-name="ce3" table:formula="of:=[.J93]+[.L93]" office:value-type="float" office:value="583.711600138478" calcext:value-type="float">
            <text:p>583.711600138478</text:p>
          </table:table-cell>
          <table:table-cell table:style-name="ce3" table:formula="of:=(1.000001018*(1-[.K93]*[.K93]))/(1+[.K93]*COS(RADIANS([.N93])))" office:value-type="float" office:value="1.0119433551974" calcext:value-type="float">
            <text:p>1.0119433551974</text:p>
          </table:table-cell>
          <table:table-cell table:style-name="ce3" table:formula="of:=[.M93]-0.00569-0.00478*SIN(RADIANS(125.04-1934.136*[.G93]))" office:value-type="float" office:value="146.649721835869" calcext:value-type="float">
            <text:p>146.649721835869</text:p>
          </table:table-cell>
          <table:table-cell table:style-name="ce3" table:formula="of:=23+(26+((21.448-[.G93]*(46.815+[.G93]*(0.00059-[.G93]*0.001813))))/60)/60" office:value-type="float" office:value="23.4392089234659" calcext:value-type="float">
            <text:p>23.4392089234659</text:p>
          </table:table-cell>
          <table:table-cell table:style-name="ce3" table:formula="of:=[.Q93]+0.00256*COS(RADIANS(125.04-1934.136*[.G93]))" office:value-type="float" office:value="23.4382162218442" calcext:value-type="float">
            <text:p>23.4382162218442</text:p>
          </table:table-cell>
          <table:table-cell table:style-name="ce3" table:formula="of:=DEGREES(ATAN2(COS(RADIANS([.P93]));COS(RADIANS([.R93]))*SIN(RADIANS([.P93]))))" office:value-type="float" office:value="148.87511286921" calcext:value-type="float">
            <text:p>148.87511286921</text:p>
          </table:table-cell>
          <table:table-cell table:style-name="ce3" table:formula="of:=DEGREES(ASIN(SIN(RADIANS([.R93]))*SIN(RADIANS([.P93]))))" office:value-type="float" office:value="12.6309824864649" calcext:value-type="float">
            <text:p>12.6309824864649</text:p>
          </table:table-cell>
          <table:table-cell table:style-name="ce3" table:formula="of:=TAN(RADIANS([.R93]/2))*TAN(RADIANS([.R93]/2))" office:value-type="float" office:value="0.0430304701033028" calcext:value-type="float">
            <text:p>0.043030470103303</text:p>
          </table:table-cell>
          <table:table-cell table:formula="of:=4*DEGREES([.U93]*SIN(2*RADIANS([.I93]))-2*[.K93]*SIN(RADIANS([.J93]))+4*[.K93]*[.U93]*SIN(RADIANS([.J93]))*COS(2*RADIANS([.I93]))-0.5*[.U93]*[.U93]*SIN(4*RADIANS([.I93]))-1.25*[.K93]*[.K93]*SIN(2*RADIANS([.J93])))" office:value-type="float" office:value="-3.56193380691847" calcext:value-type="float">
            <text:p>-3.56193380691847</text:p>
          </table:table-cell>
          <table:table-cell table:style-name="ce3" table:formula="of:=DEGREES(ACOS(COS(RADIANS(90.833))/(COS(RADIANS([.$B$3]))*COS(RADIANS([.T93])))-TAN(RADIANS([.$B$3]))*TAN(RADIANS([.T93]))))" office:value-type="float" office:value="104.720238705726" calcext:value-type="float">
            <text:p>104.720238705726</text:p>
          </table:table-cell>
          <table:table-cell table:style-name="ce9" table:formula="of:=(720-4*[.$B$4]-[.V93]+[.$B$5]*60)/1440" office:value-type="time" office:time-value="PT12H19M05.086428415S" calcext:value-type="time">
            <text:p>12:19:05</text:p>
          </table:table-cell>
          <table:table-cell table:style-name="ce9" table:formula="of:=[.X93]-[.W93]*4/1440" office:value-type="time" office:time-value="PT05H20M12.229139041S" calcext:value-type="time">
            <text:p>5:20:12</text:p>
          </table:table-cell>
          <table:table-cell table:style-name="ce9" table:formula="of:=[.X93]+[.W93]*4/1440" office:value-type="time" office:time-value="PT19H17M57.943717789S" calcext:value-type="time">
            <text:p>19:17:57</text:p>
          </table:table-cell>
          <table:table-cell table:style-name="ce15" table:formula="of:=8*[.W93]" office:value-type="float" office:value="837.761909645811" calcext:value-type="float">
            <text:p>837.761909645811</text:p>
          </table:table-cell>
          <table:table-cell table:style-name="ce3" table:formula="of:=MOD([.E93]*1440+[.V93]+4*[.$B$4]-60*[.$B$5];1440)" office:value-type="float" office:value="532.915226193081" calcext:value-type="float">
            <text:p>532.915226193081</text:p>
          </table:table-cell>
          <table:table-cell table:style-name="ce3" table:formula="of:=IF([.AB93]/4&lt;0;[.AB93]/4+180;[.AB93]/4-180)" office:value-type="float" office:value="-46.7711934517297" calcext:value-type="float">
            <text:p>-46.7711934517297</text:p>
          </table:table-cell>
          <table:table-cell table:style-name="ce3" table:formula="of:=DEGREES(ACOS(SIN(RADIANS([.$B$3]))*SIN(RADIANS([.T93]))+COS(RADIANS([.$B$3]))*COS(RADIANS([.T93]))*COS(RADIANS([.AC93]))))" office:value-type="float" office:value="51.5989201468975" calcext:value-type="float">
            <text:p>51.5989201468975</text:p>
          </table:table-cell>
          <table:table-cell table:style-name="ce3" table:formula="of:=90-[.AD93]" office:value-type="float" office:value="38.4010798531025" calcext:value-type="float">
            <text:p>38.4010798531025</text:p>
          </table:table-cell>
          <table:table-cell table:style-name="ce3" table:formula="of:=IF([.AE93]&gt;85;0;IF([.AE93]&gt;5;58.1/TAN(RADIANS([.AE93]))-0.07/POWER(TAN(RADIANS([.AE93]));3)+0.000086/POWER(TAN(RADIANS([.AE93]));5);IF([.AE93]&gt;-0.575;1735+[.AE93]*(-518.2+[.AE93]*(103.4+[.AE93]*(-12.79+[.AE93]*0.711)));-20.772/TAN(RADIANS([.AE93])))))/3600" office:value-type="float" office:value="0.0203224501444482" calcext:value-type="float">
            <text:p>0.020322450144448</text:p>
          </table:table-cell>
          <table:table-cell table:style-name="ce3" table:formula="of:=[.AE93]+[.AF93]" office:value-type="float" office:value="38.4214023032469" calcext:value-type="float">
            <text:p>38.4214023032469</text:p>
          </table:table-cell>
          <table:table-cell table:style-name="ce3" table:formula="of:=IF([.AC93]&gt;0;MOD(DEGREES(ACOS(((SIN(RADIANS([.$B$3]))*COS(RADIANS([.AD93])))-SIN(RADIANS([.T93])))/(COS(RADIANS([.$B$3]))*SIN(RADIANS([.AD93])))))+180;360);MOD(540-DEGREES(ACOS(((SIN(RADIANS([.$B$3]))*COS(RADIANS([.AD93])))-SIN(RADIANS([.T93])))/(COS(RADIANS([.$B$3]))*SIN(RADIANS([.AD93])))));360))" office:value-type="float" office:value="114.872751693734" calcext:value-type="float">
            <text:p>114.8727516937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3]+0.1/24" office:value-type="time" office:time-value="PT09H18M00S" calcext:value-type="time">
            <text:p>9:18:00</text:p>
          </table:table-cell>
          <table:table-cell table:style-name="ce11" table:formula="of:=[.D94]+2415018.5+[.E94]-[.$B$5]/24" office:value-type="float" office:value="2451775.84583333" calcext:value-type="float">
            <text:p>2451775.85</text:p>
          </table:table-cell>
          <table:table-cell table:style-name="ce13" table:formula="of:=([.F94]-2451545)/36525" office:value-type="float" office:value="0.00632021446498767" calcext:value-type="float">
            <text:p>0.00632021</text:p>
          </table:table-cell>
          <table:table-cell/>
          <table:table-cell table:style-name="ce3" table:formula="of:=MOD(280.46646+[.G94]*(36000.76983+[.G94]*0.0003032);360)" office:value-type="float" office:value="147.999046242369" calcext:value-type="float">
            <text:p>147.999046242369</text:p>
          </table:table-cell>
          <table:table-cell table:style-name="ce3" table:formula="of:=357.52911+[.G94]*(35999.05029-0.0001537*[.G94])" office:value-type="float" office:value="585.050828362537" calcext:value-type="float">
            <text:p>585.050828362537</text:p>
          </table:table-cell>
          <table:table-cell table:style-name="ce3" table:formula="of:=0.016708634-[.G94]*(0.000042037+0.0000001267*[.G94])" office:value-type="float" office:value="0.0167083683120835" calcext:value-type="float">
            <text:p>0.016708368312084</text:p>
          </table:table-cell>
          <table:table-cell table:style-name="ce3" table:formula="of:=SIN(RADIANS([.J94]))*(1.914602-[.G94]*(0.004817+0.000014*[.G94]))+SIN(RADIANS(2*[.J94]))*(0.019993-0.000101*[.G94])+SIN(RADIANS(3*[.J94]))*0.000289" office:value-type="float" office:value="-1.33521846773362" calcext:value-type="float">
            <text:p>-1.33521846773362</text:p>
          </table:table-cell>
          <table:table-cell table:style-name="ce3" table:formula="of:=[.I94]+[.L94]" office:value-type="float" office:value="146.663827774636" calcext:value-type="float">
            <text:p>146.663827774636</text:p>
          </table:table-cell>
          <table:table-cell table:style-name="ce3" table:formula="of:=[.J94]+[.L94]" office:value-type="float" office:value="583.715609894804" calcext:value-type="float">
            <text:p>583.715609894804</text:p>
          </table:table-cell>
          <table:table-cell table:style-name="ce3" table:formula="of:=(1.000001018*(1-[.K94]*[.K94]))/(1+[.K94]*COS(RADIANS([.N94])))" office:value-type="float" office:value="1.01194252749149" calcext:value-type="float">
            <text:p>1.01194252749149</text:p>
          </table:table-cell>
          <table:table-cell table:style-name="ce3" table:formula="of:=[.M94]-0.00569-0.00478*SIN(RADIANS(125.04-1934.136*[.G94]))" office:value-type="float" office:value="146.653731781217" calcext:value-type="float">
            <text:p>146.653731781217</text:p>
          </table:table-cell>
          <table:table-cell table:style-name="ce3" table:formula="of:=23+(26+((21.448-[.G94]*(46.815+[.G94]*(0.00059-[.G94]*0.001813))))/60)/60" office:value-type="float" office:value="23.4392089219824" calcext:value-type="float">
            <text:p>23.4392089219824</text:p>
          </table:table-cell>
          <table:table-cell table:style-name="ce3" table:formula="of:=[.Q94]+0.00256*COS(RADIANS(125.04-1934.136*[.G94]))" office:value-type="float" office:value="23.4382162294477" calcext:value-type="float">
            <text:p>23.4382162294477</text:p>
          </table:table-cell>
          <table:table-cell table:style-name="ce3" table:formula="of:=DEGREES(ATAN2(COS(RADIANS([.P94]));COS(RADIANS([.R94]))*SIN(RADIANS([.P94]))))" office:value-type="float" office:value="148.878976690034" calcext:value-type="float">
            <text:p>148.878976690034</text:p>
          </table:table-cell>
          <table:table-cell table:style-name="ce3" table:formula="of:=DEGREES(ASIN(SIN(RADIANS([.R94]))*SIN(RADIANS([.P94]))))" office:value-type="float" office:value="12.6296170783199" calcext:value-type="float">
            <text:p>12.6296170783199</text:p>
          </table:table-cell>
          <table:table-cell table:style-name="ce3" table:formula="of:=TAN(RADIANS([.R94]/2))*TAN(RADIANS([.R94]/2))" office:value-type="float" office:value="0.0430304701320155" calcext:value-type="float">
            <text:p>0.043030470132016</text:p>
          </table:table-cell>
          <table:table-cell table:formula="of:=4*DEGREES([.U94]*SIN(2*RADIANS([.I94]))-2*[.K94]*SIN(RADIANS([.J94]))+4*[.K94]*[.U94]*SIN(RADIANS([.J94]))*COS(2*RADIANS([.I94]))-0.5*[.U94]*[.U94]*SIN(4*RADIANS([.I94]))-1.25*[.K94]*[.K94]*SIN(2*RADIANS([.J94])))" office:value-type="float" office:value="-3.56096362559048" calcext:value-type="float">
            <text:p>-3.56096362559048</text:p>
          </table:table-cell>
          <table:table-cell table:style-name="ce3" table:formula="of:=DEGREES(ACOS(COS(RADIANS(90.833))/(COS(RADIANS([.$B$3]))*COS(RADIANS([.T94])))-TAN(RADIANS([.$B$3]))*TAN(RADIANS([.T94]))))" office:value-type="float" office:value="104.718692846458" calcext:value-type="float">
            <text:p>104.718692846458</text:p>
          </table:table-cell>
          <table:table-cell table:style-name="ce9" table:formula="of:=(720-4*[.$B$4]-[.V94]+[.$B$5]*60)/1440" office:value-type="time" office:time-value="PT12H19M05.028217535S" calcext:value-type="time">
            <text:p>12:19:05</text:p>
          </table:table-cell>
          <table:table-cell table:style-name="ce9" table:formula="of:=[.X94]-[.W94]*4/1440" office:value-type="time" office:time-value="PT05H20M12.541934386S" calcext:value-type="time">
            <text:p>5:20:12</text:p>
          </table:table-cell>
          <table:table-cell table:style-name="ce9" table:formula="of:=[.X94]+[.W94]*4/1440" office:value-type="time" office:time-value="PT19H17M57.514500685S" calcext:value-type="time">
            <text:p>19:17:57</text:p>
          </table:table-cell>
          <table:table-cell table:style-name="ce15" table:formula="of:=8*[.W94]" office:value-type="float" office:value="837.749542771662" calcext:value-type="float">
            <text:p>837.749542771662</text:p>
          </table:table-cell>
          <table:table-cell table:style-name="ce3" table:formula="of:=MOD([.E94]*1440+[.V94]+4*[.$B$4]-60*[.$B$5];1440)" office:value-type="float" office:value="538.916196374409" calcext:value-type="float">
            <text:p>538.916196374409</text:p>
          </table:table-cell>
          <table:table-cell table:style-name="ce3" table:formula="of:=IF([.AB94]/4&lt;0;[.AB94]/4+180;[.AB94]/4-180)" office:value-type="float" office:value="-45.2709509063977" calcext:value-type="float">
            <text:p>-45.2709509063977</text:p>
          </table:table-cell>
          <table:table-cell table:style-name="ce3" table:formula="of:=DEGREES(ACOS(SIN(RADIANS([.$B$3]))*SIN(RADIANS([.T94]))+COS(RADIANS([.$B$3]))*COS(RADIANS([.T94]))*COS(RADIANS([.AC94]))))" office:value-type="float" office:value="50.6612716971769" calcext:value-type="float">
            <text:p>50.6612716971769</text:p>
          </table:table-cell>
          <table:table-cell table:style-name="ce3" table:formula="of:=90-[.AD94]" office:value-type="float" office:value="39.3387283028231" calcext:value-type="float">
            <text:p>39.3387283028231</text:p>
          </table:table-cell>
          <table:table-cell table:style-name="ce3" table:formula="of:=IF([.AE94]&gt;85;0;IF([.AE94]&gt;5;58.1/TAN(RADIANS([.AE94]))-0.07/POWER(TAN(RADIANS([.AE94]));3)+0.000086/POWER(TAN(RADIANS([.AE94]));5);IF([.AE94]&gt;-0.575;1735+[.AE94]*(-518.2+[.AE94]*(103.4+[.AE94]*(-12.79+[.AE94]*0.711)));-20.772/TAN(RADIANS([.AE94])))))/3600" office:value-type="float" office:value="0.0196554487265761" calcext:value-type="float">
            <text:p>0.019655448726576</text:p>
          </table:table-cell>
          <table:table-cell table:style-name="ce3" table:formula="of:=[.AE94]+[.AF94]" office:value-type="float" office:value="39.3583837515497" calcext:value-type="float">
            <text:p>39.3583837515497</text:p>
          </table:table-cell>
          <table:table-cell table:style-name="ce3" table:formula="of:=IF([.AC94]&gt;0;MOD(DEGREES(ACOS(((SIN(RADIANS([.$B$3]))*COS(RADIANS([.AD94])))-SIN(RADIANS([.T94])))/(COS(RADIANS([.$B$3]))*SIN(RADIANS([.AD94])))))+180;360);MOD(540-DEGREES(ACOS(((SIN(RADIANS([.$B$3]))*COS(RADIANS([.AD94])))-SIN(RADIANS([.T94])))/(COS(RADIANS([.$B$3]))*SIN(RADIANS([.AD94])))));360))" office:value-type="float" office:value="116.316796367834" calcext:value-type="float">
            <text:p>116.31679636783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4]+0.1/24" office:value-type="time" office:time-value="PT09H24M00S" calcext:value-type="time">
            <text:p>9:24:00</text:p>
          </table:table-cell>
          <table:table-cell table:style-name="ce11" table:formula="of:=[.D95]+2415018.5+[.E95]-[.$B$5]/24" office:value-type="float" office:value="2451775.85" calcext:value-type="float">
            <text:p>2451775.85</text:p>
          </table:table-cell>
          <table:table-cell table:style-name="ce13" table:formula="of:=([.F95]-2451545)/36525" office:value-type="float" office:value="0.00632032854209701" calcext:value-type="float">
            <text:p>0.00632033</text:p>
          </table:table-cell>
          <table:table-cell/>
          <table:table-cell table:style-name="ce3" table:formula="of:=MOD(280.46646+[.G95]*(36000.76983+[.G95]*0.0003032);360)" office:value-type="float" office:value="148.003153106126" calcext:value-type="float">
            <text:p>148.003153106126</text:p>
          </table:table-cell>
          <table:table-cell table:style-name="ce3" table:formula="of:=357.52911+[.G95]*(35999.05029-0.0001537*[.G95])" office:value-type="float" office:value="585.054935030133" calcext:value-type="float">
            <text:p>585.054935030133</text:p>
          </table:table-cell>
          <table:table-cell table:style-name="ce3" table:formula="of:=0.016708634-[.G95]*(0.000042037+0.0000001267*[.G95])" office:value-type="float" office:value="0.0167083683072879" calcext:value-type="float">
            <text:p>0.016708368307288</text:p>
          </table:table-cell>
          <table:table-cell table:style-name="ce3" table:formula="of:=SIN(RADIANS([.J95]))*(1.914602-[.G95]*(0.004817+0.000014*[.G95]))+SIN(RADIANS(2*[.J95]))*(0.019993-0.000101*[.G95])+SIN(RADIANS(3*[.J95]))*0.000289" office:value-type="float" office:value="-1.33531537289221" calcext:value-type="float">
            <text:p>-1.33531537289221</text:p>
          </table:table-cell>
          <table:table-cell table:style-name="ce3" table:formula="of:=[.I95]+[.L95]" office:value-type="float" office:value="146.667837733233" calcext:value-type="float">
            <text:p>146.667837733233</text:p>
          </table:table-cell>
          <table:table-cell table:style-name="ce3" table:formula="of:=[.J95]+[.L95]" office:value-type="float" office:value="583.719619657241" calcext:value-type="float">
            <text:p>583.719619657241</text:p>
          </table:table-cell>
          <table:table-cell table:style-name="ce3" table:formula="of:=(1.000001018*(1-[.K95]*[.K95]))/(1+[.K95]*COS(RADIANS([.N95])))" office:value-type="float" office:value="1.01194169972508" calcext:value-type="float">
            <text:p>1.01194169972508</text:p>
          </table:table-cell>
          <table:table-cell table:style-name="ce3" table:formula="of:=[.M95]-0.00569-0.00478*SIN(RADIANS(125.04-1934.136*[.G95]))" office:value-type="float" office:value="146.657741732677" calcext:value-type="float">
            <text:p>146.657741732677</text:p>
          </table:table-cell>
          <table:table-cell table:style-name="ce3" table:formula="of:=23+(26+((21.448-[.G95]*(46.815+[.G95]*(0.00059-[.G95]*0.001813))))/60)/60" office:value-type="float" office:value="23.4392089204989" calcext:value-type="float">
            <text:p>23.4392089204989</text:p>
          </table:table-cell>
          <table:table-cell table:style-name="ce3" table:formula="of:=[.Q95]+0.00256*COS(RADIANS(125.04-1934.136*[.G95]))" office:value-type="float" office:value="23.4382162370512" calcext:value-type="float">
            <text:p>23.4382162370512</text:p>
          </table:table-cell>
          <table:table-cell table:style-name="ce3" table:formula="of:=DEGREES(ATAN2(COS(RADIANS([.P95]));COS(RADIANS([.R95]))*SIN(RADIANS([.P95]))))" office:value-type="float" office:value="148.882840475481" calcext:value-type="float">
            <text:p>148.882840475481</text:p>
          </table:table-cell>
          <table:table-cell table:style-name="ce3" table:formula="of:=DEGREES(ASIN(SIN(RADIANS([.R95]))*SIN(RADIANS([.P95]))))" office:value-type="float" office:value="12.6282516125007" calcext:value-type="float">
            <text:p>12.6282516125007</text:p>
          </table:table-cell>
          <table:table-cell table:style-name="ce3" table:formula="of:=TAN(RADIANS([.R95]/2))*TAN(RADIANS([.R95]/2))" office:value-type="float" office:value="0.0430304701607283" calcext:value-type="float">
            <text:p>0.043030470160728</text:p>
          </table:table-cell>
          <table:table-cell table:formula="of:=4*DEGREES([.U95]*SIN(2*RADIANS([.I95]))-2*[.K95]*SIN(RADIANS([.J95]))+4*[.K95]*[.U95]*SIN(RADIANS([.J95]))*COS(2*RADIANS([.I95]))-0.5*[.U95]*[.U95]*SIN(4*RADIANS([.I95]))-1.25*[.K95]*[.K95]*SIN(2*RADIANS([.J95])))" office:value-type="float" office:value="-3.55999330550059" calcext:value-type="float">
            <text:p>-3.55999330550059</text:p>
          </table:table-cell>
          <table:table-cell table:style-name="ce3" table:formula="of:=DEGREES(ACOS(COS(RADIANS(90.833))/(COS(RADIANS([.$B$3]))*COS(RADIANS([.T95])))-TAN(RADIANS([.$B$3]))*TAN(RADIANS([.T95]))))" office:value-type="float" office:value="104.717146950082" calcext:value-type="float">
            <text:p>104.717146950082</text:p>
          </table:table-cell>
          <table:table-cell table:style-name="ce9" table:formula="of:=(720-4*[.$B$4]-[.V95]+[.$B$5]*60)/1440" office:value-type="time" office:time-value="PT12H19M04.96999833S" calcext:value-type="time">
            <text:p>12:19:04</text:p>
          </table:table-cell>
          <table:table-cell table:style-name="ce9" table:formula="of:=[.X95]-[.W95]*4/1440" office:value-type="time" office:time-value="PT05H20M12.85473031S" calcext:value-type="time">
            <text:p>5:20:12</text:p>
          </table:table-cell>
          <table:table-cell table:style-name="ce9" table:formula="of:=[.X95]+[.W95]*4/1440" office:value-type="time" office:time-value="PT19H17M57.08526635S" calcext:value-type="time">
            <text:p>19:17:57</text:p>
          </table:table-cell>
          <table:table-cell table:style-name="ce15" table:formula="of:=8*[.W95]" office:value-type="float" office:value="837.737175600657" calcext:value-type="float">
            <text:p>837.737175600657</text:p>
          </table:table-cell>
          <table:table-cell table:style-name="ce3" table:formula="of:=MOD([.E95]*1440+[.V95]+4*[.$B$4]-60*[.$B$5];1440)" office:value-type="float" office:value="544.917166694499" calcext:value-type="float">
            <text:p>544.917166694499</text:p>
          </table:table-cell>
          <table:table-cell table:style-name="ce3" table:formula="of:=IF([.AB95]/4&lt;0;[.AB95]/4+180;[.AB95]/4-180)" office:value-type="float" office:value="-43.7707083263752" calcext:value-type="float">
            <text:p>-43.7707083263752</text:p>
          </table:table-cell>
          <table:table-cell table:style-name="ce3" table:formula="of:=DEGREES(ACOS(SIN(RADIANS([.$B$3]))*SIN(RADIANS([.T95]))+COS(RADIANS([.$B$3]))*COS(RADIANS([.T95]))*COS(RADIANS([.AC95]))))" office:value-type="float" office:value="49.7353926863819" calcext:value-type="float">
            <text:p>49.7353926863819</text:p>
          </table:table-cell>
          <table:table-cell table:style-name="ce3" table:formula="of:=90-[.AD95]" office:value-type="float" office:value="40.2646073136181" calcext:value-type="float">
            <text:p>40.2646073136181</text:p>
          </table:table-cell>
          <table:table-cell table:style-name="ce3" table:formula="of:=IF([.AE95]&gt;85;0;IF([.AE95]&gt;5;58.1/TAN(RADIANS([.AE95]))-0.07/POWER(TAN(RADIANS([.AE95]));3)+0.000086/POWER(TAN(RADIANS([.AE95]));5);IF([.AE95]&gt;-0.575;1735+[.AE95]*(-518.2+[.AE95]*(103.4+[.AE95]*(-12.79+[.AE95]*0.711)));-20.772/TAN(RADIANS([.AE95])))))/3600" office:value-type="float" office:value="0.0190222278924501" calcext:value-type="float">
            <text:p>0.01902222789245</text:p>
          </table:table-cell>
          <table:table-cell table:style-name="ce3" table:formula="of:=[.AE95]+[.AF95]" office:value-type="float" office:value="40.2836295415105" calcext:value-type="float">
            <text:p>40.2836295415105</text:p>
          </table:table-cell>
          <table:table-cell table:style-name="ce3" table:formula="of:=IF([.AC95]&gt;0;MOD(DEGREES(ACOS(((SIN(RADIANS([.$B$3]))*COS(RADIANS([.AD95])))-SIN(RADIANS([.T95])))/(COS(RADIANS([.$B$3]))*SIN(RADIANS([.AD95])))))+180;360);MOD(540-DEGREES(ACOS(((SIN(RADIANS([.$B$3]))*COS(RADIANS([.AD95])))-SIN(RADIANS([.T95])))/(COS(RADIANS([.$B$3]))*SIN(RADIANS([.AD95])))));360))" office:value-type="float" office:value="117.792874222387" calcext:value-type="float">
            <text:p>117.79287422238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5]+0.1/24" office:value-type="time" office:time-value="PT09H30M00S" calcext:value-type="time">
            <text:p>9:30:00</text:p>
          </table:table-cell>
          <table:table-cell table:style-name="ce11" table:formula="of:=[.D96]+2415018.5+[.E96]-[.$B$5]/24" office:value-type="float" office:value="2451775.85416667" calcext:value-type="float">
            <text:p>2451775.85</text:p>
          </table:table-cell>
          <table:table-cell table:style-name="ce13" table:formula="of:=([.F96]-2451545)/36525" office:value-type="float" office:value="0.00632044261921909" calcext:value-type="float">
            <text:p>0.00632044</text:p>
          </table:table-cell>
          <table:table-cell/>
          <table:table-cell table:style-name="ce3" table:formula="of:=MOD(280.46646+[.G96]*(36000.76983+[.G96]*0.0003032);360)" office:value-type="float" office:value="148.007259970341" calcext:value-type="float">
            <text:p>148.007259970341</text:p>
          </table:table-cell>
          <table:table-cell table:style-name="ce3" table:formula="of:=357.52911+[.G96]*(35999.05029-0.0001537*[.G96])" office:value-type="float" office:value="585.059041698187" calcext:value-type="float">
            <text:p>585.059041698187</text:p>
          </table:table-cell>
          <table:table-cell table:style-name="ce3" table:formula="of:=0.016708634-[.G96]*(0.000042037+0.0000001267*[.G96])" office:value-type="float" office:value="0.0167083683024922" calcext:value-type="float">
            <text:p>0.016708368302492</text:p>
          </table:table-cell>
          <table:table-cell table:style-name="ce3" table:formula="of:=SIN(RADIANS([.J96]))*(1.914602-[.G96]*(0.004817+0.000014*[.G96]))+SIN(RADIANS(2*[.J96]))*(0.019993-0.000101*[.G96])+SIN(RADIANS(3*[.J96]))*0.000289" office:value-type="float" office:value="-1.33541227150142" calcext:value-type="float">
            <text:p>-1.33541227150142</text:p>
          </table:table-cell>
          <table:table-cell table:style-name="ce3" table:formula="of:=[.I96]+[.L96]" office:value-type="float" office:value="146.671847698839" calcext:value-type="float">
            <text:p>146.671847698839</text:p>
          </table:table-cell>
          <table:table-cell table:style-name="ce3" table:formula="of:=[.J96]+[.L96]" office:value-type="float" office:value="583.723629426686" calcext:value-type="float">
            <text:p>583.723629426686</text:p>
          </table:table-cell>
          <table:table-cell table:style-name="ce3" table:formula="of:=(1.000001018*(1-[.K96]*[.K96]))/(1+[.K96]*COS(RADIANS([.N96])))" office:value-type="float" office:value="1.011940871898" calcext:value-type="float">
            <text:p>1.011940871898</text:p>
          </table:table-cell>
          <table:table-cell table:style-name="ce3" table:formula="of:=[.M96]-0.00569-0.00478*SIN(RADIANS(125.04-1934.136*[.G96]))" office:value-type="float" office:value="146.661751691145" calcext:value-type="float">
            <text:p>146.661751691145</text:p>
          </table:table-cell>
          <table:table-cell table:style-name="ce3" table:formula="of:=23+(26+((21.448-[.G96]*(46.815+[.G96]*(0.00059-[.G96]*0.001813))))/60)/60" office:value-type="float" office:value="23.4392089190155" calcext:value-type="float">
            <text:p>23.4392089190155</text:p>
          </table:table-cell>
          <table:table-cell table:style-name="ce3" table:formula="of:=[.Q96]+0.00256*COS(RADIANS(125.04-1934.136*[.G96]))" office:value-type="float" office:value="23.4382162446547" calcext:value-type="float">
            <text:p>23.4382162446547</text:p>
          </table:table-cell>
          <table:table-cell table:style-name="ce3" table:formula="of:=DEGREES(ATAN2(COS(RADIANS([.P96]));COS(RADIANS([.R96]))*SIN(RADIANS([.P96]))))" office:value-type="float" office:value="148.88670422642" calcext:value-type="float">
            <text:p>148.88670422642</text:p>
          </table:table-cell>
          <table:table-cell table:style-name="ce3" table:formula="of:=DEGREES(ASIN(SIN(RADIANS([.R96]))*SIN(RADIANS([.P96]))))" office:value-type="float" office:value="12.6268860887084" calcext:value-type="float">
            <text:p>12.6268860887084</text:p>
          </table:table-cell>
          <table:table-cell table:style-name="ce3" table:formula="of:=TAN(RADIANS([.R96]/2))*TAN(RADIANS([.R96]/2))" office:value-type="float" office:value="0.0430304701894412" calcext:value-type="float">
            <text:p>0.043030470189441</text:p>
          </table:table-cell>
          <table:table-cell table:formula="of:=4*DEGREES([.U96]*SIN(2*RADIANS([.I96]))-2*[.K96]*SIN(RADIANS([.J96]))+4*[.K96]*[.U96]*SIN(RADIANS([.J96]))*COS(2*RADIANS([.I96]))-0.5*[.U96]*[.U96]*SIN(4*RADIANS([.I96]))-1.25*[.K96]*[.K96]*SIN(2*RADIANS([.J96])))" office:value-type="float" office:value="-3.5590228464466" calcext:value-type="float">
            <text:p>-3.5590228464466</text:p>
          </table:table-cell>
          <table:table-cell table:style-name="ce3" table:formula="of:=DEGREES(ACOS(COS(RADIANS(90.833))/(COS(RADIANS([.$B$3]))*COS(RADIANS([.T96])))-TAN(RADIANS([.$B$3]))*TAN(RADIANS([.T96]))))" office:value-type="float" office:value="104.715601016261" calcext:value-type="float">
            <text:p>104.715601016261</text:p>
          </table:table-cell>
          <table:table-cell table:style-name="ce9" table:formula="of:=(720-4*[.$B$4]-[.V96]+[.$B$5]*60)/1440" office:value-type="time" office:time-value="PT12H19M04.911770787S" calcext:value-type="time">
            <text:p>12:19:04</text:p>
          </table:table-cell>
          <table:table-cell table:style-name="ce9" table:formula="of:=[.X96]-[.W96]*4/1440" office:value-type="time" office:time-value="PT05H20M13.167526884S" calcext:value-type="time">
            <text:p>5:20:13</text:p>
          </table:table-cell>
          <table:table-cell table:style-name="ce9" table:formula="of:=[.X96]+[.W96]*4/1440" office:value-type="time" office:time-value="PT19H17M56.656014689S" calcext:value-type="time">
            <text:p>19:17:56</text:p>
          </table:table-cell>
          <table:table-cell table:style-name="ce15" table:formula="of:=8*[.W96]" office:value-type="float" office:value="837.724808130087" calcext:value-type="float">
            <text:p>837.724808130087</text:p>
          </table:table-cell>
          <table:table-cell table:style-name="ce3" table:formula="of:=MOD([.E96]*1440+[.V96]+4*[.$B$4]-60*[.$B$5];1440)" office:value-type="float" office:value="550.918137153553" calcext:value-type="float">
            <text:p>550.918137153553</text:p>
          </table:table-cell>
          <table:table-cell table:style-name="ce3" table:formula="of:=IF([.AB96]/4&lt;0;[.AB96]/4+180;[.AB96]/4-180)" office:value-type="float" office:value="-42.2704657116117" calcext:value-type="float">
            <text:p>-42.2704657116117</text:p>
          </table:table-cell>
          <table:table-cell table:style-name="ce3" table:formula="of:=DEGREES(ACOS(SIN(RADIANS([.$B$3]))*SIN(RADIANS([.T96]))+COS(RADIANS([.$B$3]))*COS(RADIANS([.T96]))*COS(RADIANS([.AC96]))))" office:value-type="float" office:value="48.8221705398676" calcext:value-type="float">
            <text:p>48.8221705398676</text:p>
          </table:table-cell>
          <table:table-cell table:style-name="ce3" table:formula="of:=90-[.AD96]" office:value-type="float" office:value="41.1778294601324" calcext:value-type="float">
            <text:p>41.1778294601324</text:p>
          </table:table-cell>
          <table:table-cell table:style-name="ce3" table:formula="of:=IF([.AE96]&gt;85;0;IF([.AE96]&gt;5;58.1/TAN(RADIANS([.AE96]))-0.07/POWER(TAN(RADIANS([.AE96]));3)+0.000086/POWER(TAN(RADIANS([.AE96]));5);IF([.AE96]&gt;-0.575;1735+[.AE96]*(-518.2+[.AE96]*(103.4+[.AE96]*(-12.79+[.AE96]*0.711)));-20.772/TAN(RADIANS([.AE96])))))/3600" office:value-type="float" office:value="0.0184207009718087" calcext:value-type="float">
            <text:p>0.018420700971809</text:p>
          </table:table-cell>
          <table:table-cell table:style-name="ce3" table:formula="of:=[.AE96]+[.AF96]" office:value-type="float" office:value="41.1962501611042" calcext:value-type="float">
            <text:p>41.1962501611042</text:p>
          </table:table-cell>
          <table:table-cell table:style-name="ce3" table:formula="of:=IF([.AC96]&gt;0;MOD(DEGREES(ACOS(((SIN(RADIANS([.$B$3]))*COS(RADIANS([.AD96])))-SIN(RADIANS([.T96])))/(COS(RADIANS([.$B$3]))*SIN(RADIANS([.AD96])))))+180;360);MOD(540-DEGREES(ACOS(((SIN(RADIANS([.$B$3]))*COS(RADIANS([.AD96])))-SIN(RADIANS([.T96])))/(COS(RADIANS([.$B$3]))*SIN(RADIANS([.AD96])))));360))" office:value-type="float" office:value="119.302650647108" calcext:value-type="float">
            <text:p>119.30265064710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6]+0.1/24" office:value-type="time" office:time-value="PT09H36M00S" calcext:value-type="time">
            <text:p>9:36:00</text:p>
          </table:table-cell>
          <table:table-cell table:style-name="ce11" table:formula="of:=[.D97]+2415018.5+[.E97]-[.$B$5]/24" office:value-type="float" office:value="2451775.85833333" calcext:value-type="float">
            <text:p>2451775.86</text:p>
          </table:table-cell>
          <table:table-cell table:style-name="ce13" table:formula="of:=([.F97]-2451545)/36525" office:value-type="float" office:value="0.00632055669632842" calcext:value-type="float">
            <text:p>0.00632056</text:p>
          </table:table-cell>
          <table:table-cell/>
          <table:table-cell table:style-name="ce3" table:formula="of:=MOD(280.46646+[.G97]*(36000.76983+[.G97]*0.0003032);360)" office:value-type="float" office:value="148.011366834097" calcext:value-type="float">
            <text:p>148.011366834097</text:p>
          </table:table-cell>
          <table:table-cell table:style-name="ce3" table:formula="of:=357.52911+[.G97]*(35999.05029-0.0001537*[.G97])" office:value-type="float" office:value="585.063148365783" calcext:value-type="float">
            <text:p>585.063148365783</text:p>
          </table:table-cell>
          <table:table-cell table:style-name="ce3" table:formula="of:=0.016708634-[.G97]*(0.000042037+0.0000001267*[.G97])" office:value-type="float" office:value="0.0167083682976966" calcext:value-type="float">
            <text:p>0.016708368297697</text:p>
          </table:table-cell>
          <table:table-cell table:style-name="ce3" table:formula="of:=SIN(RADIANS([.J97]))*(1.914602-[.G97]*(0.004817+0.000014*[.G97]))+SIN(RADIANS(2*[.J97]))*(0.019993-0.000101*[.G97])+SIN(RADIANS(3*[.J97]))*0.000289" office:value-type="float" office:value="-1.33550916353909" calcext:value-type="float">
            <text:p>-1.33550916353909</text:p>
          </table:table-cell>
          <table:table-cell table:style-name="ce3" table:formula="of:=[.I97]+[.L97]" office:value-type="float" office:value="146.675857670558" calcext:value-type="float">
            <text:p>146.675857670558</text:p>
          </table:table-cell>
          <table:table-cell table:style-name="ce3" table:formula="of:=[.J97]+[.L97]" office:value-type="float" office:value="583.727639202244" calcext:value-type="float">
            <text:p>583.727639202244</text:p>
          </table:table-cell>
          <table:table-cell table:style-name="ce3" table:formula="of:=(1.000001018*(1-[.K97]*[.K97]))/(1+[.K97]*COS(RADIANS([.N97])))" office:value-type="float" office:value="1.01194004401044" calcext:value-type="float">
            <text:p>1.01194004401044</text:p>
          </table:table-cell>
          <table:table-cell table:style-name="ce3" table:formula="of:=[.M97]-0.00569-0.00478*SIN(RADIANS(125.04-1934.136*[.G97]))" office:value-type="float" office:value="146.665761655726" calcext:value-type="float">
            <text:p>146.665761655726</text:p>
          </table:table-cell>
          <table:table-cell table:style-name="ce3" table:formula="of:=23+(26+((21.448-[.G97]*(46.815+[.G97]*(0.00059-[.G97]*0.001813))))/60)/60" office:value-type="float" office:value="23.439208917532" calcext:value-type="float">
            <text:p>23.439208917532</text:p>
          </table:table-cell>
          <table:table-cell table:style-name="ce3" table:formula="of:=[.Q97]+0.00256*COS(RADIANS(125.04-1934.136*[.G97]))" office:value-type="float" office:value="23.4382162522582" calcext:value-type="float">
            <text:p>23.4382162522582</text:p>
          </table:table-cell>
          <table:table-cell table:style-name="ce3" table:formula="of:=DEGREES(ATAN2(COS(RADIANS([.P97]));COS(RADIANS([.R97]))*SIN(RADIANS([.P97]))))" office:value-type="float" office:value="148.89056794199" calcext:value-type="float">
            <text:p>148.89056794199</text:p>
          </table:table-cell>
          <table:table-cell table:style-name="ce3" table:formula="of:=DEGREES(ASIN(SIN(RADIANS([.R97]))*SIN(RADIANS([.P97]))))" office:value-type="float" office:value="12.6255205072546" calcext:value-type="float">
            <text:p>12.6255205072546</text:p>
          </table:table-cell>
          <table:table-cell table:style-name="ce3" table:formula="of:=TAN(RADIANS([.R97]/2))*TAN(RADIANS([.R97]/2))" office:value-type="float" office:value="0.0430304702181541" calcext:value-type="float">
            <text:p>0.043030470218154</text:p>
          </table:table-cell>
          <table:table-cell table:formula="of:=4*DEGREES([.U97]*SIN(2*RADIANS([.I97]))-2*[.K97]*SIN(RADIANS([.J97]))+4*[.K97]*[.U97]*SIN(RADIANS([.J97]))*COS(2*RADIANS([.I97]))-0.5*[.U97]*[.U97]*SIN(4*RADIANS([.I97]))-1.25*[.K97]*[.K97]*SIN(2*RADIANS([.J97])))" office:value-type="float" office:value="-3.55805224866008" calcext:value-type="float">
            <text:p>-3.55805224866008</text:p>
          </table:table-cell>
          <table:table-cell table:style-name="ce3" table:formula="of:=DEGREES(ACOS(COS(RADIANS(90.833))/(COS(RADIANS([.$B$3]))*COS(RADIANS([.T97])))-TAN(RADIANS([.$B$3]))*TAN(RADIANS([.T97]))))" office:value-type="float" office:value="104.714055045347" calcext:value-type="float">
            <text:p>104.714055045347</text:p>
          </table:table-cell>
          <table:table-cell table:style-name="ce9" table:formula="of:=(720-4*[.$B$4]-[.V97]+[.$B$5]*60)/1440" office:value-type="time" office:time-value="PT12H19M04.85353492S" calcext:value-type="time">
            <text:p>12:19:04</text:p>
          </table:table-cell>
          <table:table-cell table:style-name="ce9" table:formula="of:=[.X97]-[.W97]*4/1440" office:value-type="time" office:time-value="PT05H20M13.480324036S" calcext:value-type="time">
            <text:p>5:20:13</text:p>
          </table:table-cell>
          <table:table-cell table:style-name="ce9" table:formula="of:=[.X97]+[.W97]*4/1440" office:value-type="time" office:time-value="PT19H17M56.226745803S" calcext:value-type="time">
            <text:p>19:17:56</text:p>
          </table:table-cell>
          <table:table-cell table:style-name="ce15" table:formula="of:=8*[.W97]" office:value-type="float" office:value="837.712440362773" calcext:value-type="float">
            <text:p>837.712440362773</text:p>
          </table:table-cell>
          <table:table-cell table:style-name="ce3" table:formula="of:=MOD([.E97]*1440+[.V97]+4*[.$B$4]-60*[.$B$5];1440)" office:value-type="float" office:value="556.91910775134" calcext:value-type="float">
            <text:p>556.91910775134</text:p>
          </table:table-cell>
          <table:table-cell table:style-name="ce3" table:formula="of:=IF([.AB97]/4&lt;0;[.AB97]/4+180;[.AB97]/4-180)" office:value-type="float" office:value="-40.7702230621651" calcext:value-type="float">
            <text:p>-40.7702230621651</text:p>
          </table:table-cell>
          <table:table-cell table:style-name="ce3" table:formula="of:=DEGREES(ACOS(SIN(RADIANS([.$B$3]))*SIN(RADIANS([.T97]))+COS(RADIANS([.$B$3]))*COS(RADIANS([.T97]))*COS(RADIANS([.AC97]))))" office:value-type="float" office:value="47.9225406405474" calcext:value-type="float">
            <text:p>47.9225406405474</text:p>
          </table:table-cell>
          <table:table-cell table:style-name="ce3" table:formula="of:=90-[.AD97]" office:value-type="float" office:value="42.0774593594526" calcext:value-type="float">
            <text:p>42.0774593594526</text:p>
          </table:table-cell>
          <table:table-cell table:style-name="ce3" table:formula="of:=IF([.AE97]&gt;85;0;IF([.AE97]&gt;5;58.1/TAN(RADIANS([.AE97]))-0.07/POWER(TAN(RADIANS([.AE97]));3)+0.000086/POWER(TAN(RADIANS([.AE97]));5);IF([.AE97]&gt;-0.575;1735+[.AE97]*(-518.2+[.AE97]*(103.4+[.AE97]*(-12.79+[.AE97]*0.711)));-20.772/TAN(RADIANS([.AE97])))))/3600" office:value-type="float" office:value="0.0178490135418207" calcext:value-type="float">
            <text:p>0.017849013541821</text:p>
          </table:table-cell>
          <table:table-cell table:style-name="ce3" table:formula="of:=[.AE97]+[.AF97]" office:value-type="float" office:value="42.0953083729944" calcext:value-type="float">
            <text:p>42.0953083729944</text:p>
          </table:table-cell>
          <table:table-cell table:style-name="ce3" table:formula="of:=IF([.AC97]&gt;0;MOD(DEGREES(ACOS(((SIN(RADIANS([.$B$3]))*COS(RADIANS([.AD97])))-SIN(RADIANS([.T97])))/(COS(RADIANS([.$B$3]))*SIN(RADIANS([.AD97])))))+180;360);MOD(540-DEGREES(ACOS(((SIN(RADIANS([.$B$3]))*COS(RADIANS([.AD97])))-SIN(RADIANS([.T97])))/(COS(RADIANS([.$B$3]))*SIN(RADIANS([.AD97])))));360))" office:value-type="float" office:value="120.847818459326" calcext:value-type="float">
            <text:p>120.84781845932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7]+0.1/24" office:value-type="time" office:time-value="PT09H42M00S" calcext:value-type="time">
            <text:p>9:42:00</text:p>
          </table:table-cell>
          <table:table-cell table:style-name="ce11" table:formula="of:=[.D98]+2415018.5+[.E98]-[.$B$5]/24" office:value-type="float" office:value="2451775.8625" calcext:value-type="float">
            <text:p>2451775.86</text:p>
          </table:table-cell>
          <table:table-cell table:style-name="ce13" table:formula="of:=([.F98]-2451545)/36525" office:value-type="float" office:value="0.0063206707734505" calcext:value-type="float">
            <text:p>0.00632067</text:p>
          </table:table-cell>
          <table:table-cell/>
          <table:table-cell table:style-name="ce3" table:formula="of:=MOD(280.46646+[.G98]*(36000.76983+[.G98]*0.0003032);360)" office:value-type="float" office:value="148.015473698312" calcext:value-type="float">
            <text:p>148.015473698312</text:p>
          </table:table-cell>
          <table:table-cell table:style-name="ce3" table:formula="of:=357.52911+[.G98]*(35999.05029-0.0001537*[.G98])" office:value-type="float" office:value="585.067255033837" calcext:value-type="float">
            <text:p>585.067255033837</text:p>
          </table:table-cell>
          <table:table-cell table:style-name="ce3" table:formula="of:=0.016708634-[.G98]*(0.000042037+0.0000001267*[.G98])" office:value-type="float" office:value="0.0167083682929009" calcext:value-type="float">
            <text:p>0.016708368292901</text:p>
          </table:table-cell>
          <table:table-cell table:style-name="ce3" table:formula="of:=SIN(RADIANS([.J98]))*(1.914602-[.G98]*(0.004817+0.000014*[.G98]))+SIN(RADIANS(2*[.J98]))*(0.019993-0.000101*[.G98])+SIN(RADIANS(3*[.J98]))*0.000289" office:value-type="float" office:value="-1.33560604902639" calcext:value-type="float">
            <text:p>-1.33560604902639</text:p>
          </table:table-cell>
          <table:table-cell table:style-name="ce3" table:formula="of:=[.I98]+[.L98]" office:value-type="float" office:value="146.679867649286" calcext:value-type="float">
            <text:p>146.679867649286</text:p>
          </table:table-cell>
          <table:table-cell table:style-name="ce3" table:formula="of:=[.J98]+[.L98]" office:value-type="float" office:value="583.731648984811" calcext:value-type="float">
            <text:p>583.731648984811</text:p>
          </table:table-cell>
          <table:table-cell table:style-name="ce3" table:formula="of:=(1.000001018*(1-[.K98]*[.K98]))/(1+[.K98]*COS(RADIANS([.N98])))" office:value-type="float" office:value="1.01193921606222" calcext:value-type="float">
            <text:p>1.01193921606222</text:p>
          </table:table-cell>
          <table:table-cell table:style-name="ce3" table:formula="of:=[.M98]-0.00569-0.00478*SIN(RADIANS(125.04-1934.136*[.G98]))" office:value-type="float" office:value="146.669771627317" calcext:value-type="float">
            <text:p>146.669771627317</text:p>
          </table:table-cell>
          <table:table-cell table:style-name="ce3" table:formula="of:=23+(26+((21.448-[.G98]*(46.815+[.G98]*(0.00059-[.G98]*0.001813))))/60)/60" office:value-type="float" office:value="23.4392089160485" calcext:value-type="float">
            <text:p>23.4392089160485</text:p>
          </table:table-cell>
          <table:table-cell table:style-name="ce3" table:formula="of:=[.Q98]+0.00256*COS(RADIANS(125.04-1934.136*[.G98]))" office:value-type="float" office:value="23.4382162598618" calcext:value-type="float">
            <text:p>23.4382162598618</text:p>
          </table:table-cell>
          <table:table-cell table:style-name="ce3" table:formula="of:=DEGREES(ATAN2(COS(RADIANS([.P98]));COS(RADIANS([.R98]))*SIN(RADIANS([.P98]))))" office:value-type="float" office:value="148.894431623059" calcext:value-type="float">
            <text:p>148.894431623059</text:p>
          </table:table-cell>
          <table:table-cell table:style-name="ce3" table:formula="of:=DEGREES(ASIN(SIN(RADIANS([.R98]))*SIN(RADIANS([.P98]))))" office:value-type="float" office:value="12.6241548678404" calcext:value-type="float">
            <text:p>12.6241548678404</text:p>
          </table:table-cell>
          <table:table-cell table:style-name="ce3" table:formula="of:=TAN(RADIANS([.R98]/2))*TAN(RADIANS([.R98]/2))" office:value-type="float" office:value="0.043030470246867" calcext:value-type="float">
            <text:p>0.043030470246867</text:p>
          </table:table-cell>
          <table:table-cell table:formula="of:=4*DEGREES([.U98]*SIN(2*RADIANS([.I98]))-2*[.K98]*SIN(RADIANS([.J98]))+4*[.K98]*[.U98]*SIN(RADIANS([.J98]))*COS(2*RADIANS([.I98]))-0.5*[.U98]*[.U98]*SIN(4*RADIANS([.I98]))-1.25*[.K98]*[.K98]*SIN(2*RADIANS([.J98])))" office:value-type="float" office:value="-3.55708151193878" calcext:value-type="float">
            <text:p>-3.55708151193878</text:p>
          </table:table-cell>
          <table:table-cell table:style-name="ce3" table:formula="of:=DEGREES(ACOS(COS(RADIANS(90.833))/(COS(RADIANS([.$B$3]))*COS(RADIANS([.T98])))-TAN(RADIANS([.$B$3]))*TAN(RADIANS([.T98]))))" office:value-type="float" office:value="104.712509037001" calcext:value-type="float">
            <text:p>104.712509037001</text:p>
          </table:table-cell>
          <table:table-cell table:style-name="ce9" table:formula="of:=(720-4*[.$B$4]-[.V98]+[.$B$5]*60)/1440" office:value-type="time" office:time-value="PT12H19M04.795290716S" calcext:value-type="time">
            <text:p>12:19:04</text:p>
          </table:table-cell>
          <table:table-cell table:style-name="ce9" table:formula="of:=[.X98]-[.W98]*4/1440" office:value-type="time" office:time-value="PT05H20M13.793121836S" calcext:value-type="time">
            <text:p>5:20:13</text:p>
          </table:table-cell>
          <table:table-cell table:style-name="ce9" table:formula="of:=[.X98]+[.W98]*4/1440" office:value-type="time" office:time-value="PT19H17M55.797459597S" calcext:value-type="time">
            <text:p>19:17:55</text:p>
          </table:table-cell>
          <table:table-cell table:style-name="ce15" table:formula="of:=8*[.W98]" office:value-type="float" office:value="837.700072296006" calcext:value-type="float">
            <text:p>837.700072296006</text:p>
          </table:table-cell>
          <table:table-cell table:style-name="ce3" table:formula="of:=MOD([.E98]*1440+[.V98]+4*[.$B$4]-60*[.$B$5];1440)" office:value-type="float" office:value="562.920078488061" calcext:value-type="float">
            <text:p>562.920078488061</text:p>
          </table:table-cell>
          <table:table-cell table:style-name="ce3" table:formula="of:=IF([.AB98]/4&lt;0;[.AB98]/4+180;[.AB98]/4-180)" office:value-type="float" office:value="-39.2699803779848" calcext:value-type="float">
            <text:p>-39.2699803779848</text:p>
          </table:table-cell>
          <table:table-cell table:style-name="ce3" table:formula="of:=DEGREES(ACOS(SIN(RADIANS([.$B$3]))*SIN(RADIANS([.T98]))+COS(RADIANS([.$B$3]))*COS(RADIANS([.T98]))*COS(RADIANS([.AC98]))))" office:value-type="float" office:value="47.0374886772268" calcext:value-type="float">
            <text:p>47.0374886772268</text:p>
          </table:table-cell>
          <table:table-cell table:style-name="ce3" table:formula="of:=90-[.AD98]" office:value-type="float" office:value="42.9625113227732" calcext:value-type="float">
            <text:p>42.9625113227732</text:p>
          </table:table-cell>
          <table:table-cell table:style-name="ce3" table:formula="of:=IF([.AE98]&gt;85;0;IF([.AE98]&gt;5;58.1/TAN(RADIANS([.AE98]))-0.07/POWER(TAN(RADIANS([.AE98]));3)+0.000086/POWER(TAN(RADIANS([.AE98]));5);IF([.AE98]&gt;-0.575;1735+[.AE98]*(-518.2+[.AE98]*(103.4+[.AE98]*(-12.79+[.AE98]*0.711)));-20.772/TAN(RADIANS([.AE98])))))/3600" office:value-type="float" office:value="0.0173055191833346" calcext:value-type="float">
            <text:p>0.017305519183335</text:p>
          </table:table-cell>
          <table:table-cell table:style-name="ce3" table:formula="of:=[.AE98]+[.AF98]" office:value-type="float" office:value="42.9798168419565" calcext:value-type="float">
            <text:p>42.9798168419565</text:p>
          </table:table-cell>
          <table:table-cell table:style-name="ce3" table:formula="of:=IF([.AC98]&gt;0;MOD(DEGREES(ACOS(((SIN(RADIANS([.$B$3]))*COS(RADIANS([.AD98])))-SIN(RADIANS([.T98])))/(COS(RADIANS([.$B$3]))*SIN(RADIANS([.AD98])))))+180;360);MOD(540-DEGREES(ACOS(((SIN(RADIANS([.$B$3]))*COS(RADIANS([.AD98])))-SIN(RADIANS([.T98])))/(COS(RADIANS([.$B$3]))*SIN(RADIANS([.AD98])))));360))" office:value-type="float" office:value="122.430089652108" calcext:value-type="float">
            <text:p>122.43008965210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8]+0.1/24" office:value-type="time" office:time-value="PT09H48M00S" calcext:value-type="time">
            <text:p>9:48:00</text:p>
          </table:table-cell>
          <table:table-cell table:style-name="ce11" table:formula="of:=[.D99]+2415018.5+[.E99]-[.$B$5]/24" office:value-type="float" office:value="2451775.86666667" calcext:value-type="float">
            <text:p>2451775.87</text:p>
          </table:table-cell>
          <table:table-cell table:style-name="ce13" table:formula="of:=([.F99]-2451545)/36525" office:value-type="float" office:value="0.00632078485055983" calcext:value-type="float">
            <text:p>0.00632078</text:p>
          </table:table-cell>
          <table:table-cell/>
          <table:table-cell table:style-name="ce3" table:formula="of:=MOD(280.46646+[.G99]*(36000.76983+[.G99]*0.0003032);360)" office:value-type="float" office:value="148.019580562069" calcext:value-type="float">
            <text:p>148.019580562069</text:p>
          </table:table-cell>
          <table:table-cell table:style-name="ce3" table:formula="of:=357.52911+[.G99]*(35999.05029-0.0001537*[.G99])" office:value-type="float" office:value="585.071361701433" calcext:value-type="float">
            <text:p>585.071361701433</text:p>
          </table:table-cell>
          <table:table-cell table:style-name="ce3" table:formula="of:=0.016708634-[.G99]*(0.000042037+0.0000001267*[.G99])" office:value-type="float" office:value="0.0167083682881053" calcext:value-type="float">
            <text:p>0.016708368288105</text:p>
          </table:table-cell>
          <table:table-cell table:style-name="ce3" table:formula="of:=SIN(RADIANS([.J99]))*(1.914602-[.G99]*(0.004817+0.000014*[.G99]))+SIN(RADIANS(2*[.J99]))*(0.019993-0.000101*[.G99])+SIN(RADIANS(3*[.J99]))*0.000289" office:value-type="float" office:value="-1.33570292794116" calcext:value-type="float">
            <text:p>-1.33570292794116</text:p>
          </table:table-cell>
          <table:table-cell table:style-name="ce3" table:formula="of:=[.I99]+[.L99]" office:value-type="float" office:value="146.683877634128" calcext:value-type="float">
            <text:p>146.683877634128</text:p>
          </table:table-cell>
          <table:table-cell table:style-name="ce3" table:formula="of:=[.J99]+[.L99]" office:value-type="float" office:value="583.735658773492" calcext:value-type="float">
            <text:p>583.735658773492</text:p>
          </table:table-cell>
          <table:table-cell table:style-name="ce3" table:formula="of:=(1.000001018*(1-[.K99]*[.K99]))/(1+[.K99]*COS(RADIANS([.N99])))" office:value-type="float" office:value="1.01193838805351" calcext:value-type="float">
            <text:p>1.01193838805351</text:p>
          </table:table-cell>
          <table:table-cell table:style-name="ce3" table:formula="of:=[.M99]-0.00569-0.00478*SIN(RADIANS(125.04-1934.136*[.G99]))" office:value-type="float" office:value="146.673781605021" calcext:value-type="float">
            <text:p>146.673781605021</text:p>
          </table:table-cell>
          <table:table-cell table:style-name="ce3" table:formula="of:=23+(26+((21.448-[.G99]*(46.815+[.G99]*(0.00059-[.G99]*0.001813))))/60)/60" office:value-type="float" office:value="23.439208914565" calcext:value-type="float">
            <text:p>23.439208914565</text:p>
          </table:table-cell>
          <table:table-cell table:style-name="ce3" table:formula="of:=[.Q99]+0.00256*COS(RADIANS(125.04-1934.136*[.G99]))" office:value-type="float" office:value="23.4382162674653" calcext:value-type="float">
            <text:p>23.4382162674653</text:p>
          </table:table-cell>
          <table:table-cell table:style-name="ce3" table:formula="of:=DEGREES(ATAN2(COS(RADIANS([.P99]));COS(RADIANS([.R99]))*SIN(RADIANS([.P99]))))" office:value-type="float" office:value="148.898295268767" calcext:value-type="float">
            <text:p>148.898295268767</text:p>
          </table:table-cell>
          <table:table-cell table:style-name="ce3" table:formula="of:=DEGREES(ASIN(SIN(RADIANS([.R99]))*SIN(RADIANS([.P99]))))" office:value-type="float" office:value="12.6227891707774" calcext:value-type="float">
            <text:p>12.6227891707774</text:p>
          </table:table-cell>
          <table:table-cell table:style-name="ce3" table:formula="of:=TAN(RADIANS([.R99]/2))*TAN(RADIANS([.R99]/2))" office:value-type="float" office:value="0.0430304702755801" calcext:value-type="float">
            <text:p>0.04303047027558</text:p>
          </table:table-cell>
          <table:table-cell table:formula="of:=4*DEGREES([.U99]*SIN(2*RADIANS([.I99]))-2*[.K99]*SIN(RADIANS([.J99]))+4*[.K99]*[.U99]*SIN(RADIANS([.J99]))*COS(2*RADIANS([.I99]))-0.5*[.U99]*[.U99]*SIN(4*RADIANS([.I99]))-1.25*[.K99]*[.K99]*SIN(2*RADIANS([.J99])))" office:value-type="float" office:value="-3.55611063651434" calcext:value-type="float">
            <text:p>-3.55611063651434</text:p>
          </table:table-cell>
          <table:table-cell table:style-name="ce3" table:formula="of:=DEGREES(ACOS(COS(RADIANS(90.833))/(COS(RADIANS([.$B$3]))*COS(RADIANS([.T99])))-TAN(RADIANS([.$B$3]))*TAN(RADIANS([.T99]))))" office:value-type="float" office:value="104.710962991576" calcext:value-type="float">
            <text:p>104.710962991576</text:p>
          </table:table-cell>
          <table:table-cell table:style-name="ce9" table:formula="of:=(720-4*[.$B$4]-[.V99]+[.$B$5]*60)/1440" office:value-type="time" office:time-value="PT12H19M04.737038191S" calcext:value-type="time">
            <text:p>12:19:04</text:p>
          </table:table-cell>
          <table:table-cell table:style-name="ce9" table:formula="of:=[.X99]-[.W99]*4/1440" office:value-type="time" office:time-value="PT05H20M14.105920213S" calcext:value-type="time">
            <text:p>5:20:14</text:p>
          </table:table-cell>
          <table:table-cell table:style-name="ce9" table:formula="of:=[.X99]+[.W99]*4/1440" office:value-type="time" office:time-value="PT19H17M55.368156169S" calcext:value-type="time">
            <text:p>19:17:55</text:p>
          </table:table-cell>
          <table:table-cell table:style-name="ce15" table:formula="of:=8*[.W99]" office:value-type="float" office:value="837.687703932607" calcext:value-type="float">
            <text:p>837.687703932607</text:p>
          </table:table-cell>
          <table:table-cell table:style-name="ce3" table:formula="of:=MOD([.E99]*1440+[.V99]+4*[.$B$4]-60*[.$B$5];1440)" office:value-type="float" office:value="568.921049363485" calcext:value-type="float">
            <text:p>568.921049363485</text:p>
          </table:table-cell>
          <table:table-cell table:style-name="ce3" table:formula="of:=IF([.AB99]/4&lt;0;[.AB99]/4+180;[.AB99]/4-180)" office:value-type="float" office:value="-37.7697376591286" calcext:value-type="float">
            <text:p>-37.7697376591286</text:p>
          </table:table-cell>
          <table:table-cell table:style-name="ce3" table:formula="of:=DEGREES(ACOS(SIN(RADIANS([.$B$3]))*SIN(RADIANS([.T99]))+COS(RADIANS([.$B$3]))*COS(RADIANS([.T99]))*COS(RADIANS([.AC99]))))" office:value-type="float" office:value="46.1680528290564" calcext:value-type="float">
            <text:p>46.1680528290564</text:p>
          </table:table-cell>
          <table:table-cell table:style-name="ce3" table:formula="of:=90-[.AD99]" office:value-type="float" office:value="43.8319471709436" calcext:value-type="float">
            <text:p>43.8319471709436</text:p>
          </table:table-cell>
          <table:table-cell table:style-name="ce3" table:formula="of:=IF([.AE99]&gt;85;0;IF([.AE99]&gt;5;58.1/TAN(RADIANS([.AE99]))-0.07/POWER(TAN(RADIANS([.AE99]));3)+0.000086/POWER(TAN(RADIANS([.AE99]));5);IF([.AE99]&gt;-0.575;1735+[.AE99]*(-518.2+[.AE99]*(103.4+[.AE99]*(-12.79+[.AE99]*0.711)));-20.772/TAN(RADIANS([.AE99])))))/3600" office:value-type="float" office:value="0.0167887586028482" calcext:value-type="float">
            <text:p>0.016788758602848</text:p>
          </table:table-cell>
          <table:table-cell table:style-name="ce3" table:formula="of:=[.AE99]+[.AF99]" office:value-type="float" office:value="43.8487359295464" calcext:value-type="float">
            <text:p>43.8487359295464</text:p>
          </table:table-cell>
          <table:table-cell table:style-name="ce3" table:formula="of:=IF([.AC99]&gt;0;MOD(DEGREES(ACOS(((SIN(RADIANS([.$B$3]))*COS(RADIANS([.AD99])))-SIN(RADIANS([.T99])))/(COS(RADIANS([.$B$3]))*SIN(RADIANS([.AD99])))))+180;360);MOD(540-DEGREES(ACOS(((SIN(RADIANS([.$B$3]))*COS(RADIANS([.AD99])))-SIN(RADIANS([.T99])))/(COS(RADIANS([.$B$3]))*SIN(RADIANS([.AD99])))));360))" office:value-type="float" office:value="124.05118506013" calcext:value-type="float">
            <text:p>124.0511850601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99]+0.1/24" office:value-type="time" office:time-value="PT09H54M00S" calcext:value-type="time">
            <text:p>9:54:00</text:p>
          </table:table-cell>
          <table:table-cell table:style-name="ce11" table:formula="of:=[.D100]+2415018.5+[.E100]-[.$B$5]/24" office:value-type="float" office:value="2451775.87083333" calcext:value-type="float">
            <text:p>2451775.87</text:p>
          </table:table-cell>
          <table:table-cell table:style-name="ce13" table:formula="of:=([.F100]-2451545)/36525" office:value-type="float" office:value="0.00632089892768191" calcext:value-type="float">
            <text:p>0.00632090</text:p>
          </table:table-cell>
          <table:table-cell/>
          <table:table-cell table:style-name="ce3" table:formula="of:=MOD(280.46646+[.G100]*(36000.76983+[.G100]*0.0003032);360)" office:value-type="float" office:value="148.023687426284" calcext:value-type="float">
            <text:p>148.023687426284</text:p>
          </table:table-cell>
          <table:table-cell table:style-name="ce3" table:formula="of:=357.52911+[.G100]*(35999.05029-0.0001537*[.G100])" office:value-type="float" office:value="585.075468369487" calcext:value-type="float">
            <text:p>585.075468369487</text:p>
          </table:table-cell>
          <table:table-cell table:style-name="ce3" table:formula="of:=0.016708634-[.G100]*(0.000042037+0.0000001267*[.G100])" office:value-type="float" office:value="0.0167083682833096" calcext:value-type="float">
            <text:p>0.01670836828331</text:p>
          </table:table-cell>
          <table:table-cell table:style-name="ce3" table:formula="of:=SIN(RADIANS([.J100]))*(1.914602-[.G100]*(0.004817+0.000014*[.G100]))+SIN(RADIANS(2*[.J100]))*(0.019993-0.000101*[.G100])+SIN(RADIANS(3*[.J100]))*0.000289" office:value-type="float" office:value="-1.33579980030457" calcext:value-type="float">
            <text:p>-1.33579980030457</text:p>
          </table:table-cell>
          <table:table-cell table:style-name="ce3" table:formula="of:=[.I100]+[.L100]" office:value-type="float" office:value="146.68788762598" calcext:value-type="float">
            <text:p>146.68788762598</text:p>
          </table:table-cell>
          <table:table-cell table:style-name="ce3" table:formula="of:=[.J100]+[.L100]" office:value-type="float" office:value="583.739668569183" calcext:value-type="float">
            <text:p>583.739668569183</text:p>
          </table:table-cell>
          <table:table-cell table:style-name="ce3" table:formula="of:=(1.000001018*(1-[.K100]*[.K100]))/(1+[.K100]*COS(RADIANS([.N100])))" office:value-type="float" office:value="1.01193755998415" calcext:value-type="float">
            <text:p>1.01193755998415</text:p>
          </table:table-cell>
          <table:table-cell table:style-name="ce3" table:formula="of:=[.M100]-0.00569-0.00478*SIN(RADIANS(125.04-1934.136*[.G100]))" office:value-type="float" office:value="146.677791589735" calcext:value-type="float">
            <text:p>146.677791589735</text:p>
          </table:table-cell>
          <table:table-cell table:style-name="ce3" table:formula="of:=23+(26+((21.448-[.G100]*(46.815+[.G100]*(0.00059-[.G100]*0.001813))))/60)/60" office:value-type="float" office:value="23.4392089130815" calcext:value-type="float">
            <text:p>23.4392089130815</text:p>
          </table:table-cell>
          <table:table-cell table:style-name="ce3" table:formula="of:=[.Q100]+0.00256*COS(RADIANS(125.04-1934.136*[.G100]))" office:value-type="float" office:value="23.4382162750689" calcext:value-type="float">
            <text:p>23.4382162750689</text:p>
          </table:table-cell>
          <table:table-cell table:style-name="ce3" table:formula="of:=DEGREES(ATAN2(COS(RADIANS([.P100]));COS(RADIANS([.R100]))*SIN(RADIANS([.P100]))))" office:value-type="float" office:value="148.902158879981" calcext:value-type="float">
            <text:p>148.902158879981</text:p>
          </table:table-cell>
          <table:table-cell table:style-name="ce3" table:formula="of:=DEGREES(ASIN(SIN(RADIANS([.R100]))*SIN(RADIANS([.P100]))))" office:value-type="float" office:value="12.6214234157668" calcext:value-type="float">
            <text:p>12.6214234157668</text:p>
          </table:table-cell>
          <table:table-cell table:style-name="ce3" table:formula="of:=TAN(RADIANS([.R100]/2))*TAN(RADIANS([.R100]/2))" office:value-type="float" office:value="0.0430304703042932" calcext:value-type="float">
            <text:p>0.043030470304293</text:p>
          </table:table-cell>
          <table:table-cell table:formula="of:=4*DEGREES([.U100]*SIN(2*RADIANS([.I100]))-2*[.K100]*SIN(RADIANS([.J100]))+4*[.K100]*[.U100]*SIN(RADIANS([.J100]))*COS(2*RADIANS([.I100]))-0.5*[.U100]*[.U100]*SIN(4*RADIANS([.I100]))-1.25*[.K100]*[.K100]*SIN(2*RADIANS([.J100])))" office:value-type="float" office:value="-3.55513962218442" calcext:value-type="float">
            <text:p>-3.55513962218442</text:p>
          </table:table-cell>
          <table:table-cell table:style-name="ce3" table:formula="of:=DEGREES(ACOS(COS(RADIANS(90.833))/(COS(RADIANS([.$B$3]))*COS(RADIANS([.T100])))-TAN(RADIANS([.$B$3]))*TAN(RADIANS([.T100]))))" office:value-type="float" office:value="104.709416908734" calcext:value-type="float">
            <text:p>104.709416908734</text:p>
          </table:table-cell>
          <table:table-cell table:style-name="ce9" table:formula="of:=(720-4*[.$B$4]-[.V100]+[.$B$5]*60)/1440" office:value-type="time" office:time-value="PT12H19M04.678777331S" calcext:value-type="time">
            <text:p>12:19:04</text:p>
          </table:table-cell>
          <table:table-cell table:style-name="ce9" table:formula="of:=[.X100]-[.W100]*4/1440" office:value-type="time" office:time-value="PT05H20M14.418719235S" calcext:value-type="time">
            <text:p>5:20:14</text:p>
          </table:table-cell>
          <table:table-cell table:style-name="ce9" table:formula="of:=[.X100]+[.W100]*4/1440" office:value-type="time" office:time-value="PT19H17M54.938835427S" calcext:value-type="time">
            <text:p>19:17:54</text:p>
          </table:table-cell>
          <table:table-cell table:style-name="ce15" table:formula="of:=8*[.W100]" office:value-type="float" office:value="837.675335269869" calcext:value-type="float">
            <text:p>837.675335269869</text:p>
          </table:table-cell>
          <table:table-cell table:style-name="ce3" table:formula="of:=MOD([.E100]*1440+[.V100]+4*[.$B$4]-60*[.$B$5];1440)" office:value-type="float" office:value="574.922020377815" calcext:value-type="float">
            <text:p>574.922020377815</text:p>
          </table:table-cell>
          <table:table-cell table:style-name="ce3" table:formula="of:=IF([.AB100]/4&lt;0;[.AB100]/4+180;[.AB100]/4-180)" office:value-type="float" office:value="-36.2694949055462" calcext:value-type="float">
            <text:p>-36.2694949055462</text:p>
          </table:table-cell>
          <table:table-cell table:style-name="ce3" table:formula="of:=DEGREES(ACOS(SIN(RADIANS([.$B$3]))*SIN(RADIANS([.T100]))+COS(RADIANS([.$B$3]))*COS(RADIANS([.T100]))*COS(RADIANS([.AC100]))))" office:value-type="float" office:value="45.3153257140643" calcext:value-type="float">
            <text:p>45.3153257140643</text:p>
          </table:table-cell>
          <table:table-cell table:style-name="ce3" table:formula="of:=90-[.AD100]" office:value-type="float" office:value="44.6846742859357" calcext:value-type="float">
            <text:p>44.6846742859357</text:p>
          </table:table-cell>
          <table:table-cell table:style-name="ce3" table:formula="of:=IF([.AE100]&gt;85;0;IF([.AE100]&gt;5;58.1/TAN(RADIANS([.AE100]))-0.07/POWER(TAN(RADIANS([.AE100]));3)+0.000086/POWER(TAN(RADIANS([.AE100]));5);IF([.AE100]&gt;-0.575;1735+[.AE100]*(-518.2+[.AE100]*(103.4+[.AE100]*(-12.79+[.AE100]*0.711)));-20.772/TAN(RADIANS([.AE100])))))/3600" office:value-type="float" office:value="0.0162974415845855" calcext:value-type="float">
            <text:p>0.016297441584586</text:p>
          </table:table-cell>
          <table:table-cell table:style-name="ce3" table:formula="of:=[.AE100]+[.AF100]" office:value-type="float" office:value="44.7009717275203" calcext:value-type="float">
            <text:p>44.7009717275203</text:p>
          </table:table-cell>
          <table:table-cell table:style-name="ce3" table:formula="of:=IF([.AC100]&gt;0;MOD(DEGREES(ACOS(((SIN(RADIANS([.$B$3]))*COS(RADIANS([.AD100])))-SIN(RADIANS([.T100])))/(COS(RADIANS([.$B$3]))*SIN(RADIANS([.AD100])))))+180;360);MOD(540-DEGREES(ACOS(((SIN(RADIANS([.$B$3]))*COS(RADIANS([.AD100])))-SIN(RADIANS([.T100])))/(COS(RADIANS([.$B$3]))*SIN(RADIANS([.AD100])))));360))" office:value-type="float" office:value="125.712821658414" calcext:value-type="float">
            <text:p>125.712821658414</text:p>
          </table:table-cell>
          <table:table-cell table:number-columns-repeated="990"/>
        </table:table-row>
        <table:table-row table:style-name="ro2">
          <table:table-cell table:style-name="ce4" table:number-columns-repeated="3"/>
          <table:table-cell table:style-name="ce6" table:formula="of:=[.$B$7]" office:value-type="date" office:date-value="2000-08-19" calcext:value-type="date">
            <text:p>8/19/2000</text:p>
          </table:table-cell>
          <table:table-cell table:style-name="ce10" table:formula="of:=[.E100]+0.1/24" office:value-type="time" office:time-value="PT10H00M00S" calcext:value-type="time">
            <text:p>10:00:00</text:p>
          </table:table-cell>
          <table:table-cell table:style-name="ce12" table:formula="of:=[.D101]+2415018.5+[.E101]-[.$B$5]/24" office:value-type="float" office:value="2451775.875" calcext:value-type="float">
            <text:p>2451775.88</text:p>
          </table:table-cell>
          <table:table-cell table:style-name="ce14" table:formula="of:=([.F101]-2451545)/36525" office:value-type="float" office:value="0.00632101300479124" calcext:value-type="float">
            <text:p>0.00632101</text:p>
          </table:table-cell>
          <table:table-cell table:style-name="ce4"/>
          <table:table-cell table:style-name="ce4" table:formula="of:=MOD(280.46646+[.G101]*(36000.76983+[.G101]*0.0003032);360)" office:value-type="float" office:value="148.02779429004" calcext:value-type="float">
            <text:p>148.02779429004</text:p>
          </table:table-cell>
          <table:table-cell table:style-name="ce4" table:formula="of:=357.52911+[.G101]*(35999.05029-0.0001537*[.G101])" office:value-type="float" office:value="585.079575037083" calcext:value-type="float">
            <text:p>585.079575037083</text:p>
          </table:table-cell>
          <table:table-cell table:style-name="ce4" table:formula="of:=0.016708634-[.G101]*(0.000042037+0.0000001267*[.G101])" office:value-type="float" office:value="0.016708368278514" calcext:value-type="float">
            <text:p>0.016708368278514</text:p>
          </table:table-cell>
          <table:table-cell table:style-name="ce4" table:formula="of:=SIN(RADIANS([.J101]))*(1.914602-[.G101]*(0.004817+0.000014*[.G101]))+SIN(RADIANS(2*[.J101]))*(0.019993-0.000101*[.G101])+SIN(RADIANS(3*[.J101]))*0.000289" office:value-type="float" office:value="-1.33589666609446" calcext:value-type="float">
            <text:p>-1.33589666609446</text:p>
          </table:table-cell>
          <table:table-cell table:style-name="ce4" table:formula="of:=[.I101]+[.L101]" office:value-type="float" office:value="146.691897623946" calcext:value-type="float">
            <text:p>146.691897623946</text:p>
          </table:table-cell>
          <table:table-cell table:style-name="ce4" table:formula="of:=[.J101]+[.L101]" office:value-type="float" office:value="583.743678370988" calcext:value-type="float">
            <text:p>583.743678370988</text:p>
          </table:table-cell>
          <table:table-cell table:style-name="ce4" table:formula="of:=(1.000001018*(1-[.K101]*[.K101]))/(1+[.K101]*COS(RADIANS([.N101])))" office:value-type="float" office:value="1.01193673185432" calcext:value-type="float">
            <text:p>1.01193673185432</text:p>
          </table:table-cell>
          <table:table-cell table:style-name="ce4" table:formula="of:=[.M101]-0.00569-0.00478*SIN(RADIANS(125.04-1934.136*[.G101]))" office:value-type="float" office:value="146.681801580564" calcext:value-type="float">
            <text:p>146.681801580564</text:p>
          </table:table-cell>
          <table:table-cell table:style-name="ce4" table:formula="of:=23+(26+((21.448-[.G101]*(46.815+[.G101]*(0.00059-[.G101]*0.001813))))/60)/60" office:value-type="float" office:value="23.4392089115981" calcext:value-type="float">
            <text:p>23.4392089115981</text:p>
          </table:table-cell>
          <table:table-cell table:style-name="ce4" table:formula="of:=[.Q101]+0.00256*COS(RADIANS(125.04-1934.136*[.G101]))" office:value-type="float" office:value="23.4382162826725" calcext:value-type="float">
            <text:p>23.4382162826725</text:p>
          </table:table-cell>
          <table:table-cell table:style-name="ce4" table:formula="of:=DEGREES(ATAN2(COS(RADIANS([.P101]));COS(RADIANS([.R101]))*SIN(RADIANS([.P101]))))" office:value-type="float" office:value="148.90602245584" calcext:value-type="float">
            <text:p>148.90602245584</text:p>
          </table:table-cell>
          <table:table-cell table:style-name="ce4" table:formula="of:=DEGREES(ASIN(SIN(RADIANS([.R101]))*SIN(RADIANS([.P101]))))" office:value-type="float" office:value="12.6200576031202" calcext:value-type="float">
            <text:p>12.6200576031202</text:p>
          </table:table-cell>
          <table:table-cell table:style-name="ce4" table:formula="of:=TAN(RADIANS([.R101]/2))*TAN(RADIANS([.R101]/2))" office:value-type="float" office:value="0.0430304703330063" calcext:value-type="float">
            <text:p>0.043030470333006</text:p>
          </table:table-cell>
          <table:table-cell table:style-name="ce4" table:formula="of:=4*DEGREES([.U101]*SIN(2*RADIANS([.I101]))-2*[.K101]*SIN(RADIANS([.J101]))+4*[.K101]*[.U101]*SIN(RADIANS([.J101]))*COS(2*RADIANS([.I101]))-0.5*[.U101]*[.U101]*SIN(4*RADIANS([.I101]))-1.25*[.K101]*[.K101]*SIN(2*RADIANS([.J101])))" office:value-type="float" office:value="-3.55416846918076" calcext:value-type="float">
            <text:p>-3.55416846918076</text:p>
          </table:table-cell>
          <table:table-cell table:style-name="ce4" table:formula="of:=DEGREES(ACOS(COS(RADIANS(90.833))/(COS(RADIANS([.$B$3]))*COS(RADIANS([.T101])))-TAN(RADIANS([.$B$3]))*TAN(RADIANS([.T101]))))" office:value-type="float" office:value="104.707870788826" calcext:value-type="float">
            <text:p>104.707870788826</text:p>
          </table:table-cell>
          <table:table-cell table:style-name="ce10" table:formula="of:=(720-4*[.$B$4]-[.V101]+[.$B$5]*60)/1440" office:value-type="time" office:time-value="PT12H19M04.620508151S" calcext:value-type="time">
            <text:p>12:19:04</text:p>
          </table:table-cell>
          <table:table-cell table:style-name="ce10" table:formula="of:=[.X101]-[.W101]*4/1440" office:value-type="time" office:time-value="PT05H20M14.731518833S" calcext:value-type="time">
            <text:p>5:20:14</text:p>
          </table:table-cell>
          <table:table-cell table:style-name="ce10" table:formula="of:=[.X101]+[.W101]*4/1440" office:value-type="time" office:time-value="PT19H17M54.509497469S" calcext:value-type="time">
            <text:p>19:17:54</text:p>
          </table:table-cell>
          <table:table-cell table:style-name="ce16" table:formula="of:=8*[.W101]" office:value-type="float" office:value="837.662966310611" calcext:value-type="float">
            <text:p>837.662966310611</text:p>
          </table:table-cell>
          <table:table-cell table:style-name="ce4" table:formula="of:=MOD([.E101]*1440+[.V101]+4*[.$B$4]-60*[.$B$5];1440)" office:value-type="float" office:value="580.922991530819" calcext:value-type="float">
            <text:p>580.922991530819</text:p>
          </table:table-cell>
          <table:table-cell table:style-name="ce4" table:formula="of:=IF([.AB101]/4&lt;0;[.AB101]/4+180;[.AB101]/4-180)" office:value-type="float" office:value="-34.7692521172953" calcext:value-type="float">
            <text:p>-34.7692521172953</text:p>
          </table:table-cell>
          <table:table-cell table:style-name="ce4" table:formula="of:=DEGREES(ACOS(SIN(RADIANS([.$B$3]))*SIN(RADIANS([.T101]))+COS(RADIANS([.$B$3]))*COS(RADIANS([.T101]))*COS(RADIANS([.AC101]))))" office:value-type="float" office:value="44.4804560083279" calcext:value-type="float">
            <text:p>44.4804560083279</text:p>
          </table:table-cell>
          <table:table-cell table:style-name="ce4" table:formula="of:=90-[.AD101]" office:value-type="float" office:value="45.5195439916721" calcext:value-type="float">
            <text:p>45.5195439916721</text:p>
          </table:table-cell>
          <table:table-cell table:style-name="ce4" table:formula="of:=IF([.AE101]&gt;85;0;IF([.AE101]&gt;5;58.1/TAN(RADIANS([.AE101]))-0.07/POWER(TAN(RADIANS([.AE101]));3)+0.000086/POWER(TAN(RADIANS([.AE101]));5);IF([.AE101]&gt;-0.575;1735+[.AE101]*(-518.2+[.AE101]*(103.4+[.AE101]*(-12.79+[.AE101]*0.711)));-20.772/TAN(RADIANS([.AE101])))))/3600" office:value-type="float" office:value="0.01583043131791" calcext:value-type="float">
            <text:p>0.01583043131791</text:p>
          </table:table-cell>
          <table:table-cell table:style-name="ce4" table:formula="of:=[.AE101]+[.AF101]" office:value-type="float" office:value="45.53537442299" calcext:value-type="float">
            <text:p>45.53537442299</text:p>
          </table:table-cell>
          <table:table-cell table:style-name="ce4" table:formula="of:=IF([.AC101]&gt;0;MOD(DEGREES(ACOS(((SIN(RADIANS([.$B$3]))*COS(RADIANS([.AD101])))-SIN(RADIANS([.T101])))/(COS(RADIANS([.$B$3]))*SIN(RADIANS([.AD101])))))+180;360);MOD(540-DEGREES(ACOS(((SIN(RADIANS([.$B$3]))*COS(RADIANS([.AD101])))-SIN(RADIANS([.T101])))/(COS(RADIANS([.$B$3]))*SIN(RADIANS([.AD101])))));360))" office:value-type="float" office:value="127.416697190588" calcext:value-type="float">
            <text:p>127.416697190588</text:p>
          </table:table-cell>
          <table:table-cell table:style-name="ce17"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1]+0.1/24" office:value-type="time" office:time-value="PT10H06M00S" calcext:value-type="time">
            <text:p>10:06:00</text:p>
          </table:table-cell>
          <table:table-cell table:style-name="ce11" table:formula="of:=[.D102]+2415018.5+[.E102]-[.$B$5]/24" office:value-type="float" office:value="2451775.87916667" calcext:value-type="float">
            <text:p>2451775.88</text:p>
          </table:table-cell>
          <table:table-cell table:style-name="ce13" table:formula="of:=([.F102]-2451545)/36525" office:value-type="float" office:value="0.00632112708191332" calcext:value-type="float">
            <text:p>0.00632113</text:p>
          </table:table-cell>
          <table:table-cell/>
          <table:table-cell table:style-name="ce3" table:formula="of:=MOD(280.46646+[.G102]*(36000.76983+[.G102]*0.0003032);360)" office:value-type="float" office:value="148.031901154256" calcext:value-type="float">
            <text:p>148.031901154256</text:p>
          </table:table-cell>
          <table:table-cell table:style-name="ce3" table:formula="of:=357.52911+[.G102]*(35999.05029-0.0001537*[.G102])" office:value-type="float" office:value="585.083681705137" calcext:value-type="float">
            <text:p>585.083681705137</text:p>
          </table:table-cell>
          <table:table-cell table:style-name="ce3" table:formula="of:=0.016708634-[.G102]*(0.000042037+0.0000001267*[.G102])" office:value-type="float" office:value="0.0167083682737184" calcext:value-type="float">
            <text:p>0.016708368273718</text:p>
          </table:table-cell>
          <table:table-cell table:style-name="ce3" table:formula="of:=SIN(RADIANS([.J102]))*(1.914602-[.G102]*(0.004817+0.000014*[.G102]))+SIN(RADIANS(2*[.J102]))*(0.019993-0.000101*[.G102])+SIN(RADIANS(3*[.J102]))*0.000289" office:value-type="float" office:value="-1.33599352533199" calcext:value-type="float">
            <text:p>-1.33599352533199</text:p>
          </table:table-cell>
          <table:table-cell table:style-name="ce3" table:formula="of:=[.I102]+[.L102]" office:value-type="float" office:value="146.695907628924" calcext:value-type="float">
            <text:p>146.695907628924</text:p>
          </table:table-cell>
          <table:table-cell table:style-name="ce3" table:formula="of:=[.J102]+[.L102]" office:value-type="float" office:value="583.747688179805" calcext:value-type="float">
            <text:p>583.747688179805</text:p>
          </table:table-cell>
          <table:table-cell table:style-name="ce3" table:formula="of:=(1.000001018*(1-[.K102]*[.K102]))/(1+[.K102]*COS(RADIANS([.N102])))" office:value-type="float" office:value="1.01193590366385" calcext:value-type="float">
            <text:p>1.01193590366385</text:p>
          </table:table-cell>
          <table:table-cell table:style-name="ce3" table:formula="of:=[.M102]-0.00569-0.00478*SIN(RADIANS(125.04-1934.136*[.G102]))" office:value-type="float" office:value="146.685811578405" calcext:value-type="float">
            <text:p>146.685811578405</text:p>
          </table:table-cell>
          <table:table-cell table:style-name="ce3" table:formula="of:=23+(26+((21.448-[.G102]*(46.815+[.G102]*(0.00059-[.G102]*0.001813))))/60)/60" office:value-type="float" office:value="23.4392089101146" calcext:value-type="float">
            <text:p>23.4392089101146</text:p>
          </table:table-cell>
          <table:table-cell table:style-name="ce3" table:formula="of:=[.Q102]+0.00256*COS(RADIANS(125.04-1934.136*[.G102]))" office:value-type="float" office:value="23.4382162902761" calcext:value-type="float">
            <text:p>23.4382162902761</text:p>
          </table:table-cell>
          <table:table-cell table:style-name="ce3" table:formula="of:=DEGREES(ATAN2(COS(RADIANS([.P102]));COS(RADIANS([.R102]))*SIN(RADIANS([.P102]))))" office:value-type="float" office:value="148.909885997213" calcext:value-type="float">
            <text:p>148.909885997213</text:p>
          </table:table-cell>
          <table:table-cell table:style-name="ce3" table:formula="of:=DEGREES(ASIN(SIN(RADIANS([.R102]))*SIN(RADIANS([.P102]))))" office:value-type="float" office:value="12.6186917325386" calcext:value-type="float">
            <text:p>12.6186917325386</text:p>
          </table:table-cell>
          <table:table-cell table:style-name="ce3" table:formula="of:=TAN(RADIANS([.R102]/2))*TAN(RADIANS([.R102]/2))" office:value-type="float" office:value="0.0430304703617195" calcext:value-type="float">
            <text:p>0.04303047036172</text:p>
          </table:table-cell>
          <table:table-cell table:formula="of:=4*DEGREES([.U102]*SIN(2*RADIANS([.I102]))-2*[.K102]*SIN(RADIANS([.J102]))+4*[.K102]*[.U102]*SIN(RADIANS([.J102]))*COS(2*RADIANS([.I102]))-0.5*[.U102]*[.U102]*SIN(4*RADIANS([.I102]))-1.25*[.K102]*[.K102]*SIN(2*RADIANS([.J102])))" office:value-type="float" office:value="-3.55319717730096" calcext:value-type="float">
            <text:p>-3.55319717730096</text:p>
          </table:table-cell>
          <table:table-cell table:style-name="ce3" table:formula="of:=DEGREES(ACOS(COS(RADIANS(90.833))/(COS(RADIANS([.$B$3]))*COS(RADIANS([.T102])))-TAN(RADIANS([.$B$3]))*TAN(RADIANS([.T102]))))" office:value-type="float" office:value="104.706324631516" calcext:value-type="float">
            <text:p>104.706324631516</text:p>
          </table:table-cell>
          <table:table-cell table:style-name="ce9" table:formula="of:=(720-4*[.$B$4]-[.V102]+[.$B$5]*60)/1440" office:value-type="time" office:time-value="PT12H19M04.562230638S" calcext:value-type="time">
            <text:p>12:19:04</text:p>
          </table:table-cell>
          <table:table-cell table:style-name="ce9" table:formula="of:=[.X102]-[.W102]*4/1440" office:value-type="time" office:time-value="PT05H20M15.044319074S" calcext:value-type="time">
            <text:p>5:20:15</text:p>
          </table:table-cell>
          <table:table-cell table:style-name="ce9" table:formula="of:=[.X102]+[.W102]*4/1440" office:value-type="time" office:time-value="PT19H17M54.080142202S" calcext:value-type="time">
            <text:p>19:17:54</text:p>
          </table:table-cell>
          <table:table-cell table:style-name="ce15" table:formula="of:=8*[.W102]" office:value-type="float" office:value="837.650597052126" calcext:value-type="float">
            <text:p>837.650597052126</text:p>
          </table:table-cell>
          <table:table-cell table:style-name="ce3" table:formula="of:=MOD([.E102]*1440+[.V102]+4*[.$B$4]-60*[.$B$5];1440)" office:value-type="float" office:value="586.923962822699" calcext:value-type="float">
            <text:p>586.923962822699</text:p>
          </table:table-cell>
          <table:table-cell table:style-name="ce3" table:formula="of:=IF([.AB102]/4&lt;0;[.AB102]/4+180;[.AB102]/4-180)" office:value-type="float" office:value="-33.2690092943253" calcext:value-type="float">
            <text:p>-33.2690092943253</text:p>
          </table:table-cell>
          <table:table-cell table:style-name="ce3" table:formula="of:=DEGREES(ACOS(SIN(RADIANS([.$B$3]))*SIN(RADIANS([.T102]))+COS(RADIANS([.$B$3]))*COS(RADIANS([.T102]))*COS(RADIANS([.AC102]))))" office:value-type="float" office:value="43.6646496331745" calcext:value-type="float">
            <text:p>43.6646496331745</text:p>
          </table:table-cell>
          <table:table-cell table:style-name="ce3" table:formula="of:=90-[.AD102]" office:value-type="float" office:value="46.3353503668255" calcext:value-type="float">
            <text:p>46.3353503668255</text:p>
          </table:table-cell>
          <table:table-cell table:style-name="ce3" table:formula="of:=IF([.AE102]&gt;85;0;IF([.AE102]&gt;5;58.1/TAN(RADIANS([.AE102]))-0.07/POWER(TAN(RADIANS([.AE102]));3)+0.000086/POWER(TAN(RADIANS([.AE102]));5);IF([.AE102]&gt;-0.575;1735+[.AE102]*(-518.2+[.AE102]*(103.4+[.AE102]*(-12.79+[.AE102]*0.711)));-20.772/TAN(RADIANS([.AE102])))))/3600" office:value-type="float" office:value="0.0153867307173283" calcext:value-type="float">
            <text:p>0.015386730717328</text:p>
          </table:table-cell>
          <table:table-cell table:style-name="ce3" table:formula="of:=[.AE102]+[.AF102]" office:value-type="float" office:value="46.3507370975428" calcext:value-type="float">
            <text:p>46.3507370975428</text:p>
          </table:table-cell>
          <table:table-cell table:style-name="ce3" table:formula="of:=IF([.AC102]&gt;0;MOD(DEGREES(ACOS(((SIN(RADIANS([.$B$3]))*COS(RADIANS([.AD102])))-SIN(RADIANS([.T102])))/(COS(RADIANS([.$B$3]))*SIN(RADIANS([.AD102])))))+180;360);MOD(540-DEGREES(ACOS(((SIN(RADIANS([.$B$3]))*COS(RADIANS([.AD102])))-SIN(RADIANS([.T102])))/(COS(RADIANS([.$B$3]))*SIN(RADIANS([.AD102])))));360))" office:value-type="float" office:value="129.16447183551" calcext:value-type="float">
            <text:p>129.1644718355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2]+0.1/24" office:value-type="time" office:time-value="PT10H12M00S" calcext:value-type="time">
            <text:p>10:12:00</text:p>
          </table:table-cell>
          <table:table-cell table:style-name="ce11" table:formula="of:=[.D103]+2415018.5+[.E103]-[.$B$5]/24" office:value-type="float" office:value="2451775.88333333" calcext:value-type="float">
            <text:p>2451775.88</text:p>
          </table:table-cell>
          <table:table-cell table:style-name="ce13" table:formula="of:=([.F103]-2451545)/36525" office:value-type="float" office:value="0.00632124115902265" calcext:value-type="float">
            <text:p>0.00632124</text:p>
          </table:table-cell>
          <table:table-cell/>
          <table:table-cell table:style-name="ce3" table:formula="of:=MOD(280.46646+[.G103]*(36000.76983+[.G103]*0.0003032);360)" office:value-type="float" office:value="148.036008018012" calcext:value-type="float">
            <text:p>148.036008018012</text:p>
          </table:table-cell>
          <table:table-cell table:style-name="ce3" table:formula="of:=357.52911+[.G103]*(35999.05029-0.0001537*[.G103])" office:value-type="float" office:value="585.087788372733" calcext:value-type="float">
            <text:p>585.087788372733</text:p>
          </table:table-cell>
          <table:table-cell table:style-name="ce3" table:formula="of:=0.016708634-[.G103]*(0.000042037+0.0000001267*[.G103])" office:value-type="float" office:value="0.0167083682689227" calcext:value-type="float">
            <text:p>0.016708368268923</text:p>
          </table:table-cell>
          <table:table-cell table:style-name="ce3" table:formula="of:=SIN(RADIANS([.J103]))*(1.914602-[.G103]*(0.004817+0.000014*[.G103]))+SIN(RADIANS(2*[.J103]))*(0.019993-0.000101*[.G103])+SIN(RADIANS(3*[.J103]))*0.000289" office:value-type="float" office:value="-1.33609037799501" calcext:value-type="float">
            <text:p>-1.33609037799501</text:p>
          </table:table-cell>
          <table:table-cell table:style-name="ce3" table:formula="of:=[.I103]+[.L103]" office:value-type="float" office:value="146.699917640017" calcext:value-type="float">
            <text:p>146.699917640017</text:p>
          </table:table-cell>
          <table:table-cell table:style-name="ce3" table:formula="of:=[.J103]+[.L103]" office:value-type="float" office:value="583.751697994738" calcext:value-type="float">
            <text:p>583.751697994738</text:p>
          </table:table-cell>
          <table:table-cell table:style-name="ce3" table:formula="of:=(1.000001018*(1-[.K103]*[.K103]))/(1+[.K103]*COS(RADIANS([.N103])))" office:value-type="float" office:value="1.01193507541291" calcext:value-type="float">
            <text:p>1.01193507541291</text:p>
          </table:table-cell>
          <table:table-cell table:style-name="ce3" table:formula="of:=[.M103]-0.00569-0.00478*SIN(RADIANS(125.04-1934.136*[.G103]))" office:value-type="float" office:value="146.689821582361" calcext:value-type="float">
            <text:p>146.689821582361</text:p>
          </table:table-cell>
          <table:table-cell table:style-name="ce3" table:formula="of:=23+(26+((21.448-[.G103]*(46.815+[.G103]*(0.00059-[.G103]*0.001813))))/60)/60" office:value-type="float" office:value="23.4392089086311" calcext:value-type="float">
            <text:p>23.4392089086311</text:p>
          </table:table-cell>
          <table:table-cell table:style-name="ce3" table:formula="of:=[.Q103]+0.00256*COS(RADIANS(125.04-1934.136*[.G103]))" office:value-type="float" office:value="23.4382162978797" calcext:value-type="float">
            <text:p>23.4382162978797</text:p>
          </table:table-cell>
          <table:table-cell table:style-name="ce3" table:formula="of:=DEGREES(ATAN2(COS(RADIANS([.P103]));COS(RADIANS([.R103]))*SIN(RADIANS([.P103]))))" office:value-type="float" office:value="148.913749503239" calcext:value-type="float">
            <text:p>148.913749503239</text:p>
          </table:table-cell>
          <table:table-cell table:style-name="ce3" table:formula="of:=DEGREES(ASIN(SIN(RADIANS([.R103]))*SIN(RADIANS([.P103]))))" office:value-type="float" office:value="12.6173258043338" calcext:value-type="float">
            <text:p>12.6173258043338</text:p>
          </table:table-cell>
          <table:table-cell table:style-name="ce3" table:formula="of:=TAN(RADIANS([.R103]/2))*TAN(RADIANS([.R103]/2))" office:value-type="float" office:value="0.0430304703904327" calcext:value-type="float">
            <text:p>0.043030470390433</text:p>
          </table:table-cell>
          <table:table-cell table:formula="of:=4*DEGREES([.U103]*SIN(2*RADIANS([.I103]))-2*[.K103]*SIN(RADIANS([.J103]))+4*[.K103]*[.U103]*SIN(RADIANS([.J103]))*COS(2*RADIANS([.I103]))-0.5*[.U103]*[.U103]*SIN(4*RADIANS([.I103]))-1.25*[.K103]*[.K103]*SIN(2*RADIANS([.J103])))" office:value-type="float" office:value="-3.55222574677683" calcext:value-type="float">
            <text:p>-3.55222574677683</text:p>
          </table:table-cell>
          <table:table-cell table:style-name="ce3" table:formula="of:=DEGREES(ACOS(COS(RADIANS(90.833))/(COS(RADIANS([.$B$3]))*COS(RADIANS([.T103])))-TAN(RADIANS([.$B$3]))*TAN(RADIANS([.T103]))))" office:value-type="float" office:value="104.704778437154" calcext:value-type="float">
            <text:p>104.704778437154</text:p>
          </table:table-cell>
          <table:table-cell table:style-name="ce9" table:formula="of:=(720-4*[.$B$4]-[.V103]+[.$B$5]*60)/1440" office:value-type="time" office:time-value="PT12H19M04.503944807S" calcext:value-type="time">
            <text:p>12:19:04</text:p>
          </table:table-cell>
          <table:table-cell table:style-name="ce9" table:formula="of:=[.X103]-[.W103]*4/1440" office:value-type="time" office:time-value="PT05H20M15.35711989S" calcext:value-type="time">
            <text:p>5:20:15</text:p>
          </table:table-cell>
          <table:table-cell table:style-name="ce9" table:formula="of:=[.X103]+[.W103]*4/1440" office:value-type="time" office:time-value="PT19H17M53.650769724S" calcext:value-type="time">
            <text:p>19:17:53</text:p>
          </table:table-cell>
          <table:table-cell table:style-name="ce15" table:formula="of:=8*[.W103]" office:value-type="float" office:value="837.638227497233" calcext:value-type="float">
            <text:p>837.638227497233</text:p>
          </table:table-cell>
          <table:table-cell table:style-name="ce3" table:formula="of:=MOD([.E103]*1440+[.V103]+4*[.$B$4]-60*[.$B$5];1440)" office:value-type="float" office:value="592.924934253223" calcext:value-type="float">
            <text:p>592.924934253223</text:p>
          </table:table-cell>
          <table:table-cell table:style-name="ce3" table:formula="of:=IF([.AB103]/4&lt;0;[.AB103]/4+180;[.AB103]/4-180)" office:value-type="float" office:value="-31.7687664366943" calcext:value-type="float">
            <text:p>-31.7687664366943</text:p>
          </table:table-cell>
          <table:table-cell table:style-name="ce3" table:formula="of:=DEGREES(ACOS(SIN(RADIANS([.$B$3]))*SIN(RADIANS([.T103]))+COS(RADIANS([.$B$3]))*COS(RADIANS([.T103]))*COS(RADIANS([.AC103]))))" office:value-type="float" office:value="42.8691703840304" calcext:value-type="float">
            <text:p>42.8691703840304</text:p>
          </table:table-cell>
          <table:table-cell table:style-name="ce3" table:formula="of:=90-[.AD103]" office:value-type="float" office:value="47.1308296159696" calcext:value-type="float">
            <text:p>47.1308296159696</text:p>
          </table:table-cell>
          <table:table-cell table:style-name="ce3" table:formula="of:=IF([.AE103]&gt;85;0;IF([.AE103]&gt;5;58.1/TAN(RADIANS([.AE103]))-0.07/POWER(TAN(RADIANS([.AE103]));3)+0.000086/POWER(TAN(RADIANS([.AE103]));5);IF([.AE103]&gt;-0.575;1735+[.AE103]*(-518.2+[.AE103]*(103.4+[.AE103]*(-12.79+[.AE103]*0.711)));-20.772/TAN(RADIANS([.AE103])))))/3600" office:value-type="float" office:value="0.0149654704025921" calcext:value-type="float">
            <text:p>0.014965470402592</text:p>
          </table:table-cell>
          <table:table-cell table:style-name="ce3" table:formula="of:=[.AE103]+[.AF103]" office:value-type="float" office:value="47.1457950863722" calcext:value-type="float">
            <text:p>47.1457950863722</text:p>
          </table:table-cell>
          <table:table-cell table:style-name="ce3" table:formula="of:=IF([.AC103]&gt;0;MOD(DEGREES(ACOS(((SIN(RADIANS([.$B$3]))*COS(RADIANS([.AD103])))-SIN(RADIANS([.T103])))/(COS(RADIANS([.$B$3]))*SIN(RADIANS([.AD103])))))+180;360);MOD(540-DEGREES(ACOS(((SIN(RADIANS([.$B$3]))*COS(RADIANS([.AD103])))-SIN(RADIANS([.T103])))/(COS(RADIANS([.$B$3]))*SIN(RADIANS([.AD103])))));360))" office:value-type="float" office:value="130.957746628633" calcext:value-type="float">
            <text:p>130.9577466286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3]+0.1/24" office:value-type="time" office:time-value="PT10H18M00S" calcext:value-type="time">
            <text:p>10:18:00</text:p>
          </table:table-cell>
          <table:table-cell table:style-name="ce11" table:formula="of:=[.D104]+2415018.5+[.E104]-[.$B$5]/24" office:value-type="float" office:value="2451775.8875" calcext:value-type="float">
            <text:p>2451775.89</text:p>
          </table:table-cell>
          <table:table-cell table:style-name="ce13" table:formula="of:=([.F104]-2451545)/36525" office:value-type="float" office:value="0.00632135523614473" calcext:value-type="float">
            <text:p>0.00632136</text:p>
          </table:table-cell>
          <table:table-cell/>
          <table:table-cell table:style-name="ce3" table:formula="of:=MOD(280.46646+[.G104]*(36000.76983+[.G104]*0.0003032);360)" office:value-type="float" office:value="148.040114882227" calcext:value-type="float">
            <text:p>148.040114882227</text:p>
          </table:table-cell>
          <table:table-cell table:style-name="ce3" table:formula="of:=357.52911+[.G104]*(35999.05029-0.0001537*[.G104])" office:value-type="float" office:value="585.091895040787" calcext:value-type="float">
            <text:p>585.091895040787</text:p>
          </table:table-cell>
          <table:table-cell table:style-name="ce3" table:formula="of:=0.016708634-[.G104]*(0.000042037+0.0000001267*[.G104])" office:value-type="float" office:value="0.0167083682641271" calcext:value-type="float">
            <text:p>0.016708368264127</text:p>
          </table:table-cell>
          <table:table-cell table:style-name="ce3" table:formula="of:=SIN(RADIANS([.J104]))*(1.914602-[.G104]*(0.004817+0.000014*[.G104]))+SIN(RADIANS(2*[.J104]))*(0.019993-0.000101*[.G104])+SIN(RADIANS(3*[.J104]))*0.000289" office:value-type="float" office:value="-1.33618722410467" calcext:value-type="float">
            <text:p>-1.33618722410467</text:p>
          </table:table-cell>
          <table:table-cell table:style-name="ce3" table:formula="of:=[.I104]+[.L104]" office:value-type="float" office:value="146.703927658123" calcext:value-type="float">
            <text:p>146.703927658123</text:p>
          </table:table-cell>
          <table:table-cell table:style-name="ce3" table:formula="of:=[.J104]+[.L104]" office:value-type="float" office:value="583.755707816683" calcext:value-type="float">
            <text:p>583.755707816683</text:p>
          </table:table-cell>
          <table:table-cell table:style-name="ce3" table:formula="of:=(1.000001018*(1-[.K104]*[.K104]))/(1+[.K104]*COS(RADIANS([.N104])))" office:value-type="float" office:value="1.01193424710133" calcext:value-type="float">
            <text:p>1.01193424710133</text:p>
          </table:table-cell>
          <table:table-cell table:style-name="ce3" table:formula="of:=[.M104]-0.00569-0.00478*SIN(RADIANS(125.04-1934.136*[.G104]))" office:value-type="float" office:value="146.693831593329" calcext:value-type="float">
            <text:p>146.693831593329</text:p>
          </table:table-cell>
          <table:table-cell table:style-name="ce3" table:formula="of:=23+(26+((21.448-[.G104]*(46.815+[.G104]*(0.00059-[.G104]*0.001813))))/60)/60" office:value-type="float" office:value="23.4392089071476" calcext:value-type="float">
            <text:p>23.4392089071476</text:p>
          </table:table-cell>
          <table:table-cell table:style-name="ce3" table:formula="of:=[.Q104]+0.00256*COS(RADIANS(125.04-1934.136*[.G104]))" office:value-type="float" office:value="23.4382163054833" calcext:value-type="float">
            <text:p>23.4382163054833</text:p>
          </table:table-cell>
          <table:table-cell table:style-name="ce3" table:formula="of:=DEGREES(ATAN2(COS(RADIANS([.P104]));COS(RADIANS([.R104]))*SIN(RADIANS([.P104]))))" office:value-type="float" office:value="148.917612974786" calcext:value-type="float">
            <text:p>148.917612974786</text:p>
          </table:table-cell>
          <table:table-cell table:style-name="ce3" table:formula="of:=DEGREES(ASIN(SIN(RADIANS([.R104]))*SIN(RADIANS([.P104]))))" office:value-type="float" office:value="12.6159598182067" calcext:value-type="float">
            <text:p>12.6159598182067</text:p>
          </table:table-cell>
          <table:table-cell table:style-name="ce3" table:formula="of:=TAN(RADIANS([.R104]/2))*TAN(RADIANS([.R104]/2))" office:value-type="float" office:value="0.043030470419146" calcext:value-type="float">
            <text:p>0.043030470419146</text:p>
          </table:table-cell>
          <table:table-cell table:formula="of:=4*DEGREES([.U104]*SIN(2*RADIANS([.I104]))-2*[.K104]*SIN(RADIANS([.J104]))+4*[.K104]*[.U104]*SIN(RADIANS([.J104]))*COS(2*RADIANS([.I104]))-0.5*[.U104]*[.U104]*SIN(4*RADIANS([.I104]))-1.25*[.K104]*[.K104]*SIN(2*RADIANS([.J104])))" office:value-type="float" office:value="-3.5512541774059" calcext:value-type="float">
            <text:p>-3.5512541774059</text:p>
          </table:table-cell>
          <table:table-cell table:style-name="ce3" table:formula="of:=DEGREES(ACOS(COS(RADIANS(90.833))/(COS(RADIANS([.$B$3]))*COS(RADIANS([.T104])))-TAN(RADIANS([.$B$3]))*TAN(RADIANS([.T104]))))" office:value-type="float" office:value="104.703232205403" calcext:value-type="float">
            <text:p>104.703232205403</text:p>
          </table:table-cell>
          <table:table-cell table:style-name="ce9" table:formula="of:=(720-4*[.$B$4]-[.V104]+[.$B$5]*60)/1440" office:value-type="time" office:time-value="PT12H19M04.445650644S" calcext:value-type="time">
            <text:p>12:19:04</text:p>
          </table:table-cell>
          <table:table-cell table:style-name="ce9" table:formula="of:=[.X104]-[.W104]*4/1440" office:value-type="time" office:time-value="PT05H20M15.669921348S" calcext:value-type="time">
            <text:p>5:20:15</text:p>
          </table:table-cell>
          <table:table-cell table:style-name="ce9" table:formula="of:=[.X104]+[.W104]*4/1440" office:value-type="time" office:time-value="PT19H17M53.221379941S" calcext:value-type="time">
            <text:p>19:17:53</text:p>
          </table:table-cell>
          <table:table-cell table:style-name="ce15" table:formula="of:=8*[.W104]" office:value-type="float" office:value="837.625857643226" calcext:value-type="float">
            <text:p>837.625857643226</text:p>
          </table:table-cell>
          <table:table-cell table:style-name="ce3" table:formula="of:=MOD([.E104]*1440+[.V104]+4*[.$B$4]-60*[.$B$5];1440)" office:value-type="float" office:value="598.925905822594" calcext:value-type="float">
            <text:p>598.925905822594</text:p>
          </table:table-cell>
          <table:table-cell table:style-name="ce3" table:formula="of:=IF([.AB104]/4&lt;0;[.AB104]/4+180;[.AB104]/4-180)" office:value-type="float" office:value="-30.2685235443516" calcext:value-type="float">
            <text:p>-30.2685235443516</text:p>
          </table:table-cell>
          <table:table-cell table:style-name="ce3" table:formula="of:=DEGREES(ACOS(SIN(RADIANS([.$B$3]))*SIN(RADIANS([.T104]))+COS(RADIANS([.$B$3]))*COS(RADIANS([.T104]))*COS(RADIANS([.AC104]))))" office:value-type="float" office:value="42.0953398643839" calcext:value-type="float">
            <text:p>42.0953398643839</text:p>
          </table:table-cell>
          <table:table-cell table:style-name="ce3" table:formula="of:=90-[.AD104]" office:value-type="float" office:value="47.9046601356161" calcext:value-type="float">
            <text:p>47.9046601356161</text:p>
          </table:table-cell>
          <table:table-cell table:style-name="ce3" table:formula="of:=IF([.AE104]&gt;85;0;IF([.AE104]&gt;5;58.1/TAN(RADIANS([.AE104]))-0.07/POWER(TAN(RADIANS([.AE104]));3)+0.000086/POWER(TAN(RADIANS([.AE104]));5);IF([.AE104]&gt;-0.575;1735+[.AE104]*(-518.2+[.AE104]*(103.4+[.AE104]*(-12.79+[.AE104]*0.711)));-20.772/TAN(RADIANS([.AE104])))))/3600" office:value-type="float" office:value="0.0145658980538846" calcext:value-type="float">
            <text:p>0.014565898053885</text:p>
          </table:table-cell>
          <table:table-cell table:style-name="ce3" table:formula="of:=[.AE104]+[.AF104]" office:value-type="float" office:value="47.91922603367" calcext:value-type="float">
            <text:p>47.91922603367</text:p>
          </table:table-cell>
          <table:table-cell table:style-name="ce3" table:formula="of:=IF([.AC104]&gt;0;MOD(DEGREES(ACOS(((SIN(RADIANS([.$B$3]))*COS(RADIANS([.AD104])))-SIN(RADIANS([.T104])))/(COS(RADIANS([.$B$3]))*SIN(RADIANS([.AD104])))))+180;360);MOD(540-DEGREES(ACOS(((SIN(RADIANS([.$B$3]))*COS(RADIANS([.AD104])))-SIN(RADIANS([.T104])))/(COS(RADIANS([.$B$3]))*SIN(RADIANS([.AD104])))));360))" office:value-type="float" office:value="132.798038402001" calcext:value-type="float">
            <text:p>132.79803840200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4]+0.1/24" office:value-type="time" office:time-value="PT10H24M00S" calcext:value-type="time">
            <text:p>10:24:00</text:p>
          </table:table-cell>
          <table:table-cell table:style-name="ce11" table:formula="of:=[.D105]+2415018.5+[.E105]-[.$B$5]/24" office:value-type="float" office:value="2451775.89166667" calcext:value-type="float">
            <text:p>2451775.89</text:p>
          </table:table-cell>
          <table:table-cell table:style-name="ce13" table:formula="of:=([.F105]-2451545)/36525" office:value-type="float" office:value="0.00632146931325406" calcext:value-type="float">
            <text:p>0.00632147</text:p>
          </table:table-cell>
          <table:table-cell/>
          <table:table-cell table:style-name="ce3" table:formula="of:=MOD(280.46646+[.G105]*(36000.76983+[.G105]*0.0003032);360)" office:value-type="float" office:value="148.044221745984" calcext:value-type="float">
            <text:p>148.044221745984</text:p>
          </table:table-cell>
          <table:table-cell table:style-name="ce3" table:formula="of:=357.52911+[.G105]*(35999.05029-0.0001537*[.G105])" office:value-type="float" office:value="585.096001708383" calcext:value-type="float">
            <text:p>585.096001708383</text:p>
          </table:table-cell>
          <table:table-cell table:style-name="ce3" table:formula="of:=0.016708634-[.G105]*(0.000042037+0.0000001267*[.G105])" office:value-type="float" office:value="0.0167083682593314" calcext:value-type="float">
            <text:p>0.016708368259332</text:p>
          </table:table-cell>
          <table:table-cell table:style-name="ce3" table:formula="of:=SIN(RADIANS([.J105]))*(1.914602-[.G105]*(0.004817+0.000014*[.G105]))+SIN(RADIANS(2*[.J105]))*(0.019993-0.000101*[.G105])+SIN(RADIANS(3*[.J105]))*0.000289" office:value-type="float" office:value="-1.33628406363884" calcext:value-type="float">
            <text:p>-1.33628406363884</text:p>
          </table:table-cell>
          <table:table-cell table:style-name="ce3" table:formula="of:=[.I105]+[.L105]" office:value-type="float" office:value="146.707937682345" calcext:value-type="float">
            <text:p>146.707937682345</text:p>
          </table:table-cell>
          <table:table-cell table:style-name="ce3" table:formula="of:=[.J105]+[.L105]" office:value-type="float" office:value="583.759717644744" calcext:value-type="float">
            <text:p>583.759717644744</text:p>
          </table:table-cell>
          <table:table-cell table:style-name="ce3" table:formula="of:=(1.000001018*(1-[.K105]*[.K105]))/(1+[.K105]*COS(RADIANS([.N105])))" office:value-type="float" office:value="1.0119334187293" calcext:value-type="float">
            <text:p>1.0119334187293</text:p>
          </table:table-cell>
          <table:table-cell table:style-name="ce3" table:formula="of:=[.M105]-0.00569-0.00478*SIN(RADIANS(125.04-1934.136*[.G105]))" office:value-type="float" office:value="146.697841610414" calcext:value-type="float">
            <text:p>146.697841610414</text:p>
          </table:table-cell>
          <table:table-cell table:style-name="ce3" table:formula="of:=23+(26+((21.448-[.G105]*(46.815+[.G105]*(0.00059-[.G105]*0.001813))))/60)/60" office:value-type="float" office:value="23.4392089056642" calcext:value-type="float">
            <text:p>23.4392089056642</text:p>
          </table:table-cell>
          <table:table-cell table:style-name="ce3" table:formula="of:=[.Q105]+0.00256*COS(RADIANS(125.04-1934.136*[.G105]))" office:value-type="float" office:value="23.4382163130869" calcext:value-type="float">
            <text:p>23.4382163130869</text:p>
          </table:table-cell>
          <table:table-cell table:style-name="ce3" table:formula="of:=DEGREES(ATAN2(COS(RADIANS([.P105]));COS(RADIANS([.R105]))*SIN(RADIANS([.P105]))))" office:value-type="float" office:value="148.921476410993" calcext:value-type="float">
            <text:p>148.921476410993</text:p>
          </table:table-cell>
          <table:table-cell table:style-name="ce3" table:formula="of:=DEGREES(ASIN(SIN(RADIANS([.R105]))*SIN(RADIANS([.P105]))))" office:value-type="float" office:value="12.614593774469" calcext:value-type="float">
            <text:p>12.614593774469</text:p>
          </table:table-cell>
          <table:table-cell table:style-name="ce3" table:formula="of:=TAN(RADIANS([.R105]/2))*TAN(RADIANS([.R105]/2))" office:value-type="float" office:value="0.0430304704478594" calcext:value-type="float">
            <text:p>0.043030470447859</text:p>
          </table:table-cell>
          <table:table-cell table:formula="of:=4*DEGREES([.U105]*SIN(2*RADIANS([.I105]))-2*[.K105]*SIN(RADIANS([.J105]))+4*[.K105]*[.U105]*SIN(RADIANS([.J105]))*COS(2*RADIANS([.I105]))-0.5*[.U105]*[.U105]*SIN(4*RADIANS([.I105]))-1.25*[.K105]*[.K105]*SIN(2*RADIANS([.J105])))" office:value-type="float" office:value="-3.55028246942004" calcext:value-type="float">
            <text:p>-3.55028246942004</text:p>
          </table:table-cell>
          <table:table-cell table:style-name="ce3" table:formula="of:=DEGREES(ACOS(COS(RADIANS(90.833))/(COS(RADIANS([.$B$3]))*COS(RADIANS([.T105])))-TAN(RADIANS([.$B$3]))*TAN(RADIANS([.T105]))))" office:value-type="float" office:value="104.701685936615" calcext:value-type="float">
            <text:p>104.701685936615</text:p>
          </table:table-cell>
          <table:table-cell table:style-name="ce9" table:formula="of:=(720-4*[.$B$4]-[.V105]+[.$B$5]*60)/1440" office:value-type="time" office:time-value="PT12H19M04.387348165S" calcext:value-type="time">
            <text:p>12:19:04</text:p>
          </table:table-cell>
          <table:table-cell table:style-name="ce9" table:formula="of:=[.X105]-[.W105]*4/1440" office:value-type="time" office:time-value="PT05H20M15.982723378S" calcext:value-type="time">
            <text:p>5:20:15</text:p>
          </table:table-cell>
          <table:table-cell table:style-name="ce9" table:formula="of:=[.X105]+[.W105]*4/1440" office:value-type="time" office:time-value="PT19H17M52.791972953S" calcext:value-type="time">
            <text:p>19:17:52</text:p>
          </table:table-cell>
          <table:table-cell table:style-name="ce15" table:formula="of:=8*[.W105]" office:value-type="float" office:value="837.613487492923" calcext:value-type="float">
            <text:p>837.613487492923</text:p>
          </table:table-cell>
          <table:table-cell table:style-name="ce3" table:formula="of:=MOD([.E105]*1440+[.V105]+4*[.$B$4]-60*[.$B$5];1440)" office:value-type="float" office:value="604.92687753058" calcext:value-type="float">
            <text:p>604.92687753058</text:p>
          </table:table-cell>
          <table:table-cell table:style-name="ce3" table:formula="of:=IF([.AB105]/4&lt;0;[.AB105]/4+180;[.AB105]/4-180)" office:value-type="float" office:value="-28.7682806173551" calcext:value-type="float">
            <text:p>-28.7682806173551</text:p>
          </table:table-cell>
          <table:table-cell table:style-name="ce3" table:formula="of:=DEGREES(ACOS(SIN(RADIANS([.$B$3]))*SIN(RADIANS([.T105]))+COS(RADIANS([.$B$3]))*COS(RADIANS([.T105]))*COS(RADIANS([.AC105]))))" office:value-type="float" office:value="41.3445365646429" calcext:value-type="float">
            <text:p>41.3445365646429</text:p>
          </table:table-cell>
          <table:table-cell table:style-name="ce3" table:formula="of:=90-[.AD105]" office:value-type="float" office:value="48.6554634353571" calcext:value-type="float">
            <text:p>48.6554634353571</text:p>
          </table:table-cell>
          <table:table-cell table:style-name="ce3" table:formula="of:=IF([.AE105]&gt;85;0;IF([.AE105]&gt;5;58.1/TAN(RADIANS([.AE105]))-0.07/POWER(TAN(RADIANS([.AE105]));3)+0.000086/POWER(TAN(RADIANS([.AE105]));5);IF([.AE105]&gt;-0.575;1735+[.AE105]*(-518.2+[.AE105]*(103.4+[.AE105]*(-12.79+[.AE105]*0.711)));-20.772/TAN(RADIANS([.AE105])))))/3600" office:value-type="float" office:value="0.0141873688881943" calcext:value-type="float">
            <text:p>0.014187368888194</text:p>
          </table:table-cell>
          <table:table-cell table:style-name="ce3" table:formula="of:=[.AE105]+[.AF105]" office:value-type="float" office:value="48.6696508042453" calcext:value-type="float">
            <text:p>48.6696508042453</text:p>
          </table:table-cell>
          <table:table-cell table:style-name="ce3" table:formula="of:=IF([.AC105]&gt;0;MOD(DEGREES(ACOS(((SIN(RADIANS([.$B$3]))*COS(RADIANS([.AD105])))-SIN(RADIANS([.T105])))/(COS(RADIANS([.$B$3]))*SIN(RADIANS([.AD105])))))+180;360);MOD(540-DEGREES(ACOS(((SIN(RADIANS([.$B$3]))*COS(RADIANS([.AD105])))-SIN(RADIANS([.T105])))/(COS(RADIANS([.$B$3]))*SIN(RADIANS([.AD105])))));360))" office:value-type="float" office:value="134.686751060331" calcext:value-type="float">
            <text:p>134.68675106033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5]+0.1/24" office:value-type="time" office:time-value="PT10H30M00S" calcext:value-type="time">
            <text:p>10:30:00</text:p>
          </table:table-cell>
          <table:table-cell table:style-name="ce11" table:formula="of:=[.D106]+2415018.5+[.E106]-[.$B$5]/24" office:value-type="float" office:value="2451775.89583333" calcext:value-type="float">
            <text:p>2451775.90</text:p>
          </table:table-cell>
          <table:table-cell table:style-name="ce13" table:formula="of:=([.F106]-2451545)/36525" office:value-type="float" office:value="0.00632158339037614" calcext:value-type="float">
            <text:p>0.00632158</text:p>
          </table:table-cell>
          <table:table-cell/>
          <table:table-cell table:style-name="ce3" table:formula="of:=MOD(280.46646+[.G106]*(36000.76983+[.G106]*0.0003032);360)" office:value-type="float" office:value="148.048328610199" calcext:value-type="float">
            <text:p>148.048328610199</text:p>
          </table:table-cell>
          <table:table-cell table:style-name="ce3" table:formula="of:=357.52911+[.G106]*(35999.05029-0.0001537*[.G106])" office:value-type="float" office:value="585.100108376437" calcext:value-type="float">
            <text:p>585.100108376437</text:p>
          </table:table-cell>
          <table:table-cell table:style-name="ce3" table:formula="of:=0.016708634-[.G106]*(0.000042037+0.0000001267*[.G106])" office:value-type="float" office:value="0.0167083682545358" calcext:value-type="float">
            <text:p>0.016708368254536</text:p>
          </table:table-cell>
          <table:table-cell table:style-name="ce3" table:formula="of:=SIN(RADIANS([.J106]))*(1.914602-[.G106]*(0.004817+0.000014*[.G106]))+SIN(RADIANS(2*[.J106]))*(0.019993-0.000101*[.G106])+SIN(RADIANS(3*[.J106]))*0.000289" office:value-type="float" office:value="-1.33638089661867" calcext:value-type="float">
            <text:p>-1.33638089661867</text:p>
          </table:table-cell>
          <table:table-cell table:style-name="ce3" table:formula="of:=[.I106]+[.L106]" office:value-type="float" office:value="146.71194771358" calcext:value-type="float">
            <text:p>146.71194771358</text:p>
          </table:table-cell>
          <table:table-cell table:style-name="ce3" table:formula="of:=[.J106]+[.L106]" office:value-type="float" office:value="583.763727479819" calcext:value-type="float">
            <text:p>583.763727479819</text:p>
          </table:table-cell>
          <table:table-cell table:style-name="ce3" table:formula="of:=(1.000001018*(1-[.K106]*[.K106]))/(1+[.K106]*COS(RADIANS([.N106])))" office:value-type="float" office:value="1.01193259029664" calcext:value-type="float">
            <text:p>1.01193259029664</text:p>
          </table:table-cell>
          <table:table-cell table:style-name="ce3" table:formula="of:=[.M106]-0.00569-0.00478*SIN(RADIANS(125.04-1934.136*[.G106]))" office:value-type="float" office:value="146.701851634513" calcext:value-type="float">
            <text:p>146.701851634513</text:p>
          </table:table-cell>
          <table:table-cell table:style-name="ce3" table:formula="of:=23+(26+((21.448-[.G106]*(46.815+[.G106]*(0.00059-[.G106]*0.001813))))/60)/60" office:value-type="float" office:value="23.4392089041807" calcext:value-type="float">
            <text:p>23.4392089041807</text:p>
          </table:table-cell>
          <table:table-cell table:style-name="ce3" table:formula="of:=[.Q106]+0.00256*COS(RADIANS(125.04-1934.136*[.G106]))" office:value-type="float" office:value="23.4382163206906" calcext:value-type="float">
            <text:p>23.4382163206906</text:p>
          </table:table-cell>
          <table:table-cell table:style-name="ce3" table:formula="of:=DEGREES(ATAN2(COS(RADIANS([.P106]));COS(RADIANS([.R106]))*SIN(RADIANS([.P106]))))" office:value-type="float" office:value="148.925339812728" calcext:value-type="float">
            <text:p>148.925339812728</text:p>
          </table:table-cell>
          <table:table-cell table:style-name="ce3" table:formula="of:=DEGREES(ASIN(SIN(RADIANS([.R106]))*SIN(RADIANS([.P106]))))" office:value-type="float" office:value="12.6132276728218" calcext:value-type="float">
            <text:p>12.6132276728218</text:p>
          </table:table-cell>
          <table:table-cell table:style-name="ce3" table:formula="of:=TAN(RADIANS([.R106]/2))*TAN(RADIANS([.R106]/2))" office:value-type="float" office:value="0.0430304704765728" calcext:value-type="float">
            <text:p>0.043030470476573</text:p>
          </table:table-cell>
          <table:table-cell table:formula="of:=4*DEGREES([.U106]*SIN(2*RADIANS([.I106]))-2*[.K106]*SIN(RADIANS([.J106]))+4*[.K106]*[.U106]*SIN(RADIANS([.J106]))*COS(2*RADIANS([.I106]))-0.5*[.U106]*[.U106]*SIN(4*RADIANS([.I106]))-1.25*[.K106]*[.K106]*SIN(2*RADIANS([.J106])))" office:value-type="float" office:value="-3.54931062261672" calcext:value-type="float">
            <text:p>-3.54931062261672</text:p>
          </table:table-cell>
          <table:table-cell table:style-name="ce3" table:formula="of:=DEGREES(ACOS(COS(RADIANS(90.833))/(COS(RADIANS([.$B$3]))*COS(RADIANS([.T106])))-TAN(RADIANS([.$B$3]))*TAN(RADIANS([.T106]))))" office:value-type="float" office:value="104.700139630452" calcext:value-type="float">
            <text:p>104.700139630452</text:p>
          </table:table-cell>
          <table:table-cell table:style-name="ce9" table:formula="of:=(720-4*[.$B$4]-[.V106]+[.$B$5]*60)/1440" office:value-type="time" office:time-value="PT12H19M04.329037357S" calcext:value-type="time">
            <text:p>12:19:04</text:p>
          </table:table-cell>
          <table:table-cell table:style-name="ce9" table:formula="of:=[.X106]-[.W106]*4/1440" office:value-type="time" office:time-value="PT05H20M16.295526048S" calcext:value-type="time">
            <text:p>5:20:16</text:p>
          </table:table-cell>
          <table:table-cell table:style-name="ce9" table:formula="of:=[.X106]+[.W106]*4/1440" office:value-type="time" office:time-value="PT19H17M52.362548666S" calcext:value-type="time">
            <text:p>19:17:52</text:p>
          </table:table-cell>
          <table:table-cell table:style-name="ce15" table:formula="of:=8*[.W106]" office:value-type="float" office:value="837.601117043618" calcext:value-type="float">
            <text:p>837.601117043618</text:p>
          </table:table-cell>
          <table:table-cell table:style-name="ce3" table:formula="of:=MOD([.E106]*1440+[.V106]+4*[.$B$4]-60*[.$B$5];1440)" office:value-type="float" office:value="610.927849377383" calcext:value-type="float">
            <text:p>610.927849377383</text:p>
          </table:table-cell>
          <table:table-cell table:style-name="ce3" table:formula="of:=IF([.AB106]/4&lt;0;[.AB106]/4+180;[.AB106]/4-180)" office:value-type="float" office:value="-27.2680376556543" calcext:value-type="float">
            <text:p>-27.2680376556543</text:p>
          </table:table-cell>
          <table:table-cell table:style-name="ce3" table:formula="of:=DEGREES(ACOS(SIN(RADIANS([.$B$3]))*SIN(RADIANS([.T106]))+COS(RADIANS([.$B$3]))*COS(RADIANS([.T106]))*COS(RADIANS([.AC106]))))" office:value-type="float" office:value="40.6181939181342" calcext:value-type="float">
            <text:p>40.6181939181342</text:p>
          </table:table-cell>
          <table:table-cell table:style-name="ce3" table:formula="of:=90-[.AD106]" office:value-type="float" office:value="49.3818060818658" calcext:value-type="float">
            <text:p>49.3818060818658</text:p>
          </table:table-cell>
          <table:table-cell table:style-name="ce3" table:formula="of:=IF([.AE106]&gt;85;0;IF([.AE106]&gt;5;58.1/TAN(RADIANS([.AE106]))-0.07/POWER(TAN(RADIANS([.AE106]));3)+0.000086/POWER(TAN(RADIANS([.AE106]));5);IF([.AE106]&gt;-0.575;1735+[.AE106]*(-518.2+[.AE106]*(103.4+[.AE106]*(-12.79+[.AE106]*0.711)));-20.772/TAN(RADIANS([.AE106])))))/3600" office:value-type="float" office:value="0.0138293370353961" calcext:value-type="float">
            <text:p>0.013829337035396</text:p>
          </table:table-cell>
          <table:table-cell table:style-name="ce3" table:formula="of:=[.AE106]+[.AF106]" office:value-type="float" office:value="49.3956354189012" calcext:value-type="float">
            <text:p>49.3956354189012</text:p>
          </table:table-cell>
          <table:table-cell table:style-name="ce3" table:formula="of:=IF([.AC106]&gt;0;MOD(DEGREES(ACOS(((SIN(RADIANS([.$B$3]))*COS(RADIANS([.AD106])))-SIN(RADIANS([.T106])))/(COS(RADIANS([.$B$3]))*SIN(RADIANS([.AD106])))))+180;360);MOD(540-DEGREES(ACOS(((SIN(RADIANS([.$B$3]))*COS(RADIANS([.AD106])))-SIN(RADIANS([.T106])))/(COS(RADIANS([.$B$3]))*SIN(RADIANS([.AD106])))));360))" office:value-type="float" office:value="136.625143115709" calcext:value-type="float">
            <text:p>136.62514311570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6]+0.1/24" office:value-type="time" office:time-value="PT10H36M00S" calcext:value-type="time">
            <text:p>10:36:00</text:p>
          </table:table-cell>
          <table:table-cell table:style-name="ce11" table:formula="of:=[.D107]+2415018.5+[.E107]-[.$B$5]/24" office:value-type="float" office:value="2451775.9" calcext:value-type="float">
            <text:p>2451775.90</text:p>
          </table:table-cell>
          <table:table-cell table:style-name="ce13" table:formula="of:=([.F107]-2451545)/36525" office:value-type="float" office:value="0.00632169746749822" calcext:value-type="float">
            <text:p>0.00632170</text:p>
          </table:table-cell>
          <table:table-cell/>
          <table:table-cell table:style-name="ce3" table:formula="of:=MOD(280.46646+[.G107]*(36000.76983+[.G107]*0.0003032);360)" office:value-type="float" office:value="148.052435474414" calcext:value-type="float">
            <text:p>148.052435474414</text:p>
          </table:table-cell>
          <table:table-cell table:style-name="ce3" table:formula="of:=357.52911+[.G107]*(35999.05029-0.0001537*[.G107])" office:value-type="float" office:value="585.104215044492" calcext:value-type="float">
            <text:p>585.104215044492</text:p>
          </table:table-cell>
          <table:table-cell table:style-name="ce3" table:formula="of:=0.016708634-[.G107]*(0.000042037+0.0000001267*[.G107])" office:value-type="float" office:value="0.0167083682497401" calcext:value-type="float">
            <text:p>0.01670836824974</text:p>
          </table:table-cell>
          <table:table-cell table:style-name="ce3" table:formula="of:=SIN(RADIANS([.J107]))*(1.914602-[.G107]*(0.004817+0.000014*[.G107]))+SIN(RADIANS(2*[.J107]))*(0.019993-0.000101*[.G107])+SIN(RADIANS(3*[.J107]))*0.000289" office:value-type="float" office:value="-1.33647772303282" calcext:value-type="float">
            <text:p>-1.33647772303282</text:p>
          </table:table-cell>
          <table:table-cell table:style-name="ce3" table:formula="of:=[.I107]+[.L107]" office:value-type="float" office:value="146.715957751382" calcext:value-type="float">
            <text:p>146.715957751382</text:p>
          </table:table-cell>
          <table:table-cell table:style-name="ce3" table:formula="of:=[.J107]+[.L107]" office:value-type="float" office:value="583.767737321459" calcext:value-type="float">
            <text:p>583.767737321459</text:p>
          </table:table-cell>
          <table:table-cell table:style-name="ce3" table:formula="of:=(1.000001018*(1-[.K107]*[.K107]))/(1+[.K107]*COS(RADIANS([.N107])))" office:value-type="float" office:value="1.01193176180344" calcext:value-type="float">
            <text:p>1.01193176180344</text:p>
          </table:table-cell>
          <table:table-cell table:style-name="ce3" table:formula="of:=[.M107]-0.00569-0.00478*SIN(RADIANS(125.04-1934.136*[.G107]))" office:value-type="float" office:value="146.705861665177" calcext:value-type="float">
            <text:p>146.705861665177</text:p>
          </table:table-cell>
          <table:table-cell table:style-name="ce3" table:formula="of:=23+(26+((21.448-[.G107]*(46.815+[.G107]*(0.00059-[.G107]*0.001813))))/60)/60" office:value-type="float" office:value="23.4392089026972" calcext:value-type="float">
            <text:p>23.4392089026972</text:p>
          </table:table-cell>
          <table:table-cell table:style-name="ce3" table:formula="of:=[.Q107]+0.00256*COS(RADIANS(125.04-1934.136*[.G107]))" office:value-type="float" office:value="23.4382163282943" calcext:value-type="float">
            <text:p>23.4382163282943</text:p>
          </table:table-cell>
          <table:table-cell table:style-name="ce3" table:formula="of:=DEGREES(ATAN2(COS(RADIANS([.P107]));COS(RADIANS([.R107]))*SIN(RADIANS([.P107]))))" office:value-type="float" office:value="148.929203179563" calcext:value-type="float">
            <text:p>148.929203179563</text:p>
          </table:table-cell>
          <table:table-cell table:style-name="ce3" table:formula="of:=DEGREES(ASIN(SIN(RADIANS([.R107]))*SIN(RADIANS([.P107]))))" office:value-type="float" office:value="12.6118615134241" calcext:value-type="float">
            <text:p>12.6118615134241</text:p>
          </table:table-cell>
          <table:table-cell table:style-name="ce3" table:formula="of:=TAN(RADIANS([.R107]/2))*TAN(RADIANS([.R107]/2))" office:value-type="float" office:value="0.0430304705052863" calcext:value-type="float">
            <text:p>0.043030470505286</text:p>
          </table:table-cell>
          <table:table-cell table:formula="of:=4*DEGREES([.U107]*SIN(2*RADIANS([.I107]))-2*[.K107]*SIN(RADIANS([.J107]))+4*[.K107]*[.U107]*SIN(RADIANS([.J107]))*COS(2*RADIANS([.I107]))-0.5*[.U107]*[.U107]*SIN(4*RADIANS([.I107]))-1.25*[.K107]*[.K107]*SIN(2*RADIANS([.J107])))" office:value-type="float" office:value="-3.54833863711927" calcext:value-type="float">
            <text:p>-3.54833863711927</text:p>
          </table:table-cell>
          <table:table-cell table:style-name="ce3" table:formula="of:=DEGREES(ACOS(COS(RADIANS(90.833))/(COS(RADIANS([.$B$3]))*COS(RADIANS([.T107])))-TAN(RADIANS([.$B$3]))*TAN(RADIANS([.T107]))))" office:value-type="float" office:value="104.698593287093" calcext:value-type="float">
            <text:p>104.698593287093</text:p>
          </table:table-cell>
          <table:table-cell table:style-name="ce9" table:formula="of:=(720-4*[.$B$4]-[.V107]+[.$B$5]*60)/1440" office:value-type="time" office:time-value="PT12H19M04.270718227S" calcext:value-type="time">
            <text:p>12:19:04</text:p>
          </table:table-cell>
          <table:table-cell table:style-name="ce9" table:formula="of:=[.X107]-[.W107]*4/1440" office:value-type="time" office:time-value="PT05H20M16.608329325S" calcext:value-type="time">
            <text:p>5:20:16</text:p>
          </table:table-cell>
          <table:table-cell table:style-name="ce9" table:formula="of:=[.X107]+[.W107]*4/1440" office:value-type="time" office:time-value="PT19H17M51.93310713S" calcext:value-type="time">
            <text:p>19:17:51</text:p>
          </table:table-cell>
          <table:table-cell table:style-name="ce15" table:formula="of:=8*[.W107]" office:value-type="float" office:value="837.588746296747" calcext:value-type="float">
            <text:p>837.588746296747</text:p>
          </table:table-cell>
          <table:table-cell table:style-name="ce3" table:formula="of:=MOD([.E107]*1440+[.V107]+4*[.$B$4]-60*[.$B$5];1440)" office:value-type="float" office:value="616.92882136288" calcext:value-type="float">
            <text:p>616.92882136288</text:p>
          </table:table-cell>
          <table:table-cell table:style-name="ce3" table:formula="of:=IF([.AB107]/4&lt;0;[.AB107]/4+180;[.AB107]/4-180)" office:value-type="float" office:value="-25.7677946592799" calcext:value-type="float">
            <text:p>-25.7677946592799</text:p>
          </table:table-cell>
          <table:table-cell table:style-name="ce3" table:formula="of:=DEGREES(ACOS(SIN(RADIANS([.$B$3]))*SIN(RADIANS([.T107]))+COS(RADIANS([.$B$3]))*COS(RADIANS([.T107]))*COS(RADIANS([.AC107]))))" office:value-type="float" office:value="39.9177971479283" calcext:value-type="float">
            <text:p>39.9177971479283</text:p>
          </table:table-cell>
          <table:table-cell table:style-name="ce3" table:formula="of:=90-[.AD107]" office:value-type="float" office:value="50.0822028520717" calcext:value-type="float">
            <text:p>50.0822028520717</text:p>
          </table:table-cell>
          <table:table-cell table:style-name="ce3" table:formula="of:=IF([.AE107]&gt;85;0;IF([.AE107]&gt;5;58.1/TAN(RADIANS([.AE107]))-0.07/POWER(TAN(RADIANS([.AE107]));3)+0.000086/POWER(TAN(RADIANS([.AE107]));5);IF([.AE107]&gt;-0.575;1735+[.AE107]*(-518.2+[.AE107]*(103.4+[.AE107]*(-12.79+[.AE107]*0.711)));-20.772/TAN(RADIANS([.AE107])))))/3600" office:value-type="float" office:value="0.0134913476125627" calcext:value-type="float">
            <text:p>0.013491347612563</text:p>
          </table:table-cell>
          <table:table-cell table:style-name="ce3" table:formula="of:=[.AE107]+[.AF107]" office:value-type="float" office:value="50.0956941996843" calcext:value-type="float">
            <text:p>50.0956941996843</text:p>
          </table:table-cell>
          <table:table-cell table:style-name="ce3" table:formula="of:=IF([.AC107]&gt;0;MOD(DEGREES(ACOS(((SIN(RADIANS([.$B$3]))*COS(RADIANS([.AD107])))-SIN(RADIANS([.T107])))/(COS(RADIANS([.$B$3]))*SIN(RADIANS([.AD107])))))+180;360);MOD(540-DEGREES(ACOS(((SIN(RADIANS([.$B$3]))*COS(RADIANS([.AD107])))-SIN(RADIANS([.T107])))/(COS(RADIANS([.$B$3]))*SIN(RADIANS([.AD107])))));360))" office:value-type="float" office:value="138.614291526612" calcext:value-type="float">
            <text:p>138.61429152661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7]+0.1/24" office:value-type="time" office:time-value="PT10H42M00S" calcext:value-type="time">
            <text:p>10:42:00</text:p>
          </table:table-cell>
          <table:table-cell table:style-name="ce11" table:formula="of:=[.D108]+2415018.5+[.E108]-[.$B$5]/24" office:value-type="float" office:value="2451775.90416667" calcext:value-type="float">
            <text:p>2451775.90</text:p>
          </table:table-cell>
          <table:table-cell table:style-name="ce13" table:formula="of:=([.F108]-2451545)/36525" office:value-type="float" office:value="0.00632181154460755" calcext:value-type="float">
            <text:p>0.00632181</text:p>
          </table:table-cell>
          <table:table-cell/>
          <table:table-cell table:style-name="ce3" table:formula="of:=MOD(280.46646+[.G108]*(36000.76983+[.G108]*0.0003032);360)" office:value-type="float" office:value="148.056542338171" calcext:value-type="float">
            <text:p>148.056542338171</text:p>
          </table:table-cell>
          <table:table-cell table:style-name="ce3" table:formula="of:=357.52911+[.G108]*(35999.05029-0.0001537*[.G108])" office:value-type="float" office:value="585.108321712087" calcext:value-type="float">
            <text:p>585.108321712087</text:p>
          </table:table-cell>
          <table:table-cell table:style-name="ce3" table:formula="of:=0.016708634-[.G108]*(0.000042037+0.0000001267*[.G108])" office:value-type="float" office:value="0.0167083682449445" calcext:value-type="float">
            <text:p>0.016708368244945</text:p>
          </table:table-cell>
          <table:table-cell table:style-name="ce3" table:formula="of:=SIN(RADIANS([.J108]))*(1.914602-[.G108]*(0.004817+0.000014*[.G108]))+SIN(RADIANS(2*[.J108]))*(0.019993-0.000101*[.G108])+SIN(RADIANS(3*[.J108]))*0.000289" office:value-type="float" office:value="-1.33657454286999" calcext:value-type="float">
            <text:p>-1.33657454286999</text:p>
          </table:table-cell>
          <table:table-cell table:style-name="ce3" table:formula="of:=[.I108]+[.L108]" office:value-type="float" office:value="146.719967795301" calcext:value-type="float">
            <text:p>146.719967795301</text:p>
          </table:table-cell>
          <table:table-cell table:style-name="ce3" table:formula="of:=[.J108]+[.L108]" office:value-type="float" office:value="583.771747169217" calcext:value-type="float">
            <text:p>583.771747169217</text:p>
          </table:table-cell>
          <table:table-cell table:style-name="ce3" table:formula="of:=(1.000001018*(1-[.K108]*[.K108]))/(1+[.K108]*COS(RADIANS([.N108])))" office:value-type="float" office:value="1.0119309332498" calcext:value-type="float">
            <text:p>1.0119309332498</text:p>
          </table:table-cell>
          <table:table-cell table:style-name="ce3" table:formula="of:=[.M108]-0.00569-0.00478*SIN(RADIANS(125.04-1934.136*[.G108]))" office:value-type="float" office:value="146.709871701959" calcext:value-type="float">
            <text:p>146.709871701959</text:p>
          </table:table-cell>
          <table:table-cell table:style-name="ce3" table:formula="of:=23+(26+((21.448-[.G108]*(46.815+[.G108]*(0.00059-[.G108]*0.001813))))/60)/60" office:value-type="float" office:value="23.4392089012137" calcext:value-type="float">
            <text:p>23.4392089012137</text:p>
          </table:table-cell>
          <table:table-cell table:style-name="ce3" table:formula="of:=[.Q108]+0.00256*COS(RADIANS(125.04-1934.136*[.G108]))" office:value-type="float" office:value="23.4382163358979" calcext:value-type="float">
            <text:p>23.4382163358979</text:p>
          </table:table-cell>
          <table:table-cell table:style-name="ce3" table:formula="of:=DEGREES(ATAN2(COS(RADIANS([.P108]));COS(RADIANS([.R108]))*SIN(RADIANS([.P108]))))" office:value-type="float" office:value="148.93306651107" calcext:value-type="float">
            <text:p>148.93306651107</text:p>
          </table:table-cell>
          <table:table-cell table:style-name="ce3" table:formula="of:=DEGREES(ASIN(SIN(RADIANS([.R108]))*SIN(RADIANS([.P108]))))" office:value-type="float" office:value="12.610495296435" calcext:value-type="float">
            <text:p>12.610495296435</text:p>
          </table:table-cell>
          <table:table-cell table:style-name="ce3" table:formula="of:=TAN(RADIANS([.R108]/2))*TAN(RADIANS([.R108]/2))" office:value-type="float" office:value="0.0430304705339998" calcext:value-type="float">
            <text:p>0.043030470534</text:p>
          </table:table-cell>
          <table:table-cell table:formula="of:=4*DEGREES([.U108]*SIN(2*RADIANS([.I108]))-2*[.K108]*SIN(RADIANS([.J108]))+4*[.K108]*[.U108]*SIN(RADIANS([.J108]))*COS(2*RADIANS([.I108]))-0.5*[.U108]*[.U108]*SIN(4*RADIANS([.I108]))-1.25*[.K108]*[.K108]*SIN(2*RADIANS([.J108])))" office:value-type="float" office:value="-3.54736651305099" calcext:value-type="float">
            <text:p>-3.54736651305099</text:p>
          </table:table-cell>
          <table:table-cell table:style-name="ce3" table:formula="of:=DEGREES(ACOS(COS(RADIANS(90.833))/(COS(RADIANS([.$B$3]))*COS(RADIANS([.T108])))-TAN(RADIANS([.$B$3]))*TAN(RADIANS([.T108]))))" office:value-type="float" office:value="104.697046906719" calcext:value-type="float">
            <text:p>104.697046906719</text:p>
          </table:table-cell>
          <table:table-cell table:style-name="ce9" table:formula="of:=(720-4*[.$B$4]-[.V108]+[.$B$5]*60)/1440" office:value-type="time" office:time-value="PT12H19M04.212390783S" calcext:value-type="time">
            <text:p>12:19:04</text:p>
          </table:table-cell>
          <table:table-cell table:style-name="ce9" table:formula="of:=[.X108]-[.W108]*4/1440" office:value-type="time" office:time-value="PT05H20M16.921133171S" calcext:value-type="time">
            <text:p>5:20:16</text:p>
          </table:table-cell>
          <table:table-cell table:style-name="ce9" table:formula="of:=[.X108]+[.W108]*4/1440" office:value-type="time" office:time-value="PT19H17M51.503648396S" calcext:value-type="time">
            <text:p>19:17:51</text:p>
          </table:table-cell>
          <table:table-cell table:style-name="ce15" table:formula="of:=8*[.W108]" office:value-type="float" office:value="837.576375253751" calcext:value-type="float">
            <text:p>837.576375253751</text:p>
          </table:table-cell>
          <table:table-cell table:style-name="ce3" table:formula="of:=MOD([.E108]*1440+[.V108]+4*[.$B$4]-60*[.$B$5];1440)" office:value-type="float" office:value="622.929793486949" calcext:value-type="float">
            <text:p>622.929793486949</text:p>
          </table:table-cell>
          <table:table-cell table:style-name="ce3" table:formula="of:=IF([.AB108]/4&lt;0;[.AB108]/4+180;[.AB108]/4-180)" office:value-type="float" office:value="-24.2675516282629" calcext:value-type="float">
            <text:p>-24.2675516282629</text:p>
          </table:table-cell>
          <table:table-cell table:style-name="ce3" table:formula="of:=DEGREES(ACOS(SIN(RADIANS([.$B$3]))*SIN(RADIANS([.T108]))+COS(RADIANS([.$B$3]))*COS(RADIANS([.T108]))*COS(RADIANS([.AC108]))))" office:value-type="float" office:value="39.2448787187028" calcext:value-type="float">
            <text:p>39.2448787187028</text:p>
          </table:table-cell>
          <table:table-cell table:style-name="ce3" table:formula="of:=90-[.AD108]" office:value-type="float" office:value="50.7551212812972" calcext:value-type="float">
            <text:p>50.7551212812972</text:p>
          </table:table-cell>
          <table:table-cell table:style-name="ce3" table:formula="of:=IF([.AE108]&gt;85;0;IF([.AE108]&gt;5;58.1/TAN(RADIANS([.AE108]))-0.07/POWER(TAN(RADIANS([.AE108]));3)+0.000086/POWER(TAN(RADIANS([.AE108]));5);IF([.AE108]&gt;-0.575;1735+[.AE108]*(-518.2+[.AE108]*(103.4+[.AE108]*(-12.79+[.AE108]*0.711)));-20.772/TAN(RADIANS([.AE108])))))/3600" office:value-type="float" office:value="0.0131730293189652" calcext:value-type="float">
            <text:p>0.013173029318965</text:p>
          </table:table-cell>
          <table:table-cell table:style-name="ce3" table:formula="of:=[.AE108]+[.AF108]" office:value-type="float" office:value="50.7682943106162" calcext:value-type="float">
            <text:p>50.7682943106162</text:p>
          </table:table-cell>
          <table:table-cell table:style-name="ce3" table:formula="of:=IF([.AC108]&gt;0;MOD(DEGREES(ACOS(((SIN(RADIANS([.$B$3]))*COS(RADIANS([.AD108])))-SIN(RADIANS([.T108])))/(COS(RADIANS([.$B$3]))*SIN(RADIANS([.AD108])))))+180;360);MOD(540-DEGREES(ACOS(((SIN(RADIANS([.$B$3]))*COS(RADIANS([.AD108])))-SIN(RADIANS([.T108])))/(COS(RADIANS([.$B$3]))*SIN(RADIANS([.AD108])))));360))" office:value-type="float" office:value="140.655052070909" calcext:value-type="float">
            <text:p>140.65505207090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8]+0.1/24" office:value-type="time" office:time-value="PT10H48M00S" calcext:value-type="time">
            <text:p>10:48:00</text:p>
          </table:table-cell>
          <table:table-cell table:style-name="ce11" table:formula="of:=[.D109]+2415018.5+[.E109]-[.$B$5]/24" office:value-type="float" office:value="2451775.90833333" calcext:value-type="float">
            <text:p>2451775.91</text:p>
          </table:table-cell>
          <table:table-cell table:style-name="ce13" table:formula="of:=([.F109]-2451545)/36525" office:value-type="float" office:value="0.00632192562172963" calcext:value-type="float">
            <text:p>0.00632193</text:p>
          </table:table-cell>
          <table:table-cell/>
          <table:table-cell table:style-name="ce3" table:formula="of:=MOD(280.46646+[.G109]*(36000.76983+[.G109]*0.0003032);360)" office:value-type="float" office:value="148.060649202386" calcext:value-type="float">
            <text:p>148.060649202386</text:p>
          </table:table-cell>
          <table:table-cell table:style-name="ce3" table:formula="of:=357.52911+[.G109]*(35999.05029-0.0001537*[.G109])" office:value-type="float" office:value="585.112428380142" calcext:value-type="float">
            <text:p>585.112428380142</text:p>
          </table:table-cell>
          <table:table-cell table:style-name="ce3" table:formula="of:=0.016708634-[.G109]*(0.000042037+0.0000001267*[.G109])" office:value-type="float" office:value="0.0167083682401489" calcext:value-type="float">
            <text:p>0.016708368240149</text:p>
          </table:table-cell>
          <table:table-cell table:style-name="ce3" table:formula="of:=SIN(RADIANS([.J109]))*(1.914602-[.G109]*(0.004817+0.000014*[.G109]))+SIN(RADIANS(2*[.J109]))*(0.019993-0.000101*[.G109])+SIN(RADIANS(3*[.J109]))*0.000289" office:value-type="float" office:value="-1.33667135615133" calcext:value-type="float">
            <text:p>-1.33667135615133</text:p>
          </table:table-cell>
          <table:table-cell table:style-name="ce3" table:formula="of:=[.I109]+[.L109]" office:value-type="float" office:value="146.723977846235" calcext:value-type="float">
            <text:p>146.723977846235</text:p>
          </table:table-cell>
          <table:table-cell table:style-name="ce3" table:formula="of:=[.J109]+[.L109]" office:value-type="float" office:value="583.77575702399" calcext:value-type="float">
            <text:p>583.77575702399</text:p>
          </table:table-cell>
          <table:table-cell table:style-name="ce3" table:formula="of:=(1.000001018*(1-[.K109]*[.K109]))/(1+[.K109]*COS(RADIANS([.N109])))" office:value-type="float" office:value="1.01193010463553" calcext:value-type="float">
            <text:p>1.01193010463553</text:p>
          </table:table-cell>
          <table:table-cell table:style-name="ce3" table:formula="of:=[.M109]-0.00569-0.00478*SIN(RADIANS(125.04-1934.136*[.G109]))" office:value-type="float" office:value="146.713881745756" calcext:value-type="float">
            <text:p>146.713881745756</text:p>
          </table:table-cell>
          <table:table-cell table:style-name="ce3" table:formula="of:=23+(26+((21.448-[.G109]*(46.815+[.G109]*(0.00059-[.G109]*0.001813))))/60)/60" office:value-type="float" office:value="23.4392088997302" calcext:value-type="float">
            <text:p>23.4392088997302</text:p>
          </table:table-cell>
          <table:table-cell table:style-name="ce3" table:formula="of:=[.Q109]+0.00256*COS(RADIANS(125.04-1934.136*[.G109]))" office:value-type="float" office:value="23.4382163435016" calcext:value-type="float">
            <text:p>23.4382163435016</text:p>
          </table:table-cell>
          <table:table-cell table:style-name="ce3" table:formula="of:=DEGREES(ATAN2(COS(RADIANS([.P109]));COS(RADIANS([.R109]))*SIN(RADIANS([.P109]))))" office:value-type="float" office:value="148.936929808115" calcext:value-type="float">
            <text:p>148.936929808115</text:p>
          </table:table-cell>
          <table:table-cell table:style-name="ce3" table:formula="of:=DEGREES(ASIN(SIN(RADIANS([.R109]))*SIN(RADIANS([.P109]))))" office:value-type="float" office:value="12.6091290215554" calcext:value-type="float">
            <text:p>12.6091290215554</text:p>
          </table:table-cell>
          <table:table-cell table:style-name="ce3" table:formula="of:=TAN(RADIANS([.R109]/2))*TAN(RADIANS([.R109]/2))" office:value-type="float" office:value="0.0430304705627134" calcext:value-type="float">
            <text:p>0.043030470562713</text:p>
          </table:table-cell>
          <table:table-cell table:formula="of:=4*DEGREES([.U109]*SIN(2*RADIANS([.I109]))-2*[.K109]*SIN(RADIANS([.J109]))+4*[.K109]*[.U109]*SIN(RADIANS([.J109]))*COS(2*RADIANS([.I109]))-0.5*[.U109]*[.U109]*SIN(4*RADIANS([.I109]))-1.25*[.K109]*[.K109]*SIN(2*RADIANS([.J109])))" office:value-type="float" office:value="-3.54639425020933" calcext:value-type="float">
            <text:p>-3.54639425020933</text:p>
          </table:table-cell>
          <table:table-cell table:style-name="ce3" table:formula="of:=DEGREES(ACOS(COS(RADIANS(90.833))/(COS(RADIANS([.$B$3]))*COS(RADIANS([.T109])))-TAN(RADIANS([.$B$3]))*TAN(RADIANS([.T109]))))" office:value-type="float" office:value="104.69550048899" calcext:value-type="float">
            <text:p>104.69550048899</text:p>
          </table:table-cell>
          <table:table-cell table:style-name="ce9" table:formula="of:=(720-4*[.$B$4]-[.V109]+[.$B$5]*60)/1440" office:value-type="time" office:time-value="PT12H19M04.154055013S" calcext:value-type="time">
            <text:p>12:19:04</text:p>
          </table:table-cell>
          <table:table-cell table:style-name="ce9" table:formula="of:=[.X109]-[.W109]*4/1440" office:value-type="time" office:time-value="PT05H20M17.233937655S" calcext:value-type="time">
            <text:p>5:20:17</text:p>
          </table:table-cell>
          <table:table-cell table:style-name="ce9" table:formula="of:=[.X109]+[.W109]*4/1440" office:value-type="time" office:time-value="PT19H17M51.07417237S" calcext:value-type="time">
            <text:p>19:17:51</text:p>
          </table:table-cell>
          <table:table-cell table:style-name="ce15" table:formula="of:=8*[.W109]" office:value-type="float" office:value="837.564003911919" calcext:value-type="float">
            <text:p>837.564003911919</text:p>
          </table:table-cell>
          <table:table-cell table:style-name="ce3" table:formula="of:=MOD([.E109]*1440+[.V109]+4*[.$B$4]-60*[.$B$5];1440)" office:value-type="float" office:value="628.93076574979" calcext:value-type="float">
            <text:p>628.93076574979</text:p>
          </table:table-cell>
          <table:table-cell table:style-name="ce3" table:formula="of:=IF([.AB109]/4&lt;0;[.AB109]/4+180;[.AB109]/4-180)" office:value-type="float" office:value="-22.7673085625525" calcext:value-type="float">
            <text:p>-22.7673085625525</text:p>
          </table:table-cell>
          <table:table-cell table:style-name="ce3" table:formula="of:=DEGREES(ACOS(SIN(RADIANS([.$B$3]))*SIN(RADIANS([.T109]))+COS(RADIANS([.$B$3]))*COS(RADIANS([.T109]))*COS(RADIANS([.AC109]))))" office:value-type="float" office:value="38.6010122056511" calcext:value-type="float">
            <text:p>38.6010122056511</text:p>
          </table:table-cell>
          <table:table-cell table:style-name="ce3" table:formula="of:=90-[.AD109]" office:value-type="float" office:value="51.3989877943489" calcext:value-type="float">
            <text:p>51.3989877943489</text:p>
          </table:table-cell>
          <table:table-cell table:style-name="ce3" table:formula="of:=IF([.AE109]&gt;85;0;IF([.AE109]&gt;5;58.1/TAN(RADIANS([.AE109]))-0.07/POWER(TAN(RADIANS([.AE109]));3)+0.000086/POWER(TAN(RADIANS([.AE109]));5);IF([.AE109]&gt;-0.575;1735+[.AE109]*(-518.2+[.AE109]*(103.4+[.AE109]*(-12.79+[.AE109]*0.711)));-20.772/TAN(RADIANS([.AE109])))))/3600" office:value-type="float" office:value="0.0128740873910263" calcext:value-type="float">
            <text:p>0.012874087391026</text:p>
          </table:table-cell>
          <table:table-cell table:style-name="ce3" table:formula="of:=[.AE109]+[.AF109]" office:value-type="float" office:value="51.4118618817399" calcext:value-type="float">
            <text:p>51.4118618817399</text:p>
          </table:table-cell>
          <table:table-cell table:style-name="ce3" table:formula="of:=IF([.AC109]&gt;0;MOD(DEGREES(ACOS(((SIN(RADIANS([.$B$3]))*COS(RADIANS([.AD109])))-SIN(RADIANS([.T109])))/(COS(RADIANS([.$B$3]))*SIN(RADIANS([.AD109])))))+180;360);MOD(540-DEGREES(ACOS(((SIN(RADIANS([.$B$3]))*COS(RADIANS([.AD109])))-SIN(RADIANS([.T109])))/(COS(RADIANS([.$B$3]))*SIN(RADIANS([.AD109])))));360))" office:value-type="float" office:value="142.748016697977" calcext:value-type="float">
            <text:p>142.74801669797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09]+0.1/24" office:value-type="time" office:time-value="PT10H54M00S" calcext:value-type="time">
            <text:p>10:54:00</text:p>
          </table:table-cell>
          <table:table-cell table:style-name="ce11" table:formula="of:=[.D110]+2415018.5+[.E110]-[.$B$5]/24" office:value-type="float" office:value="2451775.9125" calcext:value-type="float">
            <text:p>2451775.91</text:p>
          </table:table-cell>
          <table:table-cell table:style-name="ce13" table:formula="of:=([.F110]-2451545)/36525" office:value-type="float" office:value="0.00632203969883896" calcext:value-type="float">
            <text:p>0.00632204</text:p>
          </table:table-cell>
          <table:table-cell/>
          <table:table-cell table:style-name="ce3" table:formula="of:=MOD(280.46646+[.G110]*(36000.76983+[.G110]*0.0003032);360)" office:value-type="float" office:value="148.064756066142" calcext:value-type="float">
            <text:p>148.064756066142</text:p>
          </table:table-cell>
          <table:table-cell table:style-name="ce3" table:formula="of:=357.52911+[.G110]*(35999.05029-0.0001537*[.G110])" office:value-type="float" office:value="585.116535047737" calcext:value-type="float">
            <text:p>585.116535047737</text:p>
          </table:table-cell>
          <table:table-cell table:style-name="ce3" table:formula="of:=0.016708634-[.G110]*(0.000042037+0.0000001267*[.G110])" office:value-type="float" office:value="0.0167083682353532" calcext:value-type="float">
            <text:p>0.016708368235353</text:p>
          </table:table-cell>
          <table:table-cell table:style-name="ce3" table:formula="of:=SIN(RADIANS([.J110]))*(1.914602-[.G110]*(0.004817+0.000014*[.G110]))+SIN(RADIANS(2*[.J110]))*(0.019993-0.000101*[.G110])+SIN(RADIANS(3*[.J110]))*0.000289" office:value-type="float" office:value="-1.3367681628547" calcext:value-type="float">
            <text:p>-1.3367681628547</text:p>
          </table:table-cell>
          <table:table-cell table:style-name="ce3" table:formula="of:=[.I110]+[.L110]" office:value-type="float" office:value="146.727987903288" calcext:value-type="float">
            <text:p>146.727987903288</text:p>
          </table:table-cell>
          <table:table-cell table:style-name="ce3" table:formula="of:=[.J110]+[.L110]" office:value-type="float" office:value="583.779766884883" calcext:value-type="float">
            <text:p>583.779766884883</text:p>
          </table:table-cell>
          <table:table-cell table:style-name="ce3" table:formula="of:=(1.000001018*(1-[.K110]*[.K110]))/(1+[.K110]*COS(RADIANS([.N110])))" office:value-type="float" office:value="1.01192927596084" calcext:value-type="float">
            <text:p>1.01192927596084</text:p>
          </table:table-cell>
          <table:table-cell table:style-name="ce3" table:formula="of:=[.M110]-0.00569-0.00478*SIN(RADIANS(125.04-1934.136*[.G110]))" office:value-type="float" office:value="146.717891795672" calcext:value-type="float">
            <text:p>146.717891795672</text:p>
          </table:table-cell>
          <table:table-cell table:style-name="ce3" table:formula="of:=23+(26+((21.448-[.G110]*(46.815+[.G110]*(0.00059-[.G110]*0.001813))))/60)/60" office:value-type="float" office:value="23.4392088982468" calcext:value-type="float">
            <text:p>23.4392088982468</text:p>
          </table:table-cell>
          <table:table-cell table:style-name="ce3" table:formula="of:=[.Q110]+0.00256*COS(RADIANS(125.04-1934.136*[.G110]))" office:value-type="float" office:value="23.4382163511054" calcext:value-type="float">
            <text:p>23.4382163511054</text:p>
          </table:table-cell>
          <table:table-cell table:style-name="ce3" table:formula="of:=DEGREES(ATAN2(COS(RADIANS([.P110]));COS(RADIANS([.R110]))*SIN(RADIANS([.P110]))))" office:value-type="float" office:value="148.940793069839" calcext:value-type="float">
            <text:p>148.940793069839</text:p>
          </table:table-cell>
          <table:table-cell table:style-name="ce3" table:formula="of:=DEGREES(ASIN(SIN(RADIANS([.R110]))*SIN(RADIANS([.P110]))))" office:value-type="float" office:value="12.607762689097" calcext:value-type="float">
            <text:p>12.607762689097</text:p>
          </table:table-cell>
          <table:table-cell table:style-name="ce3" table:formula="of:=TAN(RADIANS([.R110]/2))*TAN(RADIANS([.R110]/2))" office:value-type="float" office:value="0.043030470591427" calcext:value-type="float">
            <text:p>0.043030470591427</text:p>
          </table:table-cell>
          <table:table-cell table:formula="of:=4*DEGREES([.U110]*SIN(2*RADIANS([.I110]))-2*[.K110]*SIN(RADIANS([.J110]))+4*[.K110]*[.U110]*SIN(RADIANS([.J110]))*COS(2*RADIANS([.I110]))-0.5*[.U110]*[.U110]*SIN(4*RADIANS([.I110]))-1.25*[.K110]*[.K110]*SIN(2*RADIANS([.J110])))" office:value-type="float" office:value="-3.54542184882628" calcext:value-type="float">
            <text:p>-3.54542184882628</text:p>
          </table:table-cell>
          <table:table-cell table:style-name="ce3" table:formula="of:=DEGREES(ACOS(COS(RADIANS(90.833))/(COS(RADIANS([.$B$3]))*COS(RADIANS([.T110])))-TAN(RADIANS([.$B$3]))*TAN(RADIANS([.T110]))))" office:value-type="float" office:value="104.693954034259" calcext:value-type="float">
            <text:p>104.693954034259</text:p>
          </table:table-cell>
          <table:table-cell table:style-name="ce9" table:formula="of:=(720-4*[.$B$4]-[.V110]+[.$B$5]*60)/1440" office:value-type="time" office:time-value="PT12H19M04.09571093S" calcext:value-type="time">
            <text:p>12:19:04</text:p>
          </table:table-cell>
          <table:table-cell table:style-name="ce9" table:formula="of:=[.X110]-[.W110]*4/1440" office:value-type="time" office:time-value="PT05H20M17.546742707S" calcext:value-type="time">
            <text:p>5:20:17</text:p>
          </table:table-cell>
          <table:table-cell table:style-name="ce9" table:formula="of:=[.X110]+[.W110]*4/1440" office:value-type="time" office:time-value="PT19H17M50.644679152S" calcext:value-type="time">
            <text:p>19:17:50</text:p>
          </table:table-cell>
          <table:table-cell table:style-name="ce15" table:formula="of:=8*[.W110]" office:value-type="float" office:value="837.551632274073" calcext:value-type="float">
            <text:p>837.551632274073</text:p>
          </table:table-cell>
          <table:table-cell table:style-name="ce3" table:formula="of:=MOD([.E110]*1440+[.V110]+4*[.$B$4]-60*[.$B$5];1440)" office:value-type="float" office:value="634.931738151173" calcext:value-type="float">
            <text:p>634.931738151173</text:p>
          </table:table-cell>
          <table:table-cell table:style-name="ce3" table:formula="of:=IF([.AB110]/4&lt;0;[.AB110]/4+180;[.AB110]/4-180)" office:value-type="float" office:value="-21.2670654622067" calcext:value-type="float">
            <text:p>-21.2670654622067</text:p>
          </table:table-cell>
          <table:table-cell table:style-name="ce3" table:formula="of:=DEGREES(ACOS(SIN(RADIANS([.$B$3]))*SIN(RADIANS([.T110]))+COS(RADIANS([.$B$3]))*COS(RADIANS([.T110]))*COS(RADIANS([.AC110]))))" office:value-type="float" office:value="37.9878044045125" calcext:value-type="float">
            <text:p>37.9878044045125</text:p>
          </table:table-cell>
          <table:table-cell table:style-name="ce3" table:formula="of:=90-[.AD110]" office:value-type="float" office:value="52.0121955954875" calcext:value-type="float">
            <text:p>52.0121955954875</text:p>
          </table:table-cell>
          <table:table-cell table:style-name="ce3" table:formula="of:=IF([.AE110]&gt;85;0;IF([.AE110]&gt;5;58.1/TAN(RADIANS([.AE110]))-0.07/POWER(TAN(RADIANS([.AE110]));3)+0.000086/POWER(TAN(RADIANS([.AE110]));5);IF([.AE110]&gt;-0.575;1735+[.AE110]*(-518.2+[.AE110]*(103.4+[.AE110]*(-12.79+[.AE110]*0.711)));-20.772/TAN(RADIANS([.AE110])))))/3600" office:value-type="float" office:value="0.0125942967750783" calcext:value-type="float">
            <text:p>0.012594296775078</text:p>
          </table:table-cell>
          <table:table-cell table:style-name="ce3" table:formula="of:=[.AE110]+[.AF110]" office:value-type="float" office:value="52.0247898922625" calcext:value-type="float">
            <text:p>52.0247898922625</text:p>
          </table:table-cell>
          <table:table-cell table:style-name="ce3" table:formula="of:=IF([.AC110]&gt;0;MOD(DEGREES(ACOS(((SIN(RADIANS([.$B$3]))*COS(RADIANS([.AD110])))-SIN(RADIANS([.T110])))/(COS(RADIANS([.$B$3]))*SIN(RADIANS([.AD110])))))+180;360);MOD(540-DEGREES(ACOS(((SIN(RADIANS([.$B$3]))*COS(RADIANS([.AD110])))-SIN(RADIANS([.T110])))/(COS(RADIANS([.$B$3]))*SIN(RADIANS([.AD110])))));360))" office:value-type="float" office:value="144.893468571339" calcext:value-type="float">
            <text:p>144.89346857133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0]+0.1/24" office:value-type="time" office:time-value="PT11H00M00S" calcext:value-type="time">
            <text:p>11:00:00</text:p>
          </table:table-cell>
          <table:table-cell table:style-name="ce11" table:formula="of:=[.D111]+2415018.5+[.E111]-[.$B$5]/24" office:value-type="float" office:value="2451775.91666667" calcext:value-type="float">
            <text:p>2451775.92</text:p>
          </table:table-cell>
          <table:table-cell table:style-name="ce13" table:formula="of:=([.F111]-2451545)/36525" office:value-type="float" office:value="0.00632215377596104" calcext:value-type="float">
            <text:p>0.00632215</text:p>
          </table:table-cell>
          <table:table-cell/>
          <table:table-cell table:style-name="ce3" table:formula="of:=MOD(280.46646+[.G111]*(36000.76983+[.G111]*0.0003032);360)" office:value-type="float" office:value="148.068862930358" calcext:value-type="float">
            <text:p>148.068862930358</text:p>
          </table:table-cell>
          <table:table-cell table:style-name="ce3" table:formula="of:=357.52911+[.G111]*(35999.05029-0.0001537*[.G111])" office:value-type="float" office:value="585.120641715792" calcext:value-type="float">
            <text:p>585.120641715792</text:p>
          </table:table-cell>
          <table:table-cell table:style-name="ce3" table:formula="of:=0.016708634-[.G111]*(0.000042037+0.0000001267*[.G111])" office:value-type="float" office:value="0.0167083682305576" calcext:value-type="float">
            <text:p>0.016708368230558</text:p>
          </table:table-cell>
          <table:table-cell table:style-name="ce3" table:formula="of:=SIN(RADIANS([.J111]))*(1.914602-[.G111]*(0.004817+0.000014*[.G111]))+SIN(RADIANS(2*[.J111]))*(0.019993-0.000101*[.G111])+SIN(RADIANS(3*[.J111]))*0.000289" office:value-type="float" office:value="-1.33686496300123" calcext:value-type="float">
            <text:p>-1.33686496300123</text:p>
          </table:table-cell>
          <table:table-cell table:style-name="ce3" table:formula="of:=[.I111]+[.L111]" office:value-type="float" office:value="146.731997967356" calcext:value-type="float">
            <text:p>146.731997967356</text:p>
          </table:table-cell>
          <table:table-cell table:style-name="ce3" table:formula="of:=[.J111]+[.L111]" office:value-type="float" office:value="583.783776752791" calcext:value-type="float">
            <text:p>583.783776752791</text:p>
          </table:table-cell>
          <table:table-cell table:style-name="ce3" table:formula="of:=(1.000001018*(1-[.K111]*[.K111]))/(1+[.K111]*COS(RADIANS([.N111])))" office:value-type="float" office:value="1.01192844722553" calcext:value-type="float">
            <text:p>1.01192844722553</text:p>
          </table:table-cell>
          <table:table-cell table:style-name="ce3" table:formula="of:=[.M111]-0.00569-0.00478*SIN(RADIANS(125.04-1934.136*[.G111]))" office:value-type="float" office:value="146.721901852604" calcext:value-type="float">
            <text:p>146.721901852604</text:p>
          </table:table-cell>
          <table:table-cell table:style-name="ce3" table:formula="of:=23+(26+((21.448-[.G111]*(46.815+[.G111]*(0.00059-[.G111]*0.001813))))/60)/60" office:value-type="float" office:value="23.4392088967633" calcext:value-type="float">
            <text:p>23.4392088967633</text:p>
          </table:table-cell>
          <table:table-cell table:style-name="ce3" table:formula="of:=[.Q111]+0.00256*COS(RADIANS(125.04-1934.136*[.G111]))" office:value-type="float" office:value="23.4382163587091" calcext:value-type="float">
            <text:p>23.4382163587091</text:p>
          </table:table-cell>
          <table:table-cell table:style-name="ce3" table:formula="of:=DEGREES(ATAN2(COS(RADIANS([.P111]));COS(RADIANS([.R111]))*SIN(RADIANS([.P111]))))" office:value-type="float" office:value="148.944656297109" calcext:value-type="float">
            <text:p>148.944656297109</text:p>
          </table:table-cell>
          <table:table-cell table:style-name="ce3" table:formula="of:=DEGREES(ASIN(SIN(RADIANS([.R111]))*SIN(RADIANS([.P111]))))" office:value-type="float" office:value="12.606396298761" calcext:value-type="float">
            <text:p>12.606396298761</text:p>
          </table:table-cell>
          <table:table-cell table:style-name="ce3" table:formula="of:=TAN(RADIANS([.R111]/2))*TAN(RADIANS([.R111]/2))" office:value-type="float" office:value="0.0430304706201407" calcext:value-type="float">
            <text:p>0.043030470620141</text:p>
          </table:table-cell>
          <table:table-cell table:formula="of:=4*DEGREES([.U111]*SIN(2*RADIANS([.I111]))-2*[.K111]*SIN(RADIANS([.J111]))+4*[.K111]*[.U111]*SIN(RADIANS([.J111]))*COS(2*RADIANS([.I111]))-0.5*[.U111]*[.U111]*SIN(4*RADIANS([.I111]))-1.25*[.K111]*[.K111]*SIN(2*RADIANS([.J111])))" office:value-type="float" office:value="-3.54444930869922" calcext:value-type="float">
            <text:p>-3.54444930869922</text:p>
          </table:table-cell>
          <table:table-cell table:style-name="ce3" table:formula="of:=DEGREES(ACOS(COS(RADIANS(90.833))/(COS(RADIANS([.$B$3]))*COS(RADIANS([.T111])))-TAN(RADIANS([.$B$3]))*TAN(RADIANS([.T111]))))" office:value-type="float" office:value="104.692407542188" calcext:value-type="float">
            <text:p>104.692407542188</text:p>
          </table:table-cell>
          <table:table-cell table:style-name="ce9" table:formula="of:=(720-4*[.$B$4]-[.V111]+[.$B$5]*60)/1440" office:value-type="time" office:time-value="PT12H19M04.037358522S" calcext:value-type="time">
            <text:p>12:19:04</text:p>
          </table:table-cell>
          <table:table-cell table:style-name="ce9" table:formula="of:=[.X111]-[.W111]*4/1440" office:value-type="time" office:time-value="PT05H20M17.859548397S" calcext:value-type="time">
            <text:p>5:20:17</text:p>
          </table:table-cell>
          <table:table-cell table:style-name="ce9" table:formula="of:=[.X111]+[.W111]*4/1440" office:value-type="time" office:time-value="PT19H17M50.215168647S" calcext:value-type="time">
            <text:p>19:17:50</text:p>
          </table:table-cell>
          <table:table-cell table:style-name="ce15" table:formula="of:=8*[.W111]" office:value-type="float" office:value="837.539260337505" calcext:value-type="float">
            <text:p>837.539260337505</text:p>
          </table:table-cell>
          <table:table-cell table:style-name="ce3" table:formula="of:=MOD([.E111]*1440+[.V111]+4*[.$B$4]-60*[.$B$5];1440)" office:value-type="float" office:value="640.9327106913" calcext:value-type="float">
            <text:p>640.9327106913</text:p>
          </table:table-cell>
          <table:table-cell table:style-name="ce3" table:formula="of:=IF([.AB111]/4&lt;0;[.AB111]/4+180;[.AB111]/4-180)" office:value-type="float" office:value="-19.7668223271749" calcext:value-type="float">
            <text:p>-19.7668223271749</text:p>
          </table:table-cell>
          <table:table-cell table:style-name="ce3" table:formula="of:=DEGREES(ACOS(SIN(RADIANS([.$B$3]))*SIN(RADIANS([.T111]))+COS(RADIANS([.$B$3]))*COS(RADIANS([.T111]))*COS(RADIANS([.AC111]))))" office:value-type="float" office:value="37.4068855366137" calcext:value-type="float">
            <text:p>37.4068855366137</text:p>
          </table:table-cell>
          <table:table-cell table:style-name="ce3" table:formula="of:=90-[.AD111]" office:value-type="float" office:value="52.5931144633863" calcext:value-type="float">
            <text:p>52.5931144633863</text:p>
          </table:table-cell>
          <table:table-cell table:style-name="ce3" table:formula="of:=IF([.AE111]&gt;85;0;IF([.AE111]&gt;5;58.1/TAN(RADIANS([.AE111]))-0.07/POWER(TAN(RADIANS([.AE111]));3)+0.000086/POWER(TAN(RADIANS([.AE111]));5);IF([.AE111]&gt;-0.575;1735+[.AE111]*(-518.2+[.AE111]*(103.4+[.AE111]*(-12.79+[.AE111]*0.711)));-20.772/TAN(RADIANS([.AE111])))))/3600" office:value-type="float" office:value="0.0123334953973689" calcext:value-type="float">
            <text:p>0.012333495397369</text:p>
          </table:table-cell>
          <table:table-cell table:style-name="ce3" table:formula="of:=[.AE111]+[.AF111]" office:value-type="float" office:value="52.6054479587837" calcext:value-type="float">
            <text:p>52.6054479587837</text:p>
          </table:table-cell>
          <table:table-cell table:style-name="ce3" table:formula="of:=IF([.AC111]&gt;0;MOD(DEGREES(ACOS(((SIN(RADIANS([.$B$3]))*COS(RADIANS([.AD111])))-SIN(RADIANS([.T111])))/(COS(RADIANS([.$B$3]))*SIN(RADIANS([.AD111])))))+180;360);MOD(540-DEGREES(ACOS(((SIN(RADIANS([.$B$3]))*COS(RADIANS([.AD111])))-SIN(RADIANS([.T111])))/(COS(RADIANS([.$B$3]))*SIN(RADIANS([.AD111])))));360))" office:value-type="float" office:value="147.091335824729" calcext:value-type="float">
            <text:p>147.09133582472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1]+0.1/24" office:value-type="time" office:time-value="PT11H06M00S" calcext:value-type="time">
            <text:p>11:06:00</text:p>
          </table:table-cell>
          <table:table-cell table:style-name="ce11" table:formula="of:=[.D112]+2415018.5+[.E112]-[.$B$5]/24" office:value-type="float" office:value="2451775.92083333" calcext:value-type="float">
            <text:p>2451775.92</text:p>
          </table:table-cell>
          <table:table-cell table:style-name="ce13" table:formula="of:=([.F112]-2451545)/36525" office:value-type="float" office:value="0.00632226785307037" calcext:value-type="float">
            <text:p>0.00632227</text:p>
          </table:table-cell>
          <table:table-cell/>
          <table:table-cell table:style-name="ce3" table:formula="of:=MOD(280.46646+[.G112]*(36000.76983+[.G112]*0.0003032);360)" office:value-type="float" office:value="148.072969794114" calcext:value-type="float">
            <text:p>148.072969794114</text:p>
          </table:table-cell>
          <table:table-cell table:style-name="ce3" table:formula="of:=357.52911+[.G112]*(35999.05029-0.0001537*[.G112])" office:value-type="float" office:value="585.124748383387" calcext:value-type="float">
            <text:p>585.124748383387</text:p>
          </table:table-cell>
          <table:table-cell table:style-name="ce3" table:formula="of:=0.016708634-[.G112]*(0.000042037+0.0000001267*[.G112])" office:value-type="float" office:value="0.0167083682257619" calcext:value-type="float">
            <text:p>0.016708368225762</text:p>
          </table:table-cell>
          <table:table-cell table:style-name="ce3" table:formula="of:=SIN(RADIANS([.J112]))*(1.914602-[.G112]*(0.004817+0.000014*[.G112]))+SIN(RADIANS(2*[.J112]))*(0.019993-0.000101*[.G112])+SIN(RADIANS(3*[.J112]))*0.000289" office:value-type="float" office:value="-1.33696175656881" calcext:value-type="float">
            <text:p>-1.33696175656881</text:p>
          </table:table-cell>
          <table:table-cell table:style-name="ce3" table:formula="of:=[.I112]+[.L112]" office:value-type="float" office:value="146.736008037545" calcext:value-type="float">
            <text:p>146.736008037545</text:p>
          </table:table-cell>
          <table:table-cell table:style-name="ce3" table:formula="of:=[.J112]+[.L112]" office:value-type="float" office:value="583.787786626818" calcext:value-type="float">
            <text:p>583.787786626818</text:p>
          </table:table-cell>
          <table:table-cell table:style-name="ce3" table:formula="of:=(1.000001018*(1-[.K112]*[.K112]))/(1+[.K112]*COS(RADIANS([.N112])))" office:value-type="float" office:value="1.0119276184298" calcext:value-type="float">
            <text:p>1.0119276184298</text:p>
          </table:table-cell>
          <table:table-cell table:style-name="ce3" table:formula="of:=[.M112]-0.00569-0.00478*SIN(RADIANS(125.04-1934.136*[.G112]))" office:value-type="float" office:value="146.725911915656" calcext:value-type="float">
            <text:p>146.725911915656</text:p>
          </table:table-cell>
          <table:table-cell table:style-name="ce3" table:formula="of:=23+(26+((21.448-[.G112]*(46.815+[.G112]*(0.00059-[.G112]*0.001813))))/60)/60" office:value-type="float" office:value="23.4392088952798" calcext:value-type="float">
            <text:p>23.4392088952798</text:p>
          </table:table-cell>
          <table:table-cell table:style-name="ce3" table:formula="of:=[.Q112]+0.00256*COS(RADIANS(125.04-1934.136*[.G112]))" office:value-type="float" office:value="23.4382163663128" calcext:value-type="float">
            <text:p>23.4382163663128</text:p>
          </table:table-cell>
          <table:table-cell table:style-name="ce3" table:formula="of:=DEGREES(ATAN2(COS(RADIANS([.P112]));COS(RADIANS([.R112]))*SIN(RADIANS([.P112]))))" office:value-type="float" office:value="148.948519489066" calcext:value-type="float">
            <text:p>148.948519489066</text:p>
          </table:table-cell>
          <table:table-cell table:style-name="ce3" table:formula="of:=DEGREES(ASIN(SIN(RADIANS([.R112]))*SIN(RADIANS([.P112]))))" office:value-type="float" office:value="12.6050298508589" calcext:value-type="float">
            <text:p>12.6050298508589</text:p>
          </table:table-cell>
          <table:table-cell table:style-name="ce3" table:formula="of:=TAN(RADIANS([.R112]/2))*TAN(RADIANS([.R112]/2))" office:value-type="float" office:value="0.0430304706488545" calcext:value-type="float">
            <text:p>0.043030470648855</text:p>
          </table:table-cell>
          <table:table-cell table:formula="of:=4*DEGREES([.U112]*SIN(2*RADIANS([.I112]))-2*[.K112]*SIN(RADIANS([.J112]))+4*[.K112]*[.U112]*SIN(RADIANS([.J112]))*COS(2*RADIANS([.I112]))-0.5*[.U112]*[.U112]*SIN(4*RADIANS([.I112]))-1.25*[.K112]*[.K112]*SIN(2*RADIANS([.J112])))" office:value-type="float" office:value="-3.54347663006022" calcext:value-type="float">
            <text:p>-3.54347663006022</text:p>
          </table:table-cell>
          <table:table-cell table:style-name="ce3" table:formula="of:=DEGREES(ACOS(COS(RADIANS(90.833))/(COS(RADIANS([.$B$3]))*COS(RADIANS([.T112])))-TAN(RADIANS([.$B$3]))*TAN(RADIANS([.T112]))))" office:value-type="float" office:value="104.690861013129" calcext:value-type="float">
            <text:p>104.690861013129</text:p>
          </table:table-cell>
          <table:table-cell table:style-name="ce9" table:formula="of:=(720-4*[.$B$4]-[.V112]+[.$B$5]*60)/1440" office:value-type="time" office:time-value="PT12H19M03.978997804S" calcext:value-type="time">
            <text:p>12:19:03</text:p>
          </table:table-cell>
          <table:table-cell table:style-name="ce9" table:formula="of:=[.X112]-[.W112]*4/1440" office:value-type="time" office:time-value="PT05H20M18.172354653S" calcext:value-type="time">
            <text:p>5:20:18</text:p>
          </table:table-cell>
          <table:table-cell table:style-name="ce9" table:formula="of:=[.X112]+[.W112]*4/1440" office:value-type="time" office:time-value="PT19H17M49.785640955S" calcext:value-type="time">
            <text:p>19:17:49</text:p>
          </table:table-cell>
          <table:table-cell table:style-name="ce15" table:formula="of:=8*[.W112]" office:value-type="float" office:value="837.526888105035" calcext:value-type="float">
            <text:p>837.526888105035</text:p>
          </table:table-cell>
          <table:table-cell table:style-name="ce3" table:formula="of:=MOD([.E112]*1440+[.V112]+4*[.$B$4]-60*[.$B$5];1440)" office:value-type="float" office:value="646.933683369939" calcext:value-type="float">
            <text:p>646.933683369939</text:p>
          </table:table-cell>
          <table:table-cell table:style-name="ce3" table:formula="of:=IF([.AB112]/4&lt;0;[.AB112]/4+180;[.AB112]/4-180)" office:value-type="float" office:value="-18.2665791575152" calcext:value-type="float">
            <text:p>-18.2665791575152</text:p>
          </table:table-cell>
          <table:table-cell table:style-name="ce3" table:formula="of:=DEGREES(ACOS(SIN(RADIANS([.$B$3]))*SIN(RADIANS([.T112]))+COS(RADIANS([.$B$3]))*COS(RADIANS([.T112]))*COS(RADIANS([.AC112]))))" office:value-type="float" office:value="36.8598974370063" calcext:value-type="float">
            <text:p>36.8598974370063</text:p>
          </table:table-cell>
          <table:table-cell table:style-name="ce3" table:formula="of:=90-[.AD112]" office:value-type="float" office:value="53.1401025629937" calcext:value-type="float">
            <text:p>53.1401025629937</text:p>
          </table:table-cell>
          <table:table-cell table:style-name="ce3" table:formula="of:=IF([.AE112]&gt;85;0;IF([.AE112]&gt;5;58.1/TAN(RADIANS([.AE112]))-0.07/POWER(TAN(RADIANS([.AE112]));3)+0.000086/POWER(TAN(RADIANS([.AE112]));5);IF([.AE112]&gt;-0.575;1735+[.AE112]*(-518.2+[.AE112]*(103.4+[.AE112]*(-12.79+[.AE112]*0.711)));-20.772/TAN(RADIANS([.AE112])))))/3600" office:value-type="float" office:value="0.0120915774292058" calcext:value-type="float">
            <text:p>0.012091577429206</text:p>
          </table:table-cell>
          <table:table-cell table:style-name="ce3" table:formula="of:=[.AE112]+[.AF112]" office:value-type="float" office:value="53.1521941404229" calcext:value-type="float">
            <text:p>53.1521941404229</text:p>
          </table:table-cell>
          <table:table-cell table:style-name="ce3" table:formula="of:=IF([.AC112]&gt;0;MOD(DEGREES(ACOS(((SIN(RADIANS([.$B$3]))*COS(RADIANS([.AD112])))-SIN(RADIANS([.T112])))/(COS(RADIANS([.$B$3]))*SIN(RADIANS([.AD112])))))+180;360);MOD(540-DEGREES(ACOS(((SIN(RADIANS([.$B$3]))*COS(RADIANS([.AD112])))-SIN(RADIANS([.T112])))/(COS(RADIANS([.$B$3]))*SIN(RADIANS([.AD112])))));360))" office:value-type="float" office:value="149.341145381575" calcext:value-type="float">
            <text:p>149.34114538157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2]+0.1/24" office:value-type="time" office:time-value="PT11H12M00S" calcext:value-type="time">
            <text:p>11:12:00</text:p>
          </table:table-cell>
          <table:table-cell table:style-name="ce11" table:formula="of:=[.D113]+2415018.5+[.E113]-[.$B$5]/24" office:value-type="float" office:value="2451775.925" calcext:value-type="float">
            <text:p>2451775.93</text:p>
          </table:table-cell>
          <table:table-cell table:style-name="ce13" table:formula="of:=([.F113]-2451545)/36525" office:value-type="float" office:value="0.00632238193019245" calcext:value-type="float">
            <text:p>0.00632238</text:p>
          </table:table-cell>
          <table:table-cell/>
          <table:table-cell table:style-name="ce3" table:formula="of:=MOD(280.46646+[.G113]*(36000.76983+[.G113]*0.0003032);360)" office:value-type="float" office:value="148.077076658329" calcext:value-type="float">
            <text:p>148.077076658329</text:p>
          </table:table-cell>
          <table:table-cell table:style-name="ce3" table:formula="of:=357.52911+[.G113]*(35999.05029-0.0001537*[.G113])" office:value-type="float" office:value="585.128855051442" calcext:value-type="float">
            <text:p>585.128855051442</text:p>
          </table:table-cell>
          <table:table-cell table:style-name="ce3" table:formula="of:=0.016708634-[.G113]*(0.000042037+0.0000001267*[.G113])" office:value-type="float" office:value="0.0167083682209663" calcext:value-type="float">
            <text:p>0.016708368220966</text:p>
          </table:table-cell>
          <table:table-cell table:style-name="ce3" table:formula="of:=SIN(RADIANS([.J113]))*(1.914602-[.G113]*(0.004817+0.000014*[.G113]))+SIN(RADIANS(2*[.J113]))*(0.019993-0.000101*[.G113])+SIN(RADIANS(3*[.J113]))*0.000289" office:value-type="float" office:value="-1.33705854357856" calcext:value-type="float">
            <text:p>-1.33705854357856</text:p>
          </table:table-cell>
          <table:table-cell table:style-name="ce3" table:formula="of:=[.I113]+[.L113]" office:value-type="float" office:value="146.740018114751" calcext:value-type="float">
            <text:p>146.740018114751</text:p>
          </table:table-cell>
          <table:table-cell table:style-name="ce3" table:formula="of:=[.J113]+[.L113]" office:value-type="float" office:value="583.791796507863" calcext:value-type="float">
            <text:p>583.791796507863</text:p>
          </table:table-cell>
          <table:table-cell table:style-name="ce3" table:formula="of:=(1.000001018*(1-[.K113]*[.K113]))/(1+[.K113]*COS(RADIANS([.N113])))" office:value-type="float" office:value="1.01192678957346" calcext:value-type="float">
            <text:p>1.01192678957346</text:p>
          </table:table-cell>
          <table:table-cell table:style-name="ce3" table:formula="of:=[.M113]-0.00569-0.00478*SIN(RADIANS(125.04-1934.136*[.G113]))" office:value-type="float" office:value="146.729921985725" calcext:value-type="float">
            <text:p>146.729921985725</text:p>
          </table:table-cell>
          <table:table-cell table:style-name="ce3" table:formula="of:=23+(26+((21.448-[.G113]*(46.815+[.G113]*(0.00059-[.G113]*0.001813))))/60)/60" office:value-type="float" office:value="23.4392088937963" calcext:value-type="float">
            <text:p>23.4392088937963</text:p>
          </table:table-cell>
          <table:table-cell table:style-name="ce3" table:formula="of:=[.Q113]+0.00256*COS(RADIANS(125.04-1934.136*[.G113]))" office:value-type="float" office:value="23.4382163739166" calcext:value-type="float">
            <text:p>23.4382163739166</text:p>
          </table:table-cell>
          <table:table-cell table:style-name="ce3" table:formula="of:=DEGREES(ATAN2(COS(RADIANS([.P113]));COS(RADIANS([.R113]))*SIN(RADIANS([.P113]))))" office:value-type="float" office:value="148.952382646575" calcext:value-type="float">
            <text:p>148.952382646575</text:p>
          </table:table-cell>
          <table:table-cell table:style-name="ce3" table:formula="of:=DEGREES(ASIN(SIN(RADIANS([.R113]))*SIN(RADIANS([.P113]))))" office:value-type="float" office:value="12.6036633450919" calcext:value-type="float">
            <text:p>12.6036633450919</text:p>
          </table:table-cell>
          <table:table-cell table:style-name="ce3" table:formula="of:=TAN(RADIANS([.R113]/2))*TAN(RADIANS([.R113]/2))" office:value-type="float" office:value="0.0430304706775683" calcext:value-type="float">
            <text:p>0.043030470677568</text:p>
          </table:table-cell>
          <table:table-cell table:formula="of:=4*DEGREES([.U113]*SIN(2*RADIANS([.I113]))-2*[.K113]*SIN(RADIANS([.J113]))+4*[.K113]*[.U113]*SIN(RADIANS([.J113]))*COS(2*RADIANS([.I113]))-0.5*[.U113]*[.U113]*SIN(4*RADIANS([.I113]))-1.25*[.K113]*[.K113]*SIN(2*RADIANS([.J113])))" office:value-type="float" office:value="-3.54250381270659" calcext:value-type="float">
            <text:p>-3.54250381270659</text:p>
          </table:table-cell>
          <table:table-cell table:style-name="ce3" table:formula="of:=DEGREES(ACOS(COS(RADIANS(90.833))/(COS(RADIANS([.$B$3]))*COS(RADIANS([.T113])))-TAN(RADIANS([.$B$3]))*TAN(RADIANS([.T113]))))" office:value-type="float" office:value="104.689314446744" calcext:value-type="float">
            <text:p>104.689314446744</text:p>
          </table:table-cell>
          <table:table-cell table:style-name="ce9" table:formula="of:=(720-4*[.$B$4]-[.V113]+[.$B$5]*60)/1440" office:value-type="time" office:time-value="PT12H19M03.920628762S" calcext:value-type="time">
            <text:p>12:19:03</text:p>
          </table:table-cell>
          <table:table-cell table:style-name="ce9" table:formula="of:=[.X113]-[.W113]*4/1440" office:value-type="time" office:time-value="PT05H20M18.485161544S" calcext:value-type="time">
            <text:p>5:20:18</text:p>
          </table:table-cell>
          <table:table-cell table:style-name="ce9" table:formula="of:=[.X113]+[.W113]*4/1440" office:value-type="time" office:time-value="PT19H17M49.356095981S" calcext:value-type="time">
            <text:p>19:17:49</text:p>
          </table:table-cell>
          <table:table-cell table:style-name="ce15" table:formula="of:=8*[.W113]" office:value-type="float" office:value="837.514515573955" calcext:value-type="float">
            <text:p>837.514515573955</text:p>
          </table:table-cell>
          <table:table-cell table:style-name="ce3" table:formula="of:=MOD([.E113]*1440+[.V113]+4*[.$B$4]-60*[.$B$5];1440)" office:value-type="float" office:value="652.934656187293" calcext:value-type="float">
            <text:p>652.934656187293</text:p>
          </table:table-cell>
          <table:table-cell table:style-name="ce3" table:formula="of:=IF([.AB113]/4&lt;0;[.AB113]/4+180;[.AB113]/4-180)" office:value-type="float" office:value="-16.7663359531768" calcext:value-type="float">
            <text:p>-16.7663359531768</text:p>
          </table:table-cell>
          <table:table-cell table:style-name="ce3" table:formula="of:=DEGREES(ACOS(SIN(RADIANS([.$B$3]))*SIN(RADIANS([.T113]))+COS(RADIANS([.$B$3]))*COS(RADIANS([.T113]))*COS(RADIANS([.AC113]))))" office:value-type="float" office:value="36.3484796808652" calcext:value-type="float">
            <text:p>36.3484796808652</text:p>
          </table:table-cell>
          <table:table-cell table:style-name="ce3" table:formula="of:=90-[.AD113]" office:value-type="float" office:value="53.6515203191348" calcext:value-type="float">
            <text:p>53.6515203191348</text:p>
          </table:table-cell>
          <table:table-cell table:style-name="ce3" table:formula="of:=IF([.AE113]&gt;85;0;IF([.AE113]&gt;5;58.1/TAN(RADIANS([.AE113]))-0.07/POWER(TAN(RADIANS([.AE113]));3)+0.000086/POWER(TAN(RADIANS([.AE113]));5);IF([.AE113]&gt;-0.575;1735+[.AE113]*(-518.2+[.AE113]*(103.4+[.AE113]*(-12.79+[.AE113]*0.711)));-20.772/TAN(RADIANS([.AE113])))))/3600" office:value-type="float" office:value="0.0118684864736157" calcext:value-type="float">
            <text:p>0.011868486473616</text:p>
          </table:table-cell>
          <table:table-cell table:style-name="ce3" table:formula="of:=[.AE113]+[.AF113]" office:value-type="float" office:value="53.6633888056084" calcext:value-type="float">
            <text:p>53.6633888056084</text:p>
          </table:table-cell>
          <table:table-cell table:style-name="ce3" table:formula="of:=IF([.AC113]&gt;0;MOD(DEGREES(ACOS(((SIN(RADIANS([.$B$3]))*COS(RADIANS([.AD113])))-SIN(RADIANS([.T113])))/(COS(RADIANS([.$B$3]))*SIN(RADIANS([.AD113])))))+180;360);MOD(540-DEGREES(ACOS(((SIN(RADIANS([.$B$3]))*COS(RADIANS([.AD113])))-SIN(RADIANS([.T113])))/(COS(RADIANS([.$B$3]))*SIN(RADIANS([.AD113])))));360))" office:value-type="float" office:value="151.641978541998" calcext:value-type="float">
            <text:p>151.64197854199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3]+0.1/24" office:value-type="time" office:time-value="PT11H18M00S" calcext:value-type="time">
            <text:p>11:18:00</text:p>
          </table:table-cell>
          <table:table-cell table:style-name="ce11" table:formula="of:=[.D114]+2415018.5+[.E114]-[.$B$5]/24" office:value-type="float" office:value="2451775.92916667" calcext:value-type="float">
            <text:p>2451775.93</text:p>
          </table:table-cell>
          <table:table-cell table:style-name="ce13" table:formula="of:=([.F114]-2451545)/36525" office:value-type="float" office:value="0.00632249600730179" calcext:value-type="float">
            <text:p>0.00632250</text:p>
          </table:table-cell>
          <table:table-cell/>
          <table:table-cell table:style-name="ce3" table:formula="of:=MOD(280.46646+[.G114]*(36000.76983+[.G114]*0.0003032);360)" office:value-type="float" office:value="148.081183522086" calcext:value-type="float">
            <text:p>148.081183522086</text:p>
          </table:table-cell>
          <table:table-cell table:style-name="ce3" table:formula="of:=357.52911+[.G114]*(35999.05029-0.0001537*[.G114])" office:value-type="float" office:value="585.132961719037" calcext:value-type="float">
            <text:p>585.132961719037</text:p>
          </table:table-cell>
          <table:table-cell table:style-name="ce3" table:formula="of:=0.016708634-[.G114]*(0.000042037+0.0000001267*[.G114])" office:value-type="float" office:value="0.0167083682161706" calcext:value-type="float">
            <text:p>0.016708368216171</text:p>
          </table:table-cell>
          <table:table-cell table:style-name="ce3" table:formula="of:=SIN(RADIANS([.J114]))*(1.914602-[.G114]*(0.004817+0.000014*[.G114]))+SIN(RADIANS(2*[.J114]))*(0.019993-0.000101*[.G114])+SIN(RADIANS(3*[.J114]))*0.000289" office:value-type="float" office:value="-1.33715532400836" calcext:value-type="float">
            <text:p>-1.33715532400836</text:p>
          </table:table-cell>
          <table:table-cell table:style-name="ce3" table:formula="of:=[.I114]+[.L114]" office:value-type="float" office:value="146.744028198077" calcext:value-type="float">
            <text:p>146.744028198077</text:p>
          </table:table-cell>
          <table:table-cell table:style-name="ce3" table:formula="of:=[.J114]+[.L114]" office:value-type="float" office:value="583.795806395029" calcext:value-type="float">
            <text:p>583.795806395029</text:p>
          </table:table-cell>
          <table:table-cell table:style-name="ce3" table:formula="of:=(1.000001018*(1-[.K114]*[.K114]))/(1+[.K114]*COS(RADIANS([.N114])))" office:value-type="float" office:value="1.0119259606567" calcext:value-type="float">
            <text:p>1.0119259606567</text:p>
          </table:table-cell>
          <table:table-cell table:style-name="ce3" table:formula="of:=[.M114]-0.00569-0.00478*SIN(RADIANS(125.04-1934.136*[.G114]))" office:value-type="float" office:value="146.733932061915" calcext:value-type="float">
            <text:p>146.733932061915</text:p>
          </table:table-cell>
          <table:table-cell table:style-name="ce3" table:formula="of:=23+(26+((21.448-[.G114]*(46.815+[.G114]*(0.00059-[.G114]*0.001813))))/60)/60" office:value-type="float" office:value="23.4392088923129" calcext:value-type="float">
            <text:p>23.4392088923129</text:p>
          </table:table-cell>
          <table:table-cell table:style-name="ce3" table:formula="of:=[.Q114]+0.00256*COS(RADIANS(125.04-1934.136*[.G114]))" office:value-type="float" office:value="23.4382163815204" calcext:value-type="float">
            <text:p>23.4382163815204</text:p>
          </table:table-cell>
          <table:table-cell table:style-name="ce3" table:formula="of:=DEGREES(ATAN2(COS(RADIANS([.P114]));COS(RADIANS([.R114]))*SIN(RADIANS([.P114]))))" office:value-type="float" office:value="148.956245768779" calcext:value-type="float">
            <text:p>148.956245768779</text:p>
          </table:table-cell>
          <table:table-cell table:style-name="ce3" table:formula="of:=DEGREES(ASIN(SIN(RADIANS([.R114]))*SIN(RADIANS([.P114]))))" office:value-type="float" office:value="12.6022967817716" calcext:value-type="float">
            <text:p>12.6022967817716</text:p>
          </table:table-cell>
          <table:table-cell table:style-name="ce3" table:formula="of:=TAN(RADIANS([.R114]/2))*TAN(RADIANS([.R114]/2))" office:value-type="float" office:value="0.0430304707062821" calcext:value-type="float">
            <text:p>0.043030470706282</text:p>
          </table:table-cell>
          <table:table-cell table:formula="of:=4*DEGREES([.U114]*SIN(2*RADIANS([.I114]))-2*[.K114]*SIN(RADIANS([.J114]))+4*[.K114]*[.U114]*SIN(RADIANS([.J114]))*COS(2*RADIANS([.I114]))-0.5*[.U114]*[.U114]*SIN(4*RADIANS([.I114]))-1.25*[.K114]*[.K114]*SIN(2*RADIANS([.J114])))" office:value-type="float" office:value="-3.54153085687047" calcext:value-type="float">
            <text:p>-3.54153085687047</text:p>
          </table:table-cell>
          <table:table-cell table:style-name="ce3" table:formula="of:=DEGREES(ACOS(COS(RADIANS(90.833))/(COS(RADIANS([.$B$3]))*COS(RADIANS([.T114])))-TAN(RADIANS([.$B$3]))*TAN(RADIANS([.T114]))))" office:value-type="float" office:value="104.687767843386" calcext:value-type="float">
            <text:p>104.687767843386</text:p>
          </table:table-cell>
          <table:table-cell table:style-name="ce9" table:formula="of:=(720-4*[.$B$4]-[.V114]+[.$B$5]*60)/1440" office:value-type="time" office:time-value="PT12H19M03.862251412S" calcext:value-type="time">
            <text:p>12:19:03</text:p>
          </table:table-cell>
          <table:table-cell table:style-name="ce9" table:formula="of:=[.X114]-[.W114]*4/1440" office:value-type="time" office:time-value="PT05H20M18.797969S" calcext:value-type="time">
            <text:p>5:20:18</text:p>
          </table:table-cell>
          <table:table-cell table:style-name="ce9" table:formula="of:=[.X114]+[.W114]*4/1440" office:value-type="time" office:time-value="PT19H17M48.926533825S" calcext:value-type="time">
            <text:p>19:17:48</text:p>
          </table:table-cell>
          <table:table-cell table:style-name="ce15" table:formula="of:=8*[.W114]" office:value-type="float" office:value="837.502142747085" calcext:value-type="float">
            <text:p>837.502142747085</text:p>
          </table:table-cell>
          <table:table-cell table:style-name="ce3" table:formula="of:=MOD([.E114]*1440+[.V114]+4*[.$B$4]-60*[.$B$5];1440)" office:value-type="float" office:value="658.935629143129" calcext:value-type="float">
            <text:p>658.935629143129</text:p>
          </table:table-cell>
          <table:table-cell table:style-name="ce3" table:formula="of:=IF([.AB114]/4&lt;0;[.AB114]/4+180;[.AB114]/4-180)" office:value-type="float" office:value="-15.2660927142178" calcext:value-type="float">
            <text:p>-15.2660927142178</text:p>
          </table:table-cell>
          <table:table-cell table:style-name="ce3" table:formula="of:=DEGREES(ACOS(SIN(RADIANS([.$B$3]))*SIN(RADIANS([.T114]))+COS(RADIANS([.$B$3]))*COS(RADIANS([.T114]))*COS(RADIANS([.AC114]))))" office:value-type="float" office:value="35.8742536731724" calcext:value-type="float">
            <text:p>35.8742536731724</text:p>
          </table:table-cell>
          <table:table-cell table:style-name="ce3" table:formula="of:=90-[.AD114]" office:value-type="float" office:value="54.1257463268276" calcext:value-type="float">
            <text:p>54.1257463268276</text:p>
          </table:table-cell>
          <table:table-cell table:style-name="ce3" table:formula="of:=IF([.AE114]&gt;85;0;IF([.AE114]&gt;5;58.1/TAN(RADIANS([.AE114]))-0.07/POWER(TAN(RADIANS([.AE114]));3)+0.000086/POWER(TAN(RADIANS([.AE114]));5);IF([.AE114]&gt;-0.575;1735+[.AE114]*(-518.2+[.AE114]*(103.4+[.AE114]*(-12.79+[.AE114]*0.711)));-20.772/TAN(RADIANS([.AE114])))))/3600" office:value-type="float" office:value="0.0116642086247256" calcext:value-type="float">
            <text:p>0.011664208624726</text:p>
          </table:table-cell>
          <table:table-cell table:style-name="ce3" table:formula="of:=[.AE114]+[.AF114]" office:value-type="float" office:value="54.1374105354523" calcext:value-type="float">
            <text:p>54.1374105354523</text:p>
          </table:table-cell>
          <table:table-cell table:style-name="ce3" table:formula="of:=IF([.AC114]&gt;0;MOD(DEGREES(ACOS(((SIN(RADIANS([.$B$3]))*COS(RADIANS([.AD114])))-SIN(RADIANS([.T114])))/(COS(RADIANS([.$B$3]))*SIN(RADIANS([.AD114])))))+180;360);MOD(540-DEGREES(ACOS(((SIN(RADIANS([.$B$3]))*COS(RADIANS([.AD114])))-SIN(RADIANS([.T114])))/(COS(RADIANS([.$B$3]))*SIN(RADIANS([.AD114])))));360))" office:value-type="float" office:value="153.992430359546" calcext:value-type="float">
            <text:p>153.99243035954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4]+0.1/24" office:value-type="time" office:time-value="PT11H24M00S" calcext:value-type="time">
            <text:p>11:24:00</text:p>
          </table:table-cell>
          <table:table-cell table:style-name="ce11" table:formula="of:=[.D115]+2415018.5+[.E115]-[.$B$5]/24" office:value-type="float" office:value="2451775.93333333" calcext:value-type="float">
            <text:p>2451775.93</text:p>
          </table:table-cell>
          <table:table-cell table:style-name="ce13" table:formula="of:=([.F115]-2451545)/36525" office:value-type="float" office:value="0.00632261008442387" calcext:value-type="float">
            <text:p>0.00632261</text:p>
          </table:table-cell>
          <table:table-cell/>
          <table:table-cell table:style-name="ce3" table:formula="of:=MOD(280.46646+[.G115]*(36000.76983+[.G115]*0.0003032);360)" office:value-type="float" office:value="148.085290386301" calcext:value-type="float">
            <text:p>148.085290386301</text:p>
          </table:table-cell>
          <table:table-cell table:style-name="ce3" table:formula="of:=357.52911+[.G115]*(35999.05029-0.0001537*[.G115])" office:value-type="float" office:value="585.137068387092" calcext:value-type="float">
            <text:p>585.137068387092</text:p>
          </table:table-cell>
          <table:table-cell table:style-name="ce3" table:formula="of:=0.016708634-[.G115]*(0.000042037+0.0000001267*[.G115])" office:value-type="float" office:value="0.016708368211375" calcext:value-type="float">
            <text:p>0.016708368211375</text:p>
          </table:table-cell>
          <table:table-cell table:style-name="ce3" table:formula="of:=SIN(RADIANS([.J115]))*(1.914602-[.G115]*(0.004817+0.000014*[.G115]))+SIN(RADIANS(2*[.J115]))*(0.019993-0.000101*[.G115])+SIN(RADIANS(3*[.J115]))*0.000289" office:value-type="float" office:value="-1.33725209787934" calcext:value-type="float">
            <text:p>-1.33725209787934</text:p>
          </table:table-cell>
          <table:table-cell table:style-name="ce3" table:formula="of:=[.I115]+[.L115]" office:value-type="float" office:value="146.748038288422" calcext:value-type="float">
            <text:p>146.748038288422</text:p>
          </table:table-cell>
          <table:table-cell table:style-name="ce3" table:formula="of:=[.J115]+[.L115]" office:value-type="float" office:value="583.799816289212" calcext:value-type="float">
            <text:p>583.799816289212</text:p>
          </table:table-cell>
          <table:table-cell table:style-name="ce3" table:formula="of:=(1.000001018*(1-[.K115]*[.K115]))/(1+[.K115]*COS(RADIANS([.N115])))" office:value-type="float" office:value="1.01192513167935" calcext:value-type="float">
            <text:p>1.01192513167935</text:p>
          </table:table-cell>
          <table:table-cell table:style-name="ce3" table:formula="of:=[.M115]-0.00569-0.00478*SIN(RADIANS(125.04-1934.136*[.G115]))" office:value-type="float" office:value="146.737942145123" calcext:value-type="float">
            <text:p>146.737942145123</text:p>
          </table:table-cell>
          <table:table-cell table:style-name="ce3" table:formula="of:=23+(26+((21.448-[.G115]*(46.815+[.G115]*(0.00059-[.G115]*0.001813))))/60)/60" office:value-type="float" office:value="23.4392088908294" calcext:value-type="float">
            <text:p>23.4392088908294</text:p>
          </table:table-cell>
          <table:table-cell table:style-name="ce3" table:formula="of:=[.Q115]+0.00256*COS(RADIANS(125.04-1934.136*[.G115]))" office:value-type="float" office:value="23.4382163891242" calcext:value-type="float">
            <text:p>23.4382163891242</text:p>
          </table:table-cell>
          <table:table-cell table:style-name="ce3" table:formula="of:=DEGREES(ATAN2(COS(RADIANS([.P115]));COS(RADIANS([.R115]))*SIN(RADIANS([.P115]))))" office:value-type="float" office:value="148.960108856543" calcext:value-type="float">
            <text:p>148.960108856543</text:p>
          </table:table-cell>
          <table:table-cell table:style-name="ce3" table:formula="of:=DEGREES(ASIN(SIN(RADIANS([.R115]))*SIN(RADIANS([.P115]))))" office:value-type="float" office:value="12.6009301605989" calcext:value-type="float">
            <text:p>12.6009301605989</text:p>
          </table:table-cell>
          <table:table-cell table:style-name="ce3" table:formula="of:=TAN(RADIANS([.R115]/2))*TAN(RADIANS([.R115]/2))" office:value-type="float" office:value="0.0430304707349961" calcext:value-type="float">
            <text:p>0.043030470734996</text:p>
          </table:table-cell>
          <table:table-cell table:formula="of:=4*DEGREES([.U115]*SIN(2*RADIANS([.I115]))-2*[.K115]*SIN(RADIANS([.J115]))+4*[.K115]*[.U115]*SIN(RADIANS([.J115]))*COS(2*RADIANS([.I115]))-0.5*[.U115]*[.U115]*SIN(4*RADIANS([.I115]))-1.25*[.K115]*[.K115]*SIN(2*RADIANS([.J115])))" office:value-type="float" office:value="-3.54055776234912" calcext:value-type="float">
            <text:p>-3.54055776234912</text:p>
          </table:table-cell>
          <table:table-cell table:style-name="ce3" table:formula="of:=DEGREES(ACOS(COS(RADIANS(90.833))/(COS(RADIANS([.$B$3]))*COS(RADIANS([.T115])))-TAN(RADIANS([.$B$3]))*TAN(RADIANS([.T115]))))" office:value-type="float" office:value="104.686221202715" calcext:value-type="float">
            <text:p>104.686221202715</text:p>
          </table:table-cell>
          <table:table-cell table:style-name="ce9" table:formula="of:=(720-4*[.$B$4]-[.V115]+[.$B$5]*60)/1440" office:value-type="time" office:time-value="PT12H19M03.803865741S" calcext:value-type="time">
            <text:p>12:19:03</text:p>
          </table:table-cell>
          <table:table-cell table:style-name="ce9" table:formula="of:=[.X115]-[.W115]*4/1440" office:value-type="time" office:time-value="PT05H20M19.110777089S" calcext:value-type="time">
            <text:p>5:20:19</text:p>
          </table:table-cell>
          <table:table-cell table:style-name="ce9" table:formula="of:=[.X115]+[.W115]*4/1440" office:value-type="time" office:time-value="PT19H17M48.496954392S" calcext:value-type="time">
            <text:p>19:17:48</text:p>
          </table:table-cell>
          <table:table-cell table:style-name="ce15" table:formula="of:=8*[.W115]" office:value-type="float" office:value="837.489769621716" calcext:value-type="float">
            <text:p>837.489769621716</text:p>
          </table:table-cell>
          <table:table-cell table:style-name="ce3" table:formula="of:=MOD([.E115]*1440+[.V115]+4*[.$B$4]-60*[.$B$5];1440)" office:value-type="float" office:value="664.93660223765" calcext:value-type="float">
            <text:p>664.93660223765</text:p>
          </table:table-cell>
          <table:table-cell table:style-name="ce3" table:formula="of:=IF([.AB115]/4&lt;0;[.AB115]/4+180;[.AB115]/4-180)" office:value-type="float" office:value="-13.7658494405874" calcext:value-type="float">
            <text:p>-13.7658494405874</text:p>
          </table:table-cell>
          <table:table-cell table:style-name="ce3" table:formula="of:=DEGREES(ACOS(SIN(RADIANS([.$B$3]))*SIN(RADIANS([.T115]))+COS(RADIANS([.$B$3]))*COS(RADIANS([.T115]))*COS(RADIANS([.AC115]))))" office:value-type="float" office:value="35.4388048317018" calcext:value-type="float">
            <text:p>35.4388048317018</text:p>
          </table:table-cell>
          <table:table-cell table:style-name="ce3" table:formula="of:=90-[.AD115]" office:value-type="float" office:value="54.5611951682982" calcext:value-type="float">
            <text:p>54.5611951682982</text:p>
          </table:table-cell>
          <table:table-cell table:style-name="ce3" table:formula="of:=IF([.AE115]&gt;85;0;IF([.AE115]&gt;5;58.1/TAN(RADIANS([.AE115]))-0.07/POWER(TAN(RADIANS([.AE115]));3)+0.000086/POWER(TAN(RADIANS([.AE115]));5);IF([.AE115]&gt;-0.575;1735+[.AE115]*(-518.2+[.AE115]*(103.4+[.AE115]*(-12.79+[.AE115]*0.711)));-20.772/TAN(RADIANS([.AE115])))))/3600" office:value-type="float" office:value="0.011478765387249" calcext:value-type="float">
            <text:p>0.011478765387249</text:p>
          </table:table-cell>
          <table:table-cell table:style-name="ce3" table:formula="of:=[.AE115]+[.AF115]" office:value-type="float" office:value="54.5726739336855" calcext:value-type="float">
            <text:p>54.5726739336855</text:p>
          </table:table-cell>
          <table:table-cell table:style-name="ce3" table:formula="of:=IF([.AC115]&gt;0;MOD(DEGREES(ACOS(((SIN(RADIANS([.$B$3]))*COS(RADIANS([.AD115])))-SIN(RADIANS([.T115])))/(COS(RADIANS([.$B$3]))*SIN(RADIANS([.AD115])))))+180;360);MOD(540-DEGREES(ACOS(((SIN(RADIANS([.$B$3]))*COS(RADIANS([.AD115])))-SIN(RADIANS([.T115])))/(COS(RADIANS([.$B$3]))*SIN(RADIANS([.AD115])))));360))" office:value-type="float" office:value="156.390575111888" calcext:value-type="float">
            <text:p>156.39057511188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5]+0.1/24" office:value-type="time" office:time-value="PT11H30M00S" calcext:value-type="time">
            <text:p>11:30:00</text:p>
          </table:table-cell>
          <table:table-cell table:style-name="ce11" table:formula="of:=[.D116]+2415018.5+[.E116]-[.$B$5]/24" office:value-type="float" office:value="2451775.9375" calcext:value-type="float">
            <text:p>2451775.94</text:p>
          </table:table-cell>
          <table:table-cell table:style-name="ce13" table:formula="of:=([.F116]-2451545)/36525" office:value-type="float" office:value="0.0063227241615332" calcext:value-type="float">
            <text:p>0.00632272</text:p>
          </table:table-cell>
          <table:table-cell/>
          <table:table-cell table:style-name="ce3" table:formula="of:=MOD(280.46646+[.G116]*(36000.76983+[.G116]*0.0003032);360)" office:value-type="float" office:value="148.089397250057" calcext:value-type="float">
            <text:p>148.089397250057</text:p>
          </table:table-cell>
          <table:table-cell table:style-name="ce3" table:formula="of:=357.52911+[.G116]*(35999.05029-0.0001537*[.G116])" office:value-type="float" office:value="585.141175054687" calcext:value-type="float">
            <text:p>585.141175054687</text:p>
          </table:table-cell>
          <table:table-cell table:style-name="ce3" table:formula="of:=0.016708634-[.G116]*(0.000042037+0.0000001267*[.G116])" office:value-type="float" office:value="0.0167083682065794" calcext:value-type="float">
            <text:p>0.016708368206579</text:p>
          </table:table-cell>
          <table:table-cell table:style-name="ce3" table:formula="of:=SIN(RADIANS([.J116]))*(1.914602-[.G116]*(0.004817+0.000014*[.G116]))+SIN(RADIANS(2*[.J116]))*(0.019993-0.000101*[.G116])+SIN(RADIANS(3*[.J116]))*0.000289" office:value-type="float" office:value="-1.33734886516938" calcext:value-type="float">
            <text:p>-1.33734886516938</text:p>
          </table:table-cell>
          <table:table-cell table:style-name="ce3" table:formula="of:=[.I116]+[.L116]" office:value-type="float" office:value="146.752048384888" calcext:value-type="float">
            <text:p>146.752048384888</text:p>
          </table:table-cell>
          <table:table-cell table:style-name="ce3" table:formula="of:=[.J116]+[.L116]" office:value-type="float" office:value="583.803826189518" calcext:value-type="float">
            <text:p>583.803826189518</text:p>
          </table:table-cell>
          <table:table-cell table:style-name="ce3" table:formula="of:=(1.000001018*(1-[.K116]*[.K116]))/(1+[.K116]*COS(RADIANS([.N116])))" office:value-type="float" office:value="1.01192430264159" calcext:value-type="float">
            <text:p>1.01192430264159</text:p>
          </table:table-cell>
          <table:table-cell table:style-name="ce3" table:formula="of:=[.M116]-0.00569-0.00478*SIN(RADIANS(125.04-1934.136*[.G116]))" office:value-type="float" office:value="146.741952234453" calcext:value-type="float">
            <text:p>146.741952234453</text:p>
          </table:table-cell>
          <table:table-cell table:style-name="ce3" table:formula="of:=23+(26+((21.448-[.G116]*(46.815+[.G116]*(0.00059-[.G116]*0.001813))))/60)/60" office:value-type="float" office:value="23.4392088893459" calcext:value-type="float">
            <text:p>23.4392088893459</text:p>
          </table:table-cell>
          <table:table-cell table:style-name="ce3" table:formula="of:=[.Q116]+0.00256*COS(RADIANS(125.04-1934.136*[.G116]))" office:value-type="float" office:value="23.438216396728" calcext:value-type="float">
            <text:p>23.438216396728</text:p>
          </table:table-cell>
          <table:table-cell table:style-name="ce3" table:formula="of:=DEGREES(ATAN2(COS(RADIANS([.P116]));COS(RADIANS([.R116]))*SIN(RADIANS([.P116]))))" office:value-type="float" office:value="148.963971909008" calcext:value-type="float">
            <text:p>148.963971909008</text:p>
          </table:table-cell>
          <table:table-cell table:style-name="ce3" table:formula="of:=DEGREES(ASIN(SIN(RADIANS([.R116]))*SIN(RADIANS([.P116]))))" office:value-type="float" office:value="12.5995634818858" calcext:value-type="float">
            <text:p>12.5995634818858</text:p>
          </table:table-cell>
          <table:table-cell table:style-name="ce3" table:formula="of:=TAN(RADIANS([.R116]/2))*TAN(RADIANS([.R116]/2))" office:value-type="float" office:value="0.04303047076371" calcext:value-type="float">
            <text:p>0.04303047076371</text:p>
          </table:table-cell>
          <table:table-cell table:formula="of:=4*DEGREES([.U116]*SIN(2*RADIANS([.I116]))-2*[.K116]*SIN(RADIANS([.J116]))+4*[.K116]*[.U116]*SIN(RADIANS([.J116]))*COS(2*RADIANS([.I116]))-0.5*[.U116]*[.U116]*SIN(4*RADIANS([.I116]))-1.25*[.K116]*[.K116]*SIN(2*RADIANS([.J116])))" office:value-type="float" office:value="-3.53958452937473" calcext:value-type="float">
            <text:p>-3.53958452937473</text:p>
          </table:table-cell>
          <table:table-cell table:style-name="ce3" table:formula="of:=DEGREES(ACOS(COS(RADIANS(90.833))/(COS(RADIANS([.$B$3]))*COS(RADIANS([.T116])))-TAN(RADIANS([.$B$3]))*TAN(RADIANS([.T116]))))" office:value-type="float" office:value="104.684674525084" calcext:value-type="float">
            <text:p>104.684674525084</text:p>
          </table:table-cell>
          <table:table-cell table:style-name="ce9" table:formula="of:=(720-4*[.$B$4]-[.V116]+[.$B$5]*60)/1440" office:value-type="time" office:time-value="PT12H19M03.745471762S" calcext:value-type="time">
            <text:p>12:19:03</text:p>
          </table:table-cell>
          <table:table-cell table:style-name="ce9" table:formula="of:=[.X116]-[.W116]*4/1440" office:value-type="time" office:time-value="PT05H20M19.423585742S" calcext:value-type="time">
            <text:p>5:20:19</text:p>
          </table:table-cell>
          <table:table-cell table:style-name="ce9" table:formula="of:=[.X116]+[.W116]*4/1440" office:value-type="time" office:time-value="PT19H17M48.067357783S" calcext:value-type="time">
            <text:p>19:17:48</text:p>
          </table:table-cell>
          <table:table-cell table:style-name="ce15" table:formula="of:=8*[.W116]" office:value-type="float" office:value="837.47739620067" calcext:value-type="float">
            <text:p>837.47739620067</text:p>
          </table:table-cell>
          <table:table-cell table:style-name="ce3" table:formula="of:=MOD([.E116]*1440+[.V116]+4*[.$B$4]-60*[.$B$5];1440)" office:value-type="float" office:value="670.937575470625" calcext:value-type="float">
            <text:p>670.937575470625</text:p>
          </table:table-cell>
          <table:table-cell table:style-name="ce3" table:formula="of:=IF([.AB116]/4&lt;0;[.AB116]/4+180;[.AB116]/4-180)" office:value-type="float" office:value="-12.2656061323438" calcext:value-type="float">
            <text:p>-12.2656061323438</text:p>
          </table:table-cell>
          <table:table-cell table:style-name="ce3" table:formula="of:=DEGREES(ACOS(SIN(RADIANS([.$B$3]))*SIN(RADIANS([.T116]))+COS(RADIANS([.$B$3]))*COS(RADIANS([.T116]))*COS(RADIANS([.AC116]))))" office:value-type="float" office:value="35.0436630974555" calcext:value-type="float">
            <text:p>35.0436630974555</text:p>
          </table:table-cell>
          <table:table-cell table:style-name="ce3" table:formula="of:=90-[.AD116]" office:value-type="float" office:value="54.9563369025445" calcext:value-type="float">
            <text:p>54.9563369025445</text:p>
          </table:table-cell>
          <table:table-cell table:style-name="ce3" table:formula="of:=IF([.AE116]&gt;85;0;IF([.AE116]&gt;5;58.1/TAN(RADIANS([.AE116]))-0.07/POWER(TAN(RADIANS([.AE116]));3)+0.000086/POWER(TAN(RADIANS([.AE116]));5);IF([.AE116]&gt;-0.575;1735+[.AE116]*(-518.2+[.AE116]*(103.4+[.AE116]*(-12.79+[.AE116]*0.711)));-20.772/TAN(RADIANS([.AE116])))))/3600" office:value-type="float" office:value="0.0113122064756388" calcext:value-type="float">
            <text:p>0.011312206475639</text:p>
          </table:table-cell>
          <table:table-cell table:style-name="ce3" table:formula="of:=[.AE116]+[.AF116]" office:value-type="float" office:value="54.9676491090201" calcext:value-type="float">
            <text:p>54.9676491090201</text:p>
          </table:table-cell>
          <table:table-cell table:style-name="ce3" table:formula="of:=IF([.AC116]&gt;0;MOD(DEGREES(ACOS(((SIN(RADIANS([.$B$3]))*COS(RADIANS([.AD116])))-SIN(RADIANS([.T116])))/(COS(RADIANS([.$B$3]))*SIN(RADIANS([.AD116])))))+180;360);MOD(540-DEGREES(ACOS(((SIN(RADIANS([.$B$3]))*COS(RADIANS([.AD116])))-SIN(RADIANS([.T116])))/(COS(RADIANS([.$B$3]))*SIN(RADIANS([.AD116])))));360))" office:value-type="float" office:value="158.83394033815" calcext:value-type="float">
            <text:p>158.8339403381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6]+0.1/24" office:value-type="time" office:time-value="PT11H36M00S" calcext:value-type="time">
            <text:p>11:36:00</text:p>
          </table:table-cell>
          <table:table-cell table:style-name="ce11" table:formula="of:=[.D117]+2415018.5+[.E117]-[.$B$5]/24" office:value-type="float" office:value="2451775.94166667" calcext:value-type="float">
            <text:p>2451775.94</text:p>
          </table:table-cell>
          <table:table-cell table:style-name="ce13" table:formula="of:=([.F117]-2451545)/36525" office:value-type="float" office:value="0.00632283823865528" calcext:value-type="float">
            <text:p>0.00632284</text:p>
          </table:table-cell>
          <table:table-cell/>
          <table:table-cell table:style-name="ce3" table:formula="of:=MOD(280.46646+[.G117]*(36000.76983+[.G117]*0.0003032);360)" office:value-type="float" office:value="148.093504114273" calcext:value-type="float">
            <text:p>148.093504114273</text:p>
          </table:table-cell>
          <table:table-cell table:style-name="ce3" table:formula="of:=357.52911+[.G117]*(35999.05029-0.0001537*[.G117])" office:value-type="float" office:value="585.145281722742" calcext:value-type="float">
            <text:p>585.145281722742</text:p>
          </table:table-cell>
          <table:table-cell table:style-name="ce3" table:formula="of:=0.016708634-[.G117]*(0.000042037+0.0000001267*[.G117])" office:value-type="float" office:value="0.0167083682017837" calcext:value-type="float">
            <text:p>0.016708368201784</text:p>
          </table:table-cell>
          <table:table-cell table:style-name="ce3" table:formula="of:=SIN(RADIANS([.J117]))*(1.914602-[.G117]*(0.004817+0.000014*[.G117]))+SIN(RADIANS(2*[.J117]))*(0.019993-0.000101*[.G117])+SIN(RADIANS(3*[.J117]))*0.000289" office:value-type="float" office:value="-1.33744562589962" calcext:value-type="float">
            <text:p>-1.33744562589962</text:p>
          </table:table-cell>
          <table:table-cell table:style-name="ce3" table:formula="of:=[.I117]+[.L117]" office:value-type="float" office:value="146.756058488373" calcext:value-type="float">
            <text:p>146.756058488373</text:p>
          </table:table-cell>
          <table:table-cell table:style-name="ce3" table:formula="of:=[.J117]+[.L117]" office:value-type="float" office:value="583.807836096842" calcext:value-type="float">
            <text:p>583.807836096842</text:p>
          </table:table-cell>
          <table:table-cell table:style-name="ce3" table:formula="of:=(1.000001018*(1-[.K117]*[.K117]))/(1+[.K117]*COS(RADIANS([.N117])))" office:value-type="float" office:value="1.01192347354324" calcext:value-type="float">
            <text:p>1.01192347354324</text:p>
          </table:table-cell>
          <table:table-cell table:style-name="ce3" table:formula="of:=[.M117]-0.00569-0.00478*SIN(RADIANS(125.04-1934.136*[.G117]))" office:value-type="float" office:value="146.745962330802" calcext:value-type="float">
            <text:p>146.745962330802</text:p>
          </table:table-cell>
          <table:table-cell table:style-name="ce3" table:formula="of:=23+(26+((21.448-[.G117]*(46.815+[.G117]*(0.00059-[.G117]*0.001813))))/60)/60" office:value-type="float" office:value="23.4392088878624" calcext:value-type="float">
            <text:p>23.4392088878624</text:p>
          </table:table-cell>
          <table:table-cell table:style-name="ce3" table:formula="of:=[.Q117]+0.00256*COS(RADIANS(125.04-1934.136*[.G117]))" office:value-type="float" office:value="23.4382164043318" calcext:value-type="float">
            <text:p>23.4382164043318</text:p>
          </table:table-cell>
          <table:table-cell table:style-name="ce3" table:formula="of:=DEGREES(ATAN2(COS(RADIANS([.P117]));COS(RADIANS([.R117]))*SIN(RADIANS([.P117]))))" office:value-type="float" office:value="148.967834927041" calcext:value-type="float">
            <text:p>148.967834927041</text:p>
          </table:table-cell>
          <table:table-cell table:style-name="ce3" table:formula="of:=DEGREES(ASIN(SIN(RADIANS([.R117]))*SIN(RADIANS([.P117]))))" office:value-type="float" office:value="12.598196745333" calcext:value-type="float">
            <text:p>12.598196745333</text:p>
          </table:table-cell>
          <table:table-cell table:style-name="ce3" table:formula="of:=TAN(RADIANS([.R117]/2))*TAN(RADIANS([.R117]/2))" office:value-type="float" office:value="0.0430304707924241" calcext:value-type="float">
            <text:p>0.043030470792424</text:p>
          </table:table-cell>
          <table:table-cell table:formula="of:=4*DEGREES([.U117]*SIN(2*RADIANS([.I117]))-2*[.K117]*SIN(RADIANS([.J117]))+4*[.K117]*[.U117]*SIN(RADIANS([.J117]))*COS(2*RADIANS([.I117]))-0.5*[.U117]*[.U117]*SIN(4*RADIANS([.I117]))-1.25*[.K117]*[.K117]*SIN(2*RADIANS([.J117])))" office:value-type="float" office:value="-3.5386111577445" calcext:value-type="float">
            <text:p>-3.5386111577445</text:p>
          </table:table-cell>
          <table:table-cell table:style-name="ce3" table:formula="of:=DEGREES(ACOS(COS(RADIANS(90.833))/(COS(RADIANS([.$B$3]))*COS(RADIANS([.T117])))-TAN(RADIANS([.$B$3]))*TAN(RADIANS([.T117]))))" office:value-type="float" office:value="104.683127810155" calcext:value-type="float">
            <text:p>104.683127810155</text:p>
          </table:table-cell>
          <table:table-cell table:style-name="ce9" table:formula="of:=(720-4*[.$B$4]-[.V117]+[.$B$5]*60)/1440" office:value-type="time" office:time-value="PT12H19M03.687069465S" calcext:value-type="time">
            <text:p>12:19:03</text:p>
          </table:table-cell>
          <table:table-cell table:style-name="ce9" table:formula="of:=[.X117]-[.W117]*4/1440" office:value-type="time" office:time-value="PT05H20M19.736395028S" calcext:value-type="time">
            <text:p>5:20:19</text:p>
          </table:table-cell>
          <table:table-cell table:style-name="ce9" table:formula="of:=[.X117]+[.W117]*4/1440" office:value-type="time" office:time-value="PT19H17M47.637743902S" calcext:value-type="time">
            <text:p>19:17:47</text:p>
          </table:table-cell>
          <table:table-cell table:style-name="ce15" table:formula="of:=8*[.W117]" office:value-type="float" office:value="837.465022481238" calcext:value-type="float">
            <text:p>837.465022481238</text:p>
          </table:table-cell>
          <table:table-cell table:style-name="ce3" table:formula="of:=MOD([.E117]*1440+[.V117]+4*[.$B$4]-60*[.$B$5];1440)" office:value-type="float" office:value="676.938548842255" calcext:value-type="float">
            <text:p>676.938548842255</text:p>
          </table:table-cell>
          <table:table-cell table:style-name="ce3" table:formula="of:=IF([.AB117]/4&lt;0;[.AB117]/4+180;[.AB117]/4-180)" office:value-type="float" office:value="-10.7653627894363" calcext:value-type="float">
            <text:p>-10.7653627894363</text:p>
          </table:table-cell>
          <table:table-cell table:style-name="ce3" table:formula="of:=DEGREES(ACOS(SIN(RADIANS([.$B$3]))*SIN(RADIANS([.T117]))+COS(RADIANS([.$B$3]))*COS(RADIANS([.T117]))*COS(RADIANS([.AC117]))))" office:value-type="float" office:value="34.6902821389211" calcext:value-type="float">
            <text:p>34.6902821389211</text:p>
          </table:table-cell>
          <table:table-cell table:style-name="ce3" table:formula="of:=90-[.AD117]" office:value-type="float" office:value="55.3097178610789" calcext:value-type="float">
            <text:p>55.3097178610789</text:p>
          </table:table-cell>
          <table:table-cell table:style-name="ce3" table:formula="of:=IF([.AE117]&gt;85;0;IF([.AE117]&gt;5;58.1/TAN(RADIANS([.AE117]))-0.07/POWER(TAN(RADIANS([.AE117]));3)+0.000086/POWER(TAN(RADIANS([.AE117]));5);IF([.AE117]&gt;-0.575;1735+[.AE117]*(-518.2+[.AE117]*(103.4+[.AE117]*(-12.79+[.AE117]*0.711)));-20.772/TAN(RADIANS([.AE117])))))/3600" office:value-type="float" office:value="0.0111646025544257" calcext:value-type="float">
            <text:p>0.011164602554426</text:p>
          </table:table-cell>
          <table:table-cell table:style-name="ce3" table:formula="of:=[.AE117]+[.AF117]" office:value-type="float" office:value="55.3208824636334" calcext:value-type="float">
            <text:p>55.3208824636334</text:p>
          </table:table-cell>
          <table:table-cell table:style-name="ce3" table:formula="of:=IF([.AC117]&gt;0;MOD(DEGREES(ACOS(((SIN(RADIANS([.$B$3]))*COS(RADIANS([.AD117])))-SIN(RADIANS([.T117])))/(COS(RADIANS([.$B$3]))*SIN(RADIANS([.AD117])))))+180;360);MOD(540-DEGREES(ACOS(((SIN(RADIANS([.$B$3]))*COS(RADIANS([.AD117])))-SIN(RADIANS([.T117])))/(COS(RADIANS([.$B$3]))*SIN(RADIANS([.AD117])))));360))" office:value-type="float" office:value="161.319491959126" calcext:value-type="float">
            <text:p>161.31949195912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7]+0.1/24" office:value-type="time" office:time-value="PT11H42M00S" calcext:value-type="time">
            <text:p>11:42:00</text:p>
          </table:table-cell>
          <table:table-cell table:style-name="ce11" table:formula="of:=[.D118]+2415018.5+[.E118]-[.$B$5]/24" office:value-type="float" office:value="2451775.94583333" calcext:value-type="float">
            <text:p>2451775.95</text:p>
          </table:table-cell>
          <table:table-cell table:style-name="ce13" table:formula="of:=([.F118]-2451545)/36525" office:value-type="float" office:value="0.00632295231576461" calcext:value-type="float">
            <text:p>0.00632295</text:p>
          </table:table-cell>
          <table:table-cell/>
          <table:table-cell table:style-name="ce3" table:formula="of:=MOD(280.46646+[.G118]*(36000.76983+[.G118]*0.0003032);360)" office:value-type="float" office:value="148.097610978029" calcext:value-type="float">
            <text:p>148.097610978029</text:p>
          </table:table-cell>
          <table:table-cell table:style-name="ce3" table:formula="of:=357.52911+[.G118]*(35999.05029-0.0001537*[.G118])" office:value-type="float" office:value="585.149388390337" calcext:value-type="float">
            <text:p>585.149388390337</text:p>
          </table:table-cell>
          <table:table-cell table:style-name="ce3" table:formula="of:=0.016708634-[.G118]*(0.000042037+0.0000001267*[.G118])" office:value-type="float" office:value="0.0167083681969881" calcext:value-type="float">
            <text:p>0.016708368196988</text:p>
          </table:table-cell>
          <table:table-cell table:style-name="ce3" table:formula="of:=SIN(RADIANS([.J118]))*(1.914602-[.G118]*(0.004817+0.000014*[.G118]))+SIN(RADIANS(2*[.J118]))*(0.019993-0.000101*[.G118])+SIN(RADIANS(3*[.J118]))*0.000289" office:value-type="float" office:value="-1.33754238004792" calcext:value-type="float">
            <text:p>-1.33754238004792</text:p>
          </table:table-cell>
          <table:table-cell table:style-name="ce3" table:formula="of:=[.I118]+[.L118]" office:value-type="float" office:value="146.760068597981" calcext:value-type="float">
            <text:p>146.760068597981</text:p>
          </table:table-cell>
          <table:table-cell table:style-name="ce3" table:formula="of:=[.J118]+[.L118]" office:value-type="float" office:value="583.811846010289" calcext:value-type="float">
            <text:p>583.811846010289</text:p>
          </table:table-cell>
          <table:table-cell table:style-name="ce3" table:formula="of:=(1.000001018*(1-[.K118]*[.K118]))/(1+[.K118]*COS(RADIANS([.N118])))" office:value-type="float" office:value="1.01192264438449" calcext:value-type="float">
            <text:p>1.01192264438449</text:p>
          </table:table-cell>
          <table:table-cell table:style-name="ce3" table:formula="of:=[.M118]-0.00569-0.00478*SIN(RADIANS(125.04-1934.136*[.G118]))" office:value-type="float" office:value="146.749972433273" calcext:value-type="float">
            <text:p>146.749972433273</text:p>
          </table:table-cell>
          <table:table-cell table:style-name="ce3" table:formula="of:=23+(26+((21.448-[.G118]*(46.815+[.G118]*(0.00059-[.G118]*0.001813))))/60)/60" office:value-type="float" office:value="23.4392088863789" calcext:value-type="float">
            <text:p>23.4392088863789</text:p>
          </table:table-cell>
          <table:table-cell table:style-name="ce3" table:formula="of:=[.Q118]+0.00256*COS(RADIANS(125.04-1934.136*[.G118]))" office:value-type="float" office:value="23.4382164119356" calcext:value-type="float">
            <text:p>23.4382164119356</text:p>
          </table:table-cell>
          <table:table-cell table:style-name="ce3" table:formula="of:=DEGREES(ATAN2(COS(RADIANS([.P118]));COS(RADIANS([.R118]))*SIN(RADIANS([.P118]))))" office:value-type="float" office:value="148.971697909782" calcext:value-type="float">
            <text:p>148.971697909782</text:p>
          </table:table-cell>
          <table:table-cell table:style-name="ce3" table:formula="of:=DEGREES(ASIN(SIN(RADIANS([.R118]))*SIN(RADIANS([.P118]))))" office:value-type="float" office:value="12.5968299512526" calcext:value-type="float">
            <text:p>12.5968299512526</text:p>
          </table:table-cell>
          <table:table-cell table:style-name="ce3" table:formula="of:=TAN(RADIANS([.R118]/2))*TAN(RADIANS([.R118]/2))" office:value-type="float" office:value="0.0430304708211381" calcext:value-type="float">
            <text:p>0.043030470821138</text:p>
          </table:table-cell>
          <table:table-cell table:formula="of:=4*DEGREES([.U118]*SIN(2*RADIANS([.I118]))-2*[.K118]*SIN(RADIANS([.J118]))+4*[.K118]*[.U118]*SIN(RADIANS([.J118]))*COS(2*RADIANS([.I118]))-0.5*[.U118]*[.U118]*SIN(4*RADIANS([.I118]))-1.25*[.K118]*[.K118]*SIN(2*RADIANS([.J118])))" office:value-type="float" office:value="-3.53763764769072" calcext:value-type="float">
            <text:p>-3.53763764769072</text:p>
          </table:table-cell>
          <table:table-cell table:style-name="ce3" table:formula="of:=DEGREES(ACOS(COS(RADIANS(90.833))/(COS(RADIANS([.$B$3]))*COS(RADIANS([.T118])))-TAN(RADIANS([.$B$3]))*TAN(RADIANS([.T118]))))" office:value-type="float" office:value="104.68158105828" calcext:value-type="float">
            <text:p>104.68158105828</text:p>
          </table:table-cell>
          <table:table-cell table:style-name="ce9" table:formula="of:=(720-4*[.$B$4]-[.V118]+[.$B$5]*60)/1440" office:value-type="time" office:time-value="PT12H19M03.628658861S" calcext:value-type="time">
            <text:p>12:19:03</text:p>
          </table:table-cell>
          <table:table-cell table:style-name="ce9" table:formula="of:=[.X118]-[.W118]*4/1440" office:value-type="time" office:time-value="PT05H20M20.049204874S" calcext:value-type="time">
            <text:p>5:20:20</text:p>
          </table:table-cell>
          <table:table-cell table:style-name="ce9" table:formula="of:=[.X118]+[.W118]*4/1440" office:value-type="time" office:time-value="PT19H17M47.208112849S" calcext:value-type="time">
            <text:p>19:17:47</text:p>
          </table:table-cell>
          <table:table-cell table:style-name="ce15" table:formula="of:=8*[.W118]" office:value-type="float" office:value="837.45264846624" calcext:value-type="float">
            <text:p>837.45264846624</text:p>
          </table:table-cell>
          <table:table-cell table:style-name="ce3" table:formula="of:=MOD([.E118]*1440+[.V118]+4*[.$B$4]-60*[.$B$5];1440)" office:value-type="float" office:value="682.939522352309" calcext:value-type="float">
            <text:p>682.939522352309</text:p>
          </table:table-cell>
          <table:table-cell table:style-name="ce3" table:formula="of:=IF([.AB118]/4&lt;0;[.AB118]/4+180;[.AB118]/4-180)" office:value-type="float" office:value="-9.26511941192285" calcext:value-type="float">
            <text:p>-9.26511941192285</text:p>
          </table:table-cell>
          <table:table-cell table:style-name="ce3" table:formula="of:=DEGREES(ACOS(SIN(RADIANS([.$B$3]))*SIN(RADIANS([.T118]))+COS(RADIANS([.$B$3]))*COS(RADIANS([.T118]))*COS(RADIANS([.AC118]))))" office:value-type="float" office:value="34.3800177345719" calcext:value-type="float">
            <text:p>34.3800177345719</text:p>
          </table:table-cell>
          <table:table-cell table:style-name="ce3" table:formula="of:=90-[.AD118]" office:value-type="float" office:value="55.6199822654281" calcext:value-type="float">
            <text:p>55.6199822654281</text:p>
          </table:table-cell>
          <table:table-cell table:style-name="ce3" table:formula="of:=IF([.AE118]&gt;85;0;IF([.AE118]&gt;5;58.1/TAN(RADIANS([.AE118]))-0.07/POWER(TAN(RADIANS([.AE118]));3)+0.000086/POWER(TAN(RADIANS([.AE118]));5);IF([.AE118]&gt;-0.575;1735+[.AE118]*(-518.2+[.AE118]*(103.4+[.AE118]*(-12.79+[.AE118]*0.711)));-20.772/TAN(RADIANS([.AE118])))))/3600" office:value-type="float" office:value="0.011036038016112" calcext:value-type="float">
            <text:p>0.011036038016112</text:p>
          </table:table-cell>
          <table:table-cell table:style-name="ce3" table:formula="of:=[.AE118]+[.AF118]" office:value-type="float" office:value="55.6310183034442" calcext:value-type="float">
            <text:p>55.6310183034442</text:p>
          </table:table-cell>
          <table:table-cell table:style-name="ce3" table:formula="of:=IF([.AC118]&gt;0;MOD(DEGREES(ACOS(((SIN(RADIANS([.$B$3]))*COS(RADIANS([.AD118])))-SIN(RADIANS([.T118])))/(COS(RADIANS([.$B$3]))*SIN(RADIANS([.AD118])))))+180;360);MOD(540-DEGREES(ACOS(((SIN(RADIANS([.$B$3]))*COS(RADIANS([.AD118])))-SIN(RADIANS([.T118])))/(COS(RADIANS([.$B$3]))*SIN(RADIANS([.AD118])))));360))" office:value-type="float" office:value="163.843632840348" calcext:value-type="float">
            <text:p>163.84363284034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8]+0.1/24" office:value-type="time" office:time-value="PT11H48M00S" calcext:value-type="time">
            <text:p>11:48:00</text:p>
          </table:table-cell>
          <table:table-cell table:style-name="ce11" table:formula="of:=[.D119]+2415018.5+[.E119]-[.$B$5]/24" office:value-type="float" office:value="2451775.95" calcext:value-type="float">
            <text:p>2451775.95</text:p>
          </table:table-cell>
          <table:table-cell table:style-name="ce13" table:formula="of:=([.F119]-2451545)/36525" office:value-type="float" office:value="0.00632306639288669" calcext:value-type="float">
            <text:p>0.00632307</text:p>
          </table:table-cell>
          <table:table-cell/>
          <table:table-cell table:style-name="ce3" table:formula="of:=MOD(280.46646+[.G119]*(36000.76983+[.G119]*0.0003032);360)" office:value-type="float" office:value="148.101717842244" calcext:value-type="float">
            <text:p>148.101717842244</text:p>
          </table:table-cell>
          <table:table-cell table:style-name="ce3" table:formula="of:=357.52911+[.G119]*(35999.05029-0.0001537*[.G119])" office:value-type="float" office:value="585.153495058392" calcext:value-type="float">
            <text:p>585.153495058392</text:p>
          </table:table-cell>
          <table:table-cell table:style-name="ce3" table:formula="of:=0.016708634-[.G119]*(0.000042037+0.0000001267*[.G119])" office:value-type="float" office:value="0.0167083681921924" calcext:value-type="float">
            <text:p>0.016708368192193</text:p>
          </table:table-cell>
          <table:table-cell table:style-name="ce3" table:formula="of:=SIN(RADIANS([.J119]))*(1.914602-[.G119]*(0.004817+0.000014*[.G119]))+SIN(RADIANS(2*[.J119]))*(0.019993-0.000101*[.G119])+SIN(RADIANS(3*[.J119]))*0.000289" office:value-type="float" office:value="-1.33763912763542" calcext:value-type="float">
            <text:p>-1.33763912763542</text:p>
          </table:table-cell>
          <table:table-cell table:style-name="ce3" table:formula="of:=[.I119]+[.L119]" office:value-type="float" office:value="146.764078714609" calcext:value-type="float">
            <text:p>146.764078714609</text:p>
          </table:table-cell>
          <table:table-cell table:style-name="ce3" table:formula="of:=[.J119]+[.L119]" office:value-type="float" office:value="583.815855930756" calcext:value-type="float">
            <text:p>583.815855930756</text:p>
          </table:table-cell>
          <table:table-cell table:style-name="ce3" table:formula="of:=(1.000001018*(1-[.K119]*[.K119]))/(1+[.K119]*COS(RADIANS([.N119])))" office:value-type="float" office:value="1.01192181516515" calcext:value-type="float">
            <text:p>1.01192181516515</text:p>
          </table:table-cell>
          <table:table-cell table:style-name="ce3" table:formula="of:=[.M119]-0.00569-0.00478*SIN(RADIANS(125.04-1934.136*[.G119]))" office:value-type="float" office:value="146.753982542765" calcext:value-type="float">
            <text:p>146.753982542765</text:p>
          </table:table-cell>
          <table:table-cell table:style-name="ce3" table:formula="of:=23+(26+((21.448-[.G119]*(46.815+[.G119]*(0.00059-[.G119]*0.001813))))/60)/60" office:value-type="float" office:value="23.4392088848955" calcext:value-type="float">
            <text:p>23.4392088848955</text:p>
          </table:table-cell>
          <table:table-cell table:style-name="ce3" table:formula="of:=[.Q119]+0.00256*COS(RADIANS(125.04-1934.136*[.G119]))" office:value-type="float" office:value="23.4382164195395" calcext:value-type="float">
            <text:p>23.4382164195395</text:p>
          </table:table-cell>
          <table:table-cell table:style-name="ce3" table:formula="of:=DEGREES(ATAN2(COS(RADIANS([.P119]));COS(RADIANS([.R119]))*SIN(RADIANS([.P119]))))" office:value-type="float" office:value="148.975560858098" calcext:value-type="float">
            <text:p>148.975560858098</text:p>
          </table:table-cell>
          <table:table-cell table:style-name="ce3" table:formula="of:=DEGREES(ASIN(SIN(RADIANS([.R119]))*SIN(RADIANS([.P119]))))" office:value-type="float" office:value="12.5954630993451" calcext:value-type="float">
            <text:p>12.5954630993451</text:p>
          </table:table-cell>
          <table:table-cell table:style-name="ce3" table:formula="of:=TAN(RADIANS([.R119]/2))*TAN(RADIANS([.R119]/2))" office:value-type="float" office:value="0.0430304708498523" calcext:value-type="float">
            <text:p>0.043030470849852</text:p>
          </table:table-cell>
          <table:table-cell table:formula="of:=4*DEGREES([.U119]*SIN(2*RADIANS([.I119]))-2*[.K119]*SIN(RADIANS([.J119]))+4*[.K119]*[.U119]*SIN(RADIANS([.J119]))*COS(2*RADIANS([.I119]))-0.5*[.U119]*[.U119]*SIN(4*RADIANS([.I119]))-1.25*[.K119]*[.K119]*SIN(2*RADIANS([.J119])))" office:value-type="float" office:value="-3.5366639990105" calcext:value-type="float">
            <text:p>-3.5366639990105</text:p>
          </table:table-cell>
          <table:table-cell table:style-name="ce3" table:formula="of:=DEGREES(ACOS(COS(RADIANS(90.833))/(COS(RADIANS([.$B$3]))*COS(RADIANS([.T119])))-TAN(RADIANS([.$B$3]))*TAN(RADIANS([.T119]))))" office:value-type="float" office:value="104.680034269121" calcext:value-type="float">
            <text:p>104.680034269121</text:p>
          </table:table-cell>
          <table:table-cell table:style-name="ce9" table:formula="of:=(720-4*[.$B$4]-[.V119]+[.$B$5]*60)/1440" office:value-type="time" office:time-value="PT12H19M03.570239941S" calcext:value-type="time">
            <text:p>12:19:03</text:p>
          </table:table-cell>
          <table:table-cell table:style-name="ce9" table:formula="of:=[.X119]-[.W119]*4/1440" office:value-type="time" office:time-value="PT05H20M20.362015352S" calcext:value-type="time">
            <text:p>5:20:20</text:p>
          </table:table-cell>
          <table:table-cell table:style-name="ce9" table:formula="of:=[.X119]+[.W119]*4/1440" office:value-type="time" office:time-value="PT19H17M46.77846453S" calcext:value-type="time">
            <text:p>19:17:46</text:p>
          </table:table-cell>
          <table:table-cell table:style-name="ce15" table:formula="of:=8*[.W119]" office:value-type="float" office:value="837.440274152968" calcext:value-type="float">
            <text:p>837.440274152968</text:p>
          </table:table-cell>
          <table:table-cell table:style-name="ce3" table:formula="of:=MOD([.E119]*1440+[.V119]+4*[.$B$4]-60*[.$B$5];1440)" office:value-type="float" office:value="688.940496000989" calcext:value-type="float">
            <text:p>688.940496000989</text:p>
          </table:table-cell>
          <table:table-cell table:style-name="ce3" table:formula="of:=IF([.AB119]/4&lt;0;[.AB119]/4+180;[.AB119]/4-180)" office:value-type="float" office:value="-7.7648759997528" calcext:value-type="float">
            <text:p>-7.7648759997528</text:p>
          </table:table-cell>
          <table:table-cell table:style-name="ce3" table:formula="of:=DEGREES(ACOS(SIN(RADIANS([.$B$3]))*SIN(RADIANS([.T119]))+COS(RADIANS([.$B$3]))*COS(RADIANS([.T119]))*COS(RADIANS([.AC119]))))" office:value-type="float" office:value="34.1141059466818" calcext:value-type="float">
            <text:p>34.1141059466818</text:p>
          </table:table-cell>
          <table:table-cell table:style-name="ce3" table:formula="of:=90-[.AD119]" office:value-type="float" office:value="55.8858940533182" calcext:value-type="float">
            <text:p>55.8858940533182</text:p>
          </table:table-cell>
          <table:table-cell table:style-name="ce3" table:formula="of:=IF([.AE119]&gt;85;0;IF([.AE119]&gt;5;58.1/TAN(RADIANS([.AE119]))-0.07/POWER(TAN(RADIANS([.AE119]));3)+0.000086/POWER(TAN(RADIANS([.AE119]));5);IF([.AE119]&gt;-0.575;1735+[.AE119]*(-518.2+[.AE119]*(103.4+[.AE119]*(-12.79+[.AE119]*0.711)));-20.772/TAN(RADIANS([.AE119])))))/3600" office:value-type="float" office:value="0.0109266039331175" calcext:value-type="float">
            <text:p>0.010926603933118</text:p>
          </table:table-cell>
          <table:table-cell table:style-name="ce3" table:formula="of:=[.AE119]+[.AF119]" office:value-type="float" office:value="55.8968206572513" calcext:value-type="float">
            <text:p>55.8968206572513</text:p>
          </table:table-cell>
          <table:table-cell table:style-name="ce3" table:formula="of:=IF([.AC119]&gt;0;MOD(DEGREES(ACOS(((SIN(RADIANS([.$B$3]))*COS(RADIANS([.AD119])))-SIN(RADIANS([.T119])))/(COS(RADIANS([.$B$3]))*SIN(RADIANS([.AD119])))))+180;360);MOD(540-DEGREES(ACOS(((SIN(RADIANS([.$B$3]))*COS(RADIANS([.AD119])))-SIN(RADIANS([.T119])))/(COS(RADIANS([.$B$3]))*SIN(RADIANS([.AD119])))));360))" office:value-type="float" office:value="166.402216801623" calcext:value-type="float">
            <text:p>166.40221680162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19]+0.1/24" office:value-type="time" office:time-value="PT11H54M00S" calcext:value-type="time">
            <text:p>11:54:00</text:p>
          </table:table-cell>
          <table:table-cell table:style-name="ce11" table:formula="of:=[.D120]+2415018.5+[.E120]-[.$B$5]/24" office:value-type="float" office:value="2451775.95416667" calcext:value-type="float">
            <text:p>2451775.95</text:p>
          </table:table-cell>
          <table:table-cell table:style-name="ce13" table:formula="of:=([.F120]-2451545)/36525" office:value-type="float" office:value="0.00632318046999602" calcext:value-type="float">
            <text:p>0.00632318</text:p>
          </table:table-cell>
          <table:table-cell/>
          <table:table-cell table:style-name="ce3" table:formula="of:=MOD(280.46646+[.G120]*(36000.76983+[.G120]*0.0003032);360)" office:value-type="float" office:value="148.105824706001" calcext:value-type="float">
            <text:p>148.105824706001</text:p>
          </table:table-cell>
          <table:table-cell table:style-name="ce3" table:formula="of:=357.52911+[.G120]*(35999.05029-0.0001537*[.G120])" office:value-type="float" office:value="585.157601725987" calcext:value-type="float">
            <text:p>585.157601725987</text:p>
          </table:table-cell>
          <table:table-cell table:style-name="ce3" table:formula="of:=0.016708634-[.G120]*(0.000042037+0.0000001267*[.G120])" office:value-type="float" office:value="0.0167083681873968" calcext:value-type="float">
            <text:p>0.016708368187397</text:p>
          </table:table-cell>
          <table:table-cell table:style-name="ce3" table:formula="of:=SIN(RADIANS([.J120]))*(1.914602-[.G120]*(0.004817+0.000014*[.G120]))+SIN(RADIANS(2*[.J120]))*(0.019993-0.000101*[.G120])+SIN(RADIANS(3*[.J120]))*0.000289" office:value-type="float" office:value="-1.33773586864001" calcext:value-type="float">
            <text:p>-1.33773586864001</text:p>
          </table:table-cell>
          <table:table-cell table:style-name="ce3" table:formula="of:=[.I120]+[.L120]" office:value-type="float" office:value="146.768088837361" calcext:value-type="float">
            <text:p>146.768088837361</text:p>
          </table:table-cell>
          <table:table-cell table:style-name="ce3" table:formula="of:=[.J120]+[.L120]" office:value-type="float" office:value="583.819865857347" calcext:value-type="float">
            <text:p>583.819865857347</text:p>
          </table:table-cell>
          <table:table-cell table:style-name="ce3" table:formula="of:=(1.000001018*(1-[.K120]*[.K120]))/(1+[.K120]*COS(RADIANS([.N120])))" office:value-type="float" office:value="1.01192098588543" calcext:value-type="float">
            <text:p>1.01192098588543</text:p>
          </table:table-cell>
          <table:table-cell table:style-name="ce3" table:formula="of:=[.M120]-0.00569-0.00478*SIN(RADIANS(125.04-1934.136*[.G120]))" office:value-type="float" office:value="146.757992658381" calcext:value-type="float">
            <text:p>146.757992658381</text:p>
          </table:table-cell>
          <table:table-cell table:style-name="ce3" table:formula="of:=23+(26+((21.448-[.G120]*(46.815+[.G120]*(0.00059-[.G120]*0.001813))))/60)/60" office:value-type="float" office:value="23.439208883412" calcext:value-type="float">
            <text:p>23.439208883412</text:p>
          </table:table-cell>
          <table:table-cell table:style-name="ce3" table:formula="of:=[.Q120]+0.00256*COS(RADIANS(125.04-1934.136*[.G120]))" office:value-type="float" office:value="23.4382164271433" calcext:value-type="float">
            <text:p>23.4382164271433</text:p>
          </table:table-cell>
          <table:table-cell table:style-name="ce3" table:formula="of:=DEGREES(ATAN2(COS(RADIANS([.P120]));COS(RADIANS([.R120]))*SIN(RADIANS([.P120]))))" office:value-type="float" office:value="148.97942377113" calcext:value-type="float">
            <text:p>148.97942377113</text:p>
          </table:table-cell>
          <table:table-cell table:style-name="ce3" table:formula="of:=DEGREES(ASIN(SIN(RADIANS([.R120]))*SIN(RADIANS([.P120]))))" office:value-type="float" office:value="12.5940961899227" calcext:value-type="float">
            <text:p>12.5940961899227</text:p>
          </table:table-cell>
          <table:table-cell table:style-name="ce3" table:formula="of:=TAN(RADIANS([.R120]/2))*TAN(RADIANS([.R120]/2))" office:value-type="float" office:value="0.0430304708785665" calcext:value-type="float">
            <text:p>0.043030470878567</text:p>
          </table:table-cell>
          <table:table-cell table:formula="of:=4*DEGREES([.U120]*SIN(2*RADIANS([.I120]))-2*[.K120]*SIN(RADIANS([.J120]))+4*[.K120]*[.U120]*SIN(RADIANS([.J120]))*COS(2*RADIANS([.I120]))-0.5*[.U120]*[.U120]*SIN(4*RADIANS([.I120]))-1.25*[.K120]*[.K120]*SIN(2*RADIANS([.J120])))" office:value-type="float" office:value="-3.5356902119362" calcext:value-type="float">
            <text:p>-3.5356902119362</text:p>
          </table:table-cell>
          <table:table-cell table:style-name="ce3" table:formula="of:=DEGREES(ACOS(COS(RADIANS(90.833))/(COS(RADIANS([.$B$3]))*COS(RADIANS([.T120])))-TAN(RADIANS([.$B$3]))*TAN(RADIANS([.T120]))))" office:value-type="float" office:value="104.67848744303" calcext:value-type="float">
            <text:p>104.67848744303</text:p>
          </table:table-cell>
          <table:table-cell table:style-name="ce9" table:formula="of:=(720-4*[.$B$4]-[.V120]+[.$B$5]*60)/1440" office:value-type="time" office:time-value="PT12H19M03.511812716S" calcext:value-type="time">
            <text:p>12:19:03</text:p>
          </table:table-cell>
          <table:table-cell table:style-name="ce9" table:formula="of:=[.X120]-[.W120]*4/1440" office:value-type="time" office:time-value="PT05H20M20.674826389S" calcext:value-type="time">
            <text:p>5:20:20</text:p>
          </table:table-cell>
          <table:table-cell table:style-name="ce9" table:formula="of:=[.X120]+[.W120]*4/1440" office:value-type="time" office:time-value="PT19H17M46.348799043S" calcext:value-type="time">
            <text:p>19:17:46</text:p>
          </table:table-cell>
          <table:table-cell table:style-name="ce15" table:formula="of:=8*[.W120]" office:value-type="float" office:value="837.427899544243" calcext:value-type="float">
            <text:p>837.427899544243</text:p>
          </table:table-cell>
          <table:table-cell table:style-name="ce3" table:formula="of:=MOD([.E120]*1440+[.V120]+4*[.$B$4]-60*[.$B$5];1440)" office:value-type="float" office:value="694.941469788063" calcext:value-type="float">
            <text:p>694.941469788063</text:p>
          </table:table-cell>
          <table:table-cell table:style-name="ce3" table:formula="of:=IF([.AB120]/4&lt;0;[.AB120]/4+180;[.AB120]/4-180)" office:value-type="float" office:value="-6.26463255298424" calcext:value-type="float">
            <text:p>-6.26463255298424</text:p>
          </table:table-cell>
          <table:table-cell table:style-name="ce3" table:formula="of:=DEGREES(ACOS(SIN(RADIANS([.$B$3]))*SIN(RADIANS([.T120]))+COS(RADIANS([.$B$3]))*COS(RADIANS([.T120]))*COS(RADIANS([.AC120]))))" office:value-type="float" office:value="33.8936417911219" calcext:value-type="float">
            <text:p>33.8936417911219</text:p>
          </table:table-cell>
          <table:table-cell table:style-name="ce3" table:formula="of:=90-[.AD120]" office:value-type="float" office:value="56.1063582088781" calcext:value-type="float">
            <text:p>56.1063582088781</text:p>
          </table:table-cell>
          <table:table-cell table:style-name="ce3" table:formula="of:=IF([.AE120]&gt;85;0;IF([.AE120]&gt;5;58.1/TAN(RADIANS([.AE120]))-0.07/POWER(TAN(RADIANS([.AE120]));3)+0.000086/POWER(TAN(RADIANS([.AE120]));5);IF([.AE120]&gt;-0.575;1735+[.AE120]*(-518.2+[.AE120]*(103.4+[.AE120]*(-12.79+[.AE120]*0.711)));-20.772/TAN(RADIANS([.AE120])))))/3600" office:value-type="float" office:value="0.0108363913474512" calcext:value-type="float">
            <text:p>0.010836391347451</text:p>
          </table:table-cell>
          <table:table-cell table:style-name="ce3" table:formula="of:=[.AE120]+[.AF120]" office:value-type="float" office:value="56.1171946002255" calcext:value-type="float">
            <text:p>56.1171946002255</text:p>
          </table:table-cell>
          <table:table-cell table:style-name="ce3" table:formula="of:=IF([.AC120]&gt;0;MOD(DEGREES(ACOS(((SIN(RADIANS([.$B$3]))*COS(RADIANS([.AD120])))-SIN(RADIANS([.T120])))/(COS(RADIANS([.$B$3]))*SIN(RADIANS([.AD120])))))+180;360);MOD(540-DEGREES(ACOS(((SIN(RADIANS([.$B$3]))*COS(RADIANS([.AD120])))-SIN(RADIANS([.T120])))/(COS(RADIANS([.$B$3]))*SIN(RADIANS([.AD120])))));360))" office:value-type="float" office:value="168.990579477149" calcext:value-type="float">
            <text:p>168.99057947714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0]+0.1/24" office:value-type="time" office:time-value="PT12H00M00S" calcext:value-type="time">
            <text:p>12:00:00</text:p>
          </table:table-cell>
          <table:table-cell table:style-name="ce11" table:formula="of:=[.D121]+2415018.5+[.E121]-[.$B$5]/24" office:value-type="float" office:value="2451775.95833333" calcext:value-type="float">
            <text:p>2451775.96</text:p>
          </table:table-cell>
          <table:table-cell table:style-name="ce13" table:formula="of:=([.F121]-2451545)/36525" office:value-type="float" office:value="0.0063232945471181" calcext:value-type="float">
            <text:p>0.00632329</text:p>
          </table:table-cell>
          <table:table-cell/>
          <table:table-cell table:style-name="ce3" table:formula="of:=MOD(280.46646+[.G121]*(36000.76983+[.G121]*0.0003032);360)" office:value-type="float" office:value="148.109931570216" calcext:value-type="float">
            <text:p>148.109931570216</text:p>
          </table:table-cell>
          <table:table-cell table:style-name="ce3" table:formula="of:=357.52911+[.G121]*(35999.05029-0.0001537*[.G121])" office:value-type="float" office:value="585.161708394042" calcext:value-type="float">
            <text:p>585.161708394042</text:p>
          </table:table-cell>
          <table:table-cell table:style-name="ce3" table:formula="of:=0.016708634-[.G121]*(0.000042037+0.0000001267*[.G121])" office:value-type="float" office:value="0.0167083681826011" calcext:value-type="float">
            <text:p>0.016708368182601</text:p>
          </table:table-cell>
          <table:table-cell table:style-name="ce3" table:formula="of:=SIN(RADIANS([.J121]))*(1.914602-[.G121]*(0.004817+0.000014*[.G121]))+SIN(RADIANS(2*[.J121]))*(0.019993-0.000101*[.G121])+SIN(RADIANS(3*[.J121]))*0.000289" office:value-type="float" office:value="-1.3378326030828" calcext:value-type="float">
            <text:p>-1.3378326030828</text:p>
          </table:table-cell>
          <table:table-cell table:style-name="ce3" table:formula="of:=[.I121]+[.L121]" office:value-type="float" office:value="146.772098967133" calcext:value-type="float">
            <text:p>146.772098967133</text:p>
          </table:table-cell>
          <table:table-cell table:style-name="ce3" table:formula="of:=[.J121]+[.L121]" office:value-type="float" office:value="583.823875790959" calcext:value-type="float">
            <text:p>583.823875790959</text:p>
          </table:table-cell>
          <table:table-cell table:style-name="ce3" table:formula="of:=(1.000001018*(1-[.K121]*[.K121]))/(1+[.K121]*COS(RADIANS([.N121])))" office:value-type="float" office:value="1.01192015654513" calcext:value-type="float">
            <text:p>1.01192015654513</text:p>
          </table:table-cell>
          <table:table-cell table:style-name="ce3" table:formula="of:=[.M121]-0.00569-0.00478*SIN(RADIANS(125.04-1934.136*[.G121]))" office:value-type="float" office:value="146.762002781017" calcext:value-type="float">
            <text:p>146.762002781017</text:p>
          </table:table-cell>
          <table:table-cell table:style-name="ce3" table:formula="of:=23+(26+((21.448-[.G121]*(46.815+[.G121]*(0.00059-[.G121]*0.001813))))/60)/60" office:value-type="float" office:value="23.4392088819285" calcext:value-type="float">
            <text:p>23.4392088819285</text:p>
          </table:table-cell>
          <table:table-cell table:style-name="ce3" table:formula="of:=[.Q121]+0.00256*COS(RADIANS(125.04-1934.136*[.G121]))" office:value-type="float" office:value="23.4382164347472" calcext:value-type="float">
            <text:p>23.4382164347472</text:p>
          </table:table-cell>
          <table:table-cell table:style-name="ce3" table:formula="of:=DEGREES(ATAN2(COS(RADIANS([.P121]));COS(RADIANS([.R121]))*SIN(RADIANS([.P121]))))" office:value-type="float" office:value="148.983286649744" calcext:value-type="float">
            <text:p>148.983286649744</text:p>
          </table:table-cell>
          <table:table-cell table:style-name="ce3" table:formula="of:=DEGREES(ASIN(SIN(RADIANS([.R121]))*SIN(RADIANS([.P121]))))" office:value-type="float" office:value="12.5927292226861" calcext:value-type="float">
            <text:p>12.5927292226861</text:p>
          </table:table-cell>
          <table:table-cell table:style-name="ce3" table:formula="of:=TAN(RADIANS([.R121]/2))*TAN(RADIANS([.R121]/2))" office:value-type="float" office:value="0.0430304709072807" calcext:value-type="float">
            <text:p>0.043030470907281</text:p>
          </table:table-cell>
          <table:table-cell table:formula="of:=4*DEGREES([.U121]*SIN(2*RADIANS([.I121]))-2*[.K121]*SIN(RADIANS([.J121]))+4*[.K121]*[.U121]*SIN(RADIANS([.J121]))*COS(2*RADIANS([.I121]))-0.5*[.U121]*[.U121]*SIN(4*RADIANS([.I121]))-1.25*[.K121]*[.K121]*SIN(2*RADIANS([.J121])))" office:value-type="float" office:value="-3.53471628626491" calcext:value-type="float">
            <text:p>-3.53471628626491</text:p>
          </table:table-cell>
          <table:table-cell table:style-name="ce3" table:formula="of:=DEGREES(ACOS(COS(RADIANS(90.833))/(COS(RADIANS([.$B$3]))*COS(RADIANS([.T121])))-TAN(RADIANS([.$B$3]))*TAN(RADIANS([.T121]))))" office:value-type="float" office:value="104.676940579669" calcext:value-type="float">
            <text:p>104.676940579669</text:p>
          </table:table-cell>
          <table:table-cell table:style-name="ce9" table:formula="of:=(720-4*[.$B$4]-[.V121]+[.$B$5]*60)/1440" office:value-type="time" office:time-value="PT12H19M03.453377176S" calcext:value-type="time">
            <text:p>12:19:03</text:p>
          </table:table-cell>
          <table:table-cell table:style-name="ce9" table:formula="of:=[.X121]-[.W121]*4/1440" office:value-type="time" office:time-value="PT05H20M20.987638055S" calcext:value-type="time">
            <text:p>5:20:20</text:p>
          </table:table-cell>
          <table:table-cell table:style-name="ce9" table:formula="of:=[.X121]+[.W121]*4/1440" office:value-type="time" office:time-value="PT19H17M45.919116297S" calcext:value-type="time">
            <text:p>19:17:45</text:p>
          </table:table-cell>
          <table:table-cell table:style-name="ce15" table:formula="of:=8*[.W121]" office:value-type="float" office:value="837.415524637356" calcext:value-type="float">
            <text:p>837.415524637356</text:p>
          </table:table-cell>
          <table:table-cell table:style-name="ce3" table:formula="of:=MOD([.E121]*1440+[.V121]+4*[.$B$4]-60*[.$B$5];1440)" office:value-type="float" office:value="700.942443713734" calcext:value-type="float">
            <text:p>700.942443713734</text:p>
          </table:table-cell>
          <table:table-cell table:style-name="ce3" table:formula="of:=IF([.AB121]/4&lt;0;[.AB121]/4+180;[.AB121]/4-180)" office:value-type="float" office:value="-4.76438907156643" calcext:value-type="float">
            <text:p>-4.76438907156643</text:p>
          </table:table-cell>
          <table:table-cell table:style-name="ce3" table:formula="of:=DEGREES(ACOS(SIN(RADIANS([.$B$3]))*SIN(RADIANS([.T121]))+COS(RADIANS([.$B$3]))*COS(RADIANS([.T121]))*COS(RADIANS([.AC121]))))" office:value-type="float" office:value="33.7195591856479" calcext:value-type="float">
            <text:p>33.7195591856479</text:p>
          </table:table-cell>
          <table:table-cell table:style-name="ce3" table:formula="of:=90-[.AD121]" office:value-type="float" office:value="56.2804408143521" calcext:value-type="float">
            <text:p>56.2804408143521</text:p>
          </table:table-cell>
          <table:table-cell table:style-name="ce3" table:formula="of:=IF([.AE121]&gt;85;0;IF([.AE121]&gt;5;58.1/TAN(RADIANS([.AE121]))-0.07/POWER(TAN(RADIANS([.AE121]));3)+0.000086/POWER(TAN(RADIANS([.AE121]));5);IF([.AE121]&gt;-0.575;1735+[.AE121]*(-518.2+[.AE121]*(103.4+[.AE121]*(-12.79+[.AE121]*0.711)));-20.772/TAN(RADIANS([.AE121])))))/3600" office:value-type="float" office:value="0.0107654850877657" calcext:value-type="float">
            <text:p>0.010765485087766</text:p>
          </table:table-cell>
          <table:table-cell table:style-name="ce3" table:formula="of:=[.AE121]+[.AF121]" office:value-type="float" office:value="56.2912062994398" calcext:value-type="float">
            <text:p>56.2912062994398</text:p>
          </table:table-cell>
          <table:table-cell table:style-name="ce3" table:formula="of:=IF([.AC121]&gt;0;MOD(DEGREES(ACOS(((SIN(RADIANS([.$B$3]))*COS(RADIANS([.AD121])))-SIN(RADIANS([.T121])))/(COS(RADIANS([.$B$3]))*SIN(RADIANS([.AD121])))))+180;360);MOD(540-DEGREES(ACOS(((SIN(RADIANS([.$B$3]))*COS(RADIANS([.AD121])))-SIN(RADIANS([.T121])))/(COS(RADIANS([.$B$3]))*SIN(RADIANS([.AD121])))));360))" office:value-type="float" office:value="171.603586629166" calcext:value-type="float">
            <text:p>171.60358662916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1]+0.1/24" office:value-type="time" office:time-value="PT12H06M00S" calcext:value-type="time">
            <text:p>12:06:00</text:p>
          </table:table-cell>
          <table:table-cell table:style-name="ce11" table:formula="of:=[.D122]+2415018.5+[.E122]-[.$B$5]/24" office:value-type="float" office:value="2451775.9625" calcext:value-type="float">
            <text:p>2451775.96</text:p>
          </table:table-cell>
          <table:table-cell table:style-name="ce13" table:formula="of:=([.F122]-2451545)/36525" office:value-type="float" office:value="0.00632340862424018" calcext:value-type="float">
            <text:p>0.00632341</text:p>
          </table:table-cell>
          <table:table-cell/>
          <table:table-cell table:style-name="ce3" table:formula="of:=MOD(280.46646+[.G122]*(36000.76983+[.G122]*0.0003032);360)" office:value-type="float" office:value="148.114038434431" calcext:value-type="float">
            <text:p>148.114038434431</text:p>
          </table:table-cell>
          <table:table-cell table:style-name="ce3" table:formula="of:=357.52911+[.G122]*(35999.05029-0.0001537*[.G122])" office:value-type="float" office:value="585.165815062096" calcext:value-type="float">
            <text:p>585.165815062096</text:p>
          </table:table-cell>
          <table:table-cell table:style-name="ce3" table:formula="of:=0.016708634-[.G122]*(0.000042037+0.0000001267*[.G122])" office:value-type="float" office:value="0.0167083681778055" calcext:value-type="float">
            <text:p>0.016708368177806</text:p>
          </table:table-cell>
          <table:table-cell table:style-name="ce3" table:formula="of:=SIN(RADIANS([.J122]))*(1.914602-[.G122]*(0.004817+0.000014*[.G122]))+SIN(RADIANS(2*[.J122]))*(0.019993-0.000101*[.G122])+SIN(RADIANS(3*[.J122]))*0.000289" office:value-type="float" office:value="-1.33792933095249" calcext:value-type="float">
            <text:p>-1.33792933095249</text:p>
          </table:table-cell>
          <table:table-cell table:style-name="ce3" table:formula="of:=[.I122]+[.L122]" office:value-type="float" office:value="146.776109103479" calcext:value-type="float">
            <text:p>146.776109103479</text:p>
          </table:table-cell>
          <table:table-cell table:style-name="ce3" table:formula="of:=[.J122]+[.L122]" office:value-type="float" office:value="583.827885731144" calcext:value-type="float">
            <text:p>583.827885731144</text:p>
          </table:table-cell>
          <table:table-cell table:style-name="ce3" table:formula="of:=(1.000001018*(1-[.K122]*[.K122]))/(1+[.K122]*COS(RADIANS([.N122])))" office:value-type="float" office:value="1.01191932714435" calcext:value-type="float">
            <text:p>1.01191932714435</text:p>
          </table:table-cell>
          <table:table-cell table:style-name="ce3" table:formula="of:=[.M122]-0.00569-0.00478*SIN(RADIANS(125.04-1934.136*[.G122]))" office:value-type="float" office:value="146.766012910227" calcext:value-type="float">
            <text:p>146.766012910227</text:p>
          </table:table-cell>
          <table:table-cell table:style-name="ce3" table:formula="of:=23+(26+((21.448-[.G122]*(46.815+[.G122]*(0.00059-[.G122]*0.001813))))/60)/60" office:value-type="float" office:value="23.439208880445" calcext:value-type="float">
            <text:p>23.439208880445</text:p>
          </table:table-cell>
          <table:table-cell table:style-name="ce3" table:formula="of:=[.Q122]+0.00256*COS(RADIANS(125.04-1934.136*[.G122]))" office:value-type="float" office:value="23.4382164423511" calcext:value-type="float">
            <text:p>23.4382164423511</text:p>
          </table:table-cell>
          <table:table-cell table:style-name="ce3" table:formula="of:=DEGREES(ATAN2(COS(RADIANS([.P122]));COS(RADIANS([.R122]))*SIN(RADIANS([.P122]))))" office:value-type="float" office:value="148.987149493513" calcext:value-type="float">
            <text:p>148.987149493513</text:p>
          </table:table-cell>
          <table:table-cell table:style-name="ce3" table:formula="of:=DEGREES(ASIN(SIN(RADIANS([.R122]))*SIN(RADIANS([.P122]))))" office:value-type="float" office:value="12.5913621977944" calcext:value-type="float">
            <text:p>12.5913621977944</text:p>
          </table:table-cell>
          <table:table-cell table:style-name="ce3" table:formula="of:=TAN(RADIANS([.R122]/2))*TAN(RADIANS([.R122]/2))" office:value-type="float" office:value="0.043030470935995" calcext:value-type="float">
            <text:p>0.043030470935995</text:p>
          </table:table-cell>
          <table:table-cell table:formula="of:=4*DEGREES([.U122]*SIN(2*RADIANS([.I122]))-2*[.K122]*SIN(RADIANS([.J122]))+4*[.K122]*[.U122]*SIN(RADIANS([.J122]))*COS(2*RADIANS([.I122]))-0.5*[.U122]*[.U122]*SIN(4*RADIANS([.I122]))-1.25*[.K122]*[.K122]*SIN(2*RADIANS([.J122])))" office:value-type="float" office:value="-3.53374222212013" calcext:value-type="float">
            <text:p>-3.53374222212013</text:p>
          </table:table-cell>
          <table:table-cell table:style-name="ce3" table:formula="of:=DEGREES(ACOS(COS(RADIANS(90.833))/(COS(RADIANS([.$B$3]))*COS(RADIANS([.T122])))-TAN(RADIANS([.$B$3]))*TAN(RADIANS([.T122]))))" office:value-type="float" office:value="104.675393679218" calcext:value-type="float">
            <text:p>104.675393679218</text:p>
          </table:table-cell>
          <table:table-cell table:style-name="ce9" table:formula="of:=(720-4*[.$B$4]-[.V122]+[.$B$5]*60)/1440" office:value-type="time" office:time-value="PT12H19M03.394933327S" calcext:value-type="time">
            <text:p>12:19:03</text:p>
          </table:table-cell>
          <table:table-cell table:style-name="ce9" table:formula="of:=[.X122]-[.W122]*4/1440" office:value-type="time" office:time-value="PT05H20M21.300450315S" calcext:value-type="time">
            <text:p>5:20:21</text:p>
          </table:table-cell>
          <table:table-cell table:style-name="ce9" table:formula="of:=[.X122]+[.W122]*4/1440" office:value-type="time" office:time-value="PT19H17M45.48941634S" calcext:value-type="time">
            <text:p>19:17:45</text:p>
          </table:table-cell>
          <table:table-cell table:style-name="ce15" table:formula="of:=8*[.W122]" office:value-type="float" office:value="837.403149433744" calcext:value-type="float">
            <text:p>837.403149433744</text:p>
          </table:table-cell>
          <table:table-cell table:style-name="ce3" table:formula="of:=MOD([.E122]*1440+[.V122]+4*[.$B$4]-60*[.$B$5];1440)" office:value-type="float" office:value="706.943417777879" calcext:value-type="float">
            <text:p>706.943417777879</text:p>
          </table:table-cell>
          <table:table-cell table:style-name="ce3" table:formula="of:=IF([.AB122]/4&lt;0;[.AB122]/4+180;[.AB122]/4-180)" office:value-type="float" office:value="-3.26414555553023" calcext:value-type="float">
            <text:p>-3.26414555553023</text:p>
          </table:table-cell>
          <table:table-cell table:style-name="ce3" table:formula="of:=DEGREES(ACOS(SIN(RADIANS([.$B$3]))*SIN(RADIANS([.T122]))+COS(RADIANS([.$B$3]))*COS(RADIANS([.T122]))*COS(RADIANS([.AC122]))))" office:value-type="float" office:value="33.5926129751398" calcext:value-type="float">
            <text:p>33.5926129751398</text:p>
          </table:table-cell>
          <table:table-cell table:style-name="ce3" table:formula="of:=90-[.AD122]" office:value-type="float" office:value="56.4073870248602" calcext:value-type="float">
            <text:p>56.4073870248602</text:p>
          </table:table-cell>
          <table:table-cell table:style-name="ce3" table:formula="of:=IF([.AE122]&gt;85;0;IF([.AE122]&gt;5;58.1/TAN(RADIANS([.AE122]))-0.07/POWER(TAN(RADIANS([.AE122]));3)+0.000086/POWER(TAN(RADIANS([.AE122]));5);IF([.AE122]&gt;-0.575;1735+[.AE122]*(-518.2+[.AE122]*(103.4+[.AE122]*(-12.79+[.AE122]*0.711)));-20.772/TAN(RADIANS([.AE122])))))/3600" office:value-type="float" office:value="0.0107139583099859" calcext:value-type="float">
            <text:p>0.010713958309986</text:p>
          </table:table-cell>
          <table:table-cell table:style-name="ce3" table:formula="of:=[.AE122]+[.AF122]" office:value-type="float" office:value="56.4181009831702" calcext:value-type="float">
            <text:p>56.4181009831702</text:p>
          </table:table-cell>
          <table:table-cell table:style-name="ce3" table:formula="of:=IF([.AC122]&gt;0;MOD(DEGREES(ACOS(((SIN(RADIANS([.$B$3]))*COS(RADIANS([.AD122])))-SIN(RADIANS([.T122])))/(COS(RADIANS([.$B$3]))*SIN(RADIANS([.AD122])))))+180;360);MOD(540-DEGREES(ACOS(((SIN(RADIANS([.$B$3]))*COS(RADIANS([.AD122])))-SIN(RADIANS([.T122])))/(COS(RADIANS([.$B$3]))*SIN(RADIANS([.AD122])))));360))" office:value-type="float" office:value="174.23569953233" calcext:value-type="float">
            <text:p>174.235699532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2]+0.1/24" office:value-type="time" office:time-value="PT12H12M00S" calcext:value-type="time">
            <text:p>12:12:00</text:p>
          </table:table-cell>
          <table:table-cell table:style-name="ce11" table:formula="of:=[.D123]+2415018.5+[.E123]-[.$B$5]/24" office:value-type="float" office:value="2451775.96666667" calcext:value-type="float">
            <text:p>2451775.97</text:p>
          </table:table-cell>
          <table:table-cell table:style-name="ce13" table:formula="of:=([.F123]-2451545)/36525" office:value-type="float" office:value="0.00632352270134951" calcext:value-type="float">
            <text:p>0.00632352</text:p>
          </table:table-cell>
          <table:table-cell/>
          <table:table-cell table:style-name="ce3" table:formula="of:=MOD(280.46646+[.G123]*(36000.76983+[.G123]*0.0003032);360)" office:value-type="float" office:value="148.118145298188" calcext:value-type="float">
            <text:p>148.118145298188</text:p>
          </table:table-cell>
          <table:table-cell table:style-name="ce3" table:formula="of:=357.52911+[.G123]*(35999.05029-0.0001537*[.G123])" office:value-type="float" office:value="585.169921729692" calcext:value-type="float">
            <text:p>585.169921729692</text:p>
          </table:table-cell>
          <table:table-cell table:style-name="ce3" table:formula="of:=0.016708634-[.G123]*(0.000042037+0.0000001267*[.G123])" office:value-type="float" office:value="0.0167083681730099" calcext:value-type="float">
            <text:p>0.01670836817301</text:p>
          </table:table-cell>
          <table:table-cell table:style-name="ce3" table:formula="of:=SIN(RADIANS([.J123]))*(1.914602-[.G123]*(0.004817+0.000014*[.G123]))+SIN(RADIANS(2*[.J123]))*(0.019993-0.000101*[.G123])+SIN(RADIANS(3*[.J123]))*0.000289" office:value-type="float" office:value="-1.33802605223777" calcext:value-type="float">
            <text:p>-1.33802605223777</text:p>
          </table:table-cell>
          <table:table-cell table:style-name="ce3" table:formula="of:=[.I123]+[.L123]" office:value-type="float" office:value="146.78011924595" calcext:value-type="float">
            <text:p>146.78011924595</text:p>
          </table:table-cell>
          <table:table-cell table:style-name="ce3" table:formula="of:=[.J123]+[.L123]" office:value-type="float" office:value="583.831895677454" calcext:value-type="float">
            <text:p>583.831895677454</text:p>
          </table:table-cell>
          <table:table-cell table:style-name="ce3" table:formula="of:=(1.000001018*(1-[.K123]*[.K123]))/(1+[.K123]*COS(RADIANS([.N123])))" office:value-type="float" office:value="1.01191849768319" calcext:value-type="float">
            <text:p>1.01191849768319</text:p>
          </table:table-cell>
          <table:table-cell table:style-name="ce3" table:formula="of:=[.M123]-0.00569-0.00478*SIN(RADIANS(125.04-1934.136*[.G123]))" office:value-type="float" office:value="146.770023045562" calcext:value-type="float">
            <text:p>146.770023045562</text:p>
          </table:table-cell>
          <table:table-cell table:style-name="ce3" table:formula="of:=23+(26+((21.448-[.G123]*(46.815+[.G123]*(0.00059-[.G123]*0.001813))))/60)/60" office:value-type="float" office:value="23.4392088789616" calcext:value-type="float">
            <text:p>23.4392088789616</text:p>
          </table:table-cell>
          <table:table-cell table:style-name="ce3" table:formula="of:=[.Q123]+0.00256*COS(RADIANS(125.04-1934.136*[.G123]))" office:value-type="float" office:value="23.438216449955" calcext:value-type="float">
            <text:p>23.438216449955</text:p>
          </table:table-cell>
          <table:table-cell table:style-name="ce3" table:formula="of:=DEGREES(ATAN2(COS(RADIANS([.P123]));COS(RADIANS([.R123]))*SIN(RADIANS([.P123]))))" office:value-type="float" office:value="148.991012302009" calcext:value-type="float">
            <text:p>148.991012302009</text:p>
          </table:table-cell>
          <table:table-cell table:style-name="ce3" table:formula="of:=DEGREES(ASIN(SIN(RADIANS([.R123]))*SIN(RADIANS([.P123]))))" office:value-type="float" office:value="12.5899951154068" calcext:value-type="float">
            <text:p>12.5899951154068</text:p>
          </table:table-cell>
          <table:table-cell table:style-name="ce3" table:formula="of:=TAN(RADIANS([.R123]/2))*TAN(RADIANS([.R123]/2))" office:value-type="float" office:value="0.0430304709647094" calcext:value-type="float">
            <text:p>0.043030470964709</text:p>
          </table:table-cell>
          <table:table-cell table:formula="of:=4*DEGREES([.U123]*SIN(2*RADIANS([.I123]))-2*[.K123]*SIN(RADIANS([.J123]))+4*[.K123]*[.U123]*SIN(RADIANS([.J123]))*COS(2*RADIANS([.I123]))-0.5*[.U123]*[.U123]*SIN(4*RADIANS([.I123]))-1.25*[.K123]*[.K123]*SIN(2*RADIANS([.J123])))" office:value-type="float" office:value="-3.53276801962553" calcext:value-type="float">
            <text:p>-3.53276801962553</text:p>
          </table:table-cell>
          <table:table-cell table:style-name="ce3" table:formula="of:=DEGREES(ACOS(COS(RADIANS(90.833))/(COS(RADIANS([.$B$3]))*COS(RADIANS([.T123])))-TAN(RADIANS([.$B$3]))*TAN(RADIANS([.T123]))))" office:value-type="float" office:value="104.673846741856" calcext:value-type="float">
            <text:p>104.673846741856</text:p>
          </table:table-cell>
          <table:table-cell table:style-name="ce9" table:formula="of:=(720-4*[.$B$4]-[.V123]+[.$B$5]*60)/1440" office:value-type="time" office:time-value="PT12H19M03.336481178S" calcext:value-type="time">
            <text:p>12:19:03</text:p>
          </table:table-cell>
          <table:table-cell table:style-name="ce9" table:formula="of:=[.X123]-[.W123]*4/1440" office:value-type="time" office:time-value="PT05H20M21.613263132S" calcext:value-type="time">
            <text:p>5:20:21</text:p>
          </table:table-cell>
          <table:table-cell table:style-name="ce9" table:formula="of:=[.X123]+[.W123]*4/1440" office:value-type="time" office:time-value="PT19H17M45.059699223S" calcext:value-type="time">
            <text:p>19:17:45</text:p>
          </table:table-cell>
          <table:table-cell table:style-name="ce15" table:formula="of:=8*[.W123]" office:value-type="float" office:value="837.390773934848" calcext:value-type="float">
            <text:p>837.390773934848</text:p>
          </table:table-cell>
          <table:table-cell table:style-name="ce3" table:formula="of:=MOD([.E123]*1440+[.V123]+4*[.$B$4]-60*[.$B$5];1440)" office:value-type="float" office:value="712.944391980374" calcext:value-type="float">
            <text:p>712.944391980374</text:p>
          </table:table-cell>
          <table:table-cell table:style-name="ce3" table:formula="of:=IF([.AB123]/4&lt;0;[.AB123]/4+180;[.AB123]/4-180)" office:value-type="float" office:value="-1.76390200490658" calcext:value-type="float">
            <text:p>-1.76390200490658</text:p>
          </table:table-cell>
          <table:table-cell table:style-name="ce3" table:formula="of:=DEGREES(ACOS(SIN(RADIANS([.$B$3]))*SIN(RADIANS([.T123]))+COS(RADIANS([.$B$3]))*COS(RADIANS([.T123]))*COS(RADIANS([.AC123]))))" office:value-type="float" office:value="33.513363812948" calcext:value-type="float">
            <text:p>33.513363812948</text:p>
          </table:table-cell>
          <table:table-cell table:style-name="ce3" table:formula="of:=90-[.AD123]" office:value-type="float" office:value="56.486636187052" calcext:value-type="float">
            <text:p>56.486636187052</text:p>
          </table:table-cell>
          <table:table-cell table:style-name="ce3" table:formula="of:=IF([.AE123]&gt;85;0;IF([.AE123]&gt;5;58.1/TAN(RADIANS([.AE123]))-0.07/POWER(TAN(RADIANS([.AE123]));3)+0.000086/POWER(TAN(RADIANS([.AE123]));5);IF([.AE123]&gt;-0.575;1735+[.AE123]*(-518.2+[.AE123]*(103.4+[.AE123]*(-12.79+[.AE123]*0.711)));-20.772/TAN(RADIANS([.AE123])))))/3600" office:value-type="float" office:value="0.0106818679570895" calcext:value-type="float">
            <text:p>0.01068186795709</text:p>
          </table:table-cell>
          <table:table-cell table:style-name="ce3" table:formula="of:=[.AE123]+[.AF123]" office:value-type="float" office:value="56.4973180550091" calcext:value-type="float">
            <text:p>56.4973180550091</text:p>
          </table:table-cell>
          <table:table-cell table:style-name="ce3" table:formula="of:=IF([.AC123]&gt;0;MOD(DEGREES(ACOS(((SIN(RADIANS([.$B$3]))*COS(RADIANS([.AD123])))-SIN(RADIANS([.T123])))/(COS(RADIANS([.$B$3]))*SIN(RADIANS([.AD123])))))+180;360);MOD(540-DEGREES(ACOS(((SIN(RADIANS([.$B$3]))*COS(RADIANS([.AD123])))-SIN(RADIANS([.T123])))/(COS(RADIANS([.$B$3]))*SIN(RADIANS([.AD123])))));360))" office:value-type="float" office:value="176.881055974545" calcext:value-type="float">
            <text:p>176.88105597454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3]+0.1/24" office:value-type="time" office:time-value="PT12H18M00S" calcext:value-type="time">
            <text:p>12:18:00</text:p>
          </table:table-cell>
          <table:table-cell table:style-name="ce11" table:formula="of:=[.D124]+2415018.5+[.E124]-[.$B$5]/24" office:value-type="float" office:value="2451775.97083333" calcext:value-type="float">
            <text:p>2451775.97</text:p>
          </table:table-cell>
          <table:table-cell table:style-name="ce13" table:formula="of:=([.F124]-2451545)/36525" office:value-type="float" office:value="0.00632363677847159" calcext:value-type="float">
            <text:p>0.00632364</text:p>
          </table:table-cell>
          <table:table-cell/>
          <table:table-cell table:style-name="ce3" table:formula="of:=MOD(280.46646+[.G124]*(36000.76983+[.G124]*0.0003032);360)" office:value-type="float" office:value="148.122252162403" calcext:value-type="float">
            <text:p>148.122252162403</text:p>
          </table:table-cell>
          <table:table-cell table:style-name="ce3" table:formula="of:=357.52911+[.G124]*(35999.05029-0.0001537*[.G124])" office:value-type="float" office:value="585.174028397746" calcext:value-type="float">
            <text:p>585.174028397746</text:p>
          </table:table-cell>
          <table:table-cell table:style-name="ce3" table:formula="of:=0.016708634-[.G124]*(0.000042037+0.0000001267*[.G124])" office:value-type="float" office:value="0.0167083681682142" calcext:value-type="float">
            <text:p>0.016708368168214</text:p>
          </table:table-cell>
          <table:table-cell table:style-name="ce3" table:formula="of:=SIN(RADIANS([.J124]))*(1.914602-[.G124]*(0.004817+0.000014*[.G124]))+SIN(RADIANS(2*[.J124]))*(0.019993-0.000101*[.G124])+SIN(RADIANS(3*[.J124]))*0.000289" office:value-type="float" office:value="-1.33812276695978" calcext:value-type="float">
            <text:p>-1.33812276695978</text:p>
          </table:table-cell>
          <table:table-cell table:style-name="ce3" table:formula="of:=[.I124]+[.L124]" office:value-type="float" office:value="146.784129395443" calcext:value-type="float">
            <text:p>146.784129395443</text:p>
          </table:table-cell>
          <table:table-cell table:style-name="ce3" table:formula="of:=[.J124]+[.L124]" office:value-type="float" office:value="583.835905630786" calcext:value-type="float">
            <text:p>583.835905630786</text:p>
          </table:table-cell>
          <table:table-cell table:style-name="ce3" table:formula="of:=(1.000001018*(1-[.K124]*[.K124]))/(1+[.K124]*COS(RADIANS([.N124])))" office:value-type="float" office:value="1.01191766816147" calcext:value-type="float">
            <text:p>1.01191766816147</text:p>
          </table:table-cell>
          <table:table-cell table:style-name="ce3" table:formula="of:=[.M124]-0.00569-0.00478*SIN(RADIANS(125.04-1934.136*[.G124]))" office:value-type="float" office:value="146.774033187919" calcext:value-type="float">
            <text:p>146.774033187919</text:p>
          </table:table-cell>
          <table:table-cell table:style-name="ce3" table:formula="of:=23+(26+((21.448-[.G124]*(46.815+[.G124]*(0.00059-[.G124]*0.001813))))/60)/60" office:value-type="float" office:value="23.4392088774781" calcext:value-type="float">
            <text:p>23.4392088774781</text:p>
          </table:table-cell>
          <table:table-cell table:style-name="ce3" table:formula="of:=[.Q124]+0.00256*COS(RADIANS(125.04-1934.136*[.G124]))" office:value-type="float" office:value="23.4382164575589" calcext:value-type="float">
            <text:p>23.4382164575589</text:p>
          </table:table-cell>
          <table:table-cell table:style-name="ce3" table:formula="of:=DEGREES(ATAN2(COS(RADIANS([.P124]));COS(RADIANS([.R124]))*SIN(RADIANS([.P124]))))" office:value-type="float" office:value="148.994875076098" calcext:value-type="float">
            <text:p>148.994875076098</text:p>
          </table:table-cell>
          <table:table-cell table:style-name="ce3" table:formula="of:=DEGREES(ASIN(SIN(RADIANS([.R124]))*SIN(RADIANS([.P124]))))" office:value-type="float" office:value="12.5886279752241" calcext:value-type="float">
            <text:p>12.5886279752241</text:p>
          </table:table-cell>
          <table:table-cell table:style-name="ce3" table:formula="of:=TAN(RADIANS([.R124]/2))*TAN(RADIANS([.R124]/2))" office:value-type="float" office:value="0.0430304709934238" calcext:value-type="float">
            <text:p>0.043030470993424</text:p>
          </table:table-cell>
          <table:table-cell table:formula="of:=4*DEGREES([.U124]*SIN(2*RADIANS([.I124]))-2*[.K124]*SIN(RADIANS([.J124]))+4*[.K124]*[.U124]*SIN(RADIANS([.J124]))*COS(2*RADIANS([.I124]))-0.5*[.U124]*[.U124]*SIN(4*RADIANS([.I124]))-1.25*[.K124]*[.K124]*SIN(2*RADIANS([.J124])))" office:value-type="float" office:value="-3.53179367857805" calcext:value-type="float">
            <text:p>-3.53179367857805</text:p>
          </table:table-cell>
          <table:table-cell table:style-name="ce3" table:formula="of:=DEGREES(ACOS(COS(RADIANS(90.833))/(COS(RADIANS([.$B$3]))*COS(RADIANS([.T124])))-TAN(RADIANS([.$B$3]))*TAN(RADIANS([.T124]))))" office:value-type="float" office:value="104.672299767245" calcext:value-type="float">
            <text:p>104.672299767245</text:p>
          </table:table-cell>
          <table:table-cell table:style-name="ce9" table:formula="of:=(720-4*[.$B$4]-[.V124]+[.$B$5]*60)/1440" office:value-type="time" office:time-value="PT12H19M03.278020715S" calcext:value-type="time">
            <text:p>12:19:03</text:p>
          </table:table-cell>
          <table:table-cell table:style-name="ce9" table:formula="of:=[.X124]-[.W124]*4/1440" office:value-type="time" office:time-value="PT05H20M21.926076576S" calcext:value-type="time">
            <text:p>5:20:21</text:p>
          </table:table-cell>
          <table:table-cell table:style-name="ce9" table:formula="of:=[.X124]+[.W124]*4/1440" office:value-type="time" office:time-value="PT19H17M44.629964853S" calcext:value-type="time">
            <text:p>19:17:44</text:p>
          </table:table-cell>
          <table:table-cell table:style-name="ce15" table:formula="of:=8*[.W124]" office:value-type="float" office:value="837.378398137957" calcext:value-type="float">
            <text:p>837.378398137957</text:p>
          </table:table-cell>
          <table:table-cell table:style-name="ce3" table:formula="of:=MOD([.E124]*1440+[.V124]+4*[.$B$4]-60*[.$B$5];1440)" office:value-type="float" office:value="718.945366321421" calcext:value-type="float">
            <text:p>718.945366321421</text:p>
          </table:table-cell>
          <table:table-cell table:style-name="ce3" table:formula="of:=IF([.AB124]/4&lt;0;[.AB124]/4+180;[.AB124]/4-180)" office:value-type="float" office:value="-0.263658419644742" calcext:value-type="float">
            <text:p>-0.263658419644742</text:p>
          </table:table-cell>
          <table:table-cell table:style-name="ce3" table:formula="of:=DEGREES(ACOS(SIN(RADIANS([.$B$3]))*SIN(RADIANS([.T124]))+COS(RADIANS([.$B$3]))*COS(RADIANS([.T124]))*COS(RADIANS([.AC124]))))" office:value-type="float" office:value="33.4821665883072" calcext:value-type="float">
            <text:p>33.4821665883072</text:p>
          </table:table-cell>
          <table:table-cell table:style-name="ce3" table:formula="of:=90-[.AD124]" office:value-type="float" office:value="56.5178334116928" calcext:value-type="float">
            <text:p>56.5178334116928</text:p>
          </table:table-cell>
          <table:table-cell table:style-name="ce3" table:formula="of:=IF([.AE124]&gt;85;0;IF([.AE124]&gt;5;58.1/TAN(RADIANS([.AE124]))-0.07/POWER(TAN(RADIANS([.AE124]));3)+0.000086/POWER(TAN(RADIANS([.AE124]));5);IF([.AE124]&gt;-0.575;1735+[.AE124]*(-518.2+[.AE124]*(103.4+[.AE124]*(-12.79+[.AE124]*0.711)));-20.772/TAN(RADIANS([.AE124])))))/3600" office:value-type="float" office:value="0.0106692513121996" calcext:value-type="float">
            <text:p>0.0106692513122</text:p>
          </table:table-cell>
          <table:table-cell table:style-name="ce3" table:formula="of:=[.AE124]+[.AF124]" office:value-type="float" office:value="56.528502663005" calcext:value-type="float">
            <text:p>56.528502663005</text:p>
          </table:table-cell>
          <table:table-cell table:style-name="ce3" table:formula="of:=IF([.AC124]&gt;0;MOD(DEGREES(ACOS(((SIN(RADIANS([.$B$3]))*COS(RADIANS([.AD124])))-SIN(RADIANS([.T124])))/(COS(RADIANS([.$B$3]))*SIN(RADIANS([.AD124])))))+180;360);MOD(540-DEGREES(ACOS(((SIN(RADIANS([.$B$3]))*COS(RADIANS([.AD124])))-SIN(RADIANS([.T124])))/(COS(RADIANS([.$B$3]))*SIN(RADIANS([.AD124])))));360))" office:value-type="float" office:value="179.533564342049" calcext:value-type="float">
            <text:p>179.53356434204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4]+0.1/24" office:value-type="time" office:time-value="PT12H24M00S" calcext:value-type="time">
            <text:p>12:24:00</text:p>
          </table:table-cell>
          <table:table-cell table:style-name="ce11" table:formula="of:=[.D125]+2415018.5+[.E125]-[.$B$5]/24" office:value-type="float" office:value="2451775.975" calcext:value-type="float">
            <text:p>2451775.98</text:p>
          </table:table-cell>
          <table:table-cell table:style-name="ce13" table:formula="of:=([.F125]-2451545)/36525" office:value-type="float" office:value="0.00632375085558092" calcext:value-type="float">
            <text:p>0.00632375</text:p>
          </table:table-cell>
          <table:table-cell/>
          <table:table-cell table:style-name="ce3" table:formula="of:=MOD(280.46646+[.G125]*(36000.76983+[.G125]*0.0003032);360)" office:value-type="float" office:value="148.126359026159" calcext:value-type="float">
            <text:p>148.126359026159</text:p>
          </table:table-cell>
          <table:table-cell table:style-name="ce3" table:formula="of:=357.52911+[.G125]*(35999.05029-0.0001537*[.G125])" office:value-type="float" office:value="585.178135065342" calcext:value-type="float">
            <text:p>585.178135065342</text:p>
          </table:table-cell>
          <table:table-cell table:style-name="ce3" table:formula="of:=0.016708634-[.G125]*(0.000042037+0.0000001267*[.G125])" office:value-type="float" office:value="0.0167083681634186" calcext:value-type="float">
            <text:p>0.016708368163419</text:p>
          </table:table-cell>
          <table:table-cell table:style-name="ce3" table:formula="of:=SIN(RADIANS([.J125]))*(1.914602-[.G125]*(0.004817+0.000014*[.G125]))+SIN(RADIANS(2*[.J125]))*(0.019993-0.000101*[.G125])+SIN(RADIANS(3*[.J125]))*0.000289" office:value-type="float" office:value="-1.33821947509639" calcext:value-type="float">
            <text:p>-1.33821947509639</text:p>
          </table:table-cell>
          <table:table-cell table:style-name="ce3" table:formula="of:=[.I125]+[.L125]" office:value-type="float" office:value="146.788139551063" calcext:value-type="float">
            <text:p>146.788139551063</text:p>
          </table:table-cell>
          <table:table-cell table:style-name="ce3" table:formula="of:=[.J125]+[.L125]" office:value-type="float" office:value="583.839915590245" calcext:value-type="float">
            <text:p>583.839915590245</text:p>
          </table:table-cell>
          <table:table-cell table:style-name="ce3" table:formula="of:=(1.000001018*(1-[.K125]*[.K125]))/(1+[.K125]*COS(RADIANS([.N125])))" office:value-type="float" office:value="1.01191683857938" calcext:value-type="float">
            <text:p>1.01191683857938</text:p>
          </table:table-cell>
          <table:table-cell table:style-name="ce3" table:formula="of:=[.M125]-0.00569-0.00478*SIN(RADIANS(125.04-1934.136*[.G125]))" office:value-type="float" office:value="146.778043336403" calcext:value-type="float">
            <text:p>146.778043336403</text:p>
          </table:table-cell>
          <table:table-cell table:style-name="ce3" table:formula="of:=23+(26+((21.448-[.G125]*(46.815+[.G125]*(0.00059-[.G125]*0.001813))))/60)/60" office:value-type="float" office:value="23.4392088759946" calcext:value-type="float">
            <text:p>23.4392088759946</text:p>
          </table:table-cell>
          <table:table-cell table:style-name="ce3" table:formula="of:=[.Q125]+0.00256*COS(RADIANS(125.04-1934.136*[.G125]))" office:value-type="float" office:value="23.4382164651628" calcext:value-type="float">
            <text:p>23.4382164651628</text:p>
          </table:table-cell>
          <table:table-cell table:style-name="ce3" table:formula="of:=DEGREES(ATAN2(COS(RADIANS([.P125]));COS(RADIANS([.R125]))*SIN(RADIANS([.P125]))))" office:value-type="float" office:value="148.998737814921" calcext:value-type="float">
            <text:p>148.998737814921</text:p>
          </table:table-cell>
          <table:table-cell table:style-name="ce3" table:formula="of:=DEGREES(ASIN(SIN(RADIANS([.R125]))*SIN(RADIANS([.P125]))))" office:value-type="float" office:value="12.5872607775582" calcext:value-type="float">
            <text:p>12.5872607775582</text:p>
          </table:table-cell>
          <table:table-cell table:style-name="ce3" table:formula="of:=TAN(RADIANS([.R125]/2))*TAN(RADIANS([.R125]/2))" office:value-type="float" office:value="0.0430304710221383" calcext:value-type="float">
            <text:p>0.043030471022138</text:p>
          </table:table-cell>
          <table:table-cell table:formula="of:=4*DEGREES([.U125]*SIN(2*RADIANS([.I125]))-2*[.K125]*SIN(RADIANS([.J125]))+4*[.K125]*[.U125]*SIN(RADIANS([.J125]))*COS(2*RADIANS([.I125]))-0.5*[.U125]*[.U125]*SIN(4*RADIANS([.I125]))-1.25*[.K125]*[.K125]*SIN(2*RADIANS([.J125])))" office:value-type="float" office:value="-3.53081919921023" calcext:value-type="float">
            <text:p>-3.53081919921023</text:p>
          </table:table-cell>
          <table:table-cell table:style-name="ce3" table:formula="of:=DEGREES(ACOS(COS(RADIANS(90.833))/(COS(RADIANS([.$B$3]))*COS(RADIANS([.T125])))-TAN(RADIANS([.$B$3]))*TAN(RADIANS([.T125]))))" office:value-type="float" office:value="104.670752755737" calcext:value-type="float">
            <text:p>104.670752755737</text:p>
          </table:table-cell>
          <table:table-cell table:style-name="ce9" table:formula="of:=(720-4*[.$B$4]-[.V125]+[.$B$5]*60)/1440" office:value-type="time" office:time-value="PT12H19M03.219551953S" calcext:value-type="time">
            <text:p>12:19:03</text:p>
          </table:table-cell>
          <table:table-cell table:style-name="ce9" table:formula="of:=[.X125]-[.W125]*4/1440" office:value-type="time" office:time-value="PT05H20M22.238890576S" calcext:value-type="time">
            <text:p>5:20:22</text:p>
          </table:table-cell>
          <table:table-cell table:style-name="ce9" table:formula="of:=[.X125]+[.W125]*4/1440" office:value-type="time" office:time-value="PT19H17M44.200213329S" calcext:value-type="time">
            <text:p>19:17:44</text:p>
          </table:table-cell>
          <table:table-cell table:style-name="ce15" table:formula="of:=8*[.W125]" office:value-type="float" office:value="837.366022045893" calcext:value-type="float">
            <text:p>837.366022045893</text:p>
          </table:table-cell>
          <table:table-cell table:style-name="ce3" table:formula="of:=MOD([.E125]*1440+[.V125]+4*[.$B$4]-60*[.$B$5];1440)" office:value-type="float" office:value="724.946340800789" calcext:value-type="float">
            <text:p>724.946340800789</text:p>
          </table:table-cell>
          <table:table-cell table:style-name="ce3" table:formula="of:=IF([.AB125]/4&lt;0;[.AB125]/4+180;[.AB125]/4-180)" office:value-type="float" office:value="1.23658520019723" calcext:value-type="float">
            <text:p>1.23658520019723</text:p>
          </table:table-cell>
          <table:table-cell table:style-name="ce3" table:formula="of:=DEGREES(ACOS(SIN(RADIANS([.$B$3]))*SIN(RADIANS([.T125]))+COS(RADIANS([.$B$3]))*COS(RADIANS([.T125]))*COS(RADIANS([.AC125]))))" office:value-type="float" office:value="33.4991629507895" calcext:value-type="float">
            <text:p>33.4991629507895</text:p>
          </table:table-cell>
          <table:table-cell table:style-name="ce3" table:formula="of:=90-[.AD125]" office:value-type="float" office:value="56.5008370492105" calcext:value-type="float">
            <text:p>56.5008370492105</text:p>
          </table:table-cell>
          <table:table-cell table:style-name="ce3" table:formula="of:=IF([.AE125]&gt;85;0;IF([.AE125]&gt;5;58.1/TAN(RADIANS([.AE125]))-0.07/POWER(TAN(RADIANS([.AE125]));3)+0.000086/POWER(TAN(RADIANS([.AE125]));5);IF([.AE125]&gt;-0.575;1735+[.AE125]*(-518.2+[.AE125]*(103.4+[.AE125]*(-12.79+[.AE125]*0.711)));-20.772/TAN(RADIANS([.AE125])))))/3600" office:value-type="float" office:value="0.0106761237849534" calcext:value-type="float">
            <text:p>0.010676123784954</text:p>
          </table:table-cell>
          <table:table-cell table:style-name="ce3" table:formula="of:=[.AE125]+[.AF125]" office:value-type="float" office:value="56.5115131729954" calcext:value-type="float">
            <text:p>56.5115131729954</text:p>
          </table:table-cell>
          <table:table-cell table:style-name="ce3" table:formula="of:=IF([.AC125]&gt;0;MOD(DEGREES(ACOS(((SIN(RADIANS([.$B$3]))*COS(RADIANS([.AD125])))-SIN(RADIANS([.T125])))/(COS(RADIANS([.$B$3]))*SIN(RADIANS([.AD125])))))+180;360);MOD(540-DEGREES(ACOS(((SIN(RADIANS([.$B$3]))*COS(RADIANS([.AD125])))-SIN(RADIANS([.T125])))/(COS(RADIANS([.$B$3]))*SIN(RADIANS([.AD125])))));360))" office:value-type="float" office:value="182.18700729744" calcext:value-type="float">
            <text:p>182.1870072974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5]+0.1/24" office:value-type="time" office:time-value="PT12H30M00S" calcext:value-type="time">
            <text:p>12:30:00</text:p>
          </table:table-cell>
          <table:table-cell table:style-name="ce11" table:formula="of:=[.D126]+2415018.5+[.E126]-[.$B$5]/24" office:value-type="float" office:value="2451775.97916667" calcext:value-type="float">
            <text:p>2451775.98</text:p>
          </table:table-cell>
          <table:table-cell table:style-name="ce13" table:formula="of:=([.F126]-2451545)/36525" office:value-type="float" office:value="0.006323864932703" calcext:value-type="float">
            <text:p>0.00632386</text:p>
          </table:table-cell>
          <table:table-cell/>
          <table:table-cell table:style-name="ce3" table:formula="of:=MOD(280.46646+[.G126]*(36000.76983+[.G126]*0.0003032);360)" office:value-type="float" office:value="148.130465890374" calcext:value-type="float">
            <text:p>148.130465890374</text:p>
          </table:table-cell>
          <table:table-cell table:style-name="ce3" table:formula="of:=357.52911+[.G126]*(35999.05029-0.0001537*[.G126])" office:value-type="float" office:value="585.182241733396" calcext:value-type="float">
            <text:p>585.182241733396</text:p>
          </table:table-cell>
          <table:table-cell table:style-name="ce3" table:formula="of:=0.016708634-[.G126]*(0.000042037+0.0000001267*[.G126])" office:value-type="float" office:value="0.0167083681586229" calcext:value-type="float">
            <text:p>0.016708368158623</text:p>
          </table:table-cell>
          <table:table-cell table:style-name="ce3" table:formula="of:=SIN(RADIANS([.J126]))*(1.914602-[.G126]*(0.004817+0.000014*[.G126]))+SIN(RADIANS(2*[.J126]))*(0.019993-0.000101*[.G126])+SIN(RADIANS(3*[.J126]))*0.000289" office:value-type="float" office:value="-1.33831617666873" calcext:value-type="float">
            <text:p>-1.33831617666873</text:p>
          </table:table-cell>
          <table:table-cell table:style-name="ce3" table:formula="of:=[.I126]+[.L126]" office:value-type="float" office:value="146.792149713706" calcext:value-type="float">
            <text:p>146.792149713706</text:p>
          </table:table-cell>
          <table:table-cell table:style-name="ce3" table:formula="of:=[.J126]+[.L126]" office:value-type="float" office:value="583.843925556727" calcext:value-type="float">
            <text:p>583.843925556727</text:p>
          </table:table-cell>
          <table:table-cell table:style-name="ce3" table:formula="of:=(1.000001018*(1-[.K126]*[.K126]))/(1+[.K126]*COS(RADIANS([.N126])))" office:value-type="float" office:value="1.01191600893673" calcext:value-type="float">
            <text:p>1.01191600893673</text:p>
          </table:table-cell>
          <table:table-cell table:style-name="ce3" table:formula="of:=[.M126]-0.00569-0.00478*SIN(RADIANS(125.04-1934.136*[.G126]))" office:value-type="float" office:value="146.78205349191" calcext:value-type="float">
            <text:p>146.78205349191</text:p>
          </table:table-cell>
          <table:table-cell table:style-name="ce3" table:formula="of:=23+(26+((21.448-[.G126]*(46.815+[.G126]*(0.00059-[.G126]*0.001813))))/60)/60" office:value-type="float" office:value="23.4392088745111" calcext:value-type="float">
            <text:p>23.4392088745111</text:p>
          </table:table-cell>
          <table:table-cell table:style-name="ce3" table:formula="of:=[.Q126]+0.00256*COS(RADIANS(125.04-1934.136*[.G126]))" office:value-type="float" office:value="23.4382164727668" calcext:value-type="float">
            <text:p>23.4382164727668</text:p>
          </table:table-cell>
          <table:table-cell table:style-name="ce3" table:formula="of:=DEGREES(ATAN2(COS(RADIANS([.P126]));COS(RADIANS([.R126]))*SIN(RADIANS([.P126]))))" office:value-type="float" office:value="149.002600519345" calcext:value-type="float">
            <text:p>149.002600519345</text:p>
          </table:table-cell>
          <table:table-cell table:style-name="ce3" table:formula="of:=DEGREES(ASIN(SIN(RADIANS([.R126]))*SIN(RADIANS([.P126]))))" office:value-type="float" office:value="12.5858935221099" calcext:value-type="float">
            <text:p>12.5858935221099</text:p>
          </table:table-cell>
          <table:table-cell table:style-name="ce3" table:formula="of:=TAN(RADIANS([.R126]/2))*TAN(RADIANS([.R126]/2))" office:value-type="float" office:value="0.0430304710508528" calcext:value-type="float">
            <text:p>0.043030471050853</text:p>
          </table:table-cell>
          <table:table-cell table:formula="of:=4*DEGREES([.U126]*SIN(2*RADIANS([.I126]))-2*[.K126]*SIN(RADIANS([.J126]))+4*[.K126]*[.U126]*SIN(RADIANS([.J126]))*COS(2*RADIANS([.I126]))-0.5*[.U126]*[.U126]*SIN(4*RADIANS([.I126]))-1.25*[.K126]*[.K126]*SIN(2*RADIANS([.J126])))" office:value-type="float" office:value="-3.529844581319" calcext:value-type="float">
            <text:p>-3.529844581319</text:p>
          </table:table-cell>
          <table:table-cell table:style-name="ce3" table:formula="of:=DEGREES(ACOS(COS(RADIANS(90.833))/(COS(RADIANS([.$B$3]))*COS(RADIANS([.T126])))-TAN(RADIANS([.$B$3]))*TAN(RADIANS([.T126]))))" office:value-type="float" office:value="104.669205706993" calcext:value-type="float">
            <text:p>104.669205706993</text:p>
          </table:table-cell>
          <table:table-cell table:style-name="ce9" table:formula="of:=(720-4*[.$B$4]-[.V126]+[.$B$5]*60)/1440" office:value-type="time" office:time-value="PT12H19M03.161074879S" calcext:value-type="time">
            <text:p>12:19:03</text:p>
          </table:table-cell>
          <table:table-cell table:style-name="ce9" table:formula="of:=[.X126]-[.W126]*4/1440" office:value-type="time" office:time-value="PT05H20M22.551705201S" calcext:value-type="time">
            <text:p>5:20:22</text:p>
          </table:table-cell>
          <table:table-cell table:style-name="ce9" table:formula="of:=[.X126]+[.W126]*4/1440" office:value-type="time" office:time-value="PT19H17M43.770444558S" calcext:value-type="time">
            <text:p>19:17:43</text:p>
          </table:table-cell>
          <table:table-cell table:style-name="ce15" table:formula="of:=8*[.W126]" office:value-type="float" office:value="837.353645655947" calcext:value-type="float">
            <text:p>837.353645655947</text:p>
          </table:table-cell>
          <table:table-cell table:style-name="ce3" table:formula="of:=MOD([.E126]*1440+[.V126]+4*[.$B$4]-60*[.$B$5];1440)" office:value-type="float" office:value="730.94731541868" calcext:value-type="float">
            <text:p>730.94731541868</text:p>
          </table:table-cell>
          <table:table-cell table:style-name="ce3" table:formula="of:=IF([.AB126]/4&lt;0;[.AB126]/4+180;[.AB126]/4-180)" office:value-type="float" office:value="2.73682885467002" calcext:value-type="float">
            <text:p>2.73682885467002</text:p>
          </table:table-cell>
          <table:table-cell table:style-name="ce3" table:formula="of:=DEGREES(ACOS(SIN(RADIANS([.$B$3]))*SIN(RADIANS([.T126]))+COS(RADIANS([.$B$3]))*COS(RADIANS([.T126]))*COS(RADIANS([.AC126]))))" office:value-type="float" office:value="33.5642783028852" calcext:value-type="float">
            <text:p>33.5642783028852</text:p>
          </table:table-cell>
          <table:table-cell table:style-name="ce3" table:formula="of:=90-[.AD126]" office:value-type="float" office:value="56.4357216971148" calcext:value-type="float">
            <text:p>56.4357216971148</text:p>
          </table:table-cell>
          <table:table-cell table:style-name="ce3" table:formula="of:=IF([.AE126]&gt;85;0;IF([.AE126]&gt;5;58.1/TAN(RADIANS([.AE126]))-0.07/POWER(TAN(RADIANS([.AE126]));3)+0.000086/POWER(TAN(RADIANS([.AE126]));5);IF([.AE126]&gt;-0.575;1735+[.AE126]*(-518.2+[.AE126]*(103.4+[.AE126]*(-12.79+[.AE126]*0.711)));-20.772/TAN(RADIANS([.AE126])))))/3600" office:value-type="float" office:value="0.0107024780265429" calcext:value-type="float">
            <text:p>0.010702478026543</text:p>
          </table:table-cell>
          <table:table-cell table:style-name="ce3" table:formula="of:=[.AE126]+[.AF126]" office:value-type="float" office:value="56.4464241751414" calcext:value-type="float">
            <text:p>56.4464241751414</text:p>
          </table:table-cell>
          <table:table-cell table:style-name="ce3" table:formula="of:=IF([.AC126]&gt;0;MOD(DEGREES(ACOS(((SIN(RADIANS([.$B$3]))*COS(RADIANS([.AD126])))-SIN(RADIANS([.T126])))/(COS(RADIANS([.$B$3]))*SIN(RADIANS([.AD126])))))+180;360);MOD(540-DEGREES(ACOS(((SIN(RADIANS([.$B$3]))*COS(RADIANS([.AD126])))-SIN(RADIANS([.T126])))/(COS(RADIANS([.$B$3]))*SIN(RADIANS([.AD126])))));360))" office:value-type="float" office:value="184.835150825388" calcext:value-type="float">
            <text:p>184.83515082538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6]+0.1/24" office:value-type="time" office:time-value="PT12H36M00S" calcext:value-type="time">
            <text:p>12:36:00</text:p>
          </table:table-cell>
          <table:table-cell table:style-name="ce11" table:formula="of:=[.D127]+2415018.5+[.E127]-[.$B$5]/24" office:value-type="float" office:value="2451775.98333333" calcext:value-type="float">
            <text:p>2451775.98</text:p>
          </table:table-cell>
          <table:table-cell table:style-name="ce13" table:formula="of:=([.F127]-2451545)/36525" office:value-type="float" office:value="0.00632397900981233" calcext:value-type="float">
            <text:p>0.00632398</text:p>
          </table:table-cell>
          <table:table-cell/>
          <table:table-cell table:style-name="ce3" table:formula="of:=MOD(280.46646+[.G127]*(36000.76983+[.G127]*0.0003032);360)" office:value-type="float" office:value="148.134572754131" calcext:value-type="float">
            <text:p>148.134572754131</text:p>
          </table:table-cell>
          <table:table-cell table:style-name="ce3" table:formula="of:=357.52911+[.G127]*(35999.05029-0.0001537*[.G127])" office:value-type="float" office:value="585.186348400992" calcext:value-type="float">
            <text:p>585.186348400992</text:p>
          </table:table-cell>
          <table:table-cell table:style-name="ce3" table:formula="of:=0.016708634-[.G127]*(0.000042037+0.0000001267*[.G127])" office:value-type="float" office:value="0.0167083681538273" calcext:value-type="float">
            <text:p>0.016708368153827</text:p>
          </table:table-cell>
          <table:table-cell table:style-name="ce3" table:formula="of:=SIN(RADIANS([.J127]))*(1.914602-[.G127]*(0.004817+0.000014*[.G127]))+SIN(RADIANS(2*[.J127]))*(0.019993-0.000101*[.G127])+SIN(RADIANS(3*[.J127]))*0.000289" office:value-type="float" office:value="-1.33841287165469" calcext:value-type="float">
            <text:p>-1.33841287165469</text:p>
          </table:table-cell>
          <table:table-cell table:style-name="ce3" table:formula="of:=[.I127]+[.L127]" office:value-type="float" office:value="146.796159882476" calcext:value-type="float">
            <text:p>146.796159882476</text:p>
          </table:table-cell>
          <table:table-cell table:style-name="ce3" table:formula="of:=[.J127]+[.L127]" office:value-type="float" office:value="583.847935529337" calcext:value-type="float">
            <text:p>583.847935529337</text:p>
          </table:table-cell>
          <table:table-cell table:style-name="ce3" table:formula="of:=(1.000001018*(1-[.K127]*[.K127]))/(1+[.K127]*COS(RADIANS([.N127])))" office:value-type="float" office:value="1.01191517923372" calcext:value-type="float">
            <text:p>1.01191517923372</text:p>
          </table:table-cell>
          <table:table-cell table:style-name="ce3" table:formula="of:=[.M127]-0.00569-0.00478*SIN(RADIANS(125.04-1934.136*[.G127]))" office:value-type="float" office:value="146.786063653545" calcext:value-type="float">
            <text:p>146.786063653545</text:p>
          </table:table-cell>
          <table:table-cell table:style-name="ce3" table:formula="of:=23+(26+((21.448-[.G127]*(46.815+[.G127]*(0.00059-[.G127]*0.001813))))/60)/60" office:value-type="float" office:value="23.4392088730276" calcext:value-type="float">
            <text:p>23.4392088730276</text:p>
          </table:table-cell>
          <table:table-cell table:style-name="ce3" table:formula="of:=[.Q127]+0.00256*COS(RADIANS(125.04-1934.136*[.G127]))" office:value-type="float" office:value="23.4382164803708" calcext:value-type="float">
            <text:p>23.4382164803708</text:p>
          </table:table-cell>
          <table:table-cell table:style-name="ce3" table:formula="of:=DEGREES(ATAN2(COS(RADIANS([.P127]));COS(RADIANS([.R127]))*SIN(RADIANS([.P127]))))" office:value-type="float" office:value="149.00646318851" calcext:value-type="float">
            <text:p>149.00646318851</text:p>
          </table:table-cell>
          <table:table-cell table:style-name="ce3" table:formula="of:=DEGREES(ASIN(SIN(RADIANS([.R127]))*SIN(RADIANS([.P127]))))" office:value-type="float" office:value="12.5845262091912" calcext:value-type="float">
            <text:p>12.5845262091912</text:p>
          </table:table-cell>
          <table:table-cell table:style-name="ce3" table:formula="of:=TAN(RADIANS([.R127]/2))*TAN(RADIANS([.R127]/2))" office:value-type="float" office:value="0.0430304710795674" calcext:value-type="float">
            <text:p>0.043030471079567</text:p>
          </table:table-cell>
          <table:table-cell table:formula="of:=4*DEGREES([.U127]*SIN(2*RADIANS([.I127]))-2*[.K127]*SIN(RADIANS([.J127]))+4*[.K127]*[.U127]*SIN(RADIANS([.J127]))*COS(2*RADIANS([.I127]))-0.5*[.U127]*[.U127]*SIN(4*RADIANS([.I127]))-1.25*[.K127]*[.K127]*SIN(2*RADIANS([.J127])))" office:value-type="float" office:value="-3.52886982513691" calcext:value-type="float">
            <text:p>-3.52886982513691</text:p>
          </table:table-cell>
          <table:table-cell table:style-name="ce3" table:formula="of:=DEGREES(ACOS(COS(RADIANS(90.833))/(COS(RADIANS([.$B$3]))*COS(RADIANS([.T127])))-TAN(RADIANS([.$B$3]))*TAN(RADIANS([.T127]))))" office:value-type="float" office:value="104.667658621367" calcext:value-type="float">
            <text:p>104.667658621367</text:p>
          </table:table-cell>
          <table:table-cell table:style-name="ce9" table:formula="of:=(720-4*[.$B$4]-[.V127]+[.$B$5]*60)/1440" office:value-type="time" office:time-value="PT12H19M03.102589508S" calcext:value-type="time">
            <text:p>12:19:03</text:p>
          </table:table-cell>
          <table:table-cell table:style-name="ce9" table:formula="of:=[.X127]-[.W127]*4/1440" office:value-type="time" office:time-value="PT05H20M22.86452038S" calcext:value-type="time">
            <text:p>5:20:22</text:p>
          </table:table-cell>
          <table:table-cell table:style-name="ce9" table:formula="of:=[.X127]+[.W127]*4/1440" office:value-type="time" office:time-value="PT19H17M43.340658636S" calcext:value-type="time">
            <text:p>19:17:43</text:p>
          </table:table-cell>
          <table:table-cell table:style-name="ce15" table:formula="of:=8*[.W127]" office:value-type="float" office:value="837.34126897094" calcext:value-type="float">
            <text:p>837.34126897094</text:p>
          </table:table-cell>
          <table:table-cell table:style-name="ce3" table:formula="of:=MOD([.E127]*1440+[.V127]+4*[.$B$4]-60*[.$B$5];1440)" office:value-type="float" office:value="736.948290174862" calcext:value-type="float">
            <text:p>736.948290174862</text:p>
          </table:table-cell>
          <table:table-cell table:style-name="ce3" table:formula="of:=IF([.AB127]/4&lt;0;[.AB127]/4+180;[.AB127]/4-180)" office:value-type="float" office:value="4.23707254371556" calcext:value-type="float">
            <text:p>4.23707254371556</text:p>
          </table:table-cell>
          <table:table-cell table:style-name="ce3" table:formula="of:=DEGREES(ACOS(SIN(RADIANS([.$B$3]))*SIN(RADIANS([.T127]))+COS(RADIANS([.$B$3]))*COS(RADIANS([.T127]))*COS(RADIANS([.AC127]))))" office:value-type="float" office:value="33.6772234060663" calcext:value-type="float">
            <text:p>33.6772234060663</text:p>
          </table:table-cell>
          <table:table-cell table:style-name="ce3" table:formula="of:=90-[.AD127]" office:value-type="float" office:value="56.3227765939337" calcext:value-type="float">
            <text:p>56.3227765939337</text:p>
          </table:table-cell>
          <table:table-cell table:style-name="ce3" table:formula="of:=IF([.AE127]&gt;85;0;IF([.AE127]&gt;5;58.1/TAN(RADIANS([.AE127]))-0.07/POWER(TAN(RADIANS([.AE127]));3)+0.000086/POWER(TAN(RADIANS([.AE127]));5);IF([.AE127]&gt;-0.575;1735+[.AE127]*(-518.2+[.AE127]*(103.4+[.AE127]*(-12.79+[.AE127]*0.711)));-20.772/TAN(RADIANS([.AE127])))))/3600" office:value-type="float" office:value="0.0107482844099801" calcext:value-type="float">
            <text:p>0.01074828440998</text:p>
          </table:table-cell>
          <table:table-cell table:style-name="ce3" table:formula="of:=[.AE127]+[.AF127]" office:value-type="float" office:value="56.3335248783437" calcext:value-type="float">
            <text:p>56.3335248783437</text:p>
          </table:table-cell>
          <table:table-cell table:style-name="ce3" table:formula="of:=IF([.AC127]&gt;0;MOD(DEGREES(ACOS(((SIN(RADIANS([.$B$3]))*COS(RADIANS([.AD127])))-SIN(RADIANS([.T127])))/(COS(RADIANS([.$B$3]))*SIN(RADIANS([.AD127])))))+180;360);MOD(540-DEGREES(ACOS(((SIN(RADIANS([.$B$3]))*COS(RADIANS([.AD127])))-SIN(RADIANS([.T127])))/(COS(RADIANS([.$B$3]))*SIN(RADIANS([.AD127])))));360))" office:value-type="float" office:value="187.471853995293" calcext:value-type="float">
            <text:p>187.47185399529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7]+0.1/24" office:value-type="time" office:time-value="PT12H42M00S" calcext:value-type="time">
            <text:p>12:42:00</text:p>
          </table:table-cell>
          <table:table-cell table:style-name="ce11" table:formula="of:=[.D128]+2415018.5+[.E128]-[.$B$5]/24" office:value-type="float" office:value="2451775.9875" calcext:value-type="float">
            <text:p>2451775.99</text:p>
          </table:table-cell>
          <table:table-cell table:style-name="ce13" table:formula="of:=([.F128]-2451545)/36525" office:value-type="float" office:value="0.00632409308693441" calcext:value-type="float">
            <text:p>0.00632409</text:p>
          </table:table-cell>
          <table:table-cell/>
          <table:table-cell table:style-name="ce3" table:formula="of:=MOD(280.46646+[.G128]*(36000.76983+[.G128]*0.0003032);360)" office:value-type="float" office:value="148.138679618346" calcext:value-type="float">
            <text:p>148.138679618346</text:p>
          </table:table-cell>
          <table:table-cell table:style-name="ce3" table:formula="of:=357.52911+[.G128]*(35999.05029-0.0001537*[.G128])" office:value-type="float" office:value="585.190455069046" calcext:value-type="float">
            <text:p>585.190455069046</text:p>
          </table:table-cell>
          <table:table-cell table:style-name="ce3" table:formula="of:=0.016708634-[.G128]*(0.000042037+0.0000001267*[.G128])" office:value-type="float" office:value="0.0167083681490316" calcext:value-type="float">
            <text:p>0.016708368149032</text:p>
          </table:table-cell>
          <table:table-cell table:style-name="ce3" table:formula="of:=SIN(RADIANS([.J128]))*(1.914602-[.G128]*(0.004817+0.000014*[.G128]))+SIN(RADIANS(2*[.J128]))*(0.019993-0.000101*[.G128])+SIN(RADIANS(3*[.J128]))*0.000289" office:value-type="float" office:value="-1.33850956007539" calcext:value-type="float">
            <text:p>-1.33850956007539</text:p>
          </table:table-cell>
          <table:table-cell table:style-name="ce3" table:formula="of:=[.I128]+[.L128]" office:value-type="float" office:value="146.800170058271" calcext:value-type="float">
            <text:p>146.800170058271</text:p>
          </table:table-cell>
          <table:table-cell table:style-name="ce3" table:formula="of:=[.J128]+[.L128]" office:value-type="float" office:value="583.851945508971" calcext:value-type="float">
            <text:p>583.851945508971</text:p>
          </table:table-cell>
          <table:table-cell table:style-name="ce3" table:formula="of:=(1.000001018*(1-[.K128]*[.K128]))/(1+[.K128]*COS(RADIANS([.N128])))" office:value-type="float" office:value="1.01191434947016" calcext:value-type="float">
            <text:p>1.01191434947016</text:p>
          </table:table-cell>
          <table:table-cell table:style-name="ce3" table:formula="of:=[.M128]-0.00569-0.00478*SIN(RADIANS(125.04-1934.136*[.G128]))" office:value-type="float" office:value="146.790073822204" calcext:value-type="float">
            <text:p>146.790073822204</text:p>
          </table:table-cell>
          <table:table-cell table:style-name="ce3" table:formula="of:=23+(26+((21.448-[.G128]*(46.815+[.G128]*(0.00059-[.G128]*0.001813))))/60)/60" office:value-type="float" office:value="23.4392088715442" calcext:value-type="float">
            <text:p>23.4392088715442</text:p>
          </table:table-cell>
          <table:table-cell table:style-name="ce3" table:formula="of:=[.Q128]+0.00256*COS(RADIANS(125.04-1934.136*[.G128]))" office:value-type="float" office:value="23.4382164879747" calcext:value-type="float">
            <text:p>23.4382164879747</text:p>
          </table:table-cell>
          <table:table-cell table:style-name="ce3" table:formula="of:=DEGREES(ATAN2(COS(RADIANS([.P128]));COS(RADIANS([.R128]))*SIN(RADIANS([.P128]))))" office:value-type="float" office:value="149.010325823283" calcext:value-type="float">
            <text:p>149.010325823283</text:p>
          </table:table-cell>
          <table:table-cell table:style-name="ce3" table:formula="of:=DEGREES(ASIN(SIN(RADIANS([.R128]))*SIN(RADIANS([.P128]))))" office:value-type="float" office:value="12.5831588385028" calcext:value-type="float">
            <text:p>12.5831588385028</text:p>
          </table:table-cell>
          <table:table-cell table:style-name="ce3" table:formula="of:=TAN(RADIANS([.R128]/2))*TAN(RADIANS([.R128]/2))" office:value-type="float" office:value="0.043030471108282" calcext:value-type="float">
            <text:p>0.043030471108282</text:p>
          </table:table-cell>
          <table:table-cell table:formula="of:=4*DEGREES([.U128]*SIN(2*RADIANS([.I128]))-2*[.K128]*SIN(RADIANS([.J128]))+4*[.K128]*[.U128]*SIN(RADIANS([.J128]))*COS(2*RADIANS([.I128]))-0.5*[.U128]*[.U128]*SIN(4*RADIANS([.I128]))-1.25*[.K128]*[.K128]*SIN(2*RADIANS([.J128])))" office:value-type="float" office:value="-3.52789493046087" calcext:value-type="float">
            <text:p>-3.52789493046087</text:p>
          </table:table-cell>
          <table:table-cell table:style-name="ce3" table:formula="of:=DEGREES(ACOS(COS(RADIANS(90.833))/(COS(RADIANS([.$B$3]))*COS(RADIANS([.T128])))-TAN(RADIANS([.$B$3]))*TAN(RADIANS([.T128]))))" office:value-type="float" office:value="104.66611149852" calcext:value-type="float">
            <text:p>104.66611149852</text:p>
          </table:table-cell>
          <table:table-cell table:style-name="ce9" table:formula="of:=(720-4*[.$B$4]-[.V128]+[.$B$5]*60)/1440" office:value-type="time" office:time-value="PT12H19M03.044095828S" calcext:value-type="time">
            <text:p>12:19:03</text:p>
          </table:table-cell>
          <table:table-cell table:style-name="ce9" table:formula="of:=[.X128]-[.W128]*4/1440" office:value-type="time" office:time-value="PT05H20M23.177336183S" calcext:value-type="time">
            <text:p>5:20:23</text:p>
          </table:table-cell>
          <table:table-cell table:style-name="ce9" table:formula="of:=[.X128]+[.W128]*4/1440" office:value-type="time" office:time-value="PT19H17M42.910855473S" calcext:value-type="time">
            <text:p>19:17:42</text:p>
          </table:table-cell>
          <table:table-cell table:style-name="ce15" table:formula="of:=8*[.W128]" office:value-type="float" office:value="837.328891988162" calcext:value-type="float">
            <text:p>837.328891988162</text:p>
          </table:table-cell>
          <table:table-cell table:style-name="ce3" table:formula="of:=MOD([.E128]*1440+[.V128]+4*[.$B$4]-60*[.$B$5];1440)" office:value-type="float" office:value="742.949265069538" calcext:value-type="float">
            <text:p>742.949265069538</text:p>
          </table:table-cell>
          <table:table-cell table:style-name="ce3" table:formula="of:=IF([.AB128]/4&lt;0;[.AB128]/4+180;[.AB128]/4-180)" office:value-type="float" office:value="5.73731626738456" calcext:value-type="float">
            <text:p>5.73731626738456</text:p>
          </table:table-cell>
          <table:table-cell table:style-name="ce3" table:formula="of:=DEGREES(ACOS(SIN(RADIANS([.$B$3]))*SIN(RADIANS([.T128]))+COS(RADIANS([.$B$3]))*COS(RADIANS([.T128]))*COS(RADIANS([.AC128]))))" office:value-type="float" office:value="33.8375005247581" calcext:value-type="float">
            <text:p>33.8375005247581</text:p>
          </table:table-cell>
          <table:table-cell table:style-name="ce3" table:formula="of:=90-[.AD128]" office:value-type="float" office:value="56.1624994752419" calcext:value-type="float">
            <text:p>56.1624994752419</text:p>
          </table:table-cell>
          <table:table-cell table:style-name="ce3" table:formula="of:=IF([.AE128]&gt;85;0;IF([.AE128]&gt;5;58.1/TAN(RADIANS([.AE128]))-0.07/POWER(TAN(RADIANS([.AE128]));3)+0.000086/POWER(TAN(RADIANS([.AE128]));5);IF([.AE128]&gt;-0.575;1735+[.AE128]*(-518.2+[.AE128]*(103.4+[.AE128]*(-12.79+[.AE128]*0.711)));-20.772/TAN(RADIANS([.AE128])))))/3600" office:value-type="float" office:value="0.0108134928570301" calcext:value-type="float">
            <text:p>0.01081349285703</text:p>
          </table:table-cell>
          <table:table-cell table:style-name="ce3" table:formula="of:=[.AE128]+[.AF128]" office:value-type="float" office:value="56.1733129680989" calcext:value-type="float">
            <text:p>56.1733129680989</text:p>
          </table:table-cell>
          <table:table-cell table:style-name="ce3" table:formula="of:=IF([.AC128]&gt;0;MOD(DEGREES(ACOS(((SIN(RADIANS([.$B$3]))*COS(RADIANS([.AD128])))-SIN(RADIANS([.T128])))/(COS(RADIANS([.$B$3]))*SIN(RADIANS([.AD128])))))+180;360);MOD(540-DEGREES(ACOS(((SIN(RADIANS([.$B$3]))*COS(RADIANS([.AD128])))-SIN(RADIANS([.T128])))/(COS(RADIANS([.$B$3]))*SIN(RADIANS([.AD128])))));360))" office:value-type="float" office:value="190.091174735679" calcext:value-type="float">
            <text:p>190.09117473567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8]+0.1/24" office:value-type="time" office:time-value="PT12H48M00S" calcext:value-type="time">
            <text:p>12:48:00</text:p>
          </table:table-cell>
          <table:table-cell table:style-name="ce11" table:formula="of:=[.D129]+2415018.5+[.E129]-[.$B$5]/24" office:value-type="float" office:value="2451775.99166667" calcext:value-type="float">
            <text:p>2451775.99</text:p>
          </table:table-cell>
          <table:table-cell table:style-name="ce13" table:formula="of:=([.F129]-2451545)/36525" office:value-type="float" office:value="0.00632420716404374" calcext:value-type="float">
            <text:p>0.00632421</text:p>
          </table:table-cell>
          <table:table-cell/>
          <table:table-cell table:style-name="ce3" table:formula="of:=MOD(280.46646+[.G129]*(36000.76983+[.G129]*0.0003032);360)" office:value-type="float" office:value="148.142786482102" calcext:value-type="float">
            <text:p>148.142786482102</text:p>
          </table:table-cell>
          <table:table-cell table:style-name="ce3" table:formula="of:=357.52911+[.G129]*(35999.05029-0.0001537*[.G129])" office:value-type="float" office:value="585.194561736642" calcext:value-type="float">
            <text:p>585.194561736642</text:p>
          </table:table-cell>
          <table:table-cell table:style-name="ce3" table:formula="of:=0.016708634-[.G129]*(0.000042037+0.0000001267*[.G129])" office:value-type="float" office:value="0.016708368144236" calcext:value-type="float">
            <text:p>0.016708368144236</text:p>
          </table:table-cell>
          <table:table-cell table:style-name="ce3" table:formula="of:=SIN(RADIANS([.J129]))*(1.914602-[.G129]*(0.004817+0.000014*[.G129]))+SIN(RADIANS(2*[.J129]))*(0.019993-0.000101*[.G129])+SIN(RADIANS(3*[.J129]))*0.000289" office:value-type="float" office:value="-1.33860624190871" calcext:value-type="float">
            <text:p>-1.33860624190871</text:p>
          </table:table-cell>
          <table:table-cell table:style-name="ce3" table:formula="of:=[.I129]+[.L129]" office:value-type="float" office:value="146.804180240194" calcext:value-type="float">
            <text:p>146.804180240194</text:p>
          </table:table-cell>
          <table:table-cell table:style-name="ce3" table:formula="of:=[.J129]+[.L129]" office:value-type="float" office:value="583.855955494733" calcext:value-type="float">
            <text:p>583.855955494733</text:p>
          </table:table-cell>
          <table:table-cell table:style-name="ce3" table:formula="of:=(1.000001018*(1-[.K129]*[.K129]))/(1+[.K129]*COS(RADIANS([.N129])))" office:value-type="float" office:value="1.01191351964625" calcext:value-type="float">
            <text:p>1.01191351964625</text:p>
          </table:table-cell>
          <table:table-cell table:style-name="ce3" table:formula="of:=[.M129]-0.00569-0.00478*SIN(RADIANS(125.04-1934.136*[.G129]))" office:value-type="float" office:value="146.794083996991" calcext:value-type="float">
            <text:p>146.794083996991</text:p>
          </table:table-cell>
          <table:table-cell table:style-name="ce3" table:formula="of:=23+(26+((21.448-[.G129]*(46.815+[.G129]*(0.00059-[.G129]*0.001813))))/60)/60" office:value-type="float" office:value="23.4392088700607" calcext:value-type="float">
            <text:p>23.4392088700607</text:p>
          </table:table-cell>
          <table:table-cell table:style-name="ce3" table:formula="of:=[.Q129]+0.00256*COS(RADIANS(125.04-1934.136*[.G129]))" office:value-type="float" office:value="23.4382164955787" calcext:value-type="float">
            <text:p>23.4382164955787</text:p>
          </table:table-cell>
          <table:table-cell table:style-name="ce3" table:formula="of:=DEGREES(ATAN2(COS(RADIANS([.P129]));COS(RADIANS([.R129]))*SIN(RADIANS([.P129]))))" office:value-type="float" office:value="149.014188422805" calcext:value-type="float">
            <text:p>149.014188422805</text:p>
          </table:table-cell>
          <table:table-cell table:style-name="ce3" table:formula="of:=DEGREES(ASIN(SIN(RADIANS([.R129]))*SIN(RADIANS([.P129]))))" office:value-type="float" office:value="12.5817914103567" calcext:value-type="float">
            <text:p>12.5817914103567</text:p>
          </table:table-cell>
          <table:table-cell table:style-name="ce3" table:formula="of:=TAN(RADIANS([.R129]/2))*TAN(RADIANS([.R129]/2))" office:value-type="float" office:value="0.0430304711369967" calcext:value-type="float">
            <text:p>0.043030471136997</text:p>
          </table:table-cell>
          <table:table-cell table:formula="of:=4*DEGREES([.U129]*SIN(2*RADIANS([.I129]))-2*[.K129]*SIN(RADIANS([.J129]))+4*[.K129]*[.U129]*SIN(RADIANS([.J129]))*COS(2*RADIANS([.I129]))-0.5*[.U129]*[.U129]*SIN(4*RADIANS([.I129]))-1.25*[.K129]*[.K129]*SIN(2*RADIANS([.J129])))" office:value-type="float" office:value="-3.52691989752352" calcext:value-type="float">
            <text:p>-3.52691989752352</text:p>
          </table:table-cell>
          <table:table-cell table:style-name="ce3" table:formula="of:=DEGREES(ACOS(COS(RADIANS(90.833))/(COS(RADIANS([.$B$3]))*COS(RADIANS([.T129])))-TAN(RADIANS([.$B$3]))*TAN(RADIANS([.T129]))))" office:value-type="float" office:value="104.664564338804" calcext:value-type="float">
            <text:p>104.664564338804</text:p>
          </table:table-cell>
          <table:table-cell table:style-name="ce9" table:formula="of:=(720-4*[.$B$4]-[.V129]+[.$B$5]*60)/1440" office:value-type="time" office:time-value="PT12H19M02.985593851S" calcext:value-type="time">
            <text:p>12:19:02</text:p>
          </table:table-cell>
          <table:table-cell table:style-name="ce9" table:formula="of:=[.X129]-[.W129]*4/1440" office:value-type="time" office:time-value="PT05H20M23.490152538S" calcext:value-type="time">
            <text:p>5:20:23</text:p>
          </table:table-cell>
          <table:table-cell table:style-name="ce9" table:formula="of:=[.X129]+[.W129]*4/1440" office:value-type="time" office:time-value="PT19H17M42.481035164S" calcext:value-type="time">
            <text:p>19:17:42</text:p>
          </table:table-cell>
          <table:table-cell table:style-name="ce15" table:formula="of:=8*[.W129]" office:value-type="float" office:value="837.316514710435" calcext:value-type="float">
            <text:p>837.316514710435</text:p>
          </table:table-cell>
          <table:table-cell table:style-name="ce3" table:formula="of:=MOD([.E129]*1440+[.V129]+4*[.$B$4]-60*[.$B$5];1440)" office:value-type="float" office:value="748.950240102475" calcext:value-type="float">
            <text:p>748.950240102475</text:p>
          </table:table-cell>
          <table:table-cell table:style-name="ce3" table:formula="of:=IF([.AB129]/4&lt;0;[.AB129]/4+180;[.AB129]/4-180)" office:value-type="float" office:value="7.23756002561888" calcext:value-type="float">
            <text:p>7.23756002561888</text:p>
          </table:table-cell>
          <table:table-cell table:style-name="ce3" table:formula="of:=DEGREES(ACOS(SIN(RADIANS([.$B$3]))*SIN(RADIANS([.T129]))+COS(RADIANS([.$B$3]))*COS(RADIANS([.T129]))*COS(RADIANS([.AC129]))))" office:value-type="float" office:value="34.0444137994587" calcext:value-type="float">
            <text:p>34.0444137994587</text:p>
          </table:table-cell>
          <table:table-cell table:style-name="ce3" table:formula="of:=90-[.AD129]" office:value-type="float" office:value="55.9555862005413" calcext:value-type="float">
            <text:p>55.9555862005413</text:p>
          </table:table-cell>
          <table:table-cell table:style-name="ce3" table:formula="of:=IF([.AE129]&gt;85;0;IF([.AE129]&gt;5;58.1/TAN(RADIANS([.AE129]))-0.07/POWER(TAN(RADIANS([.AE129]));3)+0.000086/POWER(TAN(RADIANS([.AE129]));5);IF([.AE129]&gt;-0.575;1735+[.AE129]*(-518.2+[.AE129]*(103.4+[.AE129]*(-12.79+[.AE129]*0.711)));-20.772/TAN(RADIANS([.AE129])))))/3600" office:value-type="float" office:value="0.010898035932218" calcext:value-type="float">
            <text:p>0.010898035932218</text:p>
          </table:table-cell>
          <table:table-cell table:style-name="ce3" table:formula="of:=[.AE129]+[.AF129]" office:value-type="float" office:value="55.9664842364735" calcext:value-type="float">
            <text:p>55.9664842364735</text:p>
          </table:table-cell>
          <table:table-cell table:style-name="ce3" table:formula="of:=IF([.AC129]&gt;0;MOD(DEGREES(ACOS(((SIN(RADIANS([.$B$3]))*COS(RADIANS([.AD129])))-SIN(RADIANS([.T129])))/(COS(RADIANS([.$B$3]))*SIN(RADIANS([.AD129])))))+180;360);MOD(540-DEGREES(ACOS(((SIN(RADIANS([.$B$3]))*COS(RADIANS([.AD129])))-SIN(RADIANS([.T129])))/(COS(RADIANS([.$B$3]))*SIN(RADIANS([.AD129])))));360))" office:value-type="float" office:value="192.687467228628" calcext:value-type="float">
            <text:p>192.68746722862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29]+0.1/24" office:value-type="time" office:time-value="PT12H54M00S" calcext:value-type="time">
            <text:p>12:54:00</text:p>
          </table:table-cell>
          <table:table-cell table:style-name="ce11" table:formula="of:=[.D130]+2415018.5+[.E130]-[.$B$5]/24" office:value-type="float" office:value="2451775.99583333" calcext:value-type="float">
            <text:p>2451776.00</text:p>
          </table:table-cell>
          <table:table-cell table:style-name="ce13" table:formula="of:=([.F130]-2451545)/36525" office:value-type="float" office:value="0.00632432124116582" calcext:value-type="float">
            <text:p>0.00632432</text:p>
          </table:table-cell>
          <table:table-cell/>
          <table:table-cell table:style-name="ce3" table:formula="of:=MOD(280.46646+[.G130]*(36000.76983+[.G130]*0.0003032);360)" office:value-type="float" office:value="148.146893346318" calcext:value-type="float">
            <text:p>148.146893346318</text:p>
          </table:table-cell>
          <table:table-cell table:style-name="ce3" table:formula="of:=357.52911+[.G130]*(35999.05029-0.0001537*[.G130])" office:value-type="float" office:value="585.198668404696" calcext:value-type="float">
            <text:p>585.198668404696</text:p>
          </table:table-cell>
          <table:table-cell table:style-name="ce3" table:formula="of:=0.016708634-[.G130]*(0.000042037+0.0000001267*[.G130])" office:value-type="float" office:value="0.0167083681394404" calcext:value-type="float">
            <text:p>0.01670836813944</text:p>
          </table:table-cell>
          <table:table-cell table:style-name="ce3" table:formula="of:=SIN(RADIANS([.J130]))*(1.914602-[.G130]*(0.004817+0.000014*[.G130]))+SIN(RADIANS(2*[.J130]))*(0.019993-0.000101*[.G130])+SIN(RADIANS(3*[.J130]))*0.000289" office:value-type="float" office:value="-1.33870291717577" calcext:value-type="float">
            <text:p>-1.33870291717577</text:p>
          </table:table-cell>
          <table:table-cell table:style-name="ce3" table:formula="of:=[.I130]+[.L130]" office:value-type="float" office:value="146.808190429142" calcext:value-type="float">
            <text:p>146.808190429142</text:p>
          </table:table-cell>
          <table:table-cell table:style-name="ce3" table:formula="of:=[.J130]+[.L130]" office:value-type="float" office:value="583.85996548752" calcext:value-type="float">
            <text:p>583.85996548752</text:p>
          </table:table-cell>
          <table:table-cell table:style-name="ce3" table:formula="of:=(1.000001018*(1-[.K130]*[.K130]))/(1+[.K130]*COS(RADIANS([.N130])))" office:value-type="float" office:value="1.01191268976179" calcext:value-type="float">
            <text:p>1.01191268976179</text:p>
          </table:table-cell>
          <table:table-cell table:style-name="ce3" table:formula="of:=[.M130]-0.00569-0.00478*SIN(RADIANS(125.04-1934.136*[.G130]))" office:value-type="float" office:value="146.798094178804" calcext:value-type="float">
            <text:p>146.798094178804</text:p>
          </table:table-cell>
          <table:table-cell table:style-name="ce3" table:formula="of:=23+(26+((21.448-[.G130]*(46.815+[.G130]*(0.00059-[.G130]*0.001813))))/60)/60" office:value-type="float" office:value="23.4392088685772" calcext:value-type="float">
            <text:p>23.4392088685772</text:p>
          </table:table-cell>
          <table:table-cell table:style-name="ce3" table:formula="of:=[.Q130]+0.00256*COS(RADIANS(125.04-1934.136*[.G130]))" office:value-type="float" office:value="23.4382165031827" calcext:value-type="float">
            <text:p>23.4382165031827</text:p>
          </table:table-cell>
          <table:table-cell table:style-name="ce3" table:formula="of:=DEGREES(ATAN2(COS(RADIANS([.P130]));COS(RADIANS([.R130]))*SIN(RADIANS([.P130]))))" office:value-type="float" office:value="149.018050987943" calcext:value-type="float">
            <text:p>149.018050987943</text:p>
          </table:table-cell>
          <table:table-cell table:style-name="ce3" table:formula="of:=DEGREES(ASIN(SIN(RADIANS([.R130]))*SIN(RADIANS([.P130]))))" office:value-type="float" office:value="12.5804239244536" calcext:value-type="float">
            <text:p>12.5804239244536</text:p>
          </table:table-cell>
          <table:table-cell table:style-name="ce3" table:formula="of:=TAN(RADIANS([.R130]/2))*TAN(RADIANS([.R130]/2))" office:value-type="float" office:value="0.0430304711657114" calcext:value-type="float">
            <text:p>0.043030471165712</text:p>
          </table:table-cell>
          <table:table-cell table:formula="of:=4*DEGREES([.U130]*SIN(2*RADIANS([.I130]))-2*[.K130]*SIN(RADIANS([.J130]))+4*[.K130]*[.U130]*SIN(RADIANS([.J130]))*COS(2*RADIANS([.I130]))-0.5*[.U130]*[.U130]*SIN(4*RADIANS([.I130]))-1.25*[.K130]*[.K130]*SIN(2*RADIANS([.J130])))" office:value-type="float" office:value="-3.52594472612162" calcext:value-type="float">
            <text:p>-3.52594472612162</text:p>
          </table:table-cell>
          <table:table-cell table:style-name="ce3" table:formula="of:=DEGREES(ACOS(COS(RADIANS(90.833))/(COS(RADIANS([.$B$3]))*COS(RADIANS([.T130])))-TAN(RADIANS([.$B$3]))*TAN(RADIANS([.T130]))))" office:value-type="float" office:value="104.663017141881" calcext:value-type="float">
            <text:p>104.663017141881</text:p>
          </table:table-cell>
          <table:table-cell table:style-name="ce9" table:formula="of:=(720-4*[.$B$4]-[.V130]+[.$B$5]*60)/1440" office:value-type="time" office:time-value="PT12H19M02.927083567S" calcext:value-type="time">
            <text:p>12:19:02</text:p>
          </table:table-cell>
          <table:table-cell table:style-name="ce9" table:formula="of:=[.X130]-[.W130]*4/1440" office:value-type="time" office:time-value="PT05H20M23.802969516S" calcext:value-type="time">
            <text:p>5:20:23</text:p>
          </table:table-cell>
          <table:table-cell table:style-name="ce9" table:formula="of:=[.X130]+[.W130]*4/1440" office:value-type="time" office:time-value="PT19H17M42.051197619S" calcext:value-type="time">
            <text:p>19:17:42</text:p>
          </table:table-cell>
          <table:table-cell table:style-name="ce15" table:formula="of:=8*[.W130]" office:value-type="float" office:value="837.304137135049" calcext:value-type="float">
            <text:p>837.304137135049</text:p>
          </table:table-cell>
          <table:table-cell table:style-name="ce3" table:formula="of:=MOD([.E130]*1440+[.V130]+4*[.$B$4]-60*[.$B$5];1440)" office:value-type="float" office:value="754.951215273877" calcext:value-type="float">
            <text:p>754.951215273877</text:p>
          </table:table-cell>
          <table:table-cell table:style-name="ce3" table:formula="of:=IF([.AB130]/4&lt;0;[.AB130]/4+180;[.AB130]/4-180)" office:value-type="float" office:value="8.73780381846933" calcext:value-type="float">
            <text:p>8.73780381846933</text:p>
          </table:table-cell>
          <table:table-cell table:style-name="ce3" table:formula="of:=DEGREES(ACOS(SIN(RADIANS([.$B$3]))*SIN(RADIANS([.T130]))+COS(RADIANS([.$B$3]))*COS(RADIANS([.T130]))*COS(RADIANS([.AC130]))))" office:value-type="float" office:value="34.2970833534042" calcext:value-type="float">
            <text:p>34.2970833534042</text:p>
          </table:table-cell>
          <table:table-cell table:style-name="ce3" table:formula="of:=90-[.AD130]" office:value-type="float" office:value="55.7029166465958" calcext:value-type="float">
            <text:p>55.7029166465958</text:p>
          </table:table-cell>
          <table:table-cell table:style-name="ce3" table:formula="of:=IF([.AE130]&gt;85;0;IF([.AE130]&gt;5;58.1/TAN(RADIANS([.AE130]))-0.07/POWER(TAN(RADIANS([.AE130]));3)+0.000086/POWER(TAN(RADIANS([.AE130]));5);IF([.AE130]&gt;-0.575;1735+[.AE130]*(-518.2+[.AE130]*(103.4+[.AE130]*(-12.79+[.AE130]*0.711)));-20.772/TAN(RADIANS([.AE130])))))/3600" office:value-type="float" office:value="0.0110018330784869" calcext:value-type="float">
            <text:p>0.011001833078487</text:p>
          </table:table-cell>
          <table:table-cell table:style-name="ce3" table:formula="of:=[.AE130]+[.AF130]" office:value-type="float" office:value="55.7139184796743" calcext:value-type="float">
            <text:p>55.7139184796743</text:p>
          </table:table-cell>
          <table:table-cell table:style-name="ce3" table:formula="of:=IF([.AC130]&gt;0;MOD(DEGREES(ACOS(((SIN(RADIANS([.$B$3]))*COS(RADIANS([.AD130])))-SIN(RADIANS([.T130])))/(COS(RADIANS([.$B$3]))*SIN(RADIANS([.AD130])))))+180;360);MOD(540-DEGREES(ACOS(((SIN(RADIANS([.$B$3]))*COS(RADIANS([.AD130])))-SIN(RADIANS([.T130])))/(COS(RADIANS([.$B$3]))*SIN(RADIANS([.AD130])))));360))" office:value-type="float" office:value="195.255467183298" calcext:value-type="float">
            <text:p>195.25546718329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0]+0.1/24" office:value-type="time" office:time-value="PT13H00M00S" calcext:value-type="time">
            <text:p>13:00:00</text:p>
          </table:table-cell>
          <table:table-cell table:style-name="ce11" table:formula="of:=[.D131]+2415018.5+[.E131]-[.$B$5]/24" office:value-type="float" office:value="2451776" calcext:value-type="float">
            <text:p>2451776.00</text:p>
          </table:table-cell>
          <table:table-cell table:style-name="ce13" table:formula="of:=([.F131]-2451545)/36525" office:value-type="float" office:value="0.00632443531827515" calcext:value-type="float">
            <text:p>0.00632444</text:p>
          </table:table-cell>
          <table:table-cell/>
          <table:table-cell table:style-name="ce3" table:formula="of:=MOD(280.46646+[.G131]*(36000.76983+[.G131]*0.0003032);360)" office:value-type="float" office:value="148.151000210074" calcext:value-type="float">
            <text:p>148.151000210074</text:p>
          </table:table-cell>
          <table:table-cell table:style-name="ce3" table:formula="of:=357.52911+[.G131]*(35999.05029-0.0001537*[.G131])" office:value-type="float" office:value="585.202775072292" calcext:value-type="float">
            <text:p>585.202775072292</text:p>
          </table:table-cell>
          <table:table-cell table:style-name="ce3" table:formula="of:=0.016708634-[.G131]*(0.000042037+0.0000001267*[.G131])" office:value-type="float" office:value="0.0167083681346447" calcext:value-type="float">
            <text:p>0.016708368134645</text:p>
          </table:table-cell>
          <table:table-cell table:style-name="ce3" table:formula="of:=SIN(RADIANS([.J131]))*(1.914602-[.G131]*(0.004817+0.000014*[.G131]))+SIN(RADIANS(2*[.J131]))*(0.019993-0.000101*[.G131])+SIN(RADIANS(3*[.J131]))*0.000289" office:value-type="float" office:value="-1.33879958585448" calcext:value-type="float">
            <text:p>-1.33879958585448</text:p>
          </table:table-cell>
          <table:table-cell table:style-name="ce3" table:formula="of:=[.I131]+[.L131]" office:value-type="float" office:value="146.81220062422" calcext:value-type="float">
            <text:p>146.81220062422</text:p>
          </table:table-cell>
          <table:table-cell table:style-name="ce3" table:formula="of:=[.J131]+[.L131]" office:value-type="float" office:value="583.863975486437" calcext:value-type="float">
            <text:p>583.863975486437</text:p>
          </table:table-cell>
          <table:table-cell table:style-name="ce3" table:formula="of:=(1.000001018*(1-[.K131]*[.K131]))/(1+[.K131]*COS(RADIANS([.N131])))" office:value-type="float" office:value="1.01191185981699" calcext:value-type="float">
            <text:p>1.01191185981699</text:p>
          </table:table-cell>
          <table:table-cell table:style-name="ce3" table:formula="of:=[.M131]-0.00569-0.00478*SIN(RADIANS(125.04-1934.136*[.G131]))" office:value-type="float" office:value="146.802104366746" calcext:value-type="float">
            <text:p>146.802104366746</text:p>
          </table:table-cell>
          <table:table-cell table:style-name="ce3" table:formula="of:=23+(26+((21.448-[.G131]*(46.815+[.G131]*(0.00059-[.G131]*0.001813))))/60)/60" office:value-type="float" office:value="23.4392088670937" calcext:value-type="float">
            <text:p>23.4392088670937</text:p>
          </table:table-cell>
          <table:table-cell table:style-name="ce3" table:formula="of:=[.Q131]+0.00256*COS(RADIANS(125.04-1934.136*[.G131]))" office:value-type="float" office:value="23.4382165107868" calcext:value-type="float">
            <text:p>23.4382165107868</text:p>
          </table:table-cell>
          <table:table-cell table:style-name="ce3" table:formula="of:=DEGREES(ATAN2(COS(RADIANS([.P131]));COS(RADIANS([.R131]))*SIN(RADIANS([.P131]))))" office:value-type="float" office:value="149.021913517836" calcext:value-type="float">
            <text:p>149.021913517836</text:p>
          </table:table-cell>
          <table:table-cell table:style-name="ce3" table:formula="of:=DEGREES(ASIN(SIN(RADIANS([.R131]))*SIN(RADIANS([.P131]))))" office:value-type="float" office:value="12.5790563811055" calcext:value-type="float">
            <text:p>12.5790563811055</text:p>
          </table:table-cell>
          <table:table-cell table:style-name="ce3" table:formula="of:=TAN(RADIANS([.R131]/2))*TAN(RADIANS([.R131]/2))" office:value-type="float" office:value="0.0430304711944262" calcext:value-type="float">
            <text:p>0.043030471194426</text:p>
          </table:table-cell>
          <table:table-cell table:formula="of:=4*DEGREES([.U131]*SIN(2*RADIANS([.I131]))-2*[.K131]*SIN(RADIANS([.J131]))+4*[.K131]*[.U131]*SIN(RADIANS([.J131]))*COS(2*RADIANS([.I131]))-0.5*[.U131]*[.U131]*SIN(4*RADIANS([.I131]))-1.25*[.K131]*[.K131]*SIN(2*RADIANS([.J131])))" office:value-type="float" office:value="-3.52496941648799" calcext:value-type="float">
            <text:p>-3.52496941648799</text:p>
          </table:table-cell>
          <table:table-cell table:style-name="ce3" table:formula="of:=DEGREES(ACOS(COS(RADIANS(90.833))/(COS(RADIANS([.$B$3]))*COS(RADIANS([.T131])))-TAN(RADIANS([.$B$3]))*TAN(RADIANS([.T131]))))" office:value-type="float" office:value="104.661469908103" calcext:value-type="float">
            <text:p>104.661469908103</text:p>
          </table:table-cell>
          <table:table-cell table:style-name="ce9" table:formula="of:=(720-4*[.$B$4]-[.V131]+[.$B$5]*60)/1440" office:value-type="time" office:time-value="PT12H19M02.868564989S" calcext:value-type="time">
            <text:p>12:19:02</text:p>
          </table:table-cell>
          <table:table-cell table:style-name="ce9" table:formula="of:=[.X131]-[.W131]*4/1440" office:value-type="time" office:time-value="PT05H20M24.115787044S" calcext:value-type="time">
            <text:p>5:20:24</text:p>
          </table:table-cell>
          <table:table-cell table:style-name="ce9" table:formula="of:=[.X131]+[.W131]*4/1440" office:value-type="time" office:time-value="PT19H17M41.621342934S" calcext:value-type="time">
            <text:p>19:17:41</text:p>
          </table:table-cell>
          <table:table-cell table:style-name="ce15" table:formula="of:=8*[.W131]" office:value-type="float" office:value="837.291759264827" calcext:value-type="float">
            <text:p>837.291759264827</text:p>
          </table:table-cell>
          <table:table-cell table:style-name="ce3" table:formula="of:=MOD([.E131]*1440+[.V131]+4*[.$B$4]-60*[.$B$5];1440)" office:value-type="float" office:value="760.952190583511" calcext:value-type="float">
            <text:p>760.952190583511</text:p>
          </table:table-cell>
          <table:table-cell table:style-name="ce3" table:formula="of:=IF([.AB131]/4&lt;0;[.AB131]/4+180;[.AB131]/4-180)" office:value-type="float" office:value="10.2380476458777" calcext:value-type="float">
            <text:p>10.2380476458777</text:p>
          </table:table-cell>
          <table:table-cell table:style-name="ce3" table:formula="of:=DEGREES(ACOS(SIN(RADIANS([.$B$3]))*SIN(RADIANS([.T131]))+COS(RADIANS([.$B$3]))*COS(RADIANS([.T131]))*COS(RADIANS([.AC131]))))" office:value-type="float" office:value="34.5944624731565" calcext:value-type="float">
            <text:p>34.5944624731565</text:p>
          </table:table-cell>
          <table:table-cell table:style-name="ce3" table:formula="of:=90-[.AD131]" office:value-type="float" office:value="55.4055375268435" calcext:value-type="float">
            <text:p>55.4055375268435</text:p>
          </table:table-cell>
          <table:table-cell table:style-name="ce3" table:formula="of:=IF([.AE131]&gt;85;0;IF([.AE131]&gt;5;58.1/TAN(RADIANS([.AE131]))-0.07/POWER(TAN(RADIANS([.AE131]));3)+0.000086/POWER(TAN(RADIANS([.AE131]));5);IF([.AE131]&gt;-0.575;1735+[.AE131]*(-518.2+[.AE131]*(103.4+[.AE131]*(-12.79+[.AE131]*0.711)));-20.772/TAN(RADIANS([.AE131])))))/3600" office:value-type="float" office:value="0.011124795826772" calcext:value-type="float">
            <text:p>0.011124795826772</text:p>
          </table:table-cell>
          <table:table-cell table:style-name="ce3" table:formula="of:=[.AE131]+[.AF131]" office:value-type="float" office:value="55.4166623226703" calcext:value-type="float">
            <text:p>55.4166623226703</text:p>
          </table:table-cell>
          <table:table-cell table:style-name="ce3" table:formula="of:=IF([.AC131]&gt;0;MOD(DEGREES(ACOS(((SIN(RADIANS([.$B$3]))*COS(RADIANS([.AD131])))-SIN(RADIANS([.T131])))/(COS(RADIANS([.$B$3]))*SIN(RADIANS([.AD131])))))+180;360);MOD(540-DEGREES(ACOS(((SIN(RADIANS([.$B$3]))*COS(RADIANS([.AD131])))-SIN(RADIANS([.T131])))/(COS(RADIANS([.$B$3]))*SIN(RADIANS([.AD131])))));360))" office:value-type="float" office:value="197.790362149133" calcext:value-type="float">
            <text:p>197.7903621491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1]+0.1/24" office:value-type="time" office:time-value="PT13H06M00S" calcext:value-type="time">
            <text:p>13:06:00</text:p>
          </table:table-cell>
          <table:table-cell table:style-name="ce11" table:formula="of:=[.D132]+2415018.5+[.E132]-[.$B$5]/24" office:value-type="float" office:value="2451776.00416667" calcext:value-type="float">
            <text:p>2451776.00</text:p>
          </table:table-cell>
          <table:table-cell table:style-name="ce13" table:formula="of:=([.F132]-2451545)/36525" office:value-type="float" office:value="0.00632454939539723" calcext:value-type="float">
            <text:p>0.00632455</text:p>
          </table:table-cell>
          <table:table-cell/>
          <table:table-cell table:style-name="ce3" table:formula="of:=MOD(280.46646+[.G132]*(36000.76983+[.G132]*0.0003032);360)" office:value-type="float" office:value="148.155107074289" calcext:value-type="float">
            <text:p>148.155107074289</text:p>
          </table:table-cell>
          <table:table-cell table:style-name="ce3" table:formula="of:=357.52911+[.G132]*(35999.05029-0.0001537*[.G132])" office:value-type="float" office:value="585.206881740346" calcext:value-type="float">
            <text:p>585.206881740346</text:p>
          </table:table-cell>
          <table:table-cell table:style-name="ce3" table:formula="of:=0.016708634-[.G132]*(0.000042037+0.0000001267*[.G132])" office:value-type="float" office:value="0.0167083681298491" calcext:value-type="float">
            <text:p>0.016708368129849</text:p>
          </table:table-cell>
          <table:table-cell table:style-name="ce3" table:formula="of:=SIN(RADIANS([.J132]))*(1.914602-[.G132]*(0.004817+0.000014*[.G132]))+SIN(RADIANS(2*[.J132]))*(0.019993-0.000101*[.G132])+SIN(RADIANS(3*[.J132]))*0.000289" office:value-type="float" office:value="-1.33889624796594" calcext:value-type="float">
            <text:p>-1.33889624796594</text:p>
          </table:table-cell>
          <table:table-cell table:style-name="ce3" table:formula="of:=[.I132]+[.L132]" office:value-type="float" office:value="146.816210826323" calcext:value-type="float">
            <text:p>146.816210826323</text:p>
          </table:table-cell>
          <table:table-cell table:style-name="ce3" table:formula="of:=[.J132]+[.L132]" office:value-type="float" office:value="583.86798549238" calcext:value-type="float">
            <text:p>583.86798549238</text:p>
          </table:table-cell>
          <table:table-cell table:style-name="ce3" table:formula="of:=(1.000001018*(1-[.K132]*[.K132]))/(1+[.K132]*COS(RADIANS([.N132])))" office:value-type="float" office:value="1.01191102981166" calcext:value-type="float">
            <text:p>1.01191102981166</text:p>
          </table:table-cell>
          <table:table-cell table:style-name="ce3" table:formula="of:=[.M132]-0.00569-0.00478*SIN(RADIANS(125.04-1934.136*[.G132]))" office:value-type="float" office:value="146.806114561715" calcext:value-type="float">
            <text:p>146.806114561715</text:p>
          </table:table-cell>
          <table:table-cell table:style-name="ce3" table:formula="of:=23+(26+((21.448-[.G132]*(46.815+[.G132]*(0.00059-[.G132]*0.001813))))/60)/60" office:value-type="float" office:value="23.4392088656103" calcext:value-type="float">
            <text:p>23.4392088656103</text:p>
          </table:table-cell>
          <table:table-cell table:style-name="ce3" table:formula="of:=[.Q132]+0.00256*COS(RADIANS(125.04-1934.136*[.G132]))" office:value-type="float" office:value="23.4382165183908" calcext:value-type="float">
            <text:p>23.4382165183908</text:p>
          </table:table-cell>
          <table:table-cell table:style-name="ce3" table:formula="of:=DEGREES(ATAN2(COS(RADIANS([.P132]));COS(RADIANS([.R132]))*SIN(RADIANS([.P132]))))" office:value-type="float" office:value="149.025776013352" calcext:value-type="float">
            <text:p>149.025776013352</text:p>
          </table:table-cell>
          <table:table-cell table:style-name="ce3" table:formula="of:=DEGREES(ASIN(SIN(RADIANS([.R132]))*SIN(RADIANS([.P132]))))" office:value-type="float" office:value="12.5776887800132" calcext:value-type="float">
            <text:p>12.5776887800132</text:p>
          </table:table-cell>
          <table:table-cell table:style-name="ce3" table:formula="of:=TAN(RADIANS([.R132]/2))*TAN(RADIANS([.R132]/2))" office:value-type="float" office:value="0.0430304712231411" calcext:value-type="float">
            <text:p>0.043030471223141</text:p>
          </table:table-cell>
          <table:table-cell table:formula="of:=4*DEGREES([.U132]*SIN(2*RADIANS([.I132]))-2*[.K132]*SIN(RADIANS([.J132]))+4*[.K132]*[.U132]*SIN(RADIANS([.J132]))*COS(2*RADIANS([.I132]))-0.5*[.U132]*[.U132]*SIN(4*RADIANS([.I132]))-1.25*[.K132]*[.K132]*SIN(2*RADIANS([.J132])))" office:value-type="float" office:value="-3.52399396841929" calcext:value-type="float">
            <text:p>-3.52399396841929</text:p>
          </table:table-cell>
          <table:table-cell table:style-name="ce3" table:formula="of:=DEGREES(ACOS(COS(RADIANS(90.833))/(COS(RADIANS([.$B$3]))*COS(RADIANS([.T132])))-TAN(RADIANS([.$B$3]))*TAN(RADIANS([.T132]))))" office:value-type="float" office:value="104.659922637132" calcext:value-type="float">
            <text:p>104.659922637132</text:p>
          </table:table-cell>
          <table:table-cell table:style-name="ce9" table:formula="of:=(720-4*[.$B$4]-[.V132]+[.$B$5]*60)/1440" office:value-type="time" office:time-value="PT12H19M02.810038105S" calcext:value-type="time">
            <text:p>12:19:02</text:p>
          </table:table-cell>
          <table:table-cell table:style-name="ce9" table:formula="of:=[.X132]-[.W132]*4/1440" office:value-type="time" office:time-value="PT05H20M24.428605193S" calcext:value-type="time">
            <text:p>5:20:24</text:p>
          </table:table-cell>
          <table:table-cell table:style-name="ce9" table:formula="of:=[.X132]+[.W132]*4/1440" office:value-type="time" office:time-value="PT19H17M41.191471017S" calcext:value-type="time">
            <text:p>19:17:41</text:p>
          </table:table-cell>
          <table:table-cell table:style-name="ce15" table:formula="of:=8*[.W132]" office:value-type="float" office:value="837.279381097057" calcext:value-type="float">
            <text:p>837.279381097057</text:p>
          </table:table-cell>
          <table:table-cell table:style-name="ce3" table:formula="of:=MOD([.E132]*1440+[.V132]+4*[.$B$4]-60*[.$B$5];1440)" office:value-type="float" office:value="766.95316603158" calcext:value-type="float">
            <text:p>766.95316603158</text:p>
          </table:table-cell>
          <table:table-cell table:style-name="ce3" table:formula="of:=IF([.AB132]/4&lt;0;[.AB132]/4+180;[.AB132]/4-180)" office:value-type="float" office:value="11.7382915078949" calcext:value-type="float">
            <text:p>11.7382915078949</text:p>
          </table:table-cell>
          <table:table-cell table:style-name="ce3" table:formula="of:=DEGREES(ACOS(SIN(RADIANS([.$B$3]))*SIN(RADIANS([.T132]))+COS(RADIANS([.$B$3]))*COS(RADIANS([.T132]))*COS(RADIANS([.AC132]))))" office:value-type="float" office:value="34.9353571121559" calcext:value-type="float">
            <text:p>34.9353571121559</text:p>
          </table:table-cell>
          <table:table-cell table:style-name="ce3" table:formula="of:=90-[.AD132]" office:value-type="float" office:value="55.0646428878441" calcext:value-type="float">
            <text:p>55.0646428878441</text:p>
          </table:table-cell>
          <table:table-cell table:style-name="ce3" table:formula="of:=IF([.AE132]&gt;85;0;IF([.AE132]&gt;5;58.1/TAN(RADIANS([.AE132]))-0.07/POWER(TAN(RADIANS([.AE132]));3)+0.000086/POWER(TAN(RADIANS([.AE132]));5);IF([.AE132]&gt;-0.575;1735+[.AE132]*(-518.2+[.AE132]*(103.4+[.AE132]*(-12.79+[.AE132]*0.711)));-20.772/TAN(RADIANS([.AE132])))))/3600" office:value-type="float" office:value="0.0112668337918404" calcext:value-type="float">
            <text:p>0.011266833791841</text:p>
          </table:table-cell>
          <table:table-cell table:style-name="ce3" table:formula="of:=[.AE132]+[.AF132]" office:value-type="float" office:value="55.0759097216359" calcext:value-type="float">
            <text:p>55.0759097216359</text:p>
          </table:table-cell>
          <table:table-cell table:style-name="ce3" table:formula="of:=IF([.AC132]&gt;0;MOD(DEGREES(ACOS(((SIN(RADIANS([.$B$3]))*COS(RADIANS([.AD132])))-SIN(RADIANS([.T132])))/(COS(RADIANS([.$B$3]))*SIN(RADIANS([.AD132])))))+180;360);MOD(540-DEGREES(ACOS(((SIN(RADIANS([.$B$3]))*COS(RADIANS([.AD132])))-SIN(RADIANS([.T132])))/(COS(RADIANS([.$B$3]))*SIN(RADIANS([.AD132])))));360))" office:value-type="float" office:value="200.287845082117" calcext:value-type="float">
            <text:p>200.28784508211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2]+0.1/24" office:value-type="time" office:time-value="PT13H12M00S" calcext:value-type="time">
            <text:p>13:12:00</text:p>
          </table:table-cell>
          <table:table-cell table:style-name="ce11" table:formula="of:=[.D133]+2415018.5+[.E133]-[.$B$5]/24" office:value-type="float" office:value="2451776.00833333" calcext:value-type="float">
            <text:p>2451776.01</text:p>
          </table:table-cell>
          <table:table-cell table:style-name="ce13" table:formula="of:=([.F133]-2451545)/36525" office:value-type="float" office:value="0.00632466347250657" calcext:value-type="float">
            <text:p>0.00632466</text:p>
          </table:table-cell>
          <table:table-cell/>
          <table:table-cell table:style-name="ce3" table:formula="of:=MOD(280.46646+[.G133]*(36000.76983+[.G133]*0.0003032);360)" office:value-type="float" office:value="148.159213938046" calcext:value-type="float">
            <text:p>148.159213938046</text:p>
          </table:table-cell>
          <table:table-cell table:style-name="ce3" table:formula="of:=357.52911+[.G133]*(35999.05029-0.0001537*[.G133])" office:value-type="float" office:value="585.210988407942" calcext:value-type="float">
            <text:p>585.210988407942</text:p>
          </table:table-cell>
          <table:table-cell table:style-name="ce3" table:formula="of:=0.016708634-[.G133]*(0.000042037+0.0000001267*[.G133])" office:value-type="float" office:value="0.0167083681250534" calcext:value-type="float">
            <text:p>0.016708368125054</text:p>
          </table:table-cell>
          <table:table-cell table:style-name="ce3" table:formula="of:=SIN(RADIANS([.J133]))*(1.914602-[.G133]*(0.004817+0.000014*[.G133]))+SIN(RADIANS(2*[.J133]))*(0.019993-0.000101*[.G133])+SIN(RADIANS(3*[.J133]))*0.000289" office:value-type="float" office:value="-1.33899290348804" calcext:value-type="float">
            <text:p>-1.33899290348804</text:p>
          </table:table-cell>
          <table:table-cell table:style-name="ce3" table:formula="of:=[.I133]+[.L133]" office:value-type="float" office:value="146.820221034558" calcext:value-type="float">
            <text:p>146.820221034558</text:p>
          </table:table-cell>
          <table:table-cell table:style-name="ce3" table:formula="of:=[.J133]+[.L133]" office:value-type="float" office:value="583.871995504454" calcext:value-type="float">
            <text:p>583.871995504454</text:p>
          </table:table-cell>
          <table:table-cell table:style-name="ce3" table:formula="of:=(1.000001018*(1-[.K133]*[.K133]))/(1+[.K133]*COS(RADIANS([.N133])))" office:value-type="float" office:value="1.01191019974598" calcext:value-type="float">
            <text:p>1.01191019974598</text:p>
          </table:table-cell>
          <table:table-cell table:style-name="ce3" table:formula="of:=[.M133]-0.00569-0.00478*SIN(RADIANS(125.04-1934.136*[.G133]))" office:value-type="float" office:value="146.810124762814" calcext:value-type="float">
            <text:p>146.810124762814</text:p>
          </table:table-cell>
          <table:table-cell table:style-name="ce3" table:formula="of:=23+(26+((21.448-[.G133]*(46.815+[.G133]*(0.00059-[.G133]*0.001813))))/60)/60" office:value-type="float" office:value="23.4392088641268" calcext:value-type="float">
            <text:p>23.4392088641268</text:p>
          </table:table-cell>
          <table:table-cell table:style-name="ce3" table:formula="of:=[.Q133]+0.00256*COS(RADIANS(125.04-1934.136*[.G133]))" office:value-type="float" office:value="23.4382165259949" calcext:value-type="float">
            <text:p>23.4382165259949</text:p>
          </table:table-cell>
          <table:table-cell table:style-name="ce3" table:formula="of:=DEGREES(ATAN2(COS(RADIANS([.P133]));COS(RADIANS([.R133]))*SIN(RADIANS([.P133]))))" office:value-type="float" office:value="149.029638473631" calcext:value-type="float">
            <text:p>149.029638473631</text:p>
          </table:table-cell>
          <table:table-cell table:style-name="ce3" table:formula="of:=DEGREES(ASIN(SIN(RADIANS([.R133]))*SIN(RADIANS([.P133]))))" office:value-type="float" office:value="12.5763211214887" calcext:value-type="float">
            <text:p>12.5763211214887</text:p>
          </table:table-cell>
          <table:table-cell table:style-name="ce3" table:formula="of:=TAN(RADIANS([.R133]/2))*TAN(RADIANS([.R133]/2))" office:value-type="float" office:value="0.043030471251856" calcext:value-type="float">
            <text:p>0.043030471251856</text:p>
          </table:table-cell>
          <table:table-cell table:formula="of:=4*DEGREES([.U133]*SIN(2*RADIANS([.I133]))-2*[.K133]*SIN(RADIANS([.J133]))+4*[.K133]*[.U133]*SIN(RADIANS([.J133]))*COS(2*RADIANS([.I133]))-0.5*[.U133]*[.U133]*SIN(4*RADIANS([.I133]))-1.25*[.K133]*[.K133]*SIN(2*RADIANS([.J133])))" office:value-type="float" office:value="-3.52301838214832" calcext:value-type="float">
            <text:p>-3.52301838214832</text:p>
          </table:table-cell>
          <table:table-cell table:style-name="ce3" table:formula="of:=DEGREES(ACOS(COS(RADIANS(90.833))/(COS(RADIANS([.$B$3]))*COS(RADIANS([.T133])))-TAN(RADIANS([.$B$3]))*TAN(RADIANS([.T133]))))" office:value-type="float" office:value="104.65837532932" calcext:value-type="float">
            <text:p>104.65837532932</text:p>
          </table:table-cell>
          <table:table-cell table:style-name="ce9" table:formula="of:=(720-4*[.$B$4]-[.V133]+[.$B$5]*60)/1440" office:value-type="time" office:time-value="PT12H19M02.751502929S" calcext:value-type="time">
            <text:p>12:19:02</text:p>
          </table:table-cell>
          <table:table-cell table:style-name="ce9" table:formula="of:=[.X133]-[.W133]*4/1440" office:value-type="time" office:time-value="PT05H20M24.741423892S" calcext:value-type="time">
            <text:p>5:20:24</text:p>
          </table:table-cell>
          <table:table-cell table:style-name="ce9" table:formula="of:=[.X133]+[.W133]*4/1440" office:value-type="time" office:time-value="PT19H17M40.761581966S" calcext:value-type="time">
            <text:p>19:17:40</text:p>
          </table:table-cell>
          <table:table-cell table:style-name="ce15" table:formula="of:=8*[.W133]" office:value-type="float" office:value="837.267002634562" calcext:value-type="float">
            <text:p>837.267002634562</text:p>
          </table:table-cell>
          <table:table-cell table:style-name="ce3" table:formula="of:=MOD([.E133]*1440+[.V133]+4*[.$B$4]-60*[.$B$5];1440)" office:value-type="float" office:value="772.954141617851" calcext:value-type="float">
            <text:p>772.954141617851</text:p>
          </table:table-cell>
          <table:table-cell table:style-name="ce3" table:formula="of:=IF([.AB133]/4&lt;0;[.AB133]/4+180;[.AB133]/4-180)" office:value-type="float" office:value="13.2385354044627" calcext:value-type="float">
            <text:p>13.2385354044627</text:p>
          </table:table-cell>
          <table:table-cell table:style-name="ce3" table:formula="of:=DEGREES(ACOS(SIN(RADIANS([.$B$3]))*SIN(RADIANS([.T133]))+COS(RADIANS([.$B$3]))*COS(RADIANS([.T133]))*COS(RADIANS([.AC133]))))" office:value-type="float" office:value="35.3184469118805" calcext:value-type="float">
            <text:p>35.3184469118805</text:p>
          </table:table-cell>
          <table:table-cell table:style-name="ce3" table:formula="of:=90-[.AD133]" office:value-type="float" office:value="54.6815530881195" calcext:value-type="float">
            <text:p>54.6815530881195</text:p>
          </table:table-cell>
          <table:table-cell table:style-name="ce3" table:formula="of:=IF([.AE133]&gt;85;0;IF([.AE133]&gt;5;58.1/TAN(RADIANS([.AE133]))-0.07/POWER(TAN(RADIANS([.AE133]));3)+0.000086/POWER(TAN(RADIANS([.AE133]));5);IF([.AE133]&gt;-0.575;1735+[.AE133]*(-518.2+[.AE133]*(103.4+[.AE133]*(-12.79+[.AE133]*0.711)));-20.772/TAN(RADIANS([.AE133])))))/3600" office:value-type="float" office:value="0.0114278612541181" calcext:value-type="float">
            <text:p>0.011427861254118</text:p>
          </table:table-cell>
          <table:table-cell table:style-name="ce3" table:formula="of:=[.AE133]+[.AF133]" office:value-type="float" office:value="54.6929809493737" calcext:value-type="float">
            <text:p>54.6929809493737</text:p>
          </table:table-cell>
          <table:table-cell table:style-name="ce3" table:formula="of:=IF([.AC133]&gt;0;MOD(DEGREES(ACOS(((SIN(RADIANS([.$B$3]))*COS(RADIANS([.AD133])))-SIN(RADIANS([.T133])))/(COS(RADIANS([.$B$3]))*SIN(RADIANS([.AD133])))))+180;360);MOD(540-DEGREES(ACOS(((SIN(RADIANS([.$B$3]))*COS(RADIANS([.AD133])))-SIN(RADIANS([.T133])))/(COS(RADIANS([.$B$3]))*SIN(RADIANS([.AD133])))));360))" office:value-type="float" office:value="202.74415046455" calcext:value-type="float">
            <text:p>202.7441504645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3]+0.1/24" office:value-type="time" office:time-value="PT13H18M00S" calcext:value-type="time">
            <text:p>13:18:00</text:p>
          </table:table-cell>
          <table:table-cell table:style-name="ce11" table:formula="of:=[.D134]+2415018.5+[.E134]-[.$B$5]/24" office:value-type="float" office:value="2451776.0125" calcext:value-type="float">
            <text:p>2451776.01</text:p>
          </table:table-cell>
          <table:table-cell table:style-name="ce13" table:formula="of:=([.F134]-2451545)/36525" office:value-type="float" office:value="0.00632477754962865" calcext:value-type="float">
            <text:p>0.00632478</text:p>
          </table:table-cell>
          <table:table-cell/>
          <table:table-cell table:style-name="ce3" table:formula="of:=MOD(280.46646+[.G134]*(36000.76983+[.G134]*0.0003032);360)" office:value-type="float" office:value="148.163320802261" calcext:value-type="float">
            <text:p>148.163320802261</text:p>
          </table:table-cell>
          <table:table-cell table:style-name="ce3" table:formula="of:=357.52911+[.G134]*(35999.05029-0.0001537*[.G134])" office:value-type="float" office:value="585.215095075996" calcext:value-type="float">
            <text:p>585.215095075996</text:p>
          </table:table-cell>
          <table:table-cell table:style-name="ce3" table:formula="of:=0.016708634-[.G134]*(0.000042037+0.0000001267*[.G134])" office:value-type="float" office:value="0.0167083681202578" calcext:value-type="float">
            <text:p>0.016708368120258</text:p>
          </table:table-cell>
          <table:table-cell table:style-name="ce3" table:formula="of:=SIN(RADIANS([.J134]))*(1.914602-[.G134]*(0.004817+0.000014*[.G134]))+SIN(RADIANS(2*[.J134]))*(0.019993-0.000101*[.G134])+SIN(RADIANS(3*[.J134]))*0.000289" office:value-type="float" office:value="-1.33908955244191" calcext:value-type="float">
            <text:p>-1.33908955244191</text:p>
          </table:table-cell>
          <table:table-cell table:style-name="ce3" table:formula="of:=[.I134]+[.L134]" office:value-type="float" office:value="146.824231249819" calcext:value-type="float">
            <text:p>146.824231249819</text:p>
          </table:table-cell>
          <table:table-cell table:style-name="ce3" table:formula="of:=[.J134]+[.L134]" office:value-type="float" office:value="583.876005523554" calcext:value-type="float">
            <text:p>583.876005523554</text:p>
          </table:table-cell>
          <table:table-cell table:style-name="ce3" table:formula="of:=(1.000001018*(1-[.K134]*[.K134]))/(1+[.K134]*COS(RADIANS([.N134])))" office:value-type="float" office:value="1.01190936961978" calcext:value-type="float">
            <text:p>1.01190936961978</text:p>
          </table:table-cell>
          <table:table-cell table:style-name="ce3" table:formula="of:=[.M134]-0.00569-0.00478*SIN(RADIANS(125.04-1934.136*[.G134]))" office:value-type="float" office:value="146.81413497094" calcext:value-type="float">
            <text:p>146.81413497094</text:p>
          </table:table-cell>
          <table:table-cell table:style-name="ce3" table:formula="of:=23+(26+((21.448-[.G134]*(46.815+[.G134]*(0.00059-[.G134]*0.001813))))/60)/60" office:value-type="float" office:value="23.4392088626433" calcext:value-type="float">
            <text:p>23.4392088626433</text:p>
          </table:table-cell>
          <table:table-cell table:style-name="ce3" table:formula="of:=[.Q134]+0.00256*COS(RADIANS(125.04-1934.136*[.G134]))" office:value-type="float" office:value="23.4382165335989" calcext:value-type="float">
            <text:p>23.4382165335989</text:p>
          </table:table-cell>
          <table:table-cell table:style-name="ce3" table:formula="of:=DEGREES(ATAN2(COS(RADIANS([.P134]));COS(RADIANS([.R134]))*SIN(RADIANS([.P134]))))" office:value-type="float" office:value="149.033500899541" calcext:value-type="float">
            <text:p>149.033500899541</text:p>
          </table:table-cell>
          <table:table-cell table:style-name="ce3" table:formula="of:=DEGREES(ASIN(SIN(RADIANS([.R134]))*SIN(RADIANS([.P134]))))" office:value-type="float" office:value="12.5749534052326" calcext:value-type="float">
            <text:p>12.5749534052326</text:p>
          </table:table-cell>
          <table:table-cell table:style-name="ce3" table:formula="of:=TAN(RADIANS([.R134]/2))*TAN(RADIANS([.R134]/2))" office:value-type="float" office:value="0.043030471280571" calcext:value-type="float">
            <text:p>0.043030471280571</text:p>
          </table:table-cell>
          <table:table-cell table:formula="of:=4*DEGREES([.U134]*SIN(2*RADIANS([.I134]))-2*[.K134]*SIN(RADIANS([.J134]))+4*[.K134]*[.U134]*SIN(RADIANS([.J134]))*COS(2*RADIANS([.I134]))-0.5*[.U134]*[.U134]*SIN(4*RADIANS([.I134]))-1.25*[.K134]*[.K134]*SIN(2*RADIANS([.J134])))" office:value-type="float" office:value="-3.52204265747182" calcext:value-type="float">
            <text:p>-3.52204265747182</text:p>
          </table:table-cell>
          <table:table-cell table:style-name="ce3" table:formula="of:=DEGREES(ACOS(COS(RADIANS(90.833))/(COS(RADIANS([.$B$3]))*COS(RADIANS([.T134])))-TAN(RADIANS([.$B$3]))*TAN(RADIANS([.T134]))))" office:value-type="float" office:value="104.656827984329" calcext:value-type="float">
            <text:p>104.656827984329</text:p>
          </table:table-cell>
          <table:table-cell table:style-name="ce9" table:formula="of:=(720-4*[.$B$4]-[.V134]+[.$B$5]*60)/1440" office:value-type="time" office:time-value="PT12H19M02.692959448S" calcext:value-type="time">
            <text:p>12:19:02</text:p>
          </table:table-cell>
          <table:table-cell table:style-name="ce9" table:formula="of:=[.X134]-[.W134]*4/1440" office:value-type="time" office:time-value="PT05H20M25.054243209S" calcext:value-type="time">
            <text:p>5:20:25</text:p>
          </table:table-cell>
          <table:table-cell table:style-name="ce9" table:formula="of:=[.X134]+[.W134]*4/1440" office:value-type="time" office:time-value="PT19H17M40.331675687S" calcext:value-type="time">
            <text:p>19:17:40</text:p>
          </table:table-cell>
          <table:table-cell table:style-name="ce15" table:formula="of:=8*[.W134]" office:value-type="float" office:value="837.254623874633" calcext:value-type="float">
            <text:p>837.254623874633</text:p>
          </table:table-cell>
          <table:table-cell table:style-name="ce3" table:formula="of:=MOD([.E134]*1440+[.V134]+4*[.$B$4]-60*[.$B$5];1440)" office:value-type="float" office:value="778.955117342527" calcext:value-type="float">
            <text:p>778.955117342527</text:p>
          </table:table-cell>
          <table:table-cell table:style-name="ce3" table:formula="of:=IF([.AB134]/4&lt;0;[.AB134]/4+180;[.AB134]/4-180)" office:value-type="float" office:value="14.7387793356318" calcext:value-type="float">
            <text:p>14.7387793356318</text:p>
          </table:table-cell>
          <table:table-cell table:style-name="ce3" table:formula="of:=DEGREES(ACOS(SIN(RADIANS([.$B$3]))*SIN(RADIANS([.T134]))+COS(RADIANS([.$B$3]))*COS(RADIANS([.T134]))*COS(RADIANS([.AC134]))))" office:value-type="float" office:value="35.7423069550205" calcext:value-type="float">
            <text:p>35.7423069550205</text:p>
          </table:table-cell>
          <table:table-cell table:style-name="ce3" table:formula="of:=90-[.AD134]" office:value-type="float" office:value="54.2576930449795" calcext:value-type="float">
            <text:p>54.2576930449795</text:p>
          </table:table-cell>
          <table:table-cell table:style-name="ce3" table:formula="of:=IF([.AE134]&gt;85;0;IF([.AE134]&gt;5;58.1/TAN(RADIANS([.AE134]))-0.07/POWER(TAN(RADIANS([.AE134]));3)+0.000086/POWER(TAN(RADIANS([.AE134]));5);IF([.AE134]&gt;-0.575;1735+[.AE134]*(-518.2+[.AE134]*(103.4+[.AE134]*(-12.79+[.AE134]*0.711)));-20.772/TAN(RADIANS([.AE134])))))/3600" office:value-type="float" office:value="0.0116078041374924" calcext:value-type="float">
            <text:p>0.011607804137493</text:p>
          </table:table-cell>
          <table:table-cell table:style-name="ce3" table:formula="of:=[.AE134]+[.AF134]" office:value-type="float" office:value="54.269300849117" calcext:value-type="float">
            <text:p>54.269300849117</text:p>
          </table:table-cell>
          <table:table-cell table:style-name="ce3" table:formula="of:=IF([.AC134]&gt;0;MOD(DEGREES(ACOS(((SIN(RADIANS([.$B$3]))*COS(RADIANS([.AD134])))-SIN(RADIANS([.T134])))/(COS(RADIANS([.$B$3]))*SIN(RADIANS([.AD134])))))+180;360);MOD(540-DEGREES(ACOS(((SIN(RADIANS([.$B$3]))*COS(RADIANS([.AD134])))-SIN(RADIANS([.T134])))/(COS(RADIANS([.$B$3]))*SIN(RADIANS([.AD134])))));360))" office:value-type="float" office:value="205.156073296723" calcext:value-type="float">
            <text:p>205.15607329672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4]+0.1/24" office:value-type="time" office:time-value="PT13H24M00S" calcext:value-type="time">
            <text:p>13:24:00</text:p>
          </table:table-cell>
          <table:table-cell table:style-name="ce11" table:formula="of:=[.D135]+2415018.5+[.E135]-[.$B$5]/24" office:value-type="float" office:value="2451776.01666667" calcext:value-type="float">
            <text:p>2451776.02</text:p>
          </table:table-cell>
          <table:table-cell table:style-name="ce13" table:formula="of:=([.F135]-2451545)/36525" office:value-type="float" office:value="0.00632489162673798" calcext:value-type="float">
            <text:p>0.00632489</text:p>
          </table:table-cell>
          <table:table-cell/>
          <table:table-cell table:style-name="ce3" table:formula="of:=MOD(280.46646+[.G135]*(36000.76983+[.G135]*0.0003032);360)" office:value-type="float" office:value="148.167427666017" calcext:value-type="float">
            <text:p>148.167427666017</text:p>
          </table:table-cell>
          <table:table-cell table:style-name="ce3" table:formula="of:=357.52911+[.G135]*(35999.05029-0.0001537*[.G135])" office:value-type="float" office:value="585.219201743592" calcext:value-type="float">
            <text:p>585.219201743592</text:p>
          </table:table-cell>
          <table:table-cell table:style-name="ce3" table:formula="of:=0.016708634-[.G135]*(0.000042037+0.0000001267*[.G135])" office:value-type="float" office:value="0.0167083681154621" calcext:value-type="float">
            <text:p>0.016708368115462</text:p>
          </table:table-cell>
          <table:table-cell table:style-name="ce3" table:formula="of:=SIN(RADIANS([.J135]))*(1.914602-[.G135]*(0.004817+0.000014*[.G135]))+SIN(RADIANS(2*[.J135]))*(0.019993-0.000101*[.G135])+SIN(RADIANS(3*[.J135]))*0.000289" office:value-type="float" office:value="-1.33918619480544" calcext:value-type="float">
            <text:p>-1.33918619480544</text:p>
          </table:table-cell>
          <table:table-cell table:style-name="ce3" table:formula="of:=[.I135]+[.L135]" office:value-type="float" office:value="146.828241471212" calcext:value-type="float">
            <text:p>146.828241471212</text:p>
          </table:table-cell>
          <table:table-cell table:style-name="ce3" table:formula="of:=[.J135]+[.L135]" office:value-type="float" office:value="583.880015548786" calcext:value-type="float">
            <text:p>583.880015548786</text:p>
          </table:table-cell>
          <table:table-cell table:style-name="ce3" table:formula="of:=(1.000001018*(1-[.K135]*[.K135]))/(1+[.K135]*COS(RADIANS([.N135])))" office:value-type="float" office:value="1.01190853943325" calcext:value-type="float">
            <text:p>1.01190853943325</text:p>
          </table:table-cell>
          <table:table-cell table:style-name="ce3" table:formula="of:=[.M135]-0.00569-0.00478*SIN(RADIANS(125.04-1934.136*[.G135]))" office:value-type="float" office:value="146.818145185198" calcext:value-type="float">
            <text:p>146.818145185198</text:p>
          </table:table-cell>
          <table:table-cell table:style-name="ce3" table:formula="of:=23+(26+((21.448-[.G135]*(46.815+[.G135]*(0.00059-[.G135]*0.001813))))/60)/60" office:value-type="float" office:value="23.4392088611598" calcext:value-type="float">
            <text:p>23.4392088611598</text:p>
          </table:table-cell>
          <table:table-cell table:style-name="ce3" table:formula="of:=[.Q135]+0.00256*COS(RADIANS(125.04-1934.136*[.G135]))" office:value-type="float" office:value="23.438216541203" calcext:value-type="float">
            <text:p>23.438216541203</text:p>
          </table:table-cell>
          <table:table-cell table:style-name="ce3" table:formula="of:=DEGREES(ATAN2(COS(RADIANS([.P135]));COS(RADIANS([.R135]))*SIN(RADIANS([.P135]))))" office:value-type="float" office:value="149.037363290221" calcext:value-type="float">
            <text:p>149.037363290221</text:p>
          </table:table-cell>
          <table:table-cell table:style-name="ce3" table:formula="of:=DEGREES(ASIN(SIN(RADIANS([.R135]))*SIN(RADIANS([.P135]))))" office:value-type="float" office:value="12.573585631557" calcext:value-type="float">
            <text:p>12.573585631557</text:p>
          </table:table-cell>
          <table:table-cell table:style-name="ce3" table:formula="of:=TAN(RADIANS([.R135]/2))*TAN(RADIANS([.R135]/2))" office:value-type="float" office:value="0.043030471309286" calcext:value-type="float">
            <text:p>0.043030471309286</text:p>
          </table:table-cell>
          <table:table-cell table:formula="of:=4*DEGREES([.U135]*SIN(2*RADIANS([.I135]))-2*[.K135]*SIN(RADIANS([.J135]))+4*[.K135]*[.U135]*SIN(RADIANS([.J135]))*COS(2*RADIANS([.I135]))-0.5*[.U135]*[.U135]*SIN(4*RADIANS([.I135]))-1.25*[.K135]*[.K135]*SIN(2*RADIANS([.J135])))" office:value-type="float" office:value="-3.52106679462261" calcext:value-type="float">
            <text:p>-3.52106679462261</text:p>
          </table:table-cell>
          <table:table-cell table:style-name="ce3" table:formula="of:=DEGREES(ACOS(COS(RADIANS(90.833))/(COS(RADIANS([.$B$3]))*COS(RADIANS([.T135])))-TAN(RADIANS([.$B$3]))*TAN(RADIANS([.T135]))))" office:value-type="float" office:value="104.655280602511" calcext:value-type="float">
            <text:p>104.655280602511</text:p>
          </table:table-cell>
          <table:table-cell table:style-name="ce9" table:formula="of:=(720-4*[.$B$4]-[.V135]+[.$B$5]*60)/1440" office:value-type="time" office:time-value="PT12H19M02.634407677S" calcext:value-type="time">
            <text:p>12:19:02</text:p>
          </table:table-cell>
          <table:table-cell table:style-name="ce9" table:formula="of:=[.X135]-[.W135]*4/1440" office:value-type="time" office:time-value="PT05H20M25.367063075S" calcext:value-type="time">
            <text:p>5:20:25</text:p>
          </table:table-cell>
          <table:table-cell table:style-name="ce9" table:formula="of:=[.X135]+[.W135]*4/1440" office:value-type="time" office:time-value="PT19H17M39.90175228S" calcext:value-type="time">
            <text:p>19:17:39</text:p>
          </table:table-cell>
          <table:table-cell table:style-name="ce15" table:formula="of:=8*[.W135]" office:value-type="float" office:value="837.24224482009" calcext:value-type="float">
            <text:p>837.24224482009</text:p>
          </table:table-cell>
          <table:table-cell table:style-name="ce3" table:formula="of:=MOD([.E135]*1440+[.V135]+4*[.$B$4]-60*[.$B$5];1440)" office:value-type="float" office:value="784.956093205376" calcext:value-type="float">
            <text:p>784.956093205376</text:p>
          </table:table-cell>
          <table:table-cell table:style-name="ce3" table:formula="of:=IF([.AB135]/4&lt;0;[.AB135]/4+180;[.AB135]/4-180)" office:value-type="float" office:value="16.2390233013441" calcext:value-type="float">
            <text:p>16.2390233013441</text:p>
          </table:table-cell>
          <table:table-cell table:style-name="ce3" table:formula="of:=DEGREES(ACOS(SIN(RADIANS([.$B$3]))*SIN(RADIANS([.T135]))+COS(RADIANS([.$B$3]))*COS(RADIANS([.T135]))*COS(RADIANS([.AC135]))))" office:value-type="float" office:value="36.2054295117536" calcext:value-type="float">
            <text:p>36.2054295117536</text:p>
          </table:table-cell>
          <table:table-cell table:style-name="ce3" table:formula="of:=90-[.AD135]" office:value-type="float" office:value="53.7945704882464" calcext:value-type="float">
            <text:p>53.7945704882464</text:p>
          </table:table-cell>
          <table:table-cell table:style-name="ce3" table:formula="of:=IF([.AE135]&gt;85;0;IF([.AE135]&gt;5;58.1/TAN(RADIANS([.AE135]))-0.07/POWER(TAN(RADIANS([.AE135]));3)+0.000086/POWER(TAN(RADIANS([.AE135]));5);IF([.AE135]&gt;-0.575;1735+[.AE135]*(-518.2+[.AE135]*(103.4+[.AE135]*(-12.79+[.AE135]*0.711)));-20.772/TAN(RADIANS([.AE135])))))/3600" office:value-type="float" office:value="0.0118066072078696" calcext:value-type="float">
            <text:p>0.01180660720787</text:p>
          </table:table-cell>
          <table:table-cell table:style-name="ce3" table:formula="of:=[.AE135]+[.AF135]" office:value-type="float" office:value="53.8063770954543" calcext:value-type="float">
            <text:p>53.8063770954543</text:p>
          </table:table-cell>
          <table:table-cell table:style-name="ce3" table:formula="of:=IF([.AC135]&gt;0;MOD(DEGREES(ACOS(((SIN(RADIANS([.$B$3]))*COS(RADIANS([.AD135])))-SIN(RADIANS([.T135])))/(COS(RADIANS([.$B$3]))*SIN(RADIANS([.AD135])))))+180;360);MOD(540-DEGREES(ACOS(((SIN(RADIANS([.$B$3]))*COS(RADIANS([.AD135])))-SIN(RADIANS([.T135])))/(COS(RADIANS([.$B$3]))*SIN(RADIANS([.AD135])))));360))" office:value-type="float" office:value="207.520972145515" calcext:value-type="float">
            <text:p>207.52097214551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5]+0.1/24" office:value-type="time" office:time-value="PT13H30M00S" calcext:value-type="time">
            <text:p>13:30:00</text:p>
          </table:table-cell>
          <table:table-cell table:style-name="ce11" table:formula="of:=[.D136]+2415018.5+[.E136]-[.$B$5]/24" office:value-type="float" office:value="2451776.02083333" calcext:value-type="float">
            <text:p>2451776.02</text:p>
          </table:table-cell>
          <table:table-cell table:style-name="ce13" table:formula="of:=([.F136]-2451545)/36525" office:value-type="float" office:value="0.00632500570386006" calcext:value-type="float">
            <text:p>0.00632501</text:p>
          </table:table-cell>
          <table:table-cell/>
          <table:table-cell table:style-name="ce3" table:formula="of:=MOD(280.46646+[.G136]*(36000.76983+[.G136]*0.0003032);360)" office:value-type="float" office:value="148.171534530233" calcext:value-type="float">
            <text:p>148.171534530233</text:p>
          </table:table-cell>
          <table:table-cell table:style-name="ce3" table:formula="of:=357.52911+[.G136]*(35999.05029-0.0001537*[.G136])" office:value-type="float" office:value="585.223308411646" calcext:value-type="float">
            <text:p>585.223308411646</text:p>
          </table:table-cell>
          <table:table-cell table:style-name="ce3" table:formula="of:=0.016708634-[.G136]*(0.000042037+0.0000001267*[.G136])" office:value-type="float" office:value="0.0167083681106665" calcext:value-type="float">
            <text:p>0.016708368110667</text:p>
          </table:table-cell>
          <table:table-cell table:style-name="ce3" table:formula="of:=SIN(RADIANS([.J136]))*(1.914602-[.G136]*(0.004817+0.000014*[.G136]))+SIN(RADIANS(2*[.J136]))*(0.019993-0.000101*[.G136])+SIN(RADIANS(3*[.J136]))*0.000289" office:value-type="float" office:value="-1.33928283059975" calcext:value-type="float">
            <text:p>-1.33928283059975</text:p>
          </table:table-cell>
          <table:table-cell table:style-name="ce3" table:formula="of:=[.I136]+[.L136]" office:value-type="float" office:value="146.832251699633" calcext:value-type="float">
            <text:p>146.832251699633</text:p>
          </table:table-cell>
          <table:table-cell table:style-name="ce3" table:formula="of:=[.J136]+[.L136]" office:value-type="float" office:value="583.884025581046" calcext:value-type="float">
            <text:p>583.884025581046</text:p>
          </table:table-cell>
          <table:table-cell table:style-name="ce3" table:formula="of:=(1.000001018*(1-[.K136]*[.K136]))/(1+[.K136]*COS(RADIANS([.N136])))" office:value-type="float" office:value="1.01190770918621" calcext:value-type="float">
            <text:p>1.01190770918621</text:p>
          </table:table-cell>
          <table:table-cell table:style-name="ce3" table:formula="of:=[.M136]-0.00569-0.00478*SIN(RADIANS(125.04-1934.136*[.G136]))" office:value-type="float" office:value="146.822155406483" calcext:value-type="float">
            <text:p>146.822155406483</text:p>
          </table:table-cell>
          <table:table-cell table:style-name="ce3" table:formula="of:=23+(26+((21.448-[.G136]*(46.815+[.G136]*(0.00059-[.G136]*0.001813))))/60)/60" office:value-type="float" office:value="23.4392088596763" calcext:value-type="float">
            <text:p>23.4392088596763</text:p>
          </table:table-cell>
          <table:table-cell table:style-name="ce3" table:formula="of:=[.Q136]+0.00256*COS(RADIANS(125.04-1934.136*[.G136]))" office:value-type="float" office:value="23.4382165488071" calcext:value-type="float">
            <text:p>23.4382165488071</text:p>
          </table:table-cell>
          <table:table-cell table:style-name="ce3" table:formula="of:=DEGREES(ATAN2(COS(RADIANS([.P136]));COS(RADIANS([.R136]))*SIN(RADIANS([.P136]))))" office:value-type="float" office:value="149.041225646539" calcext:value-type="float">
            <text:p>149.041225646539</text:p>
          </table:table-cell>
          <table:table-cell table:style-name="ce3" table:formula="of:=DEGREES(ASIN(SIN(RADIANS([.R136]))*SIN(RADIANS([.P136]))))" office:value-type="float" office:value="12.5722178001626" calcext:value-type="float">
            <text:p>12.5722178001626</text:p>
          </table:table-cell>
          <table:table-cell table:style-name="ce3" table:formula="of:=TAN(RADIANS([.R136]/2))*TAN(RADIANS([.R136]/2))" office:value-type="float" office:value="0.0430304713380011" calcext:value-type="float">
            <text:p>0.043030471338001</text:p>
          </table:table-cell>
          <table:table-cell table:formula="of:=4*DEGREES([.U136]*SIN(2*RADIANS([.I136]))-2*[.K136]*SIN(RADIANS([.J136]))+4*[.K136]*[.U136]*SIN(RADIANS([.J136]))*COS(2*RADIANS([.I136]))-0.5*[.U136]*[.U136]*SIN(4*RADIANS([.I136]))-1.25*[.K136]*[.K136]*SIN(2*RADIANS([.J136])))" office:value-type="float" office:value="-3.52009079339731" calcext:value-type="float">
            <text:p>-3.52009079339731</text:p>
          </table:table-cell>
          <table:table-cell table:style-name="ce3" table:formula="of:=DEGREES(ACOS(COS(RADIANS(90.833))/(COS(RADIANS([.$B$3]))*COS(RADIANS([.T136])))-TAN(RADIANS([.$B$3]))*TAN(RADIANS([.T136]))))" office:value-type="float" office:value="104.653733183528" calcext:value-type="float">
            <text:p>104.653733183528</text:p>
          </table:table-cell>
          <table:table-cell table:style-name="ce9" table:formula="of:=(720-4*[.$B$4]-[.V136]+[.$B$5]*60)/1440" office:value-type="time" office:time-value="PT12H19M02.575847604S" calcext:value-type="time">
            <text:p>12:19:02</text:p>
          </table:table-cell>
          <table:table-cell table:style-name="ce9" table:formula="of:=[.X136]-[.W136]*4/1440" office:value-type="time" office:time-value="PT05H20M25.679883557S" calcext:value-type="time">
            <text:p>5:20:25</text:p>
          </table:table-cell>
          <table:table-cell table:style-name="ce9" table:formula="of:=[.X136]+[.W136]*4/1440" office:value-type="time" office:time-value="PT19H17M39.471811651S" calcext:value-type="time">
            <text:p>19:17:39</text:p>
          </table:table-cell>
          <table:table-cell table:style-name="ce15" table:formula="of:=8*[.W136]" office:value-type="float" office:value="837.229865468223" calcext:value-type="float">
            <text:p>837.229865468223</text:p>
          </table:table-cell>
          <table:table-cell table:style-name="ce3" table:formula="of:=MOD([.E136]*1440+[.V136]+4*[.$B$4]-60*[.$B$5];1440)" office:value-type="float" office:value="790.957069206602" calcext:value-type="float">
            <text:p>790.957069206602</text:p>
          </table:table-cell>
          <table:table-cell table:style-name="ce3" table:formula="of:=IF([.AB136]/4&lt;0;[.AB136]/4+180;[.AB136]/4-180)" office:value-type="float" office:value="17.7392673016504" calcext:value-type="float">
            <text:p>17.7392673016504</text:p>
          </table:table-cell>
          <table:table-cell table:style-name="ce3" table:formula="of:=DEGREES(ACOS(SIN(RADIANS([.$B$3]))*SIN(RADIANS([.T136]))+COS(RADIANS([.$B$3]))*COS(RADIANS([.T136]))*COS(RADIANS([.AC136]))))" office:value-type="float" office:value="36.7062451423368" calcext:value-type="float">
            <text:p>36.7062451423368</text:p>
          </table:table-cell>
          <table:table-cell table:style-name="ce3" table:formula="of:=90-[.AD136]" office:value-type="float" office:value="53.2937548576632" calcext:value-type="float">
            <text:p>53.2937548576632</text:p>
          </table:table-cell>
          <table:table-cell table:style-name="ce3" table:formula="of:=IF([.AE136]&gt;85;0;IF([.AE136]&gt;5;58.1/TAN(RADIANS([.AE136]))-0.07/POWER(TAN(RADIANS([.AE136]));3)+0.000086/POWER(TAN(RADIANS([.AE136]));5);IF([.AE136]&gt;-0.575;1735+[.AE136]*(-518.2+[.AE136]*(103.4+[.AE136]*(-12.79+[.AE136]*0.711)));-20.772/TAN(RADIANS([.AE136])))))/3600" office:value-type="float" office:value="0.0120242413500776" calcext:value-type="float">
            <text:p>0.012024241350078</text:p>
          </table:table-cell>
          <table:table-cell table:style-name="ce3" table:formula="of:=[.AE136]+[.AF136]" office:value-type="float" office:value="53.3057790990133" calcext:value-type="float">
            <text:p>53.3057790990133</text:p>
          </table:table-cell>
          <table:table-cell table:style-name="ce3" table:formula="of:=IF([.AC136]&gt;0;MOD(DEGREES(ACOS(((SIN(RADIANS([.$B$3]))*COS(RADIANS([.AD136])))-SIN(RADIANS([.T136])))/(COS(RADIANS([.$B$3]))*SIN(RADIANS([.AD136])))))+180;360);MOD(540-DEGREES(ACOS(((SIN(RADIANS([.$B$3]))*COS(RADIANS([.AD136])))-SIN(RADIANS([.T136])))/(COS(RADIANS([.$B$3]))*SIN(RADIANS([.AD136])))));360))" office:value-type="float" office:value="209.836758093948" calcext:value-type="float">
            <text:p>209.83675809394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6]+0.1/24" office:value-type="time" office:time-value="PT13H36M00S" calcext:value-type="time">
            <text:p>13:36:00</text:p>
          </table:table-cell>
          <table:table-cell table:style-name="ce11" table:formula="of:=[.D137]+2415018.5+[.E137]-[.$B$5]/24" office:value-type="float" office:value="2451776.025" calcext:value-type="float">
            <text:p>2451776.03</text:p>
          </table:table-cell>
          <table:table-cell table:style-name="ce13" table:formula="of:=([.F137]-2451545)/36525" office:value-type="float" office:value="0.00632511978098214" calcext:value-type="float">
            <text:p>0.00632512</text:p>
          </table:table-cell>
          <table:table-cell/>
          <table:table-cell table:style-name="ce3" table:formula="of:=MOD(280.46646+[.G137]*(36000.76983+[.G137]*0.0003032);360)" office:value-type="float" office:value="148.175641394448" calcext:value-type="float">
            <text:p>148.175641394448</text:p>
          </table:table-cell>
          <table:table-cell table:style-name="ce3" table:formula="of:=357.52911+[.G137]*(35999.05029-0.0001537*[.G137])" office:value-type="float" office:value="585.227415079701" calcext:value-type="float">
            <text:p>585.227415079701</text:p>
          </table:table-cell>
          <table:table-cell table:style-name="ce3" table:formula="of:=0.016708634-[.G137]*(0.000042037+0.0000001267*[.G137])" office:value-type="float" office:value="0.0167083681058709" calcext:value-type="float">
            <text:p>0.016708368105871</text:p>
          </table:table-cell>
          <table:table-cell table:style-name="ce3" table:formula="of:=SIN(RADIANS([.J137]))*(1.914602-[.G137]*(0.004817+0.000014*[.G137]))+SIN(RADIANS(2*[.J137]))*(0.019993-0.000101*[.G137])+SIN(RADIANS(3*[.J137]))*0.000289" office:value-type="float" office:value="-1.33937945981352" calcext:value-type="float">
            <text:p>-1.33937945981352</text:p>
          </table:table-cell>
          <table:table-cell table:style-name="ce3" table:formula="of:=[.I137]+[.L137]" office:value-type="float" office:value="146.836261934634" calcext:value-type="float">
            <text:p>146.836261934634</text:p>
          </table:table-cell>
          <table:table-cell table:style-name="ce3" table:formula="of:=[.J137]+[.L137]" office:value-type="float" office:value="583.888035619887" calcext:value-type="float">
            <text:p>583.888035619887</text:p>
          </table:table-cell>
          <table:table-cell table:style-name="ce3" table:formula="of:=(1.000001018*(1-[.K137]*[.K137]))/(1+[.K137]*COS(RADIANS([.N137])))" office:value-type="float" office:value="1.01190687887875" calcext:value-type="float">
            <text:p>1.01190687887875</text:p>
          </table:table-cell>
          <table:table-cell table:style-name="ce3" table:formula="of:=[.M137]-0.00569-0.00478*SIN(RADIANS(125.04-1934.136*[.G137]))" office:value-type="float" office:value="146.82616563435" calcext:value-type="float">
            <text:p>146.82616563435</text:p>
          </table:table-cell>
          <table:table-cell table:style-name="ce3" table:formula="of:=23+(26+((21.448-[.G137]*(46.815+[.G137]*(0.00059-[.G137]*0.001813))))/60)/60" office:value-type="float" office:value="23.4392088581929" calcext:value-type="float">
            <text:p>23.4392088581929</text:p>
          </table:table-cell>
          <table:table-cell table:style-name="ce3" table:formula="of:=[.Q137]+0.00256*COS(RADIANS(125.04-1934.136*[.G137]))" office:value-type="float" office:value="23.4382165564112" calcext:value-type="float">
            <text:p>23.4382165564112</text:p>
          </table:table-cell>
          <table:table-cell table:style-name="ce3" table:formula="of:=DEGREES(ATAN2(COS(RADIANS([.P137]));COS(RADIANS([.R137]))*SIN(RADIANS([.P137]))))" office:value-type="float" office:value="149.045087968066" calcext:value-type="float">
            <text:p>149.045087968066</text:p>
          </table:table-cell>
          <table:table-cell table:style-name="ce3" table:formula="of:=DEGREES(ASIN(SIN(RADIANS([.R137]))*SIN(RADIANS([.P137]))))" office:value-type="float" office:value="12.5708499112086" calcext:value-type="float">
            <text:p>12.5708499112086</text:p>
          </table:table-cell>
          <table:table-cell table:style-name="ce3" table:formula="of:=TAN(RADIANS([.R137]/2))*TAN(RADIANS([.R137]/2))" office:value-type="float" office:value="0.0430304713667163" calcext:value-type="float">
            <text:p>0.043030471366716</text:p>
          </table:table-cell>
          <table:table-cell table:formula="of:=4*DEGREES([.U137]*SIN(2*RADIANS([.I137]))-2*[.K137]*SIN(RADIANS([.J137]))+4*[.K137]*[.U137]*SIN(RADIANS([.J137]))*COS(2*RADIANS([.I137]))-0.5*[.U137]*[.U137]*SIN(4*RADIANS([.I137]))-1.25*[.K137]*[.K137]*SIN(2*RADIANS([.J137])))" office:value-type="float" office:value="-3.51911465391976" calcext:value-type="float">
            <text:p>-3.51911465391976</text:p>
          </table:table-cell>
          <table:table-cell table:style-name="ce3" table:formula="of:=DEGREES(ACOS(COS(RADIANS(90.833))/(COS(RADIANS([.$B$3]))*COS(RADIANS([.T137])))-TAN(RADIANS([.$B$3]))*TAN(RADIANS([.T137]))))" office:value-type="float" office:value="104.652185727559" calcext:value-type="float">
            <text:p>104.652185727559</text:p>
          </table:table-cell>
          <table:table-cell table:style-name="ce9" table:formula="of:=(720-4*[.$B$4]-[.V137]+[.$B$5]*60)/1440" office:value-type="time" office:time-value="PT12H19M02.517279235S" calcext:value-type="time">
            <text:p>12:19:02</text:p>
          </table:table-cell>
          <table:table-cell table:style-name="ce9" table:formula="of:=[.X137]-[.W137]*4/1440" office:value-type="time" office:time-value="PT05H20M25.992704621S" calcext:value-type="time">
            <text:p>5:20:25</text:p>
          </table:table-cell>
          <table:table-cell table:style-name="ce9" table:formula="of:=[.X137]+[.W137]*4/1440" office:value-type="time" office:time-value="PT19H17M39.041853849S" calcext:value-type="time">
            <text:p>19:17:39</text:p>
          </table:table-cell>
          <table:table-cell table:style-name="ce15" table:formula="of:=8*[.W137]" office:value-type="float" office:value="837.217485820472" calcext:value-type="float">
            <text:p>837.217485820472</text:p>
          </table:table-cell>
          <table:table-cell table:style-name="ce3" table:formula="of:=MOD([.E137]*1440+[.V137]+4*[.$B$4]-60*[.$B$5];1440)" office:value-type="float" office:value="796.958045346079" calcext:value-type="float">
            <text:p>796.958045346079</text:p>
          </table:table-cell>
          <table:table-cell table:style-name="ce3" table:formula="of:=IF([.AB137]/4&lt;0;[.AB137]/4+180;[.AB137]/4-180)" office:value-type="float" office:value="19.2395113365198" calcext:value-type="float">
            <text:p>19.2395113365198</text:p>
          </table:table-cell>
          <table:table-cell table:style-name="ce3" table:formula="of:=DEGREES(ACOS(SIN(RADIANS([.$B$3]))*SIN(RADIANS([.T137]))+COS(RADIANS([.$B$3]))*COS(RADIANS([.T137]))*COS(RADIANS([.AC137]))))" office:value-type="float" office:value="37.2431426247854" calcext:value-type="float">
            <text:p>37.2431426247854</text:p>
          </table:table-cell>
          <table:table-cell table:style-name="ce3" table:formula="of:=90-[.AD137]" office:value-type="float" office:value="52.7568573752146" calcext:value-type="float">
            <text:p>52.7568573752146</text:p>
          </table:table-cell>
          <table:table-cell table:style-name="ce3" table:formula="of:=IF([.AE137]&gt;85;0;IF([.AE137]&gt;5;58.1/TAN(RADIANS([.AE137]))-0.07/POWER(TAN(RADIANS([.AE137]));3)+0.000086/POWER(TAN(RADIANS([.AE137]));5);IF([.AE137]&gt;-0.575;1735+[.AE137]*(-518.2+[.AE137]*(103.4+[.AE137]*(-12.79+[.AE137]*0.711)));-20.772/TAN(RADIANS([.AE137])))))/3600" office:value-type="float" office:value="0.0122607108117087" calcext:value-type="float">
            <text:p>0.012260710811709</text:p>
          </table:table-cell>
          <table:table-cell table:style-name="ce3" table:formula="of:=[.AE137]+[.AF137]" office:value-type="float" office:value="52.7691180860263" calcext:value-type="float">
            <text:p>52.7691180860263</text:p>
          </table:table-cell>
          <table:table-cell table:style-name="ce3" table:formula="of:=IF([.AC137]&gt;0;MOD(DEGREES(ACOS(((SIN(RADIANS([.$B$3]))*COS(RADIANS([.AD137])))-SIN(RADIANS([.T137])))/(COS(RADIANS([.$B$3]))*SIN(RADIANS([.AD137])))))+180;360);MOD(540-DEGREES(ACOS(((SIN(RADIANS([.$B$3]))*COS(RADIANS([.AD137])))-SIN(RADIANS([.T137])))/(COS(RADIANS([.$B$3]))*SIN(RADIANS([.AD137])))));360))" office:value-type="float" office:value="212.101871870175" calcext:value-type="float">
            <text:p>212.10187187017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7]+0.1/24" office:value-type="time" office:time-value="PT13H42M00S" calcext:value-type="time">
            <text:p>13:42:00</text:p>
          </table:table-cell>
          <table:table-cell table:style-name="ce11" table:formula="of:=[.D138]+2415018.5+[.E138]-[.$B$5]/24" office:value-type="float" office:value="2451776.02916667" calcext:value-type="float">
            <text:p>2451776.03</text:p>
          </table:table-cell>
          <table:table-cell table:style-name="ce13" table:formula="of:=([.F138]-2451545)/36525" office:value-type="float" office:value="0.00632523385809147" calcext:value-type="float">
            <text:p>0.00632523</text:p>
          </table:table-cell>
          <table:table-cell/>
          <table:table-cell table:style-name="ce3" table:formula="of:=MOD(280.46646+[.G138]*(36000.76983+[.G138]*0.0003032);360)" office:value-type="float" office:value="148.179748258204" calcext:value-type="float">
            <text:p>148.179748258204</text:p>
          </table:table-cell>
          <table:table-cell table:style-name="ce3" table:formula="of:=357.52911+[.G138]*(35999.05029-0.0001537*[.G138])" office:value-type="float" office:value="585.231521747296" calcext:value-type="float">
            <text:p>585.231521747296</text:p>
          </table:table-cell>
          <table:table-cell table:style-name="ce3" table:formula="of:=0.016708634-[.G138]*(0.000042037+0.0000001267*[.G138])" office:value-type="float" office:value="0.0167083681010752" calcext:value-type="float">
            <text:p>0.016708368101075</text:p>
          </table:table-cell>
          <table:table-cell table:style-name="ce3" table:formula="of:=SIN(RADIANS([.J138]))*(1.914602-[.G138]*(0.004817+0.000014*[.G138]))+SIN(RADIANS(2*[.J138]))*(0.019993-0.000101*[.G138])+SIN(RADIANS(3*[.J138]))*0.000289" office:value-type="float" office:value="-1.33947608243547" calcext:value-type="float">
            <text:p>-1.33947608243547</text:p>
          </table:table-cell>
          <table:table-cell table:style-name="ce3" table:formula="of:=[.I138]+[.L138]" office:value-type="float" office:value="146.840272175769" calcext:value-type="float">
            <text:p>146.840272175769</text:p>
          </table:table-cell>
          <table:table-cell table:style-name="ce3" table:formula="of:=[.J138]+[.L138]" office:value-type="float" office:value="583.892045664861" calcext:value-type="float">
            <text:p>583.892045664861</text:p>
          </table:table-cell>
          <table:table-cell table:style-name="ce3" table:formula="of:=(1.000001018*(1-[.K138]*[.K138]))/(1+[.K138]*COS(RADIANS([.N138])))" office:value-type="float" office:value="1.01190604851096" calcext:value-type="float">
            <text:p>1.01190604851096</text:p>
          </table:table-cell>
          <table:table-cell table:style-name="ce3" table:formula="of:=[.M138]-0.00569-0.00478*SIN(RADIANS(125.04-1934.136*[.G138]))" office:value-type="float" office:value="146.830175868349" calcext:value-type="float">
            <text:p>146.830175868349</text:p>
          </table:table-cell>
          <table:table-cell table:style-name="ce3" table:formula="of:=23+(26+((21.448-[.G138]*(46.815+[.G138]*(0.00059-[.G138]*0.001813))))/60)/60" office:value-type="float" office:value="23.4392088567094" calcext:value-type="float">
            <text:p>23.4392088567094</text:p>
          </table:table-cell>
          <table:table-cell table:style-name="ce3" table:formula="of:=[.Q138]+0.00256*COS(RADIANS(125.04-1934.136*[.G138]))" office:value-type="float" office:value="23.4382165640153" calcext:value-type="float">
            <text:p>23.4382165640153</text:p>
          </table:table-cell>
          <table:table-cell table:style-name="ce3" table:formula="of:=DEGREES(ATAN2(COS(RADIANS([.P138]));COS(RADIANS([.R138]))*SIN(RADIANS([.P138]))))" office:value-type="float" office:value="149.048950254375" calcext:value-type="float">
            <text:p>149.048950254375</text:p>
          </table:table-cell>
          <table:table-cell table:style-name="ce3" table:formula="of:=DEGREES(ASIN(SIN(RADIANS([.R138]))*SIN(RADIANS([.P138]))))" office:value-type="float" office:value="12.5694819648542" calcext:value-type="float">
            <text:p>12.5694819648542</text:p>
          </table:table-cell>
          <table:table-cell table:style-name="ce3" table:formula="of:=TAN(RADIANS([.R138]/2))*TAN(RADIANS([.R138]/2))" office:value-type="float" office:value="0.0430304713954314" calcext:value-type="float">
            <text:p>0.043030471395432</text:p>
          </table:table-cell>
          <table:table-cell table:formula="of:=4*DEGREES([.U138]*SIN(2*RADIANS([.I138]))-2*[.K138]*SIN(RADIANS([.J138]))+4*[.K138]*[.U138]*SIN(RADIANS([.J138]))*COS(2*RADIANS([.I138]))-0.5*[.U138]*[.U138]*SIN(4*RADIANS([.I138]))-1.25*[.K138]*[.K138]*SIN(2*RADIANS([.J138])))" office:value-type="float" office:value="-3.51813837631385" calcext:value-type="float">
            <text:p>-3.51813837631385</text:p>
          </table:table-cell>
          <table:table-cell table:style-name="ce3" table:formula="of:=DEGREES(ACOS(COS(RADIANS(90.833))/(COS(RADIANS([.$B$3]))*COS(RADIANS([.T138])))-TAN(RADIANS([.$B$3]))*TAN(RADIANS([.T138]))))" office:value-type="float" office:value="104.650638234784" calcext:value-type="float">
            <text:p>104.650638234784</text:p>
          </table:table-cell>
          <table:table-cell table:style-name="ce9" table:formula="of:=(720-4*[.$B$4]-[.V138]+[.$B$5]*60)/1440" office:value-type="time" office:time-value="PT12H19M02.458702579S" calcext:value-type="time">
            <text:p>12:19:02</text:p>
          </table:table-cell>
          <table:table-cell table:style-name="ce9" table:formula="of:=[.X138]-[.W138]*4/1440" office:value-type="time" office:time-value="PT05H20M26.305526231S" calcext:value-type="time">
            <text:p>5:20:26</text:p>
          </table:table-cell>
          <table:table-cell table:style-name="ce9" table:formula="of:=[.X138]+[.W138]*4/1440" office:value-type="time" office:time-value="PT19H17M38.611878927S" calcext:value-type="time">
            <text:p>19:17:38</text:p>
          </table:table-cell>
          <table:table-cell table:style-name="ce15" table:formula="of:=8*[.W138]" office:value-type="float" office:value="837.205105878276" calcext:value-type="float">
            <text:p>837.205105878276</text:p>
          </table:table-cell>
          <table:table-cell table:style-name="ce3" table:formula="of:=MOD([.E138]*1440+[.V138]+4*[.$B$4]-60*[.$B$5];1440)" office:value-type="float" office:value="802.959021623685" calcext:value-type="float">
            <text:p>802.959021623685</text:p>
          </table:table-cell>
          <table:table-cell table:style-name="ce3" table:formula="of:=IF([.AB138]/4&lt;0;[.AB138]/4+180;[.AB138]/4-180)" office:value-type="float" office:value="20.7397554059213" calcext:value-type="float">
            <text:p>20.7397554059213</text:p>
          </table:table-cell>
          <table:table-cell table:style-name="ce3" table:formula="of:=DEGREES(ACOS(SIN(RADIANS([.$B$3]))*SIN(RADIANS([.T138]))+COS(RADIANS([.$B$3]))*COS(RADIANS([.T138]))*COS(RADIANS([.AC138]))))" office:value-type="float" office:value="37.8144873108642" calcext:value-type="float">
            <text:p>37.8144873108642</text:p>
          </table:table-cell>
          <table:table-cell table:style-name="ce3" table:formula="of:=90-[.AD138]" office:value-type="float" office:value="52.1855126891358" calcext:value-type="float">
            <text:p>52.1855126891358</text:p>
          </table:table-cell>
          <table:table-cell table:style-name="ce3" table:formula="of:=IF([.AE138]&gt;85;0;IF([.AE138]&gt;5;58.1/TAN(RADIANS([.AE138]))-0.07/POWER(TAN(RADIANS([.AE138]));3)+0.000086/POWER(TAN(RADIANS([.AE138]));5);IF([.AE138]&gt;-0.575;1735+[.AE138]*(-518.2+[.AE138]*(103.4+[.AE138]*(-12.79+[.AE138]*0.711)));-20.772/TAN(RADIANS([.AE138])))))/3600" office:value-type="float" office:value="0.0125160603444246" calcext:value-type="float">
            <text:p>0.012516060344425</text:p>
          </table:table-cell>
          <table:table-cell table:style-name="ce3" table:formula="of:=[.AE138]+[.AF138]" office:value-type="float" office:value="52.1980287494802" calcext:value-type="float">
            <text:p>52.1980287494802</text:p>
          </table:table-cell>
          <table:table-cell table:style-name="ce3" table:formula="of:=IF([.AC138]&gt;0;MOD(DEGREES(ACOS(((SIN(RADIANS([.$B$3]))*COS(RADIANS([.AD138])))-SIN(RADIANS([.T138])))/(COS(RADIANS([.$B$3]))*SIN(RADIANS([.AD138])))))+180;360);MOD(540-DEGREES(ACOS(((SIN(RADIANS([.$B$3]))*COS(RADIANS([.AD138])))-SIN(RADIANS([.T138])))/(COS(RADIANS([.$B$3]))*SIN(RADIANS([.AD138])))));360))" office:value-type="float" office:value="214.315251643474" calcext:value-type="float">
            <text:p>214.31525164347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8]+0.1/24" office:value-type="time" office:time-value="PT13H48M00S" calcext:value-type="time">
            <text:p>13:48:00</text:p>
          </table:table-cell>
          <table:table-cell table:style-name="ce11" table:formula="of:=[.D139]+2415018.5+[.E139]-[.$B$5]/24" office:value-type="float" office:value="2451776.03333333" calcext:value-type="float">
            <text:p>2451776.03</text:p>
          </table:table-cell>
          <table:table-cell table:style-name="ce13" table:formula="of:=([.F139]-2451545)/36525" office:value-type="float" office:value="0.00632534793521355" calcext:value-type="float">
            <text:p>0.00632535</text:p>
          </table:table-cell>
          <table:table-cell/>
          <table:table-cell table:style-name="ce3" table:formula="of:=MOD(280.46646+[.G139]*(36000.76983+[.G139]*0.0003032);360)" office:value-type="float" office:value="148.18385512242" calcext:value-type="float">
            <text:p>148.18385512242</text:p>
          </table:table-cell>
          <table:table-cell table:style-name="ce3" table:formula="of:=357.52911+[.G139]*(35999.05029-0.0001537*[.G139])" office:value-type="float" office:value="585.235628415351" calcext:value-type="float">
            <text:p>585.235628415351</text:p>
          </table:table-cell>
          <table:table-cell table:style-name="ce3" table:formula="of:=0.016708634-[.G139]*(0.000042037+0.0000001267*[.G139])" office:value-type="float" office:value="0.0167083680962796" calcext:value-type="float">
            <text:p>0.01670836809628</text:p>
          </table:table-cell>
          <table:table-cell table:style-name="ce3" table:formula="of:=SIN(RADIANS([.J139]))*(1.914602-[.G139]*(0.004817+0.000014*[.G139]))+SIN(RADIANS(2*[.J139]))*(0.019993-0.000101*[.G139])+SIN(RADIANS(3*[.J139]))*0.000289" office:value-type="float" office:value="-1.33957269848671" calcext:value-type="float">
            <text:p>-1.33957269848671</text:p>
          </table:table-cell>
          <table:table-cell table:style-name="ce3" table:formula="of:=[.I139]+[.L139]" office:value-type="float" office:value="146.844282423933" calcext:value-type="float">
            <text:p>146.844282423933</text:p>
          </table:table-cell>
          <table:table-cell table:style-name="ce3" table:formula="of:=[.J139]+[.L139]" office:value-type="float" office:value="583.896055716864" calcext:value-type="float">
            <text:p>583.896055716864</text:p>
          </table:table-cell>
          <table:table-cell table:style-name="ce3" table:formula="of:=(1.000001018*(1-[.K139]*[.K139]))/(1+[.K139]*COS(RADIANS([.N139])))" office:value-type="float" office:value="1.01190521808268" calcext:value-type="float">
            <text:p>1.01190521808268</text:p>
          </table:table-cell>
          <table:table-cell table:style-name="ce3" table:formula="of:=[.M139]-0.00569-0.00478*SIN(RADIANS(125.04-1934.136*[.G139]))" office:value-type="float" office:value="146.834186109379" calcext:value-type="float">
            <text:p>146.834186109379</text:p>
          </table:table-cell>
          <table:table-cell table:style-name="ce3" table:formula="of:=23+(26+((21.448-[.G139]*(46.815+[.G139]*(0.00059-[.G139]*0.001813))))/60)/60" office:value-type="float" office:value="23.4392088552259" calcext:value-type="float">
            <text:p>23.4392088552259</text:p>
          </table:table-cell>
          <table:table-cell table:style-name="ce3" table:formula="of:=[.Q139]+0.00256*COS(RADIANS(125.04-1934.136*[.G139]))" office:value-type="float" office:value="23.4382165716195" calcext:value-type="float">
            <text:p>23.4382165716195</text:p>
          </table:table-cell>
          <table:table-cell table:style-name="ce3" table:formula="of:=DEGREES(ATAN2(COS(RADIANS([.P139]));COS(RADIANS([.R139]))*SIN(RADIANS([.P139]))))" office:value-type="float" office:value="149.052812506332" calcext:value-type="float">
            <text:p>149.052812506332</text:p>
          </table:table-cell>
          <table:table-cell table:style-name="ce3" table:formula="of:=DEGREES(ASIN(SIN(RADIANS([.R139]))*SIN(RADIANS([.P139]))))" office:value-type="float" office:value="12.5681139608001" calcext:value-type="float">
            <text:p>12.5681139608001</text:p>
          </table:table-cell>
          <table:table-cell table:style-name="ce3" table:formula="of:=TAN(RADIANS([.R139]/2))*TAN(RADIANS([.R139]/2))" office:value-type="float" office:value="0.0430304714241467" calcext:value-type="float">
            <text:p>0.043030471424147</text:p>
          </table:table-cell>
          <table:table-cell table:formula="of:=4*DEGREES([.U139]*SIN(2*RADIANS([.I139]))-2*[.K139]*SIN(RADIANS([.J139]))+4*[.K139]*[.U139]*SIN(RADIANS([.J139]))*COS(2*RADIANS([.I139]))-0.5*[.U139]*[.U139]*SIN(4*RADIANS([.I139]))-1.25*[.K139]*[.K139]*SIN(2*RADIANS([.J139])))" office:value-type="float" office:value="-3.51716196037611" calcext:value-type="float">
            <text:p>-3.51716196037611</text:p>
          </table:table-cell>
          <table:table-cell table:style-name="ce3" table:formula="of:=DEGREES(ACOS(COS(RADIANS(90.833))/(COS(RADIANS([.$B$3]))*COS(RADIANS([.T139])))-TAN(RADIANS([.$B$3]))*TAN(RADIANS([.T139]))))" office:value-type="float" office:value="104.649090704865" calcext:value-type="float">
            <text:p>104.649090704865</text:p>
          </table:table-cell>
          <table:table-cell table:style-name="ce9" table:formula="of:=(720-4*[.$B$4]-[.V139]+[.$B$5]*60)/1440" office:value-type="time" office:time-value="PT12H19M02.400117623S" calcext:value-type="time">
            <text:p>12:19:02</text:p>
          </table:table-cell>
          <table:table-cell table:style-name="ce9" table:formula="of:=[.X139]-[.W139]*4/1440" office:value-type="time" office:time-value="PT05H20M26.618348455S" calcext:value-type="time">
            <text:p>5:20:26</text:p>
          </table:table-cell>
          <table:table-cell table:style-name="ce9" table:formula="of:=[.X139]+[.W139]*4/1440" office:value-type="time" office:time-value="PT19H17M38.18188679S" calcext:value-type="time">
            <text:p>19:17:38</text:p>
          </table:table-cell>
          <table:table-cell table:style-name="ce15" table:formula="of:=8*[.W139]" office:value-type="float" office:value="837.192725638923" calcext:value-type="float">
            <text:p>837.192725638923</text:p>
          </table:table-cell>
          <table:table-cell table:style-name="ce3" table:formula="of:=MOD([.E139]*1440+[.V139]+4*[.$B$4]-60*[.$B$5];1440)" office:value-type="float" office:value="808.959998039623" calcext:value-type="float">
            <text:p>808.959998039623</text:p>
          </table:table-cell>
          <table:table-cell table:style-name="ce3" table:formula="of:=IF([.AB139]/4&lt;0;[.AB139]/4+180;[.AB139]/4-180)" office:value-type="float" office:value="22.2399995099057" calcext:value-type="float">
            <text:p>22.2399995099057</text:p>
          </table:table-cell>
          <table:table-cell table:style-name="ce3" table:formula="of:=DEGREES(ACOS(SIN(RADIANS([.$B$3]))*SIN(RADIANS([.T139]))+COS(RADIANS([.$B$3]))*COS(RADIANS([.T139]))*COS(RADIANS([.AC139]))))" office:value-type="float" office:value="38.4186376337105" calcext:value-type="float">
            <text:p>38.4186376337105</text:p>
          </table:table-cell>
          <table:table-cell table:style-name="ce3" table:formula="of:=90-[.AD139]" office:value-type="float" office:value="51.5813623662895" calcext:value-type="float">
            <text:p>51.5813623662895</text:p>
          </table:table-cell>
          <table:table-cell table:style-name="ce3" table:formula="of:=IF([.AE139]&gt;85;0;IF([.AE139]&gt;5;58.1/TAN(RADIANS([.AE139]))-0.07/POWER(TAN(RADIANS([.AE139]));3)+0.000086/POWER(TAN(RADIANS([.AE139]));5);IF([.AE139]&gt;-0.575;1735+[.AE139]*(-518.2+[.AE139]*(103.4+[.AE139]*(-12.79+[.AE139]*0.711)));-20.772/TAN(RADIANS([.AE139])))))/3600" office:value-type="float" office:value="0.0127903822095848" calcext:value-type="float">
            <text:p>0.012790382209585</text:p>
          </table:table-cell>
          <table:table-cell table:style-name="ce3" table:formula="of:=[.AE139]+[.AF139]" office:value-type="float" office:value="51.5941527484991" calcext:value-type="float">
            <text:p>51.5941527484991</text:p>
          </table:table-cell>
          <table:table-cell table:style-name="ce3" table:formula="of:=IF([.AC139]&gt;0;MOD(DEGREES(ACOS(((SIN(RADIANS([.$B$3]))*COS(RADIANS([.AD139])))-SIN(RADIANS([.T139])))/(COS(RADIANS([.$B$3]))*SIN(RADIANS([.AD139])))))+180;360);MOD(540-DEGREES(ACOS(((SIN(RADIANS([.$B$3]))*COS(RADIANS([.AD139])))-SIN(RADIANS([.T139])))/(COS(RADIANS([.$B$3]))*SIN(RADIANS([.AD139])))));360))" office:value-type="float" office:value="216.476293992048" calcext:value-type="float">
            <text:p>216.47629399204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39]+0.1/24" office:value-type="time" office:time-value="PT13H54M00S" calcext:value-type="time">
            <text:p>13:54:00</text:p>
          </table:table-cell>
          <table:table-cell table:style-name="ce11" table:formula="of:=[.D140]+2415018.5+[.E140]-[.$B$5]/24" office:value-type="float" office:value="2451776.0375" calcext:value-type="float">
            <text:p>2451776.04</text:p>
          </table:table-cell>
          <table:table-cell table:style-name="ce13" table:formula="of:=([.F140]-2451545)/36525" office:value-type="float" office:value="0.00632546201232288" calcext:value-type="float">
            <text:p>0.00632546</text:p>
          </table:table-cell>
          <table:table-cell/>
          <table:table-cell table:style-name="ce3" table:formula="of:=MOD(280.46646+[.G140]*(36000.76983+[.G140]*0.0003032);360)" office:value-type="float" office:value="148.187961986176" calcext:value-type="float">
            <text:p>148.187961986176</text:p>
          </table:table-cell>
          <table:table-cell table:style-name="ce3" table:formula="of:=357.52911+[.G140]*(35999.05029-0.0001537*[.G140])" office:value-type="float" office:value="585.239735082946" calcext:value-type="float">
            <text:p>585.239735082946</text:p>
          </table:table-cell>
          <table:table-cell table:style-name="ce3" table:formula="of:=0.016708634-[.G140]*(0.000042037+0.0000001267*[.G140])" office:value-type="float" office:value="0.0167083680914839" calcext:value-type="float">
            <text:p>0.016708368091484</text:p>
          </table:table-cell>
          <table:table-cell table:style-name="ce3" table:formula="of:=SIN(RADIANS([.J140]))*(1.914602-[.G140]*(0.004817+0.000014*[.G140]))+SIN(RADIANS(2*[.J140]))*(0.019993-0.000101*[.G140])+SIN(RADIANS(3*[.J140]))*0.000289" office:value-type="float" office:value="-1.33966930794513" calcext:value-type="float">
            <text:p>-1.33966930794513</text:p>
          </table:table-cell>
          <table:table-cell table:style-name="ce3" table:formula="of:=[.I140]+[.L140]" office:value-type="float" office:value="146.848292678231" calcext:value-type="float">
            <text:p>146.848292678231</text:p>
          </table:table-cell>
          <table:table-cell table:style-name="ce3" table:formula="of:=[.J140]+[.L140]" office:value-type="float" office:value="583.900065775001" calcext:value-type="float">
            <text:p>583.900065775001</text:p>
          </table:table-cell>
          <table:table-cell table:style-name="ce3" table:formula="of:=(1.000001018*(1-[.K140]*[.K140]))/(1+[.K140]*COS(RADIANS([.N140])))" office:value-type="float" office:value="1.01190438759408" calcext:value-type="float">
            <text:p>1.01190438759408</text:p>
          </table:table-cell>
          <table:table-cell table:style-name="ce3" table:formula="of:=[.M140]-0.00569-0.00478*SIN(RADIANS(125.04-1934.136*[.G140]))" office:value-type="float" office:value="146.838196356542" calcext:value-type="float">
            <text:p>146.838196356542</text:p>
          </table:table-cell>
          <table:table-cell table:style-name="ce3" table:formula="of:=23+(26+((21.448-[.G140]*(46.815+[.G140]*(0.00059-[.G140]*0.001813))))/60)/60" office:value-type="float" office:value="23.4392088537424" calcext:value-type="float">
            <text:p>23.4392088537424</text:p>
          </table:table-cell>
          <table:table-cell table:style-name="ce3" table:formula="of:=[.Q140]+0.00256*COS(RADIANS(125.04-1934.136*[.G140]))" office:value-type="float" office:value="23.4382165792236" calcext:value-type="float">
            <text:p>23.4382165792236</text:p>
          </table:table-cell>
          <table:table-cell table:style-name="ce3" table:formula="of:=DEGREES(ATAN2(COS(RADIANS([.P140]));COS(RADIANS([.R140]))*SIN(RADIANS([.P140]))))" office:value-type="float" office:value="149.056674723078" calcext:value-type="float">
            <text:p>149.056674723078</text:p>
          </table:table-cell>
          <table:table-cell table:style-name="ce3" table:formula="of:=DEGREES(ASIN(SIN(RADIANS([.R140]))*SIN(RADIANS([.P140]))))" office:value-type="float" office:value="12.5667458993583" calcext:value-type="float">
            <text:p>12.5667458993583</text:p>
          </table:table-cell>
          <table:table-cell table:style-name="ce3" table:formula="of:=TAN(RADIANS([.R140]/2))*TAN(RADIANS([.R140]/2))" office:value-type="float" office:value="0.043030471452862" calcext:value-type="float">
            <text:p>0.043030471452862</text:p>
          </table:table-cell>
          <table:table-cell table:formula="of:=4*DEGREES([.U140]*SIN(2*RADIANS([.I140]))-2*[.K140]*SIN(RADIANS([.J140]))+4*[.K140]*[.U140]*SIN(RADIANS([.J140]))*COS(2*RADIANS([.I140]))-0.5*[.U140]*[.U140]*SIN(4*RADIANS([.I140]))-1.25*[.K140]*[.K140]*SIN(2*RADIANS([.J140])))" office:value-type="float" office:value="-3.51618540633958" calcext:value-type="float">
            <text:p>-3.51618540633958</text:p>
          </table:table-cell>
          <table:table-cell table:style-name="ce3" table:formula="of:=DEGREES(ACOS(COS(RADIANS(90.833))/(COS(RADIANS([.$B$3]))*COS(RADIANS([.T140])))-TAN(RADIANS([.$B$3]))*TAN(RADIANS([.T140]))))" office:value-type="float" office:value="104.647543138155" calcext:value-type="float">
            <text:p>104.647543138155</text:p>
          </table:table-cell>
          <table:table-cell table:style-name="ce9" table:formula="of:=(720-4*[.$B$4]-[.V140]+[.$B$5]*60)/1440" office:value-type="time" office:time-value="PT12H19M02.34152438S" calcext:value-type="time">
            <text:p>12:19:02</text:p>
          </table:table-cell>
          <table:table-cell table:style-name="ce9" table:formula="of:=[.X140]-[.W140]*4/1440" office:value-type="time" office:time-value="PT05H20M26.931171223S" calcext:value-type="time">
            <text:p>5:20:26</text:p>
          </table:table-cell>
          <table:table-cell table:style-name="ce9" table:formula="of:=[.X140]+[.W140]*4/1440" office:value-type="time" office:time-value="PT19H17M37.751877537S" calcext:value-type="time">
            <text:p>19:17:37</text:p>
          </table:table-cell>
          <table:table-cell table:style-name="ce15" table:formula="of:=8*[.W140]" office:value-type="float" office:value="837.180345105238" calcext:value-type="float">
            <text:p>837.180345105238</text:p>
          </table:table-cell>
          <table:table-cell table:style-name="ce3" table:formula="of:=MOD([.E140]*1440+[.V140]+4*[.$B$4]-60*[.$B$5];1440)" office:value-type="float" office:value="814.960974593659" calcext:value-type="float">
            <text:p>814.960974593659</text:p>
          </table:table-cell>
          <table:table-cell table:style-name="ce3" table:formula="of:=IF([.AB140]/4&lt;0;[.AB140]/4+180;[.AB140]/4-180)" office:value-type="float" office:value="23.7402436484148" calcext:value-type="float">
            <text:p>23.7402436484148</text:p>
          </table:table-cell>
          <table:table-cell table:style-name="ce3" table:formula="of:=DEGREES(ACOS(SIN(RADIANS([.$B$3]))*SIN(RADIANS([.T140]))+COS(RADIANS([.$B$3]))*COS(RADIANS([.T140]))*COS(RADIANS([.AC140]))))" office:value-type="float" office:value="39.053959607067" calcext:value-type="float">
            <text:p>39.053959607067</text:p>
          </table:table-cell>
          <table:table-cell table:style-name="ce3" table:formula="of:=90-[.AD140]" office:value-type="float" office:value="50.946040392933" calcext:value-type="float">
            <text:p>50.946040392933</text:p>
          </table:table-cell>
          <table:table-cell table:style-name="ce3" table:formula="of:=IF([.AE140]&gt;85;0;IF([.AE140]&gt;5;58.1/TAN(RADIANS([.AE140]))-0.07/POWER(TAN(RADIANS([.AE140]));3)+0.000086/POWER(TAN(RADIANS([.AE140]));5);IF([.AE140]&gt;-0.575;1735+[.AE140]*(-518.2+[.AE140]*(103.4+[.AE140]*(-12.79+[.AE140]*0.711)));-20.772/TAN(RADIANS([.AE140])))))/3600" office:value-type="float" office:value="0.0130838230518332" calcext:value-type="float">
            <text:p>0.013083823051833</text:p>
          </table:table-cell>
          <table:table-cell table:style-name="ce3" table:formula="of:=[.AE140]+[.AF140]" office:value-type="float" office:value="50.9591242159849" calcext:value-type="float">
            <text:p>50.9591242159849</text:p>
          </table:table-cell>
          <table:table-cell table:style-name="ce3" table:formula="of:=IF([.AC140]&gt;0;MOD(DEGREES(ACOS(((SIN(RADIANS([.$B$3]))*COS(RADIANS([.AD140])))-SIN(RADIANS([.T140])))/(COS(RADIANS([.$B$3]))*SIN(RADIANS([.AD140])))))+180;360);MOD(540-DEGREES(ACOS(((SIN(RADIANS([.$B$3]))*COS(RADIANS([.AD140])))-SIN(RADIANS([.T140])))/(COS(RADIANS([.$B$3]))*SIN(RADIANS([.AD140])))));360))" office:value-type="float" office:value="218.584810408997" calcext:value-type="float">
            <text:p>218.58481040899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0]+0.1/24" office:value-type="time" office:time-value="PT14H00M00S" calcext:value-type="time">
            <text:p>14:00:00</text:p>
          </table:table-cell>
          <table:table-cell table:style-name="ce11" table:formula="of:=[.D141]+2415018.5+[.E141]-[.$B$5]/24" office:value-type="float" office:value="2451776.04166667" calcext:value-type="float">
            <text:p>2451776.04</text:p>
          </table:table-cell>
          <table:table-cell table:style-name="ce13" table:formula="of:=([.F141]-2451545)/36525" office:value-type="float" office:value="0.00632557608944496" calcext:value-type="float">
            <text:p>0.00632558</text:p>
          </table:table-cell>
          <table:table-cell/>
          <table:table-cell table:style-name="ce3" table:formula="of:=MOD(280.46646+[.G141]*(36000.76983+[.G141]*0.0003032);360)" office:value-type="float" office:value="148.192068850391" calcext:value-type="float">
            <text:p>148.192068850391</text:p>
          </table:table-cell>
          <table:table-cell table:style-name="ce3" table:formula="of:=357.52911+[.G141]*(35999.05029-0.0001537*[.G141])" office:value-type="float" office:value="585.243841751001" calcext:value-type="float">
            <text:p>585.243841751001</text:p>
          </table:table-cell>
          <table:table-cell table:style-name="ce3" table:formula="of:=0.016708634-[.G141]*(0.000042037+0.0000001267*[.G141])" office:value-type="float" office:value="0.0167083680866883" calcext:value-type="float">
            <text:p>0.016708368086688</text:p>
          </table:table-cell>
          <table:table-cell table:style-name="ce3" table:formula="of:=SIN(RADIANS([.J141]))*(1.914602-[.G141]*(0.004817+0.000014*[.G141]))+SIN(RADIANS(2*[.J141]))*(0.019993-0.000101*[.G141])+SIN(RADIANS(3*[.J141]))*0.000289" office:value-type="float" office:value="-1.33976591083185" calcext:value-type="float">
            <text:p>-1.33976591083185</text:p>
          </table:table-cell>
          <table:table-cell table:style-name="ce3" table:formula="of:=[.I141]+[.L141]" office:value-type="float" office:value="146.85230293956" calcext:value-type="float">
            <text:p>146.85230293956</text:p>
          </table:table-cell>
          <table:table-cell table:style-name="ce3" table:formula="of:=[.J141]+[.L141]" office:value-type="float" office:value="583.904075840169" calcext:value-type="float">
            <text:p>583.904075840169</text:p>
          </table:table-cell>
          <table:table-cell table:style-name="ce3" table:formula="of:=(1.000001018*(1-[.K141]*[.K141]))/(1+[.K141]*COS(RADIANS([.N141])))" office:value-type="float" office:value="1.01190355704498" calcext:value-type="float">
            <text:p>1.01190355704498</text:p>
          </table:table-cell>
          <table:table-cell table:style-name="ce3" table:formula="of:=[.M141]-0.00569-0.00478*SIN(RADIANS(125.04-1934.136*[.G141]))" office:value-type="float" office:value="146.842206610735" calcext:value-type="float">
            <text:p>146.842206610735</text:p>
          </table:table-cell>
          <table:table-cell table:style-name="ce3" table:formula="of:=23+(26+((21.448-[.G141]*(46.815+[.G141]*(0.00059-[.G141]*0.001813))))/60)/60" office:value-type="float" office:value="23.4392088522589" calcext:value-type="float">
            <text:p>23.4392088522589</text:p>
          </table:table-cell>
          <table:table-cell table:style-name="ce3" table:formula="of:=[.Q141]+0.00256*COS(RADIANS(125.04-1934.136*[.G141]))" office:value-type="float" office:value="23.4382165868278" calcext:value-type="float">
            <text:p>23.4382165868278</text:p>
          </table:table-cell>
          <table:table-cell table:style-name="ce3" table:formula="of:=DEGREES(ATAN2(COS(RADIANS([.P141]));COS(RADIANS([.R141]))*SIN(RADIANS([.P141]))))" office:value-type="float" office:value="149.06053690548" calcext:value-type="float">
            <text:p>149.06053690548</text:p>
          </table:table-cell>
          <table:table-cell table:style-name="ce3" table:formula="of:=DEGREES(ASIN(SIN(RADIANS([.R141]))*SIN(RADIANS([.P141]))))" office:value-type="float" office:value="12.5653777802295" calcext:value-type="float">
            <text:p>12.5653777802295</text:p>
          </table:table-cell>
          <table:table-cell table:style-name="ce3" table:formula="of:=TAN(RADIANS([.R141]/2))*TAN(RADIANS([.R141]/2))" office:value-type="float" office:value="0.0430304714815773" calcext:value-type="float">
            <text:p>0.043030471481577</text:p>
          </table:table-cell>
          <table:table-cell table:formula="of:=4*DEGREES([.U141]*SIN(2*RADIANS([.I141]))-2*[.K141]*SIN(RADIANS([.J141]))+4*[.K141]*[.U141]*SIN(RADIANS([.J141]))*COS(2*RADIANS([.I141]))-0.5*[.U141]*[.U141]*SIN(4*RADIANS([.I141]))-1.25*[.K141]*[.K141]*SIN(2*RADIANS([.J141])))" office:value-type="float" office:value="-3.51520871400071" calcext:value-type="float">
            <text:p>-3.51520871400071</text:p>
          </table:table-cell>
          <table:table-cell table:style-name="ce3" table:formula="of:=DEGREES(ACOS(COS(RADIANS(90.833))/(COS(RADIANS([.$B$3]))*COS(RADIANS([.T141])))-TAN(RADIANS([.$B$3]))*TAN(RADIANS([.T141]))))" office:value-type="float" office:value="104.645995534313" calcext:value-type="float">
            <text:p>104.645995534313</text:p>
          </table:table-cell>
          <table:table-cell table:style-name="ce9" table:formula="of:=(720-4*[.$B$4]-[.V141]+[.$B$5]*60)/1440" office:value-type="time" office:time-value="PT12H19M02.28292284S" calcext:value-type="time">
            <text:p>12:19:02</text:p>
          </table:table-cell>
          <table:table-cell table:style-name="ce9" table:formula="of:=[.X141]-[.W141]*4/1440" office:value-type="time" office:time-value="PT05H20M27.243994605S" calcext:value-type="time">
            <text:p>5:20:27</text:p>
          </table:table-cell>
          <table:table-cell table:style-name="ce9" table:formula="of:=[.X141]+[.W141]*4/1440" office:value-type="time" office:time-value="PT19H17M37.321851075S" calcext:value-type="time">
            <text:p>19:17:37</text:p>
          </table:table-cell>
          <table:table-cell table:style-name="ce15" table:formula="of:=8*[.W141]" office:value-type="float" office:value="837.167964274507" calcext:value-type="float">
            <text:p>837.167964274507</text:p>
          </table:table-cell>
          <table:table-cell table:style-name="ce3" table:formula="of:=MOD([.E141]*1440+[.V141]+4*[.$B$4]-60*[.$B$5];1440)" office:value-type="float" office:value="820.961951285998" calcext:value-type="float">
            <text:p>820.961951285998</text:p>
          </table:table-cell>
          <table:table-cell table:style-name="ce3" table:formula="of:=IF([.AB141]/4&lt;0;[.AB141]/4+180;[.AB141]/4-180)" office:value-type="float" office:value="25.2404878214995" calcext:value-type="float">
            <text:p>25.2404878214995</text:p>
          </table:table-cell>
          <table:table-cell table:style-name="ce3" table:formula="of:=DEGREES(ACOS(SIN(RADIANS([.$B$3]))*SIN(RADIANS([.T141]))+COS(RADIANS([.$B$3]))*COS(RADIANS([.T141]))*COS(RADIANS([.AC141]))))" office:value-type="float" office:value="39.7188392632106" calcext:value-type="float">
            <text:p>39.7188392632106</text:p>
          </table:table-cell>
          <table:table-cell table:style-name="ce3" table:formula="of:=90-[.AD141]" office:value-type="float" office:value="50.2811607367894" calcext:value-type="float">
            <text:p>50.2811607367894</text:p>
          </table:table-cell>
          <table:table-cell table:style-name="ce3" table:formula="of:=IF([.AE141]&gt;85;0;IF([.AE141]&gt;5;58.1/TAN(RADIANS([.AE141]))-0.07/POWER(TAN(RADIANS([.AE141]));3)+0.000086/POWER(TAN(RADIANS([.AE141]));5);IF([.AE141]&gt;-0.575;1735+[.AE141]*(-518.2+[.AE141]*(103.4+[.AE141]*(-12.79+[.AE141]*0.711)));-20.772/TAN(RADIANS([.AE141])))))/3600" office:value-type="float" office:value="0.013396590680326" calcext:value-type="float">
            <text:p>0.013396590680326</text:p>
          </table:table-cell>
          <table:table-cell table:style-name="ce3" table:formula="of:=[.AE141]+[.AF141]" office:value-type="float" office:value="50.2945573274697" calcext:value-type="float">
            <text:p>50.2945573274697</text:p>
          </table:table-cell>
          <table:table-cell table:style-name="ce3" table:formula="of:=IF([.AC141]&gt;0;MOD(DEGREES(ACOS(((SIN(RADIANS([.$B$3]))*COS(RADIANS([.AD141])))-SIN(RADIANS([.T141])))/(COS(RADIANS([.$B$3]))*SIN(RADIANS([.AD141])))))+180;360);MOD(540-DEGREES(ACOS(((SIN(RADIANS([.$B$3]))*COS(RADIANS([.AD141])))-SIN(RADIANS([.T141])))/(COS(RADIANS([.$B$3]))*SIN(RADIANS([.AD141])))));360))" office:value-type="float" office:value="220.640981461821" calcext:value-type="float">
            <text:p>220.64098146182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1]+0.1/24" office:value-type="time" office:time-value="PT14H06M00S" calcext:value-type="time">
            <text:p>14:06:00</text:p>
          </table:table-cell>
          <table:table-cell table:style-name="ce11" table:formula="of:=[.D142]+2415018.5+[.E142]-[.$B$5]/24" office:value-type="float" office:value="2451776.04583333" calcext:value-type="float">
            <text:p>2451776.05</text:p>
          </table:table-cell>
          <table:table-cell table:style-name="ce13" table:formula="of:=([.F142]-2451545)/36525" office:value-type="float" office:value="0.00632569016655429" calcext:value-type="float">
            <text:p>0.00632569</text:p>
          </table:table-cell>
          <table:table-cell/>
          <table:table-cell table:style-name="ce3" table:formula="of:=MOD(280.46646+[.G142]*(36000.76983+[.G142]*0.0003032);360)" office:value-type="float" office:value="148.196175714148" calcext:value-type="float">
            <text:p>148.196175714148</text:p>
          </table:table-cell>
          <table:table-cell table:style-name="ce3" table:formula="of:=357.52911+[.G142]*(35999.05029-0.0001537*[.G142])" office:value-type="float" office:value="585.247948418596" calcext:value-type="float">
            <text:p>585.247948418596</text:p>
          </table:table-cell>
          <table:table-cell table:style-name="ce3" table:formula="of:=0.016708634-[.G142]*(0.000042037+0.0000001267*[.G142])" office:value-type="float" office:value="0.0167083680818927" calcext:value-type="float">
            <text:p>0.016708368081893</text:p>
          </table:table-cell>
          <table:table-cell table:style-name="ce3" table:formula="of:=SIN(RADIANS([.J142]))*(1.914602-[.G142]*(0.004817+0.000014*[.G142]))+SIN(RADIANS(2*[.J142]))*(0.019993-0.000101*[.G142])+SIN(RADIANS(3*[.J142]))*0.000289" office:value-type="float" office:value="-1.33986250712477" calcext:value-type="float">
            <text:p>-1.33986250712477</text:p>
          </table:table-cell>
          <table:table-cell table:style-name="ce3" table:formula="of:=[.I142]+[.L142]" office:value-type="float" office:value="146.856313207023" calcext:value-type="float">
            <text:p>146.856313207023</text:p>
          </table:table-cell>
          <table:table-cell table:style-name="ce3" table:formula="of:=[.J142]+[.L142]" office:value-type="float" office:value="583.908085911471" calcext:value-type="float">
            <text:p>583.908085911471</text:p>
          </table:table-cell>
          <table:table-cell table:style-name="ce3" table:formula="of:=(1.000001018*(1-[.K142]*[.K142]))/(1+[.K142]*COS(RADIANS([.N142])))" office:value-type="float" office:value="1.01190272643558" calcext:value-type="float">
            <text:p>1.01190272643558</text:p>
          </table:table-cell>
          <table:table-cell table:style-name="ce3" table:formula="of:=[.M142]-0.00569-0.00478*SIN(RADIANS(125.04-1934.136*[.G142]))" office:value-type="float" office:value="146.846216871064" calcext:value-type="float">
            <text:p>146.846216871064</text:p>
          </table:table-cell>
          <table:table-cell table:style-name="ce3" table:formula="of:=23+(26+((21.448-[.G142]*(46.815+[.G142]*(0.00059-[.G142]*0.001813))))/60)/60" office:value-type="float" office:value="23.4392088507755" calcext:value-type="float">
            <text:p>23.4392088507755</text:p>
          </table:table-cell>
          <table:table-cell table:style-name="ce3" table:formula="of:=[.Q142]+0.00256*COS(RADIANS(125.04-1934.136*[.G142]))" office:value-type="float" office:value="23.438216594432" calcext:value-type="float">
            <text:p>23.438216594432</text:p>
          </table:table-cell>
          <table:table-cell table:style-name="ce3" table:formula="of:=DEGREES(ATAN2(COS(RADIANS([.P142]));COS(RADIANS([.R142]))*SIN(RADIANS([.P142]))))" office:value-type="float" office:value="149.064399052678" calcext:value-type="float">
            <text:p>149.064399052678</text:p>
          </table:table-cell>
          <table:table-cell table:style-name="ce3" table:formula="of:=DEGREES(ASIN(SIN(RADIANS([.R142]))*SIN(RADIANS([.P142]))))" office:value-type="float" office:value="12.5640096037258" calcext:value-type="float">
            <text:p>12.5640096037258</text:p>
          </table:table-cell>
          <table:table-cell table:style-name="ce3" table:formula="of:=TAN(RADIANS([.R142]/2))*TAN(RADIANS([.R142]/2))" office:value-type="float" office:value="0.0430304715102928" calcext:value-type="float">
            <text:p>0.043030471510293</text:p>
          </table:table-cell>
          <table:table-cell table:formula="of:=4*DEGREES([.U142]*SIN(2*RADIANS([.I142]))-2*[.K142]*SIN(RADIANS([.J142]))+4*[.K142]*[.U142]*SIN(RADIANS([.J142]))*COS(2*RADIANS([.I142]))-0.5*[.U142]*[.U142]*SIN(4*RADIANS([.I142]))-1.25*[.K142]*[.K142]*SIN(2*RADIANS([.J142])))" office:value-type="float" office:value="-3.51423188359265" calcext:value-type="float">
            <text:p>-3.51423188359265</text:p>
          </table:table-cell>
          <table:table-cell table:style-name="ce3" table:formula="of:=DEGREES(ACOS(COS(RADIANS(90.833))/(COS(RADIANS([.$B$3]))*COS(RADIANS([.T142])))-TAN(RADIANS([.$B$3]))*TAN(RADIANS([.T142]))))" office:value-type="float" office:value="104.644447893694" calcext:value-type="float">
            <text:p>104.644447893694</text:p>
          </table:table-cell>
          <table:table-cell table:style-name="ce9" table:formula="of:=(720-4*[.$B$4]-[.V142]+[.$B$5]*60)/1440" office:value-type="time" office:time-value="PT12H19M02.224313016S" calcext:value-type="time">
            <text:p>12:19:02</text:p>
          </table:table-cell>
          <table:table-cell table:style-name="ce9" table:formula="of:=[.X142]-[.W142]*4/1440" office:value-type="time" office:time-value="PT05H20M27.556818529S" calcext:value-type="time">
            <text:p>5:20:27</text:p>
          </table:table-cell>
          <table:table-cell table:style-name="ce9" table:formula="of:=[.X142]+[.W142]*4/1440" office:value-type="time" office:time-value="PT19H17M36.891807502S" calcext:value-type="time">
            <text:p>19:17:36</text:p>
          </table:table-cell>
          <table:table-cell table:style-name="ce15" table:formula="of:=8*[.W142]" office:value-type="float" office:value="837.155583149556" calcext:value-type="float">
            <text:p>837.155583149556</text:p>
          </table:table-cell>
          <table:table-cell table:style-name="ce3" table:formula="of:=MOD([.E142]*1440+[.V142]+4*[.$B$4]-60*[.$B$5];1440)" office:value-type="float" office:value="826.962928116406" calcext:value-type="float">
            <text:p>826.962928116406</text:p>
          </table:table-cell>
          <table:table-cell table:style-name="ce3" table:formula="of:=IF([.AB142]/4&lt;0;[.AB142]/4+180;[.AB142]/4-180)" office:value-type="float" office:value="26.7407320291015" calcext:value-type="float">
            <text:p>26.7407320291015</text:p>
          </table:table-cell>
          <table:table-cell table:style-name="ce3" table:formula="of:=DEGREES(ACOS(SIN(RADIANS([.$B$3]))*SIN(RADIANS([.T142]))+COS(RADIANS([.$B$3]))*COS(RADIANS([.T142]))*COS(RADIANS([.AC142]))))" office:value-type="float" office:value="40.4116930520841" calcext:value-type="float">
            <text:p>40.4116930520841</text:p>
          </table:table-cell>
          <table:table-cell table:style-name="ce3" table:formula="of:=90-[.AD142]" office:value-type="float" office:value="49.5883069479159" calcext:value-type="float">
            <text:p>49.5883069479159</text:p>
          </table:table-cell>
          <table:table-cell table:style-name="ce3" table:formula="of:=IF([.AE142]&gt;85;0;IF([.AE142]&gt;5;58.1/TAN(RADIANS([.AE142]))-0.07/POWER(TAN(RADIANS([.AE142]));3)+0.000086/POWER(TAN(RADIANS([.AE142]));5);IF([.AE142]&gt;-0.575;1735+[.AE142]*(-518.2+[.AE142]*(103.4+[.AE142]*(-12.79+[.AE142]*0.711)));-20.772/TAN(RADIANS([.AE142])))))/3600" office:value-type="float" office:value="0.0137289608232864" calcext:value-type="float">
            <text:p>0.013728960823286</text:p>
          </table:table-cell>
          <table:table-cell table:style-name="ce3" table:formula="of:=[.AE142]+[.AF142]" office:value-type="float" office:value="49.6020359087392" calcext:value-type="float">
            <text:p>49.6020359087392</text:p>
          </table:table-cell>
          <table:table-cell table:style-name="ce3" table:formula="of:=IF([.AC142]&gt;0;MOD(DEGREES(ACOS(((SIN(RADIANS([.$B$3]))*COS(RADIANS([.AD142])))-SIN(RADIANS([.T142])))/(COS(RADIANS([.$B$3]))*SIN(RADIANS([.AD142])))))+180;360);MOD(540-DEGREES(ACOS(((SIN(RADIANS([.$B$3]))*COS(RADIANS([.AD142])))-SIN(RADIANS([.T142])))/(COS(RADIANS([.$B$3]))*SIN(RADIANS([.AD142])))));360))" office:value-type="float" office:value="222.645310409277" calcext:value-type="float">
            <text:p>222.64531040927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2]+0.1/24" office:value-type="time" office:time-value="PT14H12M00S" calcext:value-type="time">
            <text:p>14:12:00</text:p>
          </table:table-cell>
          <table:table-cell table:style-name="ce11" table:formula="of:=[.D143]+2415018.5+[.E143]-[.$B$5]/24" office:value-type="float" office:value="2451776.05" calcext:value-type="float">
            <text:p>2451776.05</text:p>
          </table:table-cell>
          <table:table-cell table:style-name="ce13" table:formula="of:=([.F143]-2451545)/36525" office:value-type="float" office:value="0.00632580424367637" calcext:value-type="float">
            <text:p>0.00632580</text:p>
          </table:table-cell>
          <table:table-cell/>
          <table:table-cell table:style-name="ce3" table:formula="of:=MOD(280.46646+[.G143]*(36000.76983+[.G143]*0.0003032);360)" office:value-type="float" office:value="148.200282578363" calcext:value-type="float">
            <text:p>148.200282578363</text:p>
          </table:table-cell>
          <table:table-cell table:style-name="ce3" table:formula="of:=357.52911+[.G143]*(35999.05029-0.0001537*[.G143])" office:value-type="float" office:value="585.252055086651" calcext:value-type="float">
            <text:p>585.252055086651</text:p>
          </table:table-cell>
          <table:table-cell table:style-name="ce3" table:formula="of:=0.016708634-[.G143]*(0.000042037+0.0000001267*[.G143])" office:value-type="float" office:value="0.016708368077097" calcext:value-type="float">
            <text:p>0.016708368077097</text:p>
          </table:table-cell>
          <table:table-cell table:style-name="ce3" table:formula="of:=SIN(RADIANS([.J143]))*(1.914602-[.G143]*(0.004817+0.000014*[.G143]))+SIN(RADIANS(2*[.J143]))*(0.019993-0.000101*[.G143])+SIN(RADIANS(3*[.J143]))*0.000289" office:value-type="float" office:value="-1.33995909684499" calcext:value-type="float">
            <text:p>-1.33995909684499</text:p>
          </table:table-cell>
          <table:table-cell table:style-name="ce3" table:formula="of:=[.I143]+[.L143]" office:value-type="float" office:value="146.860323481518" calcext:value-type="float">
            <text:p>146.860323481518</text:p>
          </table:table-cell>
          <table:table-cell table:style-name="ce3" table:formula="of:=[.J143]+[.L143]" office:value-type="float" office:value="583.912095989806" calcext:value-type="float">
            <text:p>583.912095989806</text:p>
          </table:table-cell>
          <table:table-cell table:style-name="ce3" table:formula="of:=(1.000001018*(1-[.K143]*[.K143]))/(1+[.K143]*COS(RADIANS([.N143])))" office:value-type="float" office:value="1.0119018957657" calcext:value-type="float">
            <text:p>1.0119018957657</text:p>
          </table:table-cell>
          <table:table-cell table:style-name="ce3" table:formula="of:=[.M143]-0.00569-0.00478*SIN(RADIANS(125.04-1934.136*[.G143]))" office:value-type="float" office:value="146.850227138425" calcext:value-type="float">
            <text:p>146.850227138425</text:p>
          </table:table-cell>
          <table:table-cell table:style-name="ce3" table:formula="of:=23+(26+((21.448-[.G143]*(46.815+[.G143]*(0.00059-[.G143]*0.001813))))/60)/60" office:value-type="float" office:value="23.439208849292" calcext:value-type="float">
            <text:p>23.439208849292</text:p>
          </table:table-cell>
          <table:table-cell table:style-name="ce3" table:formula="of:=[.Q143]+0.00256*COS(RADIANS(125.04-1934.136*[.G143]))" office:value-type="float" office:value="23.4382166020362" calcext:value-type="float">
            <text:p>23.4382166020362</text:p>
          </table:table-cell>
          <table:table-cell table:style-name="ce3" table:formula="of:=DEGREES(ATAN2(COS(RADIANS([.P143]));COS(RADIANS([.R143]))*SIN(RADIANS([.P143]))))" office:value-type="float" office:value="149.06826116554" calcext:value-type="float">
            <text:p>149.06826116554</text:p>
          </table:table-cell>
          <table:table-cell table:style-name="ce3" table:formula="of:=DEGREES(ASIN(SIN(RADIANS([.R143]))*SIN(RADIANS([.P143]))))" office:value-type="float" office:value="12.5626413695477" calcext:value-type="float">
            <text:p>12.5626413695477</text:p>
          </table:table-cell>
          <table:table-cell table:style-name="ce3" table:formula="of:=TAN(RADIANS([.R143]/2))*TAN(RADIANS([.R143]/2))" office:value-type="float" office:value="0.0430304715390082" calcext:value-type="float">
            <text:p>0.043030471539008</text:p>
          </table:table-cell>
          <table:table-cell table:formula="of:=4*DEGREES([.U143]*SIN(2*RADIANS([.I143]))-2*[.K143]*SIN(RADIANS([.J143]))+4*[.K143]*[.U143]*SIN(RADIANS([.J143]))*COS(2*RADIANS([.I143]))-0.5*[.U143]*[.U143]*SIN(4*RADIANS([.I143]))-1.25*[.K143]*[.K143]*SIN(2*RADIANS([.J143])))" office:value-type="float" office:value="-3.51325491491178" calcext:value-type="float">
            <text:p>-3.51325491491178</text:p>
          </table:table-cell>
          <table:table-cell table:style-name="ce3" table:formula="of:=DEGREES(ACOS(COS(RADIANS(90.833))/(COS(RADIANS([.$B$3]))*COS(RADIANS([.T143])))-TAN(RADIANS([.$B$3]))*TAN(RADIANS([.T143]))))" office:value-type="float" office:value="104.642900215959" calcext:value-type="float">
            <text:p>104.642900215959</text:p>
          </table:table-cell>
          <table:table-cell table:style-name="ce9" table:formula="of:=(720-4*[.$B$4]-[.V143]+[.$B$5]*60)/1440" office:value-type="time" office:time-value="PT12H19M02.165694895S" calcext:value-type="time">
            <text:p>12:19:02</text:p>
          </table:table-cell>
          <table:table-cell table:style-name="ce9" table:formula="of:=[.X143]-[.W143]*4/1440" office:value-type="time" office:time-value="PT05H20M27.869643065S" calcext:value-type="time">
            <text:p>5:20:27</text:p>
          </table:table-cell>
          <table:table-cell table:style-name="ce9" table:formula="of:=[.X143]+[.W143]*4/1440" office:value-type="time" office:time-value="PT19H17M36.461746725S" calcext:value-type="time">
            <text:p>19:17:36</text:p>
          </table:table-cell>
          <table:table-cell table:style-name="ce15" table:formula="of:=8*[.W143]" office:value-type="float" office:value="837.143201727671" calcext:value-type="float">
            <text:p>837.143201727671</text:p>
          </table:table-cell>
          <table:table-cell table:style-name="ce3" table:formula="of:=MOD([.E143]*1440+[.V143]+4*[.$B$4]-60*[.$B$5];1440)" office:value-type="float" office:value="832.963905085087" calcext:value-type="float">
            <text:p>832.963905085087</text:p>
          </table:table-cell>
          <table:table-cell table:style-name="ce3" table:formula="of:=IF([.AB143]/4&lt;0;[.AB143]/4+180;[.AB143]/4-180)" office:value-type="float" office:value="28.2409762712718" calcext:value-type="float">
            <text:p>28.2409762712718</text:p>
          </table:table-cell>
          <table:table-cell table:style-name="ce3" table:formula="of:=DEGREES(ACOS(SIN(RADIANS([.$B$3]))*SIN(RADIANS([.T143]))+COS(RADIANS([.$B$3]))*COS(RADIANS([.T143]))*COS(RADIANS([.AC143]))))" office:value-type="float" office:value="41.1309762983802" calcext:value-type="float">
            <text:p>41.1309762983802</text:p>
          </table:table-cell>
          <table:table-cell table:style-name="ce3" table:formula="of:=90-[.AD143]" office:value-type="float" office:value="48.8690237016198" calcext:value-type="float">
            <text:p>48.8690237016198</text:p>
          </table:table-cell>
          <table:table-cell table:style-name="ce3" table:formula="of:=IF([.AE143]&gt;85;0;IF([.AE143]&gt;5;58.1/TAN(RADIANS([.AE143]))-0.07/POWER(TAN(RADIANS([.AE143]));3)+0.000086/POWER(TAN(RADIANS([.AE143]));5);IF([.AE143]&gt;-0.575;1735+[.AE143]*(-518.2+[.AE143]*(103.4+[.AE143]*(-12.79+[.AE143]*0.711)));-20.772/TAN(RADIANS([.AE143])))))/3600" office:value-type="float" office:value="0.0140812839519195" calcext:value-type="float">
            <text:p>0.01408128395192</text:p>
          </table:table-cell>
          <table:table-cell table:style-name="ce3" table:formula="of:=[.AE143]+[.AF143]" office:value-type="float" office:value="48.8831049855717" calcext:value-type="float">
            <text:p>48.8831049855717</text:p>
          </table:table-cell>
          <table:table-cell table:style-name="ce3" table:formula="of:=IF([.AC143]&gt;0;MOD(DEGREES(ACOS(((SIN(RADIANS([.$B$3]))*COS(RADIANS([.AD143])))-SIN(RADIANS([.T143])))/(COS(RADIANS([.$B$3]))*SIN(RADIANS([.AD143])))))+180;360);MOD(540-DEGREES(ACOS(((SIN(RADIANS([.$B$3]))*COS(RADIANS([.AD143])))-SIN(RADIANS([.T143])))/(COS(RADIANS([.$B$3]))*SIN(RADIANS([.AD143])))));360))" office:value-type="float" office:value="224.598577732412" calcext:value-type="float">
            <text:p>224.59857773241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3]+0.1/24" office:value-type="time" office:time-value="PT14H18M00S" calcext:value-type="time">
            <text:p>14:18:00</text:p>
          </table:table-cell>
          <table:table-cell table:style-name="ce11" table:formula="of:=[.D144]+2415018.5+[.E144]-[.$B$5]/24" office:value-type="float" office:value="2451776.05416667" calcext:value-type="float">
            <text:p>2451776.05</text:p>
          </table:table-cell>
          <table:table-cell table:style-name="ce13" table:formula="of:=([.F144]-2451545)/36525" office:value-type="float" office:value="0.0063259183207857" calcext:value-type="float">
            <text:p>0.00632592</text:p>
          </table:table-cell>
          <table:table-cell/>
          <table:table-cell table:style-name="ce3" table:formula="of:=MOD(280.46646+[.G144]*(36000.76983+[.G144]*0.0003032);360)" office:value-type="float" office:value="148.204389442119" calcext:value-type="float">
            <text:p>148.204389442119</text:p>
          </table:table-cell>
          <table:table-cell table:style-name="ce3" table:formula="of:=357.52911+[.G144]*(35999.05029-0.0001537*[.G144])" office:value-type="float" office:value="585.256161754246" calcext:value-type="float">
            <text:p>585.256161754246</text:p>
          </table:table-cell>
          <table:table-cell table:style-name="ce3" table:formula="of:=0.016708634-[.G144]*(0.000042037+0.0000001267*[.G144])" office:value-type="float" office:value="0.0167083680723014" calcext:value-type="float">
            <text:p>0.016708368072301</text:p>
          </table:table-cell>
          <table:table-cell table:style-name="ce3" table:formula="of:=SIN(RADIANS([.J144]))*(1.914602-[.G144]*(0.004817+0.000014*[.G144]))+SIN(RADIANS(2*[.J144]))*(0.019993-0.000101*[.G144])+SIN(RADIANS(3*[.J144]))*0.000289" office:value-type="float" office:value="-1.34005567997043" calcext:value-type="float">
            <text:p>-1.34005567997043</text:p>
          </table:table-cell>
          <table:table-cell table:style-name="ce3" table:formula="of:=[.I144]+[.L144]" office:value-type="float" office:value="146.864333762149" calcext:value-type="float">
            <text:p>146.864333762149</text:p>
          </table:table-cell>
          <table:table-cell table:style-name="ce3" table:formula="of:=[.J144]+[.L144]" office:value-type="float" office:value="583.916106074276" calcext:value-type="float">
            <text:p>583.916106074276</text:p>
          </table:table-cell>
          <table:table-cell table:style-name="ce3" table:formula="of:=(1.000001018*(1-[.K144]*[.K144]))/(1+[.K144]*COS(RADIANS([.N144])))" office:value-type="float" office:value="1.01190106503551" calcext:value-type="float">
            <text:p>1.01190106503551</text:p>
          </table:table-cell>
          <table:table-cell table:style-name="ce3" table:formula="of:=[.M144]-0.00569-0.00478*SIN(RADIANS(125.04-1934.136*[.G144]))" office:value-type="float" office:value="146.854237411921" calcext:value-type="float">
            <text:p>146.854237411921</text:p>
          </table:table-cell>
          <table:table-cell table:style-name="ce3" table:formula="of:=23+(26+((21.448-[.G144]*(46.815+[.G144]*(0.00059-[.G144]*0.001813))))/60)/60" office:value-type="float" office:value="23.4392088478085" calcext:value-type="float">
            <text:p>23.4392088478085</text:p>
          </table:table-cell>
          <table:table-cell table:style-name="ce3" table:formula="of:=[.Q144]+0.00256*COS(RADIANS(125.04-1934.136*[.G144]))" office:value-type="float" office:value="23.4382166096404" calcext:value-type="float">
            <text:p>23.4382166096404</text:p>
          </table:table-cell>
          <table:table-cell table:style-name="ce3" table:formula="of:=DEGREES(ATAN2(COS(RADIANS([.P144]));COS(RADIANS([.R144]))*SIN(RADIANS([.P144]))))" office:value-type="float" office:value="149.072123243205" calcext:value-type="float">
            <text:p>149.072123243205</text:p>
          </table:table-cell>
          <table:table-cell table:style-name="ce3" table:formula="of:=DEGREES(ASIN(SIN(RADIANS([.R144]))*SIN(RADIANS([.P144]))))" office:value-type="float" office:value="12.5612730780075" calcext:value-type="float">
            <text:p>12.5612730780075</text:p>
          </table:table-cell>
          <table:table-cell table:style-name="ce3" table:formula="of:=TAN(RADIANS([.R144]/2))*TAN(RADIANS([.R144]/2))" office:value-type="float" office:value="0.0430304715677238" calcext:value-type="float">
            <text:p>0.043030471567724</text:p>
          </table:table-cell>
          <table:table-cell table:formula="of:=4*DEGREES([.U144]*SIN(2*RADIANS([.I144]))-2*[.K144]*SIN(RADIANS([.J144]))+4*[.K144]*[.U144]*SIN(RADIANS([.J144]))*COS(2*RADIANS([.I144]))-0.5*[.U144]*[.U144]*SIN(4*RADIANS([.I144]))-1.25*[.K144]*[.K144]*SIN(2*RADIANS([.J144])))" office:value-type="float" office:value="-3.51227780819127" calcext:value-type="float">
            <text:p>-3.51227780819127</text:p>
          </table:table-cell>
          <table:table-cell table:style-name="ce3" table:formula="of:=DEGREES(ACOS(COS(RADIANS(90.833))/(COS(RADIANS([.$B$3]))*COS(RADIANS([.T144])))-TAN(RADIANS([.$B$3]))*TAN(RADIANS([.T144]))))" office:value-type="float" office:value="104.64135250146" calcext:value-type="float">
            <text:p>104.64135250146</text:p>
          </table:table-cell>
          <table:table-cell table:style-name="ce9" table:formula="of:=(720-4*[.$B$4]-[.V144]+[.$B$5]*60)/1440" office:value-type="time" office:time-value="PT12H19M02.107068491S" calcext:value-type="time">
            <text:p>12:19:02</text:p>
          </table:table-cell>
          <table:table-cell table:style-name="ce9" table:formula="of:=[.X144]-[.W144]*4/1440" office:value-type="time" office:time-value="PT05H20M28.182468141S" calcext:value-type="time">
            <text:p>5:20:28</text:p>
          </table:table-cell>
          <table:table-cell table:style-name="ce9" table:formula="of:=[.X144]+[.W144]*4/1440" office:value-type="time" office:time-value="PT19H17M36.031668842S" calcext:value-type="time">
            <text:p>19:17:36</text:p>
          </table:table-cell>
          <table:table-cell table:style-name="ce15" table:formula="of:=8*[.W144]" office:value-type="float" office:value="837.130820011677" calcext:value-type="float">
            <text:p>837.130820011677</text:p>
          </table:table-cell>
          <table:table-cell table:style-name="ce3" table:formula="of:=MOD([.E144]*1440+[.V144]+4*[.$B$4]-60*[.$B$5];1440)" office:value-type="float" office:value="838.964882191808" calcext:value-type="float">
            <text:p>838.964882191808</text:p>
          </table:table-cell>
          <table:table-cell table:style-name="ce3" table:formula="of:=IF([.AB144]/4&lt;0;[.AB144]/4+180;[.AB144]/4-180)" office:value-type="float" office:value="29.7412205479519" calcext:value-type="float">
            <text:p>29.7412205479519</text:p>
          </table:table-cell>
          <table:table-cell table:style-name="ce3" table:formula="of:=DEGREES(ACOS(SIN(RADIANS([.$B$3]))*SIN(RADIANS([.T144]))+COS(RADIANS([.$B$3]))*COS(RADIANS([.T144]))*COS(RADIANS([.AC144]))))" office:value-type="float" office:value="41.8751898502574" calcext:value-type="float">
            <text:p>41.8751898502574</text:p>
          </table:table-cell>
          <table:table-cell table:style-name="ce3" table:formula="of:=90-[.AD144]" office:value-type="float" office:value="48.1248101497426" calcext:value-type="float">
            <text:p>48.1248101497426</text:p>
          </table:table-cell>
          <table:table-cell table:style-name="ce3" table:formula="of:=IF([.AE144]&gt;85;0;IF([.AE144]&gt;5;58.1/TAN(RADIANS([.AE144]))-0.07/POWER(TAN(RADIANS([.AE144]));3)+0.000086/POWER(TAN(RADIANS([.AE144]));5);IF([.AE144]&gt;-0.575;1735+[.AE144]*(-518.2+[.AE144]*(103.4+[.AE144]*(-12.79+[.AE144]*0.711)));-20.772/TAN(RADIANS([.AE144])))))/3600" office:value-type="float" office:value="0.0144539922879673" calcext:value-type="float">
            <text:p>0.014453992287967</text:p>
          </table:table-cell>
          <table:table-cell table:style-name="ce3" table:formula="of:=[.AE144]+[.AF144]" office:value-type="float" office:value="48.1392641420306" calcext:value-type="float">
            <text:p>48.1392641420306</text:p>
          </table:table-cell>
          <table:table-cell table:style-name="ce3" table:formula="of:=IF([.AC144]&gt;0;MOD(DEGREES(ACOS(((SIN(RADIANS([.$B$3]))*COS(RADIANS([.AD144])))-SIN(RADIANS([.T144])))/(COS(RADIANS([.$B$3]))*SIN(RADIANS([.AD144])))))+180;360);MOD(540-DEGREES(ACOS(((SIN(RADIANS([.$B$3]))*COS(RADIANS([.AD144])))-SIN(RADIANS([.T144])))/(COS(RADIANS([.$B$3]))*SIN(RADIANS([.AD144])))));360))" office:value-type="float" office:value="226.501797700378" calcext:value-type="float">
            <text:p>226.50179770037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4]+0.1/24" office:value-type="time" office:time-value="PT14H24M00S" calcext:value-type="time">
            <text:p>14:24:00</text:p>
          </table:table-cell>
          <table:table-cell table:style-name="ce11" table:formula="of:=[.D145]+2415018.5+[.E145]-[.$B$5]/24" office:value-type="float" office:value="2451776.05833333" calcext:value-type="float">
            <text:p>2451776.06</text:p>
          </table:table-cell>
          <table:table-cell table:style-name="ce13" table:formula="of:=([.F145]-2451545)/36525" office:value-type="float" office:value="0.00632603239790778" calcext:value-type="float">
            <text:p>0.00632603</text:p>
          </table:table-cell>
          <table:table-cell/>
          <table:table-cell table:style-name="ce3" table:formula="of:=MOD(280.46646+[.G145]*(36000.76983+[.G145]*0.0003032);360)" office:value-type="float" office:value="148.208496306335" calcext:value-type="float">
            <text:p>148.208496306335</text:p>
          </table:table-cell>
          <table:table-cell table:style-name="ce3" table:formula="of:=357.52911+[.G145]*(35999.05029-0.0001537*[.G145])" office:value-type="float" office:value="585.260268422301" calcext:value-type="float">
            <text:p>585.260268422301</text:p>
          </table:table-cell>
          <table:table-cell table:style-name="ce3" table:formula="of:=0.016708634-[.G145]*(0.000042037+0.0000001267*[.G145])" office:value-type="float" office:value="0.0167083680675057" calcext:value-type="float">
            <text:p>0.016708368067506</text:p>
          </table:table-cell>
          <table:table-cell table:style-name="ce3" table:formula="of:=SIN(RADIANS([.J145]))*(1.914602-[.G145]*(0.004817+0.000014*[.G145]))+SIN(RADIANS(2*[.J145]))*(0.019993-0.000101*[.G145])+SIN(RADIANS(3*[.J145]))*0.000289" office:value-type="float" office:value="-1.34015225652217" calcext:value-type="float">
            <text:p>-1.34015225652217</text:p>
          </table:table-cell>
          <table:table-cell table:style-name="ce3" table:formula="of:=[.I145]+[.L145]" office:value-type="float" office:value="146.868344049812" calcext:value-type="float">
            <text:p>146.868344049812</text:p>
          </table:table-cell>
          <table:table-cell table:style-name="ce3" table:formula="of:=[.J145]+[.L145]" office:value-type="float" office:value="583.920116165779" calcext:value-type="float">
            <text:p>583.920116165779</text:p>
          </table:table-cell>
          <table:table-cell table:style-name="ce3" table:formula="of:=(1.000001018*(1-[.K145]*[.K145]))/(1+[.K145]*COS(RADIANS([.N145])))" office:value-type="float" office:value="1.01190023424485" calcext:value-type="float">
            <text:p>1.01190023424485</text:p>
          </table:table-cell>
          <table:table-cell table:style-name="ce3" table:formula="of:=[.M145]-0.00569-0.00478*SIN(RADIANS(125.04-1934.136*[.G145]))" office:value-type="float" office:value="146.85824769245" calcext:value-type="float">
            <text:p>146.85824769245</text:p>
          </table:table-cell>
          <table:table-cell table:style-name="ce3" table:formula="of:=23+(26+((21.448-[.G145]*(46.815+[.G145]*(0.00059-[.G145]*0.001813))))/60)/60" office:value-type="float" office:value="23.439208846325" calcext:value-type="float">
            <text:p>23.439208846325</text:p>
          </table:table-cell>
          <table:table-cell table:style-name="ce3" table:formula="of:=[.Q145]+0.00256*COS(RADIANS(125.04-1934.136*[.G145]))" office:value-type="float" office:value="23.4382166172446" calcext:value-type="float">
            <text:p>23.4382166172446</text:p>
          </table:table-cell>
          <table:table-cell table:style-name="ce3" table:formula="of:=DEGREES(ATAN2(COS(RADIANS([.P145]));COS(RADIANS([.R145]))*SIN(RADIANS([.P145]))))" office:value-type="float" office:value="149.075985286541" calcext:value-type="float">
            <text:p>149.075985286541</text:p>
          </table:table-cell>
          <table:table-cell table:style-name="ce3" table:formula="of:=DEGREES(ASIN(SIN(RADIANS([.R145]))*SIN(RADIANS([.P145]))))" office:value-type="float" office:value="12.5599047288057" calcext:value-type="float">
            <text:p>12.5599047288057</text:p>
          </table:table-cell>
          <table:table-cell table:style-name="ce3" table:formula="of:=TAN(RADIANS([.R145]/2))*TAN(RADIANS([.R145]/2))" office:value-type="float" office:value="0.0430304715964393" calcext:value-type="float">
            <text:p>0.043030471596439</text:p>
          </table:table-cell>
          <table:table-cell table:formula="of:=4*DEGREES([.U145]*SIN(2*RADIANS([.I145]))-2*[.K145]*SIN(RADIANS([.J145]))+4*[.K145]*[.U145]*SIN(RADIANS([.J145]))*COS(2*RADIANS([.I145]))-0.5*[.U145]*[.U145]*SIN(4*RADIANS([.I145]))-1.25*[.K145]*[.K145]*SIN(2*RADIANS([.J145])))" office:value-type="float" office:value="-3.5113005632275" calcext:value-type="float">
            <text:p>-3.5113005632275</text:p>
          </table:table-cell>
          <table:table-cell table:style-name="ce3" table:formula="of:=DEGREES(ACOS(COS(RADIANS(90.833))/(COS(RADIANS([.$B$3]))*COS(RADIANS([.T145])))-TAN(RADIANS([.$B$3]))*TAN(RADIANS([.T145]))))" office:value-type="float" office:value="104.639804749858" calcext:value-type="float">
            <text:p>104.639804749858</text:p>
          </table:table-cell>
          <table:table-cell table:style-name="ce9" table:formula="of:=(720-4*[.$B$4]-[.V145]+[.$B$5]*60)/1440" office:value-type="time" office:time-value="PT12H19M02.048433794S" calcext:value-type="time">
            <text:p>12:19:02</text:p>
          </table:table-cell>
          <table:table-cell table:style-name="ce9" table:formula="of:=[.X145]-[.W145]*4/1440" office:value-type="time" office:time-value="PT05H20M28.495293828S" calcext:value-type="time">
            <text:p>5:20:28</text:p>
          </table:table-cell>
          <table:table-cell table:style-name="ce9" table:formula="of:=[.X145]+[.W145]*4/1440" office:value-type="time" office:time-value="PT19H17M35.601573759S" calcext:value-type="time">
            <text:p>19:17:35</text:p>
          </table:table-cell>
          <table:table-cell table:style-name="ce15" table:formula="of:=8*[.W145]" office:value-type="float" office:value="837.118437998861" calcext:value-type="float">
            <text:p>837.118437998861</text:p>
          </table:table-cell>
          <table:table-cell table:style-name="ce3" table:formula="of:=MOD([.E145]*1440+[.V145]+4*[.$B$4]-60*[.$B$5];1440)" office:value-type="float" office:value="844.965859436771" calcext:value-type="float">
            <text:p>844.965859436771</text:p>
          </table:table-cell>
          <table:table-cell table:style-name="ce3" table:formula="of:=IF([.AB145]/4&lt;0;[.AB145]/4+180;[.AB145]/4-180)" office:value-type="float" office:value="31.2414648591928" calcext:value-type="float">
            <text:p>31.2414648591928</text:p>
          </table:table-cell>
          <table:table-cell table:style-name="ce3" table:formula="of:=DEGREES(ACOS(SIN(RADIANS([.$B$3]))*SIN(RADIANS([.T145]))+COS(RADIANS([.$B$3]))*COS(RADIANS([.T145]))*COS(RADIANS([.AC145]))))" office:value-type="float" office:value="42.642885092777" calcext:value-type="float">
            <text:p>42.642885092777</text:p>
          </table:table-cell>
          <table:table-cell table:style-name="ce3" table:formula="of:=90-[.AD145]" office:value-type="float" office:value="47.357114907223" calcext:value-type="float">
            <text:p>47.357114907223</text:p>
          </table:table-cell>
          <table:table-cell table:style-name="ce3" table:formula="of:=IF([.AE145]&gt;85;0;IF([.AE145]&gt;5;58.1/TAN(RADIANS([.AE145]))-0.07/POWER(TAN(RADIANS([.AE145]));3)+0.000086/POWER(TAN(RADIANS([.AE145]));5);IF([.AE145]&gt;-0.575;1735+[.AE145]*(-518.2+[.AE145]*(103.4+[.AE145]*(-12.79+[.AE145]*0.711)));-20.772/TAN(RADIANS([.AE145])))))/3600" office:value-type="float" office:value="0.0148476071339359" calcext:value-type="float">
            <text:p>0.014847607133936</text:p>
          </table:table-cell>
          <table:table-cell table:style-name="ce3" table:formula="of:=[.AE145]+[.AF145]" office:value-type="float" office:value="47.3719625143569" calcext:value-type="float">
            <text:p>47.3719625143569</text:p>
          </table:table-cell>
          <table:table-cell table:style-name="ce3" table:formula="of:=IF([.AC145]&gt;0;MOD(DEGREES(ACOS(((SIN(RADIANS([.$B$3]))*COS(RADIANS([.AD145])))-SIN(RADIANS([.T145])))/(COS(RADIANS([.$B$3]))*SIN(RADIANS([.AD145])))))+180;360);MOD(540-DEGREES(ACOS(((SIN(RADIANS([.$B$3]))*COS(RADIANS([.AD145])))-SIN(RADIANS([.T145])))/(COS(RADIANS([.$B$3]))*SIN(RADIANS([.AD145])))));360))" office:value-type="float" office:value="228.356177770321" calcext:value-type="float">
            <text:p>228.35617777032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5]+0.1/24" office:value-type="time" office:time-value="PT14H30M00S" calcext:value-type="time">
            <text:p>14:30:00</text:p>
          </table:table-cell>
          <table:table-cell table:style-name="ce11" table:formula="of:=[.D146]+2415018.5+[.E146]-[.$B$5]/24" office:value-type="float" office:value="2451776.0625" calcext:value-type="float">
            <text:p>2451776.06</text:p>
          </table:table-cell>
          <table:table-cell table:style-name="ce13" table:formula="of:=([.F146]-2451545)/36525" office:value-type="float" office:value="0.00632614647501711" calcext:value-type="float">
            <text:p>0.00632615</text:p>
          </table:table-cell>
          <table:table-cell/>
          <table:table-cell table:style-name="ce3" table:formula="of:=MOD(280.46646+[.G146]*(36000.76983+[.G146]*0.0003032);360)" office:value-type="float" office:value="148.212603170091" calcext:value-type="float">
            <text:p>148.212603170091</text:p>
          </table:table-cell>
          <table:table-cell table:style-name="ce3" table:formula="of:=357.52911+[.G146]*(35999.05029-0.0001537*[.G146])" office:value-type="float" office:value="585.264375089896" calcext:value-type="float">
            <text:p>585.264375089896</text:p>
          </table:table-cell>
          <table:table-cell table:style-name="ce3" table:formula="of:=0.016708634-[.G146]*(0.000042037+0.0000001267*[.G146])" office:value-type="float" office:value="0.0167083680627101" calcext:value-type="float">
            <text:p>0.01670836806271</text:p>
          </table:table-cell>
          <table:table-cell table:style-name="ce3" table:formula="of:=SIN(RADIANS([.J146]))*(1.914602-[.G146]*(0.004817+0.000014*[.G146]))+SIN(RADIANS(2*[.J146]))*(0.019993-0.000101*[.G146])+SIN(RADIANS(3*[.J146]))*0.000289" office:value-type="float" office:value="-1.34024882647814" calcext:value-type="float">
            <text:p>-1.34024882647814</text:p>
          </table:table-cell>
          <table:table-cell table:style-name="ce3" table:formula="of:=[.I146]+[.L146]" office:value-type="float" office:value="146.872354343613" calcext:value-type="float">
            <text:p>146.872354343613</text:p>
          </table:table-cell>
          <table:table-cell table:style-name="ce3" table:formula="of:=[.J146]+[.L146]" office:value-type="float" office:value="583.924126263418" calcext:value-type="float">
            <text:p>583.924126263418</text:p>
          </table:table-cell>
          <table:table-cell table:style-name="ce3" table:formula="of:=(1.000001018*(1-[.K146]*[.K146]))/(1+[.K146]*COS(RADIANS([.N146])))" office:value-type="float" office:value="1.0118994033939" calcext:value-type="float">
            <text:p>1.0118994033939</text:p>
          </table:table-cell>
          <table:table-cell table:style-name="ce3" table:formula="of:=[.M146]-0.00569-0.00478*SIN(RADIANS(125.04-1934.136*[.G146]))" office:value-type="float" office:value="146.862257979116" calcext:value-type="float">
            <text:p>146.862257979116</text:p>
          </table:table-cell>
          <table:table-cell table:style-name="ce3" table:formula="of:=23+(26+((21.448-[.G146]*(46.815+[.G146]*(0.00059-[.G146]*0.001813))))/60)/60" office:value-type="float" office:value="23.4392088448416" calcext:value-type="float">
            <text:p>23.4392088448416</text:p>
          </table:table-cell>
          <table:table-cell table:style-name="ce3" table:formula="of:=[.Q146]+0.00256*COS(RADIANS(125.04-1934.136*[.G146]))" office:value-type="float" office:value="23.4382166248489" calcext:value-type="float">
            <text:p>23.4382166248489</text:p>
          </table:table-cell>
          <table:table-cell table:style-name="ce3" table:formula="of:=DEGREES(ATAN2(COS(RADIANS([.P146]));COS(RADIANS([.R146]))*SIN(RADIANS([.P146]))))" office:value-type="float" office:value="149.079847294688" calcext:value-type="float">
            <text:p>149.079847294688</text:p>
          </table:table-cell>
          <table:table-cell table:style-name="ce3" table:formula="of:=DEGREES(ASIN(SIN(RADIANS([.R146]))*SIN(RADIANS([.P146]))))" office:value-type="float" office:value="12.5585363222545" calcext:value-type="float">
            <text:p>12.5585363222545</text:p>
          </table:table-cell>
          <table:table-cell table:style-name="ce3" table:formula="of:=TAN(RADIANS([.R146]/2))*TAN(RADIANS([.R146]/2))" office:value-type="float" office:value="0.043030471625155" calcext:value-type="float">
            <text:p>0.043030471625155</text:p>
          </table:table-cell>
          <table:table-cell table:formula="of:=4*DEGREES([.U146]*SIN(2*RADIANS([.I146]))-2*[.K146]*SIN(RADIANS([.J146]))+4*[.K146]*[.U146]*SIN(RADIANS([.J146]))*COS(2*RADIANS([.I146]))-0.5*[.U146]*[.U146]*SIN(4*RADIANS([.I146]))-1.25*[.K146]*[.K146]*SIN(2*RADIANS([.J146])))" office:value-type="float" office:value="-3.51032318025369" calcext:value-type="float">
            <text:p>-3.51032318025369</text:p>
          </table:table-cell>
          <table:table-cell table:style-name="ce3" table:formula="of:=DEGREES(ACOS(COS(RADIANS(90.833))/(COS(RADIANS([.$B$3]))*COS(RADIANS([.T146])))-TAN(RADIANS([.$B$3]))*TAN(RADIANS([.T146]))))" office:value-type="float" office:value="104.638256961506" calcext:value-type="float">
            <text:p>104.638256961506</text:p>
          </table:table-cell>
          <table:table-cell table:style-name="ce9" table:formula="of:=(720-4*[.$B$4]-[.V146]+[.$B$5]*60)/1440" office:value-type="time" office:time-value="PT12H19M01.989790815S" calcext:value-type="time">
            <text:p>12:19:01</text:p>
          </table:table-cell>
          <table:table-cell table:style-name="ce9" table:formula="of:=[.X146]-[.W146]*4/1440" office:value-type="time" office:time-value="PT05H20M28.808120054S" calcext:value-type="time">
            <text:p>5:20:28</text:p>
          </table:table-cell>
          <table:table-cell table:style-name="ce9" table:formula="of:=[.X146]+[.W146]*4/1440" office:value-type="time" office:time-value="PT19H17M35.171461577S" calcext:value-type="time">
            <text:p>19:17:35</text:p>
          </table:table-cell>
          <table:table-cell table:style-name="ce15" table:formula="of:=8*[.W146]" office:value-type="float" office:value="837.106055692048" calcext:value-type="float">
            <text:p>837.106055692048</text:p>
          </table:table-cell>
          <table:table-cell table:style-name="ce3" table:formula="of:=MOD([.E146]*1440+[.V146]+4*[.$B$4]-60*[.$B$5];1440)" office:value-type="float" office:value="850.966836819745" calcext:value-type="float">
            <text:p>850.966836819745</text:p>
          </table:table-cell>
          <table:table-cell table:style-name="ce3" table:formula="of:=IF([.AB146]/4&lt;0;[.AB146]/4+180;[.AB146]/4-180)" office:value-type="float" office:value="32.7417092049363" calcext:value-type="float">
            <text:p>32.7417092049363</text:p>
          </table:table-cell>
          <table:table-cell table:style-name="ce3" table:formula="of:=DEGREES(ACOS(SIN(RADIANS([.$B$3]))*SIN(RADIANS([.T146]))+COS(RADIANS([.$B$3]))*COS(RADIANS([.T146]))*COS(RADIANS([.AC146]))))" office:value-type="float" office:value="43.4326675056986" calcext:value-type="float">
            <text:p>43.4326675056986</text:p>
          </table:table-cell>
          <table:table-cell table:style-name="ce3" table:formula="of:=90-[.AD146]" office:value-type="float" office:value="46.5673324943014" calcext:value-type="float">
            <text:p>46.5673324943014</text:p>
          </table:table-cell>
          <table:table-cell table:style-name="ce3" table:formula="of:=IF([.AE146]&gt;85;0;IF([.AE146]&gt;5;58.1/TAN(RADIANS([.AE146]))-0.07/POWER(TAN(RADIANS([.AE146]));3)+0.000086/POWER(TAN(RADIANS([.AE146]));5);IF([.AE146]&gt;-0.575;1735+[.AE146]*(-518.2+[.AE146]*(103.4+[.AE146]*(-12.79+[.AE146]*0.711)));-20.772/TAN(RADIANS([.AE146])))))/3600" office:value-type="float" office:value="0.015262746679403" calcext:value-type="float">
            <text:p>0.015262746679403</text:p>
          </table:table-cell>
          <table:table-cell table:style-name="ce3" table:formula="of:=[.AE146]+[.AF146]" office:value-type="float" office:value="46.5825952409808" calcext:value-type="float">
            <text:p>46.5825952409808</text:p>
          </table:table-cell>
          <table:table-cell table:style-name="ce3" table:formula="of:=IF([.AC146]&gt;0;MOD(DEGREES(ACOS(((SIN(RADIANS([.$B$3]))*COS(RADIANS([.AD146])))-SIN(RADIANS([.T146])))/(COS(RADIANS([.$B$3]))*SIN(RADIANS([.AD146])))))+180;360);MOD(540-DEGREES(ACOS(((SIN(RADIANS([.$B$3]))*COS(RADIANS([.AD146])))-SIN(RADIANS([.T146])))/(COS(RADIANS([.$B$3]))*SIN(RADIANS([.AD146])))));360))" office:value-type="float" office:value="230.163081346417" calcext:value-type="float">
            <text:p>230.16308134641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6]+0.1/24" office:value-type="time" office:time-value="PT14H36M00S" calcext:value-type="time">
            <text:p>14:36:00</text:p>
          </table:table-cell>
          <table:table-cell table:style-name="ce11" table:formula="of:=[.D147]+2415018.5+[.E147]-[.$B$5]/24" office:value-type="float" office:value="2451776.06666667" calcext:value-type="float">
            <text:p>2451776.07</text:p>
          </table:table-cell>
          <table:table-cell table:style-name="ce13" table:formula="of:=([.F147]-2451545)/36525" office:value-type="float" office:value="0.00632626055213919" calcext:value-type="float">
            <text:p>0.00632626</text:p>
          </table:table-cell>
          <table:table-cell/>
          <table:table-cell table:style-name="ce3" table:formula="of:=MOD(280.46646+[.G147]*(36000.76983+[.G147]*0.0003032);360)" office:value-type="float" office:value="148.216710034306" calcext:value-type="float">
            <text:p>148.216710034306</text:p>
          </table:table-cell>
          <table:table-cell table:style-name="ce3" table:formula="of:=357.52911+[.G147]*(35999.05029-0.0001537*[.G147])" office:value-type="float" office:value="585.268481757951" calcext:value-type="float">
            <text:p>585.268481757951</text:p>
          </table:table-cell>
          <table:table-cell table:style-name="ce3" table:formula="of:=0.016708634-[.G147]*(0.000042037+0.0000001267*[.G147])" office:value-type="float" office:value="0.0167083680579144" calcext:value-type="float">
            <text:p>0.016708368057915</text:p>
          </table:table-cell>
          <table:table-cell table:style-name="ce3" table:formula="of:=SIN(RADIANS([.J147]))*(1.914602-[.G147]*(0.004817+0.000014*[.G147]))+SIN(RADIANS(2*[.J147]))*(0.019993-0.000101*[.G147])+SIN(RADIANS(3*[.J147]))*0.000289" office:value-type="float" office:value="-1.34034538985943" calcext:value-type="float">
            <text:p>-1.34034538985943</text:p>
          </table:table-cell>
          <table:table-cell table:style-name="ce3" table:formula="of:=[.I147]+[.L147]" office:value-type="float" office:value="146.876364644447" calcext:value-type="float">
            <text:p>146.876364644447</text:p>
          </table:table-cell>
          <table:table-cell table:style-name="ce3" table:formula="of:=[.J147]+[.L147]" office:value-type="float" office:value="583.928136368091" calcext:value-type="float">
            <text:p>583.928136368091</text:p>
          </table:table-cell>
          <table:table-cell table:style-name="ce3" table:formula="of:=(1.000001018*(1-[.K147]*[.K147]))/(1+[.K147]*COS(RADIANS([.N147])))" office:value-type="float" office:value="1.01189857248248" calcext:value-type="float">
            <text:p>1.01189857248248</text:p>
          </table:table-cell>
          <table:table-cell table:style-name="ce3" table:formula="of:=[.M147]-0.00569-0.00478*SIN(RADIANS(125.04-1934.136*[.G147]))" office:value-type="float" office:value="146.866268272815" calcext:value-type="float">
            <text:p>146.866268272815</text:p>
          </table:table-cell>
          <table:table-cell table:style-name="ce3" table:formula="of:=23+(26+((21.448-[.G147]*(46.815+[.G147]*(0.00059-[.G147]*0.001813))))/60)/60" office:value-type="float" office:value="23.4392088433581" calcext:value-type="float">
            <text:p>23.4392088433581</text:p>
          </table:table-cell>
          <table:table-cell table:style-name="ce3" table:formula="of:=[.Q147]+0.00256*COS(RADIANS(125.04-1934.136*[.G147]))" office:value-type="float" office:value="23.4382166324531" calcext:value-type="float">
            <text:p>23.4382166324531</text:p>
          </table:table-cell>
          <table:table-cell table:style-name="ce3" table:formula="of:=DEGREES(ATAN2(COS(RADIANS([.P147]));COS(RADIANS([.R147]))*SIN(RADIANS([.P147]))))" office:value-type="float" office:value="149.083709268512" calcext:value-type="float">
            <text:p>149.083709268512</text:p>
          </table:table-cell>
          <table:table-cell table:style-name="ce3" table:formula="of:=DEGREES(ASIN(SIN(RADIANS([.R147]))*SIN(RADIANS([.P147]))))" office:value-type="float" office:value="12.5571678580544" calcext:value-type="float">
            <text:p>12.5571678580544</text:p>
          </table:table-cell>
          <table:table-cell table:style-name="ce3" table:formula="of:=TAN(RADIANS([.R147]/2))*TAN(RADIANS([.R147]/2))" office:value-type="float" office:value="0.0430304716538707" calcext:value-type="float">
            <text:p>0.043030471653871</text:p>
          </table:table-cell>
          <table:table-cell table:formula="of:=4*DEGREES([.U147]*SIN(2*RADIANS([.I147]))-2*[.K147]*SIN(RADIANS([.J147]))+4*[.K147]*[.U147]*SIN(RADIANS([.J147]))*COS(2*RADIANS([.I147]))-0.5*[.U147]*[.U147]*SIN(4*RADIANS([.I147]))-1.25*[.K147]*[.K147]*SIN(2*RADIANS([.J147])))" office:value-type="float" office:value="-3.50934565906615" calcext:value-type="float">
            <text:p>-3.50934565906615</text:p>
          </table:table-cell>
          <table:table-cell table:style-name="ce3" table:formula="of:=DEGREES(ACOS(COS(RADIANS(90.833))/(COS(RADIANS([.$B$3]))*COS(RADIANS([.T147])))-TAN(RADIANS([.$B$3]))*TAN(RADIANS([.T147]))))" office:value-type="float" office:value="104.636709136066" calcext:value-type="float">
            <text:p>104.636709136066</text:p>
          </table:table-cell>
          <table:table-cell table:style-name="ce9" table:formula="of:=(720-4*[.$B$4]-[.V147]+[.$B$5]*60)/1440" office:value-type="time" office:time-value="PT12H19M01.931139544S" calcext:value-type="time">
            <text:p>12:19:01</text:p>
          </table:table-cell>
          <table:table-cell table:style-name="ce9" table:formula="of:=[.X147]-[.W147]*4/1440" office:value-type="time" office:time-value="PT05H20M29.120946888S" calcext:value-type="time">
            <text:p>5:20:29</text:p>
          </table:table-cell>
          <table:table-cell table:style-name="ce9" table:formula="of:=[.X147]+[.W147]*4/1440" office:value-type="time" office:time-value="PT19H17M34.7413322S" calcext:value-type="time">
            <text:p>19:17:34</text:p>
          </table:table-cell>
          <table:table-cell table:style-name="ce15" table:formula="of:=8*[.W147]" office:value-type="float" office:value="837.093673088525" calcext:value-type="float">
            <text:p>837.093673088525</text:p>
          </table:table-cell>
          <table:table-cell table:style-name="ce3" table:formula="of:=MOD([.E147]*1440+[.V147]+4*[.$B$4]-60*[.$B$5];1440)" office:value-type="float" office:value="856.967814340933" calcext:value-type="float">
            <text:p>856.967814340933</text:p>
          </table:table-cell>
          <table:table-cell table:style-name="ce3" table:formula="of:=IF([.AB147]/4&lt;0;[.AB147]/4+180;[.AB147]/4-180)" office:value-type="float" office:value="34.2419535852331" calcext:value-type="float">
            <text:p>34.2419535852331</text:p>
          </table:table-cell>
          <table:table-cell table:style-name="ce3" table:formula="of:=DEGREES(ACOS(SIN(RADIANS([.$B$3]))*SIN(RADIANS([.T147]))+COS(RADIANS([.$B$3]))*COS(RADIANS([.T147]))*COS(RADIANS([.AC147]))))" office:value-type="float" office:value="44.2431989592976" calcext:value-type="float">
            <text:p>44.2431989592976</text:p>
          </table:table-cell>
          <table:table-cell table:style-name="ce3" table:formula="of:=90-[.AD147]" office:value-type="float" office:value="45.7568010407024" calcext:value-type="float">
            <text:p>45.7568010407024</text:p>
          </table:table-cell>
          <table:table-cell table:style-name="ce3" table:formula="of:=IF([.AE147]&gt;85;0;IF([.AE147]&gt;5;58.1/TAN(RADIANS([.AE147]))-0.07/POWER(TAN(RADIANS([.AE147]));3)+0.000086/POWER(TAN(RADIANS([.AE147]));5);IF([.AE147]&gt;-0.575;1735+[.AE147]*(-518.2+[.AE147]*(103.4+[.AE147]*(-12.79+[.AE147]*0.711)));-20.772/TAN(RADIANS([.AE147])))))/3600" office:value-type="float" office:value="0.0157001344603202" calcext:value-type="float">
            <text:p>0.01570013446032</text:p>
          </table:table-cell>
          <table:table-cell table:style-name="ce3" table:formula="of:=[.AE147]+[.AF147]" office:value-type="float" office:value="45.7725011751627" calcext:value-type="float">
            <text:p>45.7725011751627</text:p>
          </table:table-cell>
          <table:table-cell table:style-name="ce3" table:formula="of:=IF([.AC147]&gt;0;MOD(DEGREES(ACOS(((SIN(RADIANS([.$B$3]))*COS(RADIANS([.AD147])))-SIN(RADIANS([.T147])))/(COS(RADIANS([.$B$3]))*SIN(RADIANS([.AD147])))))+180;360);MOD(540-DEGREES(ACOS(((SIN(RADIANS([.$B$3]))*COS(RADIANS([.AD147])))-SIN(RADIANS([.T147])))/(COS(RADIANS([.$B$3]))*SIN(RADIANS([.AD147])))));360))" office:value-type="float" office:value="231.923994183231" calcext:value-type="float">
            <text:p>231.92399418323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7]+0.1/24" office:value-type="time" office:time-value="PT14H42M00S" calcext:value-type="time">
            <text:p>14:42:00</text:p>
          </table:table-cell>
          <table:table-cell table:style-name="ce11" table:formula="of:=[.D148]+2415018.5+[.E148]-[.$B$5]/24" office:value-type="float" office:value="2451776.07083333" calcext:value-type="float">
            <text:p>2451776.07</text:p>
          </table:table-cell>
          <table:table-cell table:style-name="ce13" table:formula="of:=([.F148]-2451545)/36525" office:value-type="float" office:value="0.00632637462924852" calcext:value-type="float">
            <text:p>0.00632637</text:p>
          </table:table-cell>
          <table:table-cell/>
          <table:table-cell table:style-name="ce3" table:formula="of:=MOD(280.46646+[.G148]*(36000.76983+[.G148]*0.0003032);360)" office:value-type="float" office:value="148.220816898063" calcext:value-type="float">
            <text:p>148.220816898063</text:p>
          </table:table-cell>
          <table:table-cell table:style-name="ce3" table:formula="of:=357.52911+[.G148]*(35999.05029-0.0001537*[.G148])" office:value-type="float" office:value="585.272588425546" calcext:value-type="float">
            <text:p>585.272588425546</text:p>
          </table:table-cell>
          <table:table-cell table:style-name="ce3" table:formula="of:=0.016708634-[.G148]*(0.000042037+0.0000001267*[.G148])" office:value-type="float" office:value="0.0167083680531188" calcext:value-type="float">
            <text:p>0.016708368053119</text:p>
          </table:table-cell>
          <table:table-cell table:style-name="ce3" table:formula="of:=SIN(RADIANS([.J148]))*(1.914602-[.G148]*(0.004817+0.000014*[.G148]))+SIN(RADIANS(2*[.J148]))*(0.019993-0.000101*[.G148])+SIN(RADIANS(3*[.J148]))*0.000289" office:value-type="float" office:value="-1.34044194664396" calcext:value-type="float">
            <text:p>-1.34044194664396</text:p>
          </table:table-cell>
          <table:table-cell table:style-name="ce3" table:formula="of:=[.I148]+[.L148]" office:value-type="float" office:value="146.880374951419" calcext:value-type="float">
            <text:p>146.880374951419</text:p>
          </table:table-cell>
          <table:table-cell table:style-name="ce3" table:formula="of:=[.J148]+[.L148]" office:value-type="float" office:value="583.932146478902" calcext:value-type="float">
            <text:p>583.932146478902</text:p>
          </table:table-cell>
          <table:table-cell table:style-name="ce3" table:formula="of:=(1.000001018*(1-[.K148]*[.K148]))/(1+[.K148]*COS(RADIANS([.N148])))" office:value-type="float" office:value="1.01189774151077" calcext:value-type="float">
            <text:p>1.01189774151077</text:p>
          </table:table-cell>
          <table:table-cell table:style-name="ce3" table:formula="of:=[.M148]-0.00569-0.00478*SIN(RADIANS(125.04-1934.136*[.G148]))" office:value-type="float" office:value="146.870278572653" calcext:value-type="float">
            <text:p>146.870278572653</text:p>
          </table:table-cell>
          <table:table-cell table:style-name="ce3" table:formula="of:=23+(26+((21.448-[.G148]*(46.815+[.G148]*(0.00059-[.G148]*0.001813))))/60)/60" office:value-type="float" office:value="23.4392088418746" calcext:value-type="float">
            <text:p>23.4392088418746</text:p>
          </table:table-cell>
          <table:table-cell table:style-name="ce3" table:formula="of:=[.Q148]+0.00256*COS(RADIANS(125.04-1934.136*[.G148]))" office:value-type="float" office:value="23.4382166400574" calcext:value-type="float">
            <text:p>23.4382166400574</text:p>
          </table:table-cell>
          <table:table-cell table:style-name="ce3" table:formula="of:=DEGREES(ATAN2(COS(RADIANS([.P148]));COS(RADIANS([.R148]))*SIN(RADIANS([.P148]))))" office:value-type="float" office:value="149.087571207155" calcext:value-type="float">
            <text:p>149.087571207155</text:p>
          </table:table-cell>
          <table:table-cell table:style-name="ce3" table:formula="of:=DEGREES(ASIN(SIN(RADIANS([.R148]))*SIN(RADIANS([.P148]))))" office:value-type="float" office:value="12.5557993365176" calcext:value-type="float">
            <text:p>12.5557993365176</text:p>
          </table:table-cell>
          <table:table-cell table:style-name="ce3" table:formula="of:=TAN(RADIANS([.R148]/2))*TAN(RADIANS([.R148]/2))" office:value-type="float" office:value="0.0430304716825864" calcext:value-type="float">
            <text:p>0.043030471682587</text:p>
          </table:table-cell>
          <table:table-cell table:formula="of:=4*DEGREES([.U148]*SIN(2*RADIANS([.I148]))-2*[.K148]*SIN(RADIANS([.J148]))+4*[.K148]*[.U148]*SIN(RADIANS([.J148]))*COS(2*RADIANS([.I148]))-0.5*[.U148]*[.U148]*SIN(4*RADIANS([.I148]))-1.25*[.K148]*[.K148]*SIN(2*RADIANS([.J148])))" office:value-type="float" office:value="-3.50836799989818" calcext:value-type="float">
            <text:p>-3.50836799989818</text:p>
          </table:table-cell>
          <table:table-cell table:style-name="ce3" table:formula="of:=DEGREES(ACOS(COS(RADIANS(90.833))/(COS(RADIANS([.$B$3]))*COS(RADIANS([.T148])))-TAN(RADIANS([.$B$3]))*TAN(RADIANS([.T148]))))" office:value-type="float" office:value="104.63516127389" calcext:value-type="float">
            <text:p>104.63516127389</text:p>
          </table:table-cell>
          <table:table-cell table:style-name="ce9" table:formula="of:=(720-4*[.$B$4]-[.V148]+[.$B$5]*60)/1440" office:value-type="time" office:time-value="PT12H19M01.872479994S" calcext:value-type="time">
            <text:p>12:19:01</text:p>
          </table:table-cell>
          <table:table-cell table:style-name="ce9" table:formula="of:=[.X148]-[.W148]*4/1440" office:value-type="time" office:time-value="PT05H20M29.43377426S" calcext:value-type="time">
            <text:p>5:20:29</text:p>
          </table:table-cell>
          <table:table-cell table:style-name="ce9" table:formula="of:=[.X148]+[.W148]*4/1440" office:value-type="time" office:time-value="PT19H17M34.311185727S" calcext:value-type="time">
            <text:p>19:17:34</text:p>
          </table:table-cell>
          <table:table-cell table:style-name="ce15" table:formula="of:=8*[.W148]" office:value-type="float" office:value="837.081290191116" calcext:value-type="float">
            <text:p>837.081290191116</text:p>
          </table:table-cell>
          <table:table-cell table:style-name="ce3" table:formula="of:=MOD([.E148]*1440+[.V148]+4*[.$B$4]-60*[.$B$5];1440)" office:value-type="float" office:value="862.968792000101" calcext:value-type="float">
            <text:p>862.968792000101</text:p>
          </table:table-cell>
          <table:table-cell table:style-name="ce3" table:formula="of:=IF([.AB148]/4&lt;0;[.AB148]/4+180;[.AB148]/4-180)" office:value-type="float" office:value="35.7421980000251" calcext:value-type="float">
            <text:p>35.7421980000251</text:p>
          </table:table-cell>
          <table:table-cell table:style-name="ce3" table:formula="of:=DEGREES(ACOS(SIN(RADIANS([.$B$3]))*SIN(RADIANS([.T148]))+COS(RADIANS([.$B$3]))*COS(RADIANS([.T148]))*COS(RADIANS([.AC148]))))" office:value-type="float" office:value="45.073198928756" calcext:value-type="float">
            <text:p>45.073198928756</text:p>
          </table:table-cell>
          <table:table-cell table:style-name="ce3" table:formula="of:=90-[.AD148]" office:value-type="float" office:value="44.926801071244" calcext:value-type="float">
            <text:p>44.926801071244</text:p>
          </table:table-cell>
          <table:table-cell table:style-name="ce3" table:formula="of:=IF([.AE148]&gt;85;0;IF([.AE148]&gt;5;58.1/TAN(RADIANS([.AE148]))-0.07/POWER(TAN(RADIANS([.AE148]));3)+0.000086/POWER(TAN(RADIANS([.AE148]));5);IF([.AE148]&gt;-0.575;1735+[.AE148]*(-518.2+[.AE148]*(103.4+[.AE148]*(-12.79+[.AE148]*0.711)));-20.772/TAN(RADIANS([.AE148])))))/3600" office:value-type="float" office:value="0.016160608663749" calcext:value-type="float">
            <text:p>0.016160608663749</text:p>
          </table:table-cell>
          <table:table-cell table:style-name="ce3" table:formula="of:=[.AE148]+[.AF148]" office:value-type="float" office:value="44.9429616799077" calcext:value-type="float">
            <text:p>44.9429616799077</text:p>
          </table:table-cell>
          <table:table-cell table:style-name="ce3" table:formula="of:=IF([.AC148]&gt;0;MOD(DEGREES(ACOS(((SIN(RADIANS([.$B$3]))*COS(RADIANS([.AD148])))-SIN(RADIANS([.T148])))/(COS(RADIANS([.$B$3]))*SIN(RADIANS([.AD148])))))+180;360);MOD(540-DEGREES(ACOS(((SIN(RADIANS([.$B$3]))*COS(RADIANS([.AD148])))-SIN(RADIANS([.T148])))/(COS(RADIANS([.$B$3]))*SIN(RADIANS([.AD148])))));360))" office:value-type="float" office:value="233.64049453495" calcext:value-type="float">
            <text:p>233.6404945349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8]+0.1/24" office:value-type="time" office:time-value="PT14H48M00S" calcext:value-type="time">
            <text:p>14:48:00</text:p>
          </table:table-cell>
          <table:table-cell table:style-name="ce11" table:formula="of:=[.D149]+2415018.5+[.E149]-[.$B$5]/24" office:value-type="float" office:value="2451776.075" calcext:value-type="float">
            <text:p>2451776.08</text:p>
          </table:table-cell>
          <table:table-cell table:style-name="ce13" table:formula="of:=([.F149]-2451545)/36525" office:value-type="float" office:value="0.0063264887063706" calcext:value-type="float">
            <text:p>0.00632649</text:p>
          </table:table-cell>
          <table:table-cell/>
          <table:table-cell table:style-name="ce3" table:formula="of:=MOD(280.46646+[.G149]*(36000.76983+[.G149]*0.0003032);360)" office:value-type="float" office:value="148.224923762278" calcext:value-type="float">
            <text:p>148.224923762278</text:p>
          </table:table-cell>
          <table:table-cell table:style-name="ce3" table:formula="of:=357.52911+[.G149]*(35999.05029-0.0001537*[.G149])" office:value-type="float" office:value="585.276695093601" calcext:value-type="float">
            <text:p>585.276695093601</text:p>
          </table:table-cell>
          <table:table-cell table:style-name="ce3" table:formula="of:=0.016708634-[.G149]*(0.000042037+0.0000001267*[.G149])" office:value-type="float" office:value="0.0167083680483232" calcext:value-type="float">
            <text:p>0.016708368048323</text:p>
          </table:table-cell>
          <table:table-cell table:style-name="ce3" table:formula="of:=SIN(RADIANS([.J149]))*(1.914602-[.G149]*(0.004817+0.000014*[.G149]))+SIN(RADIANS(2*[.J149]))*(0.019993-0.000101*[.G149])+SIN(RADIANS(3*[.J149]))*0.000289" office:value-type="float" office:value="-1.34053849685282" calcext:value-type="float">
            <text:p>-1.34053849685282</text:p>
          </table:table-cell>
          <table:table-cell table:style-name="ce3" table:formula="of:=[.I149]+[.L149]" office:value-type="float" office:value="146.884385265425" calcext:value-type="float">
            <text:p>146.884385265425</text:p>
          </table:table-cell>
          <table:table-cell table:style-name="ce3" table:formula="of:=[.J149]+[.L149]" office:value-type="float" office:value="583.936156596748" calcext:value-type="float">
            <text:p>583.936156596748</text:p>
          </table:table-cell>
          <table:table-cell table:style-name="ce3" table:formula="of:=(1.000001018*(1-[.K149]*[.K149]))/(1+[.K149]*COS(RADIANS([.N149])))" office:value-type="float" office:value="1.0118969104786" calcext:value-type="float">
            <text:p>1.0118969104786</text:p>
          </table:table-cell>
          <table:table-cell table:style-name="ce3" table:formula="of:=[.M149]-0.00569-0.00478*SIN(RADIANS(125.04-1934.136*[.G149]))" office:value-type="float" office:value="146.874288879525" calcext:value-type="float">
            <text:p>146.874288879525</text:p>
          </table:table-cell>
          <table:table-cell table:style-name="ce3" table:formula="of:=23+(26+((21.448-[.G149]*(46.815+[.G149]*(0.00059-[.G149]*0.001813))))/60)/60" office:value-type="float" office:value="23.4392088403911" calcext:value-type="float">
            <text:p>23.4392088403911</text:p>
          </table:table-cell>
          <table:table-cell table:style-name="ce3" table:formula="of:=[.Q149]+0.00256*COS(RADIANS(125.04-1934.136*[.G149]))" office:value-type="float" office:value="23.4382166476617" calcext:value-type="float">
            <text:p>23.4382166476617</text:p>
          </table:table-cell>
          <table:table-cell table:style-name="ce3" table:formula="of:=DEGREES(ATAN2(COS(RADIANS([.P149]));COS(RADIANS([.R149]))*SIN(RADIANS([.P149]))))" office:value-type="float" office:value="149.091433111484" calcext:value-type="float">
            <text:p>149.091433111484</text:p>
          </table:table-cell>
          <table:table-cell table:style-name="ce3" table:formula="of:=DEGREES(ASIN(SIN(RADIANS([.R149]))*SIN(RADIANS([.P149]))))" office:value-type="float" office:value="12.5544307573446" calcext:value-type="float">
            <text:p>12.5544307573446</text:p>
          </table:table-cell>
          <table:table-cell table:style-name="ce3" table:formula="of:=TAN(RADIANS([.R149]/2))*TAN(RADIANS([.R149]/2))" office:value-type="float" office:value="0.0430304717113023" calcext:value-type="float">
            <text:p>0.043030471711302</text:p>
          </table:table-cell>
          <table:table-cell table:formula="of:=4*DEGREES([.U149]*SIN(2*RADIANS([.I149]))-2*[.K149]*SIN(RADIANS([.J149]))+4*[.K149]*[.U149]*SIN(RADIANS([.J149]))*COS(2*RADIANS([.I149]))-0.5*[.U149]*[.U149]*SIN(4*RADIANS([.I149]))-1.25*[.K149]*[.K149]*SIN(2*RADIANS([.J149])))" office:value-type="float" office:value="-3.50739020254604" calcext:value-type="float">
            <text:p>-3.50739020254604</text:p>
          </table:table-cell>
          <table:table-cell table:style-name="ce3" table:formula="of:=DEGREES(ACOS(COS(RADIANS(90.833))/(COS(RADIANS([.$B$3]))*COS(RADIANS([.T149])))-TAN(RADIANS([.$B$3]))*TAN(RADIANS([.T149]))))" office:value-type="float" office:value="104.633613374639" calcext:value-type="float">
            <text:p>104.633613374639</text:p>
          </table:table-cell>
          <table:table-cell table:style-name="ce9" table:formula="of:=(720-4*[.$B$4]-[.V149]+[.$B$5]*60)/1440" office:value-type="time" office:time-value="PT12H19M01.813812153S" calcext:value-type="time">
            <text:p>12:19:01</text:p>
          </table:table-cell>
          <table:table-cell table:style-name="ce9" table:formula="of:=[.X149]-[.W149]*4/1440" office:value-type="time" office:time-value="PT05H20M29.746602239S" calcext:value-type="time">
            <text:p>5:20:29</text:p>
          </table:table-cell>
          <table:table-cell table:style-name="ce9" table:formula="of:=[.X149]+[.W149]*4/1440" office:value-type="time" office:time-value="PT19H17M33.881022066S" calcext:value-type="time">
            <text:p>19:17:33</text:p>
          </table:table-cell>
          <table:table-cell table:style-name="ce15" table:formula="of:=8*[.W149]" office:value-type="float" office:value="837.068906997109" calcext:value-type="float">
            <text:p>837.068906997109</text:p>
          </table:table-cell>
          <table:table-cell table:style-name="ce3" table:formula="of:=MOD([.E149]*1440+[.V149]+4*[.$B$4]-60*[.$B$5];1440)" office:value-type="float" office:value="868.969769797453" calcext:value-type="float">
            <text:p>868.969769797453</text:p>
          </table:table-cell>
          <table:table-cell table:style-name="ce3" table:formula="of:=IF([.AB149]/4&lt;0;[.AB149]/4+180;[.AB149]/4-180)" office:value-type="float" office:value="37.2424424493632" calcext:value-type="float">
            <text:p>37.2424424493632</text:p>
          </table:table-cell>
          <table:table-cell table:style-name="ce3" table:formula="of:=DEGREES(ACOS(SIN(RADIANS([.$B$3]))*SIN(RADIANS([.T149]))+COS(RADIANS([.$B$3]))*COS(RADIANS([.T149]))*COS(RADIANS([.AC149]))))" office:value-type="float" office:value="45.9214448069475" calcext:value-type="float">
            <text:p>45.9214448069475</text:p>
          </table:table-cell>
          <table:table-cell table:style-name="ce3" table:formula="of:=90-[.AD149]" office:value-type="float" office:value="44.0785551930525" calcext:value-type="float">
            <text:p>44.0785551930525</text:p>
          </table:table-cell>
          <table:table-cell table:style-name="ce3" table:formula="of:=IF([.AE149]&gt;85;0;IF([.AE149]&gt;5;58.1/TAN(RADIANS([.AE149]))-0.07/POWER(TAN(RADIANS([.AE149]));3)+0.000086/POWER(TAN(RADIANS([.AE149]));5);IF([.AE149]&gt;-0.575;1735+[.AE149]*(-518.2+[.AE149]*(103.4+[.AE149]*(-12.79+[.AE149]*0.711)));-20.772/TAN(RADIANS([.AE149])))))/3600" office:value-type="float" office:value="0.0166451324982654" calcext:value-type="float">
            <text:p>0.016645132498266</text:p>
          </table:table-cell>
          <table:table-cell table:style-name="ce3" table:formula="of:=[.AE149]+[.AF149]" office:value-type="float" office:value="44.0952003255508" calcext:value-type="float">
            <text:p>44.0952003255508</text:p>
          </table:table-cell>
          <table:table-cell table:style-name="ce3" table:formula="of:=IF([.AC149]&gt;0;MOD(DEGREES(ACOS(((SIN(RADIANS([.$B$3]))*COS(RADIANS([.AD149])))-SIN(RADIANS([.T149])))/(COS(RADIANS([.$B$3]))*SIN(RADIANS([.AD149])))))+180;360);MOD(540-DEGREES(ACOS(((SIN(RADIANS([.$B$3]))*COS(RADIANS([.AD149])))-SIN(RADIANS([.T149])))/(COS(RADIANS([.$B$3]))*SIN(RADIANS([.AD149])))));360))" office:value-type="float" office:value="235.314227001284" calcext:value-type="float">
            <text:p>235.31422700128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49]+0.1/24" office:value-type="time" office:time-value="PT14H54M00S" calcext:value-type="time">
            <text:p>14:54:00</text:p>
          </table:table-cell>
          <table:table-cell table:style-name="ce11" table:formula="of:=[.D150]+2415018.5+[.E150]-[.$B$5]/24" office:value-type="float" office:value="2451776.07916667" calcext:value-type="float">
            <text:p>2451776.08</text:p>
          </table:table-cell>
          <table:table-cell table:style-name="ce13" table:formula="of:=([.F150]-2451545)/36525" office:value-type="float" office:value="0.00632660278347993" calcext:value-type="float">
            <text:p>0.00632660</text:p>
          </table:table-cell>
          <table:table-cell/>
          <table:table-cell table:style-name="ce3" table:formula="of:=MOD(280.46646+[.G150]*(36000.76983+[.G150]*0.0003032);360)" office:value-type="float" office:value="148.229030626034" calcext:value-type="float">
            <text:p>148.229030626034</text:p>
          </table:table-cell>
          <table:table-cell table:style-name="ce3" table:formula="of:=357.52911+[.G150]*(35999.05029-0.0001537*[.G150])" office:value-type="float" office:value="585.280801761196" calcext:value-type="float">
            <text:p>585.280801761196</text:p>
          </table:table-cell>
          <table:table-cell table:style-name="ce3" table:formula="of:=0.016708634-[.G150]*(0.000042037+0.0000001267*[.G150])" office:value-type="float" office:value="0.0167083680435275" calcext:value-type="float">
            <text:p>0.016708368043528</text:p>
          </table:table-cell>
          <table:table-cell table:style-name="ce3" table:formula="of:=SIN(RADIANS([.J150]))*(1.914602-[.G150]*(0.004817+0.000014*[.G150]))+SIN(RADIANS(2*[.J150]))*(0.019993-0.000101*[.G150])+SIN(RADIANS(3*[.J150]))*0.000289" office:value-type="float" office:value="-1.34063504046392" calcext:value-type="float">
            <text:p>-1.34063504046392</text:p>
          </table:table-cell>
          <table:table-cell table:style-name="ce3" table:formula="of:=[.I150]+[.L150]" office:value-type="float" office:value="146.88839558557" calcext:value-type="float">
            <text:p>146.88839558557</text:p>
          </table:table-cell>
          <table:table-cell table:style-name="ce3" table:formula="of:=[.J150]+[.L150]" office:value-type="float" office:value="583.940166720732" calcext:value-type="float">
            <text:p>583.940166720732</text:p>
          </table:table-cell>
          <table:table-cell table:style-name="ce3" table:formula="of:=(1.000001018*(1-[.K150]*[.K150]))/(1+[.K150]*COS(RADIANS([.N150])))" office:value-type="float" office:value="1.01189607938616" calcext:value-type="float">
            <text:p>1.01189607938616</text:p>
          </table:table-cell>
          <table:table-cell table:style-name="ce3" table:formula="of:=[.M150]-0.00569-0.00478*SIN(RADIANS(125.04-1934.136*[.G150]))" office:value-type="float" office:value="146.878299192536" calcext:value-type="float">
            <text:p>146.878299192536</text:p>
          </table:table-cell>
          <table:table-cell table:style-name="ce3" table:formula="of:=23+(26+((21.448-[.G150]*(46.815+[.G150]*(0.00059-[.G150]*0.001813))))/60)/60" office:value-type="float" office:value="23.4392088389076" calcext:value-type="float">
            <text:p>23.4392088389076</text:p>
          </table:table-cell>
          <table:table-cell table:style-name="ce3" table:formula="of:=[.Q150]+0.00256*COS(RADIANS(125.04-1934.136*[.G150]))" office:value-type="float" office:value="23.438216655266" calcext:value-type="float">
            <text:p>23.438216655266</text:p>
          </table:table-cell>
          <table:table-cell table:style-name="ce3" table:formula="of:=DEGREES(ATAN2(COS(RADIANS([.P150]));COS(RADIANS([.R150]))*SIN(RADIANS([.P150]))))" office:value-type="float" office:value="149.095294980638" calcext:value-type="float">
            <text:p>149.095294980638</text:p>
          </table:table-cell>
          <table:table-cell table:style-name="ce3" table:formula="of:=DEGREES(ASIN(SIN(RADIANS([.R150]))*SIN(RADIANS([.P150]))))" office:value-type="float" office:value="12.5530621208477" calcext:value-type="float">
            <text:p>12.5530621208477</text:p>
          </table:table-cell>
          <table:table-cell table:style-name="ce3" table:formula="of:=TAN(RADIANS([.R150]/2))*TAN(RADIANS([.R150]/2))" office:value-type="float" office:value="0.0430304717400181" calcext:value-type="float">
            <text:p>0.043030471740018</text:p>
          </table:table-cell>
          <table:table-cell table:formula="of:=4*DEGREES([.U150]*SIN(2*RADIANS([.I150]))-2*[.K150]*SIN(RADIANS([.J150]))+4*[.K150]*[.U150]*SIN(RADIANS([.J150]))*COS(2*RADIANS([.I150]))-0.5*[.U150]*[.U150]*SIN(4*RADIANS([.I150]))-1.25*[.K150]*[.K150]*SIN(2*RADIANS([.J150])))" office:value-type="float" office:value="-3.50641226724306" calcext:value-type="float">
            <text:p>-3.50641226724306</text:p>
          </table:table-cell>
          <table:table-cell table:style-name="ce3" table:formula="of:=DEGREES(ACOS(COS(RADIANS(90.833))/(COS(RADIANS([.$B$3]))*COS(RADIANS([.T150])))-TAN(RADIANS([.$B$3]))*TAN(RADIANS([.T150]))))" office:value-type="float" office:value="104.632065438666" calcext:value-type="float">
            <text:p>104.632065438666</text:p>
          </table:table-cell>
          <table:table-cell table:style-name="ce9" table:formula="of:=(720-4*[.$B$4]-[.V150]+[.$B$5]*60)/1440" office:value-type="time" office:time-value="PT12H19M01.755136035S" calcext:value-type="time">
            <text:p>12:19:01</text:p>
          </table:table-cell>
          <table:table-cell table:style-name="ce9" table:formula="of:=[.X150]-[.W150]*4/1440" office:value-type="time" office:time-value="PT05H20M30.059430755S" calcext:value-type="time">
            <text:p>5:20:30</text:p>
          </table:table-cell>
          <table:table-cell table:style-name="ce9" table:formula="of:=[.X150]+[.W150]*4/1440" office:value-type="time" office:time-value="PT19H17M33.450841314S" calcext:value-type="time">
            <text:p>19:17:33</text:p>
          </table:table-cell>
          <table:table-cell table:style-name="ce15" table:formula="of:=8*[.W150]" office:value-type="float" office:value="837.056523509327" calcext:value-type="float">
            <text:p>837.056523509327</text:p>
          </table:table-cell>
          <table:table-cell table:style-name="ce3" table:formula="of:=MOD([.E150]*1440+[.V150]+4*[.$B$4]-60*[.$B$5];1440)" office:value-type="float" office:value="874.970747732756" calcext:value-type="float">
            <text:p>874.970747732756</text:p>
          </table:table-cell>
          <table:table-cell table:style-name="ce3" table:formula="of:=IF([.AB150]/4&lt;0;[.AB150]/4+180;[.AB150]/4-180)" office:value-type="float" office:value="38.7426869331889" calcext:value-type="float">
            <text:p>38.7426869331889</text:p>
          </table:table-cell>
          <table:table-cell table:style-name="ce3" table:formula="of:=DEGREES(ACOS(SIN(RADIANS([.$B$3]))*SIN(RADIANS([.T150]))+COS(RADIANS([.$B$3]))*COS(RADIANS([.T150]))*COS(RADIANS([.AC150]))))" office:value-type="float" office:value="46.7867714724034" calcext:value-type="float">
            <text:p>46.7867714724034</text:p>
          </table:table-cell>
          <table:table-cell table:style-name="ce3" table:formula="of:=90-[.AD150]" office:value-type="float" office:value="43.2132285275966" calcext:value-type="float">
            <text:p>43.2132285275966</text:p>
          </table:table-cell>
          <table:table-cell table:style-name="ce3" table:formula="of:=IF([.AE150]&gt;85;0;IF([.AE150]&gt;5;58.1/TAN(RADIANS([.AE150]))-0.07/POWER(TAN(RADIANS([.AE150]));3)+0.000086/POWER(TAN(RADIANS([.AE150]));5);IF([.AE150]&gt;-0.575;1735+[.AE150]*(-518.2+[.AE150]*(103.4+[.AE150]*(-12.79+[.AE150]*0.711)));-20.772/TAN(RADIANS([.AE150])))))/3600" office:value-type="float" office:value="0.0171548058727629" calcext:value-type="float">
            <text:p>0.017154805872763</text:p>
          </table:table-cell>
          <table:table-cell table:style-name="ce3" table:formula="of:=[.AE150]+[.AF150]" office:value-type="float" office:value="43.2303833334694" calcext:value-type="float">
            <text:p>43.2303833334694</text:p>
          </table:table-cell>
          <table:table-cell table:style-name="ce3" table:formula="of:=IF([.AC150]&gt;0;MOD(DEGREES(ACOS(((SIN(RADIANS([.$B$3]))*COS(RADIANS([.AD150])))-SIN(RADIANS([.T150])))/(COS(RADIANS([.$B$3]))*SIN(RADIANS([.AD150])))))+180;360);MOD(540-DEGREES(ACOS(((SIN(RADIANS([.$B$3]))*COS(RADIANS([.AD150])))-SIN(RADIANS([.T150])))/(COS(RADIANS([.$B$3]))*SIN(RADIANS([.AD150])))));360))" office:value-type="float" office:value="236.946879920478" calcext:value-type="float">
            <text:p>236.94687992047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0]+0.1/24" office:value-type="time" office:time-value="PT15H00M00S" calcext:value-type="time">
            <text:p>15:00:00</text:p>
          </table:table-cell>
          <table:table-cell table:style-name="ce11" table:formula="of:=[.D151]+2415018.5+[.E151]-[.$B$5]/24" office:value-type="float" office:value="2451776.08333333" calcext:value-type="float">
            <text:p>2451776.08</text:p>
          </table:table-cell>
          <table:table-cell table:style-name="ce13" table:formula="of:=([.F151]-2451545)/36525" office:value-type="float" office:value="0.00632671686060201" calcext:value-type="float">
            <text:p>0.00632672</text:p>
          </table:table-cell>
          <table:table-cell/>
          <table:table-cell table:style-name="ce3" table:formula="of:=MOD(280.46646+[.G151]*(36000.76983+[.G151]*0.0003032);360)" office:value-type="float" office:value="148.23313749025" calcext:value-type="float">
            <text:p>148.23313749025</text:p>
          </table:table-cell>
          <table:table-cell table:style-name="ce3" table:formula="of:=357.52911+[.G151]*(35999.05029-0.0001537*[.G151])" office:value-type="float" office:value="585.284908429251" calcext:value-type="float">
            <text:p>585.284908429251</text:p>
          </table:table-cell>
          <table:table-cell table:style-name="ce3" table:formula="of:=0.016708634-[.G151]*(0.000042037+0.0000001267*[.G151])" office:value-type="float" office:value="0.0167083680387319" calcext:value-type="float">
            <text:p>0.016708368038732</text:p>
          </table:table-cell>
          <table:table-cell table:style-name="ce3" table:formula="of:=SIN(RADIANS([.J151]))*(1.914602-[.G151]*(0.004817+0.000014*[.G151]))+SIN(RADIANS(2*[.J151]))*(0.019993-0.000101*[.G151])+SIN(RADIANS(3*[.J151]))*0.000289" office:value-type="float" office:value="-1.34073157749837" calcext:value-type="float">
            <text:p>-1.34073157749837</text:p>
          </table:table-cell>
          <table:table-cell table:style-name="ce3" table:formula="of:=[.I151]+[.L151]" office:value-type="float" office:value="146.892405912751" calcext:value-type="float">
            <text:p>146.892405912751</text:p>
          </table:table-cell>
          <table:table-cell table:style-name="ce3" table:formula="of:=[.J151]+[.L151]" office:value-type="float" office:value="583.944176851752" calcext:value-type="float">
            <text:p>583.944176851752</text:p>
          </table:table-cell>
          <table:table-cell table:style-name="ce3" table:formula="of:=(1.000001018*(1-[.K151]*[.K151]))/(1+[.K151]*COS(RADIANS([.N151])))" office:value-type="float" office:value="1.01189524823327" calcext:value-type="float">
            <text:p>1.01189524823327</text:p>
          </table:table-cell>
          <table:table-cell table:style-name="ce3" table:formula="of:=[.M151]-0.00569-0.00478*SIN(RADIANS(125.04-1934.136*[.G151]))" office:value-type="float" office:value="146.882309512583" calcext:value-type="float">
            <text:p>146.882309512583</text:p>
          </table:table-cell>
          <table:table-cell table:style-name="ce3" table:formula="of:=23+(26+((21.448-[.G151]*(46.815+[.G151]*(0.00059-[.G151]*0.001813))))/60)/60" office:value-type="float" office:value="23.4392088374242" calcext:value-type="float">
            <text:p>23.4392088374242</text:p>
          </table:table-cell>
          <table:table-cell table:style-name="ce3" table:formula="of:=[.Q151]+0.00256*COS(RADIANS(125.04-1934.136*[.G151]))" office:value-type="float" office:value="23.4382166628703" calcext:value-type="float">
            <text:p>23.4382166628703</text:p>
          </table:table-cell>
          <table:table-cell table:style-name="ce3" table:formula="of:=DEGREES(ATAN2(COS(RADIANS([.P151]));COS(RADIANS([.R151]))*SIN(RADIANS([.P151]))))" office:value-type="float" office:value="149.099156815484" calcext:value-type="float">
            <text:p>149.099156815484</text:p>
          </table:table-cell>
          <table:table-cell table:style-name="ce3" table:formula="of:=DEGREES(ASIN(SIN(RADIANS([.R151]))*SIN(RADIANS([.P151]))))" office:value-type="float" office:value="12.5516934267273" calcext:value-type="float">
            <text:p>12.5516934267273</text:p>
          </table:table-cell>
          <table:table-cell table:style-name="ce3" table:formula="of:=TAN(RADIANS([.R151]/2))*TAN(RADIANS([.R151]/2))" office:value-type="float" office:value="0.043030471768734" calcext:value-type="float">
            <text:p>0.043030471768734</text:p>
          </table:table-cell>
          <table:table-cell table:formula="of:=4*DEGREES([.U151]*SIN(2*RADIANS([.I151]))-2*[.K151]*SIN(RADIANS([.J151]))+4*[.K151]*[.U151]*SIN(RADIANS([.J151]))*COS(2*RADIANS([.I151]))-0.5*[.U151]*[.U151]*SIN(4*RADIANS([.I151]))-1.25*[.K151]*[.K151]*SIN(2*RADIANS([.J151])))" office:value-type="float" office:value="-3.50543419378546" calcext:value-type="float">
            <text:p>-3.50543419378546</text:p>
          </table:table-cell>
          <table:table-cell table:style-name="ce3" table:formula="of:=DEGREES(ACOS(COS(RADIANS(90.833))/(COS(RADIANS([.$B$3]))*COS(RADIANS([.T151])))-TAN(RADIANS([.$B$3]))*TAN(RADIANS([.T151]))))" office:value-type="float" office:value="104.630517465632" calcext:value-type="float">
            <text:p>104.630517465632</text:p>
          </table:table-cell>
          <table:table-cell table:style-name="ce9" table:formula="of:=(720-4*[.$B$4]-[.V151]+[.$B$5]*60)/1440" office:value-type="time" office:time-value="PT12H19M01.696451627S" calcext:value-type="time">
            <text:p>12:19:01</text:p>
          </table:table-cell>
          <table:table-cell table:style-name="ce9" table:formula="of:=[.X151]-[.W151]*4/1440" office:value-type="time" office:time-value="PT05H20M30.372259875S" calcext:value-type="time">
            <text:p>5:20:30</text:p>
          </table:table-cell>
          <table:table-cell table:style-name="ce9" table:formula="of:=[.X151]+[.W151]*4/1440" office:value-type="time" office:time-value="PT19H17M33.020643379S" calcext:value-type="time">
            <text:p>19:17:33</text:p>
          </table:table-cell>
          <table:table-cell table:style-name="ce15" table:formula="of:=8*[.W151]" office:value-type="float" office:value="837.044139725058" calcext:value-type="float">
            <text:p>837.044139725058</text:p>
          </table:table-cell>
          <table:table-cell table:style-name="ce3" table:formula="of:=MOD([.E151]*1440+[.V151]+4*[.$B$4]-60*[.$B$5];1440)" office:value-type="float" office:value="880.971725806213" calcext:value-type="float">
            <text:p>880.971725806213</text:p>
          </table:table-cell>
          <table:table-cell table:style-name="ce3" table:formula="of:=IF([.AB151]/4&lt;0;[.AB151]/4+180;[.AB151]/4-180)" office:value-type="float" office:value="40.2429314515533" calcext:value-type="float">
            <text:p>40.2429314515533</text:p>
          </table:table-cell>
          <table:table-cell table:style-name="ce3" table:formula="of:=DEGREES(ACOS(SIN(RADIANS([.$B$3]))*SIN(RADIANS([.T151]))+COS(RADIANS([.$B$3]))*COS(RADIANS([.T151]))*COS(RADIANS([.AC151]))))" office:value-type="float" office:value="47.6680702621542" calcext:value-type="float">
            <text:p>47.6680702621542</text:p>
          </table:table-cell>
          <table:table-cell table:style-name="ce3" table:formula="of:=90-[.AD151]" office:value-type="float" office:value="42.3319297378458" calcext:value-type="float">
            <text:p>42.3319297378458</text:p>
          </table:table-cell>
          <table:table-cell table:style-name="ce3" table:formula="of:=IF([.AE151]&gt;85;0;IF([.AE151]&gt;5;58.1/TAN(RADIANS([.AE151]))-0.07/POWER(TAN(RADIANS([.AE151]));3)+0.000086/POWER(TAN(RADIANS([.AE151]));5);IF([.AE151]&gt;-0.575;1735+[.AE151]*(-518.2+[.AE151]*(103.4+[.AE151]*(-12.79+[.AE151]*0.711)));-20.772/TAN(RADIANS([.AE151])))))/3600" office:value-type="float" office:value="0.0176908786647802" calcext:value-type="float">
            <text:p>0.01769087866478</text:p>
          </table:table-cell>
          <table:table-cell table:style-name="ce3" table:formula="of:=[.AE151]+[.AF151]" office:value-type="float" office:value="42.3496206165105" calcext:value-type="float">
            <text:p>42.3496206165105</text:p>
          </table:table-cell>
          <table:table-cell table:style-name="ce3" table:formula="of:=IF([.AC151]&gt;0;MOD(DEGREES(ACOS(((SIN(RADIANS([.$B$3]))*COS(RADIANS([.AD151])))-SIN(RADIANS([.T151])))/(COS(RADIANS([.$B$3]))*SIN(RADIANS([.AD151])))))+180;360);MOD(540-DEGREES(ACOS(((SIN(RADIANS([.$B$3]))*COS(RADIANS([.AD151])))-SIN(RADIANS([.T151])))/(COS(RADIANS([.$B$3]))*SIN(RADIANS([.AD151])))));360))" office:value-type="float" office:value="238.540166081652" calcext:value-type="float">
            <text:p>238.54016608165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1]+0.1/24" office:value-type="time" office:time-value="PT15H06M00S" calcext:value-type="time">
            <text:p>15:06:00</text:p>
          </table:table-cell>
          <table:table-cell table:style-name="ce11" table:formula="of:=[.D152]+2415018.5+[.E152]-[.$B$5]/24" office:value-type="float" office:value="2451776.0875" calcext:value-type="float">
            <text:p>2451776.09</text:p>
          </table:table-cell>
          <table:table-cell table:style-name="ce13" table:formula="of:=([.F152]-2451545)/36525" office:value-type="float" office:value="0.00632683093772409" calcext:value-type="float">
            <text:p>0.00632683</text:p>
          </table:table-cell>
          <table:table-cell/>
          <table:table-cell table:style-name="ce3" table:formula="of:=MOD(280.46646+[.G152]*(36000.76983+[.G152]*0.0003032);360)" office:value-type="float" office:value="148.237244354465" calcext:value-type="float">
            <text:p>148.237244354465</text:p>
          </table:table-cell>
          <table:table-cell table:style-name="ce3" table:formula="of:=357.52911+[.G152]*(35999.05029-0.0001537*[.G152])" office:value-type="float" office:value="585.289015097305" calcext:value-type="float">
            <text:p>585.289015097305</text:p>
          </table:table-cell>
          <table:table-cell table:style-name="ce3" table:formula="of:=0.016708634-[.G152]*(0.000042037+0.0000001267*[.G152])" office:value-type="float" office:value="0.0167083680339362" calcext:value-type="float">
            <text:p>0.016708368033936</text:p>
          </table:table-cell>
          <table:table-cell table:style-name="ce3" table:formula="of:=SIN(RADIANS([.J152]))*(1.914602-[.G152]*(0.004817+0.000014*[.G152]))+SIN(RADIANS(2*[.J152]))*(0.019993-0.000101*[.G152])+SIN(RADIANS(3*[.J152]))*0.000289" office:value-type="float" office:value="-1.34082810794486" calcext:value-type="float">
            <text:p>-1.34082810794486</text:p>
          </table:table-cell>
          <table:table-cell table:style-name="ce3" table:formula="of:=[.I152]+[.L152]" office:value-type="float" office:value="146.89641624652" calcext:value-type="float">
            <text:p>146.89641624652</text:p>
          </table:table-cell>
          <table:table-cell table:style-name="ce3" table:formula="of:=[.J152]+[.L152]" office:value-type="float" office:value="583.94818698936" calcext:value-type="float">
            <text:p>583.94818698936</text:p>
          </table:table-cell>
          <table:table-cell table:style-name="ce3" table:formula="of:=(1.000001018*(1-[.K152]*[.K152]))/(1+[.K152]*COS(RADIANS([.N152])))" office:value-type="float" office:value="1.01189441702001" calcext:value-type="float">
            <text:p>1.01189441702001</text:p>
          </table:table-cell>
          <table:table-cell table:style-name="ce3" table:formula="of:=[.M152]-0.00569-0.00478*SIN(RADIANS(125.04-1934.136*[.G152]))" office:value-type="float" office:value="146.886319839218" calcext:value-type="float">
            <text:p>146.886319839218</text:p>
          </table:table-cell>
          <table:table-cell table:style-name="ce3" table:formula="of:=23+(26+((21.448-[.G152]*(46.815+[.G152]*(0.00059-[.G152]*0.001813))))/60)/60" office:value-type="float" office:value="23.4392088359407" calcext:value-type="float">
            <text:p>23.4392088359407</text:p>
          </table:table-cell>
          <table:table-cell table:style-name="ce3" table:formula="of:=[.Q152]+0.00256*COS(RADIANS(125.04-1934.136*[.G152]))" office:value-type="float" office:value="23.4382166704747" calcext:value-type="float">
            <text:p>23.4382166704747</text:p>
          </table:table-cell>
          <table:table-cell table:style-name="ce3" table:formula="of:=DEGREES(ATAN2(COS(RADIANS([.P152]));COS(RADIANS([.R152]))*SIN(RADIANS([.P152]))))" office:value-type="float" office:value="149.103018615596" calcext:value-type="float">
            <text:p>149.103018615596</text:p>
          </table:table-cell>
          <table:table-cell table:style-name="ce3" table:formula="of:=DEGREES(ASIN(SIN(RADIANS([.R152]))*SIN(RADIANS([.P152]))))" office:value-type="float" office:value="12.5503246751428" calcext:value-type="float">
            <text:p>12.5503246751428</text:p>
          </table:table-cell>
          <table:table-cell table:style-name="ce3" table:formula="of:=TAN(RADIANS([.R152]/2))*TAN(RADIANS([.R152]/2))" office:value-type="float" office:value="0.04303047179745" calcext:value-type="float">
            <text:p>0.04303047179745</text:p>
          </table:table-cell>
          <table:table-cell table:formula="of:=4*DEGREES([.U152]*SIN(2*RADIANS([.I152]))-2*[.K152]*SIN(RADIANS([.J152]))+4*[.K152]*[.U152]*SIN(RADIANS([.J152]))*COS(2*RADIANS([.I152]))-0.5*[.U152]*[.U152]*SIN(4*RADIANS([.I152]))-1.25*[.K152]*[.K152]*SIN(2*RADIANS([.J152])))" office:value-type="float" office:value="-3.50445598229733" calcext:value-type="float">
            <text:p>-3.50445598229733</text:p>
          </table:table-cell>
          <table:table-cell table:style-name="ce3" table:formula="of:=DEGREES(ACOS(COS(RADIANS(90.833))/(COS(RADIANS([.$B$3]))*COS(RADIANS([.T152])))-TAN(RADIANS([.$B$3]))*TAN(RADIANS([.T152]))))" office:value-type="float" office:value="104.628969455718" calcext:value-type="float">
            <text:p>104.628969455718</text:p>
          </table:table-cell>
          <table:table-cell table:style-name="ce9" table:formula="of:=(720-4*[.$B$4]-[.V152]+[.$B$5]*60)/1440" office:value-type="time" office:time-value="PT12H19M01.637758938S" calcext:value-type="time">
            <text:p>12:19:01</text:p>
          </table:table-cell>
          <table:table-cell table:style-name="ce9" table:formula="of:=[.X152]-[.W152]*4/1440" office:value-type="time" office:time-value="PT05H20M30.685089566S" calcext:value-type="time">
            <text:p>5:20:30</text:p>
          </table:table-cell>
          <table:table-cell table:style-name="ce9" table:formula="of:=[.X152]+[.W152]*4/1440" office:value-type="time" office:time-value="PT19H17M32.59042831S" calcext:value-type="time">
            <text:p>19:17:32</text:p>
          </table:table-cell>
          <table:table-cell table:style-name="ce15" table:formula="of:=8*[.W152]" office:value-type="float" office:value="837.031755645743" calcext:value-type="float">
            <text:p>837.031755645743</text:p>
          </table:table-cell>
          <table:table-cell table:style-name="ce3" table:formula="of:=MOD([.E152]*1440+[.V152]+4*[.$B$4]-60*[.$B$5];1440)" office:value-type="float" office:value="886.972704017701" calcext:value-type="float">
            <text:p>886.972704017701</text:p>
          </table:table-cell>
          <table:table-cell table:style-name="ce3" table:formula="of:=IF([.AB152]/4&lt;0;[.AB152]/4+180;[.AB152]/4-180)" office:value-type="float" office:value="41.7431760044253" calcext:value-type="float">
            <text:p>41.7431760044253</text:p>
          </table:table-cell>
          <table:table-cell table:style-name="ce3" table:formula="of:=DEGREES(ACOS(SIN(RADIANS([.$B$3]))*SIN(RADIANS([.T152]))+COS(RADIANS([.$B$3]))*COS(RADIANS([.T152]))*COS(RADIANS([.AC152]))))" office:value-type="float" office:value="48.5642874731929" calcext:value-type="float">
            <text:p>48.5642874731929</text:p>
          </table:table-cell>
          <table:table-cell table:style-name="ce3" table:formula="of:=90-[.AD152]" office:value-type="float" office:value="41.4357125268071" calcext:value-type="float">
            <text:p>41.4357125268071</text:p>
          </table:table-cell>
          <table:table-cell table:style-name="ce3" table:formula="of:=IF([.AE152]&gt;85;0;IF([.AE152]&gt;5;58.1/TAN(RADIANS([.AE152]))-0.07/POWER(TAN(RADIANS([.AE152]));3)+0.000086/POWER(TAN(RADIANS([.AE152]));5);IF([.AE152]&gt;-0.575;1735+[.AE152]*(-518.2+[.AE152]*(103.4+[.AE152]*(-12.79+[.AE152]*0.711)));-20.772/TAN(RADIANS([.AE152])))))/3600" office:value-type="float" office:value="0.0182547658958855" calcext:value-type="float">
            <text:p>0.018254765895886</text:p>
          </table:table-cell>
          <table:table-cell table:style-name="ce3" table:formula="of:=[.AE152]+[.AF152]" office:value-type="float" office:value="41.453967292703" calcext:value-type="float">
            <text:p>41.453967292703</text:p>
          </table:table-cell>
          <table:table-cell table:style-name="ce3" table:formula="of:=IF([.AC152]&gt;0;MOD(DEGREES(ACOS(((SIN(RADIANS([.$B$3]))*COS(RADIANS([.AD152])))-SIN(RADIANS([.T152])))/(COS(RADIANS([.$B$3]))*SIN(RADIANS([.AD152])))))+180;360);MOD(540-DEGREES(ACOS(((SIN(RADIANS([.$B$3]))*COS(RADIANS([.AD152])))-SIN(RADIANS([.T152])))/(COS(RADIANS([.$B$3]))*SIN(RADIANS([.AD152])))));360))" office:value-type="float" office:value="240.095806489685" calcext:value-type="float">
            <text:p>240.09580648968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2]+0.1/24" office:value-type="time" office:time-value="PT15H12M00S" calcext:value-type="time">
            <text:p>15:12:00</text:p>
          </table:table-cell>
          <table:table-cell table:style-name="ce11" table:formula="of:=[.D153]+2415018.5+[.E153]-[.$B$5]/24" office:value-type="float" office:value="2451776.09166667" calcext:value-type="float">
            <text:p>2451776.09</text:p>
          </table:table-cell>
          <table:table-cell table:style-name="ce13" table:formula="of:=([.F153]-2451545)/36525" office:value-type="float" office:value="0.00632694501483342" calcext:value-type="float">
            <text:p>0.00632695</text:p>
          </table:table-cell>
          <table:table-cell/>
          <table:table-cell table:style-name="ce3" table:formula="of:=MOD(280.46646+[.G153]*(36000.76983+[.G153]*0.0003032);360)" office:value-type="float" office:value="148.241351218221" calcext:value-type="float">
            <text:p>148.241351218221</text:p>
          </table:table-cell>
          <table:table-cell table:style-name="ce3" table:formula="of:=357.52911+[.G153]*(35999.05029-0.0001537*[.G153])" office:value-type="float" office:value="585.293121764901" calcext:value-type="float">
            <text:p>585.293121764901</text:p>
          </table:table-cell>
          <table:table-cell table:style-name="ce3" table:formula="of:=0.016708634-[.G153]*(0.000042037+0.0000001267*[.G153])" office:value-type="float" office:value="0.0167083680291406" calcext:value-type="float">
            <text:p>0.016708368029141</text:p>
          </table:table-cell>
          <table:table-cell table:style-name="ce3" table:formula="of:=SIN(RADIANS([.J153]))*(1.914602-[.G153]*(0.004817+0.000014*[.G153]))+SIN(RADIANS(2*[.J153]))*(0.019993-0.000101*[.G153])+SIN(RADIANS(3*[.J153]))*0.000289" office:value-type="float" office:value="-1.34092463179213" calcext:value-type="float">
            <text:p>-1.34092463179213</text:p>
          </table:table-cell>
          <table:table-cell table:style-name="ce3" table:formula="of:=[.I153]+[.L153]" office:value-type="float" office:value="146.900426586429" calcext:value-type="float">
            <text:p>146.900426586429</text:p>
          </table:table-cell>
          <table:table-cell table:style-name="ce3" table:formula="of:=[.J153]+[.L153]" office:value-type="float" office:value="583.952197133108" calcext:value-type="float">
            <text:p>583.952197133108</text:p>
          </table:table-cell>
          <table:table-cell table:style-name="ce3" table:formula="of:=(1.000001018*(1-[.K153]*[.K153]))/(1+[.K153]*COS(RADIANS([.N153])))" office:value-type="float" office:value="1.01189358574649" calcext:value-type="float">
            <text:p>1.01189358574649</text:p>
          </table:table-cell>
          <table:table-cell table:style-name="ce3" table:formula="of:=[.M153]-0.00569-0.00478*SIN(RADIANS(125.04-1934.136*[.G153]))" office:value-type="float" office:value="146.890330171993" calcext:value-type="float">
            <text:p>146.890330171993</text:p>
          </table:table-cell>
          <table:table-cell table:style-name="ce3" table:formula="of:=23+(26+((21.448-[.G153]*(46.815+[.G153]*(0.00059-[.G153]*0.001813))))/60)/60" office:value-type="float" office:value="23.4392088344572" calcext:value-type="float">
            <text:p>23.4392088344572</text:p>
          </table:table-cell>
          <table:table-cell table:style-name="ce3" table:formula="of:=[.Q153]+0.00256*COS(RADIANS(125.04-1934.136*[.G153]))" office:value-type="float" office:value="23.438216678079" calcext:value-type="float">
            <text:p>23.438216678079</text:p>
          </table:table-cell>
          <table:table-cell table:style-name="ce3" table:formula="of:=DEGREES(ATAN2(COS(RADIANS([.P153]));COS(RADIANS([.R153]))*SIN(RADIANS([.P153]))))" office:value-type="float" office:value="149.106880380544" calcext:value-type="float">
            <text:p>149.106880380544</text:p>
          </table:table-cell>
          <table:table-cell table:style-name="ce3" table:formula="of:=DEGREES(ASIN(SIN(RADIANS([.R153]))*SIN(RADIANS([.P153]))))" office:value-type="float" office:value="12.5489558662535" calcext:value-type="float">
            <text:p>12.5489558662535</text:p>
          </table:table-cell>
          <table:table-cell table:style-name="ce3" table:formula="of:=TAN(RADIANS([.R153]/2))*TAN(RADIANS([.R153]/2))" office:value-type="float" office:value="0.043030471826166" calcext:value-type="float">
            <text:p>0.043030471826166</text:p>
          </table:table-cell>
          <table:table-cell table:formula="of:=4*DEGREES([.U153]*SIN(2*RADIANS([.I153]))-2*[.K153]*SIN(RADIANS([.J153]))+4*[.K153]*[.U153]*SIN(RADIANS([.J153]))*COS(2*RADIANS([.I153]))-0.5*[.U153]*[.U153]*SIN(4*RADIANS([.I153]))-1.25*[.K153]*[.K153]*SIN(2*RADIANS([.J153])))" office:value-type="float" office:value="-3.50347763290279" calcext:value-type="float">
            <text:p>-3.50347763290279</text:p>
          </table:table-cell>
          <table:table-cell table:style-name="ce3" table:formula="of:=DEGREES(ACOS(COS(RADIANS(90.833))/(COS(RADIANS([.$B$3]))*COS(RADIANS([.T153])))-TAN(RADIANS([.$B$3]))*TAN(RADIANS([.T153]))))" office:value-type="float" office:value="104.627421409103" calcext:value-type="float">
            <text:p>104.627421409103</text:p>
          </table:table-cell>
          <table:table-cell table:style-name="ce9" table:formula="of:=(720-4*[.$B$4]-[.V153]+[.$B$5]*60)/1440" office:value-type="time" office:time-value="PT12H19M01.579057974S" calcext:value-type="time">
            <text:p>12:19:01</text:p>
          </table:table-cell>
          <table:table-cell table:style-name="ce9" table:formula="of:=[.X153]-[.W153]*4/1440" office:value-type="time" office:time-value="PT05H20M30.99791979S" calcext:value-type="time">
            <text:p>5:20:30</text:p>
          </table:table-cell>
          <table:table-cell table:style-name="ce9" table:formula="of:=[.X153]+[.W153]*4/1440" office:value-type="time" office:time-value="PT19H17M32.160196159S" calcext:value-type="time">
            <text:p>19:17:32</text:p>
          </table:table-cell>
          <table:table-cell table:style-name="ce15" table:formula="of:=8*[.W153]" office:value-type="float" office:value="837.01937127282" calcext:value-type="float">
            <text:p>837.01937127282</text:p>
          </table:table-cell>
          <table:table-cell table:style-name="ce3" table:formula="of:=MOD([.E153]*1440+[.V153]+4*[.$B$4]-60*[.$B$5];1440)" office:value-type="float" office:value="892.973682367096" calcext:value-type="float">
            <text:p>892.973682367096</text:p>
          </table:table-cell>
          <table:table-cell table:style-name="ce3" table:formula="of:=IF([.AB153]/4&lt;0;[.AB153]/4+180;[.AB153]/4-180)" office:value-type="float" office:value="43.2434205917739" calcext:value-type="float">
            <text:p>43.2434205917739</text:p>
          </table:table-cell>
          <table:table-cell table:style-name="ce3" table:formula="of:=DEGREES(ACOS(SIN(RADIANS([.$B$3]))*SIN(RADIANS([.T153]))+COS(RADIANS([.$B$3]))*COS(RADIANS([.T153]))*COS(RADIANS([.AC153]))))" office:value-type="float" office:value="49.4744225071229" calcext:value-type="float">
            <text:p>49.4744225071229</text:p>
          </table:table-cell>
          <table:table-cell table:style-name="ce3" table:formula="of:=90-[.AD153]" office:value-type="float" office:value="40.5255774928771" calcext:value-type="float">
            <text:p>40.5255774928771</text:p>
          </table:table-cell>
          <table:table-cell table:style-name="ce3" table:formula="of:=IF([.AE153]&gt;85;0;IF([.AE153]&gt;5;58.1/TAN(RADIANS([.AE153]))-0.07/POWER(TAN(RADIANS([.AE153]));3)+0.000086/POWER(TAN(RADIANS([.AE153]));5);IF([.AE153]&gt;-0.575;1735+[.AE153]*(-518.2+[.AE153]*(103.4+[.AE153]*(-12.79+[.AE153]*0.711)));-20.772/TAN(RADIANS([.AE153])))))/3600" office:value-type="float" office:value="0.018848065187756" calcext:value-type="float">
            <text:p>0.018848065187756</text:p>
          </table:table-cell>
          <table:table-cell table:style-name="ce3" table:formula="of:=[.AE153]+[.AF153]" office:value-type="float" office:value="40.5444255580649" calcext:value-type="float">
            <text:p>40.5444255580649</text:p>
          </table:table-cell>
          <table:table-cell table:style-name="ce3" table:formula="of:=IF([.AC153]&gt;0;MOD(DEGREES(ACOS(((SIN(RADIANS([.$B$3]))*COS(RADIANS([.AD153])))-SIN(RADIANS([.T153])))/(COS(RADIANS([.$B$3]))*SIN(RADIANS([.AD153])))))+180;360);MOD(540-DEGREES(ACOS(((SIN(RADIANS([.$B$3]))*COS(RADIANS([.AD153])))-SIN(RADIANS([.T153])))/(COS(RADIANS([.$B$3]))*SIN(RADIANS([.AD153])))));360))" office:value-type="float" office:value="241.615516887662" calcext:value-type="float">
            <text:p>241.61551688766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3]+0.1/24" office:value-type="time" office:time-value="PT15H18M00S" calcext:value-type="time">
            <text:p>15:18:00</text:p>
          </table:table-cell>
          <table:table-cell table:style-name="ce11" table:formula="of:=[.D154]+2415018.5+[.E154]-[.$B$5]/24" office:value-type="float" office:value="2451776.09583333" calcext:value-type="float">
            <text:p>2451776.10</text:p>
          </table:table-cell>
          <table:table-cell table:style-name="ce13" table:formula="of:=([.F154]-2451545)/36525" office:value-type="float" office:value="0.00632705909195551" calcext:value-type="float">
            <text:p>0.00632706</text:p>
          </table:table-cell>
          <table:table-cell/>
          <table:table-cell table:style-name="ce3" table:formula="of:=MOD(280.46646+[.G154]*(36000.76983+[.G154]*0.0003032);360)" office:value-type="float" office:value="148.245458082437" calcext:value-type="float">
            <text:p>148.245458082437</text:p>
          </table:table-cell>
          <table:table-cell table:style-name="ce3" table:formula="of:=357.52911+[.G154]*(35999.05029-0.0001537*[.G154])" office:value-type="float" office:value="585.297228432955" calcext:value-type="float">
            <text:p>585.297228432955</text:p>
          </table:table-cell>
          <table:table-cell table:style-name="ce3" table:formula="of:=0.016708634-[.G154]*(0.000042037+0.0000001267*[.G154])" office:value-type="float" office:value="0.0167083680243449" calcext:value-type="float">
            <text:p>0.016708368024345</text:p>
          </table:table-cell>
          <table:table-cell table:style-name="ce3" table:formula="of:=SIN(RADIANS([.J154]))*(1.914602-[.G154]*(0.004817+0.000014*[.G154]))+SIN(RADIANS(2*[.J154]))*(0.019993-0.000101*[.G154])+SIN(RADIANS(3*[.J154]))*0.000289" office:value-type="float" office:value="-1.34102114906125" calcext:value-type="float">
            <text:p>-1.34102114906125</text:p>
          </table:table-cell>
          <table:table-cell table:style-name="ce3" table:formula="of:=[.I154]+[.L154]" office:value-type="float" office:value="146.904436933375" calcext:value-type="float">
            <text:p>146.904436933375</text:p>
          </table:table-cell>
          <table:table-cell table:style-name="ce3" table:formula="of:=[.J154]+[.L154]" office:value-type="float" office:value="583.956207283894" calcext:value-type="float">
            <text:p>583.956207283894</text:p>
          </table:table-cell>
          <table:table-cell table:style-name="ce3" table:formula="of:=(1.000001018*(1-[.K154]*[.K154]))/(1+[.K154]*COS(RADIANS([.N154])))" office:value-type="float" office:value="1.01189275441254" calcext:value-type="float">
            <text:p>1.01189275441254</text:p>
          </table:table-cell>
          <table:table-cell table:style-name="ce3" table:formula="of:=[.M154]-0.00569-0.00478*SIN(RADIANS(125.04-1934.136*[.G154]))" office:value-type="float" office:value="146.894340511805" calcext:value-type="float">
            <text:p>146.894340511805</text:p>
          </table:table-cell>
          <table:table-cell table:style-name="ce3" table:formula="of:=23+(26+((21.448-[.G154]*(46.815+[.G154]*(0.00059-[.G154]*0.001813))))/60)/60" office:value-type="float" office:value="23.4392088329737" calcext:value-type="float">
            <text:p>23.4392088329737</text:p>
          </table:table-cell>
          <table:table-cell table:style-name="ce3" table:formula="of:=[.Q154]+0.00256*COS(RADIANS(125.04-1934.136*[.G154]))" office:value-type="float" office:value="23.4382166856834" calcext:value-type="float">
            <text:p>23.4382166856834</text:p>
          </table:table-cell>
          <table:table-cell table:style-name="ce3" table:formula="of:=DEGREES(ATAN2(COS(RADIANS([.P154]));COS(RADIANS([.R154]))*SIN(RADIANS([.P154]))))" office:value-type="float" office:value="149.110742111195" calcext:value-type="float">
            <text:p>149.110742111195</text:p>
          </table:table-cell>
          <table:table-cell table:style-name="ce3" table:formula="of:=DEGREES(ASIN(SIN(RADIANS([.R154]))*SIN(RADIANS([.P154]))))" office:value-type="float" office:value="12.5475869997597" calcext:value-type="float">
            <text:p>12.5475869997597</text:p>
          </table:table-cell>
          <table:table-cell table:style-name="ce3" table:formula="of:=TAN(RADIANS([.R154]/2))*TAN(RADIANS([.R154]/2))" office:value-type="float" office:value="0.0430304718548821" calcext:value-type="float">
            <text:p>0.043030471854882</text:p>
          </table:table-cell>
          <table:table-cell table:formula="of:=4*DEGREES([.U154]*SIN(2*RADIANS([.I154]))-2*[.K154]*SIN(RADIANS([.J154]))+4*[.K154]*[.U154]*SIN(RADIANS([.J154]))*COS(2*RADIANS([.I154]))-0.5*[.U154]*[.U154]*SIN(4*RADIANS([.I154]))-1.25*[.K154]*[.K154]*SIN(2*RADIANS([.J154])))" office:value-type="float" office:value="-3.50249914539801" calcext:value-type="float">
            <text:p>-3.50249914539801</text:p>
          </table:table-cell>
          <table:table-cell table:style-name="ce3" table:formula="of:=DEGREES(ACOS(COS(RADIANS(90.833))/(COS(RADIANS([.$B$3]))*COS(RADIANS([.T154])))-TAN(RADIANS([.$B$3]))*TAN(RADIANS([.T154]))))" office:value-type="float" office:value="104.625873325447" calcext:value-type="float">
            <text:p>104.625873325447</text:p>
          </table:table-cell>
          <table:table-cell table:style-name="ce9" table:formula="of:=(720-4*[.$B$4]-[.V154]+[.$B$5]*60)/1440" office:value-type="time" office:time-value="PT12H19M01.520348724S" calcext:value-type="time">
            <text:p>12:19:01</text:p>
          </table:table-cell>
          <table:table-cell table:style-name="ce9" table:formula="of:=[.X154]-[.W154]*4/1440" office:value-type="time" office:time-value="PT05H20M31.310750617S" calcext:value-type="time">
            <text:p>5:20:31</text:p>
          </table:table-cell>
          <table:table-cell table:style-name="ce9" table:formula="of:=[.X154]+[.W154]*4/1440" office:value-type="time" office:time-value="PT19H17M31.729946831S" calcext:value-type="time">
            <text:p>19:17:31</text:p>
          </table:table-cell>
          <table:table-cell table:style-name="ce15" table:formula="of:=8*[.W154]" office:value-type="float" office:value="837.006986603579" calcext:value-type="float">
            <text:p>837.006986603579</text:p>
          </table:table-cell>
          <table:table-cell table:style-name="ce3" table:formula="of:=MOD([.E154]*1440+[.V154]+4*[.$B$4]-60*[.$B$5];1440)" office:value-type="float" office:value="898.974660854601" calcext:value-type="float">
            <text:p>898.974660854601</text:p>
          </table:table-cell>
          <table:table-cell table:style-name="ce3" table:formula="of:=IF([.AB154]/4&lt;0;[.AB154]/4+180;[.AB154]/4-180)" office:value-type="float" office:value="44.7436652136501" calcext:value-type="float">
            <text:p>44.7436652136501</text:p>
          </table:table-cell>
          <table:table-cell table:style-name="ce3" table:formula="of:=DEGREES(ACOS(SIN(RADIANS([.$B$3]))*SIN(RADIANS([.T154]))+COS(RADIANS([.$B$3]))*COS(RADIANS([.T154]))*COS(RADIANS([.AC154]))))" office:value-type="float" office:value="50.397525751358" calcext:value-type="float">
            <text:p>50.397525751358</text:p>
          </table:table-cell>
          <table:table-cell table:style-name="ce3" table:formula="of:=90-[.AD154]" office:value-type="float" office:value="39.602474248642" calcext:value-type="float">
            <text:p>39.602474248642</text:p>
          </table:table-cell>
          <table:table-cell table:style-name="ce3" table:formula="of:=IF([.AE154]&gt;85;0;IF([.AE154]&gt;5;58.1/TAN(RADIANS([.AE154]))-0.07/POWER(TAN(RADIANS([.AE154]));3)+0.000086/POWER(TAN(RADIANS([.AE154]));5);IF([.AE154]&gt;-0.575;1735+[.AE154]*(-518.2+[.AE154]*(103.4+[.AE154]*(-12.79+[.AE154]*0.711)));-20.772/TAN(RADIANS([.AE154])))))/3600" office:value-type="float" office:value="0.0194725769343473" calcext:value-type="float">
            <text:p>0.019472576934347</text:p>
          </table:table-cell>
          <table:table-cell table:style-name="ce3" table:formula="of:=[.AE154]+[.AF154]" office:value-type="float" office:value="39.6219468255764" calcext:value-type="float">
            <text:p>39.6219468255764</text:p>
          </table:table-cell>
          <table:table-cell table:style-name="ce3" table:formula="of:=IF([.AC154]&gt;0;MOD(DEGREES(ACOS(((SIN(RADIANS([.$B$3]))*COS(RADIANS([.AD154])))-SIN(RADIANS([.T154])))/(COS(RADIANS([.$B$3]))*SIN(RADIANS([.AD154])))))+180;360);MOD(540-DEGREES(ACOS(((SIN(RADIANS([.$B$3]))*COS(RADIANS([.AD154])))-SIN(RADIANS([.T154])))/(COS(RADIANS([.$B$3]))*SIN(RADIANS([.AD154])))));360))" office:value-type="float" office:value="243.100996738773" calcext:value-type="float">
            <text:p>243.10099673877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4]+0.1/24" office:value-type="time" office:time-value="PT15H24M00S" calcext:value-type="time">
            <text:p>15:24:00</text:p>
          </table:table-cell>
          <table:table-cell table:style-name="ce11" table:formula="of:=[.D155]+2415018.5+[.E155]-[.$B$5]/24" office:value-type="float" office:value="2451776.1" calcext:value-type="float">
            <text:p>2451776.10</text:p>
          </table:table-cell>
          <table:table-cell table:style-name="ce13" table:formula="of:=([.F155]-2451545)/36525" office:value-type="float" office:value="0.00632717316906484" calcext:value-type="float">
            <text:p>0.00632717</text:p>
          </table:table-cell>
          <table:table-cell/>
          <table:table-cell table:style-name="ce3" table:formula="of:=MOD(280.46646+[.G155]*(36000.76983+[.G155]*0.0003032);360)" office:value-type="float" office:value="148.249564946193" calcext:value-type="float">
            <text:p>148.249564946193</text:p>
          </table:table-cell>
          <table:table-cell table:style-name="ce3" table:formula="of:=357.52911+[.G155]*(35999.05029-0.0001537*[.G155])" office:value-type="float" office:value="585.301335100551" calcext:value-type="float">
            <text:p>585.301335100551</text:p>
          </table:table-cell>
          <table:table-cell table:style-name="ce3" table:formula="of:=0.016708634-[.G155]*(0.000042037+0.0000001267*[.G155])" office:value-type="float" office:value="0.0167083680195493" calcext:value-type="float">
            <text:p>0.016708368019549</text:p>
          </table:table-cell>
          <table:table-cell table:style-name="ce3" table:formula="of:=SIN(RADIANS([.J155]))*(1.914602-[.G155]*(0.004817+0.000014*[.G155]))+SIN(RADIANS(2*[.J155]))*(0.019993-0.000101*[.G155])+SIN(RADIANS(3*[.J155]))*0.000289" office:value-type="float" office:value="-1.34111765973015" calcext:value-type="float">
            <text:p>-1.34111765973015</text:p>
          </table:table-cell>
          <table:table-cell table:style-name="ce3" table:formula="of:=[.I155]+[.L155]" office:value-type="float" office:value="146.908447286463" calcext:value-type="float">
            <text:p>146.908447286463</text:p>
          </table:table-cell>
          <table:table-cell table:style-name="ce3" table:formula="of:=[.J155]+[.L155]" office:value-type="float" office:value="583.960217440821" calcext:value-type="float">
            <text:p>583.960217440821</text:p>
          </table:table-cell>
          <table:table-cell table:style-name="ce3" table:formula="of:=(1.000001018*(1-[.K155]*[.K155]))/(1+[.K155]*COS(RADIANS([.N155])))" office:value-type="float" office:value="1.01189192301832" calcext:value-type="float">
            <text:p>1.01189192301832</text:p>
          </table:table-cell>
          <table:table-cell table:style-name="ce3" table:formula="of:=[.M155]-0.00569-0.00478*SIN(RADIANS(125.04-1934.136*[.G155]))" office:value-type="float" office:value="146.898350857759" calcext:value-type="float">
            <text:p>146.898350857759</text:p>
          </table:table-cell>
          <table:table-cell table:style-name="ce3" table:formula="of:=23+(26+((21.448-[.G155]*(46.815+[.G155]*(0.00059-[.G155]*0.001813))))/60)/60" office:value-type="float" office:value="23.4392088314903" calcext:value-type="float">
            <text:p>23.4392088314903</text:p>
          </table:table-cell>
          <table:table-cell table:style-name="ce3" table:formula="of:=[.Q155]+0.00256*COS(RADIANS(125.04-1934.136*[.G155]))" office:value-type="float" office:value="23.4382166932877" calcext:value-type="float">
            <text:p>23.4382166932877</text:p>
          </table:table-cell>
          <table:table-cell table:style-name="ce3" table:formula="of:=DEGREES(ATAN2(COS(RADIANS([.P155]));COS(RADIANS([.R155]))*SIN(RADIANS([.P155]))))" office:value-type="float" office:value="149.114603806691" calcext:value-type="float">
            <text:p>149.114603806691</text:p>
          </table:table-cell>
          <table:table-cell table:style-name="ce3" table:formula="of:=DEGREES(ASIN(SIN(RADIANS([.R155]))*SIN(RADIANS([.P155]))))" office:value-type="float" office:value="12.5462180759739" calcext:value-type="float">
            <text:p>12.5462180759739</text:p>
          </table:table-cell>
          <table:table-cell table:style-name="ce3" table:formula="of:=TAN(RADIANS([.R155]/2))*TAN(RADIANS([.R155]/2))" office:value-type="float" office:value="0.0430304718835982" calcext:value-type="float">
            <text:p>0.043030471883598</text:p>
          </table:table-cell>
          <table:table-cell table:formula="of:=4*DEGREES([.U155]*SIN(2*RADIANS([.I155]))-2*[.K155]*SIN(RADIANS([.J155]))+4*[.K155]*[.U155]*SIN(RADIANS([.J155]))*COS(2*RADIANS([.I155]))-0.5*[.U155]*[.U155]*SIN(4*RADIANS([.I155]))-1.25*[.K155]*[.K155]*SIN(2*RADIANS([.J155])))" office:value-type="float" office:value="-3.50152052001646" calcext:value-type="float">
            <text:p>-3.50152052001646</text:p>
          </table:table-cell>
          <table:table-cell table:style-name="ce3" table:formula="of:=DEGREES(ACOS(COS(RADIANS(90.833))/(COS(RADIANS([.$B$3]))*COS(RADIANS([.T155])))-TAN(RADIANS([.$B$3]))*TAN(RADIANS([.T155]))))" office:value-type="float" office:value="104.624325205105" calcext:value-type="float">
            <text:p>104.624325205105</text:p>
          </table:table-cell>
          <table:table-cell table:style-name="ce9" table:formula="of:=(720-4*[.$B$4]-[.V155]+[.$B$5]*60)/1440" office:value-type="time" office:time-value="PT12H19M01.461631201S" calcext:value-type="time">
            <text:p>12:19:01</text:p>
          </table:table-cell>
          <table:table-cell table:style-name="ce9" table:formula="of:=[.X155]-[.W155]*4/1440" office:value-type="time" office:time-value="PT05H20M31.623581976S" calcext:value-type="time">
            <text:p>5:20:31</text:p>
          </table:table-cell>
          <table:table-cell table:style-name="ce9" table:formula="of:=[.X155]+[.W155]*4/1440" office:value-type="time" office:time-value="PT19H17M31.299680426S" calcext:value-type="time">
            <text:p>19:17:31</text:p>
          </table:table-cell>
          <table:table-cell table:style-name="ce15" table:formula="of:=8*[.W155]" office:value-type="float" office:value="836.994601640841" calcext:value-type="float">
            <text:p>836.994601640841</text:p>
          </table:table-cell>
          <table:table-cell table:style-name="ce3" table:formula="of:=MOD([.E155]*1440+[.V155]+4*[.$B$4]-60*[.$B$5];1440)" office:value-type="float" office:value="904.975639479982" calcext:value-type="float">
            <text:p>904.975639479982</text:p>
          </table:table-cell>
          <table:table-cell table:style-name="ce3" table:formula="of:=IF([.AB155]/4&lt;0;[.AB155]/4+180;[.AB155]/4-180)" office:value-type="float" office:value="46.2439098699955" calcext:value-type="float">
            <text:p>46.2439098699955</text:p>
          </table:table-cell>
          <table:table-cell table:style-name="ce3" table:formula="of:=DEGREES(ACOS(SIN(RADIANS([.$B$3]))*SIN(RADIANS([.T155]))+COS(RADIANS([.$B$3]))*COS(RADIANS([.T155]))*COS(RADIANS([.AC155]))))" office:value-type="float" office:value="51.3326962752037" calcext:value-type="float">
            <text:p>51.3326962752037</text:p>
          </table:table-cell>
          <table:table-cell table:style-name="ce3" table:formula="of:=90-[.AD155]" office:value-type="float" office:value="38.6673037247963" calcext:value-type="float">
            <text:p>38.6673037247963</text:p>
          </table:table-cell>
          <table:table-cell table:style-name="ce3" table:formula="of:=IF([.AE155]&gt;85;0;IF([.AE155]&gt;5;58.1/TAN(RADIANS([.AE155]))-0.07/POWER(TAN(RADIANS([.AE155]));3)+0.000086/POWER(TAN(RADIANS([.AE155]));5);IF([.AE155]&gt;-0.575;1735+[.AE155]*(-518.2+[.AE155]*(103.4+[.AE155]*(-12.79+[.AE155]*0.711)));-20.772/TAN(RADIANS([.AE155])))))/3600" office:value-type="float" office:value="0.0201303277061577" calcext:value-type="float">
            <text:p>0.020130327706158</text:p>
          </table:table-cell>
          <table:table-cell table:style-name="ce3" table:formula="of:=[.AE155]+[.AF155]" office:value-type="float" office:value="38.6874340525025" calcext:value-type="float">
            <text:p>38.6874340525025</text:p>
          </table:table-cell>
          <table:table-cell table:style-name="ce3" table:formula="of:=IF([.AC155]&gt;0;MOD(DEGREES(ACOS(((SIN(RADIANS([.$B$3]))*COS(RADIANS([.AD155])))-SIN(RADIANS([.T155])))/(COS(RADIANS([.$B$3]))*SIN(RADIANS([.AD155])))))+180;360);MOD(540-DEGREES(ACOS(((SIN(RADIANS([.$B$3]))*COS(RADIANS([.AD155])))-SIN(RADIANS([.T155])))/(COS(RADIANS([.$B$3]))*SIN(RADIANS([.AD155])))));360))" office:value-type="float" office:value="244.553920375342" calcext:value-type="float">
            <text:p>244.55392037534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5]+0.1/24" office:value-type="time" office:time-value="PT15H30M00S" calcext:value-type="time">
            <text:p>15:30:00</text:p>
          </table:table-cell>
          <table:table-cell table:style-name="ce11" table:formula="of:=[.D156]+2415018.5+[.E156]-[.$B$5]/24" office:value-type="float" office:value="2451776.10416667" calcext:value-type="float">
            <text:p>2451776.10</text:p>
          </table:table-cell>
          <table:table-cell table:style-name="ce13" table:formula="of:=([.F156]-2451545)/36525" office:value-type="float" office:value="0.00632728724618692" calcext:value-type="float">
            <text:p>0.00632729</text:p>
          </table:table-cell>
          <table:table-cell/>
          <table:table-cell table:style-name="ce3" table:formula="of:=MOD(280.46646+[.G156]*(36000.76983+[.G156]*0.0003032);360)" office:value-type="float" office:value="148.253671810408" calcext:value-type="float">
            <text:p>148.253671810408</text:p>
          </table:table-cell>
          <table:table-cell table:style-name="ce3" table:formula="of:=357.52911+[.G156]*(35999.05029-0.0001537*[.G156])" office:value-type="float" office:value="585.305441768605" calcext:value-type="float">
            <text:p>585.305441768605</text:p>
          </table:table-cell>
          <table:table-cell table:style-name="ce3" table:formula="of:=0.016708634-[.G156]*(0.000042037+0.0000001267*[.G156])" office:value-type="float" office:value="0.0167083680147537" calcext:value-type="float">
            <text:p>0.016708368014754</text:p>
          </table:table-cell>
          <table:table-cell table:style-name="ce3" table:formula="of:=SIN(RADIANS([.J156]))*(1.914602-[.G156]*(0.004817+0.000014*[.G156]))+SIN(RADIANS(2*[.J156]))*(0.019993-0.000101*[.G156])+SIN(RADIANS(3*[.J156]))*0.000289" office:value-type="float" office:value="-1.34121416381991" calcext:value-type="float">
            <text:p>-1.34121416381991</text:p>
          </table:table-cell>
          <table:table-cell table:style-name="ce3" table:formula="of:=[.I156]+[.L156]" office:value-type="float" office:value="146.912457646588" calcext:value-type="float">
            <text:p>146.912457646588</text:p>
          </table:table-cell>
          <table:table-cell table:style-name="ce3" table:formula="of:=[.J156]+[.L156]" office:value-type="float" office:value="583.964227604785" calcext:value-type="float">
            <text:p>583.964227604785</text:p>
          </table:table-cell>
          <table:table-cell table:style-name="ce3" table:formula="of:=(1.000001018*(1-[.K156]*[.K156]))/(1+[.K156]*COS(RADIANS([.N156])))" office:value-type="float" office:value="1.01189109156367" calcext:value-type="float">
            <text:p>1.01189109156367</text:p>
          </table:table-cell>
          <table:table-cell table:style-name="ce3" table:formula="of:=[.M156]-0.00569-0.00478*SIN(RADIANS(125.04-1934.136*[.G156]))" office:value-type="float" office:value="146.90236121075" calcext:value-type="float">
            <text:p>146.90236121075</text:p>
          </table:table-cell>
          <table:table-cell table:style-name="ce3" table:formula="of:=23+(26+((21.448-[.G156]*(46.815+[.G156]*(0.00059-[.G156]*0.001813))))/60)/60" office:value-type="float" office:value="23.4392088300068" calcext:value-type="float">
            <text:p>23.4392088300068</text:p>
          </table:table-cell>
          <table:table-cell table:style-name="ce3" table:formula="of:=[.Q156]+0.00256*COS(RADIANS(125.04-1934.136*[.G156]))" office:value-type="float" office:value="23.4382167008921" calcext:value-type="float">
            <text:p>23.4382167008921</text:p>
          </table:table-cell>
          <table:table-cell table:style-name="ce3" table:formula="of:=DEGREES(ATAN2(COS(RADIANS([.P156]));COS(RADIANS([.R156]))*SIN(RADIANS([.P156]))))" office:value-type="float" office:value="149.118465467898" calcext:value-type="float">
            <text:p>149.118465467898</text:p>
          </table:table-cell>
          <table:table-cell table:style-name="ce3" table:formula="of:=DEGREES(ASIN(SIN(RADIANS([.R156]))*SIN(RADIANS([.P156]))))" office:value-type="float" office:value="12.5448490945965" calcext:value-type="float">
            <text:p>12.5448490945965</text:p>
          </table:table-cell>
          <table:table-cell table:style-name="ce3" table:formula="of:=TAN(RADIANS([.R156]/2))*TAN(RADIANS([.R156]/2))" office:value-type="float" office:value="0.0430304719123144" calcext:value-type="float">
            <text:p>0.043030471912315</text:p>
          </table:table-cell>
          <table:table-cell table:formula="of:=4*DEGREES([.U156]*SIN(2*RADIANS([.I156]))-2*[.K156]*SIN(RADIANS([.J156]))+4*[.K156]*[.U156]*SIN(RADIANS([.J156]))*COS(2*RADIANS([.I156]))-0.5*[.U156]*[.U156]*SIN(4*RADIANS([.I156]))-1.25*[.K156]*[.K156]*SIN(2*RADIANS([.J156])))" office:value-type="float" office:value="-3.50054175655424" calcext:value-type="float">
            <text:p>-3.50054175655424</text:p>
          </table:table-cell>
          <table:table-cell table:style-name="ce3" table:formula="of:=DEGREES(ACOS(COS(RADIANS(90.833))/(COS(RADIANS([.$B$3]))*COS(RADIANS([.T156])))-TAN(RADIANS([.$B$3]))*TAN(RADIANS([.T156]))))" office:value-type="float" office:value="104.622777047737" calcext:value-type="float">
            <text:p>104.622777047737</text:p>
          </table:table-cell>
          <table:table-cell table:style-name="ce9" table:formula="of:=(720-4*[.$B$4]-[.V156]+[.$B$5]*60)/1440" office:value-type="time" office:time-value="PT12H19M01.402905393S" calcext:value-type="time">
            <text:p>12:19:01</text:p>
          </table:table-cell>
          <table:table-cell table:style-name="ce9" table:formula="of:=[.X156]-[.W156]*4/1440" office:value-type="time" office:time-value="PT05H20M31.936413936S" calcext:value-type="time">
            <text:p>5:20:31</text:p>
          </table:table-cell>
          <table:table-cell table:style-name="ce9" table:formula="of:=[.X156]+[.W156]*4/1440" office:value-type="time" office:time-value="PT19H17M30.86939685S" calcext:value-type="time">
            <text:p>19:17:30</text:p>
          </table:table-cell>
          <table:table-cell table:style-name="ce15" table:formula="of:=8*[.W156]" office:value-type="float" office:value="836.982216381896" calcext:value-type="float">
            <text:p>836.982216381896</text:p>
          </table:table-cell>
          <table:table-cell table:style-name="ce3" table:formula="of:=MOD([.E156]*1440+[.V156]+4*[.$B$4]-60*[.$B$5];1440)" office:value-type="float" office:value="910.976618243444" calcext:value-type="float">
            <text:p>910.976618243444</text:p>
          </table:table-cell>
          <table:table-cell table:style-name="ce3" table:formula="of:=IF([.AB156]/4&lt;0;[.AB156]/4+180;[.AB156]/4-180)" office:value-type="float" office:value="47.7441545608611" calcext:value-type="float">
            <text:p>47.7441545608611</text:p>
          </table:table-cell>
          <table:table-cell table:style-name="ce3" table:formula="of:=DEGREES(ACOS(SIN(RADIANS([.$B$3]))*SIN(RADIANS([.T156]))+COS(RADIANS([.$B$3]))*COS(RADIANS([.T156]))*COS(RADIANS([.AC156]))))" office:value-type="float" office:value="52.2790794102117" calcext:value-type="float">
            <text:p>52.2790794102117</text:p>
          </table:table-cell>
          <table:table-cell table:style-name="ce3" table:formula="of:=90-[.AD156]" office:value-type="float" office:value="37.7209205897883" calcext:value-type="float">
            <text:p>37.7209205897883</text:p>
          </table:table-cell>
          <table:table-cell table:style-name="ce3" table:formula="of:=IF([.AE156]&gt;85;0;IF([.AE156]&gt;5;58.1/TAN(RADIANS([.AE156]))-0.07/POWER(TAN(RADIANS([.AE156]));3)+0.000086/POWER(TAN(RADIANS([.AE156]));5);IF([.AE156]&gt;-0.575;1735+[.AE156]*(-518.2+[.AE156]*(103.4+[.AE156]*(-12.79+[.AE156]*0.711)));-20.772/TAN(RADIANS([.AE156])))))/3600" office:value-type="float" office:value="0.0208235975071077" calcext:value-type="float">
            <text:p>0.020823597507108</text:p>
          </table:table-cell>
          <table:table-cell table:style-name="ce3" table:formula="of:=[.AE156]+[.AF156]" office:value-type="float" office:value="37.7417441872954" calcext:value-type="float">
            <text:p>37.7417441872954</text:p>
          </table:table-cell>
          <table:table-cell table:style-name="ce3" table:formula="of:=IF([.AC156]&gt;0;MOD(DEGREES(ACOS(((SIN(RADIANS([.$B$3]))*COS(RADIANS([.AD156])))-SIN(RADIANS([.T156])))/(COS(RADIANS([.$B$3]))*SIN(RADIANS([.AD156])))))+180;360);MOD(540-DEGREES(ACOS(((SIN(RADIANS([.$B$3]))*COS(RADIANS([.AD156])))-SIN(RADIANS([.T156])))/(COS(RADIANS([.$B$3]))*SIN(RADIANS([.AD156])))));360))" office:value-type="float" office:value="245.975930033233" calcext:value-type="float">
            <text:p>245.9759300332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6]+0.1/24" office:value-type="time" office:time-value="PT15H36M00S" calcext:value-type="time">
            <text:p>15:36:00</text:p>
          </table:table-cell>
          <table:table-cell table:style-name="ce11" table:formula="of:=[.D157]+2415018.5+[.E157]-[.$B$5]/24" office:value-type="float" office:value="2451776.10833333" calcext:value-type="float">
            <text:p>2451776.11</text:p>
          </table:table-cell>
          <table:table-cell table:style-name="ce13" table:formula="of:=([.F157]-2451545)/36525" office:value-type="float" office:value="0.00632740132329625" calcext:value-type="float">
            <text:p>0.00632740</text:p>
          </table:table-cell>
          <table:table-cell/>
          <table:table-cell table:style-name="ce3" table:formula="of:=MOD(280.46646+[.G157]*(36000.76983+[.G157]*0.0003032);360)" office:value-type="float" office:value="148.257778674164" calcext:value-type="float">
            <text:p>148.257778674164</text:p>
          </table:table-cell>
          <table:table-cell table:style-name="ce3" table:formula="of:=357.52911+[.G157]*(35999.05029-0.0001537*[.G157])" office:value-type="float" office:value="585.309548436201" calcext:value-type="float">
            <text:p>585.309548436201</text:p>
          </table:table-cell>
          <table:table-cell table:style-name="ce3" table:formula="of:=0.016708634-[.G157]*(0.000042037+0.0000001267*[.G157])" office:value-type="float" office:value="0.016708368009958" calcext:value-type="float">
            <text:p>0.016708368009958</text:p>
          </table:table-cell>
          <table:table-cell table:style-name="ce3" table:formula="of:=SIN(RADIANS([.J157]))*(1.914602-[.G157]*(0.004817+0.000014*[.G157]))+SIN(RADIANS(2*[.J157]))*(0.019993-0.000101*[.G157])+SIN(RADIANS(3*[.J157]))*0.000289" office:value-type="float" office:value="-1.34131066130846" calcext:value-type="float">
            <text:p>-1.34131066130846</text:p>
          </table:table-cell>
          <table:table-cell table:style-name="ce3" table:formula="of:=[.I157]+[.L157]" office:value-type="float" office:value="146.916468012856" calcext:value-type="float">
            <text:p>146.916468012856</text:p>
          </table:table-cell>
          <table:table-cell table:style-name="ce3" table:formula="of:=[.J157]+[.L157]" office:value-type="float" office:value="583.968237774892" calcext:value-type="float">
            <text:p>583.968237774892</text:p>
          </table:table-cell>
          <table:table-cell table:style-name="ce3" table:formula="of:=(1.000001018*(1-[.K157]*[.K157]))/(1+[.K157]*COS(RADIANS([.N157])))" office:value-type="float" office:value="1.01189026004878" calcext:value-type="float">
            <text:p>1.01189026004878</text:p>
          </table:table-cell>
          <table:table-cell table:style-name="ce3" table:formula="of:=[.M157]-0.00569-0.00478*SIN(RADIANS(125.04-1934.136*[.G157]))" office:value-type="float" office:value="146.906371569884" calcext:value-type="float">
            <text:p>146.906371569884</text:p>
          </table:table-cell>
          <table:table-cell table:style-name="ce3" table:formula="of:=23+(26+((21.448-[.G157]*(46.815+[.G157]*(0.00059-[.G157]*0.001813))))/60)/60" office:value-type="float" office:value="23.4392088285233" calcext:value-type="float">
            <text:p>23.4392088285233</text:p>
          </table:table-cell>
          <table:table-cell table:style-name="ce3" table:formula="of:=[.Q157]+0.00256*COS(RADIANS(125.04-1934.136*[.G157]))" office:value-type="float" office:value="23.4382167084965" calcext:value-type="float">
            <text:p>23.4382167084965</text:p>
          </table:table-cell>
          <table:table-cell table:style-name="ce3" table:formula="of:=DEGREES(ATAN2(COS(RADIANS([.P157]));COS(RADIANS([.R157]))*SIN(RADIANS([.P157]))))" office:value-type="float" office:value="149.122327093956" calcext:value-type="float">
            <text:p>149.122327093956</text:p>
          </table:table-cell>
          <table:table-cell table:style-name="ce3" table:formula="of:=DEGREES(ASIN(SIN(RADIANS([.R157]))*SIN(RADIANS([.P157]))))" office:value-type="float" office:value="12.5434800559397" calcext:value-type="float">
            <text:p>12.5434800559397</text:p>
          </table:table-cell>
          <table:table-cell table:style-name="ce3" table:formula="of:=TAN(RADIANS([.R157]/2))*TAN(RADIANS([.R157]/2))" office:value-type="float" office:value="0.0430304719410307" calcext:value-type="float">
            <text:p>0.043030471941031</text:p>
          </table:table-cell>
          <table:table-cell table:formula="of:=4*DEGREES([.U157]*SIN(2*RADIANS([.I157]))-2*[.K157]*SIN(RADIANS([.J157]))+4*[.K157]*[.U157]*SIN(RADIANS([.J157]))*COS(2*RADIANS([.I157]))-0.5*[.U157]*[.U157]*SIN(4*RADIANS([.I157]))-1.25*[.K157]*[.K157]*SIN(2*RADIANS([.J157])))" office:value-type="float" office:value="-3.4995628552449" calcext:value-type="float">
            <text:p>-3.4995628552449</text:p>
          </table:table-cell>
          <table:table-cell table:style-name="ce3" table:formula="of:=DEGREES(ACOS(COS(RADIANS(90.833))/(COS(RADIANS([.$B$3]))*COS(RADIANS([.T157])))-TAN(RADIANS([.$B$3]))*TAN(RADIANS([.T157]))))" office:value-type="float" office:value="104.621228853696" calcext:value-type="float">
            <text:p>104.621228853696</text:p>
          </table:table-cell>
          <table:table-cell table:style-name="ce9" table:formula="of:=(720-4*[.$B$4]-[.V157]+[.$B$5]*60)/1440" office:value-type="time" office:time-value="PT12H19M01.344171315S" calcext:value-type="time">
            <text:p>12:19:01</text:p>
          </table:table-cell>
          <table:table-cell table:style-name="ce9" table:formula="of:=[.X157]-[.W157]*4/1440" office:value-type="time" office:time-value="PT05H20M32.249246428S" calcext:value-type="time">
            <text:p>5:20:32</text:p>
          </table:table-cell>
          <table:table-cell table:style-name="ce9" table:formula="of:=[.X157]+[.W157]*4/1440" office:value-type="time" office:time-value="PT19H17M30.439096202S" calcext:value-type="time">
            <text:p>19:17:30</text:p>
          </table:table-cell>
          <table:table-cell table:style-name="ce15" table:formula="of:=8*[.W157]" office:value-type="float" office:value="836.969830829567" calcext:value-type="float">
            <text:p>836.969830829567</text:p>
          </table:table-cell>
          <table:table-cell table:style-name="ce3" table:formula="of:=MOD([.E157]*1440+[.V157]+4*[.$B$4]-60*[.$B$5];1440)" office:value-type="float" office:value="916.977597144754" calcext:value-type="float">
            <text:p>916.977597144754</text:p>
          </table:table-cell>
          <table:table-cell table:style-name="ce3" table:formula="of:=IF([.AB157]/4&lt;0;[.AB157]/4+180;[.AB157]/4-180)" office:value-type="float" office:value="49.2443992861884" calcext:value-type="float">
            <text:p>49.2443992861884</text:p>
          </table:table-cell>
          <table:table-cell table:style-name="ce3" table:formula="of:=DEGREES(ACOS(SIN(RADIANS([.$B$3]))*SIN(RADIANS([.T157]))+COS(RADIANS([.$B$3]))*COS(RADIANS([.T157]))*COS(RADIANS([.AC157]))))" office:value-type="float" office:value="53.2358642644572" calcext:value-type="float">
            <text:p>53.2358642644572</text:p>
          </table:table-cell>
          <table:table-cell table:style-name="ce3" table:formula="of:=90-[.AD157]" office:value-type="float" office:value="36.7641357355428" calcext:value-type="float">
            <text:p>36.7641357355428</text:p>
          </table:table-cell>
          <table:table-cell table:style-name="ce3" table:formula="of:=IF([.AE157]&gt;85;0;IF([.AE157]&gt;5;58.1/TAN(RADIANS([.AE157]))-0.07/POWER(TAN(RADIANS([.AE157]));3)+0.000086/POWER(TAN(RADIANS([.AE157]));5);IF([.AE157]&gt;-0.575;1735+[.AE157]*(-518.2+[.AE157]*(103.4+[.AE157]*(-12.79+[.AE157]*0.711)));-20.772/TAN(RADIANS([.AE157])))))/3600" office:value-type="float" office:value="0.0215549516266288" calcext:value-type="float">
            <text:p>0.021554951626629</text:p>
          </table:table-cell>
          <table:table-cell table:style-name="ce3" table:formula="of:=[.AE157]+[.AF157]" office:value-type="float" office:value="36.7856906871694" calcext:value-type="float">
            <text:p>36.7856906871694</text:p>
          </table:table-cell>
          <table:table-cell table:style-name="ce3" table:formula="of:=IF([.AC157]&gt;0;MOD(DEGREES(ACOS(((SIN(RADIANS([.$B$3]))*COS(RADIANS([.AD157])))-SIN(RADIANS([.T157])))/(COS(RADIANS([.$B$3]))*SIN(RADIANS([.AD157])))))+180;360);MOD(540-DEGREES(ACOS(((SIN(RADIANS([.$B$3]))*COS(RADIANS([.AD157])))-SIN(RADIANS([.T157])))/(COS(RADIANS([.$B$3]))*SIN(RADIANS([.AD157])))));360))" office:value-type="float" office:value="247.368630514806" calcext:value-type="float">
            <text:p>247.36863051480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7]+0.1/24" office:value-type="time" office:time-value="PT15H42M00S" calcext:value-type="time">
            <text:p>15:42:00</text:p>
          </table:table-cell>
          <table:table-cell table:style-name="ce11" table:formula="of:=[.D158]+2415018.5+[.E158]-[.$B$5]/24" office:value-type="float" office:value="2451776.1125" calcext:value-type="float">
            <text:p>2451776.11</text:p>
          </table:table-cell>
          <table:table-cell table:style-name="ce13" table:formula="of:=([.F158]-2451545)/36525" office:value-type="float" office:value="0.00632751540041833" calcext:value-type="float">
            <text:p>0.00632752</text:p>
          </table:table-cell>
          <table:table-cell/>
          <table:table-cell table:style-name="ce3" table:formula="of:=MOD(280.46646+[.G158]*(36000.76983+[.G158]*0.0003032);360)" office:value-type="float" office:value="148.26188553838" calcext:value-type="float">
            <text:p>148.26188553838</text:p>
          </table:table-cell>
          <table:table-cell table:style-name="ce3" table:formula="of:=357.52911+[.G158]*(35999.05029-0.0001537*[.G158])" office:value-type="float" office:value="585.313655104255" calcext:value-type="float">
            <text:p>585.313655104255</text:p>
          </table:table-cell>
          <table:table-cell table:style-name="ce3" table:formula="of:=0.016708634-[.G158]*(0.000042037+0.0000001267*[.G158])" office:value-type="float" office:value="0.0167083680051624" calcext:value-type="float">
            <text:p>0.016708368005162</text:p>
          </table:table-cell>
          <table:table-cell table:style-name="ce3" table:formula="of:=SIN(RADIANS([.J158]))*(1.914602-[.G158]*(0.004817+0.000014*[.G158]))+SIN(RADIANS(2*[.J158]))*(0.019993-0.000101*[.G158])+SIN(RADIANS(3*[.J158]))*0.000289" office:value-type="float" office:value="-1.34140715221689" calcext:value-type="float">
            <text:p>-1.34140715221689</text:p>
          </table:table-cell>
          <table:table-cell table:style-name="ce3" table:formula="of:=[.I158]+[.L158]" office:value-type="float" office:value="146.920478386163" calcext:value-type="float">
            <text:p>146.920478386163</text:p>
          </table:table-cell>
          <table:table-cell table:style-name="ce3" table:formula="of:=[.J158]+[.L158]" office:value-type="float" office:value="583.972247952038" calcext:value-type="float">
            <text:p>583.972247952038</text:p>
          </table:table-cell>
          <table:table-cell table:style-name="ce3" table:formula="of:=(1.000001018*(1-[.K158]*[.K158]))/(1+[.K158]*COS(RADIANS([.N158])))" office:value-type="float" office:value="1.01188942847346" calcext:value-type="float">
            <text:p>1.01188942847346</text:p>
          </table:table-cell>
          <table:table-cell table:style-name="ce3" table:formula="of:=[.M158]-0.00569-0.00478*SIN(RADIANS(125.04-1934.136*[.G158]))" office:value-type="float" office:value="146.910381936058" calcext:value-type="float">
            <text:p>146.910381936058</text:p>
          </table:table-cell>
          <table:table-cell table:style-name="ce3" table:formula="of:=23+(26+((21.448-[.G158]*(46.815+[.G158]*(0.00059-[.G158]*0.001813))))/60)/60" office:value-type="float" office:value="23.4392088270398" calcext:value-type="float">
            <text:p>23.4392088270398</text:p>
          </table:table-cell>
          <table:table-cell table:style-name="ce3" table:formula="of:=[.Q158]+0.00256*COS(RADIANS(125.04-1934.136*[.G158]))" office:value-type="float" office:value="23.438216716101" calcext:value-type="float">
            <text:p>23.438216716101</text:p>
          </table:table-cell>
          <table:table-cell table:style-name="ce3" table:formula="of:=DEGREES(ATAN2(COS(RADIANS([.P158]));COS(RADIANS([.R158]))*SIN(RADIANS([.P158]))))" office:value-type="float" office:value="149.126188685733" calcext:value-type="float">
            <text:p>149.126188685733</text:p>
          </table:table-cell>
          <table:table-cell table:style-name="ce3" table:formula="of:=DEGREES(ASIN(SIN(RADIANS([.R158]))*SIN(RADIANS([.P158]))))" office:value-type="float" office:value="12.5421109597039" calcext:value-type="float">
            <text:p>12.5421109597039</text:p>
          </table:table-cell>
          <table:table-cell table:style-name="ce3" table:formula="of:=TAN(RADIANS([.R158]/2))*TAN(RADIANS([.R158]/2))" office:value-type="float" office:value="0.043030471969747" calcext:value-type="float">
            <text:p>0.043030471969747</text:p>
          </table:table-cell>
          <table:table-cell table:formula="of:=4*DEGREES([.U158]*SIN(2*RADIANS([.I158]))-2*[.K158]*SIN(RADIANS([.J158]))+4*[.K158]*[.U158]*SIN(RADIANS([.J158]))*COS(2*RADIANS([.I158]))-0.5*[.U158]*[.U158]*SIN(4*RADIANS([.I158]))-1.25*[.K158]*[.K158]*SIN(2*RADIANS([.J158])))" office:value-type="float" office:value="-3.49858381588445" calcext:value-type="float">
            <text:p>-3.49858381588445</text:p>
          </table:table-cell>
          <table:table-cell table:style-name="ce3" table:formula="of:=DEGREES(ACOS(COS(RADIANS(90.833))/(COS(RADIANS([.$B$3]))*COS(RADIANS([.T158])))-TAN(RADIANS([.$B$3]))*TAN(RADIANS([.T158]))))" office:value-type="float" office:value="104.619680622643" calcext:value-type="float">
            <text:p>104.619680622643</text:p>
          </table:table-cell>
          <table:table-cell table:style-name="ce9" table:formula="of:=(720-4*[.$B$4]-[.V158]+[.$B$5]*60)/1440" office:value-type="time" office:time-value="PT12H19M01.285428953S" calcext:value-type="time">
            <text:p>12:19:01</text:p>
          </table:table-cell>
          <table:table-cell table:style-name="ce9" table:formula="of:=[.X158]-[.W158]*4/1440" office:value-type="time" office:time-value="PT05H20M32.562079519S" calcext:value-type="time">
            <text:p>5:20:32</text:p>
          </table:table-cell>
          <table:table-cell table:style-name="ce9" table:formula="of:=[.X158]+[.W158]*4/1440" office:value-type="time" office:time-value="PT19H17M30.008778387S" calcext:value-type="time">
            <text:p>19:17:30</text:p>
          </table:table-cell>
          <table:table-cell table:style-name="ce15" table:formula="of:=8*[.W158]" office:value-type="float" office:value="836.957444981141" calcext:value-type="float">
            <text:p>836.957444981141</text:p>
          </table:table-cell>
          <table:table-cell table:style-name="ce3" table:formula="of:=MOD([.E158]*1440+[.V158]+4*[.$B$4]-60*[.$B$5];1440)" office:value-type="float" office:value="922.978576184114" calcext:value-type="float">
            <text:p>922.978576184114</text:p>
          </table:table-cell>
          <table:table-cell table:style-name="ce3" table:formula="of:=IF([.AB158]/4&lt;0;[.AB158]/4+180;[.AB158]/4-180)" office:value-type="float" office:value="50.7446440460285" calcext:value-type="float">
            <text:p>50.7446440460285</text:p>
          </table:table-cell>
          <table:table-cell table:style-name="ce3" table:formula="of:=DEGREES(ACOS(SIN(RADIANS([.$B$3]))*SIN(RADIANS([.T158]))+COS(RADIANS([.$B$3]))*COS(RADIANS([.T158]))*COS(RADIANS([.AC158]))))" office:value-type="float" office:value="54.2022812183066" calcext:value-type="float">
            <text:p>54.2022812183066</text:p>
          </table:table-cell>
          <table:table-cell table:style-name="ce3" table:formula="of:=90-[.AD158]" office:value-type="float" office:value="35.7977187816934" calcext:value-type="float">
            <text:p>35.7977187816934</text:p>
          </table:table-cell>
          <table:table-cell table:style-name="ce3" table:formula="of:=IF([.AE158]&gt;85;0;IF([.AE158]&gt;5;58.1/TAN(RADIANS([.AE158]))-0.07/POWER(TAN(RADIANS([.AE158]));3)+0.000086/POWER(TAN(RADIANS([.AE158]));5);IF([.AE158]&gt;-0.575;1735+[.AE158]*(-518.2+[.AE158]*(103.4+[.AE158]*(-12.79+[.AE158]*0.711)));-20.772/TAN(RADIANS([.AE158])))))/3600" office:value-type="float" office:value="0.0223272779956028" calcext:value-type="float">
            <text:p>0.022327277995603</text:p>
          </table:table-cell>
          <table:table-cell table:style-name="ce3" table:formula="of:=[.AE158]+[.AF158]" office:value-type="float" office:value="35.820046059689" calcext:value-type="float">
            <text:p>35.820046059689</text:p>
          </table:table-cell>
          <table:table-cell table:style-name="ce3" table:formula="of:=IF([.AC158]&gt;0;MOD(DEGREES(ACOS(((SIN(RADIANS([.$B$3]))*COS(RADIANS([.AD158])))-SIN(RADIANS([.T158])))/(COS(RADIANS([.$B$3]))*SIN(RADIANS([.AD158])))))+180;360);MOD(540-DEGREES(ACOS(((SIN(RADIANS([.$B$3]))*COS(RADIANS([.AD158])))-SIN(RADIANS([.T158])))/(COS(RADIANS([.$B$3]))*SIN(RADIANS([.AD158])))));360))" office:value-type="float" office:value="248.733585239756" calcext:value-type="float">
            <text:p>248.73358523975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8]+0.1/24" office:value-type="time" office:time-value="PT15H48M00S" calcext:value-type="time">
            <text:p>15:48:00</text:p>
          </table:table-cell>
          <table:table-cell table:style-name="ce11" table:formula="of:=[.D159]+2415018.5+[.E159]-[.$B$5]/24" office:value-type="float" office:value="2451776.11666667" calcext:value-type="float">
            <text:p>2451776.12</text:p>
          </table:table-cell>
          <table:table-cell table:style-name="ce13" table:formula="of:=([.F159]-2451545)/36525" office:value-type="float" office:value="0.00632762947752766" calcext:value-type="float">
            <text:p>0.00632763</text:p>
          </table:table-cell>
          <table:table-cell/>
          <table:table-cell table:style-name="ce3" table:formula="of:=MOD(280.46646+[.G159]*(36000.76983+[.G159]*0.0003032);360)" office:value-type="float" office:value="148.265992402136" calcext:value-type="float">
            <text:p>148.265992402136</text:p>
          </table:table-cell>
          <table:table-cell table:style-name="ce3" table:formula="of:=357.52911+[.G159]*(35999.05029-0.0001537*[.G159])" office:value-type="float" office:value="585.317761771851" calcext:value-type="float">
            <text:p>585.317761771851</text:p>
          </table:table-cell>
          <table:table-cell table:style-name="ce3" table:formula="of:=0.016708634-[.G159]*(0.000042037+0.0000001267*[.G159])" office:value-type="float" office:value="0.0167083680003667" calcext:value-type="float">
            <text:p>0.016708368000367</text:p>
          </table:table-cell>
          <table:table-cell table:style-name="ce3" table:formula="of:=SIN(RADIANS([.J159]))*(1.914602-[.G159]*(0.004817+0.000014*[.G159]))+SIN(RADIANS(2*[.J159]))*(0.019993-0.000101*[.G159])+SIN(RADIANS(3*[.J159]))*0.000289" office:value-type="float" office:value="-1.34150363652312" calcext:value-type="float">
            <text:p>-1.34150363652312</text:p>
          </table:table-cell>
          <table:table-cell table:style-name="ce3" table:formula="of:=[.I159]+[.L159]" office:value-type="float" office:value="146.924488765613" calcext:value-type="float">
            <text:p>146.924488765613</text:p>
          </table:table-cell>
          <table:table-cell table:style-name="ce3" table:formula="of:=[.J159]+[.L159]" office:value-type="float" office:value="583.976258135328" calcext:value-type="float">
            <text:p>583.976258135328</text:p>
          </table:table-cell>
          <table:table-cell table:style-name="ce3" table:formula="of:=(1.000001018*(1-[.K159]*[.K159]))/(1+[.K159]*COS(RADIANS([.N159])))" office:value-type="float" office:value="1.0118885968379" calcext:value-type="float">
            <text:p>1.0118885968379</text:p>
          </table:table-cell>
          <table:table-cell table:style-name="ce3" table:formula="of:=[.M159]-0.00569-0.00478*SIN(RADIANS(125.04-1934.136*[.G159]))" office:value-type="float" office:value="146.914392308374" calcext:value-type="float">
            <text:p>146.914392308374</text:p>
          </table:table-cell>
          <table:table-cell table:style-name="ce3" table:formula="of:=23+(26+((21.448-[.G159]*(46.815+[.G159]*(0.00059-[.G159]*0.001813))))/60)/60" office:value-type="float" office:value="23.4392088255563" calcext:value-type="float">
            <text:p>23.4392088255563</text:p>
          </table:table-cell>
          <table:table-cell table:style-name="ce3" table:formula="of:=[.Q159]+0.00256*COS(RADIANS(125.04-1934.136*[.G159]))" office:value-type="float" office:value="23.4382167237054" calcext:value-type="float">
            <text:p>23.4382167237054</text:p>
          </table:table-cell>
          <table:table-cell table:style-name="ce3" table:formula="of:=DEGREES(ATAN2(COS(RADIANS([.P159]));COS(RADIANS([.R159]))*SIN(RADIANS([.P159]))))" office:value-type="float" office:value="149.130050242368" calcext:value-type="float">
            <text:p>149.130050242368</text:p>
          </table:table-cell>
          <table:table-cell table:style-name="ce3" table:formula="of:=DEGREES(ASIN(SIN(RADIANS([.R159]))*SIN(RADIANS([.P159]))))" office:value-type="float" office:value="12.5407418062015" calcext:value-type="float">
            <text:p>12.5407418062015</text:p>
          </table:table-cell>
          <table:table-cell table:style-name="ce3" table:formula="of:=TAN(RADIANS([.R159]/2))*TAN(RADIANS([.R159]/2))" office:value-type="float" office:value="0.0430304719984633" calcext:value-type="float">
            <text:p>0.043030471998463</text:p>
          </table:table-cell>
          <table:table-cell table:formula="of:=4*DEGREES([.U159]*SIN(2*RADIANS([.I159]))-2*[.K159]*SIN(RADIANS([.J159]))+4*[.K159]*[.U159]*SIN(RADIANS([.J159]))*COS(2*RADIANS([.I159]))-0.5*[.U159]*[.U159]*SIN(4*RADIANS([.I159]))-1.25*[.K159]*[.K159]*SIN(2*RADIANS([.J159])))" office:value-type="float" office:value="-3.49760463870655" calcext:value-type="float">
            <text:p>-3.49760463870655</text:p>
          </table:table-cell>
          <table:table-cell table:style-name="ce3" table:formula="of:=DEGREES(ACOS(COS(RADIANS(90.833))/(COS(RADIANS([.$B$3]))*COS(RADIANS([.T159])))-TAN(RADIANS([.$B$3]))*TAN(RADIANS([.T159]))))" office:value-type="float" office:value="104.61813235493" calcext:value-type="float">
            <text:p>104.61813235493</text:p>
          </table:table-cell>
          <table:table-cell table:style-name="ce9" table:formula="of:=(720-4*[.$B$4]-[.V159]+[.$B$5]*60)/1440" office:value-type="time" office:time-value="PT12H19M01.226678322S" calcext:value-type="time">
            <text:p>12:19:01</text:p>
          </table:table-cell>
          <table:table-cell table:style-name="ce9" table:formula="of:=[.X159]-[.W159]*4/1440" office:value-type="time" office:time-value="PT05H20M32.874913139S" calcext:value-type="time">
            <text:p>5:20:32</text:p>
          </table:table-cell>
          <table:table-cell table:style-name="ce9" table:formula="of:=[.X159]+[.W159]*4/1440" office:value-type="time" office:time-value="PT19H17M29.578443506S" calcext:value-type="time">
            <text:p>19:17:29</text:p>
          </table:table-cell>
          <table:table-cell table:style-name="ce15" table:formula="of:=8*[.W159]" office:value-type="float" office:value="836.945058839444" calcext:value-type="float">
            <text:p>836.945058839444</text:p>
          </table:table-cell>
          <table:table-cell table:style-name="ce3" table:formula="of:=MOD([.E159]*1440+[.V159]+4*[.$B$4]-60*[.$B$5];1440)" office:value-type="float" office:value="928.979555361292" calcext:value-type="float">
            <text:p>928.979555361292</text:p>
          </table:table-cell>
          <table:table-cell table:style-name="ce3" table:formula="of:=IF([.AB159]/4&lt;0;[.AB159]/4+180;[.AB159]/4-180)" office:value-type="float" office:value="52.244888840323" calcext:value-type="float">
            <text:p>52.244888840323</text:p>
          </table:table-cell>
          <table:table-cell table:style-name="ce3" table:formula="of:=DEGREES(ACOS(SIN(RADIANS([.$B$3]))*SIN(RADIANS([.T159]))+COS(RADIANS([.$B$3]))*COS(RADIANS([.T159]))*COS(RADIANS([.AC159]))))" office:value-type="float" office:value="55.1775994315191" calcext:value-type="float">
            <text:p>55.1775994315191</text:p>
          </table:table-cell>
          <table:table-cell table:style-name="ce3" table:formula="of:=90-[.AD159]" office:value-type="float" office:value="34.8224005684809" calcext:value-type="float">
            <text:p>34.8224005684809</text:p>
          </table:table-cell>
          <table:table-cell table:style-name="ce3" table:formula="of:=IF([.AE159]&gt;85;0;IF([.AE159]&gt;5;58.1/TAN(RADIANS([.AE159]))-0.07/POWER(TAN(RADIANS([.AE159]));3)+0.000086/POWER(TAN(RADIANS([.AE159]));5);IF([.AE159]&gt;-0.575;1735+[.AE159]*(-518.2+[.AE159]*(103.4+[.AE159]*(-12.79+[.AE159]*0.711)));-20.772/TAN(RADIANS([.AE159])))))/3600" office:value-type="float" office:value="0.0231438311508778" calcext:value-type="float">
            <text:p>0.023143831150878</text:p>
          </table:table-cell>
          <table:table-cell table:style-name="ce3" table:formula="of:=[.AE159]+[.AF159]" office:value-type="float" office:value="34.8455443996318" calcext:value-type="float">
            <text:p>34.8455443996318</text:p>
          </table:table-cell>
          <table:table-cell table:style-name="ce3" table:formula="of:=IF([.AC159]&gt;0;MOD(DEGREES(ACOS(((SIN(RADIANS([.$B$3]))*COS(RADIANS([.AD159])))-SIN(RADIANS([.T159])))/(COS(RADIANS([.$B$3]))*SIN(RADIANS([.AD159])))))+180;360);MOD(540-DEGREES(ACOS(((SIN(RADIANS([.$B$3]))*COS(RADIANS([.AD159])))-SIN(RADIANS([.T159])))/(COS(RADIANS([.$B$3]))*SIN(RADIANS([.AD159])))));360))" office:value-type="float" office:value="250.072313473254" calcext:value-type="float">
            <text:p>250.07231347325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59]+0.1/24" office:value-type="time" office:time-value="PT15H54M00S" calcext:value-type="time">
            <text:p>15:54:00</text:p>
          </table:table-cell>
          <table:table-cell table:style-name="ce11" table:formula="of:=[.D160]+2415018.5+[.E160]-[.$B$5]/24" office:value-type="float" office:value="2451776.12083333" calcext:value-type="float">
            <text:p>2451776.12</text:p>
          </table:table-cell>
          <table:table-cell table:style-name="ce13" table:formula="of:=([.F160]-2451545)/36525" office:value-type="float" office:value="0.00632774355464974" calcext:value-type="float">
            <text:p>0.00632774</text:p>
          </table:table-cell>
          <table:table-cell/>
          <table:table-cell table:style-name="ce3" table:formula="of:=MOD(280.46646+[.G160]*(36000.76983+[.G160]*0.0003032);360)" office:value-type="float" office:value="148.270099266351" calcext:value-type="float">
            <text:p>148.270099266351</text:p>
          </table:table-cell>
          <table:table-cell table:style-name="ce3" table:formula="of:=357.52911+[.G160]*(35999.05029-0.0001537*[.G160])" office:value-type="float" office:value="585.321868439905" calcext:value-type="float">
            <text:p>585.321868439905</text:p>
          </table:table-cell>
          <table:table-cell table:style-name="ce3" table:formula="of:=0.016708634-[.G160]*(0.000042037+0.0000001267*[.G160])" office:value-type="float" office:value="0.0167083679955711" calcext:value-type="float">
            <text:p>0.016708367995571</text:p>
          </table:table-cell>
          <table:table-cell table:style-name="ce3" table:formula="of:=SIN(RADIANS([.J160]))*(1.914602-[.G160]*(0.004817+0.000014*[.G160]))+SIN(RADIANS(2*[.J160]))*(0.019993-0.000101*[.G160])+SIN(RADIANS(3*[.J160]))*0.000289" office:value-type="float" office:value="-1.34160011424824" calcext:value-type="float">
            <text:p>-1.34160011424824</text:p>
          </table:table-cell>
          <table:table-cell table:style-name="ce3" table:formula="of:=[.I160]+[.L160]" office:value-type="float" office:value="146.928499152103" calcext:value-type="float">
            <text:p>146.928499152103</text:p>
          </table:table-cell>
          <table:table-cell table:style-name="ce3" table:formula="of:=[.J160]+[.L160]" office:value-type="float" office:value="583.980268325657" calcext:value-type="float">
            <text:p>583.980268325657</text:p>
          </table:table-cell>
          <table:table-cell table:style-name="ce3" table:formula="of:=(1.000001018*(1-[.K160]*[.K160]))/(1+[.K160]*COS(RADIANS([.N160])))" office:value-type="float" office:value="1.01188776514192" calcext:value-type="float">
            <text:p>1.01188776514192</text:p>
          </table:table-cell>
          <table:table-cell table:style-name="ce3" table:formula="of:=[.M160]-0.00569-0.00478*SIN(RADIANS(125.04-1934.136*[.G160]))" office:value-type="float" office:value="146.918402687731" calcext:value-type="float">
            <text:p>146.918402687731</text:p>
          </table:table-cell>
          <table:table-cell table:style-name="ce3" table:formula="of:=23+(26+((21.448-[.G160]*(46.815+[.G160]*(0.00059-[.G160]*0.001813))))/60)/60" office:value-type="float" office:value="23.4392088240729" calcext:value-type="float">
            <text:p>23.4392088240729</text:p>
          </table:table-cell>
          <table:table-cell table:style-name="ce3" table:formula="of:=[.Q160]+0.00256*COS(RADIANS(125.04-1934.136*[.G160]))" office:value-type="float" office:value="23.4382167313098" calcext:value-type="float">
            <text:p>23.4382167313098</text:p>
          </table:table-cell>
          <table:table-cell table:style-name="ce3" table:formula="of:=DEGREES(ATAN2(COS(RADIANS([.P160]));COS(RADIANS([.R160]))*SIN(RADIANS([.P160]))))" office:value-type="float" office:value="149.133911764729" calcext:value-type="float">
            <text:p>149.133911764729</text:p>
          </table:table-cell>
          <table:table-cell table:style-name="ce3" table:formula="of:=DEGREES(ASIN(SIN(RADIANS([.R160]))*SIN(RADIANS([.P160]))))" office:value-type="float" office:value="12.5393725951329" calcext:value-type="float">
            <text:p>12.5393725951329</text:p>
          </table:table-cell>
          <table:table-cell table:style-name="ce3" table:formula="of:=TAN(RADIANS([.R160]/2))*TAN(RADIANS([.R160]/2))" office:value-type="float" office:value="0.0430304720271798" calcext:value-type="float">
            <text:p>0.04303047202718</text:p>
          </table:table-cell>
          <table:table-cell table:formula="of:=4*DEGREES([.U160]*SIN(2*RADIANS([.I160]))-2*[.K160]*SIN(RADIANS([.J160]))+4*[.K160]*[.U160]*SIN(RADIANS([.J160]))*COS(2*RADIANS([.I160]))-0.5*[.U160]*[.U160]*SIN(4*RADIANS([.I160]))-1.25*[.K160]*[.K160]*SIN(2*RADIANS([.J160])))" office:value-type="float" office:value="-3.49662532350716" calcext:value-type="float">
            <text:p>-3.49662532350716</text:p>
          </table:table-cell>
          <table:table-cell table:style-name="ce3" table:formula="of:=DEGREES(ACOS(COS(RADIANS(90.833))/(COS(RADIANS([.$B$3]))*COS(RADIANS([.T160])))-TAN(RADIANS([.$B$3]))*TAN(RADIANS([.T160]))))" office:value-type="float" office:value="104.61658405022" calcext:value-type="float">
            <text:p>104.61658405022</text:p>
          </table:table-cell>
          <table:table-cell table:style-name="ce9" table:formula="of:=(720-4*[.$B$4]-[.V160]+[.$B$5]*60)/1440" office:value-type="time" office:time-value="PT12H19M01.16791941S" calcext:value-type="time">
            <text:p>12:19:01</text:p>
          </table:table-cell>
          <table:table-cell table:style-name="ce9" table:formula="of:=[.X160]-[.W160]*4/1440" office:value-type="time" office:time-value="PT05H20M33.187747358S" calcext:value-type="time">
            <text:p>5:20:33</text:p>
          </table:table-cell>
          <table:table-cell table:style-name="ce9" table:formula="of:=[.X160]+[.W160]*4/1440" office:value-type="time" office:time-value="PT19H17M29.148091463S" calcext:value-type="time">
            <text:p>19:17:29</text:p>
          </table:table-cell>
          <table:table-cell table:style-name="ce15" table:formula="of:=8*[.W160]" office:value-type="float" office:value="836.93267240176" calcext:value-type="float">
            <text:p>836.93267240176</text:p>
          </table:table-cell>
          <table:table-cell table:style-name="ce3" table:formula="of:=MOD([.E160]*1440+[.V160]+4*[.$B$4]-60*[.$B$5];1440)" office:value-type="float" office:value="934.980534676491" calcext:value-type="float">
            <text:p>934.980534676491</text:p>
          </table:table-cell>
          <table:table-cell table:style-name="ce3" table:formula="of:=IF([.AB160]/4&lt;0;[.AB160]/4+180;[.AB160]/4-180)" office:value-type="float" office:value="53.7451336691228" calcext:value-type="float">
            <text:p>53.7451336691228</text:p>
          </table:table-cell>
          <table:table-cell table:style-name="ce3" table:formula="of:=DEGREES(ACOS(SIN(RADIANS([.$B$3]))*SIN(RADIANS([.T160]))+COS(RADIANS([.$B$3]))*COS(RADIANS([.T160]))*COS(RADIANS([.AC160]))))" office:value-type="float" office:value="56.1611243923386" calcext:value-type="float">
            <text:p>56.1611243923386</text:p>
          </table:table-cell>
          <table:table-cell table:style-name="ce3" table:formula="of:=90-[.AD160]" office:value-type="float" office:value="33.8388756076614" calcext:value-type="float">
            <text:p>33.8388756076614</text:p>
          </table:table-cell>
          <table:table-cell table:style-name="ce3" table:formula="of:=IF([.AE160]&gt;85;0;IF([.AE160]&gt;5;58.1/TAN(RADIANS([.AE160]))-0.07/POWER(TAN(RADIANS([.AE160]));3)+0.000086/POWER(TAN(RADIANS([.AE160]));5);IF([.AE160]&gt;-0.575;1735+[.AE160]*(-518.2+[.AE160]*(103.4+[.AE160]*(-12.79+[.AE160]*0.711)));-20.772/TAN(RADIANS([.AE160])))))/3600" office:value-type="float" office:value="0.0240082841760515" calcext:value-type="float">
            <text:p>0.024008284176052</text:p>
          </table:table-cell>
          <table:table-cell table:style-name="ce3" table:formula="of:=[.AE160]+[.AF160]" office:value-type="float" office:value="33.8628838918375" calcext:value-type="float">
            <text:p>33.8628838918375</text:p>
          </table:table-cell>
          <table:table-cell table:style-name="ce3" table:formula="of:=IF([.AC160]&gt;0;MOD(DEGREES(ACOS(((SIN(RADIANS([.$B$3]))*COS(RADIANS([.AD160])))-SIN(RADIANS([.T160])))/(COS(RADIANS([.$B$3]))*SIN(RADIANS([.AD160])))))+180;360);MOD(540-DEGREES(ACOS(((SIN(RADIANS([.$B$3]))*COS(RADIANS([.AD160])))-SIN(RADIANS([.T160])))/(COS(RADIANS([.$B$3]))*SIN(RADIANS([.AD160])))));360))" office:value-type="float" office:value="251.38628853818" calcext:value-type="float">
            <text:p>251.3862885381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0]+0.1/24" office:value-type="time" office:time-value="PT16H00M00S" calcext:value-type="time">
            <text:p>16:00:00</text:p>
          </table:table-cell>
          <table:table-cell table:style-name="ce11" table:formula="of:=[.D161]+2415018.5+[.E161]-[.$B$5]/24" office:value-type="float" office:value="2451776.125" calcext:value-type="float">
            <text:p>2451776.13</text:p>
          </table:table-cell>
          <table:table-cell table:style-name="ce13" table:formula="of:=([.F161]-2451545)/36525" office:value-type="float" office:value="0.00632785763175907" calcext:value-type="float">
            <text:p>0.00632786</text:p>
          </table:table-cell>
          <table:table-cell/>
          <table:table-cell table:style-name="ce3" table:formula="of:=MOD(280.46646+[.G161]*(36000.76983+[.G161]*0.0003032);360)" office:value-type="float" office:value="148.274206130108" calcext:value-type="float">
            <text:p>148.274206130108</text:p>
          </table:table-cell>
          <table:table-cell table:style-name="ce3" table:formula="of:=357.52911+[.G161]*(35999.05029-0.0001537*[.G161])" office:value-type="float" office:value="585.325975107501" calcext:value-type="float">
            <text:p>585.325975107501</text:p>
          </table:table-cell>
          <table:table-cell table:style-name="ce3" table:formula="of:=0.016708634-[.G161]*(0.000042037+0.0000001267*[.G161])" office:value-type="float" office:value="0.0167083679907754" calcext:value-type="float">
            <text:p>0.016708367990776</text:p>
          </table:table-cell>
          <table:table-cell table:style-name="ce3" table:formula="of:=SIN(RADIANS([.J161]))*(1.914602-[.G161]*(0.004817+0.000014*[.G161]))+SIN(RADIANS(2*[.J161]))*(0.019993-0.000101*[.G161])+SIN(RADIANS(3*[.J161]))*0.000289" office:value-type="float" office:value="-1.34169658537017" calcext:value-type="float">
            <text:p>-1.34169658537017</text:p>
          </table:table-cell>
          <table:table-cell table:style-name="ce3" table:formula="of:=[.I161]+[.L161]" office:value-type="float" office:value="146.932509544738" calcext:value-type="float">
            <text:p>146.932509544738</text:p>
          </table:table-cell>
          <table:table-cell table:style-name="ce3" table:formula="of:=[.J161]+[.L161]" office:value-type="float" office:value="583.984278522131" calcext:value-type="float">
            <text:p>583.984278522131</text:p>
          </table:table-cell>
          <table:table-cell table:style-name="ce3" table:formula="of:=(1.000001018*(1-[.K161]*[.K161]))/(1+[.K161]*COS(RADIANS([.N161])))" office:value-type="float" office:value="1.01188693338571" calcext:value-type="float">
            <text:p>1.01188693338571</text:p>
          </table:table-cell>
          <table:table-cell table:style-name="ce3" table:formula="of:=[.M161]-0.00569-0.00478*SIN(RADIANS(125.04-1934.136*[.G161]))" office:value-type="float" office:value="146.922413073232" calcext:value-type="float">
            <text:p>146.922413073232</text:p>
          </table:table-cell>
          <table:table-cell table:style-name="ce3" table:formula="of:=23+(26+((21.448-[.G161]*(46.815+[.G161]*(0.00059-[.G161]*0.001813))))/60)/60" office:value-type="float" office:value="23.4392088225894" calcext:value-type="float">
            <text:p>23.4392088225894</text:p>
          </table:table-cell>
          <table:table-cell table:style-name="ce3" table:formula="of:=[.Q161]+0.00256*COS(RADIANS(125.04-1934.136*[.G161]))" office:value-type="float" office:value="23.4382167389143" calcext:value-type="float">
            <text:p>23.4382167389143</text:p>
          </table:table-cell>
          <table:table-cell table:style-name="ce3" table:formula="of:=DEGREES(ATAN2(COS(RADIANS([.P161]));COS(RADIANS([.R161]))*SIN(RADIANS([.P161]))))" office:value-type="float" office:value="149.137773251957" calcext:value-type="float">
            <text:p>149.137773251957</text:p>
          </table:table-cell>
          <table:table-cell table:style-name="ce3" table:formula="of:=DEGREES(ASIN(SIN(RADIANS([.R161]))*SIN(RADIANS([.P161]))))" office:value-type="float" office:value="12.5380033268105" calcext:value-type="float">
            <text:p>12.5380033268105</text:p>
          </table:table-cell>
          <table:table-cell table:style-name="ce3" table:formula="of:=TAN(RADIANS([.R161]/2))*TAN(RADIANS([.R161]/2))" office:value-type="float" office:value="0.0430304720558962" calcext:value-type="float">
            <text:p>0.043030472055896</text:p>
          </table:table-cell>
          <table:table-cell table:formula="of:=4*DEGREES([.U161]*SIN(2*RADIANS([.I161]))-2*[.K161]*SIN(RADIANS([.J161]))+4*[.K161]*[.U161]*SIN(RADIANS([.J161]))*COS(2*RADIANS([.I161]))-0.5*[.U161]*[.U161]*SIN(4*RADIANS([.I161]))-1.25*[.K161]*[.K161]*SIN(2*RADIANS([.J161])))" office:value-type="float" office:value="-3.49564587051997" calcext:value-type="float">
            <text:p>-3.49564587051997</text:p>
          </table:table-cell>
          <table:table-cell table:style-name="ce3" table:formula="of:=DEGREES(ACOS(COS(RADIANS(90.833))/(COS(RADIANS([.$B$3]))*COS(RADIANS([.T161])))-TAN(RADIANS([.$B$3]))*TAN(RADIANS([.T161]))))" office:value-type="float" office:value="104.615035708865" calcext:value-type="float">
            <text:p>104.615035708865</text:p>
          </table:table-cell>
          <table:table-cell table:style-name="ce9" table:formula="of:=(720-4*[.$B$4]-[.V161]+[.$B$5]*60)/1440" office:value-type="time" office:time-value="PT12H19M01.109152231S" calcext:value-type="time">
            <text:p>12:19:01</text:p>
          </table:table-cell>
          <table:table-cell table:style-name="ce9" table:formula="of:=[.X161]-[.W161]*4/1440" office:value-type="time" office:time-value="PT05H20M33.500582104S" calcext:value-type="time">
            <text:p>5:20:33</text:p>
          </table:table-cell>
          <table:table-cell table:style-name="ce9" table:formula="of:=[.X161]+[.W161]*4/1440" office:value-type="time" office:time-value="PT19H17M28.717722359S" calcext:value-type="time">
            <text:p>19:17:28</text:p>
          </table:table-cell>
          <table:table-cell table:style-name="ce15" table:formula="of:=8*[.W161]" office:value-type="float" office:value="836.920285670917" calcext:value-type="float">
            <text:p>836.920285670917</text:p>
          </table:table-cell>
          <table:table-cell table:style-name="ce3" table:formula="of:=MOD([.E161]*1440+[.V161]+4*[.$B$4]-60*[.$B$5];1440)" office:value-type="float" office:value="940.981514129478" calcext:value-type="float">
            <text:p>940.981514129478</text:p>
          </table:table-cell>
          <table:table-cell table:style-name="ce3" table:formula="of:=IF([.AB161]/4&lt;0;[.AB161]/4+180;[.AB161]/4-180)" office:value-type="float" office:value="55.2453785323696" calcext:value-type="float">
            <text:p>55.2453785323696</text:p>
          </table:table-cell>
          <table:table-cell table:style-name="ce3" table:formula="of:=DEGREES(ACOS(SIN(RADIANS([.$B$3]))*SIN(RADIANS([.T161]))+COS(RADIANS([.$B$3]))*COS(RADIANS([.T161]))*COS(RADIANS([.AC161]))))" office:value-type="float" office:value="57.1521955242226" calcext:value-type="float">
            <text:p>57.1521955242226</text:p>
          </table:table-cell>
          <table:table-cell table:style-name="ce3" table:formula="of:=90-[.AD161]" office:value-type="float" office:value="32.8478044757774" calcext:value-type="float">
            <text:p>32.8478044757774</text:p>
          </table:table-cell>
          <table:table-cell table:style-name="ce3" table:formula="of:=IF([.AE161]&gt;85;0;IF([.AE161]&gt;5;58.1/TAN(RADIANS([.AE161]))-0.07/POWER(TAN(RADIANS([.AE161]));3)+0.000086/POWER(TAN(RADIANS([.AE161]));5);IF([.AE161]&gt;-0.575;1735+[.AE161]*(-518.2+[.AE161]*(103.4+[.AE161]*(-12.79+[.AE161]*0.711)));-20.772/TAN(RADIANS([.AE161])))))/3600" office:value-type="float" office:value="0.0249247903064512" calcext:value-type="float">
            <text:p>0.024924790306451</text:p>
          </table:table-cell>
          <table:table-cell table:style-name="ce3" table:formula="of:=[.AE161]+[.AF161]" office:value-type="float" office:value="32.8727292660839" calcext:value-type="float">
            <text:p>32.8727292660839</text:p>
          </table:table-cell>
          <table:table-cell table:style-name="ce3" table:formula="of:=IF([.AC161]&gt;0;MOD(DEGREES(ACOS(((SIN(RADIANS([.$B$3]))*COS(RADIANS([.AD161])))-SIN(RADIANS([.T161])))/(COS(RADIANS([.$B$3]))*SIN(RADIANS([.AD161])))))+180;360);MOD(540-DEGREES(ACOS(((SIN(RADIANS([.$B$3]))*COS(RADIANS([.AD161])))-SIN(RADIANS([.T161])))/(COS(RADIANS([.$B$3]))*SIN(RADIANS([.AD161])))));360))" office:value-type="float" office:value="252.676936847524" calcext:value-type="float">
            <text:p>252.67693684752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1]+0.1/24" office:value-type="time" office:time-value="PT16H06M00S" calcext:value-type="time">
            <text:p>16:06:00</text:p>
          </table:table-cell>
          <table:table-cell table:style-name="ce11" table:formula="of:=[.D162]+2415018.5+[.E162]-[.$B$5]/24" office:value-type="float" office:value="2451776.12916667" calcext:value-type="float">
            <text:p>2451776.13</text:p>
          </table:table-cell>
          <table:table-cell table:style-name="ce13" table:formula="of:=([.F162]-2451545)/36525" office:value-type="float" office:value="0.00632797170888115" calcext:value-type="float">
            <text:p>0.00632797</text:p>
          </table:table-cell>
          <table:table-cell/>
          <table:table-cell table:style-name="ce3" table:formula="of:=MOD(280.46646+[.G162]*(36000.76983+[.G162]*0.0003032);360)" office:value-type="float" office:value="148.278312994323" calcext:value-type="float">
            <text:p>148.278312994323</text:p>
          </table:table-cell>
          <table:table-cell table:style-name="ce3" table:formula="of:=357.52911+[.G162]*(35999.05029-0.0001537*[.G162])" office:value-type="float" office:value="585.330081775555" calcext:value-type="float">
            <text:p>585.330081775555</text:p>
          </table:table-cell>
          <table:table-cell table:style-name="ce3" table:formula="of:=0.016708634-[.G162]*(0.000042037+0.0000001267*[.G162])" office:value-type="float" office:value="0.0167083679859798" calcext:value-type="float">
            <text:p>0.01670836798598</text:p>
          </table:table-cell>
          <table:table-cell table:style-name="ce3" table:formula="of:=SIN(RADIANS([.J162]))*(1.914602-[.G162]*(0.004817+0.000014*[.G162]))+SIN(RADIANS(2*[.J162]))*(0.019993-0.000101*[.G162])+SIN(RADIANS(3*[.J162]))*0.000289" office:value-type="float" office:value="-1.34179304991" calcext:value-type="float">
            <text:p>-1.34179304991</text:p>
          </table:table-cell>
          <table:table-cell table:style-name="ce3" table:formula="of:=[.I162]+[.L162]" office:value-type="float" office:value="146.936519944413" calcext:value-type="float">
            <text:p>146.936519944413</text:p>
          </table:table-cell>
          <table:table-cell table:style-name="ce3" table:formula="of:=[.J162]+[.L162]" office:value-type="float" office:value="583.988288725645" calcext:value-type="float">
            <text:p>583.988288725645</text:p>
          </table:table-cell>
          <table:table-cell table:style-name="ce3" table:formula="of:=(1.000001018*(1-[.K162]*[.K162]))/(1+[.K162]*COS(RADIANS([.N162])))" office:value-type="float" office:value="1.01188610156909" calcext:value-type="float">
            <text:p>1.01188610156909</text:p>
          </table:table-cell>
          <table:table-cell table:style-name="ce3" table:formula="of:=[.M162]-0.00569-0.00478*SIN(RADIANS(125.04-1934.136*[.G162]))" office:value-type="float" office:value="146.926423465774" calcext:value-type="float">
            <text:p>146.926423465774</text:p>
          </table:table-cell>
          <table:table-cell table:style-name="ce3" table:formula="of:=23+(26+((21.448-[.G162]*(46.815+[.G162]*(0.00059-[.G162]*0.001813))))/60)/60" office:value-type="float" office:value="23.4392088211059" calcext:value-type="float">
            <text:p>23.4392088211059</text:p>
          </table:table-cell>
          <table:table-cell table:style-name="ce3" table:formula="of:=[.Q162]+0.00256*COS(RADIANS(125.04-1934.136*[.G162]))" office:value-type="float" office:value="23.4382167465188" calcext:value-type="float">
            <text:p>23.4382167465188</text:p>
          </table:table-cell>
          <table:table-cell table:style-name="ce3" table:formula="of:=DEGREES(ATAN2(COS(RADIANS([.P162]));COS(RADIANS([.R162]))*SIN(RADIANS([.P162]))))" office:value-type="float" office:value="149.141634704917" calcext:value-type="float">
            <text:p>149.141634704917</text:p>
          </table:table-cell>
          <table:table-cell table:style-name="ce3" table:formula="of:=DEGREES(ASIN(SIN(RADIANS([.R162]))*SIN(RADIANS([.P162]))))" office:value-type="float" office:value="12.5366340009345" calcext:value-type="float">
            <text:p>12.5366340009345</text:p>
          </table:table-cell>
          <table:table-cell table:style-name="ce3" table:formula="of:=TAN(RADIANS([.R162]/2))*TAN(RADIANS([.R162]/2))" office:value-type="float" office:value="0.0430304720846128" calcext:value-type="float">
            <text:p>0.043030472084613</text:p>
          </table:table-cell>
          <table:table-cell table:formula="of:=4*DEGREES([.U162]*SIN(2*RADIANS([.I162]))-2*[.K162]*SIN(RADIANS([.J162]))+4*[.K162]*[.U162]*SIN(RADIANS([.J162]))*COS(2*RADIANS([.I162]))-0.5*[.U162]*[.U162]*SIN(4*RADIANS([.I162]))-1.25*[.K162]*[.K162]*SIN(2*RADIANS([.J162])))" office:value-type="float" office:value="-3.49466627954089" calcext:value-type="float">
            <text:p>-3.49466627954089</text:p>
          </table:table-cell>
          <table:table-cell table:style-name="ce3" table:formula="of:=DEGREES(ACOS(COS(RADIANS(90.833))/(COS(RADIANS([.$B$3]))*COS(RADIANS([.T162])))-TAN(RADIANS([.$B$3]))*TAN(RADIANS([.T162]))))" office:value-type="float" office:value="104.613487330525" calcext:value-type="float">
            <text:p>104.613487330525</text:p>
          </table:table-cell>
          <table:table-cell table:style-name="ce9" table:formula="of:=(720-4*[.$B$4]-[.V162]+[.$B$5]*60)/1440" office:value-type="time" office:time-value="PT12H19M01.050376772S" calcext:value-type="time">
            <text:p>12:19:01</text:p>
          </table:table-cell>
          <table:table-cell table:style-name="ce9" table:formula="of:=[.X162]-[.W162]*4/1440" office:value-type="time" office:time-value="PT05H20M33.813417446S" calcext:value-type="time">
            <text:p>5:20:33</text:p>
          </table:table-cell>
          <table:table-cell table:style-name="ce9" table:formula="of:=[.X162]+[.W162]*4/1440" office:value-type="time" office:time-value="PT19H17M28.287336098S" calcext:value-type="time">
            <text:p>19:17:28</text:p>
          </table:table-cell>
          <table:table-cell table:style-name="ce15" table:formula="of:=8*[.W162]" office:value-type="float" office:value="836.907898644199" calcext:value-type="float">
            <text:p>836.907898644199</text:p>
          </table:table-cell>
          <table:table-cell table:style-name="ce3" table:formula="of:=MOD([.E162]*1440+[.V162]+4*[.$B$4]-60*[.$B$5];1440)" office:value-type="float" office:value="946.982493720457" calcext:value-type="float">
            <text:p>946.982493720457</text:p>
          </table:table-cell>
          <table:table-cell table:style-name="ce3" table:formula="of:=IF([.AB162]/4&lt;0;[.AB162]/4+180;[.AB162]/4-180)" office:value-type="float" office:value="56.7456234301144" calcext:value-type="float">
            <text:p>56.7456234301144</text:p>
          </table:table-cell>
          <table:table-cell table:style-name="ce3" table:formula="of:=DEGREES(ACOS(SIN(RADIANS([.$B$3]))*SIN(RADIANS([.T162]))+COS(RADIANS([.$B$3]))*COS(RADIANS([.T162]))*COS(RADIANS([.AC162]))))" office:value-type="float" office:value="58.1501838689322" calcext:value-type="float">
            <text:p>58.1501838689322</text:p>
          </table:table-cell>
          <table:table-cell table:style-name="ce3" table:formula="of:=90-[.AD162]" office:value-type="float" office:value="31.8498161310678" calcext:value-type="float">
            <text:p>31.8498161310678</text:p>
          </table:table-cell>
          <table:table-cell table:style-name="ce3" table:formula="of:=IF([.AE162]&gt;85;0;IF([.AE162]&gt;5;58.1/TAN(RADIANS([.AE162]))-0.07/POWER(TAN(RADIANS([.AE162]));3)+0.000086/POWER(TAN(RADIANS([.AE162]));5);IF([.AE162]&gt;-0.575;1735+[.AE162]*(-518.2+[.AE162]*(103.4+[.AE162]*(-12.79+[.AE162]*0.711)));-20.772/TAN(RADIANS([.AE162])))))/3600" office:value-type="float" office:value="0.0258980563120658" calcext:value-type="float">
            <text:p>0.025898056312066</text:p>
          </table:table-cell>
          <table:table-cell table:style-name="ce3" table:formula="of:=[.AE162]+[.AF162]" office:value-type="float" office:value="31.8757141873798" calcext:value-type="float">
            <text:p>31.8757141873798</text:p>
          </table:table-cell>
          <table:table-cell table:style-name="ce3" table:formula="of:=IF([.AC162]&gt;0;MOD(DEGREES(ACOS(((SIN(RADIANS([.$B$3]))*COS(RADIANS([.AD162])))-SIN(RADIANS([.T162])))/(COS(RADIANS([.$B$3]))*SIN(RADIANS([.AD162])))))+180;360);MOD(540-DEGREES(ACOS(((SIN(RADIANS([.$B$3]))*COS(RADIANS([.AD162])))-SIN(RADIANS([.T162])))/(COS(RADIANS([.$B$3]))*SIN(RADIANS([.AD162])))));360))" office:value-type="float" office:value="253.945637608204" calcext:value-type="float">
            <text:p>253.94563760820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2]+0.1/24" office:value-type="time" office:time-value="PT16H12M00S" calcext:value-type="time">
            <text:p>16:12:00</text:p>
          </table:table-cell>
          <table:table-cell table:style-name="ce11" table:formula="of:=[.D163]+2415018.5+[.E163]-[.$B$5]/24" office:value-type="float" office:value="2451776.13333333" calcext:value-type="float">
            <text:p>2451776.13</text:p>
          </table:table-cell>
          <table:table-cell table:style-name="ce13" table:formula="of:=([.F163]-2451545)/36525" office:value-type="float" office:value="0.00632808578599048" calcext:value-type="float">
            <text:p>0.00632809</text:p>
          </table:table-cell>
          <table:table-cell/>
          <table:table-cell table:style-name="ce3" table:formula="of:=MOD(280.46646+[.G163]*(36000.76983+[.G163]*0.0003032);360)" office:value-type="float" office:value="148.282419858079" calcext:value-type="float">
            <text:p>148.282419858079</text:p>
          </table:table-cell>
          <table:table-cell table:style-name="ce3" table:formula="of:=357.52911+[.G163]*(35999.05029-0.0001537*[.G163])" office:value-type="float" office:value="585.334188443151" calcext:value-type="float">
            <text:p>585.334188443151</text:p>
          </table:table-cell>
          <table:table-cell table:style-name="ce3" table:formula="of:=0.016708634-[.G163]*(0.000042037+0.0000001267*[.G163])" office:value-type="float" office:value="0.0167083679811842" calcext:value-type="float">
            <text:p>0.016708367981184</text:p>
          </table:table-cell>
          <table:table-cell table:style-name="ce3" table:formula="of:=SIN(RADIANS([.J163]))*(1.914602-[.G163]*(0.004817+0.000014*[.G163]))+SIN(RADIANS(2*[.J163]))*(0.019993-0.000101*[.G163])+SIN(RADIANS(3*[.J163]))*0.000289" office:value-type="float" office:value="-1.34188950784566" calcext:value-type="float">
            <text:p>-1.34188950784566</text:p>
          </table:table-cell>
          <table:table-cell table:style-name="ce3" table:formula="of:=[.I163]+[.L163]" office:value-type="float" office:value="146.940530350234" calcext:value-type="float">
            <text:p>146.940530350234</text:p>
          </table:table-cell>
          <table:table-cell table:style-name="ce3" table:formula="of:=[.J163]+[.L163]" office:value-type="float" office:value="583.992298935305" calcext:value-type="float">
            <text:p>583.992298935305</text:p>
          </table:table-cell>
          <table:table-cell table:style-name="ce3" table:formula="of:=(1.000001018*(1-[.K163]*[.K163]))/(1+[.K163]*COS(RADIANS([.N163])))" office:value-type="float" office:value="1.01188526969225" calcext:value-type="float">
            <text:p>1.01188526969225</text:p>
          </table:table-cell>
          <table:table-cell table:style-name="ce3" table:formula="of:=[.M163]-0.00569-0.00478*SIN(RADIANS(125.04-1934.136*[.G163]))" office:value-type="float" office:value="146.930433864461" calcext:value-type="float">
            <text:p>146.930433864461</text:p>
          </table:table-cell>
          <table:table-cell table:style-name="ce3" table:formula="of:=23+(26+((21.448-[.G163]*(46.815+[.G163]*(0.00059-[.G163]*0.001813))))/60)/60" office:value-type="float" office:value="23.4392088196224" calcext:value-type="float">
            <text:p>23.4392088196224</text:p>
          </table:table-cell>
          <table:table-cell table:style-name="ce3" table:formula="of:=[.Q163]+0.00256*COS(RADIANS(125.04-1934.136*[.G163]))" office:value-type="float" office:value="23.4382167541233" calcext:value-type="float">
            <text:p>23.4382167541233</text:p>
          </table:table-cell>
          <table:table-cell table:style-name="ce3" table:formula="of:=DEGREES(ATAN2(COS(RADIANS([.P163]));COS(RADIANS([.R163]))*SIN(RADIANS([.P163]))))" office:value-type="float" office:value="149.145496122751" calcext:value-type="float">
            <text:p>149.145496122751</text:p>
          </table:table-cell>
          <table:table-cell table:style-name="ce3" table:formula="of:=DEGREES(ASIN(SIN(RADIANS([.R163]))*SIN(RADIANS([.P163]))))" office:value-type="float" office:value="12.5352646178174" calcext:value-type="float">
            <text:p>12.5352646178174</text:p>
          </table:table-cell>
          <table:table-cell table:style-name="ce3" table:formula="of:=TAN(RADIANS([.R163]/2))*TAN(RADIANS([.R163]/2))" office:value-type="float" office:value="0.0430304721133293" calcext:value-type="float">
            <text:p>0.043030472113329</text:p>
          </table:table-cell>
          <table:table-cell table:formula="of:=4*DEGREES([.U163]*SIN(2*RADIANS([.I163]))-2*[.K163]*SIN(RADIANS([.J163]))+4*[.K163]*[.U163]*SIN(RADIANS([.J163]))*COS(2*RADIANS([.I163]))-0.5*[.U163]*[.U163]*SIN(4*RADIANS([.I163]))-1.25*[.K163]*[.K163]*SIN(2*RADIANS([.J163])))" office:value-type="float" office:value="-3.49368655080367" calcext:value-type="float">
            <text:p>-3.49368655080367</text:p>
          </table:table-cell>
          <table:table-cell table:style-name="ce3" table:formula="of:=DEGREES(ACOS(COS(RADIANS(90.833))/(COS(RADIANS([.$B$3]))*COS(RADIANS([.T163])))-TAN(RADIANS([.$B$3]))*TAN(RADIANS([.T163]))))" office:value-type="float" office:value="104.611938915554" calcext:value-type="float">
            <text:p>104.611938915554</text:p>
          </table:table-cell>
          <table:table-cell table:style-name="ce9" table:formula="of:=(720-4*[.$B$4]-[.V163]+[.$B$5]*60)/1440" office:value-type="time" office:time-value="PT12H19M00.991593048S" calcext:value-type="time">
            <text:p>12:19:00</text:p>
          </table:table-cell>
          <table:table-cell table:style-name="ce9" table:formula="of:=[.X163]-[.W163]*4/1440" office:value-type="time" office:time-value="PT05H20M34.126253315S" calcext:value-type="time">
            <text:p>5:20:34</text:p>
          </table:table-cell>
          <table:table-cell table:style-name="ce9" table:formula="of:=[.X163]+[.W163]*4/1440" office:value-type="time" office:time-value="PT19H17M27.856932781S" calcext:value-type="time">
            <text:p>19:17:27</text:p>
          </table:table-cell>
          <table:table-cell table:style-name="ce15" table:formula="of:=8*[.W163]" office:value-type="float" office:value="836.895511324432" calcext:value-type="float">
            <text:p>836.895511324432</text:p>
          </table:table-cell>
          <table:table-cell table:style-name="ce3" table:formula="of:=MOD([.E163]*1440+[.V163]+4*[.$B$4]-60*[.$B$5];1440)" office:value-type="float" office:value="952.983473449195" calcext:value-type="float">
            <text:p>952.983473449195</text:p>
          </table:table-cell>
          <table:table-cell table:style-name="ce3" table:formula="of:=IF([.AB163]/4&lt;0;[.AB163]/4+180;[.AB163]/4-180)" office:value-type="float" office:value="58.2458683622987" calcext:value-type="float">
            <text:p>58.2458683622987</text:p>
          </table:table-cell>
          <table:table-cell table:style-name="ce3" table:formula="of:=DEGREES(ACOS(SIN(RADIANS([.$B$3]))*SIN(RADIANS([.T163]))+COS(RADIANS([.$B$3]))*COS(RADIANS([.T163]))*COS(RADIANS([.AC163]))))" office:value-type="float" office:value="59.1544898518557" calcext:value-type="float">
            <text:p>59.1544898518557</text:p>
          </table:table-cell>
          <table:table-cell table:style-name="ce3" table:formula="of:=90-[.AD163]" office:value-type="float" office:value="30.8455101481443" calcext:value-type="float">
            <text:p>30.8455101481443</text:p>
          </table:table-cell>
          <table:table-cell table:style-name="ce3" table:formula="of:=IF([.AE163]&gt;85;0;IF([.AE163]&gt;5;58.1/TAN(RADIANS([.AE163]))-0.07/POWER(TAN(RADIANS([.AE163]));3)+0.000086/POWER(TAN(RADIANS([.AE163]));5);IF([.AE163]&gt;-0.575;1735+[.AE163]*(-518.2+[.AE163]*(103.4+[.AE163]*(-12.79+[.AE163]*0.711)));-20.772/TAN(RADIANS([.AE163])))))/3600" office:value-type="float" office:value="0.0269334303048395" calcext:value-type="float">
            <text:p>0.02693343030484</text:p>
          </table:table-cell>
          <table:table-cell table:style-name="ce3" table:formula="of:=[.AE163]+[.AF163]" office:value-type="float" office:value="30.8724435784492" calcext:value-type="float">
            <text:p>30.8724435784492</text:p>
          </table:table-cell>
          <table:table-cell table:style-name="ce3" table:formula="of:=IF([.AC163]&gt;0;MOD(DEGREES(ACOS(((SIN(RADIANS([.$B$3]))*COS(RADIANS([.AD163])))-SIN(RADIANS([.T163])))/(COS(RADIANS([.$B$3]))*SIN(RADIANS([.AD163])))))+180;360);MOD(540-DEGREES(ACOS(((SIN(RADIANS([.$B$3]))*COS(RADIANS([.AD163])))-SIN(RADIANS([.T163])))/(COS(RADIANS([.$B$3]))*SIN(RADIANS([.AD163])))));360))" office:value-type="float" office:value="255.193723073737" calcext:value-type="float">
            <text:p>255.19372307373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3]+0.1/24" office:value-type="time" office:time-value="PT16H18M00S" calcext:value-type="time">
            <text:p>16:18:00</text:p>
          </table:table-cell>
          <table:table-cell table:style-name="ce11" table:formula="of:=[.D164]+2415018.5+[.E164]-[.$B$5]/24" office:value-type="float" office:value="2451776.1375" calcext:value-type="float">
            <text:p>2451776.14</text:p>
          </table:table-cell>
          <table:table-cell table:style-name="ce13" table:formula="of:=([.F164]-2451545)/36525" office:value-type="float" office:value="0.00632819986311256" calcext:value-type="float">
            <text:p>0.00632820</text:p>
          </table:table-cell>
          <table:table-cell/>
          <table:table-cell table:style-name="ce3" table:formula="of:=MOD(280.46646+[.G164]*(36000.76983+[.G164]*0.0003032);360)" office:value-type="float" office:value="148.286526722295" calcext:value-type="float">
            <text:p>148.286526722295</text:p>
          </table:table-cell>
          <table:table-cell table:style-name="ce3" table:formula="of:=357.52911+[.G164]*(35999.05029-0.0001537*[.G164])" office:value-type="float" office:value="585.338295111205" calcext:value-type="float">
            <text:p>585.338295111205</text:p>
          </table:table-cell>
          <table:table-cell table:style-name="ce3" table:formula="of:=0.016708634-[.G164]*(0.000042037+0.0000001267*[.G164])" office:value-type="float" office:value="0.0167083679763885" calcext:value-type="float">
            <text:p>0.016708367976389</text:p>
          </table:table-cell>
          <table:table-cell table:style-name="ce3" table:formula="of:=SIN(RADIANS([.J164]))*(1.914602-[.G164]*(0.004817+0.000014*[.G164]))+SIN(RADIANS(2*[.J164]))*(0.019993-0.000101*[.G164])+SIN(RADIANS(3*[.J164]))*0.000289" office:value-type="float" office:value="-1.34198595919822" calcext:value-type="float">
            <text:p>-1.34198595919822</text:p>
          </table:table-cell>
          <table:table-cell table:style-name="ce3" table:formula="of:=[.I164]+[.L164]" office:value-type="float" office:value="146.944540763097" calcext:value-type="float">
            <text:p>146.944540763097</text:p>
          </table:table-cell>
          <table:table-cell table:style-name="ce3" table:formula="of:=[.J164]+[.L164]" office:value-type="float" office:value="583.996309152007" calcext:value-type="float">
            <text:p>583.996309152007</text:p>
          </table:table-cell>
          <table:table-cell table:style-name="ce3" table:formula="of:=(1.000001018*(1-[.K164]*[.K164]))/(1+[.K164]*COS(RADIANS([.N164])))" office:value-type="float" office:value="1.01188443775501" calcext:value-type="float">
            <text:p>1.01188443775501</text:p>
          </table:table-cell>
          <table:table-cell table:style-name="ce3" table:formula="of:=[.M164]-0.00569-0.00478*SIN(RADIANS(125.04-1934.136*[.G164]))" office:value-type="float" office:value="146.934444270191" calcext:value-type="float">
            <text:p>146.934444270191</text:p>
          </table:table-cell>
          <table:table-cell table:style-name="ce3" table:formula="of:=23+(26+((21.448-[.G164]*(46.815+[.G164]*(0.00059-[.G164]*0.001813))))/60)/60" office:value-type="float" office:value="23.439208818139" calcext:value-type="float">
            <text:p>23.439208818139</text:p>
          </table:table-cell>
          <table:table-cell table:style-name="ce3" table:formula="of:=[.Q164]+0.00256*COS(RADIANS(125.04-1934.136*[.G164]))" office:value-type="float" office:value="23.4382167617278" calcext:value-type="float">
            <text:p>23.4382167617278</text:p>
          </table:table-cell>
          <table:table-cell table:style-name="ce3" table:formula="of:=DEGREES(ATAN2(COS(RADIANS([.P164]));COS(RADIANS([.R164]))*SIN(RADIANS([.P164]))))" office:value-type="float" office:value="149.149357506326" calcext:value-type="float">
            <text:p>149.149357506326</text:p>
          </table:table-cell>
          <table:table-cell table:style-name="ce3" table:formula="of:=DEGREES(ASIN(SIN(RADIANS([.R164]))*SIN(RADIANS([.P164]))))" office:value-type="float" office:value="12.5338951771595" calcext:value-type="float">
            <text:p>12.5338951771595</text:p>
          </table:table-cell>
          <table:table-cell table:style-name="ce3" table:formula="of:=TAN(RADIANS([.R164]/2))*TAN(RADIANS([.R164]/2))" office:value-type="float" office:value="0.043030472142046" calcext:value-type="float">
            <text:p>0.043030472142046</text:p>
          </table:table-cell>
          <table:table-cell table:formula="of:=4*DEGREES([.U164]*SIN(2*RADIANS([.I164]))-2*[.K164]*SIN(RADIANS([.J164]))+4*[.K164]*[.U164]*SIN(RADIANS([.J164]))*COS(2*RADIANS([.I164]))-0.5*[.U164]*[.U164]*SIN(4*RADIANS([.I164]))-1.25*[.K164]*[.K164]*SIN(2*RADIANS([.J164])))" office:value-type="float" office:value="-3.49270668410419" calcext:value-type="float">
            <text:p>-3.49270668410419</text:p>
          </table:table-cell>
          <table:table-cell table:style-name="ce3" table:formula="of:=DEGREES(ACOS(COS(RADIANS(90.833))/(COS(RADIANS([.$B$3]))*COS(RADIANS([.T164])))-TAN(RADIANS([.$B$3]))*TAN(RADIANS([.T164]))))" office:value-type="float" office:value="104.610390463613" calcext:value-type="float">
            <text:p>104.610390463613</text:p>
          </table:table-cell>
          <table:table-cell table:style-name="ce9" table:formula="of:=(720-4*[.$B$4]-[.V164]+[.$B$5]*60)/1440" office:value-type="time" office:time-value="PT12H19M00.932801046S" calcext:value-type="time">
            <text:p>12:19:00</text:p>
          </table:table-cell>
          <table:table-cell table:style-name="ce9" table:formula="of:=[.X164]-[.W164]*4/1440" office:value-type="time" office:time-value="PT05H20M34.439089779S" calcext:value-type="time">
            <text:p>5:20:34</text:p>
          </table:table-cell>
          <table:table-cell table:style-name="ce9" table:formula="of:=[.X164]+[.W164]*4/1440" office:value-type="time" office:time-value="PT19H17M27.426512313S" calcext:value-type="time">
            <text:p>19:17:27</text:p>
          </table:table-cell>
          <table:table-cell table:style-name="ce15" table:formula="of:=8*[.W164]" office:value-type="float" office:value="836.883123708902" calcext:value-type="float">
            <text:p>836.883123708902</text:p>
          </table:table-cell>
          <table:table-cell table:style-name="ce3" table:formula="of:=MOD([.E164]*1440+[.V164]+4*[.$B$4]-60*[.$B$5];1440)" office:value-type="float" office:value="958.984453315894" calcext:value-type="float">
            <text:p>958.984453315894</text:p>
          </table:table-cell>
          <table:table-cell table:style-name="ce3" table:formula="of:=IF([.AB164]/4&lt;0;[.AB164]/4+180;[.AB164]/4-180)" office:value-type="float" office:value="59.7461133289735" calcext:value-type="float">
            <text:p>59.7461133289735</text:p>
          </table:table-cell>
          <table:table-cell table:style-name="ce3" table:formula="of:=DEGREES(ACOS(SIN(RADIANS([.$B$3]))*SIN(RADIANS([.T164]))+COS(RADIANS([.$B$3]))*COS(RADIANS([.T164]))*COS(RADIANS([.AC164]))))" office:value-type="float" office:value="60.1645411402411" calcext:value-type="float">
            <text:p>60.1645411402411</text:p>
          </table:table-cell>
          <table:table-cell table:style-name="ce3" table:formula="of:=90-[.AD164]" office:value-type="float" office:value="29.8354588597589" calcext:value-type="float">
            <text:p>29.8354588597589</text:p>
          </table:table-cell>
          <table:table-cell table:style-name="ce3" table:formula="of:=IF([.AE164]&gt;85;0;IF([.AE164]&gt;5;58.1/TAN(RADIANS([.AE164]))-0.07/POWER(TAN(RADIANS([.AE164]));3)+0.000086/POWER(TAN(RADIANS([.AE164]));5);IF([.AE164]&gt;-0.575;1735+[.AE164]*(-518.2+[.AE164]*(103.4+[.AE164]*(-12.79+[.AE164]*0.711)));-20.772/TAN(RADIANS([.AE164])))))/3600" office:value-type="float" office:value="0.0280370073248549" calcext:value-type="float">
            <text:p>0.028037007324855</text:p>
          </table:table-cell>
          <table:table-cell table:style-name="ce3" table:formula="of:=[.AE164]+[.AF164]" office:value-type="float" office:value="29.8634958670838" calcext:value-type="float">
            <text:p>29.8634958670838</text:p>
          </table:table-cell>
          <table:table-cell table:style-name="ce3" table:formula="of:=IF([.AC164]&gt;0;MOD(DEGREES(ACOS(((SIN(RADIANS([.$B$3]))*COS(RADIANS([.AD164])))-SIN(RADIANS([.T164])))/(COS(RADIANS([.$B$3]))*SIN(RADIANS([.AD164])))))+180;360);MOD(540-DEGREES(ACOS(((SIN(RADIANS([.$B$3]))*COS(RADIANS([.AD164])))-SIN(RADIANS([.T164])))/(COS(RADIANS([.$B$3]))*SIN(RADIANS([.AD164])))));360))" office:value-type="float" office:value="256.422479234773" calcext:value-type="float">
            <text:p>256.42247923477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4]+0.1/24" office:value-type="time" office:time-value="PT16H24M00S" calcext:value-type="time">
            <text:p>16:24:00</text:p>
          </table:table-cell>
          <table:table-cell table:style-name="ce11" table:formula="of:=[.D165]+2415018.5+[.E165]-[.$B$5]/24" office:value-type="float" office:value="2451776.14166667" calcext:value-type="float">
            <text:p>2451776.14</text:p>
          </table:table-cell>
          <table:table-cell table:style-name="ce13" table:formula="of:=([.F165]-2451545)/36525" office:value-type="float" office:value="0.00632831394022189" calcext:value-type="float">
            <text:p>0.00632831</text:p>
          </table:table-cell>
          <table:table-cell/>
          <table:table-cell table:style-name="ce3" table:formula="of:=MOD(280.46646+[.G165]*(36000.76983+[.G165]*0.0003032);360)" office:value-type="float" office:value="148.290633586051" calcext:value-type="float">
            <text:p>148.290633586051</text:p>
          </table:table-cell>
          <table:table-cell table:style-name="ce3" table:formula="of:=357.52911+[.G165]*(35999.05029-0.0001537*[.G165])" office:value-type="float" office:value="585.342401778801" calcext:value-type="float">
            <text:p>585.342401778801</text:p>
          </table:table-cell>
          <table:table-cell table:style-name="ce3" table:formula="of:=0.016708634-[.G165]*(0.000042037+0.0000001267*[.G165])" office:value-type="float" office:value="0.0167083679715929" calcext:value-type="float">
            <text:p>0.016708367971593</text:p>
          </table:table-cell>
          <table:table-cell table:style-name="ce3" table:formula="of:=SIN(RADIANS([.J165]))*(1.914602-[.G165]*(0.004817+0.000014*[.G165]))+SIN(RADIANS(2*[.J165]))*(0.019993-0.000101*[.G165])+SIN(RADIANS(3*[.J165]))*0.000289" office:value-type="float" office:value="-1.34208240394562" calcext:value-type="float">
            <text:p>-1.34208240394562</text:p>
          </table:table-cell>
          <table:table-cell table:style-name="ce3" table:formula="of:=[.I165]+[.L165]" office:value-type="float" office:value="146.948551182105" calcext:value-type="float">
            <text:p>146.948551182105</text:p>
          </table:table-cell>
          <table:table-cell table:style-name="ce3" table:formula="of:=[.J165]+[.L165]" office:value-type="float" office:value="584.000319374855" calcext:value-type="float">
            <text:p>584.000319374855</text:p>
          </table:table-cell>
          <table:table-cell table:style-name="ce3" table:formula="of:=(1.000001018*(1-[.K165]*[.K165]))/(1+[.K165]*COS(RADIANS([.N165])))" office:value-type="float" office:value="1.01188360575755" calcext:value-type="float">
            <text:p>1.01188360575755</text:p>
          </table:table-cell>
          <table:table-cell table:style-name="ce3" table:formula="of:=[.M165]-0.00569-0.00478*SIN(RADIANS(125.04-1934.136*[.G165]))" office:value-type="float" office:value="146.938454682066" calcext:value-type="float">
            <text:p>146.938454682066</text:p>
          </table:table-cell>
          <table:table-cell table:style-name="ce3" table:formula="of:=23+(26+((21.448-[.G165]*(46.815+[.G165]*(0.00059-[.G165]*0.001813))))/60)/60" office:value-type="float" office:value="23.4392088166555" calcext:value-type="float">
            <text:p>23.4392088166555</text:p>
          </table:table-cell>
          <table:table-cell table:style-name="ce3" table:formula="of:=[.Q165]+0.00256*COS(RADIANS(125.04-1934.136*[.G165]))" office:value-type="float" office:value="23.4382167693323" calcext:value-type="float">
            <text:p>23.4382167693323</text:p>
          </table:table-cell>
          <table:table-cell table:style-name="ce3" table:formula="of:=DEGREES(ATAN2(COS(RADIANS([.P165]));COS(RADIANS([.R165]))*SIN(RADIANS([.P165]))))" office:value-type="float" office:value="149.153218854782" calcext:value-type="float">
            <text:p>149.153218854782</text:p>
          </table:table-cell>
          <table:table-cell table:style-name="ce3" table:formula="of:=DEGREES(ASIN(SIN(RADIANS([.R165]))*SIN(RADIANS([.P165]))))" office:value-type="float" office:value="12.5325256792733" calcext:value-type="float">
            <text:p>12.5325256792733</text:p>
          </table:table-cell>
          <table:table-cell table:style-name="ce3" table:formula="of:=TAN(RADIANS([.R165]/2))*TAN(RADIANS([.R165]/2))" office:value-type="float" office:value="0.0430304721707627" calcext:value-type="float">
            <text:p>0.043030472170763</text:p>
          </table:table-cell>
          <table:table-cell table:formula="of:=4*DEGREES([.U165]*SIN(2*RADIANS([.I165]))-2*[.K165]*SIN(RADIANS([.J165]))+4*[.K165]*[.U165]*SIN(RADIANS([.J165]))*COS(2*RADIANS([.I165]))-0.5*[.U165]*[.U165]*SIN(4*RADIANS([.I165]))-1.25*[.K165]*[.K165]*SIN(2*RADIANS([.J165])))" office:value-type="float" office:value="-3.49172667967626" calcext:value-type="float">
            <text:p>-3.49172667967626</text:p>
          </table:table-cell>
          <table:table-cell table:style-name="ce3" table:formula="of:=DEGREES(ACOS(COS(RADIANS(90.833))/(COS(RADIANS([.$B$3]))*COS(RADIANS([.T165])))-TAN(RADIANS([.$B$3]))*TAN(RADIANS([.T165]))))" office:value-type="float" office:value="104.608841975054" calcext:value-type="float">
            <text:p>104.608841975054</text:p>
          </table:table-cell>
          <table:table-cell table:style-name="ce9" table:formula="of:=(720-4*[.$B$4]-[.V165]+[.$B$5]*60)/1440" office:value-type="time" office:time-value="PT12H19M00.874000781S" calcext:value-type="time">
            <text:p>12:19:00</text:p>
          </table:table-cell>
          <table:table-cell table:style-name="ce9" table:formula="of:=[.X165]-[.W165]*4/1440" office:value-type="time" office:time-value="PT05H20M34.751926768S" calcext:value-type="time">
            <text:p>5:20:34</text:p>
          </table:table-cell>
          <table:table-cell table:style-name="ce9" table:formula="of:=[.X165]+[.W165]*4/1440" office:value-type="time" office:time-value="PT19H17M26.996074794S" calcext:value-type="time">
            <text:p>19:17:26</text:p>
          </table:table-cell>
          <table:table-cell table:style-name="ce15" table:formula="of:=8*[.W165]" office:value-type="float" office:value="836.870735800435" calcext:value-type="float">
            <text:p>836.870735800435</text:p>
          </table:table-cell>
          <table:table-cell table:style-name="ce3" table:formula="of:=MOD([.E165]*1440+[.V165]+4*[.$B$4]-60*[.$B$5];1440)" office:value-type="float" office:value="964.985433320322" calcext:value-type="float">
            <text:p>964.985433320322</text:p>
          </table:table-cell>
          <table:table-cell table:style-name="ce3" table:formula="of:=IF([.AB165]/4&lt;0;[.AB165]/4+180;[.AB165]/4-180)" office:value-type="float" office:value="61.2463583300805" calcext:value-type="float">
            <text:p>61.2463583300805</text:p>
          </table:table-cell>
          <table:table-cell table:style-name="ce3" table:formula="of:=DEGREES(ACOS(SIN(RADIANS([.$B$3]))*SIN(RADIANS([.T165]))+COS(RADIANS([.$B$3]))*COS(RADIANS([.T165]))*COS(RADIANS([.AC165]))))" office:value-type="float" office:value="61.17979059378" calcext:value-type="float">
            <text:p>61.17979059378</text:p>
          </table:table-cell>
          <table:table-cell table:style-name="ce3" table:formula="of:=90-[.AD165]" office:value-type="float" office:value="28.82020940622" calcext:value-type="float">
            <text:p>28.82020940622</text:p>
          </table:table-cell>
          <table:table-cell table:style-name="ce3" table:formula="of:=IF([.AE165]&gt;85;0;IF([.AE165]&gt;5;58.1/TAN(RADIANS([.AE165]))-0.07/POWER(TAN(RADIANS([.AE165]));3)+0.000086/POWER(TAN(RADIANS([.AE165]));5);IF([.AE165]&gt;-0.575;1735+[.AE165]*(-518.2+[.AE165]*(103.4+[.AE165]*(-12.79+[.AE165]*0.711)));-20.772/TAN(RADIANS([.AE165])))))/3600" office:value-type="float" office:value="0.0292157569672663" calcext:value-type="float">
            <text:p>0.029215756967266</text:p>
          </table:table-cell>
          <table:table-cell table:style-name="ce3" table:formula="of:=[.AE165]+[.AF165]" office:value-type="float" office:value="28.8494251631873" calcext:value-type="float">
            <text:p>28.8494251631873</text:p>
          </table:table-cell>
          <table:table-cell table:style-name="ce3" table:formula="of:=IF([.AC165]&gt;0;MOD(DEGREES(ACOS(((SIN(RADIANS([.$B$3]))*COS(RADIANS([.AD165])))-SIN(RADIANS([.T165])))/(COS(RADIANS([.$B$3]))*SIN(RADIANS([.AD165])))))+180;360);MOD(540-DEGREES(ACOS(((SIN(RADIANS([.$B$3]))*COS(RADIANS([.AD165])))-SIN(RADIANS([.T165])))/(COS(RADIANS([.$B$3]))*SIN(RADIANS([.AD165])))));360))" office:value-type="float" office:value="257.633146858926" calcext:value-type="float">
            <text:p>257.63314685892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5]+0.1/24" office:value-type="time" office:time-value="PT16H30M00S" calcext:value-type="time">
            <text:p>16:30:00</text:p>
          </table:table-cell>
          <table:table-cell table:style-name="ce11" table:formula="of:=[.D166]+2415018.5+[.E166]-[.$B$5]/24" office:value-type="float" office:value="2451776.14583333" calcext:value-type="float">
            <text:p>2451776.15</text:p>
          </table:table-cell>
          <table:table-cell table:style-name="ce13" table:formula="of:=([.F166]-2451545)/36525" office:value-type="float" office:value="0.00632842801734397" calcext:value-type="float">
            <text:p>0.00632843</text:p>
          </table:table-cell>
          <table:table-cell/>
          <table:table-cell table:style-name="ce3" table:formula="of:=MOD(280.46646+[.G166]*(36000.76983+[.G166]*0.0003032);360)" office:value-type="float" office:value="148.294740450266" calcext:value-type="float">
            <text:p>148.294740450266</text:p>
          </table:table-cell>
          <table:table-cell table:style-name="ce3" table:formula="of:=357.52911+[.G166]*(35999.05029-0.0001537*[.G166])" office:value-type="float" office:value="585.346508446855" calcext:value-type="float">
            <text:p>585.346508446855</text:p>
          </table:table-cell>
          <table:table-cell table:style-name="ce3" table:formula="of:=0.016708634-[.G166]*(0.000042037+0.0000001267*[.G166])" office:value-type="float" office:value="0.0167083679667972" calcext:value-type="float">
            <text:p>0.016708367966797</text:p>
          </table:table-cell>
          <table:table-cell table:style-name="ce3" table:formula="of:=SIN(RADIANS([.J166]))*(1.914602-[.G166]*(0.004817+0.000014*[.G166]))+SIN(RADIANS(2*[.J166]))*(0.019993-0.000101*[.G166])+SIN(RADIANS(3*[.J166]))*0.000289" office:value-type="float" office:value="-1.34217884210894" calcext:value-type="float">
            <text:p>-1.34217884210894</text:p>
          </table:table-cell>
          <table:table-cell table:style-name="ce3" table:formula="of:=[.I166]+[.L166]" office:value-type="float" office:value="146.952561608157" calcext:value-type="float">
            <text:p>146.952561608157</text:p>
          </table:table-cell>
          <table:table-cell table:style-name="ce3" table:formula="of:=[.J166]+[.L166]" office:value-type="float" office:value="584.004329604746" calcext:value-type="float">
            <text:p>584.004329604746</text:p>
          </table:table-cell>
          <table:table-cell table:style-name="ce3" table:formula="of:=(1.000001018*(1-[.K166]*[.K166]))/(1+[.K166]*COS(RADIANS([.N166])))" office:value-type="float" office:value="1.0118827736997" calcext:value-type="float">
            <text:p>1.0118827736997</text:p>
          </table:table-cell>
          <table:table-cell table:style-name="ce3" table:formula="of:=[.M166]-0.00569-0.00478*SIN(RADIANS(125.04-1934.136*[.G166]))" office:value-type="float" office:value="146.942465100985" calcext:value-type="float">
            <text:p>146.942465100985</text:p>
          </table:table-cell>
          <table:table-cell table:style-name="ce3" table:formula="of:=23+(26+((21.448-[.G166]*(46.815+[.G166]*(0.00059-[.G166]*0.001813))))/60)/60" office:value-type="float" office:value="23.439208815172" calcext:value-type="float">
            <text:p>23.439208815172</text:p>
          </table:table-cell>
          <table:table-cell table:style-name="ce3" table:formula="of:=[.Q166]+0.00256*COS(RADIANS(125.04-1934.136*[.G166]))" office:value-type="float" office:value="23.4382167769369" calcext:value-type="float">
            <text:p>23.4382167769369</text:p>
          </table:table-cell>
          <table:table-cell table:style-name="ce3" table:formula="of:=DEGREES(ATAN2(COS(RADIANS([.P166]));COS(RADIANS([.R166]))*SIN(RADIANS([.P166]))))" office:value-type="float" office:value="149.157080168985" calcext:value-type="float">
            <text:p>149.157080168985</text:p>
          </table:table-cell>
          <table:table-cell table:style-name="ce3" table:formula="of:=DEGREES(ASIN(SIN(RADIANS([.R166]))*SIN(RADIANS([.P166]))))" office:value-type="float" office:value="12.531156123859" calcext:value-type="float">
            <text:p>12.531156123859</text:p>
          </table:table-cell>
          <table:table-cell table:style-name="ce3" table:formula="of:=TAN(RADIANS([.R166]/2))*TAN(RADIANS([.R166]/2))" office:value-type="float" office:value="0.0430304721994794" calcext:value-type="float">
            <text:p>0.04303047219948</text:p>
          </table:table-cell>
          <table:table-cell table:formula="of:=4*DEGREES([.U166]*SIN(2*RADIANS([.I166]))-2*[.K166]*SIN(RADIANS([.J166]))+4*[.K166]*[.U166]*SIN(RADIANS([.J166]))*COS(2*RADIANS([.I166]))-0.5*[.U166]*[.U166]*SIN(4*RADIANS([.I166]))-1.25*[.K166]*[.K166]*SIN(2*RADIANS([.J166])))" office:value-type="float" office:value="-3.49074653731569" calcext:value-type="float">
            <text:p>-3.49074653731569</text:p>
          </table:table-cell>
          <table:table-cell table:style-name="ce3" table:formula="of:=DEGREES(ACOS(COS(RADIANS(90.833))/(COS(RADIANS([.$B$3]))*COS(RADIANS([.T166])))-TAN(RADIANS([.$B$3]))*TAN(RADIANS([.T166]))))" office:value-type="float" office:value="104.60729344954" calcext:value-type="float">
            <text:p>104.60729344954</text:p>
          </table:table-cell>
          <table:table-cell table:style-name="ce9" table:formula="of:=(720-4*[.$B$4]-[.V166]+[.$B$5]*60)/1440" office:value-type="time" office:time-value="PT12H19M00.815192239S" calcext:value-type="time">
            <text:p>12:19:00</text:p>
          </table:table-cell>
          <table:table-cell table:style-name="ce9" table:formula="of:=[.X166]-[.W166]*4/1440" office:value-type="time" office:time-value="PT05H20M35.064764349S" calcext:value-type="time">
            <text:p>5:20:35</text:p>
          </table:table-cell>
          <table:table-cell table:style-name="ce9" table:formula="of:=[.X166]+[.W166]*4/1440" office:value-type="time" office:time-value="PT19H17M26.565620128S" calcext:value-type="time">
            <text:p>19:17:26</text:p>
          </table:table-cell>
          <table:table-cell table:style-name="ce15" table:formula="of:=8*[.W166]" office:value-type="float" office:value="836.858347596316" calcext:value-type="float">
            <text:p>836.858347596316</text:p>
          </table:table-cell>
          <table:table-cell table:style-name="ce3" table:formula="of:=MOD([.E166]*1440+[.V166]+4*[.$B$4]-60*[.$B$5];1440)" office:value-type="float" office:value="970.986413462683" calcext:value-type="float">
            <text:p>970.986413462683</text:p>
          </table:table-cell>
          <table:table-cell table:style-name="ce3" table:formula="of:=IF([.AB166]/4&lt;0;[.AB166]/4+180;[.AB166]/4-180)" office:value-type="float" office:value="62.7466033656706" calcext:value-type="float">
            <text:p>62.7466033656706</text:p>
          </table:table-cell>
          <table:table-cell table:style-name="ce3" table:formula="of:=DEGREES(ACOS(SIN(RADIANS([.$B$3]))*SIN(RADIANS([.T166]))+COS(RADIANS([.$B$3]))*COS(RADIANS([.T166]))*COS(RADIANS([.AC166]))))" office:value-type="float" office:value="62.1997143130309" calcext:value-type="float">
            <text:p>62.1997143130309</text:p>
          </table:table-cell>
          <table:table-cell table:style-name="ce3" table:formula="of:=90-[.AD166]" office:value-type="float" office:value="27.8002856869691" calcext:value-type="float">
            <text:p>27.8002856869691</text:p>
          </table:table-cell>
          <table:table-cell table:style-name="ce3" table:formula="of:=IF([.AE166]&gt;85;0;IF([.AE166]&gt;5;58.1/TAN(RADIANS([.AE166]))-0.07/POWER(TAN(RADIANS([.AE166]));3)+0.000086/POWER(TAN(RADIANS([.AE166]));5);IF([.AE166]&gt;-0.575;1735+[.AE166]*(-518.2+[.AE166]*(103.4+[.AE166]*(-12.79+[.AE166]*0.711)));-20.772/TAN(RADIANS([.AE166])))))/3600" office:value-type="float" office:value="0.0304776785252211" calcext:value-type="float">
            <text:p>0.030477678525221</text:p>
          </table:table-cell>
          <table:table-cell table:style-name="ce3" table:formula="of:=[.AE166]+[.AF166]" office:value-type="float" office:value="27.8307633654943" calcext:value-type="float">
            <text:p>27.8307633654943</text:p>
          </table:table-cell>
          <table:table-cell table:style-name="ce3" table:formula="of:=IF([.AC166]&gt;0;MOD(DEGREES(ACOS(((SIN(RADIANS([.$B$3]))*COS(RADIANS([.AD166])))-SIN(RADIANS([.T166])))/(COS(RADIANS([.$B$3]))*SIN(RADIANS([.AD166])))))+180;360);MOD(540-DEGREES(ACOS(((SIN(RADIANS([.$B$3]))*COS(RADIANS([.AD166])))-SIN(RADIANS([.T166])))/(COS(RADIANS([.$B$3]))*SIN(RADIANS([.AD166])))));360))" office:value-type="float" office:value="258.826922799091" calcext:value-type="float">
            <text:p>258.82692279909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6]+0.1/24" office:value-type="time" office:time-value="PT16H36M00S" calcext:value-type="time">
            <text:p>16:36:00</text:p>
          </table:table-cell>
          <table:table-cell table:style-name="ce11" table:formula="of:=[.D167]+2415018.5+[.E167]-[.$B$5]/24" office:value-type="float" office:value="2451776.15" calcext:value-type="float">
            <text:p>2451776.15</text:p>
          </table:table-cell>
          <table:table-cell table:style-name="ce13" table:formula="of:=([.F167]-2451545)/36525" office:value-type="float" office:value="0.00632854209446605" calcext:value-type="float">
            <text:p>0.00632854</text:p>
          </table:table-cell>
          <table:table-cell/>
          <table:table-cell table:style-name="ce3" table:formula="of:=MOD(280.46646+[.G167]*(36000.76983+[.G167]*0.0003032);360)" office:value-type="float" office:value="148.298847314482" calcext:value-type="float">
            <text:p>148.298847314482</text:p>
          </table:table-cell>
          <table:table-cell table:style-name="ce3" table:formula="of:=357.52911+[.G167]*(35999.05029-0.0001537*[.G167])" office:value-type="float" office:value="585.35061511491" calcext:value-type="float">
            <text:p>585.35061511491</text:p>
          </table:table-cell>
          <table:table-cell table:style-name="ce3" table:formula="of:=0.016708634-[.G167]*(0.000042037+0.0000001267*[.G167])" office:value-type="float" office:value="0.0167083679620016" calcext:value-type="float">
            <text:p>0.016708367962002</text:p>
          </table:table-cell>
          <table:table-cell table:style-name="ce3" table:formula="of:=SIN(RADIANS([.J167]))*(1.914602-[.G167]*(0.004817+0.000014*[.G167]))+SIN(RADIANS(2*[.J167]))*(0.019993-0.000101*[.G167])+SIN(RADIANS(3*[.J167]))*0.000289" office:value-type="float" office:value="-1.3422752736769" calcext:value-type="float">
            <text:p>-1.3422752736769</text:p>
          </table:table-cell>
          <table:table-cell table:style-name="ce3" table:formula="of:=[.I167]+[.L167]" office:value-type="float" office:value="146.956572040805" calcext:value-type="float">
            <text:p>146.956572040805</text:p>
          </table:table-cell>
          <table:table-cell table:style-name="ce3" table:formula="of:=[.J167]+[.L167]" office:value-type="float" office:value="584.008339841233" calcext:value-type="float">
            <text:p>584.008339841233</text:p>
          </table:table-cell>
          <table:table-cell table:style-name="ce3" table:formula="of:=(1.000001018*(1-[.K167]*[.K167]))/(1+[.K167]*COS(RADIANS([.N167])))" office:value-type="float" office:value="1.01188194158154" calcext:value-type="float">
            <text:p>1.01188194158154</text:p>
          </table:table-cell>
          <table:table-cell table:style-name="ce3" table:formula="of:=[.M167]-0.00569-0.00478*SIN(RADIANS(125.04-1934.136*[.G167]))" office:value-type="float" office:value="146.946475526499" calcext:value-type="float">
            <text:p>146.946475526499</text:p>
          </table:table-cell>
          <table:table-cell table:style-name="ce3" table:formula="of:=23+(26+((21.448-[.G167]*(46.815+[.G167]*(0.00059-[.G167]*0.001813))))/60)/60" office:value-type="float" office:value="23.4392088136885" calcext:value-type="float">
            <text:p>23.4392088136885</text:p>
          </table:table-cell>
          <table:table-cell table:style-name="ce3" table:formula="of:=[.Q167]+0.00256*COS(RADIANS(125.04-1934.136*[.G167]))" office:value-type="float" office:value="23.4382167845414" calcext:value-type="float">
            <text:p>23.4382167845414</text:p>
          </table:table-cell>
          <table:table-cell table:style-name="ce3" table:formula="of:=DEGREES(ATAN2(COS(RADIANS([.P167]));COS(RADIANS([.R167]))*SIN(RADIANS([.P167]))))" office:value-type="float" office:value="149.160941448508" calcext:value-type="float">
            <text:p>149.160941448508</text:p>
          </table:table-cell>
          <table:table-cell table:style-name="ce3" table:formula="of:=DEGREES(ASIN(SIN(RADIANS([.R167]))*SIN(RADIANS([.P167]))))" office:value-type="float" office:value="12.5297865110759" calcext:value-type="float">
            <text:p>12.5297865110759</text:p>
          </table:table-cell>
          <table:table-cell table:style-name="ce3" table:formula="of:=TAN(RADIANS([.R167]/2))*TAN(RADIANS([.R167]/2))" office:value-type="float" office:value="0.0430304722281962" calcext:value-type="float">
            <text:p>0.043030472228196</text:p>
          </table:table-cell>
          <table:table-cell table:formula="of:=4*DEGREES([.U167]*SIN(2*RADIANS([.I167]))-2*[.K167]*SIN(RADIANS([.J167]))+4*[.K167]*[.U167]*SIN(RADIANS([.J167]))*COS(2*RADIANS([.I167]))-0.5*[.U167]*[.U167]*SIN(4*RADIANS([.I167]))-1.25*[.K167]*[.K167]*SIN(2*RADIANS([.J167])))" office:value-type="float" office:value="-3.48976625714678" calcext:value-type="float">
            <text:p>-3.48976625714678</text:p>
          </table:table-cell>
          <table:table-cell table:style-name="ce3" table:formula="of:=DEGREES(ACOS(COS(RADIANS(90.833))/(COS(RADIANS([.$B$3]))*COS(RADIANS([.T167])))-TAN(RADIANS([.$B$3]))*TAN(RADIANS([.T167]))))" office:value-type="float" office:value="104.605744887248" calcext:value-type="float">
            <text:p>104.605744887248</text:p>
          </table:table-cell>
          <table:table-cell table:style-name="ce9" table:formula="of:=(720-4*[.$B$4]-[.V167]+[.$B$5]*60)/1440" office:value-type="time" office:time-value="PT12H19M00.756375429S" calcext:value-type="time">
            <text:p>12:19:00</text:p>
          </table:table-cell>
          <table:table-cell table:style-name="ce9" table:formula="of:=[.X167]-[.W167]*4/1440" office:value-type="time" office:time-value="PT05H20M35.377602489S" calcext:value-type="time">
            <text:p>5:20:35</text:p>
          </table:table-cell>
          <table:table-cell table:style-name="ce9" table:formula="of:=[.X167]+[.W167]*4/1440" office:value-type="time" office:time-value="PT19H17M26.135148368S" calcext:value-type="time">
            <text:p>19:17:26</text:p>
          </table:table-cell>
          <table:table-cell table:style-name="ce15" table:formula="of:=8*[.W167]" office:value-type="float" office:value="836.845959097986" calcext:value-type="float">
            <text:p>836.845959097986</text:p>
          </table:table-cell>
          <table:table-cell table:style-name="ce3" table:formula="of:=MOD([.E167]*1440+[.V167]+4*[.$B$4]-60*[.$B$5];1440)" office:value-type="float" office:value="976.987393742851" calcext:value-type="float">
            <text:p>976.987393742851</text:p>
          </table:table-cell>
          <table:table-cell table:style-name="ce3" table:formula="of:=IF([.AB167]/4&lt;0;[.AB167]/4+180;[.AB167]/4-180)" office:value-type="float" office:value="64.2468484357128" calcext:value-type="float">
            <text:p>64.2468484357128</text:p>
          </table:table-cell>
          <table:table-cell table:style-name="ce3" table:formula="of:=DEGREES(ACOS(SIN(RADIANS([.$B$3]))*SIN(RADIANS([.T167]))+COS(RADIANS([.$B$3]))*COS(RADIANS([.T167]))*COS(RADIANS([.AC167]))))" office:value-type="float" office:value="63.2238097812328" calcext:value-type="float">
            <text:p>63.2238097812328</text:p>
          </table:table-cell>
          <table:table-cell table:style-name="ce3" table:formula="of:=90-[.AD167]" office:value-type="float" office:value="26.7761902187672" calcext:value-type="float">
            <text:p>26.7761902187672</text:p>
          </table:table-cell>
          <table:table-cell table:style-name="ce3" table:formula="of:=IF([.AE167]&gt;85;0;IF([.AE167]&gt;5;58.1/TAN(RADIANS([.AE167]))-0.07/POWER(TAN(RADIANS([.AE167]));3)+0.000086/POWER(TAN(RADIANS([.AE167]));5);IF([.AE167]&gt;-0.575;1735+[.AE167]*(-518.2+[.AE167]*(103.4+[.AE167]*(-12.79+[.AE167]*0.711)));-20.772/TAN(RADIANS([.AE167])))))/3600" office:value-type="float" office:value="0.0318319907144263" calcext:value-type="float">
            <text:p>0.031831990714426</text:p>
          </table:table-cell>
          <table:table-cell table:style-name="ce3" table:formula="of:=[.AE167]+[.AF167]" office:value-type="float" office:value="26.8080222094816" calcext:value-type="float">
            <text:p>26.8080222094816</text:p>
          </table:table-cell>
          <table:table-cell table:style-name="ce3" table:formula="of:=IF([.AC167]&gt;0;MOD(DEGREES(ACOS(((SIN(RADIANS([.$B$3]))*COS(RADIANS([.AD167])))-SIN(RADIANS([.T167])))/(COS(RADIANS([.$B$3]))*SIN(RADIANS([.AD167])))))+180;360);MOD(540-DEGREES(ACOS(((SIN(RADIANS([.$B$3]))*COS(RADIANS([.AD167])))-SIN(RADIANS([.T167])))/(COS(RADIANS([.$B$3]))*SIN(RADIANS([.AD167])))));360))" office:value-type="float" office:value="260.004961508158" calcext:value-type="float">
            <text:p>260.00496150815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7]+0.1/24" office:value-type="time" office:time-value="PT16H42M00S" calcext:value-type="time">
            <text:p>16:42:00</text:p>
          </table:table-cell>
          <table:table-cell table:style-name="ce11" table:formula="of:=[.D168]+2415018.5+[.E168]-[.$B$5]/24" office:value-type="float" office:value="2451776.15416667" calcext:value-type="float">
            <text:p>2451776.15</text:p>
          </table:table-cell>
          <table:table-cell table:style-name="ce13" table:formula="of:=([.F168]-2451545)/36525" office:value-type="float" office:value="0.00632865617157538" calcext:value-type="float">
            <text:p>0.00632866</text:p>
          </table:table-cell>
          <table:table-cell/>
          <table:table-cell table:style-name="ce3" table:formula="of:=MOD(280.46646+[.G168]*(36000.76983+[.G168]*0.0003032);360)" office:value-type="float" office:value="148.302954178238" calcext:value-type="float">
            <text:p>148.302954178238</text:p>
          </table:table-cell>
          <table:table-cell table:style-name="ce3" table:formula="of:=357.52911+[.G168]*(35999.05029-0.0001537*[.G168])" office:value-type="float" office:value="585.354721782505" calcext:value-type="float">
            <text:p>585.354721782505</text:p>
          </table:table-cell>
          <table:table-cell table:style-name="ce3" table:formula="of:=0.016708634-[.G168]*(0.000042037+0.0000001267*[.G168])" office:value-type="float" office:value="0.0167083679572059" calcext:value-type="float">
            <text:p>0.016708367957206</text:p>
          </table:table-cell>
          <table:table-cell table:style-name="ce3" table:formula="of:=SIN(RADIANS([.J168]))*(1.914602-[.G168]*(0.004817+0.000014*[.G168]))+SIN(RADIANS(2*[.J168]))*(0.019993-0.000101*[.G168])+SIN(RADIANS(3*[.J168]))*0.000289" office:value-type="float" office:value="-1.34237169863822" calcext:value-type="float">
            <text:p>-1.34237169863822</text:p>
          </table:table-cell>
          <table:table-cell table:style-name="ce3" table:formula="of:=[.I168]+[.L168]" office:value-type="float" office:value="146.9605824796" calcext:value-type="float">
            <text:p>146.9605824796</text:p>
          </table:table-cell>
          <table:table-cell table:style-name="ce3" table:formula="of:=[.J168]+[.L168]" office:value-type="float" office:value="584.012350083867" calcext:value-type="float">
            <text:p>584.012350083867</text:p>
          </table:table-cell>
          <table:table-cell table:style-name="ce3" table:formula="of:=(1.000001018*(1-[.K168]*[.K168]))/(1+[.K168]*COS(RADIANS([.N168])))" office:value-type="float" office:value="1.01188110940319" calcext:value-type="float">
            <text:p>1.01188110940319</text:p>
          </table:table-cell>
          <table:table-cell table:style-name="ce3" table:formula="of:=[.M168]-0.00569-0.00478*SIN(RADIANS(125.04-1934.136*[.G168]))" office:value-type="float" office:value="146.950485958161" calcext:value-type="float">
            <text:p>146.950485958161</text:p>
          </table:table-cell>
          <table:table-cell table:style-name="ce3" table:formula="of:=23+(26+((21.448-[.G168]*(46.815+[.G168]*(0.00059-[.G168]*0.001813))))/60)/60" office:value-type="float" office:value="23.439208812205" calcext:value-type="float">
            <text:p>23.439208812205</text:p>
          </table:table-cell>
          <table:table-cell table:style-name="ce3" table:formula="of:=[.Q168]+0.00256*COS(RADIANS(125.04-1934.136*[.G168]))" office:value-type="float" office:value="23.438216792146" calcext:value-type="float">
            <text:p>23.438216792146</text:p>
          </table:table-cell>
          <table:table-cell table:style-name="ce3" table:formula="of:=DEGREES(ATAN2(COS(RADIANS([.P168]));COS(RADIANS([.R168]))*SIN(RADIANS([.P168]))))" office:value-type="float" office:value="149.164802692924" calcext:value-type="float">
            <text:p>149.164802692924</text:p>
          </table:table-cell>
          <table:table-cell table:style-name="ce3" table:formula="of:=DEGREES(ASIN(SIN(RADIANS([.R168]))*SIN(RADIANS([.P168]))))" office:value-type="float" office:value="12.5284168410837" calcext:value-type="float">
            <text:p>12.5284168410837</text:p>
          </table:table-cell>
          <table:table-cell table:style-name="ce3" table:formula="of:=TAN(RADIANS([.R168]/2))*TAN(RADIANS([.R168]/2))" office:value-type="float" office:value="0.0430304722569131" calcext:value-type="float">
            <text:p>0.043030472256913</text:p>
          </table:table-cell>
          <table:table-cell table:formula="of:=4*DEGREES([.U168]*SIN(2*RADIANS([.I168]))-2*[.K168]*SIN(RADIANS([.J168]))+4*[.K168]*[.U168]*SIN(RADIANS([.J168]))*COS(2*RADIANS([.I168]))-0.5*[.U168]*[.U168]*SIN(4*RADIANS([.I168]))-1.25*[.K168]*[.K168]*SIN(2*RADIANS([.J168])))" office:value-type="float" office:value="-3.48878583929399" calcext:value-type="float">
            <text:p>-3.48878583929399</text:p>
          </table:table-cell>
          <table:table-cell table:style-name="ce3" table:formula="of:=DEGREES(ACOS(COS(RADIANS(90.833))/(COS(RADIANS([.$B$3]))*COS(RADIANS([.T168])))-TAN(RADIANS([.$B$3]))*TAN(RADIANS([.T168]))))" office:value-type="float" office:value="104.604196288361" calcext:value-type="float">
            <text:p>104.604196288361</text:p>
          </table:table-cell>
          <table:table-cell table:style-name="ce9" table:formula="of:=(720-4*[.$B$4]-[.V168]+[.$B$5]*60)/1440" office:value-type="time" office:time-value="PT12H19M00.697550358S" calcext:value-type="time">
            <text:p>12:19:00</text:p>
          </table:table-cell>
          <table:table-cell table:style-name="ce9" table:formula="of:=[.X168]-[.W168]*4/1440" office:value-type="time" office:time-value="PT05H20M35.690441151S" calcext:value-type="time">
            <text:p>5:20:35</text:p>
          </table:table-cell>
          <table:table-cell table:style-name="ce9" table:formula="of:=[.X168]+[.W168]*4/1440" office:value-type="time" office:time-value="PT19H17M25.704659564S" calcext:value-type="time">
            <text:p>19:17:25</text:p>
          </table:table-cell>
          <table:table-cell table:style-name="ce15" table:formula="of:=8*[.W168]" office:value-type="float" office:value="836.833570306886" calcext:value-type="float">
            <text:p>836.833570306886</text:p>
          </table:table-cell>
          <table:table-cell table:style-name="ce3" table:formula="of:=MOD([.E168]*1440+[.V168]+4*[.$B$4]-60*[.$B$5];1440)" office:value-type="float" office:value="982.988374160704" calcext:value-type="float">
            <text:p>982.988374160704</text:p>
          </table:table-cell>
          <table:table-cell table:style-name="ce3" table:formula="of:=IF([.AB168]/4&lt;0;[.AB168]/4+180;[.AB168]/4-180)" office:value-type="float" office:value="65.747093540176" calcext:value-type="float">
            <text:p>65.747093540176</text:p>
          </table:table-cell>
          <table:table-cell table:style-name="ce3" table:formula="of:=DEGREES(ACOS(SIN(RADIANS([.$B$3]))*SIN(RADIANS([.T168]))+COS(RADIANS([.$B$3]))*COS(RADIANS([.T168]))*COS(RADIANS([.AC168]))))" office:value-type="float" office:value="64.2515941009376" calcext:value-type="float">
            <text:p>64.2515941009376</text:p>
          </table:table-cell>
          <table:table-cell table:style-name="ce3" table:formula="of:=90-[.AD168]" office:value-type="float" office:value="25.7484058990624" calcext:value-type="float">
            <text:p>25.7484058990624</text:p>
          </table:table-cell>
          <table:table-cell table:style-name="ce3" table:formula="of:=IF([.AE168]&gt;85;0;IF([.AE168]&gt;5;58.1/TAN(RADIANS([.AE168]))-0.07/POWER(TAN(RADIANS([.AE168]));3)+0.000086/POWER(TAN(RADIANS([.AE168]));5);IF([.AE168]&gt;-0.575;1735+[.AE168]*(-518.2+[.AE168]*(103.4+[.AE168]*(-12.79+[.AE168]*0.711)));-20.772/TAN(RADIANS([.AE168])))))/3600" office:value-type="float" office:value="0.0332893651931272" calcext:value-type="float">
            <text:p>0.033289365193127</text:p>
          </table:table-cell>
          <table:table-cell table:style-name="ce3" table:formula="of:=[.AE168]+[.AF168]" office:value-type="float" office:value="25.7816952642555" calcext:value-type="float">
            <text:p>25.7816952642555</text:p>
          </table:table-cell>
          <table:table-cell table:style-name="ce3" table:formula="of:=IF([.AC168]&gt;0;MOD(DEGREES(ACOS(((SIN(RADIANS([.$B$3]))*COS(RADIANS([.AD168])))-SIN(RADIANS([.T168])))/(COS(RADIANS([.$B$3]))*SIN(RADIANS([.AD168])))))+180;360);MOD(540-DEGREES(ACOS(((SIN(RADIANS([.$B$3]))*COS(RADIANS([.AD168])))-SIN(RADIANS([.T168])))/(COS(RADIANS([.$B$3]))*SIN(RADIANS([.AD168])))));360))" office:value-type="float" office:value="261.168376703177" calcext:value-type="float">
            <text:p>261.16837670317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8]+0.1/24" office:value-type="time" office:time-value="PT16H48M00S" calcext:value-type="time">
            <text:p>16:48:00</text:p>
          </table:table-cell>
          <table:table-cell table:style-name="ce11" table:formula="of:=[.D169]+2415018.5+[.E169]-[.$B$5]/24" office:value-type="float" office:value="2451776.15833333" calcext:value-type="float">
            <text:p>2451776.16</text:p>
          </table:table-cell>
          <table:table-cell table:style-name="ce13" table:formula="of:=([.F169]-2451545)/36525" office:value-type="float" office:value="0.00632877024869746" calcext:value-type="float">
            <text:p>0.00632877</text:p>
          </table:table-cell>
          <table:table-cell/>
          <table:table-cell table:style-name="ce3" table:formula="of:=MOD(280.46646+[.G169]*(36000.76983+[.G169]*0.0003032);360)" office:value-type="float" office:value="148.307061042453" calcext:value-type="float">
            <text:p>148.307061042453</text:p>
          </table:table-cell>
          <table:table-cell table:style-name="ce3" table:formula="of:=357.52911+[.G169]*(35999.05029-0.0001537*[.G169])" office:value-type="float" office:value="585.35882845056" calcext:value-type="float">
            <text:p>585.35882845056</text:p>
          </table:table-cell>
          <table:table-cell table:style-name="ce3" table:formula="of:=0.016708634-[.G169]*(0.000042037+0.0000001267*[.G169])" office:value-type="float" office:value="0.0167083679524103" calcext:value-type="float">
            <text:p>0.01670836795241</text:p>
          </table:table-cell>
          <table:table-cell table:style-name="ce3" table:formula="of:=SIN(RADIANS([.J169]))*(1.914602-[.G169]*(0.004817+0.000014*[.G169]))+SIN(RADIANS(2*[.J169]))*(0.019993-0.000101*[.G169])+SIN(RADIANS(3*[.J169]))*0.000289" office:value-type="float" office:value="-1.34246811701396" calcext:value-type="float">
            <text:p>-1.34246811701396</text:p>
          </table:table-cell>
          <table:table-cell table:style-name="ce3" table:formula="of:=[.I169]+[.L169]" office:value-type="float" office:value="146.964592925439" calcext:value-type="float">
            <text:p>146.964592925439</text:p>
          </table:table-cell>
          <table:table-cell table:style-name="ce3" table:formula="of:=[.J169]+[.L169]" office:value-type="float" office:value="584.016360333546" calcext:value-type="float">
            <text:p>584.016360333546</text:p>
          </table:table-cell>
          <table:table-cell table:style-name="ce3" table:formula="of:=(1.000001018*(1-[.K169]*[.K169]))/(1+[.K169]*COS(RADIANS([.N169])))" office:value-type="float" office:value="1.01188027716445" calcext:value-type="float">
            <text:p>1.01188027716445</text:p>
          </table:table-cell>
          <table:table-cell table:style-name="ce3" table:formula="of:=[.M169]-0.00569-0.00478*SIN(RADIANS(125.04-1934.136*[.G169]))" office:value-type="float" office:value="146.954496396868" calcext:value-type="float">
            <text:p>146.954496396868</text:p>
          </table:table-cell>
          <table:table-cell table:style-name="ce3" table:formula="of:=23+(26+((21.448-[.G169]*(46.815+[.G169]*(0.00059-[.G169]*0.001813))))/60)/60" office:value-type="float" office:value="23.4392088107216" calcext:value-type="float">
            <text:p>23.4392088107216</text:p>
          </table:table-cell>
          <table:table-cell table:style-name="ce3" table:formula="of:=[.Q169]+0.00256*COS(RADIANS(125.04-1934.136*[.G169]))" office:value-type="float" office:value="23.4382167997506" calcext:value-type="float">
            <text:p>23.4382167997506</text:p>
          </table:table-cell>
          <table:table-cell table:style-name="ce3" table:formula="of:=DEGREES(ATAN2(COS(RADIANS([.P169]));COS(RADIANS([.R169]))*SIN(RADIANS([.P169]))))" office:value-type="float" office:value="149.168663903098" calcext:value-type="float">
            <text:p>149.168663903098</text:p>
          </table:table-cell>
          <table:table-cell table:style-name="ce3" table:formula="of:=DEGREES(ASIN(SIN(RADIANS([.R169]))*SIN(RADIANS([.P169]))))" office:value-type="float" office:value="12.5270471135824" calcext:value-type="float">
            <text:p>12.5270471135824</text:p>
          </table:table-cell>
          <table:table-cell table:style-name="ce3" table:formula="of:=TAN(RADIANS([.R169]/2))*TAN(RADIANS([.R169]/2))" office:value-type="float" office:value="0.04303047228563" calcext:value-type="float">
            <text:p>0.04303047228563</text:p>
          </table:table-cell>
          <table:table-cell table:formula="of:=4*DEGREES([.U169]*SIN(2*RADIANS([.I169]))-2*[.K169]*SIN(RADIANS([.J169]))+4*[.K169]*[.U169]*SIN(RADIANS([.J169]))*COS(2*RADIANS([.I169]))-0.5*[.U169]*[.U169]*SIN(4*RADIANS([.I169]))-1.25*[.K169]*[.K169]*SIN(2*RADIANS([.J169])))" office:value-type="float" office:value="-3.48780528355299" calcext:value-type="float">
            <text:p>-3.48780528355299</text:p>
          </table:table-cell>
          <table:table-cell table:style-name="ce3" table:formula="of:=DEGREES(ACOS(COS(RADIANS(90.833))/(COS(RADIANS([.$B$3]))*COS(RADIANS([.T169])))-TAN(RADIANS([.$B$3]))*TAN(RADIANS([.T169]))))" office:value-type="float" office:value="104.602647652538" calcext:value-type="float">
            <text:p>104.602647652538</text:p>
          </table:table-cell>
          <table:table-cell table:style-name="ce9" table:formula="of:=(720-4*[.$B$4]-[.V169]+[.$B$5]*60)/1440" office:value-type="time" office:time-value="PT12H19M00.638717013S" calcext:value-type="time">
            <text:p>12:19:00</text:p>
          </table:table-cell>
          <table:table-cell table:style-name="ce9" table:formula="of:=[.X169]-[.W169]*4/1440" office:value-type="time" office:time-value="PT05H20M36.003280404S" calcext:value-type="time">
            <text:p>5:20:36</text:p>
          </table:table-cell>
          <table:table-cell table:style-name="ce9" table:formula="of:=[.X169]+[.W169]*4/1440" office:value-type="time" office:time-value="PT19H17M25.274153622S" calcext:value-type="time">
            <text:p>19:17:25</text:p>
          </table:table-cell>
          <table:table-cell table:style-name="ce15" table:formula="of:=8*[.W169]" office:value-type="float" office:value="836.821181220301" calcext:value-type="float">
            <text:p>836.821181220301</text:p>
          </table:table-cell>
          <table:table-cell table:style-name="ce3" table:formula="of:=MOD([.E169]*1440+[.V169]+4*[.$B$4]-60*[.$B$5];1440)" office:value-type="float" office:value="988.989354716445" calcext:value-type="float">
            <text:p>988.989354716445</text:p>
          </table:table-cell>
          <table:table-cell table:style-name="ce3" table:formula="of:=IF([.AB169]/4&lt;0;[.AB169]/4+180;[.AB169]/4-180)" office:value-type="float" office:value="67.2473386791113" calcext:value-type="float">
            <text:p>67.2473386791113</text:p>
          </table:table-cell>
          <table:table-cell table:style-name="ce3" table:formula="of:=DEGREES(ACOS(SIN(RADIANS([.$B$3]))*SIN(RADIANS([.T169]))+COS(RADIANS([.$B$3]))*COS(RADIANS([.T169]))*COS(RADIANS([.AC169]))))" office:value-type="float" office:value="65.2826023213486" calcext:value-type="float">
            <text:p>65.2826023213486</text:p>
          </table:table-cell>
          <table:table-cell table:style-name="ce3" table:formula="of:=90-[.AD169]" office:value-type="float" office:value="24.7173976786514" calcext:value-type="float">
            <text:p>24.7173976786514</text:p>
          </table:table-cell>
          <table:table-cell table:style-name="ce3" table:formula="of:=IF([.AE169]&gt;85;0;IF([.AE169]&gt;5;58.1/TAN(RADIANS([.AE169]))-0.07/POWER(TAN(RADIANS([.AE169]));3)+0.000086/POWER(TAN(RADIANS([.AE169]));5);IF([.AE169]&gt;-0.575;1735+[.AE169]*(-518.2+[.AE169]*(103.4+[.AE169]*(-12.79+[.AE169]*0.711)));-20.772/TAN(RADIANS([.AE169])))))/3600" office:value-type="float" office:value="0.0348622159765259" calcext:value-type="float">
            <text:p>0.034862215976526</text:p>
          </table:table-cell>
          <table:table-cell table:style-name="ce3" table:formula="of:=[.AE169]+[.AF169]" office:value-type="float" office:value="24.7522598946279" calcext:value-type="float">
            <text:p>24.7522598946279</text:p>
          </table:table-cell>
          <table:table-cell table:style-name="ce3" table:formula="of:=IF([.AC169]&gt;0;MOD(DEGREES(ACOS(((SIN(RADIANS([.$B$3]))*COS(RADIANS([.AD169])))-SIN(RADIANS([.T169])))/(COS(RADIANS([.$B$3]))*SIN(RADIANS([.AD169])))))+180;360);MOD(540-DEGREES(ACOS(((SIN(RADIANS([.$B$3]))*COS(RADIANS([.AD169])))-SIN(RADIANS([.T169])))/(COS(RADIANS([.$B$3]))*SIN(RADIANS([.AD169])))));360))" office:value-type="float" office:value="262.318243134812" calcext:value-type="float">
            <text:p>262.31824313481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69]+0.1/24" office:value-type="time" office:time-value="PT16H54M00S" calcext:value-type="time">
            <text:p>16:54:00</text:p>
          </table:table-cell>
          <table:table-cell table:style-name="ce11" table:formula="of:=[.D170]+2415018.5+[.E170]-[.$B$5]/24" office:value-type="float" office:value="2451776.1625" calcext:value-type="float">
            <text:p>2451776.16</text:p>
          </table:table-cell>
          <table:table-cell table:style-name="ce13" table:formula="of:=([.F170]-2451545)/36525" office:value-type="float" office:value="0.00632888432580679" calcext:value-type="float">
            <text:p>0.00632888</text:p>
          </table:table-cell>
          <table:table-cell/>
          <table:table-cell table:style-name="ce3" table:formula="of:=MOD(280.46646+[.G170]*(36000.76983+[.G170]*0.0003032);360)" office:value-type="float" office:value="148.31116790621" calcext:value-type="float">
            <text:p>148.31116790621</text:p>
          </table:table-cell>
          <table:table-cell table:style-name="ce3" table:formula="of:=357.52911+[.G170]*(35999.05029-0.0001537*[.G170])" office:value-type="float" office:value="585.362935118155" calcext:value-type="float">
            <text:p>585.362935118155</text:p>
          </table:table-cell>
          <table:table-cell table:style-name="ce3" table:formula="of:=0.016708634-[.G170]*(0.000042037+0.0000001267*[.G170])" office:value-type="float" office:value="0.0167083679476147" calcext:value-type="float">
            <text:p>0.016708367947615</text:p>
          </table:table-cell>
          <table:table-cell table:style-name="ce3" table:formula="of:=SIN(RADIANS([.J170]))*(1.914602-[.G170]*(0.004817+0.000014*[.G170]))+SIN(RADIANS(2*[.J170]))*(0.019993-0.000101*[.G170])+SIN(RADIANS(3*[.J170]))*0.000289" office:value-type="float" office:value="-1.34256452878209" calcext:value-type="float">
            <text:p>-1.34256452878209</text:p>
          </table:table-cell>
          <table:table-cell table:style-name="ce3" table:formula="of:=[.I170]+[.L170]" office:value-type="float" office:value="146.968603377428" calcext:value-type="float">
            <text:p>146.968603377428</text:p>
          </table:table-cell>
          <table:table-cell table:style-name="ce3" table:formula="of:=[.J170]+[.L170]" office:value-type="float" office:value="584.020370589373" calcext:value-type="float">
            <text:p>584.020370589373</text:p>
          </table:table-cell>
          <table:table-cell table:style-name="ce3" table:formula="of:=(1.000001018*(1-[.K170]*[.K170]))/(1+[.K170]*COS(RADIANS([.N170])))" office:value-type="float" office:value="1.01187944486552" calcext:value-type="float">
            <text:p>1.01187944486552</text:p>
          </table:table-cell>
          <table:table-cell table:style-name="ce3" table:formula="of:=[.M170]-0.00569-0.00478*SIN(RADIANS(125.04-1934.136*[.G170]))" office:value-type="float" office:value="146.958506841723" calcext:value-type="float">
            <text:p>146.958506841723</text:p>
          </table:table-cell>
          <table:table-cell table:style-name="ce3" table:formula="of:=23+(26+((21.448-[.G170]*(46.815+[.G170]*(0.00059-[.G170]*0.001813))))/60)/60" office:value-type="float" office:value="23.4392088092381" calcext:value-type="float">
            <text:p>23.4392088092381</text:p>
          </table:table-cell>
          <table:table-cell table:style-name="ce3" table:formula="of:=[.Q170]+0.00256*COS(RADIANS(125.04-1934.136*[.G170]))" office:value-type="float" office:value="23.4382168073552" calcext:value-type="float">
            <text:p>23.4382168073552</text:p>
          </table:table-cell>
          <table:table-cell table:style-name="ce3" table:formula="of:=DEGREES(ATAN2(COS(RADIANS([.P170]));COS(RADIANS([.R170]))*SIN(RADIANS([.P170]))))" office:value-type="float" office:value="149.172525078172" calcext:value-type="float">
            <text:p>149.172525078172</text:p>
          </table:table-cell>
          <table:table-cell table:style-name="ce3" table:formula="of:=DEGREES(ASIN(SIN(RADIANS([.R170]))*SIN(RADIANS([.P170]))))" office:value-type="float" office:value="12.5256773288846" calcext:value-type="float">
            <text:p>12.5256773288846</text:p>
          </table:table-cell>
          <table:table-cell table:style-name="ce3" table:formula="of:=TAN(RADIANS([.R170]/2))*TAN(RADIANS([.R170]/2))" office:value-type="float" office:value="0.043030472314347" calcext:value-type="float">
            <text:p>0.043030472314347</text:p>
          </table:table-cell>
          <table:table-cell table:formula="of:=4*DEGREES([.U170]*SIN(2*RADIANS([.I170]))-2*[.K170]*SIN(RADIANS([.J170]))+4*[.K170]*[.U170]*SIN(RADIANS([.J170]))*COS(2*RADIANS([.I170]))-0.5*[.U170]*[.U170]*SIN(4*RADIANS([.I170]))-1.25*[.K170]*[.K170]*SIN(2*RADIANS([.J170])))" office:value-type="float" office:value="-3.48682459015781" calcext:value-type="float">
            <text:p>-3.48682459015781</text:p>
          </table:table-cell>
          <table:table-cell table:style-name="ce3" table:formula="of:=DEGREES(ACOS(COS(RADIANS(90.833))/(COS(RADIANS([.$B$3]))*COS(RADIANS([.T170])))-TAN(RADIANS([.$B$3]))*TAN(RADIANS([.T170]))))" office:value-type="float" office:value="104.601098980132" calcext:value-type="float">
            <text:p>104.601098980132</text:p>
          </table:table-cell>
          <table:table-cell table:style-name="ce9" table:formula="of:=(720-4*[.$B$4]-[.V170]+[.$B$5]*60)/1440" office:value-type="time" office:time-value="PT12H19M00.579875409S" calcext:value-type="time">
            <text:p>12:19:00</text:p>
          </table:table-cell>
          <table:table-cell table:style-name="ce9" table:formula="of:=[.X170]-[.W170]*4/1440" office:value-type="time" office:time-value="PT05H20M36.316120178S" calcext:value-type="time">
            <text:p>5:20:36</text:p>
          </table:table-cell>
          <table:table-cell table:style-name="ce9" table:formula="of:=[.X170]+[.W170]*4/1440" office:value-type="time" office:time-value="PT19H17M24.843630641S" calcext:value-type="time">
            <text:p>19:17:24</text:p>
          </table:table-cell>
          <table:table-cell table:style-name="ce15" table:formula="of:=8*[.W170]" office:value-type="float" office:value="836.808791841057" calcext:value-type="float">
            <text:p>836.808791841057</text:p>
          </table:table-cell>
          <table:table-cell table:style-name="ce3" table:formula="of:=MOD([.E170]*1440+[.V170]+4*[.$B$4]-60*[.$B$5];1440)" office:value-type="float" office:value="994.99033540984" calcext:value-type="float">
            <text:p>994.99033540984</text:p>
          </table:table-cell>
          <table:table-cell table:style-name="ce3" table:formula="of:=IF([.AB170]/4&lt;0;[.AB170]/4+180;[.AB170]/4-180)" office:value-type="float" office:value="68.7475838524601" calcext:value-type="float">
            <text:p>68.7475838524601</text:p>
          </table:table-cell>
          <table:table-cell table:style-name="ce3" table:formula="of:=DEGREES(ACOS(SIN(RADIANS([.$B$3]))*SIN(RADIANS([.T170]))+COS(RADIANS([.$B$3]))*COS(RADIANS([.T170]))*COS(RADIANS([.AC170]))))" office:value-type="float" office:value="66.3163858515367" calcext:value-type="float">
            <text:p>66.3163858515367</text:p>
          </table:table-cell>
          <table:table-cell table:style-name="ce3" table:formula="of:=90-[.AD170]" office:value-type="float" office:value="23.6836141484633" calcext:value-type="float">
            <text:p>23.6836141484633</text:p>
          </table:table-cell>
          <table:table-cell table:style-name="ce3" table:formula="of:=IF([.AE170]&gt;85;0;IF([.AE170]&gt;5;58.1/TAN(RADIANS([.AE170]))-0.07/POWER(TAN(RADIANS([.AE170]));3)+0.000086/POWER(TAN(RADIANS([.AE170]));5);IF([.AE170]&gt;-0.575;1735+[.AE170]*(-518.2+[.AE170]*(103.4+[.AE170]*(-12.79+[.AE170]*0.711)));-20.772/TAN(RADIANS([.AE170])))))/3600" office:value-type="float" office:value="0.036565060783714" calcext:value-type="float">
            <text:p>0.036565060783714</text:p>
          </table:table-cell>
          <table:table-cell table:style-name="ce3" table:formula="of:=[.AE170]+[.AF170]" office:value-type="float" office:value="23.720179209247" calcext:value-type="float">
            <text:p>23.720179209247</text:p>
          </table:table-cell>
          <table:table-cell table:style-name="ce3" table:formula="of:=IF([.AC170]&gt;0;MOD(DEGREES(ACOS(((SIN(RADIANS([.$B$3]))*COS(RADIANS([.AD170])))-SIN(RADIANS([.T170])))/(COS(RADIANS([.$B$3]))*SIN(RADIANS([.AD170])))))+180;360);MOD(540-DEGREES(ACOS(((SIN(RADIANS([.$B$3]))*COS(RADIANS([.AD170])))-SIN(RADIANS([.T170])))/(COS(RADIANS([.$B$3]))*SIN(RADIANS([.AD170])))));360))" office:value-type="float" office:value="263.455598425838" calcext:value-type="float">
            <text:p>263.45559842583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0]+0.1/24" office:value-type="time" office:time-value="PT17H00M00S" calcext:value-type="time">
            <text:p>17:00:00</text:p>
          </table:table-cell>
          <table:table-cell table:style-name="ce11" table:formula="of:=[.D171]+2415018.5+[.E171]-[.$B$5]/24" office:value-type="float" office:value="2451776.16666667" calcext:value-type="float">
            <text:p>2451776.17</text:p>
          </table:table-cell>
          <table:table-cell table:style-name="ce13" table:formula="of:=([.F171]-2451545)/36525" office:value-type="float" office:value="0.00632899840292887" calcext:value-type="float">
            <text:p>0.00632900</text:p>
          </table:table-cell>
          <table:table-cell/>
          <table:table-cell table:style-name="ce3" table:formula="of:=MOD(280.46646+[.G171]*(36000.76983+[.G171]*0.0003032);360)" office:value-type="float" office:value="148.315274770425" calcext:value-type="float">
            <text:p>148.315274770425</text:p>
          </table:table-cell>
          <table:table-cell table:style-name="ce3" table:formula="of:=357.52911+[.G171]*(35999.05029-0.0001537*[.G171])" office:value-type="float" office:value="585.367041786209" calcext:value-type="float">
            <text:p>585.367041786209</text:p>
          </table:table-cell>
          <table:table-cell table:style-name="ce3" table:formula="of:=0.016708634-[.G171]*(0.000042037+0.0000001267*[.G171])" office:value-type="float" office:value="0.016708367942819" calcext:value-type="float">
            <text:p>0.016708367942819</text:p>
          </table:table-cell>
          <table:table-cell table:style-name="ce3" table:formula="of:=SIN(RADIANS([.J171]))*(1.914602-[.G171]*(0.004817+0.000014*[.G171]))+SIN(RADIANS(2*[.J171]))*(0.019993-0.000101*[.G171])+SIN(RADIANS(3*[.J171]))*0.000289" office:value-type="float" office:value="-1.34266093396365" calcext:value-type="float">
            <text:p>-1.34266093396365</text:p>
          </table:table-cell>
          <table:table-cell table:style-name="ce3" table:formula="of:=[.I171]+[.L171]" office:value-type="float" office:value="146.972613836461" calcext:value-type="float">
            <text:p>146.972613836461</text:p>
          </table:table-cell>
          <table:table-cell table:style-name="ce3" table:formula="of:=[.J171]+[.L171]" office:value-type="float" office:value="584.024380852246" calcext:value-type="float">
            <text:p>584.024380852246</text:p>
          </table:table-cell>
          <table:table-cell table:style-name="ce3" table:formula="of:=(1.000001018*(1-[.K171]*[.K171]))/(1+[.K171]*COS(RADIANS([.N171])))" office:value-type="float" office:value="1.01187861250621" calcext:value-type="float">
            <text:p>1.01187861250621</text:p>
          </table:table-cell>
          <table:table-cell table:style-name="ce3" table:formula="of:=[.M171]-0.00569-0.00478*SIN(RADIANS(125.04-1934.136*[.G171]))" office:value-type="float" office:value="146.962517293624" calcext:value-type="float">
            <text:p>146.962517293624</text:p>
          </table:table-cell>
          <table:table-cell table:style-name="ce3" table:formula="of:=23+(26+((21.448-[.G171]*(46.815+[.G171]*(0.00059-[.G171]*0.001813))))/60)/60" office:value-type="float" office:value="23.4392088077546" calcext:value-type="float">
            <text:p>23.4392088077546</text:p>
          </table:table-cell>
          <table:table-cell table:style-name="ce3" table:formula="of:=[.Q171]+0.00256*COS(RADIANS(125.04-1934.136*[.G171]))" office:value-type="float" office:value="23.4382168149598" calcext:value-type="float">
            <text:p>23.4382168149598</text:p>
          </table:table-cell>
          <table:table-cell table:style-name="ce3" table:formula="of:=DEGREES(ATAN2(COS(RADIANS([.P171]));COS(RADIANS([.R171]))*SIN(RADIANS([.P171]))))" office:value-type="float" office:value="149.176386219012" calcext:value-type="float">
            <text:p>149.176386219012</text:p>
          </table:table-cell>
          <table:table-cell table:style-name="ce3" table:formula="of:=DEGREES(ASIN(SIN(RADIANS([.R171]))*SIN(RADIANS([.P171]))))" office:value-type="float" office:value="12.5243074866905" calcext:value-type="float">
            <text:p>12.5243074866905</text:p>
          </table:table-cell>
          <table:table-cell table:style-name="ce3" table:formula="of:=TAN(RADIANS([.R171]/2))*TAN(RADIANS([.R171]/2))" office:value-type="float" office:value="0.043030472343064" calcext:value-type="float">
            <text:p>0.043030472343064</text:p>
          </table:table-cell>
          <table:table-cell table:formula="of:=4*DEGREES([.U171]*SIN(2*RADIANS([.I171]))-2*[.K171]*SIN(RADIANS([.J171]))+4*[.K171]*[.U171]*SIN(RADIANS([.J171]))*COS(2*RADIANS([.I171]))-0.5*[.U171]*[.U171]*SIN(4*RADIANS([.I171]))-1.25*[.K171]*[.K171]*SIN(2*RADIANS([.J171])))" office:value-type="float" office:value="-3.48584375890407" calcext:value-type="float">
            <text:p>-3.48584375890407</text:p>
          </table:table-cell>
          <table:table-cell table:style-name="ce3" table:formula="of:=DEGREES(ACOS(COS(RADIANS(90.833))/(COS(RADIANS([.$B$3]))*COS(RADIANS([.T171])))-TAN(RADIANS([.$B$3]))*TAN(RADIANS([.T171]))))" office:value-type="float" office:value="104.599550270805" calcext:value-type="float">
            <text:p>104.599550270805</text:p>
          </table:table-cell>
          <table:table-cell table:style-name="ce9" table:formula="of:=(720-4*[.$B$4]-[.V171]+[.$B$5]*60)/1440" office:value-type="time" office:time-value="PT12H19M00.521025534S" calcext:value-type="time">
            <text:p>12:19:00</text:p>
          </table:table-cell>
          <table:table-cell table:style-name="ce9" table:formula="of:=[.X171]-[.W171]*4/1440" office:value-type="time" office:time-value="PT05H20M36.628960541S" calcext:value-type="time">
            <text:p>5:20:36</text:p>
          </table:table-cell>
          <table:table-cell table:style-name="ce9" table:formula="of:=[.X171]+[.W171]*4/1440" office:value-type="time" office:time-value="PT19H17M24.413090527S" calcext:value-type="time">
            <text:p>19:17:24</text:p>
          </table:table-cell>
          <table:table-cell table:style-name="ce15" table:formula="of:=8*[.W171]" office:value-type="float" office:value="836.79640216644" calcext:value-type="float">
            <text:p>836.79640216644</text:p>
          </table:table-cell>
          <table:table-cell table:style-name="ce3" table:formula="of:=MOD([.E171]*1440+[.V171]+4*[.$B$4]-60*[.$B$5];1440)" office:value-type="float" office:value="1000.99131624109" calcext:value-type="float">
            <text:p>1000.99131624109</text:p>
          </table:table-cell>
          <table:table-cell table:style-name="ce3" table:formula="of:=IF([.AB171]/4&lt;0;[.AB171]/4+180;[.AB171]/4-180)" office:value-type="float" office:value="70.2478290602735" calcext:value-type="float">
            <text:p>70.2478290602735</text:p>
          </table:table-cell>
          <table:table-cell table:style-name="ce3" table:formula="of:=DEGREES(ACOS(SIN(RADIANS([.$B$3]))*SIN(RADIANS([.T171]))+COS(RADIANS([.$B$3]))*COS(RADIANS([.T171]))*COS(RADIANS([.AC171]))))" office:value-type="float" office:value="67.3525109586551" calcext:value-type="float">
            <text:p>67.3525109586551</text:p>
          </table:table-cell>
          <table:table-cell table:style-name="ce3" table:formula="of:=90-[.AD171]" office:value-type="float" office:value="22.6474890413449" calcext:value-type="float">
            <text:p>22.6474890413449</text:p>
          </table:table-cell>
          <table:table-cell table:style-name="ce3" table:formula="of:=IF([.AE171]&gt;85;0;IF([.AE171]&gt;5;58.1/TAN(RADIANS([.AE171]))-0.07/POWER(TAN(RADIANS([.AE171]));3)+0.000086/POWER(TAN(RADIANS([.AE171]));5);IF([.AE171]&gt;-0.575;1735+[.AE171]*(-518.2+[.AE171]*(103.4+[.AE171]*(-12.79+[.AE171]*0.711)));-20.772/TAN(RADIANS([.AE171])))))/3600" office:value-type="float" office:value="0.0384149757869397" calcext:value-type="float">
            <text:p>0.03841497578694</text:p>
          </table:table-cell>
          <table:table-cell table:style-name="ce3" table:formula="of:=[.AE171]+[.AF171]" office:value-type="float" office:value="22.6859040171318" calcext:value-type="float">
            <text:p>22.6859040171318</text:p>
          </table:table-cell>
          <table:table-cell table:style-name="ce3" table:formula="of:=IF([.AC171]&gt;0;MOD(DEGREES(ACOS(((SIN(RADIANS([.$B$3]))*COS(RADIANS([.AD171])))-SIN(RADIANS([.T171])))/(COS(RADIANS([.$B$3]))*SIN(RADIANS([.AD171])))))+180;360);MOD(540-DEGREES(ACOS(((SIN(RADIANS([.$B$3]))*COS(RADIANS([.AD171])))-SIN(RADIANS([.T171])))/(COS(RADIANS([.$B$3]))*SIN(RADIANS([.AD171])))));360))" office:value-type="float" office:value="264.581444945715" calcext:value-type="float">
            <text:p>264.58144494571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1]+0.1/24" office:value-type="time" office:time-value="PT17H06M00S" calcext:value-type="time">
            <text:p>17:06:00</text:p>
          </table:table-cell>
          <table:table-cell table:style-name="ce11" table:formula="of:=[.D172]+2415018.5+[.E172]-[.$B$5]/24" office:value-type="float" office:value="2451776.17083333" calcext:value-type="float">
            <text:p>2451776.17</text:p>
          </table:table-cell>
          <table:table-cell table:style-name="ce13" table:formula="of:=([.F172]-2451545)/36525" office:value-type="float" office:value="0.00632911248003821" calcext:value-type="float">
            <text:p>0.00632911</text:p>
          </table:table-cell>
          <table:table-cell/>
          <table:table-cell table:style-name="ce3" table:formula="of:=MOD(280.46646+[.G172]*(36000.76983+[.G172]*0.0003032);360)" office:value-type="float" office:value="148.319381634181" calcext:value-type="float">
            <text:p>148.319381634181</text:p>
          </table:table-cell>
          <table:table-cell table:style-name="ce3" table:formula="of:=357.52911+[.G172]*(35999.05029-0.0001537*[.G172])" office:value-type="float" office:value="585.371148453805" calcext:value-type="float">
            <text:p>585.371148453805</text:p>
          </table:table-cell>
          <table:table-cell table:style-name="ce3" table:formula="of:=0.016708634-[.G172]*(0.000042037+0.0000001267*[.G172])" office:value-type="float" office:value="0.0167083679380234" calcext:value-type="float">
            <text:p>0.016708367938023</text:p>
          </table:table-cell>
          <table:table-cell table:style-name="ce3" table:formula="of:=SIN(RADIANS([.J172]))*(1.914602-[.G172]*(0.004817+0.000014*[.G172]))+SIN(RADIANS(2*[.J172]))*(0.019993-0.000101*[.G172])+SIN(RADIANS(3*[.J172]))*0.000289" office:value-type="float" office:value="-1.34275733253661" calcext:value-type="float">
            <text:p>-1.34275733253661</text:p>
          </table:table-cell>
          <table:table-cell table:style-name="ce3" table:formula="of:=[.I172]+[.L172]" office:value-type="float" office:value="146.976624301645" calcext:value-type="float">
            <text:p>146.976624301645</text:p>
          </table:table-cell>
          <table:table-cell table:style-name="ce3" table:formula="of:=[.J172]+[.L172]" office:value-type="float" office:value="584.028391121268" calcext:value-type="float">
            <text:p>584.028391121268</text:p>
          </table:table-cell>
          <table:table-cell table:style-name="ce3" table:formula="of:=(1.000001018*(1-[.K172]*[.K172]))/(1+[.K172]*COS(RADIANS([.N172])))" office:value-type="float" office:value="1.01187778008671" calcext:value-type="float">
            <text:p>1.01187778008671</text:p>
          </table:table-cell>
          <table:table-cell table:style-name="ce3" table:formula="of:=[.M172]-0.00569-0.00478*SIN(RADIANS(125.04-1934.136*[.G172]))" office:value-type="float" office:value="146.966527751675" calcext:value-type="float">
            <text:p>146.966527751675</text:p>
          </table:table-cell>
          <table:table-cell table:style-name="ce3" table:formula="of:=23+(26+((21.448-[.G172]*(46.815+[.G172]*(0.00059-[.G172]*0.001813))))/60)/60" office:value-type="float" office:value="23.4392088062711" calcext:value-type="float">
            <text:p>23.4392088062711</text:p>
          </table:table-cell>
          <table:table-cell table:style-name="ce3" table:formula="of:=[.Q172]+0.00256*COS(RADIANS(125.04-1934.136*[.G172]))" office:value-type="float" office:value="23.4382168225644" calcext:value-type="float">
            <text:p>23.4382168225644</text:p>
          </table:table-cell>
          <table:table-cell table:style-name="ce3" table:formula="of:=DEGREES(ATAN2(COS(RADIANS([.P172]));COS(RADIANS([.R172]))*SIN(RADIANS([.P172]))))" office:value-type="float" office:value="149.180247324759" calcext:value-type="float">
            <text:p>149.180247324759</text:p>
          </table:table-cell>
          <table:table-cell table:style-name="ce3" table:formula="of:=DEGREES(ASIN(SIN(RADIANS([.R172]))*SIN(RADIANS([.P172]))))" office:value-type="float" office:value="12.5229375873127" calcext:value-type="float">
            <text:p>12.5229375873127</text:p>
          </table:table-cell>
          <table:table-cell table:style-name="ce3" table:formula="of:=TAN(RADIANS([.R172]/2))*TAN(RADIANS([.R172]/2))" office:value-type="float" office:value="0.0430304723717811" calcext:value-type="float">
            <text:p>0.043030472371781</text:p>
          </table:table-cell>
          <table:table-cell table:formula="of:=4*DEGREES([.U172]*SIN(2*RADIANS([.I172]))-2*[.K172]*SIN(RADIANS([.J172]))+4*[.K172]*[.U172]*SIN(RADIANS([.J172]))*COS(2*RADIANS([.I172]))-0.5*[.U172]*[.U172]*SIN(4*RADIANS([.I172]))-1.25*[.K172]*[.K172]*SIN(2*RADIANS([.J172])))" office:value-type="float" office:value="-3.48486279002583" calcext:value-type="float">
            <text:p>-3.48486279002583</text:p>
          </table:table-cell>
          <table:table-cell table:style-name="ce3" table:formula="of:=DEGREES(ACOS(COS(RADIANS(90.833))/(COS(RADIANS([.$B$3]))*COS(RADIANS([.T172])))-TAN(RADIANS([.$B$3]))*TAN(RADIANS([.T172]))))" office:value-type="float" office:value="104.598001524909" calcext:value-type="float">
            <text:p>104.598001524909</text:p>
          </table:table-cell>
          <table:table-cell table:style-name="ce9" table:formula="of:=(720-4*[.$B$4]-[.V172]+[.$B$5]*60)/1440" office:value-type="time" office:time-value="PT12H19M00.462167402S" calcext:value-type="time">
            <text:p>12:19:00</text:p>
          </table:table-cell>
          <table:table-cell table:style-name="ce9" table:formula="of:=[.X172]-[.W172]*4/1440" office:value-type="time" office:time-value="PT05H20M36.941801423S" calcext:value-type="time">
            <text:p>5:20:36</text:p>
          </table:table-cell>
          <table:table-cell table:style-name="ce9" table:formula="of:=[.X172]+[.W172]*4/1440" office:value-type="time" office:time-value="PT19H17M23.98253338S" calcext:value-type="time">
            <text:p>19:17:23</text:p>
          </table:table-cell>
          <table:table-cell table:style-name="ce15" table:formula="of:=8*[.W172]" office:value-type="float" office:value="836.784012199275" calcext:value-type="float">
            <text:p>836.784012199275</text:p>
          </table:table-cell>
          <table:table-cell table:style-name="ce3" table:formula="of:=MOD([.E172]*1440+[.V172]+4*[.$B$4]-60*[.$B$5];1440)" office:value-type="float" office:value="1006.99229720997" calcext:value-type="float">
            <text:p>1006.99229720997</text:p>
          </table:table-cell>
          <table:table-cell table:style-name="ce3" table:formula="of:=IF([.AB172]/4&lt;0;[.AB172]/4+180;[.AB172]/4-180)" office:value-type="float" office:value="71.7480743024931" calcext:value-type="float">
            <text:p>71.7480743024931</text:p>
          </table:table-cell>
          <table:table-cell table:style-name="ce3" table:formula="of:=DEGREES(ACOS(SIN(RADIANS([.$B$3]))*SIN(RADIANS([.T172]))+COS(RADIANS([.$B$3]))*COS(RADIANS([.T172]))*COS(RADIANS([.AC172]))))" office:value-type="float" office:value="68.3905573427888" calcext:value-type="float">
            <text:p>68.3905573427888</text:p>
          </table:table-cell>
          <table:table-cell table:style-name="ce3" table:formula="of:=90-[.AD172]" office:value-type="float" office:value="21.6094426572112" calcext:value-type="float">
            <text:p>21.6094426572112</text:p>
          </table:table-cell>
          <table:table-cell table:style-name="ce3" table:formula="of:=IF([.AE172]&gt;85;0;IF([.AE172]&gt;5;58.1/TAN(RADIANS([.AE172]))-0.07/POWER(TAN(RADIANS([.AE172]));3)+0.000086/POWER(TAN(RADIANS([.AE172]));5);IF([.AE172]&gt;-0.575;1735+[.AE172]*(-518.2+[.AE172]*(103.4+[.AE172]*(-12.79+[.AE172]*0.711)));-20.772/TAN(RADIANS([.AE172])))))/3600" office:value-type="float" office:value="0.0404321727704406" calcext:value-type="float">
            <text:p>0.040432172770441</text:p>
          </table:table-cell>
          <table:table-cell table:style-name="ce3" table:formula="of:=[.AE172]+[.AF172]" office:value-type="float" office:value="21.6498748299817" calcext:value-type="float">
            <text:p>21.6498748299817</text:p>
          </table:table-cell>
          <table:table-cell table:style-name="ce3" table:formula="of:=IF([.AC172]&gt;0;MOD(DEGREES(ACOS(((SIN(RADIANS([.$B$3]))*COS(RADIANS([.AD172])))-SIN(RADIANS([.T172])))/(COS(RADIANS([.$B$3]))*SIN(RADIANS([.AD172])))))+180;360);MOD(540-DEGREES(ACOS(((SIN(RADIANS([.$B$3]))*COS(RADIANS([.AD172])))-SIN(RADIANS([.T172])))/(COS(RADIANS([.$B$3]))*SIN(RADIANS([.AD172])))));360))" office:value-type="float" office:value="265.696751699517" calcext:value-type="float">
            <text:p>265.69675169951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2]+0.1/24" office:value-type="time" office:time-value="PT17H12M00S" calcext:value-type="time">
            <text:p>17:12:00</text:p>
          </table:table-cell>
          <table:table-cell table:style-name="ce11" table:formula="of:=[.D173]+2415018.5+[.E173]-[.$B$5]/24" office:value-type="float" office:value="2451776.175" calcext:value-type="float">
            <text:p>2451776.18</text:p>
          </table:table-cell>
          <table:table-cell table:style-name="ce13" table:formula="of:=([.F173]-2451545)/36525" office:value-type="float" office:value="0.00632922655716028" calcext:value-type="float">
            <text:p>0.00632923</text:p>
          </table:table-cell>
          <table:table-cell/>
          <table:table-cell table:style-name="ce3" table:formula="of:=MOD(280.46646+[.G173]*(36000.76983+[.G173]*0.0003032);360)" office:value-type="float" office:value="148.323488498397" calcext:value-type="float">
            <text:p>148.323488498397</text:p>
          </table:table-cell>
          <table:table-cell table:style-name="ce3" table:formula="of:=357.52911+[.G173]*(35999.05029-0.0001537*[.G173])" office:value-type="float" office:value="585.375255121859" calcext:value-type="float">
            <text:p>585.375255121859</text:p>
          </table:table-cell>
          <table:table-cell table:style-name="ce3" table:formula="of:=0.016708634-[.G173]*(0.000042037+0.0000001267*[.G173])" office:value-type="float" office:value="0.0167083679332277" calcext:value-type="float">
            <text:p>0.016708367933228</text:p>
          </table:table-cell>
          <table:table-cell table:style-name="ce3" table:formula="of:=SIN(RADIANS([.J173]))*(1.914602-[.G173]*(0.004817+0.000014*[.G173]))+SIN(RADIANS(2*[.J173]))*(0.019993-0.000101*[.G173])+SIN(RADIANS(3*[.J173]))*0.000289" office:value-type="float" office:value="-1.34285372452201" calcext:value-type="float">
            <text:p>-1.34285372452201</text:p>
          </table:table-cell>
          <table:table-cell table:style-name="ce3" table:formula="of:=[.I173]+[.L173]" office:value-type="float" office:value="146.980634773875" calcext:value-type="float">
            <text:p>146.980634773875</text:p>
          </table:table-cell>
          <table:table-cell table:style-name="ce3" table:formula="of:=[.J173]+[.L173]" office:value-type="float" office:value="584.032401397338" calcext:value-type="float">
            <text:p>584.032401397338</text:p>
          </table:table-cell>
          <table:table-cell table:style-name="ce3" table:formula="of:=(1.000001018*(1-[.K173]*[.K173]))/(1+[.K173]*COS(RADIANS([.N173])))" office:value-type="float" office:value="1.01187694760685" calcext:value-type="float">
            <text:p>1.01187694760685</text:p>
          </table:table-cell>
          <table:table-cell table:style-name="ce3" table:formula="of:=[.M173]-0.00569-0.00478*SIN(RADIANS(125.04-1934.136*[.G173]))" office:value-type="float" office:value="146.970538216772" calcext:value-type="float">
            <text:p>146.970538216772</text:p>
          </table:table-cell>
          <table:table-cell table:style-name="ce3" table:formula="of:=23+(26+((21.448-[.G173]*(46.815+[.G173]*(0.00059-[.G173]*0.001813))))/60)/60" office:value-type="float" office:value="23.4392088047877" calcext:value-type="float">
            <text:p>23.4392088047877</text:p>
          </table:table-cell>
          <table:table-cell table:style-name="ce3" table:formula="of:=[.Q173]+0.00256*COS(RADIANS(125.04-1934.136*[.G173]))" office:value-type="float" office:value="23.438216830169" calcext:value-type="float">
            <text:p>23.438216830169</text:p>
          </table:table-cell>
          <table:table-cell table:style-name="ce3" table:formula="of:=DEGREES(ATAN2(COS(RADIANS([.P173]));COS(RADIANS([.R173]))*SIN(RADIANS([.P173]))))" office:value-type="float" office:value="149.184108396279" calcext:value-type="float">
            <text:p>149.184108396279</text:p>
          </table:table-cell>
          <table:table-cell table:style-name="ce3" table:formula="of:=DEGREES(ASIN(SIN(RADIANS([.R173]))*SIN(RADIANS([.P173]))))" office:value-type="float" office:value="12.5215676304513" calcext:value-type="float">
            <text:p>12.5215676304513</text:p>
          </table:table-cell>
          <table:table-cell table:style-name="ce3" table:formula="of:=TAN(RADIANS([.R173]/2))*TAN(RADIANS([.R173]/2))" office:value-type="float" office:value="0.0430304724004982" calcext:value-type="float">
            <text:p>0.043030472400498</text:p>
          </table:table-cell>
          <table:table-cell table:formula="of:=4*DEGREES([.U173]*SIN(2*RADIANS([.I173]))-2*[.K173]*SIN(RADIANS([.J173]))+4*[.K173]*[.U173]*SIN(RADIANS([.J173]))*COS(2*RADIANS([.I173]))-0.5*[.U173]*[.U173]*SIN(4*RADIANS([.I173]))-1.25*[.K173]*[.K173]*SIN(2*RADIANS([.J173])))" office:value-type="float" office:value="-3.48388168331872" calcext:value-type="float">
            <text:p>-3.48388168331872</text:p>
          </table:table-cell>
          <table:table-cell table:style-name="ce3" table:formula="of:=DEGREES(ACOS(COS(RADIANS(90.833))/(COS(RADIANS([.$B$3]))*COS(RADIANS([.T173])))-TAN(RADIANS([.$B$3]))*TAN(RADIANS([.T173]))))" office:value-type="float" office:value="104.596452742106" calcext:value-type="float">
            <text:p>104.596452742106</text:p>
          </table:table-cell>
          <table:table-cell table:style-name="ce9" table:formula="of:=(720-4*[.$B$4]-[.V173]+[.$B$5]*60)/1440" office:value-type="time" office:time-value="PT12H19M00.403300999S" calcext:value-type="time">
            <text:p>12:19:00</text:p>
          </table:table-cell>
          <table:table-cell table:style-name="ce9" table:formula="of:=[.X173]-[.W173]*4/1440" office:value-type="time" office:time-value="PT05H20M37.254642894S" calcext:value-type="time">
            <text:p>5:20:37</text:p>
          </table:table-cell>
          <table:table-cell table:style-name="ce9" table:formula="of:=[.X173]+[.W173]*4/1440" office:value-type="time" office:time-value="PT19H17M23.551959105S" calcext:value-type="time">
            <text:p>19:17:23</text:p>
          </table:table-cell>
          <table:table-cell table:style-name="ce15" table:formula="of:=8*[.W173]" office:value-type="float" office:value="836.771621936848" calcext:value-type="float">
            <text:p>836.771621936848</text:p>
          </table:table-cell>
          <table:table-cell table:style-name="ce3" table:formula="of:=MOD([.E173]*1440+[.V173]+4*[.$B$4]-60*[.$B$5];1440)" office:value-type="float" office:value="1012.99327831668" calcext:value-type="float">
            <text:p>1012.99327831668</text:p>
          </table:table-cell>
          <table:table-cell table:style-name="ce3" table:formula="of:=IF([.AB173]/4&lt;0;[.AB173]/4+180;[.AB173]/4-180)" office:value-type="float" office:value="73.2483195791698" calcext:value-type="float">
            <text:p>73.2483195791698</text:p>
          </table:table-cell>
          <table:table-cell table:style-name="ce3" table:formula="of:=DEGREES(ACOS(SIN(RADIANS([.$B$3]))*SIN(RADIANS([.T173]))+COS(RADIANS([.$B$3]))*COS(RADIANS([.T173]))*COS(RADIANS([.AC173]))))" office:value-type="float" office:value="69.4301167879185" calcext:value-type="float">
            <text:p>69.4301167879185</text:p>
          </table:table-cell>
          <table:table-cell table:style-name="ce3" table:formula="of:=90-[.AD173]" office:value-type="float" office:value="20.5698832120815" calcext:value-type="float">
            <text:p>20.5698832120815</text:p>
          </table:table-cell>
          <table:table-cell table:style-name="ce3" table:formula="of:=IF([.AE173]&gt;85;0;IF([.AE173]&gt;5;58.1/TAN(RADIANS([.AE173]))-0.07/POWER(TAN(RADIANS([.AE173]));3)+0.000086/POWER(TAN(RADIANS([.AE173]));5);IF([.AE173]&gt;-0.575;1735+[.AE173]*(-518.2+[.AE173]*(103.4+[.AE173]*(-12.79+[.AE173]*0.711)));-20.772/TAN(RADIANS([.AE173])))))/3600" office:value-type="float" office:value="0.0426407383378999" calcext:value-type="float">
            <text:p>0.0426407383379</text:p>
          </table:table-cell>
          <table:table-cell table:style-name="ce3" table:formula="of:=[.AE173]+[.AF173]" office:value-type="float" office:value="20.6125239504194" calcext:value-type="float">
            <text:p>20.6125239504194</text:p>
          </table:table-cell>
          <table:table-cell table:style-name="ce3" table:formula="of:=IF([.AC173]&gt;0;MOD(DEGREES(ACOS(((SIN(RADIANS([.$B$3]))*COS(RADIANS([.AD173])))-SIN(RADIANS([.T173])))/(COS(RADIANS([.$B$3]))*SIN(RADIANS([.AD173])))))+180;360);MOD(540-DEGREES(ACOS(((SIN(RADIANS([.$B$3]))*COS(RADIANS([.AD173])))-SIN(RADIANS([.T173])))/(COS(RADIANS([.$B$3]))*SIN(RADIANS([.AD173])))));360))" office:value-type="float" office:value="266.802456208083" calcext:value-type="float">
            <text:p>266.80245620808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3]+0.1/24" office:value-type="time" office:time-value="PT17H18M00S" calcext:value-type="time">
            <text:p>17:18:00</text:p>
          </table:table-cell>
          <table:table-cell table:style-name="ce11" table:formula="of:=[.D174]+2415018.5+[.E174]-[.$B$5]/24" office:value-type="float" office:value="2451776.17916667" calcext:value-type="float">
            <text:p>2451776.18</text:p>
          </table:table-cell>
          <table:table-cell table:style-name="ce13" table:formula="of:=([.F174]-2451545)/36525" office:value-type="float" office:value="0.00632934063426962" calcext:value-type="float">
            <text:p>0.00632934</text:p>
          </table:table-cell>
          <table:table-cell/>
          <table:table-cell table:style-name="ce3" table:formula="of:=MOD(280.46646+[.G174]*(36000.76983+[.G174]*0.0003032);360)" office:value-type="float" office:value="148.327595362153" calcext:value-type="float">
            <text:p>148.327595362153</text:p>
          </table:table-cell>
          <table:table-cell table:style-name="ce3" table:formula="of:=357.52911+[.G174]*(35999.05029-0.0001537*[.G174])" office:value-type="float" office:value="585.379361789455" calcext:value-type="float">
            <text:p>585.379361789455</text:p>
          </table:table-cell>
          <table:table-cell table:style-name="ce3" table:formula="of:=0.016708634-[.G174]*(0.000042037+0.0000001267*[.G174])" office:value-type="float" office:value="0.0167083679284321" calcext:value-type="float">
            <text:p>0.016708367928432</text:p>
          </table:table-cell>
          <table:table-cell table:style-name="ce3" table:formula="of:=SIN(RADIANS([.J174]))*(1.914602-[.G174]*(0.004817+0.000014*[.G174]))+SIN(RADIANS(2*[.J174]))*(0.019993-0.000101*[.G174])+SIN(RADIANS(3*[.J174]))*0.000289" office:value-type="float" office:value="-1.34295010989783" calcext:value-type="float">
            <text:p>-1.34295010989783</text:p>
          </table:table-cell>
          <table:table-cell table:style-name="ce3" table:formula="of:=[.I174]+[.L174]" office:value-type="float" office:value="146.984645252255" calcext:value-type="float">
            <text:p>146.984645252255</text:p>
          </table:table-cell>
          <table:table-cell table:style-name="ce3" table:formula="of:=[.J174]+[.L174]" office:value-type="float" office:value="584.036411679557" calcext:value-type="float">
            <text:p>584.036411679557</text:p>
          </table:table-cell>
          <table:table-cell table:style-name="ce3" table:formula="of:=(1.000001018*(1-[.K174]*[.K174]))/(1+[.K174]*COS(RADIANS([.N174])))" office:value-type="float" office:value="1.01187611506681" calcext:value-type="float">
            <text:p>1.01187611506681</text:p>
          </table:table-cell>
          <table:table-cell table:style-name="ce3" table:formula="of:=[.M174]-0.00569-0.00478*SIN(RADIANS(125.04-1934.136*[.G174]))" office:value-type="float" office:value="146.97454868802" calcext:value-type="float">
            <text:p>146.97454868802</text:p>
          </table:table-cell>
          <table:table-cell table:style-name="ce3" table:formula="of:=23+(26+((21.448-[.G174]*(46.815+[.G174]*(0.00059-[.G174]*0.001813))))/60)/60" office:value-type="float" office:value="23.4392088033042" calcext:value-type="float">
            <text:p>23.4392088033042</text:p>
          </table:table-cell>
          <table:table-cell table:style-name="ce3" table:formula="of:=[.Q174]+0.00256*COS(RADIANS(125.04-1934.136*[.G174]))" office:value-type="float" office:value="23.4382168377737" calcext:value-type="float">
            <text:p>23.4382168377737</text:p>
          </table:table-cell>
          <table:table-cell table:style-name="ce3" table:formula="of:=DEGREES(ATAN2(COS(RADIANS([.P174]));COS(RADIANS([.R174]))*SIN(RADIANS([.P174]))))" office:value-type="float" office:value="149.187969432714" calcext:value-type="float">
            <text:p>149.187969432714</text:p>
          </table:table-cell>
          <table:table-cell table:style-name="ce3" table:formula="of:=DEGREES(ASIN(SIN(RADIANS([.R174]))*SIN(RADIANS([.P174]))))" office:value-type="float" office:value="12.5201976164188" calcext:value-type="float">
            <text:p>12.5201976164188</text:p>
          </table:table-cell>
          <table:table-cell table:style-name="ce3" table:formula="of:=TAN(RADIANS([.R174]/2))*TAN(RADIANS([.R174]/2))" office:value-type="float" office:value="0.0430304724292154" calcext:value-type="float">
            <text:p>0.043030472429216</text:p>
          </table:table-cell>
          <table:table-cell table:formula="of:=4*DEGREES([.U174]*SIN(2*RADIANS([.I174]))-2*[.K174]*SIN(RADIANS([.J174]))+4*[.K174]*[.U174]*SIN(RADIANS([.J174]))*COS(2*RADIANS([.I174]))-0.5*[.U174]*[.U174]*SIN(4*RADIANS([.I174]))-1.25*[.K174]*[.K174]*SIN(2*RADIANS([.J174])))" office:value-type="float" office:value="-3.48290043901682" calcext:value-type="float">
            <text:p>-3.48290043901682</text:p>
          </table:table-cell>
          <table:table-cell table:style-name="ce3" table:formula="of:=DEGREES(ACOS(COS(RADIANS(90.833))/(COS(RADIANS([.$B$3]))*COS(RADIANS([.T174])))-TAN(RADIANS([.$B$3]))*TAN(RADIANS([.T174]))))" office:value-type="float" office:value="104.594903922748" calcext:value-type="float">
            <text:p>104.594903922748</text:p>
          </table:table-cell>
          <table:table-cell table:style-name="ce9" table:formula="of:=(720-4*[.$B$4]-[.V174]+[.$B$5]*60)/1440" office:value-type="time" office:time-value="PT12H19M00.344426341S" calcext:value-type="time">
            <text:p>12:19:00</text:p>
          </table:table-cell>
          <table:table-cell table:style-name="ce9" table:formula="of:=[.X174]-[.W174]*4/1440" office:value-type="time" office:time-value="PT05H20M37.567484881S" calcext:value-type="time">
            <text:p>5:20:37</text:p>
          </table:table-cell>
          <table:table-cell table:style-name="ce9" table:formula="of:=[.X174]+[.W174]*4/1440" office:value-type="time" office:time-value="PT19H17M23.121367801S" calcext:value-type="time">
            <text:p>19:17:23</text:p>
          </table:table-cell>
          <table:table-cell table:style-name="ce15" table:formula="of:=8*[.W174]" office:value-type="float" office:value="836.759231381984" calcext:value-type="float">
            <text:p>836.759231381984</text:p>
          </table:table-cell>
          <table:table-cell table:style-name="ce3" table:formula="of:=MOD([.E174]*1440+[.V174]+4*[.$B$4]-60*[.$B$5];1440)" office:value-type="float" office:value="1018.99425956098" calcext:value-type="float">
            <text:p>1018.99425956098</text:p>
          </table:table-cell>
          <table:table-cell table:style-name="ce3" table:formula="of:=IF([.AB174]/4&lt;0;[.AB174]/4+180;[.AB174]/4-180)" office:value-type="float" office:value="74.7485648902453" calcext:value-type="float">
            <text:p>74.7485648902453</text:p>
          </table:table-cell>
          <table:table-cell table:style-name="ce3" table:formula="of:=DEGREES(ACOS(SIN(RADIANS([.$B$3]))*SIN(RADIANS([.T174]))+COS(RADIANS([.$B$3]))*COS(RADIANS([.T174]))*COS(RADIANS([.AC174]))))" office:value-type="float" office:value="70.4707918802486" calcext:value-type="float">
            <text:p>70.4707918802486</text:p>
          </table:table-cell>
          <table:table-cell table:style-name="ce3" table:formula="of:=90-[.AD174]" office:value-type="float" office:value="19.5292081197514" calcext:value-type="float">
            <text:p>19.5292081197514</text:p>
          </table:table-cell>
          <table:table-cell table:style-name="ce3" table:formula="of:=IF([.AE174]&gt;85;0;IF([.AE174]&gt;5;58.1/TAN(RADIANS([.AE174]))-0.07/POWER(TAN(RADIANS([.AE174]));3)+0.000086/POWER(TAN(RADIANS([.AE174]));5);IF([.AE174]&gt;-0.575;1735+[.AE174]*(-518.2+[.AE174]*(103.4+[.AE174]*(-12.79+[.AE174]*0.711)));-20.772/TAN(RADIANS([.AE174])))))/3600" office:value-type="float" office:value="0.0450695899043636" calcext:value-type="float">
            <text:p>0.045069589904364</text:p>
          </table:table-cell>
          <table:table-cell table:style-name="ce3" table:formula="of:=[.AE174]+[.AF174]" office:value-type="float" office:value="19.5742777096558" calcext:value-type="float">
            <text:p>19.5742777096558</text:p>
          </table:table-cell>
          <table:table-cell table:style-name="ce3" table:formula="of:=IF([.AC174]&gt;0;MOD(DEGREES(ACOS(((SIN(RADIANS([.$B$3]))*COS(RADIANS([.AD174])))-SIN(RADIANS([.T174])))/(COS(RADIANS([.$B$3]))*SIN(RADIANS([.AD174])))))+180;360);MOD(540-DEGREES(ACOS(((SIN(RADIANS([.$B$3]))*COS(RADIANS([.AD174])))-SIN(RADIANS([.T174])))/(COS(RADIANS([.$B$3]))*SIN(RADIANS([.AD174])))));360))" office:value-type="float" office:value="267.899466366506" calcext:value-type="float">
            <text:p>267.89946636650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4]+0.1/24" office:value-type="time" office:time-value="PT17H24M00S" calcext:value-type="time">
            <text:p>17:24:00</text:p>
          </table:table-cell>
          <table:table-cell table:style-name="ce11" table:formula="of:=[.D175]+2415018.5+[.E175]-[.$B$5]/24" office:value-type="float" office:value="2451776.18333333" calcext:value-type="float">
            <text:p>2451776.18</text:p>
          </table:table-cell>
          <table:table-cell table:style-name="ce13" table:formula="of:=([.F175]-2451545)/36525" office:value-type="float" office:value="0.0063294547113917" calcext:value-type="float">
            <text:p>0.00632945</text:p>
          </table:table-cell>
          <table:table-cell/>
          <table:table-cell table:style-name="ce3" table:formula="of:=MOD(280.46646+[.G175]*(36000.76983+[.G175]*0.0003032);360)" office:value-type="float" office:value="148.331702226368" calcext:value-type="float">
            <text:p>148.331702226368</text:p>
          </table:table-cell>
          <table:table-cell table:style-name="ce3" table:formula="of:=357.52911+[.G175]*(35999.05029-0.0001537*[.G175])" office:value-type="float" office:value="585.383468457509" calcext:value-type="float">
            <text:p>585.383468457509</text:p>
          </table:table-cell>
          <table:table-cell table:style-name="ce3" table:formula="of:=0.016708634-[.G175]*(0.000042037+0.0000001267*[.G175])" office:value-type="float" office:value="0.0167083679236364" calcext:value-type="float">
            <text:p>0.016708367923637</text:p>
          </table:table-cell>
          <table:table-cell table:style-name="ce3" table:formula="of:=SIN(RADIANS([.J175]))*(1.914602-[.G175]*(0.004817+0.000014*[.G175]))+SIN(RADIANS(2*[.J175]))*(0.019993-0.000101*[.G175])+SIN(RADIANS(3*[.J175]))*0.000289" office:value-type="float" office:value="-1.34304648868509" calcext:value-type="float">
            <text:p>-1.34304648868509</text:p>
          </table:table-cell>
          <table:table-cell table:style-name="ce3" table:formula="of:=[.I175]+[.L175]" office:value-type="float" office:value="146.988655737683" calcext:value-type="float">
            <text:p>146.988655737683</text:p>
          </table:table-cell>
          <table:table-cell table:style-name="ce3" table:formula="of:=[.J175]+[.L175]" office:value-type="float" office:value="584.040421968824" calcext:value-type="float">
            <text:p>584.040421968824</text:p>
          </table:table-cell>
          <table:table-cell table:style-name="ce3" table:formula="of:=(1.000001018*(1-[.K175]*[.K175]))/(1+[.K175]*COS(RADIANS([.N175])))" office:value-type="float" office:value="1.01187528246641" calcext:value-type="float">
            <text:p>1.01187528246641</text:p>
          </table:table-cell>
          <table:table-cell table:style-name="ce3" table:formula="of:=[.M175]-0.00569-0.00478*SIN(RADIANS(125.04-1934.136*[.G175]))" office:value-type="float" office:value="146.978559166315" calcext:value-type="float">
            <text:p>146.978559166315</text:p>
          </table:table-cell>
          <table:table-cell table:style-name="ce3" table:formula="of:=23+(26+((21.448-[.G175]*(46.815+[.G175]*(0.00059-[.G175]*0.001813))))/60)/60" office:value-type="float" office:value="23.4392088018207" calcext:value-type="float">
            <text:p>23.4392088018207</text:p>
          </table:table-cell>
          <table:table-cell table:style-name="ce3" table:formula="of:=[.Q175]+0.00256*COS(RADIANS(125.04-1934.136*[.G175]))" office:value-type="float" office:value="23.4382168453784" calcext:value-type="float">
            <text:p>23.4382168453784</text:p>
          </table:table-cell>
          <table:table-cell table:style-name="ce3" table:formula="of:=DEGREES(ATAN2(COS(RADIANS([.P175]));COS(RADIANS([.R175]))*SIN(RADIANS([.P175]))))" office:value-type="float" office:value="149.191830434929" calcext:value-type="float">
            <text:p>149.191830434929</text:p>
          </table:table-cell>
          <table:table-cell table:style-name="ce3" table:formula="of:=DEGREES(ASIN(SIN(RADIANS([.R175]))*SIN(RADIANS([.P175]))))" office:value-type="float" office:value="12.5188275449155" calcext:value-type="float">
            <text:p>12.5188275449155</text:p>
          </table:table-cell>
          <table:table-cell table:style-name="ce3" table:formula="of:=TAN(RADIANS([.R175]/2))*TAN(RADIANS([.R175]/2))" office:value-type="float" office:value="0.0430304724579327" calcext:value-type="float">
            <text:p>0.043030472457933</text:p>
          </table:table-cell>
          <table:table-cell table:formula="of:=4*DEGREES([.U175]*SIN(2*RADIANS([.I175]))-2*[.K175]*SIN(RADIANS([.J175]))+4*[.K175]*[.U175]*SIN(RADIANS([.J175]))*COS(2*RADIANS([.I175]))-0.5*[.U175]*[.U175]*SIN(4*RADIANS([.I175]))-1.25*[.K175]*[.K175]*SIN(2*RADIANS([.J175])))" office:value-type="float" office:value="-3.48191905691568" calcext:value-type="float">
            <text:p>-3.48191905691568</text:p>
          </table:table-cell>
          <table:table-cell table:style-name="ce3" table:formula="of:=DEGREES(ACOS(COS(RADIANS(90.833))/(COS(RADIANS([.$B$3]))*COS(RADIANS([.T175])))-TAN(RADIANS([.$B$3]))*TAN(RADIANS([.T175]))))" office:value-type="float" office:value="104.593355066496" calcext:value-type="float">
            <text:p>104.593355066496</text:p>
          </table:table-cell>
          <table:table-cell table:style-name="ce9" table:formula="of:=(720-4*[.$B$4]-[.V175]+[.$B$5]*60)/1440" office:value-type="time" office:time-value="PT12H19M00.285543415S" calcext:value-type="time">
            <text:p>12:19:00</text:p>
          </table:table-cell>
          <table:table-cell table:style-name="ce9" table:formula="of:=[.X175]-[.W175]*4/1440" office:value-type="time" office:time-value="PT05H20M37.880327456S" calcext:value-type="time">
            <text:p>5:20:37</text:p>
          </table:table-cell>
          <table:table-cell table:style-name="ce9" table:formula="of:=[.X175]+[.W175]*4/1440" office:value-type="time" office:time-value="PT19H17M22.690759374S" calcext:value-type="time">
            <text:p>19:17:22</text:p>
          </table:table-cell>
          <table:table-cell table:style-name="ce15" table:formula="of:=8*[.W175]" office:value-type="float" office:value="836.74684053197" calcext:value-type="float">
            <text:p>836.74684053197</text:p>
          </table:table-cell>
          <table:table-cell table:style-name="ce3" table:formula="of:=MOD([.E175]*1440+[.V175]+4*[.$B$4]-60*[.$B$5];1440)" office:value-type="float" office:value="1024.99524094308" calcext:value-type="float">
            <text:p>1024.99524094308</text:p>
          </table:table-cell>
          <table:table-cell table:style-name="ce3" table:formula="of:=IF([.AB175]/4&lt;0;[.AB175]/4+180;[.AB175]/4-180)" office:value-type="float" office:value="76.2488102357705" calcext:value-type="float">
            <text:p>76.2488102357705</text:p>
          </table:table-cell>
          <table:table-cell table:style-name="ce3" table:formula="of:=DEGREES(ACOS(SIN(RADIANS([.$B$3]))*SIN(RADIANS([.T175]))+COS(RADIANS([.$B$3]))*COS(RADIANS([.T175]))*COS(RADIANS([.AC175]))))" office:value-type="float" office:value="71.5121947932954" calcext:value-type="float">
            <text:p>71.5121947932954</text:p>
          </table:table-cell>
          <table:table-cell table:style-name="ce3" table:formula="of:=90-[.AD175]" office:value-type="float" office:value="18.4878052067046" calcext:value-type="float">
            <text:p>18.4878052067046</text:p>
          </table:table-cell>
          <table:table-cell table:style-name="ce3" table:formula="of:=IF([.AE175]&gt;85;0;IF([.AE175]&gt;5;58.1/TAN(RADIANS([.AE175]))-0.07/POWER(TAN(RADIANS([.AE175]));3)+0.000086/POWER(TAN(RADIANS([.AE175]));5);IF([.AE175]&gt;-0.575;1735+[.AE175]*(-518.2+[.AE175]*(103.4+[.AE175]*(-12.79+[.AE175]*0.711)));-20.772/TAN(RADIANS([.AE175])))))/3600" office:value-type="float" office:value="0.0477537249835667" calcext:value-type="float">
            <text:p>0.047753724983567</text:p>
          </table:table-cell>
          <table:table-cell table:style-name="ce3" table:formula="of:=[.AE175]+[.AF175]" office:value-type="float" office:value="18.5355589316881" calcext:value-type="float">
            <text:p>18.5355589316881</text:p>
          </table:table-cell>
          <table:table-cell table:style-name="ce3" table:formula="of:=IF([.AC175]&gt;0;MOD(DEGREES(ACOS(((SIN(RADIANS([.$B$3]))*COS(RADIANS([.AD175])))-SIN(RADIANS([.T175])))/(COS(RADIANS([.$B$3]))*SIN(RADIANS([.AD175])))))+180;360);MOD(540-DEGREES(ACOS(((SIN(RADIANS([.$B$3]))*COS(RADIANS([.AD175])))-SIN(RADIANS([.T175])))/(COS(RADIANS([.$B$3]))*SIN(RADIANS([.AD175])))));360))" office:value-type="float" office:value="268.988662265183" calcext:value-type="float">
            <text:p>268.98866226518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5]+0.1/24" office:value-type="time" office:time-value="PT17H30M00S" calcext:value-type="time">
            <text:p>17:30:00</text:p>
          </table:table-cell>
          <table:table-cell table:style-name="ce11" table:formula="of:=[.D176]+2415018.5+[.E176]-[.$B$5]/24" office:value-type="float" office:value="2451776.1875" calcext:value-type="float">
            <text:p>2451776.19</text:p>
          </table:table-cell>
          <table:table-cell table:style-name="ce13" table:formula="of:=([.F176]-2451545)/36525" office:value-type="float" office:value="0.00632956878850103" calcext:value-type="float">
            <text:p>0.00632957</text:p>
          </table:table-cell>
          <table:table-cell/>
          <table:table-cell table:style-name="ce3" table:formula="of:=MOD(280.46646+[.G176]*(36000.76983+[.G176]*0.0003032);360)" office:value-type="float" office:value="148.335809090125" calcext:value-type="float">
            <text:p>148.335809090125</text:p>
          </table:table-cell>
          <table:table-cell table:style-name="ce3" table:formula="of:=357.52911+[.G176]*(35999.05029-0.0001537*[.G176])" office:value-type="float" office:value="585.387575125105" calcext:value-type="float">
            <text:p>585.387575125105</text:p>
          </table:table-cell>
          <table:table-cell table:style-name="ce3" table:formula="of:=0.016708634-[.G176]*(0.000042037+0.0000001267*[.G176])" office:value-type="float" office:value="0.0167083679188408" calcext:value-type="float">
            <text:p>0.016708367918841</text:p>
          </table:table-cell>
          <table:table-cell table:style-name="ce3" table:formula="of:=SIN(RADIANS([.J176]))*(1.914602-[.G176]*(0.004817+0.000014*[.G176]))+SIN(RADIANS(2*[.J176]))*(0.019993-0.000101*[.G176])+SIN(RADIANS(3*[.J176]))*0.000289" office:value-type="float" office:value="-1.34314286086179" calcext:value-type="float">
            <text:p>-1.34314286086179</text:p>
          </table:table-cell>
          <table:table-cell table:style-name="ce3" table:formula="of:=[.I176]+[.L176]" office:value-type="float" office:value="146.992666229263" calcext:value-type="float">
            <text:p>146.992666229263</text:p>
          </table:table-cell>
          <table:table-cell table:style-name="ce3" table:formula="of:=[.J176]+[.L176]" office:value-type="float" office:value="584.044432264243" calcext:value-type="float">
            <text:p>584.044432264243</text:p>
          </table:table-cell>
          <table:table-cell table:style-name="ce3" table:formula="of:=(1.000001018*(1-[.K176]*[.K176]))/(1+[.K176]*COS(RADIANS([.N176])))" office:value-type="float" office:value="1.01187444980584" calcext:value-type="float">
            <text:p>1.01187444980584</text:p>
          </table:table-cell>
          <table:table-cell table:style-name="ce3" table:formula="of:=[.M176]-0.00569-0.00478*SIN(RADIANS(125.04-1934.136*[.G176]))" office:value-type="float" office:value="146.982569650763" calcext:value-type="float">
            <text:p>146.982569650763</text:p>
          </table:table-cell>
          <table:table-cell table:style-name="ce3" table:formula="of:=23+(26+((21.448-[.G176]*(46.815+[.G176]*(0.00059-[.G176]*0.001813))))/60)/60" office:value-type="float" office:value="23.4392088003372" calcext:value-type="float">
            <text:p>23.4392088003372</text:p>
          </table:table-cell>
          <table:table-cell table:style-name="ce3" table:formula="of:=[.Q176]+0.00256*COS(RADIANS(125.04-1934.136*[.G176]))" office:value-type="float" office:value="23.4382168529831" calcext:value-type="float">
            <text:p>23.4382168529831</text:p>
          </table:table-cell>
          <table:table-cell table:style-name="ce3" table:formula="of:=DEGREES(ATAN2(COS(RADIANS([.P176]));COS(RADIANS([.R176]))*SIN(RADIANS([.P176]))))" office:value-type="float" office:value="149.195691402067" calcext:value-type="float">
            <text:p>149.195691402067</text:p>
          </table:table-cell>
          <table:table-cell table:style-name="ce3" table:formula="of:=DEGREES(ASIN(SIN(RADIANS([.R176]))*SIN(RADIANS([.P176]))))" office:value-type="float" office:value="12.517457416254" calcext:value-type="float">
            <text:p>12.517457416254</text:p>
          </table:table-cell>
          <table:table-cell table:style-name="ce3" table:formula="of:=TAN(RADIANS([.R176]/2))*TAN(RADIANS([.R176]/2))" office:value-type="float" office:value="0.04303047248665" calcext:value-type="float">
            <text:p>0.04303047248665</text:p>
          </table:table-cell>
          <table:table-cell table:formula="of:=4*DEGREES([.U176]*SIN(2*RADIANS([.I176]))-2*[.K176]*SIN(RADIANS([.J176]))+4*[.K176]*[.U176]*SIN(RADIANS([.J176]))*COS(2*RADIANS([.I176]))-0.5*[.U176]*[.U176]*SIN(4*RADIANS([.I176]))-1.25*[.K176]*[.K176]*SIN(2*RADIANS([.J176])))" office:value-type="float" office:value="-3.48093753724951" calcext:value-type="float">
            <text:p>-3.48093753724951</text:p>
          </table:table-cell>
          <table:table-cell table:style-name="ce3" table:formula="of:=DEGREES(ACOS(COS(RADIANS(90.833))/(COS(RADIANS([.$B$3]))*COS(RADIANS([.T176])))-TAN(RADIANS([.$B$3]))*TAN(RADIANS([.T176]))))" office:value-type="float" office:value="104.591806173704" calcext:value-type="float">
            <text:p>104.591806173704</text:p>
          </table:table-cell>
          <table:table-cell table:style-name="ce9" table:formula="of:=(720-4*[.$B$4]-[.V176]+[.$B$5]*60)/1440" office:value-type="time" office:time-value="PT12H19M00.226652235S" calcext:value-type="time">
            <text:p>12:19:00</text:p>
          </table:table-cell>
          <table:table-cell table:style-name="ce9" table:formula="of:=[.X176]-[.W176]*4/1440" office:value-type="time" office:time-value="PT05H20M38.193170546S" calcext:value-type="time">
            <text:p>5:20:38</text:p>
          </table:table-cell>
          <table:table-cell table:style-name="ce9" table:formula="of:=[.X176]+[.W176]*4/1440" office:value-type="time" office:time-value="PT19H17M22.260133924S" calcext:value-type="time">
            <text:p>19:17:22</text:p>
          </table:table-cell>
          <table:table-cell table:style-name="ce15" table:formula="of:=8*[.W176]" office:value-type="float" office:value="836.734449389629" calcext:value-type="float">
            <text:p>836.734449389629</text:p>
          </table:table-cell>
          <table:table-cell table:style-name="ce3" table:formula="of:=MOD([.E176]*1440+[.V176]+4*[.$B$4]-60*[.$B$5];1440)" office:value-type="float" office:value="1030.99622246275" calcext:value-type="float">
            <text:p>1030.99622246275</text:p>
          </table:table-cell>
          <table:table-cell table:style-name="ce3" table:formula="of:=IF([.AB176]/4&lt;0;[.AB176]/4+180;[.AB176]/4-180)" office:value-type="float" office:value="77.7490556156871" calcext:value-type="float">
            <text:p>77.7490556156871</text:p>
          </table:table-cell>
          <table:table-cell table:style-name="ce3" table:formula="of:=DEGREES(ACOS(SIN(RADIANS([.$B$3]))*SIN(RADIANS([.T176]))+COS(RADIANS([.$B$3]))*COS(RADIANS([.T176]))*COS(RADIANS([.AC176]))))" office:value-type="float" office:value="72.5539461310791" calcext:value-type="float">
            <text:p>72.5539461310791</text:p>
          </table:table-cell>
          <table:table-cell table:style-name="ce3" table:formula="of:=90-[.AD176]" office:value-type="float" office:value="17.4460538689209" calcext:value-type="float">
            <text:p>17.4460538689209</text:p>
          </table:table-cell>
          <table:table-cell table:style-name="ce3" table:formula="of:=IF([.AE176]&gt;85;0;IF([.AE176]&gt;5;58.1/TAN(RADIANS([.AE176]))-0.07/POWER(TAN(RADIANS([.AE176]));3)+0.000086/POWER(TAN(RADIANS([.AE176]));5);IF([.AE176]&gt;-0.575;1735+[.AE176]*(-518.2+[.AE176]*(103.4+[.AE176]*(-12.79+[.AE176]*0.711)));-20.772/TAN(RADIANS([.AE176])))))/3600" office:value-type="float" office:value="0.0507358719821022" calcext:value-type="float">
            <text:p>0.050735871982102</text:p>
          </table:table-cell>
          <table:table-cell table:style-name="ce3" table:formula="of:=[.AE176]+[.AF176]" office:value-type="float" office:value="17.496789740903" calcext:value-type="float">
            <text:p>17.496789740903</text:p>
          </table:table-cell>
          <table:table-cell table:style-name="ce3" table:formula="of:=IF([.AC176]&gt;0;MOD(DEGREES(ACOS(((SIN(RADIANS([.$B$3]))*COS(RADIANS([.AD176])))-SIN(RADIANS([.T176])))/(COS(RADIANS([.$B$3]))*SIN(RADIANS([.AD176])))))+180;360);MOD(540-DEGREES(ACOS(((SIN(RADIANS([.$B$3]))*COS(RADIANS([.AD176])))-SIN(RADIANS([.T176])))/(COS(RADIANS([.$B$3]))*SIN(RADIANS([.AD176])))));360))" office:value-type="float" office:value="270.070897966564" calcext:value-type="float">
            <text:p>270.07089796656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6]+0.1/24" office:value-type="time" office:time-value="PT17H36M00S" calcext:value-type="time">
            <text:p>17:36:00</text:p>
          </table:table-cell>
          <table:table-cell table:style-name="ce11" table:formula="of:=[.D177]+2415018.5+[.E177]-[.$B$5]/24" office:value-type="float" office:value="2451776.19166667" calcext:value-type="float">
            <text:p>2451776.19</text:p>
          </table:table-cell>
          <table:table-cell table:style-name="ce13" table:formula="of:=([.F177]-2451545)/36525" office:value-type="float" office:value="0.00632968286562311" calcext:value-type="float">
            <text:p>0.00632968</text:p>
          </table:table-cell>
          <table:table-cell/>
          <table:table-cell table:style-name="ce3" table:formula="of:=MOD(280.46646+[.G177]*(36000.76983+[.G177]*0.0003032);360)" office:value-type="float" office:value="148.33991595434" calcext:value-type="float">
            <text:p>148.33991595434</text:p>
          </table:table-cell>
          <table:table-cell table:style-name="ce3" table:formula="of:=357.52911+[.G177]*(35999.05029-0.0001537*[.G177])" office:value-type="float" office:value="585.391681793159" calcext:value-type="float">
            <text:p>585.391681793159</text:p>
          </table:table-cell>
          <table:table-cell table:style-name="ce3" table:formula="of:=0.016708634-[.G177]*(0.000042037+0.0000001267*[.G177])" office:value-type="float" office:value="0.0167083679140452" calcext:value-type="float">
            <text:p>0.016708367914045</text:p>
          </table:table-cell>
          <table:table-cell table:style-name="ce3" table:formula="of:=SIN(RADIANS([.J177]))*(1.914602-[.G177]*(0.004817+0.000014*[.G177]))+SIN(RADIANS(2*[.J177]))*(0.019993-0.000101*[.G177])+SIN(RADIANS(3*[.J177]))*0.000289" office:value-type="float" office:value="-1.34323922644895" calcext:value-type="float">
            <text:p>-1.34323922644895</text:p>
          </table:table-cell>
          <table:table-cell table:style-name="ce3" table:formula="of:=[.I177]+[.L177]" office:value-type="float" office:value="146.996676727891" calcext:value-type="float">
            <text:p>146.996676727891</text:p>
          </table:table-cell>
          <table:table-cell table:style-name="ce3" table:formula="of:=[.J177]+[.L177]" office:value-type="float" office:value="584.048442566711" calcext:value-type="float">
            <text:p>584.048442566711</text:p>
          </table:table-cell>
          <table:table-cell table:style-name="ce3" table:formula="of:=(1.000001018*(1-[.K177]*[.K177]))/(1+[.K177]*COS(RADIANS([.N177])))" office:value-type="float" office:value="1.01187361708492" calcext:value-type="float">
            <text:p>1.01187361708492</text:p>
          </table:table-cell>
          <table:table-cell table:style-name="ce3" table:formula="of:=[.M177]-0.00569-0.00478*SIN(RADIANS(125.04-1934.136*[.G177]))" office:value-type="float" office:value="146.986580142258" calcext:value-type="float">
            <text:p>146.986580142258</text:p>
          </table:table-cell>
          <table:table-cell table:style-name="ce3" table:formula="of:=23+(26+((21.448-[.G177]*(46.815+[.G177]*(0.00059-[.G177]*0.001813))))/60)/60" office:value-type="float" office:value="23.4392087988537" calcext:value-type="float">
            <text:p>23.4392087988537</text:p>
          </table:table-cell>
          <table:table-cell table:style-name="ce3" table:formula="of:=[.Q177]+0.00256*COS(RADIANS(125.04-1934.136*[.G177]))" office:value-type="float" office:value="23.4382168605878" calcext:value-type="float">
            <text:p>23.4382168605878</text:p>
          </table:table-cell>
          <table:table-cell table:style-name="ce3" table:formula="of:=DEGREES(ATAN2(COS(RADIANS([.P177]));COS(RADIANS([.R177]))*SIN(RADIANS([.P177]))))" office:value-type="float" office:value="149.199552334992" calcext:value-type="float">
            <text:p>149.199552334992</text:p>
          </table:table-cell>
          <table:table-cell table:style-name="ce3" table:formula="of:=DEGREES(ASIN(SIN(RADIANS([.R177]))*SIN(RADIANS([.P177]))))" office:value-type="float" office:value="12.5160872301343" calcext:value-type="float">
            <text:p>12.5160872301343</text:p>
          </table:table-cell>
          <table:table-cell table:style-name="ce3" table:formula="of:=TAN(RADIANS([.R177]/2))*TAN(RADIANS([.R177]/2))" office:value-type="float" office:value="0.0430304725153673" calcext:value-type="float">
            <text:p>0.043030472515367</text:p>
          </table:table-cell>
          <table:table-cell table:formula="of:=4*DEGREES([.U177]*SIN(2*RADIANS([.I177]))-2*[.K177]*SIN(RADIANS([.J177]))+4*[.K177]*[.U177]*SIN(RADIANS([.J177]))*COS(2*RADIANS([.I177]))-0.5*[.U177]*[.U177]*SIN(4*RADIANS([.I177]))-1.25*[.K177]*[.K177]*SIN(2*RADIANS([.J177])))" office:value-type="float" office:value="-3.4799558798138" calcext:value-type="float">
            <text:p>-3.4799558798138</text:p>
          </table:table-cell>
          <table:table-cell table:style-name="ce3" table:formula="of:=DEGREES(ACOS(COS(RADIANS(90.833))/(COS(RADIANS([.$B$3]))*COS(RADIANS([.T177])))-TAN(RADIANS([.$B$3]))*TAN(RADIANS([.T177]))))" office:value-type="float" office:value="104.590257244031" calcext:value-type="float">
            <text:p>104.590257244031</text:p>
          </table:table-cell>
          <table:table-cell table:style-name="ce9" table:formula="of:=(720-4*[.$B$4]-[.V177]+[.$B$5]*60)/1440" office:value-type="time" office:time-value="PT12H19M00.167752789S" calcext:value-type="time">
            <text:p>12:19:00</text:p>
          </table:table-cell>
          <table:table-cell table:style-name="ce9" table:formula="of:=[.X177]-[.W177]*4/1440" office:value-type="time" office:time-value="PT05H20M38.506014221S" calcext:value-type="time">
            <text:p>5:20:38</text:p>
          </table:table-cell>
          <table:table-cell table:style-name="ce9" table:formula="of:=[.X177]+[.W177]*4/1440" office:value-type="time" office:time-value="PT19H17M21.829491356S" calcext:value-type="time">
            <text:p>19:17:21</text:p>
          </table:table-cell>
          <table:table-cell table:style-name="ce15" table:formula="of:=8*[.W177]" office:value-type="float" office:value="836.72205795225" calcext:value-type="float">
            <text:p>836.72205795225</text:p>
          </table:table-cell>
          <table:table-cell table:style-name="ce3" table:formula="of:=MOD([.E177]*1440+[.V177]+4*[.$B$4]-60*[.$B$5];1440)" office:value-type="float" office:value="1036.99720412018" calcext:value-type="float">
            <text:p>1036.99720412018</text:p>
          </table:table-cell>
          <table:table-cell table:style-name="ce3" table:formula="of:=IF([.AB177]/4&lt;0;[.AB177]/4+180;[.AB177]/4-180)" office:value-type="float" office:value="79.249301030046" calcext:value-type="float">
            <text:p>79.249301030046</text:p>
          </table:table-cell>
          <table:table-cell table:style-name="ce3" table:formula="of:=DEGREES(ACOS(SIN(RADIANS([.$B$3]))*SIN(RADIANS([.T177]))+COS(RADIANS([.$B$3]))*COS(RADIANS([.T177]))*COS(RADIANS([.AC177]))))" office:value-type="float" office:value="73.5956738290107" calcext:value-type="float">
            <text:p>73.5956738290107</text:p>
          </table:table-cell>
          <table:table-cell table:style-name="ce3" table:formula="of:=90-[.AD177]" office:value-type="float" office:value="16.4043261709893" calcext:value-type="float">
            <text:p>16.4043261709893</text:p>
          </table:table-cell>
          <table:table-cell table:style-name="ce3" table:formula="of:=IF([.AE177]&gt;85;0;IF([.AE177]&gt;5;58.1/TAN(RADIANS([.AE177]))-0.07/POWER(TAN(RADIANS([.AE177]));3)+0.000086/POWER(TAN(RADIANS([.AE177]));5);IF([.AE177]&gt;-0.575;1735+[.AE177]*(-518.2+[.AE177]*(103.4+[.AE177]*(-12.79+[.AE177]*0.711)));-20.772/TAN(RADIANS([.AE177])))))/3600" office:value-type="float" office:value="0.0540686975282857" calcext:value-type="float">
            <text:p>0.054068697528286</text:p>
          </table:table-cell>
          <table:table-cell table:style-name="ce3" table:formula="of:=[.AE177]+[.AF177]" office:value-type="float" office:value="16.4583948685176" calcext:value-type="float">
            <text:p>16.4583948685176</text:p>
          </table:table-cell>
          <table:table-cell table:style-name="ce3" table:formula="of:=IF([.AC177]&gt;0;MOD(DEGREES(ACOS(((SIN(RADIANS([.$B$3]))*COS(RADIANS([.AD177])))-SIN(RADIANS([.T177])))/(COS(RADIANS([.$B$3]))*SIN(RADIANS([.AD177])))))+180;360);MOD(540-DEGREES(ACOS(((SIN(RADIANS([.$B$3]))*COS(RADIANS([.AD177])))-SIN(RADIANS([.T177])))/(COS(RADIANS([.$B$3]))*SIN(RADIANS([.AD177])))));360))" office:value-type="float" office:value="271.147003226789" calcext:value-type="float">
            <text:p>271.14700322678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7]+0.1/24" office:value-type="time" office:time-value="PT17H42M00S" calcext:value-type="time">
            <text:p>17:42:00</text:p>
          </table:table-cell>
          <table:table-cell table:style-name="ce11" table:formula="of:=[.D178]+2415018.5+[.E178]-[.$B$5]/24" office:value-type="float" office:value="2451776.19583333" calcext:value-type="float">
            <text:p>2451776.20</text:p>
          </table:table-cell>
          <table:table-cell table:style-name="ce13" table:formula="of:=([.F178]-2451545)/36525" office:value-type="float" office:value="0.00632979694273244" calcext:value-type="float">
            <text:p>0.00632980</text:p>
          </table:table-cell>
          <table:table-cell/>
          <table:table-cell table:style-name="ce3" table:formula="of:=MOD(280.46646+[.G178]*(36000.76983+[.G178]*0.0003032);360)" office:value-type="float" office:value="148.344022818096" calcext:value-type="float">
            <text:p>148.344022818096</text:p>
          </table:table-cell>
          <table:table-cell table:style-name="ce3" table:formula="of:=357.52911+[.G178]*(35999.05029-0.0001537*[.G178])" office:value-type="float" office:value="585.395788460755" calcext:value-type="float">
            <text:p>585.395788460755</text:p>
          </table:table-cell>
          <table:table-cell table:style-name="ce3" table:formula="of:=0.016708634-[.G178]*(0.000042037+0.0000001267*[.G178])" office:value-type="float" office:value="0.0167083679092495" calcext:value-type="float">
            <text:p>0.01670836790925</text:p>
          </table:table-cell>
          <table:table-cell table:style-name="ce3" table:formula="of:=SIN(RADIANS([.J178]))*(1.914602-[.G178]*(0.004817+0.000014*[.G178]))+SIN(RADIANS(2*[.J178]))*(0.019993-0.000101*[.G178])+SIN(RADIANS(3*[.J178]))*0.000289" office:value-type="float" office:value="-1.34333558542454" calcext:value-type="float">
            <text:p>-1.34333558542454</text:p>
          </table:table-cell>
          <table:table-cell table:style-name="ce3" table:formula="of:=[.I178]+[.L178]" office:value-type="float" office:value="147.000687232672" calcext:value-type="float">
            <text:p>147.000687232672</text:p>
          </table:table-cell>
          <table:table-cell table:style-name="ce3" table:formula="of:=[.J178]+[.L178]" office:value-type="float" office:value="584.052452875331" calcext:value-type="float">
            <text:p>584.052452875331</text:p>
          </table:table-cell>
          <table:table-cell table:style-name="ce3" table:formula="of:=(1.000001018*(1-[.K178]*[.K178]))/(1+[.K178]*COS(RADIANS([.N178])))" office:value-type="float" office:value="1.01187278430384" calcext:value-type="float">
            <text:p>1.01187278430384</text:p>
          </table:table-cell>
          <table:table-cell table:style-name="ce3" table:formula="of:=[.M178]-0.00569-0.00478*SIN(RADIANS(125.04-1934.136*[.G178]))" office:value-type="float" office:value="146.990590639907" calcext:value-type="float">
            <text:p>146.990590639907</text:p>
          </table:table-cell>
          <table:table-cell table:style-name="ce3" table:formula="of:=23+(26+((21.448-[.G178]*(46.815+[.G178]*(0.00059-[.G178]*0.001813))))/60)/60" office:value-type="float" office:value="23.4392087973703" calcext:value-type="float">
            <text:p>23.4392087973703</text:p>
          </table:table-cell>
          <table:table-cell table:style-name="ce3" table:formula="of:=[.Q178]+0.00256*COS(RADIANS(125.04-1934.136*[.G178]))" office:value-type="float" office:value="23.4382168681925" calcext:value-type="float">
            <text:p>23.4382168681925</text:p>
          </table:table-cell>
          <table:table-cell table:style-name="ce3" table:formula="of:=DEGREES(ATAN2(COS(RADIANS([.P178]));COS(RADIANS([.R178]))*SIN(RADIANS([.P178]))))" office:value-type="float" office:value="149.203413232847" calcext:value-type="float">
            <text:p>149.203413232847</text:p>
          </table:table-cell>
          <table:table-cell table:style-name="ce3" table:formula="of:=DEGREES(ASIN(SIN(RADIANS([.R178]))*SIN(RADIANS([.P178]))))" office:value-type="float" office:value="12.514716986869" calcext:value-type="float">
            <text:p>12.514716986869</text:p>
          </table:table-cell>
          <table:table-cell table:style-name="ce3" table:formula="of:=TAN(RADIANS([.R178]/2))*TAN(RADIANS([.R178]/2))" office:value-type="float" office:value="0.0430304725440848" calcext:value-type="float">
            <text:p>0.043030472544085</text:p>
          </table:table-cell>
          <table:table-cell table:formula="of:=4*DEGREES([.U178]*SIN(2*RADIANS([.I178]))-2*[.K178]*SIN(RADIANS([.J178]))+4*[.K178]*[.U178]*SIN(RADIANS([.J178]))*COS(2*RADIANS([.I178]))-0.5*[.U178]*[.U178]*SIN(4*RADIANS([.I178]))-1.25*[.K178]*[.K178]*SIN(2*RADIANS([.J178])))" office:value-type="float" office:value="-3.47897408484278" calcext:value-type="float">
            <text:p>-3.47897408484278</text:p>
          </table:table-cell>
          <table:table-cell table:style-name="ce3" table:formula="of:=DEGREES(ACOS(COS(RADIANS(90.833))/(COS(RADIANS([.$B$3]))*COS(RADIANS([.T178])))-TAN(RADIANS([.$B$3]))*TAN(RADIANS([.T178]))))" office:value-type="float" office:value="104.588708277832" calcext:value-type="float">
            <text:p>104.588708277832</text:p>
          </table:table-cell>
          <table:table-cell table:style-name="ce9" table:formula="of:=(720-4*[.$B$4]-[.V178]+[.$B$5]*60)/1440" office:value-type="time" office:time-value="PT12H19M00.108845091S" calcext:value-type="time">
            <text:p>12:19:00</text:p>
          </table:table-cell>
          <table:table-cell table:style-name="ce9" table:formula="of:=[.X178]-[.W178]*4/1440" office:value-type="time" office:time-value="PT05H20M38.818858411S" calcext:value-type="time">
            <text:p>5:20:38</text:p>
          </table:table-cell>
          <table:table-cell table:style-name="ce9" table:formula="of:=[.X178]+[.W178]*4/1440" office:value-type="time" office:time-value="PT19H17M21.39883177S" calcext:value-type="time">
            <text:p>19:17:21</text:p>
          </table:table-cell>
          <table:table-cell table:style-name="ce15" table:formula="of:=8*[.W178]" office:value-type="float" office:value="836.709666222656" calcext:value-type="float">
            <text:p>836.709666222656</text:p>
          </table:table-cell>
          <table:table-cell table:style-name="ce3" table:formula="of:=MOD([.E178]*1440+[.V178]+4*[.$B$4]-60*[.$B$5];1440)" office:value-type="float" office:value="1042.99818591516" calcext:value-type="float">
            <text:p>1042.99818591516</text:p>
          </table:table-cell>
          <table:table-cell table:style-name="ce3" table:formula="of:=IF([.AB178]/4&lt;0;[.AB178]/4+180;[.AB178]/4-180)" office:value-type="float" office:value="80.7495464787888" calcext:value-type="float">
            <text:p>80.7495464787888</text:p>
          </table:table-cell>
          <table:table-cell table:style-name="ce3" table:formula="of:=DEGREES(ACOS(SIN(RADIANS([.$B$3]))*SIN(RADIANS([.T178]))+COS(RADIANS([.$B$3]))*COS(RADIANS([.T178]))*COS(RADIANS([.AC178]))))" office:value-type="float" office:value="74.6370121041153" calcext:value-type="float">
            <text:p>74.6370121041153</text:p>
          </table:table-cell>
          <table:table-cell table:style-name="ce3" table:formula="of:=90-[.AD178]" office:value-type="float" office:value="15.3629878958847" calcext:value-type="float">
            <text:p>15.3629878958847</text:p>
          </table:table-cell>
          <table:table-cell table:style-name="ce3" table:formula="of:=IF([.AE178]&gt;85;0;IF([.AE178]&gt;5;58.1/TAN(RADIANS([.AE178]))-0.07/POWER(TAN(RADIANS([.AE178]));3)+0.000086/POWER(TAN(RADIANS([.AE178]));5);IF([.AE178]&gt;-0.575;1735+[.AE178]*(-518.2+[.AE178]*(103.4+[.AE178]*(-12.79+[.AE178]*0.711)));-20.772/TAN(RADIANS([.AE178])))))/3600" office:value-type="float" office:value="0.0578177952138754" calcext:value-type="float">
            <text:p>0.057817795213876</text:p>
          </table:table-cell>
          <table:table-cell table:style-name="ce3" table:formula="of:=[.AE178]+[.AF178]" office:value-type="float" office:value="15.4208056910986" calcext:value-type="float">
            <text:p>15.4208056910986</text:p>
          </table:table-cell>
          <table:table-cell table:style-name="ce3" table:formula="of:=IF([.AC178]&gt;0;MOD(DEGREES(ACOS(((SIN(RADIANS([.$B$3]))*COS(RADIANS([.AD178])))-SIN(RADIANS([.T178])))/(COS(RADIANS([.$B$3]))*SIN(RADIANS([.AD178])))))+180;360);MOD(540-DEGREES(ACOS(((SIN(RADIANS([.$B$3]))*COS(RADIANS([.AD178])))-SIN(RADIANS([.T178])))/(COS(RADIANS([.$B$3]))*SIN(RADIANS([.AD178])))));360))" office:value-type="float" office:value="272.217785159358" calcext:value-type="float">
            <text:p>272.21778515935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8]+0.1/24" office:value-type="time" office:time-value="PT17H48M00S" calcext:value-type="time">
            <text:p>17:48:00</text:p>
          </table:table-cell>
          <table:table-cell table:style-name="ce11" table:formula="of:=[.D179]+2415018.5+[.E179]-[.$B$5]/24" office:value-type="float" office:value="2451776.2" calcext:value-type="float">
            <text:p>2451776.20</text:p>
          </table:table-cell>
          <table:table-cell table:style-name="ce13" table:formula="of:=([.F179]-2451545)/36525" office:value-type="float" office:value="0.00632991101985452" calcext:value-type="float">
            <text:p>0.00632991</text:p>
          </table:table-cell>
          <table:table-cell/>
          <table:table-cell table:style-name="ce3" table:formula="of:=MOD(280.46646+[.G179]*(36000.76983+[.G179]*0.0003032);360)" office:value-type="float" office:value="148.348129682312" calcext:value-type="float">
            <text:p>148.348129682312</text:p>
          </table:table-cell>
          <table:table-cell table:style-name="ce3" table:formula="of:=357.52911+[.G179]*(35999.05029-0.0001537*[.G179])" office:value-type="float" office:value="585.39989512881" calcext:value-type="float">
            <text:p>585.39989512881</text:p>
          </table:table-cell>
          <table:table-cell table:style-name="ce3" table:formula="of:=0.016708634-[.G179]*(0.000042037+0.0000001267*[.G179])" office:value-type="float" office:value="0.0167083679044539" calcext:value-type="float">
            <text:p>0.016708367904454</text:p>
          </table:table-cell>
          <table:table-cell table:style-name="ce3" table:formula="of:=SIN(RADIANS([.J179]))*(1.914602-[.G179]*(0.004817+0.000014*[.G179]))+SIN(RADIANS(2*[.J179]))*(0.019993-0.000101*[.G179])+SIN(RADIANS(3*[.J179]))*0.000289" office:value-type="float" office:value="-1.34343193780962" calcext:value-type="float">
            <text:p>-1.34343193780962</text:p>
          </table:table-cell>
          <table:table-cell table:style-name="ce3" table:formula="of:=[.I179]+[.L179]" office:value-type="float" office:value="147.004697744502" calcext:value-type="float">
            <text:p>147.004697744502</text:p>
          </table:table-cell>
          <table:table-cell table:style-name="ce3" table:formula="of:=[.J179]+[.L179]" office:value-type="float" office:value="584.056463191" calcext:value-type="float">
            <text:p>584.056463191</text:p>
          </table:table-cell>
          <table:table-cell table:style-name="ce3" table:formula="of:=(1.000001018*(1-[.K179]*[.K179]))/(1+[.K179]*COS(RADIANS([.N179])))" office:value-type="float" office:value="1.01187195146241" calcext:value-type="float">
            <text:p>1.01187195146241</text:p>
          </table:table-cell>
          <table:table-cell table:style-name="ce3" table:formula="of:=[.M179]-0.00569-0.00478*SIN(RADIANS(125.04-1934.136*[.G179]))" office:value-type="float" office:value="146.994601144605" calcext:value-type="float">
            <text:p>146.994601144605</text:p>
          </table:table-cell>
          <table:table-cell table:style-name="ce3" table:formula="of:=23+(26+((21.448-[.G179]*(46.815+[.G179]*(0.00059-[.G179]*0.001813))))/60)/60" office:value-type="float" office:value="23.4392087958868" calcext:value-type="float">
            <text:p>23.4392087958868</text:p>
          </table:table-cell>
          <table:table-cell table:style-name="ce3" table:formula="of:=[.Q179]+0.00256*COS(RADIANS(125.04-1934.136*[.G179]))" office:value-type="float" office:value="23.4382168757972" calcext:value-type="float">
            <text:p>23.4382168757972</text:p>
          </table:table-cell>
          <table:table-cell table:style-name="ce3" table:formula="of:=DEGREES(ATAN2(COS(RADIANS([.P179]));COS(RADIANS([.R179]))*SIN(RADIANS([.P179]))))" office:value-type="float" office:value="149.207274096498" calcext:value-type="float">
            <text:p>149.207274096498</text:p>
          </table:table-cell>
          <table:table-cell table:style-name="ce3" table:formula="of:=DEGREES(ASIN(SIN(RADIANS([.R179]))*SIN(RADIANS([.P179]))))" office:value-type="float" office:value="12.5133466861584" calcext:value-type="float">
            <text:p>12.5133466861584</text:p>
          </table:table-cell>
          <table:table-cell table:style-name="ce3" table:formula="of:=TAN(RADIANS([.R179]/2))*TAN(RADIANS([.R179]/2))" office:value-type="float" office:value="0.0430304725728022" calcext:value-type="float">
            <text:p>0.043030472572802</text:p>
          </table:table-cell>
          <table:table-cell table:formula="of:=4*DEGREES([.U179]*SIN(2*RADIANS([.I179]))-2*[.K179]*SIN(RADIANS([.J179]))+4*[.K179]*[.U179]*SIN(RADIANS([.J179]))*COS(2*RADIANS([.I179]))-0.5*[.U179]*[.U179]*SIN(4*RADIANS([.I179]))-1.25*[.K179]*[.K179]*SIN(2*RADIANS([.J179])))" office:value-type="float" office:value="-3.47799215213188" calcext:value-type="float">
            <text:p>-3.47799215213188</text:p>
          </table:table-cell>
          <table:table-cell table:style-name="ce3" table:formula="of:=DEGREES(ACOS(COS(RADIANS(90.833))/(COS(RADIANS([.$B$3]))*COS(RADIANS([.T179])))-TAN(RADIANS([.$B$3]))*TAN(RADIANS([.T179]))))" office:value-type="float" office:value="104.587159274767" calcext:value-type="float">
            <text:p>104.587159274767</text:p>
          </table:table-cell>
          <table:table-cell table:style-name="ce9" table:formula="of:=(720-4*[.$B$4]-[.V179]+[.$B$5]*60)/1440" office:value-type="time" office:time-value="PT12H19M00.049929128S" calcext:value-type="time">
            <text:p>12:19:00</text:p>
          </table:table-cell>
          <table:table-cell table:style-name="ce9" table:formula="of:=[.X179]-[.W179]*4/1440" office:value-type="time" office:time-value="PT05H20M39.131703184S" calcext:value-type="time">
            <text:p>5:20:39</text:p>
          </table:table-cell>
          <table:table-cell table:style-name="ce9" table:formula="of:=[.X179]+[.W179]*4/1440" office:value-type="time" office:time-value="PT19H17M20.968155072S" calcext:value-type="time">
            <text:p>19:17:20</text:p>
          </table:table-cell>
          <table:table-cell table:style-name="ce15" table:formula="of:=8*[.W179]" office:value-type="float" office:value="836.697274198134" calcext:value-type="float">
            <text:p>836.697274198134</text:p>
          </table:table-cell>
          <table:table-cell table:style-name="ce3" table:formula="of:=MOD([.E179]*1440+[.V179]+4*[.$B$4]-60*[.$B$5];1440)" office:value-type="float" office:value="1048.99916784787" calcext:value-type="float">
            <text:p>1048.99916784787</text:p>
          </table:table-cell>
          <table:table-cell table:style-name="ce3" table:formula="of:=IF([.AB179]/4&lt;0;[.AB179]/4+180;[.AB179]/4-180)" office:value-type="float" office:value="82.2497919619665" calcext:value-type="float">
            <text:p>82.2497919619665</text:p>
          </table:table-cell>
          <table:table-cell table:style-name="ce3" table:formula="of:=DEGREES(ACOS(SIN(RADIANS([.$B$3]))*SIN(RADIANS([.T179]))+COS(RADIANS([.$B$3]))*COS(RADIANS([.T179]))*COS(RADIANS([.AC179]))))" office:value-type="float" office:value="75.6776004545364" calcext:value-type="float">
            <text:p>75.6776004545364</text:p>
          </table:table-cell>
          <table:table-cell table:style-name="ce3" table:formula="of:=90-[.AD179]" office:value-type="float" office:value="14.3223995454636" calcext:value-type="float">
            <text:p>14.3223995454636</text:p>
          </table:table-cell>
          <table:table-cell table:style-name="ce3" table:formula="of:=IF([.AE179]&gt;85;0;IF([.AE179]&gt;5;58.1/TAN(RADIANS([.AE179]))-0.07/POWER(TAN(RADIANS([.AE179]));3)+0.000086/POWER(TAN(RADIANS([.AE179]));5);IF([.AE179]&gt;-0.575;1735+[.AE179]*(-518.2+[.AE179]*(103.4+[.AE179]*(-12.79+[.AE179]*0.711)));-20.772/TAN(RADIANS([.AE179])))))/3600" office:value-type="float" office:value="0.0620657860916376" calcext:value-type="float">
            <text:p>0.062065786091638</text:p>
          </table:table-cell>
          <table:table-cell table:style-name="ce3" table:formula="of:=[.AE179]+[.AF179]" office:value-type="float" office:value="14.3844653315553" calcext:value-type="float">
            <text:p>14.3844653315553</text:p>
          </table:table-cell>
          <table:table-cell table:style-name="ce3" table:formula="of:=IF([.AC179]&gt;0;MOD(DEGREES(ACOS(((SIN(RADIANS([.$B$3]))*COS(RADIANS([.AD179])))-SIN(RADIANS([.T179])))/(COS(RADIANS([.$B$3]))*SIN(RADIANS([.AD179])))))+180;360);MOD(540-DEGREES(ACOS(((SIN(RADIANS([.$B$3]))*COS(RADIANS([.AD179])))-SIN(RADIANS([.T179])))/(COS(RADIANS([.$B$3]))*SIN(RADIANS([.AD179])))));360))" office:value-type="float" office:value="273.284029833282" calcext:value-type="float">
            <text:p>273.28402983328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79]+0.1/24" office:value-type="time" office:time-value="PT17H54M00S" calcext:value-type="time">
            <text:p>17:54:00</text:p>
          </table:table-cell>
          <table:table-cell table:style-name="ce11" table:formula="of:=[.D180]+2415018.5+[.E180]-[.$B$5]/24" office:value-type="float" office:value="2451776.20416667" calcext:value-type="float">
            <text:p>2451776.20</text:p>
          </table:table-cell>
          <table:table-cell table:style-name="ce13" table:formula="of:=([.F180]-2451545)/36525" office:value-type="float" office:value="0.00633002509696385" calcext:value-type="float">
            <text:p>0.00633003</text:p>
          </table:table-cell>
          <table:table-cell/>
          <table:table-cell table:style-name="ce3" table:formula="of:=MOD(280.46646+[.G180]*(36000.76983+[.G180]*0.0003032);360)" office:value-type="float" office:value="148.352236546068" calcext:value-type="float">
            <text:p>148.352236546068</text:p>
          </table:table-cell>
          <table:table-cell table:style-name="ce3" table:formula="of:=357.52911+[.G180]*(35999.05029-0.0001537*[.G180])" office:value-type="float" office:value="585.404001796405" calcext:value-type="float">
            <text:p>585.404001796405</text:p>
          </table:table-cell>
          <table:table-cell table:style-name="ce3" table:formula="of:=0.016708634-[.G180]*(0.000042037+0.0000001267*[.G180])" office:value-type="float" office:value="0.0167083678996582" calcext:value-type="float">
            <text:p>0.016708367899658</text:p>
          </table:table-cell>
          <table:table-cell table:style-name="ce3" table:formula="of:=SIN(RADIANS([.J180]))*(1.914602-[.G180]*(0.004817+0.000014*[.G180]))+SIN(RADIANS(2*[.J180]))*(0.019993-0.000101*[.G180])+SIN(RADIANS(3*[.J180]))*0.000289" office:value-type="float" office:value="-1.34352828358214" calcext:value-type="float">
            <text:p>-1.34352828358214</text:p>
          </table:table-cell>
          <table:table-cell table:style-name="ce3" table:formula="of:=[.I180]+[.L180]" office:value-type="float" office:value="147.008708262486" calcext:value-type="float">
            <text:p>147.008708262486</text:p>
          </table:table-cell>
          <table:table-cell table:style-name="ce3" table:formula="of:=[.J180]+[.L180]" office:value-type="float" office:value="584.060473512823" calcext:value-type="float">
            <text:p>584.060473512823</text:p>
          </table:table-cell>
          <table:table-cell table:style-name="ce3" table:formula="of:=(1.000001018*(1-[.K180]*[.K180]))/(1+[.K180]*COS(RADIANS([.N180])))" office:value-type="float" office:value="1.01187111856083" calcext:value-type="float">
            <text:p>1.01187111856083</text:p>
          </table:table-cell>
          <table:table-cell table:style-name="ce3" table:formula="of:=[.M180]-0.00569-0.00478*SIN(RADIANS(125.04-1934.136*[.G180]))" office:value-type="float" office:value="146.998611655456" calcext:value-type="float">
            <text:p>146.998611655456</text:p>
          </table:table-cell>
          <table:table-cell table:style-name="ce3" table:formula="of:=23+(26+((21.448-[.G180]*(46.815+[.G180]*(0.00059-[.G180]*0.001813))))/60)/60" office:value-type="float" office:value="23.4392087944033" calcext:value-type="float">
            <text:p>23.4392087944033</text:p>
          </table:table-cell>
          <table:table-cell table:style-name="ce3" table:formula="of:=[.Q180]+0.00256*COS(RADIANS(125.04-1934.136*[.G180]))" office:value-type="float" office:value="23.4382168834019" calcext:value-type="float">
            <text:p>23.4382168834019</text:p>
          </table:table-cell>
          <table:table-cell table:style-name="ce3" table:formula="of:=DEGREES(ATAN2(COS(RADIANS([.P180]));COS(RADIANS([.R180]))*SIN(RADIANS([.P180]))))" office:value-type="float" office:value="149.211134925085" calcext:value-type="float">
            <text:p>149.211134925085</text:p>
          </table:table-cell>
          <table:table-cell table:style-name="ce3" table:formula="of:=DEGREES(ASIN(SIN(RADIANS([.R180]))*SIN(RADIANS([.P180]))))" office:value-type="float" office:value="12.5119763283149" calcext:value-type="float">
            <text:p>12.5119763283149</text:p>
          </table:table-cell>
          <table:table-cell table:style-name="ce3" table:formula="of:=TAN(RADIANS([.R180]/2))*TAN(RADIANS([.R180]/2))" office:value-type="float" office:value="0.0430304726015198" calcext:value-type="float">
            <text:p>0.04303047260152</text:p>
          </table:table-cell>
          <table:table-cell table:formula="of:=4*DEGREES([.U180]*SIN(2*RADIANS([.I180]))-2*[.K180]*SIN(RADIANS([.J180]))+4*[.K180]*[.U180]*SIN(RADIANS([.J180]))*COS(2*RADIANS([.I180]))-0.5*[.U180]*[.U180]*SIN(4*RADIANS([.I180]))-1.25*[.K180]*[.K180]*SIN(2*RADIANS([.J180])))" office:value-type="float" office:value="-3.47701008191545" calcext:value-type="float">
            <text:p>-3.47701008191545</text:p>
          </table:table-cell>
          <table:table-cell table:style-name="ce3" table:formula="of:=DEGREES(ACOS(COS(RADIANS(90.833))/(COS(RADIANS([.$B$3]))*COS(RADIANS([.T180])))-TAN(RADIANS([.$B$3]))*TAN(RADIANS([.T180]))))" office:value-type="float" office:value="104.585610235189" calcext:value-type="float">
            <text:p>104.585610235189</text:p>
          </table:table-cell>
          <table:table-cell table:style-name="ce9" table:formula="of:=(720-4*[.$B$4]-[.V180]+[.$B$5]*60)/1440" office:value-type="time" office:time-value="PT12H18M59.991004915S" calcext:value-type="time">
            <text:p>12:18:59</text:p>
          </table:table-cell>
          <table:table-cell table:style-name="ce9" table:formula="of:=[.X180]-[.W180]*4/1440" office:value-type="time" office:time-value="PT05H20M39.44454847S" calcext:value-type="time">
            <text:p>5:20:39</text:p>
          </table:table-cell>
          <table:table-cell table:style-name="ce9" table:formula="of:=[.X180]+[.W180]*4/1440" office:value-type="time" office:time-value="PT19H17M20.53746136S" calcext:value-type="time">
            <text:p>19:17:20</text:p>
          </table:table-cell>
          <table:table-cell table:style-name="ce15" table:formula="of:=8*[.W180]" office:value-type="float" office:value="836.684881881509" calcext:value-type="float">
            <text:p>836.684881881509</text:p>
          </table:table-cell>
          <table:table-cell table:style-name="ce3" table:formula="of:=MOD([.E180]*1440+[.V180]+4*[.$B$4]-60*[.$B$5];1440)" office:value-type="float" office:value="1055.00014991808" calcext:value-type="float">
            <text:p>1055.00014991808</text:p>
          </table:table-cell>
          <table:table-cell table:style-name="ce3" table:formula="of:=IF([.AB180]/4&lt;0;[.AB180]/4+180;[.AB180]/4-180)" office:value-type="float" office:value="83.7500374795206" calcext:value-type="float">
            <text:p>83.7500374795206</text:p>
          </table:table-cell>
          <table:table-cell table:style-name="ce3" table:formula="of:=DEGREES(ACOS(SIN(RADIANS([.$B$3]))*SIN(RADIANS([.T180]))+COS(RADIANS([.$B$3]))*COS(RADIANS([.T180]))*COS(RADIANS([.AC180]))))" office:value-type="float" office:value="76.7170827003718" calcext:value-type="float">
            <text:p>76.7170827003718</text:p>
          </table:table-cell>
          <table:table-cell table:style-name="ce3" table:formula="of:=90-[.AD180]" office:value-type="float" office:value="13.2829172996282" calcext:value-type="float">
            <text:p>13.2829172996282</text:p>
          </table:table-cell>
          <table:table-cell table:style-name="ce3" table:formula="of:=IF([.AE180]&gt;85;0;IF([.AE180]&gt;5;58.1/TAN(RADIANS([.AE180]))-0.07/POWER(TAN(RADIANS([.AE180]));3)+0.000086/POWER(TAN(RADIANS([.AE180]));5);IF([.AE180]&gt;-0.575;1735+[.AE180]*(-518.2+[.AE180]*(103.4+[.AE180]*(-12.79+[.AE180]*0.711)));-20.772/TAN(RADIANS([.AE180])))))/3600" office:value-type="float" office:value="0.0669180217034662" calcext:value-type="float">
            <text:p>0.066918021703466</text:p>
          </table:table-cell>
          <table:table-cell table:style-name="ce3" table:formula="of:=[.AE180]+[.AF180]" office:value-type="float" office:value="13.3498353213316" calcext:value-type="float">
            <text:p>13.3498353213316</text:p>
          </table:table-cell>
          <table:table-cell table:style-name="ce3" table:formula="of:=IF([.AC180]&gt;0;MOD(DEGREES(ACOS(((SIN(RADIANS([.$B$3]))*COS(RADIANS([.AD180])))-SIN(RADIANS([.T180])))/(COS(RADIANS([.$B$3]))*SIN(RADIANS([.AD180])))))+180;360);MOD(540-DEGREES(ACOS(((SIN(RADIANS([.$B$3]))*COS(RADIANS([.AD180])))-SIN(RADIANS([.T180])))/(COS(RADIANS([.$B$3]))*SIN(RADIANS([.AD180])))));360))" office:value-type="float" office:value="274.346503805367" calcext:value-type="float">
            <text:p>274.34650380536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0]+0.1/24" office:value-type="time" office:time-value="PT18H00M00S" calcext:value-type="time">
            <text:p>18:00:00</text:p>
          </table:table-cell>
          <table:table-cell table:style-name="ce11" table:formula="of:=[.D181]+2415018.5+[.E181]-[.$B$5]/24" office:value-type="float" office:value="2451776.20833333" calcext:value-type="float">
            <text:p>2451776.21</text:p>
          </table:table-cell>
          <table:table-cell table:style-name="ce13" table:formula="of:=([.F181]-2451545)/36525" office:value-type="float" office:value="0.00633013917408593" calcext:value-type="float">
            <text:p>0.00633014</text:p>
          </table:table-cell>
          <table:table-cell/>
          <table:table-cell table:style-name="ce3" table:formula="of:=MOD(280.46646+[.G181]*(36000.76983+[.G181]*0.0003032);360)" office:value-type="float" office:value="148.356343410283" calcext:value-type="float">
            <text:p>148.356343410283</text:p>
          </table:table-cell>
          <table:table-cell table:style-name="ce3" table:formula="of:=357.52911+[.G181]*(35999.05029-0.0001537*[.G181])" office:value-type="float" office:value="585.40810846446" calcext:value-type="float">
            <text:p>585.40810846446</text:p>
          </table:table-cell>
          <table:table-cell table:style-name="ce3" table:formula="of:=0.016708634-[.G181]*(0.000042037+0.0000001267*[.G181])" office:value-type="float" office:value="0.0167083678948626" calcext:value-type="float">
            <text:p>0.016708367894863</text:p>
          </table:table-cell>
          <table:table-cell table:style-name="ce3" table:formula="of:=SIN(RADIANS([.J181]))*(1.914602-[.G181]*(0.004817+0.000014*[.G181]))+SIN(RADIANS(2*[.J181]))*(0.019993-0.000101*[.G181])+SIN(RADIANS(3*[.J181]))*0.000289" office:value-type="float" office:value="-1.34362462276315" calcext:value-type="float">
            <text:p>-1.34362462276315</text:p>
          </table:table-cell>
          <table:table-cell table:style-name="ce3" table:formula="of:=[.I181]+[.L181]" office:value-type="float" office:value="147.01271878752" calcext:value-type="float">
            <text:p>147.01271878752</text:p>
          </table:table-cell>
          <table:table-cell table:style-name="ce3" table:formula="of:=[.J181]+[.L181]" office:value-type="float" office:value="584.064483841696" calcext:value-type="float">
            <text:p>584.064483841696</text:p>
          </table:table-cell>
          <table:table-cell table:style-name="ce3" table:formula="of:=(1.000001018*(1-[.K181]*[.K181]))/(1+[.K181]*COS(RADIANS([.N181])))" office:value-type="float" office:value="1.01187028559891" calcext:value-type="float">
            <text:p>1.01187028559891</text:p>
          </table:table-cell>
          <table:table-cell table:style-name="ce3" table:formula="of:=[.M181]-0.00569-0.00478*SIN(RADIANS(125.04-1934.136*[.G181]))" office:value-type="float" office:value="147.002622173358" calcext:value-type="float">
            <text:p>147.002622173358</text:p>
          </table:table-cell>
          <table:table-cell table:style-name="ce3" table:formula="of:=23+(26+((21.448-[.G181]*(46.815+[.G181]*(0.00059-[.G181]*0.001813))))/60)/60" office:value-type="float" office:value="23.4392087929198" calcext:value-type="float">
            <text:p>23.4392087929198</text:p>
          </table:table-cell>
          <table:table-cell table:style-name="ce3" table:formula="of:=[.Q181]+0.00256*COS(RADIANS(125.04-1934.136*[.G181]))" office:value-type="float" office:value="23.4382168910067" calcext:value-type="float">
            <text:p>23.4382168910067</text:p>
          </table:table-cell>
          <table:table-cell table:style-name="ce3" table:formula="of:=DEGREES(ATAN2(COS(RADIANS([.P181]));COS(RADIANS([.R181]))*SIN(RADIANS([.P181]))))" office:value-type="float" office:value="149.214995719475" calcext:value-type="float">
            <text:p>149.214995719475</text:p>
          </table:table-cell>
          <table:table-cell table:style-name="ce3" table:formula="of:=DEGREES(ASIN(SIN(RADIANS([.R181]))*SIN(RADIANS([.P181]))))" office:value-type="float" office:value="12.5106059130388" calcext:value-type="float">
            <text:p>12.5106059130388</text:p>
          </table:table-cell>
          <table:table-cell table:style-name="ce3" table:formula="of:=TAN(RADIANS([.R181]/2))*TAN(RADIANS([.R181]/2))" office:value-type="float" office:value="0.0430304726302373" calcext:value-type="float">
            <text:p>0.043030472630237</text:p>
          </table:table-cell>
          <table:table-cell table:formula="of:=4*DEGREES([.U181]*SIN(2*RADIANS([.I181]))-2*[.K181]*SIN(RADIANS([.J181]))+4*[.K181]*[.U181]*SIN(RADIANS([.J181]))*COS(2*RADIANS([.I181]))-0.5*[.U181]*[.U181]*SIN(4*RADIANS([.I181]))-1.25*[.K181]*[.K181]*SIN(2*RADIANS([.J181])))" office:value-type="float" office:value="-3.47602787398883" calcext:value-type="float">
            <text:p>-3.47602787398883</text:p>
          </table:table-cell>
          <table:table-cell table:style-name="ce3" table:formula="of:=DEGREES(ACOS(COS(RADIANS(90.833))/(COS(RADIANS([.$B$3]))*COS(RADIANS([.T181])))-TAN(RADIANS([.$B$3]))*TAN(RADIANS([.T181]))))" office:value-type="float" office:value="104.584061158758" calcext:value-type="float">
            <text:p>104.584061158758</text:p>
          </table:table-cell>
          <table:table-cell table:style-name="ce9" table:formula="of:=(720-4*[.$B$4]-[.V181]+[.$B$5]*60)/1440" office:value-type="time" office:time-value="PT12H18M59.932072439S" calcext:value-type="time">
            <text:p>12:18:59</text:p>
          </table:table-cell>
          <table:table-cell table:style-name="ce9" table:formula="of:=[.X181]-[.W181]*4/1440" office:value-type="time" office:time-value="PT05H20M39.757394337S" calcext:value-type="time">
            <text:p>5:20:39</text:p>
          </table:table-cell>
          <table:table-cell table:style-name="ce9" table:formula="of:=[.X181]+[.W181]*4/1440" office:value-type="time" office:time-value="PT19H17M20.106750541S" calcext:value-type="time">
            <text:p>19:17:20</text:p>
          </table:table-cell>
          <table:table-cell table:style-name="ce15" table:formula="of:=8*[.W181]" office:value-type="float" office:value="836.672489270066" calcext:value-type="float">
            <text:p>836.672489270066</text:p>
          </table:table-cell>
          <table:table-cell table:style-name="ce3" table:formula="of:=MOD([.E181]*1440+[.V181]+4*[.$B$4]-60*[.$B$5];1440)" office:value-type="float" office:value="1061.00113212601" calcext:value-type="float">
            <text:p>1061.00113212601</text:p>
          </table:table-cell>
          <table:table-cell table:style-name="ce3" table:formula="of:=IF([.AB181]/4&lt;0;[.AB181]/4+180;[.AB181]/4-180)" office:value-type="float" office:value="85.2502830315023" calcext:value-type="float">
            <text:p>85.2502830315023</text:p>
          </table:table-cell>
          <table:table-cell table:style-name="ce3" table:formula="of:=DEGREES(ACOS(SIN(RADIANS([.$B$3]))*SIN(RADIANS([.T181]))+COS(RADIANS([.$B$3]))*COS(RADIANS([.T181]))*COS(RADIANS([.AC181]))))" office:value-type="float" office:value="77.75510606623" calcext:value-type="float">
            <text:p>77.75510606623</text:p>
          </table:table-cell>
          <table:table-cell table:style-name="ce3" table:formula="of:=90-[.AD181]" office:value-type="float" office:value="12.24489393377" calcext:value-type="float">
            <text:p>12.24489393377</text:p>
          </table:table-cell>
          <table:table-cell table:style-name="ce3" table:formula="of:=IF([.AE181]&gt;85;0;IF([.AE181]&gt;5;58.1/TAN(RADIANS([.AE181]))-0.07/POWER(TAN(RADIANS([.AE181]));3)+0.000086/POWER(TAN(RADIANS([.AE181]));5);IF([.AE181]&gt;-0.575;1735+[.AE181]*(-518.2+[.AE181]*(103.4+[.AE181]*(-12.79+[.AE181]*0.711)));-20.772/TAN(RADIANS([.AE181])))))/3600" office:value-type="float" office:value="0.0725106254949175" calcext:value-type="float">
            <text:p>0.072510625494918</text:p>
          </table:table-cell>
          <table:table-cell table:style-name="ce3" table:formula="of:=[.AE181]+[.AF181]" office:value-type="float" office:value="12.3174045592649" calcext:value-type="float">
            <text:p>12.3174045592649</text:p>
          </table:table-cell>
          <table:table-cell table:style-name="ce3" table:formula="of:=IF([.AC181]&gt;0;MOD(DEGREES(ACOS(((SIN(RADIANS([.$B$3]))*COS(RADIANS([.AD181])))-SIN(RADIANS([.T181])))/(COS(RADIANS([.$B$3]))*SIN(RADIANS([.AD181])))))+180;360);MOD(540-DEGREES(ACOS(((SIN(RADIANS([.$B$3]))*COS(RADIANS([.AD181])))-SIN(RADIANS([.T181])))/(COS(RADIANS([.$B$3]))*SIN(RADIANS([.AD181])))));360))" office:value-type="float" office:value="275.405955581099" calcext:value-type="float">
            <text:p>275.40595558109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1]+0.1/24" office:value-type="time" office:time-value="PT18H06M00S" calcext:value-type="time">
            <text:p>18:06:00</text:p>
          </table:table-cell>
          <table:table-cell table:style-name="ce11" table:formula="of:=[.D182]+2415018.5+[.E182]-[.$B$5]/24" office:value-type="float" office:value="2451776.2125" calcext:value-type="float">
            <text:p>2451776.21</text:p>
          </table:table-cell>
          <table:table-cell table:style-name="ce13" table:formula="of:=([.F182]-2451545)/36525" office:value-type="float" office:value="0.00633025325120801" calcext:value-type="float">
            <text:p>0.00633025</text:p>
          </table:table-cell>
          <table:table-cell/>
          <table:table-cell table:style-name="ce3" table:formula="of:=MOD(280.46646+[.G182]*(36000.76983+[.G182]*0.0003032);360)" office:value-type="float" office:value="148.360450274499" calcext:value-type="float">
            <text:p>148.360450274499</text:p>
          </table:table-cell>
          <table:table-cell table:style-name="ce3" table:formula="of:=357.52911+[.G182]*(35999.05029-0.0001537*[.G182])" office:value-type="float" office:value="585.412215132514" calcext:value-type="float">
            <text:p>585.412215132514</text:p>
          </table:table-cell>
          <table:table-cell table:style-name="ce3" table:formula="of:=0.016708634-[.G182]*(0.000042037+0.0000001267*[.G182])" office:value-type="float" office:value="0.0167083678900669" calcext:value-type="float">
            <text:p>0.016708367890067</text:p>
          </table:table-cell>
          <table:table-cell table:style-name="ce3" table:formula="of:=SIN(RADIANS([.J182]))*(1.914602-[.G182]*(0.004817+0.000014*[.G182]))+SIN(RADIANS(2*[.J182]))*(0.019993-0.000101*[.G182])+SIN(RADIANS(3*[.J182]))*0.000289" office:value-type="float" office:value="-1.34372095534139" calcext:value-type="float">
            <text:p>-1.34372095534139</text:p>
          </table:table-cell>
          <table:table-cell table:style-name="ce3" table:formula="of:=[.I182]+[.L182]" office:value-type="float" office:value="147.016729319157" calcext:value-type="float">
            <text:p>147.016729319157</text:p>
          </table:table-cell>
          <table:table-cell table:style-name="ce3" table:formula="of:=[.J182]+[.L182]" office:value-type="float" office:value="584.068494177173" calcext:value-type="float">
            <text:p>584.068494177173</text:p>
          </table:table-cell>
          <table:table-cell table:style-name="ce3" table:formula="of:=(1.000001018*(1-[.K182]*[.K182]))/(1+[.K182]*COS(RADIANS([.N182])))" office:value-type="float" office:value="1.01186945257676" calcext:value-type="float">
            <text:p>1.01186945257676</text:p>
          </table:table-cell>
          <table:table-cell table:style-name="ce3" table:formula="of:=[.M182]-0.00569-0.00478*SIN(RADIANS(125.04-1934.136*[.G182]))" office:value-type="float" office:value="147.006632697863" calcext:value-type="float">
            <text:p>147.006632697863</text:p>
          </table:table-cell>
          <table:table-cell table:style-name="ce3" table:formula="of:=23+(26+((21.448-[.G182]*(46.815+[.G182]*(0.00059-[.G182]*0.001813))))/60)/60" office:value-type="float" office:value="23.4392087914363" calcext:value-type="float">
            <text:p>23.4392087914363</text:p>
          </table:table-cell>
          <table:table-cell table:style-name="ce3" table:formula="of:=[.Q182]+0.00256*COS(RADIANS(125.04-1934.136*[.G182]))" office:value-type="float" office:value="23.4382168986115" calcext:value-type="float">
            <text:p>23.4382168986115</text:p>
          </table:table-cell>
          <table:table-cell table:style-name="ce3" table:formula="of:=DEGREES(ATAN2(COS(RADIANS([.P182]));COS(RADIANS([.R182]))*SIN(RADIANS([.P182]))))" office:value-type="float" office:value="149.21885647924" calcext:value-type="float">
            <text:p>149.21885647924</text:p>
          </table:table-cell>
          <table:table-cell table:style-name="ce3" table:formula="of:=DEGREES(ASIN(SIN(RADIANS([.R182]))*SIN(RADIANS([.P182]))))" office:value-type="float" office:value="12.5092354404895" calcext:value-type="float">
            <text:p>12.5092354404895</text:p>
          </table:table-cell>
          <table:table-cell table:style-name="ce3" table:formula="of:=TAN(RADIANS([.R182]/2))*TAN(RADIANS([.R182]/2))" office:value-type="float" office:value="0.043030472658955" calcext:value-type="float">
            <text:p>0.043030472658955</text:p>
          </table:table-cell>
          <table:table-cell table:formula="of:=4*DEGREES([.U182]*SIN(2*RADIANS([.I182]))-2*[.K182]*SIN(RADIANS([.J182]))+4*[.K182]*[.U182]*SIN(RADIANS([.J182]))*COS(2*RADIANS([.I182]))-0.5*[.U182]*[.U182]*SIN(4*RADIANS([.I182]))-1.25*[.K182]*[.K182]*SIN(2*RADIANS([.J182])))" office:value-type="float" office:value="-3.47504552847664" calcext:value-type="float">
            <text:p>-3.47504552847664</text:p>
          </table:table-cell>
          <table:table-cell table:style-name="ce3" table:formula="of:=DEGREES(ACOS(COS(RADIANS(90.833))/(COS(RADIANS([.$B$3]))*COS(RADIANS([.T182])))-TAN(RADIANS([.$B$3]))*TAN(RADIANS([.T182]))))" office:value-type="float" office:value="104.582512045656" calcext:value-type="float">
            <text:p>104.582512045656</text:p>
          </table:table-cell>
          <table:table-cell table:style-name="ce9" table:formula="of:=(720-4*[.$B$4]-[.V182]+[.$B$5]*60)/1440" office:value-type="time" office:time-value="PT12H18M59.873131709S" calcext:value-type="time">
            <text:p>12:18:59</text:p>
          </table:table-cell>
          <table:table-cell table:style-name="ce9" table:formula="of:=[.X182]-[.W182]*4/1440" office:value-type="time" office:time-value="PT05H20M40.070240751S" calcext:value-type="time">
            <text:p>5:20:40</text:p>
          </table:table-cell>
          <table:table-cell table:style-name="ce9" table:formula="of:=[.X182]+[.W182]*4/1440" office:value-type="time" office:time-value="PT19H17M19.676022666S" calcext:value-type="time">
            <text:p>19:17:19</text:p>
          </table:table-cell>
          <table:table-cell table:style-name="ce15" table:formula="of:=8*[.W182]" office:value-type="float" office:value="836.660096365246" calcext:value-type="float">
            <text:p>836.660096365246</text:p>
          </table:table-cell>
          <table:table-cell table:style-name="ce3" table:formula="of:=MOD([.E182]*1440+[.V182]+4*[.$B$4]-60*[.$B$5];1440)" office:value-type="float" office:value="1067.00211447152" calcext:value-type="float">
            <text:p>1067.00211447152</text:p>
          </table:table-cell>
          <table:table-cell table:style-name="ce3" table:formula="of:=IF([.AB182]/4&lt;0;[.AB182]/4+180;[.AB182]/4-180)" office:value-type="float" office:value="86.7505286178803" calcext:value-type="float">
            <text:p>86.7505286178803</text:p>
          </table:table-cell>
          <table:table-cell table:style-name="ce3" table:formula="of:=DEGREES(ACOS(SIN(RADIANS([.$B$3]))*SIN(RADIANS([.T182]))+COS(RADIANS([.$B$3]))*COS(RADIANS([.T182]))*COS(RADIANS([.AC182]))))" office:value-type="float" office:value="78.7913202981449" calcext:value-type="float">
            <text:p>78.7913202981449</text:p>
          </table:table-cell>
          <table:table-cell table:style-name="ce3" table:formula="of:=90-[.AD182]" office:value-type="float" office:value="11.2086797018551" calcext:value-type="float">
            <text:p>11.2086797018551</text:p>
          </table:table-cell>
          <table:table-cell table:style-name="ce3" table:formula="of:=IF([.AE182]&gt;85;0;IF([.AE182]&gt;5;58.1/TAN(RADIANS([.AE182]))-0.07/POWER(TAN(RADIANS([.AE182]));3)+0.000086/POWER(TAN(RADIANS([.AE182]));5);IF([.AE182]&gt;-0.575;1735+[.AE182]*(-518.2+[.AE182]*(103.4+[.AE182]*(-12.79+[.AE182]*0.711)));-20.772/TAN(RADIANS([.AE182])))))/3600" office:value-type="float" office:value="0.0790219805661899" calcext:value-type="float">
            <text:p>0.07902198056619</text:p>
          </table:table-cell>
          <table:table-cell table:style-name="ce3" table:formula="of:=[.AE182]+[.AF182]" office:value-type="float" office:value="11.2877016824213" calcext:value-type="float">
            <text:p>11.2877016824213</text:p>
          </table:table-cell>
          <table:table-cell table:style-name="ce3" table:formula="of:=IF([.AC182]&gt;0;MOD(DEGREES(ACOS(((SIN(RADIANS([.$B$3]))*COS(RADIANS([.AD182])))-SIN(RADIANS([.T182])))/(COS(RADIANS([.$B$3]))*SIN(RADIANS([.AD182])))))+180;360);MOD(540-DEGREES(ACOS(((SIN(RADIANS([.$B$3]))*COS(RADIANS([.AD182])))-SIN(RADIANS([.T182])))/(COS(RADIANS([.$B$3]))*SIN(RADIANS([.AD182])))));360))" office:value-type="float" office:value="276.463117005138" calcext:value-type="float">
            <text:p>276.46311700513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2]+0.1/24" office:value-type="time" office:time-value="PT18H12M00S" calcext:value-type="time">
            <text:p>18:12:00</text:p>
          </table:table-cell>
          <table:table-cell table:style-name="ce11" table:formula="of:=[.D183]+2415018.5+[.E183]-[.$B$5]/24" office:value-type="float" office:value="2451776.21666667" calcext:value-type="float">
            <text:p>2451776.22</text:p>
          </table:table-cell>
          <table:table-cell table:style-name="ce13" table:formula="of:=([.F183]-2451545)/36525" office:value-type="float" office:value="0.00633036732831734" calcext:value-type="float">
            <text:p>0.00633037</text:p>
          </table:table-cell>
          <table:table-cell/>
          <table:table-cell table:style-name="ce3" table:formula="of:=MOD(280.46646+[.G183]*(36000.76983+[.G183]*0.0003032);360)" office:value-type="float" office:value="148.364557138255" calcext:value-type="float">
            <text:p>148.364557138255</text:p>
          </table:table-cell>
          <table:table-cell table:style-name="ce3" table:formula="of:=357.52911+[.G183]*(35999.05029-0.0001537*[.G183])" office:value-type="float" office:value="585.41632180011" calcext:value-type="float">
            <text:p>585.41632180011</text:p>
          </table:table-cell>
          <table:table-cell table:style-name="ce3" table:formula="of:=0.016708634-[.G183]*(0.000042037+0.0000001267*[.G183])" office:value-type="float" office:value="0.0167083678852713" calcext:value-type="float">
            <text:p>0.016708367885271</text:p>
          </table:table-cell>
          <table:table-cell table:style-name="ce3" table:formula="of:=SIN(RADIANS([.J183]))*(1.914602-[.G183]*(0.004817+0.000014*[.G183]))+SIN(RADIANS(2*[.J183]))*(0.019993-0.000101*[.G183])+SIN(RADIANS(3*[.J183]))*0.000289" office:value-type="float" office:value="-1.3438172813056" calcext:value-type="float">
            <text:p>-1.3438172813056</text:p>
          </table:table-cell>
          <table:table-cell table:style-name="ce3" table:formula="of:=[.I183]+[.L183]" office:value-type="float" office:value="147.020739856949" calcext:value-type="float">
            <text:p>147.020739856949</text:p>
          </table:table-cell>
          <table:table-cell table:style-name="ce3" table:formula="of:=[.J183]+[.L183]" office:value-type="float" office:value="584.072504518804" calcext:value-type="float">
            <text:p>584.072504518804</text:p>
          </table:table-cell>
          <table:table-cell table:style-name="ce3" table:formula="of:=(1.000001018*(1-[.K183]*[.K183]))/(1+[.K183]*COS(RADIANS([.N183])))" office:value-type="float" office:value="1.01186861949446" calcext:value-type="float">
            <text:p>1.01186861949446</text:p>
          </table:table-cell>
          <table:table-cell table:style-name="ce3" table:formula="of:=[.M183]-0.00569-0.00478*SIN(RADIANS(125.04-1934.136*[.G183]))" office:value-type="float" office:value="147.010643228523" calcext:value-type="float">
            <text:p>147.010643228523</text:p>
          </table:table-cell>
          <table:table-cell table:style-name="ce3" table:formula="of:=23+(26+((21.448-[.G183]*(46.815+[.G183]*(0.00059-[.G183]*0.001813))))/60)/60" office:value-type="float" office:value="23.4392087899529" calcext:value-type="float">
            <text:p>23.4392087899529</text:p>
          </table:table-cell>
          <table:table-cell table:style-name="ce3" table:formula="of:=[.Q183]+0.00256*COS(RADIANS(125.04-1934.136*[.G183]))" office:value-type="float" office:value="23.4382169062163" calcext:value-type="float">
            <text:p>23.4382169062163</text:p>
          </table:table-cell>
          <table:table-cell table:style-name="ce3" table:formula="of:=DEGREES(ATAN2(COS(RADIANS([.P183]));COS(RADIANS([.R183]))*SIN(RADIANS([.P183]))))" office:value-type="float" office:value="149.222717203953" calcext:value-type="float">
            <text:p>149.222717203953</text:p>
          </table:table-cell>
          <table:table-cell table:style-name="ce3" table:formula="of:=DEGREES(ASIN(SIN(RADIANS([.R183]))*SIN(RADIANS([.P183]))))" office:value-type="float" office:value="12.5078649108264" calcext:value-type="float">
            <text:p>12.5078649108264</text:p>
          </table:table-cell>
          <table:table-cell table:style-name="ce3" table:formula="of:=TAN(RADIANS([.R183]/2))*TAN(RADIANS([.R183]/2))" office:value-type="float" office:value="0.0430304726876727" calcext:value-type="float">
            <text:p>0.043030472687673</text:p>
          </table:table-cell>
          <table:table-cell table:formula="of:=4*DEGREES([.U183]*SIN(2*RADIANS([.I183]))-2*[.K183]*SIN(RADIANS([.J183]))+4*[.K183]*[.U183]*SIN(RADIANS([.J183]))*COS(2*RADIANS([.I183]))-0.5*[.U183]*[.U183]*SIN(4*RADIANS([.I183]))-1.25*[.K183]*[.K183]*SIN(2*RADIANS([.J183])))" office:value-type="float" office:value="-3.47406304550353" calcext:value-type="float">
            <text:p>-3.47406304550353</text:p>
          </table:table-cell>
          <table:table-cell table:style-name="ce3" table:formula="of:=DEGREES(ACOS(COS(RADIANS(90.833))/(COS(RADIANS([.$B$3]))*COS(RADIANS([.T183])))-TAN(RADIANS([.$B$3]))*TAN(RADIANS([.T183]))))" office:value-type="float" office:value="104.580962896061" calcext:value-type="float">
            <text:p>104.580962896061</text:p>
          </table:table-cell>
          <table:table-cell table:style-name="ce9" table:formula="of:=(720-4*[.$B$4]-[.V183]+[.$B$5]*60)/1440" office:value-type="time" office:time-value="PT12H18M59.81418273S" calcext:value-type="time">
            <text:p>12:18:59</text:p>
          </table:table-cell>
          <table:table-cell table:style-name="ce9" table:formula="of:=[.X183]-[.W183]*4/1440" office:value-type="time" office:time-value="PT05H20M40.383087675S" calcext:value-type="time">
            <text:p>5:20:40</text:p>
          </table:table-cell>
          <table:table-cell table:style-name="ce9" table:formula="of:=[.X183]+[.W183]*4/1440" office:value-type="time" office:time-value="PT19H17M19.245277785S" calcext:value-type="time">
            <text:p>19:17:19</text:p>
          </table:table-cell>
          <table:table-cell table:style-name="ce15" table:formula="of:=8*[.W183]" office:value-type="float" office:value="836.647703168491" calcext:value-type="float">
            <text:p>836.647703168491</text:p>
          </table:table-cell>
          <table:table-cell table:style-name="ce3" table:formula="of:=MOD([.E183]*1440+[.V183]+4*[.$B$4]-60*[.$B$5];1440)" office:value-type="float" office:value="1073.00309695449" calcext:value-type="float">
            <text:p>1073.00309695449</text:p>
          </table:table-cell>
          <table:table-cell table:style-name="ce3" table:formula="of:=IF([.AB183]/4&lt;0;[.AB183]/4+180;[.AB183]/4-180)" office:value-type="float" office:value="88.2507742386236" calcext:value-type="float">
            <text:p>88.2507742386236</text:p>
          </table:table-cell>
          <table:table-cell table:style-name="ce3" table:formula="of:=DEGREES(ACOS(SIN(RADIANS([.$B$3]))*SIN(RADIANS([.T183]))+COS(RADIANS([.$B$3]))*COS(RADIANS([.T183]))*COS(RADIANS([.AC183]))))" office:value-type="float" office:value="79.8253768148381" calcext:value-type="float">
            <text:p>79.8253768148381</text:p>
          </table:table-cell>
          <table:table-cell table:style-name="ce3" table:formula="of:=90-[.AD183]" office:value-type="float" office:value="10.1746231851619" calcext:value-type="float">
            <text:p>10.1746231851619</text:p>
          </table:table-cell>
          <table:table-cell table:style-name="ce3" table:formula="of:=IF([.AE183]&gt;85;0;IF([.AE183]&gt;5;58.1/TAN(RADIANS([.AE183]))-0.07/POWER(TAN(RADIANS([.AE183]));3)+0.000086/POWER(TAN(RADIANS([.AE183]));5);IF([.AE183]&gt;-0.575;1735+[.AE183]*(-518.2+[.AE183]*(103.4+[.AE183]*(-12.79+[.AE183]*0.711)));-20.772/TAN(RADIANS([.AE183])))))/3600" office:value-type="float" office:value="0.0866893232212676" calcext:value-type="float">
            <text:p>0.086689323221268</text:p>
          </table:table-cell>
          <table:table-cell table:style-name="ce3" table:formula="of:=[.AE183]+[.AF183]" office:value-type="float" office:value="10.2613125083832" calcext:value-type="float">
            <text:p>10.2613125083832</text:p>
          </table:table-cell>
          <table:table-cell table:style-name="ce3" table:formula="of:=IF([.AC183]&gt;0;MOD(DEGREES(ACOS(((SIN(RADIANS([.$B$3]))*COS(RADIANS([.AD183])))-SIN(RADIANS([.T183])))/(COS(RADIANS([.$B$3]))*SIN(RADIANS([.AD183])))))+180;360);MOD(540-DEGREES(ACOS(((SIN(RADIANS([.$B$3]))*COS(RADIANS([.AD183])))-SIN(RADIANS([.T183])))/(COS(RADIANS([.$B$3]))*SIN(RADIANS([.AD183])))));360))" office:value-type="float" office:value="277.518704577643" calcext:value-type="float">
            <text:p>277.51870457764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3]+0.1/24" office:value-type="time" office:time-value="PT18H18M00S" calcext:value-type="time">
            <text:p>18:18:00</text:p>
          </table:table-cell>
          <table:table-cell table:style-name="ce11" table:formula="of:=[.D184]+2415018.5+[.E184]-[.$B$5]/24" office:value-type="float" office:value="2451776.22083333" calcext:value-type="float">
            <text:p>2451776.22</text:p>
          </table:table-cell>
          <table:table-cell table:style-name="ce13" table:formula="of:=([.F184]-2451545)/36525" office:value-type="float" office:value="0.00633048140543942" calcext:value-type="float">
            <text:p>0.00633048</text:p>
          </table:table-cell>
          <table:table-cell/>
          <table:table-cell table:style-name="ce3" table:formula="of:=MOD(280.46646+[.G184]*(36000.76983+[.G184]*0.0003032);360)" office:value-type="float" office:value="148.36866400247" calcext:value-type="float">
            <text:p>148.36866400247</text:p>
          </table:table-cell>
          <table:table-cell table:style-name="ce3" table:formula="of:=357.52911+[.G184]*(35999.05029-0.0001537*[.G184])" office:value-type="float" office:value="585.420428468164" calcext:value-type="float">
            <text:p>585.420428468164</text:p>
          </table:table-cell>
          <table:table-cell table:style-name="ce3" table:formula="of:=0.016708634-[.G184]*(0.000042037+0.0000001267*[.G184])" office:value-type="float" office:value="0.0167083678804757" calcext:value-type="float">
            <text:p>0.016708367880476</text:p>
          </table:table-cell>
          <table:table-cell table:style-name="ce3" table:formula="of:=SIN(RADIANS([.J184]))*(1.914602-[.G184]*(0.004817+0.000014*[.G184]))+SIN(RADIANS(2*[.J184]))*(0.019993-0.000101*[.G184])+SIN(RADIANS(3*[.J184]))*0.000289" office:value-type="float" office:value="-1.34391360067682" calcext:value-type="float">
            <text:p>-1.34391360067682</text:p>
          </table:table-cell>
          <table:table-cell table:style-name="ce3" table:formula="of:=[.I184]+[.L184]" office:value-type="float" office:value="147.024750401793" calcext:value-type="float">
            <text:p>147.024750401793</text:p>
          </table:table-cell>
          <table:table-cell table:style-name="ce3" table:formula="of:=[.J184]+[.L184]" office:value-type="float" office:value="584.076514867487" calcext:value-type="float">
            <text:p>584.076514867487</text:p>
          </table:table-cell>
          <table:table-cell table:style-name="ce3" table:formula="of:=(1.000001018*(1-[.K184]*[.K184]))/(1+[.K184]*COS(RADIANS([.N184])))" office:value-type="float" office:value="1.01186778635184" calcext:value-type="float">
            <text:p>1.01186778635184</text:p>
          </table:table-cell>
          <table:table-cell table:style-name="ce3" table:formula="of:=[.M184]-0.00569-0.00478*SIN(RADIANS(125.04-1934.136*[.G184]))" office:value-type="float" office:value="147.014653766236" calcext:value-type="float">
            <text:p>147.014653766236</text:p>
          </table:table-cell>
          <table:table-cell table:style-name="ce3" table:formula="of:=23+(26+((21.448-[.G184]*(46.815+[.G184]*(0.00059-[.G184]*0.001813))))/60)/60" office:value-type="float" office:value="23.4392087884694" calcext:value-type="float">
            <text:p>23.4392087884694</text:p>
          </table:table-cell>
          <table:table-cell table:style-name="ce3" table:formula="of:=[.Q184]+0.00256*COS(RADIANS(125.04-1934.136*[.G184]))" office:value-type="float" office:value="23.4382169138211" calcext:value-type="float">
            <text:p>23.4382169138211</text:p>
          </table:table-cell>
          <table:table-cell table:style-name="ce3" table:formula="of:=DEGREES(ATAN2(COS(RADIANS([.P184]));COS(RADIANS([.R184]))*SIN(RADIANS([.P184]))))" office:value-type="float" office:value="149.22657789448" calcext:value-type="float">
            <text:p>149.22657789448</text:p>
          </table:table-cell>
          <table:table-cell table:style-name="ce3" table:formula="of:=DEGREES(ASIN(SIN(RADIANS([.R184]))*SIN(RADIANS([.P184]))))" office:value-type="float" office:value="12.5064943237498" calcext:value-type="float">
            <text:p>12.5064943237498</text:p>
          </table:table-cell>
          <table:table-cell table:style-name="ce3" table:formula="of:=TAN(RADIANS([.R184]/2))*TAN(RADIANS([.R184]/2))" office:value-type="float" office:value="0.0430304727163904" calcext:value-type="float">
            <text:p>0.04303047271639</text:p>
          </table:table-cell>
          <table:table-cell table:formula="of:=4*DEGREES([.U184]*SIN(2*RADIANS([.I184]))-2*[.K184]*SIN(RADIANS([.J184]))+4*[.K184]*[.U184]*SIN(RADIANS([.J184]))*COS(2*RADIANS([.I184]))-0.5*[.U184]*[.U184]*SIN(4*RADIANS([.I184]))-1.25*[.K184]*[.K184]*SIN(2*RADIANS([.J184])))" office:value-type="float" office:value="-3.47308042486481" calcext:value-type="float">
            <text:p>-3.47308042486481</text:p>
          </table:table-cell>
          <table:table-cell table:style-name="ce3" table:formula="of:=DEGREES(ACOS(COS(RADIANS(90.833))/(COS(RADIANS([.$B$3]))*COS(RADIANS([.T184])))-TAN(RADIANS([.$B$3]))*TAN(RADIANS([.T184]))))" office:value-type="float" office:value="104.579413709636" calcext:value-type="float">
            <text:p>104.579413709636</text:p>
          </table:table-cell>
          <table:table-cell table:style-name="ce9" table:formula="of:=(720-4*[.$B$4]-[.V184]+[.$B$5]*60)/1440" office:value-type="time" office:time-value="PT12H18M59.755225492S" calcext:value-type="time">
            <text:p>12:18:59</text:p>
          </table:table-cell>
          <table:table-cell table:style-name="ce9" table:formula="of:=[.X184]-[.W184]*4/1440" office:value-type="time" office:time-value="PT05H20M40.695935179S" calcext:value-type="time">
            <text:p>5:20:40</text:p>
          </table:table-cell>
          <table:table-cell table:style-name="ce9" table:formula="of:=[.X184]+[.W184]*4/1440" office:value-type="time" office:time-value="PT19H17M18.814515804S" calcext:value-type="time">
            <text:p>19:17:18</text:p>
          </table:table-cell>
          <table:table-cell table:style-name="ce15" table:formula="of:=8*[.W184]" office:value-type="float" office:value="836.635309677084" calcext:value-type="float">
            <text:p>836.635309677084</text:p>
          </table:table-cell>
          <table:table-cell table:style-name="ce3" table:formula="of:=MOD([.E184]*1440+[.V184]+4*[.$B$4]-60*[.$B$5];1440)" office:value-type="float" office:value="1079.00407957513" calcext:value-type="float">
            <text:p>1079.00407957513</text:p>
          </table:table-cell>
          <table:table-cell table:style-name="ce3" table:formula="of:=IF([.AB184]/4&lt;0;[.AB184]/4+180;[.AB184]/4-180)" office:value-type="float" office:value="89.7510198937833" calcext:value-type="float">
            <text:p>89.7510198937833</text:p>
          </table:table-cell>
          <table:table-cell table:style-name="ce3" table:formula="of:=DEGREES(ACOS(SIN(RADIANS([.$B$3]))*SIN(RADIANS([.T184]))+COS(RADIANS([.$B$3]))*COS(RADIANS([.T184]))*COS(RADIANS([.AC184]))))" office:value-type="float" office:value="80.8569278891286" calcext:value-type="float">
            <text:p>80.8569278891286</text:p>
          </table:table-cell>
          <table:table-cell table:style-name="ce3" table:formula="of:=90-[.AD184]" office:value-type="float" office:value="9.14307211087142" calcext:value-type="float">
            <text:p>9.14307211087142</text:p>
          </table:table-cell>
          <table:table-cell table:style-name="ce3" table:formula="of:=IF([.AE184]&gt;85;0;IF([.AE184]&gt;5;58.1/TAN(RADIANS([.AE184]))-0.07/POWER(TAN(RADIANS([.AE184]));3)+0.000086/POWER(TAN(RADIANS([.AE184]));5);IF([.AE184]&gt;-0.575;1735+[.AE184]*(-518.2+[.AE184]*(103.4+[.AE184]*(-12.79+[.AE184]*0.711)));-20.772/TAN(RADIANS([.AE184])))))/3600" office:value-type="float" office:value="0.0958328678720959" calcext:value-type="float">
            <text:p>0.095832867872096</text:p>
          </table:table-cell>
          <table:table-cell table:style-name="ce3" table:formula="of:=[.AE184]+[.AF184]" office:value-type="float" office:value="9.23890497874351" calcext:value-type="float">
            <text:p>9.23890497874351</text:p>
          </table:table-cell>
          <table:table-cell table:style-name="ce3" table:formula="of:=IF([.AC184]&gt;0;MOD(DEGREES(ACOS(((SIN(RADIANS([.$B$3]))*COS(RADIANS([.AD184])))-SIN(RADIANS([.T184])))/(COS(RADIANS([.$B$3]))*SIN(RADIANS([.AD184])))))+180;360);MOD(540-DEGREES(ACOS(((SIN(RADIANS([.$B$3]))*COS(RADIANS([.AD184])))-SIN(RADIANS([.T184])))/(COS(RADIANS([.$B$3]))*SIN(RADIANS([.AD184])))));360))" office:value-type="float" office:value="278.573420696195" calcext:value-type="float">
            <text:p>278.57342069619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4]+0.1/24" office:value-type="time" office:time-value="PT18H24M00S" calcext:value-type="time">
            <text:p>18:24:00</text:p>
          </table:table-cell>
          <table:table-cell table:style-name="ce11" table:formula="of:=[.D185]+2415018.5+[.E185]-[.$B$5]/24" office:value-type="float" office:value="2451776.225" calcext:value-type="float">
            <text:p>2451776.23</text:p>
          </table:table-cell>
          <table:table-cell table:style-name="ce13" table:formula="of:=([.F185]-2451545)/36525" office:value-type="float" office:value="0.00633059548254875" calcext:value-type="float">
            <text:p>0.00633060</text:p>
          </table:table-cell>
          <table:table-cell/>
          <table:table-cell table:style-name="ce3" table:formula="of:=MOD(280.46646+[.G185]*(36000.76983+[.G185]*0.0003032);360)" office:value-type="float" office:value="148.372770866227" calcext:value-type="float">
            <text:p>148.372770866227</text:p>
          </table:table-cell>
          <table:table-cell table:style-name="ce3" table:formula="of:=357.52911+[.G185]*(35999.05029-0.0001537*[.G185])" office:value-type="float" office:value="585.42453513576" calcext:value-type="float">
            <text:p>585.42453513576</text:p>
          </table:table-cell>
          <table:table-cell table:style-name="ce3" table:formula="of:=0.016708634-[.G185]*(0.000042037+0.0000001267*[.G185])" office:value-type="float" office:value="0.01670836787568" calcext:value-type="float">
            <text:p>0.01670836787568</text:p>
          </table:table-cell>
          <table:table-cell table:style-name="ce3" table:formula="of:=SIN(RADIANS([.J185]))*(1.914602-[.G185]*(0.004817+0.000014*[.G185]))+SIN(RADIANS(2*[.J185]))*(0.019993-0.000101*[.G185])+SIN(RADIANS(3*[.J185]))*0.000289" office:value-type="float" office:value="-1.34400991343302" calcext:value-type="float">
            <text:p>-1.34400991343302</text:p>
          </table:table-cell>
          <table:table-cell table:style-name="ce3" table:formula="of:=[.I185]+[.L185]" office:value-type="float" office:value="147.028760952794" calcext:value-type="float">
            <text:p>147.028760952794</text:p>
          </table:table-cell>
          <table:table-cell table:style-name="ce3" table:formula="of:=[.J185]+[.L185]" office:value-type="float" office:value="584.080525222327" calcext:value-type="float">
            <text:p>584.080525222327</text:p>
          </table:table-cell>
          <table:table-cell table:style-name="ce3" table:formula="of:=(1.000001018*(1-[.K185]*[.K185]))/(1+[.K185]*COS(RADIANS([.N185])))" office:value-type="float" office:value="1.01186695314908" calcext:value-type="float">
            <text:p>1.01186695314908</text:p>
          </table:table-cell>
          <table:table-cell table:style-name="ce3" table:formula="of:=[.M185]-0.00569-0.00478*SIN(RADIANS(125.04-1934.136*[.G185]))" office:value-type="float" office:value="147.018664310104" calcext:value-type="float">
            <text:p>147.018664310104</text:p>
          </table:table-cell>
          <table:table-cell table:style-name="ce3" table:formula="of:=23+(26+((21.448-[.G185]*(46.815+[.G185]*(0.00059-[.G185]*0.001813))))/60)/60" office:value-type="float" office:value="23.4392087869859" calcext:value-type="float">
            <text:p>23.4392087869859</text:p>
          </table:table-cell>
          <table:table-cell table:style-name="ce3" table:formula="of:=[.Q185]+0.00256*COS(RADIANS(125.04-1934.136*[.G185]))" office:value-type="float" office:value="23.4382169214259" calcext:value-type="float">
            <text:p>23.4382169214259</text:p>
          </table:table-cell>
          <table:table-cell table:style-name="ce3" table:formula="of:=DEGREES(ATAN2(COS(RADIANS([.P185]));COS(RADIANS([.R185]))*SIN(RADIANS([.P185]))))" office:value-type="float" office:value="149.230438549963" calcext:value-type="float">
            <text:p>149.230438549963</text:p>
          </table:table-cell>
          <table:table-cell table:style-name="ce3" table:formula="of:=DEGREES(ASIN(SIN(RADIANS([.R185]))*SIN(RADIANS([.P185]))))" office:value-type="float" office:value="12.5051236795723" calcext:value-type="float">
            <text:p>12.5051236795723</text:p>
          </table:table-cell>
          <table:table-cell table:style-name="ce3" table:formula="of:=TAN(RADIANS([.R185]/2))*TAN(RADIANS([.R185]/2))" office:value-type="float" office:value="0.0430304727451082" calcext:value-type="float">
            <text:p>0.043030472745108</text:p>
          </table:table-cell>
          <table:table-cell table:formula="of:=4*DEGREES([.U185]*SIN(2*RADIANS([.I185]))-2*[.K185]*SIN(RADIANS([.J185]))+4*[.K185]*[.U185]*SIN(RADIANS([.J185]))*COS(2*RADIANS([.I185]))-0.5*[.U185]*[.U185]*SIN(4*RADIANS([.I185]))-1.25*[.K185]*[.K185]*SIN(2*RADIANS([.J185])))" office:value-type="float" office:value="-3.47209766679494" calcext:value-type="float">
            <text:p>-3.47209766679494</text:p>
          </table:table-cell>
          <table:table-cell table:style-name="ce3" table:formula="of:=DEGREES(ACOS(COS(RADIANS(90.833))/(COS(RADIANS([.$B$3]))*COS(RADIANS([.T185])))-TAN(RADIANS([.$B$3]))*TAN(RADIANS([.T185]))))" office:value-type="float" office:value="104.577864486732" calcext:value-type="float">
            <text:p>104.577864486732</text:p>
          </table:table-cell>
          <table:table-cell table:style-name="ce9" table:formula="of:=(720-4*[.$B$4]-[.V185]+[.$B$5]*60)/1440" office:value-type="time" office:time-value="PT12H18M59.696260008S" calcext:value-type="time">
            <text:p>12:18:59</text:p>
          </table:table-cell>
          <table:table-cell table:style-name="ce9" table:formula="of:=[.X185]-[.W185]*4/1440" office:value-type="time" office:time-value="PT05H20M41.008783192S" calcext:value-type="time">
            <text:p>5:20:41</text:p>
          </table:table-cell>
          <table:table-cell table:style-name="ce9" table:formula="of:=[.X185]+[.W185]*4/1440" office:value-type="time" office:time-value="PT19H17M18.383736823S" calcext:value-type="time">
            <text:p>19:17:18</text:p>
          </table:table-cell>
          <table:table-cell table:style-name="ce15" table:formula="of:=8*[.W185]" office:value-type="float" office:value="836.622915893853" calcext:value-type="float">
            <text:p>836.622915893853</text:p>
          </table:table-cell>
          <table:table-cell table:style-name="ce3" table:formula="of:=MOD([.E185]*1440+[.V185]+4*[.$B$4]-60*[.$B$5];1440)" office:value-type="float" office:value="1085.0050623332" calcext:value-type="float">
            <text:p>1085.0050623332</text:p>
          </table:table-cell>
          <table:table-cell table:style-name="ce3" table:formula="of:=IF([.AB185]/4&lt;0;[.AB185]/4+180;[.AB185]/4-180)" office:value-type="float" office:value="91.2512655833007" calcext:value-type="float">
            <text:p>91.2512655833007</text:p>
          </table:table-cell>
          <table:table-cell table:style-name="ce3" table:formula="of:=DEGREES(ACOS(SIN(RADIANS([.$B$3]))*SIN(RADIANS([.T185]))+COS(RADIANS([.$B$3]))*COS(RADIANS([.T185]))*COS(RADIANS([.AC185]))))" office:value-type="float" office:value="81.8856258555311" calcext:value-type="float">
            <text:p>81.8856258555311</text:p>
          </table:table-cell>
          <table:table-cell table:style-name="ce3" table:formula="of:=90-[.AD185]" office:value-type="float" office:value="8.11437414446885" calcext:value-type="float">
            <text:p>8.11437414446885</text:p>
          </table:table-cell>
          <table:table-cell table:style-name="ce3" table:formula="of:=IF([.AE185]&gt;85;0;IF([.AE185]&gt;5;58.1/TAN(RADIANS([.AE185]))-0.07/POWER(TAN(RADIANS([.AE185]));3)+0.000086/POWER(TAN(RADIANS([.AE185]));5);IF([.AE185]&gt;-0.575;1735+[.AE185]*(-518.2+[.AE185]*(103.4+[.AE185]*(-12.79+[.AE185]*0.711)));-20.772/TAN(RADIANS([.AE185])))))/3600" office:value-type="float" office:value="0.106890793010384" calcext:value-type="float">
            <text:p>0.106890793010384</text:p>
          </table:table-cell>
          <table:table-cell table:style-name="ce3" table:formula="of:=[.AE185]+[.AF185]" office:value-type="float" office:value="8.22126493747924" calcext:value-type="float">
            <text:p>8.22126493747924</text:p>
          </table:table-cell>
          <table:table-cell table:style-name="ce3" table:formula="of:=IF([.AC185]&gt;0;MOD(DEGREES(ACOS(((SIN(RADIANS([.$B$3]))*COS(RADIANS([.AD185])))-SIN(RADIANS([.T185])))/(COS(RADIANS([.$B$3]))*SIN(RADIANS([.AD185])))))+180;360);MOD(540-DEGREES(ACOS(((SIN(RADIANS([.$B$3]))*COS(RADIANS([.AD185])))-SIN(RADIANS([.T185])))/(COS(RADIANS([.$B$3]))*SIN(RADIANS([.AD185])))));360))" office:value-type="float" office:value="279.62795482318" calcext:value-type="float">
            <text:p>279.6279548231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5]+0.1/24" office:value-type="time" office:time-value="PT18H30M00S" calcext:value-type="time">
            <text:p>18:30:00</text:p>
          </table:table-cell>
          <table:table-cell table:style-name="ce11" table:formula="of:=[.D186]+2415018.5+[.E186]-[.$B$5]/24" office:value-type="float" office:value="2451776.22916667" calcext:value-type="float">
            <text:p>2451776.23</text:p>
          </table:table-cell>
          <table:table-cell table:style-name="ce13" table:formula="of:=([.F186]-2451545)/36525" office:value-type="float" office:value="0.00633070955967083" calcext:value-type="float">
            <text:p>0.00633071</text:p>
          </table:table-cell>
          <table:table-cell/>
          <table:table-cell table:style-name="ce3" table:formula="of:=MOD(280.46646+[.G186]*(36000.76983+[.G186]*0.0003032);360)" office:value-type="float" office:value="148.376877730442" calcext:value-type="float">
            <text:p>148.376877730442</text:p>
          </table:table-cell>
          <table:table-cell table:style-name="ce3" table:formula="of:=357.52911+[.G186]*(35999.05029-0.0001537*[.G186])" office:value-type="float" office:value="585.428641803814" calcext:value-type="float">
            <text:p>585.428641803814</text:p>
          </table:table-cell>
          <table:table-cell table:style-name="ce3" table:formula="of:=0.016708634-[.G186]*(0.000042037+0.0000001267*[.G186])" office:value-type="float" office:value="0.0167083678708844" calcext:value-type="float">
            <text:p>0.016708367870884</text:p>
          </table:table-cell>
          <table:table-cell table:style-name="ce3" table:formula="of:=SIN(RADIANS([.J186]))*(1.914602-[.G186]*(0.004817+0.000014*[.G186]))+SIN(RADIANS(2*[.J186]))*(0.019993-0.000101*[.G186])+SIN(RADIANS(3*[.J186]))*0.000289" office:value-type="float" office:value="-1.34410621959524" calcext:value-type="float">
            <text:p>-1.34410621959524</text:p>
          </table:table-cell>
          <table:table-cell table:style-name="ce3" table:formula="of:=[.I186]+[.L186]" office:value-type="float" office:value="147.032771510847" calcext:value-type="float">
            <text:p>147.032771510847</text:p>
          </table:table-cell>
          <table:table-cell table:style-name="ce3" table:formula="of:=[.J186]+[.L186]" office:value-type="float" office:value="584.084535584219" calcext:value-type="float">
            <text:p>584.084535584219</text:p>
          </table:table-cell>
          <table:table-cell table:style-name="ce3" table:formula="of:=(1.000001018*(1-[.K186]*[.K186]))/(1+[.K186]*COS(RADIANS([.N186])))" office:value-type="float" office:value="1.01186611988601" calcext:value-type="float">
            <text:p>1.01186611988601</text:p>
          </table:table-cell>
          <table:table-cell table:style-name="ce3" table:formula="of:=[.M186]-0.00569-0.00478*SIN(RADIANS(125.04-1934.136*[.G186]))" office:value-type="float" office:value="147.022674861025" calcext:value-type="float">
            <text:p>147.022674861025</text:p>
          </table:table-cell>
          <table:table-cell table:style-name="ce3" table:formula="of:=23+(26+((21.448-[.G186]*(46.815+[.G186]*(0.00059-[.G186]*0.001813))))/60)/60" office:value-type="float" office:value="23.4392087855024" calcext:value-type="float">
            <text:p>23.4392087855024</text:p>
          </table:table-cell>
          <table:table-cell table:style-name="ce3" table:formula="of:=[.Q186]+0.00256*COS(RADIANS(125.04-1934.136*[.G186]))" office:value-type="float" office:value="23.4382169290307" calcext:value-type="float">
            <text:p>23.4382169290307</text:p>
          </table:table-cell>
          <table:table-cell table:style-name="ce3" table:formula="of:=DEGREES(ATAN2(COS(RADIANS([.P186]));COS(RADIANS([.R186]))*SIN(RADIANS([.P186]))))" office:value-type="float" office:value="149.234299171266" calcext:value-type="float">
            <text:p>149.234299171266</text:p>
          </table:table-cell>
          <table:table-cell table:style-name="ce3" table:formula="of:=DEGREES(ASIN(SIN(RADIANS([.R186]))*SIN(RADIANS([.P186]))))" office:value-type="float" office:value="12.5037529779938" calcext:value-type="float">
            <text:p>12.5037529779938</text:p>
          </table:table-cell>
          <table:table-cell table:style-name="ce3" table:formula="of:=TAN(RADIANS([.R186]/2))*TAN(RADIANS([.R186]/2))" office:value-type="float" office:value="0.0430304727738261" calcext:value-type="float">
            <text:p>0.043030472773826</text:p>
          </table:table-cell>
          <table:table-cell table:formula="of:=4*DEGREES([.U186]*SIN(2*RADIANS([.I186]))-2*[.K186]*SIN(RADIANS([.J186]))+4*[.K186]*[.U186]*SIN(RADIANS([.J186]))*COS(2*RADIANS([.I186]))-0.5*[.U186]*[.U186]*SIN(4*RADIANS([.I186]))-1.25*[.K186]*[.K186]*SIN(2*RADIANS([.J186])))" office:value-type="float" office:value="-3.47111477108918" calcext:value-type="float">
            <text:p>-3.47111477108918</text:p>
          </table:table-cell>
          <table:table-cell table:style-name="ce3" table:formula="of:=DEGREES(ACOS(COS(RADIANS(90.833))/(COS(RADIANS([.$B$3]))*COS(RADIANS([.T186])))-TAN(RADIANS([.$B$3]))*TAN(RADIANS([.T186]))))" office:value-type="float" office:value="104.57631522701" calcext:value-type="float">
            <text:p>104.57631522701</text:p>
          </table:table-cell>
          <table:table-cell table:style-name="ce9" table:formula="of:=(720-4*[.$B$4]-[.V186]+[.$B$5]*60)/1440" office:value-type="time" office:time-value="PT12H18M59.637286265S" calcext:value-type="time">
            <text:p>12:18:59</text:p>
          </table:table-cell>
          <table:table-cell table:style-name="ce9" table:formula="of:=[.X186]-[.W186]*4/1440" office:value-type="time" office:time-value="PT05H20M41.321631783S" calcext:value-type="time">
            <text:p>5:20:41</text:p>
          </table:table-cell>
          <table:table-cell table:style-name="ce9" table:formula="of:=[.X186]+[.W186]*4/1440" office:value-type="time" office:time-value="PT19H17M17.952940748S" calcext:value-type="time">
            <text:p>19:17:17</text:p>
          </table:table-cell>
          <table:table-cell table:style-name="ce15" table:formula="of:=8*[.W186]" office:value-type="float" office:value="836.610521816081" calcext:value-type="float">
            <text:p>836.610521816081</text:p>
          </table:table-cell>
          <table:table-cell table:style-name="ce3" table:formula="of:=MOD([.E186]*1440+[.V186]+4*[.$B$4]-60*[.$B$5];1440)" office:value-type="float" office:value="1091.00604522891" calcext:value-type="float">
            <text:p>1091.00604522891</text:p>
          </table:table-cell>
          <table:table-cell table:style-name="ce3" table:formula="of:=IF([.AB186]/4&lt;0;[.AB186]/4+180;[.AB186]/4-180)" office:value-type="float" office:value="92.7515113072271" calcext:value-type="float">
            <text:p>92.7515113072271</text:p>
          </table:table-cell>
          <table:table-cell table:style-name="ce3" table:formula="of:=DEGREES(ACOS(SIN(RADIANS([.$B$3]))*SIN(RADIANS([.T186]))+COS(RADIANS([.$B$3]))*COS(RADIANS([.T186]))*COS(RADIANS([.AC186]))))" office:value-type="float" office:value="82.9111223448127" calcext:value-type="float">
            <text:p>82.9111223448127</text:p>
          </table:table-cell>
          <table:table-cell table:style-name="ce3" table:formula="of:=90-[.AD186]" office:value-type="float" office:value="7.0888776551873" calcext:value-type="float">
            <text:p>7.0888776551873</text:p>
          </table:table-cell>
          <table:table-cell table:style-name="ce3" table:formula="of:=IF([.AE186]&gt;85;0;IF([.AE186]&gt;5;58.1/TAN(RADIANS([.AE186]))-0.07/POWER(TAN(RADIANS([.AE186]));3)+0.000086/POWER(TAN(RADIANS([.AE186]));5);IF([.AE186]&gt;-0.575;1735+[.AE186]*(-518.2+[.AE186]*(103.4+[.AE186]*(-12.79+[.AE186]*0.711)));-20.772/TAN(RADIANS([.AE186])))))/3600" office:value-type="float" office:value="0.120469104489772" calcext:value-type="float">
            <text:p>0.120469104489772</text:p>
          </table:table-cell>
          <table:table-cell table:style-name="ce3" table:formula="of:=[.AE186]+[.AF186]" office:value-type="float" office:value="7.20934675967708" calcext:value-type="float">
            <text:p>7.20934675967708</text:p>
          </table:table-cell>
          <table:table-cell table:style-name="ce3" table:formula="of:=IF([.AC186]&gt;0;MOD(DEGREES(ACOS(((SIN(RADIANS([.$B$3]))*COS(RADIANS([.AD186])))-SIN(RADIANS([.T186])))/(COS(RADIANS([.$B$3]))*SIN(RADIANS([.AD186])))))+180;360);MOD(540-DEGREES(ACOS(((SIN(RADIANS([.$B$3]))*COS(RADIANS([.AD186])))-SIN(RADIANS([.T186])))/(COS(RADIANS([.$B$3]))*SIN(RADIANS([.AD186])))));360))" office:value-type="float" office:value="280.682984575357" calcext:value-type="float">
            <text:p>280.68298457535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6]+0.1/24" office:value-type="time" office:time-value="PT18H36M00S" calcext:value-type="time">
            <text:p>18:36:00</text:p>
          </table:table-cell>
          <table:table-cell table:style-name="ce11" table:formula="of:=[.D187]+2415018.5+[.E187]-[.$B$5]/24" office:value-type="float" office:value="2451776.23333333" calcext:value-type="float">
            <text:p>2451776.23</text:p>
          </table:table-cell>
          <table:table-cell table:style-name="ce13" table:formula="of:=([.F187]-2451545)/36525" office:value-type="float" office:value="0.00633082363678016" calcext:value-type="float">
            <text:p>0.00633082</text:p>
          </table:table-cell>
          <table:table-cell/>
          <table:table-cell table:style-name="ce3" table:formula="of:=MOD(280.46646+[.G187]*(36000.76983+[.G187]*0.0003032);360)" office:value-type="float" office:value="148.380984594198" calcext:value-type="float">
            <text:p>148.380984594198</text:p>
          </table:table-cell>
          <table:table-cell table:style-name="ce3" table:formula="of:=357.52911+[.G187]*(35999.05029-0.0001537*[.G187])" office:value-type="float" office:value="585.432748471409" calcext:value-type="float">
            <text:p>585.432748471409</text:p>
          </table:table-cell>
          <table:table-cell table:style-name="ce3" table:formula="of:=0.016708634-[.G187]*(0.000042037+0.0000001267*[.G187])" office:value-type="float" office:value="0.0167083678660887" calcext:value-type="float">
            <text:p>0.016708367866089</text:p>
          </table:table-cell>
          <table:table-cell table:style-name="ce3" table:formula="of:=SIN(RADIANS([.J187]))*(1.914602-[.G187]*(0.004817+0.000014*[.G187]))+SIN(RADIANS(2*[.J187]))*(0.019993-0.000101*[.G187])+SIN(RADIANS(3*[.J187]))*0.000289" office:value-type="float" office:value="-1.34420251914146" calcext:value-type="float">
            <text:p>-1.34420251914146</text:p>
          </table:table-cell>
          <table:table-cell table:style-name="ce3" table:formula="of:=[.I187]+[.L187]" office:value-type="float" office:value="147.036782075057" calcext:value-type="float">
            <text:p>147.036782075057</text:p>
          </table:table-cell>
          <table:table-cell table:style-name="ce3" table:formula="of:=[.J187]+[.L187]" office:value-type="float" office:value="584.088545952268" calcext:value-type="float">
            <text:p>584.088545952268</text:p>
          </table:table-cell>
          <table:table-cell table:style-name="ce3" table:formula="of:=(1.000001018*(1-[.K187]*[.K187]))/(1+[.K187]*COS(RADIANS([.N187])))" office:value-type="float" office:value="1.01186528656281" calcext:value-type="float">
            <text:p>1.01186528656281</text:p>
          </table:table-cell>
          <table:table-cell table:style-name="ce3" table:formula="of:=[.M187]-0.00569-0.00478*SIN(RADIANS(125.04-1934.136*[.G187]))" office:value-type="float" office:value="147.026685418103" calcext:value-type="float">
            <text:p>147.026685418103</text:p>
          </table:table-cell>
          <table:table-cell table:style-name="ce3" table:formula="of:=23+(26+((21.448-[.G187]*(46.815+[.G187]*(0.00059-[.G187]*0.001813))))/60)/60" office:value-type="float" office:value="23.439208784019" calcext:value-type="float">
            <text:p>23.439208784019</text:p>
          </table:table-cell>
          <table:table-cell table:style-name="ce3" table:formula="of:=[.Q187]+0.00256*COS(RADIANS(125.04-1934.136*[.G187]))" office:value-type="float" office:value="23.4382169366356" calcext:value-type="float">
            <text:p>23.4382169366356</text:p>
          </table:table-cell>
          <table:table-cell table:style-name="ce3" table:formula="of:=DEGREES(ATAN2(COS(RADIANS([.P187]));COS(RADIANS([.R187]))*SIN(RADIANS([.P187]))))" office:value-type="float" office:value="149.238159757533" calcext:value-type="float">
            <text:p>149.238159757533</text:p>
          </table:table-cell>
          <table:table-cell table:style-name="ce3" table:formula="of:=DEGREES(ASIN(SIN(RADIANS([.R187]))*SIN(RADIANS([.P187]))))" office:value-type="float" office:value="12.5023822193272" calcext:value-type="float">
            <text:p>12.5023822193272</text:p>
          </table:table-cell>
          <table:table-cell table:style-name="ce3" table:formula="of:=TAN(RADIANS([.R187]/2))*TAN(RADIANS([.R187]/2))" office:value-type="float" office:value="0.043030472802544" calcext:value-type="float">
            <text:p>0.043030472802544</text:p>
          </table:table-cell>
          <table:table-cell table:formula="of:=4*DEGREES([.U187]*SIN(2*RADIANS([.I187]))-2*[.K187]*SIN(RADIANS([.J187]))+4*[.K187]*[.U187]*SIN(RADIANS([.J187]))*COS(2*RADIANS([.I187]))-0.5*[.U187]*[.U187]*SIN(4*RADIANS([.I187]))-1.25*[.K187]*[.K187]*SIN(2*RADIANS([.J187])))" office:value-type="float" office:value="-3.47013173798205" calcext:value-type="float">
            <text:p>-3.47013173798205</text:p>
          </table:table-cell>
          <table:table-cell table:style-name="ce3" table:formula="of:=DEGREES(ACOS(COS(RADIANS(90.833))/(COS(RADIANS([.$B$3]))*COS(RADIANS([.T187])))-TAN(RADIANS([.$B$3]))*TAN(RADIANS([.T187]))))" office:value-type="float" office:value="104.574765930824" calcext:value-type="float">
            <text:p>104.574765930824</text:p>
          </table:table-cell>
          <table:table-cell table:style-name="ce9" table:formula="of:=(720-4*[.$B$4]-[.V187]+[.$B$5]*60)/1440" office:value-type="time" office:time-value="PT12H18M59.578304279S" calcext:value-type="time">
            <text:p>12:18:59</text:p>
          </table:table-cell>
          <table:table-cell table:style-name="ce9" table:formula="of:=[.X187]-[.W187]*4/1440" office:value-type="time" office:time-value="PT05H20M41.634480881S" calcext:value-type="time">
            <text:p>5:20:41</text:p>
          </table:table-cell>
          <table:table-cell table:style-name="ce9" table:formula="of:=[.X187]+[.W187]*4/1440" office:value-type="time" office:time-value="PT19H17M17.522127677S" calcext:value-type="time">
            <text:p>19:17:17</text:p>
          </table:table-cell>
          <table:table-cell table:style-name="ce15" table:formula="of:=8*[.W187]" office:value-type="float" office:value="836.598127446596" calcext:value-type="float">
            <text:p>836.598127446596</text:p>
          </table:table-cell>
          <table:table-cell table:style-name="ce3" table:formula="of:=MOD([.E187]*1440+[.V187]+4*[.$B$4]-60*[.$B$5];1440)" office:value-type="float" office:value="1097.00702826202" calcext:value-type="float">
            <text:p>1097.00702826202</text:p>
          </table:table-cell>
          <table:table-cell table:style-name="ce3" table:formula="of:=IF([.AB187]/4&lt;0;[.AB187]/4+180;[.AB187]/4-180)" office:value-type="float" office:value="94.2517570655039" calcext:value-type="float">
            <text:p>94.2517570655039</text:p>
          </table:table-cell>
          <table:table-cell table:style-name="ce3" table:formula="of:=DEGREES(ACOS(SIN(RADIANS([.$B$3]))*SIN(RADIANS([.T187]))+COS(RADIANS([.$B$3]))*COS(RADIANS([.T187]))*COS(RADIANS([.AC187]))))" office:value-type="float" office:value="83.9330675393848" calcext:value-type="float">
            <text:p>83.9330675393848</text:p>
          </table:table-cell>
          <table:table-cell table:style-name="ce3" table:formula="of:=90-[.AD187]" office:value-type="float" office:value="6.06693246061525" calcext:value-type="float">
            <text:p>6.06693246061525</text:p>
          </table:table-cell>
          <table:table-cell table:style-name="ce3" table:formula="of:=IF([.AE187]&gt;85;0;IF([.AE187]&gt;5;58.1/TAN(RADIANS([.AE187]))-0.07/POWER(TAN(RADIANS([.AE187]));3)+0.000086/POWER(TAN(RADIANS([.AE187]));5);IF([.AE187]&gt;-0.575;1735+[.AE187]*(-518.2+[.AE187]*(103.4+[.AE187]*(-12.79+[.AE187]*0.711)));-20.772/TAN(RADIANS([.AE187])))))/3600" office:value-type="float" office:value="0.137411262828532" calcext:value-type="float">
            <text:p>0.137411262828532</text:p>
          </table:table-cell>
          <table:table-cell table:style-name="ce3" table:formula="of:=[.AE187]+[.AF187]" office:value-type="float" office:value="6.20434372344378" calcext:value-type="float">
            <text:p>6.20434372344378</text:p>
          </table:table-cell>
          <table:table-cell table:style-name="ce3" table:formula="of:=IF([.AC187]&gt;0;MOD(DEGREES(ACOS(((SIN(RADIANS([.$B$3]))*COS(RADIANS([.AD187])))-SIN(RADIANS([.T187])))/(COS(RADIANS([.$B$3]))*SIN(RADIANS([.AD187])))))+180;360);MOD(540-DEGREES(ACOS(((SIN(RADIANS([.$B$3]))*COS(RADIANS([.AD187])))-SIN(RADIANS([.T187])))/(COS(RADIANS([.$B$3]))*SIN(RADIANS([.AD187])))));360))" office:value-type="float" office:value="281.739176737326" calcext:value-type="float">
            <text:p>281.73917673732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7]+0.1/24" office:value-type="time" office:time-value="PT18H42M00S" calcext:value-type="time">
            <text:p>18:42:00</text:p>
          </table:table-cell>
          <table:table-cell table:style-name="ce11" table:formula="of:=[.D188]+2415018.5+[.E188]-[.$B$5]/24" office:value-type="float" office:value="2451776.2375" calcext:value-type="float">
            <text:p>2451776.24</text:p>
          </table:table-cell>
          <table:table-cell table:style-name="ce13" table:formula="of:=([.F188]-2451545)/36525" office:value-type="float" office:value="0.00633093771390224" calcext:value-type="float">
            <text:p>0.00633094</text:p>
          </table:table-cell>
          <table:table-cell/>
          <table:table-cell table:style-name="ce3" table:formula="of:=MOD(280.46646+[.G188]*(36000.76983+[.G188]*0.0003032);360)" office:value-type="float" office:value="148.385091458414" calcext:value-type="float">
            <text:p>148.385091458414</text:p>
          </table:table-cell>
          <table:table-cell table:style-name="ce3" table:formula="of:=357.52911+[.G188]*(35999.05029-0.0001537*[.G188])" office:value-type="float" office:value="585.436855139464" calcext:value-type="float">
            <text:p>585.436855139464</text:p>
          </table:table-cell>
          <table:table-cell table:style-name="ce3" table:formula="of:=0.016708634-[.G188]*(0.000042037+0.0000001267*[.G188])" office:value-type="float" office:value="0.0167083678612931" calcext:value-type="float">
            <text:p>0.016708367861293</text:p>
          </table:table-cell>
          <table:table-cell table:style-name="ce3" table:formula="of:=SIN(RADIANS([.J188]))*(1.914602-[.G188]*(0.004817+0.000014*[.G188]))+SIN(RADIANS(2*[.J188]))*(0.019993-0.000101*[.G188])+SIN(RADIANS(3*[.J188]))*0.000289" office:value-type="float" office:value="-1.34429881209272" calcext:value-type="float">
            <text:p>-1.34429881209272</text:p>
          </table:table-cell>
          <table:table-cell table:style-name="ce3" table:formula="of:=[.I188]+[.L188]" office:value-type="float" office:value="147.040792646321" calcext:value-type="float">
            <text:p>147.040792646321</text:p>
          </table:table-cell>
          <table:table-cell table:style-name="ce3" table:formula="of:=[.J188]+[.L188]" office:value-type="float" office:value="584.092556327371" calcext:value-type="float">
            <text:p>584.092556327371</text:p>
          </table:table-cell>
          <table:table-cell table:style-name="ce3" table:formula="of:=(1.000001018*(1-[.K188]*[.K188]))/(1+[.K188]*COS(RADIANS([.N188])))" office:value-type="float" office:value="1.0118644531793" calcext:value-type="float">
            <text:p>1.0118644531793</text:p>
          </table:table-cell>
          <table:table-cell table:style-name="ce3" table:formula="of:=[.M188]-0.00569-0.00478*SIN(RADIANS(125.04-1934.136*[.G188]))" office:value-type="float" office:value="147.030695982236" calcext:value-type="float">
            <text:p>147.030695982236</text:p>
          </table:table-cell>
          <table:table-cell table:style-name="ce3" table:formula="of:=23+(26+((21.448-[.G188]*(46.815+[.G188]*(0.00059-[.G188]*0.001813))))/60)/60" office:value-type="float" office:value="23.4392087825355" calcext:value-type="float">
            <text:p>23.4392087825355</text:p>
          </table:table-cell>
          <table:table-cell table:style-name="ce3" table:formula="of:=[.Q188]+0.00256*COS(RADIANS(125.04-1934.136*[.G188]))" office:value-type="float" office:value="23.4382169442404" calcext:value-type="float">
            <text:p>23.4382169442404</text:p>
          </table:table-cell>
          <table:table-cell table:style-name="ce3" table:formula="of:=DEGREES(ATAN2(COS(RADIANS([.P188]));COS(RADIANS([.R188]))*SIN(RADIANS([.P188]))))" office:value-type="float" office:value="149.242020309628" calcext:value-type="float">
            <text:p>149.242020309628</text:p>
          </table:table-cell>
          <table:table-cell table:style-name="ce3" table:formula="of:=DEGREES(ASIN(SIN(RADIANS([.R188]))*SIN(RADIANS([.P188]))))" office:value-type="float" office:value="12.5010114032724" calcext:value-type="float">
            <text:p>12.5010114032724</text:p>
          </table:table-cell>
          <table:table-cell table:style-name="ce3" table:formula="of:=TAN(RADIANS([.R188]/2))*TAN(RADIANS([.R188]/2))" office:value-type="float" office:value="0.043030472831262" calcext:value-type="float">
            <text:p>0.043030472831262</text:p>
          </table:table-cell>
          <table:table-cell table:formula="of:=4*DEGREES([.U188]*SIN(2*RADIANS([.I188]))-2*[.K188]*SIN(RADIANS([.J188]))+4*[.K188]*[.U188]*SIN(RADIANS([.J188]))*COS(2*RADIANS([.I188]))-0.5*[.U188]*[.U188]*SIN(4*RADIANS([.I188]))-1.25*[.K188]*[.K188]*SIN(2*RADIANS([.J188])))" office:value-type="float" office:value="-3.46914856726871" calcext:value-type="float">
            <text:p>-3.46914856726871</text:p>
          </table:table-cell>
          <table:table-cell table:style-name="ce3" table:formula="of:=DEGREES(ACOS(COS(RADIANS(90.833))/(COS(RADIANS([.$B$3]))*COS(RADIANS([.T188])))-TAN(RADIANS([.$B$3]))*TAN(RADIANS([.T188]))))" office:value-type="float" office:value="104.573216597835" calcext:value-type="float">
            <text:p>104.573216597835</text:p>
          </table:table-cell>
          <table:table-cell table:style-name="ce9" table:formula="of:=(720-4*[.$B$4]-[.V188]+[.$B$5]*60)/1440" office:value-type="time" office:time-value="PT12H18M59.519314036S" calcext:value-type="time">
            <text:p>12:18:59</text:p>
          </table:table-cell>
          <table:table-cell table:style-name="ce9" table:formula="of:=[.X188]-[.W188]*4/1440" office:value-type="time" office:time-value="PT05H20M41.947330556S" calcext:value-type="time">
            <text:p>5:20:41</text:p>
          </table:table-cell>
          <table:table-cell table:style-name="ce9" table:formula="of:=[.X188]+[.W188]*4/1440" office:value-type="time" office:time-value="PT19H17M17.091297517S" calcext:value-type="time">
            <text:p>19:17:17</text:p>
          </table:table-cell>
          <table:table-cell table:style-name="ce15" table:formula="of:=8*[.W188]" office:value-type="float" office:value="836.585732782681" calcext:value-type="float">
            <text:p>836.585732782681</text:p>
          </table:table-cell>
          <table:table-cell table:style-name="ce3" table:formula="of:=MOD([.E188]*1440+[.V188]+4*[.$B$4]-60*[.$B$5];1440)" office:value-type="float" office:value="1103.00801143273" calcext:value-type="float">
            <text:p>1103.00801143273</text:p>
          </table:table-cell>
          <table:table-cell table:style-name="ce3" table:formula="of:=IF([.AB188]/4&lt;0;[.AB188]/4+180;[.AB188]/4-180)" office:value-type="float" office:value="95.7520028581822" calcext:value-type="float">
            <text:p>95.7520028581822</text:p>
          </table:table-cell>
          <table:table-cell table:style-name="ce3" table:formula="of:=DEGREES(ACOS(SIN(RADIANS([.$B$3]))*SIN(RADIANS([.T188]))+COS(RADIANS([.$B$3]))*COS(RADIANS([.T188]))*COS(RADIANS([.AC188]))))" office:value-type="float" office:value="84.9511094517325" calcext:value-type="float">
            <text:p>84.9511094517325</text:p>
          </table:table-cell>
          <table:table-cell table:style-name="ce3" table:formula="of:=90-[.AD188]" office:value-type="float" office:value="5.04889054826754" calcext:value-type="float">
            <text:p>5.04889054826754</text:p>
          </table:table-cell>
          <table:table-cell table:style-name="ce3" table:formula="of:=IF([.AE188]&gt;85;0;IF([.AE188]&gt;5;58.1/TAN(RADIANS([.AE188]))-0.07/POWER(TAN(RADIANS([.AE188]));3)+0.000086/POWER(TAN(RADIANS([.AE188]));5);IF([.AE188]&gt;-0.575;1735+[.AE188]*(-518.2+[.AE188]*(103.4+[.AE188]*(-12.79+[.AE188]*0.711)));-20.772/TAN(RADIANS([.AE188])))))/3600" office:value-type="float" office:value="0.158914404559599" calcext:value-type="float">
            <text:p>0.158914404559599</text:p>
          </table:table-cell>
          <table:table-cell table:style-name="ce3" table:formula="of:=[.AE188]+[.AF188]" office:value-type="float" office:value="5.20780495282714" calcext:value-type="float">
            <text:p>5.20780495282714</text:p>
          </table:table-cell>
          <table:table-cell table:style-name="ce3" table:formula="of:=IF([.AC188]&gt;0;MOD(DEGREES(ACOS(((SIN(RADIANS([.$B$3]))*COS(RADIANS([.AD188])))-SIN(RADIANS([.T188])))/(COS(RADIANS([.$B$3]))*SIN(RADIANS([.AD188])))))+180;360);MOD(540-DEGREES(ACOS(((SIN(RADIANS([.$B$3]))*COS(RADIANS([.AD188])))-SIN(RADIANS([.T188])))/(COS(RADIANS([.$B$3]))*SIN(RADIANS([.AD188])))));360))" office:value-type="float" office:value="282.797188194752" calcext:value-type="float">
            <text:p>282.79718819475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8]+0.1/24" office:value-type="time" office:time-value="PT18H48M00S" calcext:value-type="time">
            <text:p>18:48:00</text:p>
          </table:table-cell>
          <table:table-cell table:style-name="ce11" table:formula="of:=[.D189]+2415018.5+[.E189]-[.$B$5]/24" office:value-type="float" office:value="2451776.24166667" calcext:value-type="float">
            <text:p>2451776.24</text:p>
          </table:table-cell>
          <table:table-cell table:style-name="ce13" table:formula="of:=([.F189]-2451545)/36525" office:value-type="float" office:value="0.00633105179101157" calcext:value-type="float">
            <text:p>0.00633105</text:p>
          </table:table-cell>
          <table:table-cell/>
          <table:table-cell table:style-name="ce3" table:formula="of:=MOD(280.46646+[.G189]*(36000.76983+[.G189]*0.0003032);360)" office:value-type="float" office:value="148.38919832217" calcext:value-type="float">
            <text:p>148.38919832217</text:p>
          </table:table-cell>
          <table:table-cell table:style-name="ce3" table:formula="of:=357.52911+[.G189]*(35999.05029-0.0001537*[.G189])" office:value-type="float" office:value="585.44096180706" calcext:value-type="float">
            <text:p>585.44096180706</text:p>
          </table:table-cell>
          <table:table-cell table:style-name="ce3" table:formula="of:=0.016708634-[.G189]*(0.000042037+0.0000001267*[.G189])" office:value-type="float" office:value="0.0167083678564974" calcext:value-type="float">
            <text:p>0.016708367856498</text:p>
          </table:table-cell>
          <table:table-cell table:style-name="ce3" table:formula="of:=SIN(RADIANS([.J189]))*(1.914602-[.G189]*(0.004817+0.000014*[.G189]))+SIN(RADIANS(2*[.J189]))*(0.019993-0.000101*[.G189])+SIN(RADIANS(3*[.J189]))*0.000289" office:value-type="float" office:value="-1.34439509842698" calcext:value-type="float">
            <text:p>-1.34439509842698</text:p>
          </table:table-cell>
          <table:table-cell table:style-name="ce3" table:formula="of:=[.I189]+[.L189]" office:value-type="float" office:value="147.044803223743" calcext:value-type="float">
            <text:p>147.044803223743</text:p>
          </table:table-cell>
          <table:table-cell table:style-name="ce3" table:formula="of:=[.J189]+[.L189]" office:value-type="float" office:value="584.096566708633" calcext:value-type="float">
            <text:p>584.096566708633</text:p>
          </table:table-cell>
          <table:table-cell table:style-name="ce3" table:formula="of:=(1.000001018*(1-[.K189]*[.K189]))/(1+[.K189]*COS(RADIANS([.N189])))" office:value-type="float" office:value="1.01186361973568" calcext:value-type="float">
            <text:p>1.01186361973568</text:p>
          </table:table-cell>
          <table:table-cell table:style-name="ce3" table:formula="of:=[.M189]-0.00569-0.00478*SIN(RADIANS(125.04-1934.136*[.G189]))" office:value-type="float" office:value="147.034706552526" calcext:value-type="float">
            <text:p>147.034706552526</text:p>
          </table:table-cell>
          <table:table-cell table:style-name="ce3" table:formula="of:=23+(26+((21.448-[.G189]*(46.815+[.G189]*(0.00059-[.G189]*0.001813))))/60)/60" office:value-type="float" office:value="23.439208781052" calcext:value-type="float">
            <text:p>23.439208781052</text:p>
          </table:table-cell>
          <table:table-cell table:style-name="ce3" table:formula="of:=[.Q189]+0.00256*COS(RADIANS(125.04-1934.136*[.G189]))" office:value-type="float" office:value="23.4382169518453" calcext:value-type="float">
            <text:p>23.4382169518453</text:p>
          </table:table-cell>
          <table:table-cell table:style-name="ce3" table:formula="of:=DEGREES(ATAN2(COS(RADIANS([.P189]));COS(RADIANS([.R189]))*SIN(RADIANS([.P189]))))" office:value-type="float" office:value="149.245880826693" calcext:value-type="float">
            <text:p>149.245880826693</text:p>
          </table:table-cell>
          <table:table-cell table:style-name="ce3" table:formula="of:=DEGREES(ASIN(SIN(RADIANS([.R189]))*SIN(RADIANS([.P189]))))" office:value-type="float" office:value="12.4996405301421" calcext:value-type="float">
            <text:p>12.4996405301421</text:p>
          </table:table-cell>
          <table:table-cell table:style-name="ce3" table:formula="of:=TAN(RADIANS([.R189]/2))*TAN(RADIANS([.R189]/2))" office:value-type="float" office:value="0.04303047285998" calcext:value-type="float">
            <text:p>0.04303047285998</text:p>
          </table:table-cell>
          <table:table-cell table:formula="of:=4*DEGREES([.U189]*SIN(2*RADIANS([.I189]))-2*[.K189]*SIN(RADIANS([.J189]))+4*[.K189]*[.U189]*SIN(RADIANS([.J189]))*COS(2*RADIANS([.I189]))-0.5*[.U189]*[.U189]*SIN(4*RADIANS([.I189]))-1.25*[.K189]*[.K189]*SIN(2*RADIANS([.J189])))" office:value-type="float" office:value="-3.46816525918383" calcext:value-type="float">
            <text:p>-3.46816525918383</text:p>
          </table:table-cell>
          <table:table-cell table:style-name="ce3" table:formula="of:=DEGREES(ACOS(COS(RADIANS(90.833))/(COS(RADIANS([.$B$3]))*COS(RADIANS([.T189])))-TAN(RADIANS([.$B$3]))*TAN(RADIANS([.T189]))))" office:value-type="float" office:value="104.571667228395" calcext:value-type="float">
            <text:p>104.571667228395</text:p>
          </table:table-cell>
          <table:table-cell table:style-name="ce9" table:formula="of:=(720-4*[.$B$4]-[.V189]+[.$B$5]*60)/1440" office:value-type="time" office:time-value="PT12H18M59.460315551S" calcext:value-type="time">
            <text:p>12:18:59</text:p>
          </table:table-cell>
          <table:table-cell table:style-name="ce9" table:formula="of:=[.X189]-[.W189]*4/1440" office:value-type="time" office:time-value="PT05H20M42.260180736S" calcext:value-type="time">
            <text:p>5:20:42</text:p>
          </table:table-cell>
          <table:table-cell table:style-name="ce9" table:formula="of:=[.X189]+[.W189]*4/1440" office:value-type="time" office:time-value="PT19H17M16.660450366S" calcext:value-type="time">
            <text:p>19:17:16</text:p>
          </table:table-cell>
          <table:table-cell table:style-name="ce15" table:formula="of:=8*[.W189]" office:value-type="float" office:value="836.573337827164" calcext:value-type="float">
            <text:p>836.573337827164</text:p>
          </table:table-cell>
          <table:table-cell table:style-name="ce3" table:formula="of:=MOD([.E189]*1440+[.V189]+4*[.$B$4]-60*[.$B$5];1440)" office:value-type="float" office:value="1109.00899474081" calcext:value-type="float">
            <text:p>1109.00899474081</text:p>
          </table:table-cell>
          <table:table-cell table:style-name="ce3" table:formula="of:=IF([.AB189]/4&lt;0;[.AB189]/4+180;[.AB189]/4-180)" office:value-type="float" office:value="97.2522486852034" calcext:value-type="float">
            <text:p>97.2522486852034</text:p>
          </table:table-cell>
          <table:table-cell table:style-name="ce3" table:formula="of:=DEGREES(ACOS(SIN(RADIANS([.$B$3]))*SIN(RADIANS([.T189]))+COS(RADIANS([.$B$3]))*COS(RADIANS([.T189]))*COS(RADIANS([.AC189]))))" office:value-type="float" office:value="85.9648932201509" calcext:value-type="float">
            <text:p>85.9648932201509</text:p>
          </table:table-cell>
          <table:table-cell table:style-name="ce3" table:formula="of:=90-[.AD189]" office:value-type="float" office:value="4.0351067798491" calcext:value-type="float">
            <text:p>4.0351067798491</text:p>
          </table:table-cell>
          <table:table-cell table:style-name="ce3" table:formula="of:=IF([.AE189]&gt;85;0;IF([.AE189]&gt;5;58.1/TAN(RADIANS([.AE189]))-0.07/POWER(TAN(RADIANS([.AE189]));3)+0.000086/POWER(TAN(RADIANS([.AE189]));5);IF([.AE189]&gt;-0.575;1735+[.AE189]*(-518.2+[.AE189]*(103.4+[.AE189]*(-12.79+[.AE189]*0.711)));-20.772/TAN(RADIANS([.AE189])))))/3600" office:value-type="float" office:value="0.18771210497028" calcext:value-type="float">
            <text:p>0.18771210497028</text:p>
          </table:table-cell>
          <table:table-cell table:style-name="ce3" table:formula="of:=[.AE189]+[.AF189]" office:value-type="float" office:value="4.22281888481938" calcext:value-type="float">
            <text:p>4.22281888481938</text:p>
          </table:table-cell>
          <table:table-cell table:style-name="ce3" table:formula="of:=IF([.AC189]&gt;0;MOD(DEGREES(ACOS(((SIN(RADIANS([.$B$3]))*COS(RADIANS([.AD189])))-SIN(RADIANS([.T189])))/(COS(RADIANS([.$B$3]))*SIN(RADIANS([.AD189])))))+180;360);MOD(540-DEGREES(ACOS(((SIN(RADIANS([.$B$3]))*COS(RADIANS([.AD189])))-SIN(RADIANS([.T189])))/(COS(RADIANS([.$B$3]))*SIN(RADIANS([.AD189])))));360))" office:value-type="float" office:value="283.857666788708" calcext:value-type="float">
            <text:p>283.85766678870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89]+0.1/24" office:value-type="time" office:time-value="PT18H54M00S" calcext:value-type="time">
            <text:p>18:54:00</text:p>
          </table:table-cell>
          <table:table-cell table:style-name="ce11" table:formula="of:=[.D190]+2415018.5+[.E190]-[.$B$5]/24" office:value-type="float" office:value="2451776.24583333" calcext:value-type="float">
            <text:p>2451776.25</text:p>
          </table:table-cell>
          <table:table-cell table:style-name="ce13" table:formula="of:=([.F190]-2451545)/36525" office:value-type="float" office:value="0.00633116586813365" calcext:value-type="float">
            <text:p>0.00633117</text:p>
          </table:table-cell>
          <table:table-cell/>
          <table:table-cell table:style-name="ce3" table:formula="of:=MOD(280.46646+[.G190]*(36000.76983+[.G190]*0.0003032);360)" office:value-type="float" office:value="148.393305186385" calcext:value-type="float">
            <text:p>148.393305186385</text:p>
          </table:table-cell>
          <table:table-cell table:style-name="ce3" table:formula="of:=357.52911+[.G190]*(35999.05029-0.0001537*[.G190])" office:value-type="float" office:value="585.445068475114" calcext:value-type="float">
            <text:p>585.445068475114</text:p>
          </table:table-cell>
          <table:table-cell table:style-name="ce3" table:formula="of:=0.016708634-[.G190]*(0.000042037+0.0000001267*[.G190])" office:value-type="float" office:value="0.0167083678517018" calcext:value-type="float">
            <text:p>0.016708367851702</text:p>
          </table:table-cell>
          <table:table-cell table:style-name="ce3" table:formula="of:=SIN(RADIANS([.J190]))*(1.914602-[.G190]*(0.004817+0.000014*[.G190]))+SIN(RADIANS(2*[.J190]))*(0.019993-0.000101*[.G190])+SIN(RADIANS(3*[.J190]))*0.000289" office:value-type="float" office:value="-1.34449137816528" calcext:value-type="float">
            <text:p>-1.34449137816528</text:p>
          </table:table-cell>
          <table:table-cell table:style-name="ce3" table:formula="of:=[.I190]+[.L190]" office:value-type="float" office:value="147.04881380822" calcext:value-type="float">
            <text:p>147.04881380822</text:p>
          </table:table-cell>
          <table:table-cell table:style-name="ce3" table:formula="of:=[.J190]+[.L190]" office:value-type="float" office:value="584.100577096949" calcext:value-type="float">
            <text:p>584.100577096949</text:p>
          </table:table-cell>
          <table:table-cell table:style-name="ce3" table:formula="of:=(1.000001018*(1-[.K190]*[.K190]))/(1+[.K190]*COS(RADIANS([.N190])))" office:value-type="float" office:value="1.01186278623175" calcext:value-type="float">
            <text:p>1.01186278623175</text:p>
          </table:table-cell>
          <table:table-cell table:style-name="ce3" table:formula="of:=[.M190]-0.00569-0.00478*SIN(RADIANS(125.04-1934.136*[.G190]))" office:value-type="float" office:value="147.038717129871" calcext:value-type="float">
            <text:p>147.038717129871</text:p>
          </table:table-cell>
          <table:table-cell table:style-name="ce3" table:formula="of:=23+(26+((21.448-[.G190]*(46.815+[.G190]*(0.00059-[.G190]*0.001813))))/60)/60" office:value-type="float" office:value="23.4392087795685" calcext:value-type="float">
            <text:p>23.4392087795685</text:p>
          </table:table-cell>
          <table:table-cell table:style-name="ce3" table:formula="of:=[.Q190]+0.00256*COS(RADIANS(125.04-1934.136*[.G190]))" office:value-type="float" office:value="23.4382169594502" calcext:value-type="float">
            <text:p>23.4382169594502</text:p>
          </table:table-cell>
          <table:table-cell table:style-name="ce3" table:formula="of:=DEGREES(ATAN2(COS(RADIANS([.P190]));COS(RADIANS([.R190]))*SIN(RADIANS([.P190]))))" office:value-type="float" office:value="149.249741309594" calcext:value-type="float">
            <text:p>149.249741309594</text:p>
          </table:table-cell>
          <table:table-cell table:style-name="ce3" table:formula="of:=DEGREES(ASIN(SIN(RADIANS([.R190]))*SIN(RADIANS([.P190]))))" office:value-type="float" office:value="12.4982695996365" calcext:value-type="float">
            <text:p>12.4982695996365</text:p>
          </table:table-cell>
          <table:table-cell table:style-name="ce3" table:formula="of:=TAN(RADIANS([.R190]/2))*TAN(RADIANS([.R190]/2))" office:value-type="float" office:value="0.0430304728886981" calcext:value-type="float">
            <text:p>0.043030472888698</text:p>
          </table:table-cell>
          <table:table-cell table:formula="of:=4*DEGREES([.U190]*SIN(2*RADIANS([.I190]))-2*[.K190]*SIN(RADIANS([.J190]))+4*[.K190]*[.U190]*SIN(RADIANS([.J190]))*COS(2*RADIANS([.I190]))-0.5*[.U190]*[.U190]*SIN(4*RADIANS([.I190]))-1.25*[.K190]*[.K190]*SIN(2*RADIANS([.J190])))" office:value-type="float" office:value="-3.4671818135225" calcext:value-type="float">
            <text:p>-3.4671818135225</text:p>
          </table:table-cell>
          <table:table-cell table:style-name="ce3" table:formula="of:=DEGREES(ACOS(COS(RADIANS(90.833))/(COS(RADIANS([.$B$3]))*COS(RADIANS([.T190])))-TAN(RADIANS([.$B$3]))*TAN(RADIANS([.T190]))))" office:value-type="float" office:value="104.570117822166" calcext:value-type="float">
            <text:p>104.570117822166</text:p>
          </table:table-cell>
          <table:table-cell table:style-name="ce9" table:formula="of:=(720-4*[.$B$4]-[.V190]+[.$B$5]*60)/1440" office:value-type="time" office:time-value="PT12H18M59.401308811S" calcext:value-type="time">
            <text:p>12:18:59</text:p>
          </table:table-cell>
          <table:table-cell table:style-name="ce9" table:formula="of:=[.X190]-[.W190]*4/1440" office:value-type="time" office:time-value="PT05H20M42.573031491S" calcext:value-type="time">
            <text:p>5:20:42</text:p>
          </table:table-cell>
          <table:table-cell table:style-name="ce9" table:formula="of:=[.X190]+[.W190]*4/1440" office:value-type="time" office:time-value="PT19H17M16.229586131S" calcext:value-type="time">
            <text:p>19:17:16</text:p>
          </table:table-cell>
          <table:table-cell table:style-name="ce15" table:formula="of:=8*[.W190]" office:value-type="float" office:value="836.560942577329" calcext:value-type="float">
            <text:p>836.560942577329</text:p>
          </table:table-cell>
          <table:table-cell table:style-name="ce3" table:formula="of:=MOD([.E190]*1440+[.V190]+4*[.$B$4]-60*[.$B$5];1440)" office:value-type="float" office:value="1115.00997818648" calcext:value-type="float">
            <text:p>1115.00997818648</text:p>
          </table:table-cell>
          <table:table-cell table:style-name="ce3" table:formula="of:=IF([.AB190]/4&lt;0;[.AB190]/4+180;[.AB190]/4-180)" office:value-type="float" office:value="98.7524945466188" calcext:value-type="float">
            <text:p>98.7524945466188</text:p>
          </table:table-cell>
          <table:table-cell table:style-name="ce3" table:formula="of:=DEGREES(ACOS(SIN(RADIANS([.$B$3]))*SIN(RADIANS([.T190]))+COS(RADIANS([.$B$3]))*COS(RADIANS([.T190]))*COS(RADIANS([.AC190]))))" office:value-type="float" office:value="86.9740604245549" calcext:value-type="float">
            <text:p>86.9740604245549</text:p>
          </table:table-cell>
          <table:table-cell table:style-name="ce3" table:formula="of:=90-[.AD190]" office:value-type="float" office:value="3.02593957544515" calcext:value-type="float">
            <text:p>3.02593957544515</text:p>
          </table:table-cell>
          <table:table-cell table:style-name="ce3" table:formula="of:=IF([.AE190]&gt;85;0;IF([.AE190]&gt;5;58.1/TAN(RADIANS([.AE190]))-0.07/POWER(TAN(RADIANS([.AE190]));3)+0.000086/POWER(TAN(RADIANS([.AE190]));5);IF([.AE190]&gt;-0.575;1735+[.AE190]*(-518.2+[.AE190]*(103.4+[.AE190]*(-12.79+[.AE190]*0.711)));-20.772/TAN(RADIANS([.AE190])))))/3600" office:value-type="float" office:value="0.227490011050947" calcext:value-type="float">
            <text:p>0.227490011050947</text:p>
          </table:table-cell>
          <table:table-cell table:style-name="ce3" table:formula="of:=[.AE190]+[.AF190]" office:value-type="float" office:value="3.2534295864961" calcext:value-type="float">
            <text:p>3.2534295864961</text:p>
          </table:table-cell>
          <table:table-cell table:style-name="ce3" table:formula="of:=IF([.AC190]&gt;0;MOD(DEGREES(ACOS(((SIN(RADIANS([.$B$3]))*COS(RADIANS([.AD190])))-SIN(RADIANS([.T190])))/(COS(RADIANS([.$B$3]))*SIN(RADIANS([.AD190])))))+180;360);MOD(540-DEGREES(ACOS(((SIN(RADIANS([.$B$3]))*COS(RADIANS([.AD190])))-SIN(RADIANS([.T190])))/(COS(RADIANS([.$B$3]))*SIN(RADIANS([.AD190])))));360))" office:value-type="float" office:value="284.921252086489" calcext:value-type="float">
            <text:p>284.92125208648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0]+0.1/24" office:value-type="time" office:time-value="PT19H00M00S" calcext:value-type="time">
            <text:p>19:00:00</text:p>
          </table:table-cell>
          <table:table-cell table:style-name="ce11" table:formula="of:=[.D191]+2415018.5+[.E191]-[.$B$5]/24" office:value-type="float" office:value="2451776.25" calcext:value-type="float">
            <text:p>2451776.25</text:p>
          </table:table-cell>
          <table:table-cell table:style-name="ce13" table:formula="of:=([.F191]-2451545)/36525" office:value-type="float" office:value="0.00633127994524298" calcext:value-type="float">
            <text:p>0.00633128</text:p>
          </table:table-cell>
          <table:table-cell/>
          <table:table-cell table:style-name="ce3" table:formula="of:=MOD(280.46646+[.G191]*(36000.76983+[.G191]*0.0003032);360)" office:value-type="float" office:value="148.397412050141" calcext:value-type="float">
            <text:p>148.397412050141</text:p>
          </table:table-cell>
          <table:table-cell table:style-name="ce3" table:formula="of:=357.52911+[.G191]*(35999.05029-0.0001537*[.G191])" office:value-type="float" office:value="585.44917514271" calcext:value-type="float">
            <text:p>585.44917514271</text:p>
          </table:table-cell>
          <table:table-cell table:style-name="ce3" table:formula="of:=0.016708634-[.G191]*(0.000042037+0.0000001267*[.G191])" office:value-type="float" office:value="0.0167083678469062" calcext:value-type="float">
            <text:p>0.016708367846906</text:p>
          </table:table-cell>
          <table:table-cell table:style-name="ce3" table:formula="of:=SIN(RADIANS([.J191]))*(1.914602-[.G191]*(0.004817+0.000014*[.G191]))+SIN(RADIANS(2*[.J191]))*(0.019993-0.000101*[.G191])+SIN(RADIANS(3*[.J191]))*0.000289" office:value-type="float" office:value="-1.34458765128562" calcext:value-type="float">
            <text:p>-1.34458765128562</text:p>
          </table:table-cell>
          <table:table-cell table:style-name="ce3" table:formula="of:=[.I191]+[.L191]" office:value-type="float" office:value="147.052824398856" calcext:value-type="float">
            <text:p>147.052824398856</text:p>
          </table:table-cell>
          <table:table-cell table:style-name="ce3" table:formula="of:=[.J191]+[.L191]" office:value-type="float" office:value="584.104587491424" calcext:value-type="float">
            <text:p>584.104587491424</text:p>
          </table:table-cell>
          <table:table-cell table:style-name="ce3" table:formula="of:=(1.000001018*(1-[.K191]*[.K191]))/(1+[.K191]*COS(RADIANS([.N191])))" office:value-type="float" office:value="1.01186195266772" calcext:value-type="float">
            <text:p>1.01186195266772</text:p>
          </table:table-cell>
          <table:table-cell table:style-name="ce3" table:formula="of:=[.M191]-0.00569-0.00478*SIN(RADIANS(125.04-1934.136*[.G191]))" office:value-type="float" office:value="147.042727713376" calcext:value-type="float">
            <text:p>147.042727713376</text:p>
          </table:table-cell>
          <table:table-cell table:style-name="ce3" table:formula="of:=23+(26+((21.448-[.G191]*(46.815+[.G191]*(0.00059-[.G191]*0.001813))))/60)/60" office:value-type="float" office:value="23.439208778085" calcext:value-type="float">
            <text:p>23.439208778085</text:p>
          </table:table-cell>
          <table:table-cell table:style-name="ce3" table:formula="of:=[.Q191]+0.00256*COS(RADIANS(125.04-1934.136*[.G191]))" office:value-type="float" office:value="23.4382169670551" calcext:value-type="float">
            <text:p>23.4382169670551</text:p>
          </table:table-cell>
          <table:table-cell table:style-name="ce3" table:formula="of:=DEGREES(ATAN2(COS(RADIANS([.P191]));COS(RADIANS([.R191]))*SIN(RADIANS([.P191]))))" office:value-type="float" office:value="149.253601757472" calcext:value-type="float">
            <text:p>149.253601757472</text:p>
          </table:table-cell>
          <table:table-cell table:style-name="ce3" table:formula="of:=DEGREES(ASIN(SIN(RADIANS([.R191]))*SIN(RADIANS([.P191]))))" office:value-type="float" office:value="12.4968986120681" calcext:value-type="float">
            <text:p>12.4968986120681</text:p>
          </table:table-cell>
          <table:table-cell table:style-name="ce3" table:formula="of:=TAN(RADIANS([.R191]/2))*TAN(RADIANS([.R191]/2))" office:value-type="float" office:value="0.0430304729174162" calcext:value-type="float">
            <text:p>0.043030472917416</text:p>
          </table:table-cell>
          <table:table-cell table:formula="of:=4*DEGREES([.U191]*SIN(2*RADIANS([.I191]))-2*[.K191]*SIN(RADIANS([.J191]))+4*[.K191]*[.U191]*SIN(RADIANS([.J191]))*COS(2*RADIANS([.I191]))-0.5*[.U191]*[.U191]*SIN(4*RADIANS([.I191]))-1.25*[.K191]*[.K191]*SIN(2*RADIANS([.J191])))" office:value-type="float" office:value="-3.46619823051938" calcext:value-type="float">
            <text:p>-3.46619823051938</text:p>
          </table:table-cell>
          <table:table-cell table:style-name="ce3" table:formula="of:=DEGREES(ACOS(COS(RADIANS(90.833))/(COS(RADIANS([.$B$3]))*COS(RADIANS([.T191])))-TAN(RADIANS([.$B$3]))*TAN(RADIANS([.T191]))))" office:value-type="float" office:value="104.5685683795" calcext:value-type="float">
            <text:p>104.5685683795</text:p>
          </table:table-cell>
          <table:table-cell table:style-name="ce9" table:formula="of:=(720-4*[.$B$4]-[.V191]+[.$B$5]*60)/1440" office:value-type="time" office:time-value="PT12H18M59.342293831S" calcext:value-type="time">
            <text:p>12:18:59</text:p>
          </table:table-cell>
          <table:table-cell table:style-name="ce9" table:formula="of:=[.X191]-[.W191]*4/1440" office:value-type="time" office:time-value="PT05H20M42.885882751S" calcext:value-type="time">
            <text:p>5:20:42</text:p>
          </table:table-cell>
          <table:table-cell table:style-name="ce9" table:formula="of:=[.X191]+[.W191]*4/1440" office:value-type="time" office:time-value="PT19H17M15.798704911S" calcext:value-type="time">
            <text:p>19:17:15</text:p>
          </table:table-cell>
          <table:table-cell table:style-name="ce15" table:formula="of:=8*[.W191]" office:value-type="float" office:value="836.548547036002" calcext:value-type="float">
            <text:p>836.548547036002</text:p>
          </table:table-cell>
          <table:table-cell table:style-name="ce3" table:formula="of:=MOD([.E191]*1440+[.V191]+4*[.$B$4]-60*[.$B$5];1440)" office:value-type="float" office:value="1121.01096176948" calcext:value-type="float">
            <text:p>1121.01096176948</text:p>
          </table:table-cell>
          <table:table-cell table:style-name="ce3" table:formula="of:=IF([.AB191]/4&lt;0;[.AB191]/4+180;[.AB191]/4-180)" office:value-type="float" office:value="100.25274044237" calcext:value-type="float">
            <text:p>100.25274044237</text:p>
          </table:table-cell>
          <table:table-cell table:style-name="ce3" table:formula="of:=DEGREES(ACOS(SIN(RADIANS([.$B$3]))*SIN(RADIANS([.T191]))+COS(RADIANS([.$B$3]))*COS(RADIANS([.T191]))*COS(RADIANS([.AC191]))))" office:value-type="float" office:value="87.978248417176" calcext:value-type="float">
            <text:p>87.978248417176</text:p>
          </table:table-cell>
          <table:table-cell table:style-name="ce3" table:formula="of:=90-[.AD191]" office:value-type="float" office:value="2.02175158282402" calcext:value-type="float">
            <text:p>2.02175158282402</text:p>
          </table:table-cell>
          <table:table-cell table:style-name="ce3" table:formula="of:=IF([.AE191]&gt;85;0;IF([.AE191]&gt;5;58.1/TAN(RADIANS([.AE191]))-0.07/POWER(TAN(RADIANS([.AE191]));3)+0.000086/POWER(TAN(RADIANS([.AE191]));5);IF([.AE191]&gt;-0.575;1735+[.AE191]*(-518.2+[.AE191]*(103.4+[.AE191]*(-12.79+[.AE191]*0.711)));-20.772/TAN(RADIANS([.AE191])))))/3600" office:value-type="float" office:value="0.282266071606255" calcext:value-type="float">
            <text:p>0.282266071606255</text:p>
          </table:table-cell>
          <table:table-cell table:style-name="ce3" table:formula="of:=[.AE191]+[.AF191]" office:value-type="float" office:value="2.30401765443028" calcext:value-type="float">
            <text:p>2.30401765443028</text:p>
          </table:table-cell>
          <table:table-cell table:style-name="ce3" table:formula="of:=IF([.AC191]&gt;0;MOD(DEGREES(ACOS(((SIN(RADIANS([.$B$3]))*COS(RADIANS([.AD191])))-SIN(RADIANS([.T191])))/(COS(RADIANS([.$B$3]))*SIN(RADIANS([.AD191])))))+180;360);MOD(540-DEGREES(ACOS(((SIN(RADIANS([.$B$3]))*COS(RADIANS([.AD191])))-SIN(RADIANS([.T191])))/(COS(RADIANS([.$B$3]))*SIN(RADIANS([.AD191])))));360))" office:value-type="float" office:value="285.988576069543" calcext:value-type="float">
            <text:p>285.98857606954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1]+0.1/24" office:value-type="time" office:time-value="PT19H06M00S" calcext:value-type="time">
            <text:p>19:06:00</text:p>
          </table:table-cell>
          <table:table-cell table:style-name="ce11" table:formula="of:=[.D192]+2415018.5+[.E192]-[.$B$5]/24" office:value-type="float" office:value="2451776.25416667" calcext:value-type="float">
            <text:p>2451776.25</text:p>
          </table:table-cell>
          <table:table-cell table:style-name="ce13" table:formula="of:=([.F192]-2451545)/36525" office:value-type="float" office:value="0.00633139402236506" calcext:value-type="float">
            <text:p>0.00633139</text:p>
          </table:table-cell>
          <table:table-cell/>
          <table:table-cell table:style-name="ce3" table:formula="of:=MOD(280.46646+[.G192]*(36000.76983+[.G192]*0.0003032);360)" office:value-type="float" office:value="148.401518914357" calcext:value-type="float">
            <text:p>148.401518914357</text:p>
          </table:table-cell>
          <table:table-cell table:style-name="ce3" table:formula="of:=357.52911+[.G192]*(35999.05029-0.0001537*[.G192])" office:value-type="float" office:value="585.453281810764" calcext:value-type="float">
            <text:p>585.453281810764</text:p>
          </table:table-cell>
          <table:table-cell table:style-name="ce3" table:formula="of:=0.016708634-[.G192]*(0.000042037+0.0000001267*[.G192])" office:value-type="float" office:value="0.0167083678421105" calcext:value-type="float">
            <text:p>0.016708367842111</text:p>
          </table:table-cell>
          <table:table-cell table:style-name="ce3" table:formula="of:=SIN(RADIANS([.J192]))*(1.914602-[.G192]*(0.004817+0.000014*[.G192]))+SIN(RADIANS(2*[.J192]))*(0.019993-0.000101*[.G192])+SIN(RADIANS(3*[.J192]))*0.000289" office:value-type="float" office:value="-1.344683917809" calcext:value-type="float">
            <text:p>-1.344683917809</text:p>
          </table:table-cell>
          <table:table-cell table:style-name="ce3" table:formula="of:=[.I192]+[.L192]" office:value-type="float" office:value="147.056834996548" calcext:value-type="float">
            <text:p>147.056834996548</text:p>
          </table:table-cell>
          <table:table-cell table:style-name="ce3" table:formula="of:=[.J192]+[.L192]" office:value-type="float" office:value="584.108597892955" calcext:value-type="float">
            <text:p>584.108597892955</text:p>
          </table:table-cell>
          <table:table-cell table:style-name="ce3" table:formula="of:=(1.000001018*(1-[.K192]*[.K192]))/(1+[.K192]*COS(RADIANS([.N192])))" office:value-type="float" office:value="1.01186111904339" calcext:value-type="float">
            <text:p>1.01186111904339</text:p>
          </table:table-cell>
          <table:table-cell table:style-name="ce3" table:formula="of:=[.M192]-0.00569-0.00478*SIN(RADIANS(125.04-1934.136*[.G192]))" office:value-type="float" office:value="147.046738303937" calcext:value-type="float">
            <text:p>147.046738303937</text:p>
          </table:table-cell>
          <table:table-cell table:style-name="ce3" table:formula="of:=23+(26+((21.448-[.G192]*(46.815+[.G192]*(0.00059-[.G192]*0.001813))))/60)/60" office:value-type="float" office:value="23.4392087766016" calcext:value-type="float">
            <text:p>23.4392087766016</text:p>
          </table:table-cell>
          <table:table-cell table:style-name="ce3" table:formula="of:=[.Q192]+0.00256*COS(RADIANS(125.04-1934.136*[.G192]))" office:value-type="float" office:value="23.43821697466" calcext:value-type="float">
            <text:p>23.43821697466</text:p>
          </table:table-cell>
          <table:table-cell table:style-name="ce3" table:formula="of:=DEGREES(ATAN2(COS(RADIANS([.P192]));COS(RADIANS([.R192]))*SIN(RADIANS([.P192]))))" office:value-type="float" office:value="149.257462171195" calcext:value-type="float">
            <text:p>149.257462171195</text:p>
          </table:table-cell>
          <table:table-cell table:style-name="ce3" table:formula="of:=DEGREES(ASIN(SIN(RADIANS([.R192]))*SIN(RADIANS([.P192]))))" office:value-type="float" office:value="12.4955275671369" calcext:value-type="float">
            <text:p>12.4955275671369</text:p>
          </table:table-cell>
          <table:table-cell table:style-name="ce3" table:formula="of:=TAN(RADIANS([.R192]/2))*TAN(RADIANS([.R192]/2))" office:value-type="float" office:value="0.0430304729461344" calcext:value-type="float">
            <text:p>0.043030472946135</text:p>
          </table:table-cell>
          <table:table-cell table:formula="of:=4*DEGREES([.U192]*SIN(2*RADIANS([.I192]))-2*[.K192]*SIN(RADIANS([.J192]))+4*[.K192]*[.U192]*SIN(RADIANS([.J192]))*COS(2*RADIANS([.I192]))-0.5*[.U192]*[.U192]*SIN(4*RADIANS([.I192]))-1.25*[.K192]*[.K192]*SIN(2*RADIANS([.J192])))" office:value-type="float" office:value="-3.46521450996956" calcext:value-type="float">
            <text:p>-3.46521450996956</text:p>
          </table:table-cell>
          <table:table-cell table:style-name="ce3" table:formula="of:=DEGREES(ACOS(COS(RADIANS(90.833))/(COS(RADIANS([.$B$3]))*COS(RADIANS([.T192])))-TAN(RADIANS([.$B$3]))*TAN(RADIANS([.T192]))))" office:value-type="float" office:value="104.567018900058" calcext:value-type="float">
            <text:p>104.567018900058</text:p>
          </table:table-cell>
          <table:table-cell table:style-name="ce9" table:formula="of:=(720-4*[.$B$4]-[.V192]+[.$B$5]*60)/1440" office:value-type="time" office:time-value="PT12H18M59.283270598S" calcext:value-type="time">
            <text:p>12:18:59</text:p>
          </table:table-cell>
          <table:table-cell table:style-name="ce9" table:formula="of:=[.X192]-[.W192]*4/1440" office:value-type="time" office:time-value="PT05H20M43.198734584S" calcext:value-type="time">
            <text:p>5:20:43</text:p>
          </table:table-cell>
          <table:table-cell table:style-name="ce9" table:formula="of:=[.X192]+[.W192]*4/1440" office:value-type="time" office:time-value="PT19H17M15.367806612S" calcext:value-type="time">
            <text:p>19:17:15</text:p>
          </table:table-cell>
          <table:table-cell table:style-name="ce15" table:formula="of:=8*[.W192]" office:value-type="float" office:value="836.536151200468" calcext:value-type="float">
            <text:p>836.536151200468</text:p>
          </table:table-cell>
          <table:table-cell table:style-name="ce3" table:formula="of:=MOD([.E192]*1440+[.V192]+4*[.$B$4]-60*[.$B$5];1440)" office:value-type="float" office:value="1127.01194549003" calcext:value-type="float">
            <text:p>1127.01194549003</text:p>
          </table:table-cell>
          <table:table-cell table:style-name="ce3" table:formula="of:=IF([.AB192]/4&lt;0;[.AB192]/4+180;[.AB192]/4-180)" office:value-type="float" office:value="101.752986372507" calcext:value-type="float">
            <text:p>101.752986372507</text:p>
          </table:table-cell>
          <table:table-cell table:style-name="ce3" table:formula="of:=DEGREES(ACOS(SIN(RADIANS([.$B$3]))*SIN(RADIANS([.T192]))+COS(RADIANS([.$B$3]))*COS(RADIANS([.T192]))*COS(RADIANS([.AC192]))))" office:value-type="float" office:value="88.9770896715173" calcext:value-type="float">
            <text:p>88.9770896715173</text:p>
          </table:table-cell>
          <table:table-cell table:style-name="ce3" table:formula="of:=90-[.AD192]" office:value-type="float" office:value="1.02291032848269" calcext:value-type="float">
            <text:p>1.02291032848269</text:p>
          </table:table-cell>
          <table:table-cell table:style-name="ce3" table:formula="of:=IF([.AE192]&gt;85;0;IF([.AE192]&gt;5;58.1/TAN(RADIANS([.AE192]))-0.07/POWER(TAN(RADIANS([.AE192]));3)+0.000086/POWER(TAN(RADIANS([.AE192]));5);IF([.AE192]&gt;-0.575;1735+[.AE192]*(-518.2+[.AE192]*(103.4+[.AE192]*(-12.79+[.AE192]*0.711)));-20.772/TAN(RADIANS([.AE192])))))/3600" office:value-type="float" office:value="0.361169184521236" calcext:value-type="float">
            <text:p>0.361169184521236</text:p>
          </table:table-cell>
          <table:table-cell table:style-name="ce3" table:formula="of:=[.AE192]+[.AF192]" office:value-type="float" office:value="1.38407951300393" calcext:value-type="float">
            <text:p>1.38407951300393</text:p>
          </table:table-cell>
          <table:table-cell table:style-name="ce3" table:formula="of:=IF([.AC192]&gt;0;MOD(DEGREES(ACOS(((SIN(RADIANS([.$B$3]))*COS(RADIANS([.AD192])))-SIN(RADIANS([.T192])))/(COS(RADIANS([.$B$3]))*SIN(RADIANS([.AD192])))))+180;360);MOD(540-DEGREES(ACOS(((SIN(RADIANS([.$B$3]))*COS(RADIANS([.AD192])))-SIN(RADIANS([.T192])))/(COS(RADIANS([.$B$3]))*SIN(RADIANS([.AD192])))));360))" office:value-type="float" office:value="287.060263733146" calcext:value-type="float">
            <text:p>287.06026373314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2]+0.1/24" office:value-type="time" office:time-value="PT19H12M00S" calcext:value-type="time">
            <text:p>19:12:00</text:p>
          </table:table-cell>
          <table:table-cell table:style-name="ce11" table:formula="of:=[.D193]+2415018.5+[.E193]-[.$B$5]/24" office:value-type="float" office:value="2451776.25833333" calcext:value-type="float">
            <text:p>2451776.26</text:p>
          </table:table-cell>
          <table:table-cell table:style-name="ce13" table:formula="of:=([.F193]-2451545)/36525" office:value-type="float" office:value="0.0063315080994744" calcext:value-type="float">
            <text:p>0.00633151</text:p>
          </table:table-cell>
          <table:table-cell/>
          <table:table-cell table:style-name="ce3" table:formula="of:=MOD(280.46646+[.G193]*(36000.76983+[.G193]*0.0003032);360)" office:value-type="float" office:value="148.405625778113" calcext:value-type="float">
            <text:p>148.405625778113</text:p>
          </table:table-cell>
          <table:table-cell table:style-name="ce3" table:formula="of:=357.52911+[.G193]*(35999.05029-0.0001537*[.G193])" office:value-type="float" office:value="585.45738847836" calcext:value-type="float">
            <text:p>585.45738847836</text:p>
          </table:table-cell>
          <table:table-cell table:style-name="ce3" table:formula="of:=0.016708634-[.G193]*(0.000042037+0.0000001267*[.G193])" office:value-type="float" office:value="0.0167083678373149" calcext:value-type="float">
            <text:p>0.016708367837315</text:p>
          </table:table-cell>
          <table:table-cell table:style-name="ce3" table:formula="of:=SIN(RADIANS([.J193]))*(1.914602-[.G193]*(0.004817+0.000014*[.G193]))+SIN(RADIANS(2*[.J193]))*(0.019993-0.000101*[.G193])+SIN(RADIANS(3*[.J193]))*0.000289" office:value-type="float" office:value="-1.34478017771343" calcext:value-type="float">
            <text:p>-1.34478017771343</text:p>
          </table:table-cell>
          <table:table-cell table:style-name="ce3" table:formula="of:=[.I193]+[.L193]" office:value-type="float" office:value="147.0608456004" calcext:value-type="float">
            <text:p>147.0608456004</text:p>
          </table:table-cell>
          <table:table-cell table:style-name="ce3" table:formula="of:=[.J193]+[.L193]" office:value-type="float" office:value="584.112608300646" calcext:value-type="float">
            <text:p>584.112608300646</text:p>
          </table:table-cell>
          <table:table-cell table:style-name="ce3" table:formula="of:=(1.000001018*(1-[.K193]*[.K193]))/(1+[.K193]*COS(RADIANS([.N193])))" office:value-type="float" office:value="1.01186028535896" calcext:value-type="float">
            <text:p>1.01186028535896</text:p>
          </table:table-cell>
          <table:table-cell table:style-name="ce3" table:formula="of:=[.M193]-0.00569-0.00478*SIN(RADIANS(125.04-1934.136*[.G193]))" office:value-type="float" office:value="147.050748900657" calcext:value-type="float">
            <text:p>147.050748900657</text:p>
          </table:table-cell>
          <table:table-cell table:style-name="ce3" table:formula="of:=23+(26+((21.448-[.G193]*(46.815+[.G193]*(0.00059-[.G193]*0.001813))))/60)/60" office:value-type="float" office:value="23.4392087751181" calcext:value-type="float">
            <text:p>23.4392087751181</text:p>
          </table:table-cell>
          <table:table-cell table:style-name="ce3" table:formula="of:=[.Q193]+0.00256*COS(RADIANS(125.04-1934.136*[.G193]))" office:value-type="float" office:value="23.438216982265" calcext:value-type="float">
            <text:p>23.438216982265</text:p>
          </table:table-cell>
          <table:table-cell table:style-name="ce3" table:formula="of:=DEGREES(ATAN2(COS(RADIANS([.P193]));COS(RADIANS([.R193]))*SIN(RADIANS([.P193]))))" office:value-type="float" office:value="149.261322549901" calcext:value-type="float">
            <text:p>149.261322549901</text:p>
          </table:table-cell>
          <table:table-cell table:style-name="ce3" table:formula="of:=DEGREES(ASIN(SIN(RADIANS([.R193]))*SIN(RADIANS([.P193]))))" office:value-type="float" office:value="12.4941564651559" calcext:value-type="float">
            <text:p>12.4941564651559</text:p>
          </table:table-cell>
          <table:table-cell table:style-name="ce3" table:formula="of:=TAN(RADIANS([.R193]/2))*TAN(RADIANS([.R193]/2))" office:value-type="float" office:value="0.0430304729748527" calcext:value-type="float">
            <text:p>0.043030472974853</text:p>
          </table:table-cell>
          <table:table-cell table:formula="of:=4*DEGREES([.U193]*SIN(2*RADIANS([.I193]))-2*[.K193]*SIN(RADIANS([.J193]))+4*[.K193]*[.U193]*SIN(RADIANS([.J193]))*COS(2*RADIANS([.I193]))-0.5*[.U193]*[.U193]*SIN(4*RADIANS([.I193]))-1.25*[.K193]*[.K193]*SIN(2*RADIANS([.J193])))" office:value-type="float" office:value="-3.46423065210777" calcext:value-type="float">
            <text:p>-3.46423065210777</text:p>
          </table:table-cell>
          <table:table-cell table:style-name="ce3" table:formula="of:=DEGREES(ACOS(COS(RADIANS(90.833))/(COS(RADIANS([.$B$3]))*COS(RADIANS([.T193])))-TAN(RADIANS([.$B$3]))*TAN(RADIANS([.T193]))))" office:value-type="float" office:value="104.565469384194" calcext:value-type="float">
            <text:p>104.565469384194</text:p>
          </table:table-cell>
          <table:table-cell table:style-name="ce9" table:formula="of:=(720-4*[.$B$4]-[.V193]+[.$B$5]*60)/1440" office:value-type="time" office:time-value="PT12H18M59.224239126S" calcext:value-type="time">
            <text:p>12:18:59</text:p>
          </table:table-cell>
          <table:table-cell table:style-name="ce9" table:formula="of:=[.X193]-[.W193]*4/1440" office:value-type="time" office:time-value="PT05H20M43.51158692S" calcext:value-type="time">
            <text:p>5:20:43</text:p>
          </table:table-cell>
          <table:table-cell table:style-name="ce9" table:formula="of:=[.X193]+[.W193]*4/1440" office:value-type="time" office:time-value="PT19H17M14.936891333S" calcext:value-type="time">
            <text:p>19:17:14</text:p>
          </table:table-cell>
          <table:table-cell table:style-name="ce15" table:formula="of:=8*[.W193]" office:value-type="float" office:value="836.523755073553" calcext:value-type="float">
            <text:p>836.523755073553</text:p>
          </table:table-cell>
          <table:table-cell table:style-name="ce3" table:formula="of:=MOD([.E193]*1440+[.V193]+4*[.$B$4]-60*[.$B$5];1440)" office:value-type="float" office:value="1133.01292934789" calcext:value-type="float">
            <text:p>1133.01292934789</text:p>
          </table:table-cell>
          <table:table-cell table:style-name="ce3" table:formula="of:=IF([.AB193]/4&lt;0;[.AB193]/4+180;[.AB193]/4-180)" office:value-type="float" office:value="103.253232336972" calcext:value-type="float">
            <text:p>103.253232336972</text:p>
          </table:table-cell>
          <table:table-cell table:style-name="ce3" table:formula="of:=DEGREES(ACOS(SIN(RADIANS([.$B$3]))*SIN(RADIANS([.T193]))+COS(RADIANS([.$B$3]))*COS(RADIANS([.T193]))*COS(RADIANS([.AC193]))))" office:value-type="float" office:value="89.9702111449576" calcext:value-type="float">
            <text:p>89.9702111449576</text:p>
          </table:table-cell>
          <table:table-cell table:style-name="ce3" table:formula="of:=90-[.AD193]" office:value-type="float" office:value="0.0297888550423693" calcext:value-type="float">
            <text:p>0.029788855042369</text:p>
          </table:table-cell>
          <table:table-cell table:style-name="ce3" table:formula="of:=IF([.AE193]&gt;85;0;IF([.AE193]&gt;5;58.1/TAN(RADIANS([.AE193]))-0.07/POWER(TAN(RADIANS([.AE193]));3)+0.000086/POWER(TAN(RADIANS([.AE193]));5);IF([.AE193]&gt;-0.575;1735+[.AE193]*(-518.2+[.AE193]*(103.4+[.AE193]*(-12.79+[.AE193]*0.711)));-20.772/TAN(RADIANS([.AE193])))))/3600" office:value-type="float" office:value="0.477681897903795" calcext:value-type="float">
            <text:p>0.477681897903795</text:p>
          </table:table-cell>
          <table:table-cell table:style-name="ce3" table:formula="of:=[.AE193]+[.AF193]" office:value-type="float" office:value="0.507470752946165" calcext:value-type="float">
            <text:p>0.507470752946165</text:p>
          </table:table-cell>
          <table:table-cell table:style-name="ce3" table:formula="of:=IF([.AC193]&gt;0;MOD(DEGREES(ACOS(((SIN(RADIANS([.$B$3]))*COS(RADIANS([.AD193])))-SIN(RADIANS([.T193])))/(COS(RADIANS([.$B$3]))*SIN(RADIANS([.AD193])))))+180;360);MOD(540-DEGREES(ACOS(((SIN(RADIANS([.$B$3]))*COS(RADIANS([.AD193])))-SIN(RADIANS([.T193])))/(COS(RADIANS([.$B$3]))*SIN(RADIANS([.AD193])))));360))" office:value-type="float" office:value="288.136933597551" calcext:value-type="float">
            <text:p>288.13693359755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3]+0.1/24" office:value-type="time" office:time-value="PT19H18M00S" calcext:value-type="time">
            <text:p>19:18:00</text:p>
          </table:table-cell>
          <table:table-cell table:style-name="ce11" table:formula="of:=[.D194]+2415018.5+[.E194]-[.$B$5]/24" office:value-type="float" office:value="2451776.2625" calcext:value-type="float">
            <text:p>2451776.26</text:p>
          </table:table-cell>
          <table:table-cell table:style-name="ce13" table:formula="of:=([.F194]-2451545)/36525" office:value-type="float" office:value="0.00633162217659648" calcext:value-type="float">
            <text:p>0.00633162</text:p>
          </table:table-cell>
          <table:table-cell/>
          <table:table-cell table:style-name="ce3" table:formula="of:=MOD(280.46646+[.G194]*(36000.76983+[.G194]*0.0003032);360)" office:value-type="float" office:value="148.409732642328" calcext:value-type="float">
            <text:p>148.409732642328</text:p>
          </table:table-cell>
          <table:table-cell table:style-name="ce3" table:formula="of:=357.52911+[.G194]*(35999.05029-0.0001537*[.G194])" office:value-type="float" office:value="585.461495146414" calcext:value-type="float">
            <text:p>585.461495146414</text:p>
          </table:table-cell>
          <table:table-cell table:style-name="ce3" table:formula="of:=0.016708634-[.G194]*(0.000042037+0.0000001267*[.G194])" office:value-type="float" office:value="0.0167083678325192" calcext:value-type="float">
            <text:p>0.016708367832519</text:p>
          </table:table-cell>
          <table:table-cell table:style-name="ce3" table:formula="of:=SIN(RADIANS([.J194]))*(1.914602-[.G194]*(0.004817+0.000014*[.G194]))+SIN(RADIANS(2*[.J194]))*(0.019993-0.000101*[.G194])+SIN(RADIANS(3*[.J194]))*0.000289" office:value-type="float" office:value="-1.34487643101992" calcext:value-type="float">
            <text:p>-1.34487643101992</text:p>
          </table:table-cell>
          <table:table-cell table:style-name="ce3" table:formula="of:=[.I194]+[.L194]" office:value-type="float" office:value="147.064856211309" calcext:value-type="float">
            <text:p>147.064856211309</text:p>
          </table:table-cell>
          <table:table-cell table:style-name="ce3" table:formula="of:=[.J194]+[.L194]" office:value-type="float" office:value="584.116618715394" calcext:value-type="float">
            <text:p>584.116618715394</text:p>
          </table:table-cell>
          <table:table-cell table:style-name="ce3" table:formula="of:=(1.000001018*(1-[.K194]*[.K194]))/(1+[.K194]*COS(RADIANS([.N194])))" office:value-type="float" office:value="1.01185945161424" calcext:value-type="float">
            <text:p>1.01185945161424</text:p>
          </table:table-cell>
          <table:table-cell table:style-name="ce3" table:formula="of:=[.M194]-0.00569-0.00478*SIN(RADIANS(125.04-1934.136*[.G194]))" office:value-type="float" office:value="147.054759504435" calcext:value-type="float">
            <text:p>147.054759504435</text:p>
          </table:table-cell>
          <table:table-cell table:style-name="ce3" table:formula="of:=23+(26+((21.448-[.G194]*(46.815+[.G194]*(0.00059-[.G194]*0.001813))))/60)/60" office:value-type="float" office:value="23.4392087736346" calcext:value-type="float">
            <text:p>23.4392087736346</text:p>
          </table:table-cell>
          <table:table-cell table:style-name="ce3" table:formula="of:=[.Q194]+0.00256*COS(RADIANS(125.04-1934.136*[.G194]))" office:value-type="float" office:value="23.4382169898699" calcext:value-type="float">
            <text:p>23.4382169898699</text:p>
          </table:table-cell>
          <table:table-cell table:style-name="ce3" table:formula="of:=DEGREES(ATAN2(COS(RADIANS([.P194]));COS(RADIANS([.R194]))*SIN(RADIANS([.P194]))))" office:value-type="float" office:value="149.26518289446" calcext:value-type="float">
            <text:p>149.26518289446</text:p>
          </table:table-cell>
          <table:table-cell table:style-name="ce3" table:formula="of:=DEGREES(ASIN(SIN(RADIANS([.R194]))*SIN(RADIANS([.P194]))))" office:value-type="float" office:value="12.4927853058248" calcext:value-type="float">
            <text:p>12.4927853058248</text:p>
          </table:table-cell>
          <table:table-cell table:style-name="ce3" table:formula="of:=TAN(RADIANS([.R194]/2))*TAN(RADIANS([.R194]/2))" office:value-type="float" office:value="0.043030473003571" calcext:value-type="float">
            <text:p>0.043030473003571</text:p>
          </table:table-cell>
          <table:table-cell table:formula="of:=4*DEGREES([.U194]*SIN(2*RADIANS([.I194]))-2*[.K194]*SIN(RADIANS([.J194]))+4*[.K194]*[.U194]*SIN(RADIANS([.J194]))*COS(2*RADIANS([.I194]))-0.5*[.U194]*[.U194]*SIN(4*RADIANS([.I194]))-1.25*[.K194]*[.K194]*SIN(2*RADIANS([.J194])))" office:value-type="float" office:value="-3.46324665672902" calcext:value-type="float">
            <text:p>-3.46324665672902</text:p>
          </table:table-cell>
          <table:table-cell table:style-name="ce3" table:formula="of:=DEGREES(ACOS(COS(RADIANS(90.833))/(COS(RADIANS([.$B$3]))*COS(RADIANS([.T194])))-TAN(RADIANS([.$B$3]))*TAN(RADIANS([.T194]))))" office:value-type="float" office:value="104.563919831568" calcext:value-type="float">
            <text:p>104.563919831568</text:p>
          </table:table-cell>
          <table:table-cell table:style-name="ce9" table:formula="of:=(720-4*[.$B$4]-[.V194]+[.$B$5]*60)/1440" office:value-type="time" office:time-value="PT12H18M59.165199404S" calcext:value-type="time">
            <text:p>12:18:59</text:p>
          </table:table-cell>
          <table:table-cell table:style-name="ce9" table:formula="of:=[.X194]-[.W194]*4/1440" office:value-type="time" office:time-value="PT05H20M43.824439827S" calcext:value-type="time">
            <text:p>5:20:43</text:p>
          </table:table-cell>
          <table:table-cell table:style-name="ce9" table:formula="of:=[.X194]+[.W194]*4/1440" office:value-type="time" office:time-value="PT19H17M14.50595898S" calcext:value-type="time">
            <text:p>19:17:14</text:p>
          </table:table-cell>
          <table:table-cell table:style-name="ce15" table:formula="of:=8*[.W194]" office:value-type="float" office:value="836.511358652542" calcext:value-type="float">
            <text:p>836.511358652542</text:p>
          </table:table-cell>
          <table:table-cell table:style-name="ce3" table:formula="of:=MOD([.E194]*1440+[.V194]+4*[.$B$4]-60*[.$B$5];1440)" office:value-type="float" office:value="1139.01391334327" calcext:value-type="float">
            <text:p>1139.01391334327</text:p>
          </table:table-cell>
          <table:table-cell table:style-name="ce3" table:formula="of:=IF([.AB194]/4&lt;0;[.AB194]/4+180;[.AB194]/4-180)" office:value-type="float" office:value="104.753478335817" calcext:value-type="float">
            <text:p>104.753478335817</text:p>
          </table:table-cell>
          <table:table-cell table:style-name="ce3" table:formula="of:=DEGREES(ACOS(SIN(RADIANS([.$B$3]))*SIN(RADIANS([.T194]))+COS(RADIANS([.$B$3]))*COS(RADIANS([.T194]))*COS(RADIANS([.AC194]))))" office:value-type="float" office:value="90.957233659032" calcext:value-type="float">
            <text:p>90.957233659032</text:p>
          </table:table-cell>
          <table:table-cell table:style-name="ce3" table:formula="of:=90-[.AD194]" office:value-type="float" office:value="-0.957233659031971" calcext:value-type="float">
            <text:p>-0.957233659031971</text:p>
          </table:table-cell>
          <table:table-cell table:style-name="ce3" table:formula="of:=IF([.AE194]&gt;85;0;IF([.AE194]&gt;5;58.1/TAN(RADIANS([.AE194]))-0.07/POWER(TAN(RADIANS([.AE194]));3)+0.000086/POWER(TAN(RADIANS([.AE194]));5);IF([.AE194]&gt;-0.575;1735+[.AE194]*(-518.2+[.AE194]*(103.4+[.AE194]*(-12.79+[.AE194]*0.711)));-20.772/TAN(RADIANS([.AE194])))))/3600" office:value-type="float" office:value="0.345334585143463" calcext:value-type="float">
            <text:p>0.345334585143463</text:p>
          </table:table-cell>
          <table:table-cell table:style-name="ce3" table:formula="of:=[.AE194]+[.AF194]" office:value-type="float" office:value="-0.611899073888508" calcext:value-type="float">
            <text:p>-0.611899073888508</text:p>
          </table:table-cell>
          <table:table-cell table:style-name="ce3" table:formula="of:=IF([.AC194]&gt;0;MOD(DEGREES(ACOS(((SIN(RADIANS([.$B$3]))*COS(RADIANS([.AD194])))-SIN(RADIANS([.T194])))/(COS(RADIANS([.$B$3]))*SIN(RADIANS([.AD194])))))+180;360);MOD(540-DEGREES(ACOS(((SIN(RADIANS([.$B$3]))*COS(RADIANS([.AD194])))-SIN(RADIANS([.T194])))/(COS(RADIANS([.$B$3]))*SIN(RADIANS([.AD194])))));360))" office:value-type="float" office:value="289.219198124365" calcext:value-type="float">
            <text:p>289.21919812436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4]+0.1/24" office:value-type="time" office:time-value="PT19H24M00S" calcext:value-type="time">
            <text:p>19:24:00</text:p>
          </table:table-cell>
          <table:table-cell table:style-name="ce11" table:formula="of:=[.D195]+2415018.5+[.E195]-[.$B$5]/24" office:value-type="float" office:value="2451776.26666667" calcext:value-type="float">
            <text:p>2451776.27</text:p>
          </table:table-cell>
          <table:table-cell table:style-name="ce13" table:formula="of:=([.F195]-2451545)/36525" office:value-type="float" office:value="0.00633173625370581" calcext:value-type="float">
            <text:p>0.00633174</text:p>
          </table:table-cell>
          <table:table-cell/>
          <table:table-cell table:style-name="ce3" table:formula="of:=MOD(280.46646+[.G195]*(36000.76983+[.G195]*0.0003032);360)" office:value-type="float" office:value="148.413839506085" calcext:value-type="float">
            <text:p>148.413839506085</text:p>
          </table:table-cell>
          <table:table-cell table:style-name="ce3" table:formula="of:=357.52911+[.G195]*(35999.05029-0.0001537*[.G195])" office:value-type="float" office:value="585.46560181401" calcext:value-type="float">
            <text:p>585.46560181401</text:p>
          </table:table-cell>
          <table:table-cell table:style-name="ce3" table:formula="of:=0.016708634-[.G195]*(0.000042037+0.0000001267*[.G195])" office:value-type="float" office:value="0.0167083678277236" calcext:value-type="float">
            <text:p>0.016708367827724</text:p>
          </table:table-cell>
          <table:table-cell table:style-name="ce3" table:formula="of:=SIN(RADIANS([.J195]))*(1.914602-[.G195]*(0.004817+0.000014*[.G195]))+SIN(RADIANS(2*[.J195]))*(0.019993-0.000101*[.G195])+SIN(RADIANS(3*[.J195]))*0.000289" office:value-type="float" office:value="-1.34497267770647" calcext:value-type="float">
            <text:p>-1.34497267770647</text:p>
          </table:table-cell>
          <table:table-cell table:style-name="ce3" table:formula="of:=[.I195]+[.L195]" office:value-type="float" office:value="147.068866828378" calcext:value-type="float">
            <text:p>147.068866828378</text:p>
          </table:table-cell>
          <table:table-cell table:style-name="ce3" table:formula="of:=[.J195]+[.L195]" office:value-type="float" office:value="584.120629136303" calcext:value-type="float">
            <text:p>584.120629136303</text:p>
          </table:table-cell>
          <table:table-cell table:style-name="ce3" table:formula="of:=(1.000001018*(1-[.K195]*[.K195]))/(1+[.K195]*COS(RADIANS([.N195])))" office:value-type="float" office:value="1.01185861780944" calcext:value-type="float">
            <text:p>1.01185861780944</text:p>
          </table:table-cell>
          <table:table-cell table:style-name="ce3" table:formula="of:=[.M195]-0.00569-0.00478*SIN(RADIANS(125.04-1934.136*[.G195]))" office:value-type="float" office:value="147.058770114373" calcext:value-type="float">
            <text:p>147.058770114373</text:p>
          </table:table-cell>
          <table:table-cell table:style-name="ce3" table:formula="of:=23+(26+((21.448-[.G195]*(46.815+[.G195]*(0.00059-[.G195]*0.001813))))/60)/60" office:value-type="float" office:value="23.4392087721511" calcext:value-type="float">
            <text:p>23.4392087721511</text:p>
          </table:table-cell>
          <table:table-cell table:style-name="ce3" table:formula="of:=[.Q195]+0.00256*COS(RADIANS(125.04-1934.136*[.G195]))" office:value-type="float" office:value="23.4382169974749" calcext:value-type="float">
            <text:p>23.4382169974749</text:p>
          </table:table-cell>
          <table:table-cell table:style-name="ce3" table:formula="of:=DEGREES(ATAN2(COS(RADIANS([.P195]));COS(RADIANS([.R195]))*SIN(RADIANS([.P195]))))" office:value-type="float" office:value="149.26904320401" calcext:value-type="float">
            <text:p>149.26904320401</text:p>
          </table:table-cell>
          <table:table-cell table:style-name="ce3" table:formula="of:=DEGREES(ASIN(SIN(RADIANS([.R195]))*SIN(RADIANS([.P195]))))" office:value-type="float" office:value="12.4914140894565" calcext:value-type="float">
            <text:p>12.4914140894565</text:p>
          </table:table-cell>
          <table:table-cell table:style-name="ce3" table:formula="of:=TAN(RADIANS([.R195]/2))*TAN(RADIANS([.R195]/2))" office:value-type="float" office:value="0.0430304730322893" calcext:value-type="float">
            <text:p>0.043030473032289</text:p>
          </table:table-cell>
          <table:table-cell table:formula="of:=4*DEGREES([.U195]*SIN(2*RADIANS([.I195]))-2*[.K195]*SIN(RADIANS([.J195]))+4*[.K195]*[.U195]*SIN(RADIANS([.J195]))*COS(2*RADIANS([.I195]))-0.5*[.U195]*[.U195]*SIN(4*RADIANS([.I195]))-1.25*[.K195]*[.K195]*SIN(2*RADIANS([.J195])))" office:value-type="float" office:value="-3.46226252406812" calcext:value-type="float">
            <text:p>-3.46226252406812</text:p>
          </table:table-cell>
          <table:table-cell table:style-name="ce3" table:formula="of:=DEGREES(ACOS(COS(RADIANS(90.833))/(COS(RADIANS([.$B$3]))*COS(RADIANS([.T195])))-TAN(RADIANS([.$B$3]))*TAN(RADIANS([.T195]))))" office:value-type="float" office:value="104.562370242533" calcext:value-type="float">
            <text:p>104.562370242533</text:p>
          </table:table-cell>
          <table:table-cell table:style-name="ce9" table:formula="of:=(720-4*[.$B$4]-[.V195]+[.$B$5]*60)/1440" office:value-type="time" office:time-value="PT12H18M59.106151444S" calcext:value-type="time">
            <text:p>12:18:59</text:p>
          </table:table-cell>
          <table:table-cell table:style-name="ce9" table:formula="of:=[.X195]-[.W195]*4/1440" office:value-type="time" office:time-value="PT05H20M44.137293236S" calcext:value-type="time">
            <text:p>5:20:44</text:p>
          </table:table-cell>
          <table:table-cell table:style-name="ce9" table:formula="of:=[.X195]+[.W195]*4/1440" office:value-type="time" office:time-value="PT19H17M14.075009652S" calcext:value-type="time">
            <text:p>19:17:14</text:p>
          </table:table-cell>
          <table:table-cell table:style-name="ce15" table:formula="of:=8*[.W195]" office:value-type="float" office:value="836.498961940261" calcext:value-type="float">
            <text:p>836.498961940261</text:p>
          </table:table-cell>
          <table:table-cell table:style-name="ce3" table:formula="of:=MOD([.E195]*1440+[.V195]+4*[.$B$4]-60*[.$B$5];1440)" office:value-type="float" office:value="1145.01489747593" calcext:value-type="float">
            <text:p>1145.01489747593</text:p>
          </table:table-cell>
          <table:table-cell table:style-name="ce3" table:formula="of:=IF([.AB195]/4&lt;0;[.AB195]/4+180;[.AB195]/4-180)" office:value-type="float" office:value="106.253724368982" calcext:value-type="float">
            <text:p>106.253724368982</text:p>
          </table:table-cell>
          <table:table-cell table:style-name="ce3" table:formula="of:=DEGREES(ACOS(SIN(RADIANS([.$B$3]))*SIN(RADIANS([.T195]))+COS(RADIANS([.$B$3]))*COS(RADIANS([.T195]))*COS(RADIANS([.AC195]))))" office:value-type="float" office:value="91.9377712934137" calcext:value-type="float">
            <text:p>91.9377712934137</text:p>
          </table:table-cell>
          <table:table-cell table:style-name="ce3" table:formula="of:=90-[.AD195]" office:value-type="float" office:value="-1.93777129341372" calcext:value-type="float">
            <text:p>-1.93777129341372</text:p>
          </table:table-cell>
          <table:table-cell table:style-name="ce3" table:formula="of:=IF([.AE195]&gt;85;0;IF([.AE195]&gt;5;58.1/TAN(RADIANS([.AE195]))-0.07/POWER(TAN(RADIANS([.AE195]));3)+0.000086/POWER(TAN(RADIANS([.AE195]));5);IF([.AE195]&gt;-0.575;1735+[.AE195]*(-518.2+[.AE195]*(103.4+[.AE195]*(-12.79+[.AE195]*0.711)));-20.772/TAN(RADIANS([.AE195])))))/3600" office:value-type="float" office:value="0.170541586104536" calcext:value-type="float">
            <text:p>0.170541586104536</text:p>
          </table:table-cell>
          <table:table-cell table:style-name="ce3" table:formula="of:=[.AE195]+[.AF195]" office:value-type="float" office:value="-1.76722970730918" calcext:value-type="float">
            <text:p>-1.76722970730918</text:p>
          </table:table-cell>
          <table:table-cell table:style-name="ce3" table:formula="of:=IF([.AC195]&gt;0;MOD(DEGREES(ACOS(((SIN(RADIANS([.$B$3]))*COS(RADIANS([.AD195])))-SIN(RADIANS([.T195])))/(COS(RADIANS([.$B$3]))*SIN(RADIANS([.AD195])))))+180;360);MOD(540-DEGREES(ACOS(((SIN(RADIANS([.$B$3]))*COS(RADIANS([.AD195])))-SIN(RADIANS([.T195])))/(COS(RADIANS([.$B$3]))*SIN(RADIANS([.AD195])))));360))" office:value-type="float" office:value="290.307664036843" calcext:value-type="float">
            <text:p>290.30766403684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5]+0.1/24" office:value-type="time" office:time-value="PT19H30M00S" calcext:value-type="time">
            <text:p>19:30:00</text:p>
          </table:table-cell>
          <table:table-cell table:style-name="ce11" table:formula="of:=[.D196]+2415018.5+[.E196]-[.$B$5]/24" office:value-type="float" office:value="2451776.27083333" calcext:value-type="float">
            <text:p>2451776.27</text:p>
          </table:table-cell>
          <table:table-cell table:style-name="ce13" table:formula="of:=([.F196]-2451545)/36525" office:value-type="float" office:value="0.00633185033082789" calcext:value-type="float">
            <text:p>0.00633185</text:p>
          </table:table-cell>
          <table:table-cell/>
          <table:table-cell table:style-name="ce3" table:formula="of:=MOD(280.46646+[.G196]*(36000.76983+[.G196]*0.0003032);360)" office:value-type="float" office:value="148.4179463703" calcext:value-type="float">
            <text:p>148.4179463703</text:p>
          </table:table-cell>
          <table:table-cell table:style-name="ce3" table:formula="of:=357.52911+[.G196]*(35999.05029-0.0001537*[.G196])" office:value-type="float" office:value="585.469708482064" calcext:value-type="float">
            <text:p>585.469708482064</text:p>
          </table:table-cell>
          <table:table-cell table:style-name="ce3" table:formula="of:=0.016708634-[.G196]*(0.000042037+0.0000001267*[.G196])" office:value-type="float" office:value="0.0167083678229279" calcext:value-type="float">
            <text:p>0.016708367822928</text:p>
          </table:table-cell>
          <table:table-cell table:style-name="ce3" table:formula="of:=SIN(RADIANS([.J196]))*(1.914602-[.G196]*(0.004817+0.000014*[.G196]))+SIN(RADIANS(2*[.J196]))*(0.019993-0.000101*[.G196])+SIN(RADIANS(3*[.J196]))*0.000289" office:value-type="float" office:value="-1.3450689177941" calcext:value-type="float">
            <text:p>-1.3450689177941</text:p>
          </table:table-cell>
          <table:table-cell table:style-name="ce3" table:formula="of:=[.I196]+[.L196]" office:value-type="float" office:value="147.072877452506" calcext:value-type="float">
            <text:p>147.072877452506</text:p>
          </table:table-cell>
          <table:table-cell table:style-name="ce3" table:formula="of:=[.J196]+[.L196]" office:value-type="float" office:value="584.12463956427" calcext:value-type="float">
            <text:p>584.12463956427</text:p>
          </table:table-cell>
          <table:table-cell table:style-name="ce3" table:formula="of:=(1.000001018*(1-[.K196]*[.K196]))/(1+[.K196]*COS(RADIANS([.N196])))" office:value-type="float" office:value="1.01185778394435" calcext:value-type="float">
            <text:p>1.01185778394435</text:p>
          </table:table-cell>
          <table:table-cell table:style-name="ce3" table:formula="of:=[.M196]-0.00569-0.00478*SIN(RADIANS(125.04-1934.136*[.G196]))" office:value-type="float" office:value="147.06278073137" calcext:value-type="float">
            <text:p>147.06278073137</text:p>
          </table:table-cell>
          <table:table-cell table:style-name="ce3" table:formula="of:=23+(26+((21.448-[.G196]*(46.815+[.G196]*(0.00059-[.G196]*0.001813))))/60)/60" office:value-type="float" office:value="23.4392087706677" calcext:value-type="float">
            <text:p>23.4392087706677</text:p>
          </table:table-cell>
          <table:table-cell table:style-name="ce3" table:formula="of:=[.Q196]+0.00256*COS(RADIANS(125.04-1934.136*[.G196]))" office:value-type="float" office:value="23.4382170050798" calcext:value-type="float">
            <text:p>23.4382170050798</text:p>
          </table:table-cell>
          <table:table-cell table:style-name="ce3" table:formula="of:=DEGREES(ATAN2(COS(RADIANS([.P196]));COS(RADIANS([.R196]))*SIN(RADIANS([.P196]))))" office:value-type="float" office:value="149.272903479418" calcext:value-type="float">
            <text:p>149.272903479418</text:p>
          </table:table-cell>
          <table:table-cell table:style-name="ce3" table:formula="of:=DEGREES(ASIN(SIN(RADIANS([.R196]))*SIN(RADIANS([.P196]))))" office:value-type="float" office:value="12.4900428157509" calcext:value-type="float">
            <text:p>12.4900428157509</text:p>
          </table:table-cell>
          <table:table-cell table:style-name="ce3" table:formula="of:=TAN(RADIANS([.R196]/2))*TAN(RADIANS([.R196]/2))" office:value-type="float" office:value="0.0430304730610077" calcext:value-type="float">
            <text:p>0.043030473061008</text:p>
          </table:table-cell>
          <table:table-cell table:formula="of:=4*DEGREES([.U196]*SIN(2*RADIANS([.I196]))-2*[.K196]*SIN(RADIANS([.J196]))+4*[.K196]*[.U196]*SIN(RADIANS([.J196]))*COS(2*RADIANS([.I196]))-0.5*[.U196]*[.U196]*SIN(4*RADIANS([.I196]))-1.25*[.K196]*[.K196]*SIN(2*RADIANS([.J196])))" office:value-type="float" office:value="-3.46127825392" calcext:value-type="float">
            <text:p>-3.46127825392</text:p>
          </table:table-cell>
          <table:table-cell table:style-name="ce3" table:formula="of:=DEGREES(ACOS(COS(RADIANS(90.833))/(COS(RADIANS([.$B$3]))*COS(RADIANS([.T196])))-TAN(RADIANS([.$B$3]))*TAN(RADIANS([.T196]))))" office:value-type="float" office:value="104.560820616749" calcext:value-type="float">
            <text:p>104.560820616749</text:p>
          </table:table-cell>
          <table:table-cell table:style-name="ce9" table:formula="of:=(720-4*[.$B$4]-[.V196]+[.$B$5]*60)/1440" office:value-type="time" office:time-value="PT12H18M59.047095235S" calcext:value-type="time">
            <text:p>12:18:59</text:p>
          </table:table-cell>
          <table:table-cell table:style-name="ce9" table:formula="of:=[.X196]-[.W196]*4/1440" office:value-type="time" office:time-value="PT05H20M44.450147215S" calcext:value-type="time">
            <text:p>5:20:44</text:p>
          </table:table-cell>
          <table:table-cell table:style-name="ce9" table:formula="of:=[.X196]+[.W196]*4/1440" office:value-type="time" office:time-value="PT19H17M13.644043255S" calcext:value-type="time">
            <text:p>19:17:13</text:p>
          </table:table-cell>
          <table:table-cell table:style-name="ce15" table:formula="of:=8*[.W196]" office:value-type="float" office:value="836.486564933995" calcext:value-type="float">
            <text:p>836.486564933995</text:p>
          </table:table-cell>
          <table:table-cell table:style-name="ce3" table:formula="of:=MOD([.E196]*1440+[.V196]+4*[.$B$4]-60*[.$B$5];1440)" office:value-type="float" office:value="1151.01588174608" calcext:value-type="float">
            <text:p>1151.01588174608</text:p>
          </table:table-cell>
          <table:table-cell table:style-name="ce3" table:formula="of:=IF([.AB196]/4&lt;0;[.AB196]/4+180;[.AB196]/4-180)" office:value-type="float" office:value="107.753970436519" calcext:value-type="float">
            <text:p>107.753970436519</text:p>
          </table:table-cell>
          <table:table-cell table:style-name="ce3" table:formula="of:=DEGREES(ACOS(SIN(RADIANS([.$B$3]))*SIN(RADIANS([.T196]))+COS(RADIANS([.$B$3]))*COS(RADIANS([.T196]))*COS(RADIANS([.AC196]))))" office:value-type="float" office:value="92.9114307983473" calcext:value-type="float">
            <text:p>92.9114307983473</text:p>
          </table:table-cell>
          <table:table-cell table:style-name="ce3" table:formula="of:=90-[.AD196]" office:value-type="float" office:value="-2.91143079834734" calcext:value-type="float">
            <text:p>-2.91143079834734</text:p>
          </table:table-cell>
          <table:table-cell table:style-name="ce3" table:formula="of:=IF([.AE196]&gt;85;0;IF([.AE196]&gt;5;58.1/TAN(RADIANS([.AE196]))-0.07/POWER(TAN(RADIANS([.AE196]));3)+0.000086/POWER(TAN(RADIANS([.AE196]));5);IF([.AE196]&gt;-0.575;1735+[.AE196]*(-518.2+[.AE196]*(103.4+[.AE196]*(-12.79+[.AE196]*0.711)));-20.772/TAN(RADIANS([.AE196])))))/3600" office:value-type="float" office:value="0.113453515012281" calcext:value-type="float">
            <text:p>0.113453515012281</text:p>
          </table:table-cell>
          <table:table-cell table:style-name="ce3" table:formula="of:=[.AE196]+[.AF196]" office:value-type="float" office:value="-2.79797728333506" calcext:value-type="float">
            <text:p>-2.79797728333506</text:p>
          </table:table-cell>
          <table:table-cell table:style-name="ce3" table:formula="of:=IF([.AC196]&gt;0;MOD(DEGREES(ACOS(((SIN(RADIANS([.$B$3]))*COS(RADIANS([.AD196])))-SIN(RADIANS([.T196])))/(COS(RADIANS([.$B$3]))*SIN(RADIANS([.AD196])))))+180;360);MOD(540-DEGREES(ACOS(((SIN(RADIANS([.$B$3]))*COS(RADIANS([.AD196])))-SIN(RADIANS([.T196])))/(COS(RADIANS([.$B$3]))*SIN(RADIANS([.AD196])))));360))" office:value-type="float" office:value="291.402932536865" calcext:value-type="float">
            <text:p>291.40293253686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6]+0.1/24" office:value-type="time" office:time-value="PT19H36M00S" calcext:value-type="time">
            <text:p>19:36:00</text:p>
          </table:table-cell>
          <table:table-cell table:style-name="ce11" table:formula="of:=[.D197]+2415018.5+[.E197]-[.$B$5]/24" office:value-type="float" office:value="2451776.275" calcext:value-type="float">
            <text:p>2451776.28</text:p>
          </table:table-cell>
          <table:table-cell table:style-name="ce13" table:formula="of:=([.F197]-2451545)/36525" office:value-type="float" office:value="0.00633196440794997" calcext:value-type="float">
            <text:p>0.00633196</text:p>
          </table:table-cell>
          <table:table-cell/>
          <table:table-cell table:style-name="ce3" table:formula="of:=MOD(280.46646+[.G197]*(36000.76983+[.G197]*0.0003032);360)" office:value-type="float" office:value="148.422053234515" calcext:value-type="float">
            <text:p>148.422053234515</text:p>
          </table:table-cell>
          <table:table-cell table:style-name="ce3" table:formula="of:=357.52911+[.G197]*(35999.05029-0.0001537*[.G197])" office:value-type="float" office:value="585.473815150119" calcext:value-type="float">
            <text:p>585.473815150119</text:p>
          </table:table-cell>
          <table:table-cell table:style-name="ce3" table:formula="of:=0.016708634-[.G197]*(0.000042037+0.0000001267*[.G197])" office:value-type="float" office:value="0.0167083678181323" calcext:value-type="float">
            <text:p>0.016708367818132</text:p>
          </table:table-cell>
          <table:table-cell table:style-name="ce3" table:formula="of:=SIN(RADIANS([.J197]))*(1.914602-[.G197]*(0.004817+0.000014*[.G197]))+SIN(RADIANS(2*[.J197]))*(0.019993-0.000101*[.G197])+SIN(RADIANS(3*[.J197]))*0.000289" office:value-type="float" office:value="-1.34516515127155" calcext:value-type="float">
            <text:p>-1.34516515127155</text:p>
          </table:table-cell>
          <table:table-cell table:style-name="ce3" table:formula="of:=[.I197]+[.L197]" office:value-type="float" office:value="147.076888083244" calcext:value-type="float">
            <text:p>147.076888083244</text:p>
          </table:table-cell>
          <table:table-cell table:style-name="ce3" table:formula="of:=[.J197]+[.L197]" office:value-type="float" office:value="584.128649998847" calcext:value-type="float">
            <text:p>584.128649998847</text:p>
          </table:table-cell>
          <table:table-cell table:style-name="ce3" table:formula="of:=(1.000001018*(1-[.K197]*[.K197]))/(1+[.K197]*COS(RADIANS([.N197])))" office:value-type="float" office:value="1.01185695001909" calcext:value-type="float">
            <text:p>1.01185695001909</text:p>
          </table:table-cell>
          <table:table-cell table:style-name="ce3" table:formula="of:=[.M197]-0.00569-0.00478*SIN(RADIANS(125.04-1934.136*[.G197]))" office:value-type="float" office:value="147.066791354976" calcext:value-type="float">
            <text:p>147.066791354976</text:p>
          </table:table-cell>
          <table:table-cell table:style-name="ce3" table:formula="of:=23+(26+((21.448-[.G197]*(46.815+[.G197]*(0.00059-[.G197]*0.001813))))/60)/60" office:value-type="float" office:value="23.4392087691842" calcext:value-type="float">
            <text:p>23.4392087691842</text:p>
          </table:table-cell>
          <table:table-cell table:style-name="ce3" table:formula="of:=[.Q197]+0.00256*COS(RADIANS(125.04-1934.136*[.G197]))" office:value-type="float" office:value="23.4382170126848" calcext:value-type="float">
            <text:p>23.4382170126848</text:p>
          </table:table-cell>
          <table:table-cell table:style-name="ce3" table:formula="of:=DEGREES(ATAN2(COS(RADIANS([.P197]));COS(RADIANS([.R197]))*SIN(RADIANS([.P197]))))" office:value-type="float" office:value="149.276763720258" calcext:value-type="float">
            <text:p>149.276763720258</text:p>
          </table:table-cell>
          <table:table-cell table:style-name="ce3" table:formula="of:=DEGREES(ASIN(SIN(RADIANS([.R197]))*SIN(RADIANS([.P197]))))" office:value-type="float" office:value="12.4886714848676" calcext:value-type="float">
            <text:p>12.4886714848676</text:p>
          </table:table-cell>
          <table:table-cell table:style-name="ce3" table:formula="of:=TAN(RADIANS([.R197]/2))*TAN(RADIANS([.R197]/2))" office:value-type="float" office:value="0.0430304730897262" calcext:value-type="float">
            <text:p>0.043030473089726</text:p>
          </table:table-cell>
          <table:table-cell table:formula="of:=4*DEGREES([.U197]*SIN(2*RADIANS([.I197]))-2*[.K197]*SIN(RADIANS([.J197]))+4*[.K197]*[.U197]*SIN(RADIANS([.J197]))*COS(2*RADIANS([.I197]))-0.5*[.U197]*[.U197]*SIN(4*RADIANS([.I197]))-1.25*[.K197]*[.K197]*SIN(2*RADIANS([.J197])))" office:value-type="float" office:value="-3.46029384640958" calcext:value-type="float">
            <text:p>-3.46029384640958</text:p>
          </table:table-cell>
          <table:table-cell table:style-name="ce3" table:formula="of:=DEGREES(ACOS(COS(RADIANS(90.833))/(COS(RADIANS([.$B$3]))*COS(RADIANS([.T197])))-TAN(RADIANS([.$B$3]))*TAN(RADIANS([.T197]))))" office:value-type="float" office:value="104.559270954398" calcext:value-type="float">
            <text:p>104.559270954398</text:p>
          </table:table-cell>
          <table:table-cell table:style-name="ce9" table:formula="of:=(720-4*[.$B$4]-[.V197]+[.$B$5]*60)/1440" office:value-type="time" office:time-value="PT12H18M58.988030785S" calcext:value-type="time">
            <text:p>12:18:58</text:p>
          </table:table-cell>
          <table:table-cell table:style-name="ce9" table:formula="of:=[.X197]-[.W197]*4/1440" office:value-type="time" office:time-value="PT05H20M44.763001729S" calcext:value-type="time">
            <text:p>5:20:44</text:p>
          </table:table-cell>
          <table:table-cell table:style-name="ce9" table:formula="of:=[.X197]+[.W197]*4/1440" office:value-type="time" office:time-value="PT19H17M13.21305984S" calcext:value-type="time">
            <text:p>19:17:13</text:p>
          </table:table-cell>
          <table:table-cell table:style-name="ce15" table:formula="of:=8*[.W197]" office:value-type="float" office:value="836.474167635184" calcext:value-type="float">
            <text:p>836.474167635184</text:p>
          </table:table-cell>
          <table:table-cell table:style-name="ce3" table:formula="of:=MOD([.E197]*1440+[.V197]+4*[.$B$4]-60*[.$B$5];1440)" office:value-type="float" office:value="1157.01686615359" calcext:value-type="float">
            <text:p>1157.01686615359</text:p>
          </table:table-cell>
          <table:table-cell table:style-name="ce3" table:formula="of:=IF([.AB197]/4&lt;0;[.AB197]/4+180;[.AB197]/4-180)" office:value-type="float" office:value="109.254216538397" calcext:value-type="float">
            <text:p>109.254216538397</text:p>
          </table:table-cell>
          <table:table-cell table:style-name="ce3" table:formula="of:=DEGREES(ACOS(SIN(RADIANS([.$B$3]))*SIN(RADIANS([.T197]))+COS(RADIANS([.$B$3]))*COS(RADIANS([.T197]))*COS(RADIANS([.AC197]))))" office:value-type="float" office:value="93.8778110223959" calcext:value-type="float">
            <text:p>93.8778110223959</text:p>
          </table:table-cell>
          <table:table-cell table:style-name="ce3" table:formula="of:=90-[.AD197]" office:value-type="float" office:value="-3.87781102239586" calcext:value-type="float">
            <text:p>-3.87781102239586</text:p>
          </table:table-cell>
          <table:table-cell table:style-name="ce3" table:formula="of:=IF([.AE197]&gt;85;0;IF([.AE197]&gt;5;58.1/TAN(RADIANS([.AE197]))-0.07/POWER(TAN(RADIANS([.AE197]));3)+0.000086/POWER(TAN(RADIANS([.AE197]));5);IF([.AE197]&gt;-0.575;1735+[.AE197]*(-518.2+[.AE197]*(103.4+[.AE197]*(-12.79+[.AE197]*0.711)));-20.772/TAN(RADIANS([.AE197])))))/3600" office:value-type="float" office:value="0.0851232069074855" calcext:value-type="float">
            <text:p>0.085123206907486</text:p>
          </table:table-cell>
          <table:table-cell table:style-name="ce3" table:formula="of:=[.AE197]+[.AF197]" office:value-type="float" office:value="-3.79268781548837" calcext:value-type="float">
            <text:p>-3.79268781548837</text:p>
          </table:table-cell>
          <table:table-cell table:style-name="ce3" table:formula="of:=IF([.AC197]&gt;0;MOD(DEGREES(ACOS(((SIN(RADIANS([.$B$3]))*COS(RADIANS([.AD197])))-SIN(RADIANS([.T197])))/(COS(RADIANS([.$B$3]))*SIN(RADIANS([.AD197])))))+180;360);MOD(540-DEGREES(ACOS(((SIN(RADIANS([.$B$3]))*COS(RADIANS([.AD197])))-SIN(RADIANS([.T197])))/(COS(RADIANS([.$B$3]))*SIN(RADIANS([.AD197])))));360))" office:value-type="float" office:value="292.505599416091" calcext:value-type="float">
            <text:p>292.50559941609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7]+0.1/24" office:value-type="time" office:time-value="PT19H42M00S" calcext:value-type="time">
            <text:p>19:42:00</text:p>
          </table:table-cell>
          <table:table-cell table:style-name="ce11" table:formula="of:=[.D198]+2415018.5+[.E198]-[.$B$5]/24" office:value-type="float" office:value="2451776.27916667" calcext:value-type="float">
            <text:p>2451776.28</text:p>
          </table:table-cell>
          <table:table-cell table:style-name="ce13" table:formula="of:=([.F198]-2451545)/36525" office:value-type="float" office:value="0.0063320784850593" calcext:value-type="float">
            <text:p>0.00633208</text:p>
          </table:table-cell>
          <table:table-cell/>
          <table:table-cell table:style-name="ce3" table:formula="of:=MOD(280.46646+[.G198]*(36000.76983+[.G198]*0.0003032);360)" office:value-type="float" office:value="148.426160098272" calcext:value-type="float">
            <text:p>148.426160098272</text:p>
          </table:table-cell>
          <table:table-cell table:style-name="ce3" table:formula="of:=357.52911+[.G198]*(35999.05029-0.0001537*[.G198])" office:value-type="float" office:value="585.477921817714" calcext:value-type="float">
            <text:p>585.477921817714</text:p>
          </table:table-cell>
          <table:table-cell table:style-name="ce3" table:formula="of:=0.016708634-[.G198]*(0.000042037+0.0000001267*[.G198])" office:value-type="float" office:value="0.0167083678133367" calcext:value-type="float">
            <text:p>0.016708367813337</text:p>
          </table:table-cell>
          <table:table-cell table:style-name="ce3" table:formula="of:=SIN(RADIANS([.J198]))*(1.914602-[.G198]*(0.004817+0.000014*[.G198]))+SIN(RADIANS(2*[.J198]))*(0.019993-0.000101*[.G198])+SIN(RADIANS(3*[.J198]))*0.000289" office:value-type="float" office:value="-1.34526137812758" calcext:value-type="float">
            <text:p>-1.34526137812758</text:p>
          </table:table-cell>
          <table:table-cell table:style-name="ce3" table:formula="of:=[.I198]+[.L198]" office:value-type="float" office:value="147.080898720144" calcext:value-type="float">
            <text:p>147.080898720144</text:p>
          </table:table-cell>
          <table:table-cell table:style-name="ce3" table:formula="of:=[.J198]+[.L198]" office:value-type="float" office:value="584.132660439587" calcext:value-type="float">
            <text:p>584.132660439587</text:p>
          </table:table-cell>
          <table:table-cell table:style-name="ce3" table:formula="of:=(1.000001018*(1-[.K198]*[.K198]))/(1+[.K198]*COS(RADIANS([.N198])))" office:value-type="float" office:value="1.01185611603374" calcext:value-type="float">
            <text:p>1.01185611603374</text:p>
          </table:table-cell>
          <table:table-cell table:style-name="ce3" table:formula="of:=[.M198]-0.00569-0.00478*SIN(RADIANS(125.04-1934.136*[.G198]))" office:value-type="float" office:value="147.070801984746" calcext:value-type="float">
            <text:p>147.070801984746</text:p>
          </table:table-cell>
          <table:table-cell table:style-name="ce3" table:formula="of:=23+(26+((21.448-[.G198]*(46.815+[.G198]*(0.00059-[.G198]*0.001813))))/60)/60" office:value-type="float" office:value="23.4392087677007" calcext:value-type="float">
            <text:p>23.4392087677007</text:p>
          </table:table-cell>
          <table:table-cell table:style-name="ce3" table:formula="of:=[.Q198]+0.00256*COS(RADIANS(125.04-1934.136*[.G198]))" office:value-type="float" office:value="23.4382170202899" calcext:value-type="float">
            <text:p>23.4382170202899</text:p>
          </table:table-cell>
          <table:table-cell table:style-name="ce3" table:formula="of:=DEGREES(ATAN2(COS(RADIANS([.P198]));COS(RADIANS([.R198]))*SIN(RADIANS([.P198]))))" office:value-type="float" office:value="149.280623926101" calcext:value-type="float">
            <text:p>149.280623926101</text:p>
          </table:table-cell>
          <table:table-cell table:style-name="ce3" table:formula="of:=DEGREES(ASIN(SIN(RADIANS([.R198]))*SIN(RADIANS([.P198]))))" office:value-type="float" office:value="12.4873000969662" calcext:value-type="float">
            <text:p>12.4873000969662</text:p>
          </table:table-cell>
          <table:table-cell table:style-name="ce3" table:formula="of:=TAN(RADIANS([.R198]/2))*TAN(RADIANS([.R198]/2))" office:value-type="float" office:value="0.0430304731184448" calcext:value-type="float">
            <text:p>0.043030473118445</text:p>
          </table:table-cell>
          <table:table-cell table:formula="of:=4*DEGREES([.U198]*SIN(2*RADIANS([.I198]))-2*[.K198]*SIN(RADIANS([.J198]))+4*[.K198]*[.U198]*SIN(RADIANS([.J198]))*COS(2*RADIANS([.I198]))-0.5*[.U198]*[.U198]*SIN(4*RADIANS([.I198]))-1.25*[.K198]*[.K198]*SIN(2*RADIANS([.J198])))" office:value-type="float" office:value="-3.45930930166174" calcext:value-type="float">
            <text:p>-3.45930930166174</text:p>
          </table:table-cell>
          <table:table-cell table:style-name="ce3" table:formula="of:=DEGREES(ACOS(COS(RADIANS(90.833))/(COS(RADIANS([.$B$3]))*COS(RADIANS([.T198])))-TAN(RADIANS([.$B$3]))*TAN(RADIANS([.T198]))))" office:value-type="float" office:value="104.557721255659" calcext:value-type="float">
            <text:p>104.557721255659</text:p>
          </table:table-cell>
          <table:table-cell table:style-name="ce9" table:formula="of:=(720-4*[.$B$4]-[.V198]+[.$B$5]*60)/1440" office:value-type="time" office:time-value="PT12H18M58.9289581S" calcext:value-type="time">
            <text:p>12:18:58</text:p>
          </table:table-cell>
          <table:table-cell table:style-name="ce9" table:formula="of:=[.X198]-[.W198]*4/1440" office:value-type="time" office:time-value="PT05H20M45.075856742S" calcext:value-type="time">
            <text:p>5:20:45</text:p>
          </table:table-cell>
          <table:table-cell table:style-name="ce9" table:formula="of:=[.X198]+[.W198]*4/1440" office:value-type="time" office:time-value="PT19H17M12.782059458S" calcext:value-type="time">
            <text:p>19:17:12</text:p>
          </table:table-cell>
          <table:table-cell table:style-name="ce15" table:formula="of:=8*[.W198]" office:value-type="float" office:value="836.461770045271" calcext:value-type="float">
            <text:p>836.461770045271</text:p>
          </table:table-cell>
          <table:table-cell table:style-name="ce3" table:formula="of:=MOD([.E198]*1440+[.V198]+4*[.$B$4]-60*[.$B$5];1440)" office:value-type="float" office:value="1163.01785069834" calcext:value-type="float">
            <text:p>1163.01785069834</text:p>
          </table:table-cell>
          <table:table-cell table:style-name="ce3" table:formula="of:=IF([.AB198]/4&lt;0;[.AB198]/4+180;[.AB198]/4-180)" office:value-type="float" office:value="110.754462674584" calcext:value-type="float">
            <text:p>110.754462674584</text:p>
          </table:table-cell>
          <table:table-cell table:style-name="ce3" table:formula="of:=DEGREES(ACOS(SIN(RADIANS([.$B$3]))*SIN(RADIANS([.T198]))+COS(RADIANS([.$B$3]))*COS(RADIANS([.T198]))*COS(RADIANS([.AC198]))))" office:value-type="float" office:value="94.8365023601263" calcext:value-type="float">
            <text:p>94.8365023601263</text:p>
          </table:table-cell>
          <table:table-cell table:style-name="ce3" table:formula="of:=90-[.AD198]" office:value-type="float" office:value="-4.83650236012625" calcext:value-type="float">
            <text:p>-4.83650236012625</text:p>
          </table:table-cell>
          <table:table-cell table:style-name="ce3" table:formula="of:=IF([.AE198]&gt;85;0;IF([.AE198]&gt;5;58.1/TAN(RADIANS([.AE198]))-0.07/POWER(TAN(RADIANS([.AE198]));3)+0.000086/POWER(TAN(RADIANS([.AE198]));5);IF([.AE198]&gt;-0.575;1735+[.AE198]*(-518.2+[.AE198]*(103.4+[.AE198]*(-12.79+[.AE198]*0.711)));-20.772/TAN(RADIANS([.AE198])))))/3600" office:value-type="float" office:value="0.0681920577837887" calcext:value-type="float">
            <text:p>0.068192057783789</text:p>
          </table:table-cell>
          <table:table-cell table:style-name="ce3" table:formula="of:=[.AE198]+[.AF198]" office:value-type="float" office:value="-4.76831030234246" calcext:value-type="float">
            <text:p>-4.76831030234246</text:p>
          </table:table-cell>
          <table:table-cell table:style-name="ce3" table:formula="of:=IF([.AC198]&gt;0;MOD(DEGREES(ACOS(((SIN(RADIANS([.$B$3]))*COS(RADIANS([.AD198])))-SIN(RADIANS([.T198])))/(COS(RADIANS([.$B$3]))*SIN(RADIANS([.AD198])))))+180;360);MOD(540-DEGREES(ACOS(((SIN(RADIANS([.$B$3]))*COS(RADIANS([.AD198])))-SIN(RADIANS([.T198])))/(COS(RADIANS([.$B$3]))*SIN(RADIANS([.AD198])))));360))" office:value-type="float" office:value="293.616255053627" calcext:value-type="float">
            <text:p>293.61625505362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8]+0.1/24" office:value-type="time" office:time-value="PT19H48M00S" calcext:value-type="time">
            <text:p>19:48:00</text:p>
          </table:table-cell>
          <table:table-cell table:style-name="ce11" table:formula="of:=[.D199]+2415018.5+[.E199]-[.$B$5]/24" office:value-type="float" office:value="2451776.28333333" calcext:value-type="float">
            <text:p>2451776.28</text:p>
          </table:table-cell>
          <table:table-cell table:style-name="ce13" table:formula="of:=([.F199]-2451545)/36525" office:value-type="float" office:value="0.00633219256218138" calcext:value-type="float">
            <text:p>0.00633219</text:p>
          </table:table-cell>
          <table:table-cell/>
          <table:table-cell table:style-name="ce3" table:formula="of:=MOD(280.46646+[.G199]*(36000.76983+[.G199]*0.0003032);360)" office:value-type="float" office:value="148.430266962487" calcext:value-type="float">
            <text:p>148.430266962487</text:p>
          </table:table-cell>
          <table:table-cell table:style-name="ce3" table:formula="of:=357.52911+[.G199]*(35999.05029-0.0001537*[.G199])" office:value-type="float" office:value="585.482028485769" calcext:value-type="float">
            <text:p>585.482028485769</text:p>
          </table:table-cell>
          <table:table-cell table:style-name="ce3" table:formula="of:=0.016708634-[.G199]*(0.000042037+0.0000001267*[.G199])" office:value-type="float" office:value="0.016708367808541" calcext:value-type="float">
            <text:p>0.016708367808541</text:p>
          </table:table-cell>
          <table:table-cell table:style-name="ce3" table:formula="of:=SIN(RADIANS([.J199]))*(1.914602-[.G199]*(0.004817+0.000014*[.G199]))+SIN(RADIANS(2*[.J199]))*(0.019993-0.000101*[.G199])+SIN(RADIANS(3*[.J199]))*0.000289" office:value-type="float" office:value="-1.3453575983832" calcext:value-type="float">
            <text:p>-1.3453575983832</text:p>
          </table:table-cell>
          <table:table-cell table:style-name="ce3" table:formula="of:=[.I199]+[.L199]" office:value-type="float" office:value="147.084909364104" calcext:value-type="float">
            <text:p>147.084909364104</text:p>
          </table:table-cell>
          <table:table-cell table:style-name="ce3" table:formula="of:=[.J199]+[.L199]" office:value-type="float" office:value="584.136670887385" calcext:value-type="float">
            <text:p>584.136670887385</text:p>
          </table:table-cell>
          <table:table-cell table:style-name="ce3" table:formula="of:=(1.000001018*(1-[.K199]*[.K199]))/(1+[.K199]*COS(RADIANS([.N199])))" office:value-type="float" office:value="1.01185528198813" calcext:value-type="float">
            <text:p>1.01185528198813</text:p>
          </table:table-cell>
          <table:table-cell table:style-name="ce3" table:formula="of:=[.M199]-0.00569-0.00478*SIN(RADIANS(125.04-1934.136*[.G199]))" office:value-type="float" office:value="147.074812621574" calcext:value-type="float">
            <text:p>147.074812621574</text:p>
          </table:table-cell>
          <table:table-cell table:style-name="ce3" table:formula="of:=23+(26+((21.448-[.G199]*(46.815+[.G199]*(0.00059-[.G199]*0.001813))))/60)/60" office:value-type="float" office:value="23.4392087662172" calcext:value-type="float">
            <text:p>23.4392087662172</text:p>
          </table:table-cell>
          <table:table-cell table:style-name="ce3" table:formula="of:=[.Q199]+0.00256*COS(RADIANS(125.04-1934.136*[.G199]))" office:value-type="float" office:value="23.4382170278949" calcext:value-type="float">
            <text:p>23.4382170278949</text:p>
          </table:table-cell>
          <table:table-cell table:style-name="ce3" table:formula="of:=DEGREES(ATAN2(COS(RADIANS([.P199]));COS(RADIANS([.R199]))*SIN(RADIANS([.P199]))))" office:value-type="float" office:value="149.284484097813" calcext:value-type="float">
            <text:p>149.284484097813</text:p>
          </table:table-cell>
          <table:table-cell table:style-name="ce3" table:formula="of:=DEGREES(ASIN(SIN(RADIANS([.R199]))*SIN(RADIANS([.P199]))))" office:value-type="float" office:value="12.4859286517466" calcext:value-type="float">
            <text:p>12.4859286517466</text:p>
          </table:table-cell>
          <table:table-cell table:style-name="ce3" table:formula="of:=TAN(RADIANS([.R199]/2))*TAN(RADIANS([.R199]/2))" office:value-type="float" office:value="0.0430304731471633" calcext:value-type="float">
            <text:p>0.043030473147163</text:p>
          </table:table-cell>
          <table:table-cell table:formula="of:=4*DEGREES([.U199]*SIN(2*RADIANS([.I199]))-2*[.K199]*SIN(RADIANS([.J199]))+4*[.K199]*[.U199]*SIN(RADIANS([.J199]))*COS(2*RADIANS([.I199]))-0.5*[.U199]*[.U199]*SIN(4*RADIANS([.I199]))-1.25*[.K199]*[.K199]*SIN(2*RADIANS([.J199])))" office:value-type="float" office:value="-3.45832461947136" calcext:value-type="float">
            <text:p>-3.45832461947136</text:p>
          </table:table-cell>
          <table:table-cell table:style-name="ce3" table:formula="of:=DEGREES(ACOS(COS(RADIANS(90.833))/(COS(RADIANS([.$B$3]))*COS(RADIANS([.T199])))-TAN(RADIANS([.$B$3]))*TAN(RADIANS([.T199]))))" office:value-type="float" office:value="104.556171520192" calcext:value-type="float">
            <text:p>104.556171520192</text:p>
          </table:table-cell>
          <table:table-cell table:style-name="ce9" table:formula="of:=(720-4*[.$B$4]-[.V199]+[.$B$5]*60)/1440" office:value-type="time" office:time-value="PT12H18M58.869877168S" calcext:value-type="time">
            <text:p>12:18:58</text:p>
          </table:table-cell>
          <table:table-cell table:style-name="ce9" table:formula="of:=[.X199]-[.W199]*4/1440" office:value-type="time" office:time-value="PT05H20M45.388712322S" calcext:value-type="time">
            <text:p>5:20:45</text:p>
          </table:table-cell>
          <table:table-cell table:style-name="ce9" table:formula="of:=[.X199]+[.W199]*4/1440" office:value-type="time" office:time-value="PT19H17M12.351042014S" calcext:value-type="time">
            <text:p>19:17:12</text:p>
          </table:table-cell>
          <table:table-cell table:style-name="ce15" table:formula="of:=8*[.W199]" office:value-type="float" office:value="836.449372161538" calcext:value-type="float">
            <text:p>836.449372161538</text:p>
          </table:table-cell>
          <table:table-cell table:style-name="ce3" table:formula="of:=MOD([.E199]*1440+[.V199]+4*[.$B$4]-60*[.$B$5];1440)" office:value-type="float" office:value="1169.01883538053" calcext:value-type="float">
            <text:p>1169.01883538053</text:p>
          </table:table-cell>
          <table:table-cell table:style-name="ce3" table:formula="of:=IF([.AB199]/4&lt;0;[.AB199]/4+180;[.AB199]/4-180)" office:value-type="float" office:value="112.254708845132" calcext:value-type="float">
            <text:p>112.254708845132</text:p>
          </table:table-cell>
          <table:table-cell table:style-name="ce3" table:formula="of:=DEGREES(ACOS(SIN(RADIANS([.$B$3]))*SIN(RADIANS([.T199]))+COS(RADIANS([.$B$3]))*COS(RADIANS([.T199]))*COS(RADIANS([.AC199]))))" office:value-type="float" office:value="95.7870862201871" calcext:value-type="float">
            <text:p>95.7870862201871</text:p>
          </table:table-cell>
          <table:table-cell table:style-name="ce3" table:formula="of:=90-[.AD199]" office:value-type="float" office:value="-5.78708622018715" calcext:value-type="float">
            <text:p>-5.78708622018715</text:p>
          </table:table-cell>
          <table:table-cell table:style-name="ce3" table:formula="of:=IF([.AE199]&gt;85;0;IF([.AE199]&gt;5;58.1/TAN(RADIANS([.AE199]))-0.07/POWER(TAN(RADIANS([.AE199]));3)+0.000086/POWER(TAN(RADIANS([.AE199]));5);IF([.AE199]&gt;-0.575;1735+[.AE199]*(-518.2+[.AE199]*(103.4+[.AE199]*(-12.79+[.AE199]*0.711)));-20.772/TAN(RADIANS([.AE199])))))/3600" office:value-type="float" office:value="0.0569322191776039" calcext:value-type="float">
            <text:p>0.056932219177604</text:p>
          </table:table-cell>
          <table:table-cell table:style-name="ce3" table:formula="of:=[.AE199]+[.AF199]" office:value-type="float" office:value="-5.73015400100955" calcext:value-type="float">
            <text:p>-5.73015400100955</text:p>
          </table:table-cell>
          <table:table-cell table:style-name="ce3" table:formula="of:=IF([.AC199]&gt;0;MOD(DEGREES(ACOS(((SIN(RADIANS([.$B$3]))*COS(RADIANS([.AD199])))-SIN(RADIANS([.T199])))/(COS(RADIANS([.$B$3]))*SIN(RADIANS([.AD199])))))+180;360);MOD(540-DEGREES(ACOS(((SIN(RADIANS([.$B$3]))*COS(RADIANS([.AD199])))-SIN(RADIANS([.T199])))/(COS(RADIANS([.$B$3]))*SIN(RADIANS([.AD199])))));360))" office:value-type="float" office:value="294.735484294895" calcext:value-type="float">
            <text:p>294.73548429489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199]+0.1/24" office:value-type="time" office:time-value="PT19H54M00S" calcext:value-type="time">
            <text:p>19:54:00</text:p>
          </table:table-cell>
          <table:table-cell table:style-name="ce11" table:formula="of:=[.D200]+2415018.5+[.E200]-[.$B$5]/24" office:value-type="float" office:value="2451776.2875" calcext:value-type="float">
            <text:p>2451776.29</text:p>
          </table:table-cell>
          <table:table-cell table:style-name="ce13" table:formula="of:=([.F200]-2451545)/36525" office:value-type="float" office:value="0.00633230663929071" calcext:value-type="float">
            <text:p>0.00633231</text:p>
          </table:table-cell>
          <table:table-cell/>
          <table:table-cell table:style-name="ce3" table:formula="of:=MOD(280.46646+[.G200]*(36000.76983+[.G200]*0.0003032);360)" office:value-type="float" office:value="148.434373826243" calcext:value-type="float">
            <text:p>148.434373826243</text:p>
          </table:table-cell>
          <table:table-cell table:style-name="ce3" table:formula="of:=357.52911+[.G200]*(35999.05029-0.0001537*[.G200])" office:value-type="float" office:value="585.486135153364" calcext:value-type="float">
            <text:p>585.486135153364</text:p>
          </table:table-cell>
          <table:table-cell table:style-name="ce3" table:formula="of:=0.016708634-[.G200]*(0.000042037+0.0000001267*[.G200])" office:value-type="float" office:value="0.0167083678037454" calcext:value-type="float">
            <text:p>0.016708367803745</text:p>
          </table:table-cell>
          <table:table-cell table:style-name="ce3" table:formula="of:=SIN(RADIANS([.J200]))*(1.914602-[.G200]*(0.004817+0.000014*[.G200]))+SIN(RADIANS(2*[.J200]))*(0.019993-0.000101*[.G200])+SIN(RADIANS(3*[.J200]))*0.000289" office:value-type="float" office:value="-1.34545381201642" calcext:value-type="float">
            <text:p>-1.34545381201642</text:p>
          </table:table-cell>
          <table:table-cell table:style-name="ce3" table:formula="of:=[.I200]+[.L200]" office:value-type="float" office:value="147.088920014227" calcext:value-type="float">
            <text:p>147.088920014227</text:p>
          </table:table-cell>
          <table:table-cell table:style-name="ce3" table:formula="of:=[.J200]+[.L200]" office:value-type="float" office:value="584.140681341348" calcext:value-type="float">
            <text:p>584.140681341348</text:p>
          </table:table-cell>
          <table:table-cell table:style-name="ce3" table:formula="of:=(1.000001018*(1-[.K200]*[.K200]))/(1+[.K200]*COS(RADIANS([.N200])))" office:value-type="float" office:value="1.01185444788245" calcext:value-type="float">
            <text:p>1.01185444788245</text:p>
          </table:table-cell>
          <table:table-cell table:style-name="ce3" table:formula="of:=[.M200]-0.00569-0.00478*SIN(RADIANS(125.04-1934.136*[.G200]))" office:value-type="float" office:value="147.078823264566" calcext:value-type="float">
            <text:p>147.078823264566</text:p>
          </table:table-cell>
          <table:table-cell table:style-name="ce3" table:formula="of:=23+(26+((21.448-[.G200]*(46.815+[.G200]*(0.00059-[.G200]*0.001813))))/60)/60" office:value-type="float" office:value="23.4392087647337" calcext:value-type="float">
            <text:p>23.4392087647337</text:p>
          </table:table-cell>
          <table:table-cell table:style-name="ce3" table:formula="of:=[.Q200]+0.00256*COS(RADIANS(125.04-1934.136*[.G200]))" office:value-type="float" office:value="23.4382170354999" calcext:value-type="float">
            <text:p>23.4382170354999</text:p>
          </table:table-cell>
          <table:table-cell table:style-name="ce3" table:formula="of:=DEGREES(ATAN2(COS(RADIANS([.P200]));COS(RADIANS([.R200]))*SIN(RADIANS([.P200]))))" office:value-type="float" office:value="149.288344234536" calcext:value-type="float">
            <text:p>149.288344234536</text:p>
          </table:table-cell>
          <table:table-cell table:style-name="ce3" table:formula="of:=DEGREES(ASIN(SIN(RADIANS([.R200]))*SIN(RADIANS([.P200]))))" office:value-type="float" office:value="12.4845571495217" calcext:value-type="float">
            <text:p>12.4845571495217</text:p>
          </table:table-cell>
          <table:table-cell table:style-name="ce3" table:formula="of:=TAN(RADIANS([.R200]/2))*TAN(RADIANS([.R200]/2))" office:value-type="float" office:value="0.043030473175882" calcext:value-type="float">
            <text:p>0.043030473175882</text:p>
          </table:table-cell>
          <table:table-cell table:formula="of:=4*DEGREES([.U200]*SIN(2*RADIANS([.I200]))-2*[.K200]*SIN(RADIANS([.J200]))+4*[.K200]*[.U200]*SIN(RADIANS([.J200]))*COS(2*RADIANS([.I200]))-0.5*[.U200]*[.U200]*SIN(4*RADIANS([.I200]))-1.25*[.K200]*[.K200]*SIN(2*RADIANS([.J200])))" office:value-type="float" office:value="-3.45733980007341" calcext:value-type="float">
            <text:p>-3.45733980007341</text:p>
          </table:table-cell>
          <table:table-cell table:style-name="ce3" table:formula="of:=DEGREES(ACOS(COS(RADIANS(90.833))/(COS(RADIANS([.$B$3]))*COS(RADIANS([.T200])))-TAN(RADIANS([.$B$3]))*TAN(RADIANS([.T200]))))" office:value-type="float" office:value="104.554621748351" calcext:value-type="float">
            <text:p>104.554621748351</text:p>
          </table:table-cell>
          <table:table-cell table:style-name="ce9" table:formula="of:=(720-4*[.$B$4]-[.V200]+[.$B$5]*60)/1440" office:value-type="time" office:time-value="PT12H18M58.810788004S" calcext:value-type="time">
            <text:p>12:18:58</text:p>
          </table:table-cell>
          <table:table-cell table:style-name="ce9" table:formula="of:=[.X200]-[.W200]*4/1440" office:value-type="time" office:time-value="PT05H20M45.7015684S" calcext:value-type="time">
            <text:p>5:20:45</text:p>
          </table:table-cell>
          <table:table-cell table:style-name="ce9" table:formula="of:=[.X200]+[.W200]*4/1440" office:value-type="time" office:time-value="PT19H17M11.920007609S" calcext:value-type="time">
            <text:p>19:17:11</text:p>
          </table:table-cell>
          <table:table-cell table:style-name="ce15" table:formula="of:=8*[.W200]" office:value-type="float" office:value="836.436973986812" calcext:value-type="float">
            <text:p>836.436973986812</text:p>
          </table:table-cell>
          <table:table-cell table:style-name="ce3" table:formula="of:=MOD([.E200]*1440+[.V200]+4*[.$B$4]-60*[.$B$5];1440)" office:value-type="float" office:value="1175.01982019992" calcext:value-type="float">
            <text:p>1175.01982019992</text:p>
          </table:table-cell>
          <table:table-cell table:style-name="ce3" table:formula="of:=IF([.AB200]/4&lt;0;[.AB200]/4+180;[.AB200]/4-180)" office:value-type="float" office:value="113.754955049981" calcext:value-type="float">
            <text:p>113.754955049981</text:p>
          </table:table-cell>
          <table:table-cell table:style-name="ce3" table:formula="of:=DEGREES(ACOS(SIN(RADIANS([.$B$3]))*SIN(RADIANS([.T200]))+COS(RADIANS([.$B$3]))*COS(RADIANS([.T200]))*COS(RADIANS([.AC200]))))" office:value-type="float" office:value="96.7291345146376" calcext:value-type="float">
            <text:p>96.7291345146376</text:p>
          </table:table-cell>
          <table:table-cell table:style-name="ce3" table:formula="of:=90-[.AD200]" office:value-type="float" office:value="-6.72913451463755" calcext:value-type="float">
            <text:p>-6.72913451463755</text:p>
          </table:table-cell>
          <table:table-cell table:style-name="ce3" table:formula="of:=IF([.AE200]&gt;85;0;IF([.AE200]&gt;5;58.1/TAN(RADIANS([.AE200]))-0.07/POWER(TAN(RADIANS([.AE200]));3)+0.000086/POWER(TAN(RADIANS([.AE200]));5);IF([.AE200]&gt;-0.575;1735+[.AE200]*(-518.2+[.AE200]*(103.4+[.AE200]*(-12.79+[.AE200]*0.711)));-20.772/TAN(RADIANS([.AE200])))))/3600" office:value-type="float" office:value="0.0489030534052961" calcext:value-type="float">
            <text:p>0.048903053405296</text:p>
          </table:table-cell>
          <table:table-cell table:style-name="ce3" table:formula="of:=[.AE200]+[.AF200]" office:value-type="float" office:value="-6.68023146123225" calcext:value-type="float">
            <text:p>-6.68023146123225</text:p>
          </table:table-cell>
          <table:table-cell table:style-name="ce3" table:formula="of:=IF([.AC200]&gt;0;MOD(DEGREES(ACOS(((SIN(RADIANS([.$B$3]))*COS(RADIANS([.AD200])))-SIN(RADIANS([.T200])))/(COS(RADIANS([.$B$3]))*SIN(RADIANS([.AD200])))))+180;360);MOD(540-DEGREES(ACOS(((SIN(RADIANS([.$B$3]))*COS(RADIANS([.AD200])))-SIN(RADIANS([.T200])))/(COS(RADIANS([.$B$3]))*SIN(RADIANS([.AD200])))));360))" office:value-type="float" office:value="295.863866205874" calcext:value-type="float">
            <text:p>295.86386620587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0]+0.1/24" office:value-type="time" office:time-value="PT20H00M00S" calcext:value-type="time">
            <text:p>20:00:00</text:p>
          </table:table-cell>
          <table:table-cell table:style-name="ce11" table:formula="of:=[.D201]+2415018.5+[.E201]-[.$B$5]/24" office:value-type="float" office:value="2451776.29166667" calcext:value-type="float">
            <text:p>2451776.29</text:p>
          </table:table-cell>
          <table:table-cell table:style-name="ce13" table:formula="of:=([.F201]-2451545)/36525" office:value-type="float" office:value="0.00633242071641279" calcext:value-type="float">
            <text:p>0.00633242</text:p>
          </table:table-cell>
          <table:table-cell/>
          <table:table-cell table:style-name="ce3" table:formula="of:=MOD(280.46646+[.G201]*(36000.76983+[.G201]*0.0003032);360)" office:value-type="float" office:value="148.438480690459" calcext:value-type="float">
            <text:p>148.438480690459</text:p>
          </table:table-cell>
          <table:table-cell table:style-name="ce3" table:formula="of:=357.52911+[.G201]*(35999.05029-0.0001537*[.G201])" office:value-type="float" office:value="585.490241821419" calcext:value-type="float">
            <text:p>585.490241821419</text:p>
          </table:table-cell>
          <table:table-cell table:style-name="ce3" table:formula="of:=0.016708634-[.G201]*(0.000042037+0.0000001267*[.G201])" office:value-type="float" office:value="0.0167083677989497" calcext:value-type="float">
            <text:p>0.01670836779895</text:p>
          </table:table-cell>
          <table:table-cell table:style-name="ce3" table:formula="of:=SIN(RADIANS([.J201]))*(1.914602-[.G201]*(0.004817+0.000014*[.G201]))+SIN(RADIANS(2*[.J201]))*(0.019993-0.000101*[.G201])+SIN(RADIANS(3*[.J201]))*0.000289" office:value-type="float" office:value="-1.34555001904825" calcext:value-type="float">
            <text:p>-1.34555001904825</text:p>
          </table:table-cell>
          <table:table-cell table:style-name="ce3" table:formula="of:=[.I201]+[.L201]" office:value-type="float" office:value="147.09293067141" calcext:value-type="float">
            <text:p>147.09293067141</text:p>
          </table:table-cell>
          <table:table-cell table:style-name="ce3" table:formula="of:=[.J201]+[.L201]" office:value-type="float" office:value="584.14469180237" calcext:value-type="float">
            <text:p>584.14469180237</text:p>
          </table:table-cell>
          <table:table-cell table:style-name="ce3" table:formula="of:=(1.000001018*(1-[.K201]*[.K201]))/(1+[.K201]*COS(RADIANS([.N201])))" office:value-type="float" office:value="1.0118536137165" calcext:value-type="float">
            <text:p>1.0118536137165</text:p>
          </table:table-cell>
          <table:table-cell table:style-name="ce3" table:formula="of:=[.M201]-0.00569-0.00478*SIN(RADIANS(125.04-1934.136*[.G201]))" office:value-type="float" office:value="147.082833914619" calcext:value-type="float">
            <text:p>147.082833914619</text:p>
          </table:table-cell>
          <table:table-cell table:style-name="ce3" table:formula="of:=23+(26+((21.448-[.G201]*(46.815+[.G201]*(0.00059-[.G201]*0.001813))))/60)/60" office:value-type="float" office:value="23.4392087632503" calcext:value-type="float">
            <text:p>23.4392087632503</text:p>
          </table:table-cell>
          <table:table-cell table:style-name="ce3" table:formula="of:=[.Q201]+0.00256*COS(RADIANS(125.04-1934.136*[.G201]))" office:value-type="float" office:value="23.438217043105" calcext:value-type="float">
            <text:p>23.438217043105</text:p>
          </table:table-cell>
          <table:table-cell table:style-name="ce3" table:formula="of:=DEGREES(ATAN2(COS(RADIANS([.P201]));COS(RADIANS([.R201]))*SIN(RADIANS([.P201]))))" office:value-type="float" office:value="149.292204337136" calcext:value-type="float">
            <text:p>149.292204337136</text:p>
          </table:table-cell>
          <table:table-cell table:style-name="ce3" table:formula="of:=DEGREES(ASIN(SIN(RADIANS([.R201]))*SIN(RADIANS([.P201]))))" office:value-type="float" office:value="12.4831855899913" calcext:value-type="float">
            <text:p>12.4831855899913</text:p>
          </table:table-cell>
          <table:table-cell table:style-name="ce3" table:formula="of:=TAN(RADIANS([.R201]/2))*TAN(RADIANS([.R201]/2))" office:value-type="float" office:value="0.0430304732046007" calcext:value-type="float">
            <text:p>0.043030473204601</text:p>
          </table:table-cell>
          <table:table-cell table:formula="of:=4*DEGREES([.U201]*SIN(2*RADIANS([.I201]))-2*[.K201]*SIN(RADIANS([.J201]))+4*[.K201]*[.U201]*SIN(RADIANS([.J201]))*COS(2*RADIANS([.I201]))-0.5*[.U201]*[.U201]*SIN(4*RADIANS([.I201]))-1.25*[.K201]*[.K201]*SIN(2*RADIANS([.J201])))" office:value-type="float" office:value="-3.45635484326269" calcext:value-type="float">
            <text:p>-3.45635484326269</text:p>
          </table:table-cell>
          <table:table-cell table:style-name="ce3" table:formula="of:=DEGREES(ACOS(COS(RADIANS(90.833))/(COS(RADIANS([.$B$3]))*COS(RADIANS([.T201])))-TAN(RADIANS([.$B$3]))*TAN(RADIANS([.T201]))))" office:value-type="float" office:value="104.553071939797" calcext:value-type="float">
            <text:p>104.553071939797</text:p>
          </table:table-cell>
          <table:table-cell table:style-name="ce9" table:formula="of:=(720-4*[.$B$4]-[.V201]+[.$B$5]*60)/1440" office:value-type="time" office:time-value="PT12H18M58.751690596S" calcext:value-type="time">
            <text:p>12:18:58</text:p>
          </table:table-cell>
          <table:table-cell table:style-name="ce9" table:formula="of:=[.X201]-[.W201]*4/1440" office:value-type="time" office:time-value="PT05H20M46.014425044S" calcext:value-type="time">
            <text:p>5:20:46</text:p>
          </table:table-cell>
          <table:table-cell table:style-name="ce9" table:formula="of:=[.X201]+[.W201]*4/1440" office:value-type="time" office:time-value="PT19H17M11.488956147S" calcext:value-type="time">
            <text:p>19:17:11</text:p>
          </table:table-cell>
          <table:table-cell table:style-name="ce15" table:formula="of:=8*[.W201]" office:value-type="float" office:value="836.424575518378" calcext:value-type="float">
            <text:p>836.424575518378</text:p>
          </table:table-cell>
          <table:table-cell table:style-name="ce3" table:formula="of:=MOD([.E201]*1440+[.V201]+4*[.$B$4]-60*[.$B$5];1440)" office:value-type="float" office:value="1181.02080515673" calcext:value-type="float">
            <text:p>1181.02080515673</text:p>
          </table:table-cell>
          <table:table-cell table:style-name="ce3" table:formula="of:=IF([.AB201]/4&lt;0;[.AB201]/4+180;[.AB201]/4-180)" office:value-type="float" office:value="115.255201289184" calcext:value-type="float">
            <text:p>115.255201289184</text:p>
          </table:table-cell>
          <table:table-cell table:style-name="ce3" table:formula="of:=DEGREES(ACOS(SIN(RADIANS([.$B$3]))*SIN(RADIANS([.T201]))+COS(RADIANS([.$B$3]))*COS(RADIANS([.T201]))*COS(RADIANS([.AC201]))))" office:value-type="float" office:value="97.6622091755584" calcext:value-type="float">
            <text:p>97.6622091755584</text:p>
          </table:table-cell>
          <table:table-cell table:style-name="ce3" table:formula="of:=90-[.AD201]" office:value-type="float" office:value="-7.66220917555843" calcext:value-type="float">
            <text:p>-7.66220917555843</text:p>
          </table:table-cell>
          <table:table-cell table:style-name="ce3" table:formula="of:=IF([.AE201]&gt;85;0;IF([.AE201]&gt;5;58.1/TAN(RADIANS([.AE201]))-0.07/POWER(TAN(RADIANS([.AE201]));3)+0.000086/POWER(TAN(RADIANS([.AE201]));5);IF([.AE201]&gt;-0.575;1735+[.AE201]*(-518.2+[.AE201]*(103.4+[.AE201]*(-12.79+[.AE201]*0.711)));-20.772/TAN(RADIANS([.AE201])))))/3600" office:value-type="float" office:value="0.0428888716616256" calcext:value-type="float">
            <text:p>0.042888871661626</text:p>
          </table:table-cell>
          <table:table-cell table:style-name="ce3" table:formula="of:=[.AE201]+[.AF201]" office:value-type="float" office:value="-7.61932030389681" calcext:value-type="float">
            <text:p>-7.61932030389681</text:p>
          </table:table-cell>
          <table:table-cell table:style-name="ce3" table:formula="of:=IF([.AC201]&gt;0;MOD(DEGREES(ACOS(((SIN(RADIANS([.$B$3]))*COS(RADIANS([.AD201])))-SIN(RADIANS([.T201])))/(COS(RADIANS([.$B$3]))*SIN(RADIANS([.AD201])))))+180;360);MOD(540-DEGREES(ACOS(((SIN(RADIANS([.$B$3]))*COS(RADIANS([.AD201])))-SIN(RADIANS([.T201])))/(COS(RADIANS([.$B$3]))*SIN(RADIANS([.AD201])))));360))" office:value-type="float" office:value="297.001973693646" calcext:value-type="float">
            <text:p>297.00197369364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1]+0.1/24" office:value-type="time" office:time-value="PT20H06M00S" calcext:value-type="time">
            <text:p>20:06:00</text:p>
          </table:table-cell>
          <table:table-cell table:style-name="ce11" table:formula="of:=[.D202]+2415018.5+[.E202]-[.$B$5]/24" office:value-type="float" office:value="2451776.29583333" calcext:value-type="float">
            <text:p>2451776.30</text:p>
          </table:table-cell>
          <table:table-cell table:style-name="ce13" table:formula="of:=([.F202]-2451545)/36525" office:value-type="float" office:value="0.00633253479352212" calcext:value-type="float">
            <text:p>0.00633253</text:p>
          </table:table-cell>
          <table:table-cell/>
          <table:table-cell table:style-name="ce3" table:formula="of:=MOD(280.46646+[.G202]*(36000.76983+[.G202]*0.0003032);360)" office:value-type="float" office:value="148.442587554215" calcext:value-type="float">
            <text:p>148.442587554215</text:p>
          </table:table-cell>
          <table:table-cell table:style-name="ce3" table:formula="of:=357.52911+[.G202]*(35999.05029-0.0001537*[.G202])" office:value-type="float" office:value="585.494348489014" calcext:value-type="float">
            <text:p>585.494348489014</text:p>
          </table:table-cell>
          <table:table-cell table:style-name="ce3" table:formula="of:=0.016708634-[.G202]*(0.000042037+0.0000001267*[.G202])" office:value-type="float" office:value="0.0167083677941541" calcext:value-type="float">
            <text:p>0.016708367794154</text:p>
          </table:table-cell>
          <table:table-cell table:style-name="ce3" table:formula="of:=SIN(RADIANS([.J202]))*(1.914602-[.G202]*(0.004817+0.000014*[.G202]))+SIN(RADIANS(2*[.J202]))*(0.019993-0.000101*[.G202])+SIN(RADIANS(3*[.J202]))*0.000289" office:value-type="float" office:value="-1.34564621945669" calcext:value-type="float">
            <text:p>-1.34564621945669</text:p>
          </table:table-cell>
          <table:table-cell table:style-name="ce3" table:formula="of:=[.I202]+[.L202]" office:value-type="float" office:value="147.096941334758" calcext:value-type="float">
            <text:p>147.096941334758</text:p>
          </table:table-cell>
          <table:table-cell table:style-name="ce3" table:formula="of:=[.J202]+[.L202]" office:value-type="float" office:value="584.148702269557" calcext:value-type="float">
            <text:p>584.148702269557</text:p>
          </table:table-cell>
          <table:table-cell table:style-name="ce3" table:formula="of:=(1.000001018*(1-[.K202]*[.K202]))/(1+[.K202]*COS(RADIANS([.N202])))" office:value-type="float" office:value="1.0118527794905" calcext:value-type="float">
            <text:p>1.0118527794905</text:p>
          </table:table-cell>
          <table:table-cell table:style-name="ce3" table:formula="of:=[.M202]-0.00569-0.00478*SIN(RADIANS(125.04-1934.136*[.G202]))" office:value-type="float" office:value="147.086844570836" calcext:value-type="float">
            <text:p>147.086844570836</text:p>
          </table:table-cell>
          <table:table-cell table:style-name="ce3" table:formula="of:=23+(26+((21.448-[.G202]*(46.815+[.G202]*(0.00059-[.G202]*0.001813))))/60)/60" office:value-type="float" office:value="23.4392087617668" calcext:value-type="float">
            <text:p>23.4392087617668</text:p>
          </table:table-cell>
          <table:table-cell table:style-name="ce3" table:formula="of:=[.Q202]+0.00256*COS(RADIANS(125.04-1934.136*[.G202]))" office:value-type="float" office:value="23.43821705071" calcext:value-type="float">
            <text:p>23.43821705071</text:p>
          </table:table-cell>
          <table:table-cell table:style-name="ce3" table:formula="of:=DEGREES(ATAN2(COS(RADIANS([.P202]));COS(RADIANS([.R202]))*SIN(RADIANS([.P202]))))" office:value-type="float" office:value="149.296064404754" calcext:value-type="float">
            <text:p>149.296064404754</text:p>
          </table:table-cell>
          <table:table-cell table:style-name="ce3" table:formula="of:=DEGREES(ASIN(SIN(RADIANS([.R202]))*SIN(RADIANS([.P202]))))" office:value-type="float" office:value="12.4818139734683" calcext:value-type="float">
            <text:p>12.4818139734683</text:p>
          </table:table-cell>
          <table:table-cell table:style-name="ce3" table:formula="of:=TAN(RADIANS([.R202]/2))*TAN(RADIANS([.R202]/2))" office:value-type="float" office:value="0.0430304732333194" calcext:value-type="float">
            <text:p>0.043030473233319</text:p>
          </table:table-cell>
          <table:table-cell table:formula="of:=4*DEGREES([.U202]*SIN(2*RADIANS([.I202]))-2*[.K202]*SIN(RADIANS([.J202]))+4*[.K202]*[.U202]*SIN(RADIANS([.J202]))*COS(2*RADIANS([.I202]))-0.5*[.U202]*[.U202]*SIN(4*RADIANS([.I202]))-1.25*[.K202]*[.K202]*SIN(2*RADIANS([.J202])))" office:value-type="float" office:value="-3.45536974927426" calcext:value-type="float">
            <text:p>-3.45536974927426</text:p>
          </table:table-cell>
          <table:table-cell table:style-name="ce3" table:formula="of:=DEGREES(ACOS(COS(RADIANS(90.833))/(COS(RADIANS([.$B$3]))*COS(RADIANS([.T202])))-TAN(RADIANS([.$B$3]))*TAN(RADIANS([.T202]))))" office:value-type="float" office:value="104.551522094883" calcext:value-type="float">
            <text:p>104.551522094883</text:p>
          </table:table-cell>
          <table:table-cell table:style-name="ce9" table:formula="of:=(720-4*[.$B$4]-[.V202]+[.$B$5]*60)/1440" office:value-type="time" office:time-value="PT12H18M58.692584956S" calcext:value-type="time">
            <text:p>12:18:58</text:p>
          </table:table-cell>
          <table:table-cell table:style-name="ce9" table:formula="of:=[.X202]-[.W202]*4/1440" office:value-type="time" office:time-value="PT05H20M46.327282185S" calcext:value-type="time">
            <text:p>5:20:46</text:p>
          </table:table-cell>
          <table:table-cell table:style-name="ce9" table:formula="of:=[.X202]+[.W202]*4/1440" office:value-type="time" office:time-value="PT19H17M11.057887728S" calcext:value-type="time">
            <text:p>19:17:11</text:p>
          </table:table-cell>
          <table:table-cell table:style-name="ce15" table:formula="of:=8*[.W202]" office:value-type="float" office:value="836.412176759063" calcext:value-type="float">
            <text:p>836.412176759063</text:p>
          </table:table-cell>
          <table:table-cell table:style-name="ce3" table:formula="of:=MOD([.E202]*1440+[.V202]+4*[.$B$4]-60*[.$B$5];1440)" office:value-type="float" office:value="1187.02179025072" calcext:value-type="float">
            <text:p>1187.02179025072</text:p>
          </table:table-cell>
          <table:table-cell table:style-name="ce3" table:formula="of:=IF([.AB202]/4&lt;0;[.AB202]/4+180;[.AB202]/4-180)" office:value-type="float" office:value="116.755447562681" calcext:value-type="float">
            <text:p>116.755447562681</text:p>
          </table:table-cell>
          <table:table-cell table:style-name="ce3" table:formula="of:=DEGREES(ACOS(SIN(RADIANS([.$B$3]))*SIN(RADIANS([.T202]))+COS(RADIANS([.$B$3]))*COS(RADIANS([.T202]))*COS(RADIANS([.AC202]))))" office:value-type="float" office:value="98.5858616979734" calcext:value-type="float">
            <text:p>98.5858616979734</text:p>
          </table:table-cell>
          <table:table-cell table:style-name="ce3" table:formula="of:=90-[.AD202]" office:value-type="float" office:value="-8.5858616979734" calcext:value-type="float">
            <text:p>-8.5858616979734</text:p>
          </table:table-cell>
          <table:table-cell table:style-name="ce3" table:formula="of:=IF([.AE202]&gt;85;0;IF([.AE202]&gt;5;58.1/TAN(RADIANS([.AE202]))-0.07/POWER(TAN(RADIANS([.AE202]));3)+0.000086/POWER(TAN(RADIANS([.AE202]));5);IF([.AE202]&gt;-0.575;1735+[.AE202]*(-518.2+[.AE202]*(103.4+[.AE202]*(-12.79+[.AE202]*0.711)));-20.772/TAN(RADIANS([.AE202])))))/3600" office:value-type="float" office:value="0.0382161251964238" calcext:value-type="float">
            <text:p>0.038216125196424</text:p>
          </table:table-cell>
          <table:table-cell table:style-name="ce3" table:formula="of:=[.AE202]+[.AF202]" office:value-type="float" office:value="-8.54764557277698" calcext:value-type="float">
            <text:p>-8.54764557277698</text:p>
          </table:table-cell>
          <table:table-cell table:style-name="ce3" table:formula="of:=IF([.AC202]&gt;0;MOD(DEGREES(ACOS(((SIN(RADIANS([.$B$3]))*COS(RADIANS([.AD202])))-SIN(RADIANS([.T202])))/(COS(RADIANS([.$B$3]))*SIN(RADIANS([.AD202])))))+180;360);MOD(540-DEGREES(ACOS(((SIN(RADIANS([.$B$3]))*COS(RADIANS([.AD202])))-SIN(RADIANS([.T202])))/(COS(RADIANS([.$B$3]))*SIN(RADIANS([.AD202])))));360))" office:value-type="float" office:value="298.150372988228" calcext:value-type="float">
            <text:p>298.15037298822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2]+0.1/24" office:value-type="time" office:time-value="PT20H12M00S" calcext:value-type="time">
            <text:p>20:12:00</text:p>
          </table:table-cell>
          <table:table-cell table:style-name="ce11" table:formula="of:=[.D203]+2415018.5+[.E203]-[.$B$5]/24" office:value-type="float" office:value="2451776.3" calcext:value-type="float">
            <text:p>2451776.30</text:p>
          </table:table-cell>
          <table:table-cell table:style-name="ce13" table:formula="of:=([.F203]-2451545)/36525" office:value-type="float" office:value="0.0063326488706442" calcext:value-type="float">
            <text:p>0.00633265</text:p>
          </table:table-cell>
          <table:table-cell/>
          <table:table-cell table:style-name="ce3" table:formula="of:=MOD(280.46646+[.G203]*(36000.76983+[.G203]*0.0003032);360)" office:value-type="float" office:value="148.44669441843" calcext:value-type="float">
            <text:p>148.44669441843</text:p>
          </table:table-cell>
          <table:table-cell table:style-name="ce3" table:formula="of:=357.52911+[.G203]*(35999.05029-0.0001537*[.G203])" office:value-type="float" office:value="585.498455157069" calcext:value-type="float">
            <text:p>585.498455157069</text:p>
          </table:table-cell>
          <table:table-cell table:style-name="ce3" table:formula="of:=0.016708634-[.G203]*(0.000042037+0.0000001267*[.G203])" office:value-type="float" office:value="0.0167083677893584" calcext:value-type="float">
            <text:p>0.016708367789359</text:p>
          </table:table-cell>
          <table:table-cell table:style-name="ce3" table:formula="of:=SIN(RADIANS([.J203]))*(1.914602-[.G203]*(0.004817+0.000014*[.G203]))+SIN(RADIANS(2*[.J203]))*(0.019993-0.000101*[.G203])+SIN(RADIANS(3*[.J203]))*0.000289" office:value-type="float" office:value="-1.34574241326275" calcext:value-type="float">
            <text:p>-1.34574241326275</text:p>
          </table:table-cell>
          <table:table-cell table:style-name="ce3" table:formula="of:=[.I203]+[.L203]" office:value-type="float" office:value="147.100952005168" calcext:value-type="float">
            <text:p>147.100952005168</text:p>
          </table:table-cell>
          <table:table-cell table:style-name="ce3" table:formula="of:=[.J203]+[.L203]" office:value-type="float" office:value="584.152712743806" calcext:value-type="float">
            <text:p>584.152712743806</text:p>
          </table:table-cell>
          <table:table-cell table:style-name="ce3" table:formula="of:=(1.000001018*(1-[.K203]*[.K203]))/(1+[.K203]*COS(RADIANS([.N203])))" office:value-type="float" office:value="1.01185194520424" calcext:value-type="float">
            <text:p>1.01185194520424</text:p>
          </table:table-cell>
          <table:table-cell table:style-name="ce3" table:formula="of:=[.M203]-0.00569-0.00478*SIN(RADIANS(125.04-1934.136*[.G203]))" office:value-type="float" office:value="147.090855234115" calcext:value-type="float">
            <text:p>147.090855234115</text:p>
          </table:table-cell>
          <table:table-cell table:style-name="ce3" table:formula="of:=23+(26+((21.448-[.G203]*(46.815+[.G203]*(0.00059-[.G203]*0.001813))))/60)/60" office:value-type="float" office:value="23.4392087602833" calcext:value-type="float">
            <text:p>23.4392087602833</text:p>
          </table:table-cell>
          <table:table-cell table:style-name="ce3" table:formula="of:=[.Q203]+0.00256*COS(RADIANS(125.04-1934.136*[.G203]))" office:value-type="float" office:value="23.4382170583151" calcext:value-type="float">
            <text:p>23.4382170583151</text:p>
          </table:table-cell>
          <table:table-cell table:style-name="ce3" table:formula="of:=DEGREES(ATAN2(COS(RADIANS([.P203]));COS(RADIANS([.R203]))*SIN(RADIANS([.P203]))))" office:value-type="float" office:value="149.299924438257" calcext:value-type="float">
            <text:p>149.299924438257</text:p>
          </table:table-cell>
          <table:table-cell table:style-name="ce3" table:formula="of:=DEGREES(ASIN(SIN(RADIANS([.R203]))*SIN(RADIANS([.P203]))))" office:value-type="float" office:value="12.4804422996525" calcext:value-type="float">
            <text:p>12.4804422996525</text:p>
          </table:table-cell>
          <table:table-cell table:style-name="ce3" table:formula="of:=TAN(RADIANS([.R203]/2))*TAN(RADIANS([.R203]/2))" office:value-type="float" office:value="0.0430304732620382" calcext:value-type="float">
            <text:p>0.043030473262038</text:p>
          </table:table-cell>
          <table:table-cell table:formula="of:=4*DEGREES([.U203]*SIN(2*RADIANS([.I203]))-2*[.K203]*SIN(RADIANS([.J203]))+4*[.K203]*[.U203]*SIN(RADIANS([.J203]))*COS(2*RADIANS([.I203]))-0.5*[.U203]*[.U203]*SIN(4*RADIANS([.I203]))-1.25*[.K203]*[.K203]*SIN(2*RADIANS([.J203])))" office:value-type="float" office:value="-3.45438451790285" calcext:value-type="float">
            <text:p>-3.45438451790285</text:p>
          </table:table-cell>
          <table:table-cell table:style-name="ce3" table:formula="of:=DEGREES(ACOS(COS(RADIANS(90.833))/(COS(RADIANS([.$B$3]))*COS(RADIANS([.T203])))-TAN(RADIANS([.$B$3]))*TAN(RADIANS([.T203]))))" office:value-type="float" office:value="104.549972213269" calcext:value-type="float">
            <text:p>104.549972213269</text:p>
          </table:table-cell>
          <table:table-cell table:style-name="ce9" table:formula="of:=(720-4*[.$B$4]-[.V203]+[.$B$5]*60)/1440" office:value-type="time" office:time-value="PT12H18M58.633471074S" calcext:value-type="time">
            <text:p>12:18:58</text:p>
          </table:table-cell>
          <table:table-cell table:style-name="ce9" table:formula="of:=[.X203]-[.W203]*4/1440" office:value-type="time" office:time-value="PT05H20M46.64013989S" calcext:value-type="time">
            <text:p>5:20:46</text:p>
          </table:table-cell>
          <table:table-cell table:style-name="ce9" table:formula="of:=[.X203]+[.W203]*4/1440" office:value-type="time" office:time-value="PT19H17M10.626802259S" calcext:value-type="time">
            <text:p>19:17:10</text:p>
          </table:table-cell>
          <table:table-cell table:style-name="ce15" table:formula="of:=8*[.W203]" office:value-type="float" office:value="836.39977770615" calcext:value-type="float">
            <text:p>836.39977770615</text:p>
          </table:table-cell>
          <table:table-cell table:style-name="ce3" table:formula="of:=MOD([.E203]*1440+[.V203]+4*[.$B$4]-60*[.$B$5];1440)" office:value-type="float" office:value="1193.02277548209" calcext:value-type="float">
            <text:p>1193.02277548209</text:p>
          </table:table-cell>
          <table:table-cell table:style-name="ce3" table:formula="of:=IF([.AB203]/4&lt;0;[.AB203]/4+180;[.AB203]/4-180)" office:value-type="float" office:value="118.255693870524" calcext:value-type="float">
            <text:p>118.255693870524</text:p>
          </table:table-cell>
          <table:table-cell table:style-name="ce3" table:formula="of:=DEGREES(ACOS(SIN(RADIANS([.$B$3]))*SIN(RADIANS([.T203]))+COS(RADIANS([.$B$3]))*COS(RADIANS([.T203]))*COS(RADIANS([.AC203]))))" office:value-type="float" office:value="99.4996327171026" calcext:value-type="float">
            <text:p>99.4996327171026</text:p>
          </table:table-cell>
          <table:table-cell table:style-name="ce3" table:formula="of:=90-[.AD203]" office:value-type="float" office:value="-9.49963271710257" calcext:value-type="float">
            <text:p>-9.49963271710257</text:p>
          </table:table-cell>
          <table:table-cell table:style-name="ce3" table:formula="of:=IF([.AE203]&gt;85;0;IF([.AE203]&gt;5;58.1/TAN(RADIANS([.AE203]))-0.07/POWER(TAN(RADIANS([.AE203]));3)+0.000086/POWER(TAN(RADIANS([.AE203]));5);IF([.AE203]&gt;-0.575;1735+[.AE203]*(-518.2+[.AE203]*(103.4+[.AE203]*(-12.79+[.AE203]*0.711)));-20.772/TAN(RADIANS([.AE203])))))/3600" office:value-type="float" office:value="0.0344815182336188" calcext:value-type="float">
            <text:p>0.034481518233619</text:p>
          </table:table-cell>
          <table:table-cell table:style-name="ce3" table:formula="of:=[.AE203]+[.AF203]" office:value-type="float" office:value="-9.46515119886895" calcext:value-type="float">
            <text:p>-9.46515119886895</text:p>
          </table:table-cell>
          <table:table-cell table:style-name="ce3" table:formula="of:=IF([.AC203]&gt;0;MOD(DEGREES(ACOS(((SIN(RADIANS([.$B$3]))*COS(RADIANS([.AD203])))-SIN(RADIANS([.T203])))/(COS(RADIANS([.$B$3]))*SIN(RADIANS([.AD203])))))+180;360);MOD(540-DEGREES(ACOS(((SIN(RADIANS([.$B$3]))*COS(RADIANS([.AD203])))-SIN(RADIANS([.T203])))/(COS(RADIANS([.$B$3]))*SIN(RADIANS([.AD203])))));360))" office:value-type="float" office:value="299.309622975381" calcext:value-type="float">
            <text:p>299.30962297538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3]+0.1/24" office:value-type="time" office:time-value="PT20H18M00S" calcext:value-type="time">
            <text:p>20:18:00</text:p>
          </table:table-cell>
          <table:table-cell table:style-name="ce11" table:formula="of:=[.D204]+2415018.5+[.E204]-[.$B$5]/24" office:value-type="float" office:value="2451776.30416667" calcext:value-type="float">
            <text:p>2451776.30</text:p>
          </table:table-cell>
          <table:table-cell table:style-name="ce13" table:formula="of:=([.F204]-2451545)/36525" office:value-type="float" office:value="0.00633276294775353" calcext:value-type="float">
            <text:p>0.00633276</text:p>
          </table:table-cell>
          <table:table-cell/>
          <table:table-cell table:style-name="ce3" table:formula="of:=MOD(280.46646+[.G204]*(36000.76983+[.G204]*0.0003032);360)" office:value-type="float" office:value="148.450801282187" calcext:value-type="float">
            <text:p>148.450801282187</text:p>
          </table:table-cell>
          <table:table-cell table:style-name="ce3" table:formula="of:=357.52911+[.G204]*(35999.05029-0.0001537*[.G204])" office:value-type="float" office:value="585.502561824664" calcext:value-type="float">
            <text:p>585.502561824664</text:p>
          </table:table-cell>
          <table:table-cell table:style-name="ce3" table:formula="of:=0.016708634-[.G204]*(0.000042037+0.0000001267*[.G204])" office:value-type="float" office:value="0.0167083677845628" calcext:value-type="float">
            <text:p>0.016708367784563</text:p>
          </table:table-cell>
          <table:table-cell table:style-name="ce3" table:formula="of:=SIN(RADIANS([.J204]))*(1.914602-[.G204]*(0.004817+0.000014*[.G204]))+SIN(RADIANS(2*[.J204]))*(0.019993-0.000101*[.G204])+SIN(RADIANS(3*[.J204]))*0.000289" office:value-type="float" office:value="-1.34583860044443" calcext:value-type="float">
            <text:p>-1.34583860044443</text:p>
          </table:table-cell>
          <table:table-cell table:style-name="ce3" table:formula="of:=[.I204]+[.L204]" office:value-type="float" office:value="147.104962681742" calcext:value-type="float">
            <text:p>147.104962681742</text:p>
          </table:table-cell>
          <table:table-cell table:style-name="ce3" table:formula="of:=[.J204]+[.L204]" office:value-type="float" office:value="584.15672322422" calcext:value-type="float">
            <text:p>584.15672322422</text:p>
          </table:table-cell>
          <table:table-cell table:style-name="ce3" table:formula="of:=(1.000001018*(1-[.K204]*[.K204]))/(1+[.K204]*COS(RADIANS([.N204])))" office:value-type="float" office:value="1.01185111085793" calcext:value-type="float">
            <text:p>1.01185111085793</text:p>
          </table:table-cell>
          <table:table-cell table:style-name="ce3" table:formula="of:=[.M204]-0.00569-0.00478*SIN(RADIANS(125.04-1934.136*[.G204]))" office:value-type="float" office:value="147.094865903559" calcext:value-type="float">
            <text:p>147.094865903559</text:p>
          </table:table-cell>
          <table:table-cell table:style-name="ce3" table:formula="of:=23+(26+((21.448-[.G204]*(46.815+[.G204]*(0.00059-[.G204]*0.001813))))/60)/60" office:value-type="float" office:value="23.4392087587998" calcext:value-type="float">
            <text:p>23.4392087587998</text:p>
          </table:table-cell>
          <table:table-cell table:style-name="ce3" table:formula="of:=[.Q204]+0.00256*COS(RADIANS(125.04-1934.136*[.G204]))" office:value-type="float" office:value="23.4382170659202" calcext:value-type="float">
            <text:p>23.4382170659202</text:p>
          </table:table-cell>
          <table:table-cell table:style-name="ce3" table:formula="of:=DEGREES(ATAN2(COS(RADIANS([.P204]));COS(RADIANS([.R204]))*SIN(RADIANS([.P204]))))" office:value-type="float" office:value="149.303784436785" calcext:value-type="float">
            <text:p>149.303784436785</text:p>
          </table:table-cell>
          <table:table-cell table:style-name="ce3" table:formula="of:=DEGREES(ASIN(SIN(RADIANS([.R204]))*SIN(RADIANS([.P204]))))" office:value-type="float" office:value="12.4790705688569" calcext:value-type="float">
            <text:p>12.4790705688569</text:p>
          </table:table-cell>
          <table:table-cell table:style-name="ce3" table:formula="of:=TAN(RADIANS([.R204]/2))*TAN(RADIANS([.R204]/2))" office:value-type="float" office:value="0.0430304732907571" calcext:value-type="float">
            <text:p>0.043030473290757</text:p>
          </table:table-cell>
          <table:table-cell table:formula="of:=4*DEGREES([.U204]*SIN(2*RADIANS([.I204]))-2*[.K204]*SIN(RADIANS([.J204]))+4*[.K204]*[.U204]*SIN(RADIANS([.J204]))*COS(2*RADIANS([.I204]))-0.5*[.U204]*[.U204]*SIN(4*RADIANS([.I204]))-1.25*[.K204]*[.K204]*SIN(2*RADIANS([.J204])))" office:value-type="float" office:value="-3.45339914938357" calcext:value-type="float">
            <text:p>-3.45339914938357</text:p>
          </table:table-cell>
          <table:table-cell table:style-name="ce3" table:formula="of:=DEGREES(ACOS(COS(RADIANS(90.833))/(COS(RADIANS([.$B$3]))*COS(RADIANS([.T204])))-TAN(RADIANS([.$B$3]))*TAN(RADIANS([.T204]))))" office:value-type="float" office:value="104.548422295308" calcext:value-type="float">
            <text:p>104.548422295308</text:p>
          </table:table-cell>
          <table:table-cell table:style-name="ce9" table:formula="of:=(720-4*[.$B$4]-[.V204]+[.$B$5]*60)/1440" office:value-type="time" office:time-value="PT12H18M58.574348963S" calcext:value-type="time">
            <text:p>12:18:58</text:p>
          </table:table-cell>
          <table:table-cell table:style-name="ce9" table:formula="of:=[.X204]-[.W204]*4/1440" office:value-type="time" office:time-value="PT05H20M46.952998089S" calcext:value-type="time">
            <text:p>5:20:46</text:p>
          </table:table-cell>
          <table:table-cell table:style-name="ce9" table:formula="of:=[.X204]+[.W204]*4/1440" office:value-type="time" office:time-value="PT19H17M10.195699837S" calcext:value-type="time">
            <text:p>19:17:10</text:p>
          </table:table-cell>
          <table:table-cell table:style-name="ce15" table:formula="of:=8*[.W204]" office:value-type="float" office:value="836.387378362466" calcext:value-type="float">
            <text:p>836.387378362466</text:p>
          </table:table-cell>
          <table:table-cell table:style-name="ce3" table:formula="of:=MOD([.E204]*1440+[.V204]+4*[.$B$4]-60*[.$B$5];1440)" office:value-type="float" office:value="1199.02376085061" calcext:value-type="float">
            <text:p>1199.02376085061</text:p>
          </table:table-cell>
          <table:table-cell table:style-name="ce3" table:formula="of:=IF([.AB204]/4&lt;0;[.AB204]/4+180;[.AB204]/4-180)" office:value-type="float" office:value="119.755940212653" calcext:value-type="float">
            <text:p>119.755940212653</text:p>
          </table:table-cell>
          <table:table-cell table:style-name="ce3" table:formula="of:=DEGREES(ACOS(SIN(RADIANS([.$B$3]))*SIN(RADIANS([.T204]))+COS(RADIANS([.$B$3]))*COS(RADIANS([.T204]))*COS(RADIANS([.AC204]))))" office:value-type="float" office:value="100.403051619887" calcext:value-type="float">
            <text:p>100.403051619887</text:p>
          </table:table-cell>
          <table:table-cell table:style-name="ce3" table:formula="of:=90-[.AD204]" office:value-type="float" office:value="-10.4030516198868" calcext:value-type="float">
            <text:p>-10.4030516198868</text:p>
          </table:table-cell>
          <table:table-cell table:style-name="ce3" table:formula="of:=IF([.AE204]&gt;85;0;IF([.AE204]&gt;5;58.1/TAN(RADIANS([.AE204]))-0.07/POWER(TAN(RADIANS([.AE204]));3)+0.000086/POWER(TAN(RADIANS([.AE204]));5);IF([.AE204]&gt;-0.575;1735+[.AE204]*(-518.2+[.AE204]*(103.4+[.AE204]*(-12.79+[.AE204]*0.711)));-20.772/TAN(RADIANS([.AE204])))))/3600" office:value-type="float" office:value="0.0314288297651046" calcext:value-type="float">
            <text:p>0.031428829765105</text:p>
          </table:table-cell>
          <table:table-cell table:style-name="ce3" table:formula="of:=[.AE204]+[.AF204]" office:value-type="float" office:value="-10.3716227901217" calcext:value-type="float">
            <text:p>-10.3716227901217</text:p>
          </table:table-cell>
          <table:table-cell table:style-name="ce3" table:formula="of:=IF([.AC204]&gt;0;MOD(DEGREES(ACOS(((SIN(RADIANS([.$B$3]))*COS(RADIANS([.AD204])))-SIN(RADIANS([.T204])))/(COS(RADIANS([.$B$3]))*SIN(RADIANS([.AD204])))))+180;360);MOD(540-DEGREES(ACOS(((SIN(RADIANS([.$B$3]))*COS(RADIANS([.AD204])))-SIN(RADIANS([.T204])))/(COS(RADIANS([.$B$3]))*SIN(RADIANS([.AD204])))));360))" office:value-type="float" office:value="300.480274374888" calcext:value-type="float">
            <text:p>300.48027437488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4]+0.1/24" office:value-type="time" office:time-value="PT20H24M00S" calcext:value-type="time">
            <text:p>20:24:00</text:p>
          </table:table-cell>
          <table:table-cell table:style-name="ce11" table:formula="of:=[.D205]+2415018.5+[.E205]-[.$B$5]/24" office:value-type="float" office:value="2451776.30833333" calcext:value-type="float">
            <text:p>2451776.31</text:p>
          </table:table-cell>
          <table:table-cell table:style-name="ce13" table:formula="of:=([.F205]-2451545)/36525" office:value-type="float" office:value="0.00633287702487561" calcext:value-type="float">
            <text:p>0.00633288</text:p>
          </table:table-cell>
          <table:table-cell/>
          <table:table-cell table:style-name="ce3" table:formula="of:=MOD(280.46646+[.G205]*(36000.76983+[.G205]*0.0003032);360)" office:value-type="float" office:value="148.454908146402" calcext:value-type="float">
            <text:p>148.454908146402</text:p>
          </table:table-cell>
          <table:table-cell table:style-name="ce3" table:formula="of:=357.52911+[.G205]*(35999.05029-0.0001537*[.G205])" office:value-type="float" office:value="585.506668492719" calcext:value-type="float">
            <text:p>585.506668492719</text:p>
          </table:table-cell>
          <table:table-cell table:style-name="ce3" table:formula="of:=0.016708634-[.G205]*(0.000042037+0.0000001267*[.G205])" office:value-type="float" office:value="0.0167083677797672" calcext:value-type="float">
            <text:p>0.016708367779767</text:p>
          </table:table-cell>
          <table:table-cell table:style-name="ce3" table:formula="of:=SIN(RADIANS([.J205]))*(1.914602-[.G205]*(0.004817+0.000014*[.G205]))+SIN(RADIANS(2*[.J205]))*(0.019993-0.000101*[.G205])+SIN(RADIANS(3*[.J205]))*0.000289" office:value-type="float" office:value="-1.34593478102274" calcext:value-type="float">
            <text:p>-1.34593478102274</text:p>
          </table:table-cell>
          <table:table-cell table:style-name="ce3" table:formula="of:=[.I205]+[.L205]" office:value-type="float" office:value="147.108973365379" calcext:value-type="float">
            <text:p>147.108973365379</text:p>
          </table:table-cell>
          <table:table-cell table:style-name="ce3" table:formula="of:=[.J205]+[.L205]" office:value-type="float" office:value="584.160733711696" calcext:value-type="float">
            <text:p>584.160733711696</text:p>
          </table:table-cell>
          <table:table-cell table:style-name="ce3" table:formula="of:=(1.000001018*(1-[.K205]*[.K205]))/(1+[.K205]*COS(RADIANS([.N205])))" office:value-type="float" office:value="1.01185027645137" calcext:value-type="float">
            <text:p>1.01185027645137</text:p>
          </table:table-cell>
          <table:table-cell table:style-name="ce3" table:formula="of:=[.M205]-0.00569-0.00478*SIN(RADIANS(125.04-1934.136*[.G205]))" office:value-type="float" office:value="147.098876580065" calcext:value-type="float">
            <text:p>147.098876580065</text:p>
          </table:table-cell>
          <table:table-cell table:style-name="ce3" table:formula="of:=23+(26+((21.448-[.G205]*(46.815+[.G205]*(0.00059-[.G205]*0.001813))))/60)/60" office:value-type="float" office:value="23.4392087573164" calcext:value-type="float">
            <text:p>23.4392087573164</text:p>
          </table:table-cell>
          <table:table-cell table:style-name="ce3" table:formula="of:=[.Q205]+0.00256*COS(RADIANS(125.04-1934.136*[.G205]))" office:value-type="float" office:value="23.4382170735253" calcext:value-type="float">
            <text:p>23.4382170735253</text:p>
          </table:table-cell>
          <table:table-cell table:style-name="ce3" table:formula="of:=DEGREES(ATAN2(COS(RADIANS([.P205]));COS(RADIANS([.R205]))*SIN(RADIANS([.P205]))))" office:value-type="float" office:value="149.307644401205" calcext:value-type="float">
            <text:p>149.307644401205</text:p>
          </table:table-cell>
          <table:table-cell table:style-name="ce3" table:formula="of:=DEGREES(ASIN(SIN(RADIANS([.R205]))*SIN(RADIANS([.P205]))))" office:value-type="float" office:value="12.4776987807812" calcext:value-type="float">
            <text:p>12.4776987807812</text:p>
          </table:table-cell>
          <table:table-cell table:style-name="ce3" table:formula="of:=TAN(RADIANS([.R205]/2))*TAN(RADIANS([.R205]/2))" office:value-type="float" office:value="0.043030473319476" calcext:value-type="float">
            <text:p>0.043030473319476</text:p>
          </table:table-cell>
          <table:table-cell table:formula="of:=4*DEGREES([.U205]*SIN(2*RADIANS([.I205]))-2*[.K205]*SIN(RADIANS([.J205]))+4*[.K205]*[.U205]*SIN(RADIANS([.J205]))*COS(2*RADIANS([.I205]))-0.5*[.U205]*[.U205]*SIN(4*RADIANS([.I205]))-1.25*[.K205]*[.K205]*SIN(2*RADIANS([.J205])))" office:value-type="float" office:value="-3.45241364351111" calcext:value-type="float">
            <text:p>-3.45241364351111</text:p>
          </table:table-cell>
          <table:table-cell table:style-name="ce3" table:formula="of:=DEGREES(ACOS(COS(RADIANS(90.833))/(COS(RADIANS([.$B$3]))*COS(RADIANS([.T205])))-TAN(RADIANS([.$B$3]))*TAN(RADIANS([.T205]))))" office:value-type="float" office:value="104.546872340662" calcext:value-type="float">
            <text:p>104.546872340662</text:p>
          </table:table-cell>
          <table:table-cell table:style-name="ce9" table:formula="of:=(720-4*[.$B$4]-[.V205]+[.$B$5]*60)/1440" office:value-type="time" office:time-value="PT12H18M58.515218611S" calcext:value-type="time">
            <text:p>12:18:58</text:p>
          </table:table-cell>
          <table:table-cell table:style-name="ce9" table:formula="of:=[.X205]-[.W205]*4/1440" office:value-type="time" office:time-value="PT05H20M47.265856852S" calcext:value-type="time">
            <text:p>5:20:47</text:p>
          </table:table-cell>
          <table:table-cell table:style-name="ce9" table:formula="of:=[.X205]+[.W205]*4/1440" office:value-type="time" office:time-value="PT19H17M09.76458037S" calcext:value-type="time">
            <text:p>19:17:09</text:p>
          </table:table-cell>
          <table:table-cell table:style-name="ce15" table:formula="of:=8*[.W205]" office:value-type="float" office:value="836.374978725295" calcext:value-type="float">
            <text:p>836.374978725295</text:p>
          </table:table-cell>
          <table:table-cell table:style-name="ce3" table:formula="of:=MOD([.E205]*1440+[.V205]+4*[.$B$4]-60*[.$B$5];1440)" office:value-type="float" office:value="1205.02474635649" calcext:value-type="float">
            <text:p>1205.02474635649</text:p>
          </table:table-cell>
          <table:table-cell table:style-name="ce3" table:formula="of:=IF([.AB205]/4&lt;0;[.AB205]/4+180;[.AB205]/4-180)" office:value-type="float" office:value="121.256186589122" calcext:value-type="float">
            <text:p>121.256186589122</text:p>
          </table:table-cell>
          <table:table-cell table:style-name="ce3" table:formula="of:=DEGREES(ACOS(SIN(RADIANS([.$B$3]))*SIN(RADIANS([.T205]))+COS(RADIANS([.$B$3]))*COS(RADIANS([.T205]))*COS(RADIANS([.AC205]))))" office:value-type="float" office:value="101.295636199975" calcext:value-type="float">
            <text:p>101.295636199975</text:p>
          </table:table-cell>
          <table:table-cell table:style-name="ce3" table:formula="of:=90-[.AD205]" office:value-type="float" office:value="-11.2956361999755" calcext:value-type="float">
            <text:p>-11.2956361999755</text:p>
          </table:table-cell>
          <table:table-cell table:style-name="ce3" table:formula="of:=IF([.AE205]&gt;85;0;IF([.AE205]&gt;5;58.1/TAN(RADIANS([.AE205]))-0.07/POWER(TAN(RADIANS([.AE205]));3)+0.000086/POWER(TAN(RADIANS([.AE205]));5);IF([.AE205]&gt;-0.575;1735+[.AE205]*(-518.2+[.AE205]*(103.4+[.AE205]*(-12.79+[.AE205]*0.711)));-20.772/TAN(RADIANS([.AE205])))))/3600" office:value-type="float" office:value="0.0288874793076781" calcext:value-type="float">
            <text:p>0.028887479307678</text:p>
          </table:table-cell>
          <table:table-cell table:style-name="ce3" table:formula="of:=[.AE205]+[.AF205]" office:value-type="float" office:value="-11.2667487206678" calcext:value-type="float">
            <text:p>-11.2667487206678</text:p>
          </table:table-cell>
          <table:table-cell table:style-name="ce3" table:formula="of:=IF([.AC205]&gt;0;MOD(DEGREES(ACOS(((SIN(RADIANS([.$B$3]))*COS(RADIANS([.AD205])))-SIN(RADIANS([.T205])))/(COS(RADIANS([.$B$3]))*SIN(RADIANS([.AD205])))))+180;360);MOD(540-DEGREES(ACOS(((SIN(RADIANS([.$B$3]))*COS(RADIANS([.AD205])))-SIN(RADIANS([.T205])))/(COS(RADIANS([.$B$3]))*SIN(RADIANS([.AD205])))));360))" office:value-type="float" office:value="301.662868753737" calcext:value-type="float">
            <text:p>301.66286875373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5]+0.1/24" office:value-type="time" office:time-value="PT20H30M00S" calcext:value-type="time">
            <text:p>20:30:00</text:p>
          </table:table-cell>
          <table:table-cell table:style-name="ce11" table:formula="of:=[.D206]+2415018.5+[.E206]-[.$B$5]/24" office:value-type="float" office:value="2451776.3125" calcext:value-type="float">
            <text:p>2451776.31</text:p>
          </table:table-cell>
          <table:table-cell table:style-name="ce13" table:formula="of:=([.F206]-2451545)/36525" office:value-type="float" office:value="0.00633299110198494" calcext:value-type="float">
            <text:p>0.00633299</text:p>
          </table:table-cell>
          <table:table-cell/>
          <table:table-cell table:style-name="ce3" table:formula="of:=MOD(280.46646+[.G206]*(36000.76983+[.G206]*0.0003032);360)" office:value-type="float" office:value="148.459015010158" calcext:value-type="float">
            <text:p>148.459015010158</text:p>
          </table:table-cell>
          <table:table-cell table:style-name="ce3" table:formula="of:=357.52911+[.G206]*(35999.05029-0.0001537*[.G206])" office:value-type="float" office:value="585.510775160314" calcext:value-type="float">
            <text:p>585.510775160314</text:p>
          </table:table-cell>
          <table:table-cell table:style-name="ce3" table:formula="of:=0.016708634-[.G206]*(0.000042037+0.0000001267*[.G206])" office:value-type="float" office:value="0.0167083677749715" calcext:value-type="float">
            <text:p>0.016708367774972</text:p>
          </table:table-cell>
          <table:table-cell table:style-name="ce3" table:formula="of:=SIN(RADIANS([.J206]))*(1.914602-[.G206]*(0.004817+0.000014*[.G206]))+SIN(RADIANS(2*[.J206]))*(0.019993-0.000101*[.G206])+SIN(RADIANS(3*[.J206]))*0.000289" office:value-type="float" office:value="-1.3460309549757" calcext:value-type="float">
            <text:p>-1.3460309549757</text:p>
          </table:table-cell>
          <table:table-cell table:style-name="ce3" table:formula="of:=[.I206]+[.L206]" office:value-type="float" office:value="147.112984055183" calcext:value-type="float">
            <text:p>147.112984055183</text:p>
          </table:table-cell>
          <table:table-cell table:style-name="ce3" table:formula="of:=[.J206]+[.L206]" office:value-type="float" office:value="584.164744205338" calcext:value-type="float">
            <text:p>584.164744205338</text:p>
          </table:table-cell>
          <table:table-cell table:style-name="ce3" table:formula="of:=(1.000001018*(1-[.K206]*[.K206]))/(1+[.K206]*COS(RADIANS([.N206])))" office:value-type="float" office:value="1.01184944198477" calcext:value-type="float">
            <text:p>1.01184944198477</text:p>
          </table:table-cell>
          <table:table-cell table:style-name="ce3" table:formula="of:=[.M206]-0.00569-0.00478*SIN(RADIANS(125.04-1934.136*[.G206]))" office:value-type="float" office:value="147.102887262738" calcext:value-type="float">
            <text:p>147.102887262738</text:p>
          </table:table-cell>
          <table:table-cell table:style-name="ce3" table:formula="of:=23+(26+((21.448-[.G206]*(46.815+[.G206]*(0.00059-[.G206]*0.001813))))/60)/60" office:value-type="float" office:value="23.4392087558329" calcext:value-type="float">
            <text:p>23.4392087558329</text:p>
          </table:table-cell>
          <table:table-cell table:style-name="ce3" table:formula="of:=[.Q206]+0.00256*COS(RADIANS(125.04-1934.136*[.G206]))" office:value-type="float" office:value="23.4382170811305" calcext:value-type="float">
            <text:p>23.4382170811305</text:p>
          </table:table-cell>
          <table:table-cell table:style-name="ce3" table:formula="of:=DEGREES(ATAN2(COS(RADIANS([.P206]));COS(RADIANS([.R206]))*SIN(RADIANS([.P206]))))" office:value-type="float" office:value="149.311504330658" calcext:value-type="float">
            <text:p>149.311504330658</text:p>
          </table:table-cell>
          <table:table-cell table:style-name="ce3" table:formula="of:=DEGREES(ASIN(SIN(RADIANS([.R206]))*SIN(RADIANS([.P206]))))" office:value-type="float" office:value="12.4763269357385" calcext:value-type="float">
            <text:p>12.4763269357385</text:p>
          </table:table-cell>
          <table:table-cell table:style-name="ce3" table:formula="of:=TAN(RADIANS([.R206]/2))*TAN(RADIANS([.R206]/2))" office:value-type="float" office:value="0.043030473348195" calcext:value-type="float">
            <text:p>0.043030473348195</text:p>
          </table:table-cell>
          <table:table-cell table:formula="of:=4*DEGREES([.U206]*SIN(2*RADIANS([.I206]))-2*[.K206]*SIN(RADIANS([.J206]))+4*[.K206]*[.U206]*SIN(RADIANS([.J206]))*COS(2*RADIANS([.I206]))-0.5*[.U206]*[.U206]*SIN(4*RADIANS([.I206]))-1.25*[.K206]*[.K206]*SIN(2*RADIANS([.J206])))" office:value-type="float" office:value="-3.45142800052067" calcext:value-type="float">
            <text:p>-3.45142800052067</text:p>
          </table:table-cell>
          <table:table-cell table:style-name="ce3" table:formula="of:=DEGREES(ACOS(COS(RADIANS(90.833))/(COS(RADIANS([.$B$3]))*COS(RADIANS([.T206])))-TAN(RADIANS([.$B$3]))*TAN(RADIANS([.T206]))))" office:value-type="float" office:value="104.545322349683" calcext:value-type="float">
            <text:p>104.545322349683</text:p>
          </table:table-cell>
          <table:table-cell table:style-name="ce9" table:formula="of:=(720-4*[.$B$4]-[.V206]+[.$B$5]*60)/1440" office:value-type="time" office:time-value="PT12H18M58.456080031S" calcext:value-type="time">
            <text:p>12:18:58</text:p>
          </table:table-cell>
          <table:table-cell table:style-name="ce9" table:formula="of:=[.X206]-[.W206]*4/1440" office:value-type="time" office:time-value="PT05H20M47.578716107S" calcext:value-type="time">
            <text:p>5:20:47</text:p>
          </table:table-cell>
          <table:table-cell table:style-name="ce9" table:formula="of:=[.X206]+[.W206]*4/1440" office:value-type="time" office:time-value="PT19H17M09.333443955S" calcext:value-type="time">
            <text:p>19:17:09</text:p>
          </table:table-cell>
          <table:table-cell table:style-name="ce15" table:formula="of:=8*[.W206]" office:value-type="float" office:value="836.362578797465" calcext:value-type="float">
            <text:p>836.362578797465</text:p>
          </table:table-cell>
          <table:table-cell table:style-name="ce3" table:formula="of:=MOD([.E206]*1440+[.V206]+4*[.$B$4]-60*[.$B$5];1440)" office:value-type="float" office:value="1211.02573199948" calcext:value-type="float">
            <text:p>1211.02573199948</text:p>
          </table:table-cell>
          <table:table-cell table:style-name="ce3" table:formula="of:=IF([.AB206]/4&lt;0;[.AB206]/4+180;[.AB206]/4-180)" office:value-type="float" office:value="122.756432999869" calcext:value-type="float">
            <text:p>122.756432999869</text:p>
          </table:table-cell>
          <table:table-cell table:style-name="ce3" table:formula="of:=DEGREES(ACOS(SIN(RADIANS([.$B$3]))*SIN(RADIANS([.T206]))+COS(RADIANS([.$B$3]))*COS(RADIANS([.T206]))*COS(RADIANS([.AC206]))))" office:value-type="float" office:value="102.176892357243" calcext:value-type="float">
            <text:p>102.176892357243</text:p>
          </table:table-cell>
          <table:table-cell table:style-name="ce3" table:formula="of:=90-[.AD206]" office:value-type="float" office:value="-12.1768923572427" calcext:value-type="float">
            <text:p>-12.1768923572427</text:p>
          </table:table-cell>
          <table:table-cell table:style-name="ce3" table:formula="of:=IF([.AE206]&gt;85;0;IF([.AE206]&gt;5;58.1/TAN(RADIANS([.AE206]))-0.07/POWER(TAN(RADIANS([.AE206]));3)+0.000086/POWER(TAN(RADIANS([.AE206]));5);IF([.AE206]&gt;-0.575;1735+[.AE206]*(-518.2+[.AE206]*(103.4+[.AE206]*(-12.79+[.AE206]*0.711)));-20.772/TAN(RADIANS([.AE206])))))/3600" office:value-type="float" office:value="0.0267395127596787" calcext:value-type="float">
            <text:p>0.026739512759679</text:p>
          </table:table-cell>
          <table:table-cell table:style-name="ce3" table:formula="of:=[.AE206]+[.AF206]" office:value-type="float" office:value="-12.150152844483" calcext:value-type="float">
            <text:p>-12.150152844483</text:p>
          </table:table-cell>
          <table:table-cell table:style-name="ce3" table:formula="of:=IF([.AC206]&gt;0;MOD(DEGREES(ACOS(((SIN(RADIANS([.$B$3]))*COS(RADIANS([.AD206])))-SIN(RADIANS([.T206])))/(COS(RADIANS([.$B$3]))*SIN(RADIANS([.AD206])))))+180;360);MOD(540-DEGREES(ACOS(((SIN(RADIANS([.$B$3]))*COS(RADIANS([.AD206])))-SIN(RADIANS([.T206])))/(COS(RADIANS([.$B$3]))*SIN(RADIANS([.AD206])))));360))" office:value-type="float" office:value="302.85793736862" calcext:value-type="float">
            <text:p>302.8579373686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6]+0.1/24" office:value-type="time" office:time-value="PT20H36M00S" calcext:value-type="time">
            <text:p>20:36:00</text:p>
          </table:table-cell>
          <table:table-cell table:style-name="ce11" table:formula="of:=[.D207]+2415018.5+[.E207]-[.$B$5]/24" office:value-type="float" office:value="2451776.31666667" calcext:value-type="float">
            <text:p>2451776.32</text:p>
          </table:table-cell>
          <table:table-cell table:style-name="ce13" table:formula="of:=([.F207]-2451545)/36525" office:value-type="float" office:value="0.00633310517910702" calcext:value-type="float">
            <text:p>0.00633311</text:p>
          </table:table-cell>
          <table:table-cell/>
          <table:table-cell table:style-name="ce3" table:formula="of:=MOD(280.46646+[.G207]*(36000.76983+[.G207]*0.0003032);360)" office:value-type="float" office:value="148.463121874374" calcext:value-type="float">
            <text:p>148.463121874374</text:p>
          </table:table-cell>
          <table:table-cell table:style-name="ce3" table:formula="of:=357.52911+[.G207]*(35999.05029-0.0001537*[.G207])" office:value-type="float" office:value="585.514881828369" calcext:value-type="float">
            <text:p>585.514881828369</text:p>
          </table:table-cell>
          <table:table-cell table:style-name="ce3" table:formula="of:=0.016708634-[.G207]*(0.000042037+0.0000001267*[.G207])" office:value-type="float" office:value="0.0167083677701759" calcext:value-type="float">
            <text:p>0.016708367770176</text:p>
          </table:table-cell>
          <table:table-cell table:style-name="ce3" table:formula="of:=SIN(RADIANS([.J207]))*(1.914602-[.G207]*(0.004817+0.000014*[.G207]))+SIN(RADIANS(2*[.J207]))*(0.019993-0.000101*[.G207])+SIN(RADIANS(3*[.J207]))*0.000289" office:value-type="float" office:value="-1.34612712232429" calcext:value-type="float">
            <text:p>-1.34612712232429</text:p>
          </table:table-cell>
          <table:table-cell table:style-name="ce3" table:formula="of:=[.I207]+[.L207]" office:value-type="float" office:value="147.116994752049" calcext:value-type="float">
            <text:p>147.116994752049</text:p>
          </table:table-cell>
          <table:table-cell table:style-name="ce3" table:formula="of:=[.J207]+[.L207]" office:value-type="float" office:value="584.168754706044" calcext:value-type="float">
            <text:p>584.168754706044</text:p>
          </table:table-cell>
          <table:table-cell table:style-name="ce3" table:formula="of:=(1.000001018*(1-[.K207]*[.K207]))/(1+[.K207]*COS(RADIANS([.N207])))" office:value-type="float" office:value="1.01184860745793" calcext:value-type="float">
            <text:p>1.01184860745793</text:p>
          </table:table-cell>
          <table:table-cell table:style-name="ce3" table:formula="of:=[.M207]-0.00569-0.00478*SIN(RADIANS(125.04-1934.136*[.G207]))" office:value-type="float" office:value="147.106897952474" calcext:value-type="float">
            <text:p>147.106897952474</text:p>
          </table:table-cell>
          <table:table-cell table:style-name="ce3" table:formula="of:=23+(26+((21.448-[.G207]*(46.815+[.G207]*(0.00059-[.G207]*0.001813))))/60)/60" office:value-type="float" office:value="23.4392087543494" calcext:value-type="float">
            <text:p>23.4392087543494</text:p>
          </table:table-cell>
          <table:table-cell table:style-name="ce3" table:formula="of:=[.Q207]+0.00256*COS(RADIANS(125.04-1934.136*[.G207]))" office:value-type="float" office:value="23.4382170887356" calcext:value-type="float">
            <text:p>23.4382170887356</text:p>
          </table:table-cell>
          <table:table-cell table:style-name="ce3" table:formula="of:=DEGREES(ATAN2(COS(RADIANS([.P207]));COS(RADIANS([.R207]))*SIN(RADIANS([.P207]))))" office:value-type="float" office:value="149.31536422601" calcext:value-type="float">
            <text:p>149.31536422601</text:p>
          </table:table-cell>
          <table:table-cell table:style-name="ce3" table:formula="of:=DEGREES(ASIN(SIN(RADIANS([.R207]))*SIN(RADIANS([.P207]))))" office:value-type="float" office:value="12.4749550334284" calcext:value-type="float">
            <text:p>12.4749550334284</text:p>
          </table:table-cell>
          <table:table-cell table:style-name="ce3" table:formula="of:=TAN(RADIANS([.R207]/2))*TAN(RADIANS([.R207]/2))" office:value-type="float" office:value="0.043030473376914" calcext:value-type="float">
            <text:p>0.043030473376914</text:p>
          </table:table-cell>
          <table:table-cell table:formula="of:=4*DEGREES([.U207]*SIN(2*RADIANS([.I207]))-2*[.K207]*SIN(RADIANS([.J207]))+4*[.K207]*[.U207]*SIN(RADIANS([.J207]))*COS(2*RADIANS([.I207]))-0.5*[.U207]*[.U207]*SIN(4*RADIANS([.I207]))-1.25*[.K207]*[.K207]*SIN(2*RADIANS([.J207])))" office:value-type="float" office:value="-3.45044222020687" calcext:value-type="float">
            <text:p>-3.45044222020687</text:p>
          </table:table-cell>
          <table:table-cell table:style-name="ce3" table:formula="of:=DEGREES(ACOS(COS(RADIANS(90.833))/(COS(RADIANS([.$B$3]))*COS(RADIANS([.T207])))-TAN(RADIANS([.$B$3]))*TAN(RADIANS([.T207]))))" office:value-type="float" office:value="104.543772322032" calcext:value-type="float">
            <text:p>104.543772322032</text:p>
          </table:table-cell>
          <table:table-cell table:style-name="ce9" table:formula="of:=(720-4*[.$B$4]-[.V207]+[.$B$5]*60)/1440" office:value-type="time" office:time-value="PT12H18M58.396933212S" calcext:value-type="time">
            <text:p>12:18:58</text:p>
          </table:table-cell>
          <table:table-cell table:style-name="ce9" table:formula="of:=[.X207]-[.W207]*4/1440" office:value-type="time" office:time-value="PT05H20M47.891575925S" calcext:value-type="time">
            <text:p>5:20:47</text:p>
          </table:table-cell>
          <table:table-cell table:style-name="ce9" table:formula="of:=[.X207]+[.W207]*4/1440" office:value-type="time" office:time-value="PT19H17M08.9022905S" calcext:value-type="time">
            <text:p>19:17:08</text:p>
          </table:table-cell>
          <table:table-cell table:style-name="ce15" table:formula="of:=8*[.W207]" office:value-type="float" office:value="836.350178576258" calcext:value-type="float">
            <text:p>836.350178576258</text:p>
          </table:table-cell>
          <table:table-cell table:style-name="ce3" table:formula="of:=MOD([.E207]*1440+[.V207]+4*[.$B$4]-60*[.$B$5];1440)" office:value-type="float" office:value="1217.02671777979" calcext:value-type="float">
            <text:p>1217.02671777979</text:p>
          </table:table-cell>
          <table:table-cell table:style-name="ce3" table:formula="of:=IF([.AB207]/4&lt;0;[.AB207]/4+180;[.AB207]/4-180)" office:value-type="float" office:value="124.256679444948" calcext:value-type="float">
            <text:p>124.256679444948</text:p>
          </table:table-cell>
          <table:table-cell table:style-name="ce3" table:formula="of:=DEGREES(ACOS(SIN(RADIANS([.$B$3]))*SIN(RADIANS([.T207]))+COS(RADIANS([.$B$3]))*COS(RADIANS([.T207]))*COS(RADIANS([.AC207]))))" office:value-type="float" office:value="103.046313852271" calcext:value-type="float">
            <text:p>103.046313852271</text:p>
          </table:table-cell>
          <table:table-cell table:style-name="ce3" table:formula="of:=90-[.AD207]" office:value-type="float" office:value="-13.0463138522711" calcext:value-type="float">
            <text:p>-13.0463138522711</text:p>
          </table:table-cell>
          <table:table-cell table:style-name="ce3" table:formula="of:=IF([.AE207]&gt;85;0;IF([.AE207]&gt;5;58.1/TAN(RADIANS([.AE207]))-0.07/POWER(TAN(RADIANS([.AE207]));3)+0.000086/POWER(TAN(RADIANS([.AE207]));5);IF([.AE207]&gt;-0.575;1735+[.AE207]*(-518.2+[.AE207]*(103.4+[.AE207]*(-12.79+[.AE207]*0.711)));-20.772/TAN(RADIANS([.AE207])))))/3600" office:value-type="float" office:value="0.0249007676910852" calcext:value-type="float">
            <text:p>0.024900767691085</text:p>
          </table:table-cell>
          <table:table-cell table:style-name="ce3" table:formula="of:=[.AE207]+[.AF207]" office:value-type="float" office:value="-13.0214130845801" calcext:value-type="float">
            <text:p>-13.0214130845801</text:p>
          </table:table-cell>
          <table:table-cell table:style-name="ce3" table:formula="of:=IF([.AC207]&gt;0;MOD(DEGREES(ACOS(((SIN(RADIANS([.$B$3]))*COS(RADIANS([.AD207])))-SIN(RADIANS([.T207])))/(COS(RADIANS([.$B$3]))*SIN(RADIANS([.AD207])))))+180;360);MOD(540-DEGREES(ACOS(((SIN(RADIANS([.$B$3]))*COS(RADIANS([.AD207])))-SIN(RADIANS([.T207])))/(COS(RADIANS([.$B$3]))*SIN(RADIANS([.AD207])))));360))" office:value-type="float" office:value="304.065999827571" calcext:value-type="float">
            <text:p>304.06599982757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7]+0.1/24" office:value-type="time" office:time-value="PT20H42M00S" calcext:value-type="time">
            <text:p>20:42:00</text:p>
          </table:table-cell>
          <table:table-cell table:style-name="ce11" table:formula="of:=[.D208]+2415018.5+[.E208]-[.$B$5]/24" office:value-type="float" office:value="2451776.32083333" calcext:value-type="float">
            <text:p>2451776.32</text:p>
          </table:table-cell>
          <table:table-cell table:style-name="ce13" table:formula="of:=([.F208]-2451545)/36525" office:value-type="float" office:value="0.00633321925621635" calcext:value-type="float">
            <text:p>0.00633322</text:p>
          </table:table-cell>
          <table:table-cell/>
          <table:table-cell table:style-name="ce3" table:formula="of:=MOD(280.46646+[.G208]*(36000.76983+[.G208]*0.0003032);360)" office:value-type="float" office:value="148.46722873813" calcext:value-type="float">
            <text:p>148.46722873813</text:p>
          </table:table-cell>
          <table:table-cell table:style-name="ce3" table:formula="of:=357.52911+[.G208]*(35999.05029-0.0001537*[.G208])" office:value-type="float" office:value="585.518988495964" calcext:value-type="float">
            <text:p>585.518988495964</text:p>
          </table:table-cell>
          <table:table-cell table:style-name="ce3" table:formula="of:=0.016708634-[.G208]*(0.000042037+0.0000001267*[.G208])" office:value-type="float" office:value="0.0167083677653802" calcext:value-type="float">
            <text:p>0.01670836776538</text:p>
          </table:table-cell>
          <table:table-cell table:style-name="ce3" table:formula="of:=SIN(RADIANS([.J208]))*(1.914602-[.G208]*(0.004817+0.000014*[.G208]))+SIN(RADIANS(2*[.J208]))*(0.019993-0.000101*[.G208])+SIN(RADIANS(3*[.J208]))*0.000289" office:value-type="float" office:value="-1.34622328304655" calcext:value-type="float">
            <text:p>-1.34622328304655</text:p>
          </table:table-cell>
          <table:table-cell table:style-name="ce3" table:formula="of:=[.I208]+[.L208]" office:value-type="float" office:value="147.121005455083" calcext:value-type="float">
            <text:p>147.121005455083</text:p>
          </table:table-cell>
          <table:table-cell table:style-name="ce3" table:formula="of:=[.J208]+[.L208]" office:value-type="float" office:value="584.172765212918" calcext:value-type="float">
            <text:p>584.172765212918</text:p>
          </table:table-cell>
          <table:table-cell table:style-name="ce3" table:formula="of:=(1.000001018*(1-[.K208]*[.K208]))/(1+[.K208]*COS(RADIANS([.N208])))" office:value-type="float" office:value="1.01184777287105" calcext:value-type="float">
            <text:p>1.01184777287105</text:p>
          </table:table-cell>
          <table:table-cell table:style-name="ce3" table:formula="of:=[.M208]-0.00569-0.00478*SIN(RADIANS(125.04-1934.136*[.G208]))" office:value-type="float" office:value="147.110908648378" calcext:value-type="float">
            <text:p>147.110908648378</text:p>
          </table:table-cell>
          <table:table-cell table:style-name="ce3" table:formula="of:=23+(26+((21.448-[.G208]*(46.815+[.G208]*(0.00059-[.G208]*0.001813))))/60)/60" office:value-type="float" office:value="23.4392087528659" calcext:value-type="float">
            <text:p>23.4392087528659</text:p>
          </table:table-cell>
          <table:table-cell table:style-name="ce3" table:formula="of:=[.Q208]+0.00256*COS(RADIANS(125.04-1934.136*[.G208]))" office:value-type="float" office:value="23.4382170963408" calcext:value-type="float">
            <text:p>23.4382170963408</text:p>
          </table:table-cell>
          <table:table-cell table:style-name="ce3" table:formula="of:=DEGREES(ATAN2(COS(RADIANS([.P208]));COS(RADIANS([.R208]))*SIN(RADIANS([.P208]))))" office:value-type="float" office:value="149.319224086403" calcext:value-type="float">
            <text:p>149.319224086403</text:p>
          </table:table-cell>
          <table:table-cell table:style-name="ce3" table:formula="of:=DEGREES(ASIN(SIN(RADIANS([.R208]))*SIN(RADIANS([.P208]))))" office:value-type="float" office:value="12.473583074164" calcext:value-type="float">
            <text:p>12.473583074164</text:p>
          </table:table-cell>
          <table:table-cell table:style-name="ce3" table:formula="of:=TAN(RADIANS([.R208]/2))*TAN(RADIANS([.R208]/2))" office:value-type="float" office:value="0.0430304734056331" calcext:value-type="float">
            <text:p>0.043030473405633</text:p>
          </table:table-cell>
          <table:table-cell table:formula="of:=4*DEGREES([.U208]*SIN(2*RADIANS([.I208]))-2*[.K208]*SIN(RADIANS([.J208]))+4*[.K208]*[.U208]*SIN(RADIANS([.J208]))*COS(2*RADIANS([.I208]))-0.5*[.U208]*[.U208]*SIN(4*RADIANS([.I208]))-1.25*[.K208]*[.K208]*SIN(2*RADIANS([.J208])))" office:value-type="float" office:value="-3.44945630280493" calcext:value-type="float">
            <text:p>-3.44945630280493</text:p>
          </table:table-cell>
          <table:table-cell table:style-name="ce3" table:formula="of:=DEGREES(ACOS(COS(RADIANS(90.833))/(COS(RADIANS([.$B$3]))*COS(RADIANS([.T208])))-TAN(RADIANS([.$B$3]))*TAN(RADIANS([.T208]))))" office:value-type="float" office:value="104.542222258063" calcext:value-type="float">
            <text:p>104.542222258063</text:p>
          </table:table-cell>
          <table:table-cell table:style-name="ce9" table:formula="of:=(720-4*[.$B$4]-[.V208]+[.$B$5]*60)/1440" office:value-type="time" office:time-value="PT12H18M58.337778168S" calcext:value-type="time">
            <text:p>12:18:58</text:p>
          </table:table-cell>
          <table:table-cell table:style-name="ce9" table:formula="of:=[.X208]-[.W208]*4/1440" office:value-type="time" office:time-value="PT05H20M48.204436233S" calcext:value-type="time">
            <text:p>5:20:48</text:p>
          </table:table-cell>
          <table:table-cell table:style-name="ce9" table:formula="of:=[.X208]+[.W208]*4/1440" office:value-type="time" office:time-value="PT19H17M08.471120103S" calcext:value-type="time">
            <text:p>19:17:08</text:p>
          </table:table-cell>
          <table:table-cell table:style-name="ce15" table:formula="of:=8*[.W208]" office:value-type="float" office:value="836.337778064502" calcext:value-type="float">
            <text:p>836.337778064502</text:p>
          </table:table-cell>
          <table:table-cell table:style-name="ce3" table:formula="of:=MOD([.E208]*1440+[.V208]+4*[.$B$4]-60*[.$B$5];1440)" office:value-type="float" office:value="1223.02770369719" calcext:value-type="float">
            <text:p>1223.02770369719</text:p>
          </table:table-cell>
          <table:table-cell table:style-name="ce3" table:formula="of:=IF([.AB208]/4&lt;0;[.AB208]/4+180;[.AB208]/4-180)" office:value-type="float" office:value="125.756925924298" calcext:value-type="float">
            <text:p>125.756925924298</text:p>
          </table:table-cell>
          <table:table-cell table:style-name="ce3" table:formula="of:=DEGREES(ACOS(SIN(RADIANS([.$B$3]))*SIN(RADIANS([.T208]))+COS(RADIANS([.$B$3]))*COS(RADIANS([.T208]))*COS(RADIANS([.AC208]))))" office:value-type="float" office:value="103.903382118045" calcext:value-type="float">
            <text:p>103.903382118045</text:p>
          </table:table-cell>
          <table:table-cell table:style-name="ce3" table:formula="of:=90-[.AD208]" office:value-type="float" office:value="-13.903382118045" calcext:value-type="float">
            <text:p>-13.903382118045</text:p>
          </table:table-cell>
          <table:table-cell table:style-name="ce3" table:formula="of:=IF([.AE208]&gt;85;0;IF([.AE208]&gt;5;58.1/TAN(RADIANS([.AE208]))-0.07/POWER(TAN(RADIANS([.AE208]));3)+0.000086/POWER(TAN(RADIANS([.AE208]));5);IF([.AE208]&gt;-0.575;1735+[.AE208]*(-518.2+[.AE208]*(103.4+[.AE208]*(-12.79+[.AE208]*0.711)));-20.772/TAN(RADIANS([.AE208])))))/3600" office:value-type="float" office:value="0.0233095877083936" calcext:value-type="float">
            <text:p>0.023309587708394</text:p>
          </table:table-cell>
          <table:table-cell table:style-name="ce3" table:formula="of:=[.AE208]+[.AF208]" office:value-type="float" office:value="-13.8800725303366" calcext:value-type="float">
            <text:p>-13.8800725303366</text:p>
          </table:table-cell>
          <table:table-cell table:style-name="ce3" table:formula="of:=IF([.AC208]&gt;0;MOD(DEGREES(ACOS(((SIN(RADIANS([.$B$3]))*COS(RADIANS([.AD208])))-SIN(RADIANS([.T208])))/(COS(RADIANS([.$B$3]))*SIN(RADIANS([.AD208])))))+180;360);MOD(540-DEGREES(ACOS(((SIN(RADIANS([.$B$3]))*COS(RADIANS([.AD208])))-SIN(RADIANS([.T208])))/(COS(RADIANS([.$B$3]))*SIN(RADIANS([.AD208])))));360))" office:value-type="float" office:value="305.28756256584" calcext:value-type="float">
            <text:p>305.2875625658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8]+0.1/24" office:value-type="time" office:time-value="PT20H48M00S" calcext:value-type="time">
            <text:p>20:48:00</text:p>
          </table:table-cell>
          <table:table-cell table:style-name="ce11" table:formula="of:=[.D209]+2415018.5+[.E209]-[.$B$5]/24" office:value-type="float" office:value="2451776.325" calcext:value-type="float">
            <text:p>2451776.33</text:p>
          </table:table-cell>
          <table:table-cell table:style-name="ce13" table:formula="of:=([.F209]-2451545)/36525" office:value-type="float" office:value="0.00633333333333843" calcext:value-type="float">
            <text:p>0.00633333</text:p>
          </table:table-cell>
          <table:table-cell/>
          <table:table-cell table:style-name="ce3" table:formula="of:=MOD(280.46646+[.G209]*(36000.76983+[.G209]*0.0003032);360)" office:value-type="float" office:value="148.471335602345" calcext:value-type="float">
            <text:p>148.471335602345</text:p>
          </table:table-cell>
          <table:table-cell table:style-name="ce3" table:formula="of:=357.52911+[.G209]*(35999.05029-0.0001537*[.G209])" office:value-type="float" office:value="585.523095164019" calcext:value-type="float">
            <text:p>585.523095164019</text:p>
          </table:table-cell>
          <table:table-cell table:style-name="ce3" table:formula="of:=0.016708634-[.G209]*(0.000042037+0.0000001267*[.G209])" office:value-type="float" office:value="0.0167083677605846" calcext:value-type="float">
            <text:p>0.016708367760585</text:p>
          </table:table-cell>
          <table:table-cell table:style-name="ce3" table:formula="of:=SIN(RADIANS([.J209]))*(1.914602-[.G209]*(0.004817+0.000014*[.G209]))+SIN(RADIANS(2*[.J209]))*(0.019993-0.000101*[.G209])+SIN(RADIANS(3*[.J209]))*0.000289" office:value-type="float" office:value="-1.34631943716345" calcext:value-type="float">
            <text:p>-1.34631943716345</text:p>
          </table:table-cell>
          <table:table-cell table:style-name="ce3" table:formula="of:=[.I209]+[.L209]" office:value-type="float" office:value="147.125016165182" calcext:value-type="float">
            <text:p>147.125016165182</text:p>
          </table:table-cell>
          <table:table-cell table:style-name="ce3" table:formula="of:=[.J209]+[.L209]" office:value-type="float" office:value="584.176775726855" calcext:value-type="float">
            <text:p>584.176775726855</text:p>
          </table:table-cell>
          <table:table-cell table:style-name="ce3" table:formula="of:=(1.000001018*(1-[.K209]*[.K209]))/(1+[.K209]*COS(RADIANS([.N209])))" office:value-type="float" office:value="1.01184693822395" calcext:value-type="float">
            <text:p>1.01184693822395</text:p>
          </table:table-cell>
          <table:table-cell table:style-name="ce3" table:formula="of:=[.M209]-0.00569-0.00478*SIN(RADIANS(125.04-1934.136*[.G209]))" office:value-type="float" office:value="147.114919351346" calcext:value-type="float">
            <text:p>147.114919351346</text:p>
          </table:table-cell>
          <table:table-cell table:style-name="ce3" table:formula="of:=23+(26+((21.448-[.G209]*(46.815+[.G209]*(0.00059-[.G209]*0.001813))))/60)/60" office:value-type="float" office:value="23.4392087513824" calcext:value-type="float">
            <text:p>23.4392087513824</text:p>
          </table:table-cell>
          <table:table-cell table:style-name="ce3" table:formula="of:=[.Q209]+0.00256*COS(RADIANS(125.04-1934.136*[.G209]))" office:value-type="float" office:value="23.4382171039459" calcext:value-type="float">
            <text:p>23.4382171039459</text:p>
          </table:table-cell>
          <table:table-cell table:style-name="ce3" table:formula="of:=DEGREES(ATAN2(COS(RADIANS([.P209]));COS(RADIANS([.R209]))*SIN(RADIANS([.P209]))))" office:value-type="float" office:value="149.323083912702" calcext:value-type="float">
            <text:p>149.323083912702</text:p>
          </table:table-cell>
          <table:table-cell table:style-name="ce3" table:formula="of:=DEGREES(ASIN(SIN(RADIANS([.R209]))*SIN(RADIANS([.P209]))))" office:value-type="float" office:value="12.472211057645" calcext:value-type="float">
            <text:p>12.472211057645</text:p>
          </table:table-cell>
          <table:table-cell table:style-name="ce3" table:formula="of:=TAN(RADIANS([.R209]/2))*TAN(RADIANS([.R209]/2))" office:value-type="float" office:value="0.0430304734343522" calcext:value-type="float">
            <text:p>0.043030473434352</text:p>
          </table:table-cell>
          <table:table-cell table:formula="of:=4*DEGREES([.U209]*SIN(2*RADIANS([.I209]))-2*[.K209]*SIN(RADIANS([.J209]))+4*[.K209]*[.U209]*SIN(RADIANS([.J209]))*COS(2*RADIANS([.I209]))-0.5*[.U209]*[.U209]*SIN(4*RADIANS([.I209]))-1.25*[.K209]*[.K209]*SIN(2*RADIANS([.J209])))" office:value-type="float" office:value="-3.44847024810946" calcext:value-type="float">
            <text:p>-3.44847024810946</text:p>
          </table:table-cell>
          <table:table-cell table:style-name="ce3" table:formula="of:=DEGREES(ACOS(COS(RADIANS(90.833))/(COS(RADIANS([.$B$3]))*COS(RADIANS([.T209])))-TAN(RADIANS([.$B$3]))*TAN(RADIANS([.T209]))))" office:value-type="float" office:value="104.540672157435" calcext:value-type="float">
            <text:p>104.540672157435</text:p>
          </table:table-cell>
          <table:table-cell table:style-name="ce9" table:formula="of:=(720-4*[.$B$4]-[.V209]+[.$B$5]*60)/1440" office:value-type="time" office:time-value="PT12H18M58.278614887S" calcext:value-type="time">
            <text:p>12:18:58</text:p>
          </table:table-cell>
          <table:table-cell table:style-name="ce9" table:formula="of:=[.X209]-[.W209]*4/1440" office:value-type="time" office:time-value="PT05H20M48.517297102S" calcext:value-type="time">
            <text:p>5:20:48</text:p>
          </table:table-cell>
          <table:table-cell table:style-name="ce9" table:formula="of:=[.X209]+[.W209]*4/1440" office:value-type="time" office:time-value="PT19H17M08.039932671S" calcext:value-type="time">
            <text:p>19:17:08</text:p>
          </table:table-cell>
          <table:table-cell table:style-name="ce15" table:formula="of:=8*[.W209]" office:value-type="float" office:value="836.325377259481" calcext:value-type="float">
            <text:p>836.325377259481</text:p>
          </table:table-cell>
          <table:table-cell table:style-name="ce3" table:formula="of:=MOD([.E209]*1440+[.V209]+4*[.$B$4]-60*[.$B$5];1440)" office:value-type="float" office:value="1229.02868975189" calcext:value-type="float">
            <text:p>1229.02868975189</text:p>
          </table:table-cell>
          <table:table-cell table:style-name="ce3" table:formula="of:=IF([.AB209]/4&lt;0;[.AB209]/4+180;[.AB209]/4-180)" office:value-type="float" office:value="127.257172437972" calcext:value-type="float">
            <text:p>127.257172437972</text:p>
          </table:table-cell>
          <table:table-cell table:style-name="ce3" table:formula="of:=DEGREES(ACOS(SIN(RADIANS([.$B$3]))*SIN(RADIANS([.T209]))+COS(RADIANS([.$B$3]))*COS(RADIANS([.T209]))*COS(RADIANS([.AC209]))))" office:value-type="float" office:value="104.747566140561" calcext:value-type="float">
            <text:p>104.747566140561</text:p>
          </table:table-cell>
          <table:table-cell table:style-name="ce3" table:formula="of:=90-[.AD209]" office:value-type="float" office:value="-14.7475661405613" calcext:value-type="float">
            <text:p>-14.7475661405613</text:p>
          </table:table-cell>
          <table:table-cell table:style-name="ce3" table:formula="of:=IF([.AE209]&gt;85;0;IF([.AE209]&gt;5;58.1/TAN(RADIANS([.AE209]))-0.07/POWER(TAN(RADIANS([.AE209]));3)+0.000086/POWER(TAN(RADIANS([.AE209]));5);IF([.AE209]&gt;-0.575;1735+[.AE209]*(-518.2+[.AE209]*(103.4+[.AE209]*(-12.79+[.AE209]*0.711)));-20.772/TAN(RADIANS([.AE209])))))/3600" office:value-type="float" office:value="0.021919776943215" calcext:value-type="float">
            <text:p>0.021919776943215</text:p>
          </table:table-cell>
          <table:table-cell table:style-name="ce3" table:formula="of:=[.AE209]+[.AF209]" office:value-type="float" office:value="-14.7256463636181" calcext:value-type="float">
            <text:p>-14.7256463636181</text:p>
          </table:table-cell>
          <table:table-cell table:style-name="ce3" table:formula="of:=IF([.AC209]&gt;0;MOD(DEGREES(ACOS(((SIN(RADIANS([.$B$3]))*COS(RADIANS([.AD209])))-SIN(RADIANS([.T209])))/(COS(RADIANS([.$B$3]))*SIN(RADIANS([.AD209])))))+180;360);MOD(540-DEGREES(ACOS(((SIN(RADIANS([.$B$3]))*COS(RADIANS([.AD209])))-SIN(RADIANS([.T209])))/(COS(RADIANS([.$B$3]))*SIN(RADIANS([.AD209])))));360))" office:value-type="float" office:value="306.523117127126" calcext:value-type="float">
            <text:p>306.52311712712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09]+0.1/24" office:value-type="time" office:time-value="PT20H54M00S" calcext:value-type="time">
            <text:p>20:54:00</text:p>
          </table:table-cell>
          <table:table-cell table:style-name="ce11" table:formula="of:=[.D210]+2415018.5+[.E210]-[.$B$5]/24" office:value-type="float" office:value="2451776.32916667" calcext:value-type="float">
            <text:p>2451776.33</text:p>
          </table:table-cell>
          <table:table-cell table:style-name="ce13" table:formula="of:=([.F210]-2451545)/36525" office:value-type="float" office:value="0.00633344741044776" calcext:value-type="float">
            <text:p>0.00633345</text:p>
          </table:table-cell>
          <table:table-cell/>
          <table:table-cell table:style-name="ce3" table:formula="of:=MOD(280.46646+[.G210]*(36000.76983+[.G210]*0.0003032);360)" office:value-type="float" office:value="148.475442466102" calcext:value-type="float">
            <text:p>148.475442466102</text:p>
          </table:table-cell>
          <table:table-cell table:style-name="ce3" table:formula="of:=357.52911+[.G210]*(35999.05029-0.0001537*[.G210])" office:value-type="float" office:value="585.527201831614" calcext:value-type="float">
            <text:p>585.527201831614</text:p>
          </table:table-cell>
          <table:table-cell table:style-name="ce3" table:formula="of:=0.016708634-[.G210]*(0.000042037+0.0000001267*[.G210])" office:value-type="float" office:value="0.0167083677557889" calcext:value-type="float">
            <text:p>0.016708367755789</text:p>
          </table:table-cell>
          <table:table-cell table:style-name="ce3" table:formula="of:=SIN(RADIANS([.J210]))*(1.914602-[.G210]*(0.004817+0.000014*[.G210]))+SIN(RADIANS(2*[.J210]))*(0.019993-0.000101*[.G210])+SIN(RADIANS(3*[.J210]))*0.000289" office:value-type="float" office:value="-1.34641558465304" calcext:value-type="float">
            <text:p>-1.34641558465304</text:p>
          </table:table-cell>
          <table:table-cell table:style-name="ce3" table:formula="of:=[.I210]+[.L210]" office:value-type="float" office:value="147.129026881449" calcext:value-type="float">
            <text:p>147.129026881449</text:p>
          </table:table-cell>
          <table:table-cell table:style-name="ce3" table:formula="of:=[.J210]+[.L210]" office:value-type="float" office:value="584.180786246961" calcext:value-type="float">
            <text:p>584.180786246961</text:p>
          </table:table-cell>
          <table:table-cell table:style-name="ce3" table:formula="of:=(1.000001018*(1-[.K210]*[.K210]))/(1+[.K210]*COS(RADIANS([.N210])))" office:value-type="float" office:value="1.01184610351681" calcext:value-type="float">
            <text:p>1.01184610351681</text:p>
          </table:table-cell>
          <table:table-cell table:style-name="ce3" table:formula="of:=[.M210]-0.00569-0.00478*SIN(RADIANS(125.04-1934.136*[.G210]))" office:value-type="float" office:value="147.118930060482" calcext:value-type="float">
            <text:p>147.118930060482</text:p>
          </table:table-cell>
          <table:table-cell table:style-name="ce3" table:formula="of:=23+(26+((21.448-[.G210]*(46.815+[.G210]*(0.00059-[.G210]*0.001813))))/60)/60" office:value-type="float" office:value="23.439208749899" calcext:value-type="float">
            <text:p>23.439208749899</text:p>
          </table:table-cell>
          <table:table-cell table:style-name="ce3" table:formula="of:=[.Q210]+0.00256*COS(RADIANS(125.04-1934.136*[.G210]))" office:value-type="float" office:value="23.4382171115511" calcext:value-type="float">
            <text:p>23.4382171115511</text:p>
          </table:table-cell>
          <table:table-cell table:style-name="ce3" table:formula="of:=DEGREES(ATAN2(COS(RADIANS([.P210]));COS(RADIANS([.R210]))*SIN(RADIANS([.P210]))))" office:value-type="float" office:value="149.326943704049" calcext:value-type="float">
            <text:p>149.326943704049</text:p>
          </table:table-cell>
          <table:table-cell table:style-name="ce3" table:formula="of:=DEGREES(ASIN(SIN(RADIANS([.R210]))*SIN(RADIANS([.P210]))))" office:value-type="float" office:value="12.4708389841843" calcext:value-type="float">
            <text:p>12.4708389841843</text:p>
          </table:table-cell>
          <table:table-cell table:style-name="ce3" table:formula="of:=TAN(RADIANS([.R210]/2))*TAN(RADIANS([.R210]/2))" office:value-type="float" office:value="0.0430304734630714" calcext:value-type="float">
            <text:p>0.043030473463072</text:p>
          </table:table-cell>
          <table:table-cell table:formula="of:=4*DEGREES([.U210]*SIN(2*RADIANS([.I210]))-2*[.K210]*SIN(RADIANS([.J210]))+4*[.K210]*[.U210]*SIN(RADIANS([.J210]))*COS(2*RADIANS([.I210]))-0.5*[.U210]*[.U210]*SIN(4*RADIANS([.I210]))-1.25*[.K210]*[.K210]*SIN(2*RADIANS([.J210])))" office:value-type="float" office:value="-3.44748405635574" calcext:value-type="float">
            <text:p>-3.44748405635574</text:p>
          </table:table-cell>
          <table:table-cell table:style-name="ce3" table:formula="of:=DEGREES(ACOS(COS(RADIANS(90.833))/(COS(RADIANS([.$B$3]))*COS(RADIANS([.T210])))-TAN(RADIANS([.$B$3]))*TAN(RADIANS([.T210]))))" office:value-type="float" office:value="104.539122020503" calcext:value-type="float">
            <text:p>104.539122020503</text:p>
          </table:table-cell>
          <table:table-cell table:style-name="ce9" table:formula="of:=(720-4*[.$B$4]-[.V210]+[.$B$5]*60)/1440" office:value-type="time" office:time-value="PT12H18M58.219443381S" calcext:value-type="time">
            <text:p>12:18:58</text:p>
          </table:table-cell>
          <table:table-cell table:style-name="ce9" table:formula="of:=[.X210]-[.W210]*4/1440" office:value-type="time" office:time-value="PT05H20M48.830158461S" calcext:value-type="time">
            <text:p>5:20:48</text:p>
          </table:table-cell>
          <table:table-cell table:style-name="ce9" table:formula="of:=[.X210]+[.W210]*4/1440" office:value-type="time" office:time-value="PT19H17M07.608728302S" calcext:value-type="time">
            <text:p>19:17:07</text:p>
          </table:table-cell>
          <table:table-cell table:style-name="ce15" table:formula="of:=8*[.W210]" office:value-type="float" office:value="836.312976164021" calcext:value-type="float">
            <text:p>836.312976164021</text:p>
          </table:table-cell>
          <table:table-cell table:style-name="ce3" table:formula="of:=MOD([.E210]*1440+[.V210]+4*[.$B$4]-60*[.$B$5];1440)" office:value-type="float" office:value="1235.02967594364" calcext:value-type="float">
            <text:p>1235.02967594364</text:p>
          </table:table-cell>
          <table:table-cell table:style-name="ce3" table:formula="of:=IF([.AB210]/4&lt;0;[.AB210]/4+180;[.AB210]/4-180)" office:value-type="float" office:value="128.75741898591" calcext:value-type="float">
            <text:p>128.75741898591</text:p>
          </table:table-cell>
          <table:table-cell table:style-name="ce3" table:formula="of:=DEGREES(ACOS(SIN(RADIANS([.$B$3]))*SIN(RADIANS([.T210]))+COS(RADIANS([.$B$3]))*COS(RADIANS([.T210]))*COS(RADIANS([.AC210]))))" office:value-type="float" office:value="105.578322411765" calcext:value-type="float">
            <text:p>105.578322411765</text:p>
          </table:table-cell>
          <table:table-cell table:style-name="ce3" table:formula="of:=90-[.AD210]" office:value-type="float" office:value="-15.5783224117646" calcext:value-type="float">
            <text:p>-15.5783224117646</text:p>
          </table:table-cell>
          <table:table-cell table:style-name="ce3" table:formula="of:=IF([.AE210]&gt;85;0;IF([.AE210]&gt;5;58.1/TAN(RADIANS([.AE210]))-0.07/POWER(TAN(RADIANS([.AE210]));3)+0.000086/POWER(TAN(RADIANS([.AE210]));5);IF([.AE210]&gt;-0.575;1735+[.AE210]*(-518.2+[.AE210]*(103.4+[.AE210]*(-12.79+[.AE210]*0.711)));-20.772/TAN(RADIANS([.AE210])))))/3600" office:value-type="float" office:value="0.0206960456433225" calcext:value-type="float">
            <text:p>0.020696045643323</text:p>
          </table:table-cell>
          <table:table-cell table:style-name="ce3" table:formula="of:=[.AE210]+[.AF210]" office:value-type="float" office:value="-15.5576263661213" calcext:value-type="float">
            <text:p>-15.5576263661213</text:p>
          </table:table-cell>
          <table:table-cell table:style-name="ce3" table:formula="of:=IF([.AC210]&gt;0;MOD(DEGREES(ACOS(((SIN(RADIANS([.$B$3]))*COS(RADIANS([.AD210])))-SIN(RADIANS([.T210])))/(COS(RADIANS([.$B$3]))*SIN(RADIANS([.AD210])))))+180;360);MOD(540-DEGREES(ACOS(((SIN(RADIANS([.$B$3]))*COS(RADIANS([.AD210])))-SIN(RADIANS([.T210])))/(COS(RADIANS([.$B$3]))*SIN(RADIANS([.AD210])))));360))" office:value-type="float" office:value="307.773138246985" calcext:value-type="float">
            <text:p>307.77313824698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0]+0.1/24" office:value-type="time" office:time-value="PT21H00M00S" calcext:value-type="time">
            <text:p>21:00:00</text:p>
          </table:table-cell>
          <table:table-cell table:style-name="ce11" table:formula="of:=[.D211]+2415018.5+[.E211]-[.$B$5]/24" office:value-type="float" office:value="2451776.33333333" calcext:value-type="float">
            <text:p>2451776.33</text:p>
          </table:table-cell>
          <table:table-cell table:style-name="ce13" table:formula="of:=([.F211]-2451545)/36525" office:value-type="float" office:value="0.00633356148756984" calcext:value-type="float">
            <text:p>0.00633356</text:p>
          </table:table-cell>
          <table:table-cell/>
          <table:table-cell table:style-name="ce3" table:formula="of:=MOD(280.46646+[.G211]*(36000.76983+[.G211]*0.0003032);360)" office:value-type="float" office:value="148.479549330317" calcext:value-type="float">
            <text:p>148.479549330317</text:p>
          </table:table-cell>
          <table:table-cell table:style-name="ce3" table:formula="of:=357.52911+[.G211]*(35999.05029-0.0001537*[.G211])" office:value-type="float" office:value="585.531308499669" calcext:value-type="float">
            <text:p>585.531308499669</text:p>
          </table:table-cell>
          <table:table-cell table:style-name="ce3" table:formula="of:=0.016708634-[.G211]*(0.000042037+0.0000001267*[.G211])" office:value-type="float" office:value="0.0167083677509933" calcext:value-type="float">
            <text:p>0.016708367750993</text:p>
          </table:table-cell>
          <table:table-cell table:style-name="ce3" table:formula="of:=SIN(RADIANS([.J211]))*(1.914602-[.G211]*(0.004817+0.000014*[.G211]))+SIN(RADIANS(2*[.J211]))*(0.019993-0.000101*[.G211])+SIN(RADIANS(3*[.J211]))*0.000289" office:value-type="float" office:value="-1.34651172553629" calcext:value-type="float">
            <text:p>-1.34651172553629</text:p>
          </table:table-cell>
          <table:table-cell table:style-name="ce3" table:formula="of:=[.I211]+[.L211]" office:value-type="float" office:value="147.133037604781" calcext:value-type="float">
            <text:p>147.133037604781</text:p>
          </table:table-cell>
          <table:table-cell table:style-name="ce3" table:formula="of:=[.J211]+[.L211]" office:value-type="float" office:value="584.184796774132" calcext:value-type="float">
            <text:p>584.184796774132</text:p>
          </table:table-cell>
          <table:table-cell table:style-name="ce3" table:formula="of:=(1.000001018*(1-[.K211]*[.K211]))/(1+[.K211]*COS(RADIANS([.N211])))" office:value-type="float" office:value="1.01184526874945" calcext:value-type="float">
            <text:p>1.01184526874945</text:p>
          </table:table-cell>
          <table:table-cell table:style-name="ce3" table:formula="of:=[.M211]-0.00569-0.00478*SIN(RADIANS(125.04-1934.136*[.G211]))" office:value-type="float" office:value="147.122940776684" calcext:value-type="float">
            <text:p>147.122940776684</text:p>
          </table:table-cell>
          <table:table-cell table:style-name="ce3" table:formula="of:=23+(26+((21.448-[.G211]*(46.815+[.G211]*(0.00059-[.G211]*0.001813))))/60)/60" office:value-type="float" office:value="23.4392087484155" calcext:value-type="float">
            <text:p>23.4392087484155</text:p>
          </table:table-cell>
          <table:table-cell table:style-name="ce3" table:formula="of:=[.Q211]+0.00256*COS(RADIANS(125.04-1934.136*[.G211]))" office:value-type="float" office:value="23.4382171191563" calcext:value-type="float">
            <text:p>23.4382171191563</text:p>
          </table:table-cell>
          <table:table-cell table:style-name="ce3" table:formula="of:=DEGREES(ATAN2(COS(RADIANS([.P211]));COS(RADIANS([.R211]))*SIN(RADIANS([.P211]))))" office:value-type="float" office:value="149.33080346131" calcext:value-type="float">
            <text:p>149.33080346131</text:p>
          </table:table-cell>
          <table:table-cell table:style-name="ce3" table:formula="of:=DEGREES(ASIN(SIN(RADIANS([.R211]))*SIN(RADIANS([.P211]))))" office:value-type="float" office:value="12.4694668534818" calcext:value-type="float">
            <text:p>12.4694668534818</text:p>
          </table:table-cell>
          <table:table-cell table:style-name="ce3" table:formula="of:=TAN(RADIANS([.R211]/2))*TAN(RADIANS([.R211]/2))" office:value-type="float" office:value="0.0430304734917907" calcext:value-type="float">
            <text:p>0.043030473491791</text:p>
          </table:table-cell>
          <table:table-cell table:formula="of:=4*DEGREES([.U211]*SIN(2*RADIANS([.I211]))-2*[.K211]*SIN(RADIANS([.J211]))+4*[.K211]*[.U211]*SIN(RADIANS([.J211]))*COS(2*RADIANS([.I211]))-0.5*[.U211]*[.U211]*SIN(4*RADIANS([.I211]))-1.25*[.K211]*[.K211]*SIN(2*RADIANS([.J211])))" office:value-type="float" office:value="-3.44649772733831" calcext:value-type="float">
            <text:p>-3.44649772733831</text:p>
          </table:table-cell>
          <table:table-cell table:style-name="ce3" table:formula="of:=DEGREES(ACOS(COS(RADIANS(90.833))/(COS(RADIANS([.$B$3]))*COS(RADIANS([.T211])))-TAN(RADIANS([.$B$3]))*TAN(RADIANS([.T211]))))" office:value-type="float" office:value="104.537571846926" calcext:value-type="float">
            <text:p>104.537571846926</text:p>
          </table:table-cell>
          <table:table-cell table:style-name="ce9" table:formula="of:=(720-4*[.$B$4]-[.V211]+[.$B$5]*60)/1440" office:value-type="time" office:time-value="PT12H18M58.16026364S" calcext:value-type="time">
            <text:p>12:18:58</text:p>
          </table:table-cell>
          <table:table-cell table:style-name="ce9" table:formula="of:=[.X211]-[.W211]*4/1440" office:value-type="time" office:time-value="PT05H20M49.143020378S" calcext:value-type="time">
            <text:p>5:20:49</text:p>
          </table:table-cell>
          <table:table-cell table:style-name="ce9" table:formula="of:=[.X211]+[.W211]*4/1440" office:value-type="time" office:time-value="PT19H17M07.177506902S" calcext:value-type="time">
            <text:p>19:17:07</text:p>
          </table:table-cell>
          <table:table-cell table:style-name="ce15" table:formula="of:=8*[.W211]" office:value-type="float" office:value="836.300574775406" calcext:value-type="float">
            <text:p>836.300574775406</text:p>
          </table:table-cell>
          <table:table-cell table:style-name="ce3" table:formula="of:=MOD([.E211]*1440+[.V211]+4*[.$B$4]-60*[.$B$5];1440)" office:value-type="float" office:value="1241.03066227266" calcext:value-type="float">
            <text:p>1241.03066227266</text:p>
          </table:table-cell>
          <table:table-cell table:style-name="ce3" table:formula="of:=IF([.AB211]/4&lt;0;[.AB211]/4+180;[.AB211]/4-180)" office:value-type="float" office:value="130.257665568165" calcext:value-type="float">
            <text:p>130.257665568165</text:p>
          </table:table-cell>
          <table:table-cell table:style-name="ce3" table:formula="of:=DEGREES(ACOS(SIN(RADIANS([.$B$3]))*SIN(RADIANS([.T211]))+COS(RADIANS([.$B$3]))*COS(RADIANS([.T211]))*COS(RADIANS([.AC211]))))" office:value-type="float" office:value="106.395094967721" calcext:value-type="float">
            <text:p>106.395094967721</text:p>
          </table:table-cell>
          <table:table-cell table:style-name="ce3" table:formula="of:=90-[.AD211]" office:value-type="float" office:value="-16.3950949677211" calcext:value-type="float">
            <text:p>-16.3950949677211</text:p>
          </table:table-cell>
          <table:table-cell table:style-name="ce3" table:formula="of:=IF([.AE211]&gt;85;0;IF([.AE211]&gt;5;58.1/TAN(RADIANS([.AE211]))-0.07/POWER(TAN(RADIANS([.AE211]));3)+0.000086/POWER(TAN(RADIANS([.AE211]));5);IF([.AE211]&gt;-0.575;1735+[.AE211]*(-518.2+[.AE211]*(103.4+[.AE211]*(-12.79+[.AE211]*0.711)));-20.772/TAN(RADIANS([.AE211])))))/3600" office:value-type="float" office:value="0.0196109764752496" calcext:value-type="float">
            <text:p>0.01961097647525</text:p>
          </table:table-cell>
          <table:table-cell table:style-name="ce3" table:formula="of:=[.AE211]+[.AF211]" office:value-type="float" office:value="-16.3754839912458" calcext:value-type="float">
            <text:p>-16.3754839912458</text:p>
          </table:table-cell>
          <table:table-cell table:style-name="ce3" table:formula="of:=IF([.AC211]&gt;0;MOD(DEGREES(ACOS(((SIN(RADIANS([.$B$3]))*COS(RADIANS([.AD211])))-SIN(RADIANS([.T211])))/(COS(RADIANS([.$B$3]))*SIN(RADIANS([.AD211])))))+180;360);MOD(540-DEGREES(ACOS(((SIN(RADIANS([.$B$3]))*COS(RADIANS([.AD211])))-SIN(RADIANS([.T211])))/(COS(RADIANS([.$B$3]))*SIN(RADIANS([.AD211])))));360))" office:value-type="float" office:value="309.038081732096" calcext:value-type="float">
            <text:p>309.03808173209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1]+0.1/24" office:value-type="time" office:time-value="PT21H06M00S" calcext:value-type="time">
            <text:p>21:06:00</text:p>
          </table:table-cell>
          <table:table-cell table:style-name="ce11" table:formula="of:=[.D212]+2415018.5+[.E212]-[.$B$5]/24" office:value-type="float" office:value="2451776.3375" calcext:value-type="float">
            <text:p>2451776.34</text:p>
          </table:table-cell>
          <table:table-cell table:style-name="ce13" table:formula="of:=([.F212]-2451545)/36525" office:value-type="float" office:value="0.00633367556469192" calcext:value-type="float">
            <text:p>0.00633368</text:p>
          </table:table-cell>
          <table:table-cell/>
          <table:table-cell table:style-name="ce3" table:formula="of:=MOD(280.46646+[.G212]*(36000.76983+[.G212]*0.0003032);360)" office:value-type="float" office:value="148.483656194532" calcext:value-type="float">
            <text:p>148.483656194532</text:p>
          </table:table-cell>
          <table:table-cell table:style-name="ce3" table:formula="of:=357.52911+[.G212]*(35999.05029-0.0001537*[.G212])" office:value-type="float" office:value="585.535415167723" calcext:value-type="float">
            <text:p>585.535415167723</text:p>
          </table:table-cell>
          <table:table-cell table:style-name="ce3" table:formula="of:=0.016708634-[.G212]*(0.000042037+0.0000001267*[.G212])" office:value-type="float" office:value="0.0167083677461977" calcext:value-type="float">
            <text:p>0.016708367746198</text:p>
          </table:table-cell>
          <table:table-cell table:style-name="ce3" table:formula="of:=SIN(RADIANS([.J212]))*(1.914602-[.G212]*(0.004817+0.000014*[.G212]))+SIN(RADIANS(2*[.J212]))*(0.019993-0.000101*[.G212])+SIN(RADIANS(3*[.J212]))*0.000289" office:value-type="float" office:value="-1.34660785980197" calcext:value-type="float">
            <text:p>-1.34660785980197</text:p>
          </table:table-cell>
          <table:table-cell table:style-name="ce3" table:formula="of:=[.I212]+[.L212]" office:value-type="float" office:value="147.13704833473" calcext:value-type="float">
            <text:p>147.13704833473</text:p>
          </table:table-cell>
          <table:table-cell table:style-name="ce3" table:formula="of:=[.J212]+[.L212]" office:value-type="float" office:value="584.188807307921" calcext:value-type="float">
            <text:p>584.188807307921</text:p>
          </table:table-cell>
          <table:table-cell table:style-name="ce3" table:formula="of:=(1.000001018*(1-[.K212]*[.K212]))/(1+[.K212]*COS(RADIANS([.N212])))" office:value-type="float" office:value="1.01184443392198" calcext:value-type="float">
            <text:p>1.01184443392198</text:p>
          </table:table-cell>
          <table:table-cell table:style-name="ce3" table:formula="of:=[.M212]-0.00569-0.00478*SIN(RADIANS(125.04-1934.136*[.G212]))" office:value-type="float" office:value="147.126951499504" calcext:value-type="float">
            <text:p>147.126951499504</text:p>
          </table:table-cell>
          <table:table-cell table:style-name="ce3" table:formula="of:=23+(26+((21.448-[.G212]*(46.815+[.G212]*(0.00059-[.G212]*0.001813))))/60)/60" office:value-type="float" office:value="23.439208746932" calcext:value-type="float">
            <text:p>23.439208746932</text:p>
          </table:table-cell>
          <table:table-cell table:style-name="ce3" table:formula="of:=[.Q212]+0.00256*COS(RADIANS(125.04-1934.136*[.G212]))" office:value-type="float" office:value="23.4382171267615" calcext:value-type="float">
            <text:p>23.4382171267615</text:p>
          </table:table-cell>
          <table:table-cell table:style-name="ce3" table:formula="of:=DEGREES(ATAN2(COS(RADIANS([.P212]));COS(RADIANS([.R212]))*SIN(RADIANS([.P212]))))" office:value-type="float" office:value="149.334663184058" calcext:value-type="float">
            <text:p>149.334663184058</text:p>
          </table:table-cell>
          <table:table-cell table:style-name="ce3" table:formula="of:=DEGREES(ASIN(SIN(RADIANS([.R212]))*SIN(RADIANS([.P212]))))" office:value-type="float" office:value="12.4680946656971" calcext:value-type="float">
            <text:p>12.4680946656971</text:p>
          </table:table-cell>
          <table:table-cell table:style-name="ce3" table:formula="of:=TAN(RADIANS([.R212]/2))*TAN(RADIANS([.R212]/2))" office:value-type="float" office:value="0.04303047352051" calcext:value-type="float">
            <text:p>0.04303047352051</text:p>
          </table:table-cell>
          <table:table-cell table:formula="of:=4*DEGREES([.U212]*SIN(2*RADIANS([.I212]))-2*[.K212]*SIN(RADIANS([.J212]))+4*[.K212]*[.U212]*SIN(RADIANS([.J212]))*COS(2*RADIANS([.I212]))-0.5*[.U212]*[.U212]*SIN(4*RADIANS([.I212]))-1.25*[.K212]*[.K212]*SIN(2*RADIANS([.J212])))" office:value-type="float" office:value="-3.44551126118227" calcext:value-type="float">
            <text:p>-3.44551126118227</text:p>
          </table:table-cell>
          <table:table-cell table:style-name="ce3" table:formula="of:=DEGREES(ACOS(COS(RADIANS(90.833))/(COS(RADIANS([.$B$3]))*COS(RADIANS([.T212])))-TAN(RADIANS([.$B$3]))*TAN(RADIANS([.T212]))))" office:value-type="float" office:value="104.536021636885" calcext:value-type="float">
            <text:p>104.536021636885</text:p>
          </table:table-cell>
          <table:table-cell table:style-name="ce9" table:formula="of:=(720-4*[.$B$4]-[.V212]+[.$B$5]*60)/1440" office:value-type="time" office:time-value="PT12H18M58.101075671S" calcext:value-type="time">
            <text:p>12:18:58</text:p>
          </table:table-cell>
          <table:table-cell table:style-name="ce9" table:formula="of:=[.X212]-[.W212]*4/1440" office:value-type="time" office:time-value="PT05H20M49.455882819S" calcext:value-type="time">
            <text:p>5:20:49</text:p>
          </table:table-cell>
          <table:table-cell table:style-name="ce9" table:formula="of:=[.X212]+[.W212]*4/1440" office:value-type="time" office:time-value="PT19H17M06.746268523S" calcext:value-type="time">
            <text:p>19:17:06</text:p>
          </table:table-cell>
          <table:table-cell table:style-name="ce15" table:formula="of:=8*[.W212]" office:value-type="float" office:value="836.288173095078" calcext:value-type="float">
            <text:p>836.288173095078</text:p>
          </table:table-cell>
          <table:table-cell table:style-name="ce3" table:formula="of:=MOD([.E212]*1440+[.V212]+4*[.$B$4]-60*[.$B$5];1440)" office:value-type="float" office:value="1247.03164873881" calcext:value-type="float">
            <text:p>1247.03164873881</text:p>
          </table:table-cell>
          <table:table-cell table:style-name="ce3" table:formula="of:=IF([.AB212]/4&lt;0;[.AB212]/4+180;[.AB212]/4-180)" office:value-type="float" office:value="131.757912184704" calcext:value-type="float">
            <text:p>131.757912184704</text:p>
          </table:table-cell>
          <table:table-cell table:style-name="ce3" table:formula="of:=DEGREES(ACOS(SIN(RADIANS([.$B$3]))*SIN(RADIANS([.T212]))+COS(RADIANS([.$B$3]))*COS(RADIANS([.T212]))*COS(RADIANS([.AC212]))))" office:value-type="float" office:value="107.197315516626" calcext:value-type="float">
            <text:p>107.197315516626</text:p>
          </table:table-cell>
          <table:table-cell table:style-name="ce3" table:formula="of:=90-[.AD212]" office:value-type="float" office:value="-17.197315516626" calcext:value-type="float">
            <text:p>-17.197315516626</text:p>
          </table:table-cell>
          <table:table-cell table:style-name="ce3" table:formula="of:=IF([.AE212]&gt;85;0;IF([.AE212]&gt;5;58.1/TAN(RADIANS([.AE212]))-0.07/POWER(TAN(RADIANS([.AE212]));3)+0.000086/POWER(TAN(RADIANS([.AE212]));5);IF([.AE212]&gt;-0.575;1735+[.AE212]*(-518.2+[.AE212]*(103.4+[.AE212]*(-12.79+[.AE212]*0.711)));-20.772/TAN(RADIANS([.AE212])))))/3600" office:value-type="float" office:value="0.0186429503934443" calcext:value-type="float">
            <text:p>0.018642950393444</text:p>
          </table:table-cell>
          <table:table-cell table:style-name="ce3" table:formula="of:=[.AE212]+[.AF212]" office:value-type="float" office:value="-17.1786725662325" calcext:value-type="float">
            <text:p>-17.1786725662325</text:p>
          </table:table-cell>
          <table:table-cell table:style-name="ce3" table:formula="of:=IF([.AC212]&gt;0;MOD(DEGREES(ACOS(((SIN(RADIANS([.$B$3]))*COS(RADIANS([.AD212])))-SIN(RADIANS([.T212])))/(COS(RADIANS([.$B$3]))*SIN(RADIANS([.AD212])))))+180;360);MOD(540-DEGREES(ACOS(((SIN(RADIANS([.$B$3]))*COS(RADIANS([.AD212])))-SIN(RADIANS([.T212])))/(COS(RADIANS([.$B$3]))*SIN(RADIANS([.AD212])))));360))" office:value-type="float" office:value="310.318382135241" calcext:value-type="float">
            <text:p>310.31838213524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2]+0.1/24" office:value-type="time" office:time-value="PT21H12M00S" calcext:value-type="time">
            <text:p>21:12:00</text:p>
          </table:table-cell>
          <table:table-cell table:style-name="ce11" table:formula="of:=[.D213]+2415018.5+[.E213]-[.$B$5]/24" office:value-type="float" office:value="2451776.34166667" calcext:value-type="float">
            <text:p>2451776.34</text:p>
          </table:table-cell>
          <table:table-cell table:style-name="ce13" table:formula="of:=([.F213]-2451545)/36525" office:value-type="float" office:value="0.00633378964180125" calcext:value-type="float">
            <text:p>0.00633379</text:p>
          </table:table-cell>
          <table:table-cell/>
          <table:table-cell table:style-name="ce3" table:formula="of:=MOD(280.46646+[.G213]*(36000.76983+[.G213]*0.0003032);360)" office:value-type="float" office:value="148.487763058288" calcext:value-type="float">
            <text:p>148.487763058288</text:p>
          </table:table-cell>
          <table:table-cell table:style-name="ce3" table:formula="of:=357.52911+[.G213]*(35999.05029-0.0001537*[.G213])" office:value-type="float" office:value="585.539521835319" calcext:value-type="float">
            <text:p>585.539521835319</text:p>
          </table:table-cell>
          <table:table-cell table:style-name="ce3" table:formula="of:=0.016708634-[.G213]*(0.000042037+0.0000001267*[.G213])" office:value-type="float" office:value="0.016708367741402" calcext:value-type="float">
            <text:p>0.016708367741402</text:p>
          </table:table-cell>
          <table:table-cell table:style-name="ce3" table:formula="of:=SIN(RADIANS([.J213]))*(1.914602-[.G213]*(0.004817+0.000014*[.G213]))+SIN(RADIANS(2*[.J213]))*(0.019993-0.000101*[.G213])+SIN(RADIANS(3*[.J213]))*0.000289" office:value-type="float" office:value="-1.34670398743885" calcext:value-type="float">
            <text:p>-1.34670398743885</text:p>
          </table:table-cell>
          <table:table-cell table:style-name="ce3" table:formula="of:=[.I213]+[.L213]" office:value-type="float" office:value="147.14105907085" calcext:value-type="float">
            <text:p>147.14105907085</text:p>
          </table:table-cell>
          <table:table-cell table:style-name="ce3" table:formula="of:=[.J213]+[.L213]" office:value-type="float" office:value="584.19281784788" calcext:value-type="float">
            <text:p>584.19281784788</text:p>
          </table:table-cell>
          <table:table-cell table:style-name="ce3" table:formula="of:=(1.000001018*(1-[.K213]*[.K213]))/(1+[.K213]*COS(RADIANS([.N213])))" office:value-type="float" office:value="1.01184359903448" calcext:value-type="float">
            <text:p>1.01184359903448</text:p>
          </table:table-cell>
          <table:table-cell table:style-name="ce3" table:formula="of:=[.M213]-0.00569-0.00478*SIN(RADIANS(125.04-1934.136*[.G213]))" office:value-type="float" office:value="147.130962228493" calcext:value-type="float">
            <text:p>147.130962228493</text:p>
          </table:table-cell>
          <table:table-cell table:style-name="ce3" table:formula="of:=23+(26+((21.448-[.G213]*(46.815+[.G213]*(0.00059-[.G213]*0.001813))))/60)/60" office:value-type="float" office:value="23.4392087454485" calcext:value-type="float">
            <text:p>23.4392087454485</text:p>
          </table:table-cell>
          <table:table-cell table:style-name="ce3" table:formula="of:=[.Q213]+0.00256*COS(RADIANS(125.04-1934.136*[.G213]))" office:value-type="float" office:value="23.4382171343668" calcext:value-type="float">
            <text:p>23.4382171343668</text:p>
          </table:table-cell>
          <table:table-cell table:style-name="ce3" table:formula="of:=DEGREES(ATAN2(COS(RADIANS([.P213]));COS(RADIANS([.R213]))*SIN(RADIANS([.P213]))))" office:value-type="float" office:value="149.338522871865" calcext:value-type="float">
            <text:p>149.338522871865</text:p>
          </table:table-cell>
          <table:table-cell table:style-name="ce3" table:formula="of:=DEGREES(ASIN(SIN(RADIANS([.R213]))*SIN(RADIANS([.P213]))))" office:value-type="float" office:value="12.46672242099" calcext:value-type="float">
            <text:p>12.46672242099</text:p>
          </table:table-cell>
          <table:table-cell table:style-name="ce3" table:formula="of:=TAN(RADIANS([.R213]/2))*TAN(RADIANS([.R213]/2))" office:value-type="float" office:value="0.0430304735492293" calcext:value-type="float">
            <text:p>0.043030473549229</text:p>
          </table:table-cell>
          <table:table-cell table:formula="of:=4*DEGREES([.U213]*SIN(2*RADIANS([.I213]))-2*[.K213]*SIN(RADIANS([.J213]))+4*[.K213]*[.U213]*SIN(RADIANS([.J213]))*COS(2*RADIANS([.I213]))-0.5*[.U213]*[.U213]*SIN(4*RADIANS([.I213]))-1.25*[.K213]*[.K213]*SIN(2*RADIANS([.J213])))" office:value-type="float" office:value="-3.44452465801286" calcext:value-type="float">
            <text:p>-3.44452465801286</text:p>
          </table:table-cell>
          <table:table-cell table:style-name="ce3" table:formula="of:=DEGREES(ACOS(COS(RADIANS(90.833))/(COS(RADIANS([.$B$3]))*COS(RADIANS([.T213])))-TAN(RADIANS([.$B$3]))*TAN(RADIANS([.T213]))))" office:value-type="float" office:value="104.53447139056" calcext:value-type="float">
            <text:p>104.53447139056</text:p>
          </table:table-cell>
          <table:table-cell table:style-name="ce9" table:formula="of:=(720-4*[.$B$4]-[.V213]+[.$B$5]*60)/1440" office:value-type="time" office:time-value="PT12H18M58.041879481S" calcext:value-type="time">
            <text:p>12:18:58</text:p>
          </table:table-cell>
          <table:table-cell table:style-name="ce9" table:formula="of:=[.X213]-[.W213]*4/1440" office:value-type="time" office:time-value="PT05H20M49.768745746S" calcext:value-type="time">
            <text:p>5:20:49</text:p>
          </table:table-cell>
          <table:table-cell table:style-name="ce9" table:formula="of:=[.X213]+[.W213]*4/1440" office:value-type="time" office:time-value="PT19H17M06.315013215S" calcext:value-type="time">
            <text:p>19:17:06</text:p>
          </table:table-cell>
          <table:table-cell table:style-name="ce15" table:formula="of:=8*[.W213]" office:value-type="float" office:value="836.275771124478" calcext:value-type="float">
            <text:p>836.275771124478</text:p>
          </table:table-cell>
          <table:table-cell table:style-name="ce3" table:formula="of:=MOD([.E213]*1440+[.V213]+4*[.$B$4]-60*[.$B$5];1440)" office:value-type="float" office:value="1253.03263534198" calcext:value-type="float">
            <text:p>1253.03263534198</text:p>
          </table:table-cell>
          <table:table-cell table:style-name="ce3" table:formula="of:=IF([.AB213]/4&lt;0;[.AB213]/4+180;[.AB213]/4-180)" office:value-type="float" office:value="133.258158835496" calcext:value-type="float">
            <text:p>133.258158835496</text:p>
          </table:table-cell>
          <table:table-cell table:style-name="ce3" table:formula="of:=DEGREES(ACOS(SIN(RADIANS([.$B$3]))*SIN(RADIANS([.T213]))+COS(RADIANS([.$B$3]))*COS(RADIANS([.T213]))*COS(RADIANS([.AC213]))))" office:value-type="float" office:value="107.984403669581" calcext:value-type="float">
            <text:p>107.984403669581</text:p>
          </table:table-cell>
          <table:table-cell table:style-name="ce3" table:formula="of:=90-[.AD213]" office:value-type="float" office:value="-17.9844036695813" calcext:value-type="float">
            <text:p>-17.9844036695813</text:p>
          </table:table-cell>
          <table:table-cell table:style-name="ce3" table:formula="of:=IF([.AE213]&gt;85;0;IF([.AE213]&gt;5;58.1/TAN(RADIANS([.AE213]))-0.07/POWER(TAN(RADIANS([.AE213]));3)+0.000086/POWER(TAN(RADIANS([.AE213]));5);IF([.AE213]&gt;-0.575;1735+[.AE213]*(-518.2+[.AE213]*(103.4+[.AE213]*(-12.79+[.AE213]*0.711)));-20.772/TAN(RADIANS([.AE213])))))/3600" office:value-type="float" office:value="0.0177746957170235" calcext:value-type="float">
            <text:p>0.017774695717024</text:p>
          </table:table-cell>
          <table:table-cell table:style-name="ce3" table:formula="of:=[.AE213]+[.AF213]" office:value-type="float" office:value="-17.9666289738642" calcext:value-type="float">
            <text:p>-17.9666289738642</text:p>
          </table:table-cell>
          <table:table-cell table:style-name="ce3" table:formula="of:=IF([.AC213]&gt;0;MOD(DEGREES(ACOS(((SIN(RADIANS([.$B$3]))*COS(RADIANS([.AD213])))-SIN(RADIANS([.T213])))/(COS(RADIANS([.$B$3]))*SIN(RADIANS([.AD213])))))+180;360);MOD(540-DEGREES(ACOS(((SIN(RADIANS([.$B$3]))*COS(RADIANS([.AD213])))-SIN(RADIANS([.T213])))/(COS(RADIANS([.$B$3]))*SIN(RADIANS([.AD213])))));360))" office:value-type="float" office:value="311.614450224242" calcext:value-type="float">
            <text:p>311.61445022424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3]+0.1/24" office:value-type="time" office:time-value="PT21H18M00S" calcext:value-type="time">
            <text:p>21:18:00</text:p>
          </table:table-cell>
          <table:table-cell table:style-name="ce11" table:formula="of:=[.D214]+2415018.5+[.E214]-[.$B$5]/24" office:value-type="float" office:value="2451776.34583333" calcext:value-type="float">
            <text:p>2451776.35</text:p>
          </table:table-cell>
          <table:table-cell table:style-name="ce13" table:formula="of:=([.F214]-2451545)/36525" office:value-type="float" office:value="0.00633390371892333" calcext:value-type="float">
            <text:p>0.00633390</text:p>
          </table:table-cell>
          <table:table-cell/>
          <table:table-cell table:style-name="ce3" table:formula="of:=MOD(280.46646+[.G214]*(36000.76983+[.G214]*0.0003032);360)" office:value-type="float" office:value="148.491869922504" calcext:value-type="float">
            <text:p>148.491869922504</text:p>
          </table:table-cell>
          <table:table-cell table:style-name="ce3" table:formula="of:=357.52911+[.G214]*(35999.05029-0.0001537*[.G214])" office:value-type="float" office:value="585.543628503373" calcext:value-type="float">
            <text:p>585.543628503373</text:p>
          </table:table-cell>
          <table:table-cell table:style-name="ce3" table:formula="of:=0.016708634-[.G214]*(0.000042037+0.0000001267*[.G214])" office:value-type="float" office:value="0.0167083677366064" calcext:value-type="float">
            <text:p>0.016708367736606</text:p>
          </table:table-cell>
          <table:table-cell table:style-name="ce3" table:formula="of:=SIN(RADIANS([.J214]))*(1.914602-[.G214]*(0.004817+0.000014*[.G214]))+SIN(RADIANS(2*[.J214]))*(0.019993-0.000101*[.G214])+SIN(RADIANS(3*[.J214]))*0.000289" office:value-type="float" office:value="-1.34680010846791" calcext:value-type="float">
            <text:p>-1.34680010846791</text:p>
          </table:table-cell>
          <table:table-cell table:style-name="ce3" table:formula="of:=[.I214]+[.L214]" office:value-type="float" office:value="147.145069814036" calcext:value-type="float">
            <text:p>147.145069814036</text:p>
          </table:table-cell>
          <table:table-cell table:style-name="ce3" table:formula="of:=[.J214]+[.L214]" office:value-type="float" office:value="584.196828394905" calcext:value-type="float">
            <text:p>584.196828394905</text:p>
          </table:table-cell>
          <table:table-cell table:style-name="ce3" table:formula="of:=(1.000001018*(1-[.K214]*[.K214]))/(1+[.K214]*COS(RADIANS([.N214])))" office:value-type="float" office:value="1.01184276408678" calcext:value-type="float">
            <text:p>1.01184276408678</text:p>
          </table:table-cell>
          <table:table-cell table:style-name="ce3" table:formula="of:=[.M214]-0.00569-0.00478*SIN(RADIANS(125.04-1934.136*[.G214]))" office:value-type="float" office:value="147.134972964549" calcext:value-type="float">
            <text:p>147.134972964549</text:p>
          </table:table-cell>
          <table:table-cell table:style-name="ce3" table:formula="of:=23+(26+((21.448-[.G214]*(46.815+[.G214]*(0.00059-[.G214]*0.001813))))/60)/60" office:value-type="float" office:value="23.4392087439651" calcext:value-type="float">
            <text:p>23.4392087439651</text:p>
          </table:table-cell>
          <table:table-cell table:style-name="ce3" table:formula="of:=[.Q214]+0.00256*COS(RADIANS(125.04-1934.136*[.G214]))" office:value-type="float" office:value="23.438217141972" calcext:value-type="float">
            <text:p>23.438217141972</text:p>
          </table:table-cell>
          <table:table-cell table:style-name="ce3" table:formula="of:=DEGREES(ATAN2(COS(RADIANS([.P214]));COS(RADIANS([.R214]))*SIN(RADIANS([.P214]))))" office:value-type="float" office:value="149.342382525597" calcext:value-type="float">
            <text:p>149.342382525597</text:p>
          </table:table-cell>
          <table:table-cell table:style-name="ce3" table:formula="of:=DEGREES(ASIN(SIN(RADIANS([.R214]))*SIN(RADIANS([.P214]))))" office:value-type="float" office:value="12.4653501190599" calcext:value-type="float">
            <text:p>12.4653501190599</text:p>
          </table:table-cell>
          <table:table-cell table:style-name="ce3" table:formula="of:=TAN(RADIANS([.R214]/2))*TAN(RADIANS([.R214]/2))" office:value-type="float" office:value="0.0430304735779488" calcext:value-type="float">
            <text:p>0.043030473577949</text:p>
          </table:table-cell>
          <table:table-cell table:formula="of:=4*DEGREES([.U214]*SIN(2*RADIANS([.I214]))-2*[.K214]*SIN(RADIANS([.J214]))+4*[.K214]*[.U214]*SIN(RADIANS([.J214]))*COS(2*RADIANS([.I214]))-0.5*[.U214]*[.U214]*SIN(4*RADIANS([.I214]))-1.25*[.K214]*[.K214]*SIN(2*RADIANS([.J214])))" office:value-type="float" office:value="-3.44353791762447" calcext:value-type="float">
            <text:p>-3.44353791762447</text:p>
          </table:table-cell>
          <table:table-cell table:style-name="ce3" table:formula="of:=DEGREES(ACOS(COS(RADIANS(90.833))/(COS(RADIANS([.$B$3]))*COS(RADIANS([.T214])))-TAN(RADIANS([.$B$3]))*TAN(RADIANS([.T214]))))" office:value-type="float" office:value="104.532921107611" calcext:value-type="float">
            <text:p>104.532921107611</text:p>
          </table:table-cell>
          <table:table-cell table:style-name="ce9" table:formula="of:=(720-4*[.$B$4]-[.V214]+[.$B$5]*60)/1440" office:value-type="time" office:time-value="PT12H18M57.982675057S" calcext:value-type="time">
            <text:p>12:18:57</text:p>
          </table:table-cell>
          <table:table-cell table:style-name="ce9" table:formula="of:=[.X214]-[.W214]*4/1440" office:value-type="time" office:time-value="PT05H20M50.081609231S" calcext:value-type="time">
            <text:p>5:20:50</text:p>
          </table:table-cell>
          <table:table-cell table:style-name="ce9" table:formula="of:=[.X214]+[.W214]*4/1440" office:value-type="time" office:time-value="PT19H17M05.883740884S" calcext:value-type="time">
            <text:p>19:17:05</text:p>
          </table:table-cell>
          <table:table-cell table:style-name="ce15" table:formula="of:=8*[.W214]" office:value-type="float" office:value="836.263368860888" calcext:value-type="float">
            <text:p>836.263368860888</text:p>
          </table:table-cell>
          <table:table-cell table:style-name="ce3" table:formula="of:=MOD([.E214]*1440+[.V214]+4*[.$B$4]-60*[.$B$5];1440)" office:value-type="float" office:value="1259.03362208237" calcext:value-type="float">
            <text:p>1259.03362208237</text:p>
          </table:table-cell>
          <table:table-cell table:style-name="ce3" table:formula="of:=IF([.AB214]/4&lt;0;[.AB214]/4+180;[.AB214]/4-180)" office:value-type="float" office:value="134.758405520593" calcext:value-type="float">
            <text:p>134.758405520593</text:p>
          </table:table-cell>
          <table:table-cell table:style-name="ce3" table:formula="of:=DEGREES(ACOS(SIN(RADIANS([.$B$3]))*SIN(RADIANS([.T214]))+COS(RADIANS([.$B$3]))*COS(RADIANS([.T214]))*COS(RADIANS([.AC214]))))" office:value-type="float" office:value="108.755767282528" calcext:value-type="float">
            <text:p>108.755767282528</text:p>
          </table:table-cell>
          <table:table-cell table:style-name="ce3" table:formula="of:=90-[.AD214]" office:value-type="float" office:value="-18.7557672825276" calcext:value-type="float">
            <text:p>-18.7557672825276</text:p>
          </table:table-cell>
          <table:table-cell table:style-name="ce3" table:formula="of:=IF([.AE214]&gt;85;0;IF([.AE214]&gt;5;58.1/TAN(RADIANS([.AE214]))-0.07/POWER(TAN(RADIANS([.AE214]));3)+0.000086/POWER(TAN(RADIANS([.AE214]));5);IF([.AE214]&gt;-0.575;1735+[.AE214]*(-518.2+[.AE214]*(103.4+[.AE214]*(-12.79+[.AE214]*0.711)));-20.772/TAN(RADIANS([.AE214])))))/3600" office:value-type="float" office:value="0.0169922523816898" calcext:value-type="float">
            <text:p>0.01699225238169</text:p>
          </table:table-cell>
          <table:table-cell table:style-name="ce3" table:formula="of:=[.AE214]+[.AF214]" office:value-type="float" office:value="-18.7387750301459" calcext:value-type="float">
            <text:p>-18.7387750301459</text:p>
          </table:table-cell>
          <table:table-cell table:style-name="ce3" table:formula="of:=IF([.AC214]&gt;0;MOD(DEGREES(ACOS(((SIN(RADIANS([.$B$3]))*COS(RADIANS([.AD214])))-SIN(RADIANS([.T214])))/(COS(RADIANS([.$B$3]))*SIN(RADIANS([.AD214])))))+180;360);MOD(540-DEGREES(ACOS(((SIN(RADIANS([.$B$3]))*COS(RADIANS([.AD214])))-SIN(RADIANS([.T214])))/(COS(RADIANS([.$B$3]))*SIN(RADIANS([.AD214])))));360))" office:value-type="float" office:value="312.926670248233" calcext:value-type="float">
            <text:p>312.9266702482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4]+0.1/24" office:value-type="time" office:time-value="PT21H24M00S" calcext:value-type="time">
            <text:p>21:24:00</text:p>
          </table:table-cell>
          <table:table-cell table:style-name="ce11" table:formula="of:=[.D215]+2415018.5+[.E215]-[.$B$5]/24" office:value-type="float" office:value="2451776.35" calcext:value-type="float">
            <text:p>2451776.35</text:p>
          </table:table-cell>
          <table:table-cell table:style-name="ce13" table:formula="of:=([.F215]-2451545)/36525" office:value-type="float" office:value="0.00633401779603267" calcext:value-type="float">
            <text:p>0.00633402</text:p>
          </table:table-cell>
          <table:table-cell/>
          <table:table-cell table:style-name="ce3" table:formula="of:=MOD(280.46646+[.G215]*(36000.76983+[.G215]*0.0003032);360)" office:value-type="float" office:value="148.49597678626" calcext:value-type="float">
            <text:p>148.49597678626</text:p>
          </table:table-cell>
          <table:table-cell table:style-name="ce3" table:formula="of:=357.52911+[.G215]*(35999.05029-0.0001537*[.G215])" office:value-type="float" office:value="585.547735170969" calcext:value-type="float">
            <text:p>585.547735170969</text:p>
          </table:table-cell>
          <table:table-cell table:style-name="ce3" table:formula="of:=0.016708634-[.G215]*(0.000042037+0.0000001267*[.G215])" office:value-type="float" office:value="0.0167083677318107" calcext:value-type="float">
            <text:p>0.016708367731811</text:p>
          </table:table-cell>
          <table:table-cell table:style-name="ce3" table:formula="of:=SIN(RADIANS([.J215]))*(1.914602-[.G215]*(0.004817+0.000014*[.G215]))+SIN(RADIANS(2*[.J215]))*(0.019993-0.000101*[.G215])+SIN(RADIANS(3*[.J215]))*0.000289" office:value-type="float" office:value="-1.34689622286719" calcext:value-type="float">
            <text:p>-1.34689622286719</text:p>
          </table:table-cell>
          <table:table-cell table:style-name="ce3" table:formula="of:=[.I215]+[.L215]" office:value-type="float" office:value="147.149080563393" calcext:value-type="float">
            <text:p>147.149080563393</text:p>
          </table:table-cell>
          <table:table-cell table:style-name="ce3" table:formula="of:=[.J215]+[.L215]" office:value-type="float" office:value="584.200838948101" calcext:value-type="float">
            <text:p>584.200838948101</text:p>
          </table:table-cell>
          <table:table-cell table:style-name="ce3" table:formula="of:=(1.000001018*(1-[.K215]*[.K215]))/(1+[.K215]*COS(RADIANS([.N215])))" office:value-type="float" office:value="1.01184192907907" calcext:value-type="float">
            <text:p>1.01184192907907</text:p>
          </table:table-cell>
          <table:table-cell table:style-name="ce3" table:formula="of:=[.M215]-0.00569-0.00478*SIN(RADIANS(125.04-1934.136*[.G215]))" office:value-type="float" office:value="147.138983706776" calcext:value-type="float">
            <text:p>147.138983706776</text:p>
          </table:table-cell>
          <table:table-cell table:style-name="ce3" table:formula="of:=23+(26+((21.448-[.G215]*(46.815+[.G215]*(0.00059-[.G215]*0.001813))))/60)/60" office:value-type="float" office:value="23.4392087424816" calcext:value-type="float">
            <text:p>23.4392087424816</text:p>
          </table:table-cell>
          <table:table-cell table:style-name="ce3" table:formula="of:=[.Q215]+0.00256*COS(RADIANS(125.04-1934.136*[.G215]))" office:value-type="float" office:value="23.4382171495773" calcext:value-type="float">
            <text:p>23.4382171495773</text:p>
          </table:table-cell>
          <table:table-cell table:style-name="ce3" table:formula="of:=DEGREES(ATAN2(COS(RADIANS([.P215]));COS(RADIANS([.R215]))*SIN(RADIANS([.P215]))))" office:value-type="float" office:value="149.346242144395" calcext:value-type="float">
            <text:p>149.346242144395</text:p>
          </table:table-cell>
          <table:table-cell table:style-name="ce3" table:formula="of:=DEGREES(ASIN(SIN(RADIANS([.R215]))*SIN(RADIANS([.P215]))))" office:value-type="float" office:value="12.4639777602202" calcext:value-type="float">
            <text:p>12.4639777602202</text:p>
          </table:table-cell>
          <table:table-cell table:style-name="ce3" table:formula="of:=TAN(RADIANS([.R215]/2))*TAN(RADIANS([.R215]/2))" office:value-type="float" office:value="0.0430304736066682" calcext:value-type="float">
            <text:p>0.043030473606668</text:p>
          </table:table-cell>
          <table:table-cell table:formula="of:=4*DEGREES([.U215]*SIN(2*RADIANS([.I215]))-2*[.K215]*SIN(RADIANS([.J215]))+4*[.K215]*[.U215]*SIN(RADIANS([.J215]))*COS(2*RADIANS([.I215]))-0.5*[.U215]*[.U215]*SIN(4*RADIANS([.I215]))-1.25*[.K215]*[.K215]*SIN(2*RADIANS([.J215])))" office:value-type="float" office:value="-3.44255104025259" calcext:value-type="float">
            <text:p>-3.44255104025259</text:p>
          </table:table-cell>
          <table:table-cell table:style-name="ce3" table:formula="of:=DEGREES(ACOS(COS(RADIANS(90.833))/(COS(RADIANS([.$B$3]))*COS(RADIANS([.T215])))-TAN(RADIANS([.$B$3]))*TAN(RADIANS([.T215]))))" office:value-type="float" office:value="104.531370788392" calcext:value-type="float">
            <text:p>104.531370788392</text:p>
          </table:table-cell>
          <table:table-cell table:style-name="ce9" table:formula="of:=(720-4*[.$B$4]-[.V215]+[.$B$5]*60)/1440" office:value-type="time" office:time-value="PT12H18M57.923462415S" calcext:value-type="time">
            <text:p>12:18:57</text:p>
          </table:table-cell>
          <table:table-cell table:style-name="ce9" table:formula="of:=[.X215]-[.W215]*4/1440" office:value-type="time" office:time-value="PT05H20M50.394473201S" calcext:value-type="time">
            <text:p>5:20:50</text:p>
          </table:table-cell>
          <table:table-cell table:style-name="ce9" table:formula="of:=[.X215]+[.W215]*4/1440" office:value-type="time" office:time-value="PT19H17M05.452451629S" calcext:value-type="time">
            <text:p>19:17:05</text:p>
          </table:table-cell>
          <table:table-cell table:style-name="ce15" table:formula="of:=8*[.W215]" office:value-type="float" office:value="836.250966307137" calcext:value-type="float">
            <text:p>836.250966307137</text:p>
          </table:table-cell>
          <table:table-cell table:style-name="ce3" table:formula="of:=MOD([.E215]*1440+[.V215]+4*[.$B$4]-60*[.$B$5];1440)" office:value-type="float" office:value="1265.03460895974" calcext:value-type="float">
            <text:p>1265.03460895974</text:p>
          </table:table-cell>
          <table:table-cell table:style-name="ce3" table:formula="of:=IF([.AB215]/4&lt;0;[.AB215]/4+180;[.AB215]/4-180)" office:value-type="float" office:value="136.258652239936" calcext:value-type="float">
            <text:p>136.258652239936</text:p>
          </table:table-cell>
          <table:table-cell table:style-name="ce3" table:formula="of:=DEGREES(ACOS(SIN(RADIANS([.$B$3]))*SIN(RADIANS([.T215]))+COS(RADIANS([.$B$3]))*COS(RADIANS([.T215]))*COS(RADIANS([.AC215]))))" office:value-type="float" office:value="109.510802917904" calcext:value-type="float">
            <text:p>109.510802917904</text:p>
          </table:table-cell>
          <table:table-cell table:style-name="ce3" table:formula="of:=90-[.AD215]" office:value-type="float" office:value="-19.5108029179038" calcext:value-type="float">
            <text:p>-19.5108029179038</text:p>
          </table:table-cell>
          <table:table-cell table:style-name="ce3" table:formula="of:=IF([.AE215]&gt;85;0;IF([.AE215]&gt;5;58.1/TAN(RADIANS([.AE215]))-0.07/POWER(TAN(RADIANS([.AE215]));3)+0.000086/POWER(TAN(RADIANS([.AE215]));5);IF([.AE215]&gt;-0.575;1735+[.AE215]*(-518.2+[.AE215]*(103.4+[.AE215]*(-12.79+[.AE215]*0.711)));-20.772/TAN(RADIANS([.AE215])))))/3600" office:value-type="float" office:value="0.016284219085659" calcext:value-type="float">
            <text:p>0.016284219085659</text:p>
          </table:table-cell>
          <table:table-cell table:style-name="ce3" table:formula="of:=[.AE215]+[.AF215]" office:value-type="float" office:value="-19.4945186988182" calcext:value-type="float">
            <text:p>-19.4945186988182</text:p>
          </table:table-cell>
          <table:table-cell table:style-name="ce3" table:formula="of:=IF([.AC215]&gt;0;MOD(DEGREES(ACOS(((SIN(RADIANS([.$B$3]))*COS(RADIANS([.AD215])))-SIN(RADIANS([.T215])))/(COS(RADIANS([.$B$3]))*SIN(RADIANS([.AD215])))))+180;360);MOD(540-DEGREES(ACOS(((SIN(RADIANS([.$B$3]))*COS(RADIANS([.AD215])))-SIN(RADIANS([.T215])))/(COS(RADIANS([.$B$3]))*SIN(RADIANS([.AD215])))));360))" office:value-type="float" office:value="314.255397007714" calcext:value-type="float">
            <text:p>314.25539700771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5]+0.1/24" office:value-type="time" office:time-value="PT21H30M00S" calcext:value-type="time">
            <text:p>21:30:00</text:p>
          </table:table-cell>
          <table:table-cell table:style-name="ce11" table:formula="of:=[.D216]+2415018.5+[.E216]-[.$B$5]/24" office:value-type="float" office:value="2451776.35416667" calcext:value-type="float">
            <text:p>2451776.35</text:p>
          </table:table-cell>
          <table:table-cell table:style-name="ce13" table:formula="of:=([.F216]-2451545)/36525" office:value-type="float" office:value="0.00633413187315475" calcext:value-type="float">
            <text:p>0.00633413</text:p>
          </table:table-cell>
          <table:table-cell/>
          <table:table-cell table:style-name="ce3" table:formula="of:=MOD(280.46646+[.G216]*(36000.76983+[.G216]*0.0003032);360)" office:value-type="float" office:value="148.500083650476" calcext:value-type="float">
            <text:p>148.500083650476</text:p>
          </table:table-cell>
          <table:table-cell table:style-name="ce3" table:formula="of:=357.52911+[.G216]*(35999.05029-0.0001537*[.G216])" office:value-type="float" office:value="585.551841839023" calcext:value-type="float">
            <text:p>585.551841839023</text:p>
          </table:table-cell>
          <table:table-cell table:style-name="ce3" table:formula="of:=0.016708634-[.G216]*(0.000042037+0.0000001267*[.G216])" office:value-type="float" office:value="0.0167083677270151" calcext:value-type="float">
            <text:p>0.016708367727015</text:p>
          </table:table-cell>
          <table:table-cell table:style-name="ce3" table:formula="of:=SIN(RADIANS([.J216]))*(1.914602-[.G216]*(0.004817+0.000014*[.G216]))+SIN(RADIANS(2*[.J216]))*(0.019993-0.000101*[.G216])+SIN(RADIANS(3*[.J216]))*0.000289" office:value-type="float" office:value="-1.34699233065766" calcext:value-type="float">
            <text:p>-1.34699233065766</text:p>
          </table:table-cell>
          <table:table-cell table:style-name="ce3" table:formula="of:=[.I216]+[.L216]" office:value-type="float" office:value="147.153091319818" calcext:value-type="float">
            <text:p>147.153091319818</text:p>
          </table:table-cell>
          <table:table-cell table:style-name="ce3" table:formula="of:=[.J216]+[.L216]" office:value-type="float" office:value="584.204849508365" calcext:value-type="float">
            <text:p>584.204849508365</text:p>
          </table:table-cell>
          <table:table-cell table:style-name="ce3" table:formula="of:=(1.000001018*(1-[.K216]*[.K216]))/(1+[.K216]*COS(RADIANS([.N216])))" office:value-type="float" office:value="1.01184109401115" calcext:value-type="float">
            <text:p>1.01184109401115</text:p>
          </table:table-cell>
          <table:table-cell table:style-name="ce3" table:formula="of:=[.M216]-0.00569-0.00478*SIN(RADIANS(125.04-1934.136*[.G216]))" office:value-type="float" office:value="147.142994456071" calcext:value-type="float">
            <text:p>147.142994456071</text:p>
          </table:table-cell>
          <table:table-cell table:style-name="ce3" table:formula="of:=23+(26+((21.448-[.G216]*(46.815+[.G216]*(0.00059-[.G216]*0.001813))))/60)/60" office:value-type="float" office:value="23.4392087409981" calcext:value-type="float">
            <text:p>23.4392087409981</text:p>
          </table:table-cell>
          <table:table-cell table:style-name="ce3" table:formula="of:=[.Q216]+0.00256*COS(RADIANS(125.04-1934.136*[.G216]))" office:value-type="float" office:value="23.4382171571825" calcext:value-type="float">
            <text:p>23.4382171571825</text:p>
          </table:table-cell>
          <table:table-cell table:style-name="ce3" table:formula="of:=DEGREES(ATAN2(COS(RADIANS([.P216]));COS(RADIANS([.R216]))*SIN(RADIANS([.P216]))))" office:value-type="float" office:value="149.350101729126" calcext:value-type="float">
            <text:p>149.350101729126</text:p>
          </table:table-cell>
          <table:table-cell table:style-name="ce3" table:formula="of:=DEGREES(ASIN(SIN(RADIANS([.R216]))*SIN(RADIANS([.P216]))))" office:value-type="float" office:value="12.4626053441704" calcext:value-type="float">
            <text:p>12.4626053441704</text:p>
          </table:table-cell>
          <table:table-cell table:style-name="ce3" table:formula="of:=TAN(RADIANS([.R216]/2))*TAN(RADIANS([.R216]/2))" office:value-type="float" office:value="0.0430304736353878" calcext:value-type="float">
            <text:p>0.043030473635388</text:p>
          </table:table-cell>
          <table:table-cell table:formula="of:=4*DEGREES([.U216]*SIN(2*RADIANS([.I216]))-2*[.K216]*SIN(RADIANS([.J216]))+4*[.K216]*[.U216]*SIN(RADIANS([.J216]))*COS(2*RADIANS([.I216]))-0.5*[.U216]*[.U216]*SIN(4*RADIANS([.I216]))-1.25*[.K216]*[.K216]*SIN(2*RADIANS([.J216])))" office:value-type="float" office:value="-3.44156402569159" calcext:value-type="float">
            <text:p>-3.44156402569159</text:p>
          </table:table-cell>
          <table:table-cell table:style-name="ce3" table:formula="of:=DEGREES(ACOS(COS(RADIANS(90.833))/(COS(RADIANS([.$B$3]))*COS(RADIANS([.T216])))-TAN(RADIANS([.$B$3]))*TAN(RADIANS([.T216]))))" office:value-type="float" office:value="104.529820432563" calcext:value-type="float">
            <text:p>104.529820432563</text:p>
          </table:table-cell>
          <table:table-cell table:style-name="ce9" table:formula="of:=(720-4*[.$B$4]-[.V216]+[.$B$5]*60)/1440" office:value-type="time" office:time-value="PT12H18M57.864241542S" calcext:value-type="time">
            <text:p>12:18:57</text:p>
          </table:table-cell>
          <table:table-cell table:style-name="ce9" table:formula="of:=[.X216]-[.W216]*4/1440" office:value-type="time" office:time-value="PT05H20M50.707337726S" calcext:value-type="time">
            <text:p>5:20:50</text:p>
          </table:table-cell>
          <table:table-cell table:style-name="ce9" table:formula="of:=[.X216]+[.W216]*4/1440" office:value-type="time" office:time-value="PT19H17M05.021145357S" calcext:value-type="time">
            <text:p>19:17:05</text:p>
          </table:table-cell>
          <table:table-cell table:style-name="ce15" table:formula="of:=8*[.W216]" office:value-type="float" office:value="836.238563460507" calcext:value-type="float">
            <text:p>836.238563460507</text:p>
          </table:table-cell>
          <table:table-cell table:style-name="ce3" table:formula="of:=MOD([.E216]*1440+[.V216]+4*[.$B$4]-60*[.$B$5];1440)" office:value-type="float" office:value="1271.03559597431" calcext:value-type="float">
            <text:p>1271.03559597431</text:p>
          </table:table-cell>
          <table:table-cell table:style-name="ce3" table:formula="of:=IF([.AB216]/4&lt;0;[.AB216]/4+180;[.AB216]/4-180)" office:value-type="float" office:value="137.758898993576" calcext:value-type="float">
            <text:p>137.758898993576</text:p>
          </table:table-cell>
          <table:table-cell table:style-name="ce3" table:formula="of:=DEGREES(ACOS(SIN(RADIANS([.$B$3]))*SIN(RADIANS([.T216]))+COS(RADIANS([.$B$3]))*COS(RADIANS([.T216]))*COS(RADIANS([.AC216]))))" office:value-type="float" office:value="110.248896439787" calcext:value-type="float">
            <text:p>110.248896439787</text:p>
          </table:table-cell>
          <table:table-cell table:style-name="ce3" table:formula="of:=90-[.AD216]" office:value-type="float" office:value="-20.248896439787" calcext:value-type="float">
            <text:p>-20.248896439787</text:p>
          </table:table-cell>
          <table:table-cell table:style-name="ce3" table:formula="of:=IF([.AE216]&gt;85;0;IF([.AE216]&gt;5;58.1/TAN(RADIANS([.AE216]))-0.07/POWER(TAN(RADIANS([.AE216]));3)+0.000086/POWER(TAN(RADIANS([.AE216]));5);IF([.AE216]&gt;-0.575;1735+[.AE216]*(-518.2+[.AE216]*(103.4+[.AE216]*(-12.79+[.AE216]*0.711)));-20.772/TAN(RADIANS([.AE216])))))/3600" office:value-type="float" office:value="0.0156411971150144" calcext:value-type="float">
            <text:p>0.015641197115014</text:p>
          </table:table-cell>
          <table:table-cell table:style-name="ce3" table:formula="of:=[.AE216]+[.AF216]" office:value-type="float" office:value="-20.2332552426719" calcext:value-type="float">
            <text:p>-20.2332552426719</text:p>
          </table:table-cell>
          <table:table-cell table:style-name="ce3" table:formula="of:=IF([.AC216]&gt;0;MOD(DEGREES(ACOS(((SIN(RADIANS([.$B$3]))*COS(RADIANS([.AD216])))-SIN(RADIANS([.T216])))/(COS(RADIANS([.$B$3]))*SIN(RADIANS([.AD216])))))+180;360);MOD(540-DEGREES(ACOS(((SIN(RADIANS([.$B$3]))*COS(RADIANS([.AD216])))-SIN(RADIANS([.T216])))/(COS(RADIANS([.$B$3]))*SIN(RADIANS([.AD216])))));360))" office:value-type="float" office:value="315.600952736476" calcext:value-type="float">
            <text:p>315.60095273647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6]+0.1/24" office:value-type="time" office:time-value="PT21H36M00S" calcext:value-type="time">
            <text:p>21:36:00</text:p>
          </table:table-cell>
          <table:table-cell table:style-name="ce11" table:formula="of:=[.D217]+2415018.5+[.E217]-[.$B$5]/24" office:value-type="float" office:value="2451776.35833333" calcext:value-type="float">
            <text:p>2451776.36</text:p>
          </table:table-cell>
          <table:table-cell table:style-name="ce13" table:formula="of:=([.F217]-2451545)/36525" office:value-type="float" office:value="0.00633424595026408" calcext:value-type="float">
            <text:p>0.00633425</text:p>
          </table:table-cell>
          <table:table-cell/>
          <table:table-cell table:style-name="ce3" table:formula="of:=MOD(280.46646+[.G217]*(36000.76983+[.G217]*0.0003032);360)" office:value-type="float" office:value="148.504190514232" calcext:value-type="float">
            <text:p>148.504190514232</text:p>
          </table:table-cell>
          <table:table-cell table:style-name="ce3" table:formula="of:=357.52911+[.G217]*(35999.05029-0.0001537*[.G217])" office:value-type="float" office:value="585.555948506619" calcext:value-type="float">
            <text:p>585.555948506619</text:p>
          </table:table-cell>
          <table:table-cell table:style-name="ce3" table:formula="of:=0.016708634-[.G217]*(0.000042037+0.0000001267*[.G217])" office:value-type="float" office:value="0.0167083677222194" calcext:value-type="float">
            <text:p>0.01670836772222</text:p>
          </table:table-cell>
          <table:table-cell table:style-name="ce3" table:formula="of:=SIN(RADIANS([.J217]))*(1.914602-[.G217]*(0.004817+0.000014*[.G217]))+SIN(RADIANS(2*[.J217]))*(0.019993-0.000101*[.G217])+SIN(RADIANS(3*[.J217]))*0.000289" office:value-type="float" office:value="-1.34708843181737" calcext:value-type="float">
            <text:p>-1.34708843181737</text:p>
          </table:table-cell>
          <table:table-cell table:style-name="ce3" table:formula="of:=[.I217]+[.L217]" office:value-type="float" office:value="147.157102082414" calcext:value-type="float">
            <text:p>147.157102082414</text:p>
          </table:table-cell>
          <table:table-cell table:style-name="ce3" table:formula="of:=[.J217]+[.L217]" office:value-type="float" office:value="584.208860074801" calcext:value-type="float">
            <text:p>584.208860074801</text:p>
          </table:table-cell>
          <table:table-cell table:style-name="ce3" table:formula="of:=(1.000001018*(1-[.K217]*[.K217]))/(1+[.K217]*COS(RADIANS([.N217])))" office:value-type="float" office:value="1.01184025888324" calcext:value-type="float">
            <text:p>1.01184025888324</text:p>
          </table:table-cell>
          <table:table-cell table:style-name="ce3" table:formula="of:=[.M217]-0.00569-0.00478*SIN(RADIANS(125.04-1934.136*[.G217]))" office:value-type="float" office:value="147.147005211538" calcext:value-type="float">
            <text:p>147.147005211538</text:p>
          </table:table-cell>
          <table:table-cell table:style-name="ce3" table:formula="of:=23+(26+((21.448-[.G217]*(46.815+[.G217]*(0.00059-[.G217]*0.001813))))/60)/60" office:value-type="float" office:value="23.4392087395146" calcext:value-type="float">
            <text:p>23.4392087395146</text:p>
          </table:table-cell>
          <table:table-cell table:style-name="ce3" table:formula="of:=[.Q217]+0.00256*COS(RADIANS(125.04-1934.136*[.G217]))" office:value-type="float" office:value="23.4382171647878" calcext:value-type="float">
            <text:p>23.4382171647878</text:p>
          </table:table-cell>
          <table:table-cell table:style-name="ce3" table:formula="of:=DEGREES(ATAN2(COS(RADIANS([.P217]));COS(RADIANS([.R217]))*SIN(RADIANS([.P217]))))" office:value-type="float" office:value="149.353961278931" calcext:value-type="float">
            <text:p>149.353961278931</text:p>
          </table:table-cell>
          <table:table-cell table:style-name="ce3" table:formula="of:=DEGREES(ASIN(SIN(RADIANS([.R217]))*SIN(RADIANS([.P217]))))" office:value-type="float" office:value="12.4612328712236" calcext:value-type="float">
            <text:p>12.4612328712236</text:p>
          </table:table-cell>
          <table:table-cell table:style-name="ce3" table:formula="of:=TAN(RADIANS([.R217]/2))*TAN(RADIANS([.R217]/2))" office:value-type="float" office:value="0.0430304736641073" calcext:value-type="float">
            <text:p>0.043030473664107</text:p>
          </table:table-cell>
          <table:table-cell table:formula="of:=4*DEGREES([.U217]*SIN(2*RADIANS([.I217]))-2*[.K217]*SIN(RADIANS([.J217]))+4*[.K217]*[.U217]*SIN(RADIANS([.J217]))*COS(2*RADIANS([.I217]))-0.5*[.U217]*[.U217]*SIN(4*RADIANS([.I217]))-1.25*[.K217]*[.K217]*SIN(2*RADIANS([.J217])))" office:value-type="float" office:value="-3.44057687417702" calcext:value-type="float">
            <text:p>-3.44057687417702</text:p>
          </table:table-cell>
          <table:table-cell table:style-name="ce3" table:formula="of:=DEGREES(ACOS(COS(RADIANS(90.833))/(COS(RADIANS([.$B$3]))*COS(RADIANS([.T217])))-TAN(RADIANS([.$B$3]))*TAN(RADIANS([.T217]))))" office:value-type="float" office:value="104.528270040478" calcext:value-type="float">
            <text:p>104.528270040478</text:p>
          </table:table-cell>
          <table:table-cell table:style-name="ce9" table:formula="of:=(720-4*[.$B$4]-[.V217]+[.$B$5]*60)/1440" office:value-type="time" office:time-value="PT12H18M57.805012451S" calcext:value-type="time">
            <text:p>12:18:57</text:p>
          </table:table-cell>
          <table:table-cell table:style-name="ce9" table:formula="of:=[.X217]-[.W217]*4/1440" office:value-type="time" office:time-value="PT05H20M51.020202736S" calcext:value-type="time">
            <text:p>5:20:51</text:p>
          </table:table-cell>
          <table:table-cell table:style-name="ce9" table:formula="of:=[.X217]+[.W217]*4/1440" office:value-type="time" office:time-value="PT19H17M04.589822165S" calcext:value-type="time">
            <text:p>19:17:04</text:p>
          </table:table-cell>
          <table:table-cell table:style-name="ce15" table:formula="of:=8*[.W217]" office:value-type="float" office:value="836.226160323826" calcext:value-type="float">
            <text:p>836.226160323826</text:p>
          </table:table-cell>
          <table:table-cell table:style-name="ce3" table:formula="of:=MOD([.E217]*1440+[.V217]+4*[.$B$4]-60*[.$B$5];1440)" office:value-type="float" office:value="1277.03658312582" calcext:value-type="float">
            <text:p>1277.03658312582</text:p>
          </table:table-cell>
          <table:table-cell table:style-name="ce3" table:formula="of:=IF([.AB217]/4&lt;0;[.AB217]/4+180;[.AB217]/4-180)" office:value-type="float" office:value="139.259145781455" calcext:value-type="float">
            <text:p>139.259145781455</text:p>
          </table:table-cell>
          <table:table-cell table:style-name="ce3" table:formula="of:=DEGREES(ACOS(SIN(RADIANS([.$B$3]))*SIN(RADIANS([.T217]))+COS(RADIANS([.$B$3]))*COS(RADIANS([.T217]))*COS(RADIANS([.AC217]))))" office:value-type="float" office:value="110.969423748103" calcext:value-type="float">
            <text:p>110.969423748103</text:p>
          </table:table-cell>
          <table:table-cell table:style-name="ce3" table:formula="of:=90-[.AD217]" office:value-type="float" office:value="-20.969423748103" calcext:value-type="float">
            <text:p>-20.969423748103</text:p>
          </table:table-cell>
          <table:table-cell table:style-name="ce3" table:formula="of:=IF([.AE217]&gt;85;0;IF([.AE217]&gt;5;58.1/TAN(RADIANS([.AE217]))-0.07/POWER(TAN(RADIANS([.AE217]));3)+0.000086/POWER(TAN(RADIANS([.AE217]));5);IF([.AE217]&gt;-0.575;1735+[.AE217]*(-518.2+[.AE217]*(103.4+[.AE217]*(-12.79+[.AE217]*0.711)));-20.772/TAN(RADIANS([.AE217])))))/3600" office:value-type="float" office:value="0.0150553734152194" calcext:value-type="float">
            <text:p>0.01505537341522</text:p>
          </table:table-cell>
          <table:table-cell table:style-name="ce3" table:formula="of:=[.AE217]+[.AF217]" office:value-type="float" office:value="-20.9543683746877" calcext:value-type="float">
            <text:p>-20.9543683746877</text:p>
          </table:table-cell>
          <table:table-cell table:style-name="ce3" table:formula="of:=IF([.AC217]&gt;0;MOD(DEGREES(ACOS(((SIN(RADIANS([.$B$3]))*COS(RADIANS([.AD217])))-SIN(RADIANS([.T217])))/(COS(RADIANS([.$B$3]))*SIN(RADIANS([.AD217])))))+180;360);MOD(540-DEGREES(ACOS(((SIN(RADIANS([.$B$3]))*COS(RADIANS([.AD217])))-SIN(RADIANS([.T217])))/(COS(RADIANS([.$B$3]))*SIN(RADIANS([.AD217])))));360))" office:value-type="float" office:value="316.963623811165" calcext:value-type="float">
            <text:p>316.96362381116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7]+0.1/24" office:value-type="time" office:time-value="PT21H42M00S" calcext:value-type="time">
            <text:p>21:42:00</text:p>
          </table:table-cell>
          <table:table-cell table:style-name="ce11" table:formula="of:=[.D218]+2415018.5+[.E218]-[.$B$5]/24" office:value-type="float" office:value="2451776.3625" calcext:value-type="float">
            <text:p>2451776.36</text:p>
          </table:table-cell>
          <table:table-cell table:style-name="ce13" table:formula="of:=([.F218]-2451545)/36525" office:value-type="float" office:value="0.00633436002738616" calcext:value-type="float">
            <text:p>0.00633436</text:p>
          </table:table-cell>
          <table:table-cell/>
          <table:table-cell table:style-name="ce3" table:formula="of:=MOD(280.46646+[.G218]*(36000.76983+[.G218]*0.0003032);360)" office:value-type="float" office:value="148.508297378447" calcext:value-type="float">
            <text:p>148.508297378447</text:p>
          </table:table-cell>
          <table:table-cell table:style-name="ce3" table:formula="of:=357.52911+[.G218]*(35999.05029-0.0001537*[.G218])" office:value-type="float" office:value="585.560055174673" calcext:value-type="float">
            <text:p>585.560055174673</text:p>
          </table:table-cell>
          <table:table-cell table:style-name="ce3" table:formula="of:=0.016708634-[.G218]*(0.000042037+0.0000001267*[.G218])" office:value-type="float" office:value="0.0167083677174238" calcext:value-type="float">
            <text:p>0.016708367717424</text:p>
          </table:table-cell>
          <table:table-cell table:style-name="ce3" table:formula="of:=SIN(RADIANS([.J218]))*(1.914602-[.G218]*(0.004817+0.000014*[.G218]))+SIN(RADIANS(2*[.J218]))*(0.019993-0.000101*[.G218])+SIN(RADIANS(3*[.J218]))*0.000289" office:value-type="float" office:value="-1.34718452636728" calcext:value-type="float">
            <text:p>-1.34718452636728</text:p>
          </table:table-cell>
          <table:table-cell table:style-name="ce3" table:formula="of:=[.I218]+[.L218]" office:value-type="float" office:value="147.16111285208" calcext:value-type="float">
            <text:p>147.16111285208</text:p>
          </table:table-cell>
          <table:table-cell table:style-name="ce3" table:formula="of:=[.J218]+[.L218]" office:value-type="float" office:value="584.212870648306" calcext:value-type="float">
            <text:p>584.212870648306</text:p>
          </table:table-cell>
          <table:table-cell table:style-name="ce3" table:formula="of:=(1.000001018*(1-[.K218]*[.K218]))/(1+[.K218]*COS(RADIANS([.N218])))" office:value-type="float" office:value="1.01183942369513" calcext:value-type="float">
            <text:p>1.01183942369513</text:p>
          </table:table-cell>
          <table:table-cell table:style-name="ce3" table:formula="of:=[.M218]-0.00569-0.00478*SIN(RADIANS(125.04-1934.136*[.G218]))" office:value-type="float" office:value="147.151015974074" calcext:value-type="float">
            <text:p>147.151015974074</text:p>
          </table:table-cell>
          <table:table-cell table:style-name="ce3" table:formula="of:=23+(26+((21.448-[.G218]*(46.815+[.G218]*(0.00059-[.G218]*0.001813))))/60)/60" office:value-type="float" office:value="23.4392087380311" calcext:value-type="float">
            <text:p>23.4392087380311</text:p>
          </table:table-cell>
          <table:table-cell table:style-name="ce3" table:formula="of:=[.Q218]+0.00256*COS(RADIANS(125.04-1934.136*[.G218]))" office:value-type="float" office:value="23.4382171723931" calcext:value-type="float">
            <text:p>23.4382171723931</text:p>
          </table:table-cell>
          <table:table-cell table:style-name="ce3" table:formula="of:=DEGREES(ATAN2(COS(RADIANS([.P218]));COS(RADIANS([.R218]))*SIN(RADIANS([.P218]))))" office:value-type="float" office:value="149.357820794676" calcext:value-type="float">
            <text:p>149.357820794676</text:p>
          </table:table-cell>
          <table:table-cell table:style-name="ce3" table:formula="of:=DEGREES(ASIN(SIN(RADIANS([.R218]))*SIN(RADIANS([.P218]))))" office:value-type="float" office:value="12.4598603410795" calcext:value-type="float">
            <text:p>12.4598603410795</text:p>
          </table:table-cell>
          <table:table-cell table:style-name="ce3" table:formula="of:=TAN(RADIANS([.R218]/2))*TAN(RADIANS([.R218]/2))" office:value-type="float" office:value="0.0430304736928269" calcext:value-type="float">
            <text:p>0.043030473692827</text:p>
          </table:table-cell>
          <table:table-cell table:formula="of:=4*DEGREES([.U218]*SIN(2*RADIANS([.I218]))-2*[.K218]*SIN(RADIANS([.J218]))+4*[.K218]*[.U218]*SIN(RADIANS([.J218]))*COS(2*RADIANS([.I218]))-0.5*[.U218]*[.U218]*SIN(4*RADIANS([.I218]))-1.25*[.K218]*[.K218]*SIN(2*RADIANS([.J218])))" office:value-type="float" office:value="-3.4395895855032" calcext:value-type="float">
            <text:p>-3.4395895855032</text:p>
          </table:table-cell>
          <table:table-cell table:style-name="ce3" table:formula="of:=DEGREES(ACOS(COS(RADIANS(90.833))/(COS(RADIANS([.$B$3]))*COS(RADIANS([.T218])))-TAN(RADIANS([.$B$3]))*TAN(RADIANS([.T218]))))" office:value-type="float" office:value="104.526719611797" calcext:value-type="float">
            <text:p>104.526719611797</text:p>
          </table:table-cell>
          <table:table-cell table:style-name="ce9" table:formula="of:=(720-4*[.$B$4]-[.V218]+[.$B$5]*60)/1440" office:value-type="time" office:time-value="PT12H18M57.74577513S" calcext:value-type="time">
            <text:p>12:18:57</text:p>
          </table:table-cell>
          <table:table-cell table:style-name="ce9" table:formula="of:=[.X218]-[.W218]*4/1440" office:value-type="time" office:time-value="PT05H20M51.333068299S" calcext:value-type="time">
            <text:p>5:20:51</text:p>
          </table:table-cell>
          <table:table-cell table:style-name="ce9" table:formula="of:=[.X218]+[.W218]*4/1440" office:value-type="time" office:time-value="PT19H17M04.158481962S" calcext:value-type="time">
            <text:p>19:17:04</text:p>
          </table:table-cell>
          <table:table-cell table:style-name="ce15" table:formula="of:=8*[.W218]" office:value-type="float" office:value="836.213756894378" calcext:value-type="float">
            <text:p>836.213756894378</text:p>
          </table:table-cell>
          <table:table-cell table:style-name="ce3" table:formula="of:=MOD([.E218]*1440+[.V218]+4*[.$B$4]-60*[.$B$5];1440)" office:value-type="float" office:value="1283.03757041449" calcext:value-type="float">
            <text:p>1283.03757041449</text:p>
          </table:table-cell>
          <table:table-cell table:style-name="ce3" table:formula="of:=IF([.AB218]/4&lt;0;[.AB218]/4+180;[.AB218]/4-180)" office:value-type="float" office:value="140.759392603623" calcext:value-type="float">
            <text:p>140.759392603623</text:p>
          </table:table-cell>
          <table:table-cell table:style-name="ce3" table:formula="of:=DEGREES(ACOS(SIN(RADIANS([.$B$3]))*SIN(RADIANS([.T218]))+COS(RADIANS([.$B$3]))*COS(RADIANS([.T218]))*COS(RADIANS([.AC218]))))" office:value-type="float" office:value="111.671751666361" calcext:value-type="float">
            <text:p>111.671751666361</text:p>
          </table:table-cell>
          <table:table-cell table:style-name="ce3" table:formula="of:=90-[.AD218]" office:value-type="float" office:value="-21.6717516663611" calcext:value-type="float">
            <text:p>-21.6717516663611</text:p>
          </table:table-cell>
          <table:table-cell table:style-name="ce3" table:formula="of:=IF([.AE218]&gt;85;0;IF([.AE218]&gt;5;58.1/TAN(RADIANS([.AE218]))-0.07/POWER(TAN(RADIANS([.AE218]));3)+0.000086/POWER(TAN(RADIANS([.AE218]));5);IF([.AE218]&gt;-0.575;1735+[.AE218]*(-518.2+[.AE218]*(103.4+[.AE218]*(-12.79+[.AE218]*0.711)));-20.772/TAN(RADIANS([.AE218])))))/3600" office:value-type="float" office:value="0.0145202038688995" calcext:value-type="float">
            <text:p>0.0145202038689</text:p>
          </table:table-cell>
          <table:table-cell table:style-name="ce3" table:formula="of:=[.AE218]+[.AF218]" office:value-type="float" office:value="-21.6572314624922" calcext:value-type="float">
            <text:p>-21.6572314624922</text:p>
          </table:table-cell>
          <table:table-cell table:style-name="ce3" table:formula="of:=IF([.AC218]&gt;0;MOD(DEGREES(ACOS(((SIN(RADIANS([.$B$3]))*COS(RADIANS([.AD218])))-SIN(RADIANS([.T218])))/(COS(RADIANS([.$B$3]))*SIN(RADIANS([.AD218])))))+180;360);MOD(540-DEGREES(ACOS(((SIN(RADIANS([.$B$3]))*COS(RADIANS([.AD218])))-SIN(RADIANS([.T218])))/(COS(RADIANS([.$B$3]))*SIN(RADIANS([.AD218])))));360))" office:value-type="float" office:value="318.343657305322" calcext:value-type="float">
            <text:p>318.34365730532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8]+0.1/24" office:value-type="time" office:time-value="PT21H48M00S" calcext:value-type="time">
            <text:p>21:48:00</text:p>
          </table:table-cell>
          <table:table-cell table:style-name="ce11" table:formula="of:=[.D219]+2415018.5+[.E219]-[.$B$5]/24" office:value-type="float" office:value="2451776.36666667" calcext:value-type="float">
            <text:p>2451776.37</text:p>
          </table:table-cell>
          <table:table-cell table:style-name="ce13" table:formula="of:=([.F219]-2451545)/36525" office:value-type="float" office:value="0.00633447410449549" calcext:value-type="float">
            <text:p>0.00633447</text:p>
          </table:table-cell>
          <table:table-cell/>
          <table:table-cell table:style-name="ce3" table:formula="of:=MOD(280.46646+[.G219]*(36000.76983+[.G219]*0.0003032);360)" office:value-type="float" office:value="148.512404242204" calcext:value-type="float">
            <text:p>148.512404242204</text:p>
          </table:table-cell>
          <table:table-cell table:style-name="ce3" table:formula="of:=357.52911+[.G219]*(35999.05029-0.0001537*[.G219])" office:value-type="float" office:value="585.564161842269" calcext:value-type="float">
            <text:p>585.564161842269</text:p>
          </table:table-cell>
          <table:table-cell table:style-name="ce3" table:formula="of:=0.016708634-[.G219]*(0.000042037+0.0000001267*[.G219])" office:value-type="float" office:value="0.0167083677126282" calcext:value-type="float">
            <text:p>0.016708367712628</text:p>
          </table:table-cell>
          <table:table-cell table:style-name="ce3" table:formula="of:=SIN(RADIANS([.J219]))*(1.914602-[.G219]*(0.004817+0.000014*[.G219]))+SIN(RADIANS(2*[.J219]))*(0.019993-0.000101*[.G219])+SIN(RADIANS(3*[.J219]))*0.000289" office:value-type="float" office:value="-1.34728061428545" calcext:value-type="float">
            <text:p>-1.34728061428545</text:p>
          </table:table-cell>
          <table:table-cell table:style-name="ce3" table:formula="of:=[.I219]+[.L219]" office:value-type="float" office:value="147.165123627918" calcext:value-type="float">
            <text:p>147.165123627918</text:p>
          </table:table-cell>
          <table:table-cell table:style-name="ce3" table:formula="of:=[.J219]+[.L219]" office:value-type="float" office:value="584.216881227983" calcext:value-type="float">
            <text:p>584.216881227983</text:p>
          </table:table-cell>
          <table:table-cell table:style-name="ce3" table:formula="of:=(1.000001018*(1-[.K219]*[.K219]))/(1+[.K219]*COS(RADIANS([.N219])))" office:value-type="float" office:value="1.01183858844702" calcext:value-type="float">
            <text:p>1.01183858844702</text:p>
          </table:table-cell>
          <table:table-cell table:style-name="ce3" table:formula="of:=[.M219]-0.00569-0.00478*SIN(RADIANS(125.04-1934.136*[.G219]))" office:value-type="float" office:value="147.155026742782" calcext:value-type="float">
            <text:p>147.155026742782</text:p>
          </table:table-cell>
          <table:table-cell table:style-name="ce3" table:formula="of:=23+(26+((21.448-[.G219]*(46.815+[.G219]*(0.00059-[.G219]*0.001813))))/60)/60" office:value-type="float" office:value="23.4392087365477" calcext:value-type="float">
            <text:p>23.4392087365477</text:p>
          </table:table-cell>
          <table:table-cell table:style-name="ce3" table:formula="of:=[.Q219]+0.00256*COS(RADIANS(125.04-1934.136*[.G219]))" office:value-type="float" office:value="23.4382171799984" calcext:value-type="float">
            <text:p>23.4382171799984</text:p>
          </table:table-cell>
          <table:table-cell table:style-name="ce3" table:formula="of:=DEGREES(ATAN2(COS(RADIANS([.P219]));COS(RADIANS([.R219]))*SIN(RADIANS([.P219]))))" office:value-type="float" office:value="149.361680275503" calcext:value-type="float">
            <text:p>149.361680275503</text:p>
          </table:table-cell>
          <table:table-cell table:style-name="ce3" table:formula="of:=DEGREES(ASIN(SIN(RADIANS([.R219]))*SIN(RADIANS([.P219]))))" office:value-type="float" office:value="12.4584877540512" calcext:value-type="float">
            <text:p>12.4584877540512</text:p>
          </table:table-cell>
          <table:table-cell table:style-name="ce3" table:formula="of:=TAN(RADIANS([.R219]/2))*TAN(RADIANS([.R219]/2))" office:value-type="float" office:value="0.0430304737215466" calcext:value-type="float">
            <text:p>0.043030473721547</text:p>
          </table:table-cell>
          <table:table-cell table:formula="of:=4*DEGREES([.U219]*SIN(2*RADIANS([.I219]))-2*[.K219]*SIN(RADIANS([.J219]))+4*[.K219]*[.U219]*SIN(RADIANS([.J219]))*COS(2*RADIANS([.I219]))-0.5*[.U219]*[.U219]*SIN(4*RADIANS([.I219]))-1.25*[.K219]*[.K219]*SIN(2*RADIANS([.J219])))" office:value-type="float" office:value="-3.43860215990572" calcext:value-type="float">
            <text:p>-3.43860215990572</text:p>
          </table:table-cell>
          <table:table-cell table:style-name="ce3" table:formula="of:=DEGREES(ACOS(COS(RADIANS(90.833))/(COS(RADIANS([.$B$3]))*COS(RADIANS([.T219])))-TAN(RADIANS([.$B$3]))*TAN(RADIANS([.T219]))))" office:value-type="float" office:value="104.525169146874" calcext:value-type="float">
            <text:p>104.525169146874</text:p>
          </table:table-cell>
          <table:table-cell table:style-name="ce9" table:formula="of:=(720-4*[.$B$4]-[.V219]+[.$B$5]*60)/1440" office:value-type="time" office:time-value="PT12H18M57.686529594S" calcext:value-type="time">
            <text:p>12:18:57</text:p>
          </table:table-cell>
          <table:table-cell table:style-name="ce9" table:formula="of:=[.X219]-[.W219]*4/1440" office:value-type="time" office:time-value="PT05H20M51.645934345S" calcext:value-type="time">
            <text:p>5:20:51</text:p>
          </table:table-cell>
          <table:table-cell table:style-name="ce9" table:formula="of:=[.X219]+[.W219]*4/1440" office:value-type="time" office:time-value="PT19H17M03.727124844S" calcext:value-type="time">
            <text:p>19:17:03</text:p>
          </table:table-cell>
          <table:table-cell table:style-name="ce15" table:formula="of:=8*[.W219]" office:value-type="float" office:value="836.201353174989" calcext:value-type="float">
            <text:p>836.201353174989</text:p>
          </table:table-cell>
          <table:table-cell table:style-name="ce3" table:formula="of:=MOD([.E219]*1440+[.V219]+4*[.$B$4]-60*[.$B$5];1440)" office:value-type="float" office:value="1289.03855784009" calcext:value-type="float">
            <text:p>1289.03855784009</text:p>
          </table:table-cell>
          <table:table-cell table:style-name="ce3" table:formula="of:=IF([.AB219]/4&lt;0;[.AB219]/4+180;[.AB219]/4-180)" office:value-type="float" office:value="142.259639460023" calcext:value-type="float">
            <text:p>142.259639460023</text:p>
          </table:table-cell>
          <table:table-cell table:style-name="ce3" table:formula="of:=DEGREES(ACOS(SIN(RADIANS([.$B$3]))*SIN(RADIANS([.T219]))+COS(RADIANS([.$B$3]))*COS(RADIANS([.T219]))*COS(RADIANS([.AC219]))))" office:value-type="float" office:value="112.355238987521" calcext:value-type="float">
            <text:p>112.355238987521</text:p>
          </table:table-cell>
          <table:table-cell table:style-name="ce3" table:formula="of:=90-[.AD219]" office:value-type="float" office:value="-22.3552389875206" calcext:value-type="float">
            <text:p>-22.3552389875206</text:p>
          </table:table-cell>
          <table:table-cell table:style-name="ce3" table:formula="of:=IF([.AE219]&gt;85;0;IF([.AE219]&gt;5;58.1/TAN(RADIANS([.AE219]))-0.07/POWER(TAN(RADIANS([.AE219]));3)+0.000086/POWER(TAN(RADIANS([.AE219]));5);IF([.AE219]&gt;-0.575;1735+[.AE219]*(-518.2+[.AE219]*(103.4+[.AE219]*(-12.79+[.AE219]*0.711)));-20.772/TAN(RADIANS([.AE219])))))/3600" office:value-type="float" office:value="0.0140301697734652" calcext:value-type="float">
            <text:p>0.014030169773465</text:p>
          </table:table-cell>
          <table:table-cell table:style-name="ce3" table:formula="of:=[.AE219]+[.AF219]" office:value-type="float" office:value="-22.3412088177471" calcext:value-type="float">
            <text:p>-22.3412088177471</text:p>
          </table:table-cell>
          <table:table-cell table:style-name="ce3" table:formula="of:=IF([.AC219]&gt;0;MOD(DEGREES(ACOS(((SIN(RADIANS([.$B$3]))*COS(RADIANS([.AD219])))-SIN(RADIANS([.T219])))/(COS(RADIANS([.$B$3]))*SIN(RADIANS([.AD219])))))+180;360);MOD(540-DEGREES(ACOS(((SIN(RADIANS([.$B$3]))*COS(RADIANS([.AD219])))-SIN(RADIANS([.T219])))/(COS(RADIANS([.$B$3]))*SIN(RADIANS([.AD219])))));360))" office:value-type="float" office:value="319.741257413818" calcext:value-type="float">
            <text:p>319.74125741381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19]+0.1/24" office:value-type="time" office:time-value="PT21H54M00S" calcext:value-type="time">
            <text:p>21:54:00</text:p>
          </table:table-cell>
          <table:table-cell table:style-name="ce11" table:formula="of:=[.D220]+2415018.5+[.E220]-[.$B$5]/24" office:value-type="float" office:value="2451776.37083333" calcext:value-type="float">
            <text:p>2451776.37</text:p>
          </table:table-cell>
          <table:table-cell table:style-name="ce13" table:formula="of:=([.F220]-2451545)/36525" office:value-type="float" office:value="0.00633458818161757" calcext:value-type="float">
            <text:p>0.00633459</text:p>
          </table:table-cell>
          <table:table-cell/>
          <table:table-cell table:style-name="ce3" table:formula="of:=MOD(280.46646+[.G220]*(36000.76983+[.G220]*0.0003032);360)" office:value-type="float" office:value="148.516511106419" calcext:value-type="float">
            <text:p>148.516511106419</text:p>
          </table:table-cell>
          <table:table-cell table:style-name="ce3" table:formula="of:=357.52911+[.G220]*(35999.05029-0.0001537*[.G220])" office:value-type="float" office:value="585.568268510323" calcext:value-type="float">
            <text:p>585.568268510323</text:p>
          </table:table-cell>
          <table:table-cell table:style-name="ce3" table:formula="of:=0.016708634-[.G220]*(0.000042037+0.0000001267*[.G220])" office:value-type="float" office:value="0.0167083677078325" calcext:value-type="float">
            <text:p>0.016708367707833</text:p>
          </table:table-cell>
          <table:table-cell table:style-name="ce3" table:formula="of:=SIN(RADIANS([.J220]))*(1.914602-[.G220]*(0.004817+0.000014*[.G220]))+SIN(RADIANS(2*[.J220]))*(0.019993-0.000101*[.G220])+SIN(RADIANS(3*[.J220]))*0.000289" office:value-type="float" office:value="-1.34737669559284" calcext:value-type="float">
            <text:p>-1.34737669559284</text:p>
          </table:table-cell>
          <table:table-cell table:style-name="ce3" table:formula="of:=[.I220]+[.L220]" office:value-type="float" office:value="147.169134410826" calcext:value-type="float">
            <text:p>147.169134410826</text:p>
          </table:table-cell>
          <table:table-cell table:style-name="ce3" table:formula="of:=[.J220]+[.L220]" office:value-type="float" office:value="584.22089181473" calcext:value-type="float">
            <text:p>584.22089181473</text:p>
          </table:table-cell>
          <table:table-cell table:style-name="ce3" table:formula="of:=(1.000001018*(1-[.K220]*[.K220]))/(1+[.K220]*COS(RADIANS([.N220])))" office:value-type="float" office:value="1.01183775313874" calcext:value-type="float">
            <text:p>1.01183775313874</text:p>
          </table:table-cell>
          <table:table-cell table:style-name="ce3" table:formula="of:=[.M220]-0.00569-0.00478*SIN(RADIANS(125.04-1934.136*[.G220]))" office:value-type="float" office:value="147.159037518561" calcext:value-type="float">
            <text:p>147.159037518561</text:p>
          </table:table-cell>
          <table:table-cell table:style-name="ce3" table:formula="of:=23+(26+((21.448-[.G220]*(46.815+[.G220]*(0.00059-[.G220]*0.001813))))/60)/60" office:value-type="float" office:value="23.4392087350642" calcext:value-type="float">
            <text:p>23.4392087350642</text:p>
          </table:table-cell>
          <table:table-cell table:style-name="ce3" table:formula="of:=[.Q220]+0.00256*COS(RADIANS(125.04-1934.136*[.G220]))" office:value-type="float" office:value="23.4382171876038" calcext:value-type="float">
            <text:p>23.4382171876038</text:p>
          </table:table-cell>
          <table:table-cell table:style-name="ce3" table:formula="of:=DEGREES(ATAN2(COS(RADIANS([.P220]));COS(RADIANS([.R220]))*SIN(RADIANS([.P220]))))" office:value-type="float" office:value="149.365539722276" calcext:value-type="float">
            <text:p>149.365539722276</text:p>
          </table:table-cell>
          <table:table-cell table:style-name="ce3" table:formula="of:=DEGREES(ASIN(SIN(RADIANS([.R220]))*SIN(RADIANS([.P220]))))" office:value-type="float" office:value="12.4571151098382" calcext:value-type="float">
            <text:p>12.4571151098382</text:p>
          </table:table-cell>
          <table:table-cell table:style-name="ce3" table:formula="of:=TAN(RADIANS([.R220]/2))*TAN(RADIANS([.R220]/2))" office:value-type="float" office:value="0.0430304737502664" calcext:value-type="float">
            <text:p>0.043030473750266</text:p>
          </table:table-cell>
          <table:table-cell table:formula="of:=4*DEGREES([.U220]*SIN(2*RADIANS([.I220]))-2*[.K220]*SIN(RADIANS([.J220]))+4*[.K220]*[.U220]*SIN(RADIANS([.J220]))*COS(2*RADIANS([.I220]))-0.5*[.U220]*[.U220]*SIN(4*RADIANS([.I220]))-1.25*[.K220]*[.K220]*SIN(2*RADIANS([.J220])))" office:value-type="float" office:value="-3.43761459717885" calcext:value-type="float">
            <text:p>-3.43761459717885</text:p>
          </table:table-cell>
          <table:table-cell table:style-name="ce3" table:formula="of:=DEGREES(ACOS(COS(RADIANS(90.833))/(COS(RADIANS([.$B$3]))*COS(RADIANS([.T220])))-TAN(RADIANS([.$B$3]))*TAN(RADIANS([.T220]))))" office:value-type="float" office:value="104.523618645368" calcext:value-type="float">
            <text:p>104.523618645368</text:p>
          </table:table-cell>
          <table:table-cell table:style-name="ce9" table:formula="of:=(720-4*[.$B$4]-[.V220]+[.$B$5]*60)/1440" office:value-type="time" office:time-value="PT12H18M57.627275831S" calcext:value-type="time">
            <text:p>12:18:57</text:p>
          </table:table-cell>
          <table:table-cell table:style-name="ce9" table:formula="of:=[.X220]-[.W220]*4/1440" office:value-type="time" office:time-value="PT05H20M51.958800942S" calcext:value-type="time">
            <text:p>5:20:51</text:p>
          </table:table-cell>
          <table:table-cell table:style-name="ce9" table:formula="of:=[.X220]+[.W220]*4/1440" office:value-type="time" office:time-value="PT19H17M03.295750719S" calcext:value-type="time">
            <text:p>19:17:03</text:p>
          </table:table-cell>
          <table:table-cell table:style-name="ce15" table:formula="of:=8*[.W220]" office:value-type="float" office:value="836.188949162942" calcext:value-type="float">
            <text:p>836.188949162942</text:p>
          </table:table-cell>
          <table:table-cell table:style-name="ce3" table:formula="of:=MOD([.E220]*1440+[.V220]+4*[.$B$4]-60*[.$B$5];1440)" office:value-type="float" office:value="1295.03954540282" calcext:value-type="float">
            <text:p>1295.03954540282</text:p>
          </table:table-cell>
          <table:table-cell table:style-name="ce3" table:formula="of:=IF([.AB220]/4&lt;0;[.AB220]/4+180;[.AB220]/4-180)" office:value-type="float" office:value="143.759886350705" calcext:value-type="float">
            <text:p>143.759886350705</text:p>
          </table:table-cell>
          <table:table-cell table:style-name="ce3" table:formula="of:=DEGREES(ACOS(SIN(RADIANS([.$B$3]))*SIN(RADIANS([.T220]))+COS(RADIANS([.$B$3]))*COS(RADIANS([.T220]))*COS(RADIANS([.AC220]))))" office:value-type="float" office:value="113.019237691177" calcext:value-type="float">
            <text:p>113.019237691177</text:p>
          </table:table-cell>
          <table:table-cell table:style-name="ce3" table:formula="of:=90-[.AD220]" office:value-type="float" office:value="-23.0192376911768" calcext:value-type="float">
            <text:p>-23.0192376911768</text:p>
          </table:table-cell>
          <table:table-cell table:style-name="ce3" table:formula="of:=IF([.AE220]&gt;85;0;IF([.AE220]&gt;5;58.1/TAN(RADIANS([.AE220]))-0.07/POWER(TAN(RADIANS([.AE220]));3)+0.000086/POWER(TAN(RADIANS([.AE220]));5);IF([.AE220]&gt;-0.575;1735+[.AE220]*(-518.2+[.AE220]*(103.4+[.AE220]*(-12.79+[.AE220]*0.711)));-20.772/TAN(RADIANS([.AE220])))))/3600" office:value-type="float" office:value="0.0135805885164512" calcext:value-type="float">
            <text:p>0.013580588516451</text:p>
          </table:table-cell>
          <table:table-cell table:style-name="ce3" table:formula="of:=[.AE220]+[.AF220]" office:value-type="float" office:value="-23.0056571026604" calcext:value-type="float">
            <text:p>-23.0056571026604</text:p>
          </table:table-cell>
          <table:table-cell table:style-name="ce3" table:formula="of:=IF([.AC220]&gt;0;MOD(DEGREES(ACOS(((SIN(RADIANS([.$B$3]))*COS(RADIANS([.AD220])))-SIN(RADIANS([.T220])))/(COS(RADIANS([.$B$3]))*SIN(RADIANS([.AD220])))))+180;360);MOD(540-DEGREES(ACOS(((SIN(RADIANS([.$B$3]))*COS(RADIANS([.AD220])))-SIN(RADIANS([.T220])))/(COS(RADIANS([.$B$3]))*SIN(RADIANS([.AD220])))));360))" office:value-type="float" office:value="321.156581775778" calcext:value-type="float">
            <text:p>321.156581775778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0]+0.1/24" office:value-type="time" office:time-value="PT22H00M00S" calcext:value-type="time">
            <text:p>22:00:00</text:p>
          </table:table-cell>
          <table:table-cell table:style-name="ce11" table:formula="of:=[.D221]+2415018.5+[.E221]-[.$B$5]/24" office:value-type="float" office:value="2451776.375" calcext:value-type="float">
            <text:p>2451776.38</text:p>
          </table:table-cell>
          <table:table-cell table:style-name="ce13" table:formula="of:=([.F221]-2451545)/36525" office:value-type="float" office:value="0.0063347022587269" calcext:value-type="float">
            <text:p>0.00633470</text:p>
          </table:table-cell>
          <table:table-cell/>
          <table:table-cell table:style-name="ce3" table:formula="of:=MOD(280.46646+[.G221]*(36000.76983+[.G221]*0.0003032);360)" office:value-type="float" office:value="148.520617970175" calcext:value-type="float">
            <text:p>148.520617970175</text:p>
          </table:table-cell>
          <table:table-cell table:style-name="ce3" table:formula="of:=357.52911+[.G221]*(35999.05029-0.0001537*[.G221])" office:value-type="float" office:value="585.572375177919" calcext:value-type="float">
            <text:p>585.572375177919</text:p>
          </table:table-cell>
          <table:table-cell table:style-name="ce3" table:formula="of:=0.016708634-[.G221]*(0.000042037+0.0000001267*[.G221])" office:value-type="float" office:value="0.0167083677030369" calcext:value-type="float">
            <text:p>0.016708367703037</text:p>
          </table:table-cell>
          <table:table-cell table:style-name="ce3" table:formula="of:=SIN(RADIANS([.J221]))*(1.914602-[.G221]*(0.004817+0.000014*[.G221]))+SIN(RADIANS(2*[.J221]))*(0.019993-0.000101*[.G221])+SIN(RADIANS(3*[.J221]))*0.000289" office:value-type="float" office:value="-1.34747277026749" calcext:value-type="float">
            <text:p>-1.34747277026749</text:p>
          </table:table-cell>
          <table:table-cell table:style-name="ce3" table:formula="of:=[.I221]+[.L221]" office:value-type="float" office:value="147.173145199908" calcext:value-type="float">
            <text:p>147.173145199908</text:p>
          </table:table-cell>
          <table:table-cell table:style-name="ce3" table:formula="of:=[.J221]+[.L221]" office:value-type="float" office:value="584.224902407651" calcext:value-type="float">
            <text:p>584.224902407651</text:p>
          </table:table-cell>
          <table:table-cell table:style-name="ce3" table:formula="of:=(1.000001018*(1-[.K221]*[.K221]))/(1+[.K221]*COS(RADIANS([.N221])))" office:value-type="float" office:value="1.01183691777046" calcext:value-type="float">
            <text:p>1.01183691777046</text:p>
          </table:table-cell>
          <table:table-cell table:style-name="ce3" table:formula="of:=[.M221]-0.00569-0.00478*SIN(RADIANS(125.04-1934.136*[.G221]))" office:value-type="float" office:value="147.163048300513" calcext:value-type="float">
            <text:p>147.163048300513</text:p>
          </table:table-cell>
          <table:table-cell table:style-name="ce3" table:formula="of:=23+(26+((21.448-[.G221]*(46.815+[.G221]*(0.00059-[.G221]*0.001813))))/60)/60" office:value-type="float" office:value="23.4392087335807" calcext:value-type="float">
            <text:p>23.4392087335807</text:p>
          </table:table-cell>
          <table:table-cell table:style-name="ce3" table:formula="of:=[.Q221]+0.00256*COS(RADIANS(125.04-1934.136*[.G221]))" office:value-type="float" office:value="23.4382171952091" calcext:value-type="float">
            <text:p>23.4382171952091</text:p>
          </table:table-cell>
          <table:table-cell table:style-name="ce3" table:formula="of:=DEGREES(ATAN2(COS(RADIANS([.P221]));COS(RADIANS([.R221]))*SIN(RADIANS([.P221]))))" office:value-type="float" office:value="149.369399134139" calcext:value-type="float">
            <text:p>149.369399134139</text:p>
          </table:table-cell>
          <table:table-cell table:style-name="ce3" table:formula="of:=DEGREES(ASIN(SIN(RADIANS([.R221]))*SIN(RADIANS([.P221]))))" office:value-type="float" office:value="12.4557424087537" calcext:value-type="float">
            <text:p>12.4557424087537</text:p>
          </table:table-cell>
          <table:table-cell table:style-name="ce3" table:formula="of:=TAN(RADIANS([.R221]/2))*TAN(RADIANS([.R221]/2))" office:value-type="float" office:value="0.0430304737789862" calcext:value-type="float">
            <text:p>0.043030473778986</text:p>
          </table:table-cell>
          <table:table-cell table:formula="of:=4*DEGREES([.U221]*SIN(2*RADIANS([.I221]))-2*[.K221]*SIN(RADIANS([.J221]))+4*[.K221]*[.U221]*SIN(RADIANS([.J221]))*COS(2*RADIANS([.I221]))-0.5*[.U221]*[.U221]*SIN(4*RADIANS([.I221]))-1.25*[.K221]*[.K221]*SIN(2*RADIANS([.J221])))" office:value-type="float" office:value="-3.43662689755827" calcext:value-type="float">
            <text:p>-3.43662689755827</text:p>
          </table:table-cell>
          <table:table-cell table:style-name="ce3" table:formula="of:=DEGREES(ACOS(COS(RADIANS(90.833))/(COS(RADIANS([.$B$3]))*COS(RADIANS([.T221])))-TAN(RADIANS([.$B$3]))*TAN(RADIANS([.T221]))))" office:value-type="float" office:value="104.522068107633" calcext:value-type="float">
            <text:p>104.522068107633</text:p>
          </table:table-cell>
          <table:table-cell table:style-name="ce9" table:formula="of:=(720-4*[.$B$4]-[.V221]+[.$B$5]*60)/1440" office:value-type="time" office:time-value="PT12H18M57.568013853S" calcext:value-type="time">
            <text:p>12:18:57</text:p>
          </table:table-cell>
          <table:table-cell table:style-name="ce9" table:formula="of:=[.X221]-[.W221]*4/1440" office:value-type="time" office:time-value="PT05H20M52.271668022S" calcext:value-type="time">
            <text:p>5:20:52</text:p>
          </table:table-cell>
          <table:table-cell table:style-name="ce9" table:formula="of:=[.X221]+[.W221]*4/1440" office:value-type="time" office:time-value="PT19H17M02.864359685S" calcext:value-type="time">
            <text:p>19:17:02</text:p>
          </table:table-cell>
          <table:table-cell table:style-name="ce15" table:formula="of:=8*[.W221]" office:value-type="float" office:value="836.176544861066" calcext:value-type="float">
            <text:p>836.176544861066</text:p>
          </table:table-cell>
          <table:table-cell table:style-name="ce3" table:formula="of:=MOD([.E221]*1440+[.V221]+4*[.$B$4]-60*[.$B$5];1440)" office:value-type="float" office:value="1301.04053310244" calcext:value-type="float">
            <text:p>1301.04053310244</text:p>
          </table:table-cell>
          <table:table-cell table:style-name="ce3" table:formula="of:=IF([.AB221]/4&lt;0;[.AB221]/4+180;[.AB221]/4-180)" office:value-type="float" office:value="145.26013327561" calcext:value-type="float">
            <text:p>145.26013327561</text:p>
          </table:table-cell>
          <table:table-cell table:style-name="ce3" table:formula="of:=DEGREES(ACOS(SIN(RADIANS([.$B$3]))*SIN(RADIANS([.T221]))+COS(RADIANS([.$B$3]))*COS(RADIANS([.T221]))*COS(RADIANS([.AC221]))))" office:value-type="float" office:value="113.663094334726" calcext:value-type="float">
            <text:p>113.663094334726</text:p>
          </table:table-cell>
          <table:table-cell table:style-name="ce3" table:formula="of:=90-[.AD221]" office:value-type="float" office:value="-23.6630943347257" calcext:value-type="float">
            <text:p>-23.6630943347257</text:p>
          </table:table-cell>
          <table:table-cell table:style-name="ce3" table:formula="of:=IF([.AE221]&gt;85;0;IF([.AE221]&gt;5;58.1/TAN(RADIANS([.AE221]))-0.07/POWER(TAN(RADIANS([.AE221]));3)+0.000086/POWER(TAN(RADIANS([.AE221]));5);IF([.AE221]&gt;-0.575;1735+[.AE221]*(-518.2+[.AE221]*(103.4+[.AE221]*(-12.79+[.AE221]*0.711)));-20.772/TAN(RADIANS([.AE221])))))/3600" office:value-type="float" office:value="0.0131674648881122" calcext:value-type="float">
            <text:p>0.013167464888112</text:p>
          </table:table-cell>
          <table:table-cell table:style-name="ce3" table:formula="of:=[.AE221]+[.AF221]" office:value-type="float" office:value="-23.6499268698376" calcext:value-type="float">
            <text:p>-23.6499268698376</text:p>
          </table:table-cell>
          <table:table-cell table:style-name="ce3" table:formula="of:=IF([.AC221]&gt;0;MOD(DEGREES(ACOS(((SIN(RADIANS([.$B$3]))*COS(RADIANS([.AD221])))-SIN(RADIANS([.T221])))/(COS(RADIANS([.$B$3]))*SIN(RADIANS([.AD221])))))+180;360);MOD(540-DEGREES(ACOS(((SIN(RADIANS([.$B$3]))*COS(RADIANS([.AD221])))-SIN(RADIANS([.T221])))/(COS(RADIANS([.$B$3]))*SIN(RADIANS([.AD221])))));360))" office:value-type="float" office:value="322.589737733833" calcext:value-type="float">
            <text:p>322.58973773383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1]+0.1/24" office:value-type="time" office:time-value="PT22H06M00S" calcext:value-type="time">
            <text:p>22:06:00</text:p>
          </table:table-cell>
          <table:table-cell table:style-name="ce11" table:formula="of:=[.D222]+2415018.5+[.E222]-[.$B$5]/24" office:value-type="float" office:value="2451776.37916667" calcext:value-type="float">
            <text:p>2451776.38</text:p>
          </table:table-cell>
          <table:table-cell table:style-name="ce13" table:formula="of:=([.F222]-2451545)/36525" office:value-type="float" office:value="0.00633481633584898" calcext:value-type="float">
            <text:p>0.00633482</text:p>
          </table:table-cell>
          <table:table-cell/>
          <table:table-cell table:style-name="ce3" table:formula="of:=MOD(280.46646+[.G222]*(36000.76983+[.G222]*0.0003032);360)" office:value-type="float" office:value="148.52472483439" calcext:value-type="float">
            <text:p>148.52472483439</text:p>
          </table:table-cell>
          <table:table-cell table:style-name="ce3" table:formula="of:=357.52911+[.G222]*(35999.05029-0.0001537*[.G222])" office:value-type="float" office:value="585.576481845973" calcext:value-type="float">
            <text:p>585.576481845973</text:p>
          </table:table-cell>
          <table:table-cell table:style-name="ce3" table:formula="of:=0.016708634-[.G222]*(0.000042037+0.0000001267*[.G222])" office:value-type="float" office:value="0.0167083676982412" calcext:value-type="float">
            <text:p>0.016708367698241</text:p>
          </table:table-cell>
          <table:table-cell table:style-name="ce3" table:formula="of:=SIN(RADIANS([.J222]))*(1.914602-[.G222]*(0.004817+0.000014*[.G222]))+SIN(RADIANS(2*[.J222]))*(0.019993-0.000101*[.G222])+SIN(RADIANS(3*[.J222]))*0.000289" office:value-type="float" office:value="-1.34756883833038" calcext:value-type="float">
            <text:p>-1.34756883833038</text:p>
          </table:table-cell>
          <table:table-cell table:style-name="ce3" table:formula="of:=[.I222]+[.L222]" office:value-type="float" office:value="147.17715599606" calcext:value-type="float">
            <text:p>147.17715599606</text:p>
          </table:table-cell>
          <table:table-cell table:style-name="ce3" table:formula="of:=[.J222]+[.L222]" office:value-type="float" office:value="584.228913007643" calcext:value-type="float">
            <text:p>584.228913007643</text:p>
          </table:table-cell>
          <table:table-cell table:style-name="ce3" table:formula="of:=(1.000001018*(1-[.K222]*[.K222]))/(1+[.K222]*COS(RADIANS([.N222])))" office:value-type="float" office:value="1.01183608234201" calcext:value-type="float">
            <text:p>1.01183608234201</text:p>
          </table:table-cell>
          <table:table-cell table:style-name="ce3" table:formula="of:=[.M222]-0.00569-0.00478*SIN(RADIANS(125.04-1934.136*[.G222]))" office:value-type="float" office:value="147.167059089536" calcext:value-type="float">
            <text:p>147.167059089536</text:p>
          </table:table-cell>
          <table:table-cell table:style-name="ce3" table:formula="of:=23+(26+((21.448-[.G222]*(46.815+[.G222]*(0.00059-[.G222]*0.001813))))/60)/60" office:value-type="float" office:value="23.4392087320972" calcext:value-type="float">
            <text:p>23.4392087320972</text:p>
          </table:table-cell>
          <table:table-cell table:style-name="ce3" table:formula="of:=[.Q222]+0.00256*COS(RADIANS(125.04-1934.136*[.G222]))" office:value-type="float" office:value="23.4382172028145" calcext:value-type="float">
            <text:p>23.4382172028145</text:p>
          </table:table-cell>
          <table:table-cell table:style-name="ce3" table:formula="of:=DEGREES(ATAN2(COS(RADIANS([.P222]));COS(RADIANS([.R222]))*SIN(RADIANS([.P222]))))" office:value-type="float" office:value="149.373258511957" calcext:value-type="float">
            <text:p>149.373258511957</text:p>
          </table:table-cell>
          <table:table-cell table:style-name="ce3" table:formula="of:=DEGREES(ASIN(SIN(RADIANS([.R222]))*SIN(RADIANS([.P222]))))" office:value-type="float" office:value="12.4543696504973" calcext:value-type="float">
            <text:p>12.4543696504973</text:p>
          </table:table-cell>
          <table:table-cell table:style-name="ce3" table:formula="of:=TAN(RADIANS([.R222]/2))*TAN(RADIANS([.R222]/2))" office:value-type="float" office:value="0.0430304738077061" calcext:value-type="float">
            <text:p>0.043030473807706</text:p>
          </table:table-cell>
          <table:table-cell table:formula="of:=4*DEGREES([.U222]*SIN(2*RADIANS([.I222]))-2*[.K222]*SIN(RADIANS([.J222]))+4*[.K222]*[.U222]*SIN(RADIANS([.J222]))*COS(2*RADIANS([.I222]))-0.5*[.U222]*[.U222]*SIN(4*RADIANS([.I222]))-1.25*[.K222]*[.K222]*SIN(2*RADIANS([.J222])))" office:value-type="float" office:value="-3.43563906083817" calcext:value-type="float">
            <text:p>-3.43563906083817</text:p>
          </table:table-cell>
          <table:table-cell table:style-name="ce3" table:formula="of:=DEGREES(ACOS(COS(RADIANS(90.833))/(COS(RADIANS([.$B$3]))*COS(RADIANS([.T222])))-TAN(RADIANS([.$B$3]))*TAN(RADIANS([.T222]))))" office:value-type="float" office:value="104.52051753333" calcext:value-type="float">
            <text:p>104.52051753333</text:p>
          </table:table-cell>
          <table:table-cell table:style-name="ce9" table:formula="of:=(720-4*[.$B$4]-[.V222]+[.$B$5]*60)/1440" office:value-type="time" office:time-value="PT12H18M57.50874365S" calcext:value-type="time">
            <text:p>12:18:57</text:p>
          </table:table-cell>
          <table:table-cell table:style-name="ce9" table:formula="of:=[.X222]-[.W222]*4/1440" office:value-type="time" office:time-value="PT05H20M52.584535651S" calcext:value-type="time">
            <text:p>5:20:52</text:p>
          </table:table-cell>
          <table:table-cell table:style-name="ce9" table:formula="of:=[.X222]+[.W222]*4/1440" office:value-type="time" office:time-value="PT19H17M02.43295165S" calcext:value-type="time">
            <text:p>19:17:02</text:p>
          </table:table-cell>
          <table:table-cell table:style-name="ce15" table:formula="of:=8*[.W222]" office:value-type="float" office:value="836.164140266643" calcext:value-type="float">
            <text:p>836.164140266643</text:p>
          </table:table-cell>
          <table:table-cell table:style-name="ce3" table:formula="of:=MOD([.E222]*1440+[.V222]+4*[.$B$4]-60*[.$B$5];1440)" office:value-type="float" office:value="1307.04152093916" calcext:value-type="float">
            <text:p>1307.04152093916</text:p>
          </table:table-cell>
          <table:table-cell table:style-name="ce3" table:formula="of:=IF([.AB222]/4&lt;0;[.AB222]/4+180;[.AB222]/4-180)" office:value-type="float" office:value="146.76038023479" calcext:value-type="float">
            <text:p>146.76038023479</text:p>
          </table:table-cell>
          <table:table-cell table:style-name="ce3" table:formula="of:=DEGREES(ACOS(SIN(RADIANS([.$B$3]))*SIN(RADIANS([.T222]))+COS(RADIANS([.$B$3]))*COS(RADIANS([.T222]))*COS(RADIANS([.AC222]))))" office:value-type="float" office:value="114.28615162918" calcext:value-type="float">
            <text:p>114.28615162918</text:p>
          </table:table-cell>
          <table:table-cell table:style-name="ce3" table:formula="of:=90-[.AD222]" office:value-type="float" office:value="-24.28615162918" calcext:value-type="float">
            <text:p>-24.28615162918</text:p>
          </table:table-cell>
          <table:table-cell table:style-name="ce3" table:formula="of:=IF([.AE222]&gt;85;0;IF([.AE222]&gt;5;58.1/TAN(RADIANS([.AE222]))-0.07/POWER(TAN(RADIANS([.AE222]));3)+0.000086/POWER(TAN(RADIANS([.AE222]));5);IF([.AE222]&gt;-0.575;1735+[.AE222]*(-518.2+[.AE222]*(103.4+[.AE222]*(-12.79+[.AE222]*0.711)));-20.772/TAN(RADIANS([.AE222])))))/3600" office:value-type="float" office:value="0.0127873732098626" calcext:value-type="float">
            <text:p>0.012787373209863</text:p>
          </table:table-cell>
          <table:table-cell table:style-name="ce3" table:formula="of:=[.AE222]+[.AF222]" office:value-type="float" office:value="-24.2733642559701" calcext:value-type="float">
            <text:p>-24.2733642559701</text:p>
          </table:table-cell>
          <table:table-cell table:style-name="ce3" table:formula="of:=IF([.AC222]&gt;0;MOD(DEGREES(ACOS(((SIN(RADIANS([.$B$3]))*COS(RADIANS([.AD222])))-SIN(RADIANS([.T222])))/(COS(RADIANS([.$B$3]))*SIN(RADIANS([.AD222])))))+180;360);MOD(540-DEGREES(ACOS(((SIN(RADIANS([.$B$3]))*COS(RADIANS([.AD222])))-SIN(RADIANS([.T222])))/(COS(RADIANS([.$B$3]))*SIN(RADIANS([.AD222])))));360))" office:value-type="float" office:value="324.040778570623" calcext:value-type="float">
            <text:p>324.04077857062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2]+0.1/24" office:value-type="time" office:time-value="PT22H12M00S" calcext:value-type="time">
            <text:p>22:12:00</text:p>
          </table:table-cell>
          <table:table-cell table:style-name="ce11" table:formula="of:=[.D223]+2415018.5+[.E223]-[.$B$5]/24" office:value-type="float" office:value="2451776.38333333" calcext:value-type="float">
            <text:p>2451776.38</text:p>
          </table:table-cell>
          <table:table-cell table:style-name="ce13" table:formula="of:=([.F223]-2451545)/36525" office:value-type="float" office:value="0.00633493041295831" calcext:value-type="float">
            <text:p>0.00633493</text:p>
          </table:table-cell>
          <table:table-cell/>
          <table:table-cell table:style-name="ce3" table:formula="of:=MOD(280.46646+[.G223]*(36000.76983+[.G223]*0.0003032);360)" office:value-type="float" office:value="148.528831698147" calcext:value-type="float">
            <text:p>148.528831698147</text:p>
          </table:table-cell>
          <table:table-cell table:style-name="ce3" table:formula="of:=357.52911+[.G223]*(35999.05029-0.0001537*[.G223])" office:value-type="float" office:value="585.580588513569" calcext:value-type="float">
            <text:p>585.580588513569</text:p>
          </table:table-cell>
          <table:table-cell table:style-name="ce3" table:formula="of:=0.016708634-[.G223]*(0.000042037+0.0000001267*[.G223])" office:value-type="float" office:value="0.0167083676934456" calcext:value-type="float">
            <text:p>0.016708367693446</text:p>
          </table:table-cell>
          <table:table-cell table:style-name="ce3" table:formula="of:=SIN(RADIANS([.J223]))*(1.914602-[.G223]*(0.004817+0.000014*[.G223]))+SIN(RADIANS(2*[.J223]))*(0.019993-0.000101*[.G223])+SIN(RADIANS(3*[.J223]))*0.000289" office:value-type="float" office:value="-1.34766489975955" calcext:value-type="float">
            <text:p>-1.34766489975955</text:p>
          </table:table-cell>
          <table:table-cell table:style-name="ce3" table:formula="of:=[.I223]+[.L223]" office:value-type="float" office:value="147.181166798387" calcext:value-type="float">
            <text:p>147.181166798387</text:p>
          </table:table-cell>
          <table:table-cell table:style-name="ce3" table:formula="of:=[.J223]+[.L223]" office:value-type="float" office:value="584.232923613809" calcext:value-type="float">
            <text:p>584.232923613809</text:p>
          </table:table-cell>
          <table:table-cell table:style-name="ce3" table:formula="of:=(1.000001018*(1-[.K223]*[.K223]))/(1+[.K223]*COS(RADIANS([.N223])))" office:value-type="float" office:value="1.01183524685358" calcext:value-type="float">
            <text:p>1.01183524685358</text:p>
          </table:table-cell>
          <table:table-cell table:style-name="ce3" table:formula="of:=[.M223]-0.00569-0.00478*SIN(RADIANS(125.04-1934.136*[.G223]))" office:value-type="float" office:value="147.171069884733" calcext:value-type="float">
            <text:p>147.171069884733</text:p>
          </table:table-cell>
          <table:table-cell table:style-name="ce3" table:formula="of:=23+(26+((21.448-[.G223]*(46.815+[.G223]*(0.00059-[.G223]*0.001813))))/60)/60" office:value-type="float" office:value="23.4392087306137" calcext:value-type="float">
            <text:p>23.4392087306137</text:p>
          </table:table-cell>
          <table:table-cell table:style-name="ce3" table:formula="of:=[.Q223]+0.00256*COS(RADIANS(125.04-1934.136*[.G223]))" office:value-type="float" office:value="23.4382172104199" calcext:value-type="float">
            <text:p>23.4382172104199</text:p>
          </table:table-cell>
          <table:table-cell table:style-name="ce3" table:formula="of:=DEGREES(ATAN2(COS(RADIANS([.P223]));COS(RADIANS([.R223]))*SIN(RADIANS([.P223]))))" office:value-type="float" office:value="149.37711785487" calcext:value-type="float">
            <text:p>149.37711785487</text:p>
          </table:table-cell>
          <table:table-cell table:style-name="ce3" table:formula="of:=DEGREES(ASIN(SIN(RADIANS([.R223]))*SIN(RADIANS([.P223]))))" office:value-type="float" office:value="12.4529968353822" calcext:value-type="float">
            <text:p>12.4529968353822</text:p>
          </table:table-cell>
          <table:table-cell table:style-name="ce3" table:formula="of:=TAN(RADIANS([.R223]/2))*TAN(RADIANS([.R223]/2))" office:value-type="float" office:value="0.043030473836426" calcext:value-type="float">
            <text:p>0.043030473836426</text:p>
          </table:table-cell>
          <table:table-cell table:formula="of:=4*DEGREES([.U223]*SIN(2*RADIANS([.I223]))-2*[.K223]*SIN(RADIANS([.J223]))+4*[.K223]*[.U223]*SIN(RADIANS([.J223]))*COS(2*RADIANS([.I223]))-0.5*[.U223]*[.U223]*SIN(4*RADIANS([.I223]))-1.25*[.K223]*[.K223]*SIN(2*RADIANS([.J223])))" office:value-type="float" office:value="-3.4346510872543" calcext:value-type="float">
            <text:p>-3.4346510872543</text:p>
          </table:table-cell>
          <table:table-cell table:style-name="ce3" table:formula="of:=DEGREES(ACOS(COS(RADIANS(90.833))/(COS(RADIANS([.$B$3]))*COS(RADIANS([.T223])))-TAN(RADIANS([.$B$3]))*TAN(RADIANS([.T223]))))" office:value-type="float" office:value="104.518966922813" calcext:value-type="float">
            <text:p>104.518966922813</text:p>
          </table:table-cell>
          <table:table-cell table:style-name="ce9" table:formula="of:=(720-4*[.$B$4]-[.V223]+[.$B$5]*60)/1440" office:value-type="time" office:time-value="PT12H18M57.449465235S" calcext:value-type="time">
            <text:p>12:18:57</text:p>
          </table:table-cell>
          <table:table-cell table:style-name="ce9" table:formula="of:=[.X223]-[.W223]*4/1440" office:value-type="time" office:time-value="PT05H20M52.89740376S" calcext:value-type="time">
            <text:p>5:20:52</text:p>
          </table:table-cell>
          <table:table-cell table:style-name="ce9" table:formula="of:=[.X223]+[.W223]*4/1440" office:value-type="time" office:time-value="PT19H17M02.00152671S" calcext:value-type="time">
            <text:p>19:17:02</text:p>
          </table:table-cell>
          <table:table-cell table:style-name="ce15" table:formula="of:=8*[.W223]" office:value-type="float" office:value="836.151735382501" calcext:value-type="float">
            <text:p>836.151735382501</text:p>
          </table:table-cell>
          <table:table-cell table:style-name="ce3" table:formula="of:=MOD([.E223]*1440+[.V223]+4*[.$B$4]-60*[.$B$5];1440)" office:value-type="float" office:value="1313.04250891274" calcext:value-type="float">
            <text:p>1313.04250891274</text:p>
          </table:table-cell>
          <table:table-cell table:style-name="ce3" table:formula="of:=IF([.AB223]/4&lt;0;[.AB223]/4+180;[.AB223]/4-180)" office:value-type="float" office:value="148.260627228186" calcext:value-type="float">
            <text:p>148.260627228186</text:p>
          </table:table-cell>
          <table:table-cell table:style-name="ce3" table:formula="of:=DEGREES(ACOS(SIN(RADIANS([.$B$3]))*SIN(RADIANS([.T223]))+COS(RADIANS([.$B$3]))*COS(RADIANS([.T223]))*COS(RADIANS([.AC223]))))" office:value-type="float" office:value="114.887750198985" calcext:value-type="float">
            <text:p>114.887750198985</text:p>
          </table:table-cell>
          <table:table-cell table:style-name="ce3" table:formula="of:=90-[.AD223]" office:value-type="float" office:value="-24.8877501989852" calcext:value-type="float">
            <text:p>-24.8877501989852</text:p>
          </table:table-cell>
          <table:table-cell table:style-name="ce3" table:formula="of:=IF([.AE223]&gt;85;0;IF([.AE223]&gt;5;58.1/TAN(RADIANS([.AE223]))-0.07/POWER(TAN(RADIANS([.AE223]));3)+0.000086/POWER(TAN(RADIANS([.AE223]));5);IF([.AE223]&gt;-0.575;1735+[.AE223]*(-518.2+[.AE223]*(103.4+[.AE223]*(-12.79+[.AE223]*0.711)));-20.772/TAN(RADIANS([.AE223])))))/3600" office:value-type="float" office:value="0.0124373630850597" calcext:value-type="float">
            <text:p>0.01243736308506</text:p>
          </table:table-cell>
          <table:table-cell table:style-name="ce3" table:formula="of:=[.AE223]+[.AF223]" office:value-type="float" office:value="-24.8753128359001" calcext:value-type="float">
            <text:p>-24.8753128359001</text:p>
          </table:table-cell>
          <table:table-cell table:style-name="ce3" table:formula="of:=IF([.AC223]&gt;0;MOD(DEGREES(ACOS(((SIN(RADIANS([.$B$3]))*COS(RADIANS([.AD223])))-SIN(RADIANS([.T223])))/(COS(RADIANS([.$B$3]))*SIN(RADIANS([.AD223])))))+180;360);MOD(540-DEGREES(ACOS(((SIN(RADIANS([.$B$3]))*COS(RADIANS([.AD223])))-SIN(RADIANS([.T223])))/(COS(RADIANS([.$B$3]))*SIN(RADIANS([.AD223])))));360))" office:value-type="float" office:value="325.509699773397" calcext:value-type="float">
            <text:p>325.50969977339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3]+0.1/24" office:value-type="time" office:time-value="PT22H18M00S" calcext:value-type="time">
            <text:p>22:18:00</text:p>
          </table:table-cell>
          <table:table-cell table:style-name="ce11" table:formula="of:=[.D224]+2415018.5+[.E224]-[.$B$5]/24" office:value-type="float" office:value="2451776.3875" calcext:value-type="float">
            <text:p>2451776.39</text:p>
          </table:table-cell>
          <table:table-cell table:style-name="ce13" table:formula="of:=([.F224]-2451545)/36525" office:value-type="float" office:value="0.00633504449008039" calcext:value-type="float">
            <text:p>0.00633504</text:p>
          </table:table-cell>
          <table:table-cell/>
          <table:table-cell table:style-name="ce3" table:formula="of:=MOD(280.46646+[.G224]*(36000.76983+[.G224]*0.0003032);360)" office:value-type="float" office:value="148.532938562362" calcext:value-type="float">
            <text:p>148.532938562362</text:p>
          </table:table-cell>
          <table:table-cell table:style-name="ce3" table:formula="of:=357.52911+[.G224]*(35999.05029-0.0001537*[.G224])" office:value-type="float" office:value="585.584695181623" calcext:value-type="float">
            <text:p>585.584695181623</text:p>
          </table:table-cell>
          <table:table-cell table:style-name="ce3" table:formula="of:=0.016708634-[.G224]*(0.000042037+0.0000001267*[.G224])" office:value-type="float" office:value="0.0167083676886499" calcext:value-type="float">
            <text:p>0.01670836768865</text:p>
          </table:table-cell>
          <table:table-cell table:style-name="ce3" table:formula="of:=SIN(RADIANS([.J224]))*(1.914602-[.G224]*(0.004817+0.000014*[.G224]))+SIN(RADIANS(2*[.J224]))*(0.019993-0.000101*[.G224])+SIN(RADIANS(3*[.J224]))*0.000289" office:value-type="float" office:value="-1.34776095457597" calcext:value-type="float">
            <text:p>-1.34776095457597</text:p>
          </table:table-cell>
          <table:table-cell table:style-name="ce3" table:formula="of:=[.I224]+[.L224]" office:value-type="float" office:value="147.185177607786" calcext:value-type="float">
            <text:p>147.185177607786</text:p>
          </table:table-cell>
          <table:table-cell table:style-name="ce3" table:formula="of:=[.J224]+[.L224]" office:value-type="float" office:value="584.236934227047" calcext:value-type="float">
            <text:p>584.236934227047</text:p>
          </table:table-cell>
          <table:table-cell table:style-name="ce3" table:formula="of:=(1.000001018*(1-[.K224]*[.K224]))/(1+[.K224]*COS(RADIANS([.N224])))" office:value-type="float" office:value="1.01183441130498" calcext:value-type="float">
            <text:p>1.01183441130498</text:p>
          </table:table-cell>
          <table:table-cell table:style-name="ce3" table:formula="of:=[.M224]-0.00569-0.00478*SIN(RADIANS(125.04-1934.136*[.G224]))" office:value-type="float" office:value="147.175080687003" calcext:value-type="float">
            <text:p>147.175080687003</text:p>
          </table:table-cell>
          <table:table-cell table:style-name="ce3" table:formula="of:=23+(26+((21.448-[.G224]*(46.815+[.G224]*(0.00059-[.G224]*0.001813))))/60)/60" office:value-type="float" office:value="23.4392087291303" calcext:value-type="float">
            <text:p>23.4392087291303</text:p>
          </table:table-cell>
          <table:table-cell table:style-name="ce3" table:formula="of:=[.Q224]+0.00256*COS(RADIANS(125.04-1934.136*[.G224]))" office:value-type="float" office:value="23.4382172180253" calcext:value-type="float">
            <text:p>23.4382172180253</text:p>
          </table:table-cell>
          <table:table-cell table:style-name="ce3" table:formula="of:=DEGREES(ATAN2(COS(RADIANS([.P224]));COS(RADIANS([.R224]))*SIN(RADIANS([.P224]))))" office:value-type="float" office:value="149.380977163747" calcext:value-type="float">
            <text:p>149.380977163747</text:p>
          </table:table-cell>
          <table:table-cell table:style-name="ce3" table:formula="of:=DEGREES(ASIN(SIN(RADIANS([.R224]))*SIN(RADIANS([.P224]))))" office:value-type="float" office:value="12.4516239631079" calcext:value-type="float">
            <text:p>12.4516239631079</text:p>
          </table:table-cell>
          <table:table-cell table:style-name="ce3" table:formula="of:=TAN(RADIANS([.R224]/2))*TAN(RADIANS([.R224]/2))" office:value-type="float" office:value="0.043030473865146" calcext:value-type="float">
            <text:p>0.043030473865146</text:p>
          </table:table-cell>
          <table:table-cell table:formula="of:=4*DEGREES([.U224]*SIN(2*RADIANS([.I224]))-2*[.K224]*SIN(RADIANS([.J224]))+4*[.K224]*[.U224]*SIN(RADIANS([.J224]))*COS(2*RADIANS([.I224]))-0.5*[.U224]*[.U224]*SIN(4*RADIANS([.I224]))-1.25*[.K224]*[.K224]*SIN(2*RADIANS([.J224])))" office:value-type="float" office:value="-3.43366297660079" calcext:value-type="float">
            <text:p>-3.43366297660079</text:p>
          </table:table-cell>
          <table:table-cell table:style-name="ce3" table:formula="of:=DEGREES(ACOS(COS(RADIANS(90.833))/(COS(RADIANS([.$B$3]))*COS(RADIANS([.T224])))-TAN(RADIANS([.$B$3]))*TAN(RADIANS([.T224]))))" office:value-type="float" office:value="104.51741627574" calcext:value-type="float">
            <text:p>104.51741627574</text:p>
          </table:table-cell>
          <table:table-cell table:style-name="ce9" table:formula="of:=(720-4*[.$B$4]-[.V224]+[.$B$5]*60)/1440" office:value-type="time" office:time-value="PT12H18M57.390178596S" calcext:value-type="time">
            <text:p>12:18:57</text:p>
          </table:table-cell>
          <table:table-cell table:style-name="ce9" table:formula="of:=[.X224]-[.W224]*4/1440" office:value-type="time" office:time-value="PT05H20M53.210272418S" calcext:value-type="time">
            <text:p>5:20:53</text:p>
          </table:table-cell>
          <table:table-cell table:style-name="ce9" table:formula="of:=[.X224]+[.W224]*4/1440" office:value-type="time" office:time-value="PT19H17M01.570084774S" calcext:value-type="time">
            <text:p>19:17:01</text:p>
          </table:table-cell>
          <table:table-cell table:style-name="ce15" table:formula="of:=8*[.W224]" office:value-type="float" office:value="836.139330205922" calcext:value-type="float">
            <text:p>836.139330205922</text:p>
          </table:table-cell>
          <table:table-cell table:style-name="ce3" table:formula="of:=MOD([.E224]*1440+[.V224]+4*[.$B$4]-60*[.$B$5];1440)" office:value-type="float" office:value="1319.0434970234" calcext:value-type="float">
            <text:p>1319.0434970234</text:p>
          </table:table-cell>
          <table:table-cell table:style-name="ce3" table:formula="of:=IF([.AB224]/4&lt;0;[.AB224]/4+180;[.AB224]/4-180)" office:value-type="float" office:value="149.760874255849" calcext:value-type="float">
            <text:p>149.760874255849</text:p>
          </table:table-cell>
          <table:table-cell table:style-name="ce3" table:formula="of:=DEGREES(ACOS(SIN(RADIANS([.$B$3]))*SIN(RADIANS([.T224]))+COS(RADIANS([.$B$3]))*COS(RADIANS([.T224]))*COS(RADIANS([.AC224]))))" office:value-type="float" office:value="115.467230532531" calcext:value-type="float">
            <text:p>115.467230532531</text:p>
          </table:table-cell>
          <table:table-cell table:style-name="ce3" table:formula="of:=90-[.AD224]" office:value-type="float" office:value="-25.4672305325308" calcext:value-type="float">
            <text:p>-25.4672305325308</text:p>
          </table:table-cell>
          <table:table-cell table:style-name="ce3" table:formula="of:=IF([.AE224]&gt;85;0;IF([.AE224]&gt;5;58.1/TAN(RADIANS([.AE224]))-0.07/POWER(TAN(RADIANS([.AE224]));3)+0.000086/POWER(TAN(RADIANS([.AE224]));5);IF([.AE224]&gt;-0.575;1735+[.AE224]*(-518.2+[.AE224]*(103.4+[.AE224]*(-12.79+[.AE224]*0.711)));-20.772/TAN(RADIANS([.AE224])))))/3600" office:value-type="float" office:value="0.0121148834319463" calcext:value-type="float">
            <text:p>0.012114883431946</text:p>
          </table:table-cell>
          <table:table-cell table:style-name="ce3" table:formula="of:=[.AE224]+[.AF224]" office:value-type="float" office:value="-25.4551156490988" calcext:value-type="float">
            <text:p>-25.4551156490988</text:p>
          </table:table-cell>
          <table:table-cell table:style-name="ce3" table:formula="of:=IF([.AC224]&gt;0;MOD(DEGREES(ACOS(((SIN(RADIANS([.$B$3]))*COS(RADIANS([.AD224])))-SIN(RADIANS([.T224])))/(COS(RADIANS([.$B$3]))*SIN(RADIANS([.AD224])))))+180;360);MOD(540-DEGREES(ACOS(((SIN(RADIANS([.$B$3]))*COS(RADIANS([.AD224])))-SIN(RADIANS([.T224])))/(COS(RADIANS([.$B$3]))*SIN(RADIANS([.AD224])))));360))" office:value-type="float" office:value="326.996435381007" calcext:value-type="float">
            <text:p>326.99643538100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4]+0.1/24" office:value-type="time" office:time-value="PT22H24M00S" calcext:value-type="time">
            <text:p>22:24:00</text:p>
          </table:table-cell>
          <table:table-cell table:style-name="ce11" table:formula="of:=[.D225]+2415018.5+[.E225]-[.$B$5]/24" office:value-type="float" office:value="2451776.39166667" calcext:value-type="float">
            <text:p>2451776.39</text:p>
          </table:table-cell>
          <table:table-cell table:style-name="ce13" table:formula="of:=([.F225]-2451545)/36525" office:value-type="float" office:value="0.00633515856718972" calcext:value-type="float">
            <text:p>0.00633516</text:p>
          </table:table-cell>
          <table:table-cell/>
          <table:table-cell table:style-name="ce3" table:formula="of:=MOD(280.46646+[.G225]*(36000.76983+[.G225]*0.0003032);360)" office:value-type="float" office:value="148.537045426118" calcext:value-type="float">
            <text:p>148.537045426118</text:p>
          </table:table-cell>
          <table:table-cell table:style-name="ce3" table:formula="of:=357.52911+[.G225]*(35999.05029-0.0001537*[.G225])" office:value-type="float" office:value="585.588801849219" calcext:value-type="float">
            <text:p>585.588801849219</text:p>
          </table:table-cell>
          <table:table-cell table:style-name="ce3" table:formula="of:=0.016708634-[.G225]*(0.000042037+0.0000001267*[.G225])" office:value-type="float" office:value="0.0167083676838543" calcext:value-type="float">
            <text:p>0.016708367683854</text:p>
          </table:table-cell>
          <table:table-cell table:style-name="ce3" table:formula="of:=SIN(RADIANS([.J225]))*(1.914602-[.G225]*(0.004817+0.000014*[.G225]))+SIN(RADIANS(2*[.J225]))*(0.019993-0.000101*[.G225])+SIN(RADIANS(3*[.J225]))*0.000289" office:value-type="float" office:value="-1.34785700275768" calcext:value-type="float">
            <text:p>-1.34785700275768</text:p>
          </table:table-cell>
          <table:table-cell table:style-name="ce3" table:formula="of:=[.I225]+[.L225]" office:value-type="float" office:value="147.189188423361" calcext:value-type="float">
            <text:p>147.189188423361</text:p>
          </table:table-cell>
          <table:table-cell table:style-name="ce3" table:formula="of:=[.J225]+[.L225]" office:value-type="float" office:value="584.240944846461" calcext:value-type="float">
            <text:p>584.240944846461</text:p>
          </table:table-cell>
          <table:table-cell table:style-name="ce3" table:formula="of:=(1.000001018*(1-[.K225]*[.K225]))/(1+[.K225]*COS(RADIANS([.N225])))" office:value-type="float" office:value="1.01183357569641" calcext:value-type="float">
            <text:p>1.01183357569641</text:p>
          </table:table-cell>
          <table:table-cell table:style-name="ce3" table:formula="of:=[.M225]-0.00569-0.00478*SIN(RADIANS(125.04-1934.136*[.G225]))" office:value-type="float" office:value="147.179091495448" calcext:value-type="float">
            <text:p>147.179091495448</text:p>
          </table:table-cell>
          <table:table-cell table:style-name="ce3" table:formula="of:=23+(26+((21.448-[.G225]*(46.815+[.G225]*(0.00059-[.G225]*0.001813))))/60)/60" office:value-type="float" office:value="23.4392087276468" calcext:value-type="float">
            <text:p>23.4392087276468</text:p>
          </table:table-cell>
          <table:table-cell table:style-name="ce3" table:formula="of:=[.Q225]+0.00256*COS(RADIANS(125.04-1934.136*[.G225]))" office:value-type="float" office:value="23.4382172256307" calcext:value-type="float">
            <text:p>23.4382172256307</text:p>
          </table:table-cell>
          <table:table-cell table:style-name="ce3" table:formula="of:=DEGREES(ATAN2(COS(RADIANS([.P225]));COS(RADIANS([.R225]))*SIN(RADIANS([.P225]))))" office:value-type="float" office:value="149.384836437726" calcext:value-type="float">
            <text:p>149.384836437726</text:p>
          </table:table-cell>
          <table:table-cell table:style-name="ce3" table:formula="of:=DEGREES(ASIN(SIN(RADIANS([.R225]))*SIN(RADIANS([.P225]))))" office:value-type="float" office:value="12.4502510339876" calcext:value-type="float">
            <text:p>12.4502510339876</text:p>
          </table:table-cell>
          <table:table-cell table:style-name="ce3" table:formula="of:=TAN(RADIANS([.R225]/2))*TAN(RADIANS([.R225]/2))" office:value-type="float" office:value="0.043030473893866" calcext:value-type="float">
            <text:p>0.043030473893866</text:p>
          </table:table-cell>
          <table:table-cell table:formula="of:=4*DEGREES([.U225]*SIN(2*RADIANS([.I225]))-2*[.K225]*SIN(RADIANS([.J225]))+4*[.K225]*[.U225]*SIN(RADIANS([.J225]))*COS(2*RADIANS([.I225]))-0.5*[.U225]*[.U225]*SIN(4*RADIANS([.I225]))-1.25*[.K225]*[.K225]*SIN(2*RADIANS([.J225])))" office:value-type="float" office:value="-3.43267472911346" calcext:value-type="float">
            <text:p>-3.43267472911346</text:p>
          </table:table-cell>
          <table:table-cell table:style-name="ce3" table:formula="of:=DEGREES(ACOS(COS(RADIANS(90.833))/(COS(RADIANS([.$B$3]))*COS(RADIANS([.T225])))-TAN(RADIANS([.$B$3]))*TAN(RADIANS([.T225]))))" office:value-type="float" office:value="104.515865592467" calcext:value-type="float">
            <text:p>104.515865592467</text:p>
          </table:table-cell>
          <table:table-cell table:style-name="ce9" table:formula="of:=(720-4*[.$B$4]-[.V225]+[.$B$5]*60)/1440" office:value-type="time" office:time-value="PT12H18M57.330883747S" calcext:value-type="time">
            <text:p>12:18:57</text:p>
          </table:table-cell>
          <table:table-cell table:style-name="ce9" table:formula="of:=[.X225]-[.W225]*4/1440" office:value-type="time" office:time-value="PT05H20M53.523141555S" calcext:value-type="time">
            <text:p>5:20:53</text:p>
          </table:table-cell>
          <table:table-cell table:style-name="ce9" table:formula="of:=[.X225]+[.W225]*4/1440" office:value-type="time" office:time-value="PT19H17M01.138625939S" calcext:value-type="time">
            <text:p>19:17:01</text:p>
          </table:table-cell>
          <table:table-cell table:style-name="ce15" table:formula="of:=8*[.W225]" office:value-type="float" office:value="836.126924739735" calcext:value-type="float">
            <text:p>836.126924739735</text:p>
          </table:table-cell>
          <table:table-cell table:style-name="ce3" table:formula="of:=MOD([.E225]*1440+[.V225]+4*[.$B$4]-60*[.$B$5];1440)" office:value-type="float" office:value="1325.04448527088" calcext:value-type="float">
            <text:p>1325.04448527088</text:p>
          </table:table-cell>
          <table:table-cell table:style-name="ce3" table:formula="of:=IF([.AB225]/4&lt;0;[.AB225]/4+180;[.AB225]/4-180)" office:value-type="float" office:value="151.261121317721" calcext:value-type="float">
            <text:p>151.261121317721</text:p>
          </table:table-cell>
          <table:table-cell table:style-name="ce3" table:formula="of:=DEGREES(ACOS(SIN(RADIANS([.$B$3]))*SIN(RADIANS([.T225]))+COS(RADIANS([.$B$3]))*COS(RADIANS([.T225]))*COS(RADIANS([.AC225]))))" office:value-type="float" office:value="116.023935117857" calcext:value-type="float">
            <text:p>116.023935117857</text:p>
          </table:table-cell>
          <table:table-cell table:style-name="ce3" table:formula="of:=90-[.AD225]" office:value-type="float" office:value="-26.0239351178567" calcext:value-type="float">
            <text:p>-26.0239351178567</text:p>
          </table:table-cell>
          <table:table-cell table:style-name="ce3" table:formula="of:=IF([.AE225]&gt;85;0;IF([.AE225]&gt;5;58.1/TAN(RADIANS([.AE225]))-0.07/POWER(TAN(RADIANS([.AE225]));3)+0.000086/POWER(TAN(RADIANS([.AE225]));5);IF([.AE225]&gt;-0.575;1735+[.AE225]*(-518.2+[.AE225]*(103.4+[.AE225]*(-12.79+[.AE225]*0.711)));-20.772/TAN(RADIANS([.AE225])))))/3600" office:value-type="float" office:value="0.0118177208008861" calcext:value-type="float">
            <text:p>0.011817720800886</text:p>
          </table:table-cell>
          <table:table-cell table:style-name="ce3" table:formula="of:=[.AE225]+[.AF225]" office:value-type="float" office:value="-26.0121173970558" calcext:value-type="float">
            <text:p>-26.0121173970558</text:p>
          </table:table-cell>
          <table:table-cell table:style-name="ce3" table:formula="of:=IF([.AC225]&gt;0;MOD(DEGREES(ACOS(((SIN(RADIANS([.$B$3]))*COS(RADIANS([.AD225])))-SIN(RADIANS([.T225])))/(COS(RADIANS([.$B$3]))*SIN(RADIANS([.AD225])))))+180;360);MOD(540-DEGREES(ACOS(((SIN(RADIANS([.$B$3]))*COS(RADIANS([.AD225])))-SIN(RADIANS([.T225])))/(COS(RADIANS([.$B$3]))*SIN(RADIANS([.AD225])))));360))" office:value-type="float" office:value="328.500854476919" calcext:value-type="float">
            <text:p>328.50085447691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5]+0.1/24" office:value-type="time" office:time-value="PT22H30M00S" calcext:value-type="time">
            <text:p>22:30:00</text:p>
          </table:table-cell>
          <table:table-cell table:style-name="ce11" table:formula="of:=[.D226]+2415018.5+[.E226]-[.$B$5]/24" office:value-type="float" office:value="2451776.39583333" calcext:value-type="float">
            <text:p>2451776.40</text:p>
          </table:table-cell>
          <table:table-cell table:style-name="ce13" table:formula="of:=([.F226]-2451545)/36525" office:value-type="float" office:value="0.0063352726443118" calcext:value-type="float">
            <text:p>0.00633527</text:p>
          </table:table-cell>
          <table:table-cell/>
          <table:table-cell table:style-name="ce3" table:formula="of:=MOD(280.46646+[.G226]*(36000.76983+[.G226]*0.0003032);360)" office:value-type="float" office:value="148.541152290334" calcext:value-type="float">
            <text:p>148.541152290334</text:p>
          </table:table-cell>
          <table:table-cell table:style-name="ce3" table:formula="of:=357.52911+[.G226]*(35999.05029-0.0001537*[.G226])" office:value-type="float" office:value="585.592908517273" calcext:value-type="float">
            <text:p>585.592908517273</text:p>
          </table:table-cell>
          <table:table-cell table:style-name="ce3" table:formula="of:=0.016708634-[.G226]*(0.000042037+0.0000001267*[.G226])" office:value-type="float" office:value="0.0167083676790587" calcext:value-type="float">
            <text:p>0.016708367679059</text:p>
          </table:table-cell>
          <table:table-cell table:style-name="ce3" table:formula="of:=SIN(RADIANS([.J226]))*(1.914602-[.G226]*(0.004817+0.000014*[.G226]))+SIN(RADIANS(2*[.J226]))*(0.019993-0.000101*[.G226])+SIN(RADIANS(3*[.J226]))*0.000289" office:value-type="float" office:value="-1.34795304432566" calcext:value-type="float">
            <text:p>-1.34795304432566</text:p>
          </table:table-cell>
          <table:table-cell table:style-name="ce3" table:formula="of:=[.I226]+[.L226]" office:value-type="float" office:value="147.193199246008" calcext:value-type="float">
            <text:p>147.193199246008</text:p>
          </table:table-cell>
          <table:table-cell table:style-name="ce3" table:formula="of:=[.J226]+[.L226]" office:value-type="float" office:value="584.244955472947" calcext:value-type="float">
            <text:p>584.244955472947</text:p>
          </table:table-cell>
          <table:table-cell table:style-name="ce3" table:formula="of:=(1.000001018*(1-[.K226]*[.K226]))/(1+[.K226]*COS(RADIANS([.N226])))" office:value-type="float" office:value="1.01183274002768" calcext:value-type="float">
            <text:p>1.01183274002768</text:p>
          </table:table-cell>
          <table:table-cell table:style-name="ce3" table:formula="of:=[.M226]-0.00569-0.00478*SIN(RADIANS(125.04-1934.136*[.G226]))" office:value-type="float" office:value="147.183102310966" calcext:value-type="float">
            <text:p>147.183102310966</text:p>
          </table:table-cell>
          <table:table-cell table:style-name="ce3" table:formula="of:=23+(26+((21.448-[.G226]*(46.815+[.G226]*(0.00059-[.G226]*0.001813))))/60)/60" office:value-type="float" office:value="23.4392087261633" calcext:value-type="float">
            <text:p>23.4392087261633</text:p>
          </table:table-cell>
          <table:table-cell table:style-name="ce3" table:formula="of:=[.Q226]+0.00256*COS(RADIANS(125.04-1934.136*[.G226]))" office:value-type="float" office:value="23.4382172332361" calcext:value-type="float">
            <text:p>23.4382172332361</text:p>
          </table:table-cell>
          <table:table-cell table:style-name="ce3" table:formula="of:=DEGREES(ATAN2(COS(RADIANS([.P226]));COS(RADIANS([.R226]))*SIN(RADIANS([.P226]))))" office:value-type="float" office:value="149.388695677676" calcext:value-type="float">
            <text:p>149.388695677676</text:p>
          </table:table-cell>
          <table:table-cell table:style-name="ce3" table:formula="of:=DEGREES(ASIN(SIN(RADIANS([.R226]))*SIN(RADIANS([.P226]))))" office:value-type="float" office:value="12.4488780477209" calcext:value-type="float">
            <text:p>12.4488780477209</text:p>
          </table:table-cell>
          <table:table-cell table:style-name="ce3" table:formula="of:=TAN(RADIANS([.R226]/2))*TAN(RADIANS([.R226]/2))" office:value-type="float" office:value="0.0430304739225861" calcext:value-type="float">
            <text:p>0.043030473922586</text:p>
          </table:table-cell>
          <table:table-cell table:formula="of:=4*DEGREES([.U226]*SIN(2*RADIANS([.I226]))-2*[.K226]*SIN(RADIANS([.J226]))+4*[.K226]*[.U226]*SIN(RADIANS([.J226]))*COS(2*RADIANS([.I226]))-0.5*[.U226]*[.U226]*SIN(4*RADIANS([.I226]))-1.25*[.K226]*[.K226]*SIN(2*RADIANS([.J226])))" office:value-type="float" office:value="-3.4316863445864" calcext:value-type="float">
            <text:p>-3.4316863445864</text:p>
          </table:table-cell>
          <table:table-cell table:style-name="ce3" table:formula="of:=DEGREES(ACOS(COS(RADIANS(90.833))/(COS(RADIANS([.$B$3]))*COS(RADIANS([.T226])))-TAN(RADIANS([.$B$3]))*TAN(RADIANS([.T226]))))" office:value-type="float" office:value="104.514314872653" calcext:value-type="float">
            <text:p>104.514314872653</text:p>
          </table:table-cell>
          <table:table-cell table:style-name="ce9" table:formula="of:=(720-4*[.$B$4]-[.V226]+[.$B$5]*60)/1440" office:value-type="time" office:time-value="PT12H18M57.271580675S" calcext:value-type="time">
            <text:p>12:18:57</text:p>
          </table:table-cell>
          <table:table-cell table:style-name="ce9" table:formula="of:=[.X226]-[.W226]*4/1440" office:value-type="time" office:time-value="PT05H20M53.836011239S" calcext:value-type="time">
            <text:p>5:20:53</text:p>
          </table:table-cell>
          <table:table-cell table:style-name="ce9" table:formula="of:=[.X226]+[.W226]*4/1440" office:value-type="time" office:time-value="PT19H17M00.707150112S" calcext:value-type="time">
            <text:p>19:17:00</text:p>
          </table:table-cell>
          <table:table-cell table:style-name="ce15" table:formula="of:=8*[.W226]" office:value-type="float" office:value="836.114518981221" calcext:value-type="float">
            <text:p>836.114518981221</text:p>
          </table:table-cell>
          <table:table-cell table:style-name="ce3" table:formula="of:=MOD([.E226]*1440+[.V226]+4*[.$B$4]-60*[.$B$5];1440)" office:value-type="float" office:value="1331.04547365541" calcext:value-type="float">
            <text:p>1331.04547365541</text:p>
          </table:table-cell>
          <table:table-cell table:style-name="ce3" table:formula="of:=IF([.AB226]/4&lt;0;[.AB226]/4+180;[.AB226]/4-180)" office:value-type="float" office:value="152.761368413853" calcext:value-type="float">
            <text:p>152.761368413853</text:p>
          </table:table-cell>
          <table:table-cell table:style-name="ce3" table:formula="of:=DEGREES(ACOS(SIN(RADIANS([.$B$3]))*SIN(RADIANS([.T226]))+COS(RADIANS([.$B$3]))*COS(RADIANS([.T226]))*COS(RADIANS([.AC226]))))" office:value-type="float" office:value="116.55721076471" calcext:value-type="float">
            <text:p>116.55721076471</text:p>
          </table:table-cell>
          <table:table-cell table:style-name="ce3" table:formula="of:=90-[.AD226]" office:value-type="float" office:value="-26.5572107647096" calcext:value-type="float">
            <text:p>-26.5572107647096</text:p>
          </table:table-cell>
          <table:table-cell table:style-name="ce3" table:formula="of:=IF([.AE226]&gt;85;0;IF([.AE226]&gt;5;58.1/TAN(RADIANS([.AE226]))-0.07/POWER(TAN(RADIANS([.AE226]));3)+0.000086/POWER(TAN(RADIANS([.AE226]));5);IF([.AE226]&gt;-0.575;1735+[.AE226]*(-518.2+[.AE226]*(103.4+[.AE226]*(-12.79+[.AE226]*0.711)));-20.772/TAN(RADIANS([.AE226])))))/3600" office:value-type="float" office:value="0.0115439489439337" calcext:value-type="float">
            <text:p>0.011543948943934</text:p>
          </table:table-cell>
          <table:table-cell table:style-name="ce3" table:formula="of:=[.AE226]+[.AF226]" office:value-type="float" office:value="-26.5456668157657" calcext:value-type="float">
            <text:p>-26.5456668157657</text:p>
          </table:table-cell>
          <table:table-cell table:style-name="ce3" table:formula="of:=IF([.AC226]&gt;0;MOD(DEGREES(ACOS(((SIN(RADIANS([.$B$3]))*COS(RADIANS([.AD226])))-SIN(RADIANS([.T226])))/(COS(RADIANS([.$B$3]))*SIN(RADIANS([.AD226])))))+180;360);MOD(540-DEGREES(ACOS(((SIN(RADIANS([.$B$3]))*COS(RADIANS([.AD226])))-SIN(RADIANS([.T226])))/(COS(RADIANS([.$B$3]))*SIN(RADIANS([.AD226])))));360))" office:value-type="float" office:value="330.022757894859" calcext:value-type="float">
            <text:p>330.02275789485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6]+0.1/24" office:value-type="time" office:time-value="PT22H36M00S" calcext:value-type="time">
            <text:p>22:36:00</text:p>
          </table:table-cell>
          <table:table-cell table:style-name="ce11" table:formula="of:=[.D227]+2415018.5+[.E227]-[.$B$5]/24" office:value-type="float" office:value="2451776.4" calcext:value-type="float">
            <text:p>2451776.40</text:p>
          </table:table-cell>
          <table:table-cell table:style-name="ce13" table:formula="of:=([.F227]-2451545)/36525" office:value-type="float" office:value="0.00633538672143388" calcext:value-type="float">
            <text:p>0.00633539</text:p>
          </table:table-cell>
          <table:table-cell/>
          <table:table-cell table:style-name="ce3" table:formula="of:=MOD(280.46646+[.G227]*(36000.76983+[.G227]*0.0003032);360)" office:value-type="float" office:value="148.545259154549" calcext:value-type="float">
            <text:p>148.545259154549</text:p>
          </table:table-cell>
          <table:table-cell table:style-name="ce3" table:formula="of:=357.52911+[.G227]*(35999.05029-0.0001537*[.G227])" office:value-type="float" office:value="585.597015185327" calcext:value-type="float">
            <text:p>585.597015185327</text:p>
          </table:table-cell>
          <table:table-cell table:style-name="ce3" table:formula="of:=0.016708634-[.G227]*(0.000042037+0.0000001267*[.G227])" office:value-type="float" office:value="0.016708367674263" calcext:value-type="float">
            <text:p>0.016708367674263</text:p>
          </table:table-cell>
          <table:table-cell table:style-name="ce3" table:formula="of:=SIN(RADIANS([.J227]))*(1.914602-[.G227]*(0.004817+0.000014*[.G227]))+SIN(RADIANS(2*[.J227]))*(0.019993-0.000101*[.G227])+SIN(RADIANS(3*[.J227]))*0.000289" office:value-type="float" office:value="-1.34804907926869" calcext:value-type="float">
            <text:p>-1.34804907926869</text:p>
          </table:table-cell>
          <table:table-cell table:style-name="ce3" table:formula="of:=[.I227]+[.L227]" office:value-type="float" office:value="147.19721007528" calcext:value-type="float">
            <text:p>147.19721007528</text:p>
          </table:table-cell>
          <table:table-cell table:style-name="ce3" table:formula="of:=[.J227]+[.L227]" office:value-type="float" office:value="584.248966106059" calcext:value-type="float">
            <text:p>584.248966106059</text:p>
          </table:table-cell>
          <table:table-cell table:style-name="ce3" table:formula="of:=(1.000001018*(1-[.K227]*[.K227]))/(1+[.K227]*COS(RADIANS([.N227])))" office:value-type="float" office:value="1.0118319042989" calcext:value-type="float">
            <text:p>1.0118319042989</text:p>
          </table:table-cell>
          <table:table-cell table:style-name="ce3" table:formula="of:=[.M227]-0.00569-0.00478*SIN(RADIANS(125.04-1934.136*[.G227]))" office:value-type="float" office:value="147.18711313311" calcext:value-type="float">
            <text:p>147.18711313311</text:p>
          </table:table-cell>
          <table:table-cell table:style-name="ce3" table:formula="of:=23+(26+((21.448-[.G227]*(46.815+[.G227]*(0.00059-[.G227]*0.001813))))/60)/60" office:value-type="float" office:value="23.4392087246798" calcext:value-type="float">
            <text:p>23.4392087246798</text:p>
          </table:table-cell>
          <table:table-cell table:style-name="ce3" table:formula="of:=[.Q227]+0.00256*COS(RADIANS(125.04-1934.136*[.G227]))" office:value-type="float" office:value="23.4382172408415" calcext:value-type="float">
            <text:p>23.4382172408415</text:p>
          </table:table-cell>
          <table:table-cell table:style-name="ce3" table:formula="of:=DEGREES(ATAN2(COS(RADIANS([.P227]));COS(RADIANS([.R227]))*SIN(RADIANS([.P227]))))" office:value-type="float" office:value="149.392554883168" calcext:value-type="float">
            <text:p>149.392554883168</text:p>
          </table:table-cell>
          <table:table-cell table:style-name="ce3" table:formula="of:=DEGREES(ASIN(SIN(RADIANS([.R227]))*SIN(RADIANS([.P227]))))" office:value-type="float" office:value="12.4475050044675" calcext:value-type="float">
            <text:p>12.4475050044675</text:p>
          </table:table-cell>
          <table:table-cell table:style-name="ce3" table:formula="of:=TAN(RADIANS([.R227]/2))*TAN(RADIANS([.R227]/2))" office:value-type="float" office:value="0.0430304739513062" calcext:value-type="float">
            <text:p>0.043030473951306</text:p>
          </table:table-cell>
          <table:table-cell table:formula="of:=4*DEGREES([.U227]*SIN(2*RADIANS([.I227]))-2*[.K227]*SIN(RADIANS([.J227]))+4*[.K227]*[.U227]*SIN(RADIANS([.J227]))*COS(2*RADIANS([.I227]))-0.5*[.U227]*[.U227]*SIN(4*RADIANS([.I227]))-1.25*[.K227]*[.K227]*SIN(2*RADIANS([.J227])))" office:value-type="float" office:value="-3.43069782314498" calcext:value-type="float">
            <text:p>-3.43069782314498</text:p>
          </table:table-cell>
          <table:table-cell table:style-name="ce3" table:formula="of:=DEGREES(ACOS(COS(RADIANS(90.833))/(COS(RADIANS([.$B$3]))*COS(RADIANS([.T227])))-TAN(RADIANS([.$B$3]))*TAN(RADIANS([.T227]))))" office:value-type="float" office:value="104.512764116478" calcext:value-type="float">
            <text:p>104.512764116478</text:p>
          </table:table-cell>
          <table:table-cell table:style-name="ce9" table:formula="of:=(720-4*[.$B$4]-[.V227]+[.$B$5]*60)/1440" office:value-type="time" office:time-value="PT12H18M57.212269389S" calcext:value-type="time">
            <text:p>12:18:57</text:p>
          </table:table-cell>
          <table:table-cell table:style-name="ce9" table:formula="of:=[.X227]-[.W227]*4/1440" office:value-type="time" office:time-value="PT05H20M54.148881434S" calcext:value-type="time">
            <text:p>5:20:54</text:p>
          </table:table-cell>
          <table:table-cell table:style-name="ce9" table:formula="of:=[.X227]+[.W227]*4/1440" office:value-type="time" office:time-value="PT19H17M00.275657343S" calcext:value-type="time">
            <text:p>19:17:00</text:p>
          </table:table-cell>
          <table:table-cell table:style-name="ce15" table:formula="of:=8*[.W227]" office:value-type="float" office:value="836.102112931823" calcext:value-type="float">
            <text:p>836.102112931823</text:p>
          </table:table-cell>
          <table:table-cell table:style-name="ce3" table:formula="of:=MOD([.E227]*1440+[.V227]+4*[.$B$4]-60*[.$B$5];1440)" office:value-type="float" office:value="1337.04646217685" calcext:value-type="float">
            <text:p>1337.04646217685</text:p>
          </table:table-cell>
          <table:table-cell table:style-name="ce3" table:formula="of:=IF([.AB227]/4&lt;0;[.AB227]/4+180;[.AB227]/4-180)" office:value-type="float" office:value="154.261615544213" calcext:value-type="float">
            <text:p>154.261615544213</text:p>
          </table:table-cell>
          <table:table-cell table:style-name="ce3" table:formula="of:=DEGREES(ACOS(SIN(RADIANS([.$B$3]))*SIN(RADIANS([.T227]))+COS(RADIANS([.$B$3]))*COS(RADIANS([.T227]))*COS(RADIANS([.AC227]))))" office:value-type="float" office:value="117.06641110121" calcext:value-type="float">
            <text:p>117.06641110121</text:p>
          </table:table-cell>
          <table:table-cell table:style-name="ce3" table:formula="of:=90-[.AD227]" office:value-type="float" office:value="-27.0664111012098" calcext:value-type="float">
            <text:p>-27.0664111012098</text:p>
          </table:table-cell>
          <table:table-cell table:style-name="ce3" table:formula="of:=IF([.AE227]&gt;85;0;IF([.AE227]&gt;5;58.1/TAN(RADIANS([.AE227]))-0.07/POWER(TAN(RADIANS([.AE227]));3)+0.000086/POWER(TAN(RADIANS([.AE227]));5);IF([.AE227]&gt;-0.575;1735+[.AE227]*(-518.2+[.AE227]*(103.4+[.AE227]*(-12.79+[.AE227]*0.711)));-20.772/TAN(RADIANS([.AE227])))))/3600" office:value-type="float" office:value="0.0112918873246749" calcext:value-type="float">
            <text:p>0.011291887324675</text:p>
          </table:table-cell>
          <table:table-cell table:style-name="ce3" table:formula="of:=[.AE227]+[.AF227]" office:value-type="float" office:value="-27.0551192138851" calcext:value-type="float">
            <text:p>-27.0551192138851</text:p>
          </table:table-cell>
          <table:table-cell table:style-name="ce3" table:formula="of:=IF([.AC227]&gt;0;MOD(DEGREES(ACOS(((SIN(RADIANS([.$B$3]))*COS(RADIANS([.AD227])))-SIN(RADIANS([.T227])))/(COS(RADIANS([.$B$3]))*SIN(RADIANS([.AD227])))))+180;360);MOD(540-DEGREES(ACOS(((SIN(RADIANS([.$B$3]))*COS(RADIANS([.AD227])))-SIN(RADIANS([.T227])))/(COS(RADIANS([.$B$3]))*SIN(RADIANS([.AD227])))));360))" office:value-type="float" office:value="331.56187521131" calcext:value-type="float">
            <text:p>331.5618752113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7]+0.1/24" office:value-type="time" office:time-value="PT22H42M00S" calcext:value-type="time">
            <text:p>22:42:00</text:p>
          </table:table-cell>
          <table:table-cell table:style-name="ce11" table:formula="of:=[.D228]+2415018.5+[.E228]-[.$B$5]/24" office:value-type="float" office:value="2451776.40416667" calcext:value-type="float">
            <text:p>2451776.40</text:p>
          </table:table-cell>
          <table:table-cell table:style-name="ce13" table:formula="of:=([.F228]-2451545)/36525" office:value-type="float" office:value="0.00633550079854321" calcext:value-type="float">
            <text:p>0.00633550</text:p>
          </table:table-cell>
          <table:table-cell/>
          <table:table-cell table:style-name="ce3" table:formula="of:=MOD(280.46646+[.G228]*(36000.76983+[.G228]*0.0003032);360)" office:value-type="float" office:value="148.549366018305" calcext:value-type="float">
            <text:p>148.549366018305</text:p>
          </table:table-cell>
          <table:table-cell table:style-name="ce3" table:formula="of:=357.52911+[.G228]*(35999.05029-0.0001537*[.G228])" office:value-type="float" office:value="585.601121852923" calcext:value-type="float">
            <text:p>585.601121852923</text:p>
          </table:table-cell>
          <table:table-cell table:style-name="ce3" table:formula="of:=0.016708634-[.G228]*(0.000042037+0.0000001267*[.G228])" office:value-type="float" office:value="0.0167083676694674" calcext:value-type="float">
            <text:p>0.016708367669467</text:p>
          </table:table-cell>
          <table:table-cell table:style-name="ce3" table:formula="of:=SIN(RADIANS([.J228]))*(1.914602-[.G228]*(0.004817+0.000014*[.G228]))+SIN(RADIANS(2*[.J228]))*(0.019993-0.000101*[.G228])+SIN(RADIANS(3*[.J228]))*0.000289" office:value-type="float" office:value="-1.34814510757553" calcext:value-type="float">
            <text:p>-1.34814510757553</text:p>
          </table:table-cell>
          <table:table-cell table:style-name="ce3" table:formula="of:=[.I228]+[.L228]" office:value-type="float" office:value="147.20122091073" calcext:value-type="float">
            <text:p>147.20122091073</text:p>
          </table:table-cell>
          <table:table-cell table:style-name="ce3" table:formula="of:=[.J228]+[.L228]" office:value-type="float" office:value="584.252976745347" calcext:value-type="float">
            <text:p>584.252976745347</text:p>
          </table:table-cell>
          <table:table-cell table:style-name="ce3" table:formula="of:=(1.000001018*(1-[.K228]*[.K228]))/(1+[.K228]*COS(RADIANS([.N228])))" office:value-type="float" office:value="1.01183106851015" calcext:value-type="float">
            <text:p>1.01183106851015</text:p>
          </table:table-cell>
          <table:table-cell table:style-name="ce3" table:formula="of:=[.M228]-0.00569-0.00478*SIN(RADIANS(125.04-1934.136*[.G228]))" office:value-type="float" office:value="147.19112396143" calcext:value-type="float">
            <text:p>147.19112396143</text:p>
          </table:table-cell>
          <table:table-cell table:style-name="ce3" table:formula="of:=23+(26+((21.448-[.G228]*(46.815+[.G228]*(0.00059-[.G228]*0.001813))))/60)/60" office:value-type="float" office:value="23.4392087231964" calcext:value-type="float">
            <text:p>23.4392087231964</text:p>
          </table:table-cell>
          <table:table-cell table:style-name="ce3" table:formula="of:=[.Q228]+0.00256*COS(RADIANS(125.04-1934.136*[.G228]))" office:value-type="float" office:value="23.438217248447" calcext:value-type="float">
            <text:p>23.438217248447</text:p>
          </table:table-cell>
          <table:table-cell table:style-name="ce3" table:formula="of:=DEGREES(ATAN2(COS(RADIANS([.P228]));COS(RADIANS([.R228]))*SIN(RADIANS([.P228]))))" office:value-type="float" office:value="149.396414053775" calcext:value-type="float">
            <text:p>149.396414053775</text:p>
          </table:table-cell>
          <table:table-cell table:style-name="ce3" table:formula="of:=DEGREES(ASIN(SIN(RADIANS([.R228]))*SIN(RADIANS([.P228]))))" office:value-type="float" office:value="12.4461319043872" calcext:value-type="float">
            <text:p>12.4461319043872</text:p>
          </table:table-cell>
          <table:table-cell table:style-name="ce3" table:formula="of:=TAN(RADIANS([.R228]/2))*TAN(RADIANS([.R228]/2))" office:value-type="float" office:value="0.0430304739800264" calcext:value-type="float">
            <text:p>0.043030473980026</text:p>
          </table:table-cell>
          <table:table-cell table:formula="of:=4*DEGREES([.U228]*SIN(2*RADIANS([.I228]))-2*[.K228]*SIN(RADIANS([.J228]))+4*[.K228]*[.U228]*SIN(RADIANS([.J228]))*COS(2*RADIANS([.I228]))-0.5*[.U228]*[.U228]*SIN(4*RADIANS([.I228]))-1.25*[.K228]*[.K228]*SIN(2*RADIANS([.J228])))" office:value-type="float" office:value="-3.4297091649147" calcext:value-type="float">
            <text:p>-3.4297091649147</text:p>
          </table:table-cell>
          <table:table-cell table:style-name="ce3" table:formula="of:=DEGREES(ACOS(COS(RADIANS(90.833))/(COS(RADIANS([.$B$3]))*COS(RADIANS([.T228])))-TAN(RADIANS([.$B$3]))*TAN(RADIANS([.T228]))))" office:value-type="float" office:value="104.511213324123" calcext:value-type="float">
            <text:p>104.511213324123</text:p>
          </table:table-cell>
          <table:table-cell table:style-name="ce9" table:formula="of:=(720-4*[.$B$4]-[.V228]+[.$B$5]*60)/1440" office:value-type="time" office:time-value="PT12H18M57.152949895S" calcext:value-type="time">
            <text:p>12:18:57</text:p>
          </table:table-cell>
          <table:table-cell table:style-name="ce9" table:formula="of:=[.X228]-[.W228]*4/1440" office:value-type="time" office:time-value="PT05H20M54.461752105S" calcext:value-type="time">
            <text:p>5:20:54</text:p>
          </table:table-cell>
          <table:table-cell table:style-name="ce9" table:formula="of:=[.X228]+[.W228]*4/1440" office:value-type="time" office:time-value="PT19H16M59.844147684S" calcext:value-type="time">
            <text:p>19:16:59</text:p>
          </table:table-cell>
          <table:table-cell table:style-name="ce15" table:formula="of:=8*[.W228]" office:value-type="float" office:value="836.089706592982" calcext:value-type="float">
            <text:p>836.089706592982</text:p>
          </table:table-cell>
          <table:table-cell table:style-name="ce3" table:formula="of:=MOD([.E228]*1440+[.V228]+4*[.$B$4]-60*[.$B$5];1440)" office:value-type="float" office:value="1343.04745083508" calcext:value-type="float">
            <text:p>1343.04745083508</text:p>
          </table:table-cell>
          <table:table-cell table:style-name="ce3" table:formula="of:=IF([.AB228]/4&lt;0;[.AB228]/4+180;[.AB228]/4-180)" office:value-type="float" office:value="155.761862708771" calcext:value-type="float">
            <text:p>155.761862708771</text:p>
          </table:table-cell>
          <table:table-cell table:style-name="ce3" table:formula="of:=DEGREES(ACOS(SIN(RADIANS([.$B$3]))*SIN(RADIANS([.T228]))+COS(RADIANS([.$B$3]))*COS(RADIANS([.T228]))*COS(RADIANS([.AC228]))))" office:value-type="float" office:value="117.550899238195" calcext:value-type="float">
            <text:p>117.550899238195</text:p>
          </table:table-cell>
          <table:table-cell table:style-name="ce3" table:formula="of:=90-[.AD228]" office:value-type="float" office:value="-27.5508992381953" calcext:value-type="float">
            <text:p>-27.5508992381953</text:p>
          </table:table-cell>
          <table:table-cell table:style-name="ce3" table:formula="of:=IF([.AE228]&gt;85;0;IF([.AE228]&gt;5;58.1/TAN(RADIANS([.AE228]))-0.07/POWER(TAN(RADIANS([.AE228]));3)+0.000086/POWER(TAN(RADIANS([.AE228]));5);IF([.AE228]&gt;-0.575;1735+[.AE228]*(-518.2+[.AE228]*(103.4+[.AE228]*(-12.79+[.AE228]*0.711)));-20.772/TAN(RADIANS([.AE228])))))/3600" office:value-type="float" office:value="0.0110600667823114" calcext:value-type="float">
            <text:p>0.011060066782312</text:p>
          </table:table-cell>
          <table:table-cell table:style-name="ce3" table:formula="of:=[.AE228]+[.AF228]" office:value-type="float" office:value="-27.539839171413" calcext:value-type="float">
            <text:p>-27.539839171413</text:p>
          </table:table-cell>
          <table:table-cell table:style-name="ce3" table:formula="of:=IF([.AC228]&gt;0;MOD(DEGREES(ACOS(((SIN(RADIANS([.$B$3]))*COS(RADIANS([.AD228])))-SIN(RADIANS([.T228])))/(COS(RADIANS([.$B$3]))*SIN(RADIANS([.AD228])))))+180;360);MOD(540-DEGREES(ACOS(((SIN(RADIANS([.$B$3]))*COS(RADIANS([.AD228])))-SIN(RADIANS([.T228])))/(COS(RADIANS([.$B$3]))*SIN(RADIANS([.AD228])))));360))" office:value-type="float" office:value="333.117862100752" calcext:value-type="float">
            <text:p>333.11786210075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8]+0.1/24" office:value-type="time" office:time-value="PT22H48M00S" calcext:value-type="time">
            <text:p>22:48:00</text:p>
          </table:table-cell>
          <table:table-cell table:style-name="ce11" table:formula="of:=[.D229]+2415018.5+[.E229]-[.$B$5]/24" office:value-type="float" office:value="2451776.40833333" calcext:value-type="float">
            <text:p>2451776.41</text:p>
          </table:table-cell>
          <table:table-cell table:style-name="ce13" table:formula="of:=([.F229]-2451545)/36525" office:value-type="float" office:value="0.00633561487566529" calcext:value-type="float">
            <text:p>0.00633561</text:p>
          </table:table-cell>
          <table:table-cell/>
          <table:table-cell table:style-name="ce3" table:formula="of:=MOD(280.46646+[.G229]*(36000.76983+[.G229]*0.0003032);360)" office:value-type="float" office:value="148.553472882521" calcext:value-type="float">
            <text:p>148.553472882521</text:p>
          </table:table-cell>
          <table:table-cell table:style-name="ce3" table:formula="of:=357.52911+[.G229]*(35999.05029-0.0001537*[.G229])" office:value-type="float" office:value="585.605228520977" calcext:value-type="float">
            <text:p>585.605228520977</text:p>
          </table:table-cell>
          <table:table-cell table:style-name="ce3" table:formula="of:=0.016708634-[.G229]*(0.000042037+0.0000001267*[.G229])" office:value-type="float" office:value="0.0167083676646717" calcext:value-type="float">
            <text:p>0.016708367664672</text:p>
          </table:table-cell>
          <table:table-cell table:style-name="ce3" table:formula="of:=SIN(RADIANS([.J229]))*(1.914602-[.G229]*(0.004817+0.000014*[.G229]))+SIN(RADIANS(2*[.J229]))*(0.019993-0.000101*[.G229])+SIN(RADIANS(3*[.J229]))*0.000289" office:value-type="float" office:value="-1.34824112926716" calcext:value-type="float">
            <text:p>-1.34824112926716</text:p>
          </table:table-cell>
          <table:table-cell table:style-name="ce3" table:formula="of:=[.I229]+[.L229]" office:value-type="float" office:value="147.205231753254" calcext:value-type="float">
            <text:p>147.205231753254</text:p>
          </table:table-cell>
          <table:table-cell table:style-name="ce3" table:formula="of:=[.J229]+[.L229]" office:value-type="float" office:value="584.25698739171" calcext:value-type="float">
            <text:p>584.25698739171</text:p>
          </table:table-cell>
          <table:table-cell table:style-name="ce3" table:formula="of:=(1.000001018*(1-[.K229]*[.K229]))/(1+[.K229]*COS(RADIANS([.N229])))" office:value-type="float" office:value="1.01183023266125" calcext:value-type="float">
            <text:p>1.01183023266125</text:p>
          </table:table-cell>
          <table:table-cell table:style-name="ce3" table:formula="of:=[.M229]-0.00569-0.00478*SIN(RADIANS(125.04-1934.136*[.G229]))" office:value-type="float" office:value="147.195134796825" calcext:value-type="float">
            <text:p>147.195134796825</text:p>
          </table:table-cell>
          <table:table-cell table:style-name="ce3" table:formula="of:=23+(26+((21.448-[.G229]*(46.815+[.G229]*(0.00059-[.G229]*0.001813))))/60)/60" office:value-type="float" office:value="23.4392087217129" calcext:value-type="float">
            <text:p>23.4392087217129</text:p>
          </table:table-cell>
          <table:table-cell table:style-name="ce3" table:formula="of:=[.Q229]+0.00256*COS(RADIANS(125.04-1934.136*[.G229]))" office:value-type="float" office:value="23.4382172560524" calcext:value-type="float">
            <text:p>23.4382172560524</text:p>
          </table:table-cell>
          <table:table-cell table:style-name="ce3" table:formula="of:=DEGREES(ATAN2(COS(RADIANS([.P229]));COS(RADIANS([.R229]))*SIN(RADIANS([.P229]))))" office:value-type="float" office:value="149.400273190363" calcext:value-type="float">
            <text:p>149.400273190363</text:p>
          </table:table-cell>
          <table:table-cell table:style-name="ce3" table:formula="of:=DEGREES(ASIN(SIN(RADIANS([.R229]))*SIN(RADIANS([.P229]))))" office:value-type="float" office:value="12.4447587471795" calcext:value-type="float">
            <text:p>12.4447587471795</text:p>
          </table:table-cell>
          <table:table-cell table:style-name="ce3" table:formula="of:=TAN(RADIANS([.R229]/2))*TAN(RADIANS([.R229]/2))" office:value-type="float" office:value="0.0430304740087467" calcext:value-type="float">
            <text:p>0.043030474008747</text:p>
          </table:table-cell>
          <table:table-cell table:formula="of:=4*DEGREES([.U229]*SIN(2*RADIANS([.I229]))-2*[.K229]*SIN(RADIANS([.J229]))+4*[.K229]*[.U229]*SIN(RADIANS([.J229]))*COS(2*RADIANS([.I229]))-0.5*[.U229]*[.U229]*SIN(4*RADIANS([.I229]))-1.25*[.K229]*[.K229]*SIN(2*RADIANS([.J229])))" office:value-type="float" office:value="-3.42872036968952" calcext:value-type="float">
            <text:p>-3.42872036968952</text:p>
          </table:table-cell>
          <table:table-cell table:style-name="ce3" table:formula="of:=DEGREES(ACOS(COS(RADIANS(90.833))/(COS(RADIANS([.$B$3]))*COS(RADIANS([.T229])))-TAN(RADIANS([.$B$3]))*TAN(RADIANS([.T229]))))" office:value-type="float" office:value="104.509662495247" calcext:value-type="float">
            <text:p>104.509662495247</text:p>
          </table:table-cell>
          <table:table-cell table:style-name="ce9" table:formula="of:=(720-4*[.$B$4]-[.V229]+[.$B$5]*60)/1440" office:value-type="time" office:time-value="PT12H18M57.093622181S" calcext:value-type="time">
            <text:p>12:18:57</text:p>
          </table:table-cell>
          <table:table-cell table:style-name="ce9" table:formula="of:=[.X229]-[.W229]*4/1440" office:value-type="time" office:time-value="PT05H20M54.774623322S" calcext:value-type="time">
            <text:p>5:20:54</text:p>
          </table:table-cell>
          <table:table-cell table:style-name="ce9" table:formula="of:=[.X229]+[.W229]*4/1440" office:value-type="time" office:time-value="PT19H16M59.412621041S" calcext:value-type="time">
            <text:p>19:16:59</text:p>
          </table:table-cell>
          <table:table-cell table:style-name="ce15" table:formula="of:=8*[.W229]" office:value-type="float" office:value="836.07729996198" calcext:value-type="float">
            <text:p>836.07729996198</text:p>
          </table:table-cell>
          <table:table-cell table:style-name="ce3" table:formula="of:=MOD([.E229]*1440+[.V229]+4*[.$B$4]-60*[.$B$5];1440)" office:value-type="float" office:value="1349.04843963031" calcext:value-type="float">
            <text:p>1349.04843963031</text:p>
          </table:table-cell>
          <table:table-cell table:style-name="ce3" table:formula="of:=IF([.AB229]/4&lt;0;[.AB229]/4+180;[.AB229]/4-180)" office:value-type="float" office:value="157.262109907577" calcext:value-type="float">
            <text:p>157.262109907577</text:p>
          </table:table-cell>
          <table:table-cell table:style-name="ce3" table:formula="of:=DEGREES(ACOS(SIN(RADIANS([.$B$3]))*SIN(RADIANS([.T229]))+COS(RADIANS([.$B$3]))*COS(RADIANS([.T229]))*COS(RADIANS([.AC229]))))" office:value-type="float" office:value="118.010050585029" calcext:value-type="float">
            <text:p>118.010050585029</text:p>
          </table:table-cell>
          <table:table-cell table:style-name="ce3" table:formula="of:=90-[.AD229]" office:value-type="float" office:value="-28.0100505850288" calcext:value-type="float">
            <text:p>-28.0100505850288</text:p>
          </table:table-cell>
          <table:table-cell table:style-name="ce3" table:formula="of:=IF([.AE229]&gt;85;0;IF([.AE229]&gt;5;58.1/TAN(RADIANS([.AE229]))-0.07/POWER(TAN(RADIANS([.AE229]));3)+0.000086/POWER(TAN(RADIANS([.AE229]));5);IF([.AE229]&gt;-0.575;1735+[.AE229]*(-518.2+[.AE229]*(103.4+[.AE229]*(-12.79+[.AE229]*0.711)));-20.772/TAN(RADIANS([.AE229])))))/3600" office:value-type="float" office:value="0.0108472009651074" calcext:value-type="float">
            <text:p>0.010847200965107</text:p>
          </table:table-cell>
          <table:table-cell table:style-name="ce3" table:formula="of:=[.AE229]+[.AF229]" office:value-type="float" office:value="-27.9992033840637" calcext:value-type="float">
            <text:p>-27.9992033840637</text:p>
          </table:table-cell>
          <table:table-cell table:style-name="ce3" table:formula="of:=IF([.AC229]&gt;0;MOD(DEGREES(ACOS(((SIN(RADIANS([.$B$3]))*COS(RADIANS([.AD229])))-SIN(RADIANS([.T229])))/(COS(RADIANS([.$B$3]))*SIN(RADIANS([.AD229])))))+180;360);MOD(540-DEGREES(ACOS(((SIN(RADIANS([.$B$3]))*COS(RADIANS([.AD229])))-SIN(RADIANS([.T229])))/(COS(RADIANS([.$B$3]))*SIN(RADIANS([.AD229])))));360))" office:value-type="float" office:value="334.690298133351" calcext:value-type="float">
            <text:p>334.690298133351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29]+0.1/24" office:value-type="time" office:time-value="PT22H54M00S" calcext:value-type="time">
            <text:p>22:54:00</text:p>
          </table:table-cell>
          <table:table-cell table:style-name="ce11" table:formula="of:=[.D230]+2415018.5+[.E230]-[.$B$5]/24" office:value-type="float" office:value="2451776.4125" calcext:value-type="float">
            <text:p>2451776.41</text:p>
          </table:table-cell>
          <table:table-cell table:style-name="ce13" table:formula="of:=([.F230]-2451545)/36525" office:value-type="float" office:value="0.00633572895277462" calcext:value-type="float">
            <text:p>0.00633573</text:p>
          </table:table-cell>
          <table:table-cell/>
          <table:table-cell table:style-name="ce3" table:formula="of:=MOD(280.46646+[.G230]*(36000.76983+[.G230]*0.0003032);360)" office:value-type="float" office:value="148.557579746277" calcext:value-type="float">
            <text:p>148.557579746277</text:p>
          </table:table-cell>
          <table:table-cell table:style-name="ce3" table:formula="of:=357.52911+[.G230]*(35999.05029-0.0001537*[.G230])" office:value-type="float" office:value="585.609335188573" calcext:value-type="float">
            <text:p>585.609335188573</text:p>
          </table:table-cell>
          <table:table-cell table:style-name="ce3" table:formula="of:=0.016708634-[.G230]*(0.000042037+0.0000001267*[.G230])" office:value-type="float" office:value="0.0167083676598761" calcext:value-type="float">
            <text:p>0.016708367659876</text:p>
          </table:table-cell>
          <table:table-cell table:style-name="ce3" table:formula="of:=SIN(RADIANS([.J230]))*(1.914602-[.G230]*(0.004817+0.000014*[.G230]))+SIN(RADIANS(2*[.J230]))*(0.019993-0.000101*[.G230])+SIN(RADIANS(3*[.J230]))*0.000289" office:value-type="float" office:value="-1.34833714432162" calcext:value-type="float">
            <text:p>-1.34833714432162</text:p>
          </table:table-cell>
          <table:table-cell table:style-name="ce3" table:formula="of:=[.I230]+[.L230]" office:value-type="float" office:value="147.209242601955" calcext:value-type="float">
            <text:p>147.209242601955</text:p>
          </table:table-cell>
          <table:table-cell table:style-name="ce3" table:formula="of:=[.J230]+[.L230]" office:value-type="float" office:value="584.260998044251" calcext:value-type="float">
            <text:p>584.260998044251</text:p>
          </table:table-cell>
          <table:table-cell table:style-name="ce3" table:formula="of:=(1.000001018*(1-[.K230]*[.K230]))/(1+[.K230]*COS(RADIANS([.N230])))" office:value-type="float" office:value="1.01182939675241" calcext:value-type="float">
            <text:p>1.01182939675241</text:p>
          </table:table-cell>
          <table:table-cell table:style-name="ce3" table:formula="of:=[.M230]-0.00569-0.00478*SIN(RADIANS(125.04-1934.136*[.G230]))" office:value-type="float" office:value="147.199145638398" calcext:value-type="float">
            <text:p>147.199145638398</text:p>
          </table:table-cell>
          <table:table-cell table:style-name="ce3" table:formula="of:=23+(26+((21.448-[.G230]*(46.815+[.G230]*(0.00059-[.G230]*0.001813))))/60)/60" office:value-type="float" office:value="23.4392087202294" calcext:value-type="float">
            <text:p>23.4392087202294</text:p>
          </table:table-cell>
          <table:table-cell table:style-name="ce3" table:formula="of:=[.Q230]+0.00256*COS(RADIANS(125.04-1934.136*[.G230]))" office:value-type="float" office:value="23.4382172636579" calcext:value-type="float">
            <text:p>23.4382172636579</text:p>
          </table:table-cell>
          <table:table-cell table:style-name="ce3" table:formula="of:=DEGREES(ATAN2(COS(RADIANS([.P230]));COS(RADIANS([.R230]))*SIN(RADIANS([.P230]))))" office:value-type="float" office:value="149.404132292073" calcext:value-type="float">
            <text:p>149.404132292073</text:p>
          </table:table-cell>
          <table:table-cell table:style-name="ce3" table:formula="of:=DEGREES(ASIN(SIN(RADIANS([.R230]))*SIN(RADIANS([.P230]))))" office:value-type="float" office:value="12.4433855331578" calcext:value-type="float">
            <text:p>12.4433855331578</text:p>
          </table:table-cell>
          <table:table-cell table:style-name="ce3" table:formula="of:=TAN(RADIANS([.R230]/2))*TAN(RADIANS([.R230]/2))" office:value-type="float" office:value="0.0430304740374669" calcext:value-type="float">
            <text:p>0.043030474037467</text:p>
          </table:table-cell>
          <table:table-cell table:formula="of:=4*DEGREES([.U230]*SIN(2*RADIANS([.I230]))-2*[.K230]*SIN(RADIANS([.J230]))+4*[.K230]*[.U230]*SIN(RADIANS([.J230]))*COS(2*RADIANS([.I230]))-0.5*[.U230]*[.U230]*SIN(4*RADIANS([.I230]))-1.25*[.K230]*[.K230]*SIN(2*RADIANS([.J230])))" office:value-type="float" office:value="-3.42773143770545" calcext:value-type="float">
            <text:p>-3.42773143770545</text:p>
          </table:table-cell>
          <table:table-cell table:style-name="ce3" table:formula="of:=DEGREES(ACOS(COS(RADIANS(90.833))/(COS(RADIANS([.$B$3]))*COS(RADIANS([.T230])))-TAN(RADIANS([.$B$3]))*TAN(RADIANS([.T230]))))" office:value-type="float" office:value="104.508111630206" calcext:value-type="float">
            <text:p>104.508111630206</text:p>
          </table:table-cell>
          <table:table-cell table:style-name="ce9" table:formula="of:=(720-4*[.$B$4]-[.V230]+[.$B$5]*60)/1440" office:value-type="time" office:time-value="PT12H18M57.034286262S" calcext:value-type="time">
            <text:p>12:18:57</text:p>
          </table:table-cell>
          <table:table-cell table:style-name="ce9" table:formula="of:=[.X230]-[.W230]*4/1440" office:value-type="time" office:time-value="PT05H20M55.087495013S" calcext:value-type="time">
            <text:p>5:20:55</text:p>
          </table:table-cell>
          <table:table-cell table:style-name="ce9" table:formula="of:=[.X230]+[.W230]*4/1440" office:value-type="time" office:time-value="PT19H16M58.981077512S" calcext:value-type="time">
            <text:p>19:16:58</text:p>
          </table:table-cell>
          <table:table-cell table:style-name="ce15" table:formula="of:=8*[.W230]" office:value-type="float" office:value="836.064893041646" calcext:value-type="float">
            <text:p>836.064893041646</text:p>
          </table:table-cell>
          <table:table-cell table:style-name="ce3" table:formula="of:=MOD([.E230]*1440+[.V230]+4*[.$B$4]-60*[.$B$5];1440)" office:value-type="float" office:value="1355.04942856229" calcext:value-type="float">
            <text:p>1355.04942856229</text:p>
          </table:table-cell>
          <table:table-cell table:style-name="ce3" table:formula="of:=IF([.AB230]/4&lt;0;[.AB230]/4+180;[.AB230]/4-180)" office:value-type="float" office:value="158.762357140573" calcext:value-type="float">
            <text:p>158.762357140573</text:p>
          </table:table-cell>
          <table:table-cell table:style-name="ce3" table:formula="of:=DEGREES(ACOS(SIN(RADIANS([.$B$3]))*SIN(RADIANS([.T230]))+COS(RADIANS([.$B$3]))*COS(RADIANS([.T230]))*COS(RADIANS([.AC230]))))" office:value-type="float" office:value="118.443255796442" calcext:value-type="float">
            <text:p>118.443255796442</text:p>
          </table:table-cell>
          <table:table-cell table:style-name="ce3" table:formula="of:=90-[.AD230]" office:value-type="float" office:value="-28.4432557964415" calcext:value-type="float">
            <text:p>-28.4432557964415</text:p>
          </table:table-cell>
          <table:table-cell table:style-name="ce3" table:formula="of:=IF([.AE230]&gt;85;0;IF([.AE230]&gt;5;58.1/TAN(RADIANS([.AE230]))-0.07/POWER(TAN(RADIANS([.AE230]));3)+0.000086/POWER(TAN(RADIANS([.AE230]));5);IF([.AE230]&gt;-0.575;1735+[.AE230]*(-518.2+[.AE230]*(103.4+[.AE230]*(-12.79+[.AE230]*0.711)));-20.772/TAN(RADIANS([.AE230])))))/3600" office:value-type="float" office:value="0.0106521624495777" calcext:value-type="float">
            <text:p>0.010652162449578</text:p>
          </table:table-cell>
          <table:table-cell table:style-name="ce3" table:formula="of:=[.AE230]+[.AF230]" office:value-type="float" office:value="-28.432603633992" calcext:value-type="float">
            <text:p>-28.432603633992</text:p>
          </table:table-cell>
          <table:table-cell table:style-name="ce3" table:formula="of:=IF([.AC230]&gt;0;MOD(DEGREES(ACOS(((SIN(RADIANS([.$B$3]))*COS(RADIANS([.AD230])))-SIN(RADIANS([.T230])))/(COS(RADIANS([.$B$3]))*SIN(RADIANS([.AD230])))))+180;360);MOD(540-DEGREES(ACOS(((SIN(RADIANS([.$B$3]))*COS(RADIANS([.AD230])))-SIN(RADIANS([.T230])))/(COS(RADIANS([.$B$3]))*SIN(RADIANS([.AD230])))));360))" office:value-type="float" office:value="336.278685095219" calcext:value-type="float">
            <text:p>336.27868509521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0]+0.1/24" office:value-type="time" office:time-value="PT23H00M00S" calcext:value-type="time">
            <text:p>23:00:00</text:p>
          </table:table-cell>
          <table:table-cell table:style-name="ce11" table:formula="of:=[.D231]+2415018.5+[.E231]-[.$B$5]/24" office:value-type="float" office:value="2451776.41666667" calcext:value-type="float">
            <text:p>2451776.42</text:p>
          </table:table-cell>
          <table:table-cell table:style-name="ce13" table:formula="of:=([.F231]-2451545)/36525" office:value-type="float" office:value="0.0063358430298967" calcext:value-type="float">
            <text:p>0.00633584</text:p>
          </table:table-cell>
          <table:table-cell/>
          <table:table-cell table:style-name="ce3" table:formula="of:=MOD(280.46646+[.G231]*(36000.76983+[.G231]*0.0003032);360)" office:value-type="float" office:value="148.561686610492" calcext:value-type="float">
            <text:p>148.561686610492</text:p>
          </table:table-cell>
          <table:table-cell table:style-name="ce3" table:formula="of:=357.52911+[.G231]*(35999.05029-0.0001537*[.G231])" office:value-type="float" office:value="585.613441856627" calcext:value-type="float">
            <text:p>585.613441856627</text:p>
          </table:table-cell>
          <table:table-cell table:style-name="ce3" table:formula="of:=0.016708634-[.G231]*(0.000042037+0.0000001267*[.G231])" office:value-type="float" office:value="0.0167083676550804" calcext:value-type="float">
            <text:p>0.016708367655081</text:p>
          </table:table-cell>
          <table:table-cell table:style-name="ce3" table:formula="of:=SIN(RADIANS([.J231]))*(1.914602-[.G231]*(0.004817+0.000014*[.G231]))+SIN(RADIANS(2*[.J231]))*(0.019993-0.000101*[.G231])+SIN(RADIANS(3*[.J231]))*0.000289" office:value-type="float" office:value="-1.34843315275989" calcext:value-type="float">
            <text:p>-1.34843315275989</text:p>
          </table:table-cell>
          <table:table-cell table:style-name="ce3" table:formula="of:=[.I231]+[.L231]" office:value-type="float" office:value="147.213253457732" calcext:value-type="float">
            <text:p>147.213253457732</text:p>
          </table:table-cell>
          <table:table-cell table:style-name="ce3" table:formula="of:=[.J231]+[.L231]" office:value-type="float" office:value="584.265008703868" calcext:value-type="float">
            <text:p>584.265008703868</text:p>
          </table:table-cell>
          <table:table-cell table:style-name="ce3" table:formula="of:=(1.000001018*(1-[.K231]*[.K231]))/(1+[.K231]*COS(RADIANS([.N231])))" office:value-type="float" office:value="1.01182856078342" calcext:value-type="float">
            <text:p>1.01182856078342</text:p>
          </table:table-cell>
          <table:table-cell table:style-name="ce3" table:formula="of:=[.M231]-0.00569-0.00478*SIN(RADIANS(125.04-1934.136*[.G231]))" office:value-type="float" office:value="147.203156487046" calcext:value-type="float">
            <text:p>147.203156487046</text:p>
          </table:table-cell>
          <table:table-cell table:style-name="ce3" table:formula="of:=23+(26+((21.448-[.G231]*(46.815+[.G231]*(0.00059-[.G231]*0.001813))))/60)/60" office:value-type="float" office:value="23.4392087187459" calcext:value-type="float">
            <text:p>23.4392087187459</text:p>
          </table:table-cell>
          <table:table-cell table:style-name="ce3" table:formula="of:=[.Q231]+0.00256*COS(RADIANS(125.04-1934.136*[.G231]))" office:value-type="float" office:value="23.4382172712634" calcext:value-type="float">
            <text:p>23.4382172712634</text:p>
          </table:table-cell>
          <table:table-cell table:style-name="ce3" table:formula="of:=DEGREES(ATAN2(COS(RADIANS([.P231]));COS(RADIANS([.R231]))*SIN(RADIANS([.P231]))))" office:value-type="float" office:value="149.407991359772" calcext:value-type="float">
            <text:p>149.407991359772</text:p>
          </table:table-cell>
          <table:table-cell table:style-name="ce3" table:formula="of:=DEGREES(ASIN(SIN(RADIANS([.R231]))*SIN(RADIANS([.P231]))))" office:value-type="float" office:value="12.4420122620214" calcext:value-type="float">
            <text:p>12.4420122620214</text:p>
          </table:table-cell>
          <table:table-cell table:style-name="ce3" table:formula="of:=TAN(RADIANS([.R231]/2))*TAN(RADIANS([.R231]/2))" office:value-type="float" office:value="0.0430304740661873" calcext:value-type="float">
            <text:p>0.043030474066187</text:p>
          </table:table-cell>
          <table:table-cell table:formula="of:=4*DEGREES([.U231]*SIN(2*RADIANS([.I231]))-2*[.K231]*SIN(RADIANS([.J231]))+4*[.K231]*[.U231]*SIN(RADIANS([.J231]))*COS(2*RADIANS([.I231]))-0.5*[.U231]*[.U231]*SIN(4*RADIANS([.I231]))-1.25*[.K231]*[.K231]*SIN(2*RADIANS([.J231])))" office:value-type="float" office:value="-3.4267423687564" calcext:value-type="float">
            <text:p>-3.4267423687564</text:p>
          </table:table-cell>
          <table:table-cell table:style-name="ce3" table:formula="of:=DEGREES(ACOS(COS(RADIANS(90.833))/(COS(RADIANS([.$B$3]))*COS(RADIANS([.T231])))-TAN(RADIANS([.$B$3]))*TAN(RADIANS([.T231]))))" office:value-type="float" office:value="104.506560728658" calcext:value-type="float">
            <text:p>104.506560728658</text:p>
          </table:table-cell>
          <table:table-cell table:style-name="ce9" table:formula="of:=(720-4*[.$B$4]-[.V231]+[.$B$5]*60)/1440" office:value-type="time" office:time-value="PT12H18M56.974942125S" calcext:value-type="time">
            <text:p>12:18:56</text:p>
          </table:table-cell>
          <table:table-cell table:style-name="ce9" table:formula="of:=[.X231]-[.W231]*4/1440" office:value-type="time" office:time-value="PT05H20M55.400367248S" calcext:value-type="time">
            <text:p>5:20:55</text:p>
          </table:table-cell>
          <table:table-cell table:style-name="ce9" table:formula="of:=[.X231]+[.W231]*4/1440" office:value-type="time" office:time-value="PT19H16M58.549517003S" calcext:value-type="time">
            <text:p>19:16:58</text:p>
          </table:table-cell>
          <table:table-cell table:style-name="ce15" table:formula="of:=8*[.W231]" office:value-type="float" office:value="836.052485829261" calcext:value-type="float">
            <text:p>836.052485829261</text:p>
          </table:table-cell>
          <table:table-cell table:style-name="ce3" table:formula="of:=MOD([.E231]*1440+[.V231]+4*[.$B$4]-60*[.$B$5];1440)" office:value-type="float" office:value="1361.05041763124" calcext:value-type="float">
            <text:p>1361.05041763124</text:p>
          </table:table-cell>
          <table:table-cell table:style-name="ce3" table:formula="of:=IF([.AB231]/4&lt;0;[.AB231]/4+180;[.AB231]/4-180)" office:value-type="float" office:value="160.26260440781" calcext:value-type="float">
            <text:p>160.26260440781</text:p>
          </table:table-cell>
          <table:table-cell table:style-name="ce3" table:formula="of:=DEGREES(ACOS(SIN(RADIANS([.$B$3]))*SIN(RADIANS([.T231]))+COS(RADIANS([.$B$3]))*COS(RADIANS([.T231]))*COS(RADIANS([.AC231]))))" office:value-type="float" office:value="118.849923831117" calcext:value-type="float">
            <text:p>118.849923831117</text:p>
          </table:table-cell>
          <table:table-cell table:style-name="ce3" table:formula="of:=90-[.AD231]" office:value-type="float" office:value="-28.8499238311174" calcext:value-type="float">
            <text:p>-28.8499238311174</text:p>
          </table:table-cell>
          <table:table-cell table:style-name="ce3" table:formula="of:=IF([.AE231]&gt;85;0;IF([.AE231]&gt;5;58.1/TAN(RADIANS([.AE231]))-0.07/POWER(TAN(RADIANS([.AE231]));3)+0.000086/POWER(TAN(RADIANS([.AE231]));5);IF([.AE231]&gt;-0.575;1735+[.AE231]*(-518.2+[.AE231]*(103.4+[.AE231]*(-12.79+[.AE231]*0.711)));-20.772/TAN(RADIANS([.AE231])))))/3600" office:value-type="float" office:value="0.0104739626895716" calcext:value-type="float">
            <text:p>0.010473962689572</text:p>
          </table:table-cell>
          <table:table-cell table:style-name="ce3" table:formula="of:=[.AE231]+[.AF231]" office:value-type="float" office:value="-28.8394498684278" calcext:value-type="float">
            <text:p>-28.8394498684278</text:p>
          </table:table-cell>
          <table:table-cell table:style-name="ce3" table:formula="of:=IF([.AC231]&gt;0;MOD(DEGREES(ACOS(((SIN(RADIANS([.$B$3]))*COS(RADIANS([.AD231])))-SIN(RADIANS([.T231])))/(COS(RADIANS([.$B$3]))*SIN(RADIANS([.AD231])))))+180;360);MOD(540-DEGREES(ACOS(((SIN(RADIANS([.$B$3]))*COS(RADIANS([.AD231])))-SIN(RADIANS([.T231])))/(COS(RADIANS([.$B$3]))*SIN(RADIANS([.AD231])))));360))" office:value-type="float" office:value="337.882445909035" calcext:value-type="float">
            <text:p>337.882445909035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1]+0.1/24" office:value-type="time" office:time-value="PT23H06M00S" calcext:value-type="time">
            <text:p>23:06:00</text:p>
          </table:table-cell>
          <table:table-cell table:style-name="ce11" table:formula="of:=[.D232]+2415018.5+[.E232]-[.$B$5]/24" office:value-type="float" office:value="2451776.42083333" calcext:value-type="float">
            <text:p>2451776.42</text:p>
          </table:table-cell>
          <table:table-cell table:style-name="ce13" table:formula="of:=([.F232]-2451545)/36525" office:value-type="float" office:value="0.00633595710700604" calcext:value-type="float">
            <text:p>0.00633596</text:p>
          </table:table-cell>
          <table:table-cell/>
          <table:table-cell table:style-name="ce3" table:formula="of:=MOD(280.46646+[.G232]*(36000.76983+[.G232]*0.0003032);360)" office:value-type="float" office:value="148.565793474249" calcext:value-type="float">
            <text:p>148.565793474249</text:p>
          </table:table-cell>
          <table:table-cell table:style-name="ce3" table:formula="of:=357.52911+[.G232]*(35999.05029-0.0001537*[.G232])" office:value-type="float" office:value="585.617548524223" calcext:value-type="float">
            <text:p>585.617548524223</text:p>
          </table:table-cell>
          <table:table-cell table:style-name="ce3" table:formula="of:=0.016708634-[.G232]*(0.000042037+0.0000001267*[.G232])" office:value-type="float" office:value="0.0167083676502848" calcext:value-type="float">
            <text:p>0.016708367650285</text:p>
          </table:table-cell>
          <table:table-cell table:style-name="ce3" table:formula="of:=SIN(RADIANS([.J232]))*(1.914602-[.G232]*(0.004817+0.000014*[.G232]))+SIN(RADIANS(2*[.J232]))*(0.019993-0.000101*[.G232])+SIN(RADIANS(3*[.J232]))*0.000289" office:value-type="float" office:value="-1.34852915456" calcext:value-type="float">
            <text:p>-1.34852915456</text:p>
          </table:table-cell>
          <table:table-cell table:style-name="ce3" table:formula="of:=[.I232]+[.L232]" office:value-type="float" office:value="147.217264319689" calcext:value-type="float">
            <text:p>147.217264319689</text:p>
          </table:table-cell>
          <table:table-cell table:style-name="ce3" table:formula="of:=[.J232]+[.L232]" office:value-type="float" office:value="584.269019369663" calcext:value-type="float">
            <text:p>584.269019369663</text:p>
          </table:table-cell>
          <table:table-cell table:style-name="ce3" table:formula="of:=(1.000001018*(1-[.K232]*[.K232]))/(1+[.K232]*COS(RADIANS([.N232])))" office:value-type="float" office:value="1.01182772475449" calcext:value-type="float">
            <text:p>1.01182772475449</text:p>
          </table:table-cell>
          <table:table-cell table:style-name="ce3" table:formula="of:=[.M232]-0.00569-0.00478*SIN(RADIANS(125.04-1934.136*[.G232]))" office:value-type="float" office:value="147.207167341873" calcext:value-type="float">
            <text:p>147.207167341873</text:p>
          </table:table-cell>
          <table:table-cell table:style-name="ce3" table:formula="of:=23+(26+((21.448-[.G232]*(46.815+[.G232]*(0.00059-[.G232]*0.001813))))/60)/60" office:value-type="float" office:value="23.4392087172624" calcext:value-type="float">
            <text:p>23.4392087172624</text:p>
          </table:table-cell>
          <table:table-cell table:style-name="ce3" table:formula="of:=[.Q232]+0.00256*COS(RADIANS(125.04-1934.136*[.G232]))" office:value-type="float" office:value="23.4382172788689" calcext:value-type="float">
            <text:p>23.4382172788689</text:p>
          </table:table-cell>
          <table:table-cell table:style-name="ce3" table:formula="of:=DEGREES(ATAN2(COS(RADIANS([.P232]));COS(RADIANS([.R232]))*SIN(RADIANS([.P232]))))" office:value-type="float" office:value="149.4118503926" calcext:value-type="float">
            <text:p>149.4118503926</text:p>
          </table:table-cell>
          <table:table-cell table:style-name="ce3" table:formula="of:=DEGREES(ASIN(SIN(RADIANS([.R232]))*SIN(RADIANS([.P232]))))" office:value-type="float" office:value="12.4406389340836" calcext:value-type="float">
            <text:p>12.4406389340836</text:p>
          </table:table-cell>
          <table:table-cell table:style-name="ce3" table:formula="of:=TAN(RADIANS([.R232]/2))*TAN(RADIANS([.R232]/2))" office:value-type="float" office:value="0.0430304740949077" calcext:value-type="float">
            <text:p>0.043030474094908</text:p>
          </table:table-cell>
          <table:table-cell table:formula="of:=4*DEGREES([.U232]*SIN(2*RADIANS([.I232]))-2*[.K232]*SIN(RADIANS([.J232]))+4*[.K232]*[.U232]*SIN(RADIANS([.J232]))*COS(2*RADIANS([.I232]))-0.5*[.U232]*[.U232]*SIN(4*RADIANS([.I232]))-1.25*[.K232]*[.K232]*SIN(2*RADIANS([.J232])))" office:value-type="float" office:value="-3.42575316307844" calcext:value-type="float">
            <text:p>-3.42575316307844</text:p>
          </table:table-cell>
          <table:table-cell table:style-name="ce3" table:formula="of:=DEGREES(ACOS(COS(RADIANS(90.833))/(COS(RADIANS([.$B$3]))*COS(RADIANS([.T232])))-TAN(RADIANS([.$B$3]))*TAN(RADIANS([.T232]))))" office:value-type="float" office:value="104.505009790957" calcext:value-type="float">
            <text:p>104.505009790957</text:p>
          </table:table-cell>
          <table:table-cell table:style-name="ce9" table:formula="of:=(720-4*[.$B$4]-[.V232]+[.$B$5]*60)/1440" office:value-type="time" office:time-value="PT12H18M56.915589785S" calcext:value-type="time">
            <text:p>12:18:56</text:p>
          </table:table-cell>
          <table:table-cell table:style-name="ce9" table:formula="of:=[.X232]-[.W232]*4/1440" office:value-type="time" office:time-value="PT05H20M55.713239955S" calcext:value-type="time">
            <text:p>5:20:55</text:p>
          </table:table-cell>
          <table:table-cell table:style-name="ce9" table:formula="of:=[.X232]+[.W232]*4/1440" office:value-type="time" office:time-value="PT19H16M58.117939614S" calcext:value-type="time">
            <text:p>19:16:58</text:p>
          </table:table-cell>
          <table:table-cell table:style-name="ce15" table:formula="of:=8*[.W232]" office:value-type="float" office:value="836.040078327655" calcext:value-type="float">
            <text:p>836.040078327655</text:p>
          </table:table-cell>
          <table:table-cell table:style-name="ce3" table:formula="of:=MOD([.E232]*1440+[.V232]+4*[.$B$4]-60*[.$B$5];1440)" office:value-type="float" office:value="1367.05140683692" calcext:value-type="float">
            <text:p>1367.05140683692</text:p>
          </table:table-cell>
          <table:table-cell table:style-name="ce3" table:formula="of:=IF([.AB232]/4&lt;0;[.AB232]/4+180;[.AB232]/4-180)" office:value-type="float" office:value="161.76285170923" calcext:value-type="float">
            <text:p>161.76285170923</text:p>
          </table:table-cell>
          <table:table-cell table:style-name="ce3" table:formula="of:=DEGREES(ACOS(SIN(RADIANS([.$B$3]))*SIN(RADIANS([.T232]))+COS(RADIANS([.$B$3]))*COS(RADIANS([.T232]))*COS(RADIANS([.AC232]))))" office:value-type="float" office:value="119.229485089827" calcext:value-type="float">
            <text:p>119.229485089827</text:p>
          </table:table-cell>
          <table:table-cell table:style-name="ce3" table:formula="of:=90-[.AD232]" office:value-type="float" office:value="-29.2294850898269" calcext:value-type="float">
            <text:p>-29.2294850898269</text:p>
          </table:table-cell>
          <table:table-cell table:style-name="ce3" table:formula="of:=IF([.AE232]&gt;85;0;IF([.AE232]&gt;5;58.1/TAN(RADIANS([.AE232]))-0.07/POWER(TAN(RADIANS([.AE232]));3)+0.000086/POWER(TAN(RADIANS([.AE232]));5);IF([.AE232]&gt;-0.575;1735+[.AE232]*(-518.2+[.AE232]*(103.4+[.AE232]*(-12.79+[.AE232]*0.711)));-20.772/TAN(RADIANS([.AE232])))))/3600" office:value-type="float" office:value="0.0103117351207335" calcext:value-type="float">
            <text:p>0.010311735120734</text:p>
          </table:table-cell>
          <table:table-cell table:style-name="ce3" table:formula="of:=[.AE232]+[.AF232]" office:value-type="float" office:value="-29.2191733547061" calcext:value-type="float">
            <text:p>-29.2191733547061</text:p>
          </table:table-cell>
          <table:table-cell table:style-name="ce3" table:formula="of:=IF([.AC232]&gt;0;MOD(DEGREES(ACOS(((SIN(RADIANS([.$B$3]))*COS(RADIANS([.AD232])))-SIN(RADIANS([.T232])))/(COS(RADIANS([.$B$3]))*SIN(RADIANS([.AD232])))))+180;360);MOD(540-DEGREES(ACOS(((SIN(RADIANS([.$B$3]))*COS(RADIANS([.AD232])))-SIN(RADIANS([.T232])))/(COS(RADIANS([.$B$3]))*SIN(RADIANS([.AD232])))));360))" office:value-type="float" office:value="339.500924230416" calcext:value-type="float">
            <text:p>339.500924230416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2]+0.1/24" office:value-type="time" office:time-value="PT23H12M00S" calcext:value-type="time">
            <text:p>23:12:00</text:p>
          </table:table-cell>
          <table:table-cell table:style-name="ce11" table:formula="of:=[.D233]+2415018.5+[.E233]-[.$B$5]/24" office:value-type="float" office:value="2451776.425" calcext:value-type="float">
            <text:p>2451776.43</text:p>
          </table:table-cell>
          <table:table-cell table:style-name="ce13" table:formula="of:=([.F233]-2451545)/36525" office:value-type="float" office:value="0.00633607118412812" calcext:value-type="float">
            <text:p>0.00633607</text:p>
          </table:table-cell>
          <table:table-cell/>
          <table:table-cell table:style-name="ce3" table:formula="of:=MOD(280.46646+[.G233]*(36000.76983+[.G233]*0.0003032);360)" office:value-type="float" office:value="148.569900338464" calcext:value-type="float">
            <text:p>148.569900338464</text:p>
          </table:table-cell>
          <table:table-cell table:style-name="ce3" table:formula="of:=357.52911+[.G233]*(35999.05029-0.0001537*[.G233])" office:value-type="float" office:value="585.621655192277" calcext:value-type="float">
            <text:p>585.621655192277</text:p>
          </table:table-cell>
          <table:table-cell table:style-name="ce3" table:formula="of:=0.016708634-[.G233]*(0.000042037+0.0000001267*[.G233])" office:value-type="float" office:value="0.0167083676454892" calcext:value-type="float">
            <text:p>0.016708367645489</text:p>
          </table:table-cell>
          <table:table-cell table:style-name="ce3" table:formula="of:=SIN(RADIANS([.J233]))*(1.914602-[.G233]*(0.004817+0.000014*[.G233]))+SIN(RADIANS(2*[.J233]))*(0.019993-0.000101*[.G233])+SIN(RADIANS(3*[.J233]))*0.000289" office:value-type="float" office:value="-1.34862514974293" calcext:value-type="float">
            <text:p>-1.34862514974293</text:p>
          </table:table-cell>
          <table:table-cell table:style-name="ce3" table:formula="of:=[.I233]+[.L233]" office:value-type="float" office:value="147.221275188721" calcext:value-type="float">
            <text:p>147.221275188721</text:p>
          </table:table-cell>
          <table:table-cell table:style-name="ce3" table:formula="of:=[.J233]+[.L233]" office:value-type="float" office:value="584.273030042535" calcext:value-type="float">
            <text:p>584.273030042535</text:p>
          </table:table-cell>
          <table:table-cell table:style-name="ce3" table:formula="of:=(1.000001018*(1-[.K233]*[.K233]))/(1+[.K233]*COS(RADIANS([.N233])))" office:value-type="float" office:value="1.01182688866543" calcext:value-type="float">
            <text:p>1.01182688866543</text:p>
          </table:table-cell>
          <table:table-cell table:style-name="ce3" table:formula="of:=[.M233]-0.00569-0.00478*SIN(RADIANS(125.04-1934.136*[.G233]))" office:value-type="float" office:value="147.211178203777" calcext:value-type="float">
            <text:p>147.211178203777</text:p>
          </table:table-cell>
          <table:table-cell table:style-name="ce3" table:formula="of:=23+(26+((21.448-[.G233]*(46.815+[.G233]*(0.00059-[.G233]*0.001813))))/60)/60" office:value-type="float" office:value="23.439208715779" calcext:value-type="float">
            <text:p>23.439208715779</text:p>
          </table:table-cell>
          <table:table-cell table:style-name="ce3" table:formula="of:=[.Q233]+0.00256*COS(RADIANS(125.04-1934.136*[.G233]))" office:value-type="float" office:value="23.4382172864744" calcext:value-type="float">
            <text:p>23.4382172864744</text:p>
          </table:table-cell>
          <table:table-cell table:style-name="ce3" table:formula="of:=DEGREES(ATAN2(COS(RADIANS([.P233]));COS(RADIANS([.R233]))*SIN(RADIANS([.P233]))))" office:value-type="float" office:value="149.415709391424" calcext:value-type="float">
            <text:p>149.415709391424</text:p>
          </table:table-cell>
          <table:table-cell table:style-name="ce3" table:formula="of:=DEGREES(ASIN(SIN(RADIANS([.R233]))*SIN(RADIANS([.P233]))))" office:value-type="float" office:value="12.4392655490439" calcext:value-type="float">
            <text:p>12.4392655490439</text:p>
          </table:table-cell>
          <table:table-cell table:style-name="ce3" table:formula="of:=TAN(RADIANS([.R233]/2))*TAN(RADIANS([.R233]/2))" office:value-type="float" office:value="0.0430304741236282" calcext:value-type="float">
            <text:p>0.043030474123628</text:p>
          </table:table-cell>
          <table:table-cell table:formula="of:=4*DEGREES([.U233]*SIN(2*RADIANS([.I233]))-2*[.K233]*SIN(RADIANS([.J233]))+4*[.K233]*[.U233]*SIN(RADIANS([.J233]))*COS(2*RADIANS([.I233]))-0.5*[.U233]*[.U233]*SIN(4*RADIANS([.I233]))-1.25*[.K233]*[.K233]*SIN(2*RADIANS([.J233])))" office:value-type="float" office:value="-3.42476382046544" calcext:value-type="float">
            <text:p>-3.42476382046544</text:p>
          </table:table-cell>
          <table:table-cell table:style-name="ce3" table:formula="of:=DEGREES(ACOS(COS(RADIANS(90.833))/(COS(RADIANS([.$B$3]))*COS(RADIANS([.T233])))-TAN(RADIANS([.$B$3]))*TAN(RADIANS([.T233]))))" office:value-type="float" office:value="104.503458816764" calcext:value-type="float">
            <text:p>104.503458816764</text:p>
          </table:table-cell>
          <table:table-cell table:style-name="ce9" table:formula="of:=(720-4*[.$B$4]-[.V233]+[.$B$5]*60)/1440" office:value-type="time" office:time-value="PT12H18M56.856229228S" calcext:value-type="time">
            <text:p>12:18:56</text:p>
          </table:table-cell>
          <table:table-cell table:style-name="ce9" table:formula="of:=[.X233]-[.W233]*4/1440" office:value-type="time" office:time-value="PT05H20M56.026113205S" calcext:value-type="time">
            <text:p>5:20:56</text:p>
          </table:table-cell>
          <table:table-cell table:style-name="ce9" table:formula="of:=[.X233]+[.W233]*4/1440" office:value-type="time" office:time-value="PT19H16M57.686345251S" calcext:value-type="time">
            <text:p>19:16:57</text:p>
          </table:table-cell>
          <table:table-cell table:style-name="ce15" table:formula="of:=8*[.W233]" office:value-type="float" office:value="836.027670534108" calcext:value-type="float">
            <text:p>836.027670534108</text:p>
          </table:table-cell>
          <table:table-cell table:style-name="ce3" table:formula="of:=MOD([.E233]*1440+[.V233]+4*[.$B$4]-60*[.$B$5];1440)" office:value-type="float" office:value="1373.05239617953" calcext:value-type="float">
            <text:p>1373.05239617953</text:p>
          </table:table-cell>
          <table:table-cell table:style-name="ce3" table:formula="of:=IF([.AB233]/4&lt;0;[.AB233]/4+180;[.AB233]/4-180)" office:value-type="float" office:value="163.263099044883" calcext:value-type="float">
            <text:p>163.263099044883</text:p>
          </table:table-cell>
          <table:table-cell table:style-name="ce3" table:formula="of:=DEGREES(ACOS(SIN(RADIANS([.$B$3]))*SIN(RADIANS([.T233]))+COS(RADIANS([.$B$3]))*COS(RADIANS([.T233]))*COS(RADIANS([.AC233]))))" office:value-type="float" office:value="119.581394606547" calcext:value-type="float">
            <text:p>119.581394606547</text:p>
          </table:table-cell>
          <table:table-cell table:style-name="ce3" table:formula="of:=90-[.AD233]" office:value-type="float" office:value="-29.5813946065468" calcext:value-type="float">
            <text:p>-29.5813946065468</text:p>
          </table:table-cell>
          <table:table-cell table:style-name="ce3" table:formula="of:=IF([.AE233]&gt;85;0;IF([.AE233]&gt;5;58.1/TAN(RADIANS([.AE233]))-0.07/POWER(TAN(RADIANS([.AE233]));3)+0.000086/POWER(TAN(RADIANS([.AE233]));5);IF([.AE233]&gt;-0.575;1735+[.AE233]*(-518.2+[.AE233]*(103.4+[.AE233]*(-12.79+[.AE233]*0.711)));-20.772/TAN(RADIANS([.AE233])))))/3600" office:value-type="float" office:value="0.0101647208790197" calcext:value-type="float">
            <text:p>0.01016472087902</text:p>
          </table:table-cell>
          <table:table-cell table:style-name="ce3" table:formula="of:=[.AE233]+[.AF233]" office:value-type="float" office:value="-29.5712298856678" calcext:value-type="float">
            <text:p>-29.5712298856678</text:p>
          </table:table-cell>
          <table:table-cell table:style-name="ce3" table:formula="of:=IF([.AC233]&gt;0;MOD(DEGREES(ACOS(((SIN(RADIANS([.$B$3]))*COS(RADIANS([.AD233])))-SIN(RADIANS([.T233])))/(COS(RADIANS([.$B$3]))*SIN(RADIANS([.AD233])))))+180;360);MOD(540-DEGREES(ACOS(((SIN(RADIANS([.$B$3]))*COS(RADIANS([.AD233])))-SIN(RADIANS([.T233])))/(COS(RADIANS([.$B$3]))*SIN(RADIANS([.AD233])))));360))" office:value-type="float" office:value="341.133384787574" calcext:value-type="float">
            <text:p>341.133384787574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3]+0.1/24" office:value-type="time" office:time-value="PT23H18M00S" calcext:value-type="time">
            <text:p>23:18:00</text:p>
          </table:table-cell>
          <table:table-cell table:style-name="ce11" table:formula="of:=[.D234]+2415018.5+[.E234]-[.$B$5]/24" office:value-type="float" office:value="2451776.42916667" calcext:value-type="float">
            <text:p>2451776.43</text:p>
          </table:table-cell>
          <table:table-cell table:style-name="ce13" table:formula="of:=([.F234]-2451545)/36525" office:value-type="float" office:value="0.00633618526123745" calcext:value-type="float">
            <text:p>0.00633619</text:p>
          </table:table-cell>
          <table:table-cell/>
          <table:table-cell table:style-name="ce3" table:formula="of:=MOD(280.46646+[.G234]*(36000.76983+[.G234]*0.0003032);360)" office:value-type="float" office:value="148.57400720222" calcext:value-type="float">
            <text:p>148.57400720222</text:p>
          </table:table-cell>
          <table:table-cell table:style-name="ce3" table:formula="of:=357.52911+[.G234]*(35999.05029-0.0001537*[.G234])" office:value-type="float" office:value="585.625761859873" calcext:value-type="float">
            <text:p>585.625761859873</text:p>
          </table:table-cell>
          <table:table-cell table:style-name="ce3" table:formula="of:=0.016708634-[.G234]*(0.000042037+0.0000001267*[.G234])" office:value-type="float" office:value="0.0167083676406935" calcext:value-type="float">
            <text:p>0.016708367640694</text:p>
          </table:table-cell>
          <table:table-cell table:style-name="ce3" table:formula="of:=SIN(RADIANS([.J234]))*(1.914602-[.G234]*(0.004817+0.000014*[.G234]))+SIN(RADIANS(2*[.J234]))*(0.019993-0.000101*[.G234])+SIN(RADIANS(3*[.J234]))*0.000289" office:value-type="float" office:value="-1.34872113828673" calcext:value-type="float">
            <text:p>-1.34872113828673</text:p>
          </table:table-cell>
          <table:table-cell table:style-name="ce3" table:formula="of:=[.I234]+[.L234]" office:value-type="float" office:value="147.225286063934" calcext:value-type="float">
            <text:p>147.225286063934</text:p>
          </table:table-cell>
          <table:table-cell table:style-name="ce3" table:formula="of:=[.J234]+[.L234]" office:value-type="float" office:value="584.277040721586" calcext:value-type="float">
            <text:p>584.277040721586</text:p>
          </table:table-cell>
          <table:table-cell table:style-name="ce3" table:formula="of:=(1.000001018*(1-[.K234]*[.K234]))/(1+[.K234]*COS(RADIANS([.N234])))" office:value-type="float" office:value="1.01182605251643" calcext:value-type="float">
            <text:p>1.01182605251643</text:p>
          </table:table-cell>
          <table:table-cell table:style-name="ce3" table:formula="of:=[.M234]-0.00569-0.00478*SIN(RADIANS(125.04-1934.136*[.G234]))" office:value-type="float" office:value="147.21518907186" calcext:value-type="float">
            <text:p>147.21518907186</text:p>
          </table:table-cell>
          <table:table-cell table:style-name="ce3" table:formula="of:=23+(26+((21.448-[.G234]*(46.815+[.G234]*(0.00059-[.G234]*0.001813))))/60)/60" office:value-type="float" office:value="23.4392087142955" calcext:value-type="float">
            <text:p>23.4392087142955</text:p>
          </table:table-cell>
          <table:table-cell table:style-name="ce3" table:formula="of:=[.Q234]+0.00256*COS(RADIANS(125.04-1934.136*[.G234]))" office:value-type="float" office:value="23.43821729408" calcext:value-type="float">
            <text:p>23.43821729408</text:p>
          </table:table-cell>
          <table:table-cell table:style-name="ce3" table:formula="of:=DEGREES(ATAN2(COS(RADIANS([.P234]));COS(RADIANS([.R234]))*SIN(RADIANS([.P234]))))" office:value-type="float" office:value="149.419568355386" calcext:value-type="float">
            <text:p>149.419568355386</text:p>
          </table:table-cell>
          <table:table-cell table:style-name="ce3" table:formula="of:=DEGREES(ASIN(SIN(RADIANS([.R234]))*SIN(RADIANS([.P234]))))" office:value-type="float" office:value="12.4378921072156" calcext:value-type="float">
            <text:p>12.4378921072156</text:p>
          </table:table-cell>
          <table:table-cell table:style-name="ce3" table:formula="of:=TAN(RADIANS([.R234]/2))*TAN(RADIANS([.R234]/2))" office:value-type="float" office:value="0.0430304741523487" calcext:value-type="float">
            <text:p>0.043030474152349</text:p>
          </table:table-cell>
          <table:table-cell table:formula="of:=4*DEGREES([.U234]*SIN(2*RADIANS([.I234]))-2*[.K234]*SIN(RADIANS([.J234]))+4*[.K234]*[.U234]*SIN(RADIANS([.J234]))*COS(2*RADIANS([.I234]))-0.5*[.U234]*[.U234]*SIN(4*RADIANS([.I234]))-1.25*[.K234]*[.K234]*SIN(2*RADIANS([.J234])))" office:value-type="float" office:value="-3.42377434115352" calcext:value-type="float">
            <text:p>-3.42377434115352</text:p>
          </table:table-cell>
          <table:table-cell table:style-name="ce3" table:formula="of:=DEGREES(ACOS(COS(RADIANS(90.833))/(COS(RADIANS([.$B$3]))*COS(RADIANS([.T234])))-TAN(RADIANS([.$B$3]))*TAN(RADIANS([.T234]))))" office:value-type="float" office:value="104.501907806431" calcext:value-type="float">
            <text:p>104.501907806431</text:p>
          </table:table-cell>
          <table:table-cell table:style-name="ce9" table:formula="of:=(720-4*[.$B$4]-[.V234]+[.$B$5]*60)/1440" office:value-type="time" office:time-value="PT12H18M56.796860469S" calcext:value-type="time">
            <text:p>12:18:56</text:p>
          </table:table-cell>
          <table:table-cell table:style-name="ce9" table:formula="of:=[.X234]-[.W234]*4/1440" office:value-type="time" office:time-value="PT05H20M56.338986926S" calcext:value-type="time">
            <text:p>5:20:56</text:p>
          </table:table-cell>
          <table:table-cell table:style-name="ce9" table:formula="of:=[.X234]+[.W234]*4/1440" office:value-type="time" office:time-value="PT19H16M57.254734013S" calcext:value-type="time">
            <text:p>19:16:57</text:p>
          </table:table-cell>
          <table:table-cell table:style-name="ce15" table:formula="of:=8*[.W234]" office:value-type="float" office:value="836.01526245145" calcext:value-type="float">
            <text:p>836.01526245145</text:p>
          </table:table-cell>
          <table:table-cell table:style-name="ce3" table:formula="of:=MOD([.E234]*1440+[.V234]+4*[.$B$4]-60*[.$B$5];1440)" office:value-type="float" office:value="1379.05338565884" calcext:value-type="float">
            <text:p>1379.05338565884</text:p>
          </table:table-cell>
          <table:table-cell table:style-name="ce3" table:formula="of:=IF([.AB234]/4&lt;0;[.AB234]/4+180;[.AB234]/4-180)" office:value-type="float" office:value="164.763346414711" calcext:value-type="float">
            <text:p>164.763346414711</text:p>
          </table:table-cell>
          <table:table-cell table:style-name="ce3" table:formula="of:=DEGREES(ACOS(SIN(RADIANS([.$B$3]))*SIN(RADIANS([.T234]))+COS(RADIANS([.$B$3]))*COS(RADIANS([.T234]))*COS(RADIANS([.AC234]))))" office:value-type="float" office:value="119.905135252297" calcext:value-type="float">
            <text:p>119.905135252297</text:p>
          </table:table-cell>
          <table:table-cell table:style-name="ce3" table:formula="of:=90-[.AD234]" office:value-type="float" office:value="-29.9051352522965" calcext:value-type="float">
            <text:p>-29.9051352522965</text:p>
          </table:table-cell>
          <table:table-cell table:style-name="ce3" table:formula="of:=IF([.AE234]&gt;85;0;IF([.AE234]&gt;5;58.1/TAN(RADIANS([.AE234]))-0.07/POWER(TAN(RADIANS([.AE234]));3)+0.000086/POWER(TAN(RADIANS([.AE234]));5);IF([.AE234]&gt;-0.575;1735+[.AE234]*(-518.2+[.AE234]*(103.4+[.AE234]*(-12.79+[.AE234]*0.711)));-20.772/TAN(RADIANS([.AE234])))))/3600" office:value-type="float" office:value="0.0100322567040113" calcext:value-type="float">
            <text:p>0.010032256704011</text:p>
          </table:table-cell>
          <table:table-cell table:style-name="ce3" table:formula="of:=[.AE234]+[.AF234]" office:value-type="float" office:value="-29.8951029955925" calcext:value-type="float">
            <text:p>-29.8951029955925</text:p>
          </table:table-cell>
          <table:table-cell table:style-name="ce3" table:formula="of:=IF([.AC234]&gt;0;MOD(DEGREES(ACOS(((SIN(RADIANS([.$B$3]))*COS(RADIANS([.AD234])))-SIN(RADIANS([.T234])))/(COS(RADIANS([.$B$3]))*SIN(RADIANS([.AD234])))))+180;360);MOD(540-DEGREES(ACOS(((SIN(RADIANS([.$B$3]))*COS(RADIANS([.AD234])))-SIN(RADIANS([.T234])))/(COS(RADIANS([.$B$3]))*SIN(RADIANS([.AD234])))));360))" office:value-type="float" office:value="342.779014523967" calcext:value-type="float">
            <text:p>342.77901452396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4]+0.1/24" office:value-type="time" office:time-value="PT23H24M00S" calcext:value-type="time">
            <text:p>23:24:00</text:p>
          </table:table-cell>
          <table:table-cell table:style-name="ce11" table:formula="of:=[.D235]+2415018.5+[.E235]-[.$B$5]/24" office:value-type="float" office:value="2451776.43333333" calcext:value-type="float">
            <text:p>2451776.43</text:p>
          </table:table-cell>
          <table:table-cell table:style-name="ce13" table:formula="of:=([.F235]-2451545)/36525" office:value-type="float" office:value="0.00633629933835953" calcext:value-type="float">
            <text:p>0.00633630</text:p>
          </table:table-cell>
          <table:table-cell/>
          <table:table-cell table:style-name="ce3" table:formula="of:=MOD(280.46646+[.G235]*(36000.76983+[.G235]*0.0003032);360)" office:value-type="float" office:value="148.578114066436" calcext:value-type="float">
            <text:p>148.578114066436</text:p>
          </table:table-cell>
          <table:table-cell table:style-name="ce3" table:formula="of:=357.52911+[.G235]*(35999.05029-0.0001537*[.G235])" office:value-type="float" office:value="585.629868527927" calcext:value-type="float">
            <text:p>585.629868527927</text:p>
          </table:table-cell>
          <table:table-cell table:style-name="ce3" table:formula="of:=0.016708634-[.G235]*(0.000042037+0.0000001267*[.G235])" office:value-type="float" office:value="0.0167083676358979" calcext:value-type="float">
            <text:p>0.016708367635898</text:p>
          </table:table-cell>
          <table:table-cell table:style-name="ce3" table:formula="of:=SIN(RADIANS([.J235]))*(1.914602-[.G235]*(0.004817+0.000014*[.G235]))+SIN(RADIANS(2*[.J235]))*(0.019993-0.000101*[.G235])+SIN(RADIANS(3*[.J235]))*0.000289" office:value-type="float" office:value="-1.34881712021236" calcext:value-type="float">
            <text:p>-1.34881712021236</text:p>
          </table:table-cell>
          <table:table-cell table:style-name="ce3" table:formula="of:=[.I235]+[.L235]" office:value-type="float" office:value="147.229296946223" calcext:value-type="float">
            <text:p>147.229296946223</text:p>
          </table:table-cell>
          <table:table-cell table:style-name="ce3" table:formula="of:=[.J235]+[.L235]" office:value-type="float" office:value="584.281051407715" calcext:value-type="float">
            <text:p>584.281051407715</text:p>
          </table:table-cell>
          <table:table-cell table:style-name="ce3" table:formula="of:=(1.000001018*(1-[.K235]*[.K235]))/(1+[.K235]*COS(RADIANS([.N235])))" office:value-type="float" office:value="1.01182521630731" calcext:value-type="float">
            <text:p>1.01182521630731</text:p>
          </table:table-cell>
          <table:table-cell table:style-name="ce3" table:formula="of:=[.M235]-0.00569-0.00478*SIN(RADIANS(125.04-1934.136*[.G235]))" office:value-type="float" office:value="147.219199947022" calcext:value-type="float">
            <text:p>147.219199947022</text:p>
          </table:table-cell>
          <table:table-cell table:style-name="ce3" table:formula="of:=23+(26+((21.448-[.G235]*(46.815+[.G235]*(0.00059-[.G235]*0.001813))))/60)/60" office:value-type="float" office:value="23.439208712812" calcext:value-type="float">
            <text:p>23.439208712812</text:p>
          </table:table-cell>
          <table:table-cell table:style-name="ce3" table:formula="of:=[.Q235]+0.00256*COS(RADIANS(125.04-1934.136*[.G235]))" office:value-type="float" office:value="23.4382173016855" calcext:value-type="float">
            <text:p>23.4382173016855</text:p>
          </table:table-cell>
          <table:table-cell table:style-name="ce3" table:formula="of:=DEGREES(ATAN2(COS(RADIANS([.P235]));COS(RADIANS([.R235]))*SIN(RADIANS([.P235]))))" office:value-type="float" office:value="149.423427285351" calcext:value-type="float">
            <text:p>149.423427285351</text:p>
          </table:table-cell>
          <table:table-cell table:style-name="ce3" table:formula="of:=DEGREES(ASIN(SIN(RADIANS([.R235]))*SIN(RADIANS([.P235]))))" office:value-type="float" office:value="12.436518608298" calcext:value-type="float">
            <text:p>12.436518608298</text:p>
          </table:table-cell>
          <table:table-cell table:style-name="ce3" table:formula="of:=TAN(RADIANS([.R235]/2))*TAN(RADIANS([.R235]/2))" office:value-type="float" office:value="0.0430304741810693" calcext:value-type="float">
            <text:p>0.043030474181069</text:p>
          </table:table-cell>
          <table:table-cell table:formula="of:=4*DEGREES([.U235]*SIN(2*RADIANS([.I235]))-2*[.K235]*SIN(RADIANS([.J235]))+4*[.K235]*[.U235]*SIN(RADIANS([.J235]))*COS(2*RADIANS([.I235]))-0.5*[.U235]*[.U235]*SIN(4*RADIANS([.I235]))-1.25*[.K235]*[.K235]*SIN(2*RADIANS([.J235])))" office:value-type="float" office:value="-3.42278472493645" calcext:value-type="float">
            <text:p>-3.42278472493645</text:p>
          </table:table-cell>
          <table:table-cell table:style-name="ce3" table:formula="of:=DEGREES(ACOS(COS(RADIANS(90.833))/(COS(RADIANS([.$B$3]))*COS(RADIANS([.T235])))-TAN(RADIANS([.$B$3]))*TAN(RADIANS([.T235]))))" office:value-type="float" office:value="104.50035675962" calcext:value-type="float">
            <text:p>104.50035675962</text:p>
          </table:table-cell>
          <table:table-cell table:style-name="ce9" table:formula="of:=(720-4*[.$B$4]-[.V235]+[.$B$5]*60)/1440" office:value-type="time" office:time-value="PT12H18M56.737483496S" calcext:value-type="time">
            <text:p>12:18:56</text:p>
          </table:table-cell>
          <table:table-cell table:style-name="ce9" table:formula="of:=[.X235]-[.W235]*4/1440" office:value-type="time" office:time-value="PT05H20M56.651861187S" calcext:value-type="time">
            <text:p>5:20:56</text:p>
          </table:table-cell>
          <table:table-cell table:style-name="ce9" table:formula="of:=[.X235]+[.W235]*4/1440" office:value-type="time" office:time-value="PT19H16M56.823105805S" calcext:value-type="time">
            <text:p>19:16:56</text:p>
          </table:table-cell>
          <table:table-cell table:style-name="ce15" table:formula="of:=8*[.W235]" office:value-type="float" office:value="836.002854076962" calcext:value-type="float">
            <text:p>836.002854076962</text:p>
          </table:table-cell>
          <table:table-cell table:style-name="ce3" table:formula="of:=MOD([.E235]*1440+[.V235]+4*[.$B$4]-60*[.$B$5];1440)" office:value-type="float" office:value="1385.05437527506" calcext:value-type="float">
            <text:p>1385.05437527506</text:p>
          </table:table-cell>
          <table:table-cell table:style-name="ce3" table:formula="of:=IF([.AB235]/4&lt;0;[.AB235]/4+180;[.AB235]/4-180)" office:value-type="float" office:value="166.263593818765" calcext:value-type="float">
            <text:p>166.263593818765</text:p>
          </table:table-cell>
          <table:table-cell table:style-name="ce3" table:formula="of:=DEGREES(ACOS(SIN(RADIANS([.$B$3]))*SIN(RADIANS([.T235]))+COS(RADIANS([.$B$3]))*COS(RADIANS([.T235]))*COS(RADIANS([.AC235]))))" office:value-type="float" office:value="120.200220918011" calcext:value-type="float">
            <text:p>120.200220918011</text:p>
          </table:table-cell>
          <table:table-cell table:style-name="ce3" table:formula="of:=90-[.AD235]" office:value-type="float" office:value="-30.2002209180114" calcext:value-type="float">
            <text:p>-30.2002209180114</text:p>
          </table:table-cell>
          <table:table-cell table:style-name="ce3" table:formula="of:=IF([.AE235]&gt;85;0;IF([.AE235]&gt;5;58.1/TAN(RADIANS([.AE235]))-0.07/POWER(TAN(RADIANS([.AE235]));3)+0.000086/POWER(TAN(RADIANS([.AE235]));5);IF([.AE235]&gt;-0.575;1735+[.AE235]*(-518.2+[.AE235]*(103.4+[.AE235]*(-12.79+[.AE235]*0.711)));-20.772/TAN(RADIANS([.AE235])))))/3600" office:value-type="float" office:value="0.00991376467829913" calcext:value-type="float">
            <text:p>0.009913764678299</text:p>
          </table:table-cell>
          <table:table-cell table:style-name="ce3" table:formula="of:=[.AE235]+[.AF235]" office:value-type="float" office:value="-30.1903071533331" calcext:value-type="float">
            <text:p>-30.1903071533331</text:p>
          </table:table-cell>
          <table:table-cell table:style-name="ce3" table:formula="of:=IF([.AC235]&gt;0;MOD(DEGREES(ACOS(((SIN(RADIANS([.$B$3]))*COS(RADIANS([.AD235])))-SIN(RADIANS([.T235])))/(COS(RADIANS([.$B$3]))*SIN(RADIANS([.AD235])))))+180;360);MOD(540-DEGREES(ACOS(((SIN(RADIANS([.$B$3]))*COS(RADIANS([.AD235])))-SIN(RADIANS([.T235])))/(COS(RADIANS([.$B$3]))*SIN(RADIANS([.AD235])))));360))" office:value-type="float" office:value="344.436924590799" calcext:value-type="float">
            <text:p>344.436924590799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5]+0.1/24" office:value-type="time" office:time-value="PT23H30M00S" calcext:value-type="time">
            <text:p>23:30:00</text:p>
          </table:table-cell>
          <table:table-cell table:style-name="ce11" table:formula="of:=[.D236]+2415018.5+[.E236]-[.$B$5]/24" office:value-type="float" office:value="2451776.4375" calcext:value-type="float">
            <text:p>2451776.44</text:p>
          </table:table-cell>
          <table:table-cell table:style-name="ce13" table:formula="of:=([.F236]-2451545)/36525" office:value-type="float" office:value="0.00633641341546886" calcext:value-type="float">
            <text:p>0.00633641</text:p>
          </table:table-cell>
          <table:table-cell/>
          <table:table-cell table:style-name="ce3" table:formula="of:=MOD(280.46646+[.G236]*(36000.76983+[.G236]*0.0003032);360)" office:value-type="float" office:value="148.582220930192" calcext:value-type="float">
            <text:p>148.582220930192</text:p>
          </table:table-cell>
          <table:table-cell table:style-name="ce3" table:formula="of:=357.52911+[.G236]*(35999.05029-0.0001537*[.G236])" office:value-type="float" office:value="585.633975195523" calcext:value-type="float">
            <text:p>585.633975195523</text:p>
          </table:table-cell>
          <table:table-cell table:style-name="ce3" table:formula="of:=0.016708634-[.G236]*(0.000042037+0.0000001267*[.G236])" office:value-type="float" office:value="0.0167083676311022" calcext:value-type="float">
            <text:p>0.016708367631102</text:p>
          </table:table-cell>
          <table:table-cell table:style-name="ce3" table:formula="of:=SIN(RADIANS([.J236]))*(1.914602-[.G236]*(0.004817+0.000014*[.G236]))+SIN(RADIANS(2*[.J236]))*(0.019993-0.000101*[.G236])+SIN(RADIANS(3*[.J236]))*0.000289" office:value-type="float" office:value="-1.34891309549788" calcext:value-type="float">
            <text:p>-1.34891309549788</text:p>
          </table:table-cell>
          <table:table-cell table:style-name="ce3" table:formula="of:=[.I236]+[.L236]" office:value-type="float" office:value="147.233307834694" calcext:value-type="float">
            <text:p>147.233307834694</text:p>
          </table:table-cell>
          <table:table-cell table:style-name="ce3" table:formula="of:=[.J236]+[.L236]" office:value-type="float" office:value="584.285062100025" calcext:value-type="float">
            <text:p>584.285062100025</text:p>
          </table:table-cell>
          <table:table-cell table:style-name="ce3" table:formula="of:=(1.000001018*(1-[.K236]*[.K236]))/(1+[.K236]*COS(RADIANS([.N236])))" office:value-type="float" office:value="1.01182438003826" calcext:value-type="float">
            <text:p>1.01182438003826</text:p>
          </table:table-cell>
          <table:table-cell table:style-name="ce3" table:formula="of:=[.M236]-0.00569-0.00478*SIN(RADIANS(125.04-1934.136*[.G236]))" office:value-type="float" office:value="147.223210828364" calcext:value-type="float">
            <text:p>147.223210828364</text:p>
          </table:table-cell>
          <table:table-cell table:style-name="ce3" table:formula="of:=23+(26+((21.448-[.G236]*(46.815+[.G236]*(0.00059-[.G236]*0.001813))))/60)/60" office:value-type="float" office:value="23.4392087113285" calcext:value-type="float">
            <text:p>23.4392087113285</text:p>
          </table:table-cell>
          <table:table-cell table:style-name="ce3" table:formula="of:=[.Q236]+0.00256*COS(RADIANS(125.04-1934.136*[.G236]))" office:value-type="float" office:value="23.4382173092911" calcext:value-type="float">
            <text:p>23.4382173092911</text:p>
          </table:table-cell>
          <table:table-cell table:style-name="ce3" table:formula="of:=DEGREES(ATAN2(COS(RADIANS([.P236]));COS(RADIANS([.R236]))*SIN(RADIANS([.P236]))))" office:value-type="float" office:value="149.42728618046" calcext:value-type="float">
            <text:p>149.42728618046</text:p>
          </table:table-cell>
          <table:table-cell table:style-name="ce3" table:formula="of:=DEGREES(ASIN(SIN(RADIANS([.R236]))*SIN(RADIANS([.P236]))))" office:value-type="float" office:value="12.4351450526047" calcext:value-type="float">
            <text:p>12.4351450526047</text:p>
          </table:table-cell>
          <table:table-cell table:style-name="ce3" table:formula="of:=TAN(RADIANS([.R236]/2))*TAN(RADIANS([.R236]/2))" office:value-type="float" office:value="0.04303047420979" calcext:value-type="float">
            <text:p>0.04303047420979</text:p>
          </table:table-cell>
          <table:table-cell table:formula="of:=4*DEGREES([.U236]*SIN(2*RADIANS([.I236]))-2*[.K236]*SIN(RADIANS([.J236]))+4*[.K236]*[.U236]*SIN(RADIANS([.J236]))*COS(2*RADIANS([.I236]))-0.5*[.U236]*[.U236]*SIN(4*RADIANS([.I236]))-1.25*[.K236]*[.K236]*SIN(2*RADIANS([.J236])))" office:value-type="float" office:value="-3.42179497205049" calcext:value-type="float">
            <text:p>-3.42179497205049</text:p>
          </table:table-cell>
          <table:table-cell table:style-name="ce3" table:formula="of:=DEGREES(ACOS(COS(RADIANS(90.833))/(COS(RADIANS([.$B$3]))*COS(RADIANS([.T236])))-TAN(RADIANS([.$B$3]))*TAN(RADIANS([.T236]))))" office:value-type="float" office:value="104.498805676684" calcext:value-type="float">
            <text:p>104.498805676684</text:p>
          </table:table-cell>
          <table:table-cell table:style-name="ce9" table:formula="of:=(720-4*[.$B$4]-[.V236]+[.$B$5]*60)/1440" office:value-type="time" office:time-value="PT12H18M56.678098323S" calcext:value-type="time">
            <text:p>12:18:56</text:p>
          </table:table-cell>
          <table:table-cell table:style-name="ce9" table:formula="of:=[.X236]-[.W236]*4/1440" office:value-type="time" office:time-value="PT05H20M56.964735919S" calcext:value-type="time">
            <text:p>5:20:56</text:p>
          </table:table-cell>
          <table:table-cell table:style-name="ce9" table:formula="of:=[.X236]+[.W236]*4/1440" office:value-type="time" office:time-value="PT19H16M56.391460727S" calcext:value-type="time">
            <text:p>19:16:56</text:p>
          </table:table-cell>
          <table:table-cell table:style-name="ce15" table:formula="of:=8*[.W236]" office:value-type="float" office:value="835.990445413473" calcext:value-type="float">
            <text:p>835.990445413473</text:p>
          </table:table-cell>
          <table:table-cell table:style-name="ce3" table:formula="of:=MOD([.E236]*1440+[.V236]+4*[.$B$4]-60*[.$B$5];1440)" office:value-type="float" office:value="1391.05536502795" calcext:value-type="float">
            <text:p>1391.05536502795</text:p>
          </table:table-cell>
          <table:table-cell table:style-name="ce3" table:formula="of:=IF([.AB236]/4&lt;0;[.AB236]/4+180;[.AB236]/4-180)" office:value-type="float" office:value="167.763841256987" calcext:value-type="float">
            <text:p>167.763841256987</text:p>
          </table:table-cell>
          <table:table-cell table:style-name="ce3" table:formula="of:=DEGREES(ACOS(SIN(RADIANS([.$B$3]))*SIN(RADIANS([.T236]))+COS(RADIANS([.$B$3]))*COS(RADIANS([.T236]))*COS(RADIANS([.AC236]))))" office:value-type="float" office:value="120.466199630128" calcext:value-type="float">
            <text:p>120.466199630128</text:p>
          </table:table-cell>
          <table:table-cell table:style-name="ce3" table:formula="of:=90-[.AD236]" office:value-type="float" office:value="-30.4661996301283" calcext:value-type="float">
            <text:p>-30.4661996301283</text:p>
          </table:table-cell>
          <table:table-cell table:style-name="ce3" table:formula="of:=IF([.AE236]&gt;85;0;IF([.AE236]&gt;5;58.1/TAN(RADIANS([.AE236]))-0.07/POWER(TAN(RADIANS([.AE236]));3)+0.000086/POWER(TAN(RADIANS([.AE236]));5);IF([.AE236]&gt;-0.575;1735+[.AE236]*(-518.2+[.AE236]*(103.4+[.AE236]*(-12.79+[.AE236]*0.711)));-20.772/TAN(RADIANS([.AE236])))))/3600" office:value-type="float" office:value="0.00980874352575298" calcext:value-type="float">
            <text:p>0.009808743525753</text:p>
          </table:table-cell>
          <table:table-cell table:style-name="ce3" table:formula="of:=[.AE236]+[.AF236]" office:value-type="float" office:value="-30.4563908866025" calcext:value-type="float">
            <text:p>-30.4563908866025</text:p>
          </table:table-cell>
          <table:table-cell table:style-name="ce3" table:formula="of:=IF([.AC236]&gt;0;MOD(DEGREES(ACOS(((SIN(RADIANS([.$B$3]))*COS(RADIANS([.AD236])))-SIN(RADIANS([.T236])))/(COS(RADIANS([.$B$3]))*SIN(RADIANS([.AD236])))))+180;360);MOD(540-DEGREES(ACOS(((SIN(RADIANS([.$B$3]))*COS(RADIANS([.AD236])))-SIN(RADIANS([.T236])))/(COS(RADIANS([.$B$3]))*SIN(RADIANS([.AD236])))));360))" office:value-type="float" office:value="346.106153222642" calcext:value-type="float">
            <text:p>346.10615322264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6]+0.1/24" office:value-type="time" office:time-value="PT23H36M00S" calcext:value-type="time">
            <text:p>23:36:00</text:p>
          </table:table-cell>
          <table:table-cell table:style-name="ce11" table:formula="of:=[.D237]+2415018.5+[.E237]-[.$B$5]/24" office:value-type="float" office:value="2451776.44166667" calcext:value-type="float">
            <text:p>2451776.44</text:p>
          </table:table-cell>
          <table:table-cell table:style-name="ce13" table:formula="of:=([.F237]-2451545)/36525" office:value-type="float" office:value="0.00633652749259094" calcext:value-type="float">
            <text:p>0.00633653</text:p>
          </table:table-cell>
          <table:table-cell/>
          <table:table-cell table:style-name="ce3" table:formula="of:=MOD(280.46646+[.G237]*(36000.76983+[.G237]*0.0003032);360)" office:value-type="float" office:value="148.586327794407" calcext:value-type="float">
            <text:p>148.586327794407</text:p>
          </table:table-cell>
          <table:table-cell table:style-name="ce3" table:formula="of:=357.52911+[.G237]*(35999.05029-0.0001537*[.G237])" office:value-type="float" office:value="585.638081863577" calcext:value-type="float">
            <text:p>585.638081863577</text:p>
          </table:table-cell>
          <table:table-cell table:style-name="ce3" table:formula="of:=0.016708634-[.G237]*(0.000042037+0.0000001267*[.G237])" office:value-type="float" office:value="0.0167083676263066" calcext:value-type="float">
            <text:p>0.016708367626307</text:p>
          </table:table-cell>
          <table:table-cell table:style-name="ce3" table:formula="of:=SIN(RADIANS([.J237]))*(1.914602-[.G237]*(0.004817+0.000014*[.G237]))+SIN(RADIANS(2*[.J237]))*(0.019993-0.000101*[.G237])+SIN(RADIANS(3*[.J237]))*0.000289" office:value-type="float" office:value="-1.34900906416424" calcext:value-type="float">
            <text:p>-1.34900906416424</text:p>
          </table:table-cell>
          <table:table-cell table:style-name="ce3" table:formula="of:=[.I237]+[.L237]" office:value-type="float" office:value="147.237318730243" calcext:value-type="float">
            <text:p>147.237318730243</text:p>
          </table:table-cell>
          <table:table-cell table:style-name="ce3" table:formula="of:=[.J237]+[.L237]" office:value-type="float" office:value="584.289072799413" calcext:value-type="float">
            <text:p>584.289072799413</text:p>
          </table:table-cell>
          <table:table-cell table:style-name="ce3" table:formula="of:=(1.000001018*(1-[.K237]*[.K237]))/(1+[.K237]*COS(RADIANS([.N237])))" office:value-type="float" office:value="1.0118235437091" calcext:value-type="float">
            <text:p>1.0118235437091</text:p>
          </table:table-cell>
          <table:table-cell table:style-name="ce3" table:formula="of:=[.M237]-0.00569-0.00478*SIN(RADIANS(125.04-1934.136*[.G237]))" office:value-type="float" office:value="147.227221716784" calcext:value-type="float">
            <text:p>147.227221716784</text:p>
          </table:table-cell>
          <table:table-cell table:style-name="ce3" table:formula="of:=23+(26+((21.448-[.G237]*(46.815+[.G237]*(0.00059-[.G237]*0.001813))))/60)/60" office:value-type="float" office:value="23.4392087098451" calcext:value-type="float">
            <text:p>23.4392087098451</text:p>
          </table:table-cell>
          <table:table-cell table:style-name="ce3" table:formula="of:=[.Q237]+0.00256*COS(RADIANS(125.04-1934.136*[.G237]))" office:value-type="float" office:value="23.4382173168967" calcext:value-type="float">
            <text:p>23.4382173168967</text:p>
          </table:table-cell>
          <table:table-cell table:style-name="ce3" table:formula="of:=DEGREES(ATAN2(COS(RADIANS([.P237]));COS(RADIANS([.R237]))*SIN(RADIANS([.P237]))))" office:value-type="float" office:value="149.431145041581" calcext:value-type="float">
            <text:p>149.431145041581</text:p>
          </table:table-cell>
          <table:table-cell table:style-name="ce3" table:formula="of:=DEGREES(ASIN(SIN(RADIANS([.R237]))*SIN(RADIANS([.P237]))))" office:value-type="float" office:value="12.4337714398348" calcext:value-type="float">
            <text:p>12.4337714398348</text:p>
          </table:table-cell>
          <table:table-cell table:style-name="ce3" table:formula="of:=TAN(RADIANS([.R237]/2))*TAN(RADIANS([.R237]/2))" office:value-type="float" office:value="0.0430304742385107" calcext:value-type="float">
            <text:p>0.043030474238511</text:p>
          </table:table-cell>
          <table:table-cell table:formula="of:=4*DEGREES([.U237]*SIN(2*RADIANS([.I237]))-2*[.K237]*SIN(RADIANS([.J237]))+4*[.K237]*[.U237]*SIN(RADIANS([.J237]))*COS(2*RADIANS([.I237]))-0.5*[.U237]*[.U237]*SIN(4*RADIANS([.I237]))-1.25*[.K237]*[.K237]*SIN(2*RADIANS([.J237])))" office:value-type="float" office:value="-3.42080508228934" calcext:value-type="float">
            <text:p>-3.42080508228934</text:p>
          </table:table-cell>
          <table:table-cell table:style-name="ce3" table:formula="of:=DEGREES(ACOS(COS(RADIANS(90.833))/(COS(RADIANS([.$B$3]))*COS(RADIANS([.T237])))-TAN(RADIANS([.$B$3]))*TAN(RADIANS([.T237]))))" office:value-type="float" office:value="104.497254557283" calcext:value-type="float">
            <text:p>104.497254557283</text:p>
          </table:table-cell>
          <table:table-cell table:style-name="ce9" table:formula="of:=(720-4*[.$B$4]-[.V237]+[.$B$5]*60)/1440" office:value-type="time" office:time-value="PT12H18M56.618704937S" calcext:value-type="time">
            <text:p>12:18:56</text:p>
          </table:table-cell>
          <table:table-cell table:style-name="ce9" table:formula="of:=[.X237]-[.W237]*4/1440" office:value-type="time" office:time-value="PT05H20M57.277611189S" calcext:value-type="time">
            <text:p>5:20:57</text:p>
          </table:table-cell>
          <table:table-cell table:style-name="ce9" table:formula="of:=[.X237]+[.W237]*4/1440" office:value-type="time" office:time-value="PT19H16M55.959798685S" calcext:value-type="time">
            <text:p>19:16:55</text:p>
          </table:table-cell>
          <table:table-cell table:style-name="ce15" table:formula="of:=8*[.W237]" office:value-type="float" office:value="835.978036458264" calcext:value-type="float">
            <text:p>835.978036458264</text:p>
          </table:table-cell>
          <table:table-cell table:style-name="ce3" table:formula="of:=MOD([.E237]*1440+[.V237]+4*[.$B$4]-60*[.$B$5];1440)" office:value-type="float" office:value="1397.05635491771" calcext:value-type="float">
            <text:p>1397.05635491771</text:p>
          </table:table-cell>
          <table:table-cell table:style-name="ce3" table:formula="of:=IF([.AB237]/4&lt;0;[.AB237]/4+180;[.AB237]/4-180)" office:value-type="float" office:value="169.264088729427" calcext:value-type="float">
            <text:p>169.264088729427</text:p>
          </table:table-cell>
          <table:table-cell table:style-name="ce3" table:formula="of:=DEGREES(ACOS(SIN(RADIANS([.$B$3]))*SIN(RADIANS([.T237]))+COS(RADIANS([.$B$3]))*COS(RADIANS([.T237]))*COS(RADIANS([.AC237]))))" office:value-type="float" office:value="120.702656560591" calcext:value-type="float">
            <text:p>120.702656560591</text:p>
          </table:table-cell>
          <table:table-cell table:style-name="ce3" table:formula="of:=90-[.AD237]" office:value-type="float" office:value="-30.7026565605909" calcext:value-type="float">
            <text:p>-30.7026565605909</text:p>
          </table:table-cell>
          <table:table-cell table:style-name="ce3" table:formula="of:=IF([.AE237]&gt;85;0;IF([.AE237]&gt;5;58.1/TAN(RADIANS([.AE237]))-0.07/POWER(TAN(RADIANS([.AE237]));3)+0.000086/POWER(TAN(RADIANS([.AE237]));5);IF([.AE237]&gt;-0.575;1735+[.AE237]*(-518.2+[.AE237]*(103.4+[.AE237]*(-12.79+[.AE237]*0.711)));-20.772/TAN(RADIANS([.AE237])))))/3600" office:value-type="float" office:value="0.00971676124119931" calcext:value-type="float">
            <text:p>0.009716761241199</text:p>
          </table:table-cell>
          <table:table-cell table:style-name="ce3" table:formula="of:=[.AE237]+[.AF237]" office:value-type="float" office:value="-30.6929397993497" calcext:value-type="float">
            <text:p>-30.6929397993497</text:p>
          </table:table-cell>
          <table:table-cell table:style-name="ce3" table:formula="of:=IF([.AC237]&gt;0;MOD(DEGREES(ACOS(((SIN(RADIANS([.$B$3]))*COS(RADIANS([.AD237])))-SIN(RADIANS([.T237])))/(COS(RADIANS([.$B$3]))*SIN(RADIANS([.AD237])))))+180;360);MOD(540-DEGREES(ACOS(((SIN(RADIANS([.$B$3]))*COS(RADIANS([.AD237])))-SIN(RADIANS([.T237])))/(COS(RADIANS([.$B$3]))*SIN(RADIANS([.AD237])))));360))" office:value-type="float" office:value="347.785669512052" calcext:value-type="float">
            <text:p>347.785669512052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7]+0.1/24" office:value-type="time" office:time-value="PT23H42M00S" calcext:value-type="time">
            <text:p>23:42:00</text:p>
          </table:table-cell>
          <table:table-cell table:style-name="ce11" table:formula="of:=[.D238]+2415018.5+[.E238]-[.$B$5]/24" office:value-type="float" office:value="2451776.44583333" calcext:value-type="float">
            <text:p>2451776.45</text:p>
          </table:table-cell>
          <table:table-cell table:style-name="ce13" table:formula="of:=([.F238]-2451545)/36525" office:value-type="float" office:value="0.00633664156970027" calcext:value-type="float">
            <text:p>0.00633664</text:p>
          </table:table-cell>
          <table:table-cell/>
          <table:table-cell table:style-name="ce3" table:formula="of:=MOD(280.46646+[.G238]*(36000.76983+[.G238]*0.0003032);360)" office:value-type="float" office:value="148.590434658164" calcext:value-type="float">
            <text:p>148.590434658164</text:p>
          </table:table-cell>
          <table:table-cell table:style-name="ce3" table:formula="of:=357.52911+[.G238]*(35999.05029-0.0001537*[.G238])" office:value-type="float" office:value="585.642188531173" calcext:value-type="float">
            <text:p>585.642188531173</text:p>
          </table:table-cell>
          <table:table-cell table:style-name="ce3" table:formula="of:=0.016708634-[.G238]*(0.000042037+0.0000001267*[.G238])" office:value-type="float" office:value="0.0167083676215109" calcext:value-type="float">
            <text:p>0.016708367621511</text:p>
          </table:table-cell>
          <table:table-cell table:style-name="ce3" table:formula="of:=SIN(RADIANS([.J238]))*(1.914602-[.G238]*(0.004817+0.000014*[.G238]))+SIN(RADIANS(2*[.J238]))*(0.019993-0.000101*[.G238])+SIN(RADIANS(3*[.J238]))*0.000289" office:value-type="float" office:value="-1.3491050261895" calcext:value-type="float">
            <text:p>-1.3491050261895</text:p>
          </table:table-cell>
          <table:table-cell table:style-name="ce3" table:formula="of:=[.I238]+[.L238]" office:value-type="float" office:value="147.241329631974" calcext:value-type="float">
            <text:p>147.241329631974</text:p>
          </table:table-cell>
          <table:table-cell table:style-name="ce3" table:formula="of:=[.J238]+[.L238]" office:value-type="float" office:value="584.293083504983" calcext:value-type="float">
            <text:p>584.293083504983</text:p>
          </table:table-cell>
          <table:table-cell table:style-name="ce3" table:formula="of:=(1.000001018*(1-[.K238]*[.K238]))/(1+[.K238]*COS(RADIANS([.N238])))" office:value-type="float" office:value="1.01182270732002" calcext:value-type="float">
            <text:p>1.01182270732002</text:p>
          </table:table-cell>
          <table:table-cell table:style-name="ce3" table:formula="of:=[.M238]-0.00569-0.00478*SIN(RADIANS(125.04-1934.136*[.G238]))" office:value-type="float" office:value="147.231232611387" calcext:value-type="float">
            <text:p>147.231232611387</text:p>
          </table:table-cell>
          <table:table-cell table:style-name="ce3" table:formula="of:=23+(26+((21.448-[.G238]*(46.815+[.G238]*(0.00059-[.G238]*0.001813))))/60)/60" office:value-type="float" office:value="23.4392087083616" calcext:value-type="float">
            <text:p>23.4392087083616</text:p>
          </table:table-cell>
          <table:table-cell table:style-name="ce3" table:formula="of:=[.Q238]+0.00256*COS(RADIANS(125.04-1934.136*[.G238]))" office:value-type="float" office:value="23.4382173245023" calcext:value-type="float">
            <text:p>23.4382173245023</text:p>
          </table:table-cell>
          <table:table-cell table:style-name="ce3" table:formula="of:=DEGREES(ATAN2(COS(RADIANS([.P238]));COS(RADIANS([.R238]))*SIN(RADIANS([.P238]))))" office:value-type="float" office:value="149.435003867853" calcext:value-type="float">
            <text:p>149.435003867853</text:p>
          </table:table-cell>
          <table:table-cell table:style-name="ce3" table:formula="of:=DEGREES(ASIN(SIN(RADIANS([.R238]))*SIN(RADIANS([.P238]))))" office:value-type="float" office:value="12.4323977703018" calcext:value-type="float">
            <text:p>12.4323977703018</text:p>
          </table:table-cell>
          <table:table-cell table:style-name="ce3" table:formula="of:=TAN(RADIANS([.R238]/2))*TAN(RADIANS([.R238]/2))" office:value-type="float" office:value="0.0430304742672314" calcext:value-type="float">
            <text:p>0.043030474267231</text:p>
          </table:table-cell>
          <table:table-cell table:formula="of:=4*DEGREES([.U238]*SIN(2*RADIANS([.I238]))-2*[.K238]*SIN(RADIANS([.J238]))+4*[.K238]*[.U238]*SIN(RADIANS([.J238]))*COS(2*RADIANS([.I238]))-0.5*[.U238]*[.U238]*SIN(4*RADIANS([.I238]))-1.25*[.K238]*[.K238]*SIN(2*RADIANS([.J238])))" office:value-type="float" office:value="-3.41981505588928" calcext:value-type="float">
            <text:p>-3.41981505588928</text:p>
          </table:table-cell>
          <table:table-cell table:style-name="ce3" table:formula="of:=DEGREES(ACOS(COS(RADIANS(90.833))/(COS(RADIANS([.$B$3]))*COS(RADIANS([.T238])))-TAN(RADIANS([.$B$3]))*TAN(RADIANS([.T238]))))" office:value-type="float" office:value="104.495703401771" calcext:value-type="float">
            <text:p>104.495703401771</text:p>
          </table:table-cell>
          <table:table-cell table:style-name="ce9" table:formula="of:=(720-4*[.$B$4]-[.V238]+[.$B$5]*60)/1440" office:value-type="time" office:time-value="PT12H18M56.559303353S" calcext:value-type="time">
            <text:p>12:18:56</text:p>
          </table:table-cell>
          <table:table-cell table:style-name="ce9" table:formula="of:=[.X238]-[.W238]*4/1440" office:value-type="time" office:time-value="PT05H20M57.590486928S" calcext:value-type="time">
            <text:p>5:20:57</text:p>
          </table:table-cell>
          <table:table-cell table:style-name="ce9" table:formula="of:=[.X238]+[.W238]*4/1440" office:value-type="time" office:time-value="PT19H16M55.528119778S" calcext:value-type="time">
            <text:p>19:16:55</text:p>
          </table:table-cell>
          <table:table-cell table:style-name="ce15" table:formula="of:=8*[.W238]" office:value-type="float" office:value="835.965627214165" calcext:value-type="float">
            <text:p>835.965627214165</text:p>
          </table:table-cell>
          <table:table-cell table:style-name="ce3" table:formula="of:=MOD([.E238]*1440+[.V238]+4*[.$B$4]-60*[.$B$5];1440)" office:value-type="float" office:value="1403.05734494411" calcext:value-type="float">
            <text:p>1403.05734494411</text:p>
          </table:table-cell>
          <table:table-cell table:style-name="ce3" table:formula="of:=IF([.AB238]/4&lt;0;[.AB238]/4+180;[.AB238]/4-180)" office:value-type="float" office:value="170.764336236027" calcext:value-type="float">
            <text:p>170.764336236027</text:p>
          </table:table-cell>
          <table:table-cell table:style-name="ce3" table:formula="of:=DEGREES(ACOS(SIN(RADIANS([.$B$3]))*SIN(RADIANS([.T238]))+COS(RADIANS([.$B$3]))*COS(RADIANS([.T238]))*COS(RADIANS([.AC238]))))" office:value-type="float" office:value="120.909216882025" calcext:value-type="float">
            <text:p>120.909216882025</text:p>
          </table:table-cell>
          <table:table-cell table:style-name="ce3" table:formula="of:=90-[.AD238]" office:value-type="float" office:value="-30.909216882025" calcext:value-type="float">
            <text:p>-30.909216882025</text:p>
          </table:table-cell>
          <table:table-cell table:style-name="ce3" table:formula="of:=IF([.AE238]&gt;85;0;IF([.AE238]&gt;5;58.1/TAN(RADIANS([.AE238]))-0.07/POWER(TAN(RADIANS([.AE238]));3)+0.000086/POWER(TAN(RADIANS([.AE238]));5);IF([.AE238]&gt;-0.575;1735+[.AE238]*(-518.2+[.AE238]*(103.4+[.AE238]*(-12.79+[.AE238]*0.711)));-20.772/TAN(RADIANS([.AE238])))))/3600" office:value-type="float" office:value="0.00963744887142745" calcext:value-type="float">
            <text:p>0.009637448871427</text:p>
          </table:table-cell>
          <table:table-cell table:style-name="ce3" table:formula="of:=[.AE238]+[.AF238]" office:value-type="float" office:value="-30.8995794331536" calcext:value-type="float">
            <text:p>-30.8995794331536</text:p>
          </table:table-cell>
          <table:table-cell table:style-name="ce3" table:formula="of:=IF([.AC238]&gt;0;MOD(DEGREES(ACOS(((SIN(RADIANS([.$B$3]))*COS(RADIANS([.AD238])))-SIN(RADIANS([.T238])))/(COS(RADIANS([.$B$3]))*SIN(RADIANS([.AD238])))))+180;360);MOD(540-DEGREES(ACOS(((SIN(RADIANS([.$B$3]))*COS(RADIANS([.AD238])))-SIN(RADIANS([.T238])))/(COS(RADIANS([.$B$3]))*SIN(RADIANS([.AD238])))));360))" office:value-type="float" office:value="349.474378080667" calcext:value-type="float">
            <text:p>349.47437808066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8]+0.1/24" office:value-type="time" office:time-value="PT23H48M00S" calcext:value-type="time">
            <text:p>23:48:00</text:p>
          </table:table-cell>
          <table:table-cell table:style-name="ce11" table:formula="of:=[.D239]+2415018.5+[.E239]-[.$B$5]/24" office:value-type="float" office:value="2451776.45" calcext:value-type="float">
            <text:p>2451776.45</text:p>
          </table:table-cell>
          <table:table-cell table:style-name="ce13" table:formula="of:=([.F239]-2451545)/36525" office:value-type="float" office:value="0.00633675564682235" calcext:value-type="float">
            <text:p>0.00633676</text:p>
          </table:table-cell>
          <table:table-cell/>
          <table:table-cell table:style-name="ce3" table:formula="of:=MOD(280.46646+[.G239]*(36000.76983+[.G239]*0.0003032);360)" office:value-type="float" office:value="148.594541522379" calcext:value-type="float">
            <text:p>148.594541522379</text:p>
          </table:table-cell>
          <table:table-cell table:style-name="ce3" table:formula="of:=357.52911+[.G239]*(35999.05029-0.0001537*[.G239])" office:value-type="float" office:value="585.646295199227" calcext:value-type="float">
            <text:p>585.646295199227</text:p>
          </table:table-cell>
          <table:table-cell table:style-name="ce3" table:formula="of:=0.016708634-[.G239]*(0.000042037+0.0000001267*[.G239])" office:value-type="float" office:value="0.0167083676167153" calcext:value-type="float">
            <text:p>0.016708367616715</text:p>
          </table:table-cell>
          <table:table-cell table:style-name="ce3" table:formula="of:=SIN(RADIANS([.J239]))*(1.914602-[.G239]*(0.004817+0.000014*[.G239]))+SIN(RADIANS(2*[.J239]))*(0.019993-0.000101*[.G239])+SIN(RADIANS(3*[.J239]))*0.000289" office:value-type="float" office:value="-1.34920098159462" calcext:value-type="float">
            <text:p>-1.34920098159462</text:p>
          </table:table-cell>
          <table:table-cell table:style-name="ce3" table:formula="of:=[.I239]+[.L239]" office:value-type="float" office:value="147.245340540784" calcext:value-type="float">
            <text:p>147.245340540784</text:p>
          </table:table-cell>
          <table:table-cell table:style-name="ce3" table:formula="of:=[.J239]+[.L239]" office:value-type="float" office:value="584.297094217633" calcext:value-type="float">
            <text:p>584.297094217633</text:p>
          </table:table-cell>
          <table:table-cell table:style-name="ce3" table:formula="of:=(1.000001018*(1-[.K239]*[.K239]))/(1+[.K239]*COS(RADIANS([.N239])))" office:value-type="float" office:value="1.01182187087083" calcext:value-type="float">
            <text:p>1.01182187087083</text:p>
          </table:table-cell>
          <table:table-cell table:style-name="ce3" table:formula="of:=[.M239]-0.00569-0.00478*SIN(RADIANS(125.04-1934.136*[.G239]))" office:value-type="float" office:value="147.235243513069" calcext:value-type="float">
            <text:p>147.235243513069</text:p>
          </table:table-cell>
          <table:table-cell table:style-name="ce3" table:formula="of:=23+(26+((21.448-[.G239]*(46.815+[.G239]*(0.00059-[.G239]*0.001813))))/60)/60" office:value-type="float" office:value="23.4392087068781" calcext:value-type="float">
            <text:p>23.4392087068781</text:p>
          </table:table-cell>
          <table:table-cell table:style-name="ce3" table:formula="of:=[.Q239]+0.00256*COS(RADIANS(125.04-1934.136*[.G239]))" office:value-type="float" office:value="23.4382173321079" calcext:value-type="float">
            <text:p>23.4382173321079</text:p>
          </table:table-cell>
          <table:table-cell table:style-name="ce3" table:formula="of:=DEGREES(ATAN2(COS(RADIANS([.P239]));COS(RADIANS([.R239]))*SIN(RADIANS([.P239]))))" office:value-type="float" office:value="149.438862660144" calcext:value-type="float">
            <text:p>149.438862660144</text:p>
          </table:table-cell>
          <table:table-cell table:style-name="ce3" table:formula="of:=DEGREES(ASIN(SIN(RADIANS([.R239]))*SIN(RADIANS([.P239]))))" office:value-type="float" office:value="12.4310240437051" calcext:value-type="float">
            <text:p>12.4310240437051</text:p>
          </table:table-cell>
          <table:table-cell table:style-name="ce3" table:formula="of:=TAN(RADIANS([.R239]/2))*TAN(RADIANS([.R239]/2))" office:value-type="float" office:value="0.0430304742959522" calcext:value-type="float">
            <text:p>0.043030474295952</text:p>
          </table:table-cell>
          <table:table-cell table:formula="of:=4*DEGREES([.U239]*SIN(2*RADIANS([.I239]))-2*[.K239]*SIN(RADIANS([.J239]))+4*[.K239]*[.U239]*SIN(RADIANS([.J239]))*COS(2*RADIANS([.I239]))-0.5*[.U239]*[.U239]*SIN(4*RADIANS([.I239]))-1.25*[.K239]*[.K239]*SIN(2*RADIANS([.J239])))" office:value-type="float" office:value="-3.418824892644" calcext:value-type="float">
            <text:p>-3.418824892644</text:p>
          </table:table-cell>
          <table:table-cell table:style-name="ce3" table:formula="of:=DEGREES(ACOS(COS(RADIANS(90.833))/(COS(RADIANS([.$B$3]))*COS(RADIANS([.T239])))-TAN(RADIANS([.$B$3]))*TAN(RADIANS([.T239]))))" office:value-type="float" office:value="104.494152209807" calcext:value-type="float">
            <text:p>104.494152209807</text:p>
          </table:table-cell>
          <table:table-cell table:style-name="ce9" table:formula="of:=(720-4*[.$B$4]-[.V239]+[.$B$5]*60)/1440" office:value-type="time" office:time-value="PT12H18M56.499893559S" calcext:value-type="time">
            <text:p>12:18:56</text:p>
          </table:table-cell>
          <table:table-cell table:style-name="ce9" table:formula="of:=[.X239]-[.W239]*4/1440" office:value-type="time" office:time-value="PT05H20M57.903363205S" calcext:value-type="time">
            <text:p>5:20:57</text:p>
          </table:table-cell>
          <table:table-cell table:style-name="ce9" table:formula="of:=[.X239]+[.W239]*4/1440" office:value-type="time" office:time-value="PT19H16M55.096423912S" calcext:value-type="time">
            <text:p>19:16:55</text:p>
          </table:table-cell>
          <table:table-cell table:style-name="ce15" table:formula="of:=8*[.W239]" office:value-type="float" office:value="835.953217678456" calcext:value-type="float">
            <text:p>835.953217678456</text:p>
          </table:table-cell>
          <table:table-cell table:style-name="ce3" table:formula="of:=MOD([.E239]*1440+[.V239]+4*[.$B$4]-60*[.$B$5];1440)" office:value-type="float" office:value="1409.05833510735" calcext:value-type="float">
            <text:p>1409.05833510735</text:p>
          </table:table-cell>
          <table:table-cell table:style-name="ce3" table:formula="of:=IF([.AB239]/4&lt;0;[.AB239]/4+180;[.AB239]/4-180)" office:value-type="float" office:value="172.264583776838" calcext:value-type="float">
            <text:p>172.264583776838</text:p>
          </table:table-cell>
          <table:table-cell table:style-name="ce3" table:formula="of:=DEGREES(ACOS(SIN(RADIANS([.$B$3]))*SIN(RADIANS([.T239]))+COS(RADIANS([.$B$3]))*COS(RADIANS([.T239]))*COS(RADIANS([.AC239]))))" office:value-type="float" office:value="121.085548428858" calcext:value-type="float">
            <text:p>121.085548428858</text:p>
          </table:table-cell>
          <table:table-cell table:style-name="ce3" table:formula="of:=90-[.AD239]" office:value-type="float" office:value="-31.0855484288578" calcext:value-type="float">
            <text:p>-31.0855484288578</text:p>
          </table:table-cell>
          <table:table-cell table:style-name="ce3" table:formula="of:=IF([.AE239]&gt;85;0;IF([.AE239]&gt;5;58.1/TAN(RADIANS([.AE239]))-0.07/POWER(TAN(RADIANS([.AE239]));3)+0.000086/POWER(TAN(RADIANS([.AE239]));5);IF([.AE239]&gt;-0.575;1735+[.AE239]*(-518.2+[.AE239]*(103.4+[.AE239]*(-12.79+[.AE239]*0.711)));-20.772/TAN(RADIANS([.AE239])))))/3600" office:value-type="float" office:value="0.00957049529865319" calcext:value-type="float">
            <text:p>0.009570495298653</text:p>
          </table:table-cell>
          <table:table-cell table:style-name="ce3" table:formula="of:=[.AE239]+[.AF239]" office:value-type="float" office:value="-31.0759779335591" calcext:value-type="float">
            <text:p>-31.0759779335591</text:p>
          </table:table-cell>
          <table:table-cell table:style-name="ce3" table:formula="of:=IF([.AC239]&gt;0;MOD(DEGREES(ACOS(((SIN(RADIANS([.$B$3]))*COS(RADIANS([.AD239])))-SIN(RADIANS([.T239])))/(COS(RADIANS([.$B$3]))*SIN(RADIANS([.AD239])))))+180;360);MOD(540-DEGREES(ACOS(((SIN(RADIANS([.$B$3]))*COS(RADIANS([.AD239])))-SIN(RADIANS([.T239])))/(COS(RADIANS([.$B$3]))*SIN(RADIANS([.AD239])))));360))" office:value-type="float" office:value="351.171124623923" calcext:value-type="float">
            <text:p>351.171124623923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39]+0.1/24" office:value-type="time" office:time-value="PT23H54M00S" calcext:value-type="time">
            <text:p>23:54:00</text:p>
          </table:table-cell>
          <table:table-cell table:style-name="ce11" table:formula="of:=[.D240]+2415018.5+[.E240]-[.$B$5]/24" office:value-type="float" office:value="2451776.45416667" calcext:value-type="float">
            <text:p>2451776.45</text:p>
          </table:table-cell>
          <table:table-cell table:style-name="ce13" table:formula="of:=([.F240]-2451545)/36525" office:value-type="float" office:value="0.00633686972393168" calcext:value-type="float">
            <text:p>0.00633687</text:p>
          </table:table-cell>
          <table:table-cell/>
          <table:table-cell table:style-name="ce3" table:formula="of:=MOD(280.46646+[.G240]*(36000.76983+[.G240]*0.0003032);360)" office:value-type="float" office:value="148.598648386135" calcext:value-type="float">
            <text:p>148.598648386135</text:p>
          </table:table-cell>
          <table:table-cell table:style-name="ce3" table:formula="of:=357.52911+[.G240]*(35999.05029-0.0001537*[.G240])" office:value-type="float" office:value="585.650401866823" calcext:value-type="float">
            <text:p>585.650401866823</text:p>
          </table:table-cell>
          <table:table-cell table:style-name="ce3" table:formula="of:=0.016708634-[.G240]*(0.000042037+0.0000001267*[.G240])" office:value-type="float" office:value="0.0167083676119197" calcext:value-type="float">
            <text:p>0.01670836761192</text:p>
          </table:table-cell>
          <table:table-cell table:style-name="ce3" table:formula="of:=SIN(RADIANS([.J240]))*(1.914602-[.G240]*(0.004817+0.000014*[.G240]))+SIN(RADIANS(2*[.J240]))*(0.019993-0.000101*[.G240])+SIN(RADIANS(3*[.J240]))*0.000289" office:value-type="float" office:value="-1.34929693035766" calcext:value-type="float">
            <text:p>-1.34929693035766</text:p>
          </table:table-cell>
          <table:table-cell table:style-name="ce3" table:formula="of:=[.I240]+[.L240]" office:value-type="float" office:value="147.249351455778" calcext:value-type="float">
            <text:p>147.249351455778</text:p>
          </table:table-cell>
          <table:table-cell table:style-name="ce3" table:formula="of:=[.J240]+[.L240]" office:value-type="float" office:value="584.301104936465" calcext:value-type="float">
            <text:p>584.301104936465</text:p>
          </table:table-cell>
          <table:table-cell table:style-name="ce3" table:formula="of:=(1.000001018*(1-[.K240]*[.K240]))/(1+[.K240]*COS(RADIANS([.N240])))" office:value-type="float" office:value="1.01182103436172" calcext:value-type="float">
            <text:p>1.01182103436172</text:p>
          </table:table-cell>
          <table:table-cell table:style-name="ce3" table:formula="of:=[.M240]-0.00569-0.00478*SIN(RADIANS(125.04-1934.136*[.G240]))" office:value-type="float" office:value="147.239254420934" calcext:value-type="float">
            <text:p>147.239254420934</text:p>
          </table:table-cell>
          <table:table-cell table:style-name="ce3" table:formula="of:=23+(26+((21.448-[.G240]*(46.815+[.G240]*(0.00059-[.G240]*0.001813))))/60)/60" office:value-type="float" office:value="23.4392087053946" calcext:value-type="float">
            <text:p>23.4392087053946</text:p>
          </table:table-cell>
          <table:table-cell table:style-name="ce3" table:formula="of:=[.Q240]+0.00256*COS(RADIANS(125.04-1934.136*[.G240]))" office:value-type="float" office:value="23.4382173397135" calcext:value-type="float">
            <text:p>23.4382173397135</text:p>
          </table:table-cell>
          <table:table-cell table:style-name="ce3" table:formula="of:=DEGREES(ATAN2(COS(RADIANS([.P240]));COS(RADIANS([.R240]))*SIN(RADIANS([.P240]))))" office:value-type="float" office:value="149.442721417594" calcext:value-type="float">
            <text:p>149.442721417594</text:p>
          </table:table-cell>
          <table:table-cell table:style-name="ce3" table:formula="of:=DEGREES(ASIN(SIN(RADIANS([.R240]))*SIN(RADIANS([.P240]))))" office:value-type="float" office:value="12.4296502603581" calcext:value-type="float">
            <text:p>12.4296502603581</text:p>
          </table:table-cell>
          <table:table-cell table:style-name="ce3" table:formula="of:=TAN(RADIANS([.R240]/2))*TAN(RADIANS([.R240]/2))" office:value-type="float" office:value="0.0430304743246731" calcext:value-type="float">
            <text:p>0.043030474324673</text:p>
          </table:table-cell>
          <table:table-cell table:formula="of:=4*DEGREES([.U240]*SIN(2*RADIANS([.I240]))-2*[.K240]*SIN(RADIANS([.J240]))+4*[.K240]*[.U240]*SIN(RADIANS([.J240]))*COS(2*RADIANS([.I240]))-0.5*[.U240]*[.U240]*SIN(4*RADIANS([.I240]))-1.25*[.K240]*[.K240]*SIN(2*RADIANS([.J240])))" office:value-type="float" office:value="-3.41783459278983" calcext:value-type="float">
            <text:p>-3.41783459278983</text:p>
          </table:table-cell>
          <table:table-cell table:style-name="ce3" table:formula="of:=DEGREES(ACOS(COS(RADIANS(90.833))/(COS(RADIANS([.$B$3]))*COS(RADIANS([.T240])))-TAN(RADIANS([.$B$3]))*TAN(RADIANS([.T240]))))" office:value-type="float" office:value="104.492600981746" calcext:value-type="float">
            <text:p>104.492600981746</text:p>
          </table:table-cell>
          <table:table-cell table:style-name="ce9" table:formula="of:=(720-4*[.$B$4]-[.V240]+[.$B$5]*60)/1440" office:value-type="time" office:time-value="PT12H18M56.440475567S" calcext:value-type="time">
            <text:p>12:18:56</text:p>
          </table:table-cell>
          <table:table-cell table:style-name="ce9" table:formula="of:=[.X240]-[.W240]*4/1440" office:value-type="time" office:time-value="PT05H20M58.216239948S" calcext:value-type="time">
            <text:p>5:20:58</text:p>
          </table:table-cell>
          <table:table-cell table:style-name="ce9" table:formula="of:=[.X240]+[.W240]*4/1440" office:value-type="time" office:time-value="PT19H16M54.664711186S" calcext:value-type="time">
            <text:p>19:16:54</text:p>
          </table:table-cell>
          <table:table-cell table:style-name="ce15" table:formula="of:=8*[.W240]" office:value-type="float" office:value="835.940807853967" calcext:value-type="float">
            <text:p>835.940807853967</text:p>
          </table:table-cell>
          <table:table-cell table:style-name="ce3" table:formula="of:=MOD([.E240]*1440+[.V240]+4*[.$B$4]-60*[.$B$5];1440)" office:value-type="float" office:value="1415.05932540721" calcext:value-type="float">
            <text:p>1415.05932540721</text:p>
          </table:table-cell>
          <table:table-cell table:style-name="ce3" table:formula="of:=IF([.AB240]/4&lt;0;[.AB240]/4+180;[.AB240]/4-180)" office:value-type="float" office:value="173.764831351802" calcext:value-type="float">
            <text:p>173.764831351802</text:p>
          </table:table-cell>
          <table:table-cell table:style-name="ce3" table:formula="of:=DEGREES(ACOS(SIN(RADIANS([.$B$3]))*SIN(RADIANS([.T240]))+COS(RADIANS([.$B$3]))*COS(RADIANS([.T240]))*COS(RADIANS([.AC240]))))" office:value-type="float" office:value="121.231364116366" calcext:value-type="float">
            <text:p>121.231364116366</text:p>
          </table:table-cell>
          <table:table-cell table:style-name="ce3" table:formula="of:=90-[.AD240]" office:value-type="float" office:value="-31.2313641163659" calcext:value-type="float">
            <text:p>-31.2313641163659</text:p>
          </table:table-cell>
          <table:table-cell table:style-name="ce3" table:formula="of:=IF([.AE240]&gt;85;0;IF([.AE240]&gt;5;58.1/TAN(RADIANS([.AE240]))-0.07/POWER(TAN(RADIANS([.AE240]));3)+0.000086/POWER(TAN(RADIANS([.AE240]));5);IF([.AE240]&gt;-0.575;1735+[.AE240]*(-518.2+[.AE240]*(103.4+[.AE240]*(-12.79+[.AE240]*0.711)));-20.772/TAN(RADIANS([.AE240])))))/3600" office:value-type="float" office:value="0.00951564291027959" calcext:value-type="float">
            <text:p>0.00951564291028</text:p>
          </table:table-cell>
          <table:table-cell table:style-name="ce3" table:formula="of:=[.AE240]+[.AF240]" office:value-type="float" office:value="-31.2218484734556" calcext:value-type="float">
            <text:p>-31.2218484734556</text:p>
          </table:table-cell>
          <table:table-cell table:style-name="ce3" table:formula="of:=IF([.AC240]&gt;0;MOD(DEGREES(ACOS(((SIN(RADIANS([.$B$3]))*COS(RADIANS([.AD240])))-SIN(RADIANS([.T240])))/(COS(RADIANS([.$B$3]))*SIN(RADIANS([.AD240])))))+180;360);MOD(540-DEGREES(ACOS(((SIN(RADIANS([.$B$3]))*COS(RADIANS([.AD240])))-SIN(RADIANS([.T240])))/(COS(RADIANS([.$B$3]))*SIN(RADIANS([.AD240])))));360))" office:value-type="float" office:value="352.874702285387" calcext:value-type="float">
            <text:p>352.874702285387</text:p>
          </table:table-cell>
          <table:table-cell table:number-columns-repeated="990"/>
        </table:table-row>
        <table:table-row table:style-name="ro3">
          <table:table-cell table:number-columns-repeated="3"/>
          <table:table-cell table:style-name="ce8" table:formula="of:=[.$B$7]" office:value-type="date" office:date-value="2000-08-19" calcext:value-type="date">
            <text:p>8/19/2000</text:p>
          </table:table-cell>
          <table:table-cell table:style-name="ce9" table:formula="of:=[.E240]+0.1/24" office:value-type="time" office:time-value="PT24H00M00S" calcext:value-type="time">
            <text:p>23:59:59</text:p>
          </table:table-cell>
          <table:table-cell table:style-name="ce11" table:formula="of:=[.D241]+2415018.5+[.E241]-[.$B$5]/24" office:value-type="float" office:value="2451776.45833333" calcext:value-type="float">
            <text:p>2451776.46</text:p>
          </table:table-cell>
          <table:table-cell table:style-name="ce13" table:formula="of:=([.F241]-2451545)/36525" office:value-type="float" office:value="0.00633698380105376" calcext:value-type="float">
            <text:p>0.00633698</text:p>
          </table:table-cell>
          <table:table-cell/>
          <table:table-cell table:style-name="ce3" table:formula="of:=MOD(280.46646+[.G241]*(36000.76983+[.G241]*0.0003032);360)" office:value-type="float" office:value="148.602755250351" calcext:value-type="float">
            <text:p>148.602755250351</text:p>
          </table:table-cell>
          <table:table-cell table:style-name="ce3" table:formula="of:=357.52911+[.G241]*(35999.05029-0.0001537*[.G241])" office:value-type="float" office:value="585.654508534877" calcext:value-type="float">
            <text:p>585.654508534877</text:p>
          </table:table-cell>
          <table:table-cell table:style-name="ce3" table:formula="of:=0.016708634-[.G241]*(0.000042037+0.0000001267*[.G241])" office:value-type="float" office:value="0.016708367607124" calcext:value-type="float">
            <text:p>0.016708367607124</text:p>
          </table:table-cell>
          <table:table-cell table:style-name="ce3" table:formula="of:=SIN(RADIANS([.J241]))*(1.914602-[.G241]*(0.004817+0.000014*[.G241]))+SIN(RADIANS(2*[.J241]))*(0.019993-0.000101*[.G241])+SIN(RADIANS(3*[.J241]))*0.000289" office:value-type="float" office:value="-1.34939287249958" calcext:value-type="float">
            <text:p>-1.34939287249958</text:p>
          </table:table-cell>
          <table:table-cell table:style-name="ce3" table:formula="of:=[.I241]+[.L241]" office:value-type="float" office:value="147.253362377851" calcext:value-type="float">
            <text:p>147.253362377851</text:p>
          </table:table-cell>
          <table:table-cell table:style-name="ce3" table:formula="of:=[.J241]+[.L241]" office:value-type="float" office:value="584.305115662378" calcext:value-type="float">
            <text:p>584.305115662378</text:p>
          </table:table-cell>
          <table:table-cell table:style-name="ce3" table:formula="of:=(1.000001018*(1-[.K241]*[.K241]))/(1+[.K241]*COS(RADIANS([.N241])))" office:value-type="float" office:value="1.01182019779252" calcext:value-type="float">
            <text:p>1.01182019779252</text:p>
          </table:table-cell>
          <table:table-cell table:style-name="ce3" table:formula="of:=[.M241]-0.00569-0.00478*SIN(RADIANS(125.04-1934.136*[.G241]))" office:value-type="float" office:value="147.243265335879" calcext:value-type="float">
            <text:p>147.243265335879</text:p>
          </table:table-cell>
          <table:table-cell table:style-name="ce3" table:formula="of:=23+(26+((21.448-[.G241]*(46.815+[.G241]*(0.00059-[.G241]*0.001813))))/60)/60" office:value-type="float" office:value="23.4392087039111" calcext:value-type="float">
            <text:p>23.4392087039111</text:p>
          </table:table-cell>
          <table:table-cell table:style-name="ce3" table:formula="of:=[.Q241]+0.00256*COS(RADIANS(125.04-1934.136*[.G241]))" office:value-type="float" office:value="23.4382173473192" calcext:value-type="float">
            <text:p>23.4382173473192</text:p>
          </table:table-cell>
          <table:table-cell table:style-name="ce3" table:formula="of:=DEGREES(ATAN2(COS(RADIANS([.P241]));COS(RADIANS([.R241]))*SIN(RADIANS([.P241]))))" office:value-type="float" office:value="149.446580141071" calcext:value-type="float">
            <text:p>149.446580141071</text:p>
          </table:table-cell>
          <table:table-cell table:style-name="ce3" table:formula="of:=DEGREES(ASIN(SIN(RADIANS([.R241]))*SIN(RADIANS([.P241]))))" office:value-type="float" office:value="12.42827641996" calcext:value-type="float">
            <text:p>12.42827641996</text:p>
          </table:table-cell>
          <table:table-cell table:style-name="ce3" table:formula="of:=TAN(RADIANS([.R241]/2))*TAN(RADIANS([.R241]/2))" office:value-type="float" office:value="0.043030474353394" calcext:value-type="float">
            <text:p>0.043030474353394</text:p>
          </table:table-cell>
          <table:table-cell table:formula="of:=4*DEGREES([.U241]*SIN(2*RADIANS([.I241]))-2*[.K241]*SIN(RADIANS([.J241]))+4*[.K241]*[.U241]*SIN(RADIANS([.J241]))*COS(2*RADIANS([.I241]))-0.5*[.U241]*[.U241]*SIN(4*RADIANS([.I241]))-1.25*[.K241]*[.K241]*SIN(2*RADIANS([.J241])))" office:value-type="float" office:value="-3.41684415612038" calcext:value-type="float">
            <text:p>-3.41684415612038</text:p>
          </table:table-cell>
          <table:table-cell table:style-name="ce3" table:formula="of:=DEGREES(ACOS(COS(RADIANS(90.833))/(COS(RADIANS([.$B$3]))*COS(RADIANS([.T241])))-TAN(RADIANS([.$B$3]))*TAN(RADIANS([.T241]))))" office:value-type="float" office:value="104.491049717247" calcext:value-type="float">
            <text:p>104.491049717247</text:p>
          </table:table-cell>
          <table:table-cell table:style-name="ce9" table:formula="of:=(720-4*[.$B$4]-[.V241]+[.$B$5]*60)/1440" office:value-type="time" office:time-value="PT12H18M56.381049367S" calcext:value-type="time">
            <text:p>12:18:56</text:p>
          </table:table-cell>
          <table:table-cell table:style-name="ce9" table:formula="of:=[.X241]-[.W241]*4/1440" office:value-type="time" office:time-value="PT05H20M58.529117228S" calcext:value-type="time">
            <text:p>5:20:58</text:p>
          </table:table-cell>
          <table:table-cell table:style-name="ce9" table:formula="of:=[.X241]+[.W241]*4/1440" office:value-type="time" office:time-value="PT19H16M54.232981507S" calcext:value-type="time">
            <text:p>19:16:54</text:p>
          </table:table-cell>
          <table:table-cell table:style-name="ce15" table:formula="of:=8*[.W241]" office:value-type="float" office:value="835.928397737978" calcext:value-type="float">
            <text:p>835.928397737978</text:p>
          </table:table-cell>
          <table:table-cell table:style-name="ce3" table:formula="of:=MOD([.E241]*1440+[.V241]+4*[.$B$4]-60*[.$B$5];1440)" office:value-type="float" office:value="1421.06031584388" calcext:value-type="float">
            <text:p>1421.06031584388</text:p>
          </table:table-cell>
          <table:table-cell table:style-name="ce3" table:formula="of:=IF([.AB241]/4&lt;0;[.AB241]/4+180;[.AB241]/4-180)" office:value-type="float" office:value="175.265078960969" calcext:value-type="float">
            <text:p>175.265078960969</text:p>
          </table:table-cell>
          <table:table-cell table:style-name="ce3" table:formula="of:=DEGREES(ACOS(SIN(RADIANS([.$B$3]))*SIN(RADIANS([.T241]))+COS(RADIANS([.$B$3]))*COS(RADIANS([.T241]))*COS(RADIANS([.AC241]))))" office:value-type="float" office:value="121.34642408197" calcext:value-type="float">
            <text:p>121.34642408197</text:p>
          </table:table-cell>
          <table:table-cell table:style-name="ce3" table:formula="of:=90-[.AD241]" office:value-type="float" office:value="-31.3464240819697" calcext:value-type="float">
            <text:p>-31.3464240819697</text:p>
          </table:table-cell>
          <table:table-cell table:style-name="ce3" table:formula="of:=IF([.AE241]&gt;85;0;IF([.AE241]&gt;5;58.1/TAN(RADIANS([.AE241]))-0.07/POWER(TAN(RADIANS([.AE241]));3)+0.000086/POWER(TAN(RADIANS([.AE241]));5);IF([.AE241]&gt;-0.575;1735+[.AE241]*(-518.2+[.AE241]*(103.4+[.AE241]*(-12.79+[.AE241]*0.711)));-20.772/TAN(RADIANS([.AE241])))))/3600" office:value-type="float" office:value="0.00947268405873248" calcext:value-type="float">
            <text:p>0.009472684058732</text:p>
          </table:table-cell>
          <table:table-cell table:style-name="ce3" table:formula="of:=[.AE241]+[.AF241]" office:value-type="float" office:value="-31.3369513979109" calcext:value-type="float">
            <text:p>-31.3369513979109</text:p>
          </table:table-cell>
          <table:table-cell table:style-name="ce3" table:formula="of:=IF([.AC241]&gt;0;MOD(DEGREES(ACOS(((SIN(RADIANS([.$B$3]))*COS(RADIANS([.AD241])))-SIN(RADIANS([.T241])))/(COS(RADIANS([.$B$3]))*SIN(RADIANS([.AD241])))))+180;360);MOD(540-DEGREES(ACOS(((SIN(RADIANS([.$B$3]))*COS(RADIANS([.AD241])))-SIN(RADIANS([.T241])))/(COS(RADIANS([.$B$3]))*SIN(RADIANS([.AD241])))));360))" office:value-type="float" office:value="354.583858795948" calcext:value-type="float">
            <text:p>354.583858795948</text:p>
          </table:table-cell>
          <table:table-cell table:number-columns-repeated="990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8" loext:min-decimal-places="8" number:min-integer-digits="1"/>
    </number:number-style>
    <number:time-style style:name="N134P0" style:volatile="true">
      <number:hours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lt;=1.79769313486232E+308" style:apply-style-name="N134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 Cornwall</meta:initial-creator>
    <meta:creation-date>2010-04-20T19:52:34</meta:creation-date>
    <dc:date>2022-03-24T23:01:57.198650221</dc:date>
    <meta:editing-duration>PT3M11S</meta:editing-duration>
    <meta:editing-cycles>1</meta:editing-cycles>
    <meta:document-statistic meta:table-count="1" meta:cell-count="7239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fcfcfc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logarithmic="false" chart:maximum="90" chart:interval-major="10" chart:interval-minor-divisor="5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60" chart:interval-major="45" chart:interval-minor-divisor="5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fcfcf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555cm" svg:height="6.881cm" xlink:href=".." xlink:type="simple" chart:class="chart:scatter" chart:style-name="ch1">
        <chart:title svg:x="1.987cm" svg:y="0.327cm" chart:style-name="ch2">
          <text:p>Solar Azimuth vs. Elevation Angle</text:p>
        </chart:title>
        <chart:plot-area chart:style-name="ch3" table:cell-range-address="Calculations.AG2:Calculations.AH241 Calculations.AH1:Calculations.AH1" chart:data-source-has-labels="row" svg:x="0.576cm" svg:y="1.825cm" svg:width="8.644cm" svg:height="5.055cm">
          <chartooo:coordinate-region svg:x="0.814cm" svg:y="2.064cm" svg:width="8.219cm" svg:height="4.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ations.AH2:Calculations.AH241" chart:label-cell-address="Calculations.AH1:Calculations.AH1" chart:class="chart:scatter">
            <chart:domain table:cell-range-address="Calculations.AG2:Calculations.AG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G</text:p>
              </table:table-cell>
              <table:table-cell office:value-type="string">
                <text:p>Solar Azimuth Angle (deg cw from N)</text:p>
                <draw:g>
                  <svg:desc>Calculations.AH1:Calculations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.0905979305292">
                <text:p>-31.0905979305292</text:p>
                <draw:g>
                  <svg:desc>Calculations.AG2:Calculations.AG241</svg:desc>
                </draw:g>
              </table:table-cell>
              <table:table-cell office:value-type="float" office:value="356.248381250397">
                <text:p>356.248381250397</text:p>
                <draw:g>
                  <svg:desc>Calculations.AH2:Calculations.AH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.1445930463538">
                <text:p>-31.1445930463538</text:p>
              </table:table-cell>
              <table:table-cell office:value-type="float" office:value="357.956560465242">
                <text:p>357.956560465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.1675514938537">
                <text:p>-31.1675514938537</text:p>
              </table:table-cell>
              <table:table-cell office:value-type="float" office:value="359.666395476193">
                <text:p>359.666395476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.159435465577">
                <text:p>-31.159435465577</text:p>
              </table:table-cell>
              <table:table-cell office:value-type="float" office:value="1.37655770318634">
                <text:p>1.37655770318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1202589150788">
                <text:p>-31.1202589150788</text:p>
              </table:table-cell>
              <table:table-cell office:value-type="float" office:value="3.0857164238214">
                <text:p>3.0857164238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.0500874482435">
                <text:p>-31.0500874482435</text:p>
              </table:table-cell>
              <table:table-cell office:value-type="float" office:value="4.79254791371454">
                <text:p>4.79254791371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949037813584">
                <text:p>-30.949037813584</text:p>
              </table:table-cell>
              <table:table-cell office:value-type="float" office:value="6.4957444772607">
                <text:p>6.4957444772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.8172769961402">
                <text:p>-30.8172769961402</text:p>
              </table:table-cell>
              <table:table-cell office:value-type="float" office:value="8.19402322681151">
                <text:p>8.19402322681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0.6550209364096">
                <text:p>-30.6550209364096</text:p>
              </table:table-cell>
              <table:table-cell office:value-type="float" office:value="9.88613447807688">
                <text:p>9.88613447807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.4625328927309">
                <text:p>-30.4625328927309</text:p>
              </table:table-cell>
              <table:table-cell office:value-type="float" office:value="11.5708696380814">
                <text:p>11.5708696380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.2401214809556">
                <text:p>-30.2401214809556</text:p>
              </table:table-cell>
              <table:table-cell office:value-type="float" office:value="13.2470684793074">
                <text:p>13.2470684793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.9881384206724">
                <text:p>-29.9881384206724</text:p>
              </table:table-cell>
              <table:table-cell office:value-type="float" office:value="14.9136257076075">
                <text:p>14.9136257076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9.7069760305978">
                <text:p>-29.7069760305978</text:p>
              </table:table-cell>
              <table:table-cell office:value-type="float" office:value="16.5694967536981">
                <text:p>16.5694967536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.3970645091372">
                <text:p>-29.3970645091372</text:p>
              </table:table-cell>
              <table:table-cell office:value-type="float" office:value="18.2137027345157">
                <text:p>18.2137027345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.0588690471003">
                <text:p>-29.0588690471003</text:p>
              </table:table-cell>
              <table:table-cell office:value-type="float" office:value="19.8453345547564">
                <text:p>19.8453345547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.6928868109576">
                <text:p>-28.6928868109576</text:p>
              </table:table-cell>
              <table:table-cell office:value-type="float" office:value="21.4635561349003">
                <text:p>21.4635561349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.2996438425716">
                <text:p>-28.2996438425716</text:p>
              </table:table-cell>
              <table:table-cell office:value-type="float" office:value="23.0676067743265">
                <text:p>23.0676067743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.8796919147918">
                <text:p>-27.8796919147918</text:p>
              </table:table-cell>
              <table:table-cell office:value-type="float" office:value="24.6568026730068">
                <text:p>24.6568026730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.4336053800797">
                <text:p>-27.4336053800797</text:p>
              </table:table-cell>
              <table:table-cell office:value-type="float" office:value="26.2305376500212">
                <text:p>26.2305376500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.9619780511402">
                <text:p>-26.9619780511402</text:p>
              </table:table-cell>
              <table:table-cell office:value-type="float" office:value="27.788283112487">
                <text:p>27.788283112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.4654201412336">
                <text:p>-26.4654201412336</text:p>
              </table:table-cell>
              <table:table-cell office:value-type="float" office:value="29.3295873341779">
                <text:p>29.3295873341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9445552965377">
                <text:p>-25.9445552965377</text:p>
              </table:table-cell>
              <table:table-cell office:value-type="float" office:value="30.8540741155534">
                <text:p>30.8540741155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.400017739995">
                <text:p>-25.400017739995</text:p>
              </table:table-cell>
              <table:table-cell office:value-type="float" office:value="32.3614408966016">
                <text:p>32.3614408966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.8324495503658">
                <text:p>-24.8324495503658</text:p>
              </table:table-cell>
              <table:table-cell office:value-type="float" office:value="33.851456401834">
                <text:p>33.851456401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.2424980872814">
                <text:p>-24.2424980872814</text:p>
              </table:table-cell>
              <table:table-cell office:value-type="float" office:value="35.3239578916433">
                <text:p>35.3239578916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.6308135772366">
                <text:p>-23.6308135772366</text:p>
              </table:table-cell>
              <table:table-cell office:value-type="float" office:value="36.778848098462">
                <text:p>36.77884809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2.9980468628692">
                <text:p>-22.9980468628692</text:p>
              </table:table-cell>
              <table:table-cell office:value-type="float" office:value="38.2160919173346">
                <text:p>38.2160919173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.3448473220667">
                <text:p>-22.3448473220667</text:p>
              </table:table-cell>
              <table:table-cell office:value-type="float" office:value="39.6357129222085">
                <text:p>39.6357129222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1.6718609512528">
                <text:p>-21.6718609512528</text:p>
              </table:table-cell>
              <table:table-cell office:value-type="float" office:value="41.0377897679938">
                <text:p>41.0377897679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.9797286113426">
                <text:p>-20.9797286113426</text:p>
              </table:table-cell>
              <table:table-cell office:value-type="float" office:value="42.4224525387904">
                <text:p>42.4224525387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.2690844228859">
                <text:p>-20.2690844228859</text:p>
              </table:table-cell>
              <table:table-cell office:value-type="float" office:value="43.789879090281">
                <text:p>43.789879090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5405542994809">
                <text:p>-19.5405542994809</text:p>
              </table:table-cell>
              <table:table-cell office:value-type="float" office:value="45.1402914334749">
                <text:p>45.1402914334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8.7947545990944">
                <text:p>-18.7947545990944</text:p>
              </table:table-cell>
              <table:table-cell office:value-type="float" office:value="46.4739521971995">
                <text:p>46.4739521971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8.0322908667454">
                <text:p>-18.0322908667454</text:p>
              </table:table-cell>
              <table:table-cell office:value-type="float" office:value="47.7911612004954">
                <text:p>47.7911612004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.2537566377788">
                <text:p>-17.2537566377788</text:p>
              </table:table-cell>
              <table:table-cell office:value-type="float" office:value="49.092252163991">
                <text:p>49.092252163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4597322526536">
                <text:p>-16.4597322526536</text:p>
              </table:table-cell>
              <table:table-cell office:value-type="float" office:value="50.3775895780007">
                <text:p>50.3775895780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6507836242757">
                <text:p>-15.6507836242757</text:p>
              </table:table-cell>
              <table:table-cell office:value-type="float" office:value="51.6475657468887">
                <text:p>51.64756574688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827460865095">
                <text:p>-14.827460865095</text:p>
              </table:table-cell>
              <table:table-cell office:value-type="float" office:value="52.9025980179276">
                <text:p>52.9025980179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.9902966467291">
                <text:p>-13.9902966467291</text:p>
              </table:table-cell>
              <table:table-cell office:value-type="float" office:value="54.1431262059427">
                <text:p>54.1431262059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3.1398040894916">
                <text:p>-13.1398040894916</text:p>
              </table:table-cell>
              <table:table-cell office:value-type="float" office:value="55.3696102146274">
                <text:p>55.3696102146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.27647387171">
                <text:p>-12.27647387171</text:p>
              </table:table-cell>
              <table:table-cell office:value-type="float" office:value="56.5825278596172">
                <text:p>56.5825278596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.4007700421356">
                <text:p>-11.4007700421356</text:p>
              </table:table-cell>
              <table:table-cell office:value-type="float" office:value="57.7823728888548">
                <text:p>57.78237288885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.5131236654436">
                <text:p>-10.5131236654436</text:p>
              </table:table-cell>
              <table:table-cell office:value-type="float" office:value="58.9696532010044">
                <text:p>58.96965320100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.6139227446683">
                <text:p>-9.6139227446683</text:p>
              </table:table-cell>
              <table:table-cell office:value-type="float" office:value="60.1448892538483">
                <text:p>60.1448892538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.70349552574041">
                <text:p>-8.70349552574041</text:p>
              </table:table-cell>
              <table:table-cell office:value-type="float" office:value="61.3086126606881">
                <text:p>61.30861266068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.78208145612985">
                <text:p>-7.78208145612985</text:p>
              </table:table-cell>
              <table:table-cell office:value-type="float" office:value="62.4613649646408">
                <text:p>62.4613649646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.84977770565784">
                <text:p>-6.84977770565784</text:p>
              </table:table-cell>
              <table:table-cell office:value-type="float" office:value="63.6036965865602">
                <text:p>63.6036965865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90643350746562">
                <text:p>-5.90643350746562</text:p>
              </table:table-cell>
              <table:table-cell office:value-type="float" office:value="64.7361659379033">
                <text:p>64.7361659379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95142174784663">
                <text:p>-4.95142174784663</text:p>
              </table:table-cell>
              <table:table-cell office:value-type="float" office:value="65.8593386896356">
                <text:p>65.8593386896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98308220231569">
                <text:p>-3.98308220231569</text:p>
              </table:table-cell>
              <table:table-cell office:value-type="float" office:value="66.9737871924118">
                <text:p>66.9737871924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99711366488117">
                <text:p>-2.99711366488117</text:p>
              </table:table-cell>
              <table:table-cell office:value-type="float" office:value="68.0800900367755">
                <text:p>68.0800900367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98054061229773">
                <text:p>-1.98054061229773</text:p>
              </table:table-cell>
              <table:table-cell office:value-type="float" office:value="69.1788317498468">
                <text:p>69.1788317498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875013658393813">
                <text:p>-0.875013658393813</text:p>
              </table:table-cell>
              <table:table-cell office:value-type="float" office:value="70.2706026176675">
                <text:p>70.2706026176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0514005850427">
                <text:p>0.330514005850427</text:p>
              </table:table-cell>
              <table:table-cell office:value-type="float" office:value="71.3559986304503">
                <text:p>71.3559986304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9266872429953">
                <text:p>1.19266872429953</text:p>
              </table:table-cell>
              <table:table-cell office:value-type="float" office:value="72.43562154072">
                <text:p>72.43562154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0144942552751">
                <text:p>2.10144942552751</text:p>
              </table:table-cell>
              <table:table-cell office:value-type="float" office:value="73.5100790325678">
                <text:p>73.5100790325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4226337469863">
                <text:p>3.04226337469863</text:p>
              </table:table-cell>
              <table:table-cell office:value-type="float" office:value="74.5799849929615">
                <text:p>74.57998499296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00474387020214">
                <text:p>4.00474387020214</text:p>
              </table:table-cell>
              <table:table-cell office:value-type="float" office:value="75.6459598843888">
                <text:p>75.64595988438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8303688234837">
                <text:p>4.98303688234837</text:p>
              </table:table-cell>
              <table:table-cell office:value-type="float" office:value="76.7086312107648">
                <text:p>76.7086312107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7484704400541">
                <text:p>5.97484704400541</text:p>
              </table:table-cell>
              <table:table-cell office:value-type="float" office:value="77.7686340769241">
                <text:p>77.7686340769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97523354712421">
                <text:p>6.97523354712421</text:p>
              </table:table-cell>
              <table:table-cell office:value-type="float" office:value="78.8266118346975">
                <text:p>78.8266118346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98292717740003">
                <text:p>7.98292717740003</text:p>
              </table:table-cell>
              <table:table-cell office:value-type="float" office:value="79.883216815975">
                <text:p>79.8832168159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99667250863559">
                <text:p>8.99667250863559</text:p>
              </table:table-cell>
              <table:table-cell office:value-type="float" office:value="80.9391111492318">
                <text:p>80.9391111492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154704597199">
                <text:p>10.0154704597199</text:p>
              </table:table-cell>
              <table:table-cell office:value-type="float" office:value="81.9949676563195">
                <text:p>81.99496765631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038502971458">
                <text:p>11.038502971458</text:p>
              </table:table-cell>
              <table:table-cell office:value-type="float" office:value="83.0514708310904">
                <text:p>83.0514708310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0650790600553">
                <text:p>12.0650790600553</text:p>
              </table:table-cell>
              <table:table-cell office:value-type="float" office:value="84.1093178945746">
                <text:p>84.10931789457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0945964213937">
                <text:p>13.0945964213937</text:p>
              </table:table-cell>
              <table:table-cell office:value-type="float" office:value="85.1692199296385">
                <text:p>85.1692199296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1265145814489">
                <text:p>14.1265145814489</text:p>
              </table:table-cell>
              <table:table-cell office:value-type="float" office:value="86.2319030899697">
                <text:p>86.23190308996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1603361299792">
                <text:p>15.1603361299792</text:p>
              </table:table-cell>
              <table:table-cell office:value-type="float" office:value="87.2981098864745">
                <text:p>87.2981098864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1955934510808">
                <text:p>16.1955934510808</text:p>
              </table:table-cell>
              <table:table-cell office:value-type="float" office:value="88.3686005457963">
                <text:p>88.3686005457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2318391529349">
                <text:p>17.2318391529349</text:p>
              </table:table-cell>
              <table:table-cell office:value-type="float" office:value="89.4441544437468">
                <text:p>89.4441544437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686389935842">
                <text:p>18.2686389935842</text:p>
              </table:table-cell>
              <table:table-cell office:value-type="float" office:value="90.5255716076894">
                <text:p>90.5255716076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3055664963357">
                <text:p>19.3055664963357</text:p>
              </table:table-cell>
              <table:table-cell office:value-type="float" office:value="91.6136742897552">
                <text:p>91.6136742897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3421987203916">
                <text:p>20.3421987203916</text:p>
              </table:table-cell>
              <table:table-cell office:value-type="float" office:value="92.7093086035282">
                <text:p>92.7093086035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378112821327">
                <text:p>21.378112821327</text:p>
              </table:table-cell>
              <table:table-cell office:value-type="float" office:value="93.8133462243096">
                <text:p>93.8133462243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4128831562925">
                <text:p>22.4128831562925</text:p>
              </table:table-cell>
              <table:table-cell office:value-type="float" office:value="94.9266861433217">
                <text:p>94.92668614332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4460787597588">
                <text:p>23.4460787597588</text:p>
              </table:table-cell>
              <table:table-cell office:value-type="float" office:value="96.0502564720409">
                <text:p>96.05025647204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772610694125">
                <text:p>24.4772610694125</text:p>
              </table:table-cell>
              <table:table-cell office:value-type="float" office:value="97.1850162860803">
                <text:p>97.1850162860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5059818161333">
                <text:p>25.5059818161333</text:p>
              </table:table-cell>
              <table:table-cell office:value-type="float" office:value="98.3319574954037">
                <text:p>98.3319574954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5317810123754">
                <text:p>26.5317810123754</text:p>
              </table:table-cell>
              <table:table-cell office:value-type="float" office:value="99.4921067293753">
                <text:p>99.4921067293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5541849946321">
                <text:p>27.5541849946321</text:p>
              </table:table-cell>
              <table:table-cell office:value-type="float" office:value="100.666527213625">
                <text:p>100.666527213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5727044816301">
                <text:p>28.5727044816301</text:p>
              </table:table-cell>
              <table:table-cell office:value-type="float" office:value="101.856320619917">
                <text:p>101.856320619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5868326240414">
                <text:p>29.5868326240414</text:p>
              </table:table-cell>
              <table:table-cell office:value-type="float" office:value="103.062628855863">
                <text:p>103.062628855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596043022009">
                <text:p>30.596043022009</text:p>
              </table:table-cell>
              <table:table-cell office:value-type="float" office:value="104.2866357639">
                <text:p>104.28663576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.5997876974636">
                <text:p>31.5997876974636</text:p>
              </table:table-cell>
              <table:table-cell office:value-type="float" office:value="105.529568682335">
                <text:p>105.529568682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.5974950063952">
                <text:p>32.5974950063952</text:p>
              </table:table-cell>
              <table:table-cell office:value-type="float" office:value="106.792699821534">
                <text:p>106.792699821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.5885674856382">
                <text:p>33.5885674856382</text:p>
              </table:table-cell>
              <table:table-cell office:value-type="float" office:value="108.077347388862">
                <text:p>108.077347388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5723796261669">
                <text:p>34.5723796261669</text:p>
              </table:table-cell>
              <table:table-cell office:value-type="float" office:value="109.38487639331">
                <text:p>109.38487639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5482755742408">
                <text:p>35.5482755742408</text:p>
              </table:table-cell>
              <table:table-cell office:value-type="float" office:value="110.716699037867">
                <text:p>110.716699037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5155667593992">
                <text:p>36.5155667593992</text:p>
              </table:table-cell>
              <table:table-cell office:value-type="float" office:value="112.074274601548">
                <text:p>112.074274601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4735294583549">
                <text:p>37.4735294583549</text:p>
              </table:table-cell>
              <table:table-cell office:value-type="float" office:value="113.459108686393">
                <text:p>113.4591086863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4214023032469">
                <text:p>38.4214023032469</text:p>
              </table:table-cell>
              <table:table-cell office:value-type="float" office:value="114.872751693734">
                <text:p>114.872751693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.3583837515497">
                <text:p>39.3583837515497</text:p>
              </table:table-cell>
              <table:table-cell office:value-type="float" office:value="116.316796367834">
                <text:p>116.3167963678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.2836295415105">
                <text:p>40.2836295415105</text:p>
              </table:table-cell>
              <table:table-cell office:value-type="float" office:value="117.792874222387">
                <text:p>117.7928742223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1962501611042">
                <text:p>41.1962501611042</text:p>
              </table:table-cell>
              <table:table-cell office:value-type="float" office:value="119.302650647108">
                <text:p>119.302650647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.0953083729944">
                <text:p>42.0953083729944</text:p>
              </table:table-cell>
              <table:table-cell office:value-type="float" office:value="120.847818459326">
                <text:p>120.847818459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9798168419565">
                <text:p>42.9798168419565</text:p>
              </table:table-cell>
              <table:table-cell office:value-type="float" office:value="122.430089652108">
                <text:p>122.4300896521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.8487359295464">
                <text:p>43.8487359295464</text:p>
              </table:table-cell>
              <table:table-cell office:value-type="float" office:value="124.05118506013">
                <text:p>124.05118506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7009717275203">
                <text:p>44.7009717275203</text:p>
              </table:table-cell>
              <table:table-cell office:value-type="float" office:value="125.712821658414">
                <text:p>125.712821658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.53537442299">
                <text:p>45.53537442299</text:p>
              </table:table-cell>
              <table:table-cell office:value-type="float" office:value="127.416697190588">
                <text:p>127.416697190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.3507370975428">
                <text:p>46.3507370975428</text:p>
              </table:table-cell>
              <table:table-cell office:value-type="float" office:value="129.16447183551">
                <text:p>129.164471835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1457950863722">
                <text:p>47.1457950863722</text:p>
              </table:table-cell>
              <table:table-cell office:value-type="float" office:value="130.957746628633">
                <text:p>130.9577466286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.91922603367">
                <text:p>47.91922603367</text:p>
              </table:table-cell>
              <table:table-cell office:value-type="float" office:value="132.798038402001">
                <text:p>132.798038402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.6696508042453">
                <text:p>48.6696508042453</text:p>
              </table:table-cell>
              <table:table-cell office:value-type="float" office:value="134.686751060331">
                <text:p>134.686751060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3956354189012">
                <text:p>49.3956354189012</text:p>
              </table:table-cell>
              <table:table-cell office:value-type="float" office:value="136.625143115709">
                <text:p>136.6251431157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0956941996843">
                <text:p>50.0956941996843</text:p>
              </table:table-cell>
              <table:table-cell office:value-type="float" office:value="138.614291526612">
                <text:p>138.614291526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7682943106162">
                <text:p>50.7682943106162</text:p>
              </table:table-cell>
              <table:table-cell office:value-type="float" office:value="140.655052070909">
                <text:p>140.6550520709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.4118618817399">
                <text:p>51.4118618817399</text:p>
              </table:table-cell>
              <table:table-cell office:value-type="float" office:value="142.748016697977">
                <text:p>142.748016697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.0247898922625">
                <text:p>52.0247898922625</text:p>
              </table:table-cell>
              <table:table-cell office:value-type="float" office:value="144.893468571339">
                <text:p>144.893468571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6054479587837">
                <text:p>52.6054479587837</text:p>
              </table:table-cell>
              <table:table-cell office:value-type="float" office:value="147.091335824729">
                <text:p>147.0913358247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521941404229">
                <text:p>53.1521941404229</text:p>
              </table:table-cell>
              <table:table-cell office:value-type="float" office:value="149.341145381575">
                <text:p>149.3411453815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6633888056084">
                <text:p>53.6633888056084</text:p>
              </table:table-cell>
              <table:table-cell office:value-type="float" office:value="151.641978541998">
                <text:p>151.641978541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1374105354523">
                <text:p>54.1374105354523</text:p>
              </table:table-cell>
              <table:table-cell office:value-type="float" office:value="153.992430359546">
                <text:p>153.9924303595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5726739336855">
                <text:p>54.5726739336855</text:p>
              </table:table-cell>
              <table:table-cell office:value-type="float" office:value="156.390575111888">
                <text:p>156.3905751118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.9676491090201">
                <text:p>54.9676491090201</text:p>
              </table:table-cell>
              <table:table-cell office:value-type="float" office:value="158.83394033815">
                <text:p>158.833940338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.3208824636334">
                <text:p>55.3208824636334</text:p>
              </table:table-cell>
              <table:table-cell office:value-type="float" office:value="161.319491959126">
                <text:p>161.319491959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.6310183034442">
                <text:p>55.6310183034442</text:p>
              </table:table-cell>
              <table:table-cell office:value-type="float" office:value="163.843632840348">
                <text:p>163.843632840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.8968206572513">
                <text:p>55.8968206572513</text:p>
              </table:table-cell>
              <table:table-cell office:value-type="float" office:value="166.402216801623">
                <text:p>166.402216801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1171946002255">
                <text:p>56.1171946002255</text:p>
              </table:table-cell>
              <table:table-cell office:value-type="float" office:value="168.990579477149">
                <text:p>168.9905794771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.2912062994398">
                <text:p>56.2912062994398</text:p>
              </table:table-cell>
              <table:table-cell office:value-type="float" office:value="171.603586629166">
                <text:p>171.6035866291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4181009831702">
                <text:p>56.4181009831702</text:p>
              </table:table-cell>
              <table:table-cell office:value-type="float" office:value="174.23569953233">
                <text:p>174.235699532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.4973180550091">
                <text:p>56.4973180550091</text:p>
              </table:table-cell>
              <table:table-cell office:value-type="float" office:value="176.881055974545">
                <text:p>176.8810559745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.528502663005">
                <text:p>56.528502663005</text:p>
              </table:table-cell>
              <table:table-cell office:value-type="float" office:value="179.533564342049">
                <text:p>179.5335643420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.5115131729954">
                <text:p>56.5115131729954</text:p>
              </table:table-cell>
              <table:table-cell office:value-type="float" office:value="182.18700729744">
                <text:p>182.18700729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4464241751414">
                <text:p>56.4464241751414</text:p>
              </table:table-cell>
              <table:table-cell office:value-type="float" office:value="184.835150825388">
                <text:p>184.8351508253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.3335248783437">
                <text:p>56.3335248783437</text:p>
              </table:table-cell>
              <table:table-cell office:value-type="float" office:value="187.471853995293">
                <text:p>187.4718539952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.1733129680989">
                <text:p>56.1733129680989</text:p>
              </table:table-cell>
              <table:table-cell office:value-type="float" office:value="190.091174735679">
                <text:p>190.0911747356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9664842364735">
                <text:p>55.9664842364735</text:p>
              </table:table-cell>
              <table:table-cell office:value-type="float" office:value="192.687467228628">
                <text:p>192.6874672286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.7139184796743">
                <text:p>55.7139184796743</text:p>
              </table:table-cell>
              <table:table-cell office:value-type="float" office:value="195.255467183298">
                <text:p>195.2554671832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4166623226703">
                <text:p>55.4166623226703</text:p>
              </table:table-cell>
              <table:table-cell office:value-type="float" office:value="197.790362149133">
                <text:p>197.7903621491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.0759097216359">
                <text:p>55.0759097216359</text:p>
              </table:table-cell>
              <table:table-cell office:value-type="float" office:value="200.287845082117">
                <text:p>200.2878450821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.6929809493737">
                <text:p>54.6929809493737</text:p>
              </table:table-cell>
              <table:table-cell office:value-type="float" office:value="202.74415046455">
                <text:p>202.74415046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.269300849117">
                <text:p>54.269300849117</text:p>
              </table:table-cell>
              <table:table-cell office:value-type="float" office:value="205.156073296723">
                <text:p>205.1560732967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.8063770954543">
                <text:p>53.8063770954543</text:p>
              </table:table-cell>
              <table:table-cell office:value-type="float" office:value="207.520972145515">
                <text:p>207.520972145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.3057790990133">
                <text:p>53.3057790990133</text:p>
              </table:table-cell>
              <table:table-cell office:value-type="float" office:value="209.836758093948">
                <text:p>209.836758093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7691180860263">
                <text:p>52.7691180860263</text:p>
              </table:table-cell>
              <table:table-cell office:value-type="float" office:value="212.101871870175">
                <text:p>212.1018718701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1980287494802">
                <text:p>52.1980287494802</text:p>
              </table:table-cell>
              <table:table-cell office:value-type="float" office:value="214.315251643474">
                <text:p>214.315251643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.5941527484991">
                <text:p>51.5941527484991</text:p>
              </table:table-cell>
              <table:table-cell office:value-type="float" office:value="216.476293992048">
                <text:p>216.476293992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.9591242159849">
                <text:p>50.9591242159849</text:p>
              </table:table-cell>
              <table:table-cell office:value-type="float" office:value="218.584810408997">
                <text:p>218.5848104089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.2945573274697">
                <text:p>50.2945573274697</text:p>
              </table:table-cell>
              <table:table-cell office:value-type="float" office:value="220.640981461821">
                <text:p>220.640981461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.6020359087392">
                <text:p>49.6020359087392</text:p>
              </table:table-cell>
              <table:table-cell office:value-type="float" office:value="222.645310409277">
                <text:p>222.6453104092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.8831049855717">
                <text:p>48.8831049855717</text:p>
              </table:table-cell>
              <table:table-cell office:value-type="float" office:value="224.598577732412">
                <text:p>224.598577732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.1392641420306">
                <text:p>48.1392641420306</text:p>
              </table:table-cell>
              <table:table-cell office:value-type="float" office:value="226.501797700378">
                <text:p>226.5017977003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3719625143569">
                <text:p>47.3719625143569</text:p>
              </table:table-cell>
              <table:table-cell office:value-type="float" office:value="228.356177770321">
                <text:p>228.3561777703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.5825952409808">
                <text:p>46.5825952409808</text:p>
              </table:table-cell>
              <table:table-cell office:value-type="float" office:value="230.163081346417">
                <text:p>230.1630813464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.7725011751627">
                <text:p>45.7725011751627</text:p>
              </table:table-cell>
              <table:table-cell office:value-type="float" office:value="231.923994183231">
                <text:p>231.923994183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9429616799077">
                <text:p>44.9429616799077</text:p>
              </table:table-cell>
              <table:table-cell office:value-type="float" office:value="233.64049453495">
                <text:p>233.640494534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0952003255508">
                <text:p>44.0952003255508</text:p>
              </table:table-cell>
              <table:table-cell office:value-type="float" office:value="235.314227001284">
                <text:p>235.314227001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2303833334694">
                <text:p>43.2303833334694</text:p>
              </table:table-cell>
              <table:table-cell office:value-type="float" office:value="236.946879920478">
                <text:p>236.946879920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3496206165105">
                <text:p>42.3496206165105</text:p>
              </table:table-cell>
              <table:table-cell office:value-type="float" office:value="238.540166081652">
                <text:p>238.540166081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.453967292703">
                <text:p>41.453967292703</text:p>
              </table:table-cell>
              <table:table-cell office:value-type="float" office:value="240.095806489685">
                <text:p>240.0958064896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.5444255580649">
                <text:p>40.5444255580649</text:p>
              </table:table-cell>
              <table:table-cell office:value-type="float" office:value="241.615516887662">
                <text:p>241.6155168876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6219468255764">
                <text:p>39.6219468255764</text:p>
              </table:table-cell>
              <table:table-cell office:value-type="float" office:value="243.100996738773">
                <text:p>243.1009967387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6874340525025">
                <text:p>38.6874340525025</text:p>
              </table:table-cell>
              <table:table-cell office:value-type="float" office:value="244.553920375342">
                <text:p>244.5539203753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.7417441872954">
                <text:p>37.7417441872954</text:p>
              </table:table-cell>
              <table:table-cell office:value-type="float" office:value="245.975930033233">
                <text:p>245.9759300332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7856906871694">
                <text:p>36.7856906871694</text:p>
              </table:table-cell>
              <table:table-cell office:value-type="float" office:value="247.368630514806">
                <text:p>247.368630514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.820046059689">
                <text:p>35.820046059689</text:p>
              </table:table-cell>
              <table:table-cell office:value-type="float" office:value="248.733585239756">
                <text:p>248.7335852397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8455443996318">
                <text:p>34.8455443996318</text:p>
              </table:table-cell>
              <table:table-cell office:value-type="float" office:value="250.072313473254">
                <text:p>250.0723134732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.8628838918375">
                <text:p>33.8628838918375</text:p>
              </table:table-cell>
              <table:table-cell office:value-type="float" office:value="251.38628853818">
                <text:p>251.38628853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.8727292660839">
                <text:p>32.8727292660839</text:p>
              </table:table-cell>
              <table:table-cell office:value-type="float" office:value="252.676936847524">
                <text:p>252.6769368475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8757141873798">
                <text:p>31.8757141873798</text:p>
              </table:table-cell>
              <table:table-cell office:value-type="float" office:value="253.945637608204">
                <text:p>253.945637608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.8724435784492">
                <text:p>30.8724435784492</text:p>
              </table:table-cell>
              <table:table-cell office:value-type="float" office:value="255.193723073737">
                <text:p>255.1937230737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.8634958670838">
                <text:p>29.8634958670838</text:p>
              </table:table-cell>
              <table:table-cell office:value-type="float" office:value="256.422479234773">
                <text:p>256.4224792347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.8494251631873">
                <text:p>28.8494251631873</text:p>
              </table:table-cell>
              <table:table-cell office:value-type="float" office:value="257.633146858926">
                <text:p>257.6331468589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.8307633654943">
                <text:p>27.8307633654943</text:p>
              </table:table-cell>
              <table:table-cell office:value-type="float" office:value="258.826922799091">
                <text:p>258.8269227990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8080222094816">
                <text:p>26.8080222094816</text:p>
              </table:table-cell>
              <table:table-cell office:value-type="float" office:value="260.004961508158">
                <text:p>260.0049615081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816952642555">
                <text:p>25.7816952642555</text:p>
              </table:table-cell>
              <table:table-cell office:value-type="float" office:value="261.168376703177">
                <text:p>261.1683767031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7522598946279">
                <text:p>24.7522598946279</text:p>
              </table:table-cell>
              <table:table-cell office:value-type="float" office:value="262.318243134812">
                <text:p>262.3182431348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720179209247">
                <text:p>23.720179209247</text:p>
              </table:table-cell>
              <table:table-cell office:value-type="float" office:value="263.455598425838">
                <text:p>263.4555984258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6859040171318">
                <text:p>22.6859040171318</text:p>
              </table:table-cell>
              <table:table-cell office:value-type="float" office:value="264.581444945715">
                <text:p>264.581444945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6498748299817">
                <text:p>21.6498748299817</text:p>
              </table:table-cell>
              <table:table-cell office:value-type="float" office:value="265.696751699517">
                <text:p>265.6967516995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6125239504194">
                <text:p>20.6125239504194</text:p>
              </table:table-cell>
              <table:table-cell office:value-type="float" office:value="266.802456208083">
                <text:p>266.8024562080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5742777096558">
                <text:p>19.5742777096558</text:p>
              </table:table-cell>
              <table:table-cell office:value-type="float" office:value="267.899466366506">
                <text:p>267.899466366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5355589316881">
                <text:p>18.5355589316881</text:p>
              </table:table-cell>
              <table:table-cell office:value-type="float" office:value="268.988662265183">
                <text:p>268.9886622651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96789740903">
                <text:p>17.496789740903</text:p>
              </table:table-cell>
              <table:table-cell office:value-type="float" office:value="270.070897966564">
                <text:p>270.070897966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4583948685176">
                <text:p>16.4583948685176</text:p>
              </table:table-cell>
              <table:table-cell office:value-type="float" office:value="271.147003226789">
                <text:p>271.1470032267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4208056910986">
                <text:p>15.4208056910986</text:p>
              </table:table-cell>
              <table:table-cell office:value-type="float" office:value="272.217785159358">
                <text:p>272.2177851593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3844653315553">
                <text:p>14.3844653315553</text:p>
              </table:table-cell>
              <table:table-cell office:value-type="float" office:value="273.284029833282">
                <text:p>273.284029833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3498353213316">
                <text:p>13.3498353213316</text:p>
              </table:table-cell>
              <table:table-cell office:value-type="float" office:value="274.346503805367">
                <text:p>274.3465038053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3174045592649">
                <text:p>12.3174045592649</text:p>
              </table:table-cell>
              <table:table-cell office:value-type="float" office:value="275.405955581099">
                <text:p>275.4059555810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877016824213">
                <text:p>11.2877016824213</text:p>
              </table:table-cell>
              <table:table-cell office:value-type="float" office:value="276.463117005138">
                <text:p>276.4631170051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2613125083832">
                <text:p>10.2613125083832</text:p>
              </table:table-cell>
              <table:table-cell office:value-type="float" office:value="277.518704577643">
                <text:p>277.518704577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23890497874351">
                <text:p>9.23890497874351</text:p>
              </table:table-cell>
              <table:table-cell office:value-type="float" office:value="278.573420696195">
                <text:p>278.5734206961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2126493747924">
                <text:p>8.22126493747924</text:p>
              </table:table-cell>
              <table:table-cell office:value-type="float" office:value="279.62795482318">
                <text:p>279.627954823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20934675967708">
                <text:p>7.20934675967708</text:p>
              </table:table-cell>
              <table:table-cell office:value-type="float" office:value="280.682984575357">
                <text:p>280.6829845753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0434372344378">
                <text:p>6.20434372344378</text:p>
              </table:table-cell>
              <table:table-cell office:value-type="float" office:value="281.739176737326">
                <text:p>281.7391767373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20780495282714">
                <text:p>5.20780495282714</text:p>
              </table:table-cell>
              <table:table-cell office:value-type="float" office:value="282.797188194752">
                <text:p>282.7971881947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22281888481938">
                <text:p>4.22281888481938</text:p>
              </table:table-cell>
              <table:table-cell office:value-type="float" office:value="283.857666788708">
                <text:p>283.8576667887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2534295864961">
                <text:p>3.2534295864961</text:p>
              </table:table-cell>
              <table:table-cell office:value-type="float" office:value="284.921252086489">
                <text:p>284.9212520864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0401765443028">
                <text:p>2.30401765443028</text:p>
              </table:table-cell>
              <table:table-cell office:value-type="float" office:value="285.988576069543">
                <text:p>285.9885760695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8407951300393">
                <text:p>1.38407951300393</text:p>
              </table:table-cell>
              <table:table-cell office:value-type="float" office:value="287.060263733146">
                <text:p>287.0602637331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07470752946165">
                <text:p>0.507470752946165</text:p>
              </table:table-cell>
              <table:table-cell office:value-type="float" office:value="288.136933597551">
                <text:p>288.1369335975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11899073888508">
                <text:p>-0.611899073888508</text:p>
              </table:table-cell>
              <table:table-cell office:value-type="float" office:value="289.219198124365">
                <text:p>289.219198124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76722970730918">
                <text:p>-1.76722970730918</text:p>
              </table:table-cell>
              <table:table-cell office:value-type="float" office:value="290.307664036843">
                <text:p>290.3076640368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79797728333506">
                <text:p>-2.79797728333506</text:p>
              </table:table-cell>
              <table:table-cell office:value-type="float" office:value="291.402932536865">
                <text:p>291.4029325368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79268781548837">
                <text:p>-3.79268781548837</text:p>
              </table:table-cell>
              <table:table-cell office:value-type="float" office:value="292.505599416091">
                <text:p>292.5055994160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.76831030234246">
                <text:p>-4.76831030234246</text:p>
              </table:table-cell>
              <table:table-cell office:value-type="float" office:value="293.616255053627">
                <text:p>293.6162550536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73015400100955">
                <text:p>-5.73015400100955</text:p>
              </table:table-cell>
              <table:table-cell office:value-type="float" office:value="294.735484294895">
                <text:p>294.7354842948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68023146123225">
                <text:p>-6.68023146123225</text:p>
              </table:table-cell>
              <table:table-cell office:value-type="float" office:value="295.863866205874">
                <text:p>295.8638662058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7.61932030389681">
                <text:p>-7.61932030389681</text:p>
              </table:table-cell>
              <table:table-cell office:value-type="float" office:value="297.001973693646">
                <text:p>297.0019736936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.54764557277698">
                <text:p>-8.54764557277698</text:p>
              </table:table-cell>
              <table:table-cell office:value-type="float" office:value="298.150372988228">
                <text:p>298.1503729882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.46515119886895">
                <text:p>-9.46515119886895</text:p>
              </table:table-cell>
              <table:table-cell office:value-type="float" office:value="299.309622975381">
                <text:p>299.3096229753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0.3716227901217">
                <text:p>-10.3716227901217</text:p>
              </table:table-cell>
              <table:table-cell office:value-type="float" office:value="300.480274374888">
                <text:p>300.480274374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.2667487206678">
                <text:p>-11.2667487206678</text:p>
              </table:table-cell>
              <table:table-cell office:value-type="float" office:value="301.662868753737">
                <text:p>301.6628687537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.150152844483">
                <text:p>-12.150152844483</text:p>
              </table:table-cell>
              <table:table-cell office:value-type="float" office:value="302.85793736862">
                <text:p>302.857937368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3.0214130845801">
                <text:p>-13.0214130845801</text:p>
              </table:table-cell>
              <table:table-cell office:value-type="float" office:value="304.065999827571">
                <text:p>304.0659998275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3.8800725303366">
                <text:p>-13.8800725303366</text:p>
              </table:table-cell>
              <table:table-cell office:value-type="float" office:value="305.28756256584">
                <text:p>305.287562565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4.7256463636181">
                <text:p>-14.7256463636181</text:p>
              </table:table-cell>
              <table:table-cell office:value-type="float" office:value="306.523117127126">
                <text:p>306.5231171271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5576263661213">
                <text:p>-15.5576263661213</text:p>
              </table:table-cell>
              <table:table-cell office:value-type="float" office:value="307.773138246985">
                <text:p>307.773138246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.3754839912458">
                <text:p>-16.3754839912458</text:p>
              </table:table-cell>
              <table:table-cell office:value-type="float" office:value="309.038081732096">
                <text:p>309.0380817320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7.1786725662325">
                <text:p>-17.1786725662325</text:p>
              </table:table-cell>
              <table:table-cell office:value-type="float" office:value="310.318382135241">
                <text:p>310.3183821352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7.9666289738642">
                <text:p>-17.9666289738642</text:p>
              </table:table-cell>
              <table:table-cell office:value-type="float" office:value="311.614450224242">
                <text:p>311.6144502242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8.7387750301459">
                <text:p>-18.7387750301459</text:p>
              </table:table-cell>
              <table:table-cell office:value-type="float" office:value="312.926670248233">
                <text:p>312.926670248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9.4945186988182">
                <text:p>-19.4945186988182</text:p>
              </table:table-cell>
              <table:table-cell office:value-type="float" office:value="314.255397007714">
                <text:p>314.2553970077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0.2332552426719">
                <text:p>-20.2332552426719</text:p>
              </table:table-cell>
              <table:table-cell office:value-type="float" office:value="315.600952736476">
                <text:p>315.6009527364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0.9543683746877">
                <text:p>-20.9543683746877</text:p>
              </table:table-cell>
              <table:table-cell office:value-type="float" office:value="316.963623811165">
                <text:p>316.9636238111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1.6572314624922">
                <text:p>-21.6572314624922</text:p>
              </table:table-cell>
              <table:table-cell office:value-type="float" office:value="318.343657305322">
                <text:p>318.343657305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2.3412088177471">
                <text:p>-22.3412088177471</text:p>
              </table:table-cell>
              <table:table-cell office:value-type="float" office:value="319.741257413818">
                <text:p>319.7412574138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3.0056571026604">
                <text:p>-23.0056571026604</text:p>
              </table:table-cell>
              <table:table-cell office:value-type="float" office:value="321.156581775778">
                <text:p>321.1565817757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3.6499268698376">
                <text:p>-23.6499268698376</text:p>
              </table:table-cell>
              <table:table-cell office:value-type="float" office:value="322.589737733833">
                <text:p>322.5897377338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4.2733642559701">
                <text:p>-24.2733642559701</text:p>
              </table:table-cell>
              <table:table-cell office:value-type="float" office:value="324.040778570623">
                <text:p>324.0407785706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4.8753128359001">
                <text:p>-24.8753128359001</text:p>
              </table:table-cell>
              <table:table-cell office:value-type="float" office:value="325.509699773397">
                <text:p>325.5096997733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5.4551156490988">
                <text:p>-25.4551156490988</text:p>
              </table:table-cell>
              <table:table-cell office:value-type="float" office:value="326.996435381007">
                <text:p>326.996435381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6.0121173970558">
                <text:p>-26.0121173970558</text:p>
              </table:table-cell>
              <table:table-cell office:value-type="float" office:value="328.500854476919">
                <text:p>328.50085447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6.5456668157657">
                <text:p>-26.5456668157657</text:p>
              </table:table-cell>
              <table:table-cell office:value-type="float" office:value="330.022757894859">
                <text:p>330.0227578948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7.0551192138851">
                <text:p>-27.0551192138851</text:p>
              </table:table-cell>
              <table:table-cell office:value-type="float" office:value="331.56187521131">
                <text:p>331.561875211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7.539839171413">
                <text:p>-27.539839171413</text:p>
              </table:table-cell>
              <table:table-cell office:value-type="float" office:value="333.117862100752">
                <text:p>333.1178621007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7.9992033840637">
                <text:p>-27.9992033840637</text:p>
              </table:table-cell>
              <table:table-cell office:value-type="float" office:value="334.690298133351">
                <text:p>334.6902981333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8.432603633992">
                <text:p>-28.432603633992</text:p>
              </table:table-cell>
              <table:table-cell office:value-type="float" office:value="336.278685095219">
                <text:p>336.2786850952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8.8394498684278">
                <text:p>-28.8394498684278</text:p>
              </table:table-cell>
              <table:table-cell office:value-type="float" office:value="337.882445909035">
                <text:p>337.8824459090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9.2191733547061">
                <text:p>-29.2191733547061</text:p>
              </table:table-cell>
              <table:table-cell office:value-type="float" office:value="339.500924230416">
                <text:p>339.5009242304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9.5712298856678">
                <text:p>-29.5712298856678</text:p>
              </table:table-cell>
              <table:table-cell office:value-type="float" office:value="341.133384787574">
                <text:p>341.1333847875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9.8951029955925">
                <text:p>-29.8951029955925</text:p>
              </table:table-cell>
              <table:table-cell office:value-type="float" office:value="342.779014523967">
                <text:p>342.7790145239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0.1903071533331">
                <text:p>-30.1903071533331</text:p>
              </table:table-cell>
              <table:table-cell office:value-type="float" office:value="344.436924590799">
                <text:p>344.4369245907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0.4563908866025">
                <text:p>-30.4563908866025</text:p>
              </table:table-cell>
              <table:table-cell office:value-type="float" office:value="346.106153222642">
                <text:p>346.1061532226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0.6929397993497">
                <text:p>-30.6929397993497</text:p>
              </table:table-cell>
              <table:table-cell office:value-type="float" office:value="347.785669512052">
                <text:p>347.7856695120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8995794331536">
                <text:p>-30.8995794331536</text:p>
              </table:table-cell>
              <table:table-cell office:value-type="float" office:value="349.474378080667">
                <text:p>349.474378080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1.0759779335591">
                <text:p>-31.0759779335591</text:p>
              </table:table-cell>
              <table:table-cell office:value-type="float" office:value="351.171124623923">
                <text:p>351.1711246239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1.2218484734556">
                <text:p>-31.2218484734556</text:p>
              </table:table-cell>
              <table:table-cell office:value-type="float" office:value="352.874702285387">
                <text:p>352.8747022853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1.3369513979109">
                <text:p>-31.3369513979109</text:p>
              </table:table-cell>
              <table:table-cell office:value-type="float" office:value="354.583858795948">
                <text:p>354.583858795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fcfcfc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fcfcf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555cm" svg:height="6.88cm" xlink:href=".." xlink:type="simple" chart:class="chart:line" chart:style-name="ch1">
        <chart:title svg:x="1.399cm" svg:y="0.328cm" chart:style-name="ch2">
          <text:p>Sun Declination (deg)</text:p>
        </chart:title>
        <chart:plot-area chart:style-name="ch3" table:cell-range-address="Calculations.T1:Calculations.T241" chart:data-source-has-labels="row" svg:x="0.488cm" svg:y="1.266cm" svg:width="8.707cm" svg:height="5.343cm">
          <chartooo:coordinate-region svg:x="1.374cm" svg:y="1.505cm" svg:width="7.821cm" svg:height="4.2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ations.T2:Calculations.T241" chart:label-cell-address="Calculations.T1:Calculations.T1" chart:class="chart:line"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n Declin (deg)</text:p>
                <draw:g>
                  <svg:desc>Calculations.T1:Calculatio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549917326289">
                <text:p>12.7549917326289</text:p>
                <draw:g>
                  <svg:desc>Calculations.T2:Calculations.T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536316135003">
                <text:p>12.7536316135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7522714358141">
                <text:p>12.7522714358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509111998808">
                <text:p>12.7509111998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495509054027">
                <text:p>12.7495509054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481905526902">
                <text:p>12.7481905526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468301414455">
                <text:p>12.7468301414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454696719792">
                <text:p>12.7454696719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441091439935">
                <text:p>12.7441091439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427485577989">
                <text:p>12.7427485577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7413879130975">
                <text:p>12.7413879130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400272101999">
                <text:p>12.7400272101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386664488084">
                <text:p>12.7386664488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373056292333">
                <text:p>12.7373056292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359447511769">
                <text:p>12.7359447511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345838147976">
                <text:p>12.7345838147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33222820254">
                <text:p>12.733222820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318617672481">
                <text:p>12.7318617672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7305006560904">
                <text:p>12.7305006560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291394864833">
                <text:p>12.7291394864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7277782587372">
                <text:p>12.7277782587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7264169725543">
                <text:p>12.7264169725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7250556282451">
                <text:p>12.7250556282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7236942255118">
                <text:p>12.7236942255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22332764665">
                <text:p>12.722332764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7209712454067">
                <text:p>12.7209712454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196096680477">
                <text:p>12.7196096680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1824803229">
                <text:p>12.718248032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7168863384442">
                <text:p>12.7168863384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7155245862124">
                <text:p>12.7155245862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714162775753">
                <text:p>12.714162775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7128009072247">
                <text:p>12.7128009072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7114389803294">
                <text:p>12.7114389803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710076995378">
                <text:p>12.710076995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7087149520722">
                <text:p>12.7087149520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707352850723">
                <text:p>12.707352850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7059906910322">
                <text:p>12.7059906910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046284733106">
                <text:p>12.7046284733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7032661972601">
                <text:p>12.7032661972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7019038631917">
                <text:p>12.7019038631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700541470807">
                <text:p>12.7005414708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6991790204171">
                <text:p>12.6991790204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6978165117237">
                <text:p>12.6978165117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6964539450377">
                <text:p>12.6964539450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695091320061">
                <text:p>12.695091320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6937286369521">
                <text:p>12.69372863695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6923658958698">
                <text:p>12.6923658958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6910030965158">
                <text:p>12.6910030965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689640239201">
                <text:p>12.689640239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882773236273">
                <text:p>12.6882773236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869143501055">
                <text:p>12.6869143501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855513183374">
                <text:p>12.6855513183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6841882286341">
                <text:p>12.6841882286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6828250806972">
                <text:p>12.6828250806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6814618748377">
                <text:p>12.6814618748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6800986107573">
                <text:p>12.6800986107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787352887672">
                <text:p>12.6787352887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6773719085688">
                <text:p>12.6773719085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760084704734">
                <text:p>12.6760084704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746449741825">
                <text:p>12.67464497418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6732814198548">
                <text:p>12.6732814198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719178076492">
                <text:p>12.67191780764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705541372672">
                <text:p>12.6705541372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691904090199">
                <text:p>12.6691904090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6678266226089">
                <text:p>12.6678266226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6664627783455">
                <text:p>12.6664627783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665098875931">
                <text:p>12.665098875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6637349156767">
                <text:p>12.66373491567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6623708972841">
                <text:p>12.66237089728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6610068210645">
                <text:p>12.66100682106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6596426867193">
                <text:p>12.6596426867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6582784945598">
                <text:p>12.6582784945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6569142442873">
                <text:p>12.65691424428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6555499362134">
                <text:p>12.6555499362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6541855700392">
                <text:p>12.65418557003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6528211459237">
                <text:p>12.65282114592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514566640258">
                <text:p>12.6514566640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6500921240467">
                <text:p>12.6500921240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487275262979">
                <text:p>12.6487275262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473628704806">
                <text:p>12.6473628704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6459981569064">
                <text:p>12.64599815690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446333852765">
                <text:p>12.6446333852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6432685559023">
                <text:p>12.6432685559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6419036684851">
                <text:p>12.6419036684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6405387233363">
                <text:p>12.64053872333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6391737201573">
                <text:p>12.6391737201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6378086592595">
                <text:p>12.63780865925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364435403441">
                <text:p>12.6364435403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350783637227">
                <text:p>12.6350783637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337131290964">
                <text:p>12.63371312909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323478366241">
                <text:p>12.6323478366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6309824864649">
                <text:p>12.6309824864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296170783199">
                <text:p>12.6296170783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282516125007">
                <text:p>12.6282516125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6268860887084">
                <text:p>12.62688608870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6255205072546">
                <text:p>12.6255205072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241548678404">
                <text:p>12.6241548678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6227891707774">
                <text:p>12.62278917077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6214234157668">
                <text:p>12.6214234157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6200576031202">
                <text:p>12.6200576031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6186917325386">
                <text:p>12.61869173253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173258043338">
                <text:p>12.6173258043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6159598182067">
                <text:p>12.61595981820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614593774469">
                <text:p>12.6145937744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6132276728218">
                <text:p>12.6132276728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6118615134241">
                <text:p>12.61186151342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610495296435">
                <text:p>12.610495296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6091290215554">
                <text:p>12.6091290215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607762689097">
                <text:p>12.6077626890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606396298761">
                <text:p>12.6063962987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6050298508589">
                <text:p>12.6050298508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6036633450919">
                <text:p>12.60366334509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6022967817716">
                <text:p>12.60229678177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009301605989">
                <text:p>12.60093016059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5995634818858">
                <text:p>12.5995634818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598196745333">
                <text:p>12.598196745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5968299512526">
                <text:p>12.59682995125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5954630993451">
                <text:p>12.59546309934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5940961899227">
                <text:p>12.59409618992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5927292226861">
                <text:p>12.59272922268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5913621977944">
                <text:p>12.5913621977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5899951154068">
                <text:p>12.58999511540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5886279752241">
                <text:p>12.58862797522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5872607775582">
                <text:p>12.58726077755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858935221099">
                <text:p>12.58589352210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845262091912">
                <text:p>12.58452620919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831588385028">
                <text:p>12.58315883850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5817914103567">
                <text:p>12.58179141035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5804239244536">
                <text:p>12.5804239244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790563811055">
                <text:p>12.5790563811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5776887800132">
                <text:p>12.5776887800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5763211214887">
                <text:p>12.57632112148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5749534052326">
                <text:p>12.57495340523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573585631557">
                <text:p>12.5735856315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5722178001626">
                <text:p>12.57221780016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5708499112086">
                <text:p>12.5708499112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5694819648542">
                <text:p>12.56948196485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5681139608001">
                <text:p>12.5681139608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5667458993583">
                <text:p>12.56674589935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5653777802295">
                <text:p>12.5653777802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5640096037258">
                <text:p>12.56400960372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5626413695477">
                <text:p>12.56264136954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5612730780075">
                <text:p>12.56127307800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5599047288057">
                <text:p>12.55990472880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5585363222545">
                <text:p>12.55853632225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5571678580544">
                <text:p>12.5571678580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5557993365176">
                <text:p>12.5557993365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5544307573446">
                <text:p>12.5544307573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5530621208477">
                <text:p>12.55306212084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5516934267273">
                <text:p>12.55169342672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5503246751428">
                <text:p>12.5503246751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5489558662535">
                <text:p>12.5489558662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5475869997597">
                <text:p>12.54758699975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5462180759739">
                <text:p>12.5462180759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5448490945965">
                <text:p>12.5448490945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5434800559397">
                <text:p>12.54348005593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5421109597039">
                <text:p>12.5421109597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5407418062015">
                <text:p>12.5407418062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5393725951329">
                <text:p>12.53937259513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5380033268105">
                <text:p>12.5380033268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5366340009345">
                <text:p>12.53663400093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5352646178174">
                <text:p>12.53526461781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5338951771595">
                <text:p>12.5338951771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5325256792733">
                <text:p>12.5325256792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531156123859">
                <text:p>12.5311561238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5297865110759">
                <text:p>12.52978651107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5284168410837">
                <text:p>12.52841684108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5270471135824">
                <text:p>12.5270471135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5256773288846">
                <text:p>12.5256773288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5243074866905">
                <text:p>12.52430748669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5229375873127">
                <text:p>12.52293758731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5215676304513">
                <text:p>12.52156763045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5201976164188">
                <text:p>12.5201976164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5188275449155">
                <text:p>12.51882754491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517457416254">
                <text:p>12.5174574162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5160872301343">
                <text:p>12.51608723013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514716986869">
                <text:p>12.5147169868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5133466861584">
                <text:p>12.5133466861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5119763283149">
                <text:p>12.51197632831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5106059130388">
                <text:p>12.51060591303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5092354404895">
                <text:p>12.5092354404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5078649108264">
                <text:p>12.5078649108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5064943237498">
                <text:p>12.50649432374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5051236795723">
                <text:p>12.5051236795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.5037529779938">
                <text:p>12.50375297799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5023822193272">
                <text:p>12.5023822193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5010114032724">
                <text:p>12.50101140327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4996405301421">
                <text:p>12.4996405301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4982695996365">
                <text:p>12.49826959963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4968986120681">
                <text:p>12.49689861206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4955275671369">
                <text:p>12.49552756713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4941564651559">
                <text:p>12.49415646515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4927853058248">
                <text:p>12.49278530582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4914140894565">
                <text:p>12.49141408945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4900428157509">
                <text:p>12.49004281575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4886714848676">
                <text:p>12.48867148486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4873000969662">
                <text:p>12.48730009696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4859286517466">
                <text:p>12.48592865174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4845571495217">
                <text:p>12.48455714952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831855899913">
                <text:p>12.48318558999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4818139734683">
                <text:p>12.48181397346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4804422996525">
                <text:p>12.48044229965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4790705688569">
                <text:p>12.47907056885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4776987807812">
                <text:p>12.4776987807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4763269357385">
                <text:p>12.47632693573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4749550334284">
                <text:p>12.47495503342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473583074164">
                <text:p>12.4735830741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472211057645">
                <text:p>12.4722110576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4708389841843">
                <text:p>12.47083898418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4694668534818">
                <text:p>12.46946685348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4680946656971">
                <text:p>12.46809466569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6672242099">
                <text:p>12.466722420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4653501190599">
                <text:p>12.46535011905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4639777602202">
                <text:p>12.4639777602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4626053441704">
                <text:p>12.4626053441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4612328712236">
                <text:p>12.4612328712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4598603410795">
                <text:p>12.45986034107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4584877540512">
                <text:p>12.45848775405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4571151098382">
                <text:p>12.45711510983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4557424087537">
                <text:p>12.45574240875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4543696504973">
                <text:p>12.45436965049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4529968353822">
                <text:p>12.45299683538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4516239631079">
                <text:p>12.45162396310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4502510339876">
                <text:p>12.45025103398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4488780477209">
                <text:p>12.44887804772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4475050044675">
                <text:p>12.44750500446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4461319043872">
                <text:p>12.44613190438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4447587471795">
                <text:p>12.44475874717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4433855331578">
                <text:p>12.44338553315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4420122620214">
                <text:p>12.44201226202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4406389340836">
                <text:p>12.44063893408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4392655490439">
                <text:p>12.4392655490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4378921072156">
                <text:p>12.43789210721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436518608298">
                <text:p>12.4365186082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4351450526047">
                <text:p>12.4351450526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4337714398348">
                <text:p>12.43377143983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4323977703018">
                <text:p>12.43239777030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4310240437051">
                <text:p>12.43102404370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4296502603581">
                <text:p>12.42965026035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42827641996">
                <text:p>12.42827641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ime-style style:name="N134P0" style:volatile="true">
      <number:hours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lt;=1.79769313486232E+308" style:apply-style-name="N134P0"/>
    </number:text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fcfcfc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134">
      <style:chart-properties chart:display-label="true" chart:logarithmic="false" chart:minimum="0" chart:maximum="1" chart:interval-major="0.25" chart:interval-minor-divisor="5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fcfcfc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555cm" svg:height="6.907cm" xlink:href=".." xlink:type="simple" chart:class="chart:scatter" chart:style-name="ch1">
        <chart:title svg:x="1.862cm" svg:y="0.327cm" chart:style-name="ch2">
          <text:p>Solar Elevation vs. Hour of Day</text:p>
        </chart:title>
        <chart:plot-area chart:style-name="ch3" table:cell-range-address="Calculations.E2:Calculations.E241 Calculations.AG1:Calculations.AG241" chart:data-source-has-labels="row" svg:x="0.517cm" svg:y="2.012cm" svg:width="8.857cm" svg:height="4.874cm">
          <chartooo:coordinate-region svg:x="1.244cm" svg:y="2.251cm" svg:width="7.586cm" svg:height="4.3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ations.AG2:Calculations.AG241" chart:label-cell-address="Calculations.AG1:Calculations.AG1" chart:class="chart:scatter">
            <chart:domain table:cell-range-address="Calculations.E2:Calculations.E241"/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ar Elevation corrected for atm refraction (deg)</text:p>
                <draw:g>
                  <svg:desc>Calculations.AG1:Calculations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16666666666667">
                <text:p>0.00416666666666667</text:p>
                <draw:g>
                  <svg:desc>Calculations.E2:Calculations.E241</svg:desc>
                </draw:g>
              </table:table-cell>
              <table:table-cell office:value-type="float" office:value="-31.0905979305292">
                <text:p>-31.0905979305292</text:p>
                <draw:g>
                  <svg:desc>Calculations.AG2:Calculations.AG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31.1445930463538">
                <text:p>-31.1445930463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-31.1675514938537">
                <text:p>-31.1675514938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-31.159435465577">
                <text:p>-31.159435465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31.1202589150788">
                <text:p>-31.1202589150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-31.0500874482435">
                <text:p>-31.0500874482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-30.949037813584">
                <text:p>-30.949037813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30.8172769961402">
                <text:p>-30.8172769961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5">
                <text:p>0.0375</text:p>
              </table:table-cell>
              <table:table-cell office:value-type="float" office:value="-30.6550209364096">
                <text:p>-30.6550209364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30.4625328927309">
                <text:p>-30.4625328927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-30.2401214809556">
                <text:p>-30.2401214809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-29.9881384206724">
                <text:p>-29.9881384206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-29.7069760305978">
                <text:p>-29.7069760305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-29.3970645091372">
                <text:p>-29.397064509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-29.0588690471003">
                <text:p>-29.0588690471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28.6928868109576">
                <text:p>-28.6928868109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-28.2996438425716">
                <text:p>-28.2996438425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">
                <text:p>0.075</text:p>
              </table:table-cell>
              <table:table-cell office:value-type="float" office:value="-27.8796919147918">
                <text:p>-27.87969191479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-27.4336053800797">
                <text:p>-27.4336053800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26.9619780511402">
                <text:p>-26.9619780511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5">
                <text:p>0.0875</text:p>
              </table:table-cell>
              <table:table-cell office:value-type="float" office:value="-26.4654201412336">
                <text:p>-26.4654201412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-25.9445552965377">
                <text:p>-25.9445552965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-25.400017739995">
                <text:p>-25.400017739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">
                <text:p>0.1</text:p>
              </table:table-cell>
              <table:table-cell office:value-type="float" office:value="-24.8324495503658">
                <text:p>-24.8324495503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-24.2424980872814">
                <text:p>-24.2424980872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-23.6308135772366">
                <text:p>-23.6308135772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5">
                <text:p>0.1125</text:p>
              </table:table-cell>
              <table:table-cell office:value-type="float" office:value="-22.9980468628692">
                <text:p>-22.9980468628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-22.3448473220667">
                <text:p>-22.3448473220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-21.6718609512528">
                <text:p>-21.6718609512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-20.9797286113426">
                <text:p>-20.9797286113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-20.2690844228859">
                <text:p>-20.2690844228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19.5405542994809">
                <text:p>-19.5405542994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75">
                <text:p>0.1375</text:p>
              </table:table-cell>
              <table:table-cell office:value-type="float" office:value="-18.7947545990944">
                <text:p>-18.7947545990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-18.0322908667454">
                <text:p>-18.03229086674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-17.2537566377788">
                <text:p>-17.2537566377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-16.4597322526536">
                <text:p>-16.4597322526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-15.6507836242757">
                <text:p>-15.6507836242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-14.827460865095">
                <text:p>-14.8274608650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25">
                <text:p>0.1625</text:p>
              </table:table-cell>
              <table:table-cell office:value-type="float" office:value="-13.9902966467291">
                <text:p>-13.9902966467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13.1398040894916">
                <text:p>-13.1398040894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-12.27647387171">
                <text:p>-12.27647387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">
                <text:p>0.175</text:p>
              </table:table-cell>
              <table:table-cell office:value-type="float" office:value="-11.4007700421356">
                <text:p>-11.4007700421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-10.5131236654436">
                <text:p>-10.5131236654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-9.6139227446683">
                <text:p>-9.6139227446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75">
                <text:p>0.1875</text:p>
              </table:table-cell>
              <table:table-cell office:value-type="float" office:value="-8.70349552574041">
                <text:p>-8.70349552574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-7.78208145612985">
                <text:p>-7.782081456129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5833333333334">
                <text:p>0.195833333333334</text:p>
              </table:table-cell>
              <table:table-cell office:value-type="float" office:value="-6.84977770565784">
                <text:p>-6.84977770565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">
                <text:p>0.2</text:p>
              </table:table-cell>
              <table:table-cell office:value-type="float" office:value="-5.90643350746562">
                <text:p>-5.906433507465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-4.95142174784663">
                <text:p>-4.951421747846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8333333333334">
                <text:p>0.208333333333334</text:p>
              </table:table-cell>
              <table:table-cell office:value-type="float" office:value="-3.98308220231569">
                <text:p>-3.983082202315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5">
                <text:p>0.2125</text:p>
              </table:table-cell>
              <table:table-cell office:value-type="float" office:value="-2.99711366488117">
                <text:p>-2.99711366488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-1.98054061229773">
                <text:p>-1.980540612297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0833333333334">
                <text:p>0.220833333333334</text:p>
              </table:table-cell>
              <table:table-cell office:value-type="float" office:value="-0.875013658393813">
                <text:p>-0.8750136583938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5">
                <text:p>0.225</text:p>
              </table:table-cell>
              <table:table-cell office:value-type="float" office:value="0.330514005850427">
                <text:p>0.330514005850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1.19266872429953">
                <text:p>1.19266872429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3333333333334">
                <text:p>0.233333333333334</text:p>
              </table:table-cell>
              <table:table-cell office:value-type="float" office:value="2.10144942552751">
                <text:p>2.10144942552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75">
                <text:p>0.2375</text:p>
              </table:table-cell>
              <table:table-cell office:value-type="float" office:value="3.04226337469863">
                <text:p>3.04226337469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4.00474387020214">
                <text:p>4.00474387020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5833333333334">
                <text:p>0.245833333333334</text:p>
              </table:table-cell>
              <table:table-cell office:value-type="float" office:value="4.98303688234837">
                <text:p>4.98303688234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5.97484704400541">
                <text:p>5.97484704400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4166666666667">
                <text:p>0.254166666666667</text:p>
              </table:table-cell>
              <table:table-cell office:value-type="float" office:value="6.97523354712421">
                <text:p>6.975233547124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8333333333334">
                <text:p>0.258333333333334</text:p>
              </table:table-cell>
              <table:table-cell office:value-type="float" office:value="7.98292717740003">
                <text:p>7.9829271774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25">
                <text:p>0.2625</text:p>
              </table:table-cell>
              <table:table-cell office:value-type="float" office:value="8.99667250863559">
                <text:p>8.99667250863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0.0154704597199">
                <text:p>10.0154704597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0833333333334">
                <text:p>0.270833333333334</text:p>
              </table:table-cell>
              <table:table-cell office:value-type="float" office:value="11.038502971458">
                <text:p>11.0385029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5">
                <text:p>0.275</text:p>
              </table:table-cell>
              <table:table-cell office:value-type="float" office:value="12.0650790600553">
                <text:p>12.0650790600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9166666666667">
                <text:p>0.279166666666667</text:p>
              </table:table-cell>
              <table:table-cell office:value-type="float" office:value="13.0945964213937">
                <text:p>13.0945964213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33333333334">
                <text:p>0.283333333333334</text:p>
              </table:table-cell>
              <table:table-cell office:value-type="float" office:value="14.1265145814489">
                <text:p>14.1265145814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5">
                <text:p>0.2875</text:p>
              </table:table-cell>
              <table:table-cell office:value-type="float" office:value="15.1603361299792">
                <text:p>15.1603361299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16.1955934510808">
                <text:p>16.1955934510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5833333333333">
                <text:p>0.295833333333333</text:p>
              </table:table-cell>
              <table:table-cell office:value-type="float" office:value="17.2318391529349">
                <text:p>17.23183915293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18.2686389935842">
                <text:p>18.26863899358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19.3055664963357">
                <text:p>19.3055664963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0.3421987203916">
                <text:p>20.3421987203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25">
                <text:p>0.3125</text:p>
              </table:table-cell>
              <table:table-cell office:value-type="float" office:value="21.378112821327">
                <text:p>21.3781128213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22.4128831562925">
                <text:p>22.4128831562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833333333333">
                <text:p>0.320833333333333</text:p>
              </table:table-cell>
              <table:table-cell office:value-type="float" office:value="23.4460787597588">
                <text:p>23.4460787597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">
                <text:p>0.325</text:p>
              </table:table-cell>
              <table:table-cell office:value-type="float" office:value="24.4772610694125">
                <text:p>24.4772610694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9166666666667">
                <text:p>0.329166666666667</text:p>
              </table:table-cell>
              <table:table-cell office:value-type="float" office:value="25.5059818161333">
                <text:p>25.5059818161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6.5317810123754">
                <text:p>26.53178101237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75">
                <text:p>0.3375</text:p>
              </table:table-cell>
              <table:table-cell office:value-type="float" office:value="27.5541849946321">
                <text:p>27.5541849946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28.5727044816301">
                <text:p>28.57270448163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29.5868326240414">
                <text:p>29.5868326240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">
                <text:p>0.35</text:p>
              </table:table-cell>
              <table:table-cell office:value-type="float" office:value="30.596043022009">
                <text:p>30.596043022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31.5997876974636">
                <text:p>31.5997876974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32.5974950063952">
                <text:p>32.59749500639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25">
                <text:p>0.3625</text:p>
              </table:table-cell>
              <table:table-cell office:value-type="float" office:value="33.5885674856382">
                <text:p>33.58856748563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34.5723796261669">
                <text:p>34.5723796261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35.5482755742408">
                <text:p>35.5482755742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5">
                <text:p>0.375</text:p>
              </table:table-cell>
              <table:table-cell office:value-type="float" office:value="36.5155667593992">
                <text:p>36.5155667593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9166666666667">
                <text:p>0.379166666666667</text:p>
              </table:table-cell>
              <table:table-cell office:value-type="float" office:value="37.4735294583549">
                <text:p>37.4735294583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8.4214023032469">
                <text:p>38.42140230324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5">
                <text:p>0.3875</text:p>
              </table:table-cell>
              <table:table-cell office:value-type="float" office:value="39.3583837515497">
                <text:p>39.3583837515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666666666666">
                <text:p>0.391666666666666</text:p>
              </table:table-cell>
              <table:table-cell office:value-type="float" office:value="40.2836295415105">
                <text:p>40.2836295415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41.1962501611042">
                <text:p>41.19625016110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">
                <text:p>0.4</text:p>
              </table:table-cell>
              <table:table-cell office:value-type="float" office:value="42.0953083729944">
                <text:p>42.0953083729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166666666666">
                <text:p>0.404166666666666</text:p>
              </table:table-cell>
              <table:table-cell office:value-type="float" office:value="42.9798168419565">
                <text:p>42.9798168419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3.8487359295464">
                <text:p>43.8487359295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25">
                <text:p>0.4125</text:p>
              </table:table-cell>
              <table:table-cell office:value-type="float" office:value="44.7009717275203">
                <text:p>44.70097172752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16666666666666">
                <text:p>0.416666666666666</text:p>
              </table:table-cell>
              <table:table-cell office:value-type="float" office:value="45.53537442299">
                <text:p>45.53537442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0833333333333">
                <text:p>0.420833333333333</text:p>
              </table:table-cell>
              <table:table-cell office:value-type="float" office:value="46.3507370975428">
                <text:p>46.35073709754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5">
                <text:p>0.425</text:p>
              </table:table-cell>
              <table:table-cell office:value-type="float" office:value="47.1457950863722">
                <text:p>47.1457950863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29166666666666">
                <text:p>0.429166666666666</text:p>
              </table:table-cell>
              <table:table-cell office:value-type="float" office:value="47.91922603367">
                <text:p>47.919226033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48.6696508042453">
                <text:p>48.66965080424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75">
                <text:p>0.4375</text:p>
              </table:table-cell>
              <table:table-cell office:value-type="float" office:value="49.3956354189012">
                <text:p>49.3956354189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1666666666666">
                <text:p>0.441666666666666</text:p>
              </table:table-cell>
              <table:table-cell office:value-type="float" office:value="50.0956941996843">
                <text:p>50.09569419968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50.7682943106162">
                <text:p>50.76829431061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">
                <text:p>0.45</text:p>
              </table:table-cell>
              <table:table-cell office:value-type="float" office:value="51.4118618817399">
                <text:p>51.41186188173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4166666666666">
                <text:p>0.454166666666666</text:p>
              </table:table-cell>
              <table:table-cell office:value-type="float" office:value="52.0247898922625">
                <text:p>52.0247898922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52.6054479587837">
                <text:p>52.60544795878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25">
                <text:p>0.4625</text:p>
              </table:table-cell>
              <table:table-cell office:value-type="float" office:value="53.1521941404229">
                <text:p>53.15219414042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6666666666666">
                <text:p>0.466666666666666</text:p>
              </table:table-cell>
              <table:table-cell office:value-type="float" office:value="53.6633888056084">
                <text:p>53.66338880560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54.1374105354523">
                <text:p>54.1374105354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75">
                <text:p>0.475</text:p>
              </table:table-cell>
              <table:table-cell office:value-type="float" office:value="54.5726739336855">
                <text:p>54.5726739336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9166666666666">
                <text:p>0.479166666666666</text:p>
              </table:table-cell>
              <table:table-cell office:value-type="float" office:value="54.9676491090201">
                <text:p>54.96764910902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55.3208824636334">
                <text:p>55.3208824636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875">
                <text:p>0.4875</text:p>
              </table:table-cell>
              <table:table-cell office:value-type="float" office:value="55.6310183034442">
                <text:p>55.63101830344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55.8968206572513">
                <text:p>55.89682065725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56.1171946002255">
                <text:p>56.1171946002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56.2912062994398">
                <text:p>56.29120629943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04166666666666">
                <text:p>0.504166666666666</text:p>
              </table:table-cell>
              <table:table-cell office:value-type="float" office:value="56.4181009831702">
                <text:p>56.41810098317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56.4973180550091">
                <text:p>56.49731805500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2499999999999">
                <text:p>0.512499999999999</text:p>
              </table:table-cell>
              <table:table-cell office:value-type="float" office:value="56.528502663005">
                <text:p>56.5285026630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6666666666666">
                <text:p>0.516666666666666</text:p>
              </table:table-cell>
              <table:table-cell office:value-type="float" office:value="56.5115131729954">
                <text:p>56.5115131729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56.4464241751414">
                <text:p>56.44642417514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999999999999">
                <text:p>0.524999999999999</text:p>
              </table:table-cell>
              <table:table-cell office:value-type="float" office:value="56.3335248783437">
                <text:p>56.33352487834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9166666666666">
                <text:p>0.529166666666666</text:p>
              </table:table-cell>
              <table:table-cell office:value-type="float" office:value="56.1733129680989">
                <text:p>56.1733129680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55.9664842364735">
                <text:p>55.96648423647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7499999999999">
                <text:p>0.537499999999999</text:p>
              </table:table-cell>
              <table:table-cell office:value-type="float" office:value="55.7139184796743">
                <text:p>55.71391847967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666666666666">
                <text:p>0.541666666666666</text:p>
              </table:table-cell>
              <table:table-cell office:value-type="float" office:value="55.4166623226703">
                <text:p>55.4166623226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55.0759097216359">
                <text:p>55.0759097216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9999999999999">
                <text:p>0.549999999999999</text:p>
              </table:table-cell>
              <table:table-cell office:value-type="float" office:value="54.6929809493737">
                <text:p>54.69298094937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166666666666">
                <text:p>0.554166666666666</text:p>
              </table:table-cell>
              <table:table-cell office:value-type="float" office:value="54.269300849117">
                <text:p>54.2693008491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53.8063770954543">
                <text:p>53.80637709545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2499999999999">
                <text:p>0.562499999999999</text:p>
              </table:table-cell>
              <table:table-cell office:value-type="float" office:value="53.3057790990133">
                <text:p>53.30577909901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6666666666666">
                <text:p>0.566666666666666</text:p>
              </table:table-cell>
              <table:table-cell office:value-type="float" office:value="52.7691180860263">
                <text:p>52.76911808602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52.1980287494802">
                <text:p>52.19802874948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4999999999999">
                <text:p>0.574999999999999</text:p>
              </table:table-cell>
              <table:table-cell office:value-type="float" office:value="51.5941527484991">
                <text:p>51.5941527484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9166666666666">
                <text:p>0.579166666666666</text:p>
              </table:table-cell>
              <table:table-cell office:value-type="float" office:value="50.9591242159849">
                <text:p>50.95912421598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83333333333332">
                <text:p>0.583333333333332</text:p>
              </table:table-cell>
              <table:table-cell office:value-type="float" office:value="50.2945573274697">
                <text:p>50.2945573274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7499999999999">
                <text:p>0.587499999999999</text:p>
              </table:table-cell>
              <table:table-cell office:value-type="float" office:value="49.6020359087392">
                <text:p>49.60203590873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1666666666666">
                <text:p>0.591666666666666</text:p>
              </table:table-cell>
              <table:table-cell office:value-type="float" office:value="48.8831049855717">
                <text:p>48.88310498557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5833333333332">
                <text:p>0.595833333333332</text:p>
              </table:table-cell>
              <table:table-cell office:value-type="float" office:value="48.1392641420306">
                <text:p>48.1392641420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47.3719625143569">
                <text:p>47.37196251435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4166666666666">
                <text:p>0.604166666666666</text:p>
              </table:table-cell>
              <table:table-cell office:value-type="float" office:value="46.5825952409808">
                <text:p>46.5825952409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8333333333332">
                <text:p>0.608333333333332</text:p>
              </table:table-cell>
              <table:table-cell office:value-type="float" office:value="45.7725011751627">
                <text:p>45.77250117516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2499999999999">
                <text:p>0.612499999999999</text:p>
              </table:table-cell>
              <table:table-cell office:value-type="float" office:value="44.9429616799077">
                <text:p>44.94296167990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6666666666666">
                <text:p>0.616666666666666</text:p>
              </table:table-cell>
              <table:table-cell office:value-type="float" office:value="44.0952003255508">
                <text:p>44.09520032555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20833333333332">
                <text:p>0.620833333333332</text:p>
              </table:table-cell>
              <table:table-cell office:value-type="float" office:value="43.2303833334694">
                <text:p>43.23038333346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24999999999999">
                <text:p>0.624999999999999</text:p>
              </table:table-cell>
              <table:table-cell office:value-type="float" office:value="42.3496206165105">
                <text:p>42.34962061651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29166666666666">
                <text:p>0.629166666666666</text:p>
              </table:table-cell>
              <table:table-cell office:value-type="float" office:value="41.453967292703">
                <text:p>41.4539672927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3333333333332">
                <text:p>0.633333333333332</text:p>
              </table:table-cell>
              <table:table-cell office:value-type="float" office:value="40.5444255580649">
                <text:p>40.54442555806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7499999999999">
                <text:p>0.637499999999999</text:p>
              </table:table-cell>
              <table:table-cell office:value-type="float" office:value="39.6219468255764">
                <text:p>39.62194682557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41666666666666">
                <text:p>0.641666666666666</text:p>
              </table:table-cell>
              <table:table-cell office:value-type="float" office:value="38.6874340525025">
                <text:p>38.68743405250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45833333333332">
                <text:p>0.645833333333332</text:p>
              </table:table-cell>
              <table:table-cell office:value-type="float" office:value="37.7417441872954">
                <text:p>37.74174418729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36.7856906871694">
                <text:p>36.78569068716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4166666666666">
                <text:p>0.654166666666666</text:p>
              </table:table-cell>
              <table:table-cell office:value-type="float" office:value="35.820046059689">
                <text:p>35.8200460596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58333333333332">
                <text:p>0.658333333333332</text:p>
              </table:table-cell>
              <table:table-cell office:value-type="float" office:value="34.8455443996318">
                <text:p>34.84554439963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2499999999999">
                <text:p>0.662499999999999</text:p>
              </table:table-cell>
              <table:table-cell office:value-type="float" office:value="33.8628838918375">
                <text:p>33.8628838918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6666666666665">
                <text:p>0.666666666666665</text:p>
              </table:table-cell>
              <table:table-cell office:value-type="float" office:value="32.8727292660839">
                <text:p>32.87272926608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0833333333332">
                <text:p>0.670833333333332</text:p>
              </table:table-cell>
              <table:table-cell office:value-type="float" office:value="31.8757141873798">
                <text:p>31.87571418737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4999999999999">
                <text:p>0.674999999999999</text:p>
              </table:table-cell>
              <table:table-cell office:value-type="float" office:value="30.8724435784492">
                <text:p>30.8724435784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9166666666665">
                <text:p>0.679166666666665</text:p>
              </table:table-cell>
              <table:table-cell office:value-type="float" office:value="29.8634958670838">
                <text:p>29.86349586708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3333333333332">
                <text:p>0.683333333333332</text:p>
              </table:table-cell>
              <table:table-cell office:value-type="float" office:value="28.8494251631873">
                <text:p>28.84942516318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87499999999999">
                <text:p>0.687499999999999</text:p>
              </table:table-cell>
              <table:table-cell office:value-type="float" office:value="27.8307633654943">
                <text:p>27.8307633654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91666666666665">
                <text:p>0.691666666666665</text:p>
              </table:table-cell>
              <table:table-cell office:value-type="float" office:value="26.8080222094816">
                <text:p>26.80802220948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5833333333332">
                <text:p>0.695833333333332</text:p>
              </table:table-cell>
              <table:table-cell office:value-type="float" office:value="25.7816952642555">
                <text:p>25.7816952642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24.7522598946279">
                <text:p>24.7522598946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04166666666665">
                <text:p>0.704166666666665</text:p>
              </table:table-cell>
              <table:table-cell office:value-type="float" office:value="23.720179209247">
                <text:p>23.720179209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08333333333332">
                <text:p>0.708333333333332</text:p>
              </table:table-cell>
              <table:table-cell office:value-type="float" office:value="22.6859040171318">
                <text:p>22.68590401713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2499999999999">
                <text:p>0.712499999999999</text:p>
              </table:table-cell>
              <table:table-cell office:value-type="float" office:value="21.6498748299817">
                <text:p>21.6498748299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6666666666665">
                <text:p>0.716666666666665</text:p>
              </table:table-cell>
              <table:table-cell office:value-type="float" office:value="20.6125239504194">
                <text:p>20.6125239504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833333333332">
                <text:p>0.720833333333332</text:p>
              </table:table-cell>
              <table:table-cell office:value-type="float" office:value="19.5742777096558">
                <text:p>19.57427770965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4999999999999">
                <text:p>0.724999999999999</text:p>
              </table:table-cell>
              <table:table-cell office:value-type="float" office:value="18.5355589316881">
                <text:p>18.5355589316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29166666666665">
                <text:p>0.729166666666665</text:p>
              </table:table-cell>
              <table:table-cell office:value-type="float" office:value="17.496789740903">
                <text:p>17.496789740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3333333333332">
                <text:p>0.733333333333332</text:p>
              </table:table-cell>
              <table:table-cell office:value-type="float" office:value="16.4583948685176">
                <text:p>16.45839486851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37499999999999">
                <text:p>0.737499999999999</text:p>
              </table:table-cell>
              <table:table-cell office:value-type="float" office:value="15.4208056910986">
                <text:p>15.4208056910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41666666666665">
                <text:p>0.741666666666665</text:p>
              </table:table-cell>
              <table:table-cell office:value-type="float" office:value="14.3844653315553">
                <text:p>14.38446533155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5833333333332">
                <text:p>0.745833333333332</text:p>
              </table:table-cell>
              <table:table-cell office:value-type="float" office:value="13.3498353213316">
                <text:p>13.34983532133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12.3174045592649">
                <text:p>12.31740455926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4166666666665">
                <text:p>0.754166666666665</text:p>
              </table:table-cell>
              <table:table-cell office:value-type="float" office:value="11.2877016824213">
                <text:p>11.28770168242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333333333332">
                <text:p>0.758333333333332</text:p>
              </table:table-cell>
              <table:table-cell office:value-type="float" office:value="10.2613125083832">
                <text:p>10.26131250838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2499999999999">
                <text:p>0.762499999999999</text:p>
              </table:table-cell>
              <table:table-cell office:value-type="float" office:value="9.23890497874351">
                <text:p>9.238904978743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6666666666665">
                <text:p>0.766666666666665</text:p>
              </table:table-cell>
              <table:table-cell office:value-type="float" office:value="8.22126493747924">
                <text:p>8.221264937479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833333333332">
                <text:p>0.770833333333332</text:p>
              </table:table-cell>
              <table:table-cell office:value-type="float" office:value="7.20934675967708">
                <text:p>7.209346759677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999999999998">
                <text:p>0.774999999999998</text:p>
              </table:table-cell>
              <table:table-cell office:value-type="float" office:value="6.20434372344378">
                <text:p>6.204343723443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9166666666665">
                <text:p>0.779166666666665</text:p>
              </table:table-cell>
              <table:table-cell office:value-type="float" office:value="5.20780495282714">
                <text:p>5.207804952827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3333333333332">
                <text:p>0.783333333333332</text:p>
              </table:table-cell>
              <table:table-cell office:value-type="float" office:value="4.22281888481938">
                <text:p>4.222818884819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7499999999998">
                <text:p>0.787499999999998</text:p>
              </table:table-cell>
              <table:table-cell office:value-type="float" office:value="3.2534295864961">
                <text:p>3.25342958649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1666666666665">
                <text:p>0.791666666666665</text:p>
              </table:table-cell>
              <table:table-cell office:value-type="float" office:value="2.30401765443028">
                <text:p>2.304017654430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95833333333332">
                <text:p>0.795833333333332</text:p>
              </table:table-cell>
              <table:table-cell office:value-type="float" office:value="1.38407951300393">
                <text:p>1.38407951300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0.507470752946165">
                <text:p>0.5074707529461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4166666666665">
                <text:p>0.804166666666665</text:p>
              </table:table-cell>
              <table:table-cell office:value-type="float" office:value="-0.611899073888508">
                <text:p>-0.6118990738885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08333333333332">
                <text:p>0.808333333333332</text:p>
              </table:table-cell>
              <table:table-cell office:value-type="float" office:value="-1.76722970730918">
                <text:p>-1.767229707309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2499999999998">
                <text:p>0.812499999999998</text:p>
              </table:table-cell>
              <table:table-cell office:value-type="float" office:value="-2.79797728333506">
                <text:p>-2.797977283335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16666666666665">
                <text:p>0.816666666666665</text:p>
              </table:table-cell>
              <table:table-cell office:value-type="float" office:value="-3.79268781548837">
                <text:p>-3.792687815488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0833333333332">
                <text:p>0.820833333333332</text:p>
              </table:table-cell>
              <table:table-cell office:value-type="float" office:value="-4.76831030234246">
                <text:p>-4.768310302342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-5.73015400100955">
                <text:p>-5.730154001009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166666666665">
                <text:p>0.829166666666665</text:p>
              </table:table-cell>
              <table:table-cell office:value-type="float" office:value="-6.68023146123225">
                <text:p>-6.680231461232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3333333333332">
                <text:p>0.833333333333332</text:p>
              </table:table-cell>
              <table:table-cell office:value-type="float" office:value="-7.61932030389681">
                <text:p>-7.61932030389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7499999999998">
                <text:p>0.837499999999998</text:p>
              </table:table-cell>
              <table:table-cell office:value-type="float" office:value="-8.54764557277698">
                <text:p>-8.547645572776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1666666666665">
                <text:p>0.841666666666665</text:p>
              </table:table-cell>
              <table:table-cell office:value-type="float" office:value="-9.46515119886895">
                <text:p>-9.465151198868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5833333333331">
                <text:p>0.845833333333331</text:p>
              </table:table-cell>
              <table:table-cell office:value-type="float" office:value="-10.3716227901217">
                <text:p>-10.37162279012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9999999999998">
                <text:p>0.849999999999998</text:p>
              </table:table-cell>
              <table:table-cell office:value-type="float" office:value="-11.2667487206678">
                <text:p>-11.26674872066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4166666666665">
                <text:p>0.854166666666665</text:p>
              </table:table-cell>
              <table:table-cell office:value-type="float" office:value="-12.150152844483">
                <text:p>-12.1501528444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58333333333331">
                <text:p>0.858333333333331</text:p>
              </table:table-cell>
              <table:table-cell office:value-type="float" office:value="-13.0214130845801">
                <text:p>-13.02141308458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62499999999998">
                <text:p>0.862499999999998</text:p>
              </table:table-cell>
              <table:table-cell office:value-type="float" office:value="-13.8800725303366">
                <text:p>-13.88007253033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66666666666665">
                <text:p>0.866666666666665</text:p>
              </table:table-cell>
              <table:table-cell office:value-type="float" office:value="-14.7256463636181">
                <text:p>-14.72564636361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70833333333331">
                <text:p>0.870833333333331</text:p>
              </table:table-cell>
              <table:table-cell office:value-type="float" office:value="-15.5576263661213">
                <text:p>-15.55762636612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74999999999998">
                <text:p>0.874999999999998</text:p>
              </table:table-cell>
              <table:table-cell office:value-type="float" office:value="-16.3754839912458">
                <text:p>-16.37548399124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9166666666665">
                <text:p>0.879166666666665</text:p>
              </table:table-cell>
              <table:table-cell office:value-type="float" office:value="-17.1786725662325">
                <text:p>-17.17867256623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3333333333331">
                <text:p>0.883333333333331</text:p>
              </table:table-cell>
              <table:table-cell office:value-type="float" office:value="-17.9666289738642">
                <text:p>-17.9666289738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7499999999998">
                <text:p>0.887499999999998</text:p>
              </table:table-cell>
              <table:table-cell office:value-type="float" office:value="-18.7387750301459">
                <text:p>-18.73877503014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1666666666665">
                <text:p>0.891666666666665</text:p>
              </table:table-cell>
              <table:table-cell office:value-type="float" office:value="-19.4945186988182">
                <text:p>-19.49451869881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5833333333331">
                <text:p>0.895833333333331</text:p>
              </table:table-cell>
              <table:table-cell office:value-type="float" office:value="-20.2332552426719">
                <text:p>-20.23325524267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99999999999998">
                <text:p>0.899999999999998</text:p>
              </table:table-cell>
              <table:table-cell office:value-type="float" office:value="-20.9543683746877">
                <text:p>-20.95436837468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4166666666665">
                <text:p>0.904166666666665</text:p>
              </table:table-cell>
              <table:table-cell office:value-type="float" office:value="-21.6572314624922">
                <text:p>-21.6572314624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08333333333331">
                <text:p>0.908333333333331</text:p>
              </table:table-cell>
              <table:table-cell office:value-type="float" office:value="-22.3412088177471">
                <text:p>-22.34120881774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12499999999998">
                <text:p>0.912499999999998</text:p>
              </table:table-cell>
              <table:table-cell office:value-type="float" office:value="-23.0056571026604">
                <text:p>-23.00565710266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16666666666665">
                <text:p>0.916666666666665</text:p>
              </table:table-cell>
              <table:table-cell office:value-type="float" office:value="-23.6499268698376">
                <text:p>-23.6499268698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0833333333331">
                <text:p>0.920833333333331</text:p>
              </table:table-cell>
              <table:table-cell office:value-type="float" office:value="-24.2733642559701">
                <text:p>-24.27336425597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4999999999998">
                <text:p>0.924999999999998</text:p>
              </table:table-cell>
              <table:table-cell office:value-type="float" office:value="-24.8753128359001">
                <text:p>-24.8753128359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9166666666665">
                <text:p>0.929166666666665</text:p>
              </table:table-cell>
              <table:table-cell office:value-type="float" office:value="-25.4551156490988">
                <text:p>-25.45511564909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33333333333331">
                <text:p>0.933333333333331</text:p>
              </table:table-cell>
              <table:table-cell office:value-type="float" office:value="-26.0121173970558">
                <text:p>-26.01211739705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37499999999998">
                <text:p>0.937499999999998</text:p>
              </table:table-cell>
              <table:table-cell office:value-type="float" office:value="-26.5456668157657">
                <text:p>-26.54566681576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41666666666665">
                <text:p>0.941666666666665</text:p>
              </table:table-cell>
              <table:table-cell office:value-type="float" office:value="-27.0551192138851">
                <text:p>-27.05511921388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45833333333331">
                <text:p>0.945833333333331</text:p>
              </table:table-cell>
              <table:table-cell office:value-type="float" office:value="-27.539839171413">
                <text:p>-27.539839171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49999999999998">
                <text:p>0.949999999999998</text:p>
              </table:table-cell>
              <table:table-cell office:value-type="float" office:value="-27.9992033840637">
                <text:p>-27.99920338406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54166666666665">
                <text:p>0.954166666666665</text:p>
              </table:table-cell>
              <table:table-cell office:value-type="float" office:value="-28.432603633992">
                <text:p>-28.4326036339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58333333333331">
                <text:p>0.958333333333331</text:p>
              </table:table-cell>
              <table:table-cell office:value-type="float" office:value="-28.8394498684278">
                <text:p>-28.83944986842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2499999999998">
                <text:p>0.962499999999998</text:p>
              </table:table-cell>
              <table:table-cell office:value-type="float" office:value="-29.2191733547061">
                <text:p>-29.21917335470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6666666666665">
                <text:p>0.966666666666665</text:p>
              </table:table-cell>
              <table:table-cell office:value-type="float" office:value="-29.5712298856678">
                <text:p>-29.57122988566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0833333333331">
                <text:p>0.970833333333331</text:p>
              </table:table-cell>
              <table:table-cell office:value-type="float" office:value="-29.8951029955925">
                <text:p>-29.89510299559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4999999999998">
                <text:p>0.974999999999998</text:p>
              </table:table-cell>
              <table:table-cell office:value-type="float" office:value="-30.1903071533331">
                <text:p>-30.19030715333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4">
                <text:p>0.979166666666664</text:p>
              </table:table-cell>
              <table:table-cell office:value-type="float" office:value="-30.4563908866025">
                <text:p>-30.4563908866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83333333333331">
                <text:p>0.983333333333331</text:p>
              </table:table-cell>
              <table:table-cell office:value-type="float" office:value="-30.6929397993497">
                <text:p>-30.69293979934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87499999999998">
                <text:p>0.987499999999998</text:p>
              </table:table-cell>
              <table:table-cell office:value-type="float" office:value="-30.8995794331536">
                <text:p>-30.89957943315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1666666666664">
                <text:p>0.991666666666664</text:p>
              </table:table-cell>
              <table:table-cell office:value-type="float" office:value="-31.0759779335591">
                <text:p>-31.07597793355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833333333331">
                <text:p>0.995833333333331</text:p>
              </table:table-cell>
              <table:table-cell office:value-type="float" office:value="-31.2218484734556">
                <text:p>-31.22184847345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9999999999998">
                <text:p>0.999999999999998</text:p>
              </table:table-cell>
              <table:table-cell office:value-type="float" office:value="-31.3369513979109">
                <text:p>-31.3369513979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